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FABRIC-SMALL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28.53775721791" calcext:value-type="float">
            <text:p>228,53775721791</text:p>
          </table:table-cell>
          <table:table-cell office:value-type="float" office:value="282.312972466682" calcext:value-type="float">
            <text:p>282,312972466682</text:p>
          </table:table-cell>
          <table:table-cell office:value-type="float" office:value="474.718608057215" calcext:value-type="float">
            <text:p>474,718608057215</text:p>
          </table:table-cell>
          <table:table-cell office:value-type="float" office:value="629.260931387602" calcext:value-type="float">
            <text:p>629,260931387602</text:p>
          </table:table-cell>
        </table:table-row>
        <table:table-row table:style-name="ro1">
          <table:table-cell office:value-type="float" office:value="200.478993480122" calcext:value-type="float">
            <text:p>200,478993480122</text:p>
          </table:table-cell>
          <table:table-cell office:value-type="float" office:value="270.258425594268" calcext:value-type="float">
            <text:p>270,258425594268</text:p>
          </table:table-cell>
          <table:table-cell office:value-type="float" office:value="454.448488473149" calcext:value-type="float">
            <text:p>454,448488473149</text:p>
          </table:table-cell>
          <table:table-cell office:value-type="float" office:value="615.038300636342" calcext:value-type="float">
            <text:p>615,038300636342</text:p>
          </table:table-cell>
        </table:table-row>
        <table:table-row table:style-name="ro1">
          <table:table-cell office:value-type="float" office:value="194.554750436119" calcext:value-type="float">
            <text:p>194,554750436119</text:p>
          </table:table-cell>
          <table:table-cell office:value-type="float" office:value="273.101167608018" calcext:value-type="float">
            <text:p>273,101167608018</text:p>
          </table:table-cell>
          <table:table-cell office:value-type="float" office:value="459.228653267002" calcext:value-type="float">
            <text:p>459,228653267002</text:p>
          </table:table-cell>
          <table:table-cell office:value-type="float" office:value="614.883834322359" calcext:value-type="float">
            <text:p>614,883834322359</text:p>
          </table:table-cell>
        </table:table-row>
        <table:table-row table:style-name="ro1">
          <table:table-cell office:value-type="float" office:value="190.747322873014" calcext:value-type="float">
            <text:p>190,747322873014</text:p>
          </table:table-cell>
          <table:table-cell office:value-type="float" office:value="270.74392721907" calcext:value-type="float">
            <text:p>270,74392721907</text:p>
          </table:table-cell>
          <table:table-cell office:value-type="float" office:value="455.264875525865" calcext:value-type="float">
            <text:p>455,264875525865</text:p>
          </table:table-cell>
          <table:table-cell office:value-type="float" office:value="569.968220248219" calcext:value-type="float">
            <text:p>569,968220248219</text:p>
          </table:table-cell>
        </table:table-row>
        <table:table-row table:style-name="ro1">
          <table:table-cell office:value-type="float" office:value="192.969614470896" calcext:value-type="float">
            <text:p>192,969614470896</text:p>
          </table:table-cell>
          <table:table-cell office:value-type="float" office:value="270.516278315681" calcext:value-type="float">
            <text:p>270,516278315681</text:p>
          </table:table-cell>
          <table:table-cell office:value-type="float" office:value="454.8820763594" calcext:value-type="float">
            <text:p>454,8820763594</text:p>
          </table:table-cell>
          <table:table-cell office:value-type="float" office:value="613.462514443541" calcext:value-type="float">
            <text:p>613,462514443541</text:p>
          </table:table-cell>
        </table:table-row>
        <table:table-row table:style-name="ro1">
          <table:table-cell office:value-type="float" office:value="201.146464164117" calcext:value-type="float">
            <text:p>201,146464164117</text:p>
          </table:table-cell>
          <table:table-cell office:value-type="float" office:value="278.076794004685" calcext:value-type="float">
            <text:p>278,076794004685</text:p>
          </table:table-cell>
          <table:table-cell office:value-type="float" office:value="467.595333751432" calcext:value-type="float">
            <text:p>467,595333751432</text:p>
          </table:table-cell>
          <table:table-cell office:value-type="float" office:value="612.393426893027" calcext:value-type="float">
            <text:p>612,393426893027</text:p>
          </table:table-cell>
        </table:table-row>
        <table:table-row table:style-name="ro1">
          <table:table-cell office:value-type="float" office:value="199.078657313767" calcext:value-type="float">
            <text:p>199,078657313767</text:p>
          </table:table-cell>
          <table:table-cell office:value-type="float" office:value="274.346049111757" calcext:value-type="float">
            <text:p>274,346049111757</text:p>
          </table:table-cell>
          <table:table-cell office:value-type="float" office:value="461.321962722418" calcext:value-type="float">
            <text:p>461,321962722418</text:p>
          </table:table-cell>
          <table:table-cell office:value-type="float" office:value="614.163069991575" calcext:value-type="float">
            <text:p>614,163069991575</text:p>
          </table:table-cell>
        </table:table-row>
        <table:table-row table:style-name="ro1">
          <table:table-cell office:value-type="float" office:value="222.917746282868" calcext:value-type="float">
            <text:p>222,917746282868</text:p>
          </table:table-cell>
          <table:table-cell office:value-type="float" office:value="273.936272282205" calcext:value-type="float">
            <text:p>273,936272282205</text:p>
          </table:table-cell>
          <table:table-cell office:value-type="float" office:value="460.632909419485" calcext:value-type="float">
            <text:p>460,632909419485</text:p>
          </table:table-cell>
          <table:table-cell office:value-type="float" office:value="611.107247840547" calcext:value-type="float">
            <text:p>611,107247840547</text:p>
          </table:table-cell>
        </table:table-row>
        <table:table-row table:style-name="ro1">
          <table:table-cell office:value-type="float" office:value="227.431870513567" calcext:value-type="float">
            <text:p>227,431870513567</text:p>
          </table:table-cell>
          <table:table-cell office:value-type="float" office:value="271.352943859961" calcext:value-type="float">
            <text:p>271,352943859961</text:p>
          </table:table-cell>
          <table:table-cell office:value-type="float" office:value="456.28895716661" calcext:value-type="float">
            <text:p>456,28895716661</text:p>
          </table:table-cell>
          <table:table-cell office:value-type="float" office:value="609.577652705497" calcext:value-type="float">
            <text:p>609,577652705497</text:p>
          </table:table-cell>
        </table:table-row>
        <table:table-row table:style-name="ro1">
          <table:table-cell office:value-type="float" office:value="210.576934716432" calcext:value-type="float">
            <text:p>210,576934716432</text:p>
          </table:table-cell>
          <table:table-cell office:value-type="float" office:value="268.463660649745" calcext:value-type="float">
            <text:p>268,463660649745</text:p>
          </table:table-cell>
          <table:table-cell office:value-type="float" office:value="451.430531810338" calcext:value-type="float">
            <text:p>451,430531810338</text:p>
          </table:table-cell>
          <table:table-cell office:value-type="float" office:value="610.477630836141" calcext:value-type="float">
            <text:p>610,477630836141</text:p>
          </table:table-cell>
        </table:table-row>
        <table:table-row table:style-name="ro1">
          <table:table-cell office:value-type="float" office:value="211.280226108997" calcext:value-type="float">
            <text:p>211,280226108997</text:p>
          </table:table-cell>
          <table:table-cell office:value-type="float" office:value="271.48650705224" calcext:value-type="float">
            <text:p>271,48650705224</text:p>
          </table:table-cell>
          <table:table-cell office:value-type="float" office:value="456.513548095509" calcext:value-type="float">
            <text:p>456,513548095509</text:p>
          </table:table-cell>
          <table:table-cell office:value-type="float" office:value="624.445368794082" calcext:value-type="float">
            <text:p>624,445368794082</text:p>
          </table:table-cell>
        </table:table-row>
        <table:table-row table:style-name="ro1">
          <table:table-cell office:value-type="float" office:value="206.896063256766" calcext:value-type="float">
            <text:p>206,896063256766</text:p>
          </table:table-cell>
          <table:table-cell office:value-type="float" office:value="272.222762081706" calcext:value-type="float">
            <text:p>272,222762081706</text:p>
          </table:table-cell>
          <table:table-cell office:value-type="float" office:value="457.751585298367" calcext:value-type="float">
            <text:p>457,751585298367</text:p>
          </table:table-cell>
          <table:table-cell office:value-type="float" office:value="606.430435675923" calcext:value-type="float">
            <text:p>606,430435675923</text:p>
          </table:table-cell>
        </table:table-row>
        <table:table-row table:style-name="ro1">
          <table:table-cell office:value-type="float" office:value="208.492499271141" calcext:value-type="float">
            <text:p>208,492499271141</text:p>
          </table:table-cell>
          <table:table-cell office:value-type="float" office:value="272.906718846486" calcext:value-type="float">
            <text:p>272,906718846486</text:p>
          </table:table-cell>
          <table:table-cell office:value-type="float" office:value="458.901681238028" calcext:value-type="float">
            <text:p>458,901681238028</text:p>
          </table:table-cell>
          <table:table-cell office:value-type="float" office:value="615.086735057347" calcext:value-type="float">
            <text:p>615,086735057347</text:p>
          </table:table-cell>
        </table:table-row>
        <table:table-row table:style-name="ro1">
          <table:table-cell office:value-type="float" office:value="207.57856071836" calcext:value-type="float">
            <text:p>207,57856071836</text:p>
          </table:table-cell>
          <table:table-cell office:value-type="float" office:value="275.830376661285" calcext:value-type="float">
            <text:p>275,830376661285</text:p>
          </table:table-cell>
          <table:table-cell office:value-type="float" office:value="463.817908629743" calcext:value-type="float">
            <text:p>463,817908629743</text:p>
          </table:table-cell>
          <table:table-cell office:value-type="float" office:value="607.079454578729" calcext:value-type="float">
            <text:p>607,079454578729</text:p>
          </table:table-cell>
        </table:table-row>
        <table:table-row table:style-name="ro1">
          <table:table-cell office:value-type="float" office:value="217.951895526233" calcext:value-type="float">
            <text:p>217,951895526233</text:p>
          </table:table-cell>
          <table:table-cell office:value-type="float" office:value="275.21047633708" calcext:value-type="float">
            <text:p>275,21047633708</text:p>
          </table:table-cell>
          <table:table-cell office:value-type="float" office:value="462.775525715243" calcext:value-type="float">
            <text:p>462,775525715243</text:p>
          </table:table-cell>
          <table:table-cell office:value-type="float" office:value="609.253389297632" calcext:value-type="float">
            <text:p>609,253389297632</text:p>
          </table:table-cell>
        </table:table-row>
        <table:table-row table:style-name="ro1">
          <table:table-cell office:value-type="float" office:value="213.382987342079" calcext:value-type="float">
            <text:p>213,382987342079</text:p>
          </table:table-cell>
          <table:table-cell office:value-type="float" office:value="273.954624719126" calcext:value-type="float">
            <text:p>273,954624719126</text:p>
          </table:table-cell>
          <table:table-cell office:value-type="float" office:value="460.663769649652" calcext:value-type="float">
            <text:p>460,663769649652</text:p>
          </table:table-cell>
          <table:table-cell office:value-type="float" office:value="614.368110204894" calcext:value-type="float">
            <text:p>614,368110204894</text:p>
          </table:table-cell>
        </table:table-row>
        <table:table-row table:style-name="ro1">
          <table:table-cell office:value-type="float" office:value="211.909538724832" calcext:value-type="float">
            <text:p>211,909538724832</text:p>
          </table:table-cell>
          <table:table-cell office:value-type="float" office:value="274.25704257029" calcext:value-type="float">
            <text:p>274,25704257029</text:p>
          </table:table-cell>
          <table:table-cell office:value-type="float" office:value="461.172295276732" calcext:value-type="float">
            <text:p>461,172295276732</text:p>
          </table:table-cell>
          <table:table-cell office:value-type="float" office:value="608.72397259172" calcext:value-type="float">
            <text:p>608,72397259172</text:p>
          </table:table-cell>
        </table:table-row>
        <table:table-row table:style-name="ro1">
          <table:table-cell office:value-type="float" office:value="211.892397966053" calcext:value-type="float">
            <text:p>211,892397966053</text:p>
          </table:table-cell>
          <table:table-cell office:value-type="float" office:value="271.641588476759" calcext:value-type="float">
            <text:p>271,641588476759</text:p>
          </table:table-cell>
          <table:table-cell office:value-type="float" office:value="456.774322644195" calcext:value-type="float">
            <text:p>456,774322644195</text:p>
          </table:table-cell>
          <table:table-cell office:value-type="float" office:value="612.02368763252" calcext:value-type="float">
            <text:p>612,02368763252</text:p>
          </table:table-cell>
        </table:table-row>
        <table:table-row table:style-name="ro1">
          <table:table-cell office:value-type="float" office:value="217.253423276008" calcext:value-type="float">
            <text:p>217,253423276008</text:p>
          </table:table-cell>
          <table:table-cell office:value-type="float" office:value="273.391330719145" calcext:value-type="float">
            <text:p>273,391330719145</text:p>
          </table:table-cell>
          <table:table-cell office:value-type="float" office:value="459.716572143064" calcext:value-type="float">
            <text:p>459,716572143064</text:p>
          </table:table-cell>
          <table:table-cell office:value-type="float" office:value="607.615445547017" calcext:value-type="float">
            <text:p>607,615445547017</text:p>
          </table:table-cell>
        </table:table-row>
        <table:table-row table:style-name="ro1">
          <table:table-cell office:value-type="float" office:value="210.733547084716" calcext:value-type="float">
            <text:p>210,733547084716</text:p>
          </table:table-cell>
          <table:table-cell office:value-type="float" office:value="274.345542382981" calcext:value-type="float">
            <text:p>274,345542382981</text:p>
          </table:table-cell>
          <table:table-cell office:value-type="float" office:value="461.321110641208" calcext:value-type="float">
            <text:p>461,321110641208</text:p>
          </table:table-cell>
          <table:table-cell office:value-type="float" office:value="610.028260685399" calcext:value-type="float">
            <text:p>610,028260685399</text:p>
          </table:table-cell>
        </table:table-row>
        <table:table-row table:style-name="ro1">
          <table:table-cell office:value-type="float" office:value="208.970852268139" calcext:value-type="float">
            <text:p>208,970852268139</text:p>
          </table:table-cell>
          <table:table-cell office:value-type="float" office:value="278.83078798214" calcext:value-type="float">
            <text:p>278,83078798214</text:p>
          </table:table-cell>
          <table:table-cell office:value-type="float" office:value="468.863199582511" calcext:value-type="float">
            <text:p>468,863199582511</text:p>
          </table:table-cell>
          <table:table-cell office:value-type="float" office:value="615.202865204702" calcext:value-type="float">
            <text:p>615,202865204702</text:p>
          </table:table-cell>
        </table:table-row>
        <table:table-row table:style-name="ro1">
          <table:table-cell office:value-type="float" office:value="208.197374214011" calcext:value-type="float">
            <text:p>208,197374214011</text:p>
          </table:table-cell>
          <table:table-cell office:value-type="float" office:value="275.367232178789" calcext:value-type="float">
            <text:p>275,367232178789</text:p>
          </table:table-cell>
          <table:table-cell office:value-type="float" office:value="463.039115851859" calcext:value-type="float">
            <text:p>463,039115851859</text:p>
          </table:table-cell>
          <table:table-cell office:value-type="float" office:value="608.492837041444" calcext:value-type="float">
            <text:p>608,492837041444</text:p>
          </table:table-cell>
        </table:table-row>
        <table:table-row table:style-name="ro1">
          <table:table-cell office:value-type="float" office:value="208.866539371062" calcext:value-type="float">
            <text:p>208,866539371062</text:p>
          </table:table-cell>
          <table:table-cell office:value-type="float" office:value="268.675970366363" calcext:value-type="float">
            <text:p>268,675970366363</text:p>
          </table:table-cell>
          <table:table-cell office:value-type="float" office:value="451.787537626505" calcext:value-type="float">
            <text:p>451,787537626505</text:p>
          </table:table-cell>
          <table:table-cell office:value-type="float" office:value="602.631436784889" calcext:value-type="float">
            <text:p>602,631436784889</text:p>
          </table:table-cell>
        </table:table-row>
        <table:table-row table:style-name="ro1">
          <table:table-cell office:value-type="float" office:value="215.786466465052" calcext:value-type="float">
            <text:p>215,786466465052</text:p>
          </table:table-cell>
          <table:table-cell office:value-type="float" office:value="275.216245268242" calcext:value-type="float">
            <text:p>275,216245268242</text:p>
          </table:table-cell>
          <table:table-cell office:value-type="float" office:value="462.78522636395" calcext:value-type="float">
            <text:p>462,78522636395</text:p>
          </table:table-cell>
          <table:table-cell office:value-type="float" office:value="606.2846097547" calcext:value-type="float">
            <text:p>606,2846097547</text:p>
          </table:table-cell>
        </table:table-row>
        <table:table-row table:style-name="ro1">
          <table:table-cell office:value-type="float" office:value="208.99894436381" calcext:value-type="float">
            <text:p>208,99894436381</text:p>
          </table:table-cell>
          <table:table-cell office:value-type="float" office:value="274.62894852959" calcext:value-type="float">
            <text:p>274,62894852959</text:p>
          </table:table-cell>
          <table:table-cell office:value-type="float" office:value="461.797667457771" calcext:value-type="float">
            <text:p>461,797667457771</text:p>
          </table:table-cell>
          <table:table-cell office:value-type="float" office:value="608.288010780512" calcext:value-type="float">
            <text:p>608,288010780512</text:p>
          </table:table-cell>
        </table:table-row>
        <table:table-row table:style-name="ro1">
          <table:table-cell office:value-type="float" office:value="211.047082385369" calcext:value-type="float">
            <text:p>211,047082385369</text:p>
          </table:table-cell>
          <table:table-cell office:value-type="float" office:value="275.282692991093" calcext:value-type="float">
            <text:p>275,282692991093</text:p>
          </table:table-cell>
          <table:table-cell office:value-type="float" office:value="462.896960409413" calcext:value-type="float">
            <text:p>462,896960409413</text:p>
          </table:table-cell>
          <table:table-cell office:value-type="float" office:value="607.62556520688" calcext:value-type="float">
            <text:p>607,62556520688</text:p>
          </table:table-cell>
        </table:table-row>
        <table:table-row table:style-name="ro1">
          <table:table-cell office:value-type="float" office:value="260.421111086689" calcext:value-type="float">
            <text:p>260,421111086689</text:p>
          </table:table-cell>
          <table:table-cell office:value-type="float" office:value="235.020958728179" calcext:value-type="float">
            <text:p>235,020958728179</text:p>
          </table:table-cell>
          <table:table-cell office:value-type="float" office:value="395.195521540833" calcext:value-type="float">
            <text:p>395,195521540833</text:p>
          </table:table-cell>
          <table:table-cell office:value-type="float" office:value="610.134029723563" calcext:value-type="float">
            <text:p>610,134029723563</text:p>
          </table:table-cell>
        </table:table-row>
        <table:table-row table:style-name="ro1">
          <table:table-cell office:value-type="float" office:value="382.147599086319" calcext:value-type="float">
            <text:p>382,147599086319</text:p>
          </table:table-cell>
          <table:table-cell office:value-type="float" office:value="275.080045036986" calcext:value-type="float">
            <text:p>275,080045036986</text:p>
          </table:table-cell>
          <table:table-cell office:value-type="float" office:value="462.556201166723" calcext:value-type="float">
            <text:p>462,556201166723</text:p>
          </table:table-cell>
          <table:table-cell office:value-type="float" office:value="518.951390237708" calcext:value-type="float">
            <text:p>518,951390237708</text:p>
          </table:table-cell>
        </table:table-row>
        <table:table-row table:style-name="ro1">
          <table:table-cell office:value-type="float" office:value="298.128835553833" calcext:value-type="float">
            <text:p>298,128835553833</text:p>
          </table:table-cell>
          <table:table-cell office:value-type="float" office:value="273.06952832994" calcext:value-type="float">
            <text:p>273,06952832994</text:p>
          </table:table-cell>
          <table:table-cell office:value-type="float" office:value="459.17545077362" calcext:value-type="float">
            <text:p>459,17545077362</text:p>
          </table:table-cell>
          <table:table-cell office:value-type="float" office:value="604.820931527337" calcext:value-type="float">
            <text:p>604,820931527337</text:p>
          </table:table-cell>
        </table:table-row>
        <table:table-row table:style-name="ro1">
          <table:table-cell office:value-type="float" office:value="283.812249275506" calcext:value-type="float">
            <text:p>283,812249275506</text:p>
          </table:table-cell>
          <table:table-cell office:value-type="float" office:value="273.543139581875" calcext:value-type="float">
            <text:p>273,543139581875</text:p>
          </table:table-cell>
          <table:table-cell office:value-type="float" office:value="459.971843770777" calcext:value-type="float">
            <text:p>459,971843770777</text:p>
          </table:table-cell>
          <table:table-cell office:value-type="float" office:value="603.986888635675" calcext:value-type="float">
            <text:p>603,986888635675</text:p>
          </table:table-cell>
        </table:table-row>
        <table:table-row table:style-name="ro1">
          <table:table-cell office:value-type="float" office:value="298.763283315686" calcext:value-type="float">
            <text:p>298,763283315686</text:p>
          </table:table-cell>
          <table:table-cell office:value-type="float" office:value="272.536461880179" calcext:value-type="float">
            <text:p>272,536461880179</text:p>
          </table:table-cell>
          <table:table-cell office:value-type="float" office:value="458.279081893291" calcext:value-type="float">
            <text:p>458,279081893291</text:p>
          </table:table-cell>
          <table:table-cell office:value-type="float" office:value="610.937896971349" calcext:value-type="float">
            <text:p>610,937896971349</text:p>
          </table:table-cell>
        </table:table-row>
        <table:table-row table:style-name="ro1">
          <table:table-cell office:value-type="float" office:value="255.696960813797" calcext:value-type="float">
            <text:p>255,696960813797</text:p>
          </table:table-cell>
          <table:table-cell office:value-type="float" office:value="271.494565587835" calcext:value-type="float">
            <text:p>271,494565587835</text:p>
          </table:table-cell>
          <table:table-cell office:value-type="float" office:value="456.527098789858" calcext:value-type="float">
            <text:p>456,527098789858</text:p>
          </table:table-cell>
          <table:table-cell office:value-type="float" office:value="609.397968212663" calcext:value-type="float">
            <text:p>609,397968212663</text:p>
          </table:table-cell>
        </table:table-row>
        <table:table-row table:style-name="ro1">
          <table:table-cell office:value-type="float" office:value="248.260735133581" calcext:value-type="float">
            <text:p>248,260735133581</text:p>
          </table:table-cell>
          <table:table-cell office:value-type="float" office:value="273.872244649826" calcext:value-type="float">
            <text:p>273,872244649826</text:p>
          </table:table-cell>
          <table:table-cell office:value-type="float" office:value="460.525244836258" calcext:value-type="float">
            <text:p>460,525244836258</text:p>
          </table:table-cell>
          <table:table-cell office:value-type="float" office:value="522.497155966519" calcext:value-type="float">
            <text:p>522,497155966519</text:p>
          </table:table-cell>
        </table:table-row>
        <table:table-row table:style-name="ro1">
          <table:table-cell office:value-type="float" office:value="232.009237372683" calcext:value-type="float">
            <text:p>232,009237372683</text:p>
          </table:table-cell>
          <table:table-cell office:value-type="float" office:value="272.659597282155" calcext:value-type="float">
            <text:p>272,659597282155</text:p>
          </table:table-cell>
          <table:table-cell office:value-type="float" office:value="458.486138147624" calcext:value-type="float">
            <text:p>458,486138147624</text:p>
          </table:table-cell>
          <table:table-cell office:value-type="float" office:value="607.89237788421" calcext:value-type="float">
            <text:p>607,89237788421</text:p>
          </table:table-cell>
        </table:table-row>
        <table:table-row table:style-name="ro1">
          <table:table-cell office:value-type="float" office:value="230.742635641101" calcext:value-type="float">
            <text:p>230,742635641101</text:p>
          </table:table-cell>
          <table:table-cell office:value-type="float" office:value="272.553212782184" calcext:value-type="float">
            <text:p>272,553212782184</text:p>
          </table:table-cell>
          <table:table-cell office:value-type="float" office:value="458.307249089484" calcext:value-type="float">
            <text:p>458,307249089484</text:p>
          </table:table-cell>
          <table:table-cell office:value-type="float" office:value="600.100425368769" calcext:value-type="float">
            <text:p>600,100425368769</text:p>
          </table:table-cell>
        </table:table-row>
        <table:table-row table:style-name="ro1">
          <table:table-cell office:value-type="float" office:value="232.655442850136" calcext:value-type="float">
            <text:p>232,655442850136</text:p>
          </table:table-cell>
          <table:table-cell office:value-type="float" office:value="295.493731096316" calcext:value-type="float">
            <text:p>295,493731096316</text:p>
          </table:table-cell>
          <table:table-cell office:value-type="float" office:value="496.882489989833" calcext:value-type="float">
            <text:p>496,882489989833</text:p>
          </table:table-cell>
          <table:table-cell office:value-type="float" office:value="512.130363573571" calcext:value-type="float">
            <text:p>512,130363573571</text:p>
          </table:table-cell>
        </table:table-row>
        <table:table-row table:style-name="ro1">
          <table:table-cell office:value-type="float" office:value="231.451642429739" calcext:value-type="float">
            <text:p>231,451642429739</text:p>
          </table:table-cell>
          <table:table-cell office:value-type="float" office:value="410.88422650181" calcext:value-type="float">
            <text:p>410,88422650181</text:p>
          </table:table-cell>
          <table:table-cell office:value-type="float" office:value="690.915427560187" calcext:value-type="float">
            <text:p>690,915427560187</text:p>
          </table:table-cell>
          <table:table-cell office:value-type="float" office:value="610.252705837152" calcext:value-type="float">
            <text:p>610,252705837152</text:p>
          </table:table-cell>
        </table:table-row>
        <table:table-row table:style-name="ro1">
          <table:table-cell office:value-type="float" office:value="225.61412203727" calcext:value-type="float">
            <text:p>225,61412203727</text:p>
          </table:table-cell>
          <table:table-cell office:value-type="float" office:value="307.012047409333" calcext:value-type="float">
            <text:p>307,012047409333</text:p>
          </table:table-cell>
          <table:table-cell office:value-type="float" office:value="516.250920138481" calcext:value-type="float">
            <text:p>516,250920138481</text:p>
          </table:table-cell>
          <table:table-cell office:value-type="float" office:value="611.400498183209" calcext:value-type="float">
            <text:p>611,400498183209</text:p>
          </table:table-cell>
        </table:table-row>
        <table:table-row table:style-name="ro1">
          <table:table-cell office:value-type="float" office:value="233.487374368978" calcext:value-type="float">
            <text:p>233,487374368978</text:p>
          </table:table-cell>
          <table:table-cell office:value-type="float" office:value="332.639770419682" calcext:value-type="float">
            <text:p>332,639770419682</text:p>
          </table:table-cell>
          <table:table-cell office:value-type="float" office:value="559.344784684803" calcext:value-type="float">
            <text:p>559,344784684803</text:p>
          </table:table-cell>
          <table:table-cell office:value-type="float" office:value="611.502134983378" calcext:value-type="float">
            <text:p>611,502134983378</text:p>
          </table:table-cell>
        </table:table-row>
        <table:table-row table:style-name="ro1">
          <table:table-cell office:value-type="float" office:value="227.26784555636" calcext:value-type="float">
            <text:p>227,26784555636</text:p>
          </table:table-cell>
          <table:table-cell office:value-type="float" office:value="300.142735233149" calcext:value-type="float">
            <text:p>300,142735233149</text:p>
          </table:table-cell>
          <table:table-cell office:value-type="float" office:value="504.699944332814" calcext:value-type="float">
            <text:p>504,699944332814</text:p>
          </table:table-cell>
          <table:table-cell office:value-type="float" office:value="602.267550478808" calcext:value-type="float">
            <text:p>602,267550478808</text:p>
          </table:table-cell>
        </table:table-row>
        <table:table-row table:style-name="ro1">
          <table:table-cell office:value-type="float" office:value="223.589450399259" calcext:value-type="float">
            <text:p>223,589450399259</text:p>
          </table:table-cell>
          <table:table-cell office:value-type="float" office:value="289.339559069978" calcext:value-type="float">
            <text:p>289,339559069978</text:p>
          </table:table-cell>
          <table:table-cell office:value-type="float" office:value="486.534046018019" calcext:value-type="float">
            <text:p>486,534046018019</text:p>
          </table:table-cell>
          <table:table-cell office:value-type="float" office:value="609.739023381778" calcext:value-type="float">
            <text:p>609,739023381778</text:p>
          </table:table-cell>
        </table:table-row>
        <table:table-row table:style-name="ro1">
          <table:table-cell office:value-type="float" office:value="255.746590552222" calcext:value-type="float">
            <text:p>255,746590552222</text:p>
          </table:table-cell>
          <table:table-cell office:value-type="float" office:value="289.787240660292" calcext:value-type="float">
            <text:p>289,787240660292</text:p>
          </table:table-cell>
          <table:table-cell office:value-type="float" office:value="487.28683743086" calcext:value-type="float">
            <text:p>487,28683743086</text:p>
          </table:table-cell>
          <table:table-cell office:value-type="float" office:value="610.45623925227" calcext:value-type="float">
            <text:p>610,45623925227</text:p>
          </table:table-cell>
        </table:table-row>
        <table:table-row table:style-name="ro1">
          <table:table-cell office:value-type="float" office:value="223.254382915741" calcext:value-type="float">
            <text:p>223,254382915741</text:p>
          </table:table-cell>
          <table:table-cell office:value-type="float" office:value="287.274268064442" calcext:value-type="float">
            <text:p>287,274268064442</text:p>
          </table:table-cell>
          <table:table-cell office:value-type="float" office:value="483.061190828919" calcext:value-type="float">
            <text:p>483,061190828919</text:p>
          </table:table-cell>
          <table:table-cell office:value-type="float" office:value="608.49329549458" calcext:value-type="float">
            <text:p>608,49329549458</text:p>
          </table:table-cell>
        </table:table-row>
        <table:table-row table:style-name="ro1">
          <table:table-cell office:value-type="float" office:value="217.400242097865" calcext:value-type="float">
            <text:p>217,400242097865</text:p>
          </table:table-cell>
          <table:table-cell office:value-type="float" office:value="284.930194176302" calcext:value-type="float">
            <text:p>284,930194176302</text:p>
          </table:table-cell>
          <table:table-cell office:value-type="float" office:value="479.119552994716" calcext:value-type="float">
            <text:p>479,119552994716</text:p>
          </table:table-cell>
          <table:table-cell office:value-type="float" office:value="598.097339140232" calcext:value-type="float">
            <text:p>598,097339140232</text:p>
          </table:table-cell>
        </table:table-row>
        <table:table-row table:style-name="ro1">
          <table:table-cell office:value-type="float" office:value="221.395441597321" calcext:value-type="float">
            <text:p>221,395441597321</text:p>
          </table:table-cell>
          <table:table-cell office:value-type="float" office:value="290.662509205792" calcext:value-type="float">
            <text:p>290,662509205792</text:p>
          </table:table-cell>
          <table:table-cell office:value-type="float" office:value="488.758630462422" calcext:value-type="float">
            <text:p>488,758630462422</text:p>
          </table:table-cell>
          <table:table-cell office:value-type="float" office:value="604.927813081481" calcext:value-type="float">
            <text:p>604,927813081481</text:p>
          </table:table-cell>
        </table:table-row>
        <table:table-row table:style-name="ro1">
          <table:table-cell office:value-type="float" office:value="218.385966419905" calcext:value-type="float">
            <text:p>218,385966419905</text:p>
          </table:table-cell>
          <table:table-cell office:value-type="float" office:value="288.173447822773" calcext:value-type="float">
            <text:p>288,173447822773</text:p>
          </table:table-cell>
          <table:table-cell office:value-type="float" office:value="484.573191356342" calcext:value-type="float">
            <text:p>484,573191356342</text:p>
          </table:table-cell>
          <table:table-cell office:value-type="float" office:value="606.914355123707" calcext:value-type="float">
            <text:p>606,914355123707</text:p>
          </table:table-cell>
        </table:table-row>
        <table:table-row table:style-name="ro1">
          <table:table-cell office:value-type="float" office:value="215.421729546677" calcext:value-type="float">
            <text:p>215,421729546677</text:p>
          </table:table-cell>
          <table:table-cell office:value-type="float" office:value="288.159079730416" calcext:value-type="float">
            <text:p>288,159079730416</text:p>
          </table:table-cell>
          <table:table-cell office:value-type="float" office:value="484.549030933445" calcext:value-type="float">
            <text:p>484,549030933445</text:p>
          </table:table-cell>
          <table:table-cell office:value-type="float" office:value="607.170702749994" calcext:value-type="float">
            <text:p>607,170702749994</text:p>
          </table:table-cell>
        </table:table-row>
        <table:table-row table:style-name="ro1">
          <table:table-cell office:value-type="float" office:value="209.633362157173" calcext:value-type="float">
            <text:p>209,633362157173</text:p>
          </table:table-cell>
          <table:table-cell office:value-type="float" office:value="285.875628728515" calcext:value-type="float">
            <text:p>285,875628728515</text:p>
          </table:table-cell>
          <table:table-cell office:value-type="float" office:value="480.709332489134" calcext:value-type="float">
            <text:p>480,709332489134</text:p>
          </table:table-cell>
          <table:table-cell office:value-type="float" office:value="612.746560859116" calcext:value-type="float">
            <text:p>612,746560859116</text:p>
          </table:table-cell>
        </table:table-row>
        <table:table-row table:style-name="ro1">
          <table:table-cell office:value-type="float" office:value="215.928128341935" calcext:value-type="float">
            <text:p>215,928128341935</text:p>
          </table:table-cell>
          <table:table-cell office:value-type="float" office:value="248.967711852291" calcext:value-type="float">
            <text:p>248,967711852291</text:p>
          </table:table-cell>
          <table:table-cell office:value-type="float" office:value="418.647448571135" calcext:value-type="float">
            <text:p>418,647448571135</text:p>
          </table:table-cell>
          <table:table-cell office:value-type="float" office:value="602.948441285015" calcext:value-type="float">
            <text:p>602,948441285015</text:p>
          </table:table-cell>
        </table:table-row>
        <table:table-row table:style-name="ro1">
          <table:table-cell office:value-type="float" office:value="219.220202630349" calcext:value-type="float">
            <text:p>219,220202630349</text:p>
          </table:table-cell>
          <table:table-cell office:value-type="float" office:value="291.699350060688" calcext:value-type="float">
            <text:p>291,699350060688</text:p>
          </table:table-cell>
          <table:table-cell office:value-type="float" office:value="490.502112680446" calcext:value-type="float">
            <text:p>490,502112680446</text:p>
          </table:table-cell>
          <table:table-cell office:value-type="float" office:value="603.89825977859" calcext:value-type="float">
            <text:p>603,89825977859</text:p>
          </table:table-cell>
        </table:table-row>
        <table:table-row table:style-name="ro1">
          <table:table-cell office:value-type="float" office:value="213.043141584188" calcext:value-type="float">
            <text:p>213,043141584188</text:p>
          </table:table-cell>
          <table:table-cell office:value-type="float" office:value="289.66875904777" calcext:value-type="float">
            <text:p>289,66875904777</text:p>
          </table:table-cell>
          <table:table-cell office:value-type="float" office:value="487.087606677539" calcext:value-type="float">
            <text:p>487,087606677539</text:p>
          </table:table-cell>
          <table:table-cell office:value-type="float" office:value="607.105669137412" calcext:value-type="float">
            <text:p>607,105669137412</text:p>
          </table:table-cell>
        </table:table-row>
        <table:table-row table:style-name="ro1">
          <table:table-cell office:value-type="float" office:value="223.772607512817" calcext:value-type="float">
            <text:p>223,772607512817</text:p>
          </table:table-cell>
          <table:table-cell office:value-type="float" office:value="286.394676212462" calcext:value-type="float">
            <text:p>286,394676212462</text:p>
          </table:table-cell>
          <table:table-cell office:value-type="float" office:value="481.582128014405" calcext:value-type="float">
            <text:p>481,582128014405</text:p>
          </table:table-cell>
          <table:table-cell office:value-type="float" office:value="602.638102737892" calcext:value-type="float">
            <text:p>602,638102737892</text:p>
          </table:table-cell>
        </table:table-row>
        <table:table-row table:style-name="ro1">
          <table:table-cell office:value-type="float" office:value="244.697290946865" calcext:value-type="float">
            <text:p>244,697290946865</text:p>
          </table:table-cell>
          <table:table-cell office:value-type="float" office:value="290.07442441178" calcext:value-type="float">
            <text:p>290,07442441178</text:p>
          </table:table-cell>
          <table:table-cell office:value-type="float" office:value="487.76974641507" calcext:value-type="float">
            <text:p>487,76974641507</text:p>
          </table:table-cell>
          <table:table-cell office:value-type="float" office:value="608.360770919616" calcext:value-type="float">
            <text:p>608,360770919616</text:p>
          </table:table-cell>
        </table:table-row>
        <table:table-row table:style-name="ro1">
          <table:table-cell office:value-type="float" office:value="223.578937659802" calcext:value-type="float">
            <text:p>223,578937659802</text:p>
          </table:table-cell>
          <table:table-cell office:value-type="float" office:value="244.5950331952" calcext:value-type="float">
            <text:p>244,5950331952</text:p>
          </table:table-cell>
          <table:table-cell office:value-type="float" office:value="411.294644669002" calcext:value-type="float">
            <text:p>411,294644669002</text:p>
          </table:table-cell>
          <table:table-cell office:value-type="float" office:value="604.35398413648" calcext:value-type="float">
            <text:p>604,35398413648</text:p>
          </table:table-cell>
        </table:table-row>
        <table:table-row table:style-name="ro1">
          <table:table-cell office:value-type="float" office:value="218.402565056503" calcext:value-type="float">
            <text:p>218,402565056503</text:p>
          </table:table-cell>
          <table:table-cell office:value-type="float" office:value="283.451486415704" calcext:value-type="float">
            <text:p>283,451486415704</text:p>
          </table:table-cell>
          <table:table-cell office:value-type="float" office:value="476.633056948497" calcext:value-type="float">
            <text:p>476,633056948497</text:p>
          </table:table-cell>
          <table:table-cell office:value-type="float" office:value="610.41347134163" calcext:value-type="float">
            <text:p>610,41347134163</text:p>
          </table:table-cell>
        </table:table-row>
        <table:table-row table:style-name="ro1">
          <table:table-cell office:value-type="float" office:value="212.615047623322" calcext:value-type="float">
            <text:p>212,615047623322</text:p>
          </table:table-cell>
          <table:table-cell office:value-type="float" office:value="291.341395273556" calcext:value-type="float">
            <text:p>291,341395273556</text:p>
          </table:table-cell>
          <table:table-cell office:value-type="float" office:value="489.900199857206" calcext:value-type="float">
            <text:p>489,900199857206</text:p>
          </table:table-cell>
          <table:table-cell office:value-type="float" office:value="605.831932592994" calcext:value-type="float">
            <text:p>605,831932592994</text:p>
          </table:table-cell>
        </table:table-row>
        <table:table-row table:style-name="ro1">
          <table:table-cell office:value-type="float" office:value="215.061942544082" calcext:value-type="float">
            <text:p>215,061942544082</text:p>
          </table:table-cell>
          <table:table-cell office:value-type="float" office:value="287.192474374192" calcext:value-type="float">
            <text:p>287,192474374192</text:p>
          </table:table-cell>
          <table:table-cell office:value-type="float" office:value="482.923652031307" calcext:value-type="float">
            <text:p>482,923652031307</text:p>
          </table:table-cell>
          <table:table-cell office:value-type="float" office:value="617.288647873723" calcext:value-type="float">
            <text:p>617,288647873723</text:p>
          </table:table-cell>
        </table:table-row>
        <table:table-row table:style-name="ro1">
          <table:table-cell office:value-type="float" office:value="213.553847357949" calcext:value-type="float">
            <text:p>213,553847357949</text:p>
          </table:table-cell>
          <table:table-cell office:value-type="float" office:value="286.697441485543" calcext:value-type="float">
            <text:p>286,697441485543</text:p>
          </table:table-cell>
          <table:table-cell office:value-type="float" office:value="482.091237842938" calcext:value-type="float">
            <text:p>482,091237842938</text:p>
          </table:table-cell>
          <table:table-cell office:value-type="float" office:value="611.104659086113" calcext:value-type="float">
            <text:p>611,104659086113</text:p>
          </table:table-cell>
        </table:table-row>
        <table:table-row table:style-name="ro1">
          <table:table-cell office:value-type="float" office:value="209.964174429637" calcext:value-type="float">
            <text:p>209,964174429637</text:p>
          </table:table-cell>
          <table:table-cell office:value-type="float" office:value="286.570686099861" calcext:value-type="float">
            <text:p>286,570686099861</text:p>
          </table:table-cell>
          <table:table-cell office:value-type="float" office:value="481.878094466178" calcext:value-type="float">
            <text:p>481,878094466178</text:p>
          </table:table-cell>
          <table:table-cell office:value-type="float" office:value="600.90491611965" calcext:value-type="float">
            <text:p>600,90491611965</text:p>
          </table:table-cell>
        </table:table-row>
        <table:table-row table:style-name="ro1">
          <table:table-cell office:value-type="float" office:value="209.028311393966" calcext:value-type="float">
            <text:p>209,028311393966</text:p>
          </table:table-cell>
          <table:table-cell office:value-type="float" office:value="286.111971696627" calcext:value-type="float">
            <text:p>286,111971696627</text:p>
          </table:table-cell>
          <table:table-cell office:value-type="float" office:value="481.106751013213" calcext:value-type="float">
            <text:p>481,106751013213</text:p>
          </table:table-cell>
          <table:table-cell office:value-type="float" office:value="605.012016308781" calcext:value-type="float">
            <text:p>605,012016308781</text:p>
          </table:table-cell>
        </table:table-row>
        <table:table-row table:style-name="ro1">
          <table:table-cell office:value-type="float" office:value="208.585305079724" calcext:value-type="float">
            <text:p>208,585305079724</text:p>
          </table:table-cell>
          <table:table-cell office:value-type="float" office:value="284.411943226655" calcext:value-type="float">
            <text:p>284,411943226655</text:p>
          </table:table-cell>
          <table:table-cell office:value-type="float" office:value="478.248096868236" calcext:value-type="float">
            <text:p>478,248096868236</text:p>
          </table:table-cell>
          <table:table-cell office:value-type="float" office:value="604.470303790702" calcext:value-type="float">
            <text:p>604,470303790702</text:p>
          </table:table-cell>
        </table:table-row>
        <table:table-row table:style-name="ro1">
          <table:table-cell office:value-type="float" office:value="212.171166834007" calcext:value-type="float">
            <text:p>212,171166834007</text:p>
          </table:table-cell>
          <table:table-cell office:value-type="float" office:value="285.47598311574" calcext:value-type="float">
            <text:p>285,47598311574</text:p>
          </table:table-cell>
          <table:table-cell office:value-type="float" office:value="480.037315162565" calcext:value-type="float">
            <text:p>480,037315162565</text:p>
          </table:table-cell>
          <table:table-cell office:value-type="float" office:value="615.842962551411" calcext:value-type="float">
            <text:p>615,842962551411</text:p>
          </table:table-cell>
        </table:table-row>
        <table:table-row table:style-name="ro1">
          <table:table-cell office:value-type="float" office:value="219.915522962592" calcext:value-type="float">
            <text:p>219,915522962592</text:p>
          </table:table-cell>
          <table:table-cell office:value-type="float" office:value="289.910511643246" calcext:value-type="float">
            <text:p>289,910511643246</text:p>
          </table:table-cell>
          <table:table-cell office:value-type="float" office:value="487.494121669096" calcext:value-type="float">
            <text:p>487,494121669096</text:p>
          </table:table-cell>
          <table:table-cell office:value-type="float" office:value="612.613755098044" calcext:value-type="float">
            <text:p>612,613755098044</text:p>
          </table:table-cell>
        </table:table-row>
        <table:table-row table:style-name="ro1">
          <table:table-cell office:value-type="float" office:value="235.429371547466" calcext:value-type="float">
            <text:p>235,429371547466</text:p>
          </table:table-cell>
          <table:table-cell office:value-type="float" office:value="287.746904837961" calcext:value-type="float">
            <text:p>287,746904837961</text:p>
          </table:table-cell>
          <table:table-cell office:value-type="float" office:value="483.855945208362" calcext:value-type="float">
            <text:p>483,855945208362</text:p>
          </table:table-cell>
          <table:table-cell office:value-type="float" office:value="567.957386099061" calcext:value-type="float">
            <text:p>567,957386099061</text:p>
          </table:table-cell>
        </table:table-row>
        <table:table-row table:style-name="ro1">
          <table:table-cell office:value-type="float" office:value="215.980438702471" calcext:value-type="float">
            <text:p>215,980438702471</text:p>
          </table:table-cell>
          <table:table-cell office:value-type="float" office:value="282.656820152473" calcext:value-type="float">
            <text:p>282,656820152473</text:p>
          </table:table-cell>
          <table:table-cell office:value-type="float" office:value="475.296799322591" calcext:value-type="float">
            <text:p>475,296799322591</text:p>
          </table:table-cell>
          <table:table-cell office:value-type="float" office:value="609.26994875243" calcext:value-type="float">
            <text:p>609,26994875243</text:p>
          </table:table-cell>
        </table:table-row>
        <table:table-row table:style-name="ro1">
          <table:table-cell office:value-type="float" office:value="220.706915445623" calcext:value-type="float">
            <text:p>220,706915445623</text:p>
          </table:table-cell>
          <table:table-cell office:value-type="float" office:value="288.00667940001" calcext:value-type="float">
            <text:p>288,00667940001</text:p>
          </table:table-cell>
          <table:table-cell office:value-type="float" office:value="484.292764733257" calcext:value-type="float">
            <text:p>484,292764733257</text:p>
          </table:table-cell>
          <table:table-cell office:value-type="float" office:value="615.116030446154" calcext:value-type="float">
            <text:p>615,116030446154</text:p>
          </table:table-cell>
        </table:table-row>
        <table:table-row table:style-name="ro1">
          <table:table-cell office:value-type="float" office:value="211.162286692506" calcext:value-type="float">
            <text:p>211,162286692506</text:p>
          </table:table-cell>
          <table:table-cell office:value-type="float" office:value="283.746267727463" calcext:value-type="float">
            <text:p>283,746267727463</text:p>
          </table:table-cell>
          <table:table-cell office:value-type="float" office:value="477.12874148179" calcext:value-type="float">
            <text:p>477,12874148179</text:p>
          </table:table-cell>
          <table:table-cell office:value-type="float" office:value="604.632735029115" calcext:value-type="float">
            <text:p>604,632735029115</text:p>
          </table:table-cell>
        </table:table-row>
        <table:table-row table:style-name="ro1">
          <table:table-cell office:value-type="float" office:value="213.982328158951" calcext:value-type="float">
            <text:p>213,982328158951</text:p>
          </table:table-cell>
          <table:table-cell office:value-type="float" office:value="283.794973124638" calcext:value-type="float">
            <text:p>283,794973124638</text:p>
          </table:table-cell>
          <table:table-cell office:value-type="float" office:value="477.210641219339" calcext:value-type="float">
            <text:p>477,210641219339</text:p>
          </table:table-cell>
          <table:table-cell office:value-type="float" office:value="616.118926005713" calcext:value-type="float">
            <text:p>616,118926005713</text:p>
          </table:table-cell>
        </table:table-row>
        <table:table-row table:style-name="ro1">
          <table:table-cell office:value-type="float" office:value="212.132221466301" calcext:value-type="float">
            <text:p>212,132221466301</text:p>
          </table:table-cell>
          <table:table-cell office:value-type="float" office:value="288.28761630607" calcext:value-type="float">
            <text:p>288,28761630607</text:p>
          </table:table-cell>
          <table:table-cell office:value-type="float" office:value="484.765169440102" calcext:value-type="float">
            <text:p>484,765169440102</text:p>
          </table:table-cell>
          <table:table-cell office:value-type="float" office:value="601.086645325996" calcext:value-type="float">
            <text:p>601,086645325996</text:p>
          </table:table-cell>
        </table:table-row>
        <table:table-row table:style-name="ro1">
          <table:table-cell office:value-type="float" office:value="212.839623697504" calcext:value-type="float">
            <text:p>212,839623697504</text:p>
          </table:table-cell>
          <table:table-cell office:value-type="float" office:value="284.54353712022" calcext:value-type="float">
            <text:p>284,54353712022</text:p>
          </table:table-cell>
          <table:table-cell office:value-type="float" office:value="478.469376356161" calcext:value-type="float">
            <text:p>478,469376356161</text:p>
          </table:table-cell>
          <table:table-cell office:value-type="float" office:value="609.851861809428" calcext:value-type="float">
            <text:p>609,851861809428</text:p>
          </table:table-cell>
        </table:table-row>
        <table:table-row table:style-name="ro1">
          <table:table-cell office:value-type="float" office:value="234.710917184569" calcext:value-type="float">
            <text:p>234,710917184569</text:p>
          </table:table-cell>
          <table:table-cell office:value-type="float" office:value="285.530403211687" calcext:value-type="float">
            <text:p>285,530403211687</text:p>
          </table:table-cell>
          <table:table-cell office:value-type="float" office:value="480.128824355262" calcext:value-type="float">
            <text:p>480,128824355262</text:p>
          </table:table-cell>
          <table:table-cell office:value-type="float" office:value="600.140610627815" calcext:value-type="float">
            <text:p>600,140610627815</text:p>
          </table:table-cell>
        </table:table-row>
        <table:table-row table:style-name="ro1">
          <table:table-cell office:value-type="float" office:value="245.743841531737" calcext:value-type="float">
            <text:p>245,743841531737</text:p>
          </table:table-cell>
          <table:table-cell office:value-type="float" office:value="286.084852312711" calcext:value-type="float">
            <text:p>286,084852312711</text:p>
          </table:table-cell>
          <table:table-cell office:value-type="float" office:value="481.061148871479" calcext:value-type="float">
            <text:p>481,061148871479</text:p>
          </table:table-cell>
          <table:table-cell office:value-type="float" office:value="647.046639178782" calcext:value-type="float">
            <text:p>647,046639178782</text:p>
          </table:table-cell>
        </table:table-row>
        <table:table-row table:style-name="ro1">
          <table:table-cell office:value-type="float" office:value="260.469310608585" calcext:value-type="float">
            <text:p>260,469310608585</text:p>
          </table:table-cell>
          <table:table-cell office:value-type="float" office:value="285.523061553805" calcext:value-type="float">
            <text:p>285,523061553805</text:p>
          </table:table-cell>
          <table:table-cell office:value-type="float" office:value="480.116479114517" calcext:value-type="float">
            <text:p>480,116479114517</text:p>
          </table:table-cell>
          <table:table-cell office:value-type="float" office:value="846.955621903869" calcext:value-type="float">
            <text:p>846,955621903869</text:p>
          </table:table-cell>
        </table:table-row>
        <table:table-row table:style-name="ro1">
          <table:table-cell office:value-type="float" office:value="228.608099151368" calcext:value-type="float">
            <text:p>228,608099151368</text:p>
          </table:table-cell>
          <table:table-cell office:value-type="float" office:value="290.189308074478" calcext:value-type="float">
            <text:p>290,189308074478</text:p>
          </table:table-cell>
          <table:table-cell office:value-type="float" office:value="487.962927096666" calcext:value-type="float">
            <text:p>487,962927096666</text:p>
          </table:table-cell>
          <table:table-cell office:value-type="float" office:value="618.348563219007" calcext:value-type="float">
            <text:p>618,348563219007</text:p>
          </table:table-cell>
        </table:table-row>
        <table:table-row table:style-name="ro1">
          <table:table-cell office:value-type="float" office:value="246.282249841237" calcext:value-type="float">
            <text:p>246,282249841237</text:p>
          </table:table-cell>
          <table:table-cell office:value-type="float" office:value="287.776915458615" calcext:value-type="float">
            <text:p>287,776915458615</text:p>
          </table:table-cell>
          <table:table-cell office:value-type="float" office:value="483.906409060375" calcext:value-type="float">
            <text:p>483,906409060375</text:p>
          </table:table-cell>
          <table:table-cell office:value-type="float" office:value="579.514103017156" calcext:value-type="float">
            <text:p>579,514103017156</text:p>
          </table:table-cell>
        </table:table-row>
        <table:table-row table:style-name="ro1">
          <table:table-cell office:value-type="float" office:value="243.84851015417" calcext:value-type="float">
            <text:p>243,84851015417</text:p>
          </table:table-cell>
          <table:table-cell office:value-type="float" office:value="283.274779992474" calcext:value-type="float">
            <text:p>283,274779992474</text:p>
          </table:table-cell>
          <table:table-cell office:value-type="float" office:value="476.335919248669" calcext:value-type="float">
            <text:p>476,335919248669</text:p>
          </table:table-cell>
          <table:table-cell office:value-type="float" office:value="515.430310898052" calcext:value-type="float">
            <text:p>515,430310898052</text:p>
          </table:table-cell>
        </table:table-row>
        <table:table-row table:style-name="ro1">
          <table:table-cell office:value-type="float" office:value="234.677837035092" calcext:value-type="float">
            <text:p>234,677837035092</text:p>
          </table:table-cell>
          <table:table-cell office:value-type="float" office:value="283.592433629001" calcext:value-type="float">
            <text:p>283,592433629001</text:p>
          </table:table-cell>
          <table:table-cell office:value-type="float" office:value="476.870064353156" calcext:value-type="float">
            <text:p>476,870064353156</text:p>
          </table:table-cell>
          <table:table-cell office:value-type="float" office:value="614.127784106708" calcext:value-type="float">
            <text:p>614,127784106708</text:p>
          </table:table-cell>
        </table:table-row>
        <table:table-row table:style-name="ro1">
          <table:table-cell office:value-type="float" office:value="234.815597842622" calcext:value-type="float">
            <text:p>234,815597842622</text:p>
          </table:table-cell>
          <table:table-cell office:value-type="float" office:value="286.492102272696" calcext:value-type="float">
            <text:p>286,492102272696</text:p>
          </table:table-cell>
          <table:table-cell office:value-type="float" office:value="481.745953159593" calcext:value-type="float">
            <text:p>481,745953159593</text:p>
          </table:table-cell>
          <table:table-cell office:value-type="float" office:value="619.19485607183" calcext:value-type="float">
            <text:p>619,19485607183</text:p>
          </table:table-cell>
        </table:table-row>
        <table:table-row table:style-name="ro1">
          <table:table-cell office:value-type="float" office:value="226.789764985425" calcext:value-type="float">
            <text:p>226,789764985425</text:p>
          </table:table-cell>
          <table:table-cell office:value-type="float" office:value="286.152960897809" calcext:value-type="float">
            <text:p>286,152960897809</text:p>
          </table:table-cell>
          <table:table-cell office:value-type="float" office:value="481.175675711786" calcext:value-type="float">
            <text:p>481,175675711786</text:p>
          </table:table-cell>
          <table:table-cell office:value-type="float" office:value="613.736084764502" calcext:value-type="float">
            <text:p>613,736084764502</text:p>
          </table:table-cell>
        </table:table-row>
        <table:table-row table:style-name="ro1">
          <table:table-cell office:value-type="float" office:value="237.56192206907" calcext:value-type="float">
            <text:p>237,56192206907</text:p>
          </table:table-cell>
          <table:table-cell office:value-type="float" office:value="284.285579324339" calcext:value-type="float">
            <text:p>284,285579324339</text:p>
          </table:table-cell>
          <table:table-cell office:value-type="float" office:value="478.035611783714" calcext:value-type="float">
            <text:p>478,035611783714</text:p>
          </table:table-cell>
          <table:table-cell office:value-type="float" office:value="604.726730890549" calcext:value-type="float">
            <text:p>604,726730890549</text:p>
          </table:table-cell>
        </table:table-row>
        <table:table-row table:style-name="ro1">
          <table:table-cell office:value-type="float" office:value="226.822885982573" calcext:value-type="float">
            <text:p>226,822885982573</text:p>
          </table:table-cell>
          <table:table-cell office:value-type="float" office:value="289.945364162096" calcext:value-type="float">
            <text:p>289,945364162096</text:p>
          </table:table-cell>
          <table:table-cell office:value-type="float" office:value="487.552727333197" calcext:value-type="float">
            <text:p>487,552727333197</text:p>
          </table:table-cell>
          <table:table-cell office:value-type="float" office:value="606.774648063144" calcext:value-type="float">
            <text:p>606,774648063144</text:p>
          </table:table-cell>
        </table:table-row>
        <table:table-row table:style-name="ro1">
          <table:table-cell office:value-type="float" office:value="235.743745894816" calcext:value-type="float">
            <text:p>235,743745894816</text:p>
          </table:table-cell>
          <table:table-cell office:value-type="float" office:value="287.220071672374" calcext:value-type="float">
            <text:p>287,220071672374</text:p>
          </table:table-cell>
          <table:table-cell office:value-type="float" office:value="482.970057801699" calcext:value-type="float">
            <text:p>482,970057801699</text:p>
          </table:table-cell>
          <table:table-cell office:value-type="float" office:value="618.609865236128" calcext:value-type="float">
            <text:p>618,609865236128</text:p>
          </table:table-cell>
        </table:table-row>
        <table:table-row table:style-name="ro1">
          <table:table-cell office:value-type="float" office:value="244.349035531219" calcext:value-type="float">
            <text:p>244,349035531219</text:p>
          </table:table-cell>
          <table:table-cell office:value-type="float" office:value="286.088880731352" calcext:value-type="float">
            <text:p>286,088880731352</text:p>
          </table:table-cell>
          <table:table-cell office:value-type="float" office:value="481.067922790768" calcext:value-type="float">
            <text:p>481,067922790768</text:p>
          </table:table-cell>
          <table:table-cell office:value-type="float" office:value="640.073499619993" calcext:value-type="float">
            <text:p>640,073499619993</text:p>
          </table:table-cell>
        </table:table-row>
        <table:table-row table:style-name="ro1">
          <table:table-cell office:value-type="float" office:value="239.181641946403" calcext:value-type="float">
            <text:p>239,181641946403</text:p>
          </table:table-cell>
          <table:table-cell office:value-type="float" office:value="283.344622303152" calcext:value-type="float">
            <text:p>283,344622303152</text:p>
          </table:table-cell>
          <table:table-cell office:value-type="float" office:value="476.453361405927" calcext:value-type="float">
            <text:p>476,453361405927</text:p>
          </table:table-cell>
          <table:table-cell office:value-type="float" office:value="643.350572996536" calcext:value-type="float">
            <text:p>643,350572996536</text:p>
          </table:table-cell>
        </table:table-row>
        <table:table-row table:style-name="ro1">
          <table:table-cell office:value-type="float" office:value="224.269343514792" calcext:value-type="float">
            <text:p>224,269343514792</text:p>
          </table:table-cell>
          <table:table-cell office:value-type="float" office:value="285.799587024171" calcext:value-type="float">
            <text:p>285,799587024171</text:p>
          </table:table-cell>
          <table:table-cell office:value-type="float" office:value="480.581465846219" calcext:value-type="float">
            <text:p>480,581465846219</text:p>
          </table:table-cell>
          <table:table-cell office:value-type="float" office:value="649.046494818493" calcext:value-type="float">
            <text:p>649,046494818493</text:p>
          </table:table-cell>
        </table:table-row>
        <table:table-row table:style-name="ro1">
          <table:table-cell office:value-type="float" office:value="227.698154313505" calcext:value-type="float">
            <text:p>227,698154313505</text:p>
          </table:table-cell>
          <table:table-cell office:value-type="float" office:value="286.950601444678" calcext:value-type="float">
            <text:p>286,950601444678</text:p>
          </table:table-cell>
          <table:table-cell office:value-type="float" office:value="482.516934694082" calcext:value-type="float">
            <text:p>482,516934694082</text:p>
          </table:table-cell>
          <table:table-cell office:value-type="float" office:value="649.311696767156" calcext:value-type="float">
            <text:p>649,311696767156</text:p>
          </table:table-cell>
        </table:table-row>
        <table:table-row table:style-name="ro1">
          <table:table-cell office:value-type="float" office:value="222.106679521307" calcext:value-type="float">
            <text:p>222,106679521307</text:p>
          </table:table-cell>
          <table:table-cell office:value-type="float" office:value="289.719352395072" calcext:value-type="float">
            <text:p>289,719352395072</text:p>
          </table:table-cell>
          <table:table-cell office:value-type="float" office:value="487.17268106572" calcext:value-type="float">
            <text:p>487,17268106572</text:p>
          </table:table-cell>
          <table:table-cell office:value-type="float" office:value="639.130117858546" calcext:value-type="float">
            <text:p>639,130117858546</text:p>
          </table:table-cell>
        </table:table-row>
        <table:table-row table:style-name="ro1">
          <table:table-cell office:value-type="float" office:value="226.419617775174" calcext:value-type="float">
            <text:p>226,419617775174</text:p>
          </table:table-cell>
          <table:table-cell office:value-type="float" office:value="286.616886661351" calcext:value-type="float">
            <text:p>286,616886661351</text:p>
          </table:table-cell>
          <table:table-cell office:value-type="float" office:value="481.95578223961" calcext:value-type="float">
            <text:p>481,95578223961</text:p>
          </table:table-cell>
          <table:table-cell office:value-type="float" office:value="653.492198941167" calcext:value-type="float">
            <text:p>653,492198941167</text:p>
          </table:table-cell>
        </table:table-row>
        <table:table-row table:style-name="ro1">
          <table:table-cell office:value-type="float" office:value="218.866724903305" calcext:value-type="float">
            <text:p>218,866724903305</text:p>
          </table:table-cell>
          <table:table-cell office:value-type="float" office:value="289.50592752412" calcext:value-type="float">
            <text:p>289,50592752412</text:p>
          </table:table-cell>
          <table:table-cell office:value-type="float" office:value="486.813800080628" calcext:value-type="float">
            <text:p>486,813800080628</text:p>
          </table:table-cell>
          <table:table-cell office:value-type="float" office:value="645.273383437641" calcext:value-type="float">
            <text:p>645,273383437641</text:p>
          </table:table-cell>
        </table:table-row>
        <table:table-row table:style-name="ro1">
          <table:table-cell office:value-type="float" office:value="218.779866048889" calcext:value-type="float">
            <text:p>218,779866048889</text:p>
          </table:table-cell>
          <table:table-cell office:value-type="float" office:value="285.951761952385" calcext:value-type="float">
            <text:p>285,951761952385</text:p>
          </table:table-cell>
          <table:table-cell office:value-type="float" office:value="480.83735302516" calcext:value-type="float">
            <text:p>480,83735302516</text:p>
          </table:table-cell>
          <table:table-cell office:value-type="float" office:value="656.393942923434" calcext:value-type="float">
            <text:p>656,393942923434</text:p>
          </table:table-cell>
        </table:table-row>
        <table:table-row table:style-name="ro1">
          <table:table-cell office:value-type="float" office:value="223.046222967716" calcext:value-type="float">
            <text:p>223,046222967716</text:p>
          </table:table-cell>
          <table:table-cell office:value-type="float" office:value="289.112637215244" calcext:value-type="float">
            <text:p>289,112637215244</text:p>
          </table:table-cell>
          <table:table-cell office:value-type="float" office:value="486.152469407933" calcext:value-type="float">
            <text:p>486,152469407933</text:p>
          </table:table-cell>
          <table:table-cell office:value-type="float" office:value="647.944208884825" calcext:value-type="float">
            <text:p>647,944208884825</text:p>
          </table:table-cell>
        </table:table-row>
        <table:table-row table:style-name="ro1">
          <table:table-cell office:value-type="float" office:value="242.386628542102" calcext:value-type="float">
            <text:p>242,386628542102</text:p>
          </table:table-cell>
          <table:table-cell office:value-type="float" office:value="290.687782996405" calcext:value-type="float">
            <text:p>290,687782996405</text:p>
          </table:table-cell>
          <table:table-cell office:value-type="float" office:value="488.801129177927" calcext:value-type="float">
            <text:p>488,801129177927</text:p>
          </table:table-cell>
          <table:table-cell office:value-type="float" office:value="642.511221191371" calcext:value-type="float">
            <text:p>642,511221191371</text:p>
          </table:table-cell>
        </table:table-row>
        <table:table-row table:style-name="ro1">
          <table:table-cell office:value-type="float" office:value="274.667349961522" calcext:value-type="float">
            <text:p>274,667349961522</text:p>
          </table:table-cell>
          <table:table-cell office:value-type="float" office:value="281.947454016102" calcext:value-type="float">
            <text:p>281,947454016102</text:p>
          </table:table-cell>
          <table:table-cell office:value-type="float" office:value="474.103976683522" calcext:value-type="float">
            <text:p>474,103976683522</text:p>
          </table:table-cell>
          <table:table-cell office:value-type="float" office:value="653.762991000827" calcext:value-type="float">
            <text:p>653,762991000827</text:p>
          </table:table-cell>
        </table:table-row>
        <table:table-row table:style-name="ro1">
          <table:table-cell office:value-type="float" office:value="229.457580068082" calcext:value-type="float">
            <text:p>229,457580068082</text:p>
          </table:table-cell>
          <table:table-cell office:value-type="float" office:value="285.1758209785" calcext:value-type="float">
            <text:p>285,1758209785</text:p>
          </table:table-cell>
          <table:table-cell office:value-type="float" office:value="479.532582593115" calcext:value-type="float">
            <text:p>479,532582593115</text:p>
          </table:table-cell>
          <table:table-cell office:value-type="float" office:value="647.595858156769" calcext:value-type="float">
            <text:p>647,595858156769</text:p>
          </table:table-cell>
        </table:table-row>
        <table:table-row table:style-name="ro1">
          <table:table-cell office:value-type="float" office:value="228.079579753654" calcext:value-type="float">
            <text:p>228,079579753654</text:p>
          </table:table-cell>
          <table:table-cell office:value-type="float" office:value="285.473076619434" calcext:value-type="float">
            <text:p>285,473076619434</text:p>
          </table:table-cell>
          <table:table-cell office:value-type="float" office:value="480.032427792818" calcext:value-type="float">
            <text:p>480,032427792818</text:p>
          </table:table-cell>
          <table:table-cell office:value-type="float" office:value="638.281444100836" calcext:value-type="float">
            <text:p>638,281444100836</text:p>
          </table:table-cell>
        </table:table-row>
        <table:table-row table:style-name="ro1">
          <table:table-cell office:value-type="float" office:value="220.363443764236" calcext:value-type="float">
            <text:p>220,363443764236</text:p>
          </table:table-cell>
          <table:table-cell office:value-type="float" office:value="245.693517174514" calcext:value-type="float">
            <text:p>245,693517174514</text:p>
          </table:table-cell>
          <table:table-cell office:value-type="float" office:value="413.141781841186" calcext:value-type="float">
            <text:p>413,141781841186</text:p>
          </table:table-cell>
          <table:table-cell office:value-type="float" office:value="645.317737608656" calcext:value-type="float">
            <text:p>645,317737608656</text:p>
          </table:table-cell>
        </table:table-row>
        <table:table-row table:style-name="ro1">
          <table:table-cell office:value-type="float" office:value="225.198167172253" calcext:value-type="float">
            <text:p>225,198167172253</text:p>
          </table:table-cell>
          <table:table-cell office:value-type="float" office:value="282.643224868536" calcext:value-type="float">
            <text:p>282,643224868536</text:p>
          </table:table-cell>
          <table:table-cell office:value-type="float" office:value="475.273938402632" calcext:value-type="float">
            <text:p>475,273938402632</text:p>
          </table:table-cell>
          <table:table-cell office:value-type="float" office:value="648.761793166578" calcext:value-type="float">
            <text:p>648,761793166578</text:p>
          </table:table-cell>
        </table:table-row>
        <table:table-row table:style-name="ro1">
          <table:table-cell office:value-type="float" office:value="215.519874830972" calcext:value-type="float">
            <text:p>215,519874830972</text:p>
          </table:table-cell>
          <table:table-cell office:value-type="float" office:value="327.368662785111" calcext:value-type="float">
            <text:p>327,368662785111</text:p>
          </table:table-cell>
          <table:table-cell office:value-type="float" office:value="550.4812427181" calcext:value-type="float">
            <text:p>550,4812427181</text:p>
          </table:table-cell>
          <table:table-cell office:value-type="float" office:value="639.984568171314" calcext:value-type="float">
            <text:p>639,984568171314</text:p>
          </table:table-cell>
        </table:table-row>
        <table:table-row table:style-name="ro1">
          <table:table-cell office:value-type="float" office:value="214.944261914083" calcext:value-type="float">
            <text:p>214,944261914083</text:p>
          </table:table-cell>
          <table:table-cell office:value-type="float" office:value="400.238426449907" calcext:value-type="float">
            <text:p>400,238426449907</text:p>
          </table:table-cell>
          <table:table-cell office:value-type="float" office:value="673.014162385802" calcext:value-type="float">
            <text:p>673,014162385802</text:p>
          </table:table-cell>
          <table:table-cell office:value-type="float" office:value="630.757447338452" calcext:value-type="float">
            <text:p>630,757447338452</text:p>
          </table:table-cell>
        </table:table-row>
        <table:table-row table:style-name="ro1">
          <table:table-cell office:value-type="float" office:value="211.654282547986" calcext:value-type="float">
            <text:p>211,654282547986</text:p>
          </table:table-cell>
          <table:table-cell office:value-type="float" office:value="375.794718023924" calcext:value-type="float">
            <text:p>375,794718023924</text:p>
          </table:table-cell>
          <table:table-cell office:value-type="float" office:value="631.911257555212" calcext:value-type="float">
            <text:p>631,911257555212</text:p>
          </table:table-cell>
          <table:table-cell office:value-type="float" office:value="632.327475307489" calcext:value-type="float">
            <text:p>632,327475307489</text:p>
          </table:table-cell>
        </table:table-row>
        <table:table-row table:style-name="ro1">
          <table:table-cell office:value-type="float" office:value="231.597355218429" calcext:value-type="float">
            <text:p>231,597355218429</text:p>
          </table:table-cell>
          <table:table-cell office:value-type="float" office:value="309.691200350582" calcext:value-type="float">
            <text:p>309,691200350582</text:p>
          </table:table-cell>
          <table:table-cell office:value-type="float" office:value="520.756004491954" calcext:value-type="float">
            <text:p>520,756004491954</text:p>
          </table:table-cell>
          <table:table-cell office:value-type="float" office:value="647.066517861611" calcext:value-type="float">
            <text:p>647,066517861611</text:p>
          </table:table-cell>
        </table:table-row>
        <table:table-row table:style-name="ro1">
          <table:table-cell office:value-type="float" office:value="249.952930014861" calcext:value-type="float">
            <text:p>249,952930014861</text:p>
          </table:table-cell>
          <table:table-cell office:value-type="float" office:value="303.22339632573" calcext:value-type="float">
            <text:p>303,22339632573</text:p>
          </table:table-cell>
          <table:table-cell office:value-type="float" office:value="509.880177933092" calcext:value-type="float">
            <text:p>509,880177933092</text:p>
          </table:table-cell>
          <table:table-cell office:value-type="float" office:value="640.295135950698" calcext:value-type="float">
            <text:p>640,295135950698</text:p>
          </table:table-cell>
        </table:table-row>
        <table:table-row table:style-name="ro1">
          <table:table-cell office:value-type="float" office:value="259.830220785391" calcext:value-type="float">
            <text:p>259,830220785391</text:p>
          </table:table-cell>
          <table:table-cell office:value-type="float" office:value="299.751475236004" calcext:value-type="float">
            <text:p>299,751475236004</text:p>
          </table:table-cell>
          <table:table-cell office:value-type="float" office:value="504.0420276965" calcext:value-type="float">
            <text:p>504,0420276965</text:p>
          </table:table-cell>
          <table:table-cell office:value-type="float" office:value="643.96282367318" calcext:value-type="float">
            <text:p>643,96282367318</text:p>
          </table:table-cell>
        </table:table-row>
        <table:table-row table:style-name="ro1">
          <table:table-cell office:value-type="float" office:value="293.865619653508" calcext:value-type="float">
            <text:p>293,865619653508</text:p>
          </table:table-cell>
          <table:table-cell office:value-type="float" office:value="294.814224746366" calcext:value-type="float">
            <text:p>294,814224746366</text:p>
          </table:table-cell>
          <table:table-cell office:value-type="float" office:value="495.739877570022" calcext:value-type="float">
            <text:p>495,739877570022</text:p>
          </table:table-cell>
          <table:table-cell office:value-type="float" office:value="637.2083740938" calcext:value-type="float">
            <text:p>637,2083740938</text:p>
          </table:table-cell>
        </table:table-row>
        <table:table-row table:style-name="ro1">
          <table:table-cell office:value-type="float" office:value="303.14582798106" calcext:value-type="float">
            <text:p>303,14582798106</text:p>
          </table:table-cell>
          <table:table-cell office:value-type="float" office:value="291.580266803235" calcext:value-type="float">
            <text:p>291,580266803235</text:p>
          </table:table-cell>
          <table:table-cell office:value-type="float" office:value="490.301870241259" calcext:value-type="float">
            <text:p>490,301870241259</text:p>
          </table:table-cell>
          <table:table-cell office:value-type="float" office:value="632.080492421946" calcext:value-type="float">
            <text:p>632,080492421946</text:p>
          </table:table-cell>
        </table:table-row>
        <table:table-row table:style-name="ro1">
          <table:table-cell office:value-type="float" office:value="257.120640759793" calcext:value-type="float">
            <text:p>257,120640759793</text:p>
          </table:table-cell>
          <table:table-cell office:value-type="float" office:value="289.576527396276" calcext:value-type="float">
            <text:p>289,576527396276</text:p>
          </table:table-cell>
          <table:table-cell office:value-type="float" office:value="486.932516102588" calcext:value-type="float">
            <text:p>486,932516102588</text:p>
          </table:table-cell>
          <table:table-cell office:value-type="float" office:value="624.892272452149" calcext:value-type="float">
            <text:p>624,892272452149</text:p>
          </table:table-cell>
        </table:table-row>
        <table:table-row table:style-name="ro1">
          <table:table-cell office:value-type="float" office:value="245.125600126755" calcext:value-type="float">
            <text:p>245,125600126755</text:p>
          </table:table-cell>
          <table:table-cell office:value-type="float" office:value="290.17905653629" calcext:value-type="float">
            <text:p>290,17905653629</text:p>
          </table:table-cell>
          <table:table-cell office:value-type="float" office:value="487.945688795866" calcext:value-type="float">
            <text:p>487,945688795866</text:p>
          </table:table-cell>
          <table:table-cell office:value-type="float" office:value="637.607689929222" calcext:value-type="float">
            <text:p>637,607689929222</text:p>
          </table:table-cell>
        </table:table-row>
        <table:table-row table:style-name="ro1">
          <table:table-cell office:value-type="float" office:value="240.846450285472" calcext:value-type="float">
            <text:p>240,846450285472</text:p>
          </table:table-cell>
          <table:table-cell office:value-type="float" office:value="288.449542824323" calcext:value-type="float">
            <text:p>288,449542824323</text:p>
          </table:table-cell>
          <table:table-cell office:value-type="float" office:value="485.037454240482" calcext:value-type="float">
            <text:p>485,037454240482</text:p>
          </table:table-cell>
          <table:table-cell office:value-type="float" office:value="634.556113089531" calcext:value-type="float">
            <text:p>634,556113089531</text:p>
          </table:table-cell>
        </table:table-row>
        <table:table-row table:style-name="ro1">
          <table:table-cell office:value-type="float" office:value="251.071299067426" calcext:value-type="float">
            <text:p>251,071299067426</text:p>
          </table:table-cell>
          <table:table-cell office:value-type="float" office:value="288.502191901239" calcext:value-type="float">
            <text:p>288,502191901239</text:p>
          </table:table-cell>
          <table:table-cell office:value-type="float" office:value="485.125985406056" calcext:value-type="float">
            <text:p>485,125985406056</text:p>
          </table:table-cell>
          <table:table-cell office:value-type="float" office:value="630.772762849862" calcext:value-type="float">
            <text:p>630,772762849862</text:p>
          </table:table-cell>
        </table:table-row>
        <table:table-row table:style-name="ro1">
          <table:table-cell office:value-type="float" office:value="245.786276620056" calcext:value-type="float">
            <text:p>245,786276620056</text:p>
          </table:table-cell>
          <table:table-cell office:value-type="float" office:value="288.118870111966" calcext:value-type="float">
            <text:p>288,118870111966</text:p>
          </table:table-cell>
          <table:table-cell office:value-type="float" office:value="484.481417129041" calcext:value-type="float">
            <text:p>484,481417129041</text:p>
          </table:table-cell>
          <table:table-cell office:value-type="float" office:value="635.954256451589" calcext:value-type="float">
            <text:p>635,954256451589</text:p>
          </table:table-cell>
        </table:table-row>
        <table:table-row table:style-name="ro1">
          <table:table-cell office:value-type="float" office:value="238.570260098539" calcext:value-type="float">
            <text:p>238,570260098539</text:p>
          </table:table-cell>
          <table:table-cell office:value-type="float" office:value="291.439634807031" calcext:value-type="float">
            <text:p>291,439634807031</text:p>
          </table:table-cell>
          <table:table-cell office:value-type="float" office:value="490.065392884576" calcext:value-type="float">
            <text:p>490,065392884576</text:p>
          </table:table-cell>
          <table:table-cell office:value-type="float" office:value="644.819456241094" calcext:value-type="float">
            <text:p>644,819456241094</text:p>
          </table:table-cell>
        </table:table-row>
        <table:table-row table:style-name="ro1">
          <table:table-cell office:value-type="float" office:value="240.972766671432" calcext:value-type="float">
            <text:p>240,972766671432</text:p>
          </table:table-cell>
          <table:table-cell office:value-type="float" office:value="289.275426369443" calcext:value-type="float">
            <text:p>289,275426369443</text:p>
          </table:table-cell>
          <table:table-cell office:value-type="float" office:value="486.42620475921" calcext:value-type="float">
            <text:p>486,42620475921</text:p>
          </table:table-cell>
          <table:table-cell office:value-type="float" office:value="635.051157754042" calcext:value-type="float">
            <text:p>635,051157754042</text:p>
          </table:table-cell>
        </table:table-row>
        <table:table-row table:style-name="ro1">
          <table:table-cell office:value-type="float" office:value="283.728585936982" calcext:value-type="float">
            <text:p>283,728585936982</text:p>
          </table:table-cell>
          <table:table-cell office:value-type="float" office:value="283.766772495838" calcext:value-type="float">
            <text:p>283,766772495838</text:p>
          </table:table-cell>
          <table:table-cell office:value-type="float" office:value="477.163220928542" calcext:value-type="float">
            <text:p>477,163220928542</text:p>
          </table:table-cell>
          <table:table-cell office:value-type="float" office:value="632.669294561369" calcext:value-type="float">
            <text:p>632,669294561369</text:p>
          </table:table-cell>
        </table:table-row>
        <table:table-row table:style-name="ro1">
          <table:table-cell office:value-type="float" office:value="236.18683666479" calcext:value-type="float">
            <text:p>236,18683666479</text:p>
          </table:table-cell>
          <table:table-cell office:value-type="float" office:value="286.974138125711" calcext:value-type="float">
            <text:p>286,974138125711</text:p>
          </table:table-cell>
          <table:table-cell office:value-type="float" office:value="482.556512402328" calcext:value-type="float">
            <text:p>482,556512402328</text:p>
          </table:table-cell>
          <table:table-cell office:value-type="float" office:value="630.012027212419" calcext:value-type="float">
            <text:p>630,012027212419</text:p>
          </table:table-cell>
        </table:table-row>
        <table:table-row table:style-name="ro1">
          <table:table-cell office:value-type="float" office:value="226.327768167455" calcext:value-type="float">
            <text:p>226,327768167455</text:p>
          </table:table-cell>
          <table:table-cell office:value-type="float" office:value="287.000533844972" calcext:value-type="float">
            <text:p>287,000533844972</text:p>
          </table:table-cell>
          <table:table-cell office:value-type="float" office:value="482.600897677991" calcext:value-type="float">
            <text:p>482,600897677991</text:p>
          </table:table-cell>
          <table:table-cell office:value-type="float" office:value="639.918614578267" calcext:value-type="float">
            <text:p>639,918614578267</text:p>
          </table:table-cell>
        </table:table-row>
        <table:table-row table:style-name="ro1">
          <table:table-cell office:value-type="float" office:value="225.551830139682" calcext:value-type="float">
            <text:p>225,551830139682</text:p>
          </table:table-cell>
          <table:table-cell office:value-type="float" office:value="286.999466155028" calcext:value-type="float">
            <text:p>286,999466155028</text:p>
          </table:table-cell>
          <table:table-cell office:value-type="float" office:value="482.599102322009" calcext:value-type="float">
            <text:p>482,599102322009</text:p>
          </table:table-cell>
          <table:table-cell office:value-type="float" office:value="638.145826467296" calcext:value-type="float">
            <text:p>638,145826467296</text:p>
          </table:table-cell>
        </table:table-row>
        <table:table-row table:style-name="ro1">
          <table:table-cell office:value-type="float" office:value="233.980454478966" calcext:value-type="float">
            <text:p>233,980454478966</text:p>
          </table:table-cell>
          <table:table-cell office:value-type="float" office:value="286.70142245242" calcext:value-type="float">
            <text:p>286,70142245242</text:p>
          </table:table-cell>
          <table:table-cell office:value-type="float" office:value="482.097931970515" calcext:value-type="float">
            <text:p>482,097931970515</text:p>
          </table:table-cell>
          <table:table-cell office:value-type="float" office:value="638.239064346805" calcext:value-type="float">
            <text:p>638,239064346805</text:p>
          </table:table-cell>
        </table:table-row>
        <table:table-row table:style-name="ro1">
          <table:table-cell office:value-type="float" office:value="232.897282276855" calcext:value-type="float">
            <text:p>232,897282276855</text:p>
          </table:table-cell>
          <table:table-cell office:value-type="float" office:value="288.677925550681" calcext:value-type="float">
            <text:p>288,677925550681</text:p>
          </table:table-cell>
          <table:table-cell office:value-type="float" office:value="485.42148735456" calcext:value-type="float">
            <text:p>485,42148735456</text:p>
          </table:table-cell>
          <table:table-cell office:value-type="float" office:value="635.568831842971" calcext:value-type="float">
            <text:p>635,568831842971</text:p>
          </table:table-cell>
        </table:table-row>
        <table:table-row table:style-name="ro1">
          <table:table-cell office:value-type="float" office:value="221.910713146224" calcext:value-type="float">
            <text:p>221,910713146224</text:p>
          </table:table-cell>
          <table:table-cell office:value-type="float" office:value="288.096724823225" calcext:value-type="float">
            <text:p>288,096724823225</text:p>
          </table:table-cell>
          <table:table-cell office:value-type="float" office:value="484.444179092991" calcext:value-type="float">
            <text:p>484,444179092991</text:p>
          </table:table-cell>
          <table:table-cell office:value-type="float" office:value="628.908066379168" calcext:value-type="float">
            <text:p>628,908066379168</text:p>
          </table:table-cell>
        </table:table-row>
        <table:table-row table:style-name="ro1">
          <table:table-cell office:value-type="float" office:value="222.023773503691" calcext:value-type="float">
            <text:p>222,023773503691</text:p>
          </table:table-cell>
          <table:table-cell office:value-type="float" office:value="290.007027622082" calcext:value-type="float">
            <text:p>290,007027622082</text:p>
          </table:table-cell>
          <table:table-cell office:value-type="float" office:value="487.656416482288" calcext:value-type="float">
            <text:p>487,656416482288</text:p>
          </table:table-cell>
          <table:table-cell office:value-type="float" office:value="634.779470159438" calcext:value-type="float">
            <text:p>634,779470159438</text:p>
          </table:table-cell>
        </table:table-row>
        <table:table-row table:style-name="ro1">
          <table:table-cell office:value-type="float" office:value="219.123392217518" calcext:value-type="float">
            <text:p>219,123392217518</text:p>
          </table:table-cell>
          <table:table-cell office:value-type="float" office:value="287.652353075525" calcext:value-type="float">
            <text:p>287,652353075525</text:p>
          </table:table-cell>
          <table:table-cell office:value-type="float" office:value="483.696953290064" calcext:value-type="float">
            <text:p>483,696953290064</text:p>
          </table:table-cell>
          <table:table-cell office:value-type="float" office:value="640.639317778171" calcext:value-type="float">
            <text:p>640,639317778171</text:p>
          </table:table-cell>
        </table:table-row>
        <table:table-row table:style-name="ro1">
          <table:table-cell office:value-type="float" office:value="222.824313896373" calcext:value-type="float">
            <text:p>222,824313896373</text:p>
          </table:table-cell>
          <table:table-cell office:value-type="float" office:value="287.089323456874" calcext:value-type="float">
            <text:p>287,089323456874</text:p>
          </table:table-cell>
          <table:table-cell office:value-type="float" office:value="482.750200349433" calcext:value-type="float">
            <text:p>482,750200349433</text:p>
          </table:table-cell>
          <table:table-cell office:value-type="float" office:value="635.77261893587" calcext:value-type="float">
            <text:p>635,77261893587</text:p>
          </table:table-cell>
        </table:table-row>
        <table:table-row table:style-name="ro1">
          <table:table-cell office:value-type="float" office:value="238.117582831629" calcext:value-type="float">
            <text:p>238,117582831629</text:p>
          </table:table-cell>
          <table:table-cell office:value-type="float" office:value="287.403057145856" calcext:value-type="float">
            <text:p>287,403057145856</text:p>
          </table:table-cell>
          <table:table-cell office:value-type="float" office:value="483.27775393237" calcext:value-type="float">
            <text:p>483,27775393237</text:p>
          </table:table-cell>
          <table:table-cell office:value-type="float" office:value="636.683193533578" calcext:value-type="float">
            <text:p>636,683193533578</text:p>
          </table:table-cell>
        </table:table-row>
        <table:table-row table:style-name="ro1">
          <table:table-cell office:value-type="float" office:value="227.795700248286" calcext:value-type="float">
            <text:p>227,795700248286</text:p>
          </table:table-cell>
          <table:table-cell office:value-type="float" office:value="284.290324620694" calcext:value-type="float">
            <text:p>284,290324620694</text:p>
          </table:table-cell>
          <table:table-cell office:value-type="float" office:value="478.04359115661" calcext:value-type="float">
            <text:p>478,04359115661</text:p>
          </table:table-cell>
          <table:table-cell office:value-type="float" office:value="631.008843625325" calcext:value-type="float">
            <text:p>631,008843625325</text:p>
          </table:table-cell>
        </table:table-row>
        <table:table-row table:style-name="ro1">
          <table:table-cell office:value-type="float" office:value="237.786500873195" calcext:value-type="float">
            <text:p>237,786500873195</text:p>
          </table:table-cell>
          <table:table-cell office:value-type="float" office:value="288.200414674142" calcext:value-type="float">
            <text:p>288,200414674142</text:p>
          </table:table-cell>
          <table:table-cell office:value-type="float" office:value="484.61853700955" calcext:value-type="float">
            <text:p>484,61853700955</text:p>
          </table:table-cell>
          <table:table-cell office:value-type="float" office:value="635.02529468938" calcext:value-type="float">
            <text:p>635,02529468938</text:p>
          </table:table-cell>
        </table:table-row>
        <table:table-row table:style-name="ro1">
          <table:table-cell office:value-type="float" office:value="229.094423208687" calcext:value-type="float">
            <text:p>229,094423208687</text:p>
          </table:table-cell>
          <table:table-cell office:value-type="float" office:value="286.681627781131" calcext:value-type="float">
            <text:p>286,681627781131</text:p>
          </table:table-cell>
          <table:table-cell office:value-type="float" office:value="482.064646575519" calcext:value-type="float">
            <text:p>482,064646575519</text:p>
          </table:table-cell>
          <table:table-cell office:value-type="float" office:value="641.029443099842" calcext:value-type="float">
            <text:p>641,029443099842</text:p>
          </table:table-cell>
        </table:table-row>
        <table:table-row table:style-name="ro1">
          <table:table-cell office:value-type="float" office:value="229.595877548052" calcext:value-type="float">
            <text:p>229,595877548052</text:p>
          </table:table-cell>
          <table:table-cell office:value-type="float" office:value="284.961987678927" calcext:value-type="float">
            <text:p>284,961987678927</text:p>
          </table:table-cell>
          <table:table-cell office:value-type="float" office:value="479.173014821778" calcext:value-type="float">
            <text:p>479,173014821778</text:p>
          </table:table-cell>
          <table:table-cell office:value-type="float" office:value="635.146211126188" calcext:value-type="float">
            <text:p>635,146211126188</text:p>
          </table:table-cell>
        </table:table-row>
        <table:table-row table:style-name="ro1">
          <table:table-cell office:value-type="float" office:value="229.531692327899" calcext:value-type="float">
            <text:p>229,531692327899</text:p>
          </table:table-cell>
          <table:table-cell office:value-type="float" office:value="286.368694016763" calcext:value-type="float">
            <text:p>286,368694016763</text:p>
          </table:table-cell>
          <table:table-cell office:value-type="float" office:value="481.538438092299" calcext:value-type="float">
            <text:p>481,538438092299</text:p>
          </table:table-cell>
          <table:table-cell office:value-type="float" office:value="627.901885214131" calcext:value-type="float">
            <text:p>627,901885214131</text:p>
          </table:table-cell>
        </table:table-row>
        <table:table-row table:style-name="ro1">
          <table:table-cell office:value-type="float" office:value="222.43434531538" calcext:value-type="float">
            <text:p>222,43434531538</text:p>
          </table:table-cell>
          <table:table-cell office:value-type="float" office:value="285.392662458534" calcext:value-type="float">
            <text:p>285,392662458534</text:p>
          </table:table-cell>
          <table:table-cell office:value-type="float" office:value="479.897208719472" calcext:value-type="float">
            <text:p>479,897208719472</text:p>
          </table:table-cell>
          <table:table-cell office:value-type="float" office:value="635.593493763832" calcext:value-type="float">
            <text:p>635,593493763832</text:p>
          </table:table-cell>
        </table:table-row>
        <table:table-row table:style-name="ro1">
          <table:table-cell office:value-type="float" office:value="217.785843753225" calcext:value-type="float">
            <text:p>217,785843753225</text:p>
          </table:table-cell>
          <table:table-cell office:value-type="float" office:value="286.472204218938" calcext:value-type="float">
            <text:p>286,472204218938</text:p>
          </table:table-cell>
          <table:table-cell office:value-type="float" office:value="481.712493923552" calcext:value-type="float">
            <text:p>481,712493923552</text:p>
          </table:table-cell>
          <table:table-cell office:value-type="float" office:value="633.241411921428" calcext:value-type="float">
            <text:p>633,241411921428</text:p>
          </table:table-cell>
        </table:table-row>
        <table:table-row table:style-name="ro1">
          <table:table-cell office:value-type="float" office:value="219.331748315555" calcext:value-type="float">
            <text:p>219,331748315555</text:p>
          </table:table-cell>
          <table:table-cell office:value-type="float" office:value="288.140015498096" calcext:value-type="float">
            <text:p>288,140015498096</text:p>
          </table:table-cell>
          <table:table-cell office:value-type="float" office:value="484.516973795753" calcext:value-type="float">
            <text:p>484,516973795753</text:p>
          </table:table-cell>
          <table:table-cell office:value-type="float" office:value="637.597136250358" calcext:value-type="float">
            <text:p>637,597136250358</text:p>
          </table:table-cell>
        </table:table-row>
        <table:table-row table:style-name="ro1">
          <table:table-cell office:value-type="float" office:value="363.022588967881" calcext:value-type="float">
            <text:p>363,022588967881</text:p>
          </table:table-cell>
          <table:table-cell office:value-type="float" office:value="283.160608112549" calcext:value-type="float">
            <text:p>283,160608112549</text:p>
          </table:table-cell>
          <table:table-cell office:value-type="float" office:value="476.143935453367" calcext:value-type="float">
            <text:p>476,143935453367</text:p>
          </table:table-cell>
          <table:table-cell office:value-type="float" office:value="632.841105809015" calcext:value-type="float">
            <text:p>632,841105809015</text:p>
          </table:table-cell>
        </table:table-row>
        <table:table-row table:style-name="ro1">
          <table:table-cell office:value-type="float" office:value="298.566374369162" calcext:value-type="float">
            <text:p>298,566374369162</text:p>
          </table:table-cell>
          <table:table-cell office:value-type="float" office:value="288.813139427953" calcext:value-type="float">
            <text:p>288,813139427953</text:p>
          </table:table-cell>
          <table:table-cell office:value-type="float" office:value="485.648853964913" calcext:value-type="float">
            <text:p>485,648853964913</text:p>
          </table:table-cell>
          <table:table-cell office:value-type="float" office:value="635.455531899378" calcext:value-type="float">
            <text:p>635,455531899378</text:p>
          </table:table-cell>
        </table:table-row>
        <table:table-row table:style-name="ro1">
          <table:table-cell office:value-type="float" office:value="254.468421795163" calcext:value-type="float">
            <text:p>254,468421795163</text:p>
          </table:table-cell>
          <table:table-cell office:value-type="float" office:value="285.983772378262" calcext:value-type="float">
            <text:p>285,983772378262</text:p>
          </table:table-cell>
          <table:table-cell office:value-type="float" office:value="480.891179615851" calcext:value-type="float">
            <text:p>480,891179615851</text:p>
          </table:table-cell>
          <table:table-cell office:value-type="float" office:value="633.755247198309" calcext:value-type="float">
            <text:p>633,755247198309</text:p>
          </table:table-cell>
        </table:table-row>
        <table:table-row table:style-name="ro1">
          <table:table-cell office:value-type="float" office:value="240.048012984641" calcext:value-type="float">
            <text:p>240,048012984641</text:p>
          </table:table-cell>
          <table:table-cell office:value-type="float" office:value="286.972958580671" calcext:value-type="float">
            <text:p>286,972958580671</text:p>
          </table:table-cell>
          <table:table-cell office:value-type="float" office:value="482.554528958299" calcext:value-type="float">
            <text:p>482,554528958299</text:p>
          </table:table-cell>
          <table:table-cell office:value-type="float" office:value="531.193637544183" calcext:value-type="float">
            <text:p>531,193637544183</text:p>
          </table:table-cell>
        </table:table-row>
        <table:table-row table:style-name="ro1">
          <table:table-cell office:value-type="float" office:value="237.080626923377" calcext:value-type="float">
            <text:p>237,080626923377</text:p>
          </table:table-cell>
          <table:table-cell office:value-type="float" office:value="287.151912238885" calcext:value-type="float">
            <text:p>287,151912238885</text:p>
          </table:table-cell>
          <table:table-cell office:value-type="float" office:value="482.855445458139" calcext:value-type="float">
            <text:p>482,855445458139</text:p>
          </table:table-cell>
          <table:table-cell office:value-type="float" office:value="630.818648253213" calcext:value-type="float">
            <text:p>630,818648253213</text:p>
          </table:table-cell>
        </table:table-row>
        <table:table-row table:style-name="ro1">
          <table:table-cell office:value-type="float" office:value="235.924960648305" calcext:value-type="float">
            <text:p>235,924960648305</text:p>
          </table:table-cell>
          <table:table-cell office:value-type="float" office:value="296.183039872069" calcext:value-type="float">
            <text:p>296,183039872069</text:p>
          </table:table-cell>
          <table:table-cell office:value-type="float" office:value="498.041585513103" calcext:value-type="float">
            <text:p>498,041585513103</text:p>
          </table:table-cell>
          <table:table-cell office:value-type="float" office:value="640.975614154775" calcext:value-type="float">
            <text:p>640,975614154775</text:p>
          </table:table-cell>
        </table:table-row>
        <table:table-row table:style-name="ro1">
          <table:table-cell office:value-type="float" office:value="218.142154664628" calcext:value-type="float">
            <text:p>218,142154664628</text:p>
          </table:table-cell>
          <table:table-cell office:value-type="float" office:value="289.908996539231" calcext:value-type="float">
            <text:p>289,908996539231</text:p>
          </table:table-cell>
          <table:table-cell office:value-type="float" office:value="487.491573971543" calcext:value-type="float">
            <text:p>487,491573971543</text:p>
          </table:table-cell>
          <table:table-cell office:value-type="float" office:value="634.110114120668" calcext:value-type="float">
            <text:p>634,110114120668</text:p>
          </table:table-cell>
        </table:table-row>
        <table:table-row table:style-name="ro1">
          <table:table-cell office:value-type="float" office:value="232.677429979654" calcext:value-type="float">
            <text:p>232,677429979654</text:p>
          </table:table-cell>
          <table:table-cell office:value-type="float" office:value="291.059317807906" calcext:value-type="float">
            <text:p>291,059317807906</text:p>
          </table:table-cell>
          <table:table-cell office:value-type="float" office:value="489.425877261657" calcext:value-type="float">
            <text:p>489,425877261657</text:p>
          </table:table-cell>
          <table:table-cell office:value-type="float" office:value="631.35255477121" calcext:value-type="float">
            <text:p>631,35255477121</text:p>
          </table:table-cell>
        </table:table-row>
        <table:table-row table:style-name="ro1">
          <table:table-cell office:value-type="float" office:value="227.920420246346" calcext:value-type="float">
            <text:p>227,920420246346</text:p>
          </table:table-cell>
          <table:table-cell office:value-type="float" office:value="246.554292217621" calcext:value-type="float">
            <text:p>246,554292217621</text:p>
          </table:table-cell>
          <table:table-cell office:value-type="float" office:value="414.589203568724" calcext:value-type="float">
            <text:p>414,589203568724</text:p>
          </table:table-cell>
          <table:table-cell office:value-type="float" office:value="638.094149217627" calcext:value-type="float">
            <text:p>638,094149217627</text:p>
          </table:table-cell>
        </table:table-row>
        <table:table-row table:style-name="ro1">
          <table:table-cell office:value-type="float" office:value="222.238648646565" calcext:value-type="float">
            <text:p>222,238648646565</text:p>
          </table:table-cell>
          <table:table-cell office:value-type="float" office:value="289.456747596677" calcext:value-type="float">
            <text:p>289,456747596677</text:p>
          </table:table-cell>
          <table:table-cell office:value-type="float" office:value="486.731102404726" calcext:value-type="float">
            <text:p>486,731102404726</text:p>
          </table:table-cell>
          <table:table-cell office:value-type="float" office:value="706.174351730803" calcext:value-type="float">
            <text:p>706,174351730803</text:p>
          </table:table-cell>
        </table:table-row>
        <table:table-row table:style-name="ro1">
          <table:table-cell office:value-type="float" office:value="226.14139647914" calcext:value-type="float">
            <text:p>226,14139647914</text:p>
          </table:table-cell>
          <table:table-cell office:value-type="float" office:value="286.622469163144" calcext:value-type="float">
            <text:p>286,622469163144</text:p>
          </table:table-cell>
          <table:table-cell office:value-type="float" office:value="481.965169401161" calcext:value-type="float">
            <text:p>481,965169401161</text:p>
          </table:table-cell>
          <table:table-cell office:value-type="float" office:value="888.956413721971" calcext:value-type="float">
            <text:p>888,956413721971</text:p>
          </table:table-cell>
        </table:table-row>
        <table:table-row table:style-name="ro1">
          <table:table-cell office:value-type="float" office:value="222.557289114596" calcext:value-type="float">
            <text:p>222,557289114596</text:p>
          </table:table-cell>
          <table:table-cell office:value-type="float" office:value="288.90431693813" calcext:value-type="float">
            <text:p>288,90431693813</text:p>
          </table:table-cell>
          <table:table-cell office:value-type="float" office:value="485.802171966347" calcext:value-type="float">
            <text:p>485,802171966347</text:p>
          </table:table-cell>
          <table:table-cell office:value-type="float" office:value="698.833496230919" calcext:value-type="float">
            <text:p>698,833496230919</text:p>
          </table:table-cell>
        </table:table-row>
        <table:table-row table:style-name="ro1">
          <table:table-cell office:value-type="float" office:value="218.703552622216" calcext:value-type="float">
            <text:p>218,703552622216</text:p>
          </table:table-cell>
          <table:table-cell office:value-type="float" office:value="287.537933772153" calcext:value-type="float">
            <text:p>287,537933772153</text:p>
          </table:table-cell>
          <table:table-cell office:value-type="float" office:value="483.504553444045" calcext:value-type="float">
            <text:p>483,504553444045</text:p>
          </table:table-cell>
          <table:table-cell office:value-type="float" office:value="668.440667601613" calcext:value-type="float">
            <text:p>668,440667601613</text:p>
          </table:table-cell>
        </table:table-row>
        <table:table-row table:style-name="ro1">
          <table:table-cell office:value-type="float" office:value="220.268044498921" calcext:value-type="float">
            <text:p>220,268044498921</text:p>
          </table:table-cell>
          <table:table-cell office:value-type="float" office:value="289.41428904493" calcext:value-type="float">
            <text:p>289,41428904493</text:p>
          </table:table-cell>
          <table:table-cell office:value-type="float" office:value="486.659706944541" calcext:value-type="float">
            <text:p>486,659706944541</text:p>
          </table:table-cell>
          <table:table-cell office:value-type="float" office:value="647.367024049205" calcext:value-type="float">
            <text:p>647,367024049205</text:p>
          </table:table-cell>
        </table:table-row>
        <table:table-row table:style-name="ro1">
          <table:table-cell office:value-type="float" office:value="223.662097024319" calcext:value-type="float">
            <text:p>223,662097024319</text:p>
          </table:table-cell>
          <table:table-cell office:value-type="float" office:value="287.287193916116" calcext:value-type="float">
            <text:p>287,287193916116</text:p>
          </table:table-cell>
          <table:table-cell office:value-type="float" office:value="483.082926076368" calcext:value-type="float">
            <text:p>483,082926076368</text:p>
          </table:table-cell>
          <table:table-cell office:value-type="float" office:value="646.571173679697" calcext:value-type="float">
            <text:p>646,571173679697</text:p>
          </table:table-cell>
        </table:table-row>
        <table:table-row table:style-name="ro1">
          <table:table-cell office:value-type="float" office:value="232.503028496019" calcext:value-type="float">
            <text:p>232,503028496019</text:p>
          </table:table-cell>
          <table:table-cell office:value-type="float" office:value="286.541224577434" calcext:value-type="float">
            <text:p>286,541224577434</text:p>
          </table:table-cell>
          <table:table-cell office:value-type="float" office:value="481.828553941009" calcext:value-type="float">
            <text:p>481,828553941009</text:p>
          </table:table-cell>
          <table:table-cell office:value-type="float" office:value="644.274589544944" calcext:value-type="float">
            <text:p>644,274589544944</text:p>
          </table:table-cell>
        </table:table-row>
        <table:table-row table:style-name="ro1">
          <table:table-cell office:value-type="float" office:value="243.787351538444" calcext:value-type="float">
            <text:p>243,787351538444</text:p>
          </table:table-cell>
          <table:table-cell office:value-type="float" office:value="289.172148343774" calcext:value-type="float">
            <text:p>289,172148343774</text:p>
          </table:table-cell>
          <table:table-cell office:value-type="float" office:value="486.252539340437" calcext:value-type="float">
            <text:p>486,252539340437</text:p>
          </table:table-cell>
          <table:table-cell office:value-type="float" office:value="638.973429564023" calcext:value-type="float">
            <text:p>638,973429564023</text:p>
          </table:table-cell>
        </table:table-row>
        <table:table-row table:style-name="ro1">
          <table:table-cell office:value-type="float" office:value="233.767113067217" calcext:value-type="float">
            <text:p>233,767113067217</text:p>
          </table:table-cell>
          <table:table-cell office:value-type="float" office:value="285.771947356539" calcext:value-type="float">
            <text:p>285,771947356539</text:p>
          </table:table-cell>
          <table:table-cell office:value-type="float" office:value="480.534988830194" calcext:value-type="float">
            <text:p>480,534988830194</text:p>
          </table:table-cell>
          <table:table-cell office:value-type="float" office:value="638.212385232145" calcext:value-type="float">
            <text:p>638,212385232145</text:p>
          </table:table-cell>
        </table:table-row>
        <table:table-row table:style-name="ro1">
          <table:table-cell office:value-type="float" office:value="228.830814591271" calcext:value-type="float">
            <text:p>228,830814591271</text:p>
          </table:table-cell>
          <table:table-cell office:value-type="float" office:value="284.610674617217" calcext:value-type="float">
            <text:p>284,610674617217</text:p>
          </table:table-cell>
          <table:table-cell office:value-type="float" office:value="478.582270279683" calcext:value-type="float">
            <text:p>478,582270279683</text:p>
          </table:table-cell>
          <table:table-cell office:value-type="float" office:value="641.367952291338" calcext:value-type="float">
            <text:p>641,367952291338</text:p>
          </table:table-cell>
        </table:table-row>
        <table:table-row table:style-name="ro1">
          <table:table-cell office:value-type="float" office:value="221.054775851598" calcext:value-type="float">
            <text:p>221,054775851598</text:p>
          </table:table-cell>
          <table:table-cell office:value-type="float" office:value="285.926625434751" calcext:value-type="float">
            <text:p>285,926625434751</text:p>
          </table:table-cell>
          <table:table-cell office:value-type="float" office:value="480.795085138714" calcext:value-type="float">
            <text:p>480,795085138714</text:p>
          </table:table-cell>
          <table:table-cell office:value-type="float" office:value="638.842616562615" calcext:value-type="float">
            <text:p>638,842616562615</text:p>
          </table:table-cell>
        </table:table-row>
        <table:table-row table:style-name="ro1">
          <table:table-cell office:value-type="float" office:value="234.493211577131" calcext:value-type="float">
            <text:p>234,493211577131</text:p>
          </table:table-cell>
          <table:table-cell office:value-type="float" office:value="283.6815045738" calcext:value-type="float">
            <text:p>283,6815045738</text:p>
          </table:table-cell>
          <table:table-cell office:value-type="float" office:value="477.019840095177" calcext:value-type="float">
            <text:p>477,019840095177</text:p>
          </table:table-cell>
          <table:table-cell office:value-type="float" office:value="638.270065194941" calcext:value-type="float">
            <text:p>638,270065194941</text:p>
          </table:table-cell>
        </table:table-row>
        <table:table-row table:style-name="ro1">
          <table:table-cell office:value-type="float" office:value="255.152109735509" calcext:value-type="float">
            <text:p>255,152109735509</text:p>
          </table:table-cell>
          <table:table-cell office:value-type="float" office:value="290.237669440051" calcext:value-type="float">
            <text:p>290,237669440051</text:p>
          </table:table-cell>
          <table:table-cell office:value-type="float" office:value="488.044248333689" calcext:value-type="float">
            <text:p>488,044248333689</text:p>
          </table:table-cell>
          <table:table-cell office:value-type="float" office:value="641.574111123478" calcext:value-type="float">
            <text:p>641,574111123478</text:p>
          </table:table-cell>
        </table:table-row>
        <table:table-row table:style-name="ro1">
          <table:table-cell office:value-type="float" office:value="218.43777007649" calcext:value-type="float">
            <text:p>218,43777007649</text:p>
          </table:table-cell>
          <table:table-cell office:value-type="float" office:value="283.432498443344" calcext:value-type="float">
            <text:p>283,432498443344</text:p>
          </table:table-cell>
          <table:table-cell office:value-type="float" office:value="476.601128044452" calcext:value-type="float">
            <text:p>476,601128044452</text:p>
          </table:table-cell>
          <table:table-cell office:value-type="float" office:value="647.602713616639" calcext:value-type="float">
            <text:p>647,602713616639</text:p>
          </table:table-cell>
        </table:table-row>
        <table:table-row table:style-name="ro1">
          <table:table-cell office:value-type="float" office:value="221.497370806952" calcext:value-type="float">
            <text:p>221,497370806952</text:p>
          </table:table-cell>
          <table:table-cell office:value-type="float" office:value="245.113031639086" calcext:value-type="float">
            <text:p>245,113031639086</text:p>
          </table:table-cell>
          <table:table-cell office:value-type="float" office:value="412.165676198686" calcext:value-type="float">
            <text:p>412,165676198686</text:p>
          </table:table-cell>
          <table:table-cell office:value-type="float" office:value="644.026640850703" calcext:value-type="float">
            <text:p>644,026640850703</text:p>
          </table:table-cell>
        </table:table-row>
        <table:table-row table:style-name="ro1">
          <table:table-cell office:value-type="float" office:value="235.249303695113" calcext:value-type="float">
            <text:p>235,249303695113</text:p>
          </table:table-cell>
          <table:table-cell office:value-type="float" office:value="286.560937900136" calcext:value-type="float">
            <text:p>286,560937900136</text:p>
          </table:table-cell>
          <table:table-cell office:value-type="float" office:value="481.861702545664" calcext:value-type="float">
            <text:p>481,861702545664</text:p>
          </table:table-cell>
          <table:table-cell office:value-type="float" office:value="638.777472916726" calcext:value-type="float">
            <text:p>638,777472916726</text:p>
          </table:table-cell>
        </table:table-row>
        <table:table-row table:style-name="ro1">
          <table:table-cell office:value-type="float" office:value="233.85058844556" calcext:value-type="float">
            <text:p>233,85058844556</text:p>
          </table:table-cell>
          <table:table-cell office:value-type="float" office:value="461.445089675116" calcext:value-type="float">
            <text:p>461,445089675116</text:p>
          </table:table-cell>
          <table:table-cell office:value-type="float" office:value="775.935192603523" calcext:value-type="float">
            <text:p>775,935192603523</text:p>
          </table:table-cell>
          <table:table-cell office:value-type="float" office:value="642.12422255083" calcext:value-type="float">
            <text:p>642,12422255083</text:p>
          </table:table-cell>
        </table:table-row>
        <table:table-row table:style-name="ro1">
          <table:table-cell office:value-type="float" office:value="239.341161045152" calcext:value-type="float">
            <text:p>239,341161045152</text:p>
          </table:table-cell>
          <table:table-cell office:value-type="float" office:value="314.991113642885" calcext:value-type="float">
            <text:p>314,991113642885</text:p>
          </table:table-cell>
          <table:table-cell office:value-type="float" office:value="529.667984125632" calcext:value-type="float">
            <text:p>529,667984125632</text:p>
          </table:table-cell>
          <table:table-cell office:value-type="float" office:value="650.056734862192" calcext:value-type="float">
            <text:p>650,056734862192</text:p>
          </table:table-cell>
        </table:table-row>
        <table:table-row table:style-name="ro1">
          <table:table-cell office:value-type="float" office:value="252.835127165865" calcext:value-type="float">
            <text:p>252,835127165865</text:p>
          </table:table-cell>
          <table:table-cell office:value-type="float" office:value="299.597424214291" calcext:value-type="float">
            <text:p>299,597424214291</text:p>
          </table:table-cell>
          <table:table-cell office:value-type="float" office:value="503.78298580424" calcext:value-type="float">
            <text:p>503,78298580424</text:p>
          </table:table-cell>
          <table:table-cell office:value-type="float" office:value="643.474221843638" calcext:value-type="float">
            <text:p>643,474221843638</text:p>
          </table:table-cell>
        </table:table-row>
        <table:table-row table:style-name="ro1">
          <table:table-cell office:value-type="float" office:value="241.1557412644" calcext:value-type="float">
            <text:p>241,1557412644</text:p>
          </table:table-cell>
          <table:table-cell office:value-type="float" office:value="297.159256161353" calcext:value-type="float">
            <text:p>297,159256161353</text:p>
          </table:table-cell>
          <table:table-cell office:value-type="float" office:value="499.683125517314" calcext:value-type="float">
            <text:p>499,683125517314</text:p>
          </table:table-cell>
          <table:table-cell office:value-type="float" office:value="635.781054541889" calcext:value-type="float">
            <text:p>635,781054541889</text:p>
          </table:table-cell>
        </table:table-row>
        <table:table-row table:style-name="ro1">
          <table:table-cell office:value-type="float" office:value="240.335145192643" calcext:value-type="float">
            <text:p>240,335145192643</text:p>
          </table:table-cell>
          <table:table-cell office:value-type="float" office:value="294.860747305577" calcext:value-type="float">
            <text:p>294,860747305577</text:p>
          </table:table-cell>
          <table:table-cell office:value-type="float" office:value="495.81810679328" calcext:value-type="float">
            <text:p>495,81810679328</text:p>
          </table:table-cell>
          <table:table-cell office:value-type="float" office:value="637.78553753532" calcext:value-type="float">
            <text:p>637,78553753532</text:p>
          </table:table-cell>
        </table:table-row>
        <table:table-row table:style-name="ro1">
          <table:table-cell office:value-type="float" office:value="229.133512958959" calcext:value-type="float">
            <text:p>229,133512958959</text:p>
          </table:table-cell>
          <table:table-cell office:value-type="float" office:value="256.192650225723" calcext:value-type="float">
            <text:p>256,192650225723</text:p>
          </table:table-cell>
          <table:table-cell office:value-type="float" office:value="430.796421599073" calcext:value-type="float">
            <text:p>430,796421599073</text:p>
          </table:table-cell>
          <table:table-cell office:value-type="float" office:value="639.985182508764" calcext:value-type="float">
            <text:p>639,985182508764</text:p>
          </table:table-cell>
        </table:table-row>
        <table:table-row table:style-name="ro1">
          <table:table-cell office:value-type="float" office:value="225.076386613242" calcext:value-type="float">
            <text:p>225,076386613242</text:p>
          </table:table-cell>
          <table:table-cell office:value-type="float" office:value="295.269083599074" calcext:value-type="float">
            <text:p>295,269083599074</text:p>
          </table:table-cell>
          <table:table-cell office:value-type="float" office:value="496.504737787154" calcext:value-type="float">
            <text:p>496,504737787154</text:p>
          </table:table-cell>
          <table:table-cell office:value-type="float" office:value="640.099445221021" calcext:value-type="float">
            <text:p>640,099445221021</text:p>
          </table:table-cell>
        </table:table-row>
        <table:table-row table:style-name="ro1">
          <table:table-cell office:value-type="float" office:value="222.605630309412" calcext:value-type="float">
            <text:p>222,605630309412</text:p>
          </table:table-cell>
          <table:table-cell office:value-type="float" office:value="290.472324436034" calcext:value-type="float">
            <text:p>290,472324436034</text:p>
          </table:table-cell>
          <table:table-cell office:value-type="float" office:value="488.43882847676" calcext:value-type="float">
            <text:p>488,43882847676</text:p>
          </table:table-cell>
          <table:table-cell office:value-type="float" office:value="602.676658948363" calcext:value-type="float">
            <text:p>602,676658948363</text:p>
          </table:table-cell>
        </table:table-row>
        <table:table-row table:style-name="ro1">
          <table:table-cell office:value-type="float" office:value="216.14085407525" calcext:value-type="float">
            <text:p>216,14085407525</text:p>
          </table:table-cell>
          <table:table-cell office:value-type="float" office:value="289.64392079566" calcext:value-type="float">
            <text:p>289,64392079566</text:p>
          </table:table-cell>
          <table:table-cell office:value-type="float" office:value="487.045840334444" calcext:value-type="float">
            <text:p>487,045840334444</text:p>
          </table:table-cell>
          <table:table-cell office:value-type="float" office:value="630.37404606063" calcext:value-type="float">
            <text:p>630,37404606063</text:p>
          </table:table-cell>
        </table:table-row>
        <table:table-row table:style-name="ro1">
          <table:table-cell office:value-type="float" office:value="253.063013159866" calcext:value-type="float">
            <text:p>253,063013159866</text:p>
          </table:table-cell>
          <table:table-cell office:value-type="float" office:value="289.729566646123" calcext:value-type="float">
            <text:p>289,729566646123</text:p>
          </table:table-cell>
          <table:table-cell office:value-type="float" office:value="487.189856666965" calcext:value-type="float">
            <text:p>487,189856666965</text:p>
          </table:table-cell>
          <table:table-cell office:value-type="float" office:value="634.940143973289" calcext:value-type="float">
            <text:p>634,940143973289</text:p>
          </table:table-cell>
        </table:table-row>
        <table:table-row table:style-name="ro1">
          <table:table-cell office:value-type="float" office:value="255.059151364678" calcext:value-type="float">
            <text:p>255,059151364678</text:p>
          </table:table-cell>
          <table:table-cell office:value-type="float" office:value="289.496919934304" calcext:value-type="float">
            <text:p>289,496919934304</text:p>
          </table:table-cell>
          <table:table-cell office:value-type="float" office:value="486.798653520192" calcext:value-type="float">
            <text:p>486,798653520192</text:p>
          </table:table-cell>
          <table:table-cell office:value-type="float" office:value="638.300045206338" calcext:value-type="float">
            <text:p>638,300045206338</text:p>
          </table:table-cell>
        </table:table-row>
        <table:table-row table:style-name="ro1">
          <table:table-cell office:value-type="float" office:value="401.005805081595" calcext:value-type="float">
            <text:p>401,005805081595</text:p>
          </table:table-cell>
          <table:table-cell office:value-type="float" office:value="293.457684683642" calcext:value-type="float">
            <text:p>293,457684683642</text:p>
          </table:table-cell>
          <table:table-cell office:value-type="float" office:value="493.458810551657" calcext:value-type="float">
            <text:p>493,458810551657</text:p>
          </table:table-cell>
          <table:table-cell office:value-type="float" office:value="633.59429219835" calcext:value-type="float">
            <text:p>633,59429219835</text:p>
          </table:table-cell>
        </table:table-row>
        <table:table-row table:style-name="ro1">
          <table:table-cell office:value-type="float" office:value="268.156989451003" calcext:value-type="float">
            <text:p>268,156989451003</text:p>
          </table:table-cell>
          <table:table-cell office:value-type="float" office:value="290.903373760066" calcext:value-type="float">
            <text:p>290,903373760066</text:p>
          </table:table-cell>
          <table:table-cell office:value-type="float" office:value="489.163652183303" calcext:value-type="float">
            <text:p>489,163652183303</text:p>
          </table:table-cell>
          <table:table-cell office:value-type="float" office:value="635.54807904207" calcext:value-type="float">
            <text:p>635,54807904207</text:p>
          </table:table-cell>
        </table:table-row>
        <table:table-row table:style-name="ro1">
          <table:table-cell office:value-type="float" office:value="280.536751834884" calcext:value-type="float">
            <text:p>280,536751834884</text:p>
          </table:table-cell>
          <table:table-cell office:value-type="float" office:value="318.990311915642" calcext:value-type="float">
            <text:p>318,990311915642</text:p>
          </table:table-cell>
          <table:table-cell office:value-type="float" office:value="536.392768398916" calcext:value-type="float">
            <text:p>536,392768398916</text:p>
          </table:table-cell>
          <table:table-cell office:value-type="float" office:value="627.934808525404" calcext:value-type="float">
            <text:p>627,934808525404</text:p>
          </table:table-cell>
        </table:table-row>
        <table:table-row table:style-name="ro1">
          <table:table-cell office:value-type="float" office:value="315.816171435736" calcext:value-type="float">
            <text:p>315,816171435736</text:p>
          </table:table-cell>
          <table:table-cell office:value-type="float" office:value="397.427876202775" calcext:value-type="float">
            <text:p>397,427876202775</text:p>
          </table:table-cell>
          <table:table-cell office:value-type="float" office:value="668.288129113098" calcext:value-type="float">
            <text:p>668,288129113098</text:p>
          </table:table-cell>
          <table:table-cell office:value-type="float" office:value="642.525036030192" calcext:value-type="float">
            <text:p>642,525036030192</text:p>
          </table:table-cell>
        </table:table-row>
        <table:table-row table:style-name="ro1">
          <table:table-cell office:value-type="float" office:value="308.268176691903" calcext:value-type="float">
            <text:p>308,268176691903</text:p>
          </table:table-cell>
          <table:table-cell office:value-type="float" office:value="377.95770625165" calcext:value-type="float">
            <text:p>377,95770625165</text:p>
          </table:table-cell>
          <table:table-cell office:value-type="float" office:value="635.548393857304" calcext:value-type="float">
            <text:p>635,548393857304</text:p>
          </table:table-cell>
          <table:table-cell office:value-type="float" office:value="629.00170464374" calcext:value-type="float">
            <text:p>629,00170464374</text:p>
          </table:table-cell>
        </table:table-row>
        <table:table-row table:style-name="ro1">
          <table:table-cell office:value-type="float" office:value="256.226123128492" calcext:value-type="float">
            <text:p>256,226123128492</text:p>
          </table:table-cell>
          <table:table-cell office:value-type="float" office:value="325.937082606342" calcext:value-type="float">
            <text:p>325,937082606342</text:p>
          </table:table-cell>
          <table:table-cell office:value-type="float" office:value="548.073993260699" calcext:value-type="float">
            <text:p>548,073993260699</text:p>
          </table:table-cell>
          <table:table-cell office:value-type="float" office:value="635.920504861865" calcext:value-type="float">
            <text:p>635,920504861865</text:p>
          </table:table-cell>
        </table:table-row>
        <table:table-row table:style-name="ro1">
          <table:table-cell office:value-type="float" office:value="236.349199847377" calcext:value-type="float">
            <text:p>236,349199847377</text:p>
          </table:table-cell>
          <table:table-cell office:value-type="float" office:value="324.509978266599" calcext:value-type="float">
            <text:p>324,509978266599</text:p>
          </table:table-cell>
          <table:table-cell office:value-type="float" office:value="545.674270074776" calcext:value-type="float">
            <text:p>545,674270074776</text:p>
          </table:table-cell>
          <table:table-cell office:value-type="float" office:value="635.714590541859" calcext:value-type="float">
            <text:p>635,714590541859</text:p>
          </table:table-cell>
        </table:table-row>
        <table:table-row table:style-name="ro1">
          <table:table-cell office:value-type="float" office:value="231.356207746194" calcext:value-type="float">
            <text:p>231,356207746194</text:p>
          </table:table-cell>
          <table:table-cell office:value-type="float" office:value="364.063973358566" calcext:value-type="float">
            <text:p>364,063973358566</text:p>
          </table:table-cell>
          <table:table-cell office:value-type="float" office:value="612.185622100502" calcext:value-type="float">
            <text:p>612,185622100502</text:p>
          </table:table-cell>
          <table:table-cell office:value-type="float" office:value="635.539805423205" calcext:value-type="float">
            <text:p>635,539805423205</text:p>
          </table:table-cell>
        </table:table-row>
        <table:table-row table:style-name="ro1">
          <table:table-cell office:value-type="float" office:value="243.773237384093" calcext:value-type="float">
            <text:p>243,773237384093</text:p>
          </table:table-cell>
          <table:table-cell office:value-type="float" office:value="356.580541645967" calcext:value-type="float">
            <text:p>356,580541645967</text:p>
          </table:table-cell>
          <table:table-cell office:value-type="float" office:value="599.601983966354" calcext:value-type="float">
            <text:p>599,601983966354</text:p>
          </table:table-cell>
          <table:table-cell office:value-type="float" office:value="626.126581708059" calcext:value-type="float">
            <text:p>626,126581708059</text:p>
          </table:table-cell>
        </table:table-row>
        <table:table-row table:style-name="ro1">
          <table:table-cell office:value-type="float" office:value="347.67134330337" calcext:value-type="float">
            <text:p>347,67134330337</text:p>
          </table:table-cell>
          <table:table-cell office:value-type="float" office:value="348.645303322571" calcext:value-type="float">
            <text:p>348,645303322571</text:p>
          </table:table-cell>
          <table:table-cell office:value-type="float" office:value="586.258618060881" calcext:value-type="float">
            <text:p>586,258618060881</text:p>
          </table:table-cell>
          <table:table-cell office:value-type="float" office:value="654.332299551224" calcext:value-type="float">
            <text:p>654,332299551224</text:p>
          </table:table-cell>
        </table:table-row>
        <table:table-row table:style-name="ro1">
          <table:table-cell office:value-type="float" office:value="304.60163731526" calcext:value-type="float">
            <text:p>304,60163731526</text:p>
          </table:table-cell>
          <table:table-cell office:value-type="float" office:value="328.105587234214" calcext:value-type="float">
            <text:p>328,105587234214</text:p>
          </table:table-cell>
          <table:table-cell office:value-type="float" office:value="551.720405572236" calcext:value-type="float">
            <text:p>551,720405572236</text:p>
          </table:table-cell>
          <table:table-cell office:value-type="float" office:value="643.749601531623" calcext:value-type="float">
            <text:p>643,749601531623</text:p>
          </table:table-cell>
        </table:table-row>
        <table:table-row table:style-name="ro1">
          <table:table-cell office:value-type="float" office:value="302.076990591914" calcext:value-type="float">
            <text:p>302,076990591914</text:p>
          </table:table-cell>
          <table:table-cell office:value-type="float" office:value="310.760397361271" calcext:value-type="float">
            <text:p>310,760397361271</text:p>
          </table:table-cell>
          <table:table-cell office:value-type="float" office:value="522.553894656966" calcext:value-type="float">
            <text:p>522,553894656966</text:p>
          </table:table-cell>
          <table:table-cell office:value-type="float" office:value="639.73983784883" calcext:value-type="float">
            <text:p>639,73983784883</text:p>
          </table:table-cell>
        </table:table-row>
        <table:table-row table:style-name="ro1">
          <table:table-cell office:value-type="float" office:value="450.532460615963" calcext:value-type="float">
            <text:p>450,532460615963</text:p>
          </table:table-cell>
          <table:table-cell office:value-type="float" office:value="300.225242410799" calcext:value-type="float">
            <text:p>300,225242410799</text:p>
          </table:table-cell>
          <table:table-cell office:value-type="float" office:value="504.838682883107" calcext:value-type="float">
            <text:p>504,838682883107</text:p>
          </table:table-cell>
          <table:table-cell office:value-type="float" office:value="636.039520241021" calcext:value-type="float">
            <text:p>636,039520241021</text:p>
          </table:table-cell>
        </table:table-row>
        <table:table-row table:style-name="ro1">
          <table:table-cell office:value-type="float" office:value="296.044430066884" calcext:value-type="float">
            <text:p>296,044430066884</text:p>
          </table:table-cell>
          <table:table-cell office:value-type="float" office:value="299.158728186224" calcext:value-type="float">
            <text:p>299,158728186224</text:p>
          </table:table-cell>
          <table:table-cell office:value-type="float" office:value="503.045303911748" calcext:value-type="float">
            <text:p>503,045303911748</text:p>
          </table:table-cell>
          <table:table-cell office:value-type="float" office:value="638.297731535172" calcext:value-type="float">
            <text:p>638,297731535172</text:p>
          </table:table-cell>
        </table:table-row>
        <table:table-row table:style-name="ro1">
          <table:table-cell office:value-type="float" office:value="279.283022011455" calcext:value-type="float">
            <text:p>279,283022011455</text:p>
          </table:table-cell>
          <table:table-cell office:value-type="float" office:value="294.859491494264" calcext:value-type="float">
            <text:p>294,859491494264</text:p>
          </table:table-cell>
          <table:table-cell office:value-type="float" office:value="495.815995104989" calcext:value-type="float">
            <text:p>495,815995104989</text:p>
          </table:table-cell>
          <table:table-cell office:value-type="float" office:value="644.479553336124" calcext:value-type="float">
            <text:p>644,479553336124</text:p>
          </table:table-cell>
        </table:table-row>
        <table:table-row table:style-name="ro1">
          <table:table-cell office:value-type="float" office:value="259.975557623274" calcext:value-type="float">
            <text:p>259,975557623274</text:p>
          </table:table-cell>
          <table:table-cell office:value-type="float" office:value="291.316179099335" calcext:value-type="float">
            <text:p>291,316179099335</text:p>
          </table:table-cell>
          <table:table-cell office:value-type="float" office:value="489.857798025572" calcext:value-type="float">
            <text:p>489,857798025572</text:p>
          </table:table-cell>
          <table:table-cell office:value-type="float" office:value="642.776976346603" calcext:value-type="float">
            <text:p>642,776976346603</text:p>
          </table:table-cell>
        </table:table-row>
        <table:table-row table:style-name="ro1">
          <table:table-cell office:value-type="float" office:value="242.957850024756" calcext:value-type="float">
            <text:p>242,957850024756</text:p>
          </table:table-cell>
          <table:table-cell office:value-type="float" office:value="291.69755701409" calcext:value-type="float">
            <text:p>291,69755701409</text:p>
          </table:table-cell>
          <table:table-cell office:value-type="float" office:value="490.49909761324" calcext:value-type="float">
            <text:p>490,49909761324</text:p>
          </table:table-cell>
          <table:table-cell office:value-type="float" office:value="533.335211335416" calcext:value-type="float">
            <text:p>533,335211335416</text:p>
          </table:table-cell>
        </table:table-row>
        <table:table-row table:style-name="ro1">
          <table:table-cell office:value-type="float" office:value="234.549529261709" calcext:value-type="float">
            <text:p>234,549529261709</text:p>
          </table:table-cell>
          <table:table-cell office:value-type="float" office:value="287.454267385031" calcext:value-type="float">
            <text:p>287,454267385031</text:p>
          </table:table-cell>
          <table:table-cell office:value-type="float" office:value="483.363865644655" calcext:value-type="float">
            <text:p>483,363865644655</text:p>
          </table:table-cell>
          <table:table-cell office:value-type="float" office:value="630.991156374675" calcext:value-type="float">
            <text:p>630,991156374675</text:p>
          </table:table-cell>
        </table:table-row>
        <table:table-row table:style-name="ro1">
          <table:table-cell office:value-type="float" office:value="230.855153876387" calcext:value-type="float">
            <text:p>230,855153876387</text:p>
          </table:table-cell>
          <table:table-cell office:value-type="float" office:value="287.018989664361" calcext:value-type="float">
            <text:p>287,018989664361</text:p>
          </table:table-cell>
          <table:table-cell office:value-type="float" office:value="482.631931749201" calcext:value-type="float">
            <text:p>482,631931749201</text:p>
          </table:table-cell>
          <table:table-cell office:value-type="float" office:value="634.395894677396" calcext:value-type="float">
            <text:p>634,395894677396</text:p>
          </table:table-cell>
        </table:table-row>
        <table:table-row table:style-name="ro1">
          <table:table-cell office:value-type="float" office:value="224.531726235227" calcext:value-type="float">
            <text:p>224,531726235227</text:p>
          </table:table-cell>
          <table:table-cell office:value-type="float" office:value="291.418692795525" calcext:value-type="float">
            <text:p>291,418692795525</text:p>
          </table:table-cell>
          <table:table-cell office:value-type="float" office:value="490.030178199026" calcext:value-type="float">
            <text:p>490,030178199026</text:p>
          </table:table-cell>
          <table:table-cell office:value-type="float" office:value="635.031227117366" calcext:value-type="float">
            <text:p>635,031227117366</text:p>
          </table:table-cell>
        </table:table-row>
        <table:table-row table:style-name="ro1">
          <table:table-cell office:value-type="float" office:value="250.744028283023" calcext:value-type="float">
            <text:p>250,744028283023</text:p>
          </table:table-cell>
          <table:table-cell office:value-type="float" office:value="290.99166849982" calcext:value-type="float">
            <text:p>290,99166849982</text:p>
          </table:table-cell>
          <table:table-cell office:value-type="float" office:value="489.312122710847" calcext:value-type="float">
            <text:p>489,312122710847</text:p>
          </table:table-cell>
          <table:table-cell office:value-type="float" office:value="532.75835048549" calcext:value-type="float">
            <text:p>532,75835048549</text:p>
          </table:table-cell>
        </table:table-row>
        <table:table-row table:style-name="ro1">
          <table:table-cell office:value-type="float" office:value="238.72781505856" calcext:value-type="float">
            <text:p>238,72781505856</text:p>
          </table:table-cell>
          <table:table-cell office:value-type="float" office:value="293.299135795335" calcext:value-type="float">
            <text:p>293,299135795335</text:p>
          </table:table-cell>
          <table:table-cell office:value-type="float" office:value="493.192205347835" calcext:value-type="float">
            <text:p>493,192205347835</text:p>
          </table:table-cell>
          <table:table-cell office:value-type="float" office:value="637.219429014001" calcext:value-type="float">
            <text:p>637,219429014001</text:p>
          </table:table-cell>
        </table:table-row>
        <table:table-row table:style-name="ro1">
          <table:table-cell office:value-type="float" office:value="236.930560848626" calcext:value-type="float">
            <text:p>236,930560848626</text:p>
          </table:table-cell>
          <table:table-cell office:value-type="float" office:value="285.99426796221" calcext:value-type="float">
            <text:p>285,99426796221</text:p>
          </table:table-cell>
          <table:table-cell office:value-type="float" office:value="480.908828287674" calcext:value-type="float">
            <text:p>480,908828287674</text:p>
          </table:table-cell>
          <table:table-cell office:value-type="float" office:value="628.29344397467" calcext:value-type="float">
            <text:p>628,29344397467</text:p>
          </table:table-cell>
        </table:table-row>
        <table:table-row table:style-name="ro1">
          <table:table-cell office:value-type="float" office:value="237.330652598995" calcext:value-type="float">
            <text:p>237,330652598995</text:p>
          </table:table-cell>
          <table:table-cell office:value-type="float" office:value="283.175335483449" calcext:value-type="float">
            <text:p>283,175335483449</text:p>
          </table:table-cell>
          <table:table-cell office:value-type="float" office:value="476.168700015026" calcext:value-type="float">
            <text:p>476,168700015026</text:p>
          </table:table-cell>
          <table:table-cell office:value-type="float" office:value="626.131912027048" calcext:value-type="float">
            <text:p>626,131912027048</text:p>
          </table:table-cell>
        </table:table-row>
        <table:table-row table:style-name="ro1">
          <table:table-cell office:value-type="float" office:value="236.994800545874" calcext:value-type="float">
            <text:p>236,994800545874</text:p>
          </table:table-cell>
          <table:table-cell office:value-type="float" office:value="289.399236279683" calcext:value-type="float">
            <text:p>289,399236279683</text:p>
          </table:table-cell>
          <table:table-cell office:value-type="float" office:value="486.634395221516" calcext:value-type="float">
            <text:p>486,634395221516</text:p>
          </table:table-cell>
          <table:table-cell office:value-type="float" office:value="535.807729767391" calcext:value-type="float">
            <text:p>535,807729767391</text:p>
          </table:table-cell>
        </table:table-row>
        <table:table-row table:style-name="ro1">
          <table:table-cell office:value-type="float" office:value="258.9619509647" calcext:value-type="float">
            <text:p>258,9619509647</text:p>
          </table:table-cell>
          <table:table-cell office:value-type="float" office:value="291.062220913898" calcext:value-type="float">
            <text:p>291,062220913898</text:p>
          </table:table-cell>
          <table:table-cell office:value-type="float" office:value="489.430758930478" calcext:value-type="float">
            <text:p>489,430758930478</text:p>
          </table:table-cell>
          <table:table-cell office:value-type="float" office:value="639.170015828643" calcext:value-type="float">
            <text:p>639,170015828643</text:p>
          </table:table-cell>
        </table:table-row>
        <table:table-row table:style-name="ro1">
          <table:table-cell office:value-type="float" office:value="224.293395598136" calcext:value-type="float">
            <text:p>224,293395598136</text:p>
          </table:table-cell>
          <table:table-cell office:value-type="float" office:value="286.86421499062" calcext:value-type="float">
            <text:p>286,86421499062</text:p>
          </table:table-cell>
          <table:table-cell office:value-type="float" office:value="482.371673012102" calcext:value-type="float">
            <text:p>482,371673012102</text:p>
          </table:table-cell>
          <table:table-cell office:value-type="float" office:value="632.828904750281" calcext:value-type="float">
            <text:p>632,828904750281</text:p>
          </table:table-cell>
        </table:table-row>
        <table:table-row table:style-name="ro1">
          <table:table-cell office:value-type="float" office:value="222.360974047552" calcext:value-type="float">
            <text:p>222,360974047552</text:p>
          </table:table-cell>
          <table:table-cell office:value-type="float" office:value="286.027712143515" calcext:value-type="float">
            <text:p>286,027712143515</text:p>
          </table:table-cell>
          <table:table-cell office:value-type="float" office:value="480.965065785576" calcext:value-type="float">
            <text:p>480,965065785576</text:p>
          </table:table-cell>
          <table:table-cell office:value-type="float" office:value="631.625767495309" calcext:value-type="float">
            <text:p>631,625767495309</text:p>
          </table:table-cell>
        </table:table-row>
        <table:table-row table:style-name="ro1">
          <table:table-cell office:value-type="float" office:value="220.794182939133" calcext:value-type="float">
            <text:p>220,794182939133</text:p>
          </table:table-cell>
          <table:table-cell office:value-type="float" office:value="286.360113492824" calcext:value-type="float">
            <text:p>286,360113492824</text:p>
          </table:table-cell>
          <table:table-cell office:value-type="float" office:value="481.524009657271" calcext:value-type="float">
            <text:p>481,524009657271</text:p>
          </table:table-cell>
          <table:table-cell office:value-type="float" office:value="632.122713228857" calcext:value-type="float">
            <text:p>632,122713228857</text:p>
          </table:table-cell>
        </table:table-row>
        <table:table-row table:style-name="ro1">
          <table:table-cell office:value-type="float" office:value="217.303960177793" calcext:value-type="float">
            <text:p>217,303960177793</text:p>
          </table:table-cell>
          <table:table-cell office:value-type="float" office:value="287.079797269027" calcext:value-type="float">
            <text:p>287,079797269027</text:p>
          </table:table-cell>
          <table:table-cell office:value-type="float" office:value="482.734181749242" calcext:value-type="float">
            <text:p>482,734181749242</text:p>
          </table:table-cell>
          <table:table-cell office:value-type="float" office:value="643.377007621833" calcext:value-type="float">
            <text:p>643,377007621833</text:p>
          </table:table-cell>
        </table:table-row>
        <table:table-row table:style-name="ro1">
          <table:table-cell office:value-type="float" office:value="213.448256806592" calcext:value-type="float">
            <text:p>213,448256806592</text:p>
          </table:table-cell>
          <table:table-cell office:value-type="float" office:value="286.511549515755" calcext:value-type="float">
            <text:p>286,511549515755</text:p>
          </table:table-cell>
          <table:table-cell office:value-type="float" office:value="481.778654342521" calcext:value-type="float">
            <text:p>481,778654342521</text:p>
          </table:table-cell>
          <table:table-cell office:value-type="float" office:value="635.665890203234" calcext:value-type="float">
            <text:p>635,665890203234</text:p>
          </table:table-cell>
        </table:table-row>
        <table:table-row table:style-name="ro1">
          <table:table-cell office:value-type="float" office:value="212.129203041555" calcext:value-type="float">
            <text:p>212,129203041555</text:p>
          </table:table-cell>
          <table:table-cell office:value-type="float" office:value="288.536295343866" calcext:value-type="float">
            <text:p>288,536295343866</text:p>
          </table:table-cell>
          <table:table-cell office:value-type="float" office:value="485.183331473693" calcext:value-type="float">
            <text:p>485,183331473693</text:p>
          </table:table-cell>
          <table:table-cell office:value-type="float" office:value="631.874388595074" calcext:value-type="float">
            <text:p>631,874388595074</text:p>
          </table:table-cell>
        </table:table-row>
        <table:table-row table:style-name="ro1">
          <table:table-cell office:value-type="float" office:value="212.924175140524" calcext:value-type="float">
            <text:p>212,924175140524</text:p>
          </table:table-cell>
          <table:table-cell office:value-type="float" office:value="286.213421080561" calcext:value-type="float">
            <text:p>286,213421080561</text:p>
          </table:table-cell>
          <table:table-cell office:value-type="float" office:value="481.277341510379" calcext:value-type="float">
            <text:p>481,277341510379</text:p>
          </table:table-cell>
          <table:table-cell office:value-type="float" office:value="628.884935702029" calcext:value-type="float">
            <text:p>628,884935702029</text:p>
          </table:table-cell>
        </table:table-row>
      </table:table>
      <table:table table:name="FABRIC-SMALL-COMPLEX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550.982168250759" calcext:value-type="float">
            <text:p>550,982168250759</text:p>
          </table:table-cell>
          <table:table-cell office:value-type="float" office:value="1383.53264417802" calcext:value-type="float">
            <text:p>1383,53264417802</text:p>
          </table:table-cell>
          <table:table-cell office:value-type="float" office:value="3794.14994718142" calcext:value-type="float">
            <text:p>3794,14994718142</text:p>
          </table:table-cell>
          <table:table-cell office:value-type="float" office:value="5954.68620987859" calcext:value-type="float">
            <text:p>5954,68620987859</text:p>
          </table:table-cell>
        </table:table-row>
        <table:table-row table:style-name="ro1">
          <table:table-cell office:value-type="float" office:value="488.168095338468" calcext:value-type="float">
            <text:p>488,168095338468</text:p>
          </table:table-cell>
          <table:table-cell office:value-type="float" office:value="1392.67986145745" calcext:value-type="float">
            <text:p>1392,67986145745</text:p>
          </table:table-cell>
          <table:table-cell office:value-type="float" office:value="3819.23494543112" calcext:value-type="float">
            <text:p>3819,23494543112</text:p>
          </table:table-cell>
          <table:table-cell office:value-type="float" office:value="6014.32009887002" calcext:value-type="float">
            <text:p>6014,32009887002</text:p>
          </table:table-cell>
        </table:table-row>
        <table:table-row table:style-name="ro1">
          <table:table-cell office:value-type="float" office:value="493.410340535233" calcext:value-type="float">
            <text:p>493,410340535233</text:p>
          </table:table-cell>
          <table:table-cell office:value-type="float" office:value="1485.05973491577" calcext:value-type="float">
            <text:p>1485,05973491577</text:p>
          </table:table-cell>
          <table:table-cell office:value-type="float" office:value="4072.57417344099" calcext:value-type="float">
            <text:p>4072,57417344099</text:p>
          </table:table-cell>
          <table:table-cell office:value-type="float" office:value="5715.28237858383" calcext:value-type="float">
            <text:p>5715,28237858383</text:p>
          </table:table-cell>
        </table:table-row>
        <table:table-row table:style-name="ro1">
          <table:table-cell office:value-type="float" office:value="515.274912972782" calcext:value-type="float">
            <text:p>515,274912972782</text:p>
          </table:table-cell>
          <table:table-cell office:value-type="float" office:value="1473.67875471535" calcext:value-type="float">
            <text:p>1473,67875471535</text:p>
          </table:table-cell>
          <table:table-cell office:value-type="float" office:value="4041.36338444515" calcext:value-type="float">
            <text:p>4041,36338444515</text:p>
          </table:table-cell>
          <table:table-cell office:value-type="float" office:value="5788.14770749948" calcext:value-type="float">
            <text:p>5788,14770749948</text:p>
          </table:table-cell>
        </table:table-row>
        <table:table-row table:style-name="ro1">
          <table:table-cell office:value-type="float" office:value="493.300653701097" calcext:value-type="float">
            <text:p>493,300653701097</text:p>
          </table:table-cell>
          <table:table-cell office:value-type="float" office:value="1447.03226889195" calcext:value-type="float">
            <text:p>1447,03226889195</text:p>
          </table:table-cell>
          <table:table-cell office:value-type="float" office:value="3968.28902425216" calcext:value-type="float">
            <text:p>3968,28902425216</text:p>
          </table:table-cell>
          <table:table-cell office:value-type="float" office:value="6478.76067128904" calcext:value-type="float">
            <text:p>6478,76067128904</text:p>
          </table:table-cell>
        </table:table-row>
        <table:table-row table:style-name="ro1">
          <table:table-cell office:value-type="float" office:value="521.727234620978" calcext:value-type="float">
            <text:p>521,727234620978</text:p>
          </table:table-cell>
          <table:table-cell office:value-type="float" office:value="1485.45788040443" calcext:value-type="float">
            <text:p>1485,45788040443</text:p>
          </table:table-cell>
          <table:table-cell office:value-type="float" office:value="4073.66603324721" calcext:value-type="float">
            <text:p>4073,66603324721</text:p>
          </table:table-cell>
          <table:table-cell office:value-type="float" office:value="6062.64997289898" calcext:value-type="float">
            <text:p>6062,64997289898</text:p>
          </table:table-cell>
        </table:table-row>
        <table:table-row table:style-name="ro1">
          <table:table-cell office:value-type="float" office:value="525.874167177513" calcext:value-type="float">
            <text:p>525,874167177513</text:p>
          </table:table-cell>
          <table:table-cell office:value-type="float" office:value="1493.97005859368" calcext:value-type="float">
            <text:p>1493,97005859368</text:p>
          </table:table-cell>
          <table:table-cell office:value-type="float" office:value="4097.00952323499" calcext:value-type="float">
            <text:p>4097,00952323499</text:p>
          </table:table-cell>
          <table:table-cell office:value-type="float" office:value="6461.50982770927" calcext:value-type="float">
            <text:p>6461,50982770927</text:p>
          </table:table-cell>
        </table:table-row>
        <table:table-row table:style-name="ro1">
          <table:table-cell office:value-type="float" office:value="533.874039610369" calcext:value-type="float">
            <text:p>533,874039610369</text:p>
          </table:table-cell>
          <table:table-cell office:value-type="float" office:value="1399.7699678031" calcext:value-type="float">
            <text:p>1399,7699678031</text:p>
          </table:table-cell>
          <table:table-cell office:value-type="float" office:value="3838.67859696335" calcext:value-type="float">
            <text:p>3838,67859696335</text:p>
          </table:table-cell>
          <table:table-cell office:value-type="float" office:value="6282.35554091164" calcext:value-type="float">
            <text:p>6282,35554091164</text:p>
          </table:table-cell>
        </table:table-row>
        <table:table-row table:style-name="ro1">
          <table:table-cell office:value-type="float" office:value="543.44427335263" calcext:value-type="float">
            <text:p>543,44427335263</text:p>
          </table:table-cell>
          <table:table-cell office:value-type="float" office:value="1459.10667402863" calcext:value-type="float">
            <text:p>1459,10667402863</text:p>
          </table:table-cell>
          <table:table-cell office:value-type="float" office:value="4001.40143674518" calcext:value-type="float">
            <text:p>4001,40143674518</text:p>
          </table:table-cell>
          <table:table-cell office:value-type="float" office:value="6502.1900411348" calcext:value-type="float">
            <text:p>6502,1900411348</text:p>
          </table:table-cell>
        </table:table-row>
        <table:table-row table:style-name="ro1">
          <table:table-cell office:value-type="float" office:value="537.435709536065" calcext:value-type="float">
            <text:p>537,435709536065</text:p>
          </table:table-cell>
          <table:table-cell office:value-type="float" office:value="1406.88749140132" calcext:value-type="float">
            <text:p>1406,88749140132</text:p>
          </table:table-cell>
          <table:table-cell office:value-type="float" office:value="3858.19743657865" calcext:value-type="float">
            <text:p>3858,19743657865</text:p>
          </table:table-cell>
          <table:table-cell office:value-type="float" office:value="6431.6247109725" calcext:value-type="float">
            <text:p>6431,6247109725</text:p>
          </table:table-cell>
        </table:table-row>
        <table:table-row table:style-name="ro1">
          <table:table-cell office:value-type="float" office:value="494.637014315995" calcext:value-type="float">
            <text:p>494,637014315995</text:p>
          </table:table-cell>
          <table:table-cell office:value-type="float" office:value="1335.3041908123" calcext:value-type="float">
            <text:p>1335,3041908123</text:p>
          </table:table-cell>
          <table:table-cell office:value-type="float" office:value="3661.88997878805" calcext:value-type="float">
            <text:p>3661,88997878805</text:p>
          </table:table-cell>
          <table:table-cell office:value-type="float" office:value="6193.53325062867" calcext:value-type="float">
            <text:p>6193,53325062867</text:p>
          </table:table-cell>
        </table:table-row>
        <table:table-row table:style-name="ro1">
          <table:table-cell office:value-type="float" office:value="559.809154849736" calcext:value-type="float">
            <text:p>559,809154849736</text:p>
          </table:table-cell>
          <table:table-cell office:value-type="float" office:value="1553.44781300609" calcext:value-type="float">
            <text:p>1553,44781300609</text:p>
          </table:table-cell>
          <table:table-cell office:value-type="float" office:value="4260.11916846956" calcext:value-type="float">
            <text:p>4260,11916846956</text:p>
          </table:table-cell>
          <table:table-cell office:value-type="float" office:value="6356.31755643919" calcext:value-type="float">
            <text:p>6356,31755643919</text:p>
          </table:table-cell>
        </table:table-row>
        <table:table-row table:style-name="ro1">
          <table:table-cell office:value-type="float" office:value="560.132524269983" calcext:value-type="float">
            <text:p>560,132524269983</text:p>
          </table:table-cell>
          <table:table-cell office:value-type="float" office:value="1411.12171198035" calcext:value-type="float">
            <text:p>1411,12171198035</text:p>
          </table:table-cell>
          <table:table-cell office:value-type="float" office:value="3869.80921014532" calcext:value-type="float">
            <text:p>3869,80921014532</text:p>
          </table:table-cell>
          <table:table-cell office:value-type="float" office:value="6170.36830449378" calcext:value-type="float">
            <text:p>6170,36830449378</text:p>
          </table:table-cell>
        </table:table-row>
        <table:table-row table:style-name="ro1">
          <table:table-cell office:value-type="float" office:value="526.536464459213" calcext:value-type="float">
            <text:p>526,536464459213</text:p>
          </table:table-cell>
          <table:table-cell office:value-type="float" office:value="1534.42825824127" calcext:value-type="float">
            <text:p>1534,42825824127</text:p>
          </table:table-cell>
          <table:table-cell office:value-type="float" office:value="4207.96062851026" calcext:value-type="float">
            <text:p>4207,96062851026</text:p>
          </table:table-cell>
          <table:table-cell office:value-type="float" office:value="6300.42903926078" calcext:value-type="float">
            <text:p>6300,42903926078</text:p>
          </table:table-cell>
        </table:table-row>
        <table:table-row table:style-name="ro1">
          <table:table-cell office:value-type="float" office:value="577.793805833325" calcext:value-type="float">
            <text:p>577,793805833325</text:p>
          </table:table-cell>
          <table:table-cell office:value-type="float" office:value="1588.78700884396" calcext:value-type="float">
            <text:p>1588,78700884396</text:p>
          </table:table-cell>
          <table:table-cell office:value-type="float" office:value="4357.03210260661" calcext:value-type="float">
            <text:p>4357,03210260661</text:p>
          </table:table-cell>
          <table:table-cell office:value-type="float" office:value="6059.14113788985" calcext:value-type="float">
            <text:p>6059,14113788985</text:p>
          </table:table-cell>
        </table:table-row>
        <table:table-row table:style-name="ro1">
          <table:table-cell office:value-type="float" office:value="552.104093948376" calcext:value-type="float">
            <text:p>552,104093948376</text:p>
          </table:table-cell>
          <table:table-cell office:value-type="float" office:value="1516.03578998006" calcext:value-type="float">
            <text:p>1516,03578998006</text:p>
          </table:table-cell>
          <table:table-cell office:value-type="float" office:value="4157.52178792673" calcext:value-type="float">
            <text:p>4157,52178792673</text:p>
          </table:table-cell>
          <table:table-cell office:value-type="float" office:value="6098.29862445203" calcext:value-type="float">
            <text:p>6098,29862445203</text:p>
          </table:table-cell>
        </table:table-row>
        <table:table-row table:style-name="ro1">
          <table:table-cell office:value-type="float" office:value="540.728285339875" calcext:value-type="float">
            <text:p>540,728285339875</text:p>
          </table:table-cell>
          <table:table-cell office:value-type="float" office:value="1515.84769562606" calcext:value-type="float">
            <text:p>1515,84769562606</text:p>
          </table:table-cell>
          <table:table-cell office:value-type="float" office:value="4157.00596476469" calcext:value-type="float">
            <text:p>4157,00596476469</text:p>
          </table:table-cell>
          <table:table-cell office:value-type="float" office:value="5589.97002742562" calcext:value-type="float">
            <text:p>5589,97002742562</text:p>
          </table:table-cell>
        </table:table-row>
        <table:table-row table:style-name="ro1">
          <table:table-cell office:value-type="float" office:value="532.636280460505" calcext:value-type="float">
            <text:p>532,636280460505</text:p>
          </table:table-cell>
          <table:table-cell office:value-type="float" office:value="1507.42607484121" calcext:value-type="float">
            <text:p>1507,42607484121</text:p>
          </table:table-cell>
          <table:table-cell office:value-type="float" office:value="4133.91081613161" calcext:value-type="float">
            <text:p>4133,91081613161</text:p>
          </table:table-cell>
          <table:table-cell office:value-type="float" office:value="6592.48092040814" calcext:value-type="float">
            <text:p>6592,48092040814</text:p>
          </table:table-cell>
        </table:table-row>
        <table:table-row table:style-name="ro1">
          <table:table-cell office:value-type="float" office:value="530.540525723082" calcext:value-type="float">
            <text:p>530,540525723082</text:p>
          </table:table-cell>
          <table:table-cell office:value-type="float" office:value="1568.10806983775" calcext:value-type="float">
            <text:p>1568,10806983775</text:p>
          </table:table-cell>
          <table:table-cell office:value-type="float" office:value="4300.32292724429" calcext:value-type="float">
            <text:p>4300,32292724429</text:p>
          </table:table-cell>
          <table:table-cell office:value-type="float" office:value="7015.93684307432" calcext:value-type="float">
            <text:p>7015,93684307432</text:p>
          </table:table-cell>
        </table:table-row>
        <table:table-row table:style-name="ro1">
          <table:table-cell office:value-type="float" office:value="518.009591553375" calcext:value-type="float">
            <text:p>518,009591553375</text:p>
          </table:table-cell>
          <table:table-cell office:value-type="float" office:value="1600.58520507297" calcext:value-type="float">
            <text:p>1600,58520507297</text:p>
          </table:table-cell>
          <table:table-cell office:value-type="float" office:value="4389.3870497685" calcext:value-type="float">
            <text:p>4389,3870497685</text:p>
          </table:table-cell>
          <table:table-cell office:value-type="float" office:value="6522.81466179981" calcext:value-type="float">
            <text:p>6522,81466179981</text:p>
          </table:table-cell>
        </table:table-row>
        <table:table-row table:style-name="ro1">
          <table:table-cell office:value-type="float" office:value="514.477631063576" calcext:value-type="float">
            <text:p>514,477631063576</text:p>
          </table:table-cell>
          <table:table-cell office:value-type="float" office:value="1513.96527013265" calcext:value-type="float">
            <text:p>1513,96527013265</text:p>
          </table:table-cell>
          <table:table-cell office:value-type="float" office:value="4151.84366908887" calcext:value-type="float">
            <text:p>4151,84366908887</text:p>
          </table:table-cell>
          <table:table-cell office:value-type="float" office:value="6538.75113436052" calcext:value-type="float">
            <text:p>6538,75113436052</text:p>
          </table:table-cell>
        </table:table-row>
        <table:table-row table:style-name="ro1">
          <table:table-cell office:value-type="float" office:value="528.78222999009" calcext:value-type="float">
            <text:p>528,78222999009</text:p>
          </table:table-cell>
          <table:table-cell office:value-type="float" office:value="1444.3806125147" calcext:value-type="float">
            <text:p>1444,3806125147</text:p>
          </table:table-cell>
          <table:table-cell office:value-type="float" office:value="3961.01721758679" calcext:value-type="float">
            <text:p>3961,01721758679</text:p>
          </table:table-cell>
          <table:table-cell office:value-type="float" office:value="6271.30688722414" calcext:value-type="float">
            <text:p>6271,30688722414</text:p>
          </table:table-cell>
        </table:table-row>
        <table:table-row table:style-name="ro1">
          <table:table-cell office:value-type="float" office:value="518.008828983942" calcext:value-type="float">
            <text:p>518,008828983942</text:p>
          </table:table-cell>
          <table:table-cell office:value-type="float" office:value="1553.84663590712" calcext:value-type="float">
            <text:p>1553,84663590712</text:p>
          </table:table-cell>
          <table:table-cell office:value-type="float" office:value="4261.21288598699" calcext:value-type="float">
            <text:p>4261,21288598699</text:p>
          </table:table-cell>
          <table:table-cell office:value-type="float" office:value="6912.580419914" calcext:value-type="float">
            <text:p>6912,580419914</text:p>
          </table:table-cell>
        </table:table-row>
        <table:table-row table:style-name="ro1">
          <table:table-cell office:value-type="float" office:value="513.886764309079" calcext:value-type="float">
            <text:p>513,886764309079</text:p>
          </table:table-cell>
          <table:table-cell office:value-type="float" office:value="1424.1389988086" calcext:value-type="float">
            <text:p>1424,1389988086</text:p>
          </table:table-cell>
          <table:table-cell office:value-type="float" office:value="3905.50734733036" calcext:value-type="float">
            <text:p>3905,50734733036</text:p>
          </table:table-cell>
          <table:table-cell office:value-type="float" office:value="6409.85969901038" calcext:value-type="float">
            <text:p>6409,85969901038</text:p>
          </table:table-cell>
        </table:table-row>
        <table:table-row table:style-name="ro1">
          <table:table-cell office:value-type="float" office:value="560.818537905276" calcext:value-type="float">
            <text:p>560,818537905276</text:p>
          </table:table-cell>
          <table:table-cell office:value-type="float" office:value="1632.14349287573" calcext:value-type="float">
            <text:p>1632,14349287573</text:p>
          </table:table-cell>
          <table:table-cell office:value-type="float" office:value="4475.9313582847" calcext:value-type="float">
            <text:p>4475,9313582847</text:p>
          </table:table-cell>
          <table:table-cell office:value-type="float" office:value="6090.38407847934" calcext:value-type="float">
            <text:p>6090,38407847934</text:p>
          </table:table-cell>
        </table:table-row>
        <table:table-row table:style-name="ro1">
          <table:table-cell office:value-type="float" office:value="556.758983275794" calcext:value-type="float">
            <text:p>556,758983275794</text:p>
          </table:table-cell>
          <table:table-cell office:value-type="float" office:value="1596.37285507432" calcext:value-type="float">
            <text:p>1596,37285507432</text:p>
          </table:table-cell>
          <table:table-cell office:value-type="float" office:value="4377.83525329146" calcext:value-type="float">
            <text:p>4377,83525329146</text:p>
          </table:table-cell>
          <table:table-cell office:value-type="float" office:value="7033.69642299447" calcext:value-type="float">
            <text:p>7033,69642299447</text:p>
          </table:table-cell>
        </table:table-row>
        <table:table-row table:style-name="ro1">
          <table:table-cell office:value-type="float" office:value="535.204156410391" calcext:value-type="float">
            <text:p>535,204156410391</text:p>
          </table:table-cell>
          <table:table-cell office:value-type="float" office:value="1496.79314466877" calcext:value-type="float">
            <text:p>1496,79314466877</text:p>
          </table:table-cell>
          <table:table-cell office:value-type="float" office:value="4104.7514525113" calcext:value-type="float">
            <text:p>4104,7514525113</text:p>
          </table:table-cell>
          <table:table-cell office:value-type="float" office:value="6822.25621323988" calcext:value-type="float">
            <text:p>6822,25621323988</text:p>
          </table:table-cell>
        </table:table-row>
        <table:table-row table:style-name="ro1">
          <table:table-cell office:value-type="float" office:value="530.037758492955" calcext:value-type="float">
            <text:p>530,037758492955</text:p>
          </table:table-cell>
          <table:table-cell office:value-type="float" office:value="1560.21825258489" calcext:value-type="float">
            <text:p>1560,21825258489</text:p>
          </table:table-cell>
          <table:table-cell office:value-type="float" office:value="4278.68617740743" calcext:value-type="float">
            <text:p>4278,68617740743</text:p>
          </table:table-cell>
          <table:table-cell office:value-type="float" office:value="6758.05323477333" calcext:value-type="float">
            <text:p>6758,05323477333</text:p>
          </table:table-cell>
        </table:table-row>
        <table:table-row table:style-name="ro1">
          <table:table-cell office:value-type="float" office:value="537.078408416649" calcext:value-type="float">
            <text:p>537,078408416649</text:p>
          </table:table-cell>
          <table:table-cell office:value-type="float" office:value="1559.69644620398" calcext:value-type="float">
            <text:p>1559,69644620398</text:p>
          </table:table-cell>
          <table:table-cell office:value-type="float" office:value="4277.25519443721" calcext:value-type="float">
            <text:p>4277,25519443721</text:p>
          </table:table-cell>
          <table:table-cell office:value-type="float" office:value="7028.24421937167" calcext:value-type="float">
            <text:p>7028,24421937167</text:p>
          </table:table-cell>
        </table:table-row>
        <table:table-row table:style-name="ro1">
          <table:table-cell office:value-type="float" office:value="520.066716392145" calcext:value-type="float">
            <text:p>520,066716392145</text:p>
          </table:table-cell>
          <table:table-cell office:value-type="float" office:value="1549.55317960793" calcext:value-type="float">
            <text:p>1549,55317960793</text:p>
          </table:table-cell>
          <table:table-cell office:value-type="float" office:value="4249.43866652108" calcext:value-type="float">
            <text:p>4249,43866652108</text:p>
          </table:table-cell>
          <table:table-cell office:value-type="float" office:value="6718.95419361061" calcext:value-type="float">
            <text:p>6718,95419361061</text:p>
          </table:table-cell>
        </table:table-row>
        <table:table-row table:style-name="ro1">
          <table:table-cell office:value-type="float" office:value="544.883278592969" calcext:value-type="float">
            <text:p>544,883278592969</text:p>
          </table:table-cell>
          <table:table-cell office:value-type="float" office:value="1409.68370624044" calcext:value-type="float">
            <text:p>1409,68370624044</text:p>
          </table:table-cell>
          <table:table-cell office:value-type="float" office:value="3865.86567514809" calcext:value-type="float">
            <text:p>3865,86567514809</text:p>
          </table:table-cell>
          <table:table-cell office:value-type="float" office:value="6104.23914563103" calcext:value-type="float">
            <text:p>6104,23914563103</text:p>
          </table:table-cell>
        </table:table-row>
        <table:table-row table:style-name="ro1">
          <table:table-cell office:value-type="float" office:value="557.649528702135" calcext:value-type="float">
            <text:p>557,649528702135</text:p>
          </table:table-cell>
          <table:table-cell office:value-type="float" office:value="1480.90284347183" calcext:value-type="float">
            <text:p>1480,90284347183</text:p>
          </table:table-cell>
          <table:table-cell office:value-type="float" office:value="4061.1744645011" calcext:value-type="float">
            <text:p>4061,1744645011</text:p>
          </table:table-cell>
          <table:table-cell office:value-type="float" office:value="6553.03172430615" calcext:value-type="float">
            <text:p>6553,03172430615</text:p>
          </table:table-cell>
        </table:table-row>
        <table:table-row table:style-name="ro1">
          <table:table-cell office:value-type="float" office:value="608.010029624652" calcext:value-type="float">
            <text:p>608,010029624652</text:p>
          </table:table-cell>
          <table:table-cell office:value-type="float" office:value="1480.982098149" calcext:value-type="float">
            <text:p>1480,982098149</text:p>
          </table:table-cell>
          <table:table-cell office:value-type="float" office:value="4061.39180966492" calcext:value-type="float">
            <text:p>4061,39180966492</text:p>
          </table:table-cell>
          <table:table-cell office:value-type="float" office:value="6675.33389325114" calcext:value-type="float">
            <text:p>6675,33389325114</text:p>
          </table:table-cell>
        </table:table-row>
        <table:table-row table:style-name="ro1">
          <table:table-cell office:value-type="float" office:value="575.551909450524" calcext:value-type="float">
            <text:p>575,551909450524</text:p>
          </table:table-cell>
          <table:table-cell office:value-type="float" office:value="1578.56932810735" calcext:value-type="float">
            <text:p>1578,56932810735</text:p>
          </table:table-cell>
          <table:table-cell office:value-type="float" office:value="4329.01150403941" calcext:value-type="float">
            <text:p>4329,01150403941</text:p>
          </table:table-cell>
          <table:table-cell office:value-type="float" office:value="6257.12857323687" calcext:value-type="float">
            <text:p>6257,12857323687</text:p>
          </table:table-cell>
        </table:table-row>
        <table:table-row table:style-name="ro1">
          <table:table-cell office:value-type="float" office:value="553.546768738336" calcext:value-type="float">
            <text:p>553,546768738336</text:p>
          </table:table-cell>
          <table:table-cell office:value-type="float" office:value="1619.8950674142" calcext:value-type="float">
            <text:p>1619,8950674142</text:p>
          </table:table-cell>
          <table:table-cell office:value-type="float" office:value="4442.34171873881" calcext:value-type="float">
            <text:p>4442,34171873881</text:p>
          </table:table-cell>
          <table:table-cell office:value-type="float" office:value="6436.4379033224" calcext:value-type="float">
            <text:p>6436,4379033224</text:p>
          </table:table-cell>
        </table:table-row>
        <table:table-row table:style-name="ro1">
          <table:table-cell office:value-type="float" office:value="557.987780990786" calcext:value-type="float">
            <text:p>557,987780990786</text:p>
          </table:table-cell>
          <table:table-cell office:value-type="float" office:value="1544.658522657" calcext:value-type="float">
            <text:p>1544,658522657</text:p>
          </table:table-cell>
          <table:table-cell office:value-type="float" office:value="4236.01573610452" calcext:value-type="float">
            <text:p>4236,01573610452</text:p>
          </table:table-cell>
          <table:table-cell office:value-type="float" office:value="6525.02930705001" calcext:value-type="float">
            <text:p>6525,02930705001</text:p>
          </table:table-cell>
        </table:table-row>
        <table:table-row table:style-name="ro1">
          <table:table-cell office:value-type="float" office:value="523.488201873186" calcext:value-type="float">
            <text:p>523,488201873186</text:p>
          </table:table-cell>
          <table:table-cell office:value-type="float" office:value="1525.46851125099" calcext:value-type="float">
            <text:p>1525,46851125099</text:p>
          </table:table-cell>
          <table:table-cell office:value-type="float" office:value="4183.38974200969" calcext:value-type="float">
            <text:p>4183,38974200969</text:p>
          </table:table-cell>
          <table:table-cell office:value-type="float" office:value="6391.65254125851" calcext:value-type="float">
            <text:p>6391,65254125851</text:p>
          </table:table-cell>
        </table:table-row>
        <table:table-row table:style-name="ro1">
          <table:table-cell office:value-type="float" office:value="568.460402969258" calcext:value-type="float">
            <text:p>568,460402969258</text:p>
          </table:table-cell>
          <table:table-cell office:value-type="float" office:value="1498.89634925364" calcext:value-type="float">
            <text:p>1498,89634925364</text:p>
          </table:table-cell>
          <table:table-cell office:value-type="float" office:value="4110.51920479252" calcext:value-type="float">
            <text:p>4110,51920479252</text:p>
          </table:table-cell>
          <table:table-cell office:value-type="float" office:value="6911.83660129846" calcext:value-type="float">
            <text:p>6911,83660129846</text:p>
          </table:table-cell>
        </table:table-row>
        <table:table-row table:style-name="ro1">
          <table:table-cell office:value-type="float" office:value="558.799679649833" calcext:value-type="float">
            <text:p>558,799679649833</text:p>
          </table:table-cell>
          <table:table-cell office:value-type="float" office:value="1505.77548481668" calcext:value-type="float">
            <text:p>1505,77548481668</text:p>
          </table:table-cell>
          <table:table-cell office:value-type="float" office:value="4129.38429767124" calcext:value-type="float">
            <text:p>4129,38429767124</text:p>
          </table:table-cell>
          <table:table-cell office:value-type="float" office:value="6363.44346031503" calcext:value-type="float">
            <text:p>6363,44346031503</text:p>
          </table:table-cell>
        </table:table-row>
        <table:table-row table:style-name="ro1">
          <table:table-cell office:value-type="float" office:value="534.359513442773" calcext:value-type="float">
            <text:p>534,359513442773</text:p>
          </table:table-cell>
          <table:table-cell office:value-type="float" office:value="1434.70577119274" calcext:value-type="float">
            <text:p>1434,70577119274</text:p>
          </table:table-cell>
          <table:table-cell office:value-type="float" office:value="3934.48528222179" calcext:value-type="float">
            <text:p>3934,48528222179</text:p>
          </table:table-cell>
          <table:table-cell office:value-type="float" office:value="6097.18553284245" calcext:value-type="float">
            <text:p>6097,18553284245</text:p>
          </table:table-cell>
        </table:table-row>
        <table:table-row table:style-name="ro1">
          <table:table-cell office:value-type="float" office:value="555.883991161994" calcext:value-type="float">
            <text:p>555,883991161994</text:p>
          </table:table-cell>
          <table:table-cell office:value-type="float" office:value="1570.30916446296" calcext:value-type="float">
            <text:p>1570,30916446296</text:p>
          </table:table-cell>
          <table:table-cell office:value-type="float" office:value="4306.35912963614" calcext:value-type="float">
            <text:p>4306,35912963614</text:p>
          </table:table-cell>
          <table:table-cell office:value-type="float" office:value="6750.73870856565" calcext:value-type="float">
            <text:p>6750,73870856565</text:p>
          </table:table-cell>
        </table:table-row>
        <table:table-row table:style-name="ro1">
          <table:table-cell office:value-type="float" office:value="575.267963194084" calcext:value-type="float">
            <text:p>575,267963194084</text:p>
          </table:table-cell>
          <table:table-cell office:value-type="float" office:value="1513.27070385345" calcext:value-type="float">
            <text:p>1513,27070385345</text:p>
          </table:table-cell>
          <table:table-cell office:value-type="float" office:value="4149.93891561404" calcext:value-type="float">
            <text:p>4149,93891561404</text:p>
          </table:table-cell>
          <table:table-cell office:value-type="float" office:value="6502.07085673615" calcext:value-type="float">
            <text:p>6502,07085673615</text:p>
          </table:table-cell>
        </table:table-row>
        <table:table-row table:style-name="ro1">
          <table:table-cell office:value-type="float" office:value="563.849921676483" calcext:value-type="float">
            <text:p>563,849921676483</text:p>
          </table:table-cell>
          <table:table-cell office:value-type="float" office:value="1472.97797254948" calcext:value-type="float">
            <text:p>1472,97797254948</text:p>
          </table:table-cell>
          <table:table-cell office:value-type="float" office:value="4039.44158474725" calcext:value-type="float">
            <text:p>4039,44158474725</text:p>
          </table:table-cell>
          <table:table-cell office:value-type="float" office:value="6689.80900747238" calcext:value-type="float">
            <text:p>6689,80900747238</text:p>
          </table:table-cell>
        </table:table-row>
        <table:table-row table:style-name="ro1">
          <table:table-cell office:value-type="float" office:value="558.88464189984" calcext:value-type="float">
            <text:p>558,88464189984</text:p>
          </table:table-cell>
          <table:table-cell office:value-type="float" office:value="1449.32896259725" calcext:value-type="float">
            <text:p>1449,32896259725</text:p>
          </table:table-cell>
          <table:table-cell office:value-type="float" office:value="3974.587394108" calcext:value-type="float">
            <text:p>3974,587394108</text:p>
          </table:table-cell>
          <table:table-cell office:value-type="float" office:value="6723.24129348426" calcext:value-type="float">
            <text:p>6723,24129348426</text:p>
          </table:table-cell>
        </table:table-row>
        <table:table-row table:style-name="ro1">
          <table:table-cell office:value-type="float" office:value="521.102753496252" calcext:value-type="float">
            <text:p>521,102753496252</text:p>
          </table:table-cell>
          <table:table-cell office:value-type="float" office:value="1328.58867196951" calcext:value-type="float">
            <text:p>1328,58867196951</text:p>
          </table:table-cell>
          <table:table-cell office:value-type="float" office:value="3643.47358249275" calcext:value-type="float">
            <text:p>3643,47358249275</text:p>
          </table:table-cell>
          <table:table-cell office:value-type="float" office:value="6724.00034234595" calcext:value-type="float">
            <text:p>6724,00034234595</text:p>
          </table:table-cell>
        </table:table-row>
        <table:table-row table:style-name="ro1">
          <table:table-cell office:value-type="float" office:value="564.25745499105" calcext:value-type="float">
            <text:p>564,25745499105</text:p>
          </table:table-cell>
          <table:table-cell office:value-type="float" office:value="1569.70984828735" calcext:value-type="float">
            <text:p>1569,70984828735</text:p>
          </table:table-cell>
          <table:table-cell office:value-type="float" office:value="4304.71558660475" calcext:value-type="float">
            <text:p>4304,71558660475</text:p>
          </table:table-cell>
          <table:table-cell office:value-type="float" office:value="6191.74383438033" calcext:value-type="float">
            <text:p>6191,74383438033</text:p>
          </table:table-cell>
        </table:table-row>
        <table:table-row table:style-name="ro1">
          <table:table-cell office:value-type="float" office:value="516.438488170127" calcext:value-type="float">
            <text:p>516,438488170127</text:p>
          </table:table-cell>
          <table:table-cell office:value-type="float" office:value="1514.559741688" calcext:value-type="float">
            <text:p>1514,559741688</text:p>
          </table:table-cell>
          <table:table-cell office:value-type="float" office:value="4153.47392640866" calcext:value-type="float">
            <text:p>4153,47392640866</text:p>
          </table:table-cell>
          <table:table-cell office:value-type="float" office:value="5988.68759376531" calcext:value-type="float">
            <text:p>5988,68759376531</text:p>
          </table:table-cell>
        </table:table-row>
        <table:table-row table:style-name="ro1">
          <table:table-cell office:value-type="float" office:value="556.290823317637" calcext:value-type="float">
            <text:p>556,290823317637</text:p>
          </table:table-cell>
          <table:table-cell office:value-type="float" office:value="1511.52923618653" calcext:value-type="float">
            <text:p>1511,52923618653</text:p>
          </table:table-cell>
          <table:table-cell office:value-type="float" office:value="4145.16317758989" calcext:value-type="float">
            <text:p>4145,16317758989</text:p>
          </table:table-cell>
          <table:table-cell office:value-type="float" office:value="6969.52228267731" calcext:value-type="float">
            <text:p>6969,52228267731</text:p>
          </table:table-cell>
        </table:table-row>
        <table:table-row table:style-name="ro1">
          <table:table-cell office:value-type="float" office:value="527.266553471413" calcext:value-type="float">
            <text:p>527,266553471413</text:p>
          </table:table-cell>
          <table:table-cell office:value-type="float" office:value="1544.16339452501" calcext:value-type="float">
            <text:p>1544,16339452501</text:p>
          </table:table-cell>
          <table:table-cell office:value-type="float" office:value="4234.65791460046" calcext:value-type="float">
            <text:p>4234,65791460046</text:p>
          </table:table-cell>
          <table:table-cell office:value-type="float" office:value="5913.97299071788" calcext:value-type="float">
            <text:p>5913,97299071788</text:p>
          </table:table-cell>
        </table:table-row>
        <table:table-row table:style-name="ro1">
          <table:table-cell office:value-type="float" office:value="537.831579143626" calcext:value-type="float">
            <text:p>537,831579143626</text:p>
          </table:table-cell>
          <table:table-cell office:value-type="float" office:value="1531.81532184383" calcext:value-type="float">
            <text:p>1531,81532184383</text:p>
          </table:table-cell>
          <table:table-cell office:value-type="float" office:value="4200.79500611887" calcext:value-type="float">
            <text:p>4200,79500611887</text:p>
          </table:table-cell>
          <table:table-cell office:value-type="float" office:value="6363.02920993618" calcext:value-type="float">
            <text:p>6363,02920993618</text:p>
          </table:table-cell>
        </table:table-row>
        <table:table-row table:style-name="ro1">
          <table:table-cell office:value-type="float" office:value="524.515640914945" calcext:value-type="float">
            <text:p>524,515640914945</text:p>
          </table:table-cell>
          <table:table-cell office:value-type="float" office:value="1418.43145194499" calcext:value-type="float">
            <text:p>1418,43145194499</text:p>
          </table:table-cell>
          <table:table-cell office:value-type="float" office:value="3889.85517698062" calcext:value-type="float">
            <text:p>3889,85517698062</text:p>
          </table:table-cell>
          <table:table-cell office:value-type="float" office:value="6329.38465198108" calcext:value-type="float">
            <text:p>6329,38465198108</text:p>
          </table:table-cell>
        </table:table-row>
        <table:table-row table:style-name="ro1">
          <table:table-cell office:value-type="float" office:value="545.390360192597" calcext:value-type="float">
            <text:p>545,390360192597</text:p>
          </table:table-cell>
          <table:table-cell office:value-type="float" office:value="1537.60460315649" calcext:value-type="float">
            <text:p>1537,60460315649</text:p>
          </table:table-cell>
          <table:table-cell office:value-type="float" office:value="4216.67132206926" calcext:value-type="float">
            <text:p>4216,67132206926</text:p>
          </table:table-cell>
          <table:table-cell office:value-type="float" office:value="6623.69804371232" calcext:value-type="float">
            <text:p>6623,69804371232</text:p>
          </table:table-cell>
        </table:table-row>
        <table:table-row table:style-name="ro1">
          <table:table-cell office:value-type="float" office:value="557.290989058006" calcext:value-type="float">
            <text:p>557,290989058006</text:p>
          </table:table-cell>
          <table:table-cell office:value-type="float" office:value="1464.62623739336" calcext:value-type="float">
            <text:p>1464,62623739336</text:p>
          </table:table-cell>
          <table:table-cell office:value-type="float" office:value="4016.53808793797" calcext:value-type="float">
            <text:p>4016,53808793797</text:p>
          </table:table-cell>
          <table:table-cell office:value-type="float" office:value="6677.78492140171" calcext:value-type="float">
            <text:p>6677,78492140171</text:p>
          </table:table-cell>
        </table:table-row>
        <table:table-row table:style-name="ro1">
          <table:table-cell office:value-type="float" office:value="544.580974445492" calcext:value-type="float">
            <text:p>544,580974445492</text:p>
          </table:table-cell>
          <table:table-cell office:value-type="float" office:value="1468.36108874437" calcext:value-type="float">
            <text:p>1468,36108874437</text:p>
          </table:table-cell>
          <table:table-cell office:value-type="float" office:value="4026.78040937201" calcext:value-type="float">
            <text:p>4026,78040937201</text:p>
          </table:table-cell>
          <table:table-cell office:value-type="float" office:value="6465.00291511893" calcext:value-type="float">
            <text:p>6465,00291511893</text:p>
          </table:table-cell>
        </table:table-row>
        <table:table-row table:style-name="ro1">
          <table:table-cell office:value-type="float" office:value="557.923024190157" calcext:value-type="float">
            <text:p>557,923024190157</text:p>
          </table:table-cell>
          <table:table-cell office:value-type="float" office:value="1559.88882268938" calcext:value-type="float">
            <text:p>1559,88882268938</text:p>
          </table:table-cell>
          <table:table-cell office:value-type="float" office:value="4277.78276076171" calcext:value-type="float">
            <text:p>4277,78276076171</text:p>
          </table:table-cell>
          <table:table-cell office:value-type="float" office:value="6700.30144397605" calcext:value-type="float">
            <text:p>6700,30144397605</text:p>
          </table:table-cell>
        </table:table-row>
        <table:table-row table:style-name="ro1">
          <table:table-cell office:value-type="float" office:value="564.987477464076" calcext:value-type="float">
            <text:p>564,987477464076</text:p>
          </table:table-cell>
          <table:table-cell office:value-type="float" office:value="1428.90885346315" calcext:value-type="float">
            <text:p>1428,90885346315</text:p>
          </table:table-cell>
          <table:table-cell office:value-type="float" office:value="3918.58802443746" calcext:value-type="float">
            <text:p>3918,58802443746</text:p>
          </table:table-cell>
          <table:table-cell office:value-type="float" office:value="5986.12603826166" calcext:value-type="float">
            <text:p>5986,12603826166</text:p>
          </table:table-cell>
        </table:table-row>
        <table:table-row table:style-name="ro1">
          <table:table-cell office:value-type="float" office:value="564.005347195271" calcext:value-type="float">
            <text:p>564,005347195271</text:p>
          </table:table-cell>
          <table:table-cell office:value-type="float" office:value="1432.11974706664" calcext:value-type="float">
            <text:p>1432,11974706664</text:p>
          </table:table-cell>
          <table:table-cell office:value-type="float" office:value="3927.3934630712" calcext:value-type="float">
            <text:p>3927,3934630712</text:p>
          </table:table-cell>
          <table:table-cell office:value-type="float" office:value="6350.22032774095" calcext:value-type="float">
            <text:p>6350,22032774095</text:p>
          </table:table-cell>
        </table:table-row>
        <table:table-row table:style-name="ro1">
          <table:table-cell office:value-type="float" office:value="544.940701442087" calcext:value-type="float">
            <text:p>544,940701442087</text:p>
          </table:table-cell>
          <table:table-cell office:value-type="float" office:value="1599.34703573591" calcext:value-type="float">
            <text:p>1599,34703573591</text:p>
          </table:table-cell>
          <table:table-cell office:value-type="float" office:value="4385.99153890392" calcext:value-type="float">
            <text:p>4385,99153890392</text:p>
          </table:table-cell>
          <table:table-cell office:value-type="float" office:value="6414.48977923205" calcext:value-type="float">
            <text:p>6414,48977923205</text:p>
          </table:table-cell>
        </table:table-row>
        <table:table-row table:style-name="ro1">
          <table:table-cell office:value-type="float" office:value="540.185235141612" calcext:value-type="float">
            <text:p>540,185235141612</text:p>
          </table:table-cell>
          <table:table-cell office:value-type="float" office:value="1487.99881672766" calcext:value-type="float">
            <text:p>1487,99881672766</text:p>
          </table:table-cell>
          <table:table-cell office:value-type="float" office:value="4080.63420523588" calcext:value-type="float">
            <text:p>4080,63420523588</text:p>
          </table:table-cell>
          <table:table-cell office:value-type="float" office:value="6485.21598460357" calcext:value-type="float">
            <text:p>6485,21598460357</text:p>
          </table:table-cell>
        </table:table-row>
        <table:table-row table:style-name="ro1">
          <table:table-cell office:value-type="float" office:value="558.456089375151" calcext:value-type="float">
            <text:p>558,456089375151</text:p>
          </table:table-cell>
          <table:table-cell office:value-type="float" office:value="1485.16176749385" calcext:value-type="float">
            <text:p>1485,16176749385</text:p>
          </table:table-cell>
          <table:table-cell office:value-type="float" office:value="4072.85398389748" calcext:value-type="float">
            <text:p>4072,85398389748</text:p>
          </table:table-cell>
          <table:table-cell office:value-type="float" office:value="5934.17287180873" calcext:value-type="float">
            <text:p>5934,17287180873</text:p>
          </table:table-cell>
        </table:table-row>
        <table:table-row table:style-name="ro1">
          <table:table-cell office:value-type="float" office:value="530.665581619164" calcext:value-type="float">
            <text:p>530,665581619164</text:p>
          </table:table-cell>
          <table:table-cell office:value-type="float" office:value="1561.33838570428" calcext:value-type="float">
            <text:p>1561,33838570428</text:p>
          </table:table-cell>
          <table:table-cell office:value-type="float" office:value="4281.7579900124" calcext:value-type="float">
            <text:p>4281,7579900124</text:p>
          </table:table-cell>
          <table:table-cell office:value-type="float" office:value="6435.16010449412" calcext:value-type="float">
            <text:p>6435,16010449412</text:p>
          </table:table-cell>
        </table:table-row>
        <table:table-row table:style-name="ro1">
          <table:table-cell office:value-type="float" office:value="529.118215046969" calcext:value-type="float">
            <text:p>529,118215046969</text:p>
          </table:table-cell>
          <table:table-cell office:value-type="float" office:value="1567.2730055331" calcext:value-type="float">
            <text:p>1567,2730055331</text:p>
          </table:table-cell>
          <table:table-cell office:value-type="float" office:value="4298.03287705956" calcext:value-type="float">
            <text:p>4298,03287705956</text:p>
          </table:table-cell>
          <table:table-cell office:value-type="float" office:value="6572.43774673232" calcext:value-type="float">
            <text:p>6572,43774673232</text:p>
          </table:table-cell>
        </table:table-row>
        <table:table-row table:style-name="ro1">
          <table:table-cell office:value-type="float" office:value="555.165581185595" calcext:value-type="float">
            <text:p>555,165581185595</text:p>
          </table:table-cell>
          <table:table-cell office:value-type="float" office:value="1461.66138058473" calcext:value-type="float">
            <text:p>1461,66138058473</text:p>
          </table:table-cell>
          <table:table-cell office:value-type="float" office:value="4008.40737172306" calcext:value-type="float">
            <text:p>4008,40737172306</text:p>
          </table:table-cell>
          <table:table-cell office:value-type="float" office:value="6555.65631240871" calcext:value-type="float">
            <text:p>6555,65631240871</text:p>
          </table:table-cell>
        </table:table-row>
        <table:table-row table:style-name="ro1">
          <table:table-cell office:value-type="float" office:value="542.657252813517" calcext:value-type="float">
            <text:p>542,657252813517</text:p>
          </table:table-cell>
          <table:table-cell office:value-type="float" office:value="1498.84601039227" calcext:value-type="float">
            <text:p>1498,84601039227</text:p>
          </table:table-cell>
          <table:table-cell office:value-type="float" office:value="4110.38115731745" calcext:value-type="float">
            <text:p>4110,38115731745</text:p>
          </table:table-cell>
          <table:table-cell office:value-type="float" office:value="6579.32805092756" calcext:value-type="float">
            <text:p>6579,32805092756</text:p>
          </table:table-cell>
        </table:table-row>
        <table:table-row table:style-name="ro1">
          <table:table-cell office:value-type="float" office:value="523.94522530906" calcext:value-type="float">
            <text:p>523,94522530906</text:p>
          </table:table-cell>
          <table:table-cell office:value-type="float" office:value="1478.20570106666" calcext:value-type="float">
            <text:p>1478,20570106666</text:p>
          </table:table-cell>
          <table:table-cell office:value-type="float" office:value="4053.77791859582" calcext:value-type="float">
            <text:p>4053,77791859582</text:p>
          </table:table-cell>
          <table:table-cell office:value-type="float" office:value="6759.24296693716" calcext:value-type="float">
            <text:p>6759,24296693716</text:p>
          </table:table-cell>
        </table:table-row>
        <table:table-row table:style-name="ro1">
          <table:table-cell office:value-type="float" office:value="547.460453764127" calcext:value-type="float">
            <text:p>547,460453764127</text:p>
          </table:table-cell>
          <table:table-cell office:value-type="float" office:value="1501.24374312424" calcext:value-type="float">
            <text:p>1501,24374312424</text:p>
          </table:table-cell>
          <table:table-cell office:value-type="float" office:value="4116.95661295027" calcext:value-type="float">
            <text:p>4116,95661295027</text:p>
          </table:table-cell>
          <table:table-cell office:value-type="float" office:value="6351.15700634866" calcext:value-type="float">
            <text:p>6351,15700634866</text:p>
          </table:table-cell>
        </table:table-row>
        <table:table-row table:style-name="ro1">
          <table:table-cell office:value-type="float" office:value="514.428181914384" calcext:value-type="float">
            <text:p>514,428181914384</text:p>
          </table:table-cell>
          <table:table-cell office:value-type="float" office:value="1329.28102942036" calcext:value-type="float">
            <text:p>1329,28102942036</text:p>
          </table:table-cell>
          <table:table-cell office:value-type="float" office:value="3645.3722785565" calcext:value-type="float">
            <text:p>3645,3722785565</text:p>
          </table:table-cell>
          <table:table-cell office:value-type="float" office:value="6431.29647133873" calcext:value-type="float">
            <text:p>6431,29647133873</text:p>
          </table:table-cell>
        </table:table-row>
        <table:table-row table:style-name="ro1">
          <table:table-cell office:value-type="float" office:value="509.533984659347" calcext:value-type="float">
            <text:p>509,533984659347</text:p>
          </table:table-cell>
          <table:table-cell office:value-type="float" office:value="1659.95358608878" calcext:value-type="float">
            <text:p>1659,95358608878</text:p>
          </table:table-cell>
          <table:table-cell office:value-type="float" office:value="4552.19675335104" calcext:value-type="float">
            <text:p>4552,19675335104</text:p>
          </table:table-cell>
          <table:table-cell office:value-type="float" office:value="6425.70950353201" calcext:value-type="float">
            <text:p>6425,70950353201</text:p>
          </table:table-cell>
        </table:table-row>
        <table:table-row table:style-name="ro1">
          <table:table-cell office:value-type="float" office:value="531.240654528682" calcext:value-type="float">
            <text:p>531,240654528682</text:p>
          </table:table-cell>
          <table:table-cell office:value-type="float" office:value="1648.24673141744" calcext:value-type="float">
            <text:p>1648,24673141744</text:p>
          </table:table-cell>
          <table:table-cell office:value-type="float" office:value="4520.09229797744" calcext:value-type="float">
            <text:p>4520,09229797744</text:p>
          </table:table-cell>
          <table:table-cell office:value-type="float" office:value="6527.73698292952" calcext:value-type="float">
            <text:p>6527,73698292952</text:p>
          </table:table-cell>
        </table:table-row>
        <table:table-row table:style-name="ro1">
          <table:table-cell office:value-type="float" office:value="537.28338544819" calcext:value-type="float">
            <text:p>537,28338544819</text:p>
          </table:table-cell>
          <table:table-cell office:value-type="float" office:value="1504.93457412719" calcext:value-type="float">
            <text:p>1504,93457412719</text:p>
          </table:table-cell>
          <table:table-cell office:value-type="float" office:value="4127.07821457191" calcext:value-type="float">
            <text:p>4127,07821457191</text:p>
          </table:table-cell>
          <table:table-cell office:value-type="float" office:value="6061.04028425657" calcext:value-type="float">
            <text:p>6061,04028425657</text:p>
          </table:table-cell>
        </table:table-row>
        <table:table-row table:style-name="ro1">
          <table:table-cell office:value-type="float" office:value="516.435852456231" calcext:value-type="float">
            <text:p>516,435852456231</text:p>
          </table:table-cell>
          <table:table-cell office:value-type="float" office:value="1523.94660741388" calcext:value-type="float">
            <text:p>1523,94660741388</text:p>
          </table:table-cell>
          <table:table-cell office:value-type="float" office:value="4179.21612790128" calcext:value-type="float">
            <text:p>4179,21612790128</text:p>
          </table:table-cell>
          <table:table-cell office:value-type="float" office:value="6292.69588517744" calcext:value-type="float">
            <text:p>6292,69588517744</text:p>
          </table:table-cell>
        </table:table-row>
        <table:table-row table:style-name="ro1">
          <table:table-cell office:value-type="float" office:value="537.589466618445" calcext:value-type="float">
            <text:p>537,589466618445</text:p>
          </table:table-cell>
          <table:table-cell office:value-type="float" office:value="1502.3617946968" calcext:value-type="float">
            <text:p>1502,3617946968</text:p>
          </table:table-cell>
          <table:table-cell office:value-type="float" office:value="4120.0227171964" calcext:value-type="float">
            <text:p>4120,0227171964</text:p>
          </table:table-cell>
          <table:table-cell office:value-type="float" office:value="7253.70768596701" calcext:value-type="float">
            <text:p>7253,70768596701</text:p>
          </table:table-cell>
        </table:table-row>
        <table:table-row table:style-name="ro1">
          <table:table-cell office:value-type="float" office:value="514.339186742233" calcext:value-type="float">
            <text:p>514,339186742233</text:p>
          </table:table-cell>
          <table:table-cell office:value-type="float" office:value="1506.91035295121" calcext:value-type="float">
            <text:p>1506,91035295121</text:p>
          </table:table-cell>
          <table:table-cell office:value-type="float" office:value="4132.49651904947" calcext:value-type="float">
            <text:p>4132,49651904947</text:p>
          </table:table-cell>
          <table:table-cell office:value-type="float" office:value="6465.19257241792" calcext:value-type="float">
            <text:p>6465,19257241792</text:p>
          </table:table-cell>
        </table:table-row>
        <table:table-row table:style-name="ro1">
          <table:table-cell office:value-type="float" office:value="537.158135063251" calcext:value-type="float">
            <text:p>537,158135063251</text:p>
          </table:table-cell>
          <table:table-cell office:value-type="float" office:value="1543.45436005996" calcext:value-type="float">
            <text:p>1543,45436005996</text:p>
          </table:table-cell>
          <table:table-cell office:value-type="float" office:value="4232.71348409538" calcext:value-type="float">
            <text:p>4232,71348409538</text:p>
          </table:table-cell>
          <table:table-cell office:value-type="float" office:value="7245.69289197762" calcext:value-type="float">
            <text:p>7245,69289197762</text:p>
          </table:table-cell>
        </table:table-row>
        <table:table-row table:style-name="ro1">
          <table:table-cell office:value-type="float" office:value="576.327573354242" calcext:value-type="float">
            <text:p>576,327573354242</text:p>
          </table:table-cell>
          <table:table-cell office:value-type="float" office:value="1503.49193316515" calcext:value-type="float">
            <text:p>1503,49193316515</text:p>
          </table:table-cell>
          <table:table-cell office:value-type="float" office:value="4123.12196810894" calcext:value-type="float">
            <text:p>4123,12196810894</text:p>
          </table:table-cell>
          <table:table-cell office:value-type="float" office:value="7744.87572991588" calcext:value-type="float">
            <text:p>7744,87572991588</text:p>
          </table:table-cell>
        </table:table-row>
        <table:table-row table:style-name="ro1">
          <table:table-cell office:value-type="float" office:value="548.809532398282" calcext:value-type="float">
            <text:p>548,809532398282</text:p>
          </table:table-cell>
          <table:table-cell office:value-type="float" office:value="1522.02187771637" calcext:value-type="float">
            <text:p>1522,02187771637</text:p>
          </table:table-cell>
          <table:table-cell office:value-type="float" office:value="4173.93781870426" calcext:value-type="float">
            <text:p>4173,93781870426</text:p>
          </table:table-cell>
          <table:table-cell office:value-type="float" office:value="6744.72866541611" calcext:value-type="float">
            <text:p>6744,72866541611</text:p>
          </table:table-cell>
        </table:table-row>
        <table:table-row table:style-name="ro1">
          <table:table-cell office:value-type="float" office:value="578.210285234902" calcext:value-type="float">
            <text:p>578,210285234902</text:p>
          </table:table-cell>
          <table:table-cell office:value-type="float" office:value="1677.85908404254" calcext:value-type="float">
            <text:p>1677,85908404254</text:p>
          </table:table-cell>
          <table:table-cell office:value-type="float" office:value="4601.30014415384" calcext:value-type="float">
            <text:p>4601,30014415384</text:p>
          </table:table-cell>
          <table:table-cell office:value-type="float" office:value="6205.87568852847" calcext:value-type="float">
            <text:p>6205,87568852847</text:p>
          </table:table-cell>
        </table:table-row>
        <table:table-row table:style-name="ro1">
          <table:table-cell office:value-type="float" office:value="562.186578354496" calcext:value-type="float">
            <text:p>562,186578354496</text:p>
          </table:table-cell>
          <table:table-cell office:value-type="float" office:value="1598.28746443819" calcext:value-type="float">
            <text:p>1598,28746443819</text:p>
          </table:table-cell>
          <table:table-cell office:value-type="float" office:value="4383.08580885108" calcext:value-type="float">
            <text:p>4383,08580885108</text:p>
          </table:table-cell>
          <table:table-cell office:value-type="float" office:value="6421.23485807788" calcext:value-type="float">
            <text:p>6421,23485807788</text:p>
          </table:table-cell>
        </table:table-row>
        <table:table-row table:style-name="ro1">
          <table:table-cell office:value-type="float" office:value="559.864218341784" calcext:value-type="float">
            <text:p>559,864218341784</text:p>
          </table:table-cell>
          <table:table-cell office:value-type="float" office:value="1592.24642724265" calcext:value-type="float">
            <text:p>1592,24642724265</text:p>
          </table:table-cell>
          <table:table-cell office:value-type="float" office:value="4366.51908666145" calcext:value-type="float">
            <text:p>4366,51908666145</text:p>
          </table:table-cell>
          <table:table-cell office:value-type="float" office:value="7931.51334796372" calcext:value-type="float">
            <text:p>7931,51334796372</text:p>
          </table:table-cell>
        </table:table-row>
        <table:table-row table:style-name="ro1">
          <table:table-cell office:value-type="float" office:value="530.683023424028" calcext:value-type="float">
            <text:p>530,683023424028</text:p>
          </table:table-cell>
          <table:table-cell office:value-type="float" office:value="1506.89701384204" calcext:value-type="float">
            <text:p>1506,89701384204</text:p>
          </table:table-cell>
          <table:table-cell office:value-type="float" office:value="4132.45993835832" calcext:value-type="float">
            <text:p>4132,45993835832</text:p>
          </table:table-cell>
          <table:table-cell office:value-type="float" office:value="7006.37697344381" calcext:value-type="float">
            <text:p>7006,37697344381</text:p>
          </table:table-cell>
        </table:table-row>
        <table:table-row table:style-name="ro1">
          <table:table-cell office:value-type="float" office:value="554.013229564362" calcext:value-type="float">
            <text:p>554,013229564362</text:p>
          </table:table-cell>
          <table:table-cell office:value-type="float" office:value="1546.30874727866" calcext:value-type="float">
            <text:p>1546,30874727866</text:p>
          </table:table-cell>
          <table:table-cell office:value-type="float" office:value="4240.54125249725" calcext:value-type="float">
            <text:p>4240,54125249725</text:p>
          </table:table-cell>
          <table:table-cell office:value-type="float" office:value="6420.11545897789" calcext:value-type="float">
            <text:p>6420,11545897789</text:p>
          </table:table-cell>
        </table:table-row>
        <table:table-row table:style-name="ro1">
          <table:table-cell office:value-type="float" office:value="531.724925641693" calcext:value-type="float">
            <text:p>531,724925641693</text:p>
          </table:table-cell>
          <table:table-cell office:value-type="float" office:value="1556.10919147664" calcext:value-type="float">
            <text:p>1556,10919147664</text:p>
          </table:table-cell>
          <table:table-cell office:value-type="float" office:value="4267.41763665241" calcext:value-type="float">
            <text:p>4267,41763665241</text:p>
          </table:table-cell>
          <table:table-cell office:value-type="float" office:value="6075.71873354617" calcext:value-type="float">
            <text:p>6075,71873354617</text:p>
          </table:table-cell>
        </table:table-row>
        <table:table-row table:style-name="ro1">
          <table:table-cell office:value-type="float" office:value="509.968402316658" calcext:value-type="float">
            <text:p>509,968402316658</text:p>
          </table:table-cell>
          <table:table-cell office:value-type="float" office:value="1534.84594639833" calcext:value-type="float">
            <text:p>1534,84594639833</text:p>
          </table:table-cell>
          <table:table-cell office:value-type="float" office:value="4209.10608142437" calcext:value-type="float">
            <text:p>4209,10608142437</text:p>
          </table:table-cell>
          <table:table-cell office:value-type="float" office:value="7068.87110612172" calcext:value-type="float">
            <text:p>7068,87110612172</text:p>
          </table:table-cell>
        </table:table-row>
        <table:table-row table:style-name="ro1">
          <table:table-cell office:value-type="float" office:value="532.014348033976" calcext:value-type="float">
            <text:p>532,014348033976</text:p>
          </table:table-cell>
          <table:table-cell office:value-type="float" office:value="1405.71420708328" calcext:value-type="float">
            <text:p>1405,71420708328</text:p>
          </table:table-cell>
          <table:table-cell office:value-type="float" office:value="3854.97986404644" calcext:value-type="float">
            <text:p>3854,97986404644</text:p>
          </table:table-cell>
          <table:table-cell office:value-type="float" office:value="6867.02061103226" calcext:value-type="float">
            <text:p>6867,02061103226</text:p>
          </table:table-cell>
        </table:table-row>
        <table:table-row table:style-name="ro1">
          <table:table-cell office:value-type="float" office:value="554.823470006196" calcext:value-type="float">
            <text:p>554,823470006196</text:p>
          </table:table-cell>
          <table:table-cell office:value-type="float" office:value="1491.54175552383" calcext:value-type="float">
            <text:p>1491,54175552383</text:p>
          </table:table-cell>
          <table:table-cell office:value-type="float" office:value="4090.35023261183" calcext:value-type="float">
            <text:p>4090,35023261183</text:p>
          </table:table-cell>
          <table:table-cell office:value-type="float" office:value="6659.9172615275" calcext:value-type="float">
            <text:p>6659,9172615275</text:p>
          </table:table-cell>
        </table:table-row>
        <table:table-row table:style-name="ro1">
          <table:table-cell office:value-type="float" office:value="536.451327402414" calcext:value-type="float">
            <text:p>536,451327402414</text:p>
          </table:table-cell>
          <table:table-cell office:value-type="float" office:value="1454.79963227043" calcext:value-type="float">
            <text:p>1454,79963227043</text:p>
          </table:table-cell>
          <table:table-cell office:value-type="float" office:value="3989.58996100722" calcext:value-type="float">
            <text:p>3989,58996100722</text:p>
          </table:table-cell>
          <table:table-cell office:value-type="float" office:value="7036.77114829074" calcext:value-type="float">
            <text:p>7036,77114829074</text:p>
          </table:table-cell>
        </table:table-row>
        <table:table-row table:style-name="ro1">
          <table:table-cell office:value-type="float" office:value="538.313721212809" calcext:value-type="float">
            <text:p>538,313721212809</text:p>
          </table:table-cell>
          <table:table-cell office:value-type="float" office:value="1571.76950058429" calcext:value-type="float">
            <text:p>1571,76950058429</text:p>
          </table:table-cell>
          <table:table-cell office:value-type="float" office:value="4310.36390266475" calcext:value-type="float">
            <text:p>4310,36390266475</text:p>
          </table:table-cell>
          <table:table-cell office:value-type="float" office:value="6942.21462284297" calcext:value-type="float">
            <text:p>6942,21462284297</text:p>
          </table:table-cell>
        </table:table-row>
        <table:table-row table:style-name="ro1">
          <table:table-cell office:value-type="float" office:value="547.036502242159" calcext:value-type="float">
            <text:p>547,036502242159</text:p>
          </table:table-cell>
          <table:table-cell office:value-type="float" office:value="1481.91377562574" calcext:value-type="float">
            <text:p>1481,91377562574</text:p>
          </table:table-cell>
          <table:table-cell office:value-type="float" office:value="4063.94680832291" calcext:value-type="float">
            <text:p>4063,94680832291</text:p>
          </table:table-cell>
          <table:table-cell office:value-type="float" office:value="6673.34035871465" calcext:value-type="float">
            <text:p>6673,34035871465</text:p>
          </table:table-cell>
        </table:table-row>
        <table:table-row table:style-name="ro1">
          <table:table-cell office:value-type="float" office:value="544.604127809042" calcext:value-type="float">
            <text:p>544,604127809042</text:p>
          </table:table-cell>
          <table:table-cell office:value-type="float" office:value="1554.49254251718" calcext:value-type="float">
            <text:p>1554,49254251718</text:p>
          </table:table-cell>
          <table:table-cell office:value-type="float" office:value="4262.98419694286" calcext:value-type="float">
            <text:p>4262,98419694286</text:p>
          </table:table-cell>
          <table:table-cell office:value-type="float" office:value="6749.4019608432" calcext:value-type="float">
            <text:p>6749,4019608432</text:p>
          </table:table-cell>
        </table:table-row>
        <table:table-row table:style-name="ro1">
          <table:table-cell office:value-type="float" office:value="549.508156541541" calcext:value-type="float">
            <text:p>549,508156541541</text:p>
          </table:table-cell>
          <table:table-cell office:value-type="float" office:value="1559.67727300681" calcext:value-type="float">
            <text:p>1559,67727300681</text:p>
          </table:table-cell>
          <table:table-cell office:value-type="float" office:value="4277.20261455387" calcext:value-type="float">
            <text:p>4277,20261455387</text:p>
          </table:table-cell>
          <table:table-cell office:value-type="float" office:value="6547.91408166614" calcext:value-type="float">
            <text:p>6547,91408166614</text:p>
          </table:table-cell>
        </table:table-row>
        <table:table-row table:style-name="ro1">
          <table:table-cell office:value-type="float" office:value="520.4541363445" calcext:value-type="float">
            <text:p>520,4541363445</text:p>
          </table:table-cell>
          <table:table-cell office:value-type="float" office:value="1536.11528143019" calcext:value-type="float">
            <text:p>1536,11528143019</text:p>
          </table:table-cell>
          <table:table-cell office:value-type="float" office:value="4212.5870599646" calcext:value-type="float">
            <text:p>4212,5870599646</text:p>
          </table:table-cell>
          <table:table-cell office:value-type="float" office:value="6466.86067848208" calcext:value-type="float">
            <text:p>6466,86067848208</text:p>
          </table:table-cell>
        </table:table-row>
        <table:table-row table:style-name="ro1">
          <table:table-cell office:value-type="float" office:value="561.534951897127" calcext:value-type="float">
            <text:p>561,534951897127</text:p>
          </table:table-cell>
          <table:table-cell office:value-type="float" office:value="1512.0531528528" calcext:value-type="float">
            <text:p>1512,0531528528</text:p>
          </table:table-cell>
          <table:table-cell office:value-type="float" office:value="4146.59994773045" calcext:value-type="float">
            <text:p>4146,59994773045</text:p>
          </table:table-cell>
          <table:table-cell office:value-type="float" office:value="7290.34551764295" calcext:value-type="float">
            <text:p>7290,34551764295</text:p>
          </table:table-cell>
        </table:table-row>
        <table:table-row table:style-name="ro1">
          <table:table-cell office:value-type="float" office:value="520.917787444298" calcext:value-type="float">
            <text:p>520,917787444298</text:p>
          </table:table-cell>
          <table:table-cell office:value-type="float" office:value="1465.82062043537" calcext:value-type="float">
            <text:p>1465,82062043537</text:p>
          </table:table-cell>
          <table:table-cell office:value-type="float" office:value="4019.81352084866" calcext:value-type="float">
            <text:p>4019,81352084866</text:p>
          </table:table-cell>
          <table:table-cell office:value-type="float" office:value="7041.11198054284" calcext:value-type="float">
            <text:p>7041,11198054284</text:p>
          </table:table-cell>
        </table:table-row>
        <table:table-row table:style-name="ro1">
          <table:table-cell office:value-type="float" office:value="535.695070554254" calcext:value-type="float">
            <text:p>535,695070554254</text:p>
          </table:table-cell>
          <table:table-cell office:value-type="float" office:value="1426.82728953519" calcext:value-type="float">
            <text:p>1426,82728953519</text:p>
          </table:table-cell>
          <table:table-cell office:value-type="float" office:value="3912.87961871204" calcext:value-type="float">
            <text:p>3912,87961871204</text:p>
          </table:table-cell>
          <table:table-cell office:value-type="float" office:value="7211.89176633977" calcext:value-type="float">
            <text:p>7211,89176633977</text:p>
          </table:table-cell>
        </table:table-row>
        <table:table-row table:style-name="ro1">
          <table:table-cell office:value-type="float" office:value="526.86919965897" calcext:value-type="float">
            <text:p>526,86919965897</text:p>
          </table:table-cell>
          <table:table-cell office:value-type="float" office:value="1577.04945245427" calcext:value-type="float">
            <text:p>1577,04945245427</text:p>
          </table:table-cell>
          <table:table-cell office:value-type="float" office:value="4324.84345194963" calcext:value-type="float">
            <text:p>4324,84345194963</text:p>
          </table:table-cell>
          <table:table-cell office:value-type="float" office:value="6915.89902426329" calcext:value-type="float">
            <text:p>6915,89902426329</text:p>
          </table:table-cell>
        </table:table-row>
        <table:table-row table:style-name="ro1">
          <table:table-cell office:value-type="float" office:value="560.047976564747" calcext:value-type="float">
            <text:p>560,047976564747</text:p>
          </table:table-cell>
          <table:table-cell office:value-type="float" office:value="1555.96109397069" calcext:value-type="float">
            <text:p>1555,96109397069</text:p>
          </table:table-cell>
          <table:table-cell office:value-type="float" office:value="4267.01149940169" calcext:value-type="float">
            <text:p>4267,01149940169</text:p>
          </table:table-cell>
          <table:table-cell office:value-type="float" office:value="6497.70773166172" calcext:value-type="float">
            <text:p>6497,70773166172</text:p>
          </table:table-cell>
        </table:table-row>
        <table:table-row table:style-name="ro1">
          <table:table-cell office:value-type="float" office:value="528.368985097773" calcext:value-type="float">
            <text:p>528,368985097773</text:p>
          </table:table-cell>
          <table:table-cell office:value-type="float" office:value="1354.77686103506" calcext:value-type="float">
            <text:p>1354,77686103506</text:p>
          </table:table-cell>
          <table:table-cell office:value-type="float" office:value="3715.29112621168" calcext:value-type="float">
            <text:p>3715,29112621168</text:p>
          </table:table-cell>
          <table:table-cell office:value-type="float" office:value="6696.27815245979" calcext:value-type="float">
            <text:p>6696,27815245979</text:p>
          </table:table-cell>
        </table:table-row>
        <table:table-row table:style-name="ro1">
          <table:table-cell office:value-type="float" office:value="567.942630068774" calcext:value-type="float">
            <text:p>567,942630068774</text:p>
          </table:table-cell>
          <table:table-cell office:value-type="float" office:value="1434.58555077099" calcext:value-type="float">
            <text:p>1434,58555077099</text:p>
          </table:table-cell>
          <table:table-cell office:value-type="float" office:value="3934.15559407981" calcext:value-type="float">
            <text:p>3934,15559407981</text:p>
          </table:table-cell>
          <table:table-cell office:value-type="float" office:value="6642.7168217593" calcext:value-type="float">
            <text:p>6642,7168217593</text:p>
          </table:table-cell>
        </table:table-row>
        <table:table-row table:style-name="ro1">
          <table:table-cell office:value-type="float" office:value="570.570457127582" calcext:value-type="float">
            <text:p>570,570457127582</text:p>
          </table:table-cell>
          <table:table-cell office:value-type="float" office:value="1506.22451518332" calcext:value-type="float">
            <text:p>1506,22451518332</text:p>
          </table:table-cell>
          <table:table-cell office:value-type="float" office:value="4130.61570232876" calcext:value-type="float">
            <text:p>4130,61570232876</text:p>
          </table:table-cell>
          <table:table-cell office:value-type="float" office:value="6456.6293092489" calcext:value-type="float">
            <text:p>6456,6293092489</text:p>
          </table:table-cell>
        </table:table-row>
        <table:table-row table:style-name="ro1">
          <table:table-cell office:value-type="float" office:value="561.735824376817" calcext:value-type="float">
            <text:p>561,735824376817</text:p>
          </table:table-cell>
          <table:table-cell office:value-type="float" office:value="1365.79930669726" calcext:value-type="float">
            <text:p>1365,79930669726</text:p>
          </table:table-cell>
          <table:table-cell office:value-type="float" office:value="3745.51868304096" calcext:value-type="float">
            <text:p>3745,51868304096</text:p>
          </table:table-cell>
          <table:table-cell office:value-type="float" office:value="6602.91759669591" calcext:value-type="float">
            <text:p>6602,91759669591</text:p>
          </table:table-cell>
        </table:table-row>
        <table:table-row table:style-name="ro1">
          <table:table-cell office:value-type="float" office:value="532.864917544728" calcext:value-type="float">
            <text:p>532,864917544728</text:p>
          </table:table-cell>
          <table:table-cell office:value-type="float" office:value="1517.79455045168" calcext:value-type="float">
            <text:p>1517,79455045168</text:p>
          </table:table-cell>
          <table:table-cell office:value-type="float" office:value="4162.34494911384" calcext:value-type="float">
            <text:p>4162,34494911384</text:p>
          </table:table-cell>
          <table:table-cell office:value-type="float" office:value="6436.63561627628" calcext:value-type="float">
            <text:p>6436,63561627628</text:p>
          </table:table-cell>
        </table:table-row>
        <table:table-row table:style-name="ro1">
          <table:table-cell office:value-type="float" office:value="533.17124435702" calcext:value-type="float">
            <text:p>533,17124435702</text:p>
          </table:table-cell>
          <table:table-cell office:value-type="float" office:value="1515.61204604002" calcext:value-type="float">
            <text:p>1515,61204604002</text:p>
          </table:table-cell>
          <table:table-cell office:value-type="float" office:value="4156.35972785211" calcext:value-type="float">
            <text:p>4156,35972785211</text:p>
          </table:table-cell>
          <table:table-cell office:value-type="float" office:value="6293.07075236035" calcext:value-type="float">
            <text:p>6293,07075236035</text:p>
          </table:table-cell>
        </table:table-row>
        <table:table-row table:style-name="ro1">
          <table:table-cell office:value-type="float" office:value="527.791517025864" calcext:value-type="float">
            <text:p>527,791517025864</text:p>
          </table:table-cell>
          <table:table-cell office:value-type="float" office:value="1498.50477687193" calcext:value-type="float">
            <text:p>1498,50477687193</text:p>
          </table:table-cell>
          <table:table-cell office:value-type="float" office:value="4109.44537083736" calcext:value-type="float">
            <text:p>4109,44537083736</text:p>
          </table:table-cell>
          <table:table-cell office:value-type="float" office:value="6194.17498907777" calcext:value-type="float">
            <text:p>6194,17498907777</text:p>
          </table:table-cell>
        </table:table-row>
        <table:table-row table:style-name="ro1">
          <table:table-cell office:value-type="float" office:value="523.224420170271" calcext:value-type="float">
            <text:p>523,224420170271</text:p>
          </table:table-cell>
          <table:table-cell office:value-type="float" office:value="1530.56768907546" calcext:value-type="float">
            <text:p>1530,56768907546</text:p>
          </table:table-cell>
          <table:table-cell office:value-type="float" office:value="4197.3735430821" calcext:value-type="float">
            <text:p>4197,3735430821</text:p>
          </table:table-cell>
          <table:table-cell office:value-type="float" office:value="6900.01586431107" calcext:value-type="float">
            <text:p>6900,01586431107</text:p>
          </table:table-cell>
        </table:table-row>
        <table:table-row table:style-name="ro1">
          <table:table-cell office:value-type="float" office:value="541.797281737002" calcext:value-type="float">
            <text:p>541,797281737002</text:p>
          </table:table-cell>
          <table:table-cell office:value-type="float" office:value="1587.46274077924" calcext:value-type="float">
            <text:p>1587,46274077924</text:p>
          </table:table-cell>
          <table:table-cell office:value-type="float" office:value="4353.40047770137" calcext:value-type="float">
            <text:p>4353,40047770137</text:p>
          </table:table-cell>
          <table:table-cell office:value-type="float" office:value="7060.56495223584" calcext:value-type="float">
            <text:p>7060,56495223584</text:p>
          </table:table-cell>
        </table:table-row>
        <table:table-row table:style-name="ro1">
          <table:table-cell office:value-type="float" office:value="542.310530393135" calcext:value-type="float">
            <text:p>542,310530393135</text:p>
          </table:table-cell>
          <table:table-cell office:value-type="float" office:value="1477.42565189619" calcext:value-type="float">
            <text:p>1477,42565189619</text:p>
          </table:table-cell>
          <table:table-cell office:value-type="float" office:value="4051.6387399278" calcext:value-type="float">
            <text:p>4051,6387399278</text:p>
          </table:table-cell>
          <table:table-cell office:value-type="float" office:value="6874.14334019263" calcext:value-type="float">
            <text:p>6874,14334019263</text:p>
          </table:table-cell>
        </table:table-row>
        <table:table-row table:style-name="ro1">
          <table:table-cell office:value-type="float" office:value="515.869705157199" calcext:value-type="float">
            <text:p>515,869705157199</text:p>
          </table:table-cell>
          <table:table-cell office:value-type="float" office:value="1483.30273163877" calcext:value-type="float">
            <text:p>1483,30273163877</text:p>
          </table:table-cell>
          <table:table-cell office:value-type="float" office:value="4067.75583112093" calcext:value-type="float">
            <text:p>4067,75583112093</text:p>
          </table:table-cell>
          <table:table-cell office:value-type="float" office:value="6363.7834617395" calcext:value-type="float">
            <text:p>6363,7834617395</text:p>
          </table:table-cell>
        </table:table-row>
        <table:table-row table:style-name="ro1">
          <table:table-cell office:value-type="float" office:value="562.180201461274" calcext:value-type="float">
            <text:p>562,180201461274</text:p>
          </table:table-cell>
          <table:table-cell office:value-type="float" office:value="1572.97002972378" calcext:value-type="float">
            <text:p>1572,97002972378</text:p>
          </table:table-cell>
          <table:table-cell office:value-type="float" office:value="4313.65619041116" calcext:value-type="float">
            <text:p>4313,65619041116</text:p>
          </table:table-cell>
          <table:table-cell office:value-type="float" office:value="6643.06433335133" calcext:value-type="float">
            <text:p>6643,06433335133</text:p>
          </table:table-cell>
        </table:table-row>
        <table:table-row table:style-name="ro1">
          <table:table-cell office:value-type="float" office:value="561.023479131496" calcext:value-type="float">
            <text:p>561,023479131496</text:p>
          </table:table-cell>
          <table:table-cell office:value-type="float" office:value="1483.62425004428" calcext:value-type="float">
            <text:p>1483,62425004428</text:p>
          </table:table-cell>
          <table:table-cell office:value-type="float" office:value="4068.63755158225" calcext:value-type="float">
            <text:p>4068,63755158225</text:p>
          </table:table-cell>
          <table:table-cell office:value-type="float" office:value="6650.03097045014" calcext:value-type="float">
            <text:p>6650,03097045014</text:p>
          </table:table-cell>
        </table:table-row>
        <table:table-row table:style-name="ro1">
          <table:table-cell office:value-type="float" office:value="550.297101397362" calcext:value-type="float">
            <text:p>550,297101397362</text:p>
          </table:table-cell>
          <table:table-cell office:value-type="float" office:value="1434.40577850535" calcext:value-type="float">
            <text:p>1434,40577850535</text:p>
          </table:table-cell>
          <table:table-cell office:value-type="float" office:value="3933.66259311228" calcext:value-type="float">
            <text:p>3933,66259311228</text:p>
          </table:table-cell>
          <table:table-cell office:value-type="float" office:value="6804.21144112927" calcext:value-type="float">
            <text:p>6804,21144112927</text:p>
          </table:table-cell>
        </table:table-row>
        <table:table-row table:style-name="ro1">
          <table:table-cell office:value-type="float" office:value="543.203972542336" calcext:value-type="float">
            <text:p>543,203972542336</text:p>
          </table:table-cell>
          <table:table-cell office:value-type="float" office:value="1527.06627029954" calcext:value-type="float">
            <text:p>1527,06627029954</text:p>
          </table:table-cell>
          <table:table-cell office:value-type="float" office:value="4187.77137870989" calcext:value-type="float">
            <text:p>4187,77137870989</text:p>
          </table:table-cell>
          <table:table-cell office:value-type="float" office:value="6761.79873240791" calcext:value-type="float">
            <text:p>6761,79873240791</text:p>
          </table:table-cell>
        </table:table-row>
        <table:table-row table:style-name="ro1">
          <table:table-cell office:value-type="float" office:value="548.219530576777" calcext:value-type="float">
            <text:p>548,219530576777</text:p>
          </table:table-cell>
          <table:table-cell office:value-type="float" office:value="1431.21932558392" calcext:value-type="float">
            <text:p>1431,21932558392</text:p>
          </table:table-cell>
          <table:table-cell office:value-type="float" office:value="3924.92417972217" calcext:value-type="float">
            <text:p>3924,92417972217</text:p>
          </table:table-cell>
          <table:table-cell office:value-type="float" office:value="6633.31291836876" calcext:value-type="float">
            <text:p>6633,31291836876</text:p>
          </table:table-cell>
        </table:table-row>
        <table:table-row table:style-name="ro1">
          <table:table-cell office:value-type="float" office:value="518.806771118086" calcext:value-type="float">
            <text:p>518,806771118086</text:p>
          </table:table-cell>
          <table:table-cell office:value-type="float" office:value="1543.47546289816" calcext:value-type="float">
            <text:p>1543,47546289816</text:p>
          </table:table-cell>
          <table:table-cell office:value-type="float" office:value="4232.77135575657" calcext:value-type="float">
            <text:p>4232,77135575657</text:p>
          </table:table-cell>
          <table:table-cell office:value-type="float" office:value="6682.23514814378" calcext:value-type="float">
            <text:p>6682,23514814378</text:p>
          </table:table-cell>
        </table:table-row>
        <table:table-row table:style-name="ro1">
          <table:table-cell office:value-type="float" office:value="515.602888524413" calcext:value-type="float">
            <text:p>515,602888524413</text:p>
          </table:table-cell>
          <table:table-cell office:value-type="float" office:value="1561.27086486275" calcext:value-type="float">
            <text:p>1561,27086486275</text:p>
          </table:table-cell>
          <table:table-cell office:value-type="float" office:value="4281.57282329559" calcext:value-type="float">
            <text:p>4281,57282329559</text:p>
          </table:table-cell>
          <table:table-cell office:value-type="float" office:value="6902.50304493457" calcext:value-type="float">
            <text:p>6902,50304493457</text:p>
          </table:table-cell>
        </table:table-row>
        <table:table-row table:style-name="ro1">
          <table:table-cell office:value-type="float" office:value="566.405371368997" calcext:value-type="float">
            <text:p>566,405371368997</text:p>
          </table:table-cell>
          <table:table-cell office:value-type="float" office:value="1491.57433763465" calcext:value-type="float">
            <text:p>1491,57433763465</text:p>
          </table:table-cell>
          <table:table-cell office:value-type="float" office:value="4090.43958461561" calcext:value-type="float">
            <text:p>4090,43958461561</text:p>
          </table:table-cell>
          <table:table-cell office:value-type="float" office:value="6810.17212939719" calcext:value-type="float">
            <text:p>6810,17212939719</text:p>
          </table:table-cell>
        </table:table-row>
        <table:table-row table:style-name="ro1">
          <table:table-cell office:value-type="float" office:value="542.181907310991" calcext:value-type="float">
            <text:p>542,181907310991</text:p>
          </table:table-cell>
          <table:table-cell office:value-type="float" office:value="1535.61902423681" calcext:value-type="float">
            <text:p>1535,61902423681</text:p>
          </table:table-cell>
          <table:table-cell office:value-type="float" office:value="4211.22614216336" calcext:value-type="float">
            <text:p>4211,22614216336</text:p>
          </table:table-cell>
          <table:table-cell office:value-type="float" office:value="6396.8931303884" calcext:value-type="float">
            <text:p>6396,8931303884</text:p>
          </table:table-cell>
        </table:table-row>
        <table:table-row table:style-name="ro1">
          <table:table-cell office:value-type="float" office:value="571.837408785949" calcext:value-type="float">
            <text:p>571,837408785949</text:p>
          </table:table-cell>
          <table:table-cell office:value-type="float" office:value="1499.22759793505" calcext:value-type="float">
            <text:p>1499,22759793505</text:p>
          </table:table-cell>
          <table:table-cell office:value-type="float" office:value="4111.42760921099" calcext:value-type="float">
            <text:p>4111,42760921099</text:p>
          </table:table-cell>
          <table:table-cell office:value-type="float" office:value="6925.50591313098" calcext:value-type="float">
            <text:p>6925,50591313098</text:p>
          </table:table-cell>
        </table:table-row>
        <table:table-row table:style-name="ro1">
          <table:table-cell office:value-type="float" office:value="574.871760928788" calcext:value-type="float">
            <text:p>574,871760928788</text:p>
          </table:table-cell>
          <table:table-cell office:value-type="float" office:value="1533.45302026339" calcext:value-type="float">
            <text:p>1533,45302026339</text:p>
          </table:table-cell>
          <table:table-cell office:value-type="float" office:value="4205.28617110744" calcext:value-type="float">
            <text:p>4205,28617110744</text:p>
          </table:table-cell>
          <table:table-cell office:value-type="float" office:value="6087.3580786963" calcext:value-type="float">
            <text:p>6087,3580786963</text:p>
          </table:table-cell>
        </table:table-row>
        <table:table-row table:style-name="ro1">
          <table:table-cell office:value-type="float" office:value="577.484597646034" calcext:value-type="float">
            <text:p>577,484597646034</text:p>
          </table:table-cell>
          <table:table-cell office:value-type="float" office:value="1443.8176597143" calcext:value-type="float">
            <text:p>1443,8176597143</text:p>
          </table:table-cell>
          <table:table-cell office:value-type="float" office:value="3959.47339616206" calcext:value-type="float">
            <text:p>3959,47339616206</text:p>
          </table:table-cell>
          <table:table-cell office:value-type="float" office:value="6717.52276413471" calcext:value-type="float">
            <text:p>6717,52276413471</text:p>
          </table:table-cell>
        </table:table-row>
        <table:table-row table:style-name="ro1">
          <table:table-cell office:value-type="float" office:value="561.421841174474" calcext:value-type="float">
            <text:p>561,421841174474</text:p>
          </table:table-cell>
          <table:table-cell office:value-type="float" office:value="1591.72689944867" calcext:value-type="float">
            <text:p>1591,72689944867</text:p>
          </table:table-cell>
          <table:table-cell office:value-type="float" office:value="4365.09435240571" calcext:value-type="float">
            <text:p>4365,09435240571</text:p>
          </table:table-cell>
          <table:table-cell office:value-type="float" office:value="6672.8292308265" calcext:value-type="float">
            <text:p>6672,8292308265</text:p>
          </table:table-cell>
        </table:table-row>
        <table:table-row table:style-name="ro1">
          <table:table-cell office:value-type="float" office:value="567.881501864715" calcext:value-type="float">
            <text:p>567,881501864715</text:p>
          </table:table-cell>
          <table:table-cell office:value-type="float" office:value="1380.8942160548" calcext:value-type="float">
            <text:p>1380,8942160548</text:p>
          </table:table-cell>
          <table:table-cell office:value-type="float" office:value="3786.91441720207" calcext:value-type="float">
            <text:p>3786,91441720207</text:p>
          </table:table-cell>
          <table:table-cell office:value-type="float" office:value="6506.3294262674" calcext:value-type="float">
            <text:p>6506,3294262674</text:p>
          </table:table-cell>
        </table:table-row>
        <table:table-row table:style-name="ro1">
          <table:table-cell office:value-type="float" office:value="557.45632794129" calcext:value-type="float">
            <text:p>557,45632794129</text:p>
          </table:table-cell>
          <table:table-cell office:value-type="float" office:value="1414.01395700794" calcext:value-type="float">
            <text:p>1414,01395700794</text:p>
          </table:table-cell>
          <table:table-cell office:value-type="float" office:value="3877.74079843479" calcext:value-type="float">
            <text:p>3877,74079843479</text:p>
          </table:table-cell>
          <table:table-cell office:value-type="float" office:value="6045.20229758527" calcext:value-type="float">
            <text:p>6045,20229758527</text:p>
          </table:table-cell>
        </table:table-row>
        <table:table-row table:style-name="ro1">
          <table:table-cell office:value-type="float" office:value="528.518003027617" calcext:value-type="float">
            <text:p>528,518003027617</text:p>
          </table:table-cell>
          <table:table-cell office:value-type="float" office:value="1526.68513847414" calcext:value-type="float">
            <text:p>1526,68513847414</text:p>
          </table:table-cell>
          <table:table-cell office:value-type="float" office:value="4186.72617655923" calcext:value-type="float">
            <text:p>4186,72617655923</text:p>
          </table:table-cell>
          <table:table-cell office:value-type="float" office:value="6714.95557244956" calcext:value-type="float">
            <text:p>6714,95557244956</text:p>
          </table:table-cell>
        </table:table-row>
        <table:table-row table:style-name="ro1">
          <table:table-cell office:value-type="float" office:value="564.650115675474" calcext:value-type="float">
            <text:p>564,650115675474</text:p>
          </table:table-cell>
          <table:table-cell office:value-type="float" office:value="1605.14288601068" calcext:value-type="float">
            <text:p>1605,14288601068</text:p>
          </table:table-cell>
          <table:table-cell office:value-type="float" office:value="4401.88586933872" calcext:value-type="float">
            <text:p>4401,88586933872</text:p>
          </table:table-cell>
          <table:table-cell office:value-type="float" office:value="6580.16067743471" calcext:value-type="float">
            <text:p>6580,16067743471</text:p>
          </table:table-cell>
        </table:table-row>
        <table:table-row table:style-name="ro1">
          <table:table-cell office:value-type="float" office:value="544.022493755708" calcext:value-type="float">
            <text:p>544,022493755708</text:p>
          </table:table-cell>
          <table:table-cell office:value-type="float" office:value="1570.51081140793" calcext:value-type="float">
            <text:p>1570,51081140793</text:p>
          </table:table-cell>
          <table:table-cell office:value-type="float" office:value="4306.9121189341" calcext:value-type="float">
            <text:p>4306,9121189341</text:p>
          </table:table-cell>
          <table:table-cell office:value-type="float" office:value="6639.74082013698" calcext:value-type="float">
            <text:p>6639,74082013698</text:p>
          </table:table-cell>
        </table:table-row>
        <table:table-row table:style-name="ro1">
          <table:table-cell office:value-type="float" office:value="563.443289119295" calcext:value-type="float">
            <text:p>563,443289119295</text:p>
          </table:table-cell>
          <table:table-cell office:value-type="float" office:value="1519.23138199588" calcext:value-type="float">
            <text:p>1519,23138199588</text:p>
          </table:table-cell>
          <table:table-cell office:value-type="float" office:value="4166.28526403917" calcext:value-type="float">
            <text:p>4166,28526403917</text:p>
          </table:table-cell>
          <table:table-cell office:value-type="float" office:value="6992.96879880001" calcext:value-type="float">
            <text:p>6992,96879880001</text:p>
          </table:table-cell>
        </table:table-row>
        <table:table-row table:style-name="ro1">
          <table:table-cell office:value-type="float" office:value="568.745423976341" calcext:value-type="float">
            <text:p>568,745423976341</text:p>
          </table:table-cell>
          <table:table-cell office:value-type="float" office:value="1492.7716192295" calcext:value-type="float">
            <text:p>1492,7716192295</text:p>
          </table:table-cell>
          <table:table-cell office:value-type="float" office:value="4093.72296641291" calcext:value-type="float">
            <text:p>4093,72296641291</text:p>
          </table:table-cell>
          <table:table-cell office:value-type="float" office:value="6598.36324788293" calcext:value-type="float">
            <text:p>6598,36324788293</text:p>
          </table:table-cell>
        </table:table-row>
        <table:table-row table:style-name="ro1">
          <table:table-cell office:value-type="float" office:value="546.070907911242" calcext:value-type="float">
            <text:p>546,070907911242</text:p>
          </table:table-cell>
          <table:table-cell office:value-type="float" office:value="1512.25851538722" calcext:value-type="float">
            <text:p>1512,25851538722</text:p>
          </table:table-cell>
          <table:table-cell office:value-type="float" office:value="4147.16312652671" calcext:value-type="float">
            <text:p>4147,16312652671</text:p>
          </table:table-cell>
          <table:table-cell office:value-type="float" office:value="6093.74094712428" calcext:value-type="float">
            <text:p>6093,74094712428</text:p>
          </table:table-cell>
        </table:table-row>
        <table:table-row table:style-name="ro1">
          <table:table-cell office:value-type="float" office:value="549.589464627919" calcext:value-type="float">
            <text:p>549,589464627919</text:p>
          </table:table-cell>
          <table:table-cell office:value-type="float" office:value="1581.03206904092" calcext:value-type="float">
            <text:p>1581,03206904092</text:p>
          </table:table-cell>
          <table:table-cell office:value-type="float" office:value="4335.76523581607" calcext:value-type="float">
            <text:p>4335,76523581607</text:p>
          </table:table-cell>
          <table:table-cell office:value-type="float" office:value="6457.05999255104" calcext:value-type="float">
            <text:p>6457,05999255104</text:p>
          </table:table-cell>
        </table:table-row>
        <table:table-row table:style-name="ro1">
          <table:table-cell office:value-type="float" office:value="540.327446247471" calcext:value-type="float">
            <text:p>540,327446247471</text:p>
          </table:table-cell>
          <table:table-cell office:value-type="float" office:value="1534.54069442395" calcext:value-type="float">
            <text:p>1534,54069442395</text:p>
          </table:table-cell>
          <table:table-cell office:value-type="float" office:value="4208.2689694362" calcext:value-type="float">
            <text:p>4208,2689694362</text:p>
          </table:table-cell>
          <table:table-cell office:value-type="float" office:value="6911.01593242603" calcext:value-type="float">
            <text:p>6911,01593242603</text:p>
          </table:table-cell>
        </table:table-row>
        <table:table-row table:style-name="ro1">
          <table:table-cell office:value-type="float" office:value="519.164967885282" calcext:value-type="float">
            <text:p>519,164967885282</text:p>
          </table:table-cell>
          <table:table-cell office:value-type="float" office:value="1336.74014784285" calcext:value-type="float">
            <text:p>1336,74014784285</text:p>
          </table:table-cell>
          <table:table-cell office:value-type="float" office:value="3665.82789547873" calcext:value-type="float">
            <text:p>3665,82789547873</text:p>
          </table:table-cell>
          <table:table-cell office:value-type="float" office:value="6120.95287622313" calcext:value-type="float">
            <text:p>6120,95287622313</text:p>
          </table:table-cell>
        </table:table-row>
        <table:table-row table:style-name="ro1">
          <table:table-cell office:value-type="float" office:value="542.660103473729" calcext:value-type="float">
            <text:p>542,660103473729</text:p>
          </table:table-cell>
          <table:table-cell office:value-type="float" office:value="1347.58868813429" calcext:value-type="float">
            <text:p>1347,58868813429</text:p>
          </table:table-cell>
          <table:table-cell office:value-type="float" office:value="3695.57854050107" calcext:value-type="float">
            <text:p>3695,57854050107</text:p>
          </table:table-cell>
          <table:table-cell office:value-type="float" office:value="6630.3500630955" calcext:value-type="float">
            <text:p>6630,3500630955</text:p>
          </table:table-cell>
        </table:table-row>
        <table:table-row table:style-name="ro1">
          <table:table-cell office:value-type="float" office:value="558.672392346363" calcext:value-type="float">
            <text:p>558,672392346363</text:p>
          </table:table-cell>
          <table:table-cell office:value-type="float" office:value="1575.23864927417" calcext:value-type="float">
            <text:p>1575,23864927417</text:p>
          </table:table-cell>
          <table:table-cell office:value-type="float" office:value="4319.87757071867" calcext:value-type="float">
            <text:p>4319,87757071867</text:p>
          </table:table-cell>
          <table:table-cell office:value-type="float" office:value="6622.87547282401" calcext:value-type="float">
            <text:p>6622,87547282401</text:p>
          </table:table-cell>
        </table:table-row>
        <table:table-row table:style-name="ro1">
          <table:table-cell office:value-type="float" office:value="533.396268230664" calcext:value-type="float">
            <text:p>533,396268230664</text:p>
          </table:table-cell>
          <table:table-cell office:value-type="float" office:value="1531.36513367727" calcext:value-type="float">
            <text:p>1531,36513367727</text:p>
          </table:table-cell>
          <table:table-cell office:value-type="float" office:value="4199.56042635267" calcext:value-type="float">
            <text:p>4199,56042635267</text:p>
          </table:table-cell>
          <table:table-cell office:value-type="float" office:value="6440.21530180678" calcext:value-type="float">
            <text:p>6440,21530180678</text:p>
          </table:table-cell>
        </table:table-row>
        <table:table-row table:style-name="ro1">
          <table:table-cell office:value-type="float" office:value="537.467066912783" calcext:value-type="float">
            <text:p>537,467066912783</text:p>
          </table:table-cell>
          <table:table-cell office:value-type="float" office:value="1444.3896448529" calcext:value-type="float">
            <text:p>1444,3896448529</text:p>
          </table:table-cell>
          <table:table-cell office:value-type="float" office:value="3961.0419875448" calcext:value-type="float">
            <text:p>3961,0419875448</text:p>
          </table:table-cell>
          <table:table-cell office:value-type="float" office:value="6907.07497349676" calcext:value-type="float">
            <text:p>6907,07497349676</text:p>
          </table:table-cell>
        </table:table-row>
        <table:table-row table:style-name="ro1">
          <table:table-cell office:value-type="float" office:value="567.37361676167" calcext:value-type="float">
            <text:p>567,37361676167</text:p>
          </table:table-cell>
          <table:table-cell office:value-type="float" office:value="1478.19364289409" calcext:value-type="float">
            <text:p>1478,19364289409</text:p>
          </table:table-cell>
          <table:table-cell office:value-type="float" office:value="4053.74485069893" calcext:value-type="float">
            <text:p>4053,74485069893</text:p>
          </table:table-cell>
          <table:table-cell office:value-type="float" office:value="6491.38091708543" calcext:value-type="float">
            <text:p>6491,38091708543</text:p>
          </table:table-cell>
        </table:table-row>
        <table:table-row table:style-name="ro1">
          <table:table-cell office:value-type="float" office:value="520.2099510764" calcext:value-type="float">
            <text:p>520,2099510764</text:p>
          </table:table-cell>
          <table:table-cell office:value-type="float" office:value="1523.68114288942" calcext:value-type="float">
            <text:p>1523,68114288942</text:p>
          </table:table-cell>
          <table:table-cell office:value-type="float" office:value="4178.48812757856" calcext:value-type="float">
            <text:p>4178,48812757856</text:p>
          </table:table-cell>
          <table:table-cell office:value-type="float" office:value="6792.12862993407" calcext:value-type="float">
            <text:p>6792,12862993407</text:p>
          </table:table-cell>
        </table:table-row>
        <table:table-row table:style-name="ro1">
          <table:table-cell office:value-type="float" office:value="587.2364554197" calcext:value-type="float">
            <text:p>587,2364554197</text:p>
          </table:table-cell>
          <table:table-cell office:value-type="float" office:value="1568.60777574542" calcext:value-type="float">
            <text:p>1568,60777574542</text:p>
          </table:table-cell>
          <table:table-cell office:value-type="float" office:value="4301.69330267502" calcext:value-type="float">
            <text:p>4301,69330267502</text:p>
          </table:table-cell>
          <table:table-cell office:value-type="float" office:value="6817.5937285695" calcext:value-type="float">
            <text:p>6817,5937285695</text:p>
          </table:table-cell>
        </table:table-row>
        <table:table-row table:style-name="ro1">
          <table:table-cell office:value-type="float" office:value="574.156232346453" calcext:value-type="float">
            <text:p>574,156232346453</text:p>
          </table:table-cell>
          <table:table-cell office:value-type="float" office:value="1482.24738504129" calcext:value-type="float">
            <text:p>1482,24738504129</text:p>
          </table:table-cell>
          <table:table-cell office:value-type="float" office:value="4064.86168673342" calcext:value-type="float">
            <text:p>4064,86168673342</text:p>
          </table:table-cell>
          <table:table-cell office:value-type="float" office:value="6595.81401367223" calcext:value-type="float">
            <text:p>6595,81401367223</text:p>
          </table:table-cell>
        </table:table-row>
        <table:table-row table:style-name="ro1">
          <table:table-cell office:value-type="float" office:value="573.099094145189" calcext:value-type="float">
            <text:p>573,099094145189</text:p>
          </table:table-cell>
          <table:table-cell office:value-type="float" office:value="1443.0594729263" calcext:value-type="float">
            <text:p>1443,0594729263</text:p>
          </table:table-cell>
          <table:table-cell office:value-type="float" office:value="3957.394172102" calcext:value-type="float">
            <text:p>3957,394172102</text:p>
          </table:table-cell>
          <table:table-cell office:value-type="float" office:value="6825.31944245562" calcext:value-type="float">
            <text:p>6825,31944245562</text:p>
          </table:table-cell>
        </table:table-row>
        <table:table-row table:style-name="ro1">
          <table:table-cell office:value-type="float" office:value="548.652377032574" calcext:value-type="float">
            <text:p>548,652377032574</text:p>
          </table:table-cell>
          <table:table-cell office:value-type="float" office:value="1449.96579581845" calcext:value-type="float">
            <text:p>1449,96579581845</text:p>
          </table:table-cell>
          <table:table-cell office:value-type="float" office:value="3976.33382253001" calcext:value-type="float">
            <text:p>3976,33382253001</text:p>
          </table:table-cell>
          <table:table-cell office:value-type="float" office:value="6810.13912360991" calcext:value-type="float">
            <text:p>6810,13912360991</text:p>
          </table:table-cell>
        </table:table-row>
        <table:table-row table:style-name="ro1">
          <table:table-cell office:value-type="float" office:value="573.885290685293" calcext:value-type="float">
            <text:p>573,885290685293</text:p>
          </table:table-cell>
          <table:table-cell office:value-type="float" office:value="1431.98732066548" calcext:value-type="float">
            <text:p>1431,98732066548</text:p>
          </table:table-cell>
          <table:table-cell office:value-type="float" office:value="3927.03030169219" calcext:value-type="float">
            <text:p>3927,03030169219</text:p>
          </table:table-cell>
          <table:table-cell office:value-type="float" office:value="6616.17232252119" calcext:value-type="float">
            <text:p>6616,17232252119</text:p>
          </table:table-cell>
        </table:table-row>
        <table:table-row table:style-name="ro1">
          <table:table-cell office:value-type="float" office:value="565.981844610996" calcext:value-type="float">
            <text:p>565,981844610996</text:p>
          </table:table-cell>
          <table:table-cell office:value-type="float" office:value="1556.45587725572" calcext:value-type="float">
            <text:p>1556,45587725572</text:p>
          </table:table-cell>
          <table:table-cell office:value-type="float" office:value="4268.36837520991" calcext:value-type="float">
            <text:p>4268,36837520991</text:p>
          </table:table-cell>
          <table:table-cell office:value-type="float" office:value="6692.72801817183" calcext:value-type="float">
            <text:p>6692,72801817183</text:p>
          </table:table-cell>
        </table:table-row>
        <table:table-row table:style-name="ro1">
          <table:table-cell office:value-type="float" office:value="521.987495219546" calcext:value-type="float">
            <text:p>521,987495219546</text:p>
          </table:table-cell>
          <table:table-cell office:value-type="float" office:value="1498.67573850964" calcext:value-type="float">
            <text:p>1498,67573850964</text:p>
          </table:table-cell>
          <table:table-cell office:value-type="float" office:value="4109.91420985711" calcext:value-type="float">
            <text:p>4109,91420985711</text:p>
          </table:table-cell>
          <table:table-cell office:value-type="float" office:value="6647.33743384209" calcext:value-type="float">
            <text:p>6647,33743384209</text:p>
          </table:table-cell>
        </table:table-row>
        <table:table-row table:style-name="ro1">
          <table:table-cell office:value-type="float" office:value="543.146984733578" calcext:value-type="float">
            <text:p>543,146984733578</text:p>
          </table:table-cell>
          <table:table-cell office:value-type="float" office:value="1496.09999482088" calcext:value-type="float">
            <text:p>1496,09999482088</text:p>
          </table:table-cell>
          <table:table-cell office:value-type="float" office:value="4102.85058340653" calcext:value-type="float">
            <text:p>4102,85058340653</text:p>
          </table:table-cell>
          <table:table-cell office:value-type="float" office:value="6741.16916088523" calcext:value-type="float">
            <text:p>6741,16916088523</text:p>
          </table:table-cell>
        </table:table-row>
        <table:table-row table:style-name="ro1">
          <table:table-cell office:value-type="float" office:value="515.90926141842" calcext:value-type="float">
            <text:p>515,90926141842</text:p>
          </table:table-cell>
          <table:table-cell office:value-type="float" office:value="1469.19162455248" calcext:value-type="float">
            <text:p>1469,19162455248</text:p>
          </table:table-cell>
          <table:table-cell office:value-type="float" office:value="4029.05804077141" calcext:value-type="float">
            <text:p>4029,05804077141</text:p>
          </table:table-cell>
          <table:table-cell office:value-type="float" office:value="6665.14751536558" calcext:value-type="float">
            <text:p>6665,14751536558</text:p>
          </table:table-cell>
        </table:table-row>
        <table:table-row table:style-name="ro1">
          <table:table-cell office:value-type="float" office:value="558.78872221135" calcext:value-type="float">
            <text:p>558,78872221135</text:p>
          </table:table-cell>
          <table:table-cell office:value-type="float" office:value="1530.16134059735" calcext:value-type="float">
            <text:p>1530,16134059735</text:p>
          </table:table-cell>
          <table:table-cell office:value-type="float" office:value="4196.25918769393" calcext:value-type="float">
            <text:p>4196,25918769393</text:p>
          </table:table-cell>
          <table:table-cell office:value-type="float" office:value="6732.74571070587" calcext:value-type="float">
            <text:p>6732,74571070587</text:p>
          </table:table-cell>
        </table:table-row>
        <table:table-row table:style-name="ro1">
          <table:table-cell office:value-type="float" office:value="578.746405807227" calcext:value-type="float">
            <text:p>578,746405807227</text:p>
          </table:table-cell>
          <table:table-cell office:value-type="float" office:value="1577.26701683858" calcext:value-type="float">
            <text:p>1577,26701683858</text:p>
          </table:table-cell>
          <table:table-cell office:value-type="float" office:value="4325.44009265826" calcext:value-type="float">
            <text:p>4325,44009265826</text:p>
          </table:table-cell>
          <table:table-cell office:value-type="float" office:value="8628.05870735914" calcext:value-type="float">
            <text:p>8628,05870735914</text:p>
          </table:table-cell>
        </table:table-row>
        <table:table-row table:style-name="ro1">
          <table:table-cell office:value-type="float" office:value="569.11727528736" calcext:value-type="float">
            <text:p>569,11727528736</text:p>
          </table:table-cell>
          <table:table-cell office:value-type="float" office:value="1482.56209633274" calcext:value-type="float">
            <text:p>1482,56209633274</text:p>
          </table:table-cell>
          <table:table-cell office:value-type="float" office:value="4065.72473961103" calcext:value-type="float">
            <text:p>4065,72473961103</text:p>
          </table:table-cell>
          <table:table-cell office:value-type="float" office:value="7059.82200077323" calcext:value-type="float">
            <text:p>7059,82200077323</text:p>
          </table:table-cell>
        </table:table-row>
        <table:table-row table:style-name="ro1">
          <table:table-cell office:value-type="float" office:value="580.381569960845" calcext:value-type="float">
            <text:p>580,381569960845</text:p>
          </table:table-cell>
          <table:table-cell office:value-type="float" office:value="1528.13470560328" calcext:value-type="float">
            <text:p>1528,13470560328</text:p>
          </table:table-cell>
          <table:table-cell office:value-type="float" office:value="4190.70141709266" calcext:value-type="float">
            <text:p>4190,70141709266</text:p>
          </table:table-cell>
          <table:table-cell office:value-type="float" office:value="6649.91738024036" calcext:value-type="float">
            <text:p>6649,91738024036</text:p>
          </table:table-cell>
        </table:table-row>
        <table:table-row table:style-name="ro1">
          <table:table-cell office:value-type="float" office:value="540.96336076596" calcext:value-type="float">
            <text:p>540,96336076596</text:p>
          </table:table-cell>
          <table:table-cell office:value-type="float" office:value="1457.09947497737" calcext:value-type="float">
            <text:p>1457,09947497737</text:p>
          </table:table-cell>
          <table:table-cell office:value-type="float" office:value="3995.89696657141" calcext:value-type="float">
            <text:p>3995,89696657141</text:p>
          </table:table-cell>
          <table:table-cell office:value-type="float" office:value="6975.3390042805" calcext:value-type="float">
            <text:p>6975,3390042805</text:p>
          </table:table-cell>
        </table:table-row>
        <table:table-row table:style-name="ro1">
          <table:table-cell office:value-type="float" office:value="561.190588833815" calcext:value-type="float">
            <text:p>561,190588833815</text:p>
          </table:table-cell>
          <table:table-cell office:value-type="float" office:value="1418.69256863253" calcext:value-type="float">
            <text:p>1418,69256863253</text:p>
          </table:table-cell>
          <table:table-cell office:value-type="float" office:value="3890.57125395242" calcext:value-type="float">
            <text:p>3890,57125395242</text:p>
          </table:table-cell>
          <table:table-cell office:value-type="float" office:value="6703.92732363551" calcext:value-type="float">
            <text:p>6703,92732363551</text:p>
          </table:table-cell>
        </table:table-row>
        <table:table-row table:style-name="ro1">
          <table:table-cell office:value-type="float" office:value="558.797064393397" calcext:value-type="float">
            <text:p>558,797064393397</text:p>
          </table:table-cell>
          <table:table-cell office:value-type="float" office:value="1419.91720588868" calcext:value-type="float">
            <text:p>1419,91720588868</text:p>
          </table:table-cell>
          <table:table-cell office:value-type="float" office:value="3893.92965492712" calcext:value-type="float">
            <text:p>3893,92965492712</text:p>
          </table:table-cell>
          <table:table-cell office:value-type="float" office:value="6972.34780038975" calcext:value-type="float">
            <text:p>6972,34780038975</text:p>
          </table:table-cell>
        </table:table-row>
        <table:table-row table:style-name="ro1">
          <table:table-cell office:value-type="float" office:value="506.869185900032" calcext:value-type="float">
            <text:p>506,869185900032</text:p>
          </table:table-cell>
          <table:table-cell office:value-type="float" office:value="1573.65447568464" calcext:value-type="float">
            <text:p>1573,65447568464</text:p>
          </table:table-cell>
          <table:table-cell office:value-type="float" office:value="4315.53319029055" calcext:value-type="float">
            <text:p>4315,53319029055</text:p>
          </table:table-cell>
          <table:table-cell office:value-type="float" office:value="7258.43436402503" calcext:value-type="float">
            <text:p>7258,43436402503</text:p>
          </table:table-cell>
        </table:table-row>
        <table:table-row table:style-name="ro1">
          <table:table-cell office:value-type="float" office:value="543.119987789011" calcext:value-type="float">
            <text:p>543,119987789011</text:p>
          </table:table-cell>
          <table:table-cell office:value-type="float" office:value="1451.24679076724" calcext:value-type="float">
            <text:p>1451,24679076724</text:p>
          </table:table-cell>
          <table:table-cell office:value-type="float" office:value="3979.84677680525" calcext:value-type="float">
            <text:p>3979,84677680525</text:p>
          </table:table-cell>
          <table:table-cell office:value-type="float" office:value="7552.89893900487" calcext:value-type="float">
            <text:p>7552,89893900487</text:p>
          </table:table-cell>
        </table:table-row>
        <table:table-row table:style-name="ro1">
          <table:table-cell office:value-type="float" office:value="552.314629040926" calcext:value-type="float">
            <text:p>552,314629040926</text:p>
          </table:table-cell>
          <table:table-cell office:value-type="float" office:value="1572.03293694001" calcext:value-type="float">
            <text:p>1572,03293694001</text:p>
          </table:table-cell>
          <table:table-cell office:value-type="float" office:value="4311.08634101078" calcext:value-type="float">
            <text:p>4311,08634101078</text:p>
          </table:table-cell>
          <table:table-cell office:value-type="float" office:value="6900.71586638262" calcext:value-type="float">
            <text:p>6900,71586638262</text:p>
          </table:table-cell>
        </table:table-row>
        <table:table-row table:style-name="ro1">
          <table:table-cell office:value-type="float" office:value="523.450892386279" calcext:value-type="float">
            <text:p>523,450892386279</text:p>
          </table:table-cell>
          <table:table-cell office:value-type="float" office:value="1389.48103012548" calcext:value-type="float">
            <text:p>1389,48103012548</text:p>
          </table:table-cell>
          <table:table-cell office:value-type="float" office:value="3810.46258593508" calcext:value-type="float">
            <text:p>3810,46258593508</text:p>
          </table:table-cell>
          <table:table-cell office:value-type="float" office:value="6922.22551717399" calcext:value-type="float">
            <text:p>6922,22551717399</text:p>
          </table:table-cell>
        </table:table-row>
        <table:table-row table:style-name="ro1">
          <table:table-cell office:value-type="float" office:value="543.71442172957" calcext:value-type="float">
            <text:p>543,71442172957</text:p>
          </table:table-cell>
          <table:table-cell office:value-type="float" office:value="1518.57778967445" calcext:value-type="float">
            <text:p>1518,57778967445</text:p>
          </table:table-cell>
          <table:table-cell office:value-type="float" office:value="4164.49287606606" calcext:value-type="float">
            <text:p>4164,49287606606</text:p>
          </table:table-cell>
          <table:table-cell office:value-type="float" office:value="6781.91236502126" calcext:value-type="float">
            <text:p>6781,91236502126</text:p>
          </table:table-cell>
        </table:table-row>
        <table:table-row table:style-name="ro1">
          <table:table-cell office:value-type="float" office:value="664.354784343443" calcext:value-type="float">
            <text:p>664,354784343443</text:p>
          </table:table-cell>
          <table:table-cell office:value-type="float" office:value="1595.09886018075" calcext:value-type="float">
            <text:p>1595,09886018075</text:p>
          </table:table-cell>
          <table:table-cell office:value-type="float" office:value="4374.34149571481" calcext:value-type="float">
            <text:p>4374,34149571481</text:p>
          </table:table-cell>
          <table:table-cell office:value-type="float" office:value="6803.43916198537" calcext:value-type="float">
            <text:p>6803,43916198537</text:p>
          </table:table-cell>
        </table:table-row>
        <table:table-row table:style-name="ro1">
          <table:table-cell office:value-type="float" office:value="658.542118412127" calcext:value-type="float">
            <text:p>658,542118412127</text:p>
          </table:table-cell>
          <table:table-cell office:value-type="float" office:value="1505.59881638777" calcext:value-type="float">
            <text:p>1505,59881638777</text:p>
          </table:table-cell>
          <table:table-cell office:value-type="float" office:value="4128.89980855345" calcext:value-type="float">
            <text:p>4128,89980855345</text:p>
          </table:table-cell>
          <table:table-cell office:value-type="float" office:value="6830.44396589479" calcext:value-type="float">
            <text:p>6830,44396589479</text:p>
          </table:table-cell>
        </table:table-row>
        <table:table-row table:style-name="ro1">
          <table:table-cell office:value-type="float" office:value="623.314702185303" calcext:value-type="float">
            <text:p>623,314702185303</text:p>
          </table:table-cell>
          <table:table-cell office:value-type="float" office:value="1454.37852002336" calcext:value-type="float">
            <text:p>1454,37852002336</text:p>
          </table:table-cell>
          <table:table-cell office:value-type="float" office:value="3988.43511799235" calcext:value-type="float">
            <text:p>3988,43511799235</text:p>
          </table:table-cell>
          <table:table-cell office:value-type="float" office:value="6573.52436381467" calcext:value-type="float">
            <text:p>6573,52436381467</text:p>
          </table:table-cell>
        </table:table-row>
        <table:table-row table:style-name="ro1">
          <table:table-cell office:value-type="float" office:value="643.874952067068" calcext:value-type="float">
            <text:p>643,874952067068</text:p>
          </table:table-cell>
          <table:table-cell office:value-type="float" office:value="1568.00306070445" calcext:value-type="float">
            <text:p>1568,00306070445</text:p>
          </table:table-cell>
          <table:table-cell office:value-type="float" office:value="4300.03495399029" calcext:value-type="float">
            <text:p>4300,03495399029</text:p>
          </table:table-cell>
          <table:table-cell office:value-type="float" office:value="6787.16418441732" calcext:value-type="float">
            <text:p>6787,16418441732</text:p>
          </table:table-cell>
        </table:table-row>
        <table:table-row table:style-name="ro1">
          <table:table-cell office:value-type="float" office:value="640.780705135288" calcext:value-type="float">
            <text:p>640,780705135288</text:p>
          </table:table-cell>
          <table:table-cell office:value-type="float" office:value="1537.59952452911" calcext:value-type="float">
            <text:p>1537,59952452911</text:p>
          </table:table-cell>
          <table:table-cell office:value-type="float" office:value="4216.65739462498" calcext:value-type="float">
            <text:p>4216,65739462498</text:p>
          </table:table-cell>
          <table:table-cell office:value-type="float" office:value="6542.50212828802" calcext:value-type="float">
            <text:p>6542,50212828802</text:p>
          </table:table-cell>
        </table:table-row>
        <table:table-row table:style-name="ro1">
          <table:table-cell office:value-type="float" office:value="637.938714406421" calcext:value-type="float">
            <text:p>637,938714406421</text:p>
          </table:table-cell>
          <table:table-cell office:value-type="float" office:value="1428.11102291784" calcext:value-type="float">
            <text:p>1428,11102291784</text:p>
          </table:table-cell>
          <table:table-cell office:value-type="float" office:value="3916.40008276938" calcext:value-type="float">
            <text:p>3916,40008276938</text:p>
          </table:table-cell>
          <table:table-cell office:value-type="float" office:value="6789.35376767636" calcext:value-type="float">
            <text:p>6789,35376767636</text:p>
          </table:table-cell>
        </table:table-row>
        <table:table-row table:style-name="ro1">
          <table:table-cell office:value-type="float" office:value="629.989811152026" calcext:value-type="float">
            <text:p>629,989811152026</text:p>
          </table:table-cell>
          <table:table-cell office:value-type="float" office:value="1542.37542263921" calcext:value-type="float">
            <text:p>1542,37542263921</text:p>
          </table:table-cell>
          <table:table-cell office:value-type="float" office:value="4229.75464508628" calcext:value-type="float">
            <text:p>4229,75464508628</text:p>
          </table:table-cell>
          <table:table-cell office:value-type="float" office:value="6414.38028679401" calcext:value-type="float">
            <text:p>6414,38028679401</text:p>
          </table:table-cell>
        </table:table-row>
        <table:table-row table:style-name="ro1">
          <table:table-cell office:value-type="float" office:value="635.451486337039" calcext:value-type="float">
            <text:p>635,451486337039</text:p>
          </table:table-cell>
          <table:table-cell office:value-type="float" office:value="1452.81859827367" calcext:value-type="float">
            <text:p>1452,81859827367</text:p>
          </table:table-cell>
          <table:table-cell office:value-type="float" office:value="3984.15724493377" calcext:value-type="float">
            <text:p>3984,15724493377</text:p>
          </table:table-cell>
          <table:table-cell office:value-type="float" office:value="6755.59233293723" calcext:value-type="float">
            <text:p>6755,59233293723</text:p>
          </table:table-cell>
        </table:table-row>
        <table:table-row table:style-name="ro1">
          <table:table-cell office:value-type="float" office:value="667.299649991923" calcext:value-type="float">
            <text:p>667,299649991923</text:p>
          </table:table-cell>
          <table:table-cell office:value-type="float" office:value="1479.27086007194" calcext:value-type="float">
            <text:p>1479,27086007194</text:p>
          </table:table-cell>
          <table:table-cell office:value-type="float" office:value="4056.69897217604" calcext:value-type="float">
            <text:p>4056,69897217604</text:p>
          </table:table-cell>
          <table:table-cell office:value-type="float" office:value="6608.84716728172" calcext:value-type="float">
            <text:p>6608,84716728172</text:p>
          </table:table-cell>
        </table:table-row>
        <table:table-row table:style-name="ro1">
          <table:table-cell office:value-type="float" office:value="667.537391846692" calcext:value-type="float">
            <text:p>667,537391846692</text:p>
          </table:table-cell>
          <table:table-cell office:value-type="float" office:value="1473.15442336706" calcext:value-type="float">
            <text:p>1473,15442336706</text:p>
          </table:table-cell>
          <table:table-cell office:value-type="float" office:value="4039.92547709559" calcext:value-type="float">
            <text:p>4039,92547709559</text:p>
          </table:table-cell>
          <table:table-cell office:value-type="float" office:value="6745.33931416082" calcext:value-type="float">
            <text:p>6745,33931416082</text:p>
          </table:table-cell>
        </table:table-row>
        <table:table-row table:style-name="ro1">
          <table:table-cell office:value-type="float" office:value="630.250941812251" calcext:value-type="float">
            <text:p>630,250941812251</text:p>
          </table:table-cell>
          <table:table-cell office:value-type="float" office:value="1533.01293190515" calcext:value-type="float">
            <text:p>1533,01293190515</text:p>
          </table:table-cell>
          <table:table-cell office:value-type="float" office:value="4204.07928869075" calcext:value-type="float">
            <text:p>4204,07928869075</text:p>
          </table:table-cell>
          <table:table-cell office:value-type="float" office:value="6845.36330140316" calcext:value-type="float">
            <text:p>6845,36330140316</text:p>
          </table:table-cell>
        </table:table-row>
        <table:table-row table:style-name="ro1">
          <table:table-cell office:value-type="float" office:value="580.865165520122" calcext:value-type="float">
            <text:p>580,865165520122</text:p>
          </table:table-cell>
          <table:table-cell office:value-type="float" office:value="1423.56682891144" calcext:value-type="float">
            <text:p>1423,56682891144</text:p>
          </table:table-cell>
          <table:table-cell office:value-type="float" office:value="3903.93824927241" calcext:value-type="float">
            <text:p>3903,93824927241</text:p>
          </table:table-cell>
          <table:table-cell office:value-type="float" office:value="6620.89795164925" calcext:value-type="float">
            <text:p>6620,89795164925</text:p>
          </table:table-cell>
        </table:table-row>
        <table:table-row table:style-name="ro1">
          <table:table-cell office:value-type="float" office:value="583.972089479981" calcext:value-type="float">
            <text:p>583,972089479981</text:p>
          </table:table-cell>
          <table:table-cell office:value-type="float" office:value="1550.90061973024" calcext:value-type="float">
            <text:p>1550,90061973024</text:p>
          </table:table-cell>
          <table:table-cell office:value-type="float" office:value="4253.13383764003" calcext:value-type="float">
            <text:p>4253,13383764003</text:p>
          </table:table-cell>
          <table:table-cell office:value-type="float" office:value="6578.39619735595" calcext:value-type="float">
            <text:p>6578,39619735595</text:p>
          </table:table-cell>
        </table:table-row>
        <table:table-row table:style-name="ro1">
          <table:table-cell office:value-type="float" office:value="559.189197931229" calcext:value-type="float">
            <text:p>559,189197931229</text:p>
          </table:table-cell>
          <table:table-cell office:value-type="float" office:value="1368.78352556058" calcext:value-type="float">
            <text:p>1368,78352556058</text:p>
          </table:table-cell>
          <table:table-cell office:value-type="float" office:value="3753.70249705524" calcext:value-type="float">
            <text:p>3753,70249705524</text:p>
          </table:table-cell>
          <table:table-cell office:value-type="float" office:value="6553.9143209963" calcext:value-type="float">
            <text:p>6553,9143209963</text:p>
          </table:table-cell>
        </table:table-row>
        <table:table-row table:style-name="ro1">
          <table:table-cell office:value-type="float" office:value="589.670544332809" calcext:value-type="float">
            <text:p>589,670544332809</text:p>
          </table:table-cell>
          <table:table-cell office:value-type="float" office:value="1470.09076098436" calcext:value-type="float">
            <text:p>1470,09076098436</text:p>
          </table:table-cell>
          <table:table-cell office:value-type="float" office:value="4031.52380004343" calcext:value-type="float">
            <text:p>4031,52380004343</text:p>
          </table:table-cell>
          <table:table-cell office:value-type="float" office:value="6633.38855193359" calcext:value-type="float">
            <text:p>6633,38855193359</text:p>
          </table:table-cell>
        </table:table-row>
        <table:table-row table:style-name="ro1">
          <table:table-cell office:value-type="float" office:value="526.817631685147" calcext:value-type="float">
            <text:p>526,817631685147</text:p>
          </table:table-cell>
          <table:table-cell office:value-type="float" office:value="1442.51236777606" calcext:value-type="float">
            <text:p>1442,51236777606</text:p>
          </table:table-cell>
          <table:table-cell office:value-type="float" office:value="3955.89381070062" calcext:value-type="float">
            <text:p>3955,89381070062</text:p>
          </table:table-cell>
          <table:table-cell office:value-type="float" office:value="6802.97018640987" calcext:value-type="float">
            <text:p>6802,97018640987</text:p>
          </table:table-cell>
        </table:table-row>
        <table:table-row table:style-name="ro1">
          <table:table-cell office:value-type="float" office:value="562.09062284162" calcext:value-type="float">
            <text:p>562,09062284162</text:p>
          </table:table-cell>
          <table:table-cell office:value-type="float" office:value="1514.0514140099" calcext:value-type="float">
            <text:p>1514,0514140099</text:p>
          </table:table-cell>
          <table:table-cell office:value-type="float" office:value="4152.07990694614" calcext:value-type="float">
            <text:p>4152,07990694614</text:p>
          </table:table-cell>
          <table:table-cell office:value-type="float" office:value="6925.17575751852" calcext:value-type="float">
            <text:p>6925,17575751852</text:p>
          </table:table-cell>
        </table:table-row>
        <table:table-row table:style-name="ro1">
          <table:table-cell office:value-type="float" office:value="516.54943915323" calcext:value-type="float">
            <text:p>516,54943915323</text:p>
          </table:table-cell>
          <table:table-cell office:value-type="float" office:value="1519.16664886737" calcext:value-type="float">
            <text:p>1519,16664886737</text:p>
          </table:table-cell>
          <table:table-cell office:value-type="float" office:value="4166.10774224584" calcext:value-type="float">
            <text:p>4166,10774224584</text:p>
          </table:table-cell>
          <table:table-cell office:value-type="float" office:value="6674.37517356846" calcext:value-type="float">
            <text:p>6674,37517356846</text:p>
          </table:table-cell>
        </table:table-row>
        <table:table-row table:style-name="ro1">
          <table:table-cell office:value-type="float" office:value="524.412162071299" calcext:value-type="float">
            <text:p>524,412162071299</text:p>
          </table:table-cell>
          <table:table-cell office:value-type="float" office:value="1418.73464699683" calcext:value-type="float">
            <text:p>1418,73464699683</text:p>
          </table:table-cell>
          <table:table-cell office:value-type="float" office:value="3890.68664813872" calcext:value-type="float">
            <text:p>3890,68664813872</text:p>
          </table:table-cell>
          <table:table-cell office:value-type="float" office:value="6597.93046672089" calcext:value-type="float">
            <text:p>6597,93046672089</text:p>
          </table:table-cell>
        </table:table-row>
        <table:table-row table:style-name="ro1">
          <table:table-cell office:value-type="float" office:value="527.517340836378" calcext:value-type="float">
            <text:p>527,517340836378</text:p>
          </table:table-cell>
          <table:table-cell office:value-type="float" office:value="1504.0796756241" calcext:value-type="float">
            <text:p>1504,0796756241</text:p>
          </table:table-cell>
          <table:table-cell office:value-type="float" office:value="4124.73377179783" calcext:value-type="float">
            <text:p>4124,73377179783</text:p>
          </table:table-cell>
          <table:table-cell office:value-type="float" office:value="6534.24204270952" calcext:value-type="float">
            <text:p>6534,24204270952</text:p>
          </table:table-cell>
        </table:table-row>
        <table:table-row table:style-name="ro1">
          <table:table-cell office:value-type="float" office:value="545.059298557913" calcext:value-type="float">
            <text:p>545,059298557913</text:p>
          </table:table-cell>
          <table:table-cell office:value-type="float" office:value="1529.5395297918" calcext:value-type="float">
            <text:p>1529,5395297918</text:p>
          </table:table-cell>
          <table:table-cell office:value-type="float" office:value="4194.55395620195" calcext:value-type="float">
            <text:p>4194,55395620195</text:p>
          </table:table-cell>
          <table:table-cell office:value-type="float" office:value="6538.07969076539" calcext:value-type="float">
            <text:p>6538,07969076539</text:p>
          </table:table-cell>
        </table:table-row>
        <table:table-row table:style-name="ro1">
          <table:table-cell office:value-type="float" office:value="574.035562468645" calcext:value-type="float">
            <text:p>574,035562468645</text:p>
          </table:table-cell>
          <table:table-cell office:value-type="float" office:value="1411.78935367607" calcext:value-type="float">
            <text:p>1411,78935367607</text:p>
          </table:table-cell>
          <table:table-cell office:value-type="float" office:value="3871.64012661499" calcext:value-type="float">
            <text:p>3871,64012661499</text:p>
          </table:table-cell>
          <table:table-cell office:value-type="float" office:value="6145.37191572368" calcext:value-type="float">
            <text:p>6145,37191572368</text:p>
          </table:table-cell>
        </table:table-row>
        <table:table-row table:style-name="ro1">
          <table:table-cell office:value-type="float" office:value="559.274498005768" calcext:value-type="float">
            <text:p>559,274498005768</text:p>
          </table:table-cell>
          <table:table-cell office:value-type="float" office:value="1977.99191738008" calcext:value-type="float">
            <text:p>1977,99191738008</text:p>
          </table:table-cell>
          <table:table-cell office:value-type="float" office:value="5424.3735848471" calcext:value-type="float">
            <text:p>5424,3735848471</text:p>
          </table:table-cell>
          <table:table-cell office:value-type="float" office:value="6519.48561029993" calcext:value-type="float">
            <text:p>6519,48561029993</text:p>
          </table:table-cell>
        </table:table-row>
        <table:table-row table:style-name="ro1">
          <table:table-cell office:value-type="float" office:value="570.60980353302" calcext:value-type="float">
            <text:p>570,60980353302</text:p>
          </table:table-cell>
          <table:table-cell office:value-type="float" office:value="1519.7246667177" calcext:value-type="float">
            <text:p>1519,7246667177</text:p>
          </table:table-cell>
          <table:table-cell office:value-type="float" office:value="4167.63803024177" calcext:value-type="float">
            <text:p>4167,63803024177</text:p>
          </table:table-cell>
          <table:table-cell office:value-type="float" office:value="6452.52294386639" calcext:value-type="float">
            <text:p>6452,52294386639</text:p>
          </table:table-cell>
        </table:table-row>
        <table:table-row table:style-name="ro1">
          <table:table-cell office:value-type="float" office:value="549.442580889633" calcext:value-type="float">
            <text:p>549,442580889633</text:p>
          </table:table-cell>
          <table:table-cell office:value-type="float" office:value="1457.24190262855" calcext:value-type="float">
            <text:p>1457,24190262855</text:p>
          </table:table-cell>
          <table:table-cell office:value-type="float" office:value="3996.28755501721" calcext:value-type="float">
            <text:p>3996,28755501721</text:p>
          </table:table-cell>
          <table:table-cell office:value-type="float" office:value="6655.50426416603" calcext:value-type="float">
            <text:p>6655,50426416603</text:p>
          </table:table-cell>
        </table:table-row>
        <table:table-row table:style-name="ro1">
          <table:table-cell office:value-type="float" office:value="538.794036200179" calcext:value-type="float">
            <text:p>538,794036200179</text:p>
          </table:table-cell>
          <table:table-cell office:value-type="float" office:value="1509.81569488296" calcext:value-type="float">
            <text:p>1509,81569488296</text:p>
          </table:table-cell>
          <table:table-cell office:value-type="float" office:value="4140.46402381582" calcext:value-type="float">
            <text:p>4140,46402381582</text:p>
          </table:table-cell>
          <table:table-cell office:value-type="float" office:value="6672.71433999151" calcext:value-type="float">
            <text:p>6672,71433999151</text:p>
          </table:table-cell>
        </table:table-row>
        <table:table-row table:style-name="ro1">
          <table:table-cell office:value-type="float" office:value="578.653654107888" calcext:value-type="float">
            <text:p>578,653654107888</text:p>
          </table:table-cell>
          <table:table-cell office:value-type="float" office:value="1518.94603810807" calcext:value-type="float">
            <text:p>1518,94603810807</text:p>
          </table:table-cell>
          <table:table-cell office:value-type="float" office:value="4165.50274726848" calcext:value-type="float">
            <text:p>4165,50274726848</text:p>
          </table:table-cell>
          <table:table-cell office:value-type="float" office:value="6607.25312839492" calcext:value-type="float">
            <text:p>6607,25312839492</text:p>
          </table:table-cell>
        </table:table-row>
        <table:table-row table:style-name="ro1">
          <table:table-cell office:value-type="float" office:value="558.288488369691" calcext:value-type="float">
            <text:p>558,288488369691</text:p>
          </table:table-cell>
          <table:table-cell office:value-type="float" office:value="1340.92477677734" calcext:value-type="float">
            <text:p>1340,92477677734</text:p>
          </table:table-cell>
          <table:table-cell office:value-type="float" office:value="3677.30367071077" calcext:value-type="float">
            <text:p>3677,30367071077</text:p>
          </table:table-cell>
          <table:table-cell office:value-type="float" office:value="6750.38184064142" calcext:value-type="float">
            <text:p>6750,38184064142</text:p>
          </table:table-cell>
        </table:table-row>
        <table:table-row table:style-name="ro1">
          <table:table-cell office:value-type="float" office:value="507.759306562405" calcext:value-type="float">
            <text:p>507,759306562405</text:p>
          </table:table-cell>
          <table:table-cell office:value-type="float" office:value="1494.58297665469" calcext:value-type="float">
            <text:p>1494,58297665469</text:p>
          </table:table-cell>
          <table:table-cell office:value-type="float" office:value="4098.69036758557" calcext:value-type="float">
            <text:p>4098,69036758557</text:p>
          </table:table-cell>
          <table:table-cell office:value-type="float" office:value="6336.65366943572" calcext:value-type="float">
            <text:p>6336,65366943572</text:p>
          </table:table-cell>
        </table:table-row>
        <table:table-row table:style-name="ro1">
          <table:table-cell office:value-type="float" office:value="523.590063452668" calcext:value-type="float">
            <text:p>523,590063452668</text:p>
          </table:table-cell>
          <table:table-cell office:value-type="float" office:value="1596.45187572908" calcext:value-type="float">
            <text:p>1596,45187572908</text:p>
          </table:table-cell>
          <table:table-cell office:value-type="float" office:value="4378.05195668068" calcext:value-type="float">
            <text:p>4378,05195668068</text:p>
          </table:table-cell>
          <table:table-cell office:value-type="float" office:value="6607.03320649976" calcext:value-type="float">
            <text:p>6607,03320649976</text:p>
          </table:table-cell>
        </table:table-row>
        <table:table-row table:style-name="ro1">
          <table:table-cell office:value-type="float" office:value="510.376478106612" calcext:value-type="float">
            <text:p>510,376478106612</text:p>
          </table:table-cell>
          <table:table-cell office:value-type="float" office:value="1455.07156314565" calcext:value-type="float">
            <text:p>1455,07156314565</text:p>
          </table:table-cell>
          <table:table-cell office:value-type="float" office:value="3990.33569441669" calcext:value-type="float">
            <text:p>3990,33569441669</text:p>
          </table:table-cell>
          <table:table-cell office:value-type="float" office:value="6359.86016644049" calcext:value-type="float">
            <text:p>6359,86016644049</text:p>
          </table:table-cell>
        </table:table-row>
        <table:table-row table:style-name="ro1">
          <table:table-cell office:value-type="float" office:value="539.872592827541" calcext:value-type="float">
            <text:p>539,872592827541</text:p>
          </table:table-cell>
          <table:table-cell office:value-type="float" office:value="1445.86839464241" calcext:value-type="float">
            <text:p>1445,86839464241</text:p>
          </table:table-cell>
          <table:table-cell office:value-type="float" office:value="3965.09725755189" calcext:value-type="float">
            <text:p>3965,09725755189</text:p>
          </table:table-cell>
          <table:table-cell office:value-type="float" office:value="6209.65540864239" calcext:value-type="float">
            <text:p>6209,65540864239</text:p>
          </table:table-cell>
        </table:table-row>
        <table:table-row table:style-name="ro1">
          <table:table-cell office:value-type="float" office:value="520.151345984415" calcext:value-type="float">
            <text:p>520,151345984415</text:p>
          </table:table-cell>
          <table:table-cell office:value-type="float" office:value="1492.79882300029" calcext:value-type="float">
            <text:p>1492,79882300029</text:p>
          </table:table-cell>
          <table:table-cell office:value-type="float" office:value="4093.79756905126" calcext:value-type="float">
            <text:p>4093,79756905126</text:p>
          </table:table-cell>
          <table:table-cell office:value-type="float" office:value="6512.47399586841" calcext:value-type="float">
            <text:p>6512,47399586841</text:p>
          </table:table-cell>
        </table:table-row>
        <table:table-row table:style-name="ro1">
          <table:table-cell office:value-type="float" office:value="545.884989948729" calcext:value-type="float">
            <text:p>545,884989948729</text:p>
          </table:table-cell>
          <table:table-cell office:value-type="float" office:value="1437.4252604363" calcext:value-type="float">
            <text:p>1437,4252604363</text:p>
          </table:table-cell>
          <table:table-cell office:value-type="float" office:value="3941.94311128945" calcext:value-type="float">
            <text:p>3941,94311128945</text:p>
          </table:table-cell>
          <table:table-cell office:value-type="float" office:value="6427.42413930144" calcext:value-type="float">
            <text:p>6427,42413930144</text:p>
          </table:table-cell>
        </table:table-row>
        <table:table-row table:style-name="ro1">
          <table:table-cell office:value-type="float" office:value="530.758138848712" calcext:value-type="float">
            <text:p>530,758138848712</text:p>
          </table:table-cell>
          <table:table-cell office:value-type="float" office:value="1481.4520301689" calcext:value-type="float">
            <text:p>1481,4520301689</text:p>
          </table:table-cell>
          <table:table-cell office:value-type="float" office:value="4062.68053426133" calcext:value-type="float">
            <text:p>4062,68053426133</text:p>
          </table:table-cell>
          <table:table-cell office:value-type="float" office:value="6292.41921003977" calcext:value-type="float">
            <text:p>6292,41921003977</text:p>
          </table:table-cell>
        </table:table-row>
        <table:table-row table:style-name="ro1">
          <table:table-cell office:value-type="float" office:value="553.918435798762" calcext:value-type="float">
            <text:p>553,918435798762</text:p>
          </table:table-cell>
          <table:table-cell office:value-type="float" office:value="1666.70865835909" calcext:value-type="float">
            <text:p>1666,70865835909</text:p>
          </table:table-cell>
          <table:table-cell office:value-type="float" office:value="4570.72161953721" calcext:value-type="float">
            <text:p>4570,72161953721</text:p>
          </table:table-cell>
          <table:table-cell office:value-type="float" office:value="6601.26156017734" calcext:value-type="float">
            <text:p>6601,26156017734</text:p>
          </table:table-cell>
        </table:table-row>
        <table:table-row table:style-name="ro1">
          <table:table-cell office:value-type="float" office:value="523.593917233817" calcext:value-type="float">
            <text:p>523,593917233817</text:p>
          </table:table-cell>
          <table:table-cell office:value-type="float" office:value="1599.08292605147" calcext:value-type="float">
            <text:p>1599,08292605147</text:p>
          </table:table-cell>
          <table:table-cell office:value-type="float" office:value="4385.26725404553" calcext:value-type="float">
            <text:p>4385,26725404553</text:p>
          </table:table-cell>
          <table:table-cell office:value-type="float" office:value="6750.72739426213" calcext:value-type="float">
            <text:p>6750,72739426213</text:p>
          </table:table-cell>
        </table:table-row>
        <table:table-row table:style-name="ro1">
          <table:table-cell office:value-type="float" office:value="550.380538546634" calcext:value-type="float">
            <text:p>550,380538546634</text:p>
          </table:table-cell>
          <table:table-cell office:value-type="float" office:value="1604.40876218972" calcext:value-type="float">
            <text:p>1604,40876218972</text:p>
          </table:table-cell>
          <table:table-cell office:value-type="float" office:value="4399.87263469027" calcext:value-type="float">
            <text:p>4399,87263469027</text:p>
          </table:table-cell>
          <table:table-cell office:value-type="float" office:value="6230.69913264796" calcext:value-type="float">
            <text:p>6230,69913264796</text:p>
          </table:table-cell>
        </table:table-row>
        <table:table-row table:style-name="ro1">
          <table:table-cell office:value-type="float" office:value="549.798100989884" calcext:value-type="float">
            <text:p>549,798100989884</text:p>
          </table:table-cell>
          <table:table-cell office:value-type="float" office:value="1529.00187576072" calcext:value-type="float">
            <text:p>1529,00187576072</text:p>
          </table:table-cell>
          <table:table-cell office:value-type="float" office:value="4193.07951320835" calcext:value-type="float">
            <text:p>4193,07951320835</text:p>
          </table:table-cell>
          <table:table-cell office:value-type="float" office:value="6604.96679350024" calcext:value-type="float">
            <text:p>6604,96679350024</text:p>
          </table:table-cell>
        </table:table-row>
        <table:table-row table:style-name="ro1">
          <table:table-cell office:value-type="float" office:value="513.535732628793" calcext:value-type="float">
            <text:p>513,535732628793</text:p>
          </table:table-cell>
          <table:table-cell office:value-type="float" office:value="1386.75005747977" calcext:value-type="float">
            <text:p>1386,75005747977</text:p>
          </table:table-cell>
          <table:table-cell office:value-type="float" office:value="3802.97326520017" calcext:value-type="float">
            <text:p>3802,97326520017</text:p>
          </table:table-cell>
          <table:table-cell office:value-type="float" office:value="6769.76905255931" calcext:value-type="float">
            <text:p>6769,76905255931</text:p>
          </table:table-cell>
        </table:table-row>
        <table:table-row table:style-name="ro1">
          <table:table-cell office:value-type="float" office:value="512.866203740076" calcext:value-type="float">
            <text:p>512,866203740076</text:p>
          </table:table-cell>
          <table:table-cell office:value-type="float" office:value="1535.40681355296" calcext:value-type="float">
            <text:p>1535,40681355296</text:p>
          </table:table-cell>
          <table:table-cell office:value-type="float" office:value="4210.64418324949" calcext:value-type="float">
            <text:p>4210,64418324949</text:p>
          </table:table-cell>
          <table:table-cell office:value-type="float" office:value="6811.48219273348" calcext:value-type="float">
            <text:p>6811,48219273348</text:p>
          </table:table-cell>
        </table:table-row>
        <table:table-row table:style-name="ro1">
          <table:table-cell office:value-type="float" office:value="510.239610269321" calcext:value-type="float">
            <text:p>510,239610269321</text:p>
          </table:table-cell>
          <table:table-cell office:value-type="float" office:value="1460.65635215928" calcext:value-type="float">
            <text:p>1460,65635215928</text:p>
          </table:table-cell>
          <table:table-cell office:value-type="float" office:value="4005.65121807293" calcext:value-type="float">
            <text:p>4005,65121807293</text:p>
          </table:table-cell>
          <table:table-cell office:value-type="float" office:value="6425.756005" calcext:value-type="float">
            <text:p>6425,756005</text:p>
          </table:table-cell>
        </table:table-row>
      </table:table>
      <table:table table:name="FABRIC-SMALL-RICH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16.130756428804" calcext:value-type="float">
            <text:p>416,130756428804</text:p>
          </table:table-cell>
          <table:table-cell office:value-type="float" office:value="817.437056583661" calcext:value-type="float">
            <text:p>817,437056583661</text:p>
          </table:table-cell>
          <table:table-cell office:value-type="float" office:value="2066.57681297679" calcext:value-type="float">
            <text:p>2066,57681297679</text:p>
          </table:table-cell>
          <table:table-cell office:value-type="float" office:value="2940.13707962184" calcext:value-type="float">
            <text:p>2940,13707962184</text:p>
          </table:table-cell>
        </table:table-row>
        <table:table-row table:style-name="ro1">
          <table:table-cell office:value-type="float" office:value="356.563456098552" calcext:value-type="float">
            <text:p>356,563456098552</text:p>
          </table:table-cell>
          <table:table-cell office:value-type="float" office:value="789.6551481152" calcext:value-type="float">
            <text:p>789,6551481152</text:p>
          </table:table-cell>
          <table:table-cell office:value-type="float" office:value="1996.34088790004" calcext:value-type="float">
            <text:p>1996,34088790004</text:p>
          </table:table-cell>
          <table:table-cell office:value-type="float" office:value="3107.93100161198" calcext:value-type="float">
            <text:p>3107,93100161198</text:p>
          </table:table-cell>
        </table:table-row>
        <table:table-row table:style-name="ro1">
          <table:table-cell office:value-type="float" office:value="368.952605443249" calcext:value-type="float">
            <text:p>368,952605443249</text:p>
          </table:table-cell>
          <table:table-cell office:value-type="float" office:value="781.586053106311" calcext:value-type="float">
            <text:p>781,586053106311</text:p>
          </table:table-cell>
          <table:table-cell office:value-type="float" office:value="1975.94126873331" calcext:value-type="float">
            <text:p>1975,94126873331</text:p>
          </table:table-cell>
          <table:table-cell office:value-type="float" office:value="2865.5498347983" calcext:value-type="float">
            <text:p>2865,5498347983</text:p>
          </table:table-cell>
        </table:table-row>
        <table:table-row table:style-name="ro1">
          <table:table-cell office:value-type="float" office:value="376.094172397612" calcext:value-type="float">
            <text:p>376,094172397612</text:p>
          </table:table-cell>
          <table:table-cell office:value-type="float" office:value="780.943418818857" calcext:value-type="float">
            <text:p>780,943418818857</text:p>
          </table:table-cell>
          <table:table-cell office:value-type="float" office:value="1974.31661383545" calcext:value-type="float">
            <text:p>1974,31661383545</text:p>
          </table:table-cell>
          <table:table-cell office:value-type="float" office:value="2828.79460516978" calcext:value-type="float">
            <text:p>2828,79460516978</text:p>
          </table:table-cell>
        </table:table-row>
        <table:table-row table:style-name="ro1">
          <table:table-cell office:value-type="float" office:value="360.137404416985" calcext:value-type="float">
            <text:p>360,137404416985</text:p>
          </table:table-cell>
          <table:table-cell office:value-type="float" office:value="798.99556114123" calcext:value-type="float">
            <text:p>798,99556114123</text:p>
          </table:table-cell>
          <table:table-cell office:value-type="float" office:value="2019.95454821524" calcext:value-type="float">
            <text:p>2019,95454821524</text:p>
          </table:table-cell>
          <table:table-cell office:value-type="float" office:value="3103.2831310754" calcext:value-type="float">
            <text:p>3103,2831310754</text:p>
          </table:table-cell>
        </table:table-row>
        <table:table-row table:style-name="ro1">
          <table:table-cell office:value-type="float" office:value="374.729029051224" calcext:value-type="float">
            <text:p>374,729029051224</text:p>
          </table:table-cell>
          <table:table-cell office:value-type="float" office:value="777.460649211081" calcext:value-type="float">
            <text:p>777,460649211081</text:p>
          </table:table-cell>
          <table:table-cell office:value-type="float" office:value="1965.51176353119" calcext:value-type="float">
            <text:p>1965,51176353119</text:p>
          </table:table-cell>
          <table:table-cell office:value-type="float" office:value="3063.88877399591" calcext:value-type="float">
            <text:p>3063,88877399591</text:p>
          </table:table-cell>
        </table:table-row>
        <table:table-row table:style-name="ro1">
          <table:table-cell office:value-type="float" office:value="360.504159853429" calcext:value-type="float">
            <text:p>360,504159853429</text:p>
          </table:table-cell>
          <table:table-cell office:value-type="float" office:value="776.496735240617" calcext:value-type="float">
            <text:p>776,496735240617</text:p>
          </table:table-cell>
          <table:table-cell office:value-type="float" office:value="1963.07487588948" calcext:value-type="float">
            <text:p>1963,07487588948</text:p>
          </table:table-cell>
          <table:table-cell office:value-type="float" office:value="3071.13380101308" calcext:value-type="float">
            <text:p>3071,13380101308</text:p>
          </table:table-cell>
        </table:table-row>
        <table:table-row table:style-name="ro1">
          <table:table-cell office:value-type="float" office:value="369.86091803721" calcext:value-type="float">
            <text:p>369,86091803721</text:p>
          </table:table-cell>
          <table:table-cell office:value-type="float" office:value="792.004679903499" calcext:value-type="float">
            <text:p>792,004679903499</text:p>
          </table:table-cell>
          <table:table-cell office:value-type="float" office:value="2002.28078000053" calcext:value-type="float">
            <text:p>2002,28078000053</text:p>
          </table:table-cell>
          <table:table-cell office:value-type="float" office:value="3059.58390102308" calcext:value-type="float">
            <text:p>3059,58390102308</text:p>
          </table:table-cell>
        </table:table-row>
        <table:table-row table:style-name="ro1">
          <table:table-cell office:value-type="float" office:value="362.393255707864" calcext:value-type="float">
            <text:p>362,393255707864</text:p>
          </table:table-cell>
          <table:table-cell office:value-type="float" office:value="780.050404748976" calcext:value-type="float">
            <text:p>780,050404748976</text:p>
          </table:table-cell>
          <table:table-cell office:value-type="float" office:value="1972.05896946318" calcext:value-type="float">
            <text:p>1972,05896946318</text:p>
          </table:table-cell>
          <table:table-cell office:value-type="float" office:value="3080.04011804826" calcext:value-type="float">
            <text:p>3080,04011804826</text:p>
          </table:table-cell>
        </table:table-row>
        <table:table-row table:style-name="ro1">
          <table:table-cell office:value-type="float" office:value="361.29086191079" calcext:value-type="float">
            <text:p>361,29086191079</text:p>
          </table:table-cell>
          <table:table-cell office:value-type="float" office:value="785.785977546775" calcext:value-type="float">
            <text:p>785,785977546775</text:p>
          </table:table-cell>
          <table:table-cell office:value-type="float" office:value="1986.55917061948" calcext:value-type="float">
            <text:p>1986,55917061948</text:p>
          </table:table-cell>
          <table:table-cell office:value-type="float" office:value="3075.59068207099" calcext:value-type="float">
            <text:p>3075,59068207099</text:p>
          </table:table-cell>
        </table:table-row>
        <table:table-row table:style-name="ro1">
          <table:table-cell office:value-type="float" office:value="366.645713094021" calcext:value-type="float">
            <text:p>366,645713094021</text:p>
          </table:table-cell>
          <table:table-cell office:value-type="float" office:value="787.831621694538" calcext:value-type="float">
            <text:p>787,831621694538</text:p>
          </table:table-cell>
          <table:table-cell office:value-type="float" office:value="1991.73079910062" calcext:value-type="float">
            <text:p>1991,73079910062</text:p>
          </table:table-cell>
          <table:table-cell office:value-type="float" office:value="3074.90944889262" calcext:value-type="float">
            <text:p>3074,90944889262</text:p>
          </table:table-cell>
        </table:table-row>
        <table:table-row table:style-name="ro1">
          <table:table-cell office:value-type="float" office:value="369.885346521026" calcext:value-type="float">
            <text:p>369,885346521026</text:p>
          </table:table-cell>
          <table:table-cell office:value-type="float" office:value="792.027885354935" calcext:value-type="float">
            <text:p>792,027885354935</text:p>
          </table:table-cell>
          <table:table-cell office:value-type="float" office:value="2002.33944610514" calcext:value-type="float">
            <text:p>2002,33944610514</text:p>
          </table:table-cell>
          <table:table-cell office:value-type="float" office:value="3066.39622456951" calcext:value-type="float">
            <text:p>3066,39622456951</text:p>
          </table:table-cell>
        </table:table-row>
        <table:table-row table:style-name="ro1">
          <table:table-cell office:value-type="float" office:value="368.751304325487" calcext:value-type="float">
            <text:p>368,751304325487</text:p>
          </table:table-cell>
          <table:table-cell office:value-type="float" office:value="781.752849958354" calcext:value-type="float">
            <text:p>781,752849958354</text:p>
          </table:table-cell>
          <table:table-cell office:value-type="float" office:value="1976.36295075046" calcext:value-type="float">
            <text:p>1976,36295075046</text:p>
          </table:table-cell>
          <table:table-cell office:value-type="float" office:value="3109.3552070193" calcext:value-type="float">
            <text:p>3109,3552070193</text:p>
          </table:table-cell>
        </table:table-row>
        <table:table-row table:style-name="ro1">
          <table:table-cell office:value-type="float" office:value="367.239133640946" calcext:value-type="float">
            <text:p>367,239133640946</text:p>
          </table:table-cell>
          <table:table-cell office:value-type="float" office:value="783.980934186406" calcext:value-type="float">
            <text:p>783,980934186406</text:p>
          </table:table-cell>
          <table:table-cell office:value-type="float" office:value="1981.99580916563" calcext:value-type="float">
            <text:p>1981,99580916563</text:p>
          </table:table-cell>
          <table:table-cell office:value-type="float" office:value="3169.61190076811" calcext:value-type="float">
            <text:p>3169,61190076811</text:p>
          </table:table-cell>
        </table:table-row>
        <table:table-row table:style-name="ro1">
          <table:table-cell office:value-type="float" office:value="369.044268832427" calcext:value-type="float">
            <text:p>369,044268832427</text:p>
          </table:table-cell>
          <table:table-cell office:value-type="float" office:value="779.557357110718" calcext:value-type="float">
            <text:p>779,557357110718</text:p>
          </table:table-cell>
          <table:table-cell office:value-type="float" office:value="1970.81248716988" calcext:value-type="float">
            <text:p>1970,81248716988</text:p>
          </table:table-cell>
          <table:table-cell office:value-type="float" office:value="3078.68349846247" calcext:value-type="float">
            <text:p>3078,68349846247</text:p>
          </table:table-cell>
        </table:table-row>
        <table:table-row table:style-name="ro1">
          <table:table-cell office:value-type="float" office:value="369.705999347776" calcext:value-type="float">
            <text:p>369,705999347776</text:p>
          </table:table-cell>
          <table:table-cell office:value-type="float" office:value="782.681650910791" calcext:value-type="float">
            <text:p>782,681650910791</text:p>
          </table:table-cell>
          <table:table-cell office:value-type="float" office:value="1978.71106856176" calcext:value-type="float">
            <text:p>1978,71106856176</text:p>
          </table:table-cell>
          <table:table-cell office:value-type="float" office:value="3090.51690120755" calcext:value-type="float">
            <text:p>3090,51690120755</text:p>
          </table:table-cell>
        </table:table-row>
        <table:table-row table:style-name="ro1">
          <table:table-cell office:value-type="float" office:value="363.642103492053" calcext:value-type="float">
            <text:p>363,642103492053</text:p>
          </table:table-cell>
          <table:table-cell office:value-type="float" office:value="801.932764671776" calcext:value-type="float">
            <text:p>801,932764671776</text:p>
          </table:table-cell>
          <table:table-cell office:value-type="float" office:value="2027.38014344894" calcext:value-type="float">
            <text:p>2027,38014344894</text:p>
          </table:table-cell>
          <table:table-cell office:value-type="float" office:value="3937.7873961182" calcext:value-type="float">
            <text:p>3937,7873961182</text:p>
          </table:table-cell>
        </table:table-row>
        <table:table-row table:style-name="ro1">
          <table:table-cell office:value-type="float" office:value="384.35028705005" calcext:value-type="float">
            <text:p>384,35028705005</text:p>
          </table:table-cell>
          <table:table-cell office:value-type="float" office:value="789.079145956163" calcext:value-type="float">
            <text:p>789,079145956163</text:p>
          </table:table-cell>
          <table:table-cell office:value-type="float" office:value="1994.88468684272" calcext:value-type="float">
            <text:p>1994,88468684272</text:p>
          </table:table-cell>
          <table:table-cell office:value-type="float" office:value="3084.48765753868" calcext:value-type="float">
            <text:p>3084,48765753868</text:p>
          </table:table-cell>
        </table:table-row>
        <table:table-row table:style-name="ro1">
          <table:table-cell office:value-type="float" office:value="368.147393412022" calcext:value-type="float">
            <text:p>368,147393412022</text:p>
          </table:table-cell>
          <table:table-cell office:value-type="float" office:value="777.121627154936" calcext:value-type="float">
            <text:p>777,121627154936</text:p>
          </table:table-cell>
          <table:table-cell office:value-type="float" office:value="1964.65467598583" calcext:value-type="float">
            <text:p>1964,65467598583</text:p>
          </table:table-cell>
          <table:table-cell office:value-type="float" office:value="3122.92401983284" calcext:value-type="float">
            <text:p>3122,92401983284</text:p>
          </table:table-cell>
        </table:table-row>
        <table:table-row table:style-name="ro1">
          <table:table-cell office:value-type="float" office:value="374.774736248777" calcext:value-type="float">
            <text:p>374,774736248777</text:p>
          </table:table-cell>
          <table:table-cell office:value-type="float" office:value="784.236373302208" calcext:value-type="float">
            <text:p>784,236373302208</text:p>
          </table:table-cell>
          <table:table-cell office:value-type="float" office:value="1982.64158922857" calcext:value-type="float">
            <text:p>1982,64158922857</text:p>
          </table:table-cell>
          <table:table-cell office:value-type="float" office:value="3065.96067226528" calcext:value-type="float">
            <text:p>3065,96067226528</text:p>
          </table:table-cell>
        </table:table-row>
        <table:table-row table:style-name="ro1">
          <table:table-cell office:value-type="float" office:value="368.466061417112" calcext:value-type="float">
            <text:p>368,466061417112</text:p>
          </table:table-cell>
          <table:table-cell office:value-type="float" office:value="778.387155830414" calcext:value-type="float">
            <text:p>778,387155830414</text:p>
          </table:table-cell>
          <table:table-cell office:value-type="float" office:value="1967.85408099914" calcext:value-type="float">
            <text:p>1967,85408099914</text:p>
          </table:table-cell>
          <table:table-cell office:value-type="float" office:value="3106.6338353708" calcext:value-type="float">
            <text:p>3106,6338353708</text:p>
          </table:table-cell>
        </table:table-row>
        <table:table-row table:style-name="ro1">
          <table:table-cell office:value-type="float" office:value="375.881483135038" calcext:value-type="float">
            <text:p>375,881483135038</text:p>
          </table:table-cell>
          <table:table-cell office:value-type="float" office:value="784.375164780289" calcext:value-type="float">
            <text:p>784,375164780289</text:p>
          </table:table-cell>
          <table:table-cell office:value-type="float" office:value="1982.99247037364" calcext:value-type="float">
            <text:p>1982,99247037364</text:p>
          </table:table-cell>
          <table:table-cell office:value-type="float" office:value="3124.16362921624" calcext:value-type="float">
            <text:p>3124,16362921624</text:p>
          </table:table-cell>
        </table:table-row>
        <table:table-row table:style-name="ro1">
          <table:table-cell office:value-type="float" office:value="392.071985232316" calcext:value-type="float">
            <text:p>392,071985232316</text:p>
          </table:table-cell>
          <table:table-cell office:value-type="float" office:value="765.064128119494" calcext:value-type="float">
            <text:p>765,064128119494</text:p>
          </table:table-cell>
          <table:table-cell office:value-type="float" office:value="1934.17190336322" calcext:value-type="float">
            <text:p>1934,17190336322</text:p>
          </table:table-cell>
          <table:table-cell office:value-type="float" office:value="3150.04421275615" calcext:value-type="float">
            <text:p>3150,04421275615</text:p>
          </table:table-cell>
        </table:table-row>
        <table:table-row table:style-name="ro1">
          <table:table-cell office:value-type="float" office:value="382.682628077019" calcext:value-type="float">
            <text:p>382,682628077019</text:p>
          </table:table-cell>
          <table:table-cell office:value-type="float" office:value="791.369928753203" calcext:value-type="float">
            <text:p>791,369928753203</text:p>
          </table:table-cell>
          <table:table-cell office:value-type="float" office:value="2000.67605459856" calcext:value-type="float">
            <text:p>2000,67605459856</text:p>
          </table:table-cell>
          <table:table-cell office:value-type="float" office:value="3154.48783506584" calcext:value-type="float">
            <text:p>3154,48783506584</text:p>
          </table:table-cell>
        </table:table-row>
        <table:table-row table:style-name="ro1">
          <table:table-cell office:value-type="float" office:value="382.953902697665" calcext:value-type="float">
            <text:p>382,953902697665</text:p>
          </table:table-cell>
          <table:table-cell office:value-type="float" office:value="802.951983449183" calcext:value-type="float">
            <text:p>802,951983449183</text:p>
          </table:table-cell>
          <table:table-cell office:value-type="float" office:value="2029.95684813314" calcext:value-type="float">
            <text:p>2029,95684813314</text:p>
          </table:table-cell>
          <table:table-cell office:value-type="float" office:value="3172.97549115972" calcext:value-type="float">
            <text:p>3172,97549115972</text:p>
          </table:table-cell>
        </table:table-row>
        <table:table-row table:style-name="ro1">
          <table:table-cell office:value-type="float" office:value="355.68452105296" calcext:value-type="float">
            <text:p>355,68452105296</text:p>
          </table:table-cell>
          <table:table-cell office:value-type="float" office:value="808.48880444324" calcext:value-type="float">
            <text:p>808,48880444324</text:p>
          </table:table-cell>
          <table:table-cell office:value-type="float" office:value="2043.95458140418" calcext:value-type="float">
            <text:p>2043,95458140418</text:p>
          </table:table-cell>
          <table:table-cell office:value-type="float" office:value="3086.60100502242" calcext:value-type="float">
            <text:p>3086,60100502242</text:p>
          </table:table-cell>
        </table:table-row>
        <table:table-row table:style-name="ro1">
          <table:table-cell office:value-type="float" office:value="375.985858698054" calcext:value-type="float">
            <text:p>375,985858698054</text:p>
          </table:table-cell>
          <table:table-cell office:value-type="float" office:value="808.785867897939" calcext:value-type="float">
            <text:p>808,785867897939</text:p>
          </table:table-cell>
          <table:table-cell office:value-type="float" office:value="2044.70559268085" calcext:value-type="float">
            <text:p>2044,70559268085</text:p>
          </table:table-cell>
          <table:table-cell office:value-type="float" office:value="3093.11671607697" calcext:value-type="float">
            <text:p>3093,11671607697</text:p>
          </table:table-cell>
        </table:table-row>
        <table:table-row table:style-name="ro1">
          <table:table-cell office:value-type="float" office:value="387.161969341063" calcext:value-type="float">
            <text:p>387,161969341063</text:p>
          </table:table-cell>
          <table:table-cell office:value-type="float" office:value="830.361075165795" calcext:value-type="float">
            <text:p>830,361075165795</text:p>
          </table:table-cell>
          <table:table-cell office:value-type="float" office:value="2099.25024870766" calcext:value-type="float">
            <text:p>2099,25024870766</text:p>
          </table:table-cell>
          <table:table-cell office:value-type="float" office:value="3105.29824268797" calcext:value-type="float">
            <text:p>3105,29824268797</text:p>
          </table:table-cell>
        </table:table-row>
        <table:table-row table:style-name="ro1">
          <table:table-cell office:value-type="float" office:value="377.284861060432" calcext:value-type="float">
            <text:p>377,284861060432</text:p>
          </table:table-cell>
          <table:table-cell office:value-type="float" office:value="855.608966094815" calcext:value-type="float">
            <text:p>855,608966094815</text:p>
          </table:table-cell>
          <table:table-cell office:value-type="float" office:value="2163.07988005388" calcext:value-type="float">
            <text:p>2163,07988005388</text:p>
          </table:table-cell>
          <table:table-cell office:value-type="float" office:value="3111.41785479402" calcext:value-type="float">
            <text:p>3111,41785479402</text:p>
          </table:table-cell>
        </table:table-row>
        <table:table-row table:style-name="ro1">
          <table:table-cell office:value-type="float" office:value="378.669827097552" calcext:value-type="float">
            <text:p>378,669827097552</text:p>
          </table:table-cell>
          <table:table-cell office:value-type="float" office:value="868.237576456917" calcext:value-type="float">
            <text:p>868,237576456917</text:p>
          </table:table-cell>
          <table:table-cell office:value-type="float" office:value="2195.00648913558" calcext:value-type="float">
            <text:p>2195,00648913558</text:p>
          </table:table-cell>
          <table:table-cell office:value-type="float" office:value="3099.03945059275" calcext:value-type="float">
            <text:p>3099,03945059275</text:p>
          </table:table-cell>
        </table:table-row>
        <table:table-row table:style-name="ro1">
          <table:table-cell office:value-type="float" office:value="379.482700372385" calcext:value-type="float">
            <text:p>379,482700372385</text:p>
          </table:table-cell>
          <table:table-cell office:value-type="float" office:value="855.776025017464" calcext:value-type="float">
            <text:p>855,776025017464</text:p>
          </table:table-cell>
          <table:table-cell office:value-type="float" office:value="2163.50222461628" calcext:value-type="float">
            <text:p>2163,50222461628</text:p>
          </table:table-cell>
          <table:table-cell office:value-type="float" office:value="3142.90196824854" calcext:value-type="float">
            <text:p>3142,90196824854</text:p>
          </table:table-cell>
        </table:table-row>
        <table:table-row table:style-name="ro1">
          <table:table-cell office:value-type="float" office:value="370.443376676028" calcext:value-type="float">
            <text:p>370,443376676028</text:p>
          </table:table-cell>
          <table:table-cell office:value-type="float" office:value="843.553865690759" calcext:value-type="float">
            <text:p>843,553865690759</text:p>
          </table:table-cell>
          <table:table-cell office:value-type="float" office:value="2132.60317145292" calcext:value-type="float">
            <text:p>2132,60317145292</text:p>
          </table:table-cell>
          <table:table-cell office:value-type="float" office:value="3163.21372167195" calcext:value-type="float">
            <text:p>3163,21372167195</text:p>
          </table:table-cell>
        </table:table-row>
        <table:table-row table:style-name="ro1">
          <table:table-cell office:value-type="float" office:value="367.449310633585" calcext:value-type="float">
            <text:p>367,449310633585</text:p>
          </table:table-cell>
          <table:table-cell office:value-type="float" office:value="864.949347024469" calcext:value-type="float">
            <text:p>864,949347024469</text:p>
          </table:table-cell>
          <table:table-cell office:value-type="float" office:value="2186.69345922567" calcext:value-type="float">
            <text:p>2186,69345922567</text:p>
          </table:table-cell>
          <table:table-cell office:value-type="float" office:value="3263.47123969596" calcext:value-type="float">
            <text:p>3263,47123969596</text:p>
          </table:table-cell>
        </table:table-row>
        <table:table-row table:style-name="ro1">
          <table:table-cell office:value-type="float" office:value="366.487158042846" calcext:value-type="float">
            <text:p>366,487158042846</text:p>
          </table:table-cell>
          <table:table-cell office:value-type="float" office:value="839.938302503282" calcext:value-type="float">
            <text:p>839,938302503282</text:p>
          </table:table-cell>
          <table:table-cell office:value-type="float" office:value="2123.46260339461" calcext:value-type="float">
            <text:p>2123,46260339461</text:p>
          </table:table-cell>
          <table:table-cell office:value-type="float" office:value="3263.10328984208" calcext:value-type="float">
            <text:p>3263,10328984208</text:p>
          </table:table-cell>
        </table:table-row>
        <table:table-row table:style-name="ro1">
          <table:table-cell office:value-type="float" office:value="369.418146097926" calcext:value-type="float">
            <text:p>369,418146097926</text:p>
          </table:table-cell>
          <table:table-cell office:value-type="float" office:value="866.525550110431" calcext:value-type="float">
            <text:p>866,525550110431</text:p>
          </table:table-cell>
          <table:table-cell office:value-type="float" office:value="2190.67828560926" calcext:value-type="float">
            <text:p>2190,67828560926</text:p>
          </table:table-cell>
          <table:table-cell office:value-type="float" office:value="3269.70763018824" calcext:value-type="float">
            <text:p>3269,70763018824</text:p>
          </table:table-cell>
        </table:table-row>
        <table:table-row table:style-name="ro1">
          <table:table-cell office:value-type="float" office:value="369.347629414456" calcext:value-type="float">
            <text:p>369,347629414456</text:p>
          </table:table-cell>
          <table:table-cell office:value-type="float" office:value="766.574544092361" calcext:value-type="float">
            <text:p>766,574544092361</text:p>
          </table:table-cell>
          <table:table-cell office:value-type="float" office:value="1937.99041220416" calcext:value-type="float">
            <text:p>1937,99041220416</text:p>
          </table:table-cell>
          <table:table-cell office:value-type="float" office:value="2972.06165634116" calcext:value-type="float">
            <text:p>2972,06165634116</text:p>
          </table:table-cell>
        </table:table-row>
        <table:table-row table:style-name="ro1">
          <table:table-cell office:value-type="float" office:value="369.487712208344" calcext:value-type="float">
            <text:p>369,487712208344</text:p>
          </table:table-cell>
          <table:table-cell office:value-type="float" office:value="949.603265657718" calcext:value-type="float">
            <text:p>949,603265657718</text:p>
          </table:table-cell>
          <table:table-cell office:value-type="float" office:value="2400.70850046474" calcext:value-type="float">
            <text:p>2400,70850046474</text:p>
          </table:table-cell>
          <table:table-cell office:value-type="float" office:value="3302.09970118754" calcext:value-type="float">
            <text:p>3302,09970118754</text:p>
          </table:table-cell>
        </table:table-row>
        <table:table-row table:style-name="ro1">
          <table:table-cell office:value-type="float" office:value="369.7992508242" calcext:value-type="float">
            <text:p>369,7992508242</text:p>
          </table:table-cell>
          <table:table-cell office:value-type="float" office:value="873.001697128358" calcext:value-type="float">
            <text:p>873,001697128358</text:p>
          </table:table-cell>
          <table:table-cell office:value-type="float" office:value="2207.05074530739" calcext:value-type="float">
            <text:p>2207,05074530739</text:p>
          </table:table-cell>
          <table:table-cell office:value-type="float" office:value="3245.76321005458" calcext:value-type="float">
            <text:p>3245,76321005458</text:p>
          </table:table-cell>
        </table:table-row>
        <table:table-row table:style-name="ro1">
          <table:table-cell office:value-type="float" office:value="369.726319956388" calcext:value-type="float">
            <text:p>369,726319956388</text:p>
          </table:table-cell>
          <table:table-cell office:value-type="float" office:value="829.248360708143" calcext:value-type="float">
            <text:p>829,248360708143</text:p>
          </table:table-cell>
          <table:table-cell office:value-type="float" office:value="2096.4371759712" calcext:value-type="float">
            <text:p>2096,4371759712</text:p>
          </table:table-cell>
          <table:table-cell office:value-type="float" office:value="3247.49508386244" calcext:value-type="float">
            <text:p>3247,49508386244</text:p>
          </table:table-cell>
        </table:table-row>
        <table:table-row table:style-name="ro1">
          <table:table-cell office:value-type="float" office:value="372.839163660511" calcext:value-type="float">
            <text:p>372,839163660511</text:p>
          </table:table-cell>
          <table:table-cell office:value-type="float" office:value="858.959067808795" calcext:value-type="float">
            <text:p>858,959067808795</text:p>
          </table:table-cell>
          <table:table-cell office:value-type="float" office:value="2171.5493303528" calcext:value-type="float">
            <text:p>2171,5493303528</text:p>
          </table:table-cell>
          <table:table-cell office:value-type="float" office:value="3385.79390050683" calcext:value-type="float">
            <text:p>3385,79390050683</text:p>
          </table:table-cell>
        </table:table-row>
        <table:table-row table:style-name="ro1">
          <table:table-cell office:value-type="float" office:value="371.487245484043" calcext:value-type="float">
            <text:p>371,487245484043</text:p>
          </table:table-cell>
          <table:table-cell office:value-type="float" office:value="808.983881674279" calcext:value-type="float">
            <text:p>808,983881674279</text:p>
          </table:table-cell>
          <table:table-cell office:value-type="float" office:value="2045.20619474622" calcext:value-type="float">
            <text:p>2045,20619474622</text:p>
          </table:table-cell>
          <table:table-cell office:value-type="float" office:value="3229.98787388901" calcext:value-type="float">
            <text:p>3229,98787388901</text:p>
          </table:table-cell>
        </table:table-row>
        <table:table-row table:style-name="ro1">
          <table:table-cell office:value-type="float" office:value="366.337501533031" calcext:value-type="float">
            <text:p>366,337501533031</text:p>
          </table:table-cell>
          <table:table-cell office:value-type="float" office:value="811.380278954552" calcext:value-type="float">
            <text:p>811,380278954552</text:p>
          </table:table-cell>
          <table:table-cell office:value-type="float" office:value="2051.26456831053" calcext:value-type="float">
            <text:p>2051,26456831053</text:p>
          </table:table-cell>
          <table:table-cell office:value-type="float" office:value="3223.40245688551" calcext:value-type="float">
            <text:p>3223,40245688551</text:p>
          </table:table-cell>
        </table:table-row>
        <table:table-row table:style-name="ro1">
          <table:table-cell office:value-type="float" office:value="398.107846426989" calcext:value-type="float">
            <text:p>398,107846426989</text:p>
          </table:table-cell>
          <table:table-cell office:value-type="float" office:value="816.826930795847" calcext:value-type="float">
            <text:p>816,826930795847</text:p>
          </table:table-cell>
          <table:table-cell office:value-type="float" office:value="2065.03434338119" calcext:value-type="float">
            <text:p>2065,03434338119</text:p>
          </table:table-cell>
          <table:table-cell office:value-type="float" office:value="3233.467571776" calcext:value-type="float">
            <text:p>3233,467571776</text:p>
          </table:table-cell>
        </table:table-row>
        <table:table-row table:style-name="ro1">
          <table:table-cell office:value-type="float" office:value="391.468255397782" calcext:value-type="float">
            <text:p>391,468255397782</text:p>
          </table:table-cell>
          <table:table-cell office:value-type="float" office:value="807.190684377386" calcext:value-type="float">
            <text:p>807,190684377386</text:p>
          </table:table-cell>
          <table:table-cell office:value-type="float" office:value="2040.67278153109" calcext:value-type="float">
            <text:p>2040,67278153109</text:p>
          </table:table-cell>
          <table:table-cell office:value-type="float" office:value="3205.07072608829" calcext:value-type="float">
            <text:p>3205,07072608829</text:p>
          </table:table-cell>
        </table:table-row>
        <table:table-row table:style-name="ro1">
          <table:table-cell office:value-type="float" office:value="378.982399293853" calcext:value-type="float">
            <text:p>378,982399293853</text:p>
          </table:table-cell>
          <table:table-cell office:value-type="float" office:value="807.920174638702" calcext:value-type="float">
            <text:p>807,920174638702</text:p>
          </table:table-cell>
          <table:table-cell office:value-type="float" office:value="2042.51701852425" calcext:value-type="float">
            <text:p>2042,51701852425</text:p>
          </table:table-cell>
          <table:table-cell office:value-type="float" office:value="3214.68510027442" calcext:value-type="float">
            <text:p>3214,68510027442</text:p>
          </table:table-cell>
        </table:table-row>
        <table:table-row table:style-name="ro1">
          <table:table-cell office:value-type="float" office:value="400.972878328976" calcext:value-type="float">
            <text:p>400,972878328976</text:p>
          </table:table-cell>
          <table:table-cell office:value-type="float" office:value="828.064850658152" calcext:value-type="float">
            <text:p>828,064850658152</text:p>
          </table:table-cell>
          <table:table-cell office:value-type="float" office:value="2093.44512366878" calcext:value-type="float">
            <text:p>2093,44512366878</text:p>
          </table:table-cell>
          <table:table-cell office:value-type="float" office:value="3213.05335885542" calcext:value-type="float">
            <text:p>3213,05335885542</text:p>
          </table:table-cell>
        </table:table-row>
        <table:table-row table:style-name="ro1">
          <table:table-cell office:value-type="float" office:value="379.010486763735" calcext:value-type="float">
            <text:p>379,010486763735</text:p>
          </table:table-cell>
          <table:table-cell office:value-type="float" office:value="846.102750965347" calcext:value-type="float">
            <text:p>846,102750965347</text:p>
          </table:table-cell>
          <table:table-cell office:value-type="float" office:value="2139.04705256276" calcext:value-type="float">
            <text:p>2139,04705256276</text:p>
          </table:table-cell>
          <table:table-cell office:value-type="float" office:value="3245.2436164378" calcext:value-type="float">
            <text:p>3245,2436164378</text:p>
          </table:table-cell>
        </table:table-row>
        <table:table-row table:style-name="ro1">
          <table:table-cell office:value-type="float" office:value="377.2196631174" calcext:value-type="float">
            <text:p>377,2196631174</text:p>
          </table:table-cell>
          <table:table-cell office:value-type="float" office:value="842.779967392288" calcext:value-type="float">
            <text:p>842,779967392288</text:p>
          </table:table-cell>
          <table:table-cell office:value-type="float" office:value="2130.64666573014" calcext:value-type="float">
            <text:p>2130,64666573014</text:p>
          </table:table-cell>
          <table:table-cell office:value-type="float" office:value="3264.27060939343" calcext:value-type="float">
            <text:p>3264,27060939343</text:p>
          </table:table-cell>
        </table:table-row>
        <table:table-row table:style-name="ro1">
          <table:table-cell office:value-type="float" office:value="378.707575070842" calcext:value-type="float">
            <text:p>378,707575070842</text:p>
          </table:table-cell>
          <table:table-cell office:value-type="float" office:value="798.093535500491" calcext:value-type="float">
            <text:p>798,093535500491</text:p>
          </table:table-cell>
          <table:table-cell office:value-type="float" office:value="2017.67412153425" calcext:value-type="float">
            <text:p>2017,67412153425</text:p>
          </table:table-cell>
          <table:table-cell office:value-type="float" office:value="3193.17064016698" calcext:value-type="float">
            <text:p>3193,17064016698</text:p>
          </table:table-cell>
        </table:table-row>
        <table:table-row table:style-name="ro1">
          <table:table-cell office:value-type="float" office:value="372.949378520226" calcext:value-type="float">
            <text:p>372,949378520226</text:p>
          </table:table-cell>
          <table:table-cell office:value-type="float" office:value="805.190801335268" calcext:value-type="float">
            <text:p>805,190801335268</text:p>
          </table:table-cell>
          <table:table-cell office:value-type="float" office:value="2035.61684249552" calcext:value-type="float">
            <text:p>2035,61684249552</text:p>
          </table:table-cell>
          <table:table-cell office:value-type="float" office:value="3273.83873107542" calcext:value-type="float">
            <text:p>3273,83873107542</text:p>
          </table:table-cell>
        </table:table-row>
        <table:table-row table:style-name="ro1">
          <table:table-cell office:value-type="float" office:value="375.543260291576" calcext:value-type="float">
            <text:p>375,543260291576</text:p>
          </table:table-cell>
          <table:table-cell office:value-type="float" office:value="822.189152021723" calcext:value-type="float">
            <text:p>822,189152021723</text:p>
          </table:table-cell>
          <table:table-cell office:value-type="float" office:value="2078.59066794734" calcext:value-type="float">
            <text:p>2078,59066794734</text:p>
          </table:table-cell>
          <table:table-cell office:value-type="float" office:value="3265.43604908676" calcext:value-type="float">
            <text:p>3265,43604908676</text:p>
          </table:table-cell>
        </table:table-row>
        <table:table-row table:style-name="ro1">
          <table:table-cell office:value-type="float" office:value="366.20899170082" calcext:value-type="float">
            <text:p>366,20899170082</text:p>
          </table:table-cell>
          <table:table-cell office:value-type="float" office:value="824.169517129488" calcext:value-type="float">
            <text:p>824,169517129488</text:p>
          </table:table-cell>
          <table:table-cell office:value-type="float" office:value="2083.59726335426" calcext:value-type="float">
            <text:p>2083,59726335426</text:p>
          </table:table-cell>
          <table:table-cell office:value-type="float" office:value="3194.3557899402" calcext:value-type="float">
            <text:p>3194,3557899402</text:p>
          </table:table-cell>
        </table:table-row>
        <table:table-row table:style-name="ro1">
          <table:table-cell office:value-type="float" office:value="363.948798646971" calcext:value-type="float">
            <text:p>363,948798646971</text:p>
          </table:table-cell>
          <table:table-cell office:value-type="float" office:value="841.668477667432" calcext:value-type="float">
            <text:p>841,668477667432</text:p>
          </table:table-cell>
          <table:table-cell office:value-type="float" office:value="2127.83668926192" calcext:value-type="float">
            <text:p>2127,83668926192</text:p>
          </table:table-cell>
          <table:table-cell office:value-type="float" office:value="3188.30995000613" calcext:value-type="float">
            <text:p>3188,30995000613</text:p>
          </table:table-cell>
        </table:table-row>
        <table:table-row table:style-name="ro1">
          <table:table-cell office:value-type="float" office:value="366.482499440929" calcext:value-type="float">
            <text:p>366,482499440929</text:p>
          </table:table-cell>
          <table:table-cell office:value-type="float" office:value="836.815786954063" calcext:value-type="float">
            <text:p>836,815786954063</text:p>
          </table:table-cell>
          <table:table-cell office:value-type="float" office:value="2115.56851762959" calcext:value-type="float">
            <text:p>2115,56851762959</text:p>
          </table:table-cell>
          <table:table-cell office:value-type="float" office:value="3189.6873811533" calcext:value-type="float">
            <text:p>3189,6873811533</text:p>
          </table:table-cell>
        </table:table-row>
        <table:table-row table:style-name="ro1">
          <table:table-cell office:value-type="float" office:value="373.353187854948" calcext:value-type="float">
            <text:p>373,353187854948</text:p>
          </table:table-cell>
          <table:table-cell office:value-type="float" office:value="832.693920842638" calcext:value-type="float">
            <text:p>832,693920842638</text:p>
          </table:table-cell>
          <table:table-cell office:value-type="float" office:value="2105.14795636012" calcext:value-type="float">
            <text:p>2105,14795636012</text:p>
          </table:table-cell>
          <table:table-cell office:value-type="float" office:value="3207.3541354887" calcext:value-type="float">
            <text:p>3207,3541354887</text:p>
          </table:table-cell>
        </table:table-row>
        <table:table-row table:style-name="ro1">
          <table:table-cell office:value-type="float" office:value="359.825816758332" calcext:value-type="float">
            <text:p>359,825816758332</text:p>
          </table:table-cell>
          <table:table-cell office:value-type="float" office:value="812.103255215318" calcext:value-type="float">
            <text:p>812,103255215318</text:p>
          </table:table-cell>
          <table:table-cell office:value-type="float" office:value="2053.09233714582" calcext:value-type="float">
            <text:p>2053,09233714582</text:p>
          </table:table-cell>
          <table:table-cell office:value-type="float" office:value="3219.94950840367" calcext:value-type="float">
            <text:p>3219,94950840367</text:p>
          </table:table-cell>
        </table:table-row>
        <table:table-row table:style-name="ro1">
          <table:table-cell office:value-type="float" office:value="371.720870202939" calcext:value-type="float">
            <text:p>371,720870202939</text:p>
          </table:table-cell>
          <table:table-cell office:value-type="float" office:value="801.687548471197" calcext:value-type="float">
            <text:p>801,687548471197</text:p>
          </table:table-cell>
          <table:table-cell office:value-type="float" office:value="2026.76020811545" calcext:value-type="float">
            <text:p>2026,76020811545</text:p>
          </table:table-cell>
          <table:table-cell office:value-type="float" office:value="3205.29942974625" calcext:value-type="float">
            <text:p>3205,29942974625</text:p>
          </table:table-cell>
        </table:table-row>
        <table:table-row table:style-name="ro1">
          <table:table-cell office:value-type="float" office:value="364.890728714692" calcext:value-type="float">
            <text:p>364,890728714692</text:p>
          </table:table-cell>
          <table:table-cell office:value-type="float" office:value="865.899839917808" calcext:value-type="float">
            <text:p>865,899839917808</text:p>
          </table:table-cell>
          <table:table-cell office:value-type="float" office:value="2189.09641680932" calcext:value-type="float">
            <text:p>2189,09641680932</text:p>
          </table:table-cell>
          <table:table-cell office:value-type="float" office:value="3192.56250003245" calcext:value-type="float">
            <text:p>3192,56250003245</text:p>
          </table:table-cell>
        </table:table-row>
        <table:table-row table:style-name="ro1">
          <table:table-cell office:value-type="float" office:value="378.683689767614" calcext:value-type="float">
            <text:p>378,683689767614</text:p>
          </table:table-cell>
          <table:table-cell office:value-type="float" office:value="805.910028575835" calcext:value-type="float">
            <text:p>805,910028575835</text:p>
          </table:table-cell>
          <table:table-cell office:value-type="float" office:value="2037.43513336776" calcext:value-type="float">
            <text:p>2037,43513336776</text:p>
          </table:table-cell>
          <table:table-cell office:value-type="float" office:value="3207.88956343784" calcext:value-type="float">
            <text:p>3207,88956343784</text:p>
          </table:table-cell>
        </table:table-row>
        <table:table-row table:style-name="ro1">
          <table:table-cell office:value-type="float" office:value="371.60461235732" calcext:value-type="float">
            <text:p>371,60461235732</text:p>
          </table:table-cell>
          <table:table-cell office:value-type="float" office:value="807.496419791002" calcext:value-type="float">
            <text:p>807,496419791002</text:p>
          </table:table-cell>
          <table:table-cell office:value-type="float" office:value="2041.44571653764" calcext:value-type="float">
            <text:p>2041,44571653764</text:p>
          </table:table-cell>
          <table:table-cell office:value-type="float" office:value="3199.54573856292" calcext:value-type="float">
            <text:p>3199,54573856292</text:p>
          </table:table-cell>
        </table:table-row>
        <table:table-row table:style-name="ro1">
          <table:table-cell office:value-type="float" office:value="372.285173479626" calcext:value-type="float">
            <text:p>372,285173479626</text:p>
          </table:table-cell>
          <table:table-cell office:value-type="float" office:value="825.916389093921" calcext:value-type="float">
            <text:p>825,916389093921</text:p>
          </table:table-cell>
          <table:table-cell office:value-type="float" office:value="2088.01356069221" calcext:value-type="float">
            <text:p>2088,01356069221</text:p>
          </table:table-cell>
          <table:table-cell office:value-type="float" office:value="3156.53199011937" calcext:value-type="float">
            <text:p>3156,53199011937</text:p>
          </table:table-cell>
        </table:table-row>
        <table:table-row table:style-name="ro1">
          <table:table-cell office:value-type="float" office:value="357.386985712552" calcext:value-type="float">
            <text:p>357,386985712552</text:p>
          </table:table-cell>
          <table:table-cell office:value-type="float" office:value="830.314888877787" calcext:value-type="float">
            <text:p>830,314888877787</text:p>
          </table:table-cell>
          <table:table-cell office:value-type="float" office:value="2099.13348435118" calcext:value-type="float">
            <text:p>2099,13348435118</text:p>
          </table:table-cell>
          <table:table-cell office:value-type="float" office:value="3179.73047315912" calcext:value-type="float">
            <text:p>3179,73047315912</text:p>
          </table:table-cell>
        </table:table-row>
        <table:table-row table:style-name="ro1">
          <table:table-cell office:value-type="float" office:value="365.477955367235" calcext:value-type="float">
            <text:p>365,477955367235</text:p>
          </table:table-cell>
          <table:table-cell office:value-type="float" office:value="827.367475800528" calcext:value-type="float">
            <text:p>827,367475800528</text:p>
          </table:table-cell>
          <table:table-cell office:value-type="float" office:value="2091.6820781852" calcext:value-type="float">
            <text:p>2091,6820781852</text:p>
          </table:table-cell>
          <table:table-cell office:value-type="float" office:value="2908.81694943518" calcext:value-type="float">
            <text:p>2908,81694943518</text:p>
          </table:table-cell>
        </table:table-row>
        <table:table-row table:style-name="ro1">
          <table:table-cell office:value-type="float" office:value="386.030213073822" calcext:value-type="float">
            <text:p>386,030213073822</text:p>
          </table:table-cell>
          <table:table-cell office:value-type="float" office:value="828.086954392983" calcext:value-type="float">
            <text:p>828,086954392983</text:p>
          </table:table-cell>
          <table:table-cell office:value-type="float" office:value="2093.50100450451" calcext:value-type="float">
            <text:p>2093,50100450451</text:p>
          </table:table-cell>
          <table:table-cell office:value-type="float" office:value="3234.36999729409" calcext:value-type="float">
            <text:p>3234,36999729409</text:p>
          </table:table-cell>
        </table:table-row>
        <table:table-row table:style-name="ro1">
          <table:table-cell office:value-type="float" office:value="399.666248659485" calcext:value-type="float">
            <text:p>399,666248659485</text:p>
          </table:table-cell>
          <table:table-cell office:value-type="float" office:value="828.830312301405" calcext:value-type="float">
            <text:p>828,830312301405</text:p>
          </table:table-cell>
          <table:table-cell office:value-type="float" office:value="2095.38030053705" calcext:value-type="float">
            <text:p>2095,38030053705</text:p>
          </table:table-cell>
          <table:table-cell office:value-type="float" office:value="3198.64743726817" calcext:value-type="float">
            <text:p>3198,64743726817</text:p>
          </table:table-cell>
        </table:table-row>
        <table:table-row table:style-name="ro1">
          <table:table-cell office:value-type="float" office:value="381.365711744246" calcext:value-type="float">
            <text:p>381,365711744246</text:p>
          </table:table-cell>
          <table:table-cell office:value-type="float" office:value="823.206646042234" calcext:value-type="float">
            <text:p>823,206646042234</text:p>
          </table:table-cell>
          <table:table-cell office:value-type="float" office:value="2081.16301224369" calcext:value-type="float">
            <text:p>2081,16301224369</text:p>
          </table:table-cell>
          <table:table-cell office:value-type="float" office:value="3253.63902722334" calcext:value-type="float">
            <text:p>3253,63902722334</text:p>
          </table:table-cell>
        </table:table-row>
        <table:table-row table:style-name="ro1">
          <table:table-cell office:value-type="float" office:value="372.956700272451" calcext:value-type="float">
            <text:p>372,956700272451</text:p>
          </table:table-cell>
          <table:table-cell office:value-type="float" office:value="804.186434264744" calcext:value-type="float">
            <text:p>804,186434264744</text:p>
          </table:table-cell>
          <table:table-cell office:value-type="float" office:value="2033.0776846693" calcext:value-type="float">
            <text:p>2033,0776846693</text:p>
          </table:table-cell>
          <table:table-cell office:value-type="float" office:value="3214.83784545711" calcext:value-type="float">
            <text:p>3214,83784545711</text:p>
          </table:table-cell>
        </table:table-row>
        <table:table-row table:style-name="ro1">
          <table:table-cell office:value-type="float" office:value="382.218200201984" calcext:value-type="float">
            <text:p>382,218200201984</text:p>
          </table:table-cell>
          <table:table-cell office:value-type="float" office:value="812.009748856205" calcext:value-type="float">
            <text:p>812,009748856205</text:p>
          </table:table-cell>
          <table:table-cell office:value-type="float" office:value="2052.85594209613" calcext:value-type="float">
            <text:p>2052,85594209613</text:p>
          </table:table-cell>
          <table:table-cell office:value-type="float" office:value="3227.65905662945" calcext:value-type="float">
            <text:p>3227,65905662945</text:p>
          </table:table-cell>
        </table:table-row>
        <table:table-row table:style-name="ro1">
          <table:table-cell office:value-type="float" office:value="383.702479559722" calcext:value-type="float">
            <text:p>383,702479559722</text:p>
          </table:table-cell>
          <table:table-cell office:value-type="float" office:value="822.564608077972" calcext:value-type="float">
            <text:p>822,564608077972</text:p>
          </table:table-cell>
          <table:table-cell office:value-type="float" office:value="2079.53986492084" calcext:value-type="float">
            <text:p>2079,53986492084</text:p>
          </table:table-cell>
          <table:table-cell office:value-type="float" office:value="3283.61944053467" calcext:value-type="float">
            <text:p>3283,61944053467</text:p>
          </table:table-cell>
        </table:table-row>
        <table:table-row table:style-name="ro1">
          <table:table-cell office:value-type="float" office:value="368.072120041042" calcext:value-type="float">
            <text:p>368,072120041042</text:p>
          </table:table-cell>
          <table:table-cell office:value-type="float" office:value="811.64670309024" calcext:value-type="float">
            <text:p>811,64670309024</text:p>
          </table:table-cell>
          <table:table-cell office:value-type="float" office:value="2051.93811979293" calcext:value-type="float">
            <text:p>2051,93811979293</text:p>
          </table:table-cell>
          <table:table-cell office:value-type="float" office:value="3159.36328294365" calcext:value-type="float">
            <text:p>3159,36328294365</text:p>
          </table:table-cell>
        </table:table-row>
        <table:table-row table:style-name="ro1">
          <table:table-cell office:value-type="float" office:value="369.177863531364" calcext:value-type="float">
            <text:p>369,177863531364</text:p>
          </table:table-cell>
          <table:table-cell office:value-type="float" office:value="828.065123417585" calcext:value-type="float">
            <text:p>828,065123417585</text:p>
          </table:table-cell>
          <table:table-cell office:value-type="float" office:value="2093.44581323663" calcext:value-type="float">
            <text:p>2093,44581323663</text:p>
          </table:table-cell>
          <table:table-cell office:value-type="float" office:value="3226.98796835376" calcext:value-type="float">
            <text:p>3226,98796835376</text:p>
          </table:table-cell>
        </table:table-row>
        <table:table-row table:style-name="ro1">
          <table:table-cell office:value-type="float" office:value="378.018477550986" calcext:value-type="float">
            <text:p>378,018477550986</text:p>
          </table:table-cell>
          <table:table-cell office:value-type="float" office:value="807.877740060538" calcext:value-type="float">
            <text:p>807,877740060538</text:p>
          </table:table-cell>
          <table:table-cell office:value-type="float" office:value="2042.40973893055" calcext:value-type="float">
            <text:p>2042,40973893055</text:p>
          </table:table-cell>
          <table:table-cell office:value-type="float" office:value="3206.02787613608" calcext:value-type="float">
            <text:p>3206,02787613608</text:p>
          </table:table-cell>
        </table:table-row>
        <table:table-row table:style-name="ro1">
          <table:table-cell office:value-type="float" office:value="370.248846583778" calcext:value-type="float">
            <text:p>370,248846583778</text:p>
          </table:table-cell>
          <table:table-cell office:value-type="float" office:value="807.393163833629" calcext:value-type="float">
            <text:p>807,393163833629</text:p>
          </table:table-cell>
          <table:table-cell office:value-type="float" office:value="2041.18467335935" calcext:value-type="float">
            <text:p>2041,18467335935</text:p>
          </table:table-cell>
          <table:table-cell office:value-type="float" office:value="3209.02565327579" calcext:value-type="float">
            <text:p>3209,02565327579</text:p>
          </table:table-cell>
        </table:table-row>
        <table:table-row table:style-name="ro1">
          <table:table-cell office:value-type="float" office:value="371.752348848686" calcext:value-type="float">
            <text:p>371,752348848686</text:p>
          </table:table-cell>
          <table:table-cell office:value-type="float" office:value="821.407902756378" calcext:value-type="float">
            <text:p>821,407902756378</text:p>
          </table:table-cell>
          <table:table-cell office:value-type="float" office:value="2076.61557811759" calcext:value-type="float">
            <text:p>2076,61557811759</text:p>
          </table:table-cell>
          <table:table-cell office:value-type="float" office:value="3197.70104495191" calcext:value-type="float">
            <text:p>3197,70104495191</text:p>
          </table:table-cell>
        </table:table-row>
        <table:table-row table:style-name="ro1">
          <table:table-cell office:value-type="float" office:value="370.7045683226" calcext:value-type="float">
            <text:p>370,7045683226</text:p>
          </table:table-cell>
          <table:table-cell office:value-type="float" office:value="809.467423037093" calcext:value-type="float">
            <text:p>809,467423037093</text:p>
          </table:table-cell>
          <table:table-cell office:value-type="float" office:value="2046.42864405955" calcext:value-type="float">
            <text:p>2046,42864405955</text:p>
          </table:table-cell>
          <table:table-cell office:value-type="float" office:value="3174.05365142619" calcext:value-type="float">
            <text:p>3174,05365142619</text:p>
          </table:table-cell>
        </table:table-row>
        <table:table-row table:style-name="ro1">
          <table:table-cell office:value-type="float" office:value="366.009942546758" calcext:value-type="float">
            <text:p>366,009942546758</text:p>
          </table:table-cell>
          <table:table-cell office:value-type="float" office:value="807.813779332904" calcext:value-type="float">
            <text:p>807,813779332904</text:p>
          </table:table-cell>
          <table:table-cell office:value-type="float" office:value="2042.2480387047" calcext:value-type="float">
            <text:p>2042,2480387047</text:p>
          </table:table-cell>
          <table:table-cell office:value-type="float" office:value="3187.09202175689" calcext:value-type="float">
            <text:p>3187,09202175689</text:p>
          </table:table-cell>
        </table:table-row>
        <table:table-row table:style-name="ro1">
          <table:table-cell office:value-type="float" office:value="372.073404619651" calcext:value-type="float">
            <text:p>372,073404619651</text:p>
          </table:table-cell>
          <table:table-cell office:value-type="float" office:value="800.712261744262" calcext:value-type="float">
            <text:p>800,712261744262</text:p>
          </table:table-cell>
          <table:table-cell office:value-type="float" office:value="2024.29456881068" calcext:value-type="float">
            <text:p>2024,29456881068</text:p>
          </table:table-cell>
          <table:table-cell office:value-type="float" office:value="3180.52689462045" calcext:value-type="float">
            <text:p>3180,52689462045</text:p>
          </table:table-cell>
        </table:table-row>
        <table:table-row table:style-name="ro1">
          <table:table-cell office:value-type="float" office:value="375.8507626853" calcext:value-type="float">
            <text:p>375,8507626853</text:p>
          </table:table-cell>
          <table:table-cell office:value-type="float" office:value="821.310075121174" calcext:value-type="float">
            <text:p>821,310075121174</text:p>
          </table:table-cell>
          <table:table-cell office:value-type="float" office:value="2076.3682583748" calcext:value-type="float">
            <text:p>2076,3682583748</text:p>
          </table:table-cell>
          <table:table-cell office:value-type="float" office:value="3182.8070493703" calcext:value-type="float">
            <text:p>3182,8070493703</text:p>
          </table:table-cell>
        </table:table-row>
        <table:table-row table:style-name="ro1">
          <table:table-cell office:value-type="float" office:value="372.701427149879" calcext:value-type="float">
            <text:p>372,701427149879</text:p>
          </table:table-cell>
          <table:table-cell office:value-type="float" office:value="814.025991766337" calcext:value-type="float">
            <text:p>814,025991766337</text:p>
          </table:table-cell>
          <table:table-cell office:value-type="float" office:value="2057.95324079803" calcext:value-type="float">
            <text:p>2057,95324079803</text:p>
          </table:table-cell>
          <table:table-cell office:value-type="float" office:value="3178.78285518517" calcext:value-type="float">
            <text:p>3178,78285518517</text:p>
          </table:table-cell>
        </table:table-row>
        <table:table-row table:style-name="ro1">
          <table:table-cell office:value-type="float" office:value="378.747537291254" calcext:value-type="float">
            <text:p>378,747537291254</text:p>
          </table:table-cell>
          <table:table-cell office:value-type="float" office:value="818.658677266008" calcext:value-type="float">
            <text:p>818,658677266008</text:p>
          </table:table-cell>
          <table:table-cell office:value-type="float" office:value="2069.66521343045" calcext:value-type="float">
            <text:p>2069,66521343045</text:p>
          </table:table-cell>
          <table:table-cell office:value-type="float" office:value="3192.83235482018" calcext:value-type="float">
            <text:p>3192,83235482018</text:p>
          </table:table-cell>
        </table:table-row>
        <table:table-row table:style-name="ro1">
          <table:table-cell office:value-type="float" office:value="387.519532035578" calcext:value-type="float">
            <text:p>387,519532035578</text:p>
          </table:table-cell>
          <table:table-cell office:value-type="float" office:value="811.632161578605" calcext:value-type="float">
            <text:p>811,632161578605</text:p>
          </table:table-cell>
          <table:table-cell office:value-type="float" office:value="2051.90135714493" calcext:value-type="float">
            <text:p>2051,90135714493</text:p>
          </table:table-cell>
          <table:table-cell office:value-type="float" office:value="3164.35622140836" calcext:value-type="float">
            <text:p>3164,35622140836</text:p>
          </table:table-cell>
        </table:table-row>
        <table:table-row table:style-name="ro1">
          <table:table-cell office:value-type="float" office:value="380.850808643881" calcext:value-type="float">
            <text:p>380,850808643881</text:p>
          </table:table-cell>
          <table:table-cell office:value-type="float" office:value="803.703564086782" calcext:value-type="float">
            <text:p>803,703564086782</text:p>
          </table:table-cell>
          <table:table-cell office:value-type="float" office:value="2031.85693219006" calcext:value-type="float">
            <text:p>2031,85693219006</text:p>
          </table:table-cell>
          <table:table-cell office:value-type="float" office:value="3224.56331683708" calcext:value-type="float">
            <text:p>3224,56331683708</text:p>
          </table:table-cell>
        </table:table-row>
        <table:table-row table:style-name="ro1">
          <table:table-cell office:value-type="float" office:value="370.696390288772" calcext:value-type="float">
            <text:p>370,696390288772</text:p>
          </table:table-cell>
          <table:table-cell office:value-type="float" office:value="806.378509665084" calcext:value-type="float">
            <text:p>806,378509665084</text:p>
          </table:table-cell>
          <table:table-cell office:value-type="float" office:value="2038.61950854205" calcext:value-type="float">
            <text:p>2038,61950854205</text:p>
          </table:table-cell>
          <table:table-cell office:value-type="float" office:value="3176.97469159067" calcext:value-type="float">
            <text:p>3176,97469159067</text:p>
          </table:table-cell>
        </table:table-row>
        <table:table-row table:style-name="ro1">
          <table:table-cell office:value-type="float" office:value="374.890805511495" calcext:value-type="float">
            <text:p>374,890805511495</text:p>
          </table:table-cell>
          <table:table-cell office:value-type="float" office:value="816.199723150842" calcext:value-type="float">
            <text:p>816,199723150842</text:p>
          </table:table-cell>
          <table:table-cell office:value-type="float" office:value="2063.44868884589" calcext:value-type="float">
            <text:p>2063,44868884589</text:p>
          </table:table-cell>
          <table:table-cell office:value-type="float" office:value="3275.82608287418" calcext:value-type="float">
            <text:p>3275,82608287418</text:p>
          </table:table-cell>
        </table:table-row>
        <table:table-row table:style-name="ro1">
          <table:table-cell office:value-type="float" office:value="425.740562175873" calcext:value-type="float">
            <text:p>425,740562175873</text:p>
          </table:table-cell>
          <table:table-cell office:value-type="float" office:value="802.622221656031" calcext:value-type="float">
            <text:p>802,622221656031</text:p>
          </table:table-cell>
          <table:table-cell office:value-type="float" office:value="2029.1231716194" calcext:value-type="float">
            <text:p>2029,1231716194</text:p>
          </table:table-cell>
          <table:table-cell office:value-type="float" office:value="3156.77332316045" calcext:value-type="float">
            <text:p>3156,77332316045</text:p>
          </table:table-cell>
        </table:table-row>
        <table:table-row table:style-name="ro1">
          <table:table-cell office:value-type="float" office:value="382.947320283158" calcext:value-type="float">
            <text:p>382,947320283158</text:p>
          </table:table-cell>
          <table:table-cell office:value-type="float" office:value="798.595821984235" calcext:value-type="float">
            <text:p>798,595821984235</text:p>
          </table:table-cell>
          <table:table-cell office:value-type="float" office:value="2018.9439607132" calcext:value-type="float">
            <text:p>2018,9439607132</text:p>
          </table:table-cell>
          <table:table-cell office:value-type="float" office:value="4262.43741392916" calcext:value-type="float">
            <text:p>4262,43741392916</text:p>
          </table:table-cell>
        </table:table-row>
        <table:table-row table:style-name="ro1">
          <table:table-cell office:value-type="float" office:value="387.091856284022" calcext:value-type="float">
            <text:p>387,091856284022</text:p>
          </table:table-cell>
          <table:table-cell office:value-type="float" office:value="800.640909934261" calcext:value-type="float">
            <text:p>800,640909934261</text:p>
          </table:table-cell>
          <table:table-cell office:value-type="float" office:value="2024.11418306119" calcext:value-type="float">
            <text:p>2024,11418306119</text:p>
          </table:table-cell>
          <table:table-cell office:value-type="float" office:value="3460.10355555297" calcext:value-type="float">
            <text:p>3460,10355555297</text:p>
          </table:table-cell>
        </table:table-row>
        <table:table-row table:style-name="ro1">
          <table:table-cell office:value-type="float" office:value="376.375028294363" calcext:value-type="float">
            <text:p>376,375028294363</text:p>
          </table:table-cell>
          <table:table-cell office:value-type="float" office:value="810.88901759622" calcext:value-type="float">
            <text:p>810,88901759622</text:p>
          </table:table-cell>
          <table:table-cell office:value-type="float" office:value="2050.02260194252" calcext:value-type="float">
            <text:p>2050,02260194252</text:p>
          </table:table-cell>
          <table:table-cell office:value-type="float" office:value="3270.95226644029" calcext:value-type="float">
            <text:p>3270,95226644029</text:p>
          </table:table-cell>
        </table:table-row>
        <table:table-row table:style-name="ro1">
          <table:table-cell office:value-type="float" office:value="382.778271099406" calcext:value-type="float">
            <text:p>382,778271099406</text:p>
          </table:table-cell>
          <table:table-cell office:value-type="float" office:value="813.609943545644" calcext:value-type="float">
            <text:p>813,609943545644</text:p>
          </table:table-cell>
          <table:table-cell office:value-type="float" office:value="2056.90142206894" calcext:value-type="float">
            <text:p>2056,90142206894</text:p>
          </table:table-cell>
          <table:table-cell office:value-type="float" office:value="3303.75204715616" calcext:value-type="float">
            <text:p>3303,75204715616</text:p>
          </table:table-cell>
        </table:table-row>
        <table:table-row table:style-name="ro1">
          <table:table-cell office:value-type="float" office:value="381.890082956924" calcext:value-type="float">
            <text:p>381,890082956924</text:p>
          </table:table-cell>
          <table:table-cell office:value-type="float" office:value="827.666488646915" calcext:value-type="float">
            <text:p>827,666488646915</text:p>
          </table:table-cell>
          <table:table-cell office:value-type="float" office:value="2092.43801775284" calcext:value-type="float">
            <text:p>2092,43801775284</text:p>
          </table:table-cell>
          <table:table-cell office:value-type="float" office:value="2934.18554184194" calcext:value-type="float">
            <text:p>2934,18554184194</text:p>
          </table:table-cell>
        </table:table-row>
        <table:table-row table:style-name="ro1">
          <table:table-cell office:value-type="float" office:value="377.316230322476" calcext:value-type="float">
            <text:p>377,316230322476</text:p>
          </table:table-cell>
          <table:table-cell office:value-type="float" office:value="815.128576888334" calcext:value-type="float">
            <text:p>815,128576888334</text:p>
          </table:table-cell>
          <table:table-cell office:value-type="float" office:value="2060.74070538518" calcext:value-type="float">
            <text:p>2060,74070538518</text:p>
          </table:table-cell>
          <table:table-cell office:value-type="float" office:value="3329.96486222931" calcext:value-type="float">
            <text:p>3329,96486222931</text:p>
          </table:table-cell>
        </table:table-row>
        <table:table-row table:style-name="ro1">
          <table:table-cell office:value-type="float" office:value="382.503684530198" calcext:value-type="float">
            <text:p>382,503684530198</text:p>
          </table:table-cell>
          <table:table-cell office:value-type="float" office:value="800.273521494622" calcext:value-type="float">
            <text:p>800,273521494622</text:p>
          </table:table-cell>
          <table:table-cell office:value-type="float" office:value="2023.18538196929" calcext:value-type="float">
            <text:p>2023,18538196929</text:p>
          </table:table-cell>
          <table:table-cell office:value-type="float" office:value="3257.13221582896" calcext:value-type="float">
            <text:p>3257,13221582896</text:p>
          </table:table-cell>
        </table:table-row>
        <table:table-row table:style-name="ro1">
          <table:table-cell office:value-type="float" office:value="373.990708667942" calcext:value-type="float">
            <text:p>373,990708667942</text:p>
          </table:table-cell>
          <table:table-cell office:value-type="float" office:value="1022.8460631839" calcext:value-type="float">
            <text:p>1022,8460631839</text:p>
          </table:table-cell>
          <table:table-cell office:value-type="float" office:value="2585.87488834267" calcext:value-type="float">
            <text:p>2585,87488834267</text:p>
          </table:table-cell>
          <table:table-cell office:value-type="float" office:value="3042.92479770086" calcext:value-type="float">
            <text:p>3042,92479770086</text:p>
          </table:table-cell>
        </table:table-row>
        <table:table-row table:style-name="ro1">
          <table:table-cell office:value-type="float" office:value="371.092104583007" calcext:value-type="float">
            <text:p>371,092104583007</text:p>
          </table:table-cell>
          <table:table-cell office:value-type="float" office:value="880.673609393922" calcext:value-type="float">
            <text:p>880,673609393922</text:p>
          </table:table-cell>
          <table:table-cell office:value-type="float" office:value="2226.44623988586" calcext:value-type="float">
            <text:p>2226,44623988586</text:p>
          </table:table-cell>
          <table:table-cell office:value-type="float" office:value="3213.27799629035" calcext:value-type="float">
            <text:p>3213,27799629035</text:p>
          </table:table-cell>
        </table:table-row>
        <table:table-row table:style-name="ro1">
          <table:table-cell office:value-type="float" office:value="374.397562112917" calcext:value-type="float">
            <text:p>374,397562112917</text:p>
          </table:table-cell>
          <table:table-cell office:value-type="float" office:value="843.595832311319" calcext:value-type="float">
            <text:p>843,595832311319</text:p>
          </table:table-cell>
          <table:table-cell office:value-type="float" office:value="2132.70926799487" calcext:value-type="float">
            <text:p>2132,70926799487</text:p>
          </table:table-cell>
          <table:table-cell office:value-type="float" office:value="3232.25106802062" calcext:value-type="float">
            <text:p>3232,25106802062</text:p>
          </table:table-cell>
        </table:table-row>
        <table:table-row table:style-name="ro1">
          <table:table-cell office:value-type="float" office:value="367.891935458533" calcext:value-type="float">
            <text:p>367,891935458533</text:p>
          </table:table-cell>
          <table:table-cell office:value-type="float" office:value="813.516012014133" calcext:value-type="float">
            <text:p>813,516012014133</text:p>
          </table:table-cell>
          <table:table-cell office:value-type="float" office:value="2056.66395213353" calcext:value-type="float">
            <text:p>2056,66395213353</text:p>
          </table:table-cell>
          <table:table-cell office:value-type="float" office:value="3169.96563949627" calcext:value-type="float">
            <text:p>3169,96563949627</text:p>
          </table:table-cell>
        </table:table-row>
        <table:table-row table:style-name="ro1">
          <table:table-cell office:value-type="float" office:value="363.417660188871" calcext:value-type="float">
            <text:p>363,417660188871</text:p>
          </table:table-cell>
          <table:table-cell office:value-type="float" office:value="819.063531890171" calcext:value-type="float">
            <text:p>819,063531890171</text:p>
          </table:table-cell>
          <table:table-cell office:value-type="float" office:value="2070.68873343383" calcext:value-type="float">
            <text:p>2070,68873343383</text:p>
          </table:table-cell>
          <table:table-cell office:value-type="float" office:value="3255.61933969684" calcext:value-type="float">
            <text:p>3255,61933969684</text:p>
          </table:table-cell>
        </table:table-row>
        <table:table-row table:style-name="ro1">
          <table:table-cell office:value-type="float" office:value="369.184510066867" calcext:value-type="float">
            <text:p>369,184510066867</text:p>
          </table:table-cell>
          <table:table-cell office:value-type="float" office:value="821.124148071366" calcext:value-type="float">
            <text:p>821,124148071366</text:p>
          </table:table-cell>
          <table:table-cell office:value-type="float" office:value="2075.8982129726" calcext:value-type="float">
            <text:p>2075,8982129726</text:p>
          </table:table-cell>
          <table:table-cell office:value-type="float" office:value="3255.39563807229" calcext:value-type="float">
            <text:p>3255,39563807229</text:p>
          </table:table-cell>
        </table:table-row>
        <table:table-row table:style-name="ro1">
          <table:table-cell office:value-type="float" office:value="369.792140307308" calcext:value-type="float">
            <text:p>369,792140307308</text:p>
          </table:table-cell>
          <table:table-cell office:value-type="float" office:value="816.589988118806" calcext:value-type="float">
            <text:p>816,589988118806</text:p>
          </table:table-cell>
          <table:table-cell office:value-type="float" office:value="2064.43532448617" calcext:value-type="float">
            <text:p>2064,43532448617</text:p>
          </table:table-cell>
          <table:table-cell office:value-type="float" office:value="3214.11268685206" calcext:value-type="float">
            <text:p>3214,11268685206</text:p>
          </table:table-cell>
        </table:table-row>
        <table:table-row table:style-name="ro1">
          <table:table-cell office:value-type="float" office:value="374.415936298664" calcext:value-type="float">
            <text:p>374,415936298664</text:p>
          </table:table-cell>
          <table:table-cell office:value-type="float" office:value="816.526391070419" calcext:value-type="float">
            <text:p>816,526391070419</text:p>
          </table:table-cell>
          <table:table-cell office:value-type="float" office:value="2064.27454368414" calcext:value-type="float">
            <text:p>2064,27454368414</text:p>
          </table:table-cell>
          <table:table-cell office:value-type="float" office:value="3203.17932448558" calcext:value-type="float">
            <text:p>3203,17932448558</text:p>
          </table:table-cell>
        </table:table-row>
        <table:table-row table:style-name="ro1">
          <table:table-cell office:value-type="float" office:value="361.542079966991" calcext:value-type="float">
            <text:p>361,542079966991</text:p>
          </table:table-cell>
          <table:table-cell office:value-type="float" office:value="806.629849459911" calcext:value-type="float">
            <text:p>806,629849459911</text:p>
          </table:table-cell>
          <table:table-cell office:value-type="float" office:value="2039.25492504046" calcext:value-type="float">
            <text:p>2039,25492504046</text:p>
          </table:table-cell>
          <table:table-cell office:value-type="float" office:value="3184.20189668496" calcext:value-type="float">
            <text:p>3184,20189668496</text:p>
          </table:table-cell>
        </table:table-row>
        <table:table-row table:style-name="ro1">
          <table:table-cell office:value-type="float" office:value="385.328592005184" calcext:value-type="float">
            <text:p>385,328592005184</text:p>
          </table:table-cell>
          <table:table-cell office:value-type="float" office:value="807.43500744796" calcext:value-type="float">
            <text:p>807,43500744796</text:p>
          </table:table-cell>
          <table:table-cell office:value-type="float" office:value="2041.29045892712" calcext:value-type="float">
            <text:p>2041,29045892712</text:p>
          </table:table-cell>
          <table:table-cell office:value-type="float" office:value="3232.55327883848" calcext:value-type="float">
            <text:p>3232,55327883848</text:p>
          </table:table-cell>
        </table:table-row>
        <table:table-row table:style-name="ro1">
          <table:table-cell office:value-type="float" office:value="379.337106461015" calcext:value-type="float">
            <text:p>379,337106461015</text:p>
          </table:table-cell>
          <table:table-cell office:value-type="float" office:value="804.9487752974" calcext:value-type="float">
            <text:p>804,9487752974</text:p>
          </table:table-cell>
          <table:table-cell office:value-type="float" office:value="2035.00497226775" calcext:value-type="float">
            <text:p>2035,00497226775</text:p>
          </table:table-cell>
          <table:table-cell office:value-type="float" office:value="3302.20819796202" calcext:value-type="float">
            <text:p>3302,20819796202</text:p>
          </table:table-cell>
        </table:table-row>
        <table:table-row table:style-name="ro1">
          <table:table-cell office:value-type="float" office:value="376.550520324412" calcext:value-type="float">
            <text:p>376,550520324412</text:p>
          </table:table-cell>
          <table:table-cell office:value-type="float" office:value="818.293537724469" calcext:value-type="float">
            <text:p>818,293537724469</text:p>
          </table:table-cell>
          <table:table-cell office:value-type="float" office:value="2068.74209781687" calcext:value-type="float">
            <text:p>2068,74209781687</text:p>
          </table:table-cell>
          <table:table-cell office:value-type="float" office:value="3187.99528371353" calcext:value-type="float">
            <text:p>3187,99528371353</text:p>
          </table:table-cell>
        </table:table-row>
        <table:table-row table:style-name="ro1">
          <table:table-cell office:value-type="float" office:value="365.781930796974" calcext:value-type="float">
            <text:p>365,781930796974</text:p>
          </table:table-cell>
          <table:table-cell office:value-type="float" office:value="820.183081212527" calcext:value-type="float">
            <text:p>820,183081212527</text:p>
          </table:table-cell>
          <table:table-cell office:value-type="float" office:value="2073.5190855104" calcext:value-type="float">
            <text:p>2073,5190855104</text:p>
          </table:table-cell>
          <table:table-cell office:value-type="float" office:value="3186.16469365" calcext:value-type="float">
            <text:p>3186,16469365</text:p>
          </table:table-cell>
        </table:table-row>
        <table:table-row table:style-name="ro1">
          <table:table-cell office:value-type="float" office:value="450.578144050335" calcext:value-type="float">
            <text:p>450,578144050335</text:p>
          </table:table-cell>
          <table:table-cell office:value-type="float" office:value="823.01368354031" calcext:value-type="float">
            <text:p>823,01368354031</text:p>
          </table:table-cell>
          <table:table-cell office:value-type="float" office:value="2080.67518039286" calcext:value-type="float">
            <text:p>2080,67518039286</text:p>
          </table:table-cell>
          <table:table-cell office:value-type="float" office:value="3204.86164140655" calcext:value-type="float">
            <text:p>3204,86164140655</text:p>
          </table:table-cell>
        </table:table-row>
        <table:table-row table:style-name="ro1">
          <table:table-cell office:value-type="float" office:value="395.054289702076" calcext:value-type="float">
            <text:p>395,054289702076</text:p>
          </table:table-cell>
          <table:table-cell office:value-type="float" office:value="802.935056694595" calcext:value-type="float">
            <text:p>802,935056694595</text:p>
          </table:table-cell>
          <table:table-cell office:value-type="float" office:value="2029.91405531103" calcext:value-type="float">
            <text:p>2029,91405531103</text:p>
          </table:table-cell>
          <table:table-cell office:value-type="float" office:value="3217.28580955187" calcext:value-type="float">
            <text:p>3217,28580955187</text:p>
          </table:table-cell>
        </table:table-row>
        <table:table-row table:style-name="ro1">
          <table:table-cell office:value-type="float" office:value="392.360894686938" calcext:value-type="float">
            <text:p>392,360894686938</text:p>
          </table:table-cell>
          <table:table-cell office:value-type="float" office:value="808.761656999103" calcext:value-type="float">
            <text:p>808,761656999103</text:p>
          </table:table-cell>
          <table:table-cell office:value-type="float" office:value="2044.64438468722" calcext:value-type="float">
            <text:p>2044,64438468722</text:p>
          </table:table-cell>
          <table:table-cell office:value-type="float" office:value="3187.5684021785" calcext:value-type="float">
            <text:p>3187,5684021785</text:p>
          </table:table-cell>
        </table:table-row>
        <table:table-row table:style-name="ro1">
          <table:table-cell office:value-type="float" office:value="386.598231911448" calcext:value-type="float">
            <text:p>386,598231911448</text:p>
          </table:table-cell>
          <table:table-cell office:value-type="float" office:value="807.64266922388" calcext:value-type="float">
            <text:p>807,64266922388</text:p>
          </table:table-cell>
          <table:table-cell office:value-type="float" office:value="2041.81545226771" calcext:value-type="float">
            <text:p>2041,81545226771</text:p>
          </table:table-cell>
          <table:table-cell office:value-type="float" office:value="3282.99675802476" calcext:value-type="float">
            <text:p>3282,99675802476</text:p>
          </table:table-cell>
        </table:table-row>
        <table:table-row table:style-name="ro1">
          <table:table-cell office:value-type="float" office:value="382.458841132268" calcext:value-type="float">
            <text:p>382,458841132268</text:p>
          </table:table-cell>
          <table:table-cell office:value-type="float" office:value="821.472727197316" calcext:value-type="float">
            <text:p>821,472727197316</text:p>
          </table:table-cell>
          <table:table-cell office:value-type="float" office:value="2076.77946191204" calcext:value-type="float">
            <text:p>2076,77946191204</text:p>
          </table:table-cell>
          <table:table-cell office:value-type="float" office:value="3256.59425369805" calcext:value-type="float">
            <text:p>3256,59425369805</text:p>
          </table:table-cell>
        </table:table-row>
        <table:table-row table:style-name="ro1">
          <table:table-cell office:value-type="float" office:value="376.494119028955" calcext:value-type="float">
            <text:p>376,494119028955</text:p>
          </table:table-cell>
          <table:table-cell office:value-type="float" office:value="811.073243956439" calcext:value-type="float">
            <text:p>811,073243956439</text:p>
          </table:table-cell>
          <table:table-cell office:value-type="float" office:value="2050.48834780185" calcext:value-type="float">
            <text:p>2050,48834780185</text:p>
          </table:table-cell>
          <table:table-cell office:value-type="float" office:value="3195.0148450945" calcext:value-type="float">
            <text:p>3195,0148450945</text:p>
          </table:table-cell>
        </table:table-row>
        <table:table-row table:style-name="ro1">
          <table:table-cell office:value-type="float" office:value="387.133165157788" calcext:value-type="float">
            <text:p>387,133165157788</text:p>
          </table:table-cell>
          <table:table-cell office:value-type="float" office:value="827.138860131027" calcext:value-type="float">
            <text:p>827,138860131027</text:p>
          </table:table-cell>
          <table:table-cell office:value-type="float" office:value="2091.1041109425" calcext:value-type="float">
            <text:p>2091,1041109425</text:p>
          </table:table-cell>
          <table:table-cell office:value-type="float" office:value="3328.1812286333" calcext:value-type="float">
            <text:p>3328,1812286333</text:p>
          </table:table-cell>
        </table:table-row>
        <table:table-row table:style-name="ro1">
          <table:table-cell office:value-type="float" office:value="381.3551911932" calcext:value-type="float">
            <text:p>381,3551911932</text:p>
          </table:table-cell>
          <table:table-cell office:value-type="float" office:value="832.364169738317" calcext:value-type="float">
            <text:p>832,364169738317</text:p>
          </table:table-cell>
          <table:table-cell office:value-type="float" office:value="2104.314306869" calcext:value-type="float">
            <text:p>2104,314306869</text:p>
          </table:table-cell>
          <table:table-cell office:value-type="float" office:value="3210.34696026548" calcext:value-type="float">
            <text:p>3210,34696026548</text:p>
          </table:table-cell>
        </table:table-row>
        <table:table-row table:style-name="ro1">
          <table:table-cell office:value-type="float" office:value="380.296893896156" calcext:value-type="float">
            <text:p>380,296893896156</text:p>
          </table:table-cell>
          <table:table-cell office:value-type="float" office:value="827.395347469476" calcext:value-type="float">
            <text:p>827,395347469476</text:p>
          </table:table-cell>
          <table:table-cell office:value-type="float" office:value="2091.7525410353" calcext:value-type="float">
            <text:p>2091,7525410353</text:p>
          </table:table-cell>
          <table:table-cell office:value-type="float" office:value="3212.53020417366" calcext:value-type="float">
            <text:p>3212,53020417366</text:p>
          </table:table-cell>
        </table:table-row>
        <table:table-row table:style-name="ro1">
          <table:table-cell office:value-type="float" office:value="374.579742189191" calcext:value-type="float">
            <text:p>374,579742189191</text:p>
          </table:table-cell>
          <table:table-cell office:value-type="float" office:value="852.952345814443" calcext:value-type="float">
            <text:p>852,952345814443</text:p>
          </table:table-cell>
          <table:table-cell office:value-type="float" office:value="2156.36363220571" calcext:value-type="float">
            <text:p>2156,36363220571</text:p>
          </table:table-cell>
          <table:table-cell office:value-type="float" office:value="3231.67464628298" calcext:value-type="float">
            <text:p>3231,67464628298</text:p>
          </table:table-cell>
        </table:table-row>
        <table:table-row table:style-name="ro1">
          <table:table-cell office:value-type="float" office:value="365.203915744651" calcext:value-type="float">
            <text:p>365,203915744651</text:p>
          </table:table-cell>
          <table:table-cell office:value-type="float" office:value="810.874502821606" calcext:value-type="float">
            <text:p>810,874502821606</text:p>
          </table:table-cell>
          <table:table-cell office:value-type="float" office:value="2049.98590688885" calcext:value-type="float">
            <text:p>2049,98590688885</text:p>
          </table:table-cell>
          <table:table-cell office:value-type="float" office:value="3293.5244645028" calcext:value-type="float">
            <text:p>3293,5244645028</text:p>
          </table:table-cell>
        </table:table-row>
        <table:table-row table:style-name="ro1">
          <table:table-cell office:value-type="float" office:value="367.596066367393" calcext:value-type="float">
            <text:p>367,596066367393</text:p>
          </table:table-cell>
          <table:table-cell office:value-type="float" office:value="830.080681764397" calcext:value-type="float">
            <text:p>830,080681764397</text:p>
          </table:table-cell>
          <table:table-cell office:value-type="float" office:value="2098.54138128212" calcext:value-type="float">
            <text:p>2098,54138128212</text:p>
          </table:table-cell>
          <table:table-cell office:value-type="float" office:value="3276.57221041273" calcext:value-type="float">
            <text:p>3276,57221041273</text:p>
          </table:table-cell>
        </table:table-row>
        <table:table-row table:style-name="ro1">
          <table:table-cell office:value-type="float" office:value="386.189982756268" calcext:value-type="float">
            <text:p>386,189982756268</text:p>
          </table:table-cell>
          <table:table-cell office:value-type="float" office:value="828.515805979986" calcext:value-type="float">
            <text:p>828,515805979986</text:p>
          </table:table-cell>
          <table:table-cell office:value-type="float" office:value="2094.58519164622" calcext:value-type="float">
            <text:p>2094,58519164622</text:p>
          </table:table-cell>
          <table:table-cell office:value-type="float" office:value="3189.97471831527" calcext:value-type="float">
            <text:p>3189,97471831527</text:p>
          </table:table-cell>
        </table:table-row>
        <table:table-row table:style-name="ro1">
          <table:table-cell office:value-type="float" office:value="398.154236401443" calcext:value-type="float">
            <text:p>398,154236401443</text:p>
          </table:table-cell>
          <table:table-cell office:value-type="float" office:value="845.135834021192" calcext:value-type="float">
            <text:p>845,135834021192</text:p>
          </table:table-cell>
          <table:table-cell office:value-type="float" office:value="2136.60257305113" calcext:value-type="float">
            <text:p>2136,60257305113</text:p>
          </table:table-cell>
          <table:table-cell office:value-type="float" office:value="3290.98451709405" calcext:value-type="float">
            <text:p>3290,98451709405</text:p>
          </table:table-cell>
        </table:table-row>
        <table:table-row table:style-name="ro1">
          <table:table-cell office:value-type="float" office:value="377.812415979677" calcext:value-type="float">
            <text:p>377,812415979677</text:p>
          </table:table-cell>
          <table:table-cell office:value-type="float" office:value="814.756385856452" calcext:value-type="float">
            <text:p>814,756385856452</text:p>
          </table:table-cell>
          <table:table-cell office:value-type="float" office:value="2059.79976277646" calcext:value-type="float">
            <text:p>2059,79976277646</text:p>
          </table:table-cell>
          <table:table-cell office:value-type="float" office:value="3289.48904050061" calcext:value-type="float">
            <text:p>3289,48904050061</text:p>
          </table:table-cell>
        </table:table-row>
        <table:table-row table:style-name="ro1">
          <table:table-cell office:value-type="float" office:value="373.633402471467" calcext:value-type="float">
            <text:p>373,633402471467</text:p>
          </table:table-cell>
          <table:table-cell office:value-type="float" office:value="827.600714912294" calcext:value-type="float">
            <text:p>827,600714912294</text:p>
          </table:table-cell>
          <table:table-cell office:value-type="float" office:value="2092.27173403255" calcext:value-type="float">
            <text:p>2092,27173403255</text:p>
          </table:table-cell>
          <table:table-cell office:value-type="float" office:value="3241.13491715356" calcext:value-type="float">
            <text:p>3241,13491715356</text:p>
          </table:table-cell>
        </table:table-row>
        <table:table-row table:style-name="ro1">
          <table:table-cell office:value-type="float" office:value="362.298861267293" calcext:value-type="float">
            <text:p>362,298861267293</text:p>
          </table:table-cell>
          <table:table-cell office:value-type="float" office:value="831.781752507696" calcext:value-type="float">
            <text:p>831,781752507696</text:p>
          </table:table-cell>
          <table:table-cell office:value-type="float" office:value="2102.84188775784" calcext:value-type="float">
            <text:p>2102,84188775784</text:p>
          </table:table-cell>
          <table:table-cell office:value-type="float" office:value="3225.83586200694" calcext:value-type="float">
            <text:p>3225,83586200694</text:p>
          </table:table-cell>
        </table:table-row>
        <table:table-row table:style-name="ro1">
          <table:table-cell office:value-type="float" office:value="367.471245719808" calcext:value-type="float">
            <text:p>367,471245719808</text:p>
          </table:table-cell>
          <table:table-cell office:value-type="float" office:value="852.152257828676" calcext:value-type="float">
            <text:p>852,152257828676</text:p>
          </table:table-cell>
          <table:table-cell office:value-type="float" office:value="2154.34091587983" calcext:value-type="float">
            <text:p>2154,34091587983</text:p>
          </table:table-cell>
          <table:table-cell office:value-type="float" office:value="3247.07346946543" calcext:value-type="float">
            <text:p>3247,07346946543</text:p>
          </table:table-cell>
        </table:table-row>
        <table:table-row table:style-name="ro1">
          <table:table-cell office:value-type="float" office:value="380.393698740982" calcext:value-type="float">
            <text:p>380,393698740982</text:p>
          </table:table-cell>
          <table:table-cell office:value-type="float" office:value="821.953217461798" calcext:value-type="float">
            <text:p>821,953217461798</text:p>
          </table:table-cell>
          <table:table-cell office:value-type="float" office:value="2077.99419769071" calcext:value-type="float">
            <text:p>2077,99419769071</text:p>
          </table:table-cell>
          <table:table-cell office:value-type="float" office:value="3239.08307684255" calcext:value-type="float">
            <text:p>3239,08307684255</text:p>
          </table:table-cell>
        </table:table-row>
        <table:table-row table:style-name="ro1">
          <table:table-cell office:value-type="float" office:value="371.722990172661" calcext:value-type="float">
            <text:p>371,722990172661</text:p>
          </table:table-cell>
          <table:table-cell office:value-type="float" office:value="810.686666495603" calcext:value-type="float">
            <text:p>810,686666495603</text:p>
          </table:table-cell>
          <table:table-cell office:value-type="float" office:value="2049.51103461236" calcext:value-type="float">
            <text:p>2049,51103461236</text:p>
          </table:table-cell>
          <table:table-cell office:value-type="float" office:value="3205.57981865579" calcext:value-type="float">
            <text:p>3205,57981865579</text:p>
          </table:table-cell>
        </table:table-row>
        <table:table-row table:style-name="ro1">
          <table:table-cell office:value-type="float" office:value="366.623717652838" calcext:value-type="float">
            <text:p>366,623717652838</text:p>
          </table:table-cell>
          <table:table-cell office:value-type="float" office:value="853.808123674023" calcext:value-type="float">
            <text:p>853,808123674023</text:p>
          </table:table-cell>
          <table:table-cell office:value-type="float" office:value="2158.52713906831" calcext:value-type="float">
            <text:p>2158,52713906831</text:p>
          </table:table-cell>
          <table:table-cell office:value-type="float" office:value="3190.24482981609" calcext:value-type="float">
            <text:p>3190,24482981609</text:p>
          </table:table-cell>
        </table:table-row>
        <table:table-row table:style-name="ro1">
          <table:table-cell office:value-type="float" office:value="411.971388326535" calcext:value-type="float">
            <text:p>411,971388326535</text:p>
          </table:table-cell>
          <table:table-cell office:value-type="float" office:value="820.602300868062" calcext:value-type="float">
            <text:p>820,602300868062</text:p>
          </table:table-cell>
          <table:table-cell office:value-type="float" office:value="2074.57892199896" calcext:value-type="float">
            <text:p>2074,57892199896</text:p>
          </table:table-cell>
          <table:table-cell office:value-type="float" office:value="3193.86523149625" calcext:value-type="float">
            <text:p>3193,86523149625</text:p>
          </table:table-cell>
        </table:table-row>
        <table:table-row table:style-name="ro1">
          <table:table-cell office:value-type="float" office:value="394.693482960087" calcext:value-type="float">
            <text:p>394,693482960087</text:p>
          </table:table-cell>
          <table:table-cell office:value-type="float" office:value="823.17552270747" calcext:value-type="float">
            <text:p>823,17552270747</text:p>
          </table:table-cell>
          <table:table-cell office:value-type="float" office:value="2081.08432880079" calcext:value-type="float">
            <text:p>2081,08432880079</text:p>
          </table:table-cell>
          <table:table-cell office:value-type="float" office:value="3195.8936846926" calcext:value-type="float">
            <text:p>3195,8936846926</text:p>
          </table:table-cell>
        </table:table-row>
        <table:table-row table:style-name="ro1">
          <table:table-cell office:value-type="float" office:value="386.746198510489" calcext:value-type="float">
            <text:p>386,746198510489</text:p>
          </table:table-cell>
          <table:table-cell office:value-type="float" office:value="829.463108730539" calcext:value-type="float">
            <text:p>829,463108730539</text:p>
          </table:table-cell>
          <table:table-cell office:value-type="float" office:value="2096.98008417452" calcext:value-type="float">
            <text:p>2096,98008417452</text:p>
          </table:table-cell>
          <table:table-cell office:value-type="float" office:value="3205.44730537071" calcext:value-type="float">
            <text:p>3205,44730537071</text:p>
          </table:table-cell>
        </table:table-row>
        <table:table-row table:style-name="ro1">
          <table:table-cell office:value-type="float" office:value="394.286938807932" calcext:value-type="float">
            <text:p>394,286938807932</text:p>
          </table:table-cell>
          <table:table-cell office:value-type="float" office:value="815.38260677196" calcext:value-type="float">
            <text:p>815,38260677196</text:p>
          </table:table-cell>
          <table:table-cell office:value-type="float" office:value="2061.38292274378" calcext:value-type="float">
            <text:p>2061,38292274378</text:p>
          </table:table-cell>
          <table:table-cell office:value-type="float" office:value="3217.17357780403" calcext:value-type="float">
            <text:p>3217,17357780403</text:p>
          </table:table-cell>
        </table:table-row>
        <table:table-row table:style-name="ro1">
          <table:table-cell office:value-type="float" office:value="389.495315824274" calcext:value-type="float">
            <text:p>389,495315824274</text:p>
          </table:table-cell>
          <table:table-cell office:value-type="float" office:value="812.527999452267" calcext:value-type="float">
            <text:p>812,527999452267</text:p>
          </table:table-cell>
          <table:table-cell office:value-type="float" office:value="2054.16614042456" calcext:value-type="float">
            <text:p>2054,16614042456</text:p>
          </table:table-cell>
          <table:table-cell office:value-type="float" office:value="3176.61702741364" calcext:value-type="float">
            <text:p>3176,61702741364</text:p>
          </table:table-cell>
        </table:table-row>
        <table:table-row table:style-name="ro1">
          <table:table-cell office:value-type="float" office:value="370.27821658602" calcext:value-type="float">
            <text:p>370,27821658602</text:p>
          </table:table-cell>
          <table:table-cell office:value-type="float" office:value="829.980776391848" calcext:value-type="float">
            <text:p>829,980776391848</text:p>
          </table:table-cell>
          <table:table-cell office:value-type="float" office:value="2098.28880877548" calcext:value-type="float">
            <text:p>2098,28880877548</text:p>
          </table:table-cell>
          <table:table-cell office:value-type="float" office:value="3169.04268402684" calcext:value-type="float">
            <text:p>3169,04268402684</text:p>
          </table:table-cell>
        </table:table-row>
        <table:table-row table:style-name="ro1">
          <table:table-cell office:value-type="float" office:value="384.407623826306" calcext:value-type="float">
            <text:p>384,407623826306</text:p>
          </table:table-cell>
          <table:table-cell office:value-type="float" office:value="863.032346331109" calcext:value-type="float">
            <text:p>863,032346331109</text:p>
          </table:table-cell>
          <table:table-cell office:value-type="float" office:value="2181.84705649478" calcext:value-type="float">
            <text:p>2181,84705649478</text:p>
          </table:table-cell>
          <table:table-cell office:value-type="float" office:value="3177.73483154216" calcext:value-type="float">
            <text:p>3177,73483154216</text:p>
          </table:table-cell>
        </table:table-row>
        <table:table-row table:style-name="ro1">
          <table:table-cell office:value-type="float" office:value="380.113797211425" calcext:value-type="float">
            <text:p>380,113797211425</text:p>
          </table:table-cell>
          <table:table-cell office:value-type="float" office:value="868.205926341108" calcext:value-type="float">
            <text:p>868,205926341108</text:p>
          </table:table-cell>
          <table:table-cell office:value-type="float" office:value="2194.92647392838" calcext:value-type="float">
            <text:p>2194,92647392838</text:p>
          </table:table-cell>
          <table:table-cell office:value-type="float" office:value="3232.33809067269" calcext:value-type="float">
            <text:p>3232,33809067269</text:p>
          </table:table-cell>
        </table:table-row>
        <table:table-row table:style-name="ro1">
          <table:table-cell office:value-type="float" office:value="380.616757660176" calcext:value-type="float">
            <text:p>380,616757660176</text:p>
          </table:table-cell>
          <table:table-cell office:value-type="float" office:value="852.318717758416" calcext:value-type="float">
            <text:p>852,318717758416</text:p>
          </table:table-cell>
          <table:table-cell office:value-type="float" office:value="2154.76174611785" calcext:value-type="float">
            <text:p>2154,76174611785</text:p>
          </table:table-cell>
          <table:table-cell office:value-type="float" office:value="3190.01981972915" calcext:value-type="float">
            <text:p>3190,01981972915</text:p>
          </table:table-cell>
        </table:table-row>
        <table:table-row table:style-name="ro1">
          <table:table-cell office:value-type="float" office:value="371.189886405302" calcext:value-type="float">
            <text:p>371,189886405302</text:p>
          </table:table-cell>
          <table:table-cell office:value-type="float" office:value="846.649196794109" calcext:value-type="float">
            <text:p>846,649196794109</text:p>
          </table:table-cell>
          <table:table-cell office:value-type="float" office:value="2140.42853174843" calcext:value-type="float">
            <text:p>2140,42853174843</text:p>
          </table:table-cell>
          <table:table-cell office:value-type="float" office:value="3152.32985819204" calcext:value-type="float">
            <text:p>3152,32985819204</text:p>
          </table:table-cell>
        </table:table-row>
        <table:table-row table:style-name="ro1">
          <table:table-cell office:value-type="float" office:value="359.562282608594" calcext:value-type="float">
            <text:p>359,562282608594</text:p>
          </table:table-cell>
          <table:table-cell office:value-type="float" office:value="829.909927295585" calcext:value-type="float">
            <text:p>829,909927295585</text:p>
          </table:table-cell>
          <table:table-cell office:value-type="float" office:value="2098.10969394532" calcext:value-type="float">
            <text:p>2098,10969394532</text:p>
          </table:table-cell>
          <table:table-cell office:value-type="float" office:value="3163.76758440366" calcext:value-type="float">
            <text:p>3163,76758440366</text:p>
          </table:table-cell>
        </table:table-row>
        <table:table-row table:style-name="ro1">
          <table:table-cell office:value-type="float" office:value="373.528151782611" calcext:value-type="float">
            <text:p>373,528151782611</text:p>
          </table:table-cell>
          <table:table-cell office:value-type="float" office:value="834.425184344928" calcext:value-type="float">
            <text:p>834,425184344928</text:p>
          </table:table-cell>
          <table:table-cell office:value-type="float" office:value="2109.52479367397" calcext:value-type="float">
            <text:p>2109,52479367397</text:p>
          </table:table-cell>
          <table:table-cell office:value-type="float" office:value="3250.81309254822" calcext:value-type="float">
            <text:p>3250,81309254822</text:p>
          </table:table-cell>
        </table:table-row>
        <table:table-row table:style-name="ro1">
          <table:table-cell office:value-type="float" office:value="371.111829188146" calcext:value-type="float">
            <text:p>371,111829188146</text:p>
          </table:table-cell>
          <table:table-cell office:value-type="float" office:value="843.779553258195" calcext:value-type="float">
            <text:p>843,779553258195</text:p>
          </table:table-cell>
          <table:table-cell office:value-type="float" office:value="2133.17373610996" calcext:value-type="float">
            <text:p>2133,17373610996</text:p>
          </table:table-cell>
          <table:table-cell office:value-type="float" office:value="3230.55169931604" calcext:value-type="float">
            <text:p>3230,55169931604</text:p>
          </table:table-cell>
        </table:table-row>
        <table:table-row table:style-name="ro1">
          <table:table-cell office:value-type="float" office:value="369.87620280784" calcext:value-type="float">
            <text:p>369,87620280784</text:p>
          </table:table-cell>
          <table:table-cell office:value-type="float" office:value="828.837952085864" calcext:value-type="float">
            <text:p>828,837952085864</text:p>
          </table:table-cell>
          <table:table-cell office:value-type="float" office:value="2095.39961480876" calcext:value-type="float">
            <text:p>2095,39961480876</text:p>
          </table:table-cell>
          <table:table-cell office:value-type="float" office:value="3197.90675074519" calcext:value-type="float">
            <text:p>3197,90675074519</text:p>
          </table:table-cell>
        </table:table-row>
        <table:table-row table:style-name="ro1">
          <table:table-cell office:value-type="float" office:value="367.438488321792" calcext:value-type="float">
            <text:p>367,438488321792</text:p>
          </table:table-cell>
          <table:table-cell office:value-type="float" office:value="840.456938166213" calcext:value-type="float">
            <text:p>840,456938166213</text:p>
          </table:table-cell>
          <table:table-cell office:value-type="float" office:value="2124.77377521727" calcext:value-type="float">
            <text:p>2124,77377521727</text:p>
          </table:table-cell>
          <table:table-cell office:value-type="float" office:value="3216.6808826964" calcext:value-type="float">
            <text:p>3216,6808826964</text:p>
          </table:table-cell>
        </table:table-row>
        <table:table-row table:style-name="ro1">
          <table:table-cell office:value-type="float" office:value="384.339951343973" calcext:value-type="float">
            <text:p>384,339951343973</text:p>
          </table:table-cell>
          <table:table-cell office:value-type="float" office:value="838.014787809373" calcext:value-type="float">
            <text:p>838,014787809373</text:p>
          </table:table-cell>
          <table:table-cell office:value-type="float" office:value="2118.59973250585" calcext:value-type="float">
            <text:p>2118,59973250585</text:p>
          </table:table-cell>
          <table:table-cell office:value-type="float" office:value="3241.3570452728" calcext:value-type="float">
            <text:p>3241,3570452728</text:p>
          </table:table-cell>
        </table:table-row>
        <table:table-row table:style-name="ro1">
          <table:table-cell office:value-type="float" office:value="377.306403846442" calcext:value-type="float">
            <text:p>377,306403846442</text:p>
          </table:table-cell>
          <table:table-cell office:value-type="float" office:value="831.762017987551" calcext:value-type="float">
            <text:p>831,762017987551</text:p>
          </table:table-cell>
          <table:table-cell office:value-type="float" office:value="2102.79199657488" calcext:value-type="float">
            <text:p>2102,79199657488</text:p>
          </table:table-cell>
          <table:table-cell office:value-type="float" office:value="3325.45629588897" calcext:value-type="float">
            <text:p>3325,45629588897</text:p>
          </table:table-cell>
        </table:table-row>
        <table:table-row table:style-name="ro1">
          <table:table-cell office:value-type="float" office:value="388.318131467794" calcext:value-type="float">
            <text:p>388,318131467794</text:p>
          </table:table-cell>
          <table:table-cell office:value-type="float" office:value="838.056933589874" calcext:value-type="float">
            <text:p>838,056933589874</text:p>
          </table:table-cell>
          <table:table-cell office:value-type="float" office:value="2118.70628198516" calcext:value-type="float">
            <text:p>2118,70628198516</text:p>
          </table:table-cell>
          <table:table-cell office:value-type="float" office:value="3107.4535777092" calcext:value-type="float">
            <text:p>3107,4535777092</text:p>
          </table:table-cell>
        </table:table-row>
        <table:table-row table:style-name="ro1">
          <table:table-cell office:value-type="float" office:value="367.946288451392" calcext:value-type="float">
            <text:p>367,946288451392</text:p>
          </table:table-cell>
          <table:table-cell office:value-type="float" office:value="825.61478241798" calcext:value-type="float">
            <text:p>825,61478241798</text:p>
          </table:table-cell>
          <table:table-cell office:value-type="float" office:value="2087.25106361905" calcext:value-type="float">
            <text:p>2087,25106361905</text:p>
          </table:table-cell>
          <table:table-cell office:value-type="float" office:value="3258.34698050048" calcext:value-type="float">
            <text:p>3258,34698050048</text:p>
          </table:table-cell>
        </table:table-row>
        <table:table-row table:style-name="ro1">
          <table:table-cell office:value-type="float" office:value="373.471976828792" calcext:value-type="float">
            <text:p>373,471976828792</text:p>
          </table:table-cell>
          <table:table-cell office:value-type="float" office:value="818.50161931343" calcext:value-type="float">
            <text:p>818,50161931343</text:p>
          </table:table-cell>
          <table:table-cell office:value-type="float" office:value="2069.2681524941" calcext:value-type="float">
            <text:p>2069,2681524941</text:p>
          </table:table-cell>
          <table:table-cell office:value-type="float" office:value="3277.59885103702" calcext:value-type="float">
            <text:p>3277,59885103702</text:p>
          </table:table-cell>
        </table:table-row>
        <table:table-row table:style-name="ro1">
          <table:table-cell office:value-type="float" office:value="394.529428117646" calcext:value-type="float">
            <text:p>394,529428117646</text:p>
          </table:table-cell>
          <table:table-cell office:value-type="float" office:value="809.758563465038" calcext:value-type="float">
            <text:p>809,758563465038</text:p>
          </table:table-cell>
          <table:table-cell office:value-type="float" office:value="2047.16468122946" calcext:value-type="float">
            <text:p>2047,16468122946</text:p>
          </table:table-cell>
          <table:table-cell office:value-type="float" office:value="3225.16527065202" calcext:value-type="float">
            <text:p>3225,16527065202</text:p>
          </table:table-cell>
        </table:table-row>
        <table:table-row table:style-name="ro1">
          <table:table-cell office:value-type="float" office:value="420.879195782955" calcext:value-type="float">
            <text:p>420,879195782955</text:p>
          </table:table-cell>
          <table:table-cell office:value-type="float" office:value="815.537151125962" calcext:value-type="float">
            <text:p>815,537151125962</text:p>
          </table:table-cell>
          <table:table-cell office:value-type="float" office:value="2061.77362900793" calcext:value-type="float">
            <text:p>2061,77362900793</text:p>
          </table:table-cell>
          <table:table-cell office:value-type="float" office:value="3278.03371597583" calcext:value-type="float">
            <text:p>3278,03371597583</text:p>
          </table:table-cell>
        </table:table-row>
        <table:table-row table:style-name="ro1">
          <table:table-cell office:value-type="float" office:value="390.750368800957" calcext:value-type="float">
            <text:p>390,750368800957</text:p>
          </table:table-cell>
          <table:table-cell office:value-type="float" office:value="824.100307239627" calcext:value-type="float">
            <text:p>824,100307239627</text:p>
          </table:table-cell>
          <table:table-cell office:value-type="float" office:value="2083.42229263025" calcext:value-type="float">
            <text:p>2083,42229263025</text:p>
          </table:table-cell>
          <table:table-cell office:value-type="float" office:value="3280.20225183752" calcext:value-type="float">
            <text:p>3280,20225183752</text:p>
          </table:table-cell>
        </table:table-row>
        <table:table-row table:style-name="ro1">
          <table:table-cell office:value-type="float" office:value="395.204425299584" calcext:value-type="float">
            <text:p>395,204425299584</text:p>
          </table:table-cell>
          <table:table-cell office:value-type="float" office:value="1105.46014302936" calcext:value-type="float">
            <text:p>1105,46014302936</text:p>
          </table:table-cell>
          <table:table-cell office:value-type="float" office:value="2794.73297773193" calcext:value-type="float">
            <text:p>2794,73297773193</text:p>
          </table:table-cell>
          <table:table-cell office:value-type="float" office:value="3169.87388806014" calcext:value-type="float">
            <text:p>3169,87388806014</text:p>
          </table:table-cell>
        </table:table-row>
        <table:table-row table:style-name="ro1">
          <table:table-cell office:value-type="float" office:value="386.835806079047" calcext:value-type="float">
            <text:p>386,835806079047</text:p>
          </table:table-cell>
          <table:table-cell office:value-type="float" office:value="873.184984883723" calcext:value-type="float">
            <text:p>873,184984883723</text:p>
          </table:table-cell>
          <table:table-cell office:value-type="float" office:value="2207.5141182635" calcext:value-type="float">
            <text:p>2207,5141182635</text:p>
          </table:table-cell>
          <table:table-cell office:value-type="float" office:value="3253.51407501954" calcext:value-type="float">
            <text:p>3253,51407501954</text:p>
          </table:table-cell>
        </table:table-row>
        <table:table-row table:style-name="ro1">
          <table:table-cell office:value-type="float" office:value="382.870549364398" calcext:value-type="float">
            <text:p>382,870549364398</text:p>
          </table:table-cell>
          <table:table-cell office:value-type="float" office:value="822.549636044544" calcext:value-type="float">
            <text:p>822,549636044544</text:p>
          </table:table-cell>
          <table:table-cell office:value-type="float" office:value="2079.50201386322" calcext:value-type="float">
            <text:p>2079,50201386322</text:p>
          </table:table-cell>
          <table:table-cell office:value-type="float" office:value="3182.56006830189" calcext:value-type="float">
            <text:p>3182,56006830189</text:p>
          </table:table-cell>
        </table:table-row>
        <table:table-row table:style-name="ro1">
          <table:table-cell office:value-type="float" office:value="379.085322571795" calcext:value-type="float">
            <text:p>379,085322571795</text:p>
          </table:table-cell>
          <table:table-cell office:value-type="float" office:value="826.447271925426" calcext:value-type="float">
            <text:p>826,447271925426</text:p>
          </table:table-cell>
          <table:table-cell office:value-type="float" office:value="2089.35569479435" calcext:value-type="float">
            <text:p>2089,35569479435</text:p>
          </table:table-cell>
          <table:table-cell office:value-type="float" office:value="3229.00454577" calcext:value-type="float">
            <text:p>3229,00454577</text:p>
          </table:table-cell>
        </table:table-row>
        <table:table-row table:style-name="ro1">
          <table:table-cell office:value-type="float" office:value="382.2226852992" calcext:value-type="float">
            <text:p>382,2226852992</text:p>
          </table:table-cell>
          <table:table-cell office:value-type="float" office:value="807.556241082169" calcext:value-type="float">
            <text:p>807,556241082169</text:p>
          </table:table-cell>
          <table:table-cell office:value-type="float" office:value="2041.59695178231" calcext:value-type="float">
            <text:p>2041,59695178231</text:p>
          </table:table-cell>
          <table:table-cell office:value-type="float" office:value="3162.84183803937" calcext:value-type="float">
            <text:p>3162,84183803937</text:p>
          </table:table-cell>
        </table:table-row>
        <table:table-row table:style-name="ro1">
          <table:table-cell office:value-type="float" office:value="387.538200435946" calcext:value-type="float">
            <text:p>387,538200435946</text:p>
          </table:table-cell>
          <table:table-cell office:value-type="float" office:value="822.09113720746" calcext:value-type="float">
            <text:p>822,09113720746</text:p>
          </table:table-cell>
          <table:table-cell office:value-type="float" office:value="2078.34287499392" calcext:value-type="float">
            <text:p>2078,34287499392</text:p>
          </table:table-cell>
          <table:table-cell office:value-type="float" office:value="4624.1607148487" calcext:value-type="float">
            <text:p>4624,1607148487</text:p>
          </table:table-cell>
        </table:table-row>
        <table:table-row table:style-name="ro1">
          <table:table-cell office:value-type="float" office:value="372.501351989605" calcext:value-type="float">
            <text:p>372,501351989605</text:p>
          </table:table-cell>
          <table:table-cell office:value-type="float" office:value="816.450129690211" calcext:value-type="float">
            <text:p>816,450129690211</text:p>
          </table:table-cell>
          <table:table-cell office:value-type="float" office:value="2064.08174596498" calcext:value-type="float">
            <text:p>2064,08174596498</text:p>
          </table:table-cell>
          <table:table-cell office:value-type="float" office:value="3352.94062088809" calcext:value-type="float">
            <text:p>3352,94062088809</text:p>
          </table:table-cell>
        </table:table-row>
        <table:table-row table:style-name="ro1">
          <table:table-cell office:value-type="float" office:value="373.465111511829" calcext:value-type="float">
            <text:p>373,465111511829</text:p>
          </table:table-cell>
          <table:table-cell office:value-type="float" office:value="816.600152210595" calcext:value-type="float">
            <text:p>816,600152210595</text:p>
          </table:table-cell>
          <table:table-cell office:value-type="float" office:value="2064.46102050307" calcext:value-type="float">
            <text:p>2064,46102050307</text:p>
          </table:table-cell>
          <table:table-cell office:value-type="float" office:value="3332.07030081501" calcext:value-type="float">
            <text:p>3332,07030081501</text:p>
          </table:table-cell>
        </table:table-row>
        <table:table-row table:style-name="ro1">
          <table:table-cell office:value-type="float" office:value="382.802201665341" calcext:value-type="float">
            <text:p>382,802201665341</text:p>
          </table:table-cell>
          <table:table-cell office:value-type="float" office:value="839.03367500391" calcext:value-type="float">
            <text:p>839,03367500391</text:p>
          </table:table-cell>
          <table:table-cell office:value-type="float" office:value="2121.17559890964" calcext:value-type="float">
            <text:p>2121,17559890964</text:p>
          </table:table-cell>
          <table:table-cell office:value-type="float" office:value="3259.5128673824" calcext:value-type="float">
            <text:p>3259,5128673824</text:p>
          </table:table-cell>
        </table:table-row>
        <table:table-row table:style-name="ro1">
          <table:table-cell office:value-type="float" office:value="376.393764595817" calcext:value-type="float">
            <text:p>376,393764595817</text:p>
          </table:table-cell>
          <table:table-cell office:value-type="float" office:value="806.947837391493" calcext:value-type="float">
            <text:p>806,947837391493</text:p>
          </table:table-cell>
          <table:table-cell office:value-type="float" office:value="2040.05883585038" calcext:value-type="float">
            <text:p>2040,05883585038</text:p>
          </table:table-cell>
          <table:table-cell office:value-type="float" office:value="3252.06712836807" calcext:value-type="float">
            <text:p>3252,06712836807</text:p>
          </table:table-cell>
        </table:table-row>
        <table:table-row table:style-name="ro1">
          <table:table-cell office:value-type="float" office:value="361.922430263293" calcext:value-type="float">
            <text:p>361,922430263293</text:p>
          </table:table-cell>
          <table:table-cell office:value-type="float" office:value="805.316800145835" calcext:value-type="float">
            <text:p>805,316800145835</text:p>
          </table:table-cell>
          <table:table-cell office:value-type="float" office:value="2035.93538227578" calcext:value-type="float">
            <text:p>2035,93538227578</text:p>
          </table:table-cell>
          <table:table-cell office:value-type="float" office:value="3239.55802453302" calcext:value-type="float">
            <text:p>3239,55802453302</text:p>
          </table:table-cell>
        </table:table-row>
        <table:table-row table:style-name="ro1">
          <table:table-cell office:value-type="float" office:value="377.232635555317" calcext:value-type="float">
            <text:p>377,232635555317</text:p>
          </table:table-cell>
          <table:table-cell office:value-type="float" office:value="834.810708223761" calcext:value-type="float">
            <text:p>834,810708223761</text:p>
          </table:table-cell>
          <table:table-cell office:value-type="float" office:value="2110.49944328452" calcext:value-type="float">
            <text:p>2110,49944328452</text:p>
          </table:table-cell>
          <table:table-cell office:value-type="float" office:value="3235.31475810473" calcext:value-type="float">
            <text:p>3235,31475810473</text:p>
          </table:table-cell>
        </table:table-row>
        <table:table-row table:style-name="ro1">
          <table:table-cell office:value-type="float" office:value="373.405179472297" calcext:value-type="float">
            <text:p>373,405179472297</text:p>
          </table:table-cell>
          <table:table-cell office:value-type="float" office:value="819.89335001676" calcext:value-type="float">
            <text:p>819,89335001676</text:p>
          </table:table-cell>
          <table:table-cell office:value-type="float" office:value="2072.78661104482" calcext:value-type="float">
            <text:p>2072,78661104482</text:p>
          </table:table-cell>
          <table:table-cell office:value-type="float" office:value="3228.59885680903" calcext:value-type="float">
            <text:p>3228,59885680903</text:p>
          </table:table-cell>
        </table:table-row>
        <table:table-row table:style-name="ro1">
          <table:table-cell office:value-type="float" office:value="372.188108356671" calcext:value-type="float">
            <text:p>372,188108356671</text:p>
          </table:table-cell>
          <table:table-cell office:value-type="float" office:value="839.84888744603" calcext:value-type="float">
            <text:p>839,84888744603</text:p>
          </table:table-cell>
          <table:table-cell office:value-type="float" office:value="2123.23655163617" calcext:value-type="float">
            <text:p>2123,23655163617</text:p>
          </table:table-cell>
          <table:table-cell office:value-type="float" office:value="3297.29672525659" calcext:value-type="float">
            <text:p>3297,29672525659</text:p>
          </table:table-cell>
        </table:table-row>
        <table:table-row table:style-name="ro1">
          <table:table-cell office:value-type="float" office:value="500.257668448624" calcext:value-type="float">
            <text:p>500,257668448624</text:p>
          </table:table-cell>
          <table:table-cell office:value-type="float" office:value="843.125837701573" calcext:value-type="float">
            <text:p>843,125837701573</text:p>
          </table:table-cell>
          <table:table-cell office:value-type="float" office:value="2131.52106646315" calcext:value-type="float">
            <text:p>2131,52106646315</text:p>
          </table:table-cell>
          <table:table-cell office:value-type="float" office:value="3209.65303973452" calcext:value-type="float">
            <text:p>3209,65303973452</text:p>
          </table:table-cell>
        </table:table-row>
        <table:table-row table:style-name="ro1">
          <table:table-cell office:value-type="float" office:value="372.10154491242" calcext:value-type="float">
            <text:p>372,10154491242</text:p>
          </table:table-cell>
          <table:table-cell office:value-type="float" office:value="825.52388860633" calcext:value-type="float">
            <text:p>825,52388860633</text:p>
          </table:table-cell>
          <table:table-cell office:value-type="float" office:value="2087.02127339595" calcext:value-type="float">
            <text:p>2087,02127339595</text:p>
          </table:table-cell>
          <table:table-cell office:value-type="float" office:value="3304.98744948067" calcext:value-type="float">
            <text:p>3304,98744948067</text:p>
          </table:table-cell>
        </table:table-row>
        <table:table-row table:style-name="ro1">
          <table:table-cell office:value-type="float" office:value="371.624299231826" calcext:value-type="float">
            <text:p>371,624299231826</text:p>
          </table:table-cell>
          <table:table-cell office:value-type="float" office:value="820.991006870565" calcext:value-type="float">
            <text:p>820,991006870565</text:p>
          </table:table-cell>
          <table:table-cell office:value-type="float" office:value="2075.5616163916" calcext:value-type="float">
            <text:p>2075,5616163916</text:p>
          </table:table-cell>
          <table:table-cell office:value-type="float" office:value="3184.57775546774" calcext:value-type="float">
            <text:p>3184,57775546774</text:p>
          </table:table-cell>
        </table:table-row>
        <table:table-row table:style-name="ro1">
          <table:table-cell office:value-type="float" office:value="368.337227185774" calcext:value-type="float">
            <text:p>368,337227185774</text:p>
          </table:table-cell>
          <table:table-cell office:value-type="float" office:value="747.037790437474" calcext:value-type="float">
            <text:p>747,037790437474</text:p>
          </table:table-cell>
          <table:table-cell office:value-type="float" office:value="1888.59920614266" calcext:value-type="float">
            <text:p>1888,59920614266</text:p>
          </table:table-cell>
          <table:table-cell office:value-type="float" office:value="3230.0094556205" calcext:value-type="float">
            <text:p>3230,0094556205</text:p>
          </table:table-cell>
        </table:table-row>
        <table:table-row table:style-name="ro1">
          <table:table-cell office:value-type="float" office:value="375.483705488109" calcext:value-type="float">
            <text:p>375,483705488109</text:p>
          </table:table-cell>
          <table:table-cell office:value-type="float" office:value="821.520544652687" calcext:value-type="float">
            <text:p>821,520544652687</text:p>
          </table:table-cell>
          <table:table-cell office:value-type="float" office:value="2076.90035005105" calcext:value-type="float">
            <text:p>2076,90035005105</text:p>
          </table:table-cell>
          <table:table-cell office:value-type="float" office:value="3267.23255224273" calcext:value-type="float">
            <text:p>3267,23255224273</text:p>
          </table:table-cell>
        </table:table-row>
        <table:table-row table:style-name="ro1">
          <table:table-cell office:value-type="float" office:value="404.077921221285" calcext:value-type="float">
            <text:p>404,077921221285</text:p>
          </table:table-cell>
          <table:table-cell office:value-type="float" office:value="830.529666316882" calcext:value-type="float">
            <text:p>830,529666316882</text:p>
          </table:table-cell>
          <table:table-cell office:value-type="float" office:value="2099.67646692336" calcext:value-type="float">
            <text:p>2099,67646692336</text:p>
          </table:table-cell>
          <table:table-cell office:value-type="float" office:value="3297.05810027482" calcext:value-type="float">
            <text:p>3297,05810027482</text:p>
          </table:table-cell>
        </table:table-row>
        <table:table-row table:style-name="ro1">
          <table:table-cell office:value-type="float" office:value="392.010329331469" calcext:value-type="float">
            <text:p>392,010329331469</text:p>
          </table:table-cell>
          <table:table-cell office:value-type="float" office:value="825.649371324684" calcext:value-type="float">
            <text:p>825,649371324684</text:p>
          </table:table-cell>
          <table:table-cell office:value-type="float" office:value="2087.33850843453" calcext:value-type="float">
            <text:p>2087,33850843453</text:p>
          </table:table-cell>
          <table:table-cell office:value-type="float" office:value="3213.58078683368" calcext:value-type="float">
            <text:p>3213,58078683368</text:p>
          </table:table-cell>
        </table:table-row>
        <table:table-row table:style-name="ro1">
          <table:table-cell office:value-type="float" office:value="377.955825828433" calcext:value-type="float">
            <text:p>377,955825828433</text:p>
          </table:table-cell>
          <table:table-cell office:value-type="float" office:value="811.689191152406" calcext:value-type="float">
            <text:p>811,689191152406</text:p>
          </table:table-cell>
          <table:table-cell office:value-type="float" office:value="2052.04553460046" calcext:value-type="float">
            <text:p>2052,04553460046</text:p>
          </table:table-cell>
          <table:table-cell office:value-type="float" office:value="3221.27312593457" calcext:value-type="float">
            <text:p>3221,27312593457</text:p>
          </table:table-cell>
        </table:table-row>
        <table:table-row table:style-name="ro1">
          <table:table-cell office:value-type="float" office:value="387.011818665355" calcext:value-type="float">
            <text:p>387,011818665355</text:p>
          </table:table-cell>
          <table:table-cell office:value-type="float" office:value="806.08915282743" calcext:value-type="float">
            <text:p>806,08915282743</text:p>
          </table:table-cell>
          <table:table-cell office:value-type="float" office:value="2037.88798049771" calcext:value-type="float">
            <text:p>2037,88798049771</text:p>
          </table:table-cell>
          <table:table-cell office:value-type="float" office:value="3228.13434386856" calcext:value-type="float">
            <text:p>3228,13434386856</text:p>
          </table:table-cell>
        </table:table-row>
        <table:table-row table:style-name="ro1">
          <table:table-cell office:value-type="float" office:value="379.990632524068" calcext:value-type="float">
            <text:p>379,990632524068</text:p>
          </table:table-cell>
          <table:table-cell office:value-type="float" office:value="807.433082133538" calcext:value-type="float">
            <text:p>807,433082133538</text:p>
          </table:table-cell>
          <table:table-cell office:value-type="float" office:value="2041.2855915063" calcext:value-type="float">
            <text:p>2041,2855915063</text:p>
          </table:table-cell>
          <table:table-cell office:value-type="float" office:value="3239.39582181307" calcext:value-type="float">
            <text:p>3239,39582181307</text:p>
          </table:table-cell>
        </table:table-row>
        <table:table-row table:style-name="ro1">
          <table:table-cell office:value-type="float" office:value="372.993120450677" calcext:value-type="float">
            <text:p>372,993120450677</text:p>
          </table:table-cell>
          <table:table-cell office:value-type="float" office:value="817.638854156258" calcext:value-type="float">
            <text:p>817,638854156258</text:p>
          </table:table-cell>
          <table:table-cell office:value-type="float" office:value="2067.08698092316" calcext:value-type="float">
            <text:p>2067,08698092316</text:p>
          </table:table-cell>
          <table:table-cell office:value-type="float" office:value="3195.19557366986" calcext:value-type="float">
            <text:p>3195,19557366986</text:p>
          </table:table-cell>
        </table:table-row>
        <table:table-row table:style-name="ro1">
          <table:table-cell office:value-type="float" office:value="375.153053348786" calcext:value-type="float">
            <text:p>375,153053348786</text:p>
          </table:table-cell>
          <table:table-cell office:value-type="float" office:value="807.261282111796" calcext:value-type="float">
            <text:p>807,261282111796</text:p>
          </table:table-cell>
          <table:table-cell office:value-type="float" office:value="2040.85126088899" calcext:value-type="float">
            <text:p>2040,85126088899</text:p>
          </table:table-cell>
          <table:table-cell office:value-type="float" office:value="3202.93236822156" calcext:value-type="float">
            <text:p>3202,93236822156</text:p>
          </table:table-cell>
        </table:table-row>
        <table:table-row table:style-name="ro1">
          <table:table-cell office:value-type="float" office:value="377.353065425242" calcext:value-type="float">
            <text:p>377,353065425242</text:p>
          </table:table-cell>
          <table:table-cell office:value-type="float" office:value="809.090579146251" calcext:value-type="float">
            <text:p>809,090579146251</text:p>
          </table:table-cell>
          <table:table-cell office:value-type="float" office:value="2045.47593847732" calcext:value-type="float">
            <text:p>2045,47593847732</text:p>
          </table:table-cell>
          <table:table-cell office:value-type="float" office:value="3270.04409355392" calcext:value-type="float">
            <text:p>3270,04409355392</text:p>
          </table:table-cell>
        </table:table-row>
        <table:table-row table:style-name="ro1">
          <table:table-cell office:value-type="float" office:value="372.145475439825" calcext:value-type="float">
            <text:p>372,145475439825</text:p>
          </table:table-cell>
          <table:table-cell office:value-type="float" office:value="779.150277675677" calcext:value-type="float">
            <text:p>779,150277675677</text:p>
          </table:table-cell>
          <table:table-cell office:value-type="float" office:value="1969.7833425835" calcext:value-type="float">
            <text:p>1969,7833425835</text:p>
          </table:table-cell>
          <table:table-cell office:value-type="float" office:value="3197.38121095479" calcext:value-type="float">
            <text:p>3197,38121095479</text:p>
          </table:table-cell>
        </table:table-row>
        <table:table-row table:style-name="ro1">
          <table:table-cell office:value-type="float" office:value="375.109194488505" calcext:value-type="float">
            <text:p>375,109194488505</text:p>
          </table:table-cell>
          <table:table-cell office:value-type="float" office:value="822.218005080727" calcext:value-type="float">
            <text:p>822,218005080727</text:p>
          </table:table-cell>
          <table:table-cell office:value-type="float" office:value="2078.66361186668" calcext:value-type="float">
            <text:p>2078,66361186668</text:p>
          </table:table-cell>
          <table:table-cell office:value-type="float" office:value="3186.65030796831" calcext:value-type="float">
            <text:p>3186,65030796831</text:p>
          </table:table-cell>
        </table:table-row>
        <table:table-row table:style-name="ro1">
          <table:table-cell office:value-type="float" office:value="373.270328659471" calcext:value-type="float">
            <text:p>373,270328659471</text:p>
          </table:table-cell>
          <table:table-cell office:value-type="float" office:value="821.918997583736" calcext:value-type="float">
            <text:p>821,918997583736</text:p>
          </table:table-cell>
          <table:table-cell office:value-type="float" office:value="2077.90768582294" calcext:value-type="float">
            <text:p>2077,90768582294</text:p>
          </table:table-cell>
          <table:table-cell office:value-type="float" office:value="3211.63461926806" calcext:value-type="float">
            <text:p>3211,63461926806</text:p>
          </table:table-cell>
        </table:table-row>
        <table:table-row table:style-name="ro1">
          <table:table-cell office:value-type="float" office:value="373.886329338888" calcext:value-type="float">
            <text:p>373,886329338888</text:p>
          </table:table-cell>
          <table:table-cell office:value-type="float" office:value="818.190196176759" calcext:value-type="float">
            <text:p>818,190196176759</text:p>
          </table:table-cell>
          <table:table-cell office:value-type="float" office:value="2068.48083825616" calcext:value-type="float">
            <text:p>2068,48083825616</text:p>
          </table:table-cell>
          <table:table-cell office:value-type="float" office:value="3184.80362685933" calcext:value-type="float">
            <text:p>3184,80362685933</text:p>
          </table:table-cell>
        </table:table-row>
        <table:table-row table:style-name="ro1">
          <table:table-cell office:value-type="float" office:value="378.696024733493" calcext:value-type="float">
            <text:p>378,696024733493</text:p>
          </table:table-cell>
          <table:table-cell office:value-type="float" office:value="820.921104388307" calcext:value-type="float">
            <text:p>820,921104388307</text:p>
          </table:table-cell>
          <table:table-cell office:value-type="float" office:value="2075.38489471274" calcext:value-type="float">
            <text:p>2075,38489471274</text:p>
          </table:table-cell>
          <table:table-cell office:value-type="float" office:value="3243.71411920523" calcext:value-type="float">
            <text:p>3243,71411920523</text:p>
          </table:table-cell>
        </table:table-row>
        <table:table-row table:style-name="ro1">
          <table:table-cell office:value-type="float" office:value="367.804410115013" calcext:value-type="float">
            <text:p>367,804410115013</text:p>
          </table:table-cell>
          <table:table-cell office:value-type="float" office:value="740.07679712284" calcext:value-type="float">
            <text:p>740,07679712284</text:p>
          </table:table-cell>
          <table:table-cell office:value-type="float" office:value="1871.00099810518" calcext:value-type="float">
            <text:p>1871,00099810518</text:p>
          </table:table-cell>
          <table:table-cell office:value-type="float" office:value="3217.77357713181" calcext:value-type="float">
            <text:p>3217,77357713181</text:p>
          </table:table-cell>
        </table:table-row>
        <table:table-row table:style-name="ro1">
          <table:table-cell office:value-type="float" office:value="369.746444407866" calcext:value-type="float">
            <text:p>369,746444407866</text:p>
          </table:table-cell>
          <table:table-cell office:value-type="float" office:value="821.893869487594" calcext:value-type="float">
            <text:p>821,893869487594</text:p>
          </table:table-cell>
          <table:table-cell office:value-type="float" office:value="2077.84415904688" calcext:value-type="float">
            <text:p>2077,84415904688</text:p>
          </table:table-cell>
          <table:table-cell office:value-type="float" office:value="3209.2823486254" calcext:value-type="float">
            <text:p>3209,2823486254</text:p>
          </table:table-cell>
        </table:table-row>
        <table:table-row table:style-name="ro1">
          <table:table-cell office:value-type="float" office:value="379.57501258792" calcext:value-type="float">
            <text:p>379,57501258792</text:p>
          </table:table-cell>
          <table:table-cell office:value-type="float" office:value="810.398197448517" calcext:value-type="float">
            <text:p>810,398197448517</text:p>
          </table:table-cell>
          <table:table-cell office:value-type="float" office:value="2048.78175100676" calcext:value-type="float">
            <text:p>2048,78175100676</text:p>
          </table:table-cell>
          <table:table-cell office:value-type="float" office:value="3198.08275053649" calcext:value-type="float">
            <text:p>3198,08275053649</text:p>
          </table:table-cell>
        </table:table-row>
        <table:table-row table:style-name="ro1">
          <table:table-cell office:value-type="float" office:value="378.879856989906" calcext:value-type="float">
            <text:p>378,879856989906</text:p>
          </table:table-cell>
          <table:table-cell office:value-type="float" office:value="737.065781637839" calcext:value-type="float">
            <text:p>737,065781637839</text:p>
          </table:table-cell>
          <table:table-cell office:value-type="float" office:value="1863.38879758808" calcext:value-type="float">
            <text:p>1863,38879758808</text:p>
          </table:table-cell>
          <table:table-cell office:value-type="float" office:value="3207.78102529187" calcext:value-type="float">
            <text:p>3207,78102529187</text:p>
          </table:table-cell>
        </table:table-row>
        <table:table-row table:style-name="ro1">
          <table:table-cell office:value-type="float" office:value="374.490598573918" calcext:value-type="float">
            <text:p>374,490598573918</text:p>
          </table:table-cell>
          <table:table-cell office:value-type="float" office:value="825.402066687968" calcext:value-type="float">
            <text:p>825,402066687968</text:p>
          </table:table-cell>
          <table:table-cell office:value-type="float" office:value="2086.71329328939" calcext:value-type="float">
            <text:p>2086,71329328939</text:p>
          </table:table-cell>
          <table:table-cell office:value-type="float" office:value="3187.95514296156" calcext:value-type="float">
            <text:p>3187,95514296156</text:p>
          </table:table-cell>
        </table:table-row>
        <table:table-row table:style-name="ro1">
          <table:table-cell office:value-type="float" office:value="372.700672719907" calcext:value-type="float">
            <text:p>372,700672719907</text:p>
          </table:table-cell>
          <table:table-cell office:value-type="float" office:value="804.610662419446" calcext:value-type="float">
            <text:p>804,610662419446</text:p>
          </table:table-cell>
          <table:table-cell office:value-type="float" office:value="2034.15018323156" calcext:value-type="float">
            <text:p>2034,15018323156</text:p>
          </table:table-cell>
          <table:table-cell office:value-type="float" office:value="3211.66199810002" calcext:value-type="float">
            <text:p>3211,66199810002</text:p>
          </table:table-cell>
        </table:table-row>
        <table:table-row table:style-name="ro1">
          <table:table-cell office:value-type="float" office:value="382.666385173157" calcext:value-type="float">
            <text:p>382,666385173157</text:p>
          </table:table-cell>
          <table:table-cell office:value-type="float" office:value="811.332600553595" calcext:value-type="float">
            <text:p>811,332600553595</text:p>
          </table:table-cell>
          <table:table-cell office:value-type="float" office:value="2051.1440317174" calcext:value-type="float">
            <text:p>2051,1440317174</text:p>
          </table:table-cell>
          <table:table-cell office:value-type="float" office:value="3177.62341966577" calcext:value-type="float">
            <text:p>3177,62341966577</text:p>
          </table:table-cell>
        </table:table-row>
        <table:table-row table:style-name="ro1">
          <table:table-cell office:value-type="float" office:value="398.636683878593" calcext:value-type="float">
            <text:p>398,636683878593</text:p>
          </table:table-cell>
          <table:table-cell office:value-type="float" office:value="809.287202418286" calcext:value-type="float">
            <text:p>809,287202418286</text:p>
          </table:table-cell>
          <table:table-cell office:value-type="float" office:value="2045.97302518462" calcext:value-type="float">
            <text:p>2045,97302518462</text:p>
          </table:table-cell>
          <table:table-cell office:value-type="float" office:value="3197.43169535308" calcext:value-type="float">
            <text:p>3197,43169535308</text:p>
          </table:table-cell>
        </table:table-row>
        <table:table-row table:style-name="ro1">
          <table:table-cell office:value-type="float" office:value="414.079008960153" calcext:value-type="float">
            <text:p>414,079008960153</text:p>
          </table:table-cell>
          <table:table-cell office:value-type="float" office:value="826.507756392294" calcext:value-type="float">
            <text:p>826,507756392294</text:p>
          </table:table-cell>
          <table:table-cell office:value-type="float" office:value="2089.50860662502" calcext:value-type="float">
            <text:p>2089,50860662502</text:p>
          </table:table-cell>
          <table:table-cell office:value-type="float" office:value="3393.70040085945" calcext:value-type="float">
            <text:p>3393,70040085945</text:p>
          </table:table-cell>
        </table:table-row>
        <table:table-row table:style-name="ro1">
          <table:table-cell office:value-type="float" office:value="392.458536941022" calcext:value-type="float">
            <text:p>392,458536941022</text:p>
          </table:table-cell>
          <table:table-cell office:value-type="float" office:value="823.871985707219" calcext:value-type="float">
            <text:p>823,871985707219</text:p>
          </table:table-cell>
          <table:table-cell office:value-type="float" office:value="2082.84506900065" calcext:value-type="float">
            <text:p>2082,84506900065</text:p>
          </table:table-cell>
          <table:table-cell office:value-type="float" office:value="3215.63787768476" calcext:value-type="float">
            <text:p>3215,63787768476</text:p>
          </table:table-cell>
        </table:table-row>
        <table:table-row table:style-name="ro1">
          <table:table-cell office:value-type="float" office:value="382.922231674874" calcext:value-type="float">
            <text:p>382,922231674874</text:p>
          </table:table-cell>
          <table:table-cell office:value-type="float" office:value="824.648622229095" calcext:value-type="float">
            <text:p>824,648622229095</text:p>
          </table:table-cell>
          <table:table-cell office:value-type="float" office:value="2084.80849727356" calcext:value-type="float">
            <text:p>2084,80849727356</text:p>
          </table:table-cell>
          <table:table-cell office:value-type="float" office:value="3276.32349019876" calcext:value-type="float">
            <text:p>3276,32349019876</text:p>
          </table:table-cell>
        </table:table-row>
        <table:table-row table:style-name="ro1">
          <table:table-cell office:value-type="float" office:value="386.667137883344" calcext:value-type="float">
            <text:p>386,667137883344</text:p>
          </table:table-cell>
          <table:table-cell office:value-type="float" office:value="806.639131100566" calcext:value-type="float">
            <text:p>806,639131100566</text:p>
          </table:table-cell>
          <table:table-cell office:value-type="float" office:value="2039.27839011732" calcext:value-type="float">
            <text:p>2039,27839011732</text:p>
          </table:table-cell>
          <table:table-cell office:value-type="float" office:value="3234.5341710066" calcext:value-type="float">
            <text:p>3234,5341710066</text:p>
          </table:table-cell>
        </table:table-row>
        <table:table-row table:style-name="ro1">
          <table:table-cell office:value-type="float" office:value="380.181160372833" calcext:value-type="float">
            <text:p>380,181160372833</text:p>
          </table:table-cell>
          <table:table-cell office:value-type="float" office:value="805.739319581868" calcext:value-type="float">
            <text:p>805,739319581868</text:p>
          </table:table-cell>
          <table:table-cell office:value-type="float" office:value="2037.0035609967" calcext:value-type="float">
            <text:p>2037,0035609967</text:p>
          </table:table-cell>
          <table:table-cell office:value-type="float" office:value="3290.9603100771" calcext:value-type="float">
            <text:p>3290,9603100771</text:p>
          </table:table-cell>
        </table:table-row>
        <table:table-row table:style-name="ro1">
          <table:table-cell office:value-type="float" office:value="379.60552177422" calcext:value-type="float">
            <text:p>379,60552177422</text:p>
          </table:table-cell>
          <table:table-cell office:value-type="float" office:value="806.96868966647" calcext:value-type="float">
            <text:p>806,96868966647</text:p>
          </table:table-cell>
          <table:table-cell office:value-type="float" office:value="2040.11155284873" calcext:value-type="float">
            <text:p>2040,11155284873</text:p>
          </table:table-cell>
          <table:table-cell office:value-type="float" office:value="3236.23565974604" calcext:value-type="float">
            <text:p>3236,23565974604</text:p>
          </table:table-cell>
        </table:table-row>
        <table:table-row table:style-name="ro1">
          <table:table-cell office:value-type="float" office:value="373.387303232535" calcext:value-type="float">
            <text:p>373,387303232535</text:p>
          </table:table-cell>
          <table:table-cell office:value-type="float" office:value="817.242350606935" calcext:value-type="float">
            <text:p>817,242350606935</text:p>
          </table:table-cell>
          <table:table-cell office:value-type="float" office:value="2066.08457341704" calcext:value-type="float">
            <text:p>2066,08457341704</text:p>
          </table:table-cell>
          <table:table-cell office:value-type="float" office:value="3163.44975450248" calcext:value-type="float">
            <text:p>3163,44975450248</text:p>
          </table:table-cell>
        </table:table-row>
        <table:table-row table:style-name="ro1">
          <table:table-cell office:value-type="float" office:value="376.626152045061" calcext:value-type="float">
            <text:p>376,626152045061</text:p>
          </table:table-cell>
          <table:table-cell office:value-type="float" office:value="820.553376346686" calcext:value-type="float">
            <text:p>820,553376346686</text:p>
          </table:table-cell>
          <table:table-cell office:value-type="float" office:value="2074.45523506717" calcext:value-type="float">
            <text:p>2074,45523506717</text:p>
          </table:table-cell>
          <table:table-cell office:value-type="float" office:value="3234.0954137223" calcext:value-type="float">
            <text:p>3234,0954137223</text:p>
          </table:table-cell>
        </table:table-row>
        <table:table-row table:style-name="ro1">
          <table:table-cell office:value-type="float" office:value="373.207326119322" calcext:value-type="float">
            <text:p>373,207326119322</text:p>
          </table:table-cell>
          <table:table-cell office:value-type="float" office:value="846.043844191805" calcext:value-type="float">
            <text:p>846,043844191805</text:p>
          </table:table-cell>
          <table:table-cell office:value-type="float" office:value="2138.89812932598" calcext:value-type="float">
            <text:p>2138,89812932598</text:p>
          </table:table-cell>
          <table:table-cell office:value-type="float" office:value="3245.85822444025" calcext:value-type="float">
            <text:p>3245,85822444025</text:p>
          </table:table-cell>
        </table:table-row>
        <table:table-row table:style-name="ro1">
          <table:table-cell office:value-type="float" office:value="372.163876015936" calcext:value-type="float">
            <text:p>372,163876015936</text:p>
          </table:table-cell>
          <table:table-cell office:value-type="float" office:value="817.809803823241" calcext:value-type="float">
            <text:p>817,809803823241</text:p>
          </table:table-cell>
          <table:table-cell office:value-type="float" office:value="2067.51916174384" calcext:value-type="float">
            <text:p>2067,51916174384</text:p>
          </table:table-cell>
          <table:table-cell office:value-type="float" office:value="3240.26791190237" calcext:value-type="float">
            <text:p>3240,26791190237</text:p>
          </table:table-cell>
        </table:table-row>
        <table:table-row table:style-name="ro1">
          <table:table-cell office:value-type="float" office:value="371.72814670651" calcext:value-type="float">
            <text:p>371,72814670651</text:p>
          </table:table-cell>
          <table:table-cell office:value-type="float" office:value="824.026497964845" calcext:value-type="float">
            <text:p>824,026497964845</text:p>
          </table:table-cell>
          <table:table-cell office:value-type="float" office:value="2083.23569412139" calcext:value-type="float">
            <text:p>2083,23569412139</text:p>
          </table:table-cell>
          <table:table-cell office:value-type="float" office:value="3259.14015561024" calcext:value-type="float">
            <text:p>3259,14015561024</text:p>
          </table:table-cell>
        </table:table-row>
      </table:table>
      <table:table table:name="FABRIC-INTERMEDIATE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305.812785560474" calcext:value-type="float">
            <text:p>305,812785560474</text:p>
          </table:table-cell>
          <table:table-cell office:value-type="float" office:value="271.706340737884" calcext:value-type="float">
            <text:p>271,706340737884</text:p>
          </table:table-cell>
          <table:table-cell office:value-type="float" office:value="463.399848720543" calcext:value-type="float">
            <text:p>463,399848720543</text:p>
          </table:table-cell>
          <table:table-cell office:value-type="float" office:value="872.842940444777" calcext:value-type="float">
            <text:p>872,842940444777</text:p>
          </table:table-cell>
        </table:table-row>
        <table:table-row table:style-name="ro1">
          <table:table-cell office:value-type="float" office:value="217.384077077582" calcext:value-type="float">
            <text:p>217,384077077582</text:p>
          </table:table-cell>
          <table:table-cell office:value-type="float" office:value="257.737328107587" calcext:value-type="float">
            <text:p>257,737328107587</text:p>
          </table:table-cell>
          <table:table-cell office:value-type="float" office:value="439.575456834526" calcext:value-type="float">
            <text:p>439,575456834526</text:p>
          </table:table-cell>
          <table:table-cell office:value-type="float" office:value="766.91399476905" calcext:value-type="float">
            <text:p>766,91399476905</text:p>
          </table:table-cell>
        </table:table-row>
        <table:table-row table:style-name="ro1">
          <table:table-cell office:value-type="float" office:value="243.78077394348" calcext:value-type="float">
            <text:p>243,78077394348</text:p>
          </table:table-cell>
          <table:table-cell office:value-type="float" office:value="252.404541866295" calcext:value-type="float">
            <text:p>252,404541866295</text:p>
          </table:table-cell>
          <table:table-cell office:value-type="float" office:value="430.480297955412" calcext:value-type="float">
            <text:p>430,480297955412</text:p>
          </table:table-cell>
          <table:table-cell office:value-type="float" office:value="755.996459119405" calcext:value-type="float">
            <text:p>755,996459119405</text:p>
          </table:table-cell>
        </table:table-row>
        <table:table-row table:style-name="ro1">
          <table:table-cell office:value-type="float" office:value="221.369639263584" calcext:value-type="float">
            <text:p>221,369639263584</text:p>
          </table:table-cell>
          <table:table-cell office:value-type="float" office:value="251.027212461207" calcext:value-type="float">
            <text:p>251,027212461207</text:p>
          </table:table-cell>
          <table:table-cell office:value-type="float" office:value="428.131238907976" calcext:value-type="float">
            <text:p>428,131238907976</text:p>
          </table:table-cell>
          <table:table-cell office:value-type="float" office:value="792.761192880239" calcext:value-type="float">
            <text:p>792,761192880239</text:p>
          </table:table-cell>
        </table:table-row>
        <table:table-row table:style-name="ro1">
          <table:table-cell office:value-type="float" office:value="228.994367354091" calcext:value-type="float">
            <text:p>228,994367354091</text:p>
          </table:table-cell>
          <table:table-cell office:value-type="float" office:value="251.224251159286" calcext:value-type="float">
            <text:p>251,224251159286</text:p>
          </table:table-cell>
          <table:table-cell office:value-type="float" office:value="428.467291804769" calcext:value-type="float">
            <text:p>428,467291804769</text:p>
          </table:table-cell>
          <table:table-cell office:value-type="float" office:value="720.157600435413" calcext:value-type="float">
            <text:p>720,157600435413</text:p>
          </table:table-cell>
        </table:table-row>
        <table:table-row table:style-name="ro1">
          <table:table-cell office:value-type="float" office:value="221.719698718552" calcext:value-type="float">
            <text:p>221,719698718552</text:p>
          </table:table-cell>
          <table:table-cell office:value-type="float" office:value="264.539464945185" calcext:value-type="float">
            <text:p>264,539464945185</text:p>
          </table:table-cell>
          <table:table-cell office:value-type="float" office:value="451.176618489271" calcext:value-type="float">
            <text:p>451,176618489271</text:p>
          </table:table-cell>
          <table:table-cell office:value-type="float" office:value="747.563342792899" calcext:value-type="float">
            <text:p>747,563342792899</text:p>
          </table:table-cell>
        </table:table-row>
        <table:table-row table:style-name="ro1">
          <table:table-cell office:value-type="float" office:value="221.347849638142" calcext:value-type="float">
            <text:p>221,347849638142</text:p>
          </table:table-cell>
          <table:table-cell office:value-type="float" office:value="265.272905479508" calcext:value-type="float">
            <text:p>265,272905479508</text:p>
          </table:table-cell>
          <table:table-cell office:value-type="float" office:value="452.427513966085" calcext:value-type="float">
            <text:p>452,427513966085</text:p>
          </table:table-cell>
          <table:table-cell office:value-type="float" office:value="712.687041739751" calcext:value-type="float">
            <text:p>712,687041739751</text:p>
          </table:table-cell>
        </table:table-row>
        <table:table-row table:style-name="ro1">
          <table:table-cell office:value-type="float" office:value="223.743074216972" calcext:value-type="float">
            <text:p>223,743074216972</text:p>
          </table:table-cell>
          <table:table-cell office:value-type="float" office:value="262.294127384585" calcext:value-type="float">
            <text:p>262,294127384585</text:p>
          </table:table-cell>
          <table:table-cell office:value-type="float" office:value="447.347156566951" calcext:value-type="float">
            <text:p>447,347156566951</text:p>
          </table:table-cell>
          <table:table-cell office:value-type="float" office:value="674.940806176693" calcext:value-type="float">
            <text:p>674,940806176693</text:p>
          </table:table-cell>
        </table:table-row>
        <table:table-row table:style-name="ro1">
          <table:table-cell office:value-type="float" office:value="234.869430636716" calcext:value-type="float">
            <text:p>234,869430636716</text:p>
          </table:table-cell>
          <table:table-cell office:value-type="float" office:value="268.954413203444" calcext:value-type="float">
            <text:p>268,954413203444</text:p>
          </table:table-cell>
          <table:table-cell office:value-type="float" office:value="458.706388863529" calcext:value-type="float">
            <text:p>458,706388863529</text:p>
          </table:table-cell>
          <table:table-cell office:value-type="float" office:value="1016.97373744769" calcext:value-type="float">
            <text:p>1016,97373744769</text:p>
          </table:table-cell>
        </table:table-row>
        <table:table-row table:style-name="ro1">
          <table:table-cell office:value-type="float" office:value="223.185369622137" calcext:value-type="float">
            <text:p>223,185369622137</text:p>
          </table:table-cell>
          <table:table-cell office:value-type="float" office:value="257.380427910244" calcext:value-type="float">
            <text:p>257,380427910244</text:p>
          </table:table-cell>
          <table:table-cell office:value-type="float" office:value="438.966757394506" calcext:value-type="float">
            <text:p>438,966757394506</text:p>
          </table:table-cell>
          <table:table-cell office:value-type="float" office:value="788.744077701295" calcext:value-type="float">
            <text:p>788,744077701295</text:p>
          </table:table-cell>
        </table:table-row>
        <table:table-row table:style-name="ro1">
          <table:table-cell office:value-type="float" office:value="219.540700930384" calcext:value-type="float">
            <text:p>219,540700930384</text:p>
          </table:table-cell>
          <table:table-cell office:value-type="float" office:value="246.032833412657" calcext:value-type="float">
            <text:p>246,032833412657</text:p>
          </table:table-cell>
          <table:table-cell office:value-type="float" office:value="419.61323933069" calcext:value-type="float">
            <text:p>419,61323933069</text:p>
          </table:table-cell>
          <table:table-cell office:value-type="float" office:value="716.125194157704" calcext:value-type="float">
            <text:p>716,125194157704</text:p>
          </table:table-cell>
        </table:table-row>
        <table:table-row table:style-name="ro1">
          <table:table-cell office:value-type="float" office:value="218.823765451896" calcext:value-type="float">
            <text:p>218,823765451896</text:p>
          </table:table-cell>
          <table:table-cell office:value-type="float" office:value="244.456382712688" calcext:value-type="float">
            <text:p>244,456382712688</text:p>
          </table:table-cell>
          <table:table-cell office:value-type="float" office:value="416.924575481709" calcext:value-type="float">
            <text:p>416,924575481709</text:p>
          </table:table-cell>
          <table:table-cell office:value-type="float" office:value="683.702265781553" calcext:value-type="float">
            <text:p>683,702265781553</text:p>
          </table:table-cell>
        </table:table-row>
        <table:table-row table:style-name="ro1">
          <table:table-cell office:value-type="float" office:value="216.970825463038" calcext:value-type="float">
            <text:p>216,970825463038</text:p>
          </table:table-cell>
          <table:table-cell office:value-type="float" office:value="271.220162488256" calcext:value-type="float">
            <text:p>271,220162488256</text:p>
          </table:table-cell>
          <table:table-cell office:value-type="float" office:value="462.570663333419" calcext:value-type="float">
            <text:p>462,570663333419</text:p>
          </table:table-cell>
          <table:table-cell office:value-type="float" office:value="679.172514764153" calcext:value-type="float">
            <text:p>679,172514764153</text:p>
          </table:table-cell>
        </table:table-row>
        <table:table-row table:style-name="ro1">
          <table:table-cell office:value-type="float" office:value="212.917024221629" calcext:value-type="float">
            <text:p>212,917024221629</text:p>
          </table:table-cell>
          <table:table-cell office:value-type="float" office:value="285.216481036027" calcext:value-type="float">
            <text:p>285,216481036027</text:p>
          </table:table-cell>
          <table:table-cell office:value-type="float" office:value="486.441625932479" calcext:value-type="float">
            <text:p>486,441625932479</text:p>
          </table:table-cell>
          <table:table-cell office:value-type="float" office:value="688.817816788596" calcext:value-type="float">
            <text:p>688,817816788596</text:p>
          </table:table-cell>
        </table:table-row>
        <table:table-row table:style-name="ro1">
          <table:table-cell office:value-type="float" office:value="220.673655469634" calcext:value-type="float">
            <text:p>220,673655469634</text:p>
          </table:table-cell>
          <table:table-cell office:value-type="float" office:value="272.728713702643" calcext:value-type="float">
            <text:p>272,728713702643</text:p>
          </table:table-cell>
          <table:table-cell office:value-type="float" office:value="465.143523439059" calcext:value-type="float">
            <text:p>465,143523439059</text:p>
          </table:table-cell>
          <table:table-cell office:value-type="float" office:value="644.275384950881" calcext:value-type="float">
            <text:p>644,275384950881</text:p>
          </table:table-cell>
        </table:table-row>
        <table:table-row table:style-name="ro1">
          <table:table-cell office:value-type="float" office:value="216.897838085558" calcext:value-type="float">
            <text:p>216,897838085558</text:p>
          </table:table-cell>
          <table:table-cell office:value-type="float" office:value="321.965406798687" calcext:value-type="float">
            <text:p>321,965406798687</text:p>
          </table:table-cell>
          <table:table-cell office:value-type="float" office:value="549.117552422864" calcext:value-type="float">
            <text:p>549,117552422864</text:p>
          </table:table-cell>
          <table:table-cell office:value-type="float" office:value="652.2394656118" calcext:value-type="float">
            <text:p>652,2394656118</text:p>
          </table:table-cell>
        </table:table-row>
        <table:table-row table:style-name="ro1">
          <table:table-cell office:value-type="float" office:value="224.930022849146" calcext:value-type="float">
            <text:p>224,930022849146</text:p>
          </table:table-cell>
          <table:table-cell office:value-type="float" office:value="322.599768072929" calcext:value-type="float">
            <text:p>322,599768072929</text:p>
          </table:table-cell>
          <table:table-cell office:value-type="float" office:value="550.199466513347" calcext:value-type="float">
            <text:p>550,199466513347</text:p>
          </table:table-cell>
          <table:table-cell office:value-type="float" office:value="682.215277978842" calcext:value-type="float">
            <text:p>682,215277978842</text:p>
          </table:table-cell>
        </table:table-row>
        <table:table-row table:style-name="ro1">
          <table:table-cell office:value-type="float" office:value="219.418419624273" calcext:value-type="float">
            <text:p>219,418419624273</text:p>
          </table:table-cell>
          <table:table-cell office:value-type="float" office:value="300.325618705511" calcext:value-type="float">
            <text:p>300,325618705511</text:p>
          </table:table-cell>
          <table:table-cell office:value-type="float" office:value="512.210520730158" calcext:value-type="float">
            <text:p>512,210520730158</text:p>
          </table:table-cell>
          <table:table-cell office:value-type="float" office:value="694.449125269724" calcext:value-type="float">
            <text:p>694,449125269724</text:p>
          </table:table-cell>
        </table:table-row>
        <table:table-row table:style-name="ro1">
          <table:table-cell office:value-type="float" office:value="218.733688613265" calcext:value-type="float">
            <text:p>218,733688613265</text:p>
          </table:table-cell>
          <table:table-cell office:value-type="float" office:value="288.848570899113" calcext:value-type="float">
            <text:p>288,848570899113</text:p>
          </table:table-cell>
          <table:table-cell office:value-type="float" office:value="492.636217816211" calcext:value-type="float">
            <text:p>492,636217816211</text:p>
          </table:table-cell>
          <table:table-cell office:value-type="float" office:value="840.538893208852" calcext:value-type="float">
            <text:p>840,538893208852</text:p>
          </table:table-cell>
        </table:table-row>
        <table:table-row table:style-name="ro1">
          <table:table-cell office:value-type="float" office:value="225.074610668983" calcext:value-type="float">
            <text:p>225,074610668983</text:p>
          </table:table-cell>
          <table:table-cell office:value-type="float" office:value="282.931769877427" calcext:value-type="float">
            <text:p>282,931769877427</text:p>
          </table:table-cell>
          <table:table-cell office:value-type="float" office:value="482.545011659915" calcext:value-type="float">
            <text:p>482,545011659915</text:p>
          </table:table-cell>
          <table:table-cell office:value-type="float" office:value="770.078273978404" calcext:value-type="float">
            <text:p>770,078273978404</text:p>
          </table:table-cell>
        </table:table-row>
        <table:table-row table:style-name="ro1">
          <table:table-cell office:value-type="float" office:value="219.907824162352" calcext:value-type="float">
            <text:p>219,907824162352</text:p>
          </table:table-cell>
          <table:table-cell office:value-type="float" office:value="286.020775384806" calcext:value-type="float">
            <text:p>286,020775384806</text:p>
          </table:table-cell>
          <table:table-cell office:value-type="float" office:value="487.813363811466" calcext:value-type="float">
            <text:p>487,813363811466</text:p>
          </table:table-cell>
          <table:table-cell office:value-type="float" office:value="746.067168720026" calcext:value-type="float">
            <text:p>746,067168720026</text:p>
          </table:table-cell>
        </table:table-row>
        <table:table-row table:style-name="ro1">
          <table:table-cell office:value-type="float" office:value="216.841792487609" calcext:value-type="float">
            <text:p>216,841792487609</text:p>
          </table:table-cell>
          <table:table-cell office:value-type="float" office:value="283.059912175071" calcext:value-type="float">
            <text:p>283,059912175071</text:p>
          </table:table-cell>
          <table:table-cell office:value-type="float" office:value="482.763560557897" calcext:value-type="float">
            <text:p>482,763560557897</text:p>
          </table:table-cell>
          <table:table-cell office:value-type="float" office:value="678.522509135074" calcext:value-type="float">
            <text:p>678,522509135074</text:p>
          </table:table-cell>
        </table:table-row>
        <table:table-row table:style-name="ro1">
          <table:table-cell office:value-type="float" office:value="211.012562221331" calcext:value-type="float">
            <text:p>211,012562221331</text:p>
          </table:table-cell>
          <table:table-cell office:value-type="float" office:value="296.581687702884" calcext:value-type="float">
            <text:p>296,581687702884</text:p>
          </table:table-cell>
          <table:table-cell office:value-type="float" office:value="505.825181854643" calcext:value-type="float">
            <text:p>505,825181854643</text:p>
          </table:table-cell>
          <table:table-cell office:value-type="float" office:value="728.85188906935" calcext:value-type="float">
            <text:p>728,85188906935</text:p>
          </table:table-cell>
        </table:table-row>
        <table:table-row table:style-name="ro1">
          <table:table-cell office:value-type="float" office:value="223.237983203217" calcext:value-type="float">
            <text:p>223,237983203217</text:p>
          </table:table-cell>
          <table:table-cell office:value-type="float" office:value="285.330411601668" calcext:value-type="float">
            <text:p>285,330411601668</text:p>
          </table:table-cell>
          <table:table-cell office:value-type="float" office:value="486.6359364765" calcext:value-type="float">
            <text:p>486,6359364765</text:p>
          </table:table-cell>
          <table:table-cell office:value-type="float" office:value="689.401276668512" calcext:value-type="float">
            <text:p>689,401276668512</text:p>
          </table:table-cell>
        </table:table-row>
        <table:table-row table:style-name="ro1">
          <table:table-cell office:value-type="float" office:value="226.652594295753" calcext:value-type="float">
            <text:p>226,652594295753</text:p>
          </table:table-cell>
          <table:table-cell office:value-type="float" office:value="296.090210780034" calcext:value-type="float">
            <text:p>296,090210780034</text:p>
          </table:table-cell>
          <table:table-cell office:value-type="float" office:value="504.986959488982" calcext:value-type="float">
            <text:p>504,986959488982</text:p>
          </table:table-cell>
          <table:table-cell office:value-type="float" office:value="632.295408289132" calcext:value-type="float">
            <text:p>632,295408289132</text:p>
          </table:table-cell>
        </table:table-row>
        <table:table-row table:style-name="ro1">
          <table:table-cell office:value-type="float" office:value="242.810520833965" calcext:value-type="float">
            <text:p>242,810520833965</text:p>
          </table:table-cell>
          <table:table-cell office:value-type="float" office:value="303.888065619402" calcext:value-type="float">
            <text:p>303,888065619402</text:p>
          </table:table-cell>
          <table:table-cell office:value-type="float" office:value="518.286335363298" calcext:value-type="float">
            <text:p>518,286335363298</text:p>
          </table:table-cell>
          <table:table-cell office:value-type="float" office:value="633.238601962026" calcext:value-type="float">
            <text:p>633,238601962026</text:p>
          </table:table-cell>
        </table:table-row>
        <table:table-row table:style-name="ro1">
          <table:table-cell office:value-type="float" office:value="289.397865374944" calcext:value-type="float">
            <text:p>289,397865374944</text:p>
          </table:table-cell>
          <table:table-cell office:value-type="float" office:value="308.511740154177" calcext:value-type="float">
            <text:p>308,511740154177</text:p>
          </table:table-cell>
          <table:table-cell office:value-type="float" office:value="526.172092000883" calcext:value-type="float">
            <text:p>526,172092000883</text:p>
          </table:table-cell>
          <table:table-cell office:value-type="float" office:value="631.433654002899" calcext:value-type="float">
            <text:p>631,433654002899</text:p>
          </table:table-cell>
        </table:table-row>
        <table:table-row table:style-name="ro1">
          <table:table-cell office:value-type="float" office:value="251.260981633548" calcext:value-type="float">
            <text:p>251,260981633548</text:p>
          </table:table-cell>
          <table:table-cell office:value-type="float" office:value="350.683709401549" calcext:value-type="float">
            <text:p>350,683709401549</text:p>
          </table:table-cell>
          <table:table-cell office:value-type="float" office:value="598.097112655194" calcext:value-type="float">
            <text:p>598,097112655194</text:p>
          </table:table-cell>
          <table:table-cell office:value-type="float" office:value="629.955236182455" calcext:value-type="float">
            <text:p>629,955236182455</text:p>
          </table:table-cell>
        </table:table-row>
        <table:table-row table:style-name="ro1">
          <table:table-cell office:value-type="float" office:value="244.318146477166" calcext:value-type="float">
            <text:p>244,318146477166</text:p>
          </table:table-cell>
          <table:table-cell office:value-type="float" office:value="392.953453725013" calcext:value-type="float">
            <text:p>392,953453725013</text:p>
          </table:table-cell>
          <table:table-cell office:value-type="float" office:value="670.188890387557" calcext:value-type="float">
            <text:p>670,188890387557</text:p>
          </table:table-cell>
          <table:table-cell office:value-type="float" office:value="639.216612862079" calcext:value-type="float">
            <text:p>639,216612862079</text:p>
          </table:table-cell>
        </table:table-row>
        <table:table-row table:style-name="ro1">
          <table:table-cell office:value-type="float" office:value="248.794737711767" calcext:value-type="float">
            <text:p>248,794737711767</text:p>
          </table:table-cell>
          <table:table-cell office:value-type="float" office:value="315.348090757398" calcext:value-type="float">
            <text:p>315,348090757398</text:p>
          </table:table-cell>
          <table:table-cell office:value-type="float" office:value="537.83160582279" calcext:value-type="float">
            <text:p>537,83160582279</text:p>
          </table:table-cell>
          <table:table-cell office:value-type="float" office:value="642.660026061285" calcext:value-type="float">
            <text:p>642,660026061285</text:p>
          </table:table-cell>
        </table:table-row>
        <table:table-row table:style-name="ro1">
          <table:table-cell office:value-type="float" office:value="248.924749888681" calcext:value-type="float">
            <text:p>248,924749888681</text:p>
          </table:table-cell>
          <table:table-cell office:value-type="float" office:value="299.02675654236" calcext:value-type="float">
            <text:p>299,02675654236</text:p>
          </table:table-cell>
          <table:table-cell office:value-type="float" office:value="509.995288916729" calcext:value-type="float">
            <text:p>509,995288916729</text:p>
          </table:table-cell>
          <table:table-cell office:value-type="float" office:value="646.428576050232" calcext:value-type="float">
            <text:p>646,428576050232</text:p>
          </table:table-cell>
        </table:table-row>
        <table:table-row table:style-name="ro1">
          <table:table-cell office:value-type="float" office:value="237.615093507988" calcext:value-type="float">
            <text:p>237,615093507988</text:p>
          </table:table-cell>
          <table:table-cell office:value-type="float" office:value="299.08654641832" calcext:value-type="float">
            <text:p>299,08654641832</text:p>
          </table:table-cell>
          <table:table-cell office:value-type="float" office:value="510.097261581038" calcext:value-type="float">
            <text:p>510,097261581038</text:p>
          </table:table-cell>
          <table:table-cell office:value-type="float" office:value="656.389149785947" calcext:value-type="float">
            <text:p>656,389149785947</text:p>
          </table:table-cell>
        </table:table-row>
        <table:table-row table:style-name="ro1">
          <table:table-cell office:value-type="float" office:value="237.71527056081" calcext:value-type="float">
            <text:p>237,71527056081</text:p>
          </table:table-cell>
          <table:table-cell office:value-type="float" office:value="302.884390504803" calcext:value-type="float">
            <text:p>302,884390504803</text:p>
          </table:table-cell>
          <table:table-cell office:value-type="float" office:value="516.574550150606" calcext:value-type="float">
            <text:p>516,574550150606</text:p>
          </table:table-cell>
          <table:table-cell office:value-type="float" office:value="664.29239206296" calcext:value-type="float">
            <text:p>664,29239206296</text:p>
          </table:table-cell>
        </table:table-row>
        <table:table-row table:style-name="ro1">
          <table:table-cell office:value-type="float" office:value="231.198782624719" calcext:value-type="float">
            <text:p>231,198782624719</text:p>
          </table:table-cell>
          <table:table-cell office:value-type="float" office:value="351.740275647217" calcext:value-type="float">
            <text:p>351,740275647217</text:p>
          </table:table-cell>
          <table:table-cell office:value-type="float" office:value="599.89910460384" calcext:value-type="float">
            <text:p>599,89910460384</text:p>
          </table:table-cell>
          <table:table-cell office:value-type="float" office:value="638.0427085002" calcext:value-type="float">
            <text:p>638,0427085002</text:p>
          </table:table-cell>
        </table:table-row>
        <table:table-row table:style-name="ro1">
          <table:table-cell office:value-type="float" office:value="229.979497894542" calcext:value-type="float">
            <text:p>229,979497894542</text:p>
          </table:table-cell>
          <table:table-cell office:value-type="float" office:value="305.603927400013" calcext:value-type="float">
            <text:p>305,603927400013</text:p>
          </table:table-cell>
          <table:table-cell office:value-type="float" office:value="521.212767213953" calcext:value-type="float">
            <text:p>521,212767213953</text:p>
          </table:table-cell>
          <table:table-cell office:value-type="float" office:value="632.138759389388" calcext:value-type="float">
            <text:p>632,138759389388</text:p>
          </table:table-cell>
        </table:table-row>
        <table:table-row table:style-name="ro1">
          <table:table-cell office:value-type="float" office:value="232.486810459499" calcext:value-type="float">
            <text:p>232,486810459499</text:p>
          </table:table-cell>
          <table:table-cell office:value-type="float" office:value="319.940635590363" calcext:value-type="float">
            <text:p>319,940635590363</text:p>
          </table:table-cell>
          <table:table-cell office:value-type="float" office:value="545.664270217219" calcext:value-type="float">
            <text:p>545,664270217219</text:p>
          </table:table-cell>
          <table:table-cell office:value-type="float" office:value="634.376774995537" calcext:value-type="float">
            <text:p>634,376774995537</text:p>
          </table:table-cell>
        </table:table-row>
        <table:table-row table:style-name="ro1">
          <table:table-cell office:value-type="float" office:value="226.808550476459" calcext:value-type="float">
            <text:p>226,808550476459</text:p>
          </table:table-cell>
          <table:table-cell office:value-type="float" office:value="299.733781099916" calcext:value-type="float">
            <text:p>299,733781099916</text:p>
          </table:table-cell>
          <table:table-cell office:value-type="float" office:value="511.201131489719" calcext:value-type="float">
            <text:p>511,201131489719</text:p>
          </table:table-cell>
          <table:table-cell office:value-type="float" office:value="633.21198544851" calcext:value-type="float">
            <text:p>633,21198544851</text:p>
          </table:table-cell>
        </table:table-row>
        <table:table-row table:style-name="ro1">
          <table:table-cell office:value-type="float" office:value="224.118419524625" calcext:value-type="float">
            <text:p>224,118419524625</text:p>
          </table:table-cell>
          <table:table-cell office:value-type="float" office:value="303.333254991908" calcext:value-type="float">
            <text:p>303,333254991908</text:p>
          </table:table-cell>
          <table:table-cell office:value-type="float" office:value="517.340096272406" calcext:value-type="float">
            <text:p>517,340096272406</text:p>
          </table:table-cell>
          <table:table-cell office:value-type="float" office:value="629.056473331063" calcext:value-type="float">
            <text:p>629,056473331063</text:p>
          </table:table-cell>
        </table:table-row>
        <table:table-row table:style-name="ro1">
          <table:table-cell office:value-type="float" office:value="219.003716866474" calcext:value-type="float">
            <text:p>219,003716866474</text:p>
          </table:table-cell>
          <table:table-cell office:value-type="float" office:value="375.127967923786" calcext:value-type="float">
            <text:p>375,127967923786</text:p>
          </table:table-cell>
          <table:table-cell office:value-type="float" office:value="639.787217017602" calcext:value-type="float">
            <text:p>639,787217017602</text:p>
          </table:table-cell>
          <table:table-cell office:value-type="float" office:value="652.097844323194" calcext:value-type="float">
            <text:p>652,097844323194</text:p>
          </table:table-cell>
        </table:table-row>
        <table:table-row table:style-name="ro1">
          <table:table-cell office:value-type="float" office:value="230.388630444199" calcext:value-type="float">
            <text:p>230,388630444199</text:p>
          </table:table-cell>
          <table:table-cell office:value-type="float" office:value="327.525460119294" calcext:value-type="float">
            <text:p>327,525460119294</text:p>
          </table:table-cell>
          <table:table-cell office:value-type="float" office:value="558.600319224148" calcext:value-type="float">
            <text:p>558,600319224148</text:p>
          </table:table-cell>
          <table:table-cell office:value-type="float" office:value="804.280534152692" calcext:value-type="float">
            <text:p>804,280534152692</text:p>
          </table:table-cell>
        </table:table-row>
        <table:table-row table:style-name="ro1">
          <table:table-cell office:value-type="float" office:value="225.247482945071" calcext:value-type="float">
            <text:p>225,247482945071</text:p>
          </table:table-cell>
          <table:table-cell office:value-type="float" office:value="320.728892805725" calcext:value-type="float">
            <text:p>320,728892805725</text:p>
          </table:table-cell>
          <table:table-cell office:value-type="float" office:value="547.008656488661" calcext:value-type="float">
            <text:p>547,008656488661</text:p>
          </table:table-cell>
          <table:table-cell office:value-type="float" office:value="722.913070540046" calcext:value-type="float">
            <text:p>722,913070540046</text:p>
          </table:table-cell>
        </table:table-row>
        <table:table-row table:style-name="ro1">
          <table:table-cell office:value-type="float" office:value="228.428562682535" calcext:value-type="float">
            <text:p>228,428562682535</text:p>
          </table:table-cell>
          <table:table-cell office:value-type="float" office:value="335.197191527596" calcext:value-type="float">
            <text:p>335,197191527596</text:p>
          </table:table-cell>
          <table:table-cell office:value-type="float" office:value="571.684589412238" calcext:value-type="float">
            <text:p>571,684589412238</text:p>
          </table:table-cell>
          <table:table-cell office:value-type="float" office:value="697.123839265009" calcext:value-type="float">
            <text:p>697,123839265009</text:p>
          </table:table-cell>
        </table:table-row>
        <table:table-row table:style-name="ro1">
          <table:table-cell office:value-type="float" office:value="231.338159813765" calcext:value-type="float">
            <text:p>231,338159813765</text:p>
          </table:table-cell>
          <table:table-cell office:value-type="float" office:value="294.423687198021" calcext:value-type="float">
            <text:p>294,423687198021</text:p>
          </table:table-cell>
          <table:table-cell office:value-type="float" office:value="502.144674786694" calcext:value-type="float">
            <text:p>502,144674786694</text:p>
          </table:table-cell>
          <table:table-cell office:value-type="float" office:value="667.47406579061" calcext:value-type="float">
            <text:p>667,47406579061</text:p>
          </table:table-cell>
        </table:table-row>
        <table:table-row table:style-name="ro1">
          <table:table-cell office:value-type="float" office:value="228.663599758932" calcext:value-type="float">
            <text:p>228,663599758932</text:p>
          </table:table-cell>
          <table:table-cell office:value-type="float" office:value="291.31401504659" calcext:value-type="float">
            <text:p>291,31401504659</text:p>
          </table:table-cell>
          <table:table-cell office:value-type="float" office:value="496.841075317391" calcext:value-type="float">
            <text:p>496,841075317391</text:p>
          </table:table-cell>
          <table:table-cell office:value-type="float" office:value="666.121321679084" calcext:value-type="float">
            <text:p>666,121321679084</text:p>
          </table:table-cell>
        </table:table-row>
        <table:table-row table:style-name="ro1">
          <table:table-cell office:value-type="float" office:value="233.532063926042" calcext:value-type="float">
            <text:p>233,532063926042</text:p>
          </table:table-cell>
          <table:table-cell office:value-type="float" office:value="278.368012678002" calcext:value-type="float">
            <text:p>278,368012678002</text:p>
          </table:table-cell>
          <table:table-cell office:value-type="float" office:value="474.761445070827" calcext:value-type="float">
            <text:p>474,761445070827</text:p>
          </table:table-cell>
          <table:table-cell office:value-type="float" office:value="660.653727087885" calcext:value-type="float">
            <text:p>660,653727087885</text:p>
          </table:table-cell>
        </table:table-row>
        <table:table-row table:style-name="ro1">
          <table:table-cell office:value-type="float" office:value="249.314712576747" calcext:value-type="float">
            <text:p>249,314712576747</text:p>
          </table:table-cell>
          <table:table-cell office:value-type="float" office:value="277.392706402033" calcext:value-type="float">
            <text:p>277,392706402033</text:p>
          </table:table-cell>
          <table:table-cell office:value-type="float" office:value="473.098043401536" calcext:value-type="float">
            <text:p>473,098043401536</text:p>
          </table:table-cell>
          <table:table-cell office:value-type="float" office:value="756.722839853139" calcext:value-type="float">
            <text:p>756,722839853139</text:p>
          </table:table-cell>
        </table:table-row>
        <table:table-row table:style-name="ro1">
          <table:table-cell office:value-type="float" office:value="254.872457025524" calcext:value-type="float">
            <text:p>254,872457025524</text:p>
          </table:table-cell>
          <table:table-cell office:value-type="float" office:value="280.843134642185" calcext:value-type="float">
            <text:p>280,843134642185</text:p>
          </table:table-cell>
          <table:table-cell office:value-type="float" office:value="478.982808255258" calcext:value-type="float">
            <text:p>478,982808255258</text:p>
          </table:table-cell>
          <table:table-cell office:value-type="float" office:value="767.636320503008" calcext:value-type="float">
            <text:p>767,636320503008</text:p>
          </table:table-cell>
        </table:table-row>
        <table:table-row table:style-name="ro1">
          <table:table-cell office:value-type="float" office:value="239.42786379144" calcext:value-type="float">
            <text:p>239,42786379144</text:p>
          </table:table-cell>
          <table:table-cell office:value-type="float" office:value="292.372044800748" calcext:value-type="float">
            <text:p>292,372044800748</text:p>
          </table:table-cell>
          <table:table-cell office:value-type="float" office:value="498.645563305" calcext:value-type="float">
            <text:p>498,645563305</text:p>
          </table:table-cell>
          <table:table-cell office:value-type="float" office:value="866.882065042327" calcext:value-type="float">
            <text:p>866,882065042327</text:p>
          </table:table-cell>
        </table:table-row>
        <table:table-row table:style-name="ro1">
          <table:table-cell office:value-type="float" office:value="235.643317074204" calcext:value-type="float">
            <text:p>235,643317074204</text:p>
          </table:table-cell>
          <table:table-cell office:value-type="float" office:value="294.742538465007" calcext:value-type="float">
            <text:p>294,742538465007</text:p>
          </table:table-cell>
          <table:table-cell office:value-type="float" office:value="502.688481119974" calcext:value-type="float">
            <text:p>502,688481119974</text:p>
          </table:table-cell>
          <table:table-cell office:value-type="float" office:value="999.445521730617" calcext:value-type="float">
            <text:p>999,445521730617</text:p>
          </table:table-cell>
        </table:table-row>
        <table:table-row table:style-name="ro1">
          <table:table-cell office:value-type="float" office:value="225.975212105315" calcext:value-type="float">
            <text:p>225,975212105315</text:p>
          </table:table-cell>
          <table:table-cell office:value-type="float" office:value="280.958967995942" calcext:value-type="float">
            <text:p>280,958967995942</text:p>
          </table:table-cell>
          <table:table-cell office:value-type="float" office:value="479.180364037217" calcext:value-type="float">
            <text:p>479,180364037217</text:p>
          </table:table-cell>
          <table:table-cell office:value-type="float" office:value="844.850629970463" calcext:value-type="float">
            <text:p>844,850629970463</text:p>
          </table:table-cell>
        </table:table-row>
        <table:table-row table:style-name="ro1">
          <table:table-cell office:value-type="float" office:value="227.331334523654" calcext:value-type="float">
            <text:p>227,331334523654</text:p>
          </table:table-cell>
          <table:table-cell office:value-type="float" office:value="273.272351140888" calcext:value-type="float">
            <text:p>273,272351140888</text:p>
          </table:table-cell>
          <table:table-cell office:value-type="float" office:value="466.070706463046" calcext:value-type="float">
            <text:p>466,070706463046</text:p>
          </table:table-cell>
          <table:table-cell office:value-type="float" office:value="796.055709907893" calcext:value-type="float">
            <text:p>796,055709907893</text:p>
          </table:table-cell>
        </table:table-row>
        <table:table-row table:style-name="ro1">
          <table:table-cell office:value-type="float" office:value="235.018570937731" calcext:value-type="float">
            <text:p>235,018570937731</text:p>
          </table:table-cell>
          <table:table-cell office:value-type="float" office:value="277.206827236196" calcext:value-type="float">
            <text:p>277,206827236196</text:p>
          </table:table-cell>
          <table:table-cell office:value-type="float" office:value="472.781023279388" calcext:value-type="float">
            <text:p>472,781023279388</text:p>
          </table:table-cell>
          <table:table-cell office:value-type="float" office:value="754.590749932284" calcext:value-type="float">
            <text:p>754,590749932284</text:p>
          </table:table-cell>
        </table:table-row>
        <table:table-row table:style-name="ro1">
          <table:table-cell office:value-type="float" office:value="223.756612871314" calcext:value-type="float">
            <text:p>223,756612871314</text:p>
          </table:table-cell>
          <table:table-cell office:value-type="float" office:value="266.123513140609" calcext:value-type="float">
            <text:p>266,123513140609</text:p>
          </table:table-cell>
          <table:table-cell office:value-type="float" office:value="453.878239997742" calcext:value-type="float">
            <text:p>453,878239997742</text:p>
          </table:table-cell>
          <table:table-cell office:value-type="float" office:value="743.767814555264" calcext:value-type="float">
            <text:p>743,767814555264</text:p>
          </table:table-cell>
        </table:table-row>
        <table:table-row table:style-name="ro1">
          <table:table-cell office:value-type="float" office:value="225.380705615304" calcext:value-type="float">
            <text:p>225,380705615304</text:p>
          </table:table-cell>
          <table:table-cell office:value-type="float" office:value="268.453595321526" calcext:value-type="float">
            <text:p>268,453595321526</text:p>
          </table:table-cell>
          <table:table-cell office:value-type="float" office:value="457.852235331127" calcext:value-type="float">
            <text:p>457,852235331127</text:p>
          </table:table-cell>
          <table:table-cell office:value-type="float" office:value="718.404264397003" calcext:value-type="float">
            <text:p>718,404264397003</text:p>
          </table:table-cell>
        </table:table-row>
        <table:table-row table:style-name="ro1">
          <table:table-cell office:value-type="float" office:value="240.41310990907" calcext:value-type="float">
            <text:p>240,41310990907</text:p>
          </table:table-cell>
          <table:table-cell office:value-type="float" office:value="268.404609912593" calcext:value-type="float">
            <text:p>268,404609912593</text:p>
          </table:table-cell>
          <table:table-cell office:value-type="float" office:value="457.768689871616" calcext:value-type="float">
            <text:p>457,768689871616</text:p>
          </table:table-cell>
          <table:table-cell office:value-type="float" office:value="856.291318553101" calcext:value-type="float">
            <text:p>856,291318553101</text:p>
          </table:table-cell>
        </table:table-row>
        <table:table-row table:style-name="ro1">
          <table:table-cell office:value-type="float" office:value="229.573720310798" calcext:value-type="float">
            <text:p>229,573720310798</text:p>
          </table:table-cell>
          <table:table-cell office:value-type="float" office:value="262.816096711238" calcext:value-type="float">
            <text:p>262,816096711238</text:p>
          </table:table-cell>
          <table:table-cell office:value-type="float" office:value="448.237384253029" calcext:value-type="float">
            <text:p>448,237384253029</text:p>
          </table:table-cell>
          <table:table-cell office:value-type="float" office:value="762.115202602835" calcext:value-type="float">
            <text:p>762,115202602835</text:p>
          </table:table-cell>
        </table:table-row>
        <table:table-row table:style-name="ro1">
          <table:table-cell office:value-type="float" office:value="228.33037292511" calcext:value-type="float">
            <text:p>228,33037292511</text:p>
          </table:table-cell>
          <table:table-cell office:value-type="float" office:value="275.481426479725" calcext:value-type="float">
            <text:p>275,481426479725</text:p>
          </table:table-cell>
          <table:table-cell office:value-type="float" office:value="469.838322540938" calcext:value-type="float">
            <text:p>469,838322540938</text:p>
          </table:table-cell>
          <table:table-cell office:value-type="float" office:value="787.293303541208" calcext:value-type="float">
            <text:p>787,293303541208</text:p>
          </table:table-cell>
        </table:table-row>
        <table:table-row table:style-name="ro1">
          <table:table-cell office:value-type="float" office:value="226.420485190015" calcext:value-type="float">
            <text:p>226,420485190015</text:p>
          </table:table-cell>
          <table:table-cell office:value-type="float" office:value="303.169876977444" calcext:value-type="float">
            <text:p>303,169876977444</text:p>
          </table:table-cell>
          <table:table-cell office:value-type="float" office:value="517.061452251875" calcext:value-type="float">
            <text:p>517,061452251875</text:p>
          </table:table-cell>
          <table:table-cell office:value-type="float" office:value="1049.59599046409" calcext:value-type="float">
            <text:p>1049,59599046409</text:p>
          </table:table-cell>
        </table:table-row>
        <table:table-row table:style-name="ro1">
          <table:table-cell office:value-type="float" office:value="244.245576464879" calcext:value-type="float">
            <text:p>244,245576464879</text:p>
          </table:table-cell>
          <table:table-cell office:value-type="float" office:value="288.394935785509" calcext:value-type="float">
            <text:p>288,394935785509</text:p>
          </table:table-cell>
          <table:table-cell office:value-type="float" office:value="491.862535308665" calcext:value-type="float">
            <text:p>491,862535308665</text:p>
          </table:table-cell>
          <table:table-cell office:value-type="float" office:value="774.194825951487" calcext:value-type="float">
            <text:p>774,194825951487</text:p>
          </table:table-cell>
        </table:table-row>
        <table:table-row table:style-name="ro1">
          <table:table-cell office:value-type="float" office:value="233.103469359831" calcext:value-type="float">
            <text:p>233,103469359831</text:p>
          </table:table-cell>
          <table:table-cell office:value-type="float" office:value="295.412834207692" calcext:value-type="float">
            <text:p>295,412834207692</text:p>
          </table:table-cell>
          <table:table-cell office:value-type="float" office:value="503.831682065947" calcext:value-type="float">
            <text:p>503,831682065947</text:p>
          </table:table-cell>
          <table:table-cell office:value-type="float" office:value="769.097776995638" calcext:value-type="float">
            <text:p>769,097776995638</text:p>
          </table:table-cell>
        </table:table-row>
        <table:table-row table:style-name="ro1">
          <table:table-cell office:value-type="float" office:value="228.32418951387" calcext:value-type="float">
            <text:p>228,32418951387</text:p>
          </table:table-cell>
          <table:table-cell office:value-type="float" office:value="291.707566672634" calcext:value-type="float">
            <text:p>291,707566672634</text:p>
          </table:table-cell>
          <table:table-cell office:value-type="float" office:value="497.512284400982" calcext:value-type="float">
            <text:p>497,512284400982</text:p>
          </table:table-cell>
          <table:table-cell office:value-type="float" office:value="1110.09477212075" calcext:value-type="float">
            <text:p>1110,09477212075</text:p>
          </table:table-cell>
        </table:table-row>
        <table:table-row table:style-name="ro1">
          <table:table-cell office:value-type="float" office:value="231.243755228773" calcext:value-type="float">
            <text:p>231,243755228773</text:p>
          </table:table-cell>
          <table:table-cell office:value-type="float" office:value="285.028974486629" calcext:value-type="float">
            <text:p>285,028974486629</text:p>
          </table:table-cell>
          <table:table-cell office:value-type="float" office:value="486.121830279609" calcext:value-type="float">
            <text:p>486,121830279609</text:p>
          </table:table-cell>
          <table:table-cell office:value-type="float" office:value="818.13769849239" calcext:value-type="float">
            <text:p>818,13769849239</text:p>
          </table:table-cell>
        </table:table-row>
        <table:table-row table:style-name="ro1">
          <table:table-cell office:value-type="float" office:value="226.101634949196" calcext:value-type="float">
            <text:p>226,101634949196</text:p>
          </table:table-cell>
          <table:table-cell office:value-type="float" office:value="345.242678197636" calcext:value-type="float">
            <text:p>345,242678197636</text:p>
          </table:table-cell>
          <table:table-cell office:value-type="float" office:value="588.817340126037" calcext:value-type="float">
            <text:p>588,817340126037</text:p>
          </table:table-cell>
          <table:table-cell office:value-type="float" office:value="750.361618145787" calcext:value-type="float">
            <text:p>750,361618145787</text:p>
          </table:table-cell>
        </table:table-row>
        <table:table-row table:style-name="ro1">
          <table:table-cell office:value-type="float" office:value="232.075067777547" calcext:value-type="float">
            <text:p>232,075067777547</text:p>
          </table:table-cell>
          <table:table-cell office:value-type="float" office:value="301.847532681155" calcext:value-type="float">
            <text:p>301,847532681155</text:p>
          </table:table-cell>
          <table:table-cell office:value-type="float" office:value="514.806171255515" calcext:value-type="float">
            <text:p>514,806171255515</text:p>
          </table:table-cell>
          <table:table-cell office:value-type="float" office:value="711.467147972543" calcext:value-type="float">
            <text:p>711,467147972543</text:p>
          </table:table-cell>
        </table:table-row>
        <table:table-row table:style-name="ro1">
          <table:table-cell office:value-type="float" office:value="224.928546020995" calcext:value-type="float">
            <text:p>224,928546020995</text:p>
          </table:table-cell>
          <table:table-cell office:value-type="float" office:value="285.139135893312" calcext:value-type="float">
            <text:p>285,139135893312</text:p>
          </table:table-cell>
          <table:table-cell office:value-type="float" office:value="486.309712458042" calcext:value-type="float">
            <text:p>486,309712458042</text:p>
          </table:table-cell>
          <table:table-cell office:value-type="float" office:value="692.222555657408" calcext:value-type="float">
            <text:p>692,222555657408</text:p>
          </table:table-cell>
        </table:table-row>
        <table:table-row table:style-name="ro1">
          <table:table-cell office:value-type="float" office:value="227.2158883596" calcext:value-type="float">
            <text:p>227,2158883596</text:p>
          </table:table-cell>
          <table:table-cell office:value-type="float" office:value="292.881700630824" calcext:value-type="float">
            <text:p>292,881700630824</text:p>
          </table:table-cell>
          <table:table-cell office:value-type="float" office:value="499.514790110364" calcext:value-type="float">
            <text:p>499,514790110364</text:p>
          </table:table-cell>
          <table:table-cell office:value-type="float" office:value="708.162640820407" calcext:value-type="float">
            <text:p>708,162640820407</text:p>
          </table:table-cell>
        </table:table-row>
        <table:table-row table:style-name="ro1">
          <table:table-cell office:value-type="float" office:value="271.386953902107" calcext:value-type="float">
            <text:p>271,386953902107</text:p>
          </table:table-cell>
          <table:table-cell office:value-type="float" office:value="287.008606831151" calcext:value-type="float">
            <text:p>287,008606831151</text:p>
          </table:table-cell>
          <table:table-cell office:value-type="float" office:value="489.498127374784" calcext:value-type="float">
            <text:p>489,498127374784</text:p>
          </table:table-cell>
          <table:table-cell office:value-type="float" office:value="719.551815730913" calcext:value-type="float">
            <text:p>719,551815730913</text:p>
          </table:table-cell>
        </table:table-row>
        <table:table-row table:style-name="ro1">
          <table:table-cell office:value-type="float" office:value="231.748714612008" calcext:value-type="float">
            <text:p>231,748714612008</text:p>
          </table:table-cell>
          <table:table-cell office:value-type="float" office:value="285.096343649409" calcext:value-type="float">
            <text:p>285,096343649409</text:p>
          </table:table-cell>
          <table:table-cell office:value-type="float" office:value="486.236729548268" calcext:value-type="float">
            <text:p>486,236729548268</text:p>
          </table:table-cell>
          <table:table-cell office:value-type="float" office:value="758.701237271872" calcext:value-type="float">
            <text:p>758,701237271872</text:p>
          </table:table-cell>
        </table:table-row>
        <table:table-row table:style-name="ro1">
          <table:table-cell office:value-type="float" office:value="300.326930500741" calcext:value-type="float">
            <text:p>300,326930500741</text:p>
          </table:table-cell>
          <table:table-cell office:value-type="float" office:value="290.584343671226" calcext:value-type="float">
            <text:p>290,584343671226</text:p>
          </table:table-cell>
          <table:table-cell office:value-type="float" office:value="495.596608206167" calcext:value-type="float">
            <text:p>495,596608206167</text:p>
          </table:table-cell>
          <table:table-cell office:value-type="float" office:value="697.154501845478" calcext:value-type="float">
            <text:p>697,154501845478</text:p>
          </table:table-cell>
        </table:table-row>
        <table:table-row table:style-name="ro1">
          <table:table-cell office:value-type="float" office:value="269.078618141472" calcext:value-type="float">
            <text:p>269,078618141472</text:p>
          </table:table-cell>
          <table:table-cell office:value-type="float" office:value="292.972547375112" calcext:value-type="float">
            <text:p>292,972547375112</text:p>
          </table:table-cell>
          <table:table-cell office:value-type="float" office:value="499.66973079907" calcext:value-type="float">
            <text:p>499,66973079907</text:p>
          </table:table-cell>
          <table:table-cell office:value-type="float" office:value="701.763780862324" calcext:value-type="float">
            <text:p>701,763780862324</text:p>
          </table:table-cell>
        </table:table-row>
        <table:table-row table:style-name="ro1">
          <table:table-cell office:value-type="float" office:value="250.217792514853" calcext:value-type="float">
            <text:p>250,217792514853</text:p>
          </table:table-cell>
          <table:table-cell office:value-type="float" office:value="392.930251548058" calcext:value-type="float">
            <text:p>392,930251548058</text:p>
          </table:table-cell>
          <table:table-cell office:value-type="float" office:value="670.149318674722" calcext:value-type="float">
            <text:p>670,149318674722</text:p>
          </table:table-cell>
          <table:table-cell office:value-type="float" office:value="723.27563122082" calcext:value-type="float">
            <text:p>723,27563122082</text:p>
          </table:table-cell>
        </table:table-row>
        <table:table-row table:style-name="ro1">
          <table:table-cell office:value-type="float" office:value="254.021833353829" calcext:value-type="float">
            <text:p>254,021833353829</text:p>
          </table:table-cell>
          <table:table-cell office:value-type="float" office:value="308.301188475187" calcext:value-type="float">
            <text:p>308,301188475187</text:p>
          </table:table-cell>
          <table:table-cell office:value-type="float" office:value="525.812992482164" calcext:value-type="float">
            <text:p>525,812992482164</text:p>
          </table:table-cell>
          <table:table-cell office:value-type="float" office:value="690.285663924837" calcext:value-type="float">
            <text:p>690,285663924837</text:p>
          </table:table-cell>
        </table:table-row>
        <table:table-row table:style-name="ro1">
          <table:table-cell office:value-type="float" office:value="240.538970916658" calcext:value-type="float">
            <text:p>240,538970916658</text:p>
          </table:table-cell>
          <table:table-cell office:value-type="float" office:value="298.156392662631" calcext:value-type="float">
            <text:p>298,156392662631</text:p>
          </table:table-cell>
          <table:table-cell office:value-type="float" office:value="508.510868313577" calcext:value-type="float">
            <text:p>508,510868313577</text:p>
          </table:table-cell>
          <table:table-cell office:value-type="float" office:value="745.300059362218" calcext:value-type="float">
            <text:p>745,300059362218</text:p>
          </table:table-cell>
        </table:table-row>
        <table:table-row table:style-name="ro1">
          <table:table-cell office:value-type="float" office:value="266.81447483482" calcext:value-type="float">
            <text:p>266,81447483482</text:p>
          </table:table-cell>
          <table:table-cell office:value-type="float" office:value="298.808293271601" calcext:value-type="float">
            <text:p>298,808293271601</text:p>
          </table:table-cell>
          <table:table-cell office:value-type="float" office:value="509.622696041841" calcext:value-type="float">
            <text:p>509,622696041841</text:p>
          </table:table-cell>
          <table:table-cell office:value-type="float" office:value="750.428489904026" calcext:value-type="float">
            <text:p>750,428489904026</text:p>
          </table:table-cell>
        </table:table-row>
        <table:table-row table:style-name="ro1">
          <table:table-cell office:value-type="float" office:value="240.685539612351" calcext:value-type="float">
            <text:p>240,685539612351</text:p>
          </table:table-cell>
          <table:table-cell office:value-type="float" office:value="334.957296855919" calcext:value-type="float">
            <text:p>334,957296855919</text:p>
          </table:table-cell>
          <table:table-cell office:value-type="float" office:value="571.275444913578" calcext:value-type="float">
            <text:p>571,275444913578</text:p>
          </table:table-cell>
          <table:table-cell office:value-type="float" office:value="760.009501437085" calcext:value-type="float">
            <text:p>760,009501437085</text:p>
          </table:table-cell>
        </table:table-row>
        <table:table-row table:style-name="ro1">
          <table:table-cell office:value-type="float" office:value="243.783640915031" calcext:value-type="float">
            <text:p>243,783640915031</text:p>
          </table:table-cell>
          <table:table-cell office:value-type="float" office:value="294.62243749513" calcext:value-type="float">
            <text:p>294,62243749513</text:p>
          </table:table-cell>
          <table:table-cell office:value-type="float" office:value="502.483646845142" calcext:value-type="float">
            <text:p>502,483646845142</text:p>
          </table:table-cell>
          <table:table-cell office:value-type="float" office:value="951.783161116913" calcext:value-type="float">
            <text:p>951,783161116913</text:p>
          </table:table-cell>
        </table:table-row>
        <table:table-row table:style-name="ro1">
          <table:table-cell office:value-type="float" office:value="237.660361477523" calcext:value-type="float">
            <text:p>237,660361477523</text:p>
          </table:table-cell>
          <table:table-cell office:value-type="float" office:value="326.873008703336" calcext:value-type="float">
            <text:p>326,873008703336</text:p>
          </table:table-cell>
          <table:table-cell office:value-type="float" office:value="557.487552085069" calcext:value-type="float">
            <text:p>557,487552085069</text:p>
          </table:table-cell>
          <table:table-cell office:value-type="float" office:value="948.149520232897" calcext:value-type="float">
            <text:p>948,149520232897</text:p>
          </table:table-cell>
        </table:table-row>
        <table:table-row table:style-name="ro1">
          <table:table-cell office:value-type="float" office:value="234.451331175514" calcext:value-type="float">
            <text:p>234,451331175514</text:p>
          </table:table-cell>
          <table:table-cell office:value-type="float" office:value="308.338183588706" calcext:value-type="float">
            <text:p>308,338183588706</text:p>
          </table:table-cell>
          <table:table-cell office:value-type="float" office:value="525.876088286117" calcext:value-type="float">
            <text:p>525,876088286117</text:p>
          </table:table-cell>
          <table:table-cell office:value-type="float" office:value="839.937324274159" calcext:value-type="float">
            <text:p>839,937324274159</text:p>
          </table:table-cell>
        </table:table-row>
        <table:table-row table:style-name="ro1">
          <table:table-cell office:value-type="float" office:value="227.907765931486" calcext:value-type="float">
            <text:p>227,907765931486</text:p>
          </table:table-cell>
          <table:table-cell office:value-type="float" office:value="298.688688483336" calcext:value-type="float">
            <text:p>298,688688483336</text:p>
          </table:table-cell>
          <table:table-cell office:value-type="float" office:value="509.418708013304" calcext:value-type="float">
            <text:p>509,418708013304</text:p>
          </table:table-cell>
          <table:table-cell office:value-type="float" office:value="813.000001295402" calcext:value-type="float">
            <text:p>813,000001295402</text:p>
          </table:table-cell>
        </table:table-row>
        <table:table-row table:style-name="ro1">
          <table:table-cell office:value-type="float" office:value="231.714317375929" calcext:value-type="float">
            <text:p>231,714317375929</text:p>
          </table:table-cell>
          <table:table-cell office:value-type="float" office:value="314.922717507749" calcext:value-type="float">
            <text:p>314,922717507749</text:p>
          </table:table-cell>
          <table:table-cell office:value-type="float" office:value="537.106124411492" calcext:value-type="float">
            <text:p>537,106124411492</text:p>
          </table:table-cell>
          <table:table-cell office:value-type="float" office:value="741.28070232109" calcext:value-type="float">
            <text:p>741,28070232109</text:p>
          </table:table-cell>
        </table:table-row>
        <table:table-row table:style-name="ro1">
          <table:table-cell office:value-type="float" office:value="229.996137885312" calcext:value-type="float">
            <text:p>229,996137885312</text:p>
          </table:table-cell>
          <table:table-cell office:value-type="float" office:value="326.516477228214" calcext:value-type="float">
            <text:p>326,516477228214</text:p>
          </table:table-cell>
          <table:table-cell office:value-type="float" office:value="556.879481507154" calcext:value-type="float">
            <text:p>556,879481507154</text:p>
          </table:table-cell>
          <table:table-cell office:value-type="float" office:value="680.577375438034" calcext:value-type="float">
            <text:p>680,577375438034</text:p>
          </table:table-cell>
        </table:table-row>
        <table:table-row table:style-name="ro1">
          <table:table-cell office:value-type="float" office:value="225.978782175235" calcext:value-type="float">
            <text:p>225,978782175235</text:p>
          </table:table-cell>
          <table:table-cell office:value-type="float" office:value="302.856927539437" calcext:value-type="float">
            <text:p>302,856927539437</text:p>
          </table:table-cell>
          <table:table-cell office:value-type="float" office:value="516.527711589674" calcext:value-type="float">
            <text:p>516,527711589674</text:p>
          </table:table-cell>
          <table:table-cell office:value-type="float" office:value="658.873426198462" calcext:value-type="float">
            <text:p>658,873426198462</text:p>
          </table:table-cell>
        </table:table-row>
        <table:table-row table:style-name="ro1">
          <table:table-cell office:value-type="float" office:value="229.292888744279" calcext:value-type="float">
            <text:p>229,292888744279</text:p>
          </table:table-cell>
          <table:table-cell office:value-type="float" office:value="333.940258980593" calcext:value-type="float">
            <text:p>333,940258980593</text:p>
          </table:table-cell>
          <table:table-cell office:value-type="float" office:value="569.540869282073" calcext:value-type="float">
            <text:p>569,540869282073</text:p>
          </table:table-cell>
          <table:table-cell office:value-type="float" office:value="756.030265664962" calcext:value-type="float">
            <text:p>756,030265664962</text:p>
          </table:table-cell>
        </table:table-row>
        <table:table-row table:style-name="ro1">
          <table:table-cell office:value-type="float" office:value="231.306080554271" calcext:value-type="float">
            <text:p>231,306080554271</text:p>
          </table:table-cell>
          <table:table-cell office:value-type="float" office:value="304.893370394171" calcext:value-type="float">
            <text:p>304,893370394171</text:p>
          </table:table-cell>
          <table:table-cell office:value-type="float" office:value="520.000899989507" calcext:value-type="float">
            <text:p>520,000899989507</text:p>
          </table:table-cell>
          <table:table-cell office:value-type="float" office:value="709.008166178873" calcext:value-type="float">
            <text:p>709,008166178873</text:p>
          </table:table-cell>
        </table:table-row>
        <table:table-row table:style-name="ro1">
          <table:table-cell office:value-type="float" office:value="231.928987076965" calcext:value-type="float">
            <text:p>231,928987076965</text:p>
          </table:table-cell>
          <table:table-cell office:value-type="float" office:value="319.970017276931" calcext:value-type="float">
            <text:p>319,970017276931</text:p>
          </table:table-cell>
          <table:table-cell office:value-type="float" office:value="545.714381190242" calcext:value-type="float">
            <text:p>545,714381190242</text:p>
          </table:table-cell>
          <table:table-cell office:value-type="float" office:value="671.606659125037" calcext:value-type="float">
            <text:p>671,606659125037</text:p>
          </table:table-cell>
        </table:table-row>
        <table:table-row table:style-name="ro1">
          <table:table-cell office:value-type="float" office:value="224.958795298265" calcext:value-type="float">
            <text:p>224,958795298265</text:p>
          </table:table-cell>
          <table:table-cell office:value-type="float" office:value="371.930000494058" calcext:value-type="float">
            <text:p>371,930000494058</text:p>
          </table:table-cell>
          <table:table-cell office:value-type="float" office:value="634.333028428831" calcext:value-type="float">
            <text:p>634,333028428831</text:p>
          </table:table-cell>
          <table:table-cell office:value-type="float" office:value="654.442500152157" calcext:value-type="float">
            <text:p>654,442500152157</text:p>
          </table:table-cell>
        </table:table-row>
        <table:table-row table:style-name="ro1">
          <table:table-cell office:value-type="float" office:value="226.166586459582" calcext:value-type="float">
            <text:p>226,166586459582</text:p>
          </table:table-cell>
          <table:table-cell office:value-type="float" office:value="306.550573501832" calcext:value-type="float">
            <text:p>306,550573501832</text:p>
          </table:table-cell>
          <table:table-cell office:value-type="float" office:value="522.82728846209" calcext:value-type="float">
            <text:p>522,82728846209</text:p>
          </table:table-cell>
          <table:table-cell office:value-type="float" office:value="649.742783044912" calcext:value-type="float">
            <text:p>649,742783044912</text:p>
          </table:table-cell>
        </table:table-row>
        <table:table-row table:style-name="ro1">
          <table:table-cell office:value-type="float" office:value="242.563373773597" calcext:value-type="float">
            <text:p>242,563373773597</text:p>
          </table:table-cell>
          <table:table-cell office:value-type="float" office:value="362.959998699023" calcext:value-type="float">
            <text:p>362,959998699023</text:p>
          </table:table-cell>
          <table:table-cell office:value-type="float" office:value="619.034535712196" calcext:value-type="float">
            <text:p>619,034535712196</text:p>
          </table:table-cell>
          <table:table-cell office:value-type="float" office:value="828.859147247483" calcext:value-type="float">
            <text:p>828,859147247483</text:p>
          </table:table-cell>
        </table:table-row>
        <table:table-row table:style-name="ro1">
          <table:table-cell office:value-type="float" office:value="253.902518543855" calcext:value-type="float">
            <text:p>253,902518543855</text:p>
          </table:table-cell>
          <table:table-cell office:value-type="float" office:value="321.413814523693" calcext:value-type="float">
            <text:p>321,413814523693</text:p>
          </table:table-cell>
          <table:table-cell office:value-type="float" office:value="548.17680228765" calcext:value-type="float">
            <text:p>548,17680228765</text:p>
          </table:table-cell>
          <table:table-cell office:value-type="float" office:value="690.473145108946" calcext:value-type="float">
            <text:p>690,473145108946</text:p>
          </table:table-cell>
        </table:table-row>
        <table:table-row table:style-name="ro1">
          <table:table-cell office:value-type="float" office:value="227.799116383264" calcext:value-type="float">
            <text:p>227,799116383264</text:p>
          </table:table-cell>
          <table:table-cell office:value-type="float" office:value="314.729058761692" calcext:value-type="float">
            <text:p>314,729058761692</text:p>
          </table:table-cell>
          <table:table-cell office:value-type="float" office:value="536.775836081148" calcext:value-type="float">
            <text:p>536,775836081148</text:p>
          </table:table-cell>
          <table:table-cell office:value-type="float" office:value="648.94328281995" calcext:value-type="float">
            <text:p>648,94328281995</text:p>
          </table:table-cell>
        </table:table-row>
        <table:table-row table:style-name="ro1">
          <table:table-cell office:value-type="float" office:value="231.738652922544" calcext:value-type="float">
            <text:p>231,738652922544</text:p>
          </table:table-cell>
          <table:table-cell office:value-type="float" office:value="341.273865428414" calcext:value-type="float">
            <text:p>341,273865428414</text:p>
          </table:table-cell>
          <table:table-cell office:value-type="float" office:value="582.048461520323" calcext:value-type="float">
            <text:p>582,048461520323</text:p>
          </table:table-cell>
          <table:table-cell office:value-type="float" office:value="652.706049522439" calcext:value-type="float">
            <text:p>652,706049522439</text:p>
          </table:table-cell>
        </table:table-row>
        <table:table-row table:style-name="ro1">
          <table:table-cell office:value-type="float" office:value="230.749467528329" calcext:value-type="float">
            <text:p>230,749467528329</text:p>
          </table:table-cell>
          <table:table-cell office:value-type="float" office:value="320.966668463329" calcext:value-type="float">
            <text:p>320,966668463329</text:p>
          </table:table-cell>
          <table:table-cell office:value-type="float" office:value="547.414186972285" calcext:value-type="float">
            <text:p>547,414186972285</text:p>
          </table:table-cell>
          <table:table-cell office:value-type="float" office:value="666.895451367114" calcext:value-type="float">
            <text:p>666,895451367114</text:p>
          </table:table-cell>
        </table:table-row>
        <table:table-row table:style-name="ro1">
          <table:table-cell office:value-type="float" office:value="230.457033235313" calcext:value-type="float">
            <text:p>230,457033235313</text:p>
          </table:table-cell>
          <table:table-cell office:value-type="float" office:value="319.106911758937" calcext:value-type="float">
            <text:p>319,106911758937</text:p>
          </table:table-cell>
          <table:table-cell office:value-type="float" office:value="544.242339848173" calcext:value-type="float">
            <text:p>544,242339848173</text:p>
          </table:table-cell>
          <table:table-cell office:value-type="float" office:value="687.626884109486" calcext:value-type="float">
            <text:p>687,626884109486</text:p>
          </table:table-cell>
        </table:table-row>
        <table:table-row table:style-name="ro1">
          <table:table-cell office:value-type="float" office:value="231.987456599365" calcext:value-type="float">
            <text:p>231,987456599365</text:p>
          </table:table-cell>
          <table:table-cell office:value-type="float" office:value="318.090272194866" calcext:value-type="float">
            <text:p>318,090272194866</text:p>
          </table:table-cell>
          <table:table-cell office:value-type="float" office:value="542.508443543382" calcext:value-type="float">
            <text:p>542,508443543382</text:p>
          </table:table-cell>
          <table:table-cell office:value-type="float" office:value="637.541902719171" calcext:value-type="float">
            <text:p>637,541902719171</text:p>
          </table:table-cell>
        </table:table-row>
        <table:table-row table:style-name="ro1">
          <table:table-cell office:value-type="float" office:value="224.648902336688" calcext:value-type="float">
            <text:p>224,648902336688</text:p>
          </table:table-cell>
          <table:table-cell office:value-type="float" office:value="339.960900784543" calcext:value-type="float">
            <text:p>339,960900784543</text:p>
          </table:table-cell>
          <table:table-cell office:value-type="float" office:value="579.809177682879" calcext:value-type="float">
            <text:p>579,809177682879</text:p>
          </table:table-cell>
          <table:table-cell office:value-type="float" office:value="731.976506996577" calcext:value-type="float">
            <text:p>731,976506996577</text:p>
          </table:table-cell>
        </table:table-row>
        <table:table-row table:style-name="ro1">
          <table:table-cell office:value-type="float" office:value="228.906393388787" calcext:value-type="float">
            <text:p>228,906393388787</text:p>
          </table:table-cell>
          <table:table-cell office:value-type="float" office:value="326.219360078593" calcext:value-type="float">
            <text:p>326,219360078593</text:p>
          </table:table-cell>
          <table:table-cell office:value-type="float" office:value="556.372743085766" calcext:value-type="float">
            <text:p>556,372743085766</text:p>
          </table:table-cell>
          <table:table-cell office:value-type="float" office:value="671.177597354018" calcext:value-type="float">
            <text:p>671,177597354018</text:p>
          </table:table-cell>
        </table:table-row>
        <table:table-row table:style-name="ro1">
          <table:table-cell office:value-type="float" office:value="230.680474006252" calcext:value-type="float">
            <text:p>230,680474006252</text:p>
          </table:table-cell>
          <table:table-cell office:value-type="float" office:value="312.996670494291" calcext:value-type="float">
            <text:p>312,996670494291</text:p>
          </table:table-cell>
          <table:table-cell office:value-type="float" office:value="533.821218022332" calcext:value-type="float">
            <text:p>533,821218022332</text:p>
          </table:table-cell>
          <table:table-cell office:value-type="float" office:value="637.764838349464" calcext:value-type="float">
            <text:p>637,764838349464</text:p>
          </table:table-cell>
        </table:table-row>
        <table:table-row table:style-name="ro1">
          <table:table-cell office:value-type="float" office:value="226.607477218355" calcext:value-type="float">
            <text:p>226,607477218355</text:p>
          </table:table-cell>
          <table:table-cell office:value-type="float" office:value="301.978287897875" calcext:value-type="float">
            <text:p>301,978287897875</text:p>
          </table:table-cell>
          <table:table-cell office:value-type="float" office:value="515.029176532031" calcext:value-type="float">
            <text:p>515,029176532031</text:p>
          </table:table-cell>
          <table:table-cell office:value-type="float" office:value="634.430718094198" calcext:value-type="float">
            <text:p>634,430718094198</text:p>
          </table:table-cell>
        </table:table-row>
        <table:table-row table:style-name="ro1">
          <table:table-cell office:value-type="float" office:value="234.370561560426" calcext:value-type="float">
            <text:p>234,370561560426</text:p>
          </table:table-cell>
          <table:table-cell office:value-type="float" office:value="294.016219728712" calcext:value-type="float">
            <text:p>294,016219728712</text:p>
          </table:table-cell>
          <table:table-cell office:value-type="float" office:value="501.449731992486" calcext:value-type="float">
            <text:p>501,449731992486</text:p>
          </table:table-cell>
          <table:table-cell office:value-type="float" office:value="619.570012943737" calcext:value-type="float">
            <text:p>619,570012943737</text:p>
          </table:table-cell>
        </table:table-row>
        <table:table-row table:style-name="ro1">
          <table:table-cell office:value-type="float" office:value="225.489136849747" calcext:value-type="float">
            <text:p>225,489136849747</text:p>
          </table:table-cell>
          <table:table-cell office:value-type="float" office:value="282.770399348613" calcext:value-type="float">
            <text:p>282,770399348613</text:p>
          </table:table-cell>
          <table:table-cell office:value-type="float" office:value="482.269791440772" calcext:value-type="float">
            <text:p>482,269791440772</text:p>
          </table:table-cell>
          <table:table-cell office:value-type="float" office:value="612.263762095399" calcext:value-type="float">
            <text:p>612,263762095399</text:p>
          </table:table-cell>
        </table:table-row>
        <table:table-row table:style-name="ro1">
          <table:table-cell office:value-type="float" office:value="228.344592204938" calcext:value-type="float">
            <text:p>228,344592204938</text:p>
          </table:table-cell>
          <table:table-cell office:value-type="float" office:value="281.955646495293" calcext:value-type="float">
            <text:p>281,955646495293</text:p>
          </table:table-cell>
          <table:table-cell office:value-type="float" office:value="480.880216401972" calcext:value-type="float">
            <text:p>480,880216401972</text:p>
          </table:table-cell>
          <table:table-cell office:value-type="float" office:value="708.693345520612" calcext:value-type="float">
            <text:p>708,693345520612</text:p>
          </table:table-cell>
        </table:table-row>
        <table:table-row table:style-name="ro1">
          <table:table-cell office:value-type="float" office:value="226.182154146813" calcext:value-type="float">
            <text:p>226,182154146813</text:p>
          </table:table-cell>
          <table:table-cell office:value-type="float" office:value="281.763672035313" calcext:value-type="float">
            <text:p>281,763672035313</text:p>
          </table:table-cell>
          <table:table-cell office:value-type="float" office:value="480.552800650572" calcext:value-type="float">
            <text:p>480,552800650572</text:p>
          </table:table-cell>
          <table:table-cell office:value-type="float" office:value="671.931469909859" calcext:value-type="float">
            <text:p>671,931469909859</text:p>
          </table:table-cell>
        </table:table-row>
        <table:table-row table:style-name="ro1">
          <table:table-cell office:value-type="float" office:value="229.881699817413" calcext:value-type="float">
            <text:p>229,881699817413</text:p>
          </table:table-cell>
          <table:table-cell office:value-type="float" office:value="275.278979857668" calcext:value-type="float">
            <text:p>275,278979857668</text:p>
          </table:table-cell>
          <table:table-cell office:value-type="float" office:value="469.493046336561" calcext:value-type="float">
            <text:p>469,493046336561</text:p>
          </table:table-cell>
          <table:table-cell office:value-type="float" office:value="668.554160339629" calcext:value-type="float">
            <text:p>668,554160339629</text:p>
          </table:table-cell>
        </table:table-row>
        <table:table-row table:style-name="ro1">
          <table:table-cell office:value-type="float" office:value="228.396249057417" calcext:value-type="float">
            <text:p>228,396249057417</text:p>
          </table:table-cell>
          <table:table-cell office:value-type="float" office:value="317.579806086334" calcext:value-type="float">
            <text:p>317,579806086334</text:p>
          </table:table-cell>
          <table:table-cell office:value-type="float" office:value="541.637834794141" calcext:value-type="float">
            <text:p>541,637834794141</text:p>
          </table:table-cell>
          <table:table-cell office:value-type="float" office:value="637.112930264952" calcext:value-type="float">
            <text:p>637,112930264952</text:p>
          </table:table-cell>
        </table:table-row>
        <table:table-row table:style-name="ro1">
          <table:table-cell office:value-type="float" office:value="228.118477092077" calcext:value-type="float">
            <text:p>228,118477092077</text:p>
          </table:table-cell>
          <table:table-cell office:value-type="float" office:value="387.985647701653" calcext:value-type="float">
            <text:p>387,985647701653</text:p>
          </table:table-cell>
          <table:table-cell office:value-type="float" office:value="661.716211562888" calcext:value-type="float">
            <text:p>661,716211562888</text:p>
          </table:table-cell>
          <table:table-cell office:value-type="float" office:value="631.958061844266" calcext:value-type="float">
            <text:p>631,958061844266</text:p>
          </table:table-cell>
        </table:table-row>
        <table:table-row table:style-name="ro1">
          <table:table-cell office:value-type="float" office:value="253.512356804375" calcext:value-type="float">
            <text:p>253,512356804375</text:p>
          </table:table-cell>
          <table:table-cell office:value-type="float" office:value="334.750065951945" calcext:value-type="float">
            <text:p>334,750065951945</text:p>
          </table:table-cell>
          <table:table-cell office:value-type="float" office:value="570.922009033903" calcext:value-type="float">
            <text:p>570,922009033903</text:p>
          </table:table-cell>
          <table:table-cell office:value-type="float" office:value="552.625694181499" calcext:value-type="float">
            <text:p>552,625694181499</text:p>
          </table:table-cell>
        </table:table-row>
        <table:table-row table:style-name="ro1">
          <table:table-cell office:value-type="float" office:value="221.403715450033" calcext:value-type="float">
            <text:p>221,403715450033</text:p>
          </table:table-cell>
          <table:table-cell office:value-type="float" office:value="320.234718749389" calcext:value-type="float">
            <text:p>320,234718749389</text:p>
          </table:table-cell>
          <table:table-cell office:value-type="float" office:value="546.165834115337" calcext:value-type="float">
            <text:p>546,165834115337</text:p>
          </table:table-cell>
          <table:table-cell office:value-type="float" office:value="600.879481765085" calcext:value-type="float">
            <text:p>600,879481765085</text:p>
          </table:table-cell>
        </table:table-row>
        <table:table-row table:style-name="ro1">
          <table:table-cell office:value-type="float" office:value="228.34798248581" calcext:value-type="float">
            <text:p>228,34798248581</text:p>
          </table:table-cell>
          <table:table-cell office:value-type="float" office:value="413.694939275667" calcext:value-type="float">
            <text:p>413,694939275667</text:p>
          </table:table-cell>
          <table:table-cell office:value-type="float" office:value="705.563851606017" calcext:value-type="float">
            <text:p>705,563851606017</text:p>
          </table:table-cell>
          <table:table-cell office:value-type="float" office:value="596.54832745274" calcext:value-type="float">
            <text:p>596,54832745274</text:p>
          </table:table-cell>
        </table:table-row>
        <table:table-row table:style-name="ro1">
          <table:table-cell office:value-type="float" office:value="277.142236853278" calcext:value-type="float">
            <text:p>277,142236853278</text:p>
          </table:table-cell>
          <table:table-cell office:value-type="float" office:value="357.832283378731" calcext:value-type="float">
            <text:p>357,832283378731</text:p>
          </table:table-cell>
          <table:table-cell office:value-type="float" office:value="610.289128824553" calcext:value-type="float">
            <text:p>610,289128824553</text:p>
          </table:table-cell>
          <table:table-cell office:value-type="float" office:value="734.510617918313" calcext:value-type="float">
            <text:p>734,510617918313</text:p>
          </table:table-cell>
        </table:table-row>
        <table:table-row table:style-name="ro1">
          <table:table-cell office:value-type="float" office:value="266.393238721483" calcext:value-type="float">
            <text:p>266,393238721483</text:p>
          </table:table-cell>
          <table:table-cell office:value-type="float" office:value="344.809275000616" calcext:value-type="float">
            <text:p>344,809275000616</text:p>
          </table:table-cell>
          <table:table-cell office:value-type="float" office:value="588.078163501051" calcext:value-type="float">
            <text:p>588,078163501051</text:p>
          </table:table-cell>
          <table:table-cell office:value-type="float" office:value="759.195786383972" calcext:value-type="float">
            <text:p>759,195786383972</text:p>
          </table:table-cell>
        </table:table-row>
        <table:table-row table:style-name="ro1">
          <table:table-cell office:value-type="float" office:value="280.47883614464" calcext:value-type="float">
            <text:p>280,47883614464</text:p>
          </table:table-cell>
          <table:table-cell office:value-type="float" office:value="318.583269526603" calcext:value-type="float">
            <text:p>318,583269526603</text:p>
          </table:table-cell>
          <table:table-cell office:value-type="float" office:value="543.349258992613" calcext:value-type="float">
            <text:p>543,349258992613</text:p>
          </table:table-cell>
          <table:table-cell office:value-type="float" office:value="705.426065761303" calcext:value-type="float">
            <text:p>705,426065761303</text:p>
          </table:table-cell>
        </table:table-row>
        <table:table-row table:style-name="ro1">
          <table:table-cell office:value-type="float" office:value="262.080784006531" calcext:value-type="float">
            <text:p>262,080784006531</text:p>
          </table:table-cell>
          <table:table-cell office:value-type="float" office:value="311.11184524104" calcext:value-type="float">
            <text:p>311,11184524104</text:p>
          </table:table-cell>
          <table:table-cell office:value-type="float" office:value="530.606616055925" calcext:value-type="float">
            <text:p>530,606616055925</text:p>
          </table:table-cell>
          <table:table-cell office:value-type="float" office:value="630.146240928312" calcext:value-type="float">
            <text:p>630,146240928312</text:p>
          </table:table-cell>
        </table:table-row>
        <table:table-row table:style-name="ro1">
          <table:table-cell office:value-type="float" office:value="256.443095040748" calcext:value-type="float">
            <text:p>256,443095040748</text:p>
          </table:table-cell>
          <table:table-cell office:value-type="float" office:value="399.429485486048" calcext:value-type="float">
            <text:p>399,429485486048</text:p>
          </table:table-cell>
          <table:table-cell office:value-type="float" office:value="681.233874211722" calcext:value-type="float">
            <text:p>681,233874211722</text:p>
          </table:table-cell>
          <table:table-cell office:value-type="float" office:value="592.3065930147" calcext:value-type="float">
            <text:p>592,3065930147</text:p>
          </table:table-cell>
        </table:table-row>
        <table:table-row table:style-name="ro1">
          <table:table-cell office:value-type="float" office:value="250.99265815308" calcext:value-type="float">
            <text:p>250,99265815308</text:p>
          </table:table-cell>
          <table:table-cell office:value-type="float" office:value="301.082017878937" calcext:value-type="float">
            <text:p>301,082017878937</text:p>
          </table:table-cell>
          <table:table-cell office:value-type="float" office:value="513.500572561801" calcext:value-type="float">
            <text:p>513,500572561801</text:p>
          </table:table-cell>
          <table:table-cell office:value-type="float" office:value="637.076542453581" calcext:value-type="float">
            <text:p>637,076542453581</text:p>
          </table:table-cell>
        </table:table-row>
        <table:table-row table:style-name="ro1">
          <table:table-cell office:value-type="float" office:value="239.795895592734" calcext:value-type="float">
            <text:p>239,795895592734</text:p>
          </table:table-cell>
          <table:table-cell office:value-type="float" office:value="282.889728733914" calcext:value-type="float">
            <text:p>282,889728733914</text:p>
          </table:table-cell>
          <table:table-cell office:value-type="float" office:value="482.473309764807" calcext:value-type="float">
            <text:p>482,473309764807</text:p>
          </table:table-cell>
          <table:table-cell office:value-type="float" office:value="617.054627363634" calcext:value-type="float">
            <text:p>617,054627363634</text:p>
          </table:table-cell>
        </table:table-row>
        <table:table-row table:style-name="ro1">
          <table:table-cell office:value-type="float" office:value="235.726224877576" calcext:value-type="float">
            <text:p>235,726224877576</text:p>
          </table:table-cell>
          <table:table-cell office:value-type="float" office:value="281.870619642714" calcext:value-type="float">
            <text:p>281,870619642714</text:p>
          </table:table-cell>
          <table:table-cell office:value-type="float" office:value="480.735201638919" calcext:value-type="float">
            <text:p>480,735201638919</text:p>
          </table:table-cell>
          <table:table-cell office:value-type="float" office:value="731.502429375325" calcext:value-type="float">
            <text:p>731,502429375325</text:p>
          </table:table-cell>
        </table:table-row>
        <table:table-row table:style-name="ro1">
          <table:table-cell office:value-type="float" office:value="226.95293924563" calcext:value-type="float">
            <text:p>226,95293924563</text:p>
          </table:table-cell>
          <table:table-cell office:value-type="float" office:value="279.114572434669" calcext:value-type="float">
            <text:p>279,114572434669</text:p>
          </table:table-cell>
          <table:table-cell office:value-type="float" office:value="476.034715607542" calcext:value-type="float">
            <text:p>476,034715607542</text:p>
          </table:table-cell>
          <table:table-cell office:value-type="float" office:value="713.375306376469" calcext:value-type="float">
            <text:p>713,375306376469</text:p>
          </table:table-cell>
        </table:table-row>
        <table:table-row table:style-name="ro1">
          <table:table-cell office:value-type="float" office:value="236.355655125" calcext:value-type="float">
            <text:p>236,355655125</text:p>
          </table:table-cell>
          <table:table-cell office:value-type="float" office:value="275.512298986147" calcext:value-type="float">
            <text:p>275,512298986147</text:p>
          </table:table-cell>
          <table:table-cell office:value-type="float" office:value="469.890976132925" calcext:value-type="float">
            <text:p>469,890976132925</text:p>
          </table:table-cell>
          <table:table-cell office:value-type="float" office:value="665.871653423122" calcext:value-type="float">
            <text:p>665,871653423122</text:p>
          </table:table-cell>
        </table:table-row>
        <table:table-row table:style-name="ro1">
          <table:table-cell office:value-type="float" office:value="236.77187323568" calcext:value-type="float">
            <text:p>236,77187323568</text:p>
          </table:table-cell>
          <table:table-cell office:value-type="float" office:value="264.810628158459" calcext:value-type="float">
            <text:p>264,810628158459</text:p>
          </table:table-cell>
          <table:table-cell office:value-type="float" office:value="451.639092024737" calcext:value-type="float">
            <text:p>451,639092024737</text:p>
          </table:table-cell>
          <table:table-cell office:value-type="float" office:value="640.160891738408" calcext:value-type="float">
            <text:p>640,160891738408</text:p>
          </table:table-cell>
        </table:table-row>
        <table:table-row table:style-name="ro1">
          <table:table-cell office:value-type="float" office:value="229.785279042355" calcext:value-type="float">
            <text:p>229,785279042355</text:p>
          </table:table-cell>
          <table:table-cell office:value-type="float" office:value="270.465991580188" calcext:value-type="float">
            <text:p>270,465991580188</text:p>
          </table:table-cell>
          <table:table-cell office:value-type="float" office:value="461.284411846762" calcext:value-type="float">
            <text:p>461,284411846762</text:p>
          </table:table-cell>
          <table:table-cell office:value-type="float" office:value="649.340342252262" calcext:value-type="float">
            <text:p>649,340342252262</text:p>
          </table:table-cell>
        </table:table-row>
        <table:table-row table:style-name="ro1">
          <table:table-cell office:value-type="float" office:value="229.647080105462" calcext:value-type="float">
            <text:p>229,647080105462</text:p>
          </table:table-cell>
          <table:table-cell office:value-type="float" office:value="265.440029893197" calcext:value-type="float">
            <text:p>265,440029893197</text:p>
          </table:table-cell>
          <table:table-cell office:value-type="float" office:value="452.712547535087" calcext:value-type="float">
            <text:p>452,712547535087</text:p>
          </table:table-cell>
          <table:table-cell office:value-type="float" office:value="684.526689961522" calcext:value-type="float">
            <text:p>684,526689961522</text:p>
          </table:table-cell>
        </table:table-row>
        <table:table-row table:style-name="ro1">
          <table:table-cell office:value-type="float" office:value="233.263348764531" calcext:value-type="float">
            <text:p>233,263348764531</text:p>
          </table:table-cell>
          <table:table-cell office:value-type="float" office:value="282.457099397549" calcext:value-type="float">
            <text:p>282,457099397549</text:p>
          </table:table-cell>
          <table:table-cell office:value-type="float" office:value="481.73545297251" calcext:value-type="float">
            <text:p>481,73545297251</text:p>
          </table:table-cell>
          <table:table-cell office:value-type="float" office:value="675.926532681551" calcext:value-type="float">
            <text:p>675,926532681551</text:p>
          </table:table-cell>
        </table:table-row>
        <table:table-row table:style-name="ro1">
          <table:table-cell office:value-type="float" office:value="225.215766471952" calcext:value-type="float">
            <text:p>225,215766471952</text:p>
          </table:table-cell>
          <table:table-cell office:value-type="float" office:value="290.870367293848" calcext:value-type="float">
            <text:p>290,870367293848</text:p>
          </table:table-cell>
          <table:table-cell office:value-type="float" office:value="496.08442642599" calcext:value-type="float">
            <text:p>496,08442642599</text:p>
          </table:table-cell>
          <table:table-cell office:value-type="float" office:value="655.557499847842" calcext:value-type="float">
            <text:p>655,557499847842</text:p>
          </table:table-cell>
        </table:table-row>
        <table:table-row table:style-name="ro1">
          <table:table-cell office:value-type="float" office:value="229.91773440459" calcext:value-type="float">
            <text:p>229,91773440459</text:p>
          </table:table-cell>
          <table:table-cell office:value-type="float" office:value="289.138948628345" calcext:value-type="float">
            <text:p>289,138948628345</text:p>
          </table:table-cell>
          <table:table-cell office:value-type="float" office:value="493.131462039929" calcext:value-type="float">
            <text:p>493,131462039929</text:p>
          </table:table-cell>
          <table:table-cell office:value-type="float" office:value="612.525269341611" calcext:value-type="float">
            <text:p>612,525269341611</text:p>
          </table:table-cell>
        </table:table-row>
        <table:table-row table:style-name="ro1">
          <table:table-cell office:value-type="float" office:value="225.269603250205" calcext:value-type="float">
            <text:p>225,269603250205</text:p>
          </table:table-cell>
          <table:table-cell office:value-type="float" office:value="278.208501692324" calcext:value-type="float">
            <text:p>278,208501692324</text:p>
          </table:table-cell>
          <table:table-cell office:value-type="float" office:value="474.489396334564" calcext:value-type="float">
            <text:p>474,489396334564</text:p>
          </table:table-cell>
          <table:table-cell office:value-type="float" office:value="619.557459417007" calcext:value-type="float">
            <text:p>619,557459417007</text:p>
          </table:table-cell>
        </table:table-row>
        <table:table-row table:style-name="ro1">
          <table:table-cell office:value-type="float" office:value="236.687549603265" calcext:value-type="float">
            <text:p>236,687549603265</text:p>
          </table:table-cell>
          <table:table-cell office:value-type="float" office:value="281.616242387168" calcext:value-type="float">
            <text:p>281,616242387168</text:p>
          </table:table-cell>
          <table:table-cell office:value-type="float" office:value="480.30135684377" calcext:value-type="float">
            <text:p>480,30135684377</text:p>
          </table:table-cell>
          <table:table-cell office:value-type="float" office:value="610.460890759411" calcext:value-type="float">
            <text:p>610,460890759411</text:p>
          </table:table-cell>
        </table:table-row>
        <table:table-row table:style-name="ro1">
          <table:table-cell office:value-type="float" office:value="229.082062005014" calcext:value-type="float">
            <text:p>229,082062005014</text:p>
          </table:table-cell>
          <table:table-cell office:value-type="float" office:value="283.496815955794" calcext:value-type="float">
            <text:p>283,496815955794</text:p>
          </table:table-cell>
          <table:table-cell office:value-type="float" office:value="483.508707488744" calcext:value-type="float">
            <text:p>483,508707488744</text:p>
          </table:table-cell>
          <table:table-cell office:value-type="float" office:value="603.441740990894" calcext:value-type="float">
            <text:p>603,441740990894</text:p>
          </table:table-cell>
        </table:table-row>
        <table:table-row table:style-name="ro1">
          <table:table-cell office:value-type="float" office:value="234.262178483764" calcext:value-type="float">
            <text:p>234,262178483764</text:p>
          </table:table-cell>
          <table:table-cell office:value-type="float" office:value="272.052834779454" calcext:value-type="float">
            <text:p>272,052834779454</text:p>
          </table:table-cell>
          <table:table-cell office:value-type="float" office:value="463.990800282476" calcext:value-type="float">
            <text:p>463,990800282476</text:p>
          </table:table-cell>
          <table:table-cell office:value-type="float" office:value="604.43116969006" calcext:value-type="float">
            <text:p>604,43116969006</text:p>
          </table:table-cell>
        </table:table-row>
        <table:table-row table:style-name="ro1">
          <table:table-cell office:value-type="float" office:value="265.722470149552" calcext:value-type="float">
            <text:p>265,722470149552</text:p>
          </table:table-cell>
          <table:table-cell office:value-type="float" office:value="242.880394054198" calcext:value-type="float">
            <text:p>242,880394054198</text:p>
          </table:table-cell>
          <table:table-cell office:value-type="float" office:value="414.236699652436" calcext:value-type="float">
            <text:p>414,236699652436</text:p>
          </table:table-cell>
          <table:table-cell office:value-type="float" office:value="592.532931628696" calcext:value-type="float">
            <text:p>592,532931628696</text:p>
          </table:table-cell>
        </table:table-row>
        <table:table-row table:style-name="ro1">
          <table:table-cell office:value-type="float" office:value="236.831443957035" calcext:value-type="float">
            <text:p>236,831443957035</text:p>
          </table:table-cell>
          <table:table-cell office:value-type="float" office:value="276.758522660928" calcext:value-type="float">
            <text:p>276,758522660928</text:p>
          </table:table-cell>
          <table:table-cell office:value-type="float" office:value="472.016432096879" calcext:value-type="float">
            <text:p>472,016432096879</text:p>
          </table:table-cell>
          <table:table-cell office:value-type="float" office:value="599.301448515861" calcext:value-type="float">
            <text:p>599,301448515861</text:p>
          </table:table-cell>
        </table:table-row>
        <table:table-row table:style-name="ro1">
          <table:table-cell office:value-type="float" office:value="228.759323856657" calcext:value-type="float">
            <text:p>228,759323856657</text:p>
          </table:table-cell>
          <table:table-cell office:value-type="float" office:value="341.976360622303" calcext:value-type="float">
            <text:p>341,976360622303</text:p>
          </table:table-cell>
          <table:table-cell office:value-type="float" office:value="583.246579185486" calcext:value-type="float">
            <text:p>583,246579185486</text:p>
          </table:table-cell>
          <table:table-cell office:value-type="float" office:value="535.555398610105" calcext:value-type="float">
            <text:p>535,555398610105</text:p>
          </table:table-cell>
        </table:table-row>
        <table:table-row table:style-name="ro1">
          <table:table-cell office:value-type="float" office:value="227.642884100189" calcext:value-type="float">
            <text:p>227,642884100189</text:p>
          </table:table-cell>
          <table:table-cell office:value-type="float" office:value="313.480472534986" calcext:value-type="float">
            <text:p>313,480472534986</text:p>
          </table:table-cell>
          <table:table-cell office:value-type="float" office:value="534.646350744152" calcext:value-type="float">
            <text:p>534,646350744152</text:p>
          </table:table-cell>
          <table:table-cell office:value-type="float" office:value="591.405204238573" calcext:value-type="float">
            <text:p>591,405204238573</text:p>
          </table:table-cell>
        </table:table-row>
        <table:table-row table:style-name="ro1">
          <table:table-cell office:value-type="float" office:value="225.830640337324" calcext:value-type="float">
            <text:p>225,830640337324</text:p>
          </table:table-cell>
          <table:table-cell office:value-type="float" office:value="285.678512543144" calcext:value-type="float">
            <text:p>285,678512543144</text:p>
          </table:table-cell>
          <table:table-cell office:value-type="float" office:value="487.229628633928" calcext:value-type="float">
            <text:p>487,229628633928</text:p>
          </table:table-cell>
          <table:table-cell office:value-type="float" office:value="587.144757855535" calcext:value-type="float">
            <text:p>587,144757855535</text:p>
          </table:table-cell>
        </table:table-row>
        <table:table-row table:style-name="ro1">
          <table:table-cell office:value-type="float" office:value="232.119013023083" calcext:value-type="float">
            <text:p>232,119013023083</text:p>
          </table:table-cell>
          <table:table-cell office:value-type="float" office:value="289.683949427584" calcext:value-type="float">
            <text:p>289,683949427584</text:p>
          </table:table-cell>
          <table:table-cell office:value-type="float" office:value="494.060970299597" calcext:value-type="float">
            <text:p>494,060970299597</text:p>
          </table:table-cell>
          <table:table-cell office:value-type="float" office:value="576.422563300639" calcext:value-type="float">
            <text:p>576,422563300639</text:p>
          </table:table-cell>
        </table:table-row>
        <table:table-row table:style-name="ro1">
          <table:table-cell office:value-type="float" office:value="226.228661366114" calcext:value-type="float">
            <text:p>226,228661366114</text:p>
          </table:table-cell>
          <table:table-cell office:value-type="float" office:value="254.639197867098" calcext:value-type="float">
            <text:p>254,639197867098</text:p>
          </table:table-cell>
          <table:table-cell office:value-type="float" office:value="434.291542293333" calcext:value-type="float">
            <text:p>434,291542293333</text:p>
          </table:table-cell>
          <table:table-cell office:value-type="float" office:value="582.699773288337" calcext:value-type="float">
            <text:p>582,699773288337</text:p>
          </table:table-cell>
        </table:table-row>
        <table:table-row table:style-name="ro1">
          <table:table-cell office:value-type="float" office:value="228.66926628114" calcext:value-type="float">
            <text:p>228,66926628114</text:p>
          </table:table-cell>
          <table:table-cell office:value-type="float" office:value="273.54825311555" calcext:value-type="float">
            <text:p>273,54825311555</text:p>
          </table:table-cell>
          <table:table-cell office:value-type="float" office:value="466.541262037762" calcext:value-type="float">
            <text:p>466,541262037762</text:p>
          </table:table-cell>
          <table:table-cell office:value-type="float" office:value="607.957933663143" calcext:value-type="float">
            <text:p>607,957933663143</text:p>
          </table:table-cell>
        </table:table-row>
        <table:table-row table:style-name="ro1">
          <table:table-cell office:value-type="float" office:value="226.444644159595" calcext:value-type="float">
            <text:p>226,444644159595</text:p>
          </table:table-cell>
          <table:table-cell office:value-type="float" office:value="269.804074021321" calcext:value-type="float">
            <text:p>269,804074021321</text:p>
          </table:table-cell>
          <table:table-cell office:value-type="float" office:value="460.155500037743" calcext:value-type="float">
            <text:p>460,155500037743</text:p>
          </table:table-cell>
          <table:table-cell office:value-type="float" office:value="598.269661153483" calcext:value-type="float">
            <text:p>598,269661153483</text:p>
          </table:table-cell>
        </table:table-row>
        <table:table-row table:style-name="ro1">
          <table:table-cell office:value-type="float" office:value="219.585076382439" calcext:value-type="float">
            <text:p>219,585076382439</text:p>
          </table:table-cell>
          <table:table-cell office:value-type="float" office:value="266.715464549117" calcext:value-type="float">
            <text:p>266,715464549117</text:p>
          </table:table-cell>
          <table:table-cell office:value-type="float" office:value="454.887823331011" calcext:value-type="float">
            <text:p>454,887823331011</text:p>
          </table:table-cell>
          <table:table-cell office:value-type="float" office:value="641.385501452209" calcext:value-type="float">
            <text:p>641,385501452209</text:p>
          </table:table-cell>
        </table:table-row>
        <table:table-row table:style-name="ro1">
          <table:table-cell office:value-type="float" office:value="229.237565506317" calcext:value-type="float">
            <text:p>229,237565506317</text:p>
          </table:table-cell>
          <table:table-cell office:value-type="float" office:value="271.556860358578" calcext:value-type="float">
            <text:p>271,556860358578</text:p>
          </table:table-cell>
          <table:table-cell office:value-type="float" office:value="463.144907356389" calcext:value-type="float">
            <text:p>463,144907356389</text:p>
          </table:table-cell>
          <table:table-cell office:value-type="float" office:value="702.201528727762" calcext:value-type="float">
            <text:p>702,201528727762</text:p>
          </table:table-cell>
        </table:table-row>
        <table:table-row table:style-name="ro1">
          <table:table-cell office:value-type="float" office:value="239.834228894879" calcext:value-type="float">
            <text:p>239,834228894879</text:p>
          </table:table-cell>
          <table:table-cell office:value-type="float" office:value="270.907859452045" calcext:value-type="float">
            <text:p>270,907859452045</text:p>
          </table:table-cell>
          <table:table-cell office:value-type="float" office:value="462.038025120626" calcext:value-type="float">
            <text:p>462,038025120626</text:p>
          </table:table-cell>
          <table:table-cell office:value-type="float" office:value="636.534829413836" calcext:value-type="float">
            <text:p>636,534829413836</text:p>
          </table:table-cell>
        </table:table-row>
        <table:table-row table:style-name="ro1">
          <table:table-cell office:value-type="float" office:value="221.331957692258" calcext:value-type="float">
            <text:p>221,331957692258</text:p>
          </table:table-cell>
          <table:table-cell office:value-type="float" office:value="275.942481555646" calcext:value-type="float">
            <text:p>275,942481555646</text:p>
          </table:table-cell>
          <table:table-cell office:value-type="float" office:value="470.624659922147" calcext:value-type="float">
            <text:p>470,624659922147</text:p>
          </table:table-cell>
          <table:table-cell office:value-type="float" office:value="557.590442095664" calcext:value-type="float">
            <text:p>557,590442095664</text:p>
          </table:table-cell>
        </table:table-row>
        <table:table-row table:style-name="ro1">
          <table:table-cell office:value-type="float" office:value="228.107237151209" calcext:value-type="float">
            <text:p>228,107237151209</text:p>
          </table:table-cell>
          <table:table-cell office:value-type="float" office:value="298.399050474097" calcext:value-type="float">
            <text:p>298,399050474097</text:p>
          </table:table-cell>
          <table:table-cell office:value-type="float" office:value="508.924725394788" calcext:value-type="float">
            <text:p>508,924725394788</text:p>
          </table:table-cell>
          <table:table-cell office:value-type="float" office:value="641.410264635104" calcext:value-type="float">
            <text:p>641,410264635104</text:p>
          </table:table-cell>
        </table:table-row>
        <table:table-row table:style-name="ro1">
          <table:table-cell office:value-type="float" office:value="225.759794360141" calcext:value-type="float">
            <text:p>225,759794360141</text:p>
          </table:table-cell>
          <table:table-cell office:value-type="float" office:value="296.443309953835" calcext:value-type="float">
            <text:p>296,443309953835</text:p>
          </table:table-cell>
          <table:table-cell office:value-type="float" office:value="505.589176217817" calcext:value-type="float">
            <text:p>505,589176217817</text:p>
          </table:table-cell>
          <table:table-cell office:value-type="float" office:value="620.56490785311" calcext:value-type="float">
            <text:p>620,56490785311</text:p>
          </table:table-cell>
        </table:table-row>
        <table:table-row table:style-name="ro1">
          <table:table-cell office:value-type="float" office:value="228.201156951608" calcext:value-type="float">
            <text:p>228,201156951608</text:p>
          </table:table-cell>
          <table:table-cell office:value-type="float" office:value="296.640193879571" calcext:value-type="float">
            <text:p>296,640193879571</text:p>
          </table:table-cell>
          <table:table-cell office:value-type="float" office:value="505.92496514771" calcext:value-type="float">
            <text:p>505,92496514771</text:p>
          </table:table-cell>
          <table:table-cell office:value-type="float" office:value="613.305124258465" calcext:value-type="float">
            <text:p>613,305124258465</text:p>
          </table:table-cell>
        </table:table-row>
        <table:table-row table:style-name="ro1">
          <table:table-cell office:value-type="float" office:value="223.045183389097" calcext:value-type="float">
            <text:p>223,045183389097</text:p>
          </table:table-cell>
          <table:table-cell office:value-type="float" office:value="296.519678666414" calcext:value-type="float">
            <text:p>296,519678666414</text:p>
          </table:table-cell>
          <table:table-cell office:value-type="float" office:value="505.719424373822" calcext:value-type="float">
            <text:p>505,719424373822</text:p>
          </table:table-cell>
          <table:table-cell office:value-type="float" office:value="602.02150883323" calcext:value-type="float">
            <text:p>602,02150883323</text:p>
          </table:table-cell>
        </table:table-row>
        <table:table-row table:style-name="ro1">
          <table:table-cell office:value-type="float" office:value="227.465851023965" calcext:value-type="float">
            <text:p>227,465851023965</text:p>
          </table:table-cell>
          <table:table-cell office:value-type="float" office:value="286.854829245633" calcext:value-type="float">
            <text:p>286,854829245633</text:p>
          </table:table-cell>
          <table:table-cell office:value-type="float" office:value="489.235857051345" calcext:value-type="float">
            <text:p>489,235857051345</text:p>
          </table:table-cell>
          <table:table-cell office:value-type="float" office:value="603.187517559413" calcext:value-type="float">
            <text:p>603,187517559413</text:p>
          </table:table-cell>
        </table:table-row>
        <table:table-row table:style-name="ro1">
          <table:table-cell office:value-type="float" office:value="222.868240207398" calcext:value-type="float">
            <text:p>222,868240207398</text:p>
          </table:table-cell>
          <table:table-cell office:value-type="float" office:value="283.908075344856" calcext:value-type="float">
            <text:p>283,908075344856</text:p>
          </table:table-cell>
          <table:table-cell office:value-type="float" office:value="484.210117467468" calcext:value-type="float">
            <text:p>484,210117467468</text:p>
          </table:table-cell>
          <table:table-cell office:value-type="float" office:value="633.699558892425" calcext:value-type="float">
            <text:p>633,699558892425</text:p>
          </table:table-cell>
        </table:table-row>
        <table:table-row table:style-name="ro1">
          <table:table-cell office:value-type="float" office:value="232.508905080484" calcext:value-type="float">
            <text:p>232,508905080484</text:p>
          </table:table-cell>
          <table:table-cell office:value-type="float" office:value="280.245001448515" calcext:value-type="float">
            <text:p>280,245001448515</text:p>
          </table:table-cell>
          <table:table-cell office:value-type="float" office:value="477.962681780812" calcext:value-type="float">
            <text:p>477,962681780812</text:p>
          </table:table-cell>
          <table:table-cell office:value-type="float" office:value="621.750727125401" calcext:value-type="float">
            <text:p>621,750727125401</text:p>
          </table:table-cell>
        </table:table-row>
        <table:table-row table:style-name="ro1">
          <table:table-cell office:value-type="float" office:value="268.543030641999" calcext:value-type="float">
            <text:p>268,543030641999</text:p>
          </table:table-cell>
          <table:table-cell office:value-type="float" office:value="281.878399222404" calcext:value-type="float">
            <text:p>281,878399222404</text:p>
          </table:table-cell>
          <table:table-cell office:value-type="float" office:value="480.748469846211" calcext:value-type="float">
            <text:p>480,748469846211</text:p>
          </table:table-cell>
          <table:table-cell office:value-type="float" office:value="610.430612242535" calcext:value-type="float">
            <text:p>610,430612242535</text:p>
          </table:table-cell>
        </table:table-row>
        <table:table-row table:style-name="ro1">
          <table:table-cell office:value-type="float" office:value="230.097807818881" calcext:value-type="float">
            <text:p>230,097807818881</text:p>
          </table:table-cell>
          <table:table-cell office:value-type="float" office:value="282.974662267766" calcext:value-type="float">
            <text:p>282,974662267766</text:p>
          </table:table-cell>
          <table:table-cell office:value-type="float" office:value="482.618165371162" calcext:value-type="float">
            <text:p>482,618165371162</text:p>
          </table:table-cell>
          <table:table-cell office:value-type="float" office:value="608.622024608468" calcext:value-type="float">
            <text:p>608,622024608468</text:p>
          </table:table-cell>
        </table:table-row>
        <table:table-row table:style-name="ro1">
          <table:table-cell office:value-type="float" office:value="229.052368142999" calcext:value-type="float">
            <text:p>229,052368142999</text:p>
          </table:table-cell>
          <table:table-cell office:value-type="float" office:value="277.261755444069" calcext:value-type="float">
            <text:p>277,261755444069</text:p>
          </table:table-cell>
          <table:table-cell office:value-type="float" office:value="472.874704284954" calcext:value-type="float">
            <text:p>472,874704284954</text:p>
          </table:table-cell>
          <table:table-cell office:value-type="float" office:value="608.10212282093" calcext:value-type="float">
            <text:p>608,10212282093</text:p>
          </table:table-cell>
        </table:table-row>
        <table:table-row table:style-name="ro1">
          <table:table-cell office:value-type="float" office:value="255.112714365763" calcext:value-type="float">
            <text:p>255,112714365763</text:p>
          </table:table-cell>
          <table:table-cell office:value-type="float" office:value="357.333479812291" calcext:value-type="float">
            <text:p>357,333479812291</text:p>
          </table:table-cell>
          <table:table-cell office:value-type="float" office:value="609.438410741928" calcext:value-type="float">
            <text:p>609,438410741928</text:p>
          </table:table-cell>
          <table:table-cell office:value-type="float" office:value="605.40857183567" calcext:value-type="float">
            <text:p>605,40857183567</text:p>
          </table:table-cell>
        </table:table-row>
        <table:table-row table:style-name="ro1">
          <table:table-cell office:value-type="float" office:value="323.596560985211" calcext:value-type="float">
            <text:p>323,596560985211</text:p>
          </table:table-cell>
          <table:table-cell office:value-type="float" office:value="448.07240177164" calcext:value-type="float">
            <text:p>448,07240177164</text:p>
          </table:table-cell>
          <table:table-cell office:value-type="float" office:value="764.19520660777" calcext:value-type="float">
            <text:p>764,19520660777</text:p>
          </table:table-cell>
          <table:table-cell office:value-type="float" office:value="607.132111670418" calcext:value-type="float">
            <text:p>607,132111670418</text:p>
          </table:table-cell>
        </table:table-row>
        <table:table-row table:style-name="ro1">
          <table:table-cell office:value-type="float" office:value="259.708861196254" calcext:value-type="float">
            <text:p>259,708861196254</text:p>
          </table:table-cell>
          <table:table-cell office:value-type="float" office:value="359.317379772934" calcext:value-type="float">
            <text:p>359,317379772934</text:p>
          </table:table-cell>
          <table:table-cell office:value-type="float" office:value="612.821986329976" calcext:value-type="float">
            <text:p>612,821986329976</text:p>
          </table:table-cell>
          <table:table-cell office:value-type="float" office:value="624.233998719496" calcext:value-type="float">
            <text:p>624,233998719496</text:p>
          </table:table-cell>
        </table:table-row>
        <table:table-row table:style-name="ro1">
          <table:table-cell office:value-type="float" office:value="251.518643062783" calcext:value-type="float">
            <text:p>251,518643062783</text:p>
          </table:table-cell>
          <table:table-cell office:value-type="float" office:value="421.192328877974" calcext:value-type="float">
            <text:p>421,192328877974</text:p>
          </table:table-cell>
          <table:table-cell office:value-type="float" office:value="718.350778838089" calcext:value-type="float">
            <text:p>718,350778838089</text:p>
          </table:table-cell>
          <table:table-cell office:value-type="float" office:value="605.261194055955" calcext:value-type="float">
            <text:p>605,261194055955</text:p>
          </table:table-cell>
        </table:table-row>
        <table:table-row table:style-name="ro1">
          <table:table-cell office:value-type="float" office:value="246.211635008154" calcext:value-type="float">
            <text:p>246,211635008154</text:p>
          </table:table-cell>
          <table:table-cell office:value-type="float" office:value="359.308293732645" calcext:value-type="float">
            <text:p>359,308293732645</text:p>
          </table:table-cell>
          <table:table-cell office:value-type="float" office:value="612.806489931608" calcext:value-type="float">
            <text:p>612,806489931608</text:p>
          </table:table-cell>
          <table:table-cell office:value-type="float" office:value="603.003439357968" calcext:value-type="float">
            <text:p>603,003439357968</text:p>
          </table:table-cell>
        </table:table-row>
        <table:table-row table:style-name="ro1">
          <table:table-cell office:value-type="float" office:value="239.930871194235" calcext:value-type="float">
            <text:p>239,930871194235</text:p>
          </table:table-cell>
          <table:table-cell office:value-type="float" office:value="364.996304989521" calcext:value-type="float">
            <text:p>364,996304989521</text:p>
          </table:table-cell>
          <table:table-cell office:value-type="float" office:value="622.507491199369" calcext:value-type="float">
            <text:p>622,507491199369</text:p>
          </table:table-cell>
          <table:table-cell office:value-type="float" office:value="902.09378775545" calcext:value-type="float">
            <text:p>902,09378775545</text:p>
          </table:table-cell>
        </table:table-row>
        <table:table-row table:style-name="ro1">
          <table:table-cell office:value-type="float" office:value="237.440888877091" calcext:value-type="float">
            <text:p>237,440888877091</text:p>
          </table:table-cell>
          <table:table-cell office:value-type="float" office:value="390.403854455969" calcext:value-type="float">
            <text:p>390,403854455969</text:p>
          </table:table-cell>
          <table:table-cell office:value-type="float" office:value="665.840504875594" calcext:value-type="float">
            <text:p>665,840504875594</text:p>
          </table:table-cell>
          <table:table-cell office:value-type="float" office:value="670.729162690146" calcext:value-type="float">
            <text:p>670,729162690146</text:p>
          </table:table-cell>
        </table:table-row>
        <table:table-row table:style-name="ro1">
          <table:table-cell office:value-type="float" office:value="232.778862703775" calcext:value-type="float">
            <text:p>232,778862703775</text:p>
          </table:table-cell>
          <table:table-cell office:value-type="float" office:value="306.377738448248" calcext:value-type="float">
            <text:p>306,377738448248</text:p>
          </table:table-cell>
          <table:table-cell office:value-type="float" office:value="522.532515298288" calcext:value-type="float">
            <text:p>522,532515298288</text:p>
          </table:table-cell>
          <table:table-cell office:value-type="float" office:value="630.749752511464" calcext:value-type="float">
            <text:p>630,749752511464</text:p>
          </table:table-cell>
        </table:table-row>
        <table:table-row table:style-name="ro1">
          <table:table-cell office:value-type="float" office:value="232.012543400635" calcext:value-type="float">
            <text:p>232,012543400635</text:p>
          </table:table-cell>
          <table:table-cell office:value-type="float" office:value="308.367364981342" calcext:value-type="float">
            <text:p>308,367364981342</text:p>
          </table:table-cell>
          <table:table-cell office:value-type="float" office:value="525.925857654385" calcext:value-type="float">
            <text:p>525,925857654385</text:p>
          </table:table-cell>
          <table:table-cell office:value-type="float" office:value="762.521818972264" calcext:value-type="float">
            <text:p>762,521818972264</text:p>
          </table:table-cell>
        </table:table-row>
        <table:table-row table:style-name="ro1">
          <table:table-cell office:value-type="float" office:value="230.829826200009" calcext:value-type="float">
            <text:p>230,829826200009</text:p>
          </table:table-cell>
          <table:table-cell office:value-type="float" office:value="263.820827918754" calcext:value-type="float">
            <text:p>263,820827918754</text:p>
          </table:table-cell>
          <table:table-cell office:value-type="float" office:value="449.950970650399" calcext:value-type="float">
            <text:p>449,950970650399</text:p>
          </table:table-cell>
          <table:table-cell office:value-type="float" office:value="706.935521295064" calcext:value-type="float">
            <text:p>706,935521295064</text:p>
          </table:table-cell>
        </table:table-row>
        <table:table-row table:style-name="ro1">
          <table:table-cell office:value-type="float" office:value="224.559621702219" calcext:value-type="float">
            <text:p>224,559621702219</text:p>
          </table:table-cell>
          <table:table-cell office:value-type="float" office:value="287.646268395165" calcext:value-type="float">
            <text:p>287,646268395165</text:p>
          </table:table-cell>
          <table:table-cell office:value-type="float" office:value="490.585670166375" calcext:value-type="float">
            <text:p>490,585670166375</text:p>
          </table:table-cell>
          <table:table-cell office:value-type="float" office:value="640.187325151393" calcext:value-type="float">
            <text:p>640,187325151393</text:p>
          </table:table-cell>
        </table:table-row>
        <table:table-row table:style-name="ro1">
          <table:table-cell office:value-type="float" office:value="236.70860402515" calcext:value-type="float">
            <text:p>236,70860402515</text:p>
          </table:table-cell>
          <table:table-cell office:value-type="float" office:value="280.870010383292" calcext:value-type="float">
            <text:p>280,870010383292</text:p>
          </table:table-cell>
          <table:table-cell office:value-type="float" office:value="479.028645295091" calcext:value-type="float">
            <text:p>479,028645295091</text:p>
          </table:table-cell>
          <table:table-cell office:value-type="float" office:value="648.477141028461" calcext:value-type="float">
            <text:p>648,477141028461</text:p>
          </table:table-cell>
        </table:table-row>
        <table:table-row table:style-name="ro1">
          <table:table-cell office:value-type="float" office:value="220.860666761834" calcext:value-type="float">
            <text:p>220,860666761834</text:p>
          </table:table-cell>
          <table:table-cell office:value-type="float" office:value="281.294457276553" calcext:value-type="float">
            <text:p>281,294457276553</text:p>
          </table:table-cell>
          <table:table-cell office:value-type="float" office:value="479.752546789597" calcext:value-type="float">
            <text:p>479,752546789597</text:p>
          </table:table-cell>
          <table:table-cell office:value-type="float" office:value="635.484477478816" calcext:value-type="float">
            <text:p>635,484477478816</text:p>
          </table:table-cell>
        </table:table-row>
        <table:table-row table:style-name="ro1">
          <table:table-cell office:value-type="float" office:value="229.337944820325" calcext:value-type="float">
            <text:p>229,337944820325</text:p>
          </table:table-cell>
          <table:table-cell office:value-type="float" office:value="279.929609796331" calcext:value-type="float">
            <text:p>279,929609796331</text:p>
          </table:table-cell>
          <table:table-cell office:value-type="float" office:value="477.424775880225" calcext:value-type="float">
            <text:p>477,424775880225</text:p>
          </table:table-cell>
          <table:table-cell office:value-type="float" office:value="610.663600519799" calcext:value-type="float">
            <text:p>610,663600519799</text:p>
          </table:table-cell>
        </table:table-row>
        <table:table-row table:style-name="ro1">
          <table:table-cell office:value-type="float" office:value="232.70635047933" calcext:value-type="float">
            <text:p>232,70635047933</text:p>
          </table:table-cell>
          <table:table-cell office:value-type="float" office:value="285.243425059518" calcext:value-type="float">
            <text:p>285,243425059518</text:p>
          </table:table-cell>
          <table:table-cell office:value-type="float" office:value="486.487579429095" calcext:value-type="float">
            <text:p>486,487579429095</text:p>
          </table:table-cell>
          <table:table-cell office:value-type="float" office:value="618.633526988625" calcext:value-type="float">
            <text:p>618,633526988625</text:p>
          </table:table-cell>
        </table:table-row>
        <table:table-row table:style-name="ro1">
          <table:table-cell office:value-type="float" office:value="239.731721022648" calcext:value-type="float">
            <text:p>239,731721022648</text:p>
          </table:table-cell>
          <table:table-cell office:value-type="float" office:value="282.25232208868" calcext:value-type="float">
            <text:p>282,25232208868</text:p>
          </table:table-cell>
          <table:table-cell office:value-type="float" office:value="481.38620174159" calcext:value-type="float">
            <text:p>481,38620174159</text:p>
          </table:table-cell>
          <table:table-cell office:value-type="float" office:value="596.470916270502" calcext:value-type="float">
            <text:p>596,470916270502</text:p>
          </table:table-cell>
        </table:table-row>
        <table:table-row table:style-name="ro1">
          <table:table-cell office:value-type="float" office:value="232.673786435246" calcext:value-type="float">
            <text:p>232,673786435246</text:p>
          </table:table-cell>
          <table:table-cell office:value-type="float" office:value="297.949348395583" calcext:value-type="float">
            <text:p>297,949348395583</text:p>
          </table:table-cell>
          <table:table-cell office:value-type="float" office:value="508.157750746398" calcext:value-type="float">
            <text:p>508,157750746398</text:p>
          </table:table-cell>
          <table:table-cell office:value-type="float" office:value="539.94730645545" calcext:value-type="float">
            <text:p>539,94730645545</text:p>
          </table:table-cell>
        </table:table-row>
        <table:table-row table:style-name="ro1">
          <table:table-cell office:value-type="float" office:value="260.760246707979" calcext:value-type="float">
            <text:p>260,760246707979</text:p>
          </table:table-cell>
          <table:table-cell office:value-type="float" office:value="295.843164721296" calcext:value-type="float">
            <text:p>295,843164721296</text:p>
          </table:table-cell>
          <table:table-cell office:value-type="float" office:value="504.56561817639" calcext:value-type="float">
            <text:p>504,56561817639</text:p>
          </table:table-cell>
          <table:table-cell office:value-type="float" office:value="597.289298143316" calcext:value-type="float">
            <text:p>597,289298143316</text:p>
          </table:table-cell>
        </table:table-row>
        <table:table-row table:style-name="ro1">
          <table:table-cell office:value-type="float" office:value="239.672211301149" calcext:value-type="float">
            <text:p>239,672211301149</text:p>
          </table:table-cell>
          <table:table-cell office:value-type="float" office:value="299.163010725706" calcext:value-type="float">
            <text:p>299,163010725706</text:p>
          </table:table-cell>
          <table:table-cell office:value-type="float" office:value="510.227672775635" calcext:value-type="float">
            <text:p>510,227672775635</text:p>
          </table:table-cell>
          <table:table-cell office:value-type="float" office:value="589.959217477269" calcext:value-type="float">
            <text:p>589,959217477269</text:p>
          </table:table-cell>
        </table:table-row>
        <table:table-row table:style-name="ro1">
          <table:table-cell office:value-type="float" office:value="231.468236199558" calcext:value-type="float">
            <text:p>231,468236199558</text:p>
          </table:table-cell>
          <table:table-cell office:value-type="float" office:value="279.097144626774" calcext:value-type="float">
            <text:p>279,097144626774</text:p>
          </table:table-cell>
          <table:table-cell office:value-type="float" office:value="476.004992180698" calcext:value-type="float">
            <text:p>476,004992180698</text:p>
          </table:table-cell>
          <table:table-cell office:value-type="float" office:value="596.59824681391" calcext:value-type="float">
            <text:p>596,59824681391</text:p>
          </table:table-cell>
        </table:table-row>
        <table:table-row table:style-name="ro1">
          <table:table-cell office:value-type="float" office:value="241.772690029922" calcext:value-type="float">
            <text:p>241,772690029922</text:p>
          </table:table-cell>
          <table:table-cell office:value-type="float" office:value="282.566441421987" calcext:value-type="float">
            <text:p>282,566441421987</text:p>
          </table:table-cell>
          <table:table-cell office:value-type="float" office:value="481.921937680396" calcext:value-type="float">
            <text:p>481,921937680396</text:p>
          </table:table-cell>
          <table:table-cell office:value-type="float" office:value="655.884757920682" calcext:value-type="float">
            <text:p>655,884757920682</text:p>
          </table:table-cell>
        </table:table-row>
        <table:table-row table:style-name="ro1">
          <table:table-cell office:value-type="float" office:value="243.280578934164" calcext:value-type="float">
            <text:p>243,280578934164</text:p>
          </table:table-cell>
          <table:table-cell office:value-type="float" office:value="281.720360849534" calcext:value-type="float">
            <text:p>281,720360849534</text:p>
          </table:table-cell>
          <table:table-cell office:value-type="float" office:value="480.478932676481" calcext:value-type="float">
            <text:p>480,478932676481</text:p>
          </table:table-cell>
          <table:table-cell office:value-type="float" office:value="649.567971500725" calcext:value-type="float">
            <text:p>649,567971500725</text:p>
          </table:table-cell>
        </table:table-row>
        <table:table-row table:style-name="ro1">
          <table:table-cell office:value-type="float" office:value="238.937358053658" calcext:value-type="float">
            <text:p>238,937358053658</text:p>
          </table:table-cell>
          <table:table-cell office:value-type="float" office:value="277.26304824713" calcext:value-type="float">
            <text:p>277,26304824713</text:p>
          </table:table-cell>
          <table:table-cell office:value-type="float" office:value="472.876909182864" calcext:value-type="float">
            <text:p>472,876909182864</text:p>
          </table:table-cell>
          <table:table-cell office:value-type="float" office:value="636.432306712246" calcext:value-type="float">
            <text:p>636,432306712246</text:p>
          </table:table-cell>
        </table:table-row>
        <table:table-row table:style-name="ro1">
          <table:table-cell office:value-type="float" office:value="236.249663866106" calcext:value-type="float">
            <text:p>236,249663866106</text:p>
          </table:table-cell>
          <table:table-cell office:value-type="float" office:value="277.911789682196" calcext:value-type="float">
            <text:p>277,911789682196</text:p>
          </table:table-cell>
          <table:table-cell office:value-type="float" office:value="473.983348885566" calcext:value-type="float">
            <text:p>473,983348885566</text:p>
          </table:table-cell>
          <table:table-cell office:value-type="float" office:value="657.708301713696" calcext:value-type="float">
            <text:p>657,708301713696</text:p>
          </table:table-cell>
        </table:table-row>
        <table:table-row table:style-name="ro1">
          <table:table-cell office:value-type="float" office:value="243.824815504576" calcext:value-type="float">
            <text:p>243,824815504576</text:p>
          </table:table-cell>
          <table:table-cell office:value-type="float" office:value="266.166617204748" calcext:value-type="float">
            <text:p>266,166617204748</text:p>
          </table:table-cell>
          <table:table-cell office:value-type="float" office:value="453.951754722305" calcext:value-type="float">
            <text:p>453,951754722305</text:p>
          </table:table-cell>
          <table:table-cell office:value-type="float" office:value="561.523054309955" calcext:value-type="float">
            <text:p>561,523054309955</text:p>
          </table:table-cell>
        </table:table-row>
        <table:table-row table:style-name="ro1">
          <table:table-cell office:value-type="float" office:value="240.587773640408" calcext:value-type="float">
            <text:p>240,587773640408</text:p>
          </table:table-cell>
          <table:table-cell office:value-type="float" office:value="273.658808281328" calcext:value-type="float">
            <text:p>273,658808281328</text:p>
          </table:table-cell>
          <table:table-cell office:value-type="float" office:value="466.72981577912" calcext:value-type="float">
            <text:p>466,72981577912</text:p>
          </table:table-cell>
          <table:table-cell office:value-type="float" office:value="621.337264595538" calcext:value-type="float">
            <text:p>621,337264595538</text:p>
          </table:table-cell>
        </table:table-row>
        <table:table-row table:style-name="ro1">
          <table:table-cell office:value-type="float" office:value="241.969114491287" calcext:value-type="float">
            <text:p>241,969114491287</text:p>
          </table:table-cell>
          <table:table-cell office:value-type="float" office:value="335.341557595583" calcext:value-type="float">
            <text:p>335,341557595583</text:p>
          </table:table-cell>
          <table:table-cell office:value-type="float" office:value="571.93080823026" calcext:value-type="float">
            <text:p>571,93080823026</text:p>
          </table:table-cell>
          <table:table-cell office:value-type="float" office:value="610.469259777578" calcext:value-type="float">
            <text:p>610,469259777578</text:p>
          </table:table-cell>
        </table:table-row>
        <table:table-row table:style-name="ro1">
          <table:table-cell office:value-type="float" office:value="240.533464919638" calcext:value-type="float">
            <text:p>240,533464919638</text:p>
          </table:table-cell>
          <table:table-cell office:value-type="float" office:value="305.951113363908" calcext:value-type="float">
            <text:p>305,951113363908</text:p>
          </table:table-cell>
          <table:table-cell office:value-type="float" office:value="521.804898861341" calcext:value-type="float">
            <text:p>521,804898861341</text:p>
          </table:table-cell>
          <table:table-cell office:value-type="float" office:value="723.593761080094" calcext:value-type="float">
            <text:p>723,593761080094</text:p>
          </table:table-cell>
        </table:table-row>
        <table:table-row table:style-name="ro1">
          <table:table-cell office:value-type="float" office:value="248.233514416057" calcext:value-type="float">
            <text:p>248,233514416057</text:p>
          </table:table-cell>
          <table:table-cell office:value-type="float" office:value="300.635832316682" calcext:value-type="float">
            <text:p>300,635832316682</text:p>
          </table:table-cell>
          <table:table-cell office:value-type="float" office:value="512.73959539252" calcext:value-type="float">
            <text:p>512,73959539252</text:p>
          </table:table-cell>
          <table:table-cell office:value-type="float" office:value="686.117562552484" calcext:value-type="float">
            <text:p>686,117562552484</text:p>
          </table:table-cell>
        </table:table-row>
        <table:table-row table:style-name="ro1">
          <table:table-cell office:value-type="float" office:value="241.752656545519" calcext:value-type="float">
            <text:p>241,752656545519</text:p>
          </table:table-cell>
          <table:table-cell office:value-type="float" office:value="292.756685643032" calcext:value-type="float">
            <text:p>292,756685643032</text:p>
          </table:table-cell>
          <table:table-cell office:value-type="float" office:value="499.301574893254" calcext:value-type="float">
            <text:p>499,301574893254</text:p>
          </table:table-cell>
          <table:table-cell office:value-type="float" office:value="683.899518262477" calcext:value-type="float">
            <text:p>683,899518262477</text:p>
          </table:table-cell>
        </table:table-row>
        <table:table-row table:style-name="ro1">
          <table:table-cell office:value-type="float" office:value="236.754350358239" calcext:value-type="float">
            <text:p>236,754350358239</text:p>
          </table:table-cell>
          <table:table-cell office:value-type="float" office:value="279.89751959641" calcext:value-type="float">
            <text:p>279,89751959641</text:p>
          </table:table-cell>
          <table:table-cell office:value-type="float" office:value="477.370045490981" calcext:value-type="float">
            <text:p>477,370045490981</text:p>
          </table:table-cell>
          <table:table-cell office:value-type="float" office:value="825.146916194061" calcext:value-type="float">
            <text:p>825,146916194061</text:p>
          </table:table-cell>
        </table:table-row>
        <table:table-row table:style-name="ro1">
          <table:table-cell office:value-type="float" office:value="243.786979829097" calcext:value-type="float">
            <text:p>243,786979829097</text:p>
          </table:table-cell>
          <table:table-cell office:value-type="float" office:value="276.797131502061" calcext:value-type="float">
            <text:p>276,797131502061</text:p>
          </table:table-cell>
          <table:table-cell office:value-type="float" office:value="472.082280141101" calcext:value-type="float">
            <text:p>472,082280141101</text:p>
          </table:table-cell>
          <table:table-cell office:value-type="float" office:value="695.034451877934" calcext:value-type="float">
            <text:p>695,034451877934</text:p>
          </table:table-cell>
        </table:table-row>
        <table:table-row table:style-name="ro1">
          <table:table-cell office:value-type="float" office:value="241.441999487211" calcext:value-type="float">
            <text:p>241,441999487211</text:p>
          </table:table-cell>
          <table:table-cell office:value-type="float" office:value="271.071310301581" calcext:value-type="float">
            <text:p>271,071310301581</text:p>
          </table:table-cell>
          <table:table-cell office:value-type="float" office:value="462.316793362627" calcext:value-type="float">
            <text:p>462,316793362627</text:p>
          </table:table-cell>
          <table:table-cell office:value-type="float" office:value="654.004064544552" calcext:value-type="float">
            <text:p>654,004064544552</text:p>
          </table:table-cell>
        </table:table-row>
        <table:table-row table:style-name="ro1">
          <table:table-cell office:value-type="float" office:value="243.234447341817" calcext:value-type="float">
            <text:p>243,234447341817</text:p>
          </table:table-cell>
          <table:table-cell office:value-type="float" office:value="273.146528150719" calcext:value-type="float">
            <text:p>273,146528150719</text:p>
          </table:table-cell>
          <table:table-cell office:value-type="float" office:value="465.85611318395" calcext:value-type="float">
            <text:p>465,85611318395</text:p>
          </table:table-cell>
          <table:table-cell office:value-type="float" office:value="647.736755364537" calcext:value-type="float">
            <text:p>647,736755364537</text:p>
          </table:table-cell>
        </table:table-row>
        <table:table-row table:style-name="ro1">
          <table:table-cell office:value-type="float" office:value="238.962152700714" calcext:value-type="float">
            <text:p>238,962152700714</text:p>
          </table:table-cell>
          <table:table-cell office:value-type="float" office:value="268.70241670899" calcext:value-type="float">
            <text:p>268,70241670899</text:p>
          </table:table-cell>
          <table:table-cell office:value-type="float" office:value="458.276604497471" calcext:value-type="float">
            <text:p>458,276604497471</text:p>
          </table:table-cell>
          <table:table-cell office:value-type="float" office:value="622.118155591016" calcext:value-type="float">
            <text:p>622,118155591016</text:p>
          </table:table-cell>
        </table:table-row>
        <table:table-row table:style-name="ro1">
          <table:table-cell office:value-type="float" office:value="235.998311058343" calcext:value-type="float">
            <text:p>235,998311058343</text:p>
          </table:table-cell>
          <table:table-cell office:value-type="float" office:value="265.875941310697" calcext:value-type="float">
            <text:p>265,875941310697</text:p>
          </table:table-cell>
          <table:table-cell office:value-type="float" office:value="453.456001973347" calcext:value-type="float">
            <text:p>453,456001973347</text:p>
          </table:table-cell>
          <table:table-cell office:value-type="float" office:value="609.804092559561" calcext:value-type="float">
            <text:p>609,804092559561</text:p>
          </table:table-cell>
        </table:table-row>
        <table:table-row table:style-name="ro1">
          <table:table-cell office:value-type="float" office:value="248.918678844103" calcext:value-type="float">
            <text:p>248,918678844103</text:p>
          </table:table-cell>
          <table:table-cell office:value-type="float" office:value="269.757619593664" calcext:value-type="float">
            <text:p>269,757619593664</text:p>
          </table:table-cell>
          <table:table-cell office:value-type="float" office:value="460.076271210435" calcext:value-type="float">
            <text:p>460,076271210435</text:p>
          </table:table-cell>
          <table:table-cell office:value-type="float" office:value="611.4471799625" calcext:value-type="float">
            <text:p>611,4471799625</text:p>
          </table:table-cell>
        </table:table-row>
        <table:table-row table:style-name="ro1">
          <table:table-cell office:value-type="float" office:value="288.065410721303" calcext:value-type="float">
            <text:p>288,065410721303</text:p>
          </table:table-cell>
          <table:table-cell office:value-type="float" office:value="263.051045500417" calcext:value-type="float">
            <text:p>263,051045500417</text:p>
          </table:table-cell>
          <table:table-cell office:value-type="float" office:value="448.638093463815" calcext:value-type="float">
            <text:p>448,638093463815</text:p>
          </table:table-cell>
          <table:table-cell office:value-type="float" office:value="598.763848532489" calcext:value-type="float">
            <text:p>598,763848532489</text:p>
          </table:table-cell>
        </table:table-row>
        <table:table-row table:style-name="ro1">
          <table:table-cell office:value-type="float" office:value="244.218727100784" calcext:value-type="float">
            <text:p>244,218727100784</text:p>
          </table:table-cell>
          <table:table-cell office:value-type="float" office:value="268.986011773383" calcext:value-type="float">
            <text:p>268,986011773383</text:p>
          </table:table-cell>
          <table:table-cell office:value-type="float" office:value="458.760280769363" calcext:value-type="float">
            <text:p>458,760280769363</text:p>
          </table:table-cell>
          <table:table-cell office:value-type="float" office:value="592.049252414524" calcext:value-type="float">
            <text:p>592,049252414524</text:p>
          </table:table-cell>
        </table:table-row>
        <table:table-row table:style-name="ro1">
          <table:table-cell office:value-type="float" office:value="246.558981595723" calcext:value-type="float">
            <text:p>246,558981595723</text:p>
          </table:table-cell>
          <table:table-cell office:value-type="float" office:value="290.316050572416" calcext:value-type="float">
            <text:p>290,316050572416</text:p>
          </table:table-cell>
          <table:table-cell office:value-type="float" office:value="495.139029700403" calcext:value-type="float">
            <text:p>495,139029700403</text:p>
          </table:table-cell>
          <table:table-cell office:value-type="float" office:value="600.729259234009" calcext:value-type="float">
            <text:p>600,729259234009</text:p>
          </table:table-cell>
        </table:table-row>
        <table:table-row table:style-name="ro1">
          <table:table-cell office:value-type="float" office:value="243.089955836048" calcext:value-type="float">
            <text:p>243,089955836048</text:p>
          </table:table-cell>
          <table:table-cell office:value-type="float" office:value="310.707958017686" calcext:value-type="float">
            <text:p>310,707958017686</text:p>
          </table:table-cell>
          <table:table-cell office:value-type="float" office:value="529.917779432922" calcext:value-type="float">
            <text:p>529,917779432922</text:p>
          </table:table-cell>
          <table:table-cell office:value-type="float" office:value="607.172978736106" calcext:value-type="float">
            <text:p>607,172978736106</text:p>
          </table:table-cell>
        </table:table-row>
        <table:table-row table:style-name="ro1">
          <table:table-cell office:value-type="float" office:value="293.395107339144" calcext:value-type="float">
            <text:p>293,395107339144</text:p>
          </table:table-cell>
          <table:table-cell office:value-type="float" office:value="343.203601939111" calcext:value-type="float">
            <text:p>343,203601939111</text:p>
          </table:table-cell>
          <table:table-cell office:value-type="float" office:value="585.339660410636" calcext:value-type="float">
            <text:p>585,339660410636</text:p>
          </table:table-cell>
          <table:table-cell office:value-type="float" office:value="601.585368676433" calcext:value-type="float">
            <text:p>601,585368676433</text:p>
          </table:table-cell>
        </table:table-row>
        <table:table-row table:style-name="ro1">
          <table:table-cell office:value-type="float" office:value="356.558298091985" calcext:value-type="float">
            <text:p>356,558298091985</text:p>
          </table:table-cell>
          <table:table-cell office:value-type="float" office:value="282.777974083802" calcext:value-type="float">
            <text:p>282,777974083802</text:p>
          </table:table-cell>
          <table:table-cell office:value-type="float" office:value="482.282710282236" calcext:value-type="float">
            <text:p>482,282710282236</text:p>
          </table:table-cell>
          <table:table-cell office:value-type="float" office:value="532.757440332429" calcext:value-type="float">
            <text:p>532,757440332429</text:p>
          </table:table-cell>
        </table:table-row>
        <table:table-row table:style-name="ro1">
          <table:table-cell office:value-type="float" office:value="277.945335577962" calcext:value-type="float">
            <text:p>277,945335577962</text:p>
          </table:table-cell>
          <table:table-cell office:value-type="float" office:value="256.664663274356" calcext:value-type="float">
            <text:p>256,664663274356</text:p>
          </table:table-cell>
          <table:table-cell office:value-type="float" office:value="437.746008467229" calcext:value-type="float">
            <text:p>437,746008467229</text:p>
          </table:table-cell>
          <table:table-cell office:value-type="float" office:value="587.81155064472" calcext:value-type="float">
            <text:p>587,81155064472</text:p>
          </table:table-cell>
        </table:table-row>
        <table:table-row table:style-name="ro1">
          <table:table-cell office:value-type="float" office:value="270.699153658364" calcext:value-type="float">
            <text:p>270,699153658364</text:p>
          </table:table-cell>
          <table:table-cell office:value-type="float" office:value="289.498466296923" calcext:value-type="float">
            <text:p>289,498466296923</text:p>
          </table:table-cell>
          <table:table-cell office:value-type="float" office:value="493.744625622269" calcext:value-type="float">
            <text:p>493,744625622269</text:p>
          </table:table-cell>
          <table:table-cell office:value-type="float" office:value="588.697179407582" calcext:value-type="float">
            <text:p>588,697179407582</text:p>
          </table:table-cell>
        </table:table-row>
        <table:table-row table:style-name="ro1">
          <table:table-cell office:value-type="float" office:value="266.756933145606" calcext:value-type="float">
            <text:p>266,756933145606</text:p>
          </table:table-cell>
          <table:table-cell office:value-type="float" office:value="275.618568326639" calcext:value-type="float">
            <text:p>275,618568326639</text:p>
          </table:table-cell>
          <table:table-cell office:value-type="float" office:value="470.072220325364" calcext:value-type="float">
            <text:p>470,072220325364</text:p>
          </table:table-cell>
          <table:table-cell office:value-type="float" office:value="583.987632949004" calcext:value-type="float">
            <text:p>583,987632949004</text:p>
          </table:table-cell>
        </table:table-row>
        <table:table-row table:style-name="ro1">
          <table:table-cell office:value-type="float" office:value="269.983711059126" calcext:value-type="float">
            <text:p>269,983711059126</text:p>
          </table:table-cell>
          <table:table-cell office:value-type="float" office:value="270.500517166577" calcext:value-type="float">
            <text:p>270,500517166577</text:p>
          </table:table-cell>
          <table:table-cell office:value-type="float" office:value="461.343295829617" calcext:value-type="float">
            <text:p>461,343295829617</text:p>
          </table:table-cell>
          <table:table-cell office:value-type="float" office:value="590.309858783817" calcext:value-type="float">
            <text:p>590,309858783817</text:p>
          </table:table-cell>
        </table:table-row>
        <table:table-row table:style-name="ro1">
          <table:table-cell office:value-type="float" office:value="252.553761000173" calcext:value-type="float">
            <text:p>252,553761000173</text:p>
          </table:table-cell>
          <table:table-cell office:value-type="float" office:value="266.754671995437" calcext:value-type="float">
            <text:p>266,754671995437</text:p>
          </table:table-cell>
          <table:table-cell office:value-type="float" office:value="454.954692306701" calcext:value-type="float">
            <text:p>454,954692306701</text:p>
          </table:table-cell>
          <table:table-cell office:value-type="float" office:value="586.656264444108" calcext:value-type="float">
            <text:p>586,656264444108</text:p>
          </table:table-cell>
        </table:table-row>
        <table:table-row table:style-name="ro1">
          <table:table-cell office:value-type="float" office:value="247.386759389535" calcext:value-type="float">
            <text:p>247,386759389535</text:p>
          </table:table-cell>
          <table:table-cell office:value-type="float" office:value="271.456795562983" calcext:value-type="float">
            <text:p>271,456795562983</text:p>
          </table:table-cell>
          <table:table-cell office:value-type="float" office:value="462.974245122246" calcext:value-type="float">
            <text:p>462,974245122246</text:p>
          </table:table-cell>
          <table:table-cell office:value-type="float" office:value="609.074755429244" calcext:value-type="float">
            <text:p>609,074755429244</text:p>
          </table:table-cell>
        </table:table-row>
      </table:table>
      <table:table table:name="FABRIC-INTERMEDIATE-COMPLEX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671.752635002136" calcext:value-type="float">
            <text:p>671,752635002136</text:p>
          </table:table-cell>
          <table:table-cell office:value-type="float" office:value="1922.74251842499" calcext:value-type="float">
            <text:p>1922,74251842499</text:p>
          </table:table-cell>
          <table:table-cell office:value-type="float" office:value="4812.72974360946" calcext:value-type="float">
            <text:p>4812,72974360946</text:p>
          </table:table-cell>
          <table:table-cell office:value-type="float" office:value="9901.70366866074" calcext:value-type="float">
            <text:p>9901,70366866074</text:p>
          </table:table-cell>
        </table:table-row>
        <table:table-row table:style-name="ro1">
          <table:table-cell office:value-type="float" office:value="604.538668632507" calcext:value-type="float">
            <text:p>604,538668632507</text:p>
          </table:table-cell>
          <table:table-cell office:value-type="float" office:value="1700.6846818924" calcext:value-type="float">
            <text:p>1700,6846818924</text:p>
          </table:table-cell>
          <table:table-cell office:value-type="float" office:value="4821.64604182861" calcext:value-type="float">
            <text:p>4821,64604182861</text:p>
          </table:table-cell>
          <table:table-cell office:value-type="float" office:value="8229.01459482133" calcext:value-type="float">
            <text:p>8229,01459482133</text:p>
          </table:table-cell>
        </table:table-row>
        <table:table-row table:style-name="ro1">
          <table:table-cell office:value-type="float" office:value="580.603666305542" calcext:value-type="float">
            <text:p>580,603666305542</text:p>
          </table:table-cell>
          <table:table-cell office:value-type="float" office:value="1956.42389106751" calcext:value-type="float">
            <text:p>1956,42389106751</text:p>
          </table:table-cell>
          <table:table-cell office:value-type="float" office:value="4985.85176080594" calcext:value-type="float">
            <text:p>4985,85176080594</text:p>
          </table:table-cell>
          <table:table-cell office:value-type="float" office:value="8131.88502434207" calcext:value-type="float">
            <text:p>8131,88502434207</text:p>
          </table:table-cell>
        </table:table-row>
        <table:table-row table:style-name="ro1">
          <table:table-cell office:value-type="float" office:value="637.746302604675" calcext:value-type="float">
            <text:p>637,746302604675</text:p>
          </table:table-cell>
          <table:table-cell office:value-type="float" office:value="1952.49656867981" calcext:value-type="float">
            <text:p>1952,49656867981</text:p>
          </table:table-cell>
          <table:table-cell office:value-type="float" office:value="4785.41731591234" calcext:value-type="float">
            <text:p>4785,41731591234</text:p>
          </table:table-cell>
          <table:table-cell office:value-type="float" office:value="8340.17901479591" calcext:value-type="float">
            <text:p>8340,17901479591</text:p>
          </table:table-cell>
        </table:table-row>
        <table:table-row table:style-name="ro1">
          <table:table-cell office:value-type="float" office:value="566.256475448608" calcext:value-type="float">
            <text:p>566,256475448608</text:p>
          </table:table-cell>
          <table:table-cell office:value-type="float" office:value="1954.12551021576" calcext:value-type="float">
            <text:p>1954,12551021576</text:p>
          </table:table-cell>
          <table:table-cell office:value-type="float" office:value="4824.97934621546" calcext:value-type="float">
            <text:p>4824,97934621546</text:p>
          </table:table-cell>
          <table:table-cell office:value-type="float" office:value="8407.32948947129" calcext:value-type="float">
            <text:p>8407,32948947129</text:p>
          </table:table-cell>
        </table:table-row>
        <table:table-row table:style-name="ro1">
          <table:table-cell office:value-type="float" office:value="590.860412597656" calcext:value-type="float">
            <text:p>590,860412597656</text:p>
          </table:table-cell>
          <table:table-cell office:value-type="float" office:value="1881.1142873764" calcext:value-type="float">
            <text:p>1881,1142873764</text:p>
          </table:table-cell>
          <table:table-cell office:value-type="float" office:value="4782.08553244818" calcext:value-type="float">
            <text:p>4782,08553244818</text:p>
          </table:table-cell>
          <table:table-cell office:value-type="float" office:value="7279.43021416386" calcext:value-type="float">
            <text:p>7279,43021416386</text:p>
          </table:table-cell>
        </table:table-row>
        <table:table-row table:style-name="ro1">
          <table:table-cell office:value-type="float" office:value="630.195140838623" calcext:value-type="float">
            <text:p>630,195140838623</text:p>
          </table:table-cell>
          <table:table-cell office:value-type="float" office:value="2008.94762897491" calcext:value-type="float">
            <text:p>2008,94762897491</text:p>
          </table:table-cell>
          <table:table-cell office:value-type="float" office:value="4716.60799409358" calcext:value-type="float">
            <text:p>4716,60799409358</text:p>
          </table:table-cell>
          <table:table-cell office:value-type="float" office:value="6771.34057043047" calcext:value-type="float">
            <text:p>6771,34057043047</text:p>
          </table:table-cell>
        </table:table-row>
        <table:table-row table:style-name="ro1">
          <table:table-cell office:value-type="float" office:value="605.632417678833" calcext:value-type="float">
            <text:p>605,632417678833</text:p>
          </table:table-cell>
          <table:table-cell office:value-type="float" office:value="1879.87553405762" calcext:value-type="float">
            <text:p>1879,87553405762</text:p>
          </table:table-cell>
          <table:table-cell office:value-type="float" office:value="4892.45192334295" calcext:value-type="float">
            <text:p>4892,45192334295</text:p>
          </table:table-cell>
          <table:table-cell office:value-type="float" office:value="6557.85951764885" calcext:value-type="float">
            <text:p>6557,85951764885</text:p>
          </table:table-cell>
        </table:table-row>
        <table:table-row table:style-name="ro1">
          <table:table-cell office:value-type="float" office:value="610.716480255127" calcext:value-type="float">
            <text:p>610,716480255127</text:p>
          </table:table-cell>
          <table:table-cell office:value-type="float" office:value="1941.38627433777" calcext:value-type="float">
            <text:p>1941,38627433777</text:p>
          </table:table-cell>
          <table:table-cell office:value-type="float" office:value="5167.80262006928" calcext:value-type="float">
            <text:p>5167,80262006928</text:p>
          </table:table-cell>
          <table:table-cell office:value-type="float" office:value="6889.94589348464" calcext:value-type="float">
            <text:p>6889,94589348464</text:p>
          </table:table-cell>
        </table:table-row>
        <table:table-row table:style-name="ro1">
          <table:table-cell office:value-type="float" office:value="619.127954483032" calcext:value-type="float">
            <text:p>619,127954483032</text:p>
          </table:table-cell>
          <table:table-cell office:value-type="float" office:value="1755.49075317383" calcext:value-type="float">
            <text:p>1755,49075317383</text:p>
          </table:table-cell>
          <table:table-cell office:value-type="float" office:value="4940.73405696884" calcext:value-type="float">
            <text:p>4940,73405696884</text:p>
          </table:table-cell>
          <table:table-cell office:value-type="float" office:value="7239.61748499063" calcext:value-type="float">
            <text:p>7239,61748499063</text:p>
          </table:table-cell>
        </table:table-row>
        <table:table-row table:style-name="ro1">
          <table:table-cell office:value-type="float" office:value="624.315482139587" calcext:value-type="float">
            <text:p>624,315482139587</text:p>
          </table:table-cell>
          <table:table-cell office:value-type="float" office:value="1808.50852775574" calcext:value-type="float">
            <text:p>1808,50852775574</text:p>
          </table:table-cell>
          <table:table-cell office:value-type="float" office:value="5172.71524936336" calcext:value-type="float">
            <text:p>5172,71524936336</text:p>
          </table:table-cell>
          <table:table-cell office:value-type="float" office:value="6663.20426446586" calcext:value-type="float">
            <text:p>6663,20426446586</text:p>
          </table:table-cell>
        </table:table-row>
        <table:table-row table:style-name="ro1">
          <table:table-cell office:value-type="float" office:value="565.138802528381" calcext:value-type="float">
            <text:p>565,138802528381</text:p>
          </table:table-cell>
          <table:table-cell office:value-type="float" office:value="1926.58523750305" calcext:value-type="float">
            <text:p>1926,58523750305</text:p>
          </table:table-cell>
          <table:table-cell office:value-type="float" office:value="5183.83459012122" calcext:value-type="float">
            <text:p>5183,83459012122</text:p>
          </table:table-cell>
          <table:table-cell office:value-type="float" office:value="6822.41880437653" calcext:value-type="float">
            <text:p>6822,41880437653</text:p>
          </table:table-cell>
        </table:table-row>
        <table:table-row table:style-name="ro1">
          <table:table-cell office:value-type="float" office:value="569.605430603027" calcext:value-type="float">
            <text:p>569,605430603027</text:p>
          </table:table-cell>
          <table:table-cell office:value-type="float" office:value="1959.7103805542" calcext:value-type="float">
            <text:p>1959,7103805542</text:p>
          </table:table-cell>
          <table:table-cell office:value-type="float" office:value="4872.44294147202" calcext:value-type="float">
            <text:p>4872,44294147202</text:p>
          </table:table-cell>
          <table:table-cell office:value-type="float" office:value="7160.26315035127" calcext:value-type="float">
            <text:p>7160,26315035127</text:p>
          </table:table-cell>
        </table:table-row>
        <table:table-row table:style-name="ro1">
          <table:table-cell office:value-type="float" office:value="711.666123390198" calcext:value-type="float">
            <text:p>711,666123390198</text:p>
          </table:table-cell>
          <table:table-cell office:value-type="float" office:value="1977.13186073303" calcext:value-type="float">
            <text:p>1977,13186073303</text:p>
          </table:table-cell>
          <table:table-cell office:value-type="float" office:value="4977.46455258579" calcext:value-type="float">
            <text:p>4977,46455258579</text:p>
          </table:table-cell>
          <table:table-cell office:value-type="float" office:value="8593.18473995483" calcext:value-type="float">
            <text:p>8593,18473995483</text:p>
          </table:table-cell>
        </table:table-row>
        <table:table-row table:style-name="ro1">
          <table:table-cell office:value-type="float" office:value="637.781688690186" calcext:value-type="float">
            <text:p>637,781688690186</text:p>
          </table:table-cell>
          <table:table-cell office:value-type="float" office:value="1767.3446598053" calcext:value-type="float">
            <text:p>1767,3446598053</text:p>
          </table:table-cell>
          <table:table-cell office:value-type="float" office:value="4899.42642251785" calcext:value-type="float">
            <text:p>4899,42642251785</text:p>
          </table:table-cell>
          <table:table-cell office:value-type="float" office:value="8723.09522691511" calcext:value-type="float">
            <text:p>8723,09522691511</text:p>
          </table:table-cell>
        </table:table-row>
        <table:table-row table:style-name="ro1">
          <table:table-cell office:value-type="float" office:value="586.738153457642" calcext:value-type="float">
            <text:p>586,738153457642</text:p>
          </table:table-cell>
          <table:table-cell office:value-type="float" office:value="1812.44022750855" calcext:value-type="float">
            <text:p>1812,44022750855</text:p>
          </table:table-cell>
          <table:table-cell office:value-type="float" office:value="4969.32345421815" calcext:value-type="float">
            <text:p>4969,32345421815</text:p>
          </table:table-cell>
          <table:table-cell office:value-type="float" office:value="10150.4268582832" calcext:value-type="float">
            <text:p>10150,4268582832</text:p>
          </table:table-cell>
        </table:table-row>
        <table:table-row table:style-name="ro1">
          <table:table-cell office:value-type="float" office:value="626.785594940186" calcext:value-type="float">
            <text:p>626,785594940186</text:p>
          </table:table-cell>
          <table:table-cell office:value-type="float" office:value="1835.10584259033" calcext:value-type="float">
            <text:p>1835,10584259033</text:p>
          </table:table-cell>
          <table:table-cell office:value-type="float" office:value="4820.36885846335" calcext:value-type="float">
            <text:p>4820,36885846335</text:p>
          </table:table-cell>
          <table:table-cell office:value-type="float" office:value="9569.98489995105" calcext:value-type="float">
            <text:p>9569,98489995105</text:p>
          </table:table-cell>
        </table:table-row>
        <table:table-row table:style-name="ro1">
          <table:table-cell office:value-type="float" office:value="648.72859954834" calcext:value-type="float">
            <text:p>648,72859954834</text:p>
          </table:table-cell>
          <table:table-cell office:value-type="float" office:value="1941.05610466003" calcext:value-type="float">
            <text:p>1941,05610466003</text:p>
          </table:table-cell>
          <table:table-cell office:value-type="float" office:value="4871.54320452778" calcext:value-type="float">
            <text:p>4871,54320452778</text:p>
          </table:table-cell>
          <table:table-cell office:value-type="float" office:value="10504.8258933839" calcext:value-type="float">
            <text:p>10504,8258933839</text:p>
          </table:table-cell>
        </table:table-row>
        <table:table-row table:style-name="ro1">
          <table:table-cell office:value-type="float" office:value="736.080529212952" calcext:value-type="float">
            <text:p>736,080529212952</text:p>
          </table:table-cell>
          <table:table-cell office:value-type="float" office:value="1825.69521903992" calcext:value-type="float">
            <text:p>1825,69521903992</text:p>
          </table:table-cell>
          <table:table-cell office:value-type="float" office:value="4848.17503711398" calcext:value-type="float">
            <text:p>4848,17503711398</text:p>
          </table:table-cell>
          <table:table-cell office:value-type="float" office:value="18269.6296877272" calcext:value-type="float">
            <text:p>18269,6296877272</text:p>
          </table:table-cell>
        </table:table-row>
        <table:table-row table:style-name="ro1">
          <table:table-cell office:value-type="float" office:value="625.513520240784" calcext:value-type="float">
            <text:p>625,513520240784</text:p>
          </table:table-cell>
          <table:table-cell office:value-type="float" office:value="1984.35915088654" calcext:value-type="float">
            <text:p>1984,35915088654</text:p>
          </table:table-cell>
          <table:table-cell office:value-type="float" office:value="4951.8682393548" calcext:value-type="float">
            <text:p>4951,8682393548</text:p>
          </table:table-cell>
          <table:table-cell office:value-type="float" office:value="18061.6072764728" calcext:value-type="float">
            <text:p>18061,6072764728</text:p>
          </table:table-cell>
        </table:table-row>
      </table:table>
      <table:table table:name="FABRIC-INTERMEDIATE-RICH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610.078197479248" calcext:value-type="float">
            <text:p>610,078197479248</text:p>
          </table:table-cell>
          <table:table-cell office:value-type="float" office:value="830.330923080444" calcext:value-type="float">
            <text:p>830,330923080444</text:p>
          </table:table-cell>
          <table:table-cell office:value-type="float" office:value="2335.76861106577" calcext:value-type="float">
            <text:p>2335,76861106577</text:p>
          </table:table-cell>
          <table:table-cell office:value-type="float" office:value="3958.30812644958" calcext:value-type="float">
            <text:p>3958,30812644958</text:p>
          </table:table-cell>
        </table:table-row>
        <table:table-row table:style-name="ro1">
          <table:table-cell office:value-type="float" office:value="368.003400802612" calcext:value-type="float">
            <text:p>368,003400802612</text:p>
          </table:table-cell>
          <table:table-cell office:value-type="float" office:value="715.565423965454" calcext:value-type="float">
            <text:p>715,565423965454</text:p>
          </table:table-cell>
          <table:table-cell office:value-type="float" office:value="2099.43048585524" calcext:value-type="float">
            <text:p>2099,43048585524</text:p>
          </table:table-cell>
          <table:table-cell office:value-type="float" office:value="3531.32149887085" calcext:value-type="float">
            <text:p>3531,32149887085</text:p>
          </table:table-cell>
        </table:table-row>
        <table:table-row table:style-name="ro1">
          <table:table-cell office:value-type="float" office:value="407.539052963257" calcext:value-type="float">
            <text:p>407,539052963257</text:p>
          </table:table-cell>
          <table:table-cell office:value-type="float" office:value="727.13747215271" calcext:value-type="float">
            <text:p>727,13747215271</text:p>
          </table:table-cell>
          <table:table-cell office:value-type="float" office:value="2163.9576806298" calcext:value-type="float">
            <text:p>2163,9576806298</text:p>
          </table:table-cell>
          <table:table-cell office:value-type="float" office:value="3179.89361000061" calcext:value-type="float">
            <text:p>3179,89361000061</text:p>
          </table:table-cell>
        </table:table-row>
        <table:table-row table:style-name="ro1">
          <table:table-cell office:value-type="float" office:value="383.063451766968" calcext:value-type="float">
            <text:p>383,063451766968</text:p>
          </table:table-cell>
          <table:table-cell office:value-type="float" office:value="776.365905761719" calcext:value-type="float">
            <text:p>776,365905761719</text:p>
          </table:table-cell>
          <table:table-cell office:value-type="float" office:value="2001.08925465531" calcext:value-type="float">
            <text:p>2001,08925465531</text:p>
          </table:table-cell>
          <table:table-cell office:value-type="float" office:value="3264.40741920471" calcext:value-type="float">
            <text:p>3264,40741920471</text:p>
          </table:table-cell>
        </table:table-row>
        <table:table-row table:style-name="ro1">
          <table:table-cell office:value-type="float" office:value="391.807880401611" calcext:value-type="float">
            <text:p>391,807880401611</text:p>
          </table:table-cell>
          <table:table-cell office:value-type="float" office:value="726.291166305542" calcext:value-type="float">
            <text:p>726,291166305542</text:p>
          </table:table-cell>
          <table:table-cell office:value-type="float" office:value="1829.26343664246" calcext:value-type="float">
            <text:p>1829,26343664246</text:p>
          </table:table-cell>
          <table:table-cell office:value-type="float" office:value="3297.1524810791" calcext:value-type="float">
            <text:p>3297,1524810791</text:p>
          </table:table-cell>
        </table:table-row>
        <table:table-row table:style-name="ro1">
          <table:table-cell office:value-type="float" office:value="388.524806976318" calcext:value-type="float">
            <text:p>388,524806976318</text:p>
          </table:table-cell>
          <table:table-cell office:value-type="float" office:value="808.348781585693" calcext:value-type="float">
            <text:p>808,348781585693</text:p>
          </table:table-cell>
          <table:table-cell office:value-type="float" office:value="1820.74578105083" calcext:value-type="float">
            <text:p>1820,74578105083</text:p>
          </table:table-cell>
          <table:table-cell office:value-type="float" office:value="3466.66152954102" calcext:value-type="float">
            <text:p>3466,66152954102</text:p>
          </table:table-cell>
        </table:table-row>
        <table:table-row table:style-name="ro1">
          <table:table-cell office:value-type="float" office:value="433.193998336792" calcext:value-type="float">
            <text:p>433,193998336792</text:p>
          </table:table-cell>
          <table:table-cell office:value-type="float" office:value="823.180467605591" calcext:value-type="float">
            <text:p>823,180467605591</text:p>
          </table:table-cell>
          <table:table-cell office:value-type="float" office:value="1945.93302745162" calcext:value-type="float">
            <text:p>1945,93302745162</text:p>
          </table:table-cell>
          <table:table-cell office:value-type="float" office:value="3253.21527481079" calcext:value-type="float">
            <text:p>3253,21527481079</text:p>
          </table:table-cell>
        </table:table-row>
        <table:table-row table:style-name="ro1">
          <table:table-cell office:value-type="float" office:value="455.241809844971" calcext:value-type="float">
            <text:p>455,241809844971</text:p>
          </table:table-cell>
          <table:table-cell office:value-type="float" office:value="849.099811553955" calcext:value-type="float">
            <text:p>849,099811553955</text:p>
          </table:table-cell>
          <table:table-cell office:value-type="float" office:value="2235.47134091985" calcext:value-type="float">
            <text:p>2235,47134091985</text:p>
          </table:table-cell>
          <table:table-cell office:value-type="float" office:value="3559.93666267395" calcext:value-type="float">
            <text:p>3559,93666267395</text:p>
          </table:table-cell>
        </table:table-row>
        <table:table-row table:style-name="ro1">
          <table:table-cell office:value-type="float" office:value="396.493895530701" calcext:value-type="float">
            <text:p>396,493895530701</text:p>
          </table:table-cell>
          <table:table-cell office:value-type="float" office:value="831.731451034546" calcext:value-type="float">
            <text:p>831,731451034546</text:p>
          </table:table-cell>
          <table:table-cell office:value-type="float" office:value="2194.961076328" calcext:value-type="float">
            <text:p>2194,961076328</text:p>
          </table:table-cell>
          <table:table-cell office:value-type="float" office:value="3653.19033432007" calcext:value-type="float">
            <text:p>3653,19033432007</text:p>
          </table:table-cell>
        </table:table-row>
        <table:table-row table:style-name="ro1">
          <table:table-cell office:value-type="float" office:value="398.615352630615" calcext:value-type="float">
            <text:p>398,615352630615</text:p>
          </table:table-cell>
          <table:table-cell office:value-type="float" office:value="907.64199924469" calcext:value-type="float">
            <text:p>907,64199924469</text:p>
          </table:table-cell>
          <table:table-cell office:value-type="float" office:value="2023.36190419637" calcext:value-type="float">
            <text:p>2023,36190419637</text:p>
          </table:table-cell>
          <table:table-cell office:value-type="float" office:value="3270.06966781616" calcext:value-type="float">
            <text:p>3270,06966781616</text:p>
          </table:table-cell>
        </table:table-row>
        <table:table-row table:style-name="ro1">
          <table:table-cell office:value-type="float" office:value="491.892006874085" calcext:value-type="float">
            <text:p>491,892006874085</text:p>
          </table:table-cell>
          <table:table-cell office:value-type="float" office:value="862.486064910889" calcext:value-type="float">
            <text:p>862,486064910889</text:p>
          </table:table-cell>
          <table:table-cell office:value-type="float" office:value="2144.10364995994" calcext:value-type="float">
            <text:p>2144,10364995994</text:p>
          </table:table-cell>
          <table:table-cell office:value-type="float" office:value="3576.57780265808" calcext:value-type="float">
            <text:p>3576,57780265808</text:p>
          </table:table-cell>
        </table:table-row>
        <table:table-row table:style-name="ro1">
          <table:table-cell office:value-type="float" office:value="380.597213745117" calcext:value-type="float">
            <text:p>380,597213745117</text:p>
          </table:table-cell>
          <table:table-cell office:value-type="float" office:value="949.790901184082" calcext:value-type="float">
            <text:p>949,790901184082</text:p>
          </table:table-cell>
          <table:table-cell office:value-type="float" office:value="2146.26095073993" calcext:value-type="float">
            <text:p>2146,26095073993</text:p>
          </table:table-cell>
          <table:table-cell office:value-type="float" office:value="3563.58622741699" calcext:value-type="float">
            <text:p>3563,58622741699</text:p>
          </table:table-cell>
        </table:table-row>
        <table:table-row table:style-name="ro1">
          <table:table-cell office:value-type="float" office:value="318.237349510193" calcext:value-type="float">
            <text:p>318,237349510193</text:p>
          </table:table-cell>
          <table:table-cell office:value-type="float" office:value="781.648097038269" calcext:value-type="float">
            <text:p>781,648097038269</text:p>
          </table:table-cell>
          <table:table-cell office:value-type="float" office:value="2092.69504795637" calcext:value-type="float">
            <text:p>2092,69504795637</text:p>
          </table:table-cell>
          <table:table-cell office:value-type="float" office:value="3291.62061882019" calcext:value-type="float">
            <text:p>3291,62061882019</text:p>
          </table:table-cell>
        </table:table-row>
        <table:table-row table:style-name="ro1">
          <table:table-cell office:value-type="float" office:value="326.562256813049" calcext:value-type="float">
            <text:p>326,562256813049</text:p>
          </table:table-cell>
          <table:table-cell office:value-type="float" office:value="975.275530815125" calcext:value-type="float">
            <text:p>975,275530815125</text:p>
          </table:table-cell>
          <table:table-cell office:value-type="float" office:value="2048.9913826468" calcext:value-type="float">
            <text:p>2048,9913826468</text:p>
          </table:table-cell>
          <table:table-cell office:value-type="float" office:value="3765.97996902466" calcext:value-type="float">
            <text:p>3765,97996902466</text:p>
          </table:table-cell>
        </table:table-row>
        <table:table-row table:style-name="ro1">
          <table:table-cell office:value-type="float" office:value="359.652575492859" calcext:value-type="float">
            <text:p>359,652575492859</text:p>
          </table:table-cell>
          <table:table-cell office:value-type="float" office:value="920.772594451904" calcext:value-type="float">
            <text:p>920,772594451904</text:p>
          </table:table-cell>
          <table:table-cell office:value-type="float" office:value="2055.74318351243" calcext:value-type="float">
            <text:p>2055,74318351243</text:p>
          </table:table-cell>
          <table:table-cell office:value-type="float" office:value="3507.12425041199" calcext:value-type="float">
            <text:p>3507,12425041199</text:p>
          </table:table-cell>
        </table:table-row>
        <table:table-row table:style-name="ro1">
          <table:table-cell office:value-type="float" office:value="375.825099945068" calcext:value-type="float">
            <text:p>375,825099945068</text:p>
          </table:table-cell>
          <table:table-cell office:value-type="float" office:value="750.118906021118" calcext:value-type="float">
            <text:p>750,118906021118</text:p>
          </table:table-cell>
          <table:table-cell office:value-type="float" office:value="1922.84768791261" calcext:value-type="float">
            <text:p>1922,84768791261</text:p>
          </table:table-cell>
          <table:table-cell office:value-type="float" office:value="3363.38677597046" calcext:value-type="float">
            <text:p>3363,38677597046</text:p>
          </table:table-cell>
        </table:table-row>
        <table:table-row table:style-name="ro1">
          <table:table-cell office:value-type="float" office:value="388.896936416626" calcext:value-type="float">
            <text:p>388,896936416626</text:p>
          </table:table-cell>
          <table:table-cell office:value-type="float" office:value="859.924027442932" calcext:value-type="float">
            <text:p>859,924027442932</text:p>
          </table:table-cell>
          <table:table-cell office:value-type="float" office:value="2124.64781827969" calcext:value-type="float">
            <text:p>2124,64781827969</text:p>
          </table:table-cell>
          <table:table-cell office:value-type="float" office:value="3821.33428764343" calcext:value-type="float">
            <text:p>3821,33428764343</text:p>
          </table:table-cell>
        </table:table-row>
        <table:table-row table:style-name="ro1">
          <table:table-cell office:value-type="float" office:value="397.656652450562" calcext:value-type="float">
            <text:p>397,656652450562</text:p>
          </table:table-cell>
          <table:table-cell office:value-type="float" office:value="820.727568626404" calcext:value-type="float">
            <text:p>820,727568626404</text:p>
          </table:table-cell>
          <table:table-cell office:value-type="float" office:value="2066.4528508552" calcext:value-type="float">
            <text:p>2066,4528508552</text:p>
          </table:table-cell>
          <table:table-cell office:value-type="float" office:value="3576.02677345276" calcext:value-type="float">
            <text:p>3576,02677345276</text:p>
          </table:table-cell>
        </table:table-row>
        <table:table-row table:style-name="ro1">
          <table:table-cell office:value-type="float" office:value="390.05809211731" calcext:value-type="float">
            <text:p>390,05809211731</text:p>
          </table:table-cell>
          <table:table-cell office:value-type="float" office:value="884.739065170288" calcext:value-type="float">
            <text:p>884,739065170288</text:p>
          </table:table-cell>
          <table:table-cell office:value-type="float" office:value="1796.24895182163" calcext:value-type="float">
            <text:p>1796,24895182163</text:p>
          </table:table-cell>
          <table:table-cell office:value-type="float" office:value="3521.66717529297" calcext:value-type="float">
            <text:p>3521,66717529297</text:p>
          </table:table-cell>
        </table:table-row>
        <table:table-row table:style-name="ro1">
          <table:table-cell office:value-type="float" office:value="393.590394973755" calcext:value-type="float">
            <text:p>393,590394973755</text:p>
          </table:table-cell>
          <table:table-cell office:value-type="float" office:value="847.908061981201" calcext:value-type="float">
            <text:p>847,908061981201</text:p>
          </table:table-cell>
          <table:table-cell office:value-type="float" office:value="2083.3475645875" calcext:value-type="float">
            <text:p>2083,3475645875</text:p>
          </table:table-cell>
          <table:table-cell office:value-type="float" office:value="3970.81498146057" calcext:value-type="float">
            <text:p>3970,81498146057</text:p>
          </table:table-cell>
        </table:table-row>
      </table:table>
      <table:table table:name="FABRIC-LARGE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34.524143628962" calcext:value-type="float">
            <text:p>234,524143628962</text:p>
          </table:table-cell>
          <table:table-cell office:value-type="float" office:value="309.908512925039" calcext:value-type="float">
            <text:p>309,908512925039</text:p>
          </table:table-cell>
          <table:table-cell office:value-type="float" office:value="591.098836985691" calcext:value-type="float">
            <text:p>591,098836985691</text:p>
          </table:table-cell>
          <table:table-cell office:value-type="float" office:value="695.68653181919" calcext:value-type="float">
            <text:p>695,68653181919</text:p>
          </table:table-cell>
        </table:table-row>
        <table:table-row table:style-name="ro1">
          <table:table-cell office:value-type="float" office:value="196.278649801795" calcext:value-type="float">
            <text:p>196,278649801795</text:p>
          </table:table-cell>
          <table:table-cell office:value-type="float" office:value="274.010853694298" calcext:value-type="float">
            <text:p>274,010853694298</text:p>
          </table:table-cell>
          <table:table-cell office:value-type="float" office:value="522.630034946258" calcext:value-type="float">
            <text:p>522,630034946258</text:p>
          </table:table-cell>
          <table:table-cell office:value-type="float" office:value="623.542279586189" calcext:value-type="float">
            <text:p>623,542279586189</text:p>
          </table:table-cell>
        </table:table-row>
        <table:table-row table:style-name="ro1">
          <table:table-cell office:value-type="float" office:value="209.321887116485" calcext:value-type="float">
            <text:p>209,321887116485</text:p>
          </table:table-cell>
          <table:table-cell office:value-type="float" office:value="274.865673867996" calcext:value-type="float">
            <text:p>274,865673867996</text:p>
          </table:table-cell>
          <table:table-cell office:value-type="float" office:value="524.260461957558" calcext:value-type="float">
            <text:p>524,260461957558</text:p>
          </table:table-cell>
          <table:table-cell office:value-type="float" office:value="654.59503050322" calcext:value-type="float">
            <text:p>654,59503050322</text:p>
          </table:table-cell>
        </table:table-row>
        <table:table-row table:style-name="ro1">
          <table:table-cell office:value-type="float" office:value="213.668961133317" calcext:value-type="float">
            <text:p>213,668961133317</text:p>
          </table:table-cell>
          <table:table-cell office:value-type="float" office:value="272.372473156026" calcext:value-type="float">
            <text:p>272,372473156026</text:p>
          </table:table-cell>
          <table:table-cell office:value-type="float" office:value="519.505097132927" calcext:value-type="float">
            <text:p>519,505097132927</text:p>
          </table:table-cell>
          <table:table-cell office:value-type="float" office:value="654.6823514019" calcext:value-type="float">
            <text:p>654,6823514019</text:p>
          </table:table-cell>
        </table:table-row>
        <table:table-row table:style-name="ro1">
          <table:table-cell office:value-type="float" office:value="226.647699412408" calcext:value-type="float">
            <text:p>226,647699412408</text:p>
          </table:table-cell>
          <table:table-cell office:value-type="float" office:value="282.561504385598" calcext:value-type="float">
            <text:p>282,561504385598</text:p>
          </table:table-cell>
          <table:table-cell office:value-type="float" office:value="538.938976031464" calcext:value-type="float">
            <text:p>538,938976031464</text:p>
          </table:table-cell>
          <table:table-cell office:value-type="float" office:value="634.075381915966" calcext:value-type="float">
            <text:p>634,075381915966</text:p>
          </table:table-cell>
        </table:table-row>
        <table:table-row table:style-name="ro1">
          <table:table-cell office:value-type="float" office:value="225.516354737473" calcext:value-type="float">
            <text:p>225,516354737473</text:p>
          </table:table-cell>
          <table:table-cell office:value-type="float" office:value="273.630551765005" calcext:value-type="float">
            <text:p>273,630551765005</text:p>
          </table:table-cell>
          <table:table-cell office:value-type="float" office:value="521.904672399786" calcext:value-type="float">
            <text:p>521,904672399786</text:p>
          </table:table-cell>
          <table:table-cell office:value-type="float" office:value="705.75928728292" calcext:value-type="float">
            <text:p>705,75928728292</text:p>
          </table:table-cell>
        </table:table-row>
        <table:table-row table:style-name="ro1">
          <table:table-cell office:value-type="float" office:value="219.848292797028" calcext:value-type="float">
            <text:p>219,848292797028</text:p>
          </table:table-cell>
          <table:table-cell office:value-type="float" office:value="273.184911135934" calcext:value-type="float">
            <text:p>273,184911135934</text:p>
          </table:table-cell>
          <table:table-cell office:value-type="float" office:value="521.054687173272" calcext:value-type="float">
            <text:p>521,054687173272</text:p>
          </table:table-cell>
          <table:table-cell office:value-type="float" office:value="803.753608702381" calcext:value-type="float">
            <text:p>803,753608702381</text:p>
          </table:table-cell>
        </table:table-row>
        <table:table-row table:style-name="ro1">
          <table:table-cell office:value-type="float" office:value="197.56906466593" calcext:value-type="float">
            <text:p>197,56906466593</text:p>
          </table:table-cell>
          <table:table-cell office:value-type="float" office:value="277.856937365408" calcext:value-type="float">
            <text:p>277,856937365408</text:p>
          </table:table-cell>
          <table:table-cell office:value-type="float" office:value="529.965798534955" calcext:value-type="float">
            <text:p>529,965798534955</text:p>
          </table:table-cell>
          <table:table-cell office:value-type="float" office:value="656.725483824895" calcext:value-type="float">
            <text:p>656,725483824895</text:p>
          </table:table-cell>
        </table:table-row>
        <table:table-row table:style-name="ro1">
          <table:table-cell office:value-type="float" office:value="201.84342238191" calcext:value-type="float">
            <text:p>201,84342238191</text:p>
          </table:table-cell>
          <table:table-cell office:value-type="float" office:value="274.63943860117" calcext:value-type="float">
            <text:p>274,63943860117</text:p>
          </table:table-cell>
          <table:table-cell office:value-type="float" office:value="523.828955891965" calcext:value-type="float">
            <text:p>523,828955891965</text:p>
          </table:table-cell>
          <table:table-cell office:value-type="float" office:value="635.696959021567" calcext:value-type="float">
            <text:p>635,696959021567</text:p>
          </table:table-cell>
        </table:table-row>
        <table:table-row table:style-name="ro1">
          <table:table-cell office:value-type="float" office:value="198.498292496284" calcext:value-type="float">
            <text:p>198,498292496284</text:p>
          </table:table-cell>
          <table:table-cell office:value-type="float" office:value="285.059796349943" calcext:value-type="float">
            <text:p>285,059796349943</text:p>
          </table:table-cell>
          <table:table-cell office:value-type="float" office:value="543.704051571458" calcext:value-type="float">
            <text:p>543,704051571458</text:p>
          </table:table-cell>
          <table:table-cell office:value-type="float" office:value="666.959010440849" calcext:value-type="float">
            <text:p>666,959010440849</text:p>
          </table:table-cell>
        </table:table-row>
        <table:table-row table:style-name="ro1">
          <table:table-cell office:value-type="float" office:value="214.20893925143" calcext:value-type="float">
            <text:p>214,20893925143</text:p>
          </table:table-cell>
          <table:table-cell office:value-type="float" office:value="269.426328413596" calcext:value-type="float">
            <text:p>269,426328413596</text:p>
          </table:table-cell>
          <table:table-cell office:value-type="float" office:value="513.885817060866" calcext:value-type="float">
            <text:p>513,885817060866</text:p>
          </table:table-cell>
          <table:table-cell office:value-type="float" office:value="694.743346509831" calcext:value-type="float">
            <text:p>694,743346509831</text:p>
          </table:table-cell>
        </table:table-row>
        <table:table-row table:style-name="ro1">
          <table:table-cell office:value-type="float" office:value="213.092262922104" calcext:value-type="float">
            <text:p>213,092262922104</text:p>
          </table:table-cell>
          <table:table-cell office:value-type="float" office:value="281.042559751774" calcext:value-type="float">
            <text:p>281,042559751774</text:p>
          </table:table-cell>
          <table:table-cell office:value-type="float" office:value="536.041842299884" calcext:value-type="float">
            <text:p>536,041842299884</text:p>
          </table:table-cell>
          <table:table-cell office:value-type="float" office:value="675.180980372347" calcext:value-type="float">
            <text:p>675,180980372347</text:p>
          </table:table-cell>
        </table:table-row>
        <table:table-row table:style-name="ro1">
          <table:table-cell office:value-type="float" office:value="240.5143590346" calcext:value-type="float">
            <text:p>240,5143590346</text:p>
          </table:table-cell>
          <table:table-cell office:value-type="float" office:value="291.340431956126" calcext:value-type="float">
            <text:p>291,340431956126</text:p>
          </table:table-cell>
          <table:table-cell office:value-type="float" office:value="555.683317217651" calcext:value-type="float">
            <text:p>555,683317217651</text:p>
          </table:table-cell>
          <table:table-cell office:value-type="float" office:value="671.216180496921" calcext:value-type="float">
            <text:p>671,216180496921</text:p>
          </table:table-cell>
        </table:table-row>
        <table:table-row table:style-name="ro1">
          <table:table-cell office:value-type="float" office:value="218.202536830688" calcext:value-type="float">
            <text:p>218,202536830688</text:p>
          </table:table-cell>
          <table:table-cell office:value-type="float" office:value="279.325893453341" calcext:value-type="float">
            <text:p>279,325893453341</text:p>
          </table:table-cell>
          <table:table-cell office:value-type="float" office:value="532.767587446672" calcext:value-type="float">
            <text:p>532,767587446672</text:p>
          </table:table-cell>
          <table:table-cell office:value-type="float" office:value="670.265851392706" calcext:value-type="float">
            <text:p>670,265851392706</text:p>
          </table:table-cell>
        </table:table-row>
        <table:table-row table:style-name="ro1">
          <table:table-cell office:value-type="float" office:value="222.762542190376" calcext:value-type="float">
            <text:p>222,762542190376</text:p>
          </table:table-cell>
          <table:table-cell office:value-type="float" office:value="274.594895154767" calcext:value-type="float">
            <text:p>274,594895154767</text:p>
          </table:table-cell>
          <table:table-cell office:value-type="float" office:value="523.743996691859" calcext:value-type="float">
            <text:p>523,743996691859</text:p>
          </table:table-cell>
          <table:table-cell office:value-type="float" office:value="665.917242971251" calcext:value-type="float">
            <text:p>665,917242971251</text:p>
          </table:table-cell>
        </table:table-row>
        <table:table-row table:style-name="ro1">
          <table:table-cell office:value-type="float" office:value="219.040143962341" calcext:value-type="float">
            <text:p>219,040143962341</text:p>
          </table:table-cell>
          <table:table-cell office:value-type="float" office:value="276.231340994377" calcext:value-type="float">
            <text:p>276,231340994377</text:p>
          </table:table-cell>
          <table:table-cell office:value-type="float" office:value="526.865244389942" calcext:value-type="float">
            <text:p>526,865244389942</text:p>
          </table:table-cell>
          <table:table-cell office:value-type="float" office:value="669.605432273722" calcext:value-type="float">
            <text:p>669,605432273722</text:p>
          </table:table-cell>
        </table:table-row>
        <table:table-row table:style-name="ro1">
          <table:table-cell office:value-type="float" office:value="224.39464032317" calcext:value-type="float">
            <text:p>224,39464032317</text:p>
          </table:table-cell>
          <table:table-cell office:value-type="float" office:value="275.51730945864" calcext:value-type="float">
            <text:p>275,51730945864</text:p>
          </table:table-cell>
          <table:table-cell office:value-type="float" office:value="525.503348240779" calcext:value-type="float">
            <text:p>525,503348240779</text:p>
          </table:table-cell>
          <table:table-cell office:value-type="float" office:value="665.907201520874" calcext:value-type="float">
            <text:p>665,907201520874</text:p>
          </table:table-cell>
        </table:table-row>
        <table:table-row table:style-name="ro1">
          <table:table-cell office:value-type="float" office:value="220.012592173657" calcext:value-type="float">
            <text:p>220,012592173657</text:p>
          </table:table-cell>
          <table:table-cell office:value-type="float" office:value="273.178129586254" calcext:value-type="float">
            <text:p>273,178129586254</text:p>
          </table:table-cell>
          <table:table-cell office:value-type="float" office:value="521.041752497515" calcext:value-type="float">
            <text:p>521,041752497515</text:p>
          </table:table-cell>
          <table:table-cell office:value-type="float" office:value="672.110054124351" calcext:value-type="float">
            <text:p>672,110054124351</text:p>
          </table:table-cell>
        </table:table-row>
        <table:table-row table:style-name="ro1">
          <table:table-cell office:value-type="float" office:value="228.461171376435" calcext:value-type="float">
            <text:p>228,461171376435</text:p>
          </table:table-cell>
          <table:table-cell office:value-type="float" office:value="279.000218214413" calcext:value-type="float">
            <text:p>279,000218214413</text:p>
          </table:table-cell>
          <table:table-cell office:value-type="float" office:value="532.146416207624" calcext:value-type="float">
            <text:p>532,146416207624</text:p>
          </table:table-cell>
          <table:table-cell office:value-type="float" office:value="669.463169081507" calcext:value-type="float">
            <text:p>669,463169081507</text:p>
          </table:table-cell>
        </table:table-row>
        <table:table-row table:style-name="ro1">
          <table:table-cell office:value-type="float" office:value="234.410416182972" calcext:value-type="float">
            <text:p>234,410416182972</text:p>
          </table:table-cell>
          <table:table-cell office:value-type="float" office:value="273.058131109182" calcext:value-type="float">
            <text:p>273,058131109182</text:p>
          </table:table-cell>
          <table:table-cell office:value-type="float" office:value="520.812875402247" calcext:value-type="float">
            <text:p>520,812875402247</text:p>
          </table:table-cell>
          <table:table-cell office:value-type="float" office:value="700.244188555273" calcext:value-type="float">
            <text:p>700,244188555273</text:p>
          </table:table-cell>
        </table:table-row>
        <table:table-row table:style-name="ro1">
          <table:table-cell office:value-type="float" office:value="227.86844685639" calcext:value-type="float">
            <text:p>227,86844685639</text:p>
          </table:table-cell>
          <table:table-cell office:value-type="float" office:value="277.75305273482" calcext:value-type="float">
            <text:p>277,75305273482</text:p>
          </table:table-cell>
          <table:table-cell office:value-type="float" office:value="529.767655916213" calcext:value-type="float">
            <text:p>529,767655916213</text:p>
          </table:table-cell>
          <table:table-cell office:value-type="float" office:value="661.753868534036" calcext:value-type="float">
            <text:p>661,753868534036</text:p>
          </table:table-cell>
        </table:table-row>
        <table:table-row table:style-name="ro1">
          <table:table-cell office:value-type="float" office:value="231.352966560547" calcext:value-type="float">
            <text:p>231,352966560547</text:p>
          </table:table-cell>
          <table:table-cell office:value-type="float" office:value="275.790274877424" calcext:value-type="float">
            <text:p>275,790274877424</text:p>
          </table:table-cell>
          <table:table-cell office:value-type="float" office:value="526.023984282874" calcext:value-type="float">
            <text:p>526,023984282874</text:p>
          </table:table-cell>
          <table:table-cell office:value-type="float" office:value="673.254130045353" calcext:value-type="float">
            <text:p>673,254130045353</text:p>
          </table:table-cell>
        </table:table-row>
        <table:table-row table:style-name="ro1">
          <table:table-cell office:value-type="float" office:value="235.225598056057" calcext:value-type="float">
            <text:p>235,225598056057</text:p>
          </table:table-cell>
          <table:table-cell office:value-type="float" office:value="285.550321536575" calcext:value-type="float">
            <text:p>285,550321536575</text:p>
          </table:table-cell>
          <table:table-cell office:value-type="float" office:value="544.639646610761" calcext:value-type="float">
            <text:p>544,639646610761</text:p>
          </table:table-cell>
          <table:table-cell office:value-type="float" office:value="675.90612588998" calcext:value-type="float">
            <text:p>675,90612588998</text:p>
          </table:table-cell>
        </table:table-row>
        <table:table-row table:style-name="ro1">
          <table:table-cell office:value-type="float" office:value="239.752198627151" calcext:value-type="float">
            <text:p>239,752198627151</text:p>
          </table:table-cell>
          <table:table-cell office:value-type="float" office:value="275.108012805819" calcext:value-type="float">
            <text:p>275,108012805819</text:p>
          </table:table-cell>
          <table:table-cell office:value-type="float" office:value="524.722683091632" calcext:value-type="float">
            <text:p>524,722683091632</text:p>
          </table:table-cell>
          <table:table-cell office:value-type="float" office:value="661.561485616471" calcext:value-type="float">
            <text:p>661,561485616471</text:p>
          </table:table-cell>
        </table:table-row>
        <table:table-row table:style-name="ro1">
          <table:table-cell office:value-type="float" office:value="230.184392200352" calcext:value-type="float">
            <text:p>230,184392200352</text:p>
          </table:table-cell>
          <table:table-cell office:value-type="float" office:value="274.59311066071" calcext:value-type="float">
            <text:p>274,59311066071</text:p>
          </table:table-cell>
          <table:table-cell office:value-type="float" office:value="523.740593066861" calcext:value-type="float">
            <text:p>523,740593066861</text:p>
          </table:table-cell>
          <table:table-cell office:value-type="float" office:value="634.792343961575" calcext:value-type="float">
            <text:p>634,792343961575</text:p>
          </table:table-cell>
        </table:table-row>
        <table:table-row table:style-name="ro1">
          <table:table-cell office:value-type="float" office:value="224.567466793288" calcext:value-type="float">
            <text:p>224,567466793288</text:p>
          </table:table-cell>
          <table:table-cell office:value-type="float" office:value="278.034388179337" calcext:value-type="float">
            <text:p>278,034388179337</text:p>
          </table:table-cell>
          <table:table-cell office:value-type="float" office:value="530.304256387389" calcext:value-type="float">
            <text:p>530,304256387389</text:p>
          </table:table-cell>
          <table:table-cell office:value-type="float" office:value="646.845698003691" calcext:value-type="float">
            <text:p>646,845698003691</text:p>
          </table:table-cell>
        </table:table-row>
        <table:table-row table:style-name="ro1">
          <table:table-cell office:value-type="float" office:value="235.358641055469" calcext:value-type="float">
            <text:p>235,358641055469</text:p>
          </table:table-cell>
          <table:table-cell office:value-type="float" office:value="277.842923671198" calcext:value-type="float">
            <text:p>277,842923671198</text:p>
          </table:table-cell>
          <table:table-cell office:value-type="float" office:value="529.939069748865" calcext:value-type="float">
            <text:p>529,939069748865</text:p>
          </table:table-cell>
          <table:table-cell office:value-type="float" office:value="657.713714084624" calcext:value-type="float">
            <text:p>657,713714084624</text:p>
          </table:table-cell>
        </table:table-row>
        <table:table-row table:style-name="ro1">
          <table:table-cell office:value-type="float" office:value="223.426871171874" calcext:value-type="float">
            <text:p>223,426871171874</text:p>
          </table:table-cell>
          <table:table-cell office:value-type="float" office:value="282.979726021755" calcext:value-type="float">
            <text:p>282,979726021755</text:p>
          </table:table-cell>
          <table:table-cell office:value-type="float" office:value="539.736664098828" calcext:value-type="float">
            <text:p>539,736664098828</text:p>
          </table:table-cell>
          <table:table-cell office:value-type="float" office:value="646.705956745212" calcext:value-type="float">
            <text:p>646,705956745212</text:p>
          </table:table-cell>
        </table:table-row>
        <table:table-row table:style-name="ro1">
          <table:table-cell office:value-type="float" office:value="223.778624818193" calcext:value-type="float">
            <text:p>223,778624818193</text:p>
          </table:table-cell>
          <table:table-cell office:value-type="float" office:value="275.691104740655" calcext:value-type="float">
            <text:p>275,691104740655</text:p>
          </table:table-cell>
          <table:table-cell office:value-type="float" office:value="525.834833775343" calcext:value-type="float">
            <text:p>525,834833775343</text:p>
          </table:table-cell>
          <table:table-cell office:value-type="float" office:value="651.529436337121" calcext:value-type="float">
            <text:p>651,529436337121</text:p>
          </table:table-cell>
        </table:table-row>
        <table:table-row table:style-name="ro1">
          <table:table-cell office:value-type="float" office:value="236.338530570004" calcext:value-type="float">
            <text:p>236,338530570004</text:p>
          </table:table-cell>
          <table:table-cell office:value-type="float" office:value="287.415627197978" calcext:value-type="float">
            <text:p>287,415627197978</text:p>
          </table:table-cell>
          <table:table-cell office:value-type="float" office:value="548.19740627561" calcext:value-type="float">
            <text:p>548,19740627561</text:p>
          </table:table-cell>
          <table:table-cell office:value-type="float" office:value="657.214308028548" calcext:value-type="float">
            <text:p>657,214308028548</text:p>
          </table:table-cell>
        </table:table-row>
        <table:table-row table:style-name="ro1">
          <table:table-cell office:value-type="float" office:value="227.301740853876" calcext:value-type="float">
            <text:p>227,301740853876</text:p>
          </table:table-cell>
          <table:table-cell office:value-type="float" office:value="382.339042583917" calcext:value-type="float">
            <text:p>382,339042583917</text:p>
          </table:table-cell>
          <table:table-cell office:value-type="float" office:value="729.248000555058" calcext:value-type="float">
            <text:p>729,248000555058</text:p>
          </table:table-cell>
          <table:table-cell office:value-type="float" office:value="646.712987282843" calcext:value-type="float">
            <text:p>646,712987282843</text:p>
          </table:table-cell>
        </table:table-row>
        <table:table-row table:style-name="ro1">
          <table:table-cell office:value-type="float" office:value="233.269837916858" calcext:value-type="float">
            <text:p>233,269837916858</text:p>
          </table:table-cell>
          <table:table-cell office:value-type="float" office:value="314.213922534743" calcext:value-type="float">
            <text:p>314,213922534743</text:p>
          </table:table-cell>
          <table:table-cell office:value-type="float" office:value="599.310688247933" calcext:value-type="float">
            <text:p>599,310688247933</text:p>
          </table:table-cell>
          <table:table-cell office:value-type="float" office:value="644.00179788605" calcext:value-type="float">
            <text:p>644,00179788605</text:p>
          </table:table-cell>
        </table:table-row>
        <table:table-row table:style-name="ro1">
          <table:table-cell office:value-type="float" office:value="227.776035709535" calcext:value-type="float">
            <text:p>227,776035709535</text:p>
          </table:table-cell>
          <table:table-cell office:value-type="float" office:value="311.68366508826" calcext:value-type="float">
            <text:p>311,68366508826</text:p>
          </table:table-cell>
          <table:table-cell office:value-type="float" office:value="594.484643878341" calcext:value-type="float">
            <text:p>594,484643878341</text:p>
          </table:table-cell>
          <table:table-cell office:value-type="float" office:value="706.966638195989" calcext:value-type="float">
            <text:p>706,966638195989</text:p>
          </table:table-cell>
        </table:table-row>
        <table:table-row table:style-name="ro1">
          <table:table-cell office:value-type="float" office:value="255.994079233766" calcext:value-type="float">
            <text:p>255,994079233766</text:p>
          </table:table-cell>
          <table:table-cell office:value-type="float" office:value="304.19653299701" calcext:value-type="float">
            <text:p>304,19653299701</text:p>
          </table:table-cell>
          <table:table-cell office:value-type="float" office:value="580.204187269631" calcext:value-type="float">
            <text:p>580,204187269631</text:p>
          </table:table-cell>
          <table:table-cell office:value-type="float" office:value="758.037871392623" calcext:value-type="float">
            <text:p>758,037871392623</text:p>
          </table:table-cell>
        </table:table-row>
        <table:table-row table:style-name="ro1">
          <table:table-cell office:value-type="float" office:value="228.13421435472" calcext:value-type="float">
            <text:p>228,13421435472</text:p>
          </table:table-cell>
          <table:table-cell office:value-type="float" office:value="302.403607244911" calcext:value-type="float">
            <text:p>302,403607244911</text:p>
          </table:table-cell>
          <table:table-cell office:value-type="float" office:value="576.78448021846" calcext:value-type="float">
            <text:p>576,78448021846</text:p>
          </table:table-cell>
          <table:table-cell office:value-type="float" office:value="765.305636702233" calcext:value-type="float">
            <text:p>765,305636702233</text:p>
          </table:table-cell>
        </table:table-row>
        <table:table-row table:style-name="ro1">
          <table:table-cell office:value-type="float" office:value="224.682010768922" calcext:value-type="float">
            <text:p>224,682010768922</text:p>
          </table:table-cell>
          <table:table-cell office:value-type="float" office:value="300.406603382495" calcext:value-type="float">
            <text:p>300,406603382495</text:p>
          </table:table-cell>
          <table:table-cell office:value-type="float" office:value="572.975528184879" calcext:value-type="float">
            <text:p>572,975528184879</text:p>
          </table:table-cell>
          <table:table-cell office:value-type="float" office:value="798.977340865018" calcext:value-type="float">
            <text:p>798,977340865018</text:p>
          </table:table-cell>
        </table:table-row>
        <table:table-row table:style-name="ro1">
          <table:table-cell office:value-type="float" office:value="226.467666167525" calcext:value-type="float">
            <text:p>226,467666167525</text:p>
          </table:table-cell>
          <table:table-cell office:value-type="float" office:value="304.907397775097" calcext:value-type="float">
            <text:p>304,907397775097</text:p>
          </table:table-cell>
          <table:table-cell office:value-type="float" office:value="581.560043356369" calcext:value-type="float">
            <text:p>581,560043356369</text:p>
          </table:table-cell>
          <table:table-cell office:value-type="float" office:value="753.306936720055" calcext:value-type="float">
            <text:p>753,306936720055</text:p>
          </table:table-cell>
        </table:table-row>
        <table:table-row table:style-name="ro1">
          <table:table-cell office:value-type="float" office:value="221.503652985658" calcext:value-type="float">
            <text:p>221,503652985658</text:p>
          </table:table-cell>
          <table:table-cell office:value-type="float" office:value="295.317997449786" calcext:value-type="float">
            <text:p>295,317997449786</text:p>
          </table:table-cell>
          <table:table-cell office:value-type="float" office:value="563.269860469225" calcext:value-type="float">
            <text:p>563,269860469225</text:p>
          </table:table-cell>
          <table:table-cell office:value-type="float" office:value="739.158827719149" calcext:value-type="float">
            <text:p>739,158827719149</text:p>
          </table:table-cell>
        </table:table-row>
        <table:table-row table:style-name="ro1">
          <table:table-cell office:value-type="float" office:value="218.945920259901" calcext:value-type="float">
            <text:p>218,945920259901</text:p>
          </table:table-cell>
          <table:table-cell office:value-type="float" office:value="304.496217348467" calcext:value-type="float">
            <text:p>304,496217348467</text:p>
          </table:table-cell>
          <table:table-cell office:value-type="float" office:value="580.775785222643" calcext:value-type="float">
            <text:p>580,775785222643</text:p>
          </table:table-cell>
          <table:table-cell office:value-type="float" office:value="727.611349295645" calcext:value-type="float">
            <text:p>727,611349295645</text:p>
          </table:table-cell>
        </table:table-row>
        <table:table-row table:style-name="ro1">
          <table:table-cell office:value-type="float" office:value="220.419310129989" calcext:value-type="float">
            <text:p>220,419310129989</text:p>
          </table:table-cell>
          <table:table-cell office:value-type="float" office:value="303.708362530011" calcext:value-type="float">
            <text:p>303,708362530011</text:p>
          </table:table-cell>
          <table:table-cell office:value-type="float" office:value="579.273083465574" calcext:value-type="float">
            <text:p>579,273083465574</text:p>
          </table:table-cell>
          <table:table-cell office:value-type="float" office:value="701.351716904697" calcext:value-type="float">
            <text:p>701,351716904697</text:p>
          </table:table-cell>
        </table:table-row>
        <table:table-row table:style-name="ro1">
          <table:table-cell office:value-type="float" office:value="232.42912397081" calcext:value-type="float">
            <text:p>232,42912397081</text:p>
          </table:table-cell>
          <table:table-cell office:value-type="float" office:value="302.1843826327" calcext:value-type="float">
            <text:p>302,1843826327</text:p>
          </table:table-cell>
          <table:table-cell office:value-type="float" office:value="576.366345808103" calcext:value-type="float">
            <text:p>576,366345808103</text:p>
          </table:table-cell>
          <table:table-cell office:value-type="float" office:value="744.995345236254" calcext:value-type="float">
            <text:p>744,995345236254</text:p>
          </table:table-cell>
        </table:table-row>
        <table:table-row table:style-name="ro1">
          <table:table-cell office:value-type="float" office:value="221.755713421363" calcext:value-type="float">
            <text:p>221,755713421363</text:p>
          </table:table-cell>
          <table:table-cell office:value-type="float" office:value="301.041432719367" calcext:value-type="float">
            <text:p>301,041432719367</text:p>
          </table:table-cell>
          <table:table-cell office:value-type="float" office:value="574.186359340073" calcext:value-type="float">
            <text:p>574,186359340073</text:p>
          </table:table-cell>
          <table:table-cell office:value-type="float" office:value="734.624151520167" calcext:value-type="float">
            <text:p>734,624151520167</text:p>
          </table:table-cell>
        </table:table-row>
        <table:table-row table:style-name="ro1">
          <table:table-cell office:value-type="float" office:value="217.488820177766" calcext:value-type="float">
            <text:p>217,488820177766</text:p>
          </table:table-cell>
          <table:table-cell office:value-type="float" office:value="297.10017555456" calcext:value-type="float">
            <text:p>297,10017555456</text:p>
          </table:table-cell>
          <table:table-cell office:value-type="float" office:value="566.669068174398" calcext:value-type="float">
            <text:p>566,669068174398</text:p>
          </table:table-cell>
          <table:table-cell office:value-type="float" office:value="748.586197920361" calcext:value-type="float">
            <text:p>748,586197920361</text:p>
          </table:table-cell>
        </table:table-row>
        <table:table-row table:style-name="ro1">
          <table:table-cell office:value-type="float" office:value="221.797517916194" calcext:value-type="float">
            <text:p>221,797517916194</text:p>
          </table:table-cell>
          <table:table-cell office:value-type="float" office:value="295.235799039367" calcext:value-type="float">
            <text:p>295,235799039367</text:p>
          </table:table-cell>
          <table:table-cell office:value-type="float" office:value="563.113080701086" calcext:value-type="float">
            <text:p>563,113080701086</text:p>
          </table:table-cell>
          <table:table-cell office:value-type="float" office:value="741.802382765662" calcext:value-type="float">
            <text:p>741,802382765662</text:p>
          </table:table-cell>
        </table:table-row>
        <table:table-row table:style-name="ro1">
          <table:table-cell office:value-type="float" office:value="228.101504468448" calcext:value-type="float">
            <text:p>228,101504468448</text:p>
          </table:table-cell>
          <table:table-cell office:value-type="float" office:value="307.45209149723" calcext:value-type="float">
            <text:p>307,45209149723</text:p>
          </table:table-cell>
          <table:table-cell office:value-type="float" office:value="586.413622515717" calcext:value-type="float">
            <text:p>586,413622515717</text:p>
          </table:table-cell>
          <table:table-cell office:value-type="float" office:value="734.730942844774" calcext:value-type="float">
            <text:p>734,730942844774</text:p>
          </table:table-cell>
        </table:table-row>
        <table:table-row table:style-name="ro1">
          <table:table-cell office:value-type="float" office:value="222.805684380805" calcext:value-type="float">
            <text:p>222,805684380805</text:p>
          </table:table-cell>
          <table:table-cell office:value-type="float" office:value="298.787686749374" calcext:value-type="float">
            <text:p>298,787686749374</text:p>
          </table:table-cell>
          <table:table-cell office:value-type="float" office:value="569.88771452664" calcext:value-type="float">
            <text:p>569,88771452664</text:p>
          </table:table-cell>
          <table:table-cell office:value-type="float" office:value="753.268613519841" calcext:value-type="float">
            <text:p>753,268613519841</text:p>
          </table:table-cell>
        </table:table-row>
        <table:table-row table:style-name="ro1">
          <table:table-cell office:value-type="float" office:value="211.228673630586" calcext:value-type="float">
            <text:p>211,228673630586</text:p>
          </table:table-cell>
          <table:table-cell office:value-type="float" office:value="296.402308771192" calcext:value-type="float">
            <text:p>296,402308771192</text:p>
          </table:table-cell>
          <table:table-cell office:value-type="float" office:value="565.338003596254" calcext:value-type="float">
            <text:p>565,338003596254</text:p>
          </table:table-cell>
          <table:table-cell office:value-type="float" office:value="724.863869691711" calcext:value-type="float">
            <text:p>724,863869691711</text:p>
          </table:table-cell>
        </table:table-row>
        <table:table-row table:style-name="ro1">
          <table:table-cell office:value-type="float" office:value="217.294341541934" calcext:value-type="float">
            <text:p>217,294341541934</text:p>
          </table:table-cell>
          <table:table-cell office:value-type="float" office:value="297.768118458709" calcext:value-type="float">
            <text:p>297,768118458709</text:p>
          </table:table-cell>
          <table:table-cell office:value-type="float" office:value="567.943057940244" calcext:value-type="float">
            <text:p>567,943057940244</text:p>
          </table:table-cell>
          <table:table-cell office:value-type="float" office:value="745.968145344685" calcext:value-type="float">
            <text:p>745,968145344685</text:p>
          </table:table-cell>
        </table:table-row>
        <table:table-row table:style-name="ro1">
          <table:table-cell office:value-type="float" office:value="217.601962742602" calcext:value-type="float">
            <text:p>217,601962742602</text:p>
          </table:table-cell>
          <table:table-cell office:value-type="float" office:value="308.261309243652" calcext:value-type="float">
            <text:p>308,261309243652</text:p>
          </table:table-cell>
          <table:table-cell office:value-type="float" office:value="587.957070497392" calcext:value-type="float">
            <text:p>587,957070497392</text:p>
          </table:table-cell>
          <table:table-cell office:value-type="float" office:value="732.663285870615" calcext:value-type="float">
            <text:p>732,663285870615</text:p>
          </table:table-cell>
        </table:table-row>
        <table:table-row table:style-name="ro1">
          <table:table-cell office:value-type="float" office:value="222.672276564146" calcext:value-type="float">
            <text:p>222,672276564146</text:p>
          </table:table-cell>
          <table:table-cell office:value-type="float" office:value="295.150494962154" calcext:value-type="float">
            <text:p>295,150494962154</text:p>
          </table:table-cell>
          <table:table-cell office:value-type="float" office:value="562.950377391149" calcext:value-type="float">
            <text:p>562,950377391149</text:p>
          </table:table-cell>
          <table:table-cell office:value-type="float" office:value="728.407047372954" calcext:value-type="float">
            <text:p>728,407047372954</text:p>
          </table:table-cell>
        </table:table-row>
        <table:table-row table:style-name="ro1">
          <table:table-cell office:value-type="float" office:value="225.770137964433" calcext:value-type="float">
            <text:p>225,770137964433</text:p>
          </table:table-cell>
          <table:table-cell office:value-type="float" office:value="291.807550070372" calcext:value-type="float">
            <text:p>291,807550070372</text:p>
          </table:table-cell>
          <table:table-cell office:value-type="float" office:value="556.574267167556" calcext:value-type="float">
            <text:p>556,574267167556</text:p>
          </table:table-cell>
          <table:table-cell office:value-type="float" office:value="748.190314969229" calcext:value-type="float">
            <text:p>748,190314969229</text:p>
          </table:table-cell>
        </table:table-row>
        <table:table-row table:style-name="ro1">
          <table:table-cell office:value-type="float" office:value="221.20805946079" calcext:value-type="float">
            <text:p>221,20805946079</text:p>
          </table:table-cell>
          <table:table-cell office:value-type="float" office:value="289.416915357754" calcext:value-type="float">
            <text:p>289,416915357754</text:p>
          </table:table-cell>
          <table:table-cell office:value-type="float" office:value="552.014529892356" calcext:value-type="float">
            <text:p>552,014529892356</text:p>
          </table:table-cell>
          <table:table-cell office:value-type="float" office:value="743.133231584846" calcext:value-type="float">
            <text:p>743,133231584846</text:p>
          </table:table-cell>
        </table:table-row>
        <table:table-row table:style-name="ro1">
          <table:table-cell office:value-type="float" office:value="231.37753154745" calcext:value-type="float">
            <text:p>231,37753154745</text:p>
          </table:table-cell>
          <table:table-cell office:value-type="float" office:value="300.006476085918" calcext:value-type="float">
            <text:p>300,006476085918</text:p>
          </table:table-cell>
          <table:table-cell office:value-type="float" office:value="572.212352054541" calcext:value-type="float">
            <text:p>572,212352054541</text:p>
          </table:table-cell>
          <table:table-cell office:value-type="float" office:value="730.734752522467" calcext:value-type="float">
            <text:p>730,734752522467</text:p>
          </table:table-cell>
        </table:table-row>
        <table:table-row table:style-name="ro1">
          <table:table-cell office:value-type="float" office:value="245.933172011619" calcext:value-type="float">
            <text:p>245,933172011619</text:p>
          </table:table-cell>
          <table:table-cell office:value-type="float" office:value="297.202537901921" calcext:value-type="float">
            <text:p>297,202537901921</text:p>
          </table:table-cell>
          <table:table-cell office:value-type="float" office:value="566.864307291597" calcext:value-type="float">
            <text:p>566,864307291597</text:p>
          </table:table-cell>
          <table:table-cell office:value-type="float" office:value="725.589365181263" calcext:value-type="float">
            <text:p>725,589365181263</text:p>
          </table:table-cell>
        </table:table-row>
        <table:table-row table:style-name="ro1">
          <table:table-cell office:value-type="float" office:value="220.208110283005" calcext:value-type="float">
            <text:p>220,208110283005</text:p>
          </table:table-cell>
          <table:table-cell office:value-type="float" office:value="293.840910616542" calcext:value-type="float">
            <text:p>293,840910616542</text:p>
          </table:table-cell>
          <table:table-cell office:value-type="float" office:value="560.452563515951" calcext:value-type="float">
            <text:p>560,452563515951</text:p>
          </table:table-cell>
          <table:table-cell office:value-type="float" office:value="750.990683281402" calcext:value-type="float">
            <text:p>750,990683281402</text:p>
          </table:table-cell>
        </table:table-row>
        <table:table-row table:style-name="ro1">
          <table:table-cell office:value-type="float" office:value="224.243086726184" calcext:value-type="float">
            <text:p>224,243086726184</text:p>
          </table:table-cell>
          <table:table-cell office:value-type="float" office:value="292.379443782001" calcext:value-type="float">
            <text:p>292,379443782001</text:p>
          </table:table-cell>
          <table:table-cell office:value-type="float" office:value="557.66505910687" calcext:value-type="float">
            <text:p>557,66505910687</text:p>
          </table:table-cell>
          <table:table-cell office:value-type="float" office:value="754.059839020058" calcext:value-type="float">
            <text:p>754,059839020058</text:p>
          </table:table-cell>
        </table:table-row>
        <table:table-row table:style-name="ro1">
          <table:table-cell office:value-type="float" office:value="226.944645097422" calcext:value-type="float">
            <text:p>226,944645097422</text:p>
          </table:table-cell>
          <table:table-cell office:value-type="float" office:value="302.919008320804" calcext:value-type="float">
            <text:p>302,919008320804</text:p>
          </table:table-cell>
          <table:table-cell office:value-type="float" office:value="577.767521870547" calcext:value-type="float">
            <text:p>577,767521870547</text:p>
          </table:table-cell>
          <table:table-cell office:value-type="float" office:value="1081.00830220524" calcext:value-type="float">
            <text:p>1081,00830220524</text:p>
          </table:table-cell>
        </table:table-row>
        <table:table-row table:style-name="ro1">
          <table:table-cell office:value-type="float" office:value="226.654078072948" calcext:value-type="float">
            <text:p>226,654078072948</text:p>
          </table:table-cell>
          <table:table-cell office:value-type="float" office:value="297.090555622434" calcext:value-type="float">
            <text:p>297,090555622434</text:p>
          </table:table-cell>
          <table:table-cell office:value-type="float" office:value="566.650719757189" calcext:value-type="float">
            <text:p>566,650719757189</text:p>
          </table:table-cell>
          <table:table-cell office:value-type="float" office:value="774.401716501513" calcext:value-type="float">
            <text:p>774,401716501513</text:p>
          </table:table-cell>
        </table:table-row>
        <table:table-row table:style-name="ro1">
          <table:table-cell office:value-type="float" office:value="214.011411713327" calcext:value-type="float">
            <text:p>214,011411713327</text:p>
          </table:table-cell>
          <table:table-cell office:value-type="float" office:value="292.66825319297" calcext:value-type="float">
            <text:p>292,66825319297</text:p>
          </table:table-cell>
          <table:table-cell office:value-type="float" office:value="558.215914923391" calcext:value-type="float">
            <text:p>558,215914923391</text:p>
          </table:table-cell>
          <table:table-cell office:value-type="float" office:value="751.129966468379" calcext:value-type="float">
            <text:p>751,129966468379</text:p>
          </table:table-cell>
        </table:table-row>
        <table:table-row table:style-name="ro1">
          <table:table-cell office:value-type="float" office:value="217.830086509346" calcext:value-type="float">
            <text:p>217,830086509346</text:p>
          </table:table-cell>
          <table:table-cell office:value-type="float" office:value="289.45990850752" calcext:value-type="float">
            <text:p>289,45990850752</text:p>
          </table:table-cell>
          <table:table-cell office:value-type="float" office:value="552.09653216001" calcext:value-type="float">
            <text:p>552,09653216001</text:p>
          </table:table-cell>
          <table:table-cell office:value-type="float" office:value="742.419151741004" calcext:value-type="float">
            <text:p>742,419151741004</text:p>
          </table:table-cell>
        </table:table-row>
        <table:table-row table:style-name="ro1">
          <table:table-cell office:value-type="float" office:value="214.513216229283" calcext:value-type="float">
            <text:p>214,513216229283</text:p>
          </table:table-cell>
          <table:table-cell office:value-type="float" office:value="288.073171199947" calcext:value-type="float">
            <text:p>288,073171199947</text:p>
          </table:table-cell>
          <table:table-cell office:value-type="float" office:value="549.451561868699" calcext:value-type="float">
            <text:p>549,451561868699</text:p>
          </table:table-cell>
          <table:table-cell office:value-type="float" office:value="747.991791887998" calcext:value-type="float">
            <text:p>747,991791887998</text:p>
          </table:table-cell>
        </table:table-row>
        <table:table-row table:style-name="ro1">
          <table:table-cell office:value-type="float" office:value="213.328230464598" calcext:value-type="float">
            <text:p>213,328230464598</text:p>
          </table:table-cell>
          <table:table-cell office:value-type="float" office:value="304.245877499997" calcext:value-type="float">
            <text:p>304,245877499997</text:p>
          </table:table-cell>
          <table:table-cell office:value-type="float" office:value="580.298303684994" calcext:value-type="float">
            <text:p>580,298303684994</text:p>
          </table:table-cell>
          <table:table-cell office:value-type="float" office:value="768.655046974466" calcext:value-type="float">
            <text:p>768,655046974466</text:p>
          </table:table-cell>
        </table:table-row>
        <table:table-row table:style-name="ro1">
          <table:table-cell office:value-type="float" office:value="219.37628825848" calcext:value-type="float">
            <text:p>219,37628825848</text:p>
          </table:table-cell>
          <table:table-cell office:value-type="float" office:value="295.753575195351" calcext:value-type="float">
            <text:p>295,753575195351</text:p>
          </table:table-cell>
          <table:table-cell office:value-type="float" office:value="564.1006524226" calcext:value-type="float">
            <text:p>564,1006524226</text:p>
          </table:table-cell>
          <table:table-cell office:value-type="float" office:value="767.882087542748" calcext:value-type="float">
            <text:p>767,882087542748</text:p>
          </table:table-cell>
        </table:table-row>
        <table:table-row table:style-name="ro1">
          <table:table-cell office:value-type="float" office:value="224.496626730861" calcext:value-type="float">
            <text:p>224,496626730861</text:p>
          </table:table-cell>
          <table:table-cell office:value-type="float" office:value="296.074390828339" calcext:value-type="float">
            <text:p>296,074390828339</text:p>
          </table:table-cell>
          <table:table-cell office:value-type="float" office:value="564.712554773252" calcext:value-type="float">
            <text:p>564,712554773252</text:p>
          </table:table-cell>
          <table:table-cell office:value-type="float" office:value="768.991612858442" calcext:value-type="float">
            <text:p>768,991612858442</text:p>
          </table:table-cell>
        </table:table-row>
        <table:table-row table:style-name="ro1">
          <table:table-cell office:value-type="float" office:value="216.417973014645" calcext:value-type="float">
            <text:p>216,417973014645</text:p>
          </table:table-cell>
          <table:table-cell office:value-type="float" office:value="300.468268731403" calcext:value-type="float">
            <text:p>300,468268731403</text:p>
          </table:table-cell>
          <table:table-cell office:value-type="float" office:value="573.093144560363" calcext:value-type="float">
            <text:p>573,093144560363</text:p>
          </table:table-cell>
          <table:table-cell office:value-type="float" office:value="755.917505825066" calcext:value-type="float">
            <text:p>755,917505825066</text:p>
          </table:table-cell>
        </table:table-row>
        <table:table-row table:style-name="ro1">
          <table:table-cell office:value-type="float" office:value="214.026210336941" calcext:value-type="float">
            <text:p>214,026210336941</text:p>
          </table:table-cell>
          <table:table-cell office:value-type="float" office:value="294.92152314362" calcext:value-type="float">
            <text:p>294,92152314362</text:p>
          </table:table-cell>
          <table:table-cell office:value-type="float" office:value="562.513651809265" calcext:value-type="float">
            <text:p>562,513651809265</text:p>
          </table:table-cell>
          <table:table-cell office:value-type="float" office:value="724.156949058132" calcext:value-type="float">
            <text:p>724,156949058132</text:p>
          </table:table-cell>
        </table:table-row>
        <table:table-row table:style-name="ro1">
          <table:table-cell office:value-type="float" office:value="216.929485981768" calcext:value-type="float">
            <text:p>216,929485981768</text:p>
          </table:table-cell>
          <table:table-cell office:value-type="float" office:value="304.082343651511" calcext:value-type="float">
            <text:p>304,082343651511</text:p>
          </table:table-cell>
          <table:table-cell office:value-type="float" office:value="579.986390124649" calcext:value-type="float">
            <text:p>579,986390124649</text:p>
          </table:table-cell>
          <table:table-cell office:value-type="float" office:value="788.194293625279" calcext:value-type="float">
            <text:p>788,194293625279</text:p>
          </table:table-cell>
        </table:table-row>
        <table:table-row table:style-name="ro1">
          <table:table-cell office:value-type="float" office:value="216.383001783503" calcext:value-type="float">
            <text:p>216,383001783503</text:p>
          </table:table-cell>
          <table:table-cell office:value-type="float" office:value="292.565618468775" calcext:value-type="float">
            <text:p>292,565618468775</text:p>
          </table:table-cell>
          <table:table-cell office:value-type="float" office:value="558.020156292777" calcext:value-type="float">
            <text:p>558,020156292777</text:p>
          </table:table-cell>
          <table:table-cell office:value-type="float" office:value="825.737650565435" calcext:value-type="float">
            <text:p>825,737650565435</text:p>
          </table:table-cell>
        </table:table-row>
        <table:table-row table:style-name="ro1">
          <table:table-cell office:value-type="float" office:value="214.354230001335" calcext:value-type="float">
            <text:p>214,354230001335</text:p>
          </table:table-cell>
          <table:table-cell office:value-type="float" office:value="290.107827475395" calcext:value-type="float">
            <text:p>290,107827475395</text:p>
          </table:table-cell>
          <table:table-cell office:value-type="float" office:value="553.332329604737" calcext:value-type="float">
            <text:p>553,332329604737</text:p>
          </table:table-cell>
          <table:table-cell office:value-type="float" office:value="991.446718099037" calcext:value-type="float">
            <text:p>991,446718099037</text:p>
          </table:table-cell>
        </table:table-row>
        <table:table-row table:style-name="ro1">
          <table:table-cell office:value-type="float" office:value="223.03271945574" calcext:value-type="float">
            <text:p>223,03271945574</text:p>
          </table:table-cell>
          <table:table-cell office:value-type="float" office:value="337.317260640199" calcext:value-type="float">
            <text:p>337,317260640199</text:p>
          </table:table-cell>
          <table:table-cell office:value-type="float" office:value="643.37645512774" calcext:value-type="float">
            <text:p>643,37645512774</text:p>
          </table:table-cell>
          <table:table-cell office:value-type="float" office:value="877.086853134124" calcext:value-type="float">
            <text:p>877,086853134124</text:p>
          </table:table-cell>
        </table:table-row>
        <table:table-row table:style-name="ro1">
          <table:table-cell office:value-type="float" office:value="219.884633586761" calcext:value-type="float">
            <text:p>219,884633586761</text:p>
          </table:table-cell>
          <table:table-cell office:value-type="float" office:value="311.863335694672" calcext:value-type="float">
            <text:p>311,863335694672</text:p>
          </table:table-cell>
          <table:table-cell office:value-type="float" office:value="594.827335614971" calcext:value-type="float">
            <text:p>594,827335614971</text:p>
          </table:table-cell>
          <table:table-cell office:value-type="float" office:value="886.577462281426" calcext:value-type="float">
            <text:p>886,577462281426</text:p>
          </table:table-cell>
        </table:table-row>
        <table:table-row table:style-name="ro1">
          <table:table-cell office:value-type="float" office:value="220.861120944786" calcext:value-type="float">
            <text:p>220,861120944786</text:p>
          </table:table-cell>
          <table:table-cell office:value-type="float" office:value="351.999617378923" calcext:value-type="float">
            <text:p>351,999617378923</text:p>
          </table:table-cell>
          <table:table-cell office:value-type="float" office:value="671.380603547399" calcext:value-type="float">
            <text:p>671,380603547399</text:p>
          </table:table-cell>
          <table:table-cell office:value-type="float" office:value="801.400303297734" calcext:value-type="float">
            <text:p>801,400303297734</text:p>
          </table:table-cell>
        </table:table-row>
        <table:table-row table:style-name="ro1">
          <table:table-cell office:value-type="float" office:value="219.533325838974" calcext:value-type="float">
            <text:p>219,533325838974</text:p>
          </table:table-cell>
          <table:table-cell office:value-type="float" office:value="372.85777300714" calcext:value-type="float">
            <text:p>372,85777300714</text:p>
          </table:table-cell>
          <table:table-cell office:value-type="float" office:value="711.164059048952" calcext:value-type="float">
            <text:p>711,164059048952</text:p>
          </table:table-cell>
          <table:table-cell office:value-type="float" office:value="824.105434969211" calcext:value-type="float">
            <text:p>824,105434969211</text:p>
          </table:table-cell>
        </table:table-row>
        <table:table-row table:style-name="ro1">
          <table:table-cell office:value-type="float" office:value="252.568730941194" calcext:value-type="float">
            <text:p>252,568730941194</text:p>
          </table:table-cell>
          <table:table-cell office:value-type="float" office:value="324.464270368077" calcext:value-type="float">
            <text:p>324,464270368077</text:p>
          </table:table-cell>
          <table:table-cell office:value-type="float" office:value="618.861518348712" calcext:value-type="float">
            <text:p>618,861518348712</text:p>
          </table:table-cell>
          <table:table-cell office:value-type="float" office:value="816.265410409399" calcext:value-type="float">
            <text:p>816,265410409399</text:p>
          </table:table-cell>
        </table:table-row>
        <table:table-row table:style-name="ro1">
          <table:table-cell office:value-type="float" office:value="222.316301340922" calcext:value-type="float">
            <text:p>222,316301340922</text:p>
          </table:table-cell>
          <table:table-cell office:value-type="float" office:value="316.578943118444" calcext:value-type="float">
            <text:p>316,578943118444</text:p>
          </table:table-cell>
          <table:table-cell office:value-type="float" office:value="603.821570841246" calcext:value-type="float">
            <text:p>603,821570841246</text:p>
          </table:table-cell>
          <table:table-cell office:value-type="float" office:value="889.221248942511" calcext:value-type="float">
            <text:p>889,221248942511</text:p>
          </table:table-cell>
        </table:table-row>
        <table:table-row table:style-name="ro1">
          <table:table-cell office:value-type="float" office:value="221.726683646057" calcext:value-type="float">
            <text:p>221,726683646057</text:p>
          </table:table-cell>
          <table:table-cell office:value-type="float" office:value="310.677082056359" calcext:value-type="float">
            <text:p>310,677082056359</text:p>
          </table:table-cell>
          <table:table-cell office:value-type="float" office:value="592.564754508829" calcext:value-type="float">
            <text:p>592,564754508829</text:p>
          </table:table-cell>
          <table:table-cell office:value-type="float" office:value="861.583159702173" calcext:value-type="float">
            <text:p>861,583159702173</text:p>
          </table:table-cell>
        </table:table-row>
        <table:table-row table:style-name="ro1">
          <table:table-cell office:value-type="float" office:value="228.887439414645" calcext:value-type="float">
            <text:p>228,887439414645</text:p>
          </table:table-cell>
          <table:table-cell office:value-type="float" office:value="302.121811030059" calcext:value-type="float">
            <text:p>302,121811030059</text:p>
          </table:table-cell>
          <table:table-cell office:value-type="float" office:value="576.247000904666" calcext:value-type="float">
            <text:p>576,247000904666</text:p>
          </table:table-cell>
          <table:table-cell office:value-type="float" office:value="853.421639141653" calcext:value-type="float">
            <text:p>853,421639141653</text:p>
          </table:table-cell>
        </table:table-row>
        <table:table-row table:style-name="ro1">
          <table:table-cell office:value-type="float" office:value="220.210313715752" calcext:value-type="float">
            <text:p>220,210313715752</text:p>
          </table:table-cell>
          <table:table-cell office:value-type="float" office:value="298.470241526027" calcext:value-type="float">
            <text:p>298,470241526027</text:p>
          </table:table-cell>
          <table:table-cell office:value-type="float" office:value="569.282240670642" calcext:value-type="float">
            <text:p>569,282240670642</text:p>
          </table:table-cell>
          <table:table-cell office:value-type="float" office:value="795.986849085282" calcext:value-type="float">
            <text:p>795,986849085282</text:p>
          </table:table-cell>
        </table:table-row>
        <table:table-row table:style-name="ro1">
          <table:table-cell office:value-type="float" office:value="217.124060163433" calcext:value-type="float">
            <text:p>217,124060163433</text:p>
          </table:table-cell>
          <table:table-cell office:value-type="float" office:value="292.749008229974" calcext:value-type="float">
            <text:p>292,749008229974</text:p>
          </table:table-cell>
          <table:table-cell office:value-type="float" office:value="558.369941697304" calcext:value-type="float">
            <text:p>558,369941697304</text:p>
          </table:table-cell>
          <table:table-cell office:value-type="float" office:value="788.714369287896" calcext:value-type="float">
            <text:p>788,714369287896</text:p>
          </table:table-cell>
        </table:table-row>
        <table:table-row table:style-name="ro1">
          <table:table-cell office:value-type="float" office:value="213.427338794059" calcext:value-type="float">
            <text:p>213,427338794059</text:p>
          </table:table-cell>
          <table:table-cell office:value-type="float" office:value="299.063207969833" calcext:value-type="float">
            <text:p>299,063207969833</text:p>
          </table:table-cell>
          <table:table-cell office:value-type="float" office:value="570.413225334462" calcext:value-type="float">
            <text:p>570,413225334462</text:p>
          </table:table-cell>
          <table:table-cell office:value-type="float" office:value="783.66734792694" calcext:value-type="float">
            <text:p>783,66734792694</text:p>
          </table:table-cell>
        </table:table-row>
        <table:table-row table:style-name="ro1">
          <table:table-cell office:value-type="float" office:value="215.609413024384" calcext:value-type="float">
            <text:p>215,609413024384</text:p>
          </table:table-cell>
          <table:table-cell office:value-type="float" office:value="304.282972423407" calcext:value-type="float">
            <text:p>304,282972423407</text:p>
          </table:table-cell>
          <table:table-cell office:value-type="float" office:value="580.369056068912" calcext:value-type="float">
            <text:p>580,369056068912</text:p>
          </table:table-cell>
          <table:table-cell office:value-type="float" office:value="813.411901182191" calcext:value-type="float">
            <text:p>813,411901182191</text:p>
          </table:table-cell>
        </table:table-row>
        <table:table-row table:style-name="ro1">
          <table:table-cell office:value-type="float" office:value="213.537846513735" calcext:value-type="float">
            <text:p>213,537846513735</text:p>
          </table:table-cell>
          <table:table-cell office:value-type="float" office:value="306.540305190988" calcext:value-type="float">
            <text:p>306,540305190988</text:p>
          </table:table-cell>
          <table:table-cell office:value-type="float" office:value="584.674542100945" calcext:value-type="float">
            <text:p>584,674542100945</text:p>
          </table:table-cell>
          <table:table-cell office:value-type="float" office:value="756.742638586605" calcext:value-type="float">
            <text:p>756,742638586605</text:p>
          </table:table-cell>
        </table:table-row>
        <table:table-row table:style-name="ro1">
          <table:table-cell office:value-type="float" office:value="239.441453213645" calcext:value-type="float">
            <text:p>239,441453213645</text:p>
          </table:table-cell>
          <table:table-cell office:value-type="float" office:value="306.065298181803" calcext:value-type="float">
            <text:p>306,065298181803</text:p>
          </table:table-cell>
          <table:table-cell office:value-type="float" office:value="583.768545398759" calcext:value-type="float">
            <text:p>583,768545398759</text:p>
          </table:table-cell>
          <table:table-cell office:value-type="float" office:value="794.601593274486" calcext:value-type="float">
            <text:p>794,601593274486</text:p>
          </table:table-cell>
        </table:table-row>
        <table:table-row table:style-name="ro1">
          <table:table-cell office:value-type="float" office:value="240.829783486554" calcext:value-type="float">
            <text:p>240,829783486554</text:p>
          </table:table-cell>
          <table:table-cell office:value-type="float" office:value="297.927541116398" calcext:value-type="float">
            <text:p>297,927541116398</text:p>
          </table:table-cell>
          <table:table-cell office:value-type="float" office:value="568.247130089343" calcext:value-type="float">
            <text:p>568,247130089343</text:p>
          </table:table-cell>
          <table:table-cell office:value-type="float" office:value="789.060009017861" calcext:value-type="float">
            <text:p>789,060009017861</text:p>
          </table:table-cell>
        </table:table-row>
        <table:table-row table:style-name="ro1">
          <table:table-cell office:value-type="float" office:value="271.099597348095" calcext:value-type="float">
            <text:p>271,099597348095</text:p>
          </table:table-cell>
          <table:table-cell office:value-type="float" office:value="295.50808222635" calcext:value-type="float">
            <text:p>295,50808222635</text:p>
          </table:table-cell>
          <table:table-cell office:value-type="float" office:value="563.632415499725" calcext:value-type="float">
            <text:p>563,632415499725</text:p>
          </table:table-cell>
          <table:table-cell office:value-type="float" office:value="797.768986339932" calcext:value-type="float">
            <text:p>797,768986339932</text:p>
          </table:table-cell>
        </table:table-row>
        <table:table-row table:style-name="ro1">
          <table:table-cell office:value-type="float" office:value="258.278979559802" calcext:value-type="float">
            <text:p>258,278979559802</text:p>
          </table:table-cell>
          <table:table-cell office:value-type="float" office:value="302.938879520455" calcext:value-type="float">
            <text:p>302,938879520455</text:p>
          </table:table-cell>
          <table:table-cell office:value-type="float" office:value="577.805422872015" calcext:value-type="float">
            <text:p>577,805422872015</text:p>
          </table:table-cell>
          <table:table-cell office:value-type="float" office:value="776.110892462455" calcext:value-type="float">
            <text:p>776,110892462455</text:p>
          </table:table-cell>
        </table:table-row>
        <table:table-row table:style-name="ro1">
          <table:table-cell office:value-type="float" office:value="304.288229631049" calcext:value-type="float">
            <text:p>304,288229631049</text:p>
          </table:table-cell>
          <table:table-cell office:value-type="float" office:value="298.260028450434" calcext:value-type="float">
            <text:p>298,260028450434</text:p>
          </table:table-cell>
          <table:table-cell office:value-type="float" office:value="568.881294264461" calcext:value-type="float">
            <text:p>568,881294264461</text:p>
          </table:table-cell>
          <table:table-cell office:value-type="float" office:value="771.930723955546" calcext:value-type="float">
            <text:p>771,930723955546</text:p>
          </table:table-cell>
        </table:table-row>
        <table:table-row table:style-name="ro1">
          <table:table-cell office:value-type="float" office:value="264.830136139237" calcext:value-type="float">
            <text:p>264,830136139237</text:p>
          </table:table-cell>
          <table:table-cell office:value-type="float" office:value="296.055036397395" calcext:value-type="float">
            <text:p>296,055036397395</text:p>
          </table:table-cell>
          <table:table-cell office:value-type="float" office:value="564.675639421965" calcext:value-type="float">
            <text:p>564,675639421965</text:p>
          </table:table-cell>
          <table:table-cell office:value-type="float" office:value="794.550387568228" calcext:value-type="float">
            <text:p>794,550387568228</text:p>
          </table:table-cell>
        </table:table-row>
        <table:table-row table:style-name="ro1">
          <table:table-cell office:value-type="float" office:value="251.460413772068" calcext:value-type="float">
            <text:p>251,460413772068</text:p>
          </table:table-cell>
          <table:table-cell office:value-type="float" office:value="300.416577161735" calcext:value-type="float">
            <text:p>300,416577161735</text:p>
          </table:table-cell>
          <table:table-cell office:value-type="float" office:value="572.994551506483" calcext:value-type="float">
            <text:p>572,994551506483</text:p>
          </table:table-cell>
          <table:table-cell office:value-type="float" office:value="835.317896699619" calcext:value-type="float">
            <text:p>835,317896699619</text:p>
          </table:table-cell>
        </table:table-row>
        <table:table-row table:style-name="ro1">
          <table:table-cell office:value-type="float" office:value="244.871222573098" calcext:value-type="float">
            <text:p>244,871222573098</text:p>
          </table:table-cell>
          <table:table-cell office:value-type="float" office:value="299.993523914082" calcext:value-type="float">
            <text:p>299,993523914082</text:p>
          </table:table-cell>
          <table:table-cell office:value-type="float" office:value="572.187647945459" calcext:value-type="float">
            <text:p>572,187647945459</text:p>
          </table:table-cell>
          <table:table-cell office:value-type="float" office:value="806.672482514581" calcext:value-type="float">
            <text:p>806,672482514581</text:p>
          </table:table-cell>
        </table:table-row>
        <table:table-row table:style-name="ro1">
          <table:table-cell office:value-type="float" office:value="245.53312226565" calcext:value-type="float">
            <text:p>245,53312226565</text:p>
          </table:table-cell>
          <table:table-cell office:value-type="float" office:value="302.184280811446" calcext:value-type="float">
            <text:p>302,184280811446</text:p>
          </table:table-cell>
          <table:table-cell office:value-type="float" office:value="576.366151601031" calcext:value-type="float">
            <text:p>576,366151601031</text:p>
          </table:table-cell>
          <table:table-cell office:value-type="float" office:value="823.177293812429" calcext:value-type="float">
            <text:p>823,177293812429</text:p>
          </table:table-cell>
        </table:table-row>
        <table:table-row table:style-name="ro1">
          <table:table-cell office:value-type="float" office:value="244.767319380947" calcext:value-type="float">
            <text:p>244,767319380947</text:p>
          </table:table-cell>
          <table:table-cell office:value-type="float" office:value="293.461904416526" calcext:value-type="float">
            <text:p>293,461904416526</text:p>
          </table:table-cell>
          <table:table-cell office:value-type="float" office:value="559.729672357121" calcext:value-type="float">
            <text:p>559,729672357121</text:p>
          </table:table-cell>
          <table:table-cell office:value-type="float" office:value="838.638917141605" calcext:value-type="float">
            <text:p>838,638917141605</text:p>
          </table:table-cell>
        </table:table-row>
        <table:table-row table:style-name="ro1">
          <table:table-cell office:value-type="float" office:value="254.670369602205" calcext:value-type="float">
            <text:p>254,670369602205</text:p>
          </table:table-cell>
          <table:table-cell office:value-type="float" office:value="297.633530969364" calcext:value-type="float">
            <text:p>297,633530969364</text:p>
          </table:table-cell>
          <table:table-cell office:value-type="float" office:value="567.686354735567" calcext:value-type="float">
            <text:p>567,686354735567</text:p>
          </table:table-cell>
          <table:table-cell office:value-type="float" office:value="817.751142404763" calcext:value-type="float">
            <text:p>817,751142404763</text:p>
          </table:table-cell>
        </table:table-row>
        <table:table-row table:style-name="ro1">
          <table:table-cell office:value-type="float" office:value="296.22814442453" calcext:value-type="float">
            <text:p>296,22814442453</text:p>
          </table:table-cell>
          <table:table-cell office:value-type="float" office:value="294.289835111456" calcext:value-type="float">
            <text:p>294,289835111456</text:p>
          </table:table-cell>
          <table:table-cell office:value-type="float" office:value="561.30881216925" calcext:value-type="float">
            <text:p>561,30881216925</text:p>
          </table:table-cell>
          <table:table-cell office:value-type="float" office:value="784.758797642609" calcext:value-type="float">
            <text:p>784,758797642609</text:p>
          </table:table-cell>
        </table:table-row>
        <table:table-row table:style-name="ro1">
          <table:table-cell office:value-type="float" office:value="254.220086704501" calcext:value-type="float">
            <text:p>254,220086704501</text:p>
          </table:table-cell>
          <table:table-cell office:value-type="float" office:value="299.320207195754" calcext:value-type="float">
            <text:p>299,320207195754</text:p>
          </table:table-cell>
          <table:table-cell office:value-type="float" office:value="570.903408524702" calcext:value-type="float">
            <text:p>570,903408524702</text:p>
          </table:table-cell>
          <table:table-cell office:value-type="float" office:value="770.268136997386" calcext:value-type="float">
            <text:p>770,268136997386</text:p>
          </table:table-cell>
        </table:table-row>
        <table:table-row table:style-name="ro1">
          <table:table-cell office:value-type="float" office:value="271.701636529818" calcext:value-type="float">
            <text:p>271,701636529818</text:p>
          </table:table-cell>
          <table:table-cell office:value-type="float" office:value="303.659326051254" calcext:value-type="float">
            <text:p>303,659326051254</text:p>
          </table:table-cell>
          <table:table-cell office:value-type="float" office:value="579.179554555092" calcext:value-type="float">
            <text:p>579,179554555092</text:p>
          </table:table-cell>
          <table:table-cell office:value-type="float" office:value="819.145677926255" calcext:value-type="float">
            <text:p>819,145677926255</text:p>
          </table:table-cell>
        </table:table-row>
        <table:table-row table:style-name="ro1">
          <table:table-cell office:value-type="float" office:value="250.738045518369" calcext:value-type="float">
            <text:p>250,738045518369</text:p>
          </table:table-cell>
          <table:table-cell office:value-type="float" office:value="301.379734286944" calcext:value-type="float">
            <text:p>301,379734286944</text:p>
          </table:table-cell>
          <table:table-cell office:value-type="float" office:value="574.831613196631" calcext:value-type="float">
            <text:p>574,831613196631</text:p>
          </table:table-cell>
          <table:table-cell office:value-type="float" office:value="764.866541048392" calcext:value-type="float">
            <text:p>764,866541048392</text:p>
          </table:table-cell>
        </table:table-row>
        <table:table-row table:style-name="ro1">
          <table:table-cell office:value-type="float" office:value="254.16652089296" calcext:value-type="float">
            <text:p>254,16652089296</text:p>
          </table:table-cell>
          <table:table-cell office:value-type="float" office:value="302.352483340352" calcext:value-type="float">
            <text:p>302,352483340352</text:p>
          </table:table-cell>
          <table:table-cell office:value-type="float" office:value="576.686969891165" calcext:value-type="float">
            <text:p>576,686969891165</text:p>
          </table:table-cell>
          <table:table-cell office:value-type="float" office:value="767.378805930651" calcext:value-type="float">
            <text:p>767,378805930651</text:p>
          </table:table-cell>
        </table:table-row>
        <table:table-row table:style-name="ro1">
          <table:table-cell office:value-type="float" office:value="245.716201522053" calcext:value-type="float">
            <text:p>245,716201522053</text:p>
          </table:table-cell>
          <table:table-cell office:value-type="float" office:value="293.931728537052" calcext:value-type="float">
            <text:p>293,931728537052</text:p>
          </table:table-cell>
          <table:table-cell office:value-type="float" office:value="560.625783563004" calcext:value-type="float">
            <text:p>560,625783563004</text:p>
          </table:table-cell>
          <table:table-cell office:value-type="float" office:value="726.676347419963" calcext:value-type="float">
            <text:p>726,676347419963</text:p>
          </table:table-cell>
        </table:table-row>
        <table:table-row table:style-name="ro1">
          <table:table-cell office:value-type="float" office:value="286.289095093981" calcext:value-type="float">
            <text:p>286,289095093981</text:p>
          </table:table-cell>
          <table:table-cell office:value-type="float" office:value="300.869556839592" calcext:value-type="float">
            <text:p>300,869556839592</text:p>
          </table:table-cell>
          <table:table-cell office:value-type="float" office:value="573.858534745382" calcext:value-type="float">
            <text:p>573,858534745382</text:p>
          </table:table-cell>
          <table:table-cell office:value-type="float" office:value="740.927295016554" calcext:value-type="float">
            <text:p>740,927295016554</text:p>
          </table:table-cell>
        </table:table-row>
        <table:table-row table:style-name="ro1">
          <table:table-cell office:value-type="float" office:value="258.239885199126" calcext:value-type="float">
            <text:p>258,239885199126</text:p>
          </table:table-cell>
          <table:table-cell office:value-type="float" office:value="295.792935734128" calcext:value-type="float">
            <text:p>295,792935734128</text:p>
          </table:table-cell>
          <table:table-cell office:value-type="float" office:value="564.175726090227" calcext:value-type="float">
            <text:p>564,175726090227</text:p>
          </table:table-cell>
          <table:table-cell office:value-type="float" office:value="739.004973885678" calcext:value-type="float">
            <text:p>739,004973885678</text:p>
          </table:table-cell>
        </table:table-row>
        <table:table-row table:style-name="ro1">
          <table:table-cell office:value-type="float" office:value="250.268296521613" calcext:value-type="float">
            <text:p>250,268296521613</text:p>
          </table:table-cell>
          <table:table-cell office:value-type="float" office:value="298.467347154695" calcext:value-type="float">
            <text:p>298,467347154695</text:p>
          </table:table-cell>
          <table:table-cell office:value-type="float" office:value="569.276720139722" calcext:value-type="float">
            <text:p>569,276720139722</text:p>
          </table:table-cell>
          <table:table-cell office:value-type="float" office:value="752.31388389214" calcext:value-type="float">
            <text:p>752,31388389214</text:p>
          </table:table-cell>
        </table:table-row>
        <table:table-row table:style-name="ro1">
          <table:table-cell office:value-type="float" office:value="243.672949595191" calcext:value-type="float">
            <text:p>243,672949595191</text:p>
          </table:table-cell>
          <table:table-cell office:value-type="float" office:value="291.776124249416" calcext:value-type="float">
            <text:p>291,776124249416</text:p>
          </table:table-cell>
          <table:table-cell office:value-type="float" office:value="556.51432765172" calcext:value-type="float">
            <text:p>556,51432765172</text:p>
          </table:table-cell>
          <table:table-cell office:value-type="float" office:value="744.770702070892" calcext:value-type="float">
            <text:p>744,770702070892</text:p>
          </table:table-cell>
        </table:table-row>
        <table:table-row table:style-name="ro1">
          <table:table-cell office:value-type="float" office:value="246.096912567009" calcext:value-type="float">
            <text:p>246,096912567009</text:p>
          </table:table-cell>
          <table:table-cell office:value-type="float" office:value="309.049561190603" calcext:value-type="float">
            <text:p>309,049561190603</text:p>
          </table:table-cell>
          <table:table-cell office:value-type="float" office:value="589.460529710877" calcext:value-type="float">
            <text:p>589,460529710877</text:p>
          </table:table-cell>
          <table:table-cell office:value-type="float" office:value="1003.73260021048" calcext:value-type="float">
            <text:p>1003,73260021048</text:p>
          </table:table-cell>
        </table:table-row>
        <table:table-row table:style-name="ro1">
          <table:table-cell office:value-type="float" office:value="268.961756890759" calcext:value-type="float">
            <text:p>268,961756890759</text:p>
          </table:table-cell>
          <table:table-cell office:value-type="float" office:value="299.466069276617" calcext:value-type="float">
            <text:p>299,466069276617</text:p>
          </table:table-cell>
          <table:table-cell office:value-type="float" office:value="571.181616133601" calcext:value-type="float">
            <text:p>571,181616133601</text:p>
          </table:table-cell>
          <table:table-cell office:value-type="float" office:value="856.289435920226" calcext:value-type="float">
            <text:p>856,289435920226</text:p>
          </table:table-cell>
        </table:table-row>
        <table:table-row table:style-name="ro1">
          <table:table-cell office:value-type="float" office:value="254.427001302526" calcext:value-type="float">
            <text:p>254,427001302526</text:p>
          </table:table-cell>
          <table:table-cell office:value-type="float" office:value="291.524979987434" calcext:value-type="float">
            <text:p>291,524979987434</text:p>
          </table:table-cell>
          <table:table-cell office:value-type="float" office:value="556.035311829366" calcext:value-type="float">
            <text:p>556,035311829366</text:p>
          </table:table-cell>
          <table:table-cell office:value-type="float" office:value="827.446538311951" calcext:value-type="float">
            <text:p>827,446538311951</text:p>
          </table:table-cell>
        </table:table-row>
        <table:table-row table:style-name="ro1">
          <table:table-cell office:value-type="float" office:value="264.480470112207" calcext:value-type="float">
            <text:p>264,480470112207</text:p>
          </table:table-cell>
          <table:table-cell office:value-type="float" office:value="294.95078770248" calcext:value-type="float">
            <text:p>294,95078770248</text:p>
          </table:table-cell>
          <table:table-cell office:value-type="float" office:value="562.569469077864" calcext:value-type="float">
            <text:p>562,569469077864</text:p>
          </table:table-cell>
          <table:table-cell office:value-type="float" office:value="806.452831755307" calcext:value-type="float">
            <text:p>806,452831755307</text:p>
          </table:table-cell>
        </table:table-row>
        <table:table-row table:style-name="ro1">
          <table:table-cell office:value-type="float" office:value="274.200953559974" calcext:value-type="float">
            <text:p>274,200953559974</text:p>
          </table:table-cell>
          <table:table-cell office:value-type="float" office:value="300.491945648605" calcext:value-type="float">
            <text:p>300,491945648605</text:p>
          </table:table-cell>
          <table:table-cell office:value-type="float" office:value="573.138304333773" calcext:value-type="float">
            <text:p>573,138304333773</text:p>
          </table:table-cell>
          <table:table-cell office:value-type="float" office:value="768.31611871772" calcext:value-type="float">
            <text:p>768,31611871772</text:p>
          </table:table-cell>
        </table:table-row>
        <table:table-row table:style-name="ro1">
          <table:table-cell office:value-type="float" office:value="246.413280925073" calcext:value-type="float">
            <text:p>246,413280925073</text:p>
          </table:table-cell>
          <table:table-cell office:value-type="float" office:value="295.169065340043" calcext:value-type="float">
            <text:p>295,169065340043</text:p>
          </table:table-cell>
          <table:table-cell office:value-type="float" office:value="562.985797291909" calcext:value-type="float">
            <text:p>562,985797291909</text:p>
          </table:table-cell>
          <table:table-cell office:value-type="float" office:value="768.798210894278" calcext:value-type="float">
            <text:p>768,798210894278</text:p>
          </table:table-cell>
        </table:table-row>
        <table:table-row table:style-name="ro1">
          <table:table-cell office:value-type="float" office:value="241.557100071687" calcext:value-type="float">
            <text:p>241,557100071687</text:p>
          </table:table-cell>
          <table:table-cell office:value-type="float" office:value="294.562268484077" calcext:value-type="float">
            <text:p>294,562268484077</text:p>
          </table:table-cell>
          <table:table-cell office:value-type="float" office:value="561.828433421963" calcext:value-type="float">
            <text:p>561,828433421963</text:p>
          </table:table-cell>
          <table:table-cell office:value-type="float" office:value="751.291525090975" calcext:value-type="float">
            <text:p>751,291525090975</text:p>
          </table:table-cell>
        </table:table-row>
        <table:table-row table:style-name="ro1">
          <table:table-cell office:value-type="float" office:value="240.512723116921" calcext:value-type="float">
            <text:p>240,512723116921</text:p>
          </table:table-cell>
          <table:table-cell office:value-type="float" office:value="300.357431986072" calcext:value-type="float">
            <text:p>300,357431986072</text:p>
          </table:table-cell>
          <table:table-cell office:value-type="float" office:value="572.881741941435" calcext:value-type="float">
            <text:p>572,881741941435</text:p>
          </table:table-cell>
          <table:table-cell office:value-type="float" office:value="744.40879839634" calcext:value-type="float">
            <text:p>744,40879839634</text:p>
          </table:table-cell>
        </table:table-row>
        <table:table-row table:style-name="ro1">
          <table:table-cell office:value-type="float" office:value="243.841913534933" calcext:value-type="float">
            <text:p>243,841913534933</text:p>
          </table:table-cell>
          <table:table-cell office:value-type="float" office:value="294.470386499692" calcext:value-type="float">
            <text:p>294,470386499692</text:p>
          </table:table-cell>
          <table:table-cell office:value-type="float" office:value="561.653183850413" calcext:value-type="float">
            <text:p>561,653183850413</text:p>
          </table:table-cell>
          <table:table-cell office:value-type="float" office:value="748.003289864252" calcext:value-type="float">
            <text:p>748,003289864252</text:p>
          </table:table-cell>
        </table:table-row>
        <table:table-row table:style-name="ro1">
          <table:table-cell office:value-type="float" office:value="242.177496403815" calcext:value-type="float">
            <text:p>242,177496403815</text:p>
          </table:table-cell>
          <table:table-cell office:value-type="float" office:value="343.921407700679" calcext:value-type="float">
            <text:p>343,921407700679</text:p>
          </table:table-cell>
          <table:table-cell office:value-type="float" office:value="655.972764954428" calcext:value-type="float">
            <text:p>655,972764954428</text:p>
          </table:table-cell>
          <table:table-cell office:value-type="float" office:value="771.342396329353" calcext:value-type="float">
            <text:p>771,342396329353</text:p>
          </table:table-cell>
        </table:table-row>
        <table:table-row table:style-name="ro1">
          <table:table-cell office:value-type="float" office:value="276.912162470256" calcext:value-type="float">
            <text:p>276,912162470256</text:p>
          </table:table-cell>
          <table:table-cell office:value-type="float" office:value="382.52263600659" calcext:value-type="float">
            <text:p>382,52263600659</text:p>
          </table:table-cell>
          <table:table-cell office:value-type="float" office:value="729.598174409903" calcext:value-type="float">
            <text:p>729,598174409903</text:p>
          </table:table-cell>
          <table:table-cell office:value-type="float" office:value="756.558660402003" calcext:value-type="float">
            <text:p>756,558660402003</text:p>
          </table:table-cell>
        </table:table-row>
        <table:table-row table:style-name="ro1">
          <table:table-cell office:value-type="float" office:value="243.727230587464" calcext:value-type="float">
            <text:p>243,727230587464</text:p>
          </table:table-cell>
          <table:table-cell office:value-type="float" office:value="315.508523300054" calcext:value-type="float">
            <text:p>315,508523300054</text:p>
          </table:table-cell>
          <table:table-cell office:value-type="float" office:value="601.77992344097" calcext:value-type="float">
            <text:p>601,77992344097</text:p>
          </table:table-cell>
          <table:table-cell office:value-type="float" office:value="780.658852600785" calcext:value-type="float">
            <text:p>780,658852600785</text:p>
          </table:table-cell>
        </table:table-row>
        <table:table-row table:style-name="ro1">
          <table:table-cell office:value-type="float" office:value="234.10505920714" calcext:value-type="float">
            <text:p>234,10505920714</text:p>
          </table:table-cell>
          <table:table-cell office:value-type="float" office:value="326.28678143922" calcext:value-type="float">
            <text:p>326,28678143922</text:p>
          </table:table-cell>
          <table:table-cell office:value-type="float" office:value="622.337654465072" calcext:value-type="float">
            <text:p>622,337654465072</text:p>
          </table:table-cell>
          <table:table-cell office:value-type="float" office:value="760.735859199785" calcext:value-type="float">
            <text:p>760,735859199785</text:p>
          </table:table-cell>
        </table:table-row>
        <table:table-row table:style-name="ro1">
          <table:table-cell office:value-type="float" office:value="242.668752791372" calcext:value-type="float">
            <text:p>242,668752791372</text:p>
          </table:table-cell>
          <table:table-cell office:value-type="float" office:value="313.331841197239" calcext:value-type="float">
            <text:p>313,331841197239</text:p>
          </table:table-cell>
          <table:table-cell office:value-type="float" office:value="597.628265110201" calcext:value-type="float">
            <text:p>597,628265110201</text:p>
          </table:table-cell>
          <table:table-cell office:value-type="float" office:value="740.070339505671" calcext:value-type="float">
            <text:p>740,070339505671</text:p>
          </table:table-cell>
        </table:table-row>
        <table:table-row table:style-name="ro1">
          <table:table-cell office:value-type="float" office:value="240.160126891829" calcext:value-type="float">
            <text:p>240,160126891829</text:p>
          </table:table-cell>
          <table:table-cell office:value-type="float" office:value="308.869004709881" calcext:value-type="float">
            <text:p>308,869004709881</text:p>
          </table:table-cell>
          <table:table-cell office:value-type="float" office:value="589.116148316646" calcext:value-type="float">
            <text:p>589,116148316646</text:p>
          </table:table-cell>
          <table:table-cell office:value-type="float" office:value="762.561203999502" calcext:value-type="float">
            <text:p>762,561203999502</text:p>
          </table:table-cell>
        </table:table-row>
        <table:table-row table:style-name="ro1">
          <table:table-cell office:value-type="float" office:value="237.137228661929" calcext:value-type="float">
            <text:p>237,137228661929</text:p>
          </table:table-cell>
          <table:table-cell office:value-type="float" office:value="302.155594093182" calcext:value-type="float">
            <text:p>302,155594093182</text:p>
          </table:table-cell>
          <table:table-cell office:value-type="float" office:value="576.311436467063" calcext:value-type="float">
            <text:p>576,311436467063</text:p>
          </table:table-cell>
          <table:table-cell office:value-type="float" office:value="737.797489161508" calcext:value-type="float">
            <text:p>737,797489161508</text:p>
          </table:table-cell>
        </table:table-row>
        <table:table-row table:style-name="ro1">
          <table:table-cell office:value-type="float" office:value="239.41989081226" calcext:value-type="float">
            <text:p>239,41989081226</text:p>
          </table:table-cell>
          <table:table-cell office:value-type="float" office:value="309.090912407447" calcext:value-type="float">
            <text:p>309,090912407447</text:p>
          </table:table-cell>
          <table:table-cell office:value-type="float" office:value="589.539400265137" calcext:value-type="float">
            <text:p>589,539400265137</text:p>
          </table:table-cell>
          <table:table-cell office:value-type="float" office:value="775.724124522584" calcext:value-type="float">
            <text:p>775,724124522584</text:p>
          </table:table-cell>
        </table:table-row>
        <table:table-row table:style-name="ro1">
          <table:table-cell office:value-type="float" office:value="239.677435231473" calcext:value-type="float">
            <text:p>239,677435231473</text:p>
          </table:table-cell>
          <table:table-cell office:value-type="float" office:value="305.111040577504" calcext:value-type="float">
            <text:p>305,111040577504</text:p>
          </table:table-cell>
          <table:table-cell office:value-type="float" office:value="581.948458061493" calcext:value-type="float">
            <text:p>581,948458061493</text:p>
          </table:table-cell>
          <table:table-cell office:value-type="float" office:value="771.713543668624" calcext:value-type="float">
            <text:p>771,713543668624</text:p>
          </table:table-cell>
        </table:table-row>
        <table:table-row table:style-name="ro1">
          <table:table-cell office:value-type="float" office:value="231.267620304296" calcext:value-type="float">
            <text:p>231,267620304296</text:p>
          </table:table-cell>
          <table:table-cell office:value-type="float" office:value="297.620573705043" calcext:value-type="float">
            <text:p>297,620573705043</text:p>
          </table:table-cell>
          <table:table-cell office:value-type="float" office:value="567.661640913419" calcext:value-type="float">
            <text:p>567,661640913419</text:p>
          </table:table-cell>
          <table:table-cell office:value-type="float" office:value="769.865377892773" calcext:value-type="float">
            <text:p>769,865377892773</text:p>
          </table:table-cell>
        </table:table-row>
        <table:table-row table:style-name="ro1">
          <table:table-cell office:value-type="float" office:value="225.755165604453" calcext:value-type="float">
            <text:p>225,755165604453</text:p>
          </table:table-cell>
          <table:table-cell office:value-type="float" office:value="307.346832208585" calcext:value-type="float">
            <text:p>307,346832208585</text:p>
          </table:table-cell>
          <table:table-cell office:value-type="float" office:value="586.212857965841" calcext:value-type="float">
            <text:p>586,212857965841</text:p>
          </table:table-cell>
          <table:table-cell office:value-type="float" office:value="757.268797793862" calcext:value-type="float">
            <text:p>757,268797793862</text:p>
          </table:table-cell>
        </table:table-row>
        <table:table-row table:style-name="ro1">
          <table:table-cell office:value-type="float" office:value="230.832471918359" calcext:value-type="float">
            <text:p>230,832471918359</text:p>
          </table:table-cell>
          <table:table-cell office:value-type="float" office:value="312.067128692201" calcext:value-type="float">
            <text:p>312,067128692201</text:p>
          </table:table-cell>
          <table:table-cell office:value-type="float" office:value="595.216036792258" calcext:value-type="float">
            <text:p>595,216036792258</text:p>
          </table:table-cell>
          <table:table-cell office:value-type="float" office:value="737.160426301409" calcext:value-type="float">
            <text:p>737,160426301409</text:p>
          </table:table-cell>
        </table:table-row>
        <table:table-row table:style-name="ro1">
          <table:table-cell office:value-type="float" office:value="236.675178655225" calcext:value-type="float">
            <text:p>236,675178655225</text:p>
          </table:table-cell>
          <table:table-cell office:value-type="float" office:value="309.550996946153" calcext:value-type="float">
            <text:p>309,550996946153</text:p>
          </table:table-cell>
          <table:table-cell office:value-type="float" office:value="590.416934841963" calcext:value-type="float">
            <text:p>590,416934841963</text:p>
          </table:table-cell>
          <table:table-cell office:value-type="float" office:value="742.197617234338" calcext:value-type="float">
            <text:p>742,197617234338</text:p>
          </table:table-cell>
        </table:table-row>
        <table:table-row table:style-name="ro1">
          <table:table-cell office:value-type="float" office:value="233.870652325689" calcext:value-type="float">
            <text:p>233,870652325689</text:p>
          </table:table-cell>
          <table:table-cell office:value-type="float" office:value="309.935478791086" calcext:value-type="float">
            <text:p>309,935478791086</text:p>
          </table:table-cell>
          <table:table-cell office:value-type="float" office:value="591.150269880865" calcext:value-type="float">
            <text:p>591,150269880865</text:p>
          </table:table-cell>
          <table:table-cell office:value-type="float" office:value="785.563718830762" calcext:value-type="float">
            <text:p>785,563718830762</text:p>
          </table:table-cell>
        </table:table-row>
        <table:table-row table:style-name="ro1">
          <table:table-cell office:value-type="float" office:value="240.08975009402" calcext:value-type="float">
            <text:p>240,08975009402</text:p>
          </table:table-cell>
          <table:table-cell office:value-type="float" office:value="306.165527280478" calcext:value-type="float">
            <text:p>306,165527280478</text:p>
          </table:table-cell>
          <table:table-cell office:value-type="float" office:value="583.959715699632" calcext:value-type="float">
            <text:p>583,959715699632</text:p>
          </table:table-cell>
          <table:table-cell office:value-type="float" office:value="800.750728534079" calcext:value-type="float">
            <text:p>800,750728534079</text:p>
          </table:table-cell>
        </table:table-row>
        <table:table-row table:style-name="ro1">
          <table:table-cell office:value-type="float" office:value="233.918745738303" calcext:value-type="float">
            <text:p>233,918745738303</text:p>
          </table:table-cell>
          <table:table-cell office:value-type="float" office:value="311.236542915843" calcext:value-type="float">
            <text:p>311,236542915843</text:p>
          </table:table-cell>
          <table:table-cell office:value-type="float" office:value="593.631832854818" calcext:value-type="float">
            <text:p>593,631832854818</text:p>
          </table:table-cell>
          <table:table-cell office:value-type="float" office:value="753.498130733945" calcext:value-type="float">
            <text:p>753,498130733945</text:p>
          </table:table-cell>
        </table:table-row>
        <table:table-row table:style-name="ro1">
          <table:table-cell office:value-type="float" office:value="243.0070831326" calcext:value-type="float">
            <text:p>243,0070831326</text:p>
          </table:table-cell>
          <table:table-cell office:value-type="float" office:value="316.593865598406" calcext:value-type="float">
            <text:p>316,593865598406</text:p>
          </table:table-cell>
          <table:table-cell office:value-type="float" office:value="603.850032984693" calcext:value-type="float">
            <text:p>603,850032984693</text:p>
          </table:table-cell>
          <table:table-cell office:value-type="float" office:value="809.246076864847" calcext:value-type="float">
            <text:p>809,246076864847</text:p>
          </table:table-cell>
        </table:table-row>
        <table:table-row table:style-name="ro1">
          <table:table-cell office:value-type="float" office:value="238.180545886341" calcext:value-type="float">
            <text:p>238,180545886341</text:p>
          </table:table-cell>
          <table:table-cell office:value-type="float" office:value="296.627080304147" calcext:value-type="float">
            <text:p>296,627080304147</text:p>
          </table:table-cell>
          <table:table-cell office:value-type="float" office:value="565.766717833443" calcext:value-type="float">
            <text:p>565,766717833443</text:p>
          </table:table-cell>
          <table:table-cell office:value-type="float" office:value="772.451077574823" calcext:value-type="float">
            <text:p>772,451077574823</text:p>
          </table:table-cell>
        </table:table-row>
        <table:table-row table:style-name="ro1">
          <table:table-cell office:value-type="float" office:value="229.882590849772" calcext:value-type="float">
            <text:p>229,882590849772</text:p>
          </table:table-cell>
          <table:table-cell office:value-type="float" office:value="298.527642956998" calcext:value-type="float">
            <text:p>298,527642956998</text:p>
          </table:table-cell>
          <table:table-cell office:value-type="float" office:value="569.391724333314" calcext:value-type="float">
            <text:p>569,391724333314</text:p>
          </table:table-cell>
          <table:table-cell office:value-type="float" office:value="782.871366792848" calcext:value-type="float">
            <text:p>782,871366792848</text:p>
          </table:table-cell>
        </table:table-row>
        <table:table-row table:style-name="ro1">
          <table:table-cell office:value-type="float" office:value="229.346767691826" calcext:value-type="float">
            <text:p>229,346767691826</text:p>
          </table:table-cell>
          <table:table-cell office:value-type="float" office:value="308.092796149014" calcext:value-type="float">
            <text:p>308,092796149014</text:p>
          </table:table-cell>
          <table:table-cell office:value-type="float" office:value="587.635659854886" calcext:value-type="float">
            <text:p>587,635659854886</text:p>
          </table:table-cell>
          <table:table-cell office:value-type="float" office:value="783.473647433067" calcext:value-type="float">
            <text:p>783,473647433067</text:p>
          </table:table-cell>
        </table:table-row>
        <table:table-row table:style-name="ro1">
          <table:table-cell office:value-type="float" office:value="239.263713165838" calcext:value-type="float">
            <text:p>239,263713165838</text:p>
          </table:table-cell>
          <table:table-cell office:value-type="float" office:value="309.227401480075" calcext:value-type="float">
            <text:p>309,227401480075</text:p>
          </table:table-cell>
          <table:table-cell office:value-type="float" office:value="589.799730422997" calcext:value-type="float">
            <text:p>589,799730422997</text:p>
          </table:table-cell>
          <table:table-cell office:value-type="float" office:value="810.214898475317" calcext:value-type="float">
            <text:p>810,214898475317</text:p>
          </table:table-cell>
        </table:table-row>
        <table:table-row table:style-name="ro1">
          <table:table-cell office:value-type="float" office:value="268.176094117515" calcext:value-type="float">
            <text:p>268,176094117515</text:p>
          </table:table-cell>
          <table:table-cell office:value-type="float" office:value="299.554005533299" calcext:value-type="float">
            <text:p>299,554005533299</text:p>
          </table:table-cell>
          <table:table-cell office:value-type="float" office:value="571.349339887179" calcext:value-type="float">
            <text:p>571,349339887179</text:p>
          </table:table-cell>
          <table:table-cell office:value-type="float" office:value="803.375055084521" calcext:value-type="float">
            <text:p>803,375055084521</text:p>
          </table:table-cell>
        </table:table-row>
        <table:table-row table:style-name="ro1">
          <table:table-cell office:value-type="float" office:value="243.064974749922" calcext:value-type="float">
            <text:p>243,064974749922</text:p>
          </table:table-cell>
          <table:table-cell office:value-type="float" office:value="297.914242731435" calcext:value-type="float">
            <text:p>297,914242731435</text:p>
          </table:table-cell>
          <table:table-cell office:value-type="float" office:value="568.221765636424" calcext:value-type="float">
            <text:p>568,221765636424</text:p>
          </table:table-cell>
          <table:table-cell office:value-type="float" office:value="760.121457793202" calcext:value-type="float">
            <text:p>760,121457793202</text:p>
          </table:table-cell>
        </table:table-row>
        <table:table-row table:style-name="ro1">
          <table:table-cell office:value-type="float" office:value="247.396335166125" calcext:value-type="float">
            <text:p>247,396335166125</text:p>
          </table:table-cell>
          <table:table-cell office:value-type="float" office:value="299.639627819712" calcext:value-type="float">
            <text:p>299,639627819712</text:p>
          </table:table-cell>
          <table:table-cell office:value-type="float" office:value="571.512650128131" calcext:value-type="float">
            <text:p>571,512650128131</text:p>
          </table:table-cell>
          <table:table-cell office:value-type="float" office:value="777.754513408277" calcext:value-type="float">
            <text:p>777,754513408277</text:p>
          </table:table-cell>
        </table:table-row>
        <table:table-row table:style-name="ro1">
          <table:table-cell office:value-type="float" office:value="252.695322871037" calcext:value-type="float">
            <text:p>252,695322871037</text:p>
          </table:table-cell>
          <table:table-cell office:value-type="float" office:value="313.463832145027" calcext:value-type="float">
            <text:p>313,463832145027</text:p>
          </table:table-cell>
          <table:table-cell office:value-type="float" office:value="597.880015844615" calcext:value-type="float">
            <text:p>597,880015844615</text:p>
          </table:table-cell>
          <table:table-cell office:value-type="float" office:value="802.654212306077" calcext:value-type="float">
            <text:p>802,654212306077</text:p>
          </table:table-cell>
        </table:table-row>
        <table:table-row table:style-name="ro1">
          <table:table-cell office:value-type="float" office:value="232.787797732821" calcext:value-type="float">
            <text:p>232,787797732821</text:p>
          </table:table-cell>
          <table:table-cell office:value-type="float" office:value="300.663312403143" calcext:value-type="float">
            <text:p>300,663312403143</text:p>
          </table:table-cell>
          <table:table-cell office:value-type="float" office:value="573.465157856928" calcext:value-type="float">
            <text:p>573,465157856928</text:p>
          </table:table-cell>
          <table:table-cell office:value-type="float" office:value="798.588967115242" calcext:value-type="float">
            <text:p>798,588967115242</text:p>
          </table:table-cell>
        </table:table-row>
        <table:table-row table:style-name="ro1">
          <table:table-cell office:value-type="float" office:value="247.710083154364" calcext:value-type="float">
            <text:p>247,710083154364</text:p>
          </table:table-cell>
          <table:table-cell office:value-type="float" office:value="296.867054356332" calcext:value-type="float">
            <text:p>296,867054356332</text:p>
          </table:table-cell>
          <table:table-cell office:value-type="float" office:value="566.224428342311" calcext:value-type="float">
            <text:p>566,224428342311</text:p>
          </table:table-cell>
          <table:table-cell office:value-type="float" office:value="853.281295704459" calcext:value-type="float">
            <text:p>853,281295704459</text:p>
          </table:table-cell>
        </table:table-row>
        <table:table-row table:style-name="ro1">
          <table:table-cell office:value-type="float" office:value="239.780849099091" calcext:value-type="float">
            <text:p>239,780849099091</text:p>
          </table:table-cell>
          <table:table-cell office:value-type="float" office:value="299.574668419991" calcext:value-type="float">
            <text:p>299,574668419991</text:p>
          </table:table-cell>
          <table:table-cell office:value-type="float" office:value="571.38875089973" calcext:value-type="float">
            <text:p>571,38875089973</text:p>
          </table:table-cell>
          <table:table-cell office:value-type="float" office:value="871.934363182509" calcext:value-type="float">
            <text:p>871,934363182509</text:p>
          </table:table-cell>
        </table:table-row>
        <table:table-row table:style-name="ro1">
          <table:table-cell office:value-type="float" office:value="247.638449731457" calcext:value-type="float">
            <text:p>247,638449731457</text:p>
          </table:table-cell>
          <table:table-cell office:value-type="float" office:value="302.111429956319" calcext:value-type="float">
            <text:p>302,111429956319</text:p>
          </table:table-cell>
          <table:table-cell office:value-type="float" office:value="576.227200736686" calcext:value-type="float">
            <text:p>576,227200736686</text:p>
          </table:table-cell>
          <table:table-cell office:value-type="float" office:value="801.207488058531" calcext:value-type="float">
            <text:p>801,207488058531</text:p>
          </table:table-cell>
        </table:table-row>
        <table:table-row table:style-name="ro1">
          <table:table-cell office:value-type="float" office:value="240.483898919401" calcext:value-type="float">
            <text:p>240,483898919401</text:p>
          </table:table-cell>
          <table:table-cell office:value-type="float" office:value="301.340821773065" calcext:value-type="float">
            <text:p>301,340821773065</text:p>
          </table:table-cell>
          <table:table-cell office:value-type="float" office:value="574.757394061826" calcext:value-type="float">
            <text:p>574,757394061826</text:p>
          </table:table-cell>
          <table:table-cell office:value-type="float" office:value="758.055679389619" calcext:value-type="float">
            <text:p>758,055679389619</text:p>
          </table:table-cell>
        </table:table-row>
        <table:table-row table:style-name="ro1">
          <table:table-cell office:value-type="float" office:value="248.904192467488" calcext:value-type="float">
            <text:p>248,904192467488</text:p>
          </table:table-cell>
          <table:table-cell office:value-type="float" office:value="294.348443157954" calcext:value-type="float">
            <text:p>294,348443157954</text:p>
          </table:table-cell>
          <table:table-cell office:value-type="float" office:value="561.420597249938" calcext:value-type="float">
            <text:p>561,420597249938</text:p>
          </table:table-cell>
          <table:table-cell office:value-type="float" office:value="743.047876744929" calcext:value-type="float">
            <text:p>743,047876744929</text:p>
          </table:table-cell>
        </table:table-row>
        <table:table-row table:style-name="ro1">
          <table:table-cell office:value-type="float" office:value="238.035790788511" calcext:value-type="float">
            <text:p>238,035790788511</text:p>
          </table:table-cell>
          <table:table-cell office:value-type="float" office:value="299.482185655118" calcext:value-type="float">
            <text:p>299,482185655118</text:p>
          </table:table-cell>
          <table:table-cell office:value-type="float" office:value="571.212355439528" calcext:value-type="float">
            <text:p>571,212355439528</text:p>
          </table:table-cell>
          <table:table-cell office:value-type="float" office:value="758.639580761634" calcext:value-type="float">
            <text:p>758,639580761634</text:p>
          </table:table-cell>
        </table:table-row>
        <table:table-row table:style-name="ro1">
          <table:table-cell office:value-type="float" office:value="233.208161959691" calcext:value-type="float">
            <text:p>233,208161959691</text:p>
          </table:table-cell>
          <table:table-cell office:value-type="float" office:value="300.788626154523" calcext:value-type="float">
            <text:p>300,788626154523</text:p>
          </table:table-cell>
          <table:table-cell office:value-type="float" office:value="573.70417295206" calcext:value-type="float">
            <text:p>573,70417295206</text:p>
          </table:table-cell>
          <table:table-cell office:value-type="float" office:value="749.620234870142" calcext:value-type="float">
            <text:p>749,620234870142</text:p>
          </table:table-cell>
        </table:table-row>
        <table:table-row table:style-name="ro1">
          <table:table-cell office:value-type="float" office:value="234.84381860849" calcext:value-type="float">
            <text:p>234,84381860849</text:p>
          </table:table-cell>
          <table:table-cell office:value-type="float" office:value="304.07637669083" calcext:value-type="float">
            <text:p>304,07637669083</text:p>
          </table:table-cell>
          <table:table-cell office:value-type="float" office:value="579.975009141643" calcext:value-type="float">
            <text:p>579,975009141643</text:p>
          </table:table-cell>
          <table:table-cell office:value-type="float" office:value="756.407750566141" calcext:value-type="float">
            <text:p>756,407750566141</text:p>
          </table:table-cell>
        </table:table-row>
        <table:table-row table:style-name="ro1">
          <table:table-cell office:value-type="float" office:value="252.583451395848" calcext:value-type="float">
            <text:p>252,583451395848</text:p>
          </table:table-cell>
          <table:table-cell office:value-type="float" office:value="296.457887519209" calcext:value-type="float">
            <text:p>296,457887519209</text:p>
          </table:table-cell>
          <table:table-cell office:value-type="float" office:value="565.444010794971" calcext:value-type="float">
            <text:p>565,444010794971</text:p>
          </table:table-cell>
          <table:table-cell office:value-type="float" office:value="727.430052624919" calcext:value-type="float">
            <text:p>727,430052624919</text:p>
          </table:table-cell>
        </table:table-row>
        <table:table-row table:style-name="ro1">
          <table:table-cell office:value-type="float" office:value="267.136758127691" calcext:value-type="float">
            <text:p>267,136758127691</text:p>
          </table:table-cell>
          <table:table-cell office:value-type="float" office:value="295.114634667682" calcext:value-type="float">
            <text:p>295,114634667682</text:p>
          </table:table-cell>
          <table:table-cell office:value-type="float" office:value="562.881979856159" calcext:value-type="float">
            <text:p>562,881979856159</text:p>
          </table:table-cell>
          <table:table-cell office:value-type="float" office:value="781.706307301015" calcext:value-type="float">
            <text:p>781,706307301015</text:p>
          </table:table-cell>
        </table:table-row>
        <table:table-row table:style-name="ro1">
          <table:table-cell office:value-type="float" office:value="239.761452485955" calcext:value-type="float">
            <text:p>239,761452485955</text:p>
          </table:table-cell>
          <table:table-cell office:value-type="float" office:value="301.406819793202" calcext:value-type="float">
            <text:p>301,406819793202</text:p>
          </table:table-cell>
          <table:table-cell office:value-type="float" office:value="574.883274285567" calcext:value-type="float">
            <text:p>574,883274285567</text:p>
          </table:table-cell>
          <table:table-cell office:value-type="float" office:value="718.097862534009" calcext:value-type="float">
            <text:p>718,097862534009</text:p>
          </table:table-cell>
        </table:table-row>
        <table:table-row table:style-name="ro1">
          <table:table-cell office:value-type="float" office:value="261.168965089868" calcext:value-type="float">
            <text:p>261,168965089868</text:p>
          </table:table-cell>
          <table:table-cell office:value-type="float" office:value="300.158903347482" calcext:value-type="float">
            <text:p>300,158903347482</text:p>
          </table:table-cell>
          <table:table-cell office:value-type="float" office:value="572.503081651431" calcext:value-type="float">
            <text:p>572,503081651431</text:p>
          </table:table-cell>
          <table:table-cell office:value-type="float" office:value="691.463130055696" calcext:value-type="float">
            <text:p>691,463130055696</text:p>
          </table:table-cell>
        </table:table-row>
        <table:table-row table:style-name="ro1">
          <table:table-cell office:value-type="float" office:value="247.169928409132" calcext:value-type="float">
            <text:p>247,169928409132</text:p>
          </table:table-cell>
          <table:table-cell office:value-type="float" office:value="302.495876172822" calcext:value-type="float">
            <text:p>302,495876172822</text:p>
          </table:table-cell>
          <table:table-cell office:value-type="float" office:value="576.960467820296" calcext:value-type="float">
            <text:p>576,960467820296</text:p>
          </table:table-cell>
          <table:table-cell office:value-type="float" office:value="712.138011810223" calcext:value-type="float">
            <text:p>712,138011810223</text:p>
          </table:table-cell>
        </table:table-row>
        <table:table-row table:style-name="ro1">
          <table:table-cell office:value-type="float" office:value="243.785550715661" calcext:value-type="float">
            <text:p>243,785550715661</text:p>
          </table:table-cell>
          <table:table-cell office:value-type="float" office:value="298.45958552447" calcext:value-type="float">
            <text:p>298,45958552447</text:p>
          </table:table-cell>
          <table:table-cell office:value-type="float" office:value="569.261916123673" calcext:value-type="float">
            <text:p>569,261916123673</text:p>
          </table:table-cell>
          <table:table-cell office:value-type="float" office:value="767.811972443177" calcext:value-type="float">
            <text:p>767,811972443177</text:p>
          </table:table-cell>
        </table:table-row>
        <table:table-row table:style-name="ro1">
          <table:table-cell office:value-type="float" office:value="242.397292840994" calcext:value-type="float">
            <text:p>242,397292840994</text:p>
          </table:table-cell>
          <table:table-cell office:value-type="float" office:value="439.014690469371" calcext:value-type="float">
            <text:p>439,014690469371</text:p>
          </table:table-cell>
          <table:table-cell office:value-type="float" office:value="837.347352955247" calcext:value-type="float">
            <text:p>837,347352955247</text:p>
          </table:table-cell>
          <table:table-cell office:value-type="float" office:value="933.833431243163" calcext:value-type="float">
            <text:p>933,833431243163</text:p>
          </table:table-cell>
        </table:table-row>
        <table:table-row table:style-name="ro1">
          <table:table-cell office:value-type="float" office:value="272.577362263831" calcext:value-type="float">
            <text:p>272,577362263831</text:p>
          </table:table-cell>
          <table:table-cell office:value-type="float" office:value="322.23440240681" calcext:value-type="float">
            <text:p>322,23440240681</text:p>
          </table:table-cell>
          <table:table-cell office:value-type="float" office:value="614.608416857256" calcext:value-type="float">
            <text:p>614,608416857256</text:p>
          </table:table-cell>
          <table:table-cell office:value-type="float" office:value="737.027947214307" calcext:value-type="float">
            <text:p>737,027947214307</text:p>
          </table:table-cell>
        </table:table-row>
        <table:table-row table:style-name="ro1">
          <table:table-cell office:value-type="float" office:value="238.736286834162" calcext:value-type="float">
            <text:p>238,736286834162</text:p>
          </table:table-cell>
          <table:table-cell office:value-type="float" office:value="314.669654041762" calcext:value-type="float">
            <text:p>314,669654041762</text:p>
          </table:table-cell>
          <table:table-cell office:value-type="float" office:value="600.179920142321" calcext:value-type="float">
            <text:p>600,179920142321</text:p>
          </table:table-cell>
          <table:table-cell office:value-type="float" office:value="732.84936392508" calcext:value-type="float">
            <text:p>732,84936392508</text:p>
          </table:table-cell>
        </table:table-row>
        <table:table-row table:style-name="ro1">
          <table:table-cell office:value-type="float" office:value="235.647450534942" calcext:value-type="float">
            <text:p>235,647450534942</text:p>
          </table:table-cell>
          <table:table-cell office:value-type="float" office:value="310.617463393372" calcext:value-type="float">
            <text:p>310,617463393372</text:p>
          </table:table-cell>
          <table:table-cell office:value-type="float" office:value="592.451041845625" calcext:value-type="float">
            <text:p>592,451041845625</text:p>
          </table:table-cell>
          <table:table-cell office:value-type="float" office:value="715.458512423213" calcext:value-type="float">
            <text:p>715,458512423213</text:p>
          </table:table-cell>
        </table:table-row>
        <table:table-row table:style-name="ro1">
          <table:table-cell office:value-type="float" office:value="243.768079580817" calcext:value-type="float">
            <text:p>243,768079580817</text:p>
          </table:table-cell>
          <table:table-cell office:value-type="float" office:value="309.444551402439" calcext:value-type="float">
            <text:p>309,444551402439</text:p>
          </table:table-cell>
          <table:table-cell office:value-type="float" office:value="590.213907708252" calcext:value-type="float">
            <text:p>590,213907708252</text:p>
          </table:table-cell>
          <table:table-cell office:value-type="float" office:value="713.14152811404" calcext:value-type="float">
            <text:p>713,14152811404</text:p>
          </table:table-cell>
        </table:table-row>
        <table:table-row table:style-name="ro1">
          <table:table-cell office:value-type="float" office:value="262.330685907965" calcext:value-type="float">
            <text:p>262,330685907965</text:p>
          </table:table-cell>
          <table:table-cell office:value-type="float" office:value="303.614739323469" calcext:value-type="float">
            <text:p>303,614739323469</text:p>
          </table:table-cell>
          <table:table-cell office:value-type="float" office:value="579.094512802963" calcext:value-type="float">
            <text:p>579,094512802963</text:p>
          </table:table-cell>
          <table:table-cell office:value-type="float" office:value="692.439960123469" calcext:value-type="float">
            <text:p>692,439960123469</text:p>
          </table:table-cell>
        </table:table-row>
        <table:table-row table:style-name="ro1">
          <table:table-cell office:value-type="float" office:value="264.144896232674" calcext:value-type="float">
            <text:p>264,144896232674</text:p>
          </table:table-cell>
          <table:table-cell office:value-type="float" office:value="303.739014463915" calcext:value-type="float">
            <text:p>303,739014463915</text:p>
          </table:table-cell>
          <table:table-cell office:value-type="float" office:value="579.331546920841" calcext:value-type="float">
            <text:p>579,331546920841</text:p>
          </table:table-cell>
          <table:table-cell office:value-type="float" office:value="706.812197618383" calcext:value-type="float">
            <text:p>706,812197618383</text:p>
          </table:table-cell>
        </table:table-row>
        <table:table-row table:style-name="ro1">
          <table:table-cell office:value-type="float" office:value="266.322314582929" calcext:value-type="float">
            <text:p>266,322314582929</text:p>
          </table:table-cell>
          <table:table-cell office:value-type="float" office:value="299.485803007617" calcext:value-type="float">
            <text:p>299,485803007617</text:p>
          </table:table-cell>
          <table:table-cell office:value-type="float" office:value="571.219254936528" calcext:value-type="float">
            <text:p>571,219254936528</text:p>
          </table:table-cell>
          <table:table-cell office:value-type="float" office:value="713.556773410691" calcext:value-type="float">
            <text:p>713,556773410691</text:p>
          </table:table-cell>
        </table:table-row>
        <table:table-row table:style-name="ro1">
          <table:table-cell office:value-type="float" office:value="268.16710374862" calcext:value-type="float">
            <text:p>268,16710374862</text:p>
          </table:table-cell>
          <table:table-cell office:value-type="float" office:value="293.30946188699" calcext:value-type="float">
            <text:p>293,30946188699</text:p>
          </table:table-cell>
          <table:table-cell office:value-type="float" office:value="559.438913639119" calcext:value-type="float">
            <text:p>559,438913639119</text:p>
          </table:table-cell>
          <table:table-cell office:value-type="float" office:value="694.883705400778" calcext:value-type="float">
            <text:p>694,883705400778</text:p>
          </table:table-cell>
        </table:table-row>
        <table:table-row table:style-name="ro1">
          <table:table-cell office:value-type="float" office:value="258.064322545725" calcext:value-type="float">
            <text:p>258,064322545725</text:p>
          </table:table-cell>
          <table:table-cell office:value-type="float" office:value="312.994641891918" calcext:value-type="float">
            <text:p>312,994641891918</text:p>
          </table:table-cell>
          <table:table-cell office:value-type="float" office:value="596.985113635185" calcext:value-type="float">
            <text:p>596,985113635185</text:p>
          </table:table-cell>
          <table:table-cell office:value-type="float" office:value="685.359482364222" calcext:value-type="float">
            <text:p>685,359482364222</text:p>
          </table:table-cell>
        </table:table-row>
        <table:table-row table:style-name="ro1">
          <table:table-cell office:value-type="float" office:value="249.585954950119" calcext:value-type="float">
            <text:p>249,585954950119</text:p>
          </table:table-cell>
          <table:table-cell office:value-type="float" office:value="309.02400814306" calcext:value-type="float">
            <text:p>309,02400814306</text:p>
          </table:table-cell>
          <table:table-cell office:value-type="float" office:value="589.41179153153" calcext:value-type="float">
            <text:p>589,41179153153</text:p>
          </table:table-cell>
          <table:table-cell office:value-type="float" office:value="704.491559071652" calcext:value-type="float">
            <text:p>704,491559071652</text:p>
          </table:table-cell>
        </table:table-row>
        <table:table-row table:style-name="ro1">
          <table:table-cell office:value-type="float" office:value="249.633585098115" calcext:value-type="float">
            <text:p>249,633585098115</text:p>
          </table:table-cell>
          <table:table-cell office:value-type="float" office:value="304.785100595729" calcext:value-type="float">
            <text:p>304,785100595729</text:p>
          </table:table-cell>
          <table:table-cell office:value-type="float" office:value="581.326781869587" calcext:value-type="float">
            <text:p>581,326781869587</text:p>
          </table:table-cell>
          <table:table-cell office:value-type="float" office:value="694.030296027871" calcext:value-type="float">
            <text:p>694,030296027871</text:p>
          </table:table-cell>
        </table:table-row>
        <table:table-row table:style-name="ro1">
          <table:table-cell office:value-type="float" office:value="248.293023945035" calcext:value-type="float">
            <text:p>248,293023945035</text:p>
          </table:table-cell>
          <table:table-cell office:value-type="float" office:value="304.519451314289" calcext:value-type="float">
            <text:p>304,519451314289</text:p>
          </table:table-cell>
          <table:table-cell office:value-type="float" office:value="580.820100140121" calcext:value-type="float">
            <text:p>580,820100140121</text:p>
          </table:table-cell>
          <table:table-cell office:value-type="float" office:value="696.81060206986" calcext:value-type="float">
            <text:p>696,81060206986</text:p>
          </table:table-cell>
        </table:table-row>
        <table:table-row table:style-name="ro1">
          <table:table-cell office:value-type="float" office:value="252.039862652685" calcext:value-type="float">
            <text:p>252,039862652685</text:p>
          </table:table-cell>
          <table:table-cell office:value-type="float" office:value="309.331059556713" calcext:value-type="float">
            <text:p>309,331059556713</text:p>
          </table:table-cell>
          <table:table-cell office:value-type="float" office:value="589.997440927837" calcext:value-type="float">
            <text:p>589,997440927837</text:p>
          </table:table-cell>
          <table:table-cell office:value-type="float" office:value="692.958728486717" calcext:value-type="float">
            <text:p>692,958728486717</text:p>
          </table:table-cell>
        </table:table-row>
        <table:table-row table:style-name="ro1">
          <table:table-cell office:value-type="float" office:value="241.181250484588" calcext:value-type="float">
            <text:p>241,181250484588</text:p>
          </table:table-cell>
          <table:table-cell office:value-type="float" office:value="310.690772458367" calcext:value-type="float">
            <text:p>310,690772458367</text:p>
          </table:table-cell>
          <table:table-cell office:value-type="float" office:value="592.590866668925" calcext:value-type="float">
            <text:p>592,590866668925</text:p>
          </table:table-cell>
          <table:table-cell office:value-type="float" office:value="715.897685269129" calcext:value-type="float">
            <text:p>715,897685269129</text:p>
          </table:table-cell>
        </table:table-row>
        <table:table-row table:style-name="ro1">
          <table:table-cell office:value-type="float" office:value="249.118965316597" calcext:value-type="float">
            <text:p>249,118965316597</text:p>
          </table:table-cell>
          <table:table-cell office:value-type="float" office:value="305.520864174519" calcext:value-type="float">
            <text:p>305,520864174519</text:p>
          </table:table-cell>
          <table:table-cell office:value-type="float" office:value="582.730128268866" calcext:value-type="float">
            <text:p>582,730128268866</text:p>
          </table:table-cell>
          <table:table-cell office:value-type="float" office:value="704.088439679835" calcext:value-type="float">
            <text:p>704,088439679835</text:p>
          </table:table-cell>
        </table:table-row>
        <table:table-row table:style-name="ro1">
          <table:table-cell office:value-type="float" office:value="237.518877831491" calcext:value-type="float">
            <text:p>237,518877831491</text:p>
          </table:table-cell>
          <table:table-cell office:value-type="float" office:value="299.684237449456" calcext:value-type="float">
            <text:p>299,684237449456</text:p>
          </table:table-cell>
          <table:table-cell office:value-type="float" office:value="571.597735561929" calcext:value-type="float">
            <text:p>571,597735561929</text:p>
          </table:table-cell>
          <table:table-cell office:value-type="float" office:value="690.052680561537" calcext:value-type="float">
            <text:p>690,052680561537</text:p>
          </table:table-cell>
        </table:table-row>
        <table:table-row table:style-name="ro1">
          <table:table-cell office:value-type="float" office:value="234.876502434846" calcext:value-type="float">
            <text:p>234,876502434846</text:p>
          </table:table-cell>
          <table:table-cell office:value-type="float" office:value="311.538953634037" calcext:value-type="float">
            <text:p>311,538953634037</text:p>
          </table:table-cell>
          <table:table-cell office:value-type="float" office:value="594.208630897987" calcext:value-type="float">
            <text:p>594,208630897987</text:p>
          </table:table-cell>
          <table:table-cell office:value-type="float" office:value="688.569717549061" calcext:value-type="float">
            <text:p>688,569717549061</text:p>
          </table:table-cell>
        </table:table-row>
        <table:table-row table:style-name="ro1">
          <table:table-cell office:value-type="float" office:value="247.43655875386" calcext:value-type="float">
            <text:p>247,43655875386</text:p>
          </table:table-cell>
          <table:table-cell office:value-type="float" office:value="304.086986878987" calcext:value-type="float">
            <text:p>304,086986878987</text:p>
          </table:table-cell>
          <table:table-cell office:value-type="float" office:value="579.995246307188" calcext:value-type="float">
            <text:p>579,995246307188</text:p>
          </table:table-cell>
          <table:table-cell office:value-type="float" office:value="700.540809994549" calcext:value-type="float">
            <text:p>700,540809994549</text:p>
          </table:table-cell>
        </table:table-row>
        <table:table-row table:style-name="ro1">
          <table:table-cell office:value-type="float" office:value="243.576554301424" calcext:value-type="float">
            <text:p>243,576554301424</text:p>
          </table:table-cell>
          <table:table-cell office:value-type="float" office:value="300.451409030244" calcext:value-type="float">
            <text:p>300,451409030244</text:p>
          </table:table-cell>
          <table:table-cell office:value-type="float" office:value="573.060987490352" calcext:value-type="float">
            <text:p>573,060987490352</text:p>
          </table:table-cell>
          <table:table-cell office:value-type="float" office:value="681.138767233899" calcext:value-type="float">
            <text:p>681,138767233899</text:p>
          </table:table-cell>
        </table:table-row>
        <table:table-row table:style-name="ro1">
          <table:table-cell office:value-type="float" office:value="290.549053735766" calcext:value-type="float">
            <text:p>290,549053735766</text:p>
          </table:table-cell>
          <table:table-cell office:value-type="float" office:value="295.688440147565" calcext:value-type="float">
            <text:p>295,688440147565</text:p>
          </table:table-cell>
          <table:table-cell office:value-type="float" office:value="563.976418174789" calcext:value-type="float">
            <text:p>563,976418174789</text:p>
          </table:table-cell>
          <table:table-cell office:value-type="float" office:value="692.528099361682" calcext:value-type="float">
            <text:p>692,528099361682</text:p>
          </table:table-cell>
        </table:table-row>
        <table:table-row table:style-name="ro1">
          <table:table-cell office:value-type="float" office:value="249.344173360614" calcext:value-type="float">
            <text:p>249,344173360614</text:p>
          </table:table-cell>
          <table:table-cell office:value-type="float" office:value="301.985864179081" calcext:value-type="float">
            <text:p>301,985864179081</text:p>
          </table:table-cell>
          <table:table-cell office:value-type="float" office:value="575.987704944234" calcext:value-type="float">
            <text:p>575,987704944234</text:p>
          </table:table-cell>
          <table:table-cell office:value-type="float" office:value="685.515436105904" calcext:value-type="float">
            <text:p>685,515436105904</text:p>
          </table:table-cell>
        </table:table-row>
        <table:table-row table:style-name="ro1">
          <table:table-cell office:value-type="float" office:value="245.694989462581" calcext:value-type="float">
            <text:p>245,694989462581</text:p>
          </table:table-cell>
          <table:table-cell office:value-type="float" office:value="301.545274100436" calcext:value-type="float">
            <text:p>301,545274100436</text:p>
          </table:table-cell>
          <table:table-cell office:value-type="float" office:value="575.147352800898" calcext:value-type="float">
            <text:p>575,147352800898</text:p>
          </table:table-cell>
          <table:table-cell office:value-type="float" office:value="690.584691718034" calcext:value-type="float">
            <text:p>690,584691718034</text:p>
          </table:table-cell>
        </table:table-row>
        <table:table-row table:style-name="ro1">
          <table:table-cell office:value-type="float" office:value="238.324339679615" calcext:value-type="float">
            <text:p>238,324339679615</text:p>
          </table:table-cell>
          <table:table-cell office:value-type="float" office:value="296.058518822744" calcext:value-type="float">
            <text:p>296,058518822744</text:p>
          </table:table-cell>
          <table:table-cell office:value-type="float" office:value="564.682281567914" calcext:value-type="float">
            <text:p>564,682281567914</text:p>
          </table:table-cell>
          <table:table-cell office:value-type="float" office:value="710.545138499158" calcext:value-type="float">
            <text:p>710,545138499158</text:p>
          </table:table-cell>
        </table:table-row>
        <table:table-row table:style-name="ro1">
          <table:table-cell office:value-type="float" office:value="245.648416164975" calcext:value-type="float">
            <text:p>245,648416164975</text:p>
          </table:table-cell>
          <table:table-cell office:value-type="float" office:value="274.301233762362" calcext:value-type="float">
            <text:p>274,301233762362</text:p>
          </table:table-cell>
          <table:table-cell office:value-type="float" office:value="523.183886529412" calcext:value-type="float">
            <text:p>523,183886529412</text:p>
          </table:table-cell>
          <table:table-cell office:value-type="float" office:value="686.047617119479" calcext:value-type="float">
            <text:p>686,047617119479</text:p>
          </table:table-cell>
        </table:table-row>
        <table:table-row table:style-name="ro1">
          <table:table-cell office:value-type="float" office:value="242.177007057708" calcext:value-type="float">
            <text:p>242,177007057708</text:p>
          </table:table-cell>
          <table:table-cell office:value-type="float" office:value="296.291820761523" calcext:value-type="float">
            <text:p>296,291820761523</text:p>
          </table:table-cell>
          <table:table-cell office:value-type="float" office:value="565.127266132478" calcext:value-type="float">
            <text:p>565,127266132478</text:p>
          </table:table-cell>
          <table:table-cell office:value-type="float" office:value="702.682272332641" calcext:value-type="float">
            <text:p>702,682272332641</text:p>
          </table:table-cell>
        </table:table-row>
        <table:table-row table:style-name="ro1">
          <table:table-cell office:value-type="float" office:value="231.970838057897" calcext:value-type="float">
            <text:p>231,970838057897</text:p>
          </table:table-cell>
          <table:table-cell office:value-type="float" office:value="300.942397509748" calcext:value-type="float">
            <text:p>300,942397509748</text:p>
          </table:table-cell>
          <table:table-cell office:value-type="float" office:value="573.997466183593" calcext:value-type="float">
            <text:p>573,997466183593</text:p>
          </table:table-cell>
          <table:table-cell office:value-type="float" office:value="710.467632555578" calcext:value-type="float">
            <text:p>710,467632555578</text:p>
          </table:table-cell>
        </table:table-row>
        <table:table-row table:style-name="ro1">
          <table:table-cell office:value-type="float" office:value="230.949734711189" calcext:value-type="float">
            <text:p>230,949734711189</text:p>
          </table:table-cell>
          <table:table-cell office:value-type="float" office:value="296.408181544605" calcext:value-type="float">
            <text:p>296,408181544605</text:p>
          </table:table-cell>
          <table:table-cell office:value-type="float" office:value="565.349204932743" calcext:value-type="float">
            <text:p>565,349204932743</text:p>
          </table:table-cell>
          <table:table-cell office:value-type="float" office:value="675.735956650539" calcext:value-type="float">
            <text:p>675,735956650539</text:p>
          </table:table-cell>
        </table:table-row>
        <table:table-row table:style-name="ro1">
          <table:table-cell office:value-type="float" office:value="237.591585449301" calcext:value-type="float">
            <text:p>237,591585449301</text:p>
          </table:table-cell>
          <table:table-cell office:value-type="float" office:value="267.170637588421" calcext:value-type="float">
            <text:p>267,170637588421</text:p>
          </table:table-cell>
          <table:table-cell office:value-type="float" office:value="509.583462760315" calcext:value-type="float">
            <text:p>509,583462760315</text:p>
          </table:table-cell>
          <table:table-cell office:value-type="float" office:value="676.210205050055" calcext:value-type="float">
            <text:p>676,210205050055</text:p>
          </table:table-cell>
        </table:table-row>
        <table:table-row table:style-name="ro1">
          <table:table-cell office:value-type="float" office:value="272.515220118935" calcext:value-type="float">
            <text:p>272,515220118935</text:p>
          </table:table-cell>
          <table:table-cell office:value-type="float" office:value="293.814250233225" calcext:value-type="float">
            <text:p>293,814250233225</text:p>
          </table:table-cell>
          <table:table-cell office:value-type="float" office:value="560.401713278171" calcext:value-type="float">
            <text:p>560,401713278171</text:p>
          </table:table-cell>
          <table:table-cell office:value-type="float" office:value="703.149598294109" calcext:value-type="float">
            <text:p>703,149598294109</text:p>
          </table:table-cell>
        </table:table-row>
        <table:table-row table:style-name="ro1">
          <table:table-cell office:value-type="float" office:value="336.179883057596" calcext:value-type="float">
            <text:p>336,179883057596</text:p>
          </table:table-cell>
          <table:table-cell office:value-type="float" office:value="300.41334166976" calcext:value-type="float">
            <text:p>300,41334166976</text:p>
          </table:table-cell>
          <table:table-cell office:value-type="float" office:value="572.988380344789" calcext:value-type="float">
            <text:p>572,988380344789</text:p>
          </table:table-cell>
          <table:table-cell office:value-type="float" office:value="685.608902325891" calcext:value-type="float">
            <text:p>685,608902325891</text:p>
          </table:table-cell>
        </table:table-row>
        <table:table-row table:style-name="ro1">
          <table:table-cell office:value-type="float" office:value="362.429223789813" calcext:value-type="float">
            <text:p>362,429223789813</text:p>
          </table:table-cell>
          <table:table-cell office:value-type="float" office:value="299.111949169798" calcext:value-type="float">
            <text:p>299,111949169798</text:p>
          </table:table-cell>
          <table:table-cell office:value-type="float" office:value="570.506191049861" calcext:value-type="float">
            <text:p>570,506191049861</text:p>
          </table:table-cell>
          <table:table-cell office:value-type="float" office:value="690.766497902473" calcext:value-type="float">
            <text:p>690,766497902473</text:p>
          </table:table-cell>
        </table:table-row>
        <table:table-row table:style-name="ro1">
          <table:table-cell office:value-type="float" office:value="382.580357537667" calcext:value-type="float">
            <text:p>382,580357537667</text:p>
          </table:table-cell>
          <table:table-cell office:value-type="float" office:value="294.092742212294" calcext:value-type="float">
            <text:p>294,092742212294</text:p>
          </table:table-cell>
          <table:table-cell office:value-type="float" office:value="560.932890312916" calcext:value-type="float">
            <text:p>560,932890312916</text:p>
          </table:table-cell>
          <table:table-cell office:value-type="float" office:value="699.267960666214" calcext:value-type="float">
            <text:p>699,267960666214</text:p>
          </table:table-cell>
        </table:table-row>
        <table:table-row table:style-name="ro1">
          <table:table-cell office:value-type="float" office:value="339.709305377148" calcext:value-type="float">
            <text:p>339,709305377148</text:p>
          </table:table-cell>
          <table:table-cell office:value-type="float" office:value="295.711699575814" calcext:value-type="float">
            <text:p>295,711699575814</text:p>
          </table:table-cell>
          <table:table-cell office:value-type="float" office:value="564.020781657603" calcext:value-type="float">
            <text:p>564,020781657603</text:p>
          </table:table-cell>
          <table:table-cell office:value-type="float" office:value="698.206630163206" calcext:value-type="float">
            <text:p>698,206630163206</text:p>
          </table:table-cell>
        </table:table-row>
        <table:table-row table:style-name="ro1">
          <table:table-cell office:value-type="float" office:value="299.294054556066" calcext:value-type="float">
            <text:p>299,294054556066</text:p>
          </table:table-cell>
          <table:table-cell office:value-type="float" office:value="299.227686251468" calcext:value-type="float">
            <text:p>299,227686251468</text:p>
          </table:table-cell>
          <table:table-cell office:value-type="float" office:value="570.726940243633" calcext:value-type="float">
            <text:p>570,726940243633</text:p>
          </table:table-cell>
          <table:table-cell office:value-type="float" office:value="680.560321497118" calcext:value-type="float">
            <text:p>680,560321497118</text:p>
          </table:table-cell>
        </table:table-row>
        <table:table-row table:style-name="ro1">
          <table:table-cell office:value-type="float" office:value="376.509437269727" calcext:value-type="float">
            <text:p>376,509437269727</text:p>
          </table:table-cell>
          <table:table-cell office:value-type="float" office:value="303.974948591647" calcext:value-type="float">
            <text:p>303,974948591647</text:p>
          </table:table-cell>
          <table:table-cell office:value-type="float" office:value="579.781551947135" calcext:value-type="float">
            <text:p>579,781551947135</text:p>
          </table:table-cell>
          <table:table-cell office:value-type="float" office:value="677.359525583941" calcext:value-type="float">
            <text:p>677,359525583941</text:p>
          </table:table-cell>
        </table:table-row>
        <table:table-row table:style-name="ro1">
          <table:table-cell office:value-type="float" office:value="375.06282740387" calcext:value-type="float">
            <text:p>375,06282740387</text:p>
          </table:table-cell>
          <table:table-cell office:value-type="float" office:value="304.931263057352" calcext:value-type="float">
            <text:p>304,931263057352</text:p>
          </table:table-cell>
          <table:table-cell office:value-type="float" office:value="581.605562404723" calcext:value-type="float">
            <text:p>581,605562404723</text:p>
          </table:table-cell>
          <table:table-cell office:value-type="float" office:value="686.696265444018" calcext:value-type="float">
            <text:p>686,696265444018</text:p>
          </table:table-cell>
        </table:table-row>
        <table:table-row table:style-name="ro1">
          <table:table-cell office:value-type="float" office:value="299.170216186379" calcext:value-type="float">
            <text:p>299,170216186379</text:p>
          </table:table-cell>
          <table:table-cell office:value-type="float" office:value="297.542990527657" calcext:value-type="float">
            <text:p>297,542990527657</text:p>
          </table:table-cell>
          <table:table-cell office:value-type="float" office:value="567.513663933085" calcext:value-type="float">
            <text:p>567,513663933085</text:p>
          </table:table-cell>
          <table:table-cell office:value-type="float" office:value="699.456046002234" calcext:value-type="float">
            <text:p>699,456046002234</text:p>
          </table:table-cell>
        </table:table-row>
        <table:table-row table:style-name="ro1">
          <table:table-cell office:value-type="float" office:value="302.489182779561" calcext:value-type="float">
            <text:p>302,489182779561</text:p>
          </table:table-cell>
          <table:table-cell office:value-type="float" office:value="306.497986629554" calcext:value-type="float">
            <text:p>306,497986629554</text:p>
          </table:table-cell>
          <table:table-cell office:value-type="float" office:value="584.593826498103" calcext:value-type="float">
            <text:p>584,593826498103</text:p>
          </table:table-cell>
          <table:table-cell office:value-type="float" office:value="681.393014902222" calcext:value-type="float">
            <text:p>681,393014902222</text:p>
          </table:table-cell>
        </table:table-row>
        <table:table-row table:style-name="ro1">
          <table:table-cell office:value-type="float" office:value="298.517005739101" calcext:value-type="float">
            <text:p>298,517005739101</text:p>
          </table:table-cell>
          <table:table-cell office:value-type="float" office:value="306.668846800355" calcext:value-type="float">
            <text:p>306,668846800355</text:p>
          </table:table-cell>
          <table:table-cell office:value-type="float" office:value="584.919713797211" calcext:value-type="float">
            <text:p>584,919713797211</text:p>
          </table:table-cell>
          <table:table-cell office:value-type="float" office:value="678.043460503603" calcext:value-type="float">
            <text:p>678,043460503603</text:p>
          </table:table-cell>
        </table:table-row>
        <table:table-row table:style-name="ro1">
          <table:table-cell office:value-type="float" office:value="268.23877769599" calcext:value-type="float">
            <text:p>268,23877769599</text:p>
          </table:table-cell>
          <table:table-cell office:value-type="float" office:value="421.164551125984" calcext:value-type="float">
            <text:p>421,164551125984</text:p>
          </table:table-cell>
          <table:table-cell office:value-type="float" office:value="803.30118718096" calcext:value-type="float">
            <text:p>803,30118718096</text:p>
          </table:table-cell>
          <table:table-cell office:value-type="float" office:value="679.957603339273" calcext:value-type="float">
            <text:p>679,957603339273</text:p>
          </table:table-cell>
        </table:table-row>
        <table:table-row table:style-name="ro1">
          <table:table-cell office:value-type="float" office:value="280.941365390888" calcext:value-type="float">
            <text:p>280,941365390888</text:p>
          </table:table-cell>
          <table:table-cell office:value-type="float" office:value="327.646934731787" calcext:value-type="float">
            <text:p>327,646934731787</text:p>
          </table:table-cell>
          <table:table-cell office:value-type="float" office:value="624.931920178428" calcext:value-type="float">
            <text:p>624,931920178428</text:p>
          </table:table-cell>
          <table:table-cell office:value-type="float" office:value="682.978409900265" calcext:value-type="float">
            <text:p>682,978409900265</text:p>
          </table:table-cell>
        </table:table-row>
        <table:table-row table:style-name="ro1">
          <table:table-cell office:value-type="float" office:value="317.79340978967" calcext:value-type="float">
            <text:p>317,79340978967</text:p>
          </table:table-cell>
          <table:table-cell office:value-type="float" office:value="325.061910584787" calcext:value-type="float">
            <text:p>325,061910584787</text:p>
          </table:table-cell>
          <table:table-cell office:value-type="float" office:value="620.001417455384" calcext:value-type="float">
            <text:p>620,001417455384</text:p>
          </table:table-cell>
          <table:table-cell office:value-type="float" office:value="681.380878720451" calcext:value-type="float">
            <text:p>681,380878720451</text:p>
          </table:table-cell>
        </table:table-row>
        <table:table-row table:style-name="ro1">
          <table:table-cell office:value-type="float" office:value="331.574989547058" calcext:value-type="float">
            <text:p>331,574989547058</text:p>
          </table:table-cell>
          <table:table-cell office:value-type="float" office:value="311.143444111994" calcext:value-type="float">
            <text:p>311,143444111994</text:p>
          </table:table-cell>
          <table:table-cell office:value-type="float" office:value="593.454262402943" calcext:value-type="float">
            <text:p>593,454262402943</text:p>
          </table:table-cell>
          <table:table-cell office:value-type="float" office:value="670.246833899811" calcext:value-type="float">
            <text:p>670,246833899811</text:p>
          </table:table-cell>
        </table:table-row>
        <table:table-row table:style-name="ro1">
          <table:table-cell office:value-type="float" office:value="259.85379702713" calcext:value-type="float">
            <text:p>259,85379702713</text:p>
          </table:table-cell>
          <table:table-cell office:value-type="float" office:value="310.966634799469" calcext:value-type="float">
            <text:p>310,966634799469</text:p>
          </table:table-cell>
          <table:table-cell office:value-type="float" office:value="593.117028107521" calcext:value-type="float">
            <text:p>593,117028107521</text:p>
          </table:table-cell>
          <table:table-cell office:value-type="float" office:value="708.745466027356" calcext:value-type="float">
            <text:p>708,745466027356</text:p>
          </table:table-cell>
        </table:table-row>
        <table:table-row table:style-name="ro1">
          <table:table-cell office:value-type="float" office:value="252.621888487914" calcext:value-type="float">
            <text:p>252,621888487914</text:p>
          </table:table-cell>
          <table:table-cell office:value-type="float" office:value="306.782519396115" calcext:value-type="float">
            <text:p>306,782519396115</text:p>
          </table:table-cell>
          <table:table-cell office:value-type="float" office:value="585.13652532819" calcext:value-type="float">
            <text:p>585,13652532819</text:p>
          </table:table-cell>
          <table:table-cell office:value-type="float" office:value="700.104611996229" calcext:value-type="float">
            <text:p>700,104611996229</text:p>
          </table:table-cell>
        </table:table-row>
        <table:table-row table:style-name="ro1">
          <table:table-cell office:value-type="float" office:value="265.793909580612" calcext:value-type="float">
            <text:p>265,793909580612</text:p>
          </table:table-cell>
          <table:table-cell office:value-type="float" office:value="307.826375550474" calcext:value-type="float">
            <text:p>307,826375550474</text:p>
          </table:table-cell>
          <table:table-cell office:value-type="float" office:value="587.127506966604" calcext:value-type="float">
            <text:p>587,127506966604</text:p>
          </table:table-cell>
          <table:table-cell office:value-type="float" office:value="696.575907138836" calcext:value-type="float">
            <text:p>696,575907138836</text:p>
          </table:table-cell>
        </table:table-row>
        <table:table-row table:style-name="ro1">
          <table:table-cell office:value-type="float" office:value="264.289410988185" calcext:value-type="float">
            <text:p>264,289410988185</text:p>
          </table:table-cell>
          <table:table-cell office:value-type="float" office:value="301.728770775374" calcext:value-type="float">
            <text:p>301,728770775374</text:p>
          </table:table-cell>
          <table:table-cell office:value-type="float" office:value="575.497342125563" calcext:value-type="float">
            <text:p>575,497342125563</text:p>
          </table:table-cell>
          <table:table-cell office:value-type="float" office:value="1058.35417033697" calcext:value-type="float">
            <text:p>1058,35417033697</text:p>
          </table:table-cell>
        </table:table-row>
      </table:table>
      <table:table table:name="FABRIC-LARGE-COMPLEX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542.3619890213" calcext:value-type="float">
            <text:p>1542,3619890213</text:p>
          </table:table-cell>
          <table:table-cell office:value-type="float" office:value="6103.48285865784" calcext:value-type="float">
            <text:p>6103,48285865784</text:p>
          </table:table-cell>
          <table:table-cell office:value-type="float" office:value="15606.2389015065" calcext:value-type="float">
            <text:p>15606,2389015065</text:p>
          </table:table-cell>
          <table:table-cell office:value-type="float" office:value="26040.096370697" calcext:value-type="float">
            <text:p>26040,096370697</text:p>
          </table:table-cell>
        </table:table-row>
        <table:table-row table:style-name="ro1">
          <table:table-cell office:value-type="float" office:value="1575.93780326843" calcext:value-type="float">
            <text:p>1575,93780326843</text:p>
          </table:table-cell>
          <table:table-cell office:value-type="float" office:value="5676.45042896271" calcext:value-type="float">
            <text:p>5676,45042896271</text:p>
          </table:table-cell>
          <table:table-cell office:value-type="float" office:value="15797.556674475" calcext:value-type="float">
            <text:p>15797,556674475</text:p>
          </table:table-cell>
          <table:table-cell office:value-type="float" office:value="25246.721244812" calcext:value-type="float">
            <text:p>25246,721244812</text:p>
          </table:table-cell>
        </table:table-row>
        <table:table-row table:style-name="ro1">
          <table:table-cell office:value-type="float" office:value="1595.40512943268" calcext:value-type="float">
            <text:p>1595,40512943268</text:p>
          </table:table-cell>
          <table:table-cell office:value-type="float" office:value="5541.78622055054" calcext:value-type="float">
            <text:p>5541,78622055054</text:p>
          </table:table-cell>
          <table:table-cell office:value-type="float" office:value="15496.8248060953" calcext:value-type="float">
            <text:p>15496,8248060953</text:p>
          </table:table-cell>
          <table:table-cell office:value-type="float" office:value="25801.8966808319" calcext:value-type="float">
            <text:p>25801,8966808319</text:p>
          </table:table-cell>
        </table:table-row>
        <table:table-row table:style-name="ro1">
          <table:table-cell office:value-type="float" office:value="1575.96743488312" calcext:value-type="float">
            <text:p>1575,96743488312</text:p>
          </table:table-cell>
          <table:table-cell office:value-type="float" office:value="5510.7110414505" calcext:value-type="float">
            <text:p>5510,7110414505</text:p>
          </table:table-cell>
          <table:table-cell office:value-type="float" office:value="15430.9005859597" calcext:value-type="float">
            <text:p>15430,9005859597</text:p>
          </table:table-cell>
          <table:table-cell office:value-type="float" office:value="26690.2311420441" calcext:value-type="float">
            <text:p>26690,2311420441</text:p>
          </table:table-cell>
        </table:table-row>
        <table:table-row table:style-name="ro1">
          <table:table-cell office:value-type="float" office:value="1512.47266578674" calcext:value-type="float">
            <text:p>1512,47266578674</text:p>
          </table:table-cell>
          <table:table-cell office:value-type="float" office:value="5520.78297328949" calcext:value-type="float">
            <text:p>5520,78297328949</text:p>
          </table:table-cell>
          <table:table-cell office:value-type="float" office:value="15312.7647377849" calcext:value-type="float">
            <text:p>15312,7647377849</text:p>
          </table:table-cell>
          <table:table-cell office:value-type="float" office:value="25019.9342784882" calcext:value-type="float">
            <text:p>25019,9342784882</text:p>
          </table:table-cell>
        </table:table-row>
        <table:table-row table:style-name="ro1">
          <table:table-cell office:value-type="float" office:value="1689.42621326447" calcext:value-type="float">
            <text:p>1689,42621326447</text:p>
          </table:table-cell>
          <table:table-cell office:value-type="float" office:value="5759.96402454376" calcext:value-type="float">
            <text:p>5759,96402454376</text:p>
          </table:table-cell>
          <table:table-cell office:value-type="float" office:value="15187.6626792317" calcext:value-type="float">
            <text:p>15187,6626792317</text:p>
          </table:table-cell>
          <table:table-cell office:value-type="float" office:value="26361.2158088684" calcext:value-type="float">
            <text:p>26361,2158088684</text:p>
          </table:table-cell>
        </table:table-row>
        <table:table-row table:style-name="ro1">
          <table:table-cell office:value-type="float" office:value="1676.57168483734" calcext:value-type="float">
            <text:p>1676,57168483734</text:p>
          </table:table-cell>
          <table:table-cell office:value-type="float" office:value="5668.2482919693" calcext:value-type="float">
            <text:p>5668,2482919693</text:p>
          </table:table-cell>
          <table:table-cell office:value-type="float" office:value="15287.5794114605" calcext:value-type="float">
            <text:p>15287,5794114605</text:p>
          </table:table-cell>
          <table:table-cell office:value-type="float" office:value="26641.1123313904" calcext:value-type="float">
            <text:p>26641,1123313904</text:p>
          </table:table-cell>
        </table:table-row>
        <table:table-row table:style-name="ro1">
          <table:table-cell office:value-type="float" office:value="1610.0734500885" calcext:value-type="float">
            <text:p>1610,0734500885</text:p>
          </table:table-cell>
          <table:table-cell office:value-type="float" office:value="5559.35152721405" calcext:value-type="float">
            <text:p>5559,35152721405</text:p>
          </table:table-cell>
          <table:table-cell office:value-type="float" office:value="15371.2963435103" calcext:value-type="float">
            <text:p>15371,2963435103</text:p>
          </table:table-cell>
          <table:table-cell office:value-type="float" office:value="25797.5369167328" calcext:value-type="float">
            <text:p>25797,5369167328</text:p>
          </table:table-cell>
        </table:table-row>
        <table:table-row table:style-name="ro1">
          <table:table-cell office:value-type="float" office:value="1681.55386447906" calcext:value-type="float">
            <text:p>1681,55386447906</text:p>
          </table:table-cell>
          <table:table-cell office:value-type="float" office:value="5734.1524887085" calcext:value-type="float">
            <text:p>5734,1524887085</text:p>
          </table:table-cell>
          <table:table-cell office:value-type="float" office:value="15160.6238124609" calcext:value-type="float">
            <text:p>15160,6238124609</text:p>
          </table:table-cell>
          <table:table-cell office:value-type="float" office:value="25861.0761566162" calcext:value-type="float">
            <text:p>25861,0761566162</text:p>
          </table:table-cell>
        </table:table-row>
        <table:table-row table:style-name="ro1">
          <table:table-cell office:value-type="float" office:value="1378.21923065186" calcext:value-type="float">
            <text:p>1378,21923065186</text:p>
          </table:table-cell>
          <table:table-cell office:value-type="float" office:value="5560.8650636673" calcext:value-type="float">
            <text:p>5560,8650636673</text:p>
          </table:table-cell>
          <table:table-cell office:value-type="float" office:value="15507.4976786494" calcext:value-type="float">
            <text:p>15507,4976786494</text:p>
          </table:table-cell>
          <table:table-cell office:value-type="float" office:value="25147.8065814972" calcext:value-type="float">
            <text:p>25147,8065814972</text:p>
          </table:table-cell>
        </table:table-row>
        <table:table-row table:style-name="ro1">
          <table:table-cell office:value-type="float" office:value="1525.55332660675" calcext:value-type="float">
            <text:p>1525,55332660675</text:p>
          </table:table-cell>
          <table:table-cell office:value-type="float" office:value="5593.15577983856" calcext:value-type="float">
            <text:p>5593,15577983856</text:p>
          </table:table-cell>
          <table:table-cell office:value-type="float" office:value="15534.3414524081" calcext:value-type="float">
            <text:p>15534,3414524081</text:p>
          </table:table-cell>
          <table:table-cell office:value-type="float" office:value="25055.51795578" calcext:value-type="float">
            <text:p>25055,51795578</text:p>
          </table:table-cell>
        </table:table-row>
        <table:table-row table:style-name="ro1">
          <table:table-cell office:value-type="float" office:value="1558.69920158386" calcext:value-type="float">
            <text:p>1558,69920158386</text:p>
          </table:table-cell>
          <table:table-cell office:value-type="float" office:value="5850.46780967712" calcext:value-type="float">
            <text:p>5850,46780967712</text:p>
          </table:table-cell>
          <table:table-cell office:value-type="float" office:value="15514.0131247349" calcext:value-type="float">
            <text:p>15514,0131247349</text:p>
          </table:table-cell>
          <table:table-cell office:value-type="float" office:value="25051.1152820587" calcext:value-type="float">
            <text:p>25051,1152820587</text:p>
          </table:table-cell>
        </table:table-row>
        <table:table-row table:style-name="ro1">
          <table:table-cell office:value-type="float" office:value="1621.04483795166" calcext:value-type="float">
            <text:p>1621,04483795166</text:p>
          </table:table-cell>
          <table:table-cell office:value-type="float" office:value="5743.91219043732" calcext:value-type="float">
            <text:p>5743,91219043732</text:p>
          </table:table-cell>
          <table:table-cell office:value-type="float" office:value="15640.7593538726" calcext:value-type="float">
            <text:p>15640,7593538726</text:p>
          </table:table-cell>
          <table:table-cell office:value-type="float" office:value="24795.0867481232" calcext:value-type="float">
            <text:p>24795,0867481232</text:p>
          </table:table-cell>
        </table:table-row>
        <table:table-row table:style-name="ro1">
          <table:table-cell office:value-type="float" office:value="1459.09824085236" calcext:value-type="float">
            <text:p>1459,09824085236</text:p>
          </table:table-cell>
          <table:table-cell office:value-type="float" office:value="5685.55874633789" calcext:value-type="float">
            <text:p>5685,55874633789</text:p>
          </table:table-cell>
          <table:table-cell office:value-type="float" office:value="15293.1241612006" calcext:value-type="float">
            <text:p>15293,1241612006</text:p>
          </table:table-cell>
          <table:table-cell office:value-type="float" office:value="25864.03266716" calcext:value-type="float">
            <text:p>25864,03266716</text:p>
          </table:table-cell>
        </table:table-row>
        <table:table-row table:style-name="ro1">
          <table:table-cell office:value-type="float" office:value="1603.29498004913" calcext:value-type="float">
            <text:p>1603,29498004913</text:p>
          </table:table-cell>
          <table:table-cell office:value-type="float" office:value="5603.23929786682" calcext:value-type="float">
            <text:p>5603,23929786682</text:p>
          </table:table-cell>
          <table:table-cell office:value-type="float" office:value="15634.0732314461" calcext:value-type="float">
            <text:p>15634,0732314461</text:p>
          </table:table-cell>
          <table:table-cell office:value-type="float" office:value="30618.1281509399" calcext:value-type="float">
            <text:p>30618,1281509399</text:p>
          </table:table-cell>
        </table:table-row>
        <table:table-row table:style-name="ro1">
          <table:table-cell office:value-type="float" office:value="1533.19628047943" calcext:value-type="float">
            <text:p>1533,19628047943</text:p>
          </table:table-cell>
          <table:table-cell office:value-type="float" office:value="5530.65457344055" calcext:value-type="float">
            <text:p>5530,65457344055</text:p>
          </table:table-cell>
          <table:table-cell office:value-type="float" office:value="15478.1659265481" calcext:value-type="float">
            <text:p>15478,1659265481</text:p>
          </table:table-cell>
          <table:table-cell office:value-type="float" office:value="31827.6895179749" calcext:value-type="float">
            <text:p>31827,6895179749</text:p>
          </table:table-cell>
        </table:table-row>
        <table:table-row table:style-name="ro1">
          <table:table-cell office:value-type="float" office:value="1610.76920032501" calcext:value-type="float">
            <text:p>1610,76920032501</text:p>
          </table:table-cell>
          <table:table-cell office:value-type="float" office:value="5581.26819324493" calcext:value-type="float">
            <text:p>5581,26819324493</text:p>
          </table:table-cell>
          <table:table-cell office:value-type="float" office:value="15457.8088275732" calcext:value-type="float">
            <text:p>15457,8088275732</text:p>
          </table:table-cell>
          <table:table-cell office:value-type="float" office:value="28732.6440849304" calcext:value-type="float">
            <text:p>28732,6440849304</text:p>
          </table:table-cell>
        </table:table-row>
        <table:table-row table:style-name="ro1">
          <table:table-cell office:value-type="float" office:value="1588.67378139496" calcext:value-type="float">
            <text:p>1588,67378139496</text:p>
          </table:table-cell>
          <table:table-cell office:value-type="float" office:value="5772.26149845123" calcext:value-type="float">
            <text:p>5772,26149845123</text:p>
          </table:table-cell>
          <table:table-cell office:value-type="float" office:value="16023.9326426682" calcext:value-type="float">
            <text:p>16023,9326426682</text:p>
          </table:table-cell>
          <table:table-cell office:value-type="float" office:value="39150.4939002991" calcext:value-type="float">
            <text:p>39150,4939002991</text:p>
          </table:table-cell>
        </table:table-row>
        <table:table-row table:style-name="ro1">
          <table:table-cell office:value-type="float" office:value="1447.45295619965" calcext:value-type="float">
            <text:p>1447,45295619965</text:p>
          </table:table-cell>
          <table:table-cell office:value-type="float" office:value="5779.71595191956" calcext:value-type="float">
            <text:p>5779,71595191956</text:p>
          </table:table-cell>
          <table:table-cell office:value-type="float" office:value="15666.4211726324" calcext:value-type="float">
            <text:p>15666,4211726324</text:p>
          </table:table-cell>
          <table:table-cell office:value-type="float" office:value="26061.8499164581" calcext:value-type="float">
            <text:p>26061,8499164581</text:p>
          </table:table-cell>
        </table:table-row>
        <table:table-row table:style-name="ro1">
          <table:table-cell office:value-type="float" office:value="1362.68467140198" calcext:value-type="float">
            <text:p>1362,68467140198</text:p>
          </table:table-cell>
          <table:table-cell office:value-type="float" office:value="5402.10436630249" calcext:value-type="float">
            <text:p>5402,10436630249</text:p>
          </table:table-cell>
          <table:table-cell office:value-type="float" office:value="15295.5271763513" calcext:value-type="float">
            <text:p>15295,5271763513</text:p>
          </table:table-cell>
          <table:table-cell office:value-type="float" office:value="25020.4485149384" calcext:value-type="float">
            <text:p>25020,4485149384</text:p>
          </table:table-cell>
        </table:table-row>
      </table:table>
      <table:table table:name="FABRIC-LARGE-RICH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87.433667182922" calcext:value-type="float">
            <text:p>487,433667182922</text:p>
          </table:table-cell>
          <table:table-cell office:value-type="float" office:value="955.557884216309" calcext:value-type="float">
            <text:p>955,557884216309</text:p>
          </table:table-cell>
          <table:table-cell office:value-type="float" office:value="2846.91908016913" calcext:value-type="float">
            <text:p>2846,91908016913</text:p>
          </table:table-cell>
          <table:table-cell office:value-type="float" office:value="4327.7255821228" calcext:value-type="float">
            <text:p>4327,7255821228</text:p>
          </table:table-cell>
        </table:table-row>
        <table:table-row table:style-name="ro1">
          <table:table-cell office:value-type="float" office:value="413.018718719482" calcext:value-type="float">
            <text:p>413,018718719482</text:p>
          </table:table-cell>
          <table:table-cell office:value-type="float" office:value="984.740079879761" calcext:value-type="float">
            <text:p>984,740079879761</text:p>
          </table:table-cell>
          <table:table-cell office:value-type="float" office:value="2744.3338595704" calcext:value-type="float">
            <text:p>2744,3338595704</text:p>
          </table:table-cell>
          <table:table-cell office:value-type="float" office:value="4524.40144729614" calcext:value-type="float">
            <text:p>4524,40144729614</text:p>
          </table:table-cell>
        </table:table-row>
        <table:table-row table:style-name="ro1">
          <table:table-cell office:value-type="float" office:value="409.004288673401" calcext:value-type="float">
            <text:p>409,004288673401</text:p>
          </table:table-cell>
          <table:table-cell office:value-type="float" office:value="1038.61683750153" calcext:value-type="float">
            <text:p>1038,61683750153</text:p>
          </table:table-cell>
          <table:table-cell office:value-type="float" office:value="2691.58286947351" calcext:value-type="float">
            <text:p>2691,58286947351</text:p>
          </table:table-cell>
          <table:table-cell office:value-type="float" office:value="4525.32906150818" calcext:value-type="float">
            <text:p>4525,32906150818</text:p>
          </table:table-cell>
        </table:table-row>
        <table:table-row table:style-name="ro1">
          <table:table-cell office:value-type="float" office:value="372.09551525116" calcext:value-type="float">
            <text:p>372,09551525116</text:p>
          </table:table-cell>
          <table:table-cell office:value-type="float" office:value="1041.09902191162" calcext:value-type="float">
            <text:p>1041,09902191162</text:p>
          </table:table-cell>
          <table:table-cell office:value-type="float" office:value="2607.273993481" calcext:value-type="float">
            <text:p>2607,273993481</text:p>
          </table:table-cell>
          <table:table-cell office:value-type="float" office:value="4374.33338737488" calcext:value-type="float">
            <text:p>4374,33338737488</text:p>
          </table:table-cell>
        </table:table-row>
        <table:table-row table:style-name="ro1">
          <table:table-cell office:value-type="float" office:value="426.997406959534" calcext:value-type="float">
            <text:p>426,997406959534</text:p>
          </table:table-cell>
          <table:table-cell office:value-type="float" office:value="897.620766639709" calcext:value-type="float">
            <text:p>897,620766639709</text:p>
          </table:table-cell>
          <table:table-cell office:value-type="float" office:value="2560.86144714968" calcext:value-type="float">
            <text:p>2560,86144714968</text:p>
          </table:table-cell>
          <table:table-cell office:value-type="float" office:value="4333.08290100098" calcext:value-type="float">
            <text:p>4333,08290100098</text:p>
          </table:table-cell>
        </table:table-row>
        <table:table-row table:style-name="ro1">
          <table:table-cell office:value-type="float" office:value="419.61269569397" calcext:value-type="float">
            <text:p>419,61269569397</text:p>
          </table:table-cell>
          <table:table-cell office:value-type="float" office:value="1006.13959312439" calcext:value-type="float">
            <text:p>1006,13959312439</text:p>
          </table:table-cell>
          <table:table-cell office:value-type="float" office:value="2795.91496740816" calcext:value-type="float">
            <text:p>2795,91496740816</text:p>
          </table:table-cell>
          <table:table-cell office:value-type="float" office:value="4417.89837646484" calcext:value-type="float">
            <text:p>4417,89837646484</text:p>
          </table:table-cell>
        </table:table-row>
        <table:table-row table:style-name="ro1">
          <table:table-cell office:value-type="float" office:value="418.61308670044" calcext:value-type="float">
            <text:p>418,61308670044</text:p>
          </table:table-cell>
          <table:table-cell office:value-type="float" office:value="913.108501434326" calcext:value-type="float">
            <text:p>913,108501434326</text:p>
          </table:table-cell>
          <table:table-cell office:value-type="float" office:value="3014.30437124784" calcext:value-type="float">
            <text:p>3014,30437124784</text:p>
          </table:table-cell>
          <table:table-cell office:value-type="float" office:value="3985.54129219055" calcext:value-type="float">
            <text:p>3985,54129219055</text:p>
          </table:table-cell>
        </table:table-row>
        <table:table-row table:style-name="ro1">
          <table:table-cell office:value-type="float" office:value="438.529022216797" calcext:value-type="float">
            <text:p>438,529022216797</text:p>
          </table:table-cell>
          <table:table-cell office:value-type="float" office:value="1018.06628894806" calcext:value-type="float">
            <text:p>1018,06628894806</text:p>
          </table:table-cell>
          <table:table-cell office:value-type="float" office:value="2523.41335997787" calcext:value-type="float">
            <text:p>2523,41335997787</text:p>
          </table:table-cell>
          <table:table-cell office:value-type="float" office:value="4261.47887992859" calcext:value-type="float">
            <text:p>4261,47887992859</text:p>
          </table:table-cell>
        </table:table-row>
        <table:table-row table:style-name="ro1">
          <table:table-cell office:value-type="float" office:value="415.890290260315" calcext:value-type="float">
            <text:p>415,890290260315</text:p>
          </table:table-cell>
          <table:table-cell office:value-type="float" office:value="1040.70345211029" calcext:value-type="float">
            <text:p>1040,70345211029</text:p>
          </table:table-cell>
          <table:table-cell office:value-type="float" office:value="2620.80149467941" calcext:value-type="float">
            <text:p>2620,80149467941</text:p>
          </table:table-cell>
          <table:table-cell office:value-type="float" office:value="3925.68866920471" calcext:value-type="float">
            <text:p>3925,68866920471</text:p>
          </table:table-cell>
        </table:table-row>
        <table:table-row table:style-name="ro1">
          <table:table-cell office:value-type="float" office:value="360.570534706116" calcext:value-type="float">
            <text:p>360,570534706116</text:p>
          </table:table-cell>
          <table:table-cell office:value-type="float" office:value="1153.0020866394" calcext:value-type="float">
            <text:p>1153,0020866394</text:p>
          </table:table-cell>
          <table:table-cell office:value-type="float" office:value="2737.56323102537" calcext:value-type="float">
            <text:p>2737,56323102537</text:p>
          </table:table-cell>
          <table:table-cell office:value-type="float" office:value="4031.12945175171" calcext:value-type="float">
            <text:p>4031,12945175171</text:p>
          </table:table-cell>
        </table:table-row>
        <table:table-row table:style-name="ro1">
          <table:table-cell office:value-type="float" office:value="402.397270202637" calcext:value-type="float">
            <text:p>402,397270202637</text:p>
          </table:table-cell>
          <table:table-cell office:value-type="float" office:value="1087.48987007141" calcext:value-type="float">
            <text:p>1087,48987007141</text:p>
          </table:table-cell>
          <table:table-cell office:value-type="float" office:value="2704.56648642932" calcext:value-type="float">
            <text:p>2704,56648642932</text:p>
          </table:table-cell>
          <table:table-cell office:value-type="float" office:value="4235.57762908936" calcext:value-type="float">
            <text:p>4235,57762908936</text:p>
          </table:table-cell>
        </table:table-row>
        <table:table-row table:style-name="ro1">
          <table:table-cell office:value-type="float" office:value="356.135663986206" calcext:value-type="float">
            <text:p>356,135663986206</text:p>
          </table:table-cell>
          <table:table-cell office:value-type="float" office:value="922.034268379212" calcext:value-type="float">
            <text:p>922,034268379212</text:p>
          </table:table-cell>
          <table:table-cell office:value-type="float" office:value="2563.60655354623" calcext:value-type="float">
            <text:p>2563,60655354623</text:p>
          </table:table-cell>
          <table:table-cell office:value-type="float" office:value="4218.13890457153" calcext:value-type="float">
            <text:p>4218,13890457153</text:p>
          </table:table-cell>
        </table:table-row>
        <table:table-row table:style-name="ro1">
          <table:table-cell office:value-type="float" office:value="408.01842212677" calcext:value-type="float">
            <text:p>408,01842212677</text:p>
          </table:table-cell>
          <table:table-cell office:value-type="float" office:value="954.274740219116" calcext:value-type="float">
            <text:p>954,274740219116</text:p>
          </table:table-cell>
          <table:table-cell office:value-type="float" office:value="2514.50109604375" calcext:value-type="float">
            <text:p>2514,50109604375</text:p>
          </table:table-cell>
          <table:table-cell office:value-type="float" office:value="4152.11804771423" calcext:value-type="float">
            <text:p>4152,11804771423</text:p>
          </table:table-cell>
        </table:table-row>
        <table:table-row table:style-name="ro1">
          <table:table-cell office:value-type="float" office:value="359.559908866882" calcext:value-type="float">
            <text:p>359,559908866882</text:p>
          </table:table-cell>
          <table:table-cell office:value-type="float" office:value="1011.72656917572" calcext:value-type="float">
            <text:p>1011,72656917572</text:p>
          </table:table-cell>
          <table:table-cell office:value-type="float" office:value="2314.78408833818" calcext:value-type="float">
            <text:p>2314,78408833818</text:p>
          </table:table-cell>
          <table:table-cell office:value-type="float" office:value="4542.18907928467" calcext:value-type="float">
            <text:p>4542,18907928467</text:p>
          </table:table-cell>
        </table:table-row>
        <table:table-row table:style-name="ro1">
          <table:table-cell office:value-type="float" office:value="445.544448852539" calcext:value-type="float">
            <text:p>445,544448852539</text:p>
          </table:table-cell>
          <table:table-cell office:value-type="float" office:value="1091.91216659546" calcext:value-type="float">
            <text:p>1091,91216659546</text:p>
          </table:table-cell>
          <table:table-cell office:value-type="float" office:value="2340.24923646889" calcext:value-type="float">
            <text:p>2340,24923646889</text:p>
          </table:table-cell>
          <table:table-cell office:value-type="float" office:value="4419.91530227661" calcext:value-type="float">
            <text:p>4419,91530227661</text:p>
          </table:table-cell>
        </table:table-row>
        <table:table-row table:style-name="ro1">
          <table:table-cell office:value-type="float" office:value="397.551891326904" calcext:value-type="float">
            <text:p>397,551891326904</text:p>
          </table:table-cell>
          <table:table-cell office:value-type="float" office:value="1112.79699802399" calcext:value-type="float">
            <text:p>1112,79699802399</text:p>
          </table:table-cell>
          <table:table-cell office:value-type="float" office:value="2787.5891928807" calcext:value-type="float">
            <text:p>2787,5891928807</text:p>
          </table:table-cell>
          <table:table-cell office:value-type="float" office:value="4436.44011497498" calcext:value-type="float">
            <text:p>4436,44011497498</text:p>
          </table:table-cell>
        </table:table-row>
        <table:table-row table:style-name="ro1">
          <table:table-cell office:value-type="float" office:value="431.173551559448" calcext:value-type="float">
            <text:p>431,173551559448</text:p>
          </table:table-cell>
          <table:table-cell office:value-type="float" office:value="1143.579246521" calcext:value-type="float">
            <text:p>1143,579246521</text:p>
          </table:table-cell>
          <table:table-cell office:value-type="float" office:value="2645.24102782002" calcext:value-type="float">
            <text:p>2645,24102782002</text:p>
          </table:table-cell>
          <table:table-cell office:value-type="float" office:value="4285.67381668091" calcext:value-type="float">
            <text:p>4285,67381668091</text:p>
          </table:table-cell>
        </table:table-row>
        <table:table-row table:style-name="ro1">
          <table:table-cell office:value-type="float" office:value="396.885479927063" calcext:value-type="float">
            <text:p>396,885479927063</text:p>
          </table:table-cell>
          <table:table-cell office:value-type="float" office:value="1173.87359619141" calcext:value-type="float">
            <text:p>1173,87359619141</text:p>
          </table:table-cell>
          <table:table-cell office:value-type="float" office:value="3279.83659035939" calcext:value-type="float">
            <text:p>3279,83659035939</text:p>
          </table:table-cell>
          <table:table-cell office:value-type="float" office:value="4773.17679977417" calcext:value-type="float">
            <text:p>4773,17679977417</text:p>
          </table:table-cell>
        </table:table-row>
        <table:table-row table:style-name="ro1">
          <table:table-cell office:value-type="float" office:value="445.59677696228" calcext:value-type="float">
            <text:p>445,59677696228</text:p>
          </table:table-cell>
          <table:table-cell office:value-type="float" office:value="1180.27704811096" calcext:value-type="float">
            <text:p>1180,27704811096</text:p>
          </table:table-cell>
          <table:table-cell office:value-type="float" office:value="2523.68363979712" calcext:value-type="float">
            <text:p>2523,68363979712</text:p>
          </table:table-cell>
          <table:table-cell office:value-type="float" office:value="4414.7082901001" calcext:value-type="float">
            <text:p>4414,7082901001</text:p>
          </table:table-cell>
        </table:table-row>
        <table:table-row table:style-name="ro1">
          <table:table-cell office:value-type="float" office:value="414.923709869385" calcext:value-type="float">
            <text:p>414,923709869385</text:p>
          </table:table-cell>
          <table:table-cell office:value-type="float" office:value="1148.67137718201" calcext:value-type="float">
            <text:p>1148,67137718201</text:p>
          </table:table-cell>
          <table:table-cell office:value-type="float" office:value="2346.82555482619" calcext:value-type="float">
            <text:p>2346,82555482619</text:p>
          </table:table-cell>
          <table:table-cell office:value-type="float" office:value="4562.51529121399" calcext:value-type="float">
            <text:p>4562,51529121399</text:p>
          </table:table-cell>
        </table:table-row>
      </table:table>
      <table:table table:name="QUORUM-SMALL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5.05241190730808" calcext:value-type="float">
            <text:p>5,05241190730808</text:p>
          </table:table-cell>
          <table:table-cell office:value-type="float" office:value="8.02667045818871" calcext:value-type="float">
            <text:p>8,02667045818871</text:p>
          </table:table-cell>
          <table:table-cell office:value-type="float" office:value="5.31814602062749" calcext:value-type="float">
            <text:p>5,31814602062749</text:p>
          </table:table-cell>
          <table:table-cell office:value-type="float" office:value="6.48240599593597" calcext:value-type="float">
            <text:p>6,48240599593597</text:p>
          </table:table-cell>
        </table:table-row>
        <table:table-row table:style-name="ro1">
          <table:table-cell office:value-type="float" office:value="3.03205406853761" calcext:value-type="float">
            <text:p>3,03205406853761</text:p>
          </table:table-cell>
          <table:table-cell office:value-type="float" office:value="3.74413431349812" calcext:value-type="float">
            <text:p>3,74413431349812</text:p>
          </table:table-cell>
          <table:table-cell office:value-type="float" office:value="3.89045960504274" calcext:value-type="float">
            <text:p>3,89045960504274</text:p>
          </table:table-cell>
          <table:table-cell office:value-type="float" office:value="4.26794821649916" calcext:value-type="float">
            <text:p>4,26794821649916</text:p>
          </table:table-cell>
        </table:table-row>
        <table:table-row table:style-name="ro1">
          <table:table-cell office:value-type="float" office:value="2.96569782456479" calcext:value-type="float">
            <text:p>2,96569782456479</text:p>
          </table:table-cell>
          <table:table-cell office:value-type="float" office:value="4.49051665379144" calcext:value-type="float">
            <text:p>4,49051665379144</text:p>
          </table:table-cell>
          <table:table-cell office:value-type="float" office:value="4.07799833550233" calcext:value-type="float">
            <text:p>4,07799833550233</text:p>
          </table:table-cell>
          <table:table-cell office:value-type="float" office:value="4.57592218916034" calcext:value-type="float">
            <text:p>4,57592218916034</text:p>
          </table:table-cell>
        </table:table-row>
        <table:table-row table:style-name="ro1">
          <table:table-cell office:value-type="float" office:value="3.06343449258289" calcext:value-type="float">
            <text:p>3,06343449258289</text:p>
          </table:table-cell>
          <table:table-cell office:value-type="float" office:value="3.42618654292916" calcext:value-type="float">
            <text:p>3,42618654292916</text:p>
          </table:table-cell>
          <table:table-cell office:value-type="float" office:value="3.9373556083585" calcext:value-type="float">
            <text:p>3,9373556083585</text:p>
          </table:table-cell>
          <table:table-cell office:value-type="float" office:value="3.97290574766243" calcext:value-type="float">
            <text:p>3,97290574766243</text:p>
          </table:table-cell>
        </table:table-row>
        <table:table-row table:style-name="ro1">
          <table:table-cell office:value-type="float" office:value="3.11426921672034" calcext:value-type="float">
            <text:p>3,11426921672034</text:p>
          </table:table-cell>
          <table:table-cell office:value-type="float" office:value="4.40510056861594" calcext:value-type="float">
            <text:p>4,40510056861594</text:p>
          </table:table-cell>
          <table:table-cell office:value-type="float" office:value="3.9734177009505" calcext:value-type="float">
            <text:p>3,9734177009505</text:p>
          </table:table-cell>
          <table:table-cell office:value-type="float" office:value="4.24616884163693" calcext:value-type="float">
            <text:p>4,24616884163693</text:p>
          </table:table-cell>
        </table:table-row>
        <table:table-row table:style-name="ro1">
          <table:table-cell office:value-type="float" office:value="4.20606068086185" calcext:value-type="float">
            <text:p>4,20606068086185</text:p>
          </table:table-cell>
          <table:table-cell office:value-type="float" office:value="3.83395113382449" calcext:value-type="float">
            <text:p>3,83395113382449</text:p>
          </table:table-cell>
          <table:table-cell office:value-type="float" office:value="3.77755146293773" calcext:value-type="float">
            <text:p>3,77755146293773</text:p>
          </table:table-cell>
          <table:table-cell office:value-type="float" office:value="4.00180450468474" calcext:value-type="float">
            <text:p>4,00180450468474</text:p>
          </table:table-cell>
        </table:table-row>
        <table:table-row table:style-name="ro1">
          <table:table-cell office:value-type="float" office:value="3.02988267373477" calcext:value-type="float">
            <text:p>3,02988267373477</text:p>
          </table:table-cell>
          <table:table-cell office:value-type="float" office:value="4.32399227803902" calcext:value-type="float">
            <text:p>4,32399227803902</text:p>
          </table:table-cell>
          <table:table-cell office:value-type="float" office:value="3.50804972617605" calcext:value-type="float">
            <text:p>3,50804972617605</text:p>
          </table:table-cell>
          <table:table-cell office:value-type="float" office:value="4.41246793931899" calcext:value-type="float">
            <text:p>4,41246793931899</text:p>
          </table:table-cell>
        </table:table-row>
        <table:table-row table:style-name="ro1">
          <table:table-cell office:value-type="float" office:value="8.42585759421483" calcext:value-type="float">
            <text:p>8,42585759421483</text:p>
          </table:table-cell>
          <table:table-cell office:value-type="float" office:value="4.49344799881063" calcext:value-type="float">
            <text:p>4,49344799881063</text:p>
          </table:table-cell>
          <table:table-cell office:value-type="float" office:value="3.85924956483968" calcext:value-type="float">
            <text:p>3,85924956483968</text:p>
          </table:table-cell>
          <table:table-cell office:value-type="float" office:value="4.42453312368793" calcext:value-type="float">
            <text:p>4,42453312368793</text:p>
          </table:table-cell>
        </table:table-row>
        <table:table-row table:style-name="ro1">
          <table:table-cell office:value-type="float" office:value="4.89269028333049" calcext:value-type="float">
            <text:p>4,89269028333049</text:p>
          </table:table-cell>
          <table:table-cell office:value-type="float" office:value="4.50174573131897" calcext:value-type="float">
            <text:p>4,50174573131897</text:p>
          </table:table-cell>
          <table:table-cell office:value-type="float" office:value="3.74123805078662" calcext:value-type="float">
            <text:p>3,74123805078662</text:p>
          </table:table-cell>
          <table:table-cell office:value-type="float" office:value="4.65793929765923" calcext:value-type="float">
            <text:p>4,65793929765923</text:p>
          </table:table-cell>
        </table:table-row>
        <table:table-row table:style-name="ro1">
          <table:table-cell office:value-type="float" office:value="4.34726017846873" calcext:value-type="float">
            <text:p>4,34726017846873</text:p>
          </table:table-cell>
          <table:table-cell office:value-type="float" office:value="3.69140542056259" calcext:value-type="float">
            <text:p>3,69140542056259</text:p>
          </table:table-cell>
          <table:table-cell office:value-type="float" office:value="3.53961410431606" calcext:value-type="float">
            <text:p>3,53961410431606</text:p>
          </table:table-cell>
          <table:table-cell office:value-type="float" office:value="3.57891507189041" calcext:value-type="float">
            <text:p>3,57891507189041</text:p>
          </table:table-cell>
        </table:table-row>
        <table:table-row table:style-name="ro1">
          <table:table-cell office:value-type="float" office:value="2.96505523143728" calcext:value-type="float">
            <text:p>2,96505523143728</text:p>
          </table:table-cell>
          <table:table-cell office:value-type="float" office:value="4.58538572254024" calcext:value-type="float">
            <text:p>4,58538572254024</text:p>
          </table:table-cell>
          <table:table-cell office:value-type="float" office:value="3.49200489684607" calcext:value-type="float">
            <text:p>3,49200489684607</text:p>
          </table:table-cell>
          <table:table-cell office:value-type="float" office:value="4.49054251616409" calcext:value-type="float">
            <text:p>4,49054251616409</text:p>
          </table:table-cell>
        </table:table-row>
        <table:table-row table:style-name="ro1">
          <table:table-cell office:value-type="float" office:value="2.98422270884592" calcext:value-type="float">
            <text:p>2,98422270884592</text:p>
          </table:table-cell>
          <table:table-cell office:value-type="float" office:value="4.32135927219268" calcext:value-type="float">
            <text:p>4,32135927219268</text:p>
          </table:table-cell>
          <table:table-cell office:value-type="float" office:value="3.87290233007777" calcext:value-type="float">
            <text:p>3,87290233007777</text:p>
          </table:table-cell>
          <table:table-cell office:value-type="float" office:value="3.48182192984907" calcext:value-type="float">
            <text:p>3,48182192984907</text:p>
          </table:table-cell>
        </table:table-row>
        <table:table-row table:style-name="ro1">
          <table:table-cell office:value-type="float" office:value="2.92932650196548" calcext:value-type="float">
            <text:p>2,92932650196548</text:p>
          </table:table-cell>
          <table:table-cell office:value-type="float" office:value="4.15982022766503" calcext:value-type="float">
            <text:p>4,15982022766503</text:p>
          </table:table-cell>
          <table:table-cell office:value-type="float" office:value="3.95611853796515" calcext:value-type="float">
            <text:p>3,95611853796515</text:p>
          </table:table-cell>
          <table:table-cell office:value-type="float" office:value="3.10338039141795" calcext:value-type="float">
            <text:p>3,10338039141795</text:p>
          </table:table-cell>
        </table:table-row>
        <table:table-row table:style-name="ro1">
          <table:table-cell office:value-type="float" office:value="2.36758979210254" calcext:value-type="float">
            <text:p>2,36758979210254</text:p>
          </table:table-cell>
          <table:table-cell office:value-type="float" office:value="4.13413331782345" calcext:value-type="float">
            <text:p>4,13413331782345</text:p>
          </table:table-cell>
          <table:table-cell office:value-type="float" office:value="3.78499029547334" calcext:value-type="float">
            <text:p>3,78499029547334</text:p>
          </table:table-cell>
          <table:table-cell office:value-type="float" office:value="3.21167966093104" calcext:value-type="float">
            <text:p>3,21167966093104</text:p>
          </table:table-cell>
        </table:table-row>
        <table:table-row table:style-name="ro1">
          <table:table-cell office:value-type="float" office:value="2.37518875460901" calcext:value-type="float">
            <text:p>2,37518875460901</text:p>
          </table:table-cell>
          <table:table-cell office:value-type="float" office:value="4.44690987606306" calcext:value-type="float">
            <text:p>4,44690987606306</text:p>
          </table:table-cell>
          <table:table-cell office:value-type="float" office:value="4.16936544800947" calcext:value-type="float">
            <text:p>4,16936544800947</text:p>
          </table:table-cell>
          <table:table-cell office:value-type="float" office:value="4.3081008263764" calcext:value-type="float">
            <text:p>4,3081008263764</text:p>
          </table:table-cell>
        </table:table-row>
        <table:table-row table:style-name="ro1">
          <table:table-cell office:value-type="float" office:value="2.68347257770741" calcext:value-type="float">
            <text:p>2,68347257770741</text:p>
          </table:table-cell>
          <table:table-cell office:value-type="float" office:value="4.365268106716" calcext:value-type="float">
            <text:p>4,365268106716</text:p>
          </table:table-cell>
          <table:table-cell office:value-type="float" office:value="4.05356033855418" calcext:value-type="float">
            <text:p>4,05356033855418</text:p>
          </table:table-cell>
          <table:table-cell office:value-type="float" office:value="3.37053256132908" calcext:value-type="float">
            <text:p>3,37053256132908</text:p>
          </table:table-cell>
        </table:table-row>
        <table:table-row table:style-name="ro1">
          <table:table-cell office:value-type="float" office:value="2.56866812141263" calcext:value-type="float">
            <text:p>2,56866812141263</text:p>
          </table:table-cell>
          <table:table-cell office:value-type="float" office:value="4.37687824050792" calcext:value-type="float">
            <text:p>4,37687824050792</text:p>
          </table:table-cell>
          <table:table-cell office:value-type="float" office:value="3.86922763057836" calcext:value-type="float">
            <text:p>3,86922763057836</text:p>
          </table:table-cell>
          <table:table-cell office:value-type="float" office:value="4.54174977729691" calcext:value-type="float">
            <text:p>4,54174977729691</text:p>
          </table:table-cell>
        </table:table-row>
        <table:table-row table:style-name="ro1">
          <table:table-cell office:value-type="float" office:value="3.01745552938897" calcext:value-type="float">
            <text:p>3,01745552938897</text:p>
          </table:table-cell>
          <table:table-cell office:value-type="float" office:value="4.46006747005058" calcext:value-type="float">
            <text:p>4,46006747005058</text:p>
          </table:table-cell>
          <table:table-cell office:value-type="float" office:value="3.73916523045901" calcext:value-type="float">
            <text:p>3,73916523045901</text:p>
          </table:table-cell>
          <table:table-cell office:value-type="float" office:value="3.22984124424675" calcext:value-type="float">
            <text:p>3,22984124424675</text:p>
          </table:table-cell>
        </table:table-row>
        <table:table-row table:style-name="ro1">
          <table:table-cell office:value-type="float" office:value="2.58576808531086" calcext:value-type="float">
            <text:p>2,58576808531086</text:p>
          </table:table-cell>
          <table:table-cell office:value-type="float" office:value="4.31973281252762" calcext:value-type="float">
            <text:p>4,31973281252762</text:p>
          </table:table-cell>
          <table:table-cell office:value-type="float" office:value="3.69292922400344" calcext:value-type="float">
            <text:p>3,69292922400344</text:p>
          </table:table-cell>
          <table:table-cell office:value-type="float" office:value="4.46814686135387" calcext:value-type="float">
            <text:p>4,46814686135387</text:p>
          </table:table-cell>
        </table:table-row>
        <table:table-row table:style-name="ro1">
          <table:table-cell office:value-type="float" office:value="2.85993379862188" calcext:value-type="float">
            <text:p>2,85993379862188</text:p>
          </table:table-cell>
          <table:table-cell office:value-type="float" office:value="3.97966240229736" calcext:value-type="float">
            <text:p>3,97966240229736</text:p>
          </table:table-cell>
          <table:table-cell office:value-type="float" office:value="4.80815750341029" calcext:value-type="float">
            <text:p>4,80815750341029</text:p>
          </table:table-cell>
          <table:table-cell office:value-type="float" office:value="3.31813631565014" calcext:value-type="float">
            <text:p>3,31813631565014</text:p>
          </table:table-cell>
        </table:table-row>
        <table:table-row table:style-name="ro1">
          <table:table-cell office:value-type="float" office:value="3.92978056956331" calcext:value-type="float">
            <text:p>3,92978056956331</text:p>
          </table:table-cell>
          <table:table-cell office:value-type="float" office:value="4.65899742816954" calcext:value-type="float">
            <text:p>4,65899742816954</text:p>
          </table:table-cell>
          <table:table-cell office:value-type="float" office:value="3.99921304993186" calcext:value-type="float">
            <text:p>3,99921304993186</text:p>
          </table:table-cell>
          <table:table-cell office:value-type="float" office:value="4.7359433239379" calcext:value-type="float">
            <text:p>4,7359433239379</text:p>
          </table:table-cell>
        </table:table-row>
        <table:table-row table:style-name="ro1">
          <table:table-cell office:value-type="float" office:value="3.06914612505963" calcext:value-type="float">
            <text:p>3,06914612505963</text:p>
          </table:table-cell>
          <table:table-cell office:value-type="float" office:value="3.78150849779001" calcext:value-type="float">
            <text:p>3,78150849779001</text:p>
          </table:table-cell>
          <table:table-cell office:value-type="float" office:value="4.67896453311705" calcext:value-type="float">
            <text:p>4,67896453311705</text:p>
          </table:table-cell>
          <table:table-cell office:value-type="float" office:value="3.51505228414891" calcext:value-type="float">
            <text:p>3,51505228414891</text:p>
          </table:table-cell>
        </table:table-row>
        <table:table-row table:style-name="ro1">
          <table:table-cell office:value-type="float" office:value="2.72301733589495" calcext:value-type="float">
            <text:p>2,72301733589495</text:p>
          </table:table-cell>
          <table:table-cell office:value-type="float" office:value="4.55879357171937" calcext:value-type="float">
            <text:p>4,55879357171937</text:p>
          </table:table-cell>
          <table:table-cell office:value-type="float" office:value="4.80472053862896" calcext:value-type="float">
            <text:p>4,80472053862896</text:p>
          </table:table-cell>
          <table:table-cell office:value-type="float" office:value="4.3808571355222" calcext:value-type="float">
            <text:p>4,3808571355222</text:p>
          </table:table-cell>
        </table:table-row>
        <table:table-row table:style-name="ro1">
          <table:table-cell office:value-type="float" office:value="3.14388182018735" calcext:value-type="float">
            <text:p>3,14388182018735</text:p>
          </table:table-cell>
          <table:table-cell office:value-type="float" office:value="3.63795437953577" calcext:value-type="float">
            <text:p>3,63795437953577</text:p>
          </table:table-cell>
          <table:table-cell office:value-type="float" office:value="3.94452274407346" calcext:value-type="float">
            <text:p>3,94452274407346</text:p>
          </table:table-cell>
          <table:table-cell office:value-type="float" office:value="3.32961115777935" calcext:value-type="float">
            <text:p>3,32961115777935</text:p>
          </table:table-cell>
        </table:table-row>
        <table:table-row table:style-name="ro1">
          <table:table-cell office:value-type="float" office:value="3.78249712157321" calcext:value-type="float">
            <text:p>3,78249712157321</text:p>
          </table:table-cell>
          <table:table-cell office:value-type="float" office:value="4.21122378832492" calcext:value-type="float">
            <text:p>4,21122378832492</text:p>
          </table:table-cell>
          <table:table-cell office:value-type="float" office:value="4.78951004495243" calcext:value-type="float">
            <text:p>4,78951004495243</text:p>
          </table:table-cell>
          <table:table-cell office:value-type="float" office:value="4.4523559845721" calcext:value-type="float">
            <text:p>4,4523559845721</text:p>
          </table:table-cell>
        </table:table-row>
        <table:table-row table:style-name="ro1">
          <table:table-cell office:value-type="float" office:value="3.34602654152593" calcext:value-type="float">
            <text:p>3,34602654152593</text:p>
          </table:table-cell>
          <table:table-cell office:value-type="float" office:value="3.77507608216611" calcext:value-type="float">
            <text:p>3,77507608216611</text:p>
          </table:table-cell>
          <table:table-cell office:value-type="float" office:value="4.67792302863786" calcext:value-type="float">
            <text:p>4,67792302863786</text:p>
          </table:table-cell>
          <table:table-cell office:value-type="float" office:value="3.60563194889485" calcext:value-type="float">
            <text:p>3,60563194889485</text:p>
          </table:table-cell>
        </table:table-row>
        <table:table-row table:style-name="ro1">
          <table:table-cell office:value-type="float" office:value="4.02853582582932" calcext:value-type="float">
            <text:p>4,02853582582932</text:p>
          </table:table-cell>
          <table:table-cell office:value-type="float" office:value="4.27827482036816" calcext:value-type="float">
            <text:p>4,27827482036816</text:p>
          </table:table-cell>
          <table:table-cell office:value-type="float" office:value="4.20081775121096" calcext:value-type="float">
            <text:p>4,20081775121096</text:p>
          </table:table-cell>
          <table:table-cell office:value-type="float" office:value="4.65687688912937" calcext:value-type="float">
            <text:p>4,65687688912937</text:p>
          </table:table-cell>
        </table:table-row>
        <table:table-row table:style-name="ro1">
          <table:table-cell office:value-type="float" office:value="4.16141930422091" calcext:value-type="float">
            <text:p>4,16141930422091</text:p>
          </table:table-cell>
          <table:table-cell office:value-type="float" office:value="3.98930777281389" calcext:value-type="float">
            <text:p>3,98930777281389</text:p>
          </table:table-cell>
          <table:table-cell office:value-type="float" office:value="4.77570784646297" calcext:value-type="float">
            <text:p>4,77570784646297</text:p>
          </table:table-cell>
          <table:table-cell office:value-type="float" office:value="4.34542726356287" calcext:value-type="float">
            <text:p>4,34542726356287</text:p>
          </table:table-cell>
        </table:table-row>
        <table:table-row table:style-name="ro1">
          <table:table-cell office:value-type="float" office:value="5.19384490799705" calcext:value-type="float">
            <text:p>5,19384490799705</text:p>
          </table:table-cell>
          <table:table-cell office:value-type="float" office:value="4.20247808235454" calcext:value-type="float">
            <text:p>4,20247808235454</text:p>
          </table:table-cell>
          <table:table-cell office:value-type="float" office:value="4.76045206998299" calcext:value-type="float">
            <text:p>4,76045206998299</text:p>
          </table:table-cell>
          <table:table-cell office:value-type="float" office:value="4.72816097395497" calcext:value-type="float">
            <text:p>4,72816097395497</text:p>
          </table:table-cell>
        </table:table-row>
        <table:table-row table:style-name="ro1">
          <table:table-cell office:value-type="float" office:value="3.74241089364016" calcext:value-type="float">
            <text:p>3,74241089364016</text:p>
          </table:table-cell>
          <table:table-cell office:value-type="float" office:value="3.64703467149439" calcext:value-type="float">
            <text:p>3,64703467149439</text:p>
          </table:table-cell>
          <table:table-cell office:value-type="float" office:value="4.64170471037398" calcext:value-type="float">
            <text:p>4,64170471037398</text:p>
          </table:table-cell>
          <table:table-cell office:value-type="float" office:value="4.45508151895487" calcext:value-type="float">
            <text:p>4,45508151895487</text:p>
          </table:table-cell>
        </table:table-row>
        <table:table-row table:style-name="ro1">
          <table:table-cell office:value-type="float" office:value="3.43529458595226" calcext:value-type="float">
            <text:p>3,43529458595226</text:p>
          </table:table-cell>
          <table:table-cell office:value-type="float" office:value="4.01603096981349" calcext:value-type="float">
            <text:p>4,01603096981349</text:p>
          </table:table-cell>
          <table:table-cell office:value-type="float" office:value="4.84897995071424" calcext:value-type="float">
            <text:p>4,84897995071424</text:p>
          </table:table-cell>
          <table:table-cell office:value-type="float" office:value="4.304241295389" calcext:value-type="float">
            <text:p>4,304241295389</text:p>
          </table:table-cell>
        </table:table-row>
        <table:table-row table:style-name="ro1">
          <table:table-cell office:value-type="float" office:value="3.76502943628584" calcext:value-type="float">
            <text:p>3,76502943628584</text:p>
          </table:table-cell>
          <table:table-cell office:value-type="float" office:value="3.63933361733174" calcext:value-type="float">
            <text:p>3,63933361733174</text:p>
          </table:table-cell>
          <table:table-cell office:value-type="float" office:value="5.55497055435454" calcext:value-type="float">
            <text:p>5,55497055435454</text:p>
          </table:table-cell>
          <table:table-cell office:value-type="float" office:value="4.21347799166866" calcext:value-type="float">
            <text:p>4,21347799166866</text:p>
          </table:table-cell>
        </table:table-row>
        <table:table-row table:style-name="ro1">
          <table:table-cell office:value-type="float" office:value="3.65881311303429" calcext:value-type="float">
            <text:p>3,65881311303429</text:p>
          </table:table-cell>
          <table:table-cell office:value-type="float" office:value="4.65309198547711" calcext:value-type="float">
            <text:p>4,65309198547711</text:p>
          </table:table-cell>
          <table:table-cell office:value-type="float" office:value="4.72117150213628" calcext:value-type="float">
            <text:p>4,72117150213628</text:p>
          </table:table-cell>
          <table:table-cell office:value-type="float" office:value="4.34883859095173" calcext:value-type="float">
            <text:p>4,34883859095173</text:p>
          </table:table-cell>
        </table:table-row>
        <table:table-row table:style-name="ro1">
          <table:table-cell office:value-type="float" office:value="3.6636725511917" calcext:value-type="float">
            <text:p>3,6636725511917</text:p>
          </table:table-cell>
          <table:table-cell office:value-type="float" office:value="3.75654559485076" calcext:value-type="float">
            <text:p>3,75654559485076</text:p>
          </table:table-cell>
          <table:table-cell office:value-type="float" office:value="10.9981808856713" calcext:value-type="float">
            <text:p>10,9981808856713</text:p>
          </table:table-cell>
          <table:table-cell office:value-type="float" office:value="4.46010928432178" calcext:value-type="float">
            <text:p>4,46010928432178</text:p>
          </table:table-cell>
        </table:table-row>
        <table:table-row table:style-name="ro1">
          <table:table-cell office:value-type="float" office:value="3.38928436644026" calcext:value-type="float">
            <text:p>3,38928436644026</text:p>
          </table:table-cell>
          <table:table-cell office:value-type="float" office:value="4.05276944072774" calcext:value-type="float">
            <text:p>4,05276944072774</text:p>
          </table:table-cell>
          <table:table-cell office:value-type="float" office:value="5.11169945559023" calcext:value-type="float">
            <text:p>5,11169945559023</text:p>
          </table:table-cell>
          <table:table-cell office:value-type="float" office:value="4.35098623319472" calcext:value-type="float">
            <text:p>4,35098623319472</text:p>
          </table:table-cell>
        </table:table-row>
        <table:table-row table:style-name="ro1">
          <table:table-cell office:value-type="float" office:value="3.65413845487492" calcext:value-type="float">
            <text:p>3,65413845487492</text:p>
          </table:table-cell>
          <table:table-cell office:value-type="float" office:value="2.9926764896443" calcext:value-type="float">
            <text:p>2,9926764896443</text:p>
          </table:table-cell>
          <table:table-cell office:value-type="float" office:value="4.17067864930932" calcext:value-type="float">
            <text:p>4,17067864930932</text:p>
          </table:table-cell>
          <table:table-cell office:value-type="float" office:value="4.32320591015208" calcext:value-type="float">
            <text:p>4,32320591015208</text:p>
          </table:table-cell>
        </table:table-row>
        <table:table-row table:style-name="ro1">
          <table:table-cell office:value-type="float" office:value="3.54779067122675" calcext:value-type="float">
            <text:p>3,54779067122675</text:p>
          </table:table-cell>
          <table:table-cell office:value-type="float" office:value="3.69357279424196" calcext:value-type="float">
            <text:p>3,69357279424196</text:p>
          </table:table-cell>
          <table:table-cell office:value-type="float" office:value="4.86786627596027" calcext:value-type="float">
            <text:p>4,86786627596027</text:p>
          </table:table-cell>
          <table:table-cell office:value-type="float" office:value="4.25630944805382" calcext:value-type="float">
            <text:p>4,25630944805382</text:p>
          </table:table-cell>
        </table:table-row>
        <table:table-row table:style-name="ro1">
          <table:table-cell office:value-type="float" office:value="3.79074327372455" calcext:value-type="float">
            <text:p>3,79074327372455</text:p>
          </table:table-cell>
          <table:table-cell office:value-type="float" office:value="4.03209016784348" calcext:value-type="float">
            <text:p>4,03209016784348</text:p>
          </table:table-cell>
          <table:table-cell office:value-type="float" office:value="3.86220200362416" calcext:value-type="float">
            <text:p>3,86220200362416</text:p>
          </table:table-cell>
          <table:table-cell office:value-type="float" office:value="3.65549356172373" calcext:value-type="float">
            <text:p>3,65549356172373</text:p>
          </table:table-cell>
        </table:table-row>
        <table:table-row table:style-name="ro1">
          <table:table-cell office:value-type="float" office:value="3.56146071386784" calcext:value-type="float">
            <text:p>3,56146071386784</text:p>
          </table:table-cell>
          <table:table-cell office:value-type="float" office:value="3.83351059560665" calcext:value-type="float">
            <text:p>3,83351059560665</text:p>
          </table:table-cell>
          <table:table-cell office:value-type="float" office:value="4.69200371636849" calcext:value-type="float">
            <text:p>4,69200371636849</text:p>
          </table:table-cell>
          <table:table-cell office:value-type="float" office:value="4.5692063977406" calcext:value-type="float">
            <text:p>4,5692063977406</text:p>
          </table:table-cell>
        </table:table-row>
        <table:table-row table:style-name="ro1">
          <table:table-cell office:value-type="float" office:value="3.90950165425601" calcext:value-type="float">
            <text:p>3,90950165425601</text:p>
          </table:table-cell>
          <table:table-cell office:value-type="float" office:value="4.23482604157866" calcext:value-type="float">
            <text:p>4,23482604157866</text:p>
          </table:table-cell>
          <table:table-cell office:value-type="float" office:value="4.04265510741499" calcext:value-type="float">
            <text:p>4,04265510741499</text:p>
          </table:table-cell>
          <table:table-cell office:value-type="float" office:value="3.23158114571607" calcext:value-type="float">
            <text:p>3,23158114571607</text:p>
          </table:table-cell>
        </table:table-row>
        <table:table-row table:style-name="ro1">
          <table:table-cell office:value-type="float" office:value="3.46779747953787" calcext:value-type="float">
            <text:p>3,46779747953787</text:p>
          </table:table-cell>
          <table:table-cell office:value-type="float" office:value="3.81975818208447" calcext:value-type="float">
            <text:p>3,81975818208447</text:p>
          </table:table-cell>
          <table:table-cell office:value-type="float" office:value="4.73142579297596" calcext:value-type="float">
            <text:p>4,73142579297596</text:p>
          </table:table-cell>
          <table:table-cell office:value-type="float" office:value="4.38533917150756" calcext:value-type="float">
            <text:p>4,38533917150756</text:p>
          </table:table-cell>
        </table:table-row>
        <table:table-row table:style-name="ro1">
          <table:table-cell office:value-type="float" office:value="3.72294096538896" calcext:value-type="float">
            <text:p>3,72294096538896</text:p>
          </table:table-cell>
          <table:table-cell office:value-type="float" office:value="4.24796318864468" calcext:value-type="float">
            <text:p>4,24796318864468</text:p>
          </table:table-cell>
          <table:table-cell office:value-type="float" office:value="4.40827185862482" calcext:value-type="float">
            <text:p>4,40827185862482</text:p>
          </table:table-cell>
          <table:table-cell office:value-type="float" office:value="3.63875440232838" calcext:value-type="float">
            <text:p>3,63875440232838</text:p>
          </table:table-cell>
        </table:table-row>
        <table:table-row table:style-name="ro1">
          <table:table-cell office:value-type="float" office:value="3.39456484558823" calcext:value-type="float">
            <text:p>3,39456484558823</text:p>
          </table:table-cell>
          <table:table-cell office:value-type="float" office:value="3.92467970096883" calcext:value-type="float">
            <text:p>3,92467970096883</text:p>
          </table:table-cell>
          <table:table-cell office:value-type="float" office:value="3.88499623480733" calcext:value-type="float">
            <text:p>3,88499623480733</text:p>
          </table:table-cell>
          <table:table-cell office:value-type="float" office:value="4.37156832344419" calcext:value-type="float">
            <text:p>4,37156832344419</text:p>
          </table:table-cell>
        </table:table-row>
        <table:table-row table:style-name="ro1">
          <table:table-cell office:value-type="float" office:value="3.82604176917106" calcext:value-type="float">
            <text:p>3,82604176917106</text:p>
          </table:table-cell>
          <table:table-cell office:value-type="float" office:value="4.27401349604571" calcext:value-type="float">
            <text:p>4,27401349604571</text:p>
          </table:table-cell>
          <table:table-cell office:value-type="float" office:value="4.76026527841879" calcext:value-type="float">
            <text:p>4,76026527841879</text:p>
          </table:table-cell>
          <table:table-cell office:value-type="float" office:value="4.27525953770029" calcext:value-type="float">
            <text:p>4,27525953770029</text:p>
          </table:table-cell>
        </table:table-row>
        <table:table-row table:style-name="ro1">
          <table:table-cell office:value-type="float" office:value="3.39233737327355" calcext:value-type="float">
            <text:p>3,39233737327355</text:p>
          </table:table-cell>
          <table:table-cell office:value-type="float" office:value="3.82297485459919" calcext:value-type="float">
            <text:p>3,82297485459919</text:p>
          </table:table-cell>
          <table:table-cell office:value-type="float" office:value="4.42674384621934" calcext:value-type="float">
            <text:p>4,42674384621934</text:p>
          </table:table-cell>
          <table:table-cell office:value-type="float" office:value="3.8346121123306" calcext:value-type="float">
            <text:p>3,8346121123306</text:p>
          </table:table-cell>
        </table:table-row>
        <table:table-row table:style-name="ro1">
          <table:table-cell office:value-type="float" office:value="3.41910013597477" calcext:value-type="float">
            <text:p>3,41910013597477</text:p>
          </table:table-cell>
          <table:table-cell office:value-type="float" office:value="4.30953444572497" calcext:value-type="float">
            <text:p>4,30953444572497</text:p>
          </table:table-cell>
          <table:table-cell office:value-type="float" office:value="5.09355916453093" calcext:value-type="float">
            <text:p>5,09355916453093</text:p>
          </table:table-cell>
          <table:table-cell office:value-type="float" office:value="4.32954404853972" calcext:value-type="float">
            <text:p>4,32954404853972</text:p>
          </table:table-cell>
        </table:table-row>
        <table:table-row table:style-name="ro1">
          <table:table-cell office:value-type="float" office:value="2.84295334417511" calcext:value-type="float">
            <text:p>2,84295334417511</text:p>
          </table:table-cell>
          <table:table-cell office:value-type="float" office:value="3.68087618539379" calcext:value-type="float">
            <text:p>3,68087618539379</text:p>
          </table:table-cell>
          <table:table-cell office:value-type="float" office:value="3.76730396451855" calcext:value-type="float">
            <text:p>3,76730396451855</text:p>
          </table:table-cell>
          <table:table-cell office:value-type="float" office:value="3.12183040204938" calcext:value-type="float">
            <text:p>3,12183040204938</text:p>
          </table:table-cell>
        </table:table-row>
        <table:table-row table:style-name="ro1">
          <table:table-cell office:value-type="float" office:value="4.43916754316557" calcext:value-type="float">
            <text:p>4,43916754316557</text:p>
          </table:table-cell>
          <table:table-cell office:value-type="float" office:value="4.22985279262569" calcext:value-type="float">
            <text:p>4,22985279262569</text:p>
          </table:table-cell>
          <table:table-cell office:value-type="float" office:value="4.82227215324351" calcext:value-type="float">
            <text:p>4,82227215324351</text:p>
          </table:table-cell>
          <table:table-cell office:value-type="float" office:value="16.9191795406949" calcext:value-type="float">
            <text:p>16,9191795406949</text:p>
          </table:table-cell>
        </table:table-row>
        <table:table-row table:style-name="ro1">
          <table:table-cell office:value-type="float" office:value="3.78907014140399" calcext:value-type="float">
            <text:p>3,78907014140399</text:p>
          </table:table-cell>
          <table:table-cell office:value-type="float" office:value="4.00939687319112" calcext:value-type="float">
            <text:p>4,00939687319112</text:p>
          </table:table-cell>
          <table:table-cell office:value-type="float" office:value="3.91428854828459" calcext:value-type="float">
            <text:p>3,91428854828459</text:p>
          </table:table-cell>
          <table:table-cell office:value-type="float" office:value="3.98973205775749" calcext:value-type="float">
            <text:p>3,98973205775749</text:p>
          </table:table-cell>
        </table:table-row>
        <table:table-row table:style-name="ro1">
          <table:table-cell office:value-type="float" office:value="4.16588803840237" calcext:value-type="float">
            <text:p>4,16588803840237</text:p>
          </table:table-cell>
          <table:table-cell office:value-type="float" office:value="4.43871995459537" calcext:value-type="float">
            <text:p>4,43871995459537</text:p>
          </table:table-cell>
          <table:table-cell office:value-type="float" office:value="4.75587511062498" calcext:value-type="float">
            <text:p>4,75587511062498</text:p>
          </table:table-cell>
          <table:table-cell office:value-type="float" office:value="3.84392582460852" calcext:value-type="float">
            <text:p>3,84392582460852</text:p>
          </table:table-cell>
        </table:table-row>
        <table:table-row table:style-name="ro1">
          <table:table-cell office:value-type="float" office:value="3.29382297451743" calcext:value-type="float">
            <text:p>3,29382297451743</text:p>
          </table:table-cell>
          <table:table-cell office:value-type="float" office:value="3.69209039243295" calcext:value-type="float">
            <text:p>3,69209039243295</text:p>
          </table:table-cell>
          <table:table-cell office:value-type="float" office:value="3.97013016942053" calcext:value-type="float">
            <text:p>3,97013016942053</text:p>
          </table:table-cell>
          <table:table-cell office:value-type="float" office:value="2.97220510073789" calcext:value-type="float">
            <text:p>2,97220510073789</text:p>
          </table:table-cell>
        </table:table-row>
        <table:table-row table:style-name="ro1">
          <table:table-cell office:value-type="float" office:value="4.36527668792938" calcext:value-type="float">
            <text:p>4,36527668792938</text:p>
          </table:table-cell>
          <table:table-cell office:value-type="float" office:value="4.14348499619475" calcext:value-type="float">
            <text:p>4,14348499619475</text:p>
          </table:table-cell>
          <table:table-cell office:value-type="float" office:value="4.52359583829353" calcext:value-type="float">
            <text:p>4,52359583829353</text:p>
          </table:table-cell>
          <table:table-cell office:value-type="float" office:value="4.19410667364024" calcext:value-type="float">
            <text:p>4,19410667364024</text:p>
          </table:table-cell>
        </table:table-row>
        <table:table-row table:style-name="ro1">
          <table:table-cell office:value-type="float" office:value="3.44102460449845" calcext:value-type="float">
            <text:p>3,44102460449845</text:p>
          </table:table-cell>
          <table:table-cell office:value-type="float" office:value="3.65361207437987" calcext:value-type="float">
            <text:p>3,65361207437987</text:p>
          </table:table-cell>
          <table:table-cell office:value-type="float" office:value="3.87457326552482" calcext:value-type="float">
            <text:p>3,87457326552482</text:p>
          </table:table-cell>
          <table:table-cell office:value-type="float" office:value="3.6237499568607" calcext:value-type="float">
            <text:p>3,6237499568607</text:p>
          </table:table-cell>
        </table:table-row>
        <table:table-row table:style-name="ro1">
          <table:table-cell office:value-type="float" office:value="4.15508989981043" calcext:value-type="float">
            <text:p>4,15508989981043</text:p>
          </table:table-cell>
          <table:table-cell office:value-type="float" office:value="4.26050365736501" calcext:value-type="float">
            <text:p>4,26050365736501</text:p>
          </table:table-cell>
          <table:table-cell office:value-type="float" office:value="3.70337483468767" calcext:value-type="float">
            <text:p>3,70337483468767</text:p>
          </table:table-cell>
          <table:table-cell office:value-type="float" office:value="4.28995895571896" calcext:value-type="float">
            <text:p>4,28995895571896</text:p>
          </table:table-cell>
        </table:table-row>
        <table:table-row table:style-name="ro1">
          <table:table-cell office:value-type="float" office:value="3.72582390107977" calcext:value-type="float">
            <text:p>3,72582390107977</text:p>
          </table:table-cell>
          <table:table-cell office:value-type="float" office:value="3.82895557913897" calcext:value-type="float">
            <text:p>3,82895557913897</text:p>
          </table:table-cell>
          <table:table-cell office:value-type="float" office:value="4.63474474348478" calcext:value-type="float">
            <text:p>4,63474474348478</text:p>
          </table:table-cell>
          <table:table-cell office:value-type="float" office:value="3.72081819870212" calcext:value-type="float">
            <text:p>3,72081819870212</text:p>
          </table:table-cell>
        </table:table-row>
        <table:table-row table:style-name="ro1">
          <table:table-cell office:value-type="float" office:value="4.03604837380934" calcext:value-type="float">
            <text:p>4,03604837380934</text:p>
          </table:table-cell>
          <table:table-cell office:value-type="float" office:value="4.17361818205782" calcext:value-type="float">
            <text:p>4,17361818205782</text:p>
          </table:table-cell>
          <table:table-cell office:value-type="float" office:value="3.84225492870748" calcext:value-type="float">
            <text:p>3,84225492870748</text:p>
          </table:table-cell>
          <table:table-cell office:value-type="float" office:value="4.57978172014774" calcext:value-type="float">
            <text:p>4,57978172014774</text:p>
          </table:table-cell>
        </table:table-row>
        <table:table-row table:style-name="ro1">
          <table:table-cell office:value-type="float" office:value="3.47909571921904" calcext:value-type="float">
            <text:p>3,47909571921904</text:p>
          </table:table-cell>
          <table:table-cell office:value-type="float" office:value="3.64665547404105" calcext:value-type="float">
            <text:p>3,64665547404105</text:p>
          </table:table-cell>
          <table:table-cell office:value-type="float" office:value="4.96632580755669" calcext:value-type="float">
            <text:p>4,96632580755669</text:p>
          </table:table-cell>
          <table:table-cell office:value-type="float" office:value="4.25265845624074" calcext:value-type="float">
            <text:p>4,25265845624074</text:p>
          </table:table-cell>
        </table:table-row>
        <table:table-row table:style-name="ro1">
          <table:table-cell office:value-type="float" office:value="4.00212423705472" calcext:value-type="float">
            <text:p>4,00212423705472</text:p>
          </table:table-cell>
          <table:table-cell office:value-type="float" office:value="4.53349608279188" calcext:value-type="float">
            <text:p>4,53349608279188</text:p>
          </table:table-cell>
          <table:table-cell office:value-type="float" office:value="3.70487029927138" calcext:value-type="float">
            <text:p>3,70487029927138</text:p>
          </table:table-cell>
          <table:table-cell office:value-type="float" office:value="4.19960546778895" calcext:value-type="float">
            <text:p>4,19960546778895</text:p>
          </table:table-cell>
        </table:table-row>
        <table:table-row table:style-name="ro1">
          <table:table-cell office:value-type="float" office:value="3.34873940607427" calcext:value-type="float">
            <text:p>3,34873940607427</text:p>
          </table:table-cell>
          <table:table-cell office:value-type="float" office:value="3.73846401040298" calcext:value-type="float">
            <text:p>3,73846401040298</text:p>
          </table:table-cell>
          <table:table-cell office:value-type="float" office:value="4.50100085144551" calcext:value-type="float">
            <text:p>4,50100085144551</text:p>
          </table:table-cell>
          <table:table-cell office:value-type="float" office:value="3.35720472932259" calcext:value-type="float">
            <text:p>3,35720472932259</text:p>
          </table:table-cell>
        </table:table-row>
        <table:table-row table:style-name="ro1">
          <table:table-cell office:value-type="float" office:value="4.41160406713951" calcext:value-type="float">
            <text:p>4,41160406713951</text:p>
          </table:table-cell>
          <table:table-cell office:value-type="float" office:value="3.93103869355643" calcext:value-type="float">
            <text:p>3,93103869355643</text:p>
          </table:table-cell>
          <table:table-cell office:value-type="float" office:value="4.38181085243284" calcext:value-type="float">
            <text:p>4,38181085243284</text:p>
          </table:table-cell>
          <table:table-cell office:value-type="float" office:value="4.41027360920116" calcext:value-type="float">
            <text:p>4,41027360920116</text:p>
          </table:table-cell>
        </table:table-row>
        <table:table-row table:style-name="ro1">
          <table:table-cell office:value-type="float" office:value="3.97510315007763" calcext:value-type="float">
            <text:p>3,97510315007763</text:p>
          </table:table-cell>
          <table:table-cell office:value-type="float" office:value="4.21933006329555" calcext:value-type="float">
            <text:p>4,21933006329555</text:p>
          </table:table-cell>
          <table:table-cell office:value-type="float" office:value="3.50837576236084" calcext:value-type="float">
            <text:p>3,50837576236084</text:p>
          </table:table-cell>
          <table:table-cell office:value-type="float" office:value="4.32882816779206" calcext:value-type="float">
            <text:p>4,32882816779206</text:p>
          </table:table-cell>
        </table:table-row>
        <table:table-row table:style-name="ro1">
          <table:table-cell office:value-type="float" office:value="3.82386945506475" calcext:value-type="float">
            <text:p>3,82386945506475</text:p>
          </table:table-cell>
          <table:table-cell office:value-type="float" office:value="3.72197356821037" calcext:value-type="float">
            <text:p>3,72197356821037</text:p>
          </table:table-cell>
          <table:table-cell office:value-type="float" office:value="4.68477658093897" calcext:value-type="float">
            <text:p>4,68477658093897</text:p>
          </table:table-cell>
          <table:table-cell office:value-type="float" office:value="3.93107548681566" calcext:value-type="float">
            <text:p>3,93107548681566</text:p>
          </table:table-cell>
        </table:table-row>
        <table:table-row table:style-name="ro1">
          <table:table-cell office:value-type="float" office:value="3.40605613899869" calcext:value-type="float">
            <text:p>3,40605613899869</text:p>
          </table:table-cell>
          <table:table-cell office:value-type="float" office:value="3.99471784236262" calcext:value-type="float">
            <text:p>3,99471784236262</text:p>
          </table:table-cell>
          <table:table-cell office:value-type="float" office:value="4.27756078234615" calcext:value-type="float">
            <text:p>4,27756078234615</text:p>
          </table:table-cell>
          <table:table-cell office:value-type="float" office:value="4.44647642486629" calcext:value-type="float">
            <text:p>4,44647642486629</text:p>
          </table:table-cell>
        </table:table-row>
        <table:table-row table:style-name="ro1">
          <table:table-cell office:value-type="float" office:value="3.95444823964994" calcext:value-type="float">
            <text:p>3,95444823964994</text:p>
          </table:table-cell>
          <table:table-cell office:value-type="float" office:value="3.76972549457084" calcext:value-type="float">
            <text:p>3,76972549457084</text:p>
          </table:table-cell>
          <table:table-cell office:value-type="float" office:value="3.92311529874573" calcext:value-type="float">
            <text:p>3,92311529874573</text:p>
          </table:table-cell>
          <table:table-cell office:value-type="float" office:value="3.92334086221591" calcext:value-type="float">
            <text:p>3,92334086221591</text:p>
          </table:table-cell>
        </table:table-row>
        <table:table-row table:style-name="ro1">
          <table:table-cell office:value-type="float" office:value="3.53760846596162" calcext:value-type="float">
            <text:p>3,53760846596162</text:p>
          </table:table-cell>
          <table:table-cell office:value-type="float" office:value="4.05762930220692" calcext:value-type="float">
            <text:p>4,05762930220692</text:p>
          </table:table-cell>
          <table:table-cell office:value-type="float" office:value="4.51521172723604" calcext:value-type="float">
            <text:p>4,51521172723604</text:p>
          </table:table-cell>
          <table:table-cell office:value-type="float" office:value="4.17470734288691" calcext:value-type="float">
            <text:p>4,17470734288691</text:p>
          </table:table-cell>
        </table:table-row>
        <table:table-row table:style-name="ro1">
          <table:table-cell office:value-type="float" office:value="4.24427888413809" calcext:value-type="float">
            <text:p>4,24427888413809</text:p>
          </table:table-cell>
          <table:table-cell office:value-type="float" office:value="3.7661788830955" calcext:value-type="float">
            <text:p>3,7661788830955</text:p>
          </table:table-cell>
          <table:table-cell office:value-type="float" office:value="4.70689157007049" calcext:value-type="float">
            <text:p>4,70689157007049</text:p>
          </table:table-cell>
          <table:table-cell office:value-type="float" office:value="3.3729447681962" calcext:value-type="float">
            <text:p>3,3729447681962</text:p>
          </table:table-cell>
        </table:table-row>
        <table:table-row table:style-name="ro1">
          <table:table-cell office:value-type="float" office:value="3.60919738530182" calcext:value-type="float">
            <text:p>3,60919738530182</text:p>
          </table:table-cell>
          <table:table-cell office:value-type="float" office:value="4.2951528246638" calcext:value-type="float">
            <text:p>4,2951528246638</text:p>
          </table:table-cell>
          <table:table-cell office:value-type="float" office:value="3.84635075827891" calcext:value-type="float">
            <text:p>3,84635075827891</text:p>
          </table:table-cell>
          <table:table-cell office:value-type="float" office:value="2.74918542265768" calcext:value-type="float">
            <text:p>2,74918542265768</text:p>
          </table:table-cell>
        </table:table-row>
        <table:table-row table:style-name="ro1">
          <table:table-cell office:value-type="float" office:value="3.87658875132151" calcext:value-type="float">
            <text:p>3,87658875132151</text:p>
          </table:table-cell>
          <table:table-cell office:value-type="float" office:value="3.86536596990363" calcext:value-type="float">
            <text:p>3,86536596990363</text:p>
          </table:table-cell>
          <table:table-cell office:value-type="float" office:value="4.93541123764608" calcext:value-type="float">
            <text:p>4,93541123764608</text:p>
          </table:table-cell>
          <table:table-cell office:value-type="float" office:value="3.33548034240185" calcext:value-type="float">
            <text:p>3,33548034240185</text:p>
          </table:table-cell>
        </table:table-row>
        <table:table-row table:style-name="ro1">
          <table:table-cell office:value-type="float" office:value="3.37143700881861" calcext:value-type="float">
            <text:p>3,37143700881861</text:p>
          </table:table-cell>
          <table:table-cell office:value-type="float" office:value="4.18742171288376" calcext:value-type="float">
            <text:p>4,18742171288376</text:p>
          </table:table-cell>
          <table:table-cell office:value-type="float" office:value="3.91118214796839" calcext:value-type="float">
            <text:p>3,91118214796839</text:p>
          </table:table-cell>
          <table:table-cell office:value-type="float" office:value="2.85764135592859" calcext:value-type="float">
            <text:p>2,85764135592859</text:p>
          </table:table-cell>
        </table:table-row>
        <table:table-row table:style-name="ro1">
          <table:table-cell office:value-type="float" office:value="4.17608679113002" calcext:value-type="float">
            <text:p>4,17608679113002</text:p>
          </table:table-cell>
          <table:table-cell office:value-type="float" office:value="3.9598437589273" calcext:value-type="float">
            <text:p>3,9598437589273</text:p>
          </table:table-cell>
          <table:table-cell office:value-type="float" office:value="4.65670237487434" calcext:value-type="float">
            <text:p>4,65670237487434</text:p>
          </table:table-cell>
          <table:table-cell office:value-type="float" office:value="3.33966980103817" calcext:value-type="float">
            <text:p>3,33966980103817</text:p>
          </table:table-cell>
        </table:table-row>
        <table:table-row table:style-name="ro1">
          <table:table-cell office:value-type="float" office:value="3.34678404758755" calcext:value-type="float">
            <text:p>3,34678404758755</text:p>
          </table:table-cell>
          <table:table-cell office:value-type="float" office:value="4.3620114697638" calcext:value-type="float">
            <text:p>4,3620114697638</text:p>
          </table:table-cell>
          <table:table-cell office:value-type="float" office:value="3.77982465967057" calcext:value-type="float">
            <text:p>3,77982465967057</text:p>
          </table:table-cell>
          <table:table-cell office:value-type="float" office:value="2.98669909210723" calcext:value-type="float">
            <text:p>2,98669909210723</text:p>
          </table:table-cell>
        </table:table-row>
        <table:table-row table:style-name="ro1">
          <table:table-cell office:value-type="float" office:value="4.3154449238808" calcext:value-type="float">
            <text:p>4,3154449238808</text:p>
          </table:table-cell>
          <table:table-cell office:value-type="float" office:value="7.0777306900206" calcext:value-type="float">
            <text:p>7,0777306900206</text:p>
          </table:table-cell>
          <table:table-cell office:value-type="float" office:value="4.84935126970248" calcext:value-type="float">
            <text:p>4,84935126970248</text:p>
          </table:table-cell>
          <table:table-cell office:value-type="float" office:value="3.54439509473644" calcext:value-type="float">
            <text:p>3,54439509473644</text:p>
          </table:table-cell>
        </table:table-row>
        <table:table-row table:style-name="ro1">
          <table:table-cell office:value-type="float" office:value="3.27554446356702" calcext:value-type="float">
            <text:p>3,27554446356702</text:p>
          </table:table-cell>
          <table:table-cell office:value-type="float" office:value="4.31254943724122" calcext:value-type="float">
            <text:p>4,31254943724122</text:p>
          </table:table-cell>
          <table:table-cell office:value-type="float" office:value="3.80555095237668" calcext:value-type="float">
            <text:p>3,80555095237668</text:p>
          </table:table-cell>
          <table:table-cell office:value-type="float" office:value="3.31852226874888" calcext:value-type="float">
            <text:p>3,31852226874888</text:p>
          </table:table-cell>
        </table:table-row>
        <table:table-row table:style-name="ro1">
          <table:table-cell office:value-type="float" office:value="4.15874872763232" calcext:value-type="float">
            <text:p>4,15874872763232</text:p>
          </table:table-cell>
          <table:table-cell office:value-type="float" office:value="4.11894218455184" calcext:value-type="float">
            <text:p>4,11894218455184</text:p>
          </table:table-cell>
          <table:table-cell office:value-type="float" office:value="4.93672557101602" calcext:value-type="float">
            <text:p>4,93672557101602</text:p>
          </table:table-cell>
          <table:table-cell office:value-type="float" office:value="4.39260795486716" calcext:value-type="float">
            <text:p>4,39260795486716</text:p>
          </table:table-cell>
        </table:table-row>
        <table:table-row table:style-name="ro1">
          <table:table-cell office:value-type="float" office:value="3.0329071821604" calcext:value-type="float">
            <text:p>3,0329071821604</text:p>
          </table:table-cell>
          <table:table-cell office:value-type="float" office:value="3.95682040276134" calcext:value-type="float">
            <text:p>3,95682040276134</text:p>
          </table:table-cell>
          <table:table-cell office:value-type="float" office:value="3.8776162699162" calcext:value-type="float">
            <text:p>3,8776162699162</text:p>
          </table:table-cell>
          <table:table-cell office:value-type="float" office:value="4.05768262831898" calcext:value-type="float">
            <text:p>4,05768262831898</text:p>
          </table:table-cell>
        </table:table-row>
        <table:table-row table:style-name="ro1">
          <table:table-cell office:value-type="float" office:value="3.86135589277661" calcext:value-type="float">
            <text:p>3,86135589277661</text:p>
          </table:table-cell>
          <table:table-cell office:value-type="float" office:value="4.31300577535296" calcext:value-type="float">
            <text:p>4,31300577535296</text:p>
          </table:table-cell>
          <table:table-cell office:value-type="float" office:value="5.28812125780454" calcext:value-type="float">
            <text:p>5,28812125780454</text:p>
          </table:table-cell>
          <table:table-cell office:value-type="float" office:value="3.81514223101083" calcext:value-type="float">
            <text:p>3,81514223101083</text:p>
          </table:table-cell>
        </table:table-row>
        <table:table-row table:style-name="ro1">
          <table:table-cell office:value-type="float" office:value="3.21135777579009" calcext:value-type="float">
            <text:p>3,21135777579009</text:p>
          </table:table-cell>
          <table:table-cell office:value-type="float" office:value="4.13498651209346" calcext:value-type="float">
            <text:p>4,13498651209346</text:p>
          </table:table-cell>
          <table:table-cell office:value-type="float" office:value="3.71224233967192" calcext:value-type="float">
            <text:p>3,71224233967192</text:p>
          </table:table-cell>
          <table:table-cell office:value-type="float" office:value="4.26740248711761" calcext:value-type="float">
            <text:p>4,26740248711761</text:p>
          </table:table-cell>
        </table:table-row>
        <table:table-row table:style-name="ro1">
          <table:table-cell office:value-type="float" office:value="3.97037149510294" calcext:value-type="float">
            <text:p>3,97037149510294</text:p>
          </table:table-cell>
          <table:table-cell office:value-type="float" office:value="3.9095080852132" calcext:value-type="float">
            <text:p>3,9095080852132</text:p>
          </table:table-cell>
          <table:table-cell office:value-type="float" office:value="4.72246659031475" calcext:value-type="float">
            <text:p>4,72246659031475</text:p>
          </table:table-cell>
          <table:table-cell office:value-type="float" office:value="3.70683881146442" calcext:value-type="float">
            <text:p>3,70683881146442</text:p>
          </table:table-cell>
        </table:table-row>
        <table:table-row table:style-name="ro1">
          <table:table-cell office:value-type="float" office:value="3.16010109135861" calcext:value-type="float">
            <text:p>3,16010109135861</text:p>
          </table:table-cell>
          <table:table-cell office:value-type="float" office:value="4.1954796587672" calcext:value-type="float">
            <text:p>4,1954796587672</text:p>
          </table:table-cell>
          <table:table-cell office:value-type="float" office:value="4.22037086573769" calcext:value-type="float">
            <text:p>4,22037086573769</text:p>
          </table:table-cell>
          <table:table-cell office:value-type="float" office:value="4.57257518728793" calcext:value-type="float">
            <text:p>4,57257518728793</text:p>
          </table:table-cell>
        </table:table-row>
        <table:table-row table:style-name="ro1">
          <table:table-cell office:value-type="float" office:value="4.00007878682766" calcext:value-type="float">
            <text:p>4,00007878682766</text:p>
          </table:table-cell>
          <table:table-cell office:value-type="float" office:value="3.76268617714048" calcext:value-type="float">
            <text:p>3,76268617714048</text:p>
          </table:table-cell>
          <table:table-cell office:value-type="float" office:value="5.53623253028978" calcext:value-type="float">
            <text:p>5,53623253028978</text:p>
          </table:table-cell>
          <table:table-cell office:value-type="float" office:value="3.7448998045485" calcext:value-type="float">
            <text:p>3,7448998045485</text:p>
          </table:table-cell>
        </table:table-row>
        <table:table-row table:style-name="ro1">
          <table:table-cell office:value-type="float" office:value="3.44409232018731" calcext:value-type="float">
            <text:p>3,44409232018731</text:p>
          </table:table-cell>
          <table:table-cell office:value-type="float" office:value="4.586634843563" calcext:value-type="float">
            <text:p>4,586634843563</text:p>
          </table:table-cell>
          <table:table-cell office:value-type="float" office:value="4.38490706411827" calcext:value-type="float">
            <text:p>4,38490706411827</text:p>
          </table:table-cell>
          <table:table-cell office:value-type="float" office:value="4.19944361648948" calcext:value-type="float">
            <text:p>4,19944361648948</text:p>
          </table:table-cell>
        </table:table-row>
        <table:table-row table:style-name="ro1">
          <table:table-cell office:value-type="float" office:value="3.8012297684392" calcext:value-type="float">
            <text:p>3,8012297684392</text:p>
          </table:table-cell>
          <table:table-cell office:value-type="float" office:value="4.07085938982523" calcext:value-type="float">
            <text:p>4,07085938982523</text:p>
          </table:table-cell>
          <table:table-cell office:value-type="float" office:value="4.37059656616016" calcext:value-type="float">
            <text:p>4,37059656616016</text:p>
          </table:table-cell>
          <table:table-cell office:value-type="float" office:value="3.648161490356" calcext:value-type="float">
            <text:p>3,648161490356</text:p>
          </table:table-cell>
        </table:table-row>
        <table:table-row table:style-name="ro1">
          <table:table-cell office:value-type="float" office:value="3.27634793480228" calcext:value-type="float">
            <text:p>3,27634793480228</text:p>
          </table:table-cell>
          <table:table-cell office:value-type="float" office:value="3.5942546612551" calcext:value-type="float">
            <text:p>3,5942546612551</text:p>
          </table:table-cell>
          <table:table-cell office:value-type="float" office:value="4.77340521590789" calcext:value-type="float">
            <text:p>4,77340521590789</text:p>
          </table:table-cell>
          <table:table-cell office:value-type="float" office:value="4.41956138377083" calcext:value-type="float">
            <text:p>4,41956138377083</text:p>
          </table:table-cell>
        </table:table-row>
        <table:table-row table:style-name="ro1">
          <table:table-cell office:value-type="float" office:value="3.89370158546836" calcext:value-type="float">
            <text:p>3,89370158546836</text:p>
          </table:table-cell>
          <table:table-cell office:value-type="float" office:value="4.37428984612667" calcext:value-type="float">
            <text:p>4,37428984612667</text:p>
          </table:table-cell>
          <table:table-cell office:value-type="float" office:value="3.84865678504425" calcext:value-type="float">
            <text:p>3,84865678504425</text:p>
          </table:table-cell>
          <table:table-cell office:value-type="float" office:value="3.37853175055296" calcext:value-type="float">
            <text:p>3,37853175055296</text:p>
          </table:table-cell>
        </table:table-row>
        <table:table-row table:style-name="ro1">
          <table:table-cell office:value-type="float" office:value="3.37840165192882" calcext:value-type="float">
            <text:p>3,37840165192882</text:p>
          </table:table-cell>
          <table:table-cell office:value-type="float" office:value="3.66439503725641" calcext:value-type="float">
            <text:p>3,66439503725641</text:p>
          </table:table-cell>
          <table:table-cell office:value-type="float" office:value="4.01453335440674" calcext:value-type="float">
            <text:p>4,01453335440674</text:p>
          </table:table-cell>
          <table:table-cell office:value-type="float" office:value="4.52240543448506" calcext:value-type="float">
            <text:p>4,52240543448506</text:p>
          </table:table-cell>
        </table:table-row>
        <table:table-row table:style-name="ro1">
          <table:table-cell office:value-type="float" office:value="3.98366002680279" calcext:value-type="float">
            <text:p>3,98366002680279</text:p>
          </table:table-cell>
          <table:table-cell office:value-type="float" office:value="4.3283121549094" calcext:value-type="float">
            <text:p>4,3283121549094</text:p>
          </table:table-cell>
          <table:table-cell office:value-type="float" office:value="4.08027832465569" calcext:value-type="float">
            <text:p>4,08027832465569</text:p>
          </table:table-cell>
          <table:table-cell office:value-type="float" office:value="3.68860460256562" calcext:value-type="float">
            <text:p>3,68860460256562</text:p>
          </table:table-cell>
        </table:table-row>
        <table:table-row table:style-name="ro1">
          <table:table-cell office:value-type="float" office:value="3.14718211965484" calcext:value-type="float">
            <text:p>3,14718211965484</text:p>
          </table:table-cell>
          <table:table-cell office:value-type="float" office:value="3.63976857911645" calcext:value-type="float">
            <text:p>3,63976857911645</text:p>
          </table:table-cell>
          <table:table-cell office:value-type="float" office:value="3.06557786889251" calcext:value-type="float">
            <text:p>3,06557786889251</text:p>
          </table:table-cell>
          <table:table-cell office:value-type="float" office:value="3.52062785391404" calcext:value-type="float">
            <text:p>3,52062785391404</text:p>
          </table:table-cell>
        </table:table-row>
        <table:table-row table:style-name="ro1">
          <table:table-cell office:value-type="float" office:value="3.91590460294431" calcext:value-type="float">
            <text:p>3,91590460294431</text:p>
          </table:table-cell>
          <table:table-cell office:value-type="float" office:value="4.1591045854124" calcext:value-type="float">
            <text:p>4,1591045854124</text:p>
          </table:table-cell>
          <table:table-cell office:value-type="float" office:value="2.965288912037" calcext:value-type="float">
            <text:p>2,965288912037</text:p>
          </table:table-cell>
          <table:table-cell office:value-type="float" office:value="4.35371488010248" calcext:value-type="float">
            <text:p>4,35371488010248</text:p>
          </table:table-cell>
        </table:table-row>
        <table:table-row table:style-name="ro1">
          <table:table-cell office:value-type="float" office:value="3.12186725992333" calcext:value-type="float">
            <text:p>3,12186725992333</text:p>
          </table:table-cell>
          <table:table-cell office:value-type="float" office:value="3.80162919795502" calcext:value-type="float">
            <text:p>3,80162919795502</text:p>
          </table:table-cell>
          <table:table-cell office:value-type="float" office:value="2.69449095502676" calcext:value-type="float">
            <text:p>2,69449095502676</text:p>
          </table:table-cell>
          <table:table-cell office:value-type="float" office:value="3.65754782821702" calcext:value-type="float">
            <text:p>3,65754782821702</text:p>
          </table:table-cell>
        </table:table-row>
        <table:table-row table:style-name="ro1">
          <table:table-cell office:value-type="float" office:value="3.84477901255442" calcext:value-type="float">
            <text:p>3,84477901255442</text:p>
          </table:table-cell>
          <table:table-cell office:value-type="float" office:value="4.24989356391572" calcext:value-type="float">
            <text:p>4,24989356391572</text:p>
          </table:table-cell>
          <table:table-cell office:value-type="float" office:value="3.75660816634529" calcext:value-type="float">
            <text:p>3,75660816634529</text:p>
          </table:table-cell>
          <table:table-cell office:value-type="float" office:value="4.35347729069492" calcext:value-type="float">
            <text:p>4,35347729069492</text:p>
          </table:table-cell>
        </table:table-row>
        <table:table-row table:style-name="ro1">
          <table:table-cell office:value-type="float" office:value="3.19471470571786" calcext:value-type="float">
            <text:p>3,19471470571786</text:p>
          </table:table-cell>
          <table:table-cell office:value-type="float" office:value="3.44726081316065" calcext:value-type="float">
            <text:p>3,44726081316065</text:p>
          </table:table-cell>
          <table:table-cell office:value-type="float" office:value="2.74370090959846" calcext:value-type="float">
            <text:p>2,74370090959846</text:p>
          </table:table-cell>
          <table:table-cell office:value-type="float" office:value="3.69680714342218" calcext:value-type="float">
            <text:p>3,69680714342218</text:p>
          </table:table-cell>
        </table:table-row>
        <table:table-row table:style-name="ro1">
          <table:table-cell office:value-type="float" office:value="3.93580568452428" calcext:value-type="float">
            <text:p>3,93580568452428</text:p>
          </table:table-cell>
          <table:table-cell office:value-type="float" office:value="4.50930272762558" calcext:value-type="float">
            <text:p>4,50930272762558</text:p>
          </table:table-cell>
          <table:table-cell office:value-type="float" office:value="3.08800530936779" calcext:value-type="float">
            <text:p>3,08800530936779</text:p>
          </table:table-cell>
          <table:table-cell office:value-type="float" office:value="4.35852684373677" calcext:value-type="float">
            <text:p>4,35852684373677</text:p>
          </table:table-cell>
        </table:table-row>
        <table:table-row table:style-name="ro1">
          <table:table-cell office:value-type="float" office:value="4.00765936326467" calcext:value-type="float">
            <text:p>4,00765936326467</text:p>
          </table:table-cell>
          <table:table-cell office:value-type="float" office:value="3.4322955254311" calcext:value-type="float">
            <text:p>3,4322955254311</text:p>
          </table:table-cell>
          <table:table-cell office:value-type="float" office:value="3.88827697391679" calcext:value-type="float">
            <text:p>3,88827697391679</text:p>
          </table:table-cell>
          <table:table-cell office:value-type="float" office:value="3.81085628409982" calcext:value-type="float">
            <text:p>3,81085628409982</text:p>
          </table:table-cell>
        </table:table-row>
        <table:table-row table:style-name="ro1">
          <table:table-cell office:value-type="float" office:value="3.77764503784357" calcext:value-type="float">
            <text:p>3,77764503784357</text:p>
          </table:table-cell>
          <table:table-cell office:value-type="float" office:value="4.54401509449992" calcext:value-type="float">
            <text:p>4,54401509449992</text:p>
          </table:table-cell>
          <table:table-cell office:value-type="float" office:value="3.57415582678245" calcext:value-type="float">
            <text:p>3,57415582678245</text:p>
          </table:table-cell>
          <table:table-cell office:value-type="float" office:value="4.11431190798409" calcext:value-type="float">
            <text:p>4,11431190798409</text:p>
          </table:table-cell>
        </table:table-row>
        <table:table-row table:style-name="ro1">
          <table:table-cell office:value-type="float" office:value="2.9743006664636" calcext:value-type="float">
            <text:p>2,9743006664636</text:p>
          </table:table-cell>
          <table:table-cell office:value-type="float" office:value="3.56060181667684" calcext:value-type="float">
            <text:p>3,56060181667684</text:p>
          </table:table-cell>
          <table:table-cell office:value-type="float" office:value="4.14735687346604" calcext:value-type="float">
            <text:p>4,14735687346604</text:p>
          </table:table-cell>
          <table:table-cell office:value-type="float" office:value="3.29589628708942" calcext:value-type="float">
            <text:p>3,29589628708942</text:p>
          </table:table-cell>
        </table:table-row>
        <table:table-row table:style-name="ro1">
          <table:table-cell office:value-type="float" office:value="3.79277953091688" calcext:value-type="float">
            <text:p>3,79277953091688</text:p>
          </table:table-cell>
          <table:table-cell office:value-type="float" office:value="4.48029133422863" calcext:value-type="float">
            <text:p>4,48029133422863</text:p>
          </table:table-cell>
          <table:table-cell office:value-type="float" office:value="3.87065064267656" calcext:value-type="float">
            <text:p>3,87065064267656</text:p>
          </table:table-cell>
          <table:table-cell office:value-type="float" office:value="4.8395105179581" calcext:value-type="float">
            <text:p>4,8395105179581</text:p>
          </table:table-cell>
        </table:table-row>
        <table:table-row table:style-name="ro1">
          <table:table-cell office:value-type="float" office:value="3.51124927748497" calcext:value-type="float">
            <text:p>3,51124927748497</text:p>
          </table:table-cell>
          <table:table-cell office:value-type="float" office:value="3.68234092849786" calcext:value-type="float">
            <text:p>3,68234092849786</text:p>
          </table:table-cell>
          <table:table-cell office:value-type="float" office:value="3.89394072055743" calcext:value-type="float">
            <text:p>3,89394072055743</text:p>
          </table:table-cell>
          <table:table-cell office:value-type="float" office:value="3.2528894917965" calcext:value-type="float">
            <text:p>3,2528894917965</text:p>
          </table:table-cell>
        </table:table-row>
        <table:table-row table:style-name="ro1">
          <table:table-cell office:value-type="float" office:value="5.23655942455893" calcext:value-type="float">
            <text:p>5,23655942455893</text:p>
          </table:table-cell>
          <table:table-cell office:value-type="float" office:value="4.20187675698123" calcext:value-type="float">
            <text:p>4,20187675698123</text:p>
          </table:table-cell>
          <table:table-cell office:value-type="float" office:value="3.79793778104781" calcext:value-type="float">
            <text:p>3,79793778104781</text:p>
          </table:table-cell>
          <table:table-cell office:value-type="float" office:value="4.26519259437482" calcext:value-type="float">
            <text:p>4,26519259437482</text:p>
          </table:table-cell>
        </table:table-row>
        <table:table-row table:style-name="ro1">
          <table:table-cell office:value-type="float" office:value="3.15368067590432" calcext:value-type="float">
            <text:p>3,15368067590432</text:p>
          </table:table-cell>
          <table:table-cell office:value-type="float" office:value="3.47235940930624" calcext:value-type="float">
            <text:p>3,47235940930624</text:p>
          </table:table-cell>
          <table:table-cell office:value-type="float" office:value="3.89823126618367" calcext:value-type="float">
            <text:p>3,89823126618367</text:p>
          </table:table-cell>
          <table:table-cell office:value-type="float" office:value="3.34159230397356" calcext:value-type="float">
            <text:p>3,34159230397356</text:p>
          </table:table-cell>
        </table:table-row>
        <table:table-row table:style-name="ro1">
          <table:table-cell office:value-type="float" office:value="3.9342888337941" calcext:value-type="float">
            <text:p>3,9342888337941</text:p>
          </table:table-cell>
          <table:table-cell office:value-type="float" office:value="4.43579976244245" calcext:value-type="float">
            <text:p>4,43579976244245</text:p>
          </table:table-cell>
          <table:table-cell office:value-type="float" office:value="4.39603531306441" calcext:value-type="float">
            <text:p>4,39603531306441</text:p>
          </table:table-cell>
          <table:table-cell office:value-type="float" office:value="4.61688509304327" calcext:value-type="float">
            <text:p>4,61688509304327</text:p>
          </table:table-cell>
        </table:table-row>
        <table:table-row table:style-name="ro1">
          <table:table-cell office:value-type="float" office:value="3.36314489149362" calcext:value-type="float">
            <text:p>3,36314489149362</text:p>
          </table:table-cell>
          <table:table-cell office:value-type="float" office:value="3.4779776656921" calcext:value-type="float">
            <text:p>3,4779776656921</text:p>
          </table:table-cell>
          <table:table-cell office:value-type="float" office:value="4.20796337759428" calcext:value-type="float">
            <text:p>4,20796337759428</text:p>
          </table:table-cell>
          <table:table-cell office:value-type="float" office:value="3.20965029463767" calcext:value-type="float">
            <text:p>3,20965029463767</text:p>
          </table:table-cell>
        </table:table-row>
        <table:table-row table:style-name="ro1">
          <table:table-cell office:value-type="float" office:value="3.98540210688382" calcext:value-type="float">
            <text:p>3,98540210688382</text:p>
          </table:table-cell>
          <table:table-cell office:value-type="float" office:value="4.4375721387746" calcext:value-type="float">
            <text:p>4,4375721387746</text:p>
          </table:table-cell>
          <table:table-cell office:value-type="float" office:value="4.22042067682147" calcext:value-type="float">
            <text:p>4,22042067682147</text:p>
          </table:table-cell>
          <table:table-cell office:value-type="float" office:value="4.14595902457243" calcext:value-type="float">
            <text:p>4,14595902457243</text:p>
          </table:table-cell>
        </table:table-row>
        <table:table-row table:style-name="ro1">
          <table:table-cell office:value-type="float" office:value="3.10147618959234" calcext:value-type="float">
            <text:p>3,10147618959234</text:p>
          </table:table-cell>
          <table:table-cell office:value-type="float" office:value="3.60787138157093" calcext:value-type="float">
            <text:p>3,60787138157093</text:p>
          </table:table-cell>
          <table:table-cell office:value-type="float" office:value="4.33125260238863" calcext:value-type="float">
            <text:p>4,33125260238863</text:p>
          </table:table-cell>
          <table:table-cell office:value-type="float" office:value="3.39211688462528" calcext:value-type="float">
            <text:p>3,39211688462528</text:p>
          </table:table-cell>
        </table:table-row>
        <table:table-row table:style-name="ro1">
          <table:table-cell office:value-type="float" office:value="3.68356443973694" calcext:value-type="float">
            <text:p>3,68356443973694</text:p>
          </table:table-cell>
          <table:table-cell office:value-type="float" office:value="4.27979904542569" calcext:value-type="float">
            <text:p>4,27979904542569</text:p>
          </table:table-cell>
          <table:table-cell office:value-type="float" office:value="4.34783856121975" calcext:value-type="float">
            <text:p>4,34783856121975</text:p>
          </table:table-cell>
          <table:table-cell office:value-type="float" office:value="3.98966980725769" calcext:value-type="float">
            <text:p>3,98966980725769</text:p>
          </table:table-cell>
        </table:table-row>
        <table:table-row table:style-name="ro1">
          <table:table-cell office:value-type="float" office:value="3.12077696600455" calcext:value-type="float">
            <text:p>3,12077696600455</text:p>
          </table:table-cell>
          <table:table-cell office:value-type="float" office:value="3.40884941230521" calcext:value-type="float">
            <text:p>3,40884941230521</text:p>
          </table:table-cell>
          <table:table-cell office:value-type="float" office:value="4.42014274554743" calcext:value-type="float">
            <text:p>4,42014274554743</text:p>
          </table:table-cell>
          <table:table-cell office:value-type="float" office:value="3.18238976326833" calcext:value-type="float">
            <text:p>3,18238976326833</text:p>
          </table:table-cell>
        </table:table-row>
        <table:table-row table:style-name="ro1">
          <table:table-cell office:value-type="float" office:value="3.58621387917743" calcext:value-type="float">
            <text:p>3,58621387917743</text:p>
          </table:table-cell>
          <table:table-cell office:value-type="float" office:value="4.21531131381458" calcext:value-type="float">
            <text:p>4,21531131381458</text:p>
          </table:table-cell>
          <table:table-cell office:value-type="float" office:value="4.10965101510906" calcext:value-type="float">
            <text:p>4,10965101510906</text:p>
          </table:table-cell>
          <table:table-cell office:value-type="float" office:value="3.85372612829319" calcext:value-type="float">
            <text:p>3,85372612829319</text:p>
          </table:table-cell>
        </table:table-row>
        <table:table-row table:style-name="ro1">
          <table:table-cell office:value-type="float" office:value="3.29127650389767" calcext:value-type="float">
            <text:p>3,29127650389767</text:p>
          </table:table-cell>
          <table:table-cell office:value-type="float" office:value="3.49110365989184" calcext:value-type="float">
            <text:p>3,49110365989184</text:p>
          </table:table-cell>
          <table:table-cell office:value-type="float" office:value="4.23138251146496" calcext:value-type="float">
            <text:p>4,23138251146496</text:p>
          </table:table-cell>
          <table:table-cell office:value-type="float" office:value="3.65999634787569" calcext:value-type="float">
            <text:p>3,65999634787569</text:p>
          </table:table-cell>
        </table:table-row>
        <table:table-row table:style-name="ro1">
          <table:table-cell office:value-type="float" office:value="3.86851542822306" calcext:value-type="float">
            <text:p>3,86851542822306</text:p>
          </table:table-cell>
          <table:table-cell office:value-type="float" office:value="3.43796489912072" calcext:value-type="float">
            <text:p>3,43796489912072</text:p>
          </table:table-cell>
          <table:table-cell office:value-type="float" office:value="4.08838281440192" calcext:value-type="float">
            <text:p>4,08838281440192</text:p>
          </table:table-cell>
          <table:table-cell office:value-type="float" office:value="3.91001406771776" calcext:value-type="float">
            <text:p>3,91001406771776</text:p>
          </table:table-cell>
        </table:table-row>
        <table:table-row table:style-name="ro1">
          <table:table-cell office:value-type="float" office:value="3.32165120994367" calcext:value-type="float">
            <text:p>3,32165120994367</text:p>
          </table:table-cell>
          <table:table-cell office:value-type="float" office:value="4.38561093480097" calcext:value-type="float">
            <text:p>4,38561093480097</text:p>
          </table:table-cell>
          <table:table-cell office:value-type="float" office:value="4.96214733686897" calcext:value-type="float">
            <text:p>4,96214733686897</text:p>
          </table:table-cell>
          <table:table-cell office:value-type="float" office:value="3.51859537509568" calcext:value-type="float">
            <text:p>3,51859537509568</text:p>
          </table:table-cell>
        </table:table-row>
        <table:table-row table:style-name="ro1">
          <table:table-cell office:value-type="float" office:value="3.7872149869958" calcext:value-type="float">
            <text:p>3,7872149869958</text:p>
          </table:table-cell>
          <table:table-cell office:value-type="float" office:value="3.19149584850604" calcext:value-type="float">
            <text:p>3,19149584850604</text:p>
          </table:table-cell>
          <table:table-cell office:value-type="float" office:value="4.29721578318062" calcext:value-type="float">
            <text:p>4,29721578318062</text:p>
          </table:table-cell>
          <table:table-cell office:value-type="float" office:value="4.05654448168102" calcext:value-type="float">
            <text:p>4,05654448168102</text:p>
          </table:table-cell>
        </table:table-row>
        <table:table-row table:style-name="ro1">
          <table:table-cell office:value-type="float" office:value="3.01178618487198" calcext:value-type="float">
            <text:p>3,01178618487198</text:p>
          </table:table-cell>
          <table:table-cell office:value-type="float" office:value="5.23731815597559" calcext:value-type="float">
            <text:p>5,23731815597559</text:p>
          </table:table-cell>
          <table:table-cell office:value-type="float" office:value="4.24986921597061" calcext:value-type="float">
            <text:p>4,24986921597061</text:p>
          </table:table-cell>
          <table:table-cell office:value-type="float" office:value="3.8911438662127" calcext:value-type="float">
            <text:p>3,8911438662127</text:p>
          </table:table-cell>
        </table:table-row>
        <table:table-row table:style-name="ro1">
          <table:table-cell office:value-type="float" office:value="3.86418826677642" calcext:value-type="float">
            <text:p>3,86418826677642</text:p>
          </table:table-cell>
          <table:table-cell office:value-type="float" office:value="5.11045616091241" calcext:value-type="float">
            <text:p>5,11045616091241</text:p>
          </table:table-cell>
          <table:table-cell office:value-type="float" office:value="4.00674131600427" calcext:value-type="float">
            <text:p>4,00674131600427</text:p>
          </table:table-cell>
          <table:table-cell office:value-type="float" office:value="3.57762026149464" calcext:value-type="float">
            <text:p>3,57762026149464</text:p>
          </table:table-cell>
        </table:table-row>
        <table:table-row table:style-name="ro1">
          <table:table-cell office:value-type="float" office:value="2.88785488369887" calcext:value-type="float">
            <text:p>2,88785488369887</text:p>
          </table:table-cell>
          <table:table-cell office:value-type="float" office:value="3.3383967560482" calcext:value-type="float">
            <text:p>3,3383967560482</text:p>
          </table:table-cell>
          <table:table-cell office:value-type="float" office:value="5.04603939059774" calcext:value-type="float">
            <text:p>5,04603939059774</text:p>
          </table:table-cell>
          <table:table-cell office:value-type="float" office:value="4.1595389711031" calcext:value-type="float">
            <text:p>4,1595389711031</text:p>
          </table:table-cell>
        </table:table-row>
        <table:table-row table:style-name="ro1">
          <table:table-cell office:value-type="float" office:value="3.55470291403901" calcext:value-type="float">
            <text:p>3,55470291403901</text:p>
          </table:table-cell>
          <table:table-cell office:value-type="float" office:value="3.57964812405739" calcext:value-type="float">
            <text:p>3,57964812405739</text:p>
          </table:table-cell>
          <table:table-cell office:value-type="float" office:value="4.34734158245196" calcext:value-type="float">
            <text:p>4,34734158245196</text:p>
          </table:table-cell>
          <table:table-cell office:value-type="float" office:value="3.71020448848677" calcext:value-type="float">
            <text:p>3,71020448848677</text:p>
          </table:table-cell>
        </table:table-row>
        <table:table-row table:style-name="ro1">
          <table:table-cell office:value-type="float" office:value="2.96349976996124" calcext:value-type="float">
            <text:p>2,96349976996124</text:p>
          </table:table-cell>
          <table:table-cell office:value-type="float" office:value="3.6775145256175" calcext:value-type="float">
            <text:p>3,6775145256175</text:p>
          </table:table-cell>
          <table:table-cell office:value-type="float" office:value="4.6226361218441" calcext:value-type="float">
            <text:p>4,6226361218441</text:p>
          </table:table-cell>
          <table:table-cell office:value-type="float" office:value="4.06946976045549" calcext:value-type="float">
            <text:p>4,06946976045549</text:p>
          </table:table-cell>
        </table:table-row>
        <table:table-row table:style-name="ro1">
          <table:table-cell office:value-type="float" office:value="3.68681693542384" calcext:value-type="float">
            <text:p>3,68681693542384</text:p>
          </table:table-cell>
          <table:table-cell office:value-type="float" office:value="3.72614288138605" calcext:value-type="float">
            <text:p>3,72614288138605</text:p>
          </table:table-cell>
          <table:table-cell office:value-type="float" office:value="4.20742338016322" calcext:value-type="float">
            <text:p>4,20742338016322</text:p>
          </table:table-cell>
          <table:table-cell office:value-type="float" office:value="3.53291921509891" calcext:value-type="float">
            <text:p>3,53291921509891</text:p>
          </table:table-cell>
        </table:table-row>
        <table:table-row table:style-name="ro1">
          <table:table-cell office:value-type="float" office:value="3.13880910362424" calcext:value-type="float">
            <text:p>3,13880910362424</text:p>
          </table:table-cell>
          <table:table-cell office:value-type="float" office:value="4.12400279762397" calcext:value-type="float">
            <text:p>4,12400279762397</text:p>
          </table:table-cell>
          <table:table-cell office:value-type="float" office:value="4.49633219441052" calcext:value-type="float">
            <text:p>4,49633219441052</text:p>
          </table:table-cell>
          <table:table-cell office:value-type="float" office:value="3.56815611050887" calcext:value-type="float">
            <text:p>3,56815611050887</text:p>
          </table:table-cell>
        </table:table-row>
        <table:table-row table:style-name="ro1">
          <table:table-cell office:value-type="float" office:value="4.30158550472431" calcext:value-type="float">
            <text:p>4,30158550472431</text:p>
          </table:table-cell>
          <table:table-cell office:value-type="float" office:value="5.31618193221473" calcext:value-type="float">
            <text:p>5,31618193221473</text:p>
          </table:table-cell>
          <table:table-cell office:value-type="float" office:value="4.30526593356272" calcext:value-type="float">
            <text:p>4,30526593356272</text:p>
          </table:table-cell>
          <table:table-cell office:value-type="float" office:value="3.24116253514312" calcext:value-type="float">
            <text:p>3,24116253514312</text:p>
          </table:table-cell>
        </table:table-row>
        <table:table-row table:style-name="ro1">
          <table:table-cell office:value-type="float" office:value="3.7352145860548" calcext:value-type="float">
            <text:p>3,7352145860548</text:p>
          </table:table-cell>
          <table:table-cell office:value-type="float" office:value="4.30769979922279" calcext:value-type="float">
            <text:p>4,30769979922279</text:p>
          </table:table-cell>
          <table:table-cell office:value-type="float" office:value="4.40279150733812" calcext:value-type="float">
            <text:p>4,40279150733812</text:p>
          </table:table-cell>
          <table:table-cell office:value-type="float" office:value="4.91529323890235" calcext:value-type="float">
            <text:p>4,91529323890235</text:p>
          </table:table-cell>
        </table:table-row>
        <table:table-row table:style-name="ro1">
          <table:table-cell office:value-type="float" office:value="3.5622706202274" calcext:value-type="float">
            <text:p>3,5622706202274</text:p>
          </table:table-cell>
          <table:table-cell office:value-type="float" office:value="3.59541084172557" calcext:value-type="float">
            <text:p>3,59541084172557</text:p>
          </table:table-cell>
          <table:table-cell office:value-type="float" office:value="4.32268056769685" calcext:value-type="float">
            <text:p>4,32268056769685</text:p>
          </table:table-cell>
          <table:table-cell office:value-type="float" office:value="3.41142283962891" calcext:value-type="float">
            <text:p>3,41142283962891</text:p>
          </table:table-cell>
        </table:table-row>
        <table:table-row table:style-name="ro1">
          <table:table-cell office:value-type="float" office:value="3.23802401162666" calcext:value-type="float">
            <text:p>3,23802401162666</text:p>
          </table:table-cell>
          <table:table-cell office:value-type="float" office:value="5.07880432642494" calcext:value-type="float">
            <text:p>5,07880432642494</text:p>
          </table:table-cell>
          <table:table-cell office:value-type="float" office:value="4.19372986040203" calcext:value-type="float">
            <text:p>4,19372986040203</text:p>
          </table:table-cell>
          <table:table-cell office:value-type="float" office:value="4.8323838732397" calcext:value-type="float">
            <text:p>4,8323838732397</text:p>
          </table:table-cell>
        </table:table-row>
        <table:table-row table:style-name="ro1">
          <table:table-cell office:value-type="float" office:value="4.05308122855405" calcext:value-type="float">
            <text:p>4,05308122855405</text:p>
          </table:table-cell>
          <table:table-cell office:value-type="float" office:value="3.77097740381017" calcext:value-type="float">
            <text:p>3,77097740381017</text:p>
          </table:table-cell>
          <table:table-cell office:value-type="float" office:value="4.50592422424986" calcext:value-type="float">
            <text:p>4,50592422424986</text:p>
          </table:table-cell>
          <table:table-cell office:value-type="float" office:value="4.62064398572266" calcext:value-type="float">
            <text:p>4,62064398572266</text:p>
          </table:table-cell>
        </table:table-row>
        <table:table-row table:style-name="ro1">
          <table:table-cell office:value-type="float" office:value="3.2594355088125" calcext:value-type="float">
            <text:p>3,2594355088125</text:p>
          </table:table-cell>
          <table:table-cell office:value-type="float" office:value="3.55251412981667" calcext:value-type="float">
            <text:p>3,55251412981667</text:p>
          </table:table-cell>
          <table:table-cell office:value-type="float" office:value="4.17839031073568" calcext:value-type="float">
            <text:p>4,17839031073568</text:p>
          </table:table-cell>
          <table:table-cell office:value-type="float" office:value="3.41588101292269" calcext:value-type="float">
            <text:p>3,41588101292269</text:p>
          </table:table-cell>
        </table:table-row>
        <table:table-row table:style-name="ro1">
          <table:table-cell office:value-type="float" office:value="3.89660382653211" calcext:value-type="float">
            <text:p>3,89660382653211</text:p>
          </table:table-cell>
          <table:table-cell office:value-type="float" office:value="3.8689255930563" calcext:value-type="float">
            <text:p>3,8689255930563</text:p>
          </table:table-cell>
          <table:table-cell office:value-type="float" office:value="4.85504784637562" calcext:value-type="float">
            <text:p>4,85504784637562</text:p>
          </table:table-cell>
          <table:table-cell office:value-type="float" office:value="5.08223455424064" calcext:value-type="float">
            <text:p>5,08223455424064</text:p>
          </table:table-cell>
        </table:table-row>
        <table:table-row table:style-name="ro1">
          <table:table-cell office:value-type="float" office:value="3.40656819103306" calcext:value-type="float">
            <text:p>3,40656819103306</text:p>
          </table:table-cell>
          <table:table-cell office:value-type="float" office:value="3.99142217037846" calcext:value-type="float">
            <text:p>3,99142217037846</text:p>
          </table:table-cell>
          <table:table-cell office:value-type="float" office:value="4.21277693960028" calcext:value-type="float">
            <text:p>4,21277693960028</text:p>
          </table:table-cell>
          <table:table-cell office:value-type="float" office:value="4.56954151293117" calcext:value-type="float">
            <text:p>4,56954151293117</text:p>
          </table:table-cell>
        </table:table-row>
        <table:table-row table:style-name="ro1">
          <table:table-cell office:value-type="float" office:value="3.90743597935254" calcext:value-type="float">
            <text:p>3,90743597935254</text:p>
          </table:table-cell>
          <table:table-cell office:value-type="float" office:value="3.42585846277958" calcext:value-type="float">
            <text:p>3,42585846277958</text:p>
          </table:table-cell>
          <table:table-cell office:value-type="float" office:value="3.70669746039031" calcext:value-type="float">
            <text:p>3,70669746039031</text:p>
          </table:table-cell>
          <table:table-cell office:value-type="float" office:value="3.46139857837408" calcext:value-type="float">
            <text:p>3,46139857837408</text:p>
          </table:table-cell>
        </table:table-row>
        <table:table-row table:style-name="ro1">
          <table:table-cell office:value-type="float" office:value="3.44962652709378" calcext:value-type="float">
            <text:p>3,44962652709378</text:p>
          </table:table-cell>
          <table:table-cell office:value-type="float" office:value="4.50775805564654" calcext:value-type="float">
            <text:p>4,50775805564654</text:p>
          </table:table-cell>
          <table:table-cell office:value-type="float" office:value="4.53579049726075" calcext:value-type="float">
            <text:p>4,53579049726075</text:p>
          </table:table-cell>
          <table:table-cell office:value-type="float" office:value="13.2337912139521" calcext:value-type="float">
            <text:p>13,2337912139521</text:p>
          </table:table-cell>
        </table:table-row>
        <table:table-row table:style-name="ro1">
          <table:table-cell office:value-type="float" office:value="3.09382390748445" calcext:value-type="float">
            <text:p>3,09382390748445</text:p>
          </table:table-cell>
          <table:table-cell office:value-type="float" office:value="3.35241126192783" calcext:value-type="float">
            <text:p>3,35241126192783</text:p>
          </table:table-cell>
          <table:table-cell office:value-type="float" office:value="4.58967363714778" calcext:value-type="float">
            <text:p>4,58967363714778</text:p>
          </table:table-cell>
          <table:table-cell office:value-type="float" office:value="3.49700067671618" calcext:value-type="float">
            <text:p>3,49700067671618</text:p>
          </table:table-cell>
        </table:table-row>
        <table:table-row table:style-name="ro1">
          <table:table-cell office:value-type="float" office:value="3.87849998324154" calcext:value-type="float">
            <text:p>3,87849998324154</text:p>
          </table:table-cell>
          <table:table-cell office:value-type="float" office:value="3.82718692042892" calcext:value-type="float">
            <text:p>3,82718692042892</text:p>
          </table:table-cell>
          <table:table-cell office:value-type="float" office:value="4.05675843654735" calcext:value-type="float">
            <text:p>4,05675843654735</text:p>
          </table:table-cell>
          <table:table-cell office:value-type="float" office:value="4.55415733941473" calcext:value-type="float">
            <text:p>4,55415733941473</text:p>
          </table:table-cell>
        </table:table-row>
        <table:table-row table:style-name="ro1">
          <table:table-cell office:value-type="float" office:value="3.29867689685401" calcext:value-type="float">
            <text:p>3,29867689685401</text:p>
          </table:table-cell>
          <table:table-cell office:value-type="float" office:value="3.66081961420986" calcext:value-type="float">
            <text:p>3,66081961420986</text:p>
          </table:table-cell>
          <table:table-cell office:value-type="float" office:value="4.59535776104997" calcext:value-type="float">
            <text:p>4,59535776104997</text:p>
          </table:table-cell>
          <table:table-cell office:value-type="float" office:value="3.58649407024066" calcext:value-type="float">
            <text:p>3,58649407024066</text:p>
          </table:table-cell>
        </table:table-row>
        <table:table-row table:style-name="ro1">
          <table:table-cell office:value-type="float" office:value="4.09986642089366" calcext:value-type="float">
            <text:p>4,09986642089366</text:p>
          </table:table-cell>
          <table:table-cell office:value-type="float" office:value="3.27797889122182" calcext:value-type="float">
            <text:p>3,27797889122182</text:p>
          </table:table-cell>
          <table:table-cell office:value-type="float" office:value="4.043654725301" calcext:value-type="float">
            <text:p>4,043654725301</text:p>
          </table:table-cell>
          <table:table-cell office:value-type="float" office:value="4.33843549492736" calcext:value-type="float">
            <text:p>4,33843549492736</text:p>
          </table:table-cell>
        </table:table-row>
        <table:table-row table:style-name="ro1">
          <table:table-cell office:value-type="float" office:value="3.21150394504227" calcext:value-type="float">
            <text:p>3,21150394504227</text:p>
          </table:table-cell>
          <table:table-cell office:value-type="float" office:value="3.26886328185333" calcext:value-type="float">
            <text:p>3,26886328185333</text:p>
          </table:table-cell>
          <table:table-cell office:value-type="float" office:value="4.43603927369612" calcext:value-type="float">
            <text:p>4,43603927369612</text:p>
          </table:table-cell>
          <table:table-cell office:value-type="float" office:value="3.27223694713333" calcext:value-type="float">
            <text:p>3,27223694713333</text:p>
          </table:table-cell>
        </table:table-row>
        <table:table-row table:style-name="ro1">
          <table:table-cell office:value-type="float" office:value="3.82654554747417" calcext:value-type="float">
            <text:p>3,82654554747417</text:p>
          </table:table-cell>
          <table:table-cell office:value-type="float" office:value="3.30525973153515" calcext:value-type="float">
            <text:p>3,30525973153515</text:p>
          </table:table-cell>
          <table:table-cell office:value-type="float" office:value="4.02106087052307" calcext:value-type="float">
            <text:p>4,02106087052307</text:p>
          </table:table-cell>
          <table:table-cell office:value-type="float" office:value="4.88635298154683" calcext:value-type="float">
            <text:p>4,88635298154683</text:p>
          </table:table-cell>
        </table:table-row>
        <table:table-row table:style-name="ro1">
          <table:table-cell office:value-type="float" office:value="3.20554869714524" calcext:value-type="float">
            <text:p>3,20554869714524</text:p>
          </table:table-cell>
          <table:table-cell office:value-type="float" office:value="3.25617503765486" calcext:value-type="float">
            <text:p>3,25617503765486</text:p>
          </table:table-cell>
          <table:table-cell office:value-type="float" office:value="4.21688635401274" calcext:value-type="float">
            <text:p>4,21688635401274</text:p>
          </table:table-cell>
          <table:table-cell office:value-type="float" office:value="3.32211931012881" calcext:value-type="float">
            <text:p>3,32211931012881</text:p>
          </table:table-cell>
        </table:table-row>
        <table:table-row table:style-name="ro1">
          <table:table-cell office:value-type="float" office:value="3.88941946989189" calcext:value-type="float">
            <text:p>3,88941946989189</text:p>
          </table:table-cell>
          <table:table-cell office:value-type="float" office:value="4.12244418456208" calcext:value-type="float">
            <text:p>4,12244418456208</text:p>
          </table:table-cell>
          <table:table-cell office:value-type="float" office:value="3.70204578440662" calcext:value-type="float">
            <text:p>3,70204578440662</text:p>
          </table:table-cell>
          <table:table-cell office:value-type="float" office:value="4.20970561138098" calcext:value-type="float">
            <text:p>4,20970561138098</text:p>
          </table:table-cell>
        </table:table-row>
        <table:table-row table:style-name="ro1">
          <table:table-cell office:value-type="float" office:value="3.28586548365655" calcext:value-type="float">
            <text:p>3,28586548365655</text:p>
          </table:table-cell>
          <table:table-cell office:value-type="float" office:value="3.04505127907561" calcext:value-type="float">
            <text:p>3,04505127907561</text:p>
          </table:table-cell>
          <table:table-cell office:value-type="float" office:value="4.31343155509359" calcext:value-type="float">
            <text:p>4,31343155509359</text:p>
          </table:table-cell>
          <table:table-cell office:value-type="float" office:value="4.41774781921009" calcext:value-type="float">
            <text:p>4,41774781921009</text:p>
          </table:table-cell>
        </table:table-row>
        <table:table-row table:style-name="ro1">
          <table:table-cell office:value-type="float" office:value="4.35287528408081" calcext:value-type="float">
            <text:p>4,35287528408081</text:p>
          </table:table-cell>
          <table:table-cell office:value-type="float" office:value="4.0086245372016" calcext:value-type="float">
            <text:p>4,0086245372016</text:p>
          </table:table-cell>
          <table:table-cell office:value-type="float" office:value="4.24141378449769" calcext:value-type="float">
            <text:p>4,24141378449769</text:p>
          </table:table-cell>
          <table:table-cell office:value-type="float" office:value="3.80516451340174" calcext:value-type="float">
            <text:p>3,80516451340174</text:p>
          </table:table-cell>
        </table:table-row>
        <table:table-row table:style-name="ro1">
          <table:table-cell office:value-type="float" office:value="3.41836101598261" calcext:value-type="float">
            <text:p>3,41836101598261</text:p>
          </table:table-cell>
          <table:table-cell office:value-type="float" office:value="2.81113106183096" calcext:value-type="float">
            <text:p>2,81113106183096</text:p>
          </table:table-cell>
          <table:table-cell office:value-type="float" office:value="4.52017585456349" calcext:value-type="float">
            <text:p>4,52017585456349</text:p>
          </table:table-cell>
          <table:table-cell office:value-type="float" office:value="4.72334486028736" calcext:value-type="float">
            <text:p>4,72334486028736</text:p>
          </table:table-cell>
        </table:table-row>
        <table:table-row table:style-name="ro1">
          <table:table-cell office:value-type="float" office:value="3.90966988679154" calcext:value-type="float">
            <text:p>3,90966988679154</text:p>
          </table:table-cell>
          <table:table-cell office:value-type="float" office:value="3.64612106586539" calcext:value-type="float">
            <text:p>3,64612106586539</text:p>
          </table:table-cell>
          <table:table-cell office:value-type="float" office:value="3.91336930737469" calcext:value-type="float">
            <text:p>3,91336930737469</text:p>
          </table:table-cell>
          <table:table-cell office:value-type="float" office:value="3.85677744029157" calcext:value-type="float">
            <text:p>3,85677744029157</text:p>
          </table:table-cell>
        </table:table-row>
        <table:table-row table:style-name="ro1">
          <table:table-cell office:value-type="float" office:value="3.2297852139031" calcext:value-type="float">
            <text:p>3,2297852139031</text:p>
          </table:table-cell>
          <table:table-cell office:value-type="float" office:value="9.95141539056954" calcext:value-type="float">
            <text:p>9,95141539056954</text:p>
          </table:table-cell>
          <table:table-cell office:value-type="float" office:value="4.23964662309333" calcext:value-type="float">
            <text:p>4,23964662309333</text:p>
          </table:table-cell>
          <table:table-cell office:value-type="float" office:value="3.89544226322366" calcext:value-type="float">
            <text:p>3,89544226322366</text:p>
          </table:table-cell>
        </table:table-row>
        <table:table-row table:style-name="ro1">
          <table:table-cell office:value-type="float" office:value="3.71555068477082" calcext:value-type="float">
            <text:p>3,71555068477082</text:p>
          </table:table-cell>
          <table:table-cell office:value-type="float" office:value="4.04104777827307" calcext:value-type="float">
            <text:p>4,04104777827307</text:p>
          </table:table-cell>
          <table:table-cell office:value-type="float" office:value="3.98837008264741" calcext:value-type="float">
            <text:p>3,98837008264741</text:p>
          </table:table-cell>
          <table:table-cell office:value-type="float" office:value="4.74360947298787" calcext:value-type="float">
            <text:p>4,74360947298787</text:p>
          </table:table-cell>
        </table:table-row>
        <table:table-row table:style-name="ro1">
          <table:table-cell office:value-type="float" office:value="3.36226879528401" calcext:value-type="float">
            <text:p>3,36226879528401</text:p>
          </table:table-cell>
          <table:table-cell office:value-type="float" office:value="3.950877783848" calcext:value-type="float">
            <text:p>3,950877783848</text:p>
          </table:table-cell>
          <table:table-cell office:value-type="float" office:value="4.10915064013101" calcext:value-type="float">
            <text:p>4,10915064013101</text:p>
          </table:table-cell>
          <table:table-cell office:value-type="float" office:value="3.86706226036632" calcext:value-type="float">
            <text:p>3,86706226036632</text:p>
          </table:table-cell>
        </table:table-row>
        <table:table-row table:style-name="ro1">
          <table:table-cell office:value-type="float" office:value="3.72388141284167" calcext:value-type="float">
            <text:p>3,72388141284167</text:p>
          </table:table-cell>
          <table:table-cell office:value-type="float" office:value="3.43720650421404" calcext:value-type="float">
            <text:p>3,43720650421404</text:p>
          </table:table-cell>
          <table:table-cell office:value-type="float" office:value="3.50332446563676" calcext:value-type="float">
            <text:p>3,50332446563676</text:p>
          </table:table-cell>
          <table:table-cell office:value-type="float" office:value="4.98340254823831" calcext:value-type="float">
            <text:p>4,98340254823831</text:p>
          </table:table-cell>
        </table:table-row>
        <table:table-row table:style-name="ro1">
          <table:table-cell office:value-type="float" office:value="3.26247840330759" calcext:value-type="float">
            <text:p>3,26247840330759</text:p>
          </table:table-cell>
          <table:table-cell office:value-type="float" office:value="4.00628801171706" calcext:value-type="float">
            <text:p>4,00628801171706</text:p>
          </table:table-cell>
          <table:table-cell office:value-type="float" office:value="3.84443076741292" calcext:value-type="float">
            <text:p>3,84443076741292</text:p>
          </table:table-cell>
          <table:table-cell office:value-type="float" office:value="3.87829951308797" calcext:value-type="float">
            <text:p>3,87829951308797</text:p>
          </table:table-cell>
        </table:table-row>
        <table:table-row table:style-name="ro1">
          <table:table-cell office:value-type="float" office:value="3.82757884457764" calcext:value-type="float">
            <text:p>3,82757884457764</text:p>
          </table:table-cell>
          <table:table-cell office:value-type="float" office:value="3.43256598243826" calcext:value-type="float">
            <text:p>3,43256598243826</text:p>
          </table:table-cell>
          <table:table-cell office:value-type="float" office:value="3.1013807174348" calcext:value-type="float">
            <text:p>3,1013807174348</text:p>
          </table:table-cell>
          <table:table-cell office:value-type="float" office:value="4.99415839709486" calcext:value-type="float">
            <text:p>4,99415839709486</text:p>
          </table:table-cell>
        </table:table-row>
        <table:table-row table:style-name="ro1">
          <table:table-cell office:value-type="float" office:value="3.23584066587868" calcext:value-type="float">
            <text:p>3,23584066587868</text:p>
          </table:table-cell>
          <table:table-cell office:value-type="float" office:value="3.99694934502308" calcext:value-type="float">
            <text:p>3,99694934502308</text:p>
          </table:table-cell>
          <table:table-cell office:value-type="float" office:value="3.03529272994977" calcext:value-type="float">
            <text:p>3,03529272994977</text:p>
          </table:table-cell>
          <table:table-cell office:value-type="float" office:value="3.71088301893455" calcext:value-type="float">
            <text:p>3,71088301893455</text:p>
          </table:table-cell>
        </table:table-row>
        <table:table-row table:style-name="ro1">
          <table:table-cell office:value-type="float" office:value="4.50350131949815" calcext:value-type="float">
            <text:p>4,50350131949815</text:p>
          </table:table-cell>
          <table:table-cell office:value-type="float" office:value="3.45230655574441" calcext:value-type="float">
            <text:p>3,45230655574441</text:p>
          </table:table-cell>
          <table:table-cell office:value-type="float" office:value="3.04535230473465" calcext:value-type="float">
            <text:p>3,04535230473465</text:p>
          </table:table-cell>
          <table:table-cell office:value-type="float" office:value="3.45076723051712" calcext:value-type="float">
            <text:p>3,45076723051712</text:p>
          </table:table-cell>
        </table:table-row>
        <table:table-row table:style-name="ro1">
          <table:table-cell office:value-type="float" office:value="3.27144253147122" calcext:value-type="float">
            <text:p>3,27144253147122</text:p>
          </table:table-cell>
          <table:table-cell office:value-type="float" office:value="4.15238312467088" calcext:value-type="float">
            <text:p>4,15238312467088</text:p>
          </table:table-cell>
          <table:table-cell office:value-type="float" office:value="3.35233461790618" calcext:value-type="float">
            <text:p>3,35233461790618</text:p>
          </table:table-cell>
          <table:table-cell office:value-type="float" office:value="5.51044432975094" calcext:value-type="float">
            <text:p>5,51044432975094</text:p>
          </table:table-cell>
        </table:table-row>
        <table:table-row table:style-name="ro1">
          <table:table-cell office:value-type="float" office:value="3.90037389007421" calcext:value-type="float">
            <text:p>3,90037389007421</text:p>
          </table:table-cell>
          <table:table-cell office:value-type="float" office:value="3.42814480036588" calcext:value-type="float">
            <text:p>3,42814480036588</text:p>
          </table:table-cell>
          <table:table-cell office:value-type="float" office:value="2.97843790608679" calcext:value-type="float">
            <text:p>2,97843790608679</text:p>
          </table:table-cell>
          <table:table-cell office:value-type="float" office:value="3.52110510774582" calcext:value-type="float">
            <text:p>3,52110510774582</text:p>
          </table:table-cell>
        </table:table-row>
        <table:table-row table:style-name="ro1">
          <table:table-cell office:value-type="float" office:value="3.19927353163965" calcext:value-type="float">
            <text:p>3,19927353163965</text:p>
          </table:table-cell>
          <table:table-cell office:value-type="float" office:value="4.13859074671122" calcext:value-type="float">
            <text:p>4,13859074671122</text:p>
          </table:table-cell>
          <table:table-cell office:value-type="float" office:value="3.00684380868664" calcext:value-type="float">
            <text:p>3,00684380868664</text:p>
          </table:table-cell>
          <table:table-cell office:value-type="float" office:value="5.19524099904669" calcext:value-type="float">
            <text:p>5,19524099904669</text:p>
          </table:table-cell>
        </table:table-row>
        <table:table-row table:style-name="ro1">
          <table:table-cell office:value-type="float" office:value="4.29727948725754" calcext:value-type="float">
            <text:p>4,29727948725754</text:p>
          </table:table-cell>
          <table:table-cell office:value-type="float" office:value="3.80196285453773" calcext:value-type="float">
            <text:p>3,80196285453773</text:p>
          </table:table-cell>
          <table:table-cell office:value-type="float" office:value="2.74358204223942" calcext:value-type="float">
            <text:p>2,74358204223942</text:p>
          </table:table-cell>
          <table:table-cell office:value-type="float" office:value="4.52681276987067" calcext:value-type="float">
            <text:p>4,52681276987067</text:p>
          </table:table-cell>
        </table:table-row>
        <table:table-row table:style-name="ro1">
          <table:table-cell office:value-type="float" office:value="3.30935092947711" calcext:value-type="float">
            <text:p>3,30935092947711</text:p>
          </table:table-cell>
          <table:table-cell office:value-type="float" office:value="4.11491414101565" calcext:value-type="float">
            <text:p>4,11491414101565</text:p>
          </table:table-cell>
          <table:table-cell office:value-type="float" office:value="2.90891182175034" calcext:value-type="float">
            <text:p>2,90891182175034</text:p>
          </table:table-cell>
          <table:table-cell office:value-type="float" office:value="3.98171211836701" calcext:value-type="float">
            <text:p>3,98171211836701</text:p>
          </table:table-cell>
        </table:table-row>
        <table:table-row table:style-name="ro1">
          <table:table-cell office:value-type="float" office:value="3.99345888251976" calcext:value-type="float">
            <text:p>3,99345888251976</text:p>
          </table:table-cell>
          <table:table-cell office:value-type="float" office:value="10.4289625363399" calcext:value-type="float">
            <text:p>10,4289625363399</text:p>
          </table:table-cell>
          <table:table-cell office:value-type="float" office:value="2.5368162334379" calcext:value-type="float">
            <text:p>2,5368162334379</text:p>
          </table:table-cell>
          <table:table-cell office:value-type="float" office:value="4.72916216949337" calcext:value-type="float">
            <text:p>4,72916216949337</text:p>
          </table:table-cell>
        </table:table-row>
        <table:table-row table:style-name="ro1">
          <table:table-cell office:value-type="float" office:value="3.3441254219441" calcext:value-type="float">
            <text:p>3,3441254219441</text:p>
          </table:table-cell>
          <table:table-cell office:value-type="float" office:value="4.16407969317642" calcext:value-type="float">
            <text:p>4,16407969317642</text:p>
          </table:table-cell>
          <table:table-cell office:value-type="float" office:value="2.61027852546363" calcext:value-type="float">
            <text:p>2,61027852546363</text:p>
          </table:table-cell>
          <table:table-cell office:value-type="float" office:value="4.02293232431576" calcext:value-type="float">
            <text:p>4,02293232431576</text:p>
          </table:table-cell>
        </table:table-row>
        <table:table-row table:style-name="ro1">
          <table:table-cell office:value-type="float" office:value="3.0687646141184" calcext:value-type="float">
            <text:p>3,0687646141184</text:p>
          </table:table-cell>
          <table:table-cell office:value-type="float" office:value="4.15688423561822" calcext:value-type="float">
            <text:p>4,15688423561822</text:p>
          </table:table-cell>
          <table:table-cell office:value-type="float" office:value="3.270436139599" calcext:value-type="float">
            <text:p>3,270436139599</text:p>
          </table:table-cell>
          <table:table-cell office:value-type="float" office:value="4.73920421261892" calcext:value-type="float">
            <text:p>4,73920421261892</text:p>
          </table:table-cell>
        </table:table-row>
        <table:table-row table:style-name="ro1">
          <table:table-cell office:value-type="float" office:value="12.5880904820092" calcext:value-type="float">
            <text:p>12,5880904820092</text:p>
          </table:table-cell>
          <table:table-cell office:value-type="float" office:value="3.49282213070366" calcext:value-type="float">
            <text:p>3,49282213070366</text:p>
          </table:table-cell>
          <table:table-cell office:value-type="float" office:value="2.83524122882877" calcext:value-type="float">
            <text:p>2,83524122882877</text:p>
          </table:table-cell>
          <table:table-cell office:value-type="float" office:value="3.92840597788271" calcext:value-type="float">
            <text:p>3,92840597788271</text:p>
          </table:table-cell>
        </table:table-row>
        <table:table-row table:style-name="ro1">
          <table:table-cell office:value-type="float" office:value="2.64167644531489" calcext:value-type="float">
            <text:p>2,64167644531489</text:p>
          </table:table-cell>
          <table:table-cell office:value-type="float" office:value="4.1710427993539" calcext:value-type="float">
            <text:p>4,1710427993539</text:p>
          </table:table-cell>
          <table:table-cell office:value-type="float" office:value="3.42851953848893" calcext:value-type="float">
            <text:p>3,42851953848893</text:p>
          </table:table-cell>
          <table:table-cell office:value-type="float" office:value="4.9196051235216" calcext:value-type="float">
            <text:p>4,9196051235216</text:p>
          </table:table-cell>
        </table:table-row>
        <table:table-row table:style-name="ro1">
          <table:table-cell office:value-type="float" office:value="3.59015952968285" calcext:value-type="float">
            <text:p>3,59015952968285</text:p>
          </table:table-cell>
          <table:table-cell office:value-type="float" office:value="3.72700351090024" calcext:value-type="float">
            <text:p>3,72700351090024</text:p>
          </table:table-cell>
          <table:table-cell office:value-type="float" office:value="3.3539591384797" calcext:value-type="float">
            <text:p>3,3539591384797</text:p>
          </table:table-cell>
          <table:table-cell office:value-type="float" office:value="3.92944659873765" calcext:value-type="float">
            <text:p>3,92944659873765</text:p>
          </table:table-cell>
        </table:table-row>
        <table:table-row table:style-name="ro1">
          <table:table-cell office:value-type="float" office:value="2.98164038539072" calcext:value-type="float">
            <text:p>2,98164038539072</text:p>
          </table:table-cell>
          <table:table-cell office:value-type="float" office:value="4.3369612027054" calcext:value-type="float">
            <text:p>4,3369612027054</text:p>
          </table:table-cell>
          <table:table-cell office:value-type="float" office:value="3.07672989131046" calcext:value-type="float">
            <text:p>3,07672989131046</text:p>
          </table:table-cell>
          <table:table-cell office:value-type="float" office:value="4.89460013526157" calcext:value-type="float">
            <text:p>4,89460013526157</text:p>
          </table:table-cell>
        </table:table-row>
        <table:table-row table:style-name="ro1">
          <table:table-cell office:value-type="float" office:value="3.93765072659427" calcext:value-type="float">
            <text:p>3,93765072659427</text:p>
          </table:table-cell>
          <table:table-cell office:value-type="float" office:value="4.0614212767403" calcext:value-type="float">
            <text:p>4,0614212767403</text:p>
          </table:table-cell>
          <table:table-cell office:value-type="float" office:value="3.15294311364536" calcext:value-type="float">
            <text:p>3,15294311364536</text:p>
          </table:table-cell>
          <table:table-cell office:value-type="float" office:value="3.89735854110907" calcext:value-type="float">
            <text:p>3,89735854110907</text:p>
          </table:table-cell>
        </table:table-row>
        <table:table-row table:style-name="ro1">
          <table:table-cell office:value-type="float" office:value="2.94379174211057" calcext:value-type="float">
            <text:p>2,94379174211057</text:p>
          </table:table-cell>
          <table:table-cell office:value-type="float" office:value="5.71463109155416" calcext:value-type="float">
            <text:p>5,71463109155416</text:p>
          </table:table-cell>
          <table:table-cell office:value-type="float" office:value="3.33253131589043" calcext:value-type="float">
            <text:p>3,33253131589043</text:p>
          </table:table-cell>
          <table:table-cell office:value-type="float" office:value="4.7393007008936" calcext:value-type="float">
            <text:p>4,7393007008936</text:p>
          </table:table-cell>
        </table:table-row>
        <table:table-row table:style-name="ro1">
          <table:table-cell office:value-type="float" office:value="3.89023948858966" calcext:value-type="float">
            <text:p>3,89023948858966</text:p>
          </table:table-cell>
          <table:table-cell office:value-type="float" office:value="3.30241482122959" calcext:value-type="float">
            <text:p>3,30241482122959</text:p>
          </table:table-cell>
          <table:table-cell office:value-type="float" office:value="3.29715412570051" calcext:value-type="float">
            <text:p>3,29715412570051</text:p>
          </table:table-cell>
          <table:table-cell office:value-type="float" office:value="3.83375513045006" calcext:value-type="float">
            <text:p>3,83375513045006</text:p>
          </table:table-cell>
        </table:table-row>
        <table:table-row table:style-name="ro1">
          <table:table-cell office:value-type="float" office:value="3.4197795012412" calcext:value-type="float">
            <text:p>3,4197795012412</text:p>
          </table:table-cell>
          <table:table-cell office:value-type="float" office:value="4.04998680059221" calcext:value-type="float">
            <text:p>4,04998680059221</text:p>
          </table:table-cell>
          <table:table-cell office:value-type="float" office:value="3.45992769095707" calcext:value-type="float">
            <text:p>3,45992769095707</text:p>
          </table:table-cell>
          <table:table-cell office:value-type="float" office:value="4.66383545749832" calcext:value-type="float">
            <text:p>4,66383545749832</text:p>
          </table:table-cell>
        </table:table-row>
        <table:table-row table:style-name="ro1">
          <table:table-cell office:value-type="float" office:value="4.09671045207141" calcext:value-type="float">
            <text:p>4,09671045207141</text:p>
          </table:table-cell>
          <table:table-cell office:value-type="float" office:value="3.58416782311519" calcext:value-type="float">
            <text:p>3,58416782311519</text:p>
          </table:table-cell>
          <table:table-cell office:value-type="float" office:value="3.47936873054527" calcext:value-type="float">
            <text:p>3,47936873054527</text:p>
          </table:table-cell>
          <table:table-cell office:value-type="float" office:value="3.922907183734" calcext:value-type="float">
            <text:p>3,922907183734</text:p>
          </table:table-cell>
        </table:table-row>
        <table:table-row table:style-name="ro1">
          <table:table-cell office:value-type="float" office:value="3.25817054723388" calcext:value-type="float">
            <text:p>3,25817054723388</text:p>
          </table:table-cell>
          <table:table-cell office:value-type="float" office:value="4.08267213402114" calcext:value-type="float">
            <text:p>4,08267213402114</text:p>
          </table:table-cell>
          <table:table-cell office:value-type="float" office:value="3.72528265499344" calcext:value-type="float">
            <text:p>3,72528265499344</text:p>
          </table:table-cell>
          <table:table-cell office:value-type="float" office:value="3.9252146022598" calcext:value-type="float">
            <text:p>3,9252146022598</text:p>
          </table:table-cell>
        </table:table-row>
        <table:table-row table:style-name="ro1">
          <table:table-cell office:value-type="float" office:value="4.24952351045063" calcext:value-type="float">
            <text:p>4,24952351045063</text:p>
          </table:table-cell>
          <table:table-cell office:value-type="float" office:value="3.71095918335863" calcext:value-type="float">
            <text:p>3,71095918335863</text:p>
          </table:table-cell>
          <table:table-cell office:value-type="float" office:value="3.74324181483898" calcext:value-type="float">
            <text:p>3,74324181483898</text:p>
          </table:table-cell>
          <table:table-cell office:value-type="float" office:value="3.6486397816961" calcext:value-type="float">
            <text:p>3,6486397816961</text:p>
          </table:table-cell>
        </table:table-row>
        <table:table-row table:style-name="ro1">
          <table:table-cell office:value-type="float" office:value="3.44852795944374" calcext:value-type="float">
            <text:p>3,44852795944374</text:p>
          </table:table-cell>
          <table:table-cell office:value-type="float" office:value="4.04358226713399" calcext:value-type="float">
            <text:p>4,04358226713399</text:p>
          </table:table-cell>
          <table:table-cell office:value-type="float" office:value="3.85068998291884" calcext:value-type="float">
            <text:p>3,85068998291884</text:p>
          </table:table-cell>
          <table:table-cell office:value-type="float" office:value="4.84368441396947" calcext:value-type="float">
            <text:p>4,84368441396947</text:p>
          </table:table-cell>
        </table:table-row>
        <table:table-row table:style-name="ro1">
          <table:table-cell office:value-type="float" office:value="3.8904444932641" calcext:value-type="float">
            <text:p>3,8904444932641</text:p>
          </table:table-cell>
          <table:table-cell office:value-type="float" office:value="3.72613451673634" calcext:value-type="float">
            <text:p>3,72613451673634</text:p>
          </table:table-cell>
          <table:table-cell office:value-type="float" office:value="3.91424213341106" calcext:value-type="float">
            <text:p>3,91424213341106</text:p>
          </table:table-cell>
          <table:table-cell office:value-type="float" office:value="3.80482732319451" calcext:value-type="float">
            <text:p>3,80482732319451</text:p>
          </table:table-cell>
        </table:table-row>
        <table:table-row table:style-name="ro1">
          <table:table-cell office:value-type="float" office:value="3.50044470376872" calcext:value-type="float">
            <text:p>3,50044470376872</text:p>
          </table:table-cell>
          <table:table-cell office:value-type="float" office:value="4.24893069979401" calcext:value-type="float">
            <text:p>4,24893069979401</text:p>
          </table:table-cell>
          <table:table-cell office:value-type="float" office:value="4.04930149089035" calcext:value-type="float">
            <text:p>4,04930149089035</text:p>
          </table:table-cell>
          <table:table-cell office:value-type="float" office:value="4.940514028895" calcext:value-type="float">
            <text:p>4,940514028895</text:p>
          </table:table-cell>
        </table:table-row>
        <table:table-row table:style-name="ro1">
          <table:table-cell office:value-type="float" office:value="3.95977376466808" calcext:value-type="float">
            <text:p>3,95977376466808</text:p>
          </table:table-cell>
          <table:table-cell office:value-type="float" office:value="3.595509358711" calcext:value-type="float">
            <text:p>3,595509358711</text:p>
          </table:table-cell>
          <table:table-cell office:value-type="float" office:value="4.2716366595857" calcext:value-type="float">
            <text:p>4,2716366595857</text:p>
          </table:table-cell>
          <table:table-cell office:value-type="float" office:value="3.8707755026792" calcext:value-type="float">
            <text:p>3,8707755026792</text:p>
          </table:table-cell>
        </table:table-row>
        <table:table-row table:style-name="ro1">
          <table:table-cell office:value-type="float" office:value="3.51769451413303" calcext:value-type="float">
            <text:p>3,51769451413303</text:p>
          </table:table-cell>
          <table:table-cell office:value-type="float" office:value="4.07409929747802" calcext:value-type="float">
            <text:p>4,07409929747802</text:p>
          </table:table-cell>
          <table:table-cell office:value-type="float" office:value="3.80450718375731" calcext:value-type="float">
            <text:p>3,80450718375731</text:p>
          </table:table-cell>
          <table:table-cell office:value-type="float" office:value="4.89284363365897" calcext:value-type="float">
            <text:p>4,89284363365897</text:p>
          </table:table-cell>
        </table:table-row>
        <table:table-row table:style-name="ro1">
          <table:table-cell office:value-type="float" office:value="3.95898040577102" calcext:value-type="float">
            <text:p>3,95898040577102</text:p>
          </table:table-cell>
          <table:table-cell office:value-type="float" office:value="3.73278720146918" calcext:value-type="float">
            <text:p>3,73278720146918</text:p>
          </table:table-cell>
          <table:table-cell office:value-type="float" office:value="3.79423817600651" calcext:value-type="float">
            <text:p>3,79423817600651</text:p>
          </table:table-cell>
          <table:table-cell office:value-type="float" office:value="3.5696988853955" calcext:value-type="float">
            <text:p>3,5696988853955</text:p>
          </table:table-cell>
        </table:table-row>
        <table:table-row table:style-name="ro1">
          <table:table-cell office:value-type="float" office:value="3.55503478259271" calcext:value-type="float">
            <text:p>3,55503478259271</text:p>
          </table:table-cell>
          <table:table-cell office:value-type="float" office:value="4.21929846350777" calcext:value-type="float">
            <text:p>4,21929846350777</text:p>
          </table:table-cell>
          <table:table-cell office:value-type="float" office:value="4.32410018358479" calcext:value-type="float">
            <text:p>4,32410018358479</text:p>
          </table:table-cell>
          <table:table-cell office:value-type="float" office:value="4.53082377707425" calcext:value-type="float">
            <text:p>4,53082377707425</text:p>
          </table:table-cell>
        </table:table-row>
        <table:table-row table:style-name="ro1">
          <table:table-cell office:value-type="float" office:value="4.02003226870558" calcext:value-type="float">
            <text:p>4,02003226870558</text:p>
          </table:table-cell>
          <table:table-cell office:value-type="float" office:value="3.92607009163107" calcext:value-type="float">
            <text:p>3,92607009163107</text:p>
          </table:table-cell>
          <table:table-cell office:value-type="float" office:value="4.37784860713157" calcext:value-type="float">
            <text:p>4,37784860713157</text:p>
          </table:table-cell>
          <table:table-cell office:value-type="float" office:value="3.27215498397527" calcext:value-type="float">
            <text:p>3,27215498397527</text:p>
          </table:table-cell>
        </table:table-row>
        <table:table-row table:style-name="ro1">
          <table:table-cell office:value-type="float" office:value="3.42049747725348" calcext:value-type="float">
            <text:p>3,42049747725348</text:p>
          </table:table-cell>
          <table:table-cell office:value-type="float" office:value="3.87011058509798" calcext:value-type="float">
            <text:p>3,87011058509798</text:p>
          </table:table-cell>
          <table:table-cell office:value-type="float" office:value="3.7990766435544" calcext:value-type="float">
            <text:p>3,7990766435544</text:p>
          </table:table-cell>
          <table:table-cell office:value-type="float" office:value="4.78515130651891" calcext:value-type="float">
            <text:p>4,78515130651891</text:p>
          </table:table-cell>
        </table:table-row>
        <table:table-row table:style-name="ro1">
          <table:table-cell office:value-type="float" office:value="4.25439030303582" calcext:value-type="float">
            <text:p>4,25439030303582</text:p>
          </table:table-cell>
          <table:table-cell office:value-type="float" office:value="3.64972065345553" calcext:value-type="float">
            <text:p>3,64972065345553</text:p>
          </table:table-cell>
          <table:table-cell office:value-type="float" office:value="4.11926342220994" calcext:value-type="float">
            <text:p>4,11926342220994</text:p>
          </table:table-cell>
          <table:table-cell office:value-type="float" office:value="4.69201210872299" calcext:value-type="float">
            <text:p>4,69201210872299</text:p>
          </table:table-cell>
        </table:table-row>
        <table:table-row table:style-name="ro1">
          <table:table-cell office:value-type="float" office:value="3.52131289260211" calcext:value-type="float">
            <text:p>3,52131289260211</text:p>
          </table:table-cell>
          <table:table-cell office:value-type="float" office:value="4.26632731237143" calcext:value-type="float">
            <text:p>4,26632731237143</text:p>
          </table:table-cell>
          <table:table-cell office:value-type="float" office:value="4.03509967166051" calcext:value-type="float">
            <text:p>4,03509967166051</text:p>
          </table:table-cell>
          <table:table-cell office:value-type="float" office:value="4.14783587714131" calcext:value-type="float">
            <text:p>4,14783587714131</text:p>
          </table:table-cell>
        </table:table-row>
        <table:table-row table:style-name="ro1">
          <table:table-cell office:value-type="float" office:value="4.44967242394967" calcext:value-type="float">
            <text:p>4,44967242394967</text:p>
          </table:table-cell>
          <table:table-cell office:value-type="float" office:value="3.91028042120272" calcext:value-type="float">
            <text:p>3,91028042120272</text:p>
          </table:table-cell>
          <table:table-cell office:value-type="float" office:value="3.82397652509767" calcext:value-type="float">
            <text:p>3,82397652509767</text:p>
          </table:table-cell>
          <table:table-cell office:value-type="float" office:value="4.57855019776009" calcext:value-type="float">
            <text:p>4,57855019776009</text:p>
          </table:table-cell>
        </table:table-row>
        <table:table-row table:style-name="ro1">
          <table:table-cell office:value-type="float" office:value="4.21224023880626" calcext:value-type="float">
            <text:p>4,21224023880626</text:p>
          </table:table-cell>
          <table:table-cell office:value-type="float" office:value="3.99497435828694" calcext:value-type="float">
            <text:p>3,99497435828694</text:p>
          </table:table-cell>
          <table:table-cell office:value-type="float" office:value="3.43594365411343" calcext:value-type="float">
            <text:p>3,43594365411343</text:p>
          </table:table-cell>
          <table:table-cell office:value-type="float" office:value="3.90500082746746" calcext:value-type="float">
            <text:p>3,90500082746746</text:p>
          </table:table-cell>
        </table:table-row>
        <table:table-row table:style-name="ro1">
          <table:table-cell office:value-type="float" office:value="3.62049010916215" calcext:value-type="float">
            <text:p>3,62049010916215</text:p>
          </table:table-cell>
          <table:table-cell office:value-type="float" office:value="3.52419700234532" calcext:value-type="float">
            <text:p>3,52419700234532</text:p>
          </table:table-cell>
          <table:table-cell office:value-type="float" office:value="3.80482076717116" calcext:value-type="float">
            <text:p>3,80482076717116</text:p>
          </table:table-cell>
          <table:table-cell office:value-type="float" office:value="4.80147546258228" calcext:value-type="float">
            <text:p>4,80147546258228</text:p>
          </table:table-cell>
        </table:table-row>
        <table:table-row table:style-name="ro1">
          <table:table-cell office:value-type="float" office:value="4.0694227670872" calcext:value-type="float">
            <text:p>4,0694227670872</text:p>
          </table:table-cell>
          <table:table-cell office:value-type="float" office:value="4.12053146799598" calcext:value-type="float">
            <text:p>4,12053146799598</text:p>
          </table:table-cell>
          <table:table-cell office:value-type="float" office:value="3.66694821552796" calcext:value-type="float">
            <text:p>3,66694821552796</text:p>
          </table:table-cell>
          <table:table-cell office:value-type="float" office:value="3.82993917481252" calcext:value-type="float">
            <text:p>3,82993917481252</text:p>
          </table:table-cell>
        </table:table-row>
        <table:table-row table:style-name="ro1">
          <table:table-cell office:value-type="float" office:value="3.75649830005791" calcext:value-type="float">
            <text:p>3,75649830005791</text:p>
          </table:table-cell>
          <table:table-cell office:value-type="float" office:value="3.464004983061" calcext:value-type="float">
            <text:p>3,464004983061</text:p>
          </table:table-cell>
          <table:table-cell office:value-type="float" office:value="3.88338756321502" calcext:value-type="float">
            <text:p>3,88338756321502</text:p>
          </table:table-cell>
          <table:table-cell office:value-type="float" office:value="4.61792052635655" calcext:value-type="float">
            <text:p>4,61792052635655</text:p>
          </table:table-cell>
        </table:table-row>
        <table:table-row table:style-name="ro1">
          <table:table-cell office:value-type="float" office:value="4.39246692674547" calcext:value-type="float">
            <text:p>4,39246692674547</text:p>
          </table:table-cell>
          <table:table-cell office:value-type="float" office:value="4.10675674874126" calcext:value-type="float">
            <text:p>4,10675674874126</text:p>
          </table:table-cell>
          <table:table-cell office:value-type="float" office:value="3.96485698695958" calcext:value-type="float">
            <text:p>3,96485698695958</text:p>
          </table:table-cell>
          <table:table-cell office:value-type="float" office:value="3.85445653415748" calcext:value-type="float">
            <text:p>3,85445653415748</text:p>
          </table:table-cell>
        </table:table-row>
        <table:table-row table:style-name="ro1">
          <table:table-cell office:value-type="float" office:value="3.58722879021145" calcext:value-type="float">
            <text:p>3,58722879021145</text:p>
          </table:table-cell>
          <table:table-cell office:value-type="float" office:value="3.29674080051236" calcext:value-type="float">
            <text:p>3,29674080051236</text:p>
          </table:table-cell>
          <table:table-cell office:value-type="float" office:value="3.89223808714797" calcext:value-type="float">
            <text:p>3,89223808714797</text:p>
          </table:table-cell>
          <table:table-cell office:value-type="float" office:value="4.61956912709284" calcext:value-type="float">
            <text:p>4,61956912709284</text:p>
          </table:table-cell>
        </table:table-row>
        <table:table-row table:style-name="ro1">
          <table:table-cell office:value-type="float" office:value="4.29797999650384" calcext:value-type="float">
            <text:p>4,29797999650384</text:p>
          </table:table-cell>
          <table:table-cell office:value-type="float" office:value="4.43657767486511" calcext:value-type="float">
            <text:p>4,43657767486511</text:p>
          </table:table-cell>
          <table:table-cell office:value-type="float" office:value="3.92248020742744" calcext:value-type="float">
            <text:p>3,92248020742744</text:p>
          </table:table-cell>
          <table:table-cell office:value-type="float" office:value="3.85842811604451" calcext:value-type="float">
            <text:p>3,85842811604451</text:p>
          </table:table-cell>
        </table:table-row>
        <table:table-row table:style-name="ro1">
          <table:table-cell office:value-type="float" office:value="3.96209868315088" calcext:value-type="float">
            <text:p>3,96209868315088</text:p>
          </table:table-cell>
          <table:table-cell office:value-type="float" office:value="3.42376730035308" calcext:value-type="float">
            <text:p>3,42376730035308</text:p>
          </table:table-cell>
          <table:table-cell office:value-type="float" office:value="4.09765673254707" calcext:value-type="float">
            <text:p>4,09765673254707</text:p>
          </table:table-cell>
          <table:table-cell office:value-type="float" office:value="4.8639013012868" calcext:value-type="float">
            <text:p>4,8639013012868</text:p>
          </table:table-cell>
        </table:table-row>
        <table:table-row table:style-name="ro1">
          <table:table-cell office:value-type="float" office:value="4.06720724571766" calcext:value-type="float">
            <text:p>4,06720724571766</text:p>
          </table:table-cell>
          <table:table-cell office:value-type="float" office:value="4.13497535922718" calcext:value-type="float">
            <text:p>4,13497535922718</text:p>
          </table:table-cell>
          <table:table-cell office:value-type="float" office:value="3.73826523474058" calcext:value-type="float">
            <text:p>3,73826523474058</text:p>
          </table:table-cell>
          <table:table-cell office:value-type="float" office:value="4.24972853271698" calcext:value-type="float">
            <text:p>4,24972853271698</text:p>
          </table:table-cell>
        </table:table-row>
        <table:table-row table:style-name="ro1">
          <table:table-cell office:value-type="float" office:value="3.63150152615979" calcext:value-type="float">
            <text:p>3,63150152615979</text:p>
          </table:table-cell>
          <table:table-cell office:value-type="float" office:value="3.50548249273645" calcext:value-type="float">
            <text:p>3,50548249273645</text:p>
          </table:table-cell>
          <table:table-cell office:value-type="float" office:value="3.92037342499725" calcext:value-type="float">
            <text:p>3,92037342499725</text:p>
          </table:table-cell>
          <table:table-cell office:value-type="float" office:value="4.71469930337392" calcext:value-type="float">
            <text:p>4,71469930337392</text:p>
          </table:table-cell>
        </table:table-row>
        <table:table-row table:style-name="ro1">
          <table:table-cell office:value-type="float" office:value="4.23289239132354" calcext:value-type="float">
            <text:p>4,23289239132354</text:p>
          </table:table-cell>
          <table:table-cell office:value-type="float" office:value="3.63801572030028" calcext:value-type="float">
            <text:p>3,63801572030028</text:p>
          </table:table-cell>
          <table:table-cell office:value-type="float" office:value="3.87712155528858" calcext:value-type="float">
            <text:p>3,87712155528858</text:p>
          </table:table-cell>
          <table:table-cell office:value-type="float" office:value="3.94611728258322" calcext:value-type="float">
            <text:p>3,94611728258322</text:p>
          </table:table-cell>
        </table:table-row>
        <table:table-row table:style-name="ro1">
          <table:table-cell office:value-type="float" office:value="3.76573086483561" calcext:value-type="float">
            <text:p>3,76573086483561</text:p>
          </table:table-cell>
          <table:table-cell office:value-type="float" office:value="3.3484510649948" calcext:value-type="float">
            <text:p>3,3484510649948</text:p>
          </table:table-cell>
          <table:table-cell office:value-type="float" office:value="3.56253059906852" calcext:value-type="float">
            <text:p>3,56253059906852</text:p>
          </table:table-cell>
          <table:table-cell office:value-type="float" office:value="4.19090907296735" calcext:value-type="float">
            <text:p>4,19090907296735</text:p>
          </table:table-cell>
        </table:table-row>
        <table:table-row table:style-name="ro1">
          <table:table-cell office:value-type="float" office:value="4.22270375093409" calcext:value-type="float">
            <text:p>4,22270375093409</text:p>
          </table:table-cell>
          <table:table-cell office:value-type="float" office:value="4.07244216743071" calcext:value-type="float">
            <text:p>4,07244216743071</text:p>
          </table:table-cell>
          <table:table-cell office:value-type="float" office:value="3.85617825869615" calcext:value-type="float">
            <text:p>3,85617825869615</text:p>
          </table:table-cell>
          <table:table-cell office:value-type="float" office:value="3.25871406356081" calcext:value-type="float">
            <text:p>3,25871406356081</text:p>
          </table:table-cell>
        </table:table-row>
        <table:table-row table:style-name="ro1">
          <table:table-cell office:value-type="float" office:value="3.68977065748206" calcext:value-type="float">
            <text:p>3,68977065748206</text:p>
          </table:table-cell>
          <table:table-cell office:value-type="float" office:value="3.59619804820346" calcext:value-type="float">
            <text:p>3,59619804820346</text:p>
          </table:table-cell>
          <table:table-cell office:value-type="float" office:value="3.7125366778943" calcext:value-type="float">
            <text:p>3,7125366778943</text:p>
          </table:table-cell>
          <table:table-cell office:value-type="float" office:value="3.63157899471847" calcext:value-type="float">
            <text:p>3,63157899471847</text:p>
          </table:table-cell>
        </table:table-row>
        <table:table-row table:style-name="ro1">
          <table:table-cell office:value-type="float" office:value="4.19010708839425" calcext:value-type="float">
            <text:p>4,19010708839425</text:p>
          </table:table-cell>
          <table:table-cell office:value-type="float" office:value="4.15041743198997" calcext:value-type="float">
            <text:p>4,15041743198997</text:p>
          </table:table-cell>
          <table:table-cell office:value-type="float" office:value="3.75596854674666" calcext:value-type="float">
            <text:p>3,75596854674666</text:p>
          </table:table-cell>
          <table:table-cell office:value-type="float" office:value="4.7601712184588" calcext:value-type="float">
            <text:p>4,7601712184588</text:p>
          </table:table-cell>
        </table:table-row>
        <table:table-row table:style-name="ro1">
          <table:table-cell office:value-type="float" office:value="3.84919994295529" calcext:value-type="float">
            <text:p>3,84919994295529</text:p>
          </table:table-cell>
          <table:table-cell office:value-type="float" office:value="3.62756548460093" calcext:value-type="float">
            <text:p>3,62756548460093</text:p>
          </table:table-cell>
          <table:table-cell office:value-type="float" office:value="3.76196512199261" calcext:value-type="float">
            <text:p>3,76196512199261</text:p>
          </table:table-cell>
          <table:table-cell office:value-type="float" office:value="3.54975175024396" calcext:value-type="float">
            <text:p>3,54975175024396</text:p>
          </table:table-cell>
        </table:table-row>
        <table:table-row table:style-name="ro1">
          <table:table-cell office:value-type="float" office:value="4.40646975724372" calcext:value-type="float">
            <text:p>4,40646975724372</text:p>
          </table:table-cell>
          <table:table-cell office:value-type="float" office:value="4.36664362688987" calcext:value-type="float">
            <text:p>4,36664362688987</text:p>
          </table:table-cell>
          <table:table-cell office:value-type="float" office:value="4.09851823788257" calcext:value-type="float">
            <text:p>4,09851823788257</text:p>
          </table:table-cell>
          <table:table-cell office:value-type="float" office:value="4.82568364444491" calcext:value-type="float">
            <text:p>4,82568364444491</text:p>
          </table:table-cell>
        </table:table-row>
        <table:table-row table:style-name="ro1">
          <table:table-cell office:value-type="float" office:value="4.55830467672784" calcext:value-type="float">
            <text:p>4,55830467672784</text:p>
          </table:table-cell>
          <table:table-cell office:value-type="float" office:value="3.70228968864113" calcext:value-type="float">
            <text:p>3,70228968864113</text:p>
          </table:table-cell>
          <table:table-cell office:value-type="float" office:value="3.46272277199959" calcext:value-type="float">
            <text:p>3,46272277199959</text:p>
          </table:table-cell>
          <table:table-cell office:value-type="float" office:value="3.84504010855489" calcext:value-type="float">
            <text:p>3,84504010855489</text:p>
          </table:table-cell>
        </table:table-row>
        <table:table-row table:style-name="ro1">
          <table:table-cell office:value-type="float" office:value="4.21031797524456" calcext:value-type="float">
            <text:p>4,21031797524456</text:p>
          </table:table-cell>
          <table:table-cell office:value-type="float" office:value="3.88094652408933" calcext:value-type="float">
            <text:p>3,88094652408933</text:p>
          </table:table-cell>
          <table:table-cell office:value-type="float" office:value="4.27319665216432" calcext:value-type="float">
            <text:p>4,27319665216432</text:p>
          </table:table-cell>
          <table:table-cell office:value-type="float" office:value="5.7713060866576" calcext:value-type="float">
            <text:p>5,7713060866576</text:p>
          </table:table-cell>
        </table:table-row>
        <table:table-row table:style-name="ro1">
          <table:table-cell office:value-type="float" office:value="3.56272659474993" calcext:value-type="float">
            <text:p>3,56272659474993</text:p>
          </table:table-cell>
          <table:table-cell office:value-type="float" office:value="3.84324054202576" calcext:value-type="float">
            <text:p>3,84324054202576</text:p>
          </table:table-cell>
          <table:table-cell office:value-type="float" office:value="3.62322314052331" calcext:value-type="float">
            <text:p>3,62322314052331</text:p>
          </table:table-cell>
          <table:table-cell office:value-type="float" office:value="8.59426353911609" calcext:value-type="float">
            <text:p>8,59426353911609</text:p>
          </table:table-cell>
        </table:table-row>
        <table:table-row table:style-name="ro1">
          <table:table-cell office:value-type="float" office:value="4.13673049015441" calcext:value-type="float">
            <text:p>4,13673049015441</text:p>
          </table:table-cell>
          <table:table-cell office:value-type="float" office:value="3.80601320380648" calcext:value-type="float">
            <text:p>3,80601320380648</text:p>
          </table:table-cell>
          <table:table-cell office:value-type="float" office:value="5.0832346853459" calcext:value-type="float">
            <text:p>5,0832346853459</text:p>
          </table:table-cell>
          <table:table-cell office:value-type="float" office:value="3.10542220781129" calcext:value-type="float">
            <text:p>3,10542220781129</text:p>
          </table:table-cell>
        </table:table-row>
        <table:table-row table:style-name="ro1">
          <table:table-cell office:value-type="float" office:value="3.74956859047967" calcext:value-type="float">
            <text:p>3,74956859047967</text:p>
          </table:table-cell>
          <table:table-cell office:value-type="float" office:value="3.71791764250849" calcext:value-type="float">
            <text:p>3,71791764250849</text:p>
          </table:table-cell>
          <table:table-cell office:value-type="float" office:value="4.93725198360605" calcext:value-type="float">
            <text:p>4,93725198360605</text:p>
          </table:table-cell>
          <table:table-cell office:value-type="float" office:value="3.2459568611358" calcext:value-type="float">
            <text:p>3,2459568611358</text:p>
          </table:table-cell>
        </table:table-row>
      </table:table>
      <table:table table:name="QUORUM-SMALL-COMPLEX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901.85275820672" calcext:value-type="float">
            <text:p>2901,85275820672</text:p>
          </table:table-cell>
          <table:table-cell office:value-type="float" office:value="38123.2585254905" calcext:value-type="float">
            <text:p>38123,2585254905</text:p>
          </table:table-cell>
          <table:table-cell office:value-type="float" office:value="347810.458611928" calcext:value-type="float">
            <text:p>347810,458611928</text:p>
          </table:table-cell>
          <table:table-cell office:value-type="float" office:value="923900.403504352" calcext:value-type="float">
            <text:p>923900,403504352</text:p>
          </table:table-cell>
        </table:table-row>
        <table:table-row table:style-name="ro1">
          <table:table-cell office:value-type="float" office:value="2902.42163650473" calcext:value-type="float">
            <text:p>2902,42163650473</text:p>
          </table:table-cell>
          <table:table-cell office:value-type="float" office:value="38673.4656212085" calcext:value-type="float">
            <text:p>38673,4656212085</text:p>
          </table:table-cell>
          <table:table-cell office:value-type="float" office:value="347985.233093881" calcext:value-type="float">
            <text:p>347985,233093881</text:p>
          </table:table-cell>
          <table:table-cell office:value-type="float" office:value="916096.824209727" calcext:value-type="float">
            <text:p>916096,824209727</text:p>
          </table:table-cell>
        </table:table-row>
        <table:table-row table:style-name="ro1">
          <table:table-cell office:value-type="float" office:value="2865.29292266246" calcext:value-type="float">
            <text:p>2865,29292266246</text:p>
          </table:table-cell>
          <table:table-cell office:value-type="float" office:value="37871.1380351785" calcext:value-type="float">
            <text:p>37871,1380351785</text:p>
          </table:table-cell>
          <table:table-cell office:value-type="float" office:value="351559.095938187" calcext:value-type="float">
            <text:p>351559,095938187</text:p>
          </table:table-cell>
          <table:table-cell office:value-type="float" office:value="922535.305301727" calcext:value-type="float">
            <text:p>922535,305301727</text:p>
          </table:table-cell>
        </table:table-row>
        <table:table-row table:style-name="ro1">
          <table:table-cell office:value-type="float" office:value="2893.62679632693" calcext:value-type="float">
            <text:p>2893,62679632693</text:p>
          </table:table-cell>
          <table:table-cell office:value-type="float" office:value="37601.1026785082" calcext:value-type="float">
            <text:p>37601,1026785082</text:p>
          </table:table-cell>
          <table:table-cell office:value-type="float" office:value="353834.023936204" calcext:value-type="float">
            <text:p>353834,023936204</text:p>
          </table:table-cell>
          <table:table-cell office:value-type="float" office:value="905948.758042545" calcext:value-type="float">
            <text:p>905948,758042545</text:p>
          </table:table-cell>
        </table:table-row>
        <table:table-row table:style-name="ro1">
          <table:table-cell office:value-type="float" office:value="2818.81490415919" calcext:value-type="float">
            <text:p>2818,81490415919</text:p>
          </table:table-cell>
          <table:table-cell office:value-type="float" office:value="34946.1457185983" calcext:value-type="float">
            <text:p>34946,1457185983</text:p>
          </table:table-cell>
          <table:table-cell office:value-type="float" office:value="351719.74488246" calcext:value-type="float">
            <text:p>351719,74488246</text:p>
          </table:table-cell>
          <table:table-cell office:value-type="float" office:value="924266.65129285" calcext:value-type="float">
            <text:p>924266,65129285</text:p>
          </table:table-cell>
        </table:table-row>
        <table:table-row table:style-name="ro1">
          <table:table-cell office:value-type="float" office:value="3029.52038871864" calcext:value-type="float">
            <text:p>3029,52038871864</text:p>
          </table:table-cell>
          <table:table-cell office:value-type="float" office:value="35398.4649406209" calcext:value-type="float">
            <text:p>35398,4649406209</text:p>
          </table:table-cell>
          <table:table-cell office:value-type="float" office:value="355092.7722195" calcext:value-type="float">
            <text:p>355092,7722195</text:p>
          </table:table-cell>
          <table:table-cell office:value-type="float" office:value="911319.403111634" calcext:value-type="float">
            <text:p>911319,403111634</text:p>
          </table:table-cell>
        </table:table-row>
        <table:table-row table:style-name="ro1">
          <table:table-cell office:value-type="float" office:value="3107.16934252584" calcext:value-type="float">
            <text:p>3107,16934252584</text:p>
          </table:table-cell>
          <table:table-cell office:value-type="float" office:value="37024.1316395473" calcext:value-type="float">
            <text:p>37024,1316395473</text:p>
          </table:table-cell>
          <table:table-cell office:value-type="float" office:value="354088.302488858" calcext:value-type="float">
            <text:p>354088,302488858</text:p>
          </table:table-cell>
          <table:table-cell office:value-type="float" office:value="917987.55072184" calcext:value-type="float">
            <text:p>917987,55072184</text:p>
          </table:table-cell>
        </table:table-row>
        <table:table-row table:style-name="ro1">
          <table:table-cell office:value-type="float" office:value="3050.0510583218" calcext:value-type="float">
            <text:p>3050,0510583218</text:p>
          </table:table-cell>
          <table:table-cell office:value-type="float" office:value="38447.6592303429" calcext:value-type="float">
            <text:p>38447,6592303429</text:p>
          </table:table-cell>
          <table:table-cell office:value-type="float" office:value="358804.474483729" calcext:value-type="float">
            <text:p>358804,474483729</text:p>
          </table:table-cell>
          <table:table-cell office:value-type="float" office:value="902709.959549381" calcext:value-type="float">
            <text:p>902709,959549381</text:p>
          </table:table-cell>
        </table:table-row>
        <table:table-row table:style-name="ro1">
          <table:table-cell office:value-type="float" office:value="2998.51721900185" calcext:value-type="float">
            <text:p>2998,51721900185</text:p>
          </table:table-cell>
          <table:table-cell office:value-type="float" office:value="39250.8436691939" calcext:value-type="float">
            <text:p>39250,8436691939</text:p>
          </table:table-cell>
          <table:table-cell office:value-type="float" office:value="355992.442453414" calcext:value-type="float">
            <text:p>355992,442453414</text:p>
          </table:table-cell>
          <table:table-cell office:value-type="float" office:value="897472.8728178" calcext:value-type="float">
            <text:p>897472,8728178</text:p>
          </table:table-cell>
        </table:table-row>
        <table:table-row table:style-name="ro1">
          <table:table-cell office:value-type="float" office:value="3252.21146527844" calcext:value-type="float">
            <text:p>3252,21146527844</text:p>
          </table:table-cell>
          <table:table-cell office:value-type="float" office:value="36490.8685181958" calcext:value-type="float">
            <text:p>36490,8685181958</text:p>
          </table:table-cell>
          <table:table-cell office:value-type="float" office:value="356994.97134145" calcext:value-type="float">
            <text:p>356994,97134145</text:p>
          </table:table-cell>
          <table:table-cell office:value-type="float" office:value="921297.971429375" calcext:value-type="float">
            <text:p>921297,971429375</text:p>
          </table:table-cell>
        </table:table-row>
        <table:table-row table:style-name="ro1">
          <table:table-cell office:value-type="float" office:value="3068.24541070644" calcext:value-type="float">
            <text:p>3068,24541070644</text:p>
          </table:table-cell>
          <table:table-cell office:value-type="float" office:value="36869.5768739295" calcext:value-type="float">
            <text:p>36869,5768739295</text:p>
          </table:table-cell>
          <table:table-cell office:value-type="float" office:value="355275.798595005" calcext:value-type="float">
            <text:p>355275,798595005</text:p>
          </table:table-cell>
          <table:table-cell office:value-type="float" office:value="894844.07338484" calcext:value-type="float">
            <text:p>894844,07338484</text:p>
          </table:table-cell>
        </table:table-row>
        <table:table-row table:style-name="ro1">
          <table:table-cell office:value-type="float" office:value="2950.62464399414" calcext:value-type="float">
            <text:p>2950,62464399414</text:p>
          </table:table-cell>
          <table:table-cell office:value-type="float" office:value="36515.0167704626" calcext:value-type="float">
            <text:p>36515,0167704626</text:p>
          </table:table-cell>
          <table:table-cell office:value-type="float" office:value="349681.798625478" calcext:value-type="float">
            <text:p>349681,798625478</text:p>
          </table:table-cell>
          <table:table-cell office:value-type="float" office:value="890065.031896174" calcext:value-type="float">
            <text:p>890065,031896174</text:p>
          </table:table-cell>
        </table:table-row>
        <table:table-row table:style-name="ro1">
          <table:table-cell office:value-type="float" office:value="3110.13170356114" calcext:value-type="float">
            <text:p>3110,13170356114</text:p>
          </table:table-cell>
          <table:table-cell office:value-type="float" office:value="38482.9968815493" calcext:value-type="float">
            <text:p>38482,9968815493</text:p>
          </table:table-cell>
          <table:table-cell office:value-type="float" office:value="358714.942136275" calcext:value-type="float">
            <text:p>358714,942136275</text:p>
          </table:table-cell>
          <table:table-cell office:value-type="float" office:value="893440.4094366" calcext:value-type="float">
            <text:p>893440,4094366</text:p>
          </table:table-cell>
        </table:table-row>
        <table:table-row table:style-name="ro1">
          <table:table-cell office:value-type="float" office:value="3070.74496493659" calcext:value-type="float">
            <text:p>3070,74496493659</text:p>
          </table:table-cell>
          <table:table-cell office:value-type="float" office:value="38850.8976243483" calcext:value-type="float">
            <text:p>38850,8976243483</text:p>
          </table:table-cell>
          <table:table-cell office:value-type="float" office:value="355658.963671448" calcext:value-type="float">
            <text:p>355658,963671448</text:p>
          </table:table-cell>
          <table:table-cell office:value-type="float" office:value="893202.346536403" calcext:value-type="float">
            <text:p>893202,346536403</text:p>
          </table:table-cell>
        </table:table-row>
        <table:table-row table:style-name="ro1">
          <table:table-cell office:value-type="float" office:value="2909.67015763013" calcext:value-type="float">
            <text:p>2909,67015763013</text:p>
          </table:table-cell>
          <table:table-cell office:value-type="float" office:value="38396.6569773511" calcext:value-type="float">
            <text:p>38396,6569773511</text:p>
          </table:table-cell>
          <table:table-cell office:value-type="float" office:value="359350.751321486" calcext:value-type="float">
            <text:p>359350,751321486</text:p>
          </table:table-cell>
          <table:table-cell office:value-type="float" office:value="902854.104405406" calcext:value-type="float">
            <text:p>902854,104405406</text:p>
          </table:table-cell>
        </table:table-row>
        <table:table-row table:style-name="ro1">
          <table:table-cell office:value-type="float" office:value="2961.77303680149" calcext:value-type="float">
            <text:p>2961,77303680149</text:p>
          </table:table-cell>
          <table:table-cell office:value-type="float" office:value="38334.9190338672" calcext:value-type="float">
            <text:p>38334,9190338672</text:p>
          </table:table-cell>
          <table:table-cell office:value-type="float" office:value="354746.833480993" calcext:value-type="float">
            <text:p>354746,833480993</text:p>
          </table:table-cell>
          <table:table-cell office:value-type="float" office:value="917345.261266531" calcext:value-type="float">
            <text:p>917345,261266531</text:p>
          </table:table-cell>
        </table:table-row>
        <table:table-row table:style-name="ro1">
          <table:table-cell office:value-type="float" office:value="3021.766048973" calcext:value-type="float">
            <text:p>3021,766048973</text:p>
          </table:table-cell>
          <table:table-cell office:value-type="float" office:value="38595.0467681513" calcext:value-type="float">
            <text:p>38595,0467681513</text:p>
          </table:table-cell>
          <table:table-cell office:value-type="float" office:value="355661.607031013" calcext:value-type="float">
            <text:p>355661,607031013</text:p>
          </table:table-cell>
          <table:table-cell office:value-type="float" office:value="911318.356264892" calcext:value-type="float">
            <text:p>911318,356264892</text:p>
          </table:table-cell>
        </table:table-row>
        <table:table-row table:style-name="ro1">
          <table:table-cell office:value-type="float" office:value="3099.48609338935" calcext:value-type="float">
            <text:p>3099,48609338935</text:p>
          </table:table-cell>
          <table:table-cell office:value-type="float" office:value="37334.1239263062" calcext:value-type="float">
            <text:p>37334,1239263062</text:p>
          </table:table-cell>
          <table:table-cell office:value-type="float" office:value="351952.732934965" calcext:value-type="float">
            <text:p>351952,732934965</text:p>
          </table:table-cell>
          <table:table-cell office:value-type="float" office:value="920776.53453616" calcext:value-type="float">
            <text:p>920776,53453616</text:p>
          </table:table-cell>
        </table:table-row>
        <table:table-row table:style-name="ro1">
          <table:table-cell office:value-type="float" office:value="2904.57693161264" calcext:value-type="float">
            <text:p>2904,57693161264</text:p>
          </table:table-cell>
          <table:table-cell office:value-type="float" office:value="38776.2166077853" calcext:value-type="float">
            <text:p>38776,2166077853</text:p>
          </table:table-cell>
          <table:table-cell office:value-type="float" office:value="349592.715714881" calcext:value-type="float">
            <text:p>349592,715714881</text:p>
          </table:table-cell>
          <table:table-cell office:value-type="float" office:value="909968.654750514" calcext:value-type="float">
            <text:p>909968,654750514</text:p>
          </table:table-cell>
        </table:table-row>
        <table:table-row table:style-name="ro1">
          <table:table-cell office:value-type="float" office:value="3117.42907477739" calcext:value-type="float">
            <text:p>3117,42907477739</text:p>
          </table:table-cell>
          <table:table-cell office:value-type="float" office:value="36469.5726360374" calcext:value-type="float">
            <text:p>36469,5726360374</text:p>
          </table:table-cell>
          <table:table-cell office:value-type="float" office:value="356866.531608726" calcext:value-type="float">
            <text:p>356866,531608726</text:p>
          </table:table-cell>
          <table:table-cell office:value-type="float" office:value="914914.415497155" calcext:value-type="float">
            <text:p>914914,415497155</text:p>
          </table:table-cell>
        </table:table-row>
      </table:table>
      <table:table table:name="QUORUM-INTERMEDIATE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0.122304641786" calcext:value-type="float">
            <text:p>10,122304641786</text:p>
          </table:table-cell>
          <table:table-cell office:value-type="float" office:value="8.6524157627232" calcext:value-type="float">
            <text:p>8,6524157627232</text:p>
          </table:table-cell>
          <table:table-cell office:value-type="float" office:value="11.3510179185894" calcext:value-type="float">
            <text:p>11,3510179185894</text:p>
          </table:table-cell>
          <table:table-cell office:value-type="float" office:value="10.1868039872773" calcext:value-type="float">
            <text:p>10,1868039872773</text:p>
          </table:table-cell>
        </table:table-row>
        <table:table-row table:style-name="ro1">
          <table:table-cell office:value-type="float" office:value="6.41378935405776" calcext:value-type="float">
            <text:p>6,41378935405776</text:p>
          </table:table-cell>
          <table:table-cell office:value-type="float" office:value="6.07793028759787" calcext:value-type="float">
            <text:p>6,07793028759787</text:p>
          </table:table-cell>
          <table:table-cell office:value-type="float" office:value="6.41393668628933" calcext:value-type="float">
            <text:p>6,41393668628933</text:p>
          </table:table-cell>
          <table:table-cell office:value-type="float" office:value="7.01216564007496" calcext:value-type="float">
            <text:p>7,01216564007496</text:p>
          </table:table-cell>
        </table:table-row>
        <table:table-row table:style-name="ro1">
          <table:table-cell office:value-type="float" office:value="5.35513287125186" calcext:value-type="float">
            <text:p>5,35513287125186</text:p>
          </table:table-cell>
          <table:table-cell office:value-type="float" office:value="5.36194829716283" calcext:value-type="float">
            <text:p>5,36194829716283</text:p>
          </table:table-cell>
          <table:table-cell office:value-type="float" office:value="6.64804757176642" calcext:value-type="float">
            <text:p>6,64804757176642</text:p>
          </table:table-cell>
          <table:table-cell office:value-type="float" office:value="7.87688222861076" calcext:value-type="float">
            <text:p>7,87688222861076</text:p>
          </table:table-cell>
        </table:table-row>
        <table:table-row table:style-name="ro1">
          <table:table-cell office:value-type="float" office:value="5.45111018796582" calcext:value-type="float">
            <text:p>5,45111018796582</text:p>
          </table:table-cell>
          <table:table-cell office:value-type="float" office:value="5.67929894241935" calcext:value-type="float">
            <text:p>5,67929894241935</text:p>
          </table:table-cell>
          <table:table-cell office:value-type="float" office:value="6.9933644104768" calcext:value-type="float">
            <text:p>6,9933644104768</text:p>
          </table:table-cell>
          <table:table-cell office:value-type="float" office:value="7.66875231656454" calcext:value-type="float">
            <text:p>7,66875231656454</text:p>
          </table:table-cell>
        </table:table-row>
        <table:table-row table:style-name="ro1">
          <table:table-cell office:value-type="float" office:value="5.30237491025199" calcext:value-type="float">
            <text:p>5,30237491025199</text:p>
          </table:table-cell>
          <table:table-cell office:value-type="float" office:value="5.40254870647487" calcext:value-type="float">
            <text:p>5,40254870647487</text:p>
          </table:table-cell>
          <table:table-cell office:value-type="float" office:value="6.12881210339682" calcext:value-type="float">
            <text:p>6,12881210339682</text:p>
          </table:table-cell>
          <table:table-cell office:value-type="float" office:value="6.95196428496716" calcext:value-type="float">
            <text:p>6,95196428496716</text:p>
          </table:table-cell>
        </table:table-row>
        <table:table-row table:style-name="ro1">
          <table:table-cell office:value-type="float" office:value="21.548200931488" calcext:value-type="float">
            <text:p>21,548200931488</text:p>
          </table:table-cell>
          <table:table-cell office:value-type="float" office:value="5.60940083435725" calcext:value-type="float">
            <text:p>5,60940083435725</text:p>
          </table:table-cell>
          <table:table-cell office:value-type="float" office:value="5.94319342720458" calcext:value-type="float">
            <text:p>5,94319342720458</text:p>
          </table:table-cell>
          <table:table-cell office:value-type="float" office:value="5.03804264931394" calcext:value-type="float">
            <text:p>5,03804264931394</text:p>
          </table:table-cell>
        </table:table-row>
        <table:table-row table:style-name="ro1">
          <table:table-cell office:value-type="float" office:value="6.41100238203553" calcext:value-type="float">
            <text:p>6,41100238203553</text:p>
          </table:table-cell>
          <table:table-cell office:value-type="float" office:value="5.01319246755543" calcext:value-type="float">
            <text:p>5,01319246755543</text:p>
          </table:table-cell>
          <table:table-cell office:value-type="float" office:value="7.334083429806" calcext:value-type="float">
            <text:p>7,334083429806</text:p>
          </table:table-cell>
          <table:table-cell office:value-type="float" office:value="8.12951319034199" calcext:value-type="float">
            <text:p>8,12951319034199</text:p>
          </table:table-cell>
        </table:table-row>
        <table:table-row table:style-name="ro1">
          <table:table-cell office:value-type="float" office:value="6.41660922783302" calcext:value-type="float">
            <text:p>6,41660922783302</text:p>
          </table:table-cell>
          <table:table-cell office:value-type="float" office:value="5.54928078887447" calcext:value-type="float">
            <text:p>5,54928078887447</text:p>
          </table:table-cell>
          <table:table-cell office:value-type="float" office:value="5.80442404317911" calcext:value-type="float">
            <text:p>5,80442404317911</text:p>
          </table:table-cell>
          <table:table-cell office:value-type="float" office:value="5.93906781905655" calcext:value-type="float">
            <text:p>5,93906781905655</text:p>
          </table:table-cell>
        </table:table-row>
        <table:table-row table:style-name="ro1">
          <table:table-cell office:value-type="float" office:value="10.0967670752351" calcext:value-type="float">
            <text:p>10,0967670752351</text:p>
          </table:table-cell>
          <table:table-cell office:value-type="float" office:value="5.74385190684253" calcext:value-type="float">
            <text:p>5,74385190684253</text:p>
          </table:table-cell>
          <table:table-cell office:value-type="float" office:value="5.66296984008151" calcext:value-type="float">
            <text:p>5,66296984008151</text:p>
          </table:table-cell>
          <table:table-cell office:value-type="float" office:value="7.45319737813898" calcext:value-type="float">
            <text:p>7,45319737813898</text:p>
          </table:table-cell>
        </table:table-row>
        <table:table-row table:style-name="ro1">
          <table:table-cell office:value-type="float" office:value="5.63224401543801" calcext:value-type="float">
            <text:p>5,63224401543801</text:p>
          </table:table-cell>
          <table:table-cell office:value-type="float" office:value="5.06434707008219" calcext:value-type="float">
            <text:p>5,06434707008219</text:p>
          </table:table-cell>
          <table:table-cell office:value-type="float" office:value="16.1655667839961" calcext:value-type="float">
            <text:p>16,1655667839961</text:p>
          </table:table-cell>
          <table:table-cell office:value-type="float" office:value="6.41849766072955" calcext:value-type="float">
            <text:p>6,41849766072955</text:p>
          </table:table-cell>
        </table:table-row>
        <table:table-row table:style-name="ro1">
          <table:table-cell office:value-type="float" office:value="4.67441108402916" calcext:value-type="float">
            <text:p>4,67441108402916</text:p>
          </table:table-cell>
          <table:table-cell office:value-type="float" office:value="5.86771722806946" calcext:value-type="float">
            <text:p>5,86771722806946</text:p>
          </table:table-cell>
          <table:table-cell office:value-type="float" office:value="6.63439075650211" calcext:value-type="float">
            <text:p>6,63439075650211</text:p>
          </table:table-cell>
          <table:table-cell office:value-type="float" office:value="8.49829367314116" calcext:value-type="float">
            <text:p>8,49829367314116</text:p>
          </table:table-cell>
        </table:table-row>
        <table:table-row table:style-name="ro1">
          <table:table-cell office:value-type="float" office:value="4.57215243558039" calcext:value-type="float">
            <text:p>4,57215243558039</text:p>
          </table:table-cell>
          <table:table-cell office:value-type="float" office:value="5.05915182715048" calcext:value-type="float">
            <text:p>5,05915182715048</text:p>
          </table:table-cell>
          <table:table-cell office:value-type="float" office:value="6.11101009828874" calcext:value-type="float">
            <text:p>6,11101009828874</text:p>
          </table:table-cell>
          <table:table-cell office:value-type="float" office:value="7.44342862018043" calcext:value-type="float">
            <text:p>7,44342862018043</text:p>
          </table:table-cell>
        </table:table-row>
        <table:table-row table:style-name="ro1">
          <table:table-cell office:value-type="float" office:value="4.92031201236087" calcext:value-type="float">
            <text:p>4,92031201236087</text:p>
          </table:table-cell>
          <table:table-cell office:value-type="float" office:value="5.59954190429112" calcext:value-type="float">
            <text:p>5,59954190429112</text:p>
          </table:table-cell>
          <table:table-cell office:value-type="float" office:value="5.5043306598773" calcext:value-type="float">
            <text:p>5,5043306598773</text:p>
          </table:table-cell>
          <table:table-cell office:value-type="float" office:value="5.72085716506178" calcext:value-type="float">
            <text:p>5,72085716506178</text:p>
          </table:table-cell>
        </table:table-row>
        <table:table-row table:style-name="ro1">
          <table:table-cell office:value-type="float" office:value="11.3748501875589" calcext:value-type="float">
            <text:p>11,3748501875589</text:p>
          </table:table-cell>
          <table:table-cell office:value-type="float" office:value="4.87554515696428" calcext:value-type="float">
            <text:p>4,87554515696428</text:p>
          </table:table-cell>
          <table:table-cell office:value-type="float" office:value="5.87108868787742" calcext:value-type="float">
            <text:p>5,87108868787742</text:p>
          </table:table-cell>
          <table:table-cell office:value-type="float" office:value="6.59035847102449" calcext:value-type="float">
            <text:p>6,59035847102449</text:p>
          </table:table-cell>
        </table:table-row>
        <table:table-row table:style-name="ro1">
          <table:table-cell office:value-type="float" office:value="12.003064647724" calcext:value-type="float">
            <text:p>12,003064647724</text:p>
          </table:table-cell>
          <table:table-cell office:value-type="float" office:value="5.36701928029778" calcext:value-type="float">
            <text:p>5,36701928029778</text:p>
          </table:table-cell>
          <table:table-cell office:value-type="float" office:value="6.95540864820661" calcext:value-type="float">
            <text:p>6,95540864820661</text:p>
          </table:table-cell>
          <table:table-cell office:value-type="float" office:value="7.23924472785961" calcext:value-type="float">
            <text:p>7,23924472785961</text:p>
          </table:table-cell>
        </table:table-row>
        <table:table-row table:style-name="ro1">
          <table:table-cell office:value-type="float" office:value="5.82903520656283" calcext:value-type="float">
            <text:p>5,82903520656283</text:p>
          </table:table-cell>
          <table:table-cell office:value-type="float" office:value="5.02992513399856" calcext:value-type="float">
            <text:p>5,02992513399856</text:p>
          </table:table-cell>
          <table:table-cell office:value-type="float" office:value="7.63917922351417" calcext:value-type="float">
            <text:p>7,63917922351417</text:p>
          </table:table-cell>
          <table:table-cell office:value-type="float" office:value="5.59748290363277" calcext:value-type="float">
            <text:p>5,59748290363277</text:p>
          </table:table-cell>
        </table:table-row>
        <table:table-row table:style-name="ro1">
          <table:table-cell office:value-type="float" office:value="4.49539554883359" calcext:value-type="float">
            <text:p>4,49539554883359</text:p>
          </table:table-cell>
          <table:table-cell office:value-type="float" office:value="5.60670262162733" calcext:value-type="float">
            <text:p>5,60670262162733</text:p>
          </table:table-cell>
          <table:table-cell office:value-type="float" office:value="5.93521262904028" calcext:value-type="float">
            <text:p>5,93521262904028</text:p>
          </table:table-cell>
          <table:table-cell office:value-type="float" office:value="5.30327044609828" calcext:value-type="float">
            <text:p>5,30327044609828</text:p>
          </table:table-cell>
        </table:table-row>
        <table:table-row table:style-name="ro1">
          <table:table-cell office:value-type="float" office:value="5.07995615660475" calcext:value-type="float">
            <text:p>5,07995615660475</text:p>
          </table:table-cell>
          <table:table-cell office:value-type="float" office:value="5.45315597418252" calcext:value-type="float">
            <text:p>5,45315597418252</text:p>
          </table:table-cell>
          <table:table-cell office:value-type="float" office:value="5.86929738513267" calcext:value-type="float">
            <text:p>5,86929738513267</text:p>
          </table:table-cell>
          <table:table-cell office:value-type="float" office:value="7.13050290072711" calcext:value-type="float">
            <text:p>7,13050290072711</text:p>
          </table:table-cell>
        </table:table-row>
        <table:table-row table:style-name="ro1">
          <table:table-cell office:value-type="float" office:value="5.35091564067101" calcext:value-type="float">
            <text:p>5,35091564067101</text:p>
          </table:table-cell>
          <table:table-cell office:value-type="float" office:value="5.23379206819181" calcext:value-type="float">
            <text:p>5,23379206819181</text:p>
          </table:table-cell>
          <table:table-cell office:value-type="float" office:value="6.96096617030979" calcext:value-type="float">
            <text:p>6,96096617030979</text:p>
          </table:table-cell>
          <table:table-cell office:value-type="float" office:value="8.31999771159566" calcext:value-type="float">
            <text:p>8,31999771159566</text:p>
          </table:table-cell>
        </table:table-row>
        <table:table-row table:style-name="ro1">
          <table:table-cell office:value-type="float" office:value="4.75716383141822" calcext:value-type="float">
            <text:p>4,75716383141822</text:p>
          </table:table-cell>
          <table:table-cell office:value-type="float" office:value="5.36899363040205" calcext:value-type="float">
            <text:p>5,36899363040205</text:p>
          </table:table-cell>
          <table:table-cell office:value-type="float" office:value="7.20852463664239" calcext:value-type="float">
            <text:p>7,20852463664239</text:p>
          </table:table-cell>
          <table:table-cell office:value-type="float" office:value="7.57922831805075" calcext:value-type="float">
            <text:p>7,57922831805075</text:p>
          </table:table-cell>
        </table:table-row>
        <table:table-row table:style-name="ro1">
          <table:table-cell office:value-type="float" office:value="5.45044150822021" calcext:value-type="float">
            <text:p>5,45044150822021</text:p>
          </table:table-cell>
          <table:table-cell office:value-type="float" office:value="5.06318139484581" calcext:value-type="float">
            <text:p>5,06318139484581</text:p>
          </table:table-cell>
          <table:table-cell office:value-type="float" office:value="6.49022611379253" calcext:value-type="float">
            <text:p>6,49022611379253</text:p>
          </table:table-cell>
          <table:table-cell office:value-type="float" office:value="7.3973012095105" calcext:value-type="float">
            <text:p>7,3973012095105</text:p>
          </table:table-cell>
        </table:table-row>
        <table:table-row table:style-name="ro1">
          <table:table-cell office:value-type="float" office:value="5.2069153122991" calcext:value-type="float">
            <text:p>5,2069153122991</text:p>
          </table:table-cell>
          <table:table-cell office:value-type="float" office:value="5.61014540694902" calcext:value-type="float">
            <text:p>5,61014540694902</text:p>
          </table:table-cell>
          <table:table-cell office:value-type="float" office:value="5.97036187467403" calcext:value-type="float">
            <text:p>5,97036187467403</text:p>
          </table:table-cell>
          <table:table-cell office:value-type="float" office:value="6.03671303044589" calcext:value-type="float">
            <text:p>6,03671303044589</text:p>
          </table:table-cell>
        </table:table-row>
        <table:table-row table:style-name="ro1">
          <table:table-cell office:value-type="float" office:value="5.37200759976698" calcext:value-type="float">
            <text:p>5,37200759976698</text:p>
          </table:table-cell>
          <table:table-cell office:value-type="float" office:value="6.16771390789899" calcext:value-type="float">
            <text:p>6,16771390789899</text:p>
          </table:table-cell>
          <table:table-cell office:value-type="float" office:value="6.85953018294057" calcext:value-type="float">
            <text:p>6,85953018294057</text:p>
          </table:table-cell>
          <table:table-cell office:value-type="float" office:value="6.99371525355512" calcext:value-type="float">
            <text:p>6,99371525355512</text:p>
          </table:table-cell>
        </table:table-row>
        <table:table-row table:style-name="ro1">
          <table:table-cell office:value-type="float" office:value="5.40782115795118" calcext:value-type="float">
            <text:p>5,40782115795118</text:p>
          </table:table-cell>
          <table:table-cell office:value-type="float" office:value="5.00902384723038" calcext:value-type="float">
            <text:p>5,00902384723038</text:p>
          </table:table-cell>
          <table:table-cell office:value-type="float" office:value="6.2223430866988" calcext:value-type="float">
            <text:p>6,2223430866988</text:p>
          </table:table-cell>
          <table:table-cell office:value-type="float" office:value="5.67214047985754" calcext:value-type="float">
            <text:p>5,67214047985754</text:p>
          </table:table-cell>
        </table:table-row>
        <table:table-row table:style-name="ro1">
          <table:table-cell office:value-type="float" office:value="5.59641110328143" calcext:value-type="float">
            <text:p>5,59641110328143</text:p>
          </table:table-cell>
          <table:table-cell office:value-type="float" office:value="6.15163902942766" calcext:value-type="float">
            <text:p>6,15163902942766</text:p>
          </table:table-cell>
          <table:table-cell office:value-type="float" office:value="6.45624046767712" calcext:value-type="float">
            <text:p>6,45624046767712</text:p>
          </table:table-cell>
          <table:table-cell office:value-type="float" office:value="6.34134613841186" calcext:value-type="float">
            <text:p>6,34134613841186</text:p>
          </table:table-cell>
        </table:table-row>
        <table:table-row table:style-name="ro1">
          <table:table-cell office:value-type="float" office:value="5.08223411915347" calcext:value-type="float">
            <text:p>5,08223411915347</text:p>
          </table:table-cell>
          <table:table-cell office:value-type="float" office:value="5.20463046350487" calcext:value-type="float">
            <text:p>5,20463046350487</text:p>
          </table:table-cell>
          <table:table-cell office:value-type="float" office:value="7.06395326786264" calcext:value-type="float">
            <text:p>7,06395326786264</text:p>
          </table:table-cell>
          <table:table-cell office:value-type="float" office:value="6.0321218586424" calcext:value-type="float">
            <text:p>6,0321218586424</text:p>
          </table:table-cell>
        </table:table-row>
        <table:table-row table:style-name="ro1">
          <table:table-cell office:value-type="float" office:value="5.35476030728361" calcext:value-type="float">
            <text:p>5,35476030728361</text:p>
          </table:table-cell>
          <table:table-cell office:value-type="float" office:value="6.24237432198184" calcext:value-type="float">
            <text:p>6,24237432198184</text:p>
          </table:table-cell>
          <table:table-cell office:value-type="float" office:value="6.22112397601078" calcext:value-type="float">
            <text:p>6,22112397601078</text:p>
          </table:table-cell>
          <table:table-cell office:value-type="float" office:value="5.58556973719973" calcext:value-type="float">
            <text:p>5,58556973719973</text:p>
          </table:table-cell>
        </table:table-row>
        <table:table-row table:style-name="ro1">
          <table:table-cell office:value-type="float" office:value="5.03986149973086" calcext:value-type="float">
            <text:p>5,03986149973086</text:p>
          </table:table-cell>
          <table:table-cell office:value-type="float" office:value="5.96529864371247" calcext:value-type="float">
            <text:p>5,96529864371247</text:p>
          </table:table-cell>
          <table:table-cell office:value-type="float" office:value="6.15304272896308" calcext:value-type="float">
            <text:p>6,15304272896308</text:p>
          </table:table-cell>
          <table:table-cell office:value-type="float" office:value="6.69550285313647" calcext:value-type="float">
            <text:p>6,69550285313647</text:p>
          </table:table-cell>
        </table:table-row>
        <table:table-row table:style-name="ro1">
          <table:table-cell office:value-type="float" office:value="5.47215279443223" calcext:value-type="float">
            <text:p>5,47215279443223</text:p>
          </table:table-cell>
          <table:table-cell office:value-type="float" office:value="5.89789460728557" calcext:value-type="float">
            <text:p>5,89789460728557</text:p>
          </table:table-cell>
          <table:table-cell office:value-type="float" office:value="6.51431369134462" calcext:value-type="float">
            <text:p>6,51431369134462</text:p>
          </table:table-cell>
          <table:table-cell office:value-type="float" office:value="4.88482384533518" calcext:value-type="float">
            <text:p>4,88482384533518</text:p>
          </table:table-cell>
        </table:table-row>
        <table:table-row table:style-name="ro1">
          <table:table-cell office:value-type="float" office:value="4.88656158763202" calcext:value-type="float">
            <text:p>4,88656158763202</text:p>
          </table:table-cell>
          <table:table-cell office:value-type="float" office:value="5.8687497678093" calcext:value-type="float">
            <text:p>5,8687497678093</text:p>
          </table:table-cell>
          <table:table-cell office:value-type="float" office:value="5.83841929699697" calcext:value-type="float">
            <text:p>5,83841929699697</text:p>
          </table:table-cell>
          <table:table-cell office:value-type="float" office:value="7.30116680948016" calcext:value-type="float">
            <text:p>7,30116680948016</text:p>
          </table:table-cell>
        </table:table-row>
        <table:table-row table:style-name="ro1">
          <table:table-cell office:value-type="float" office:value="5.74303970110208" calcext:value-type="float">
            <text:p>5,74303970110208</text:p>
          </table:table-cell>
          <table:table-cell office:value-type="float" office:value="4.97974587225757" calcext:value-type="float">
            <text:p>4,97974587225757</text:p>
          </table:table-cell>
          <table:table-cell office:value-type="float" office:value="6.86683950945622" calcext:value-type="float">
            <text:p>6,86683950945622</text:p>
          </table:table-cell>
          <table:table-cell office:value-type="float" office:value="7.30226453092646" calcext:value-type="float">
            <text:p>7,30226453092646</text:p>
          </table:table-cell>
        </table:table-row>
        <table:table-row table:style-name="ro1">
          <table:table-cell office:value-type="float" office:value="5.18296960997621" calcext:value-type="float">
            <text:p>5,18296960997621</text:p>
          </table:table-cell>
          <table:table-cell office:value-type="float" office:value="5.62328242879666" calcext:value-type="float">
            <text:p>5,62328242879666</text:p>
          </table:table-cell>
          <table:table-cell office:value-type="float" office:value="5.77698230995123" calcext:value-type="float">
            <text:p>5,77698230995123</text:p>
          </table:table-cell>
          <table:table-cell office:value-type="float" office:value="7.9415842416484" calcext:value-type="float">
            <text:p>7,9415842416484</text:p>
          </table:table-cell>
        </table:table-row>
        <table:table-row table:style-name="ro1">
          <table:table-cell office:value-type="float" office:value="5.36876097090081" calcext:value-type="float">
            <text:p>5,36876097090081</text:p>
          </table:table-cell>
          <table:table-cell office:value-type="float" office:value="4.91355879288795" calcext:value-type="float">
            <text:p>4,91355879288795</text:p>
          </table:table-cell>
          <table:table-cell office:value-type="float" office:value="5.54271236362255" calcext:value-type="float">
            <text:p>5,54271236362255</text:p>
          </table:table-cell>
          <table:table-cell office:value-type="float" office:value="7.03671415810308" calcext:value-type="float">
            <text:p>7,03671415810308</text:p>
          </table:table-cell>
        </table:table-row>
        <table:table-row table:style-name="ro1">
          <table:table-cell office:value-type="float" office:value="5.60121766232115" calcext:value-type="float">
            <text:p>5,60121766232115</text:p>
          </table:table-cell>
          <table:table-cell office:value-type="float" office:value="5.85063446457987" calcext:value-type="float">
            <text:p>5,85063446457987</text:p>
          </table:table-cell>
          <table:table-cell office:value-type="float" office:value="7.20507013385217" calcext:value-type="float">
            <text:p>7,20507013385217</text:p>
          </table:table-cell>
          <table:table-cell office:value-type="float" office:value="6.208928192927" calcext:value-type="float">
            <text:p>6,208928192927</text:p>
          </table:table-cell>
        </table:table-row>
        <table:table-row table:style-name="ro1">
          <table:table-cell office:value-type="float" office:value="5.0298100141771" calcext:value-type="float">
            <text:p>5,0298100141771</text:p>
          </table:table-cell>
          <table:table-cell office:value-type="float" office:value="5.021237796302" calcext:value-type="float">
            <text:p>5,021237796302</text:p>
          </table:table-cell>
          <table:table-cell office:value-type="float" office:value="5.77680403369475" calcext:value-type="float">
            <text:p>5,77680403369475</text:p>
          </table:table-cell>
          <table:table-cell office:value-type="float" office:value="5.34631749632371" calcext:value-type="float">
            <text:p>5,34631749632371</text:p>
          </table:table-cell>
        </table:table-row>
        <table:table-row table:style-name="ro1">
          <table:table-cell office:value-type="float" office:value="5.54761683582428" calcext:value-type="float">
            <text:p>5,54761683582428</text:p>
          </table:table-cell>
          <table:table-cell office:value-type="float" office:value="6.03754190889144" calcext:value-type="float">
            <text:p>6,03754190889144</text:p>
          </table:table-cell>
          <table:table-cell office:value-type="float" office:value="5.85919328472803" calcext:value-type="float">
            <text:p>5,85919328472803</text:p>
          </table:table-cell>
          <table:table-cell office:value-type="float" office:value="7.40567085408179" calcext:value-type="float">
            <text:p>7,40567085408179</text:p>
          </table:table-cell>
        </table:table-row>
        <table:table-row table:style-name="ro1">
          <table:table-cell office:value-type="float" office:value="5.17681117596599" calcext:value-type="float">
            <text:p>5,17681117596599</text:p>
          </table:table-cell>
          <table:table-cell office:value-type="float" office:value="6.05292448278075" calcext:value-type="float">
            <text:p>6,05292448278075</text:p>
          </table:table-cell>
          <table:table-cell office:value-type="float" office:value="6.88434901340097" calcext:value-type="float">
            <text:p>6,88434901340097</text:p>
          </table:table-cell>
          <table:table-cell office:value-type="float" office:value="7.24365390900226" calcext:value-type="float">
            <text:p>7,24365390900226</text:p>
          </table:table-cell>
        </table:table-row>
        <table:table-row table:style-name="ro1">
          <table:table-cell office:value-type="float" office:value="5.59452892946781" calcext:value-type="float">
            <text:p>5,59452892946781</text:p>
          </table:table-cell>
          <table:table-cell office:value-type="float" office:value="4.95788699610315" calcext:value-type="float">
            <text:p>4,95788699610315</text:p>
          </table:table-cell>
          <table:table-cell office:value-type="float" office:value="5.7307553833984" calcext:value-type="float">
            <text:p>5,7307553833984</text:p>
          </table:table-cell>
          <table:table-cell office:value-type="float" office:value="5.98937812618502" calcext:value-type="float">
            <text:p>5,98937812618502</text:p>
          </table:table-cell>
        </table:table-row>
        <table:table-row table:style-name="ro1">
          <table:table-cell office:value-type="float" office:value="5.18682492127362" calcext:value-type="float">
            <text:p>5,18682492127362</text:p>
          </table:table-cell>
          <table:table-cell office:value-type="float" office:value="5.95339731651051" calcext:value-type="float">
            <text:p>5,95339731651051</text:p>
          </table:table-cell>
          <table:table-cell office:value-type="float" office:value="7.20763432288249" calcext:value-type="float">
            <text:p>7,20763432288249</text:p>
          </table:table-cell>
          <table:table-cell office:value-type="float" office:value="5.51420725114097" calcext:value-type="float">
            <text:p>5,51420725114097</text:p>
          </table:table-cell>
        </table:table-row>
        <table:table-row table:style-name="ro1">
          <table:table-cell office:value-type="float" office:value="5.49453856658158" calcext:value-type="float">
            <text:p>5,49453856658158</text:p>
          </table:table-cell>
          <table:table-cell office:value-type="float" office:value="4.97121139383481" calcext:value-type="float">
            <text:p>4,97121139383481</text:p>
          </table:table-cell>
          <table:table-cell office:value-type="float" office:value="6.34517435989053" calcext:value-type="float">
            <text:p>6,34517435989053</text:p>
          </table:table-cell>
          <table:table-cell office:value-type="float" office:value="8.17942388834747" calcext:value-type="float">
            <text:p>8,17942388834747</text:p>
          </table:table-cell>
        </table:table-row>
        <table:table-row table:style-name="ro1">
          <table:table-cell office:value-type="float" office:value="5.19949499928993" calcext:value-type="float">
            <text:p>5,19949499928993</text:p>
          </table:table-cell>
          <table:table-cell office:value-type="float" office:value="5.7912205303232" calcext:value-type="float">
            <text:p>5,7912205303232</text:p>
          </table:table-cell>
          <table:table-cell office:value-type="float" office:value="5.90637671143538" calcext:value-type="float">
            <text:p>5,90637671143538</text:p>
          </table:table-cell>
          <table:table-cell office:value-type="float" office:value="5.53938647754394" calcext:value-type="float">
            <text:p>5,53938647754394</text:p>
          </table:table-cell>
        </table:table-row>
        <table:table-row table:style-name="ro1">
          <table:table-cell office:value-type="float" office:value="5.54596594198056" calcext:value-type="float">
            <text:p>5,54596594198056</text:p>
          </table:table-cell>
          <table:table-cell office:value-type="float" office:value="4.83927017200655" calcext:value-type="float">
            <text:p>4,83927017200655</text:p>
          </table:table-cell>
          <table:table-cell office:value-type="float" office:value="5.78111682457006" calcext:value-type="float">
            <text:p>5,78111682457006</text:p>
          </table:table-cell>
          <table:table-cell office:value-type="float" office:value="7.12638355656283" calcext:value-type="float">
            <text:p>7,12638355656283</text:p>
          </table:table-cell>
        </table:table-row>
        <table:table-row table:style-name="ro1">
          <table:table-cell office:value-type="float" office:value="5.45824696527968" calcext:value-type="float">
            <text:p>5,45824696527968</text:p>
          </table:table-cell>
          <table:table-cell office:value-type="float" office:value="6.02727864139137" calcext:value-type="float">
            <text:p>6,02727864139137</text:p>
          </table:table-cell>
          <table:table-cell office:value-type="float" office:value="6.92576888616382" calcext:value-type="float">
            <text:p>6,92576888616382</text:p>
          </table:table-cell>
          <table:table-cell office:value-type="float" office:value="7.51093560038744" calcext:value-type="float">
            <text:p>7,51093560038744</text:p>
          </table:table-cell>
        </table:table-row>
        <table:table-row table:style-name="ro1">
          <table:table-cell office:value-type="float" office:value="5.52344178892872" calcext:value-type="float">
            <text:p>5,52344178892872</text:p>
          </table:table-cell>
          <table:table-cell office:value-type="float" office:value="4.94630519409288" calcext:value-type="float">
            <text:p>4,94630519409288</text:p>
          </table:table-cell>
          <table:table-cell office:value-type="float" office:value="6.90537600396308" calcext:value-type="float">
            <text:p>6,90537600396308</text:p>
          </table:table-cell>
          <table:table-cell office:value-type="float" office:value="7.60503921574212" calcext:value-type="float">
            <text:p>7,60503921574212</text:p>
          </table:table-cell>
        </table:table-row>
        <table:table-row table:style-name="ro1">
          <table:table-cell office:value-type="float" office:value="5.21204411497889" calcext:value-type="float">
            <text:p>5,21204411497889</text:p>
          </table:table-cell>
          <table:table-cell office:value-type="float" office:value="5.99307465304652" calcext:value-type="float">
            <text:p>5,99307465304652</text:p>
          </table:table-cell>
          <table:table-cell office:value-type="float" office:value="5.99712039350582" calcext:value-type="float">
            <text:p>5,99712039350582</text:p>
          </table:table-cell>
          <table:table-cell office:value-type="float" office:value="17.3759242503234" calcext:value-type="float">
            <text:p>17,3759242503234</text:p>
          </table:table-cell>
        </table:table-row>
        <table:table-row table:style-name="ro1">
          <table:table-cell office:value-type="float" office:value="5.51895069963874" calcext:value-type="float">
            <text:p>5,51895069963874</text:p>
          </table:table-cell>
          <table:table-cell office:value-type="float" office:value="5.1266732200521" calcext:value-type="float">
            <text:p>5,1266732200521</text:p>
          </table:table-cell>
          <table:table-cell office:value-type="float" office:value="7.15538336689665" calcext:value-type="float">
            <text:p>7,15538336689665</text:p>
          </table:table-cell>
          <table:table-cell office:value-type="float" office:value="7.72657527520534" calcext:value-type="float">
            <text:p>7,72657527520534</text:p>
          </table:table-cell>
        </table:table-row>
        <table:table-row table:style-name="ro1">
          <table:table-cell office:value-type="float" office:value="5.11929020236425" calcext:value-type="float">
            <text:p>5,11929020236425</text:p>
          </table:table-cell>
          <table:table-cell office:value-type="float" office:value="6.16036482848989" calcext:value-type="float">
            <text:p>6,16036482848989</text:p>
          </table:table-cell>
          <table:table-cell office:value-type="float" office:value="6.76138429989751" calcext:value-type="float">
            <text:p>6,76138429989751</text:p>
          </table:table-cell>
          <table:table-cell office:value-type="float" office:value="7.23372627030806" calcext:value-type="float">
            <text:p>7,23372627030806</text:p>
          </table:table-cell>
        </table:table-row>
        <table:table-row table:style-name="ro1">
          <table:table-cell office:value-type="float" office:value="5.53233397153713" calcext:value-type="float">
            <text:p>5,53233397153713</text:p>
          </table:table-cell>
          <table:table-cell office:value-type="float" office:value="5.1211071701078" calcext:value-type="float">
            <text:p>5,1211071701078</text:p>
          </table:table-cell>
          <table:table-cell office:value-type="float" office:value="6.98071640396921" calcext:value-type="float">
            <text:p>6,98071640396921</text:p>
          </table:table-cell>
          <table:table-cell office:value-type="float" office:value="6.72713841488809" calcext:value-type="float">
            <text:p>6,72713841488809</text:p>
          </table:table-cell>
        </table:table-row>
        <table:table-row table:style-name="ro1">
          <table:table-cell office:value-type="float" office:value="5.20698788969551" calcext:value-type="float">
            <text:p>5,20698788969551</text:p>
          </table:table-cell>
          <table:table-cell office:value-type="float" office:value="5.95743773228333" calcext:value-type="float">
            <text:p>5,95743773228333</text:p>
          </table:table-cell>
          <table:table-cell office:value-type="float" office:value="7.13811512303552" calcext:value-type="float">
            <text:p>7,13811512303552</text:p>
          </table:table-cell>
          <table:table-cell office:value-type="float" office:value="5.67333352974524" calcext:value-type="float">
            <text:p>5,67333352974524</text:p>
          </table:table-cell>
        </table:table-row>
        <table:table-row table:style-name="ro1">
          <table:table-cell office:value-type="float" office:value="5.63277431428113" calcext:value-type="float">
            <text:p>5,63277431428113</text:p>
          </table:table-cell>
          <table:table-cell office:value-type="float" office:value="5.09120493758453" calcext:value-type="float">
            <text:p>5,09120493758453</text:p>
          </table:table-cell>
          <table:table-cell office:value-type="float" office:value="7.08454257420225" calcext:value-type="float">
            <text:p>7,08454257420225</text:p>
          </table:table-cell>
          <table:table-cell office:value-type="float" office:value="5.61523228908866" calcext:value-type="float">
            <text:p>5,61523228908866</text:p>
          </table:table-cell>
        </table:table-row>
        <table:table-row table:style-name="ro1">
          <table:table-cell office:value-type="float" office:value="5.17647538454526" calcext:value-type="float">
            <text:p>5,17647538454526</text:p>
          </table:table-cell>
          <table:table-cell office:value-type="float" office:value="6.17263893508217" calcext:value-type="float">
            <text:p>6,17263893508217</text:p>
          </table:table-cell>
          <table:table-cell office:value-type="float" office:value="6.03339801041561" calcext:value-type="float">
            <text:p>6,03339801041561</text:p>
          </table:table-cell>
          <table:table-cell office:value-type="float" office:value="5.93026101173384" calcext:value-type="float">
            <text:p>5,93026101173384</text:p>
          </table:table-cell>
        </table:table-row>
        <table:table-row table:style-name="ro1">
          <table:table-cell office:value-type="float" office:value="5.53515578070963" calcext:value-type="float">
            <text:p>5,53515578070963</text:p>
          </table:table-cell>
          <table:table-cell office:value-type="float" office:value="4.90054208608162" calcext:value-type="float">
            <text:p>4,90054208608162</text:p>
          </table:table-cell>
          <table:table-cell office:value-type="float" office:value="5.6801580197556" calcext:value-type="float">
            <text:p>5,6801580197556</text:p>
          </table:table-cell>
          <table:table-cell office:value-type="float" office:value="7.44233571330187" calcext:value-type="float">
            <text:p>7,44233571330187</text:p>
          </table:table-cell>
        </table:table-row>
        <table:table-row table:style-name="ro1">
          <table:table-cell office:value-type="float" office:value="5.61234522873905" calcext:value-type="float">
            <text:p>5,61234522873905</text:p>
          </table:table-cell>
          <table:table-cell office:value-type="float" office:value="4.88273644615525" calcext:value-type="float">
            <text:p>4,88273644615525</text:p>
          </table:table-cell>
          <table:table-cell office:value-type="float" office:value="7.04931860199393" calcext:value-type="float">
            <text:p>7,04931860199393</text:p>
          </table:table-cell>
          <table:table-cell office:value-type="float" office:value="8.63974663645994" calcext:value-type="float">
            <text:p>8,63974663645994</text:p>
          </table:table-cell>
        </table:table-row>
        <table:table-row table:style-name="ro1">
          <table:table-cell office:value-type="float" office:value="4.68339519800636" calcext:value-type="float">
            <text:p>4,68339519800636</text:p>
          </table:table-cell>
          <table:table-cell office:value-type="float" office:value="6.27512170937564" calcext:value-type="float">
            <text:p>6,27512170937564</text:p>
          </table:table-cell>
          <table:table-cell office:value-type="float" office:value="6.09619075102859" calcext:value-type="float">
            <text:p>6,09619075102859</text:p>
          </table:table-cell>
          <table:table-cell office:value-type="float" office:value="7.35212804616802" calcext:value-type="float">
            <text:p>7,35212804616802</text:p>
          </table:table-cell>
        </table:table-row>
        <table:table-row table:style-name="ro1">
          <table:table-cell office:value-type="float" office:value="5.92489543174391" calcext:value-type="float">
            <text:p>5,92489543174391</text:p>
          </table:table-cell>
          <table:table-cell office:value-type="float" office:value="4.70819975494456" calcext:value-type="float">
            <text:p>4,70819975494456</text:p>
          </table:table-cell>
          <table:table-cell office:value-type="float" office:value="7.08681426206925" calcext:value-type="float">
            <text:p>7,08681426206925</text:p>
          </table:table-cell>
          <table:table-cell office:value-type="float" office:value="8.47601666817605" calcext:value-type="float">
            <text:p>8,47601666817605</text:p>
          </table:table-cell>
        </table:table-row>
        <table:table-row table:style-name="ro1">
          <table:table-cell office:value-type="float" office:value="4.92823165785736" calcext:value-type="float">
            <text:p>4,92823165785736</text:p>
          </table:table-cell>
          <table:table-cell office:value-type="float" office:value="4.91444143192058" calcext:value-type="float">
            <text:p>4,91444143192058</text:p>
          </table:table-cell>
          <table:table-cell office:value-type="float" office:value="5.98493142167061" calcext:value-type="float">
            <text:p>5,98493142167061</text:p>
          </table:table-cell>
          <table:table-cell office:value-type="float" office:value="7.57192173003799" calcext:value-type="float">
            <text:p>7,57192173003799</text:p>
          </table:table-cell>
        </table:table-row>
        <table:table-row table:style-name="ro1">
          <table:table-cell office:value-type="float" office:value="5.72215676490777" calcext:value-type="float">
            <text:p>5,72215676490777</text:p>
          </table:table-cell>
          <table:table-cell office:value-type="float" office:value="5.59268493312479" calcext:value-type="float">
            <text:p>5,59268493312479</text:p>
          </table:table-cell>
          <table:table-cell office:value-type="float" office:value="5.86200513897693" calcext:value-type="float">
            <text:p>5,86200513897693</text:p>
          </table:table-cell>
          <table:table-cell office:value-type="float" office:value="7.86830363179925" calcext:value-type="float">
            <text:p>7,86830363179925</text:p>
          </table:table-cell>
        </table:table-row>
        <table:table-row table:style-name="ro1">
          <table:table-cell office:value-type="float" office:value="5.33948711998265" calcext:value-type="float">
            <text:p>5,33948711998265</text:p>
          </table:table-cell>
          <table:table-cell office:value-type="float" office:value="4.9793208248575" calcext:value-type="float">
            <text:p>4,9793208248575</text:p>
          </table:table-cell>
          <table:table-cell office:value-type="float" office:value="6.75223456460239" calcext:value-type="float">
            <text:p>6,75223456460239</text:p>
          </table:table-cell>
          <table:table-cell office:value-type="float" office:value="5.63481313611548" calcext:value-type="float">
            <text:p>5,63481313611548</text:p>
          </table:table-cell>
        </table:table-row>
        <table:table-row table:style-name="ro1">
          <table:table-cell office:value-type="float" office:value="5.39393758586686" calcext:value-type="float">
            <text:p>5,39393758586686</text:p>
          </table:table-cell>
          <table:table-cell office:value-type="float" office:value="5.87352785285186" calcext:value-type="float">
            <text:p>5,87352785285186</text:p>
          </table:table-cell>
          <table:table-cell office:value-type="float" office:value="7.05846620224406" calcext:value-type="float">
            <text:p>7,05846620224406</text:p>
          </table:table-cell>
          <table:table-cell office:value-type="float" office:value="8.17134408075454" calcext:value-type="float">
            <text:p>8,17134408075454</text:p>
          </table:table-cell>
        </table:table-row>
        <table:table-row table:style-name="ro1">
          <table:table-cell office:value-type="float" office:value="5.42213342052364" calcext:value-type="float">
            <text:p>5,42213342052364</text:p>
          </table:table-cell>
          <table:table-cell office:value-type="float" office:value="5.21161563922342" calcext:value-type="float">
            <text:p>5,21161563922342</text:p>
          </table:table-cell>
          <table:table-cell office:value-type="float" office:value="5.90281759144075" calcext:value-type="float">
            <text:p>5,90281759144075</text:p>
          </table:table-cell>
          <table:table-cell office:value-type="float" office:value="7.53998959091315" calcext:value-type="float">
            <text:p>7,53998959091315</text:p>
          </table:table-cell>
        </table:table-row>
        <table:table-row table:style-name="ro1">
          <table:table-cell office:value-type="float" office:value="5.28921614443317" calcext:value-type="float">
            <text:p>5,28921614443317</text:p>
          </table:table-cell>
          <table:table-cell office:value-type="float" office:value="5.98108851360231" calcext:value-type="float">
            <text:p>5,98108851360231</text:p>
          </table:table-cell>
          <table:table-cell office:value-type="float" office:value="7.05436584834503" calcext:value-type="float">
            <text:p>7,05436584834503</text:p>
          </table:table-cell>
          <table:table-cell office:value-type="float" office:value="7.49263639129485" calcext:value-type="float">
            <text:p>7,49263639129485</text:p>
          </table:table-cell>
        </table:table-row>
        <table:table-row table:style-name="ro1">
          <table:table-cell office:value-type="float" office:value="10.6915717405852" calcext:value-type="float">
            <text:p>10,6915717405852</text:p>
          </table:table-cell>
          <table:table-cell office:value-type="float" office:value="5.37806065081097" calcext:value-type="float">
            <text:p>5,37806065081097</text:p>
          </table:table-cell>
          <table:table-cell office:value-type="float" office:value="6.25806238934429" calcext:value-type="float">
            <text:p>6,25806238934429</text:p>
          </table:table-cell>
          <table:table-cell office:value-type="float" office:value="7.49408268744603" calcext:value-type="float">
            <text:p>7,49408268744603</text:p>
          </table:table-cell>
        </table:table-row>
        <table:table-row table:style-name="ro1">
          <table:table-cell office:value-type="float" office:value="5.31768390240185" calcext:value-type="float">
            <text:p>5,31768390240185</text:p>
          </table:table-cell>
          <table:table-cell office:value-type="float" office:value="14.6971519193722" calcext:value-type="float">
            <text:p>14,6971519193722</text:p>
          </table:table-cell>
          <table:table-cell office:value-type="float" office:value="6.45137149758249" calcext:value-type="float">
            <text:p>6,45137149758249</text:p>
          </table:table-cell>
          <table:table-cell office:value-type="float" office:value="7.70184572942994" calcext:value-type="float">
            <text:p>7,70184572942994</text:p>
          </table:table-cell>
        </table:table-row>
        <table:table-row table:style-name="ro1">
          <table:table-cell office:value-type="float" office:value="5.4987132184232" calcext:value-type="float">
            <text:p>5,4987132184232</text:p>
          </table:table-cell>
          <table:table-cell office:value-type="float" office:value="5.68291924173643" calcext:value-type="float">
            <text:p>5,68291924173643</text:p>
          </table:table-cell>
          <table:table-cell office:value-type="float" office:value="5.49624844707608" calcext:value-type="float">
            <text:p>5,49624844707608</text:p>
          </table:table-cell>
          <table:table-cell office:value-type="float" office:value="5.7402098015774" calcext:value-type="float">
            <text:p>5,7402098015774</text:p>
          </table:table-cell>
        </table:table-row>
        <table:table-row table:style-name="ro1">
          <table:table-cell office:value-type="float" office:value="4.88746638584062" calcext:value-type="float">
            <text:p>4,88746638584062</text:p>
          </table:table-cell>
          <table:table-cell office:value-type="float" office:value="6.20363682343252" calcext:value-type="float">
            <text:p>6,20363682343252</text:p>
          </table:table-cell>
          <table:table-cell office:value-type="float" office:value="7.17973569002722" calcext:value-type="float">
            <text:p>7,17973569002722</text:p>
          </table:table-cell>
          <table:table-cell office:value-type="float" office:value="6.74267213626683" calcext:value-type="float">
            <text:p>6,74267213626683</text:p>
          </table:table-cell>
        </table:table-row>
        <table:table-row table:style-name="ro1">
          <table:table-cell office:value-type="float" office:value="5.72068199221268" calcext:value-type="float">
            <text:p>5,72068199221268</text:p>
          </table:table-cell>
          <table:table-cell office:value-type="float" office:value="5.89209088582522" calcext:value-type="float">
            <text:p>5,89209088582522</text:p>
          </table:table-cell>
          <table:table-cell office:value-type="float" office:value="5.42988804628853" calcext:value-type="float">
            <text:p>5,42988804628853</text:p>
          </table:table-cell>
          <table:table-cell office:value-type="float" office:value="7.58495476492897" calcext:value-type="float">
            <text:p>7,58495476492897</text:p>
          </table:table-cell>
        </table:table-row>
        <table:table-row table:style-name="ro1">
          <table:table-cell office:value-type="float" office:value="6.68798385460676" calcext:value-type="float">
            <text:p>6,68798385460676</text:p>
          </table:table-cell>
          <table:table-cell office:value-type="float" office:value="5.11735373529418" calcext:value-type="float">
            <text:p>5,11735373529418</text:p>
          </table:table-cell>
          <table:table-cell office:value-type="float" office:value="6.55166737092825" calcext:value-type="float">
            <text:p>6,55166737092825</text:p>
          </table:table-cell>
          <table:table-cell office:value-type="float" office:value="7.142734791545" calcext:value-type="float">
            <text:p>7,142734791545</text:p>
          </table:table-cell>
        </table:table-row>
        <table:table-row table:style-name="ro1">
          <table:table-cell office:value-type="float" office:value="4.70874696642241" calcext:value-type="float">
            <text:p>4,70874696642241</text:p>
          </table:table-cell>
          <table:table-cell office:value-type="float" office:value="6.11044986536425" calcext:value-type="float">
            <text:p>6,11044986536425</text:p>
          </table:table-cell>
          <table:table-cell office:value-type="float" office:value="5.77086113597127" calcext:value-type="float">
            <text:p>5,77086113597127</text:p>
          </table:table-cell>
          <table:table-cell office:value-type="float" office:value="8.1516284258308" calcext:value-type="float">
            <text:p>8,1516284258308</text:p>
          </table:table-cell>
        </table:table-row>
        <table:table-row table:style-name="ro1">
          <table:table-cell office:value-type="float" office:value="5.28801232735135" calcext:value-type="float">
            <text:p>5,28801232735135</text:p>
          </table:table-cell>
          <table:table-cell office:value-type="float" office:value="5.43637892924054" calcext:value-type="float">
            <text:p>5,43637892924054</text:p>
          </table:table-cell>
          <table:table-cell office:value-type="float" office:value="5.89312448719625" calcext:value-type="float">
            <text:p>5,89312448719625</text:p>
          </table:table-cell>
          <table:table-cell office:value-type="float" office:value="4.99609813510256" calcext:value-type="float">
            <text:p>4,99609813510256</text:p>
          </table:table-cell>
        </table:table-row>
        <table:table-row table:style-name="ro1">
          <table:table-cell office:value-type="float" office:value="5.31200254381071" calcext:value-type="float">
            <text:p>5,31200254381071</text:p>
          </table:table-cell>
          <table:table-cell office:value-type="float" office:value="5.63081691171205" calcext:value-type="float">
            <text:p>5,63081691171205</text:p>
          </table:table-cell>
          <table:table-cell office:value-type="float" office:value="6.3173397783849" calcext:value-type="float">
            <text:p>6,3173397783849</text:p>
          </table:table-cell>
          <table:table-cell office:value-type="float" office:value="10.6189769206869" calcext:value-type="float">
            <text:p>10,6189769206869</text:p>
          </table:table-cell>
        </table:table-row>
        <table:table-row table:style-name="ro1">
          <table:table-cell office:value-type="float" office:value="5.76564997933099" calcext:value-type="float">
            <text:p>5,76564997933099</text:p>
          </table:table-cell>
          <table:table-cell office:value-type="float" office:value="5.12032610852809" calcext:value-type="float">
            <text:p>5,12032610852809</text:p>
          </table:table-cell>
          <table:table-cell office:value-type="float" office:value="6.1713966432005" calcext:value-type="float">
            <text:p>6,1713966432005</text:p>
          </table:table-cell>
          <table:table-cell office:value-type="float" office:value="7.58462641140862" calcext:value-type="float">
            <text:p>7,58462641140862</text:p>
          </table:table-cell>
        </table:table-row>
        <table:table-row table:style-name="ro1">
          <table:table-cell office:value-type="float" office:value="5.81136019128994" calcext:value-type="float">
            <text:p>5,81136019128994</text:p>
          </table:table-cell>
          <table:table-cell office:value-type="float" office:value="5.78173832440284" calcext:value-type="float">
            <text:p>5,78173832440284</text:p>
          </table:table-cell>
          <table:table-cell office:value-type="float" office:value="6.4644699985825" calcext:value-type="float">
            <text:p>6,4644699985825</text:p>
          </table:table-cell>
          <table:table-cell office:value-type="float" office:value="6.98976730800262" calcext:value-type="float">
            <text:p>6,98976730800262</text:p>
          </table:table-cell>
        </table:table-row>
        <table:table-row table:style-name="ro1">
          <table:table-cell office:value-type="float" office:value="4.53280097124576" calcext:value-type="float">
            <text:p>4,53280097124576</text:p>
          </table:table-cell>
          <table:table-cell office:value-type="float" office:value="5.16267798926129" calcext:value-type="float">
            <text:p>5,16267798926129</text:p>
          </table:table-cell>
          <table:table-cell office:value-type="float" office:value="5.8823574553229" calcext:value-type="float">
            <text:p>5,8823574553229</text:p>
          </table:table-cell>
          <table:table-cell office:value-type="float" office:value="6.5007603281674" calcext:value-type="float">
            <text:p>6,5007603281674</text:p>
          </table:table-cell>
        </table:table-row>
        <table:table-row table:style-name="ro1">
          <table:table-cell office:value-type="float" office:value="5.34193055899519" calcext:value-type="float">
            <text:p>5,34193055899519</text:p>
          </table:table-cell>
          <table:table-cell office:value-type="float" office:value="5.74050280946286" calcext:value-type="float">
            <text:p>5,74050280946286</text:p>
          </table:table-cell>
          <table:table-cell office:value-type="float" office:value="6.16688102305135" calcext:value-type="float">
            <text:p>6,16688102305135</text:p>
          </table:table-cell>
          <table:table-cell office:value-type="float" office:value="7.52770088819585" calcext:value-type="float">
            <text:p>7,52770088819585</text:p>
          </table:table-cell>
        </table:table-row>
        <table:table-row table:style-name="ro1">
          <table:table-cell office:value-type="float" office:value="4.66137037744184" calcext:value-type="float">
            <text:p>4,66137037744184</text:p>
          </table:table-cell>
          <table:table-cell office:value-type="float" office:value="5.14633289504142" calcext:value-type="float">
            <text:p>5,14633289504142</text:p>
          </table:table-cell>
          <table:table-cell office:value-type="float" office:value="5.50507685810053" calcext:value-type="float">
            <text:p>5,50507685810053</text:p>
          </table:table-cell>
          <table:table-cell office:value-type="float" office:value="7.11023260759893" calcext:value-type="float">
            <text:p>7,11023260759893</text:p>
          </table:table-cell>
        </table:table-row>
        <table:table-row table:style-name="ro1">
          <table:table-cell office:value-type="float" office:value="5.41598563119823" calcext:value-type="float">
            <text:p>5,41598563119823</text:p>
          </table:table-cell>
          <table:table-cell office:value-type="float" office:value="5.86039773432626" calcext:value-type="float">
            <text:p>5,86039773432626</text:p>
          </table:table-cell>
          <table:table-cell office:value-type="float" office:value="5.26348584250877" calcext:value-type="float">
            <text:p>5,26348584250877</text:p>
          </table:table-cell>
          <table:table-cell office:value-type="float" office:value="4.89224213131967" calcext:value-type="float">
            <text:p>4,89224213131967</text:p>
          </table:table-cell>
        </table:table-row>
        <table:table-row table:style-name="ro1">
          <table:table-cell office:value-type="float" office:value="4.59638264129722" calcext:value-type="float">
            <text:p>4,59638264129722</text:p>
          </table:table-cell>
          <table:table-cell office:value-type="float" office:value="4.80445178799988" calcext:value-type="float">
            <text:p>4,80445178799988</text:p>
          </table:table-cell>
          <table:table-cell office:value-type="float" office:value="6.48457891979986" calcext:value-type="float">
            <text:p>6,48457891979986</text:p>
          </table:table-cell>
          <table:table-cell office:value-type="float" office:value="7.06885524946814" calcext:value-type="float">
            <text:p>7,06885524946814</text:p>
          </table:table-cell>
        </table:table-row>
        <table:table-row table:style-name="ro1">
          <table:table-cell office:value-type="float" office:value="5.79773499473684" calcext:value-type="float">
            <text:p>5,79773499473684</text:p>
          </table:table-cell>
          <table:table-cell office:value-type="float" office:value="5.79953410244058" calcext:value-type="float">
            <text:p>5,79953410244058</text:p>
          </table:table-cell>
          <table:table-cell office:value-type="float" office:value="5.78828630563901" calcext:value-type="float">
            <text:p>5,78828630563901</text:p>
          </table:table-cell>
          <table:table-cell office:value-type="float" office:value="7.16713020631877" calcext:value-type="float">
            <text:p>7,16713020631877</text:p>
          </table:table-cell>
        </table:table-row>
        <table:table-row table:style-name="ro1">
          <table:table-cell office:value-type="float" office:value="4.7232866381703" calcext:value-type="float">
            <text:p>4,7232866381703</text:p>
          </table:table-cell>
          <table:table-cell office:value-type="float" office:value="5.09444654037811" calcext:value-type="float">
            <text:p>5,09444654037811</text:p>
          </table:table-cell>
          <table:table-cell office:value-type="float" office:value="14.1321392624135" calcext:value-type="float">
            <text:p>14,1321392624135</text:p>
          </table:table-cell>
          <table:table-cell office:value-type="float" office:value="5.83135438359481" calcext:value-type="float">
            <text:p>5,83135438359481</text:p>
          </table:table-cell>
        </table:table-row>
        <table:table-row table:style-name="ro1">
          <table:table-cell office:value-type="float" office:value="4.59810417714011" calcext:value-type="float">
            <text:p>4,59810417714011</text:p>
          </table:table-cell>
          <table:table-cell office:value-type="float" office:value="6.4309089779178" calcext:value-type="float">
            <text:p>6,4309089779178</text:p>
          </table:table-cell>
          <table:table-cell office:value-type="float" office:value="5.33864262864595" calcext:value-type="float">
            <text:p>5,33864262864595</text:p>
          </table:table-cell>
          <table:table-cell office:value-type="float" office:value="6.63652343532284" calcext:value-type="float">
            <text:p>6,63652343532284</text:p>
          </table:table-cell>
        </table:table-row>
        <table:table-row table:style-name="ro1">
          <table:table-cell office:value-type="float" office:value="5.14778312049701" calcext:value-type="float">
            <text:p>5,14778312049701</text:p>
          </table:table-cell>
          <table:table-cell office:value-type="float" office:value="5.47662628293952" calcext:value-type="float">
            <text:p>5,47662628293952</text:p>
          </table:table-cell>
          <table:table-cell office:value-type="float" office:value="5.97773098244933" calcext:value-type="float">
            <text:p>5,97773098244933</text:p>
          </table:table-cell>
          <table:table-cell office:value-type="float" office:value="6.30214207616204" calcext:value-type="float">
            <text:p>6,30214207616204</text:p>
          </table:table-cell>
        </table:table-row>
        <table:table-row table:style-name="ro1">
          <table:table-cell office:value-type="float" office:value="4.6394626484102" calcext:value-type="float">
            <text:p>4,6394626484102</text:p>
          </table:table-cell>
          <table:table-cell office:value-type="float" office:value="6.80355424654911" calcext:value-type="float">
            <text:p>6,80355424654911</text:p>
          </table:table-cell>
          <table:table-cell office:value-type="float" office:value="6.14142915175208" calcext:value-type="float">
            <text:p>6,14142915175208</text:p>
          </table:table-cell>
          <table:table-cell office:value-type="float" office:value="7.05466960705854" calcext:value-type="float">
            <text:p>7,05466960705854</text:p>
          </table:table-cell>
        </table:table-row>
        <table:table-row table:style-name="ro1">
          <table:table-cell office:value-type="float" office:value="5.15354866886799" calcext:value-type="float">
            <text:p>5,15354866886799</text:p>
          </table:table-cell>
          <table:table-cell office:value-type="float" office:value="5.3029416589067" calcext:value-type="float">
            <text:p>5,3029416589067</text:p>
          </table:table-cell>
          <table:table-cell office:value-type="float" office:value="6.41690333129984" calcext:value-type="float">
            <text:p>6,41690333129984</text:p>
          </table:table-cell>
          <table:table-cell office:value-type="float" office:value="4.45340968780245" calcext:value-type="float">
            <text:p>4,45340968780245</text:p>
          </table:table-cell>
        </table:table-row>
        <table:table-row table:style-name="ro1">
          <table:table-cell office:value-type="float" office:value="4.63361484565662" calcext:value-type="float">
            <text:p>4,63361484565662</text:p>
          </table:table-cell>
          <table:table-cell office:value-type="float" office:value="6.45976782262373" calcext:value-type="float">
            <text:p>6,45976782262373</text:p>
          </table:table-cell>
          <table:table-cell office:value-type="float" office:value="5.47370557457265" calcext:value-type="float">
            <text:p>5,47370557457265</text:p>
          </table:table-cell>
          <table:table-cell office:value-type="float" office:value="4.5414296153521" calcext:value-type="float">
            <text:p>4,5414296153521</text:p>
          </table:table-cell>
        </table:table-row>
        <table:table-row table:style-name="ro1">
          <table:table-cell office:value-type="float" office:value="14.5880179708843" calcext:value-type="float">
            <text:p>14,5880179708843</text:p>
          </table:table-cell>
          <table:table-cell office:value-type="float" office:value="5.30049591052578" calcext:value-type="float">
            <text:p>5,30049591052578</text:p>
          </table:table-cell>
          <table:table-cell office:value-type="float" office:value="5.65880863740033" calcext:value-type="float">
            <text:p>5,65880863740033</text:p>
          </table:table-cell>
          <table:table-cell office:value-type="float" office:value="6.20421376818919" calcext:value-type="float">
            <text:p>6,20421376818919</text:p>
          </table:table-cell>
        </table:table-row>
        <table:table-row table:style-name="ro1">
          <table:table-cell office:value-type="float" office:value="5.42031221172301" calcext:value-type="float">
            <text:p>5,42031221172301</text:p>
          </table:table-cell>
          <table:table-cell office:value-type="float" office:value="6.36753056443078" calcext:value-type="float">
            <text:p>6,36753056443078</text:p>
          </table:table-cell>
          <table:table-cell office:value-type="float" office:value="5.39287704142543" calcext:value-type="float">
            <text:p>5,39287704142543</text:p>
          </table:table-cell>
          <table:table-cell office:value-type="float" office:value="6.77757967825928" calcext:value-type="float">
            <text:p>6,77757967825928</text:p>
          </table:table-cell>
        </table:table-row>
        <table:table-row table:style-name="ro1">
          <table:table-cell office:value-type="float" office:value="4.74418215444665" calcext:value-type="float">
            <text:p>4,74418215444665</text:p>
          </table:table-cell>
          <table:table-cell office:value-type="float" office:value="5.23121515669208" calcext:value-type="float">
            <text:p>5,23121515669208</text:p>
          </table:table-cell>
          <table:table-cell office:value-type="float" office:value="5.4097374916939" calcext:value-type="float">
            <text:p>5,4097374916939</text:p>
          </table:table-cell>
          <table:table-cell office:value-type="float" office:value="6.23838853297055" calcext:value-type="float">
            <text:p>6,23838853297055</text:p>
          </table:table-cell>
        </table:table-row>
        <table:table-row table:style-name="ro1">
          <table:table-cell office:value-type="float" office:value="4.13016480071836" calcext:value-type="float">
            <text:p>4,13016480071836</text:p>
          </table:table-cell>
          <table:table-cell office:value-type="float" office:value="6.52980892807101" calcext:value-type="float">
            <text:p>6,52980892807101</text:p>
          </table:table-cell>
          <table:table-cell office:value-type="float" office:value="5.69883966339864" calcext:value-type="float">
            <text:p>5,69883966339864</text:p>
          </table:table-cell>
          <table:table-cell office:value-type="float" office:value="7.62705334530825" calcext:value-type="float">
            <text:p>7,62705334530825</text:p>
          </table:table-cell>
        </table:table-row>
        <table:table-row table:style-name="ro1">
          <table:table-cell office:value-type="float" office:value="9.54605366205471" calcext:value-type="float">
            <text:p>9,54605366205471</text:p>
          </table:table-cell>
          <table:table-cell office:value-type="float" office:value="5.04725444470397" calcext:value-type="float">
            <text:p>5,04725444470397</text:p>
          </table:table-cell>
          <table:table-cell office:value-type="float" office:value="6.10551769505769" calcext:value-type="float">
            <text:p>6,10551769505769</text:p>
          </table:table-cell>
          <table:table-cell office:value-type="float" office:value="6.71502496243678" calcext:value-type="float">
            <text:p>6,71502496243678</text:p>
          </table:table-cell>
        </table:table-row>
        <table:table-row table:style-name="ro1">
          <table:table-cell office:value-type="float" office:value="3.97264669034005" calcext:value-type="float">
            <text:p>3,97264669034005</text:p>
          </table:table-cell>
          <table:table-cell office:value-type="float" office:value="6.31503967599428" calcext:value-type="float">
            <text:p>6,31503967599428</text:p>
          </table:table-cell>
          <table:table-cell office:value-type="float" office:value="5.79843630951089" calcext:value-type="float">
            <text:p>5,79843630951089</text:p>
          </table:table-cell>
          <table:table-cell office:value-type="float" office:value="7.77378981527253" calcext:value-type="float">
            <text:p>7,77378981527253</text:p>
          </table:table-cell>
        </table:table-row>
        <table:table-row table:style-name="ro1">
          <table:table-cell office:value-type="float" office:value="13.9775849728401" calcext:value-type="float">
            <text:p>13,9775849728401</text:p>
          </table:table-cell>
          <table:table-cell office:value-type="float" office:value="5.10660822143997" calcext:value-type="float">
            <text:p>5,10660822143997</text:p>
          </table:table-cell>
          <table:table-cell office:value-type="float" office:value="5.1582676229437" calcext:value-type="float">
            <text:p>5,1582676229437</text:p>
          </table:table-cell>
          <table:table-cell office:value-type="float" office:value="6.78552660378239" calcext:value-type="float">
            <text:p>6,78552660378239</text:p>
          </table:table-cell>
        </table:table-row>
        <table:table-row table:style-name="ro1">
          <table:table-cell office:value-type="float" office:value="3.70818143170474" calcext:value-type="float">
            <text:p>3,70818143170474</text:p>
          </table:table-cell>
          <table:table-cell office:value-type="float" office:value="6.39722273872617" calcext:value-type="float">
            <text:p>6,39722273872617</text:p>
          </table:table-cell>
          <table:table-cell office:value-type="float" office:value="5.08181059440895" calcext:value-type="float">
            <text:p>5,08181059440895</text:p>
          </table:table-cell>
          <table:table-cell office:value-type="float" office:value="9.74484977803294" calcext:value-type="float">
            <text:p>9,74484977803294</text:p>
          </table:table-cell>
        </table:table-row>
        <table:table-row table:style-name="ro1">
          <table:table-cell office:value-type="float" office:value="7.70540766696302" calcext:value-type="float">
            <text:p>7,70540766696302</text:p>
          </table:table-cell>
          <table:table-cell office:value-type="float" office:value="5.00358501564943" calcext:value-type="float">
            <text:p>5,00358501564943</text:p>
          </table:table-cell>
          <table:table-cell office:value-type="float" office:value="5.3714518649731" calcext:value-type="float">
            <text:p>5,3714518649731</text:p>
          </table:table-cell>
          <table:table-cell office:value-type="float" office:value="4.66668059528886" calcext:value-type="float">
            <text:p>4,66668059528886</text:p>
          </table:table-cell>
        </table:table-row>
        <table:table-row table:style-name="ro1">
          <table:table-cell office:value-type="float" office:value="4.76123977800072" calcext:value-type="float">
            <text:p>4,76123977800072</text:p>
          </table:table-cell>
          <table:table-cell office:value-type="float" office:value="6.20560427021475" calcext:value-type="float">
            <text:p>6,20560427021475</text:p>
          </table:table-cell>
          <table:table-cell office:value-type="float" office:value="6.59353346809354" calcext:value-type="float">
            <text:p>6,59353346809354</text:p>
          </table:table-cell>
          <table:table-cell office:value-type="float" office:value="8.23594209912885" calcext:value-type="float">
            <text:p>8,23594209912885</text:p>
          </table:table-cell>
        </table:table-row>
        <table:table-row table:style-name="ro1">
          <table:table-cell office:value-type="float" office:value="3.91574794695021" calcext:value-type="float">
            <text:p>3,91574794695021</text:p>
          </table:table-cell>
          <table:table-cell office:value-type="float" office:value="5.21546177579018" calcext:value-type="float">
            <text:p>5,21546177579018</text:p>
          </table:table-cell>
          <table:table-cell office:value-type="float" office:value="5.45165269489391" calcext:value-type="float">
            <text:p>5,45165269489391</text:p>
          </table:table-cell>
          <table:table-cell office:value-type="float" office:value="7.45778854994247" calcext:value-type="float">
            <text:p>7,45778854994247</text:p>
          </table:table-cell>
        </table:table-row>
        <table:table-row table:style-name="ro1">
          <table:table-cell office:value-type="float" office:value="3.50077168363553" calcext:value-type="float">
            <text:p>3,50077168363553</text:p>
          </table:table-cell>
          <table:table-cell office:value-type="float" office:value="6.23593450870467" calcext:value-type="float">
            <text:p>6,23593450870467</text:p>
          </table:table-cell>
          <table:table-cell office:value-type="float" office:value="5.92918646456228" calcext:value-type="float">
            <text:p>5,92918646456228</text:p>
          </table:table-cell>
          <table:table-cell office:value-type="float" office:value="7.75363507177027" calcext:value-type="float">
            <text:p>7,75363507177027</text:p>
          </table:table-cell>
        </table:table-row>
        <table:table-row table:style-name="ro1">
          <table:table-cell office:value-type="float" office:value="7.09935350516907" calcext:value-type="float">
            <text:p>7,09935350516907</text:p>
          </table:table-cell>
          <table:table-cell office:value-type="float" office:value="4.90850654734141" calcext:value-type="float">
            <text:p>4,90850654734141</text:p>
          </table:table-cell>
          <table:table-cell office:value-type="float" office:value="5.33400104084253" calcext:value-type="float">
            <text:p>5,33400104084253</text:p>
          </table:table-cell>
          <table:table-cell office:value-type="float" office:value="8.42323552487984" calcext:value-type="float">
            <text:p>8,42323552487984</text:p>
          </table:table-cell>
        </table:table-row>
        <table:table-row table:style-name="ro1">
          <table:table-cell office:value-type="float" office:value="3.60009917296787" calcext:value-type="float">
            <text:p>3,60009917296787</text:p>
          </table:table-cell>
          <table:table-cell office:value-type="float" office:value="6.10515600354621" calcext:value-type="float">
            <text:p>6,10515600354621</text:p>
          </table:table-cell>
          <table:table-cell office:value-type="float" office:value="5.60688541082012" calcext:value-type="float">
            <text:p>5,60688541082012</text:p>
          </table:table-cell>
          <table:table-cell office:value-type="float" office:value="8.37322660969233" calcext:value-type="float">
            <text:p>8,37322660969233</text:p>
          </table:table-cell>
        </table:table-row>
        <table:table-row table:style-name="ro1">
          <table:table-cell office:value-type="float" office:value="9.00543334546866" calcext:value-type="float">
            <text:p>9,00543334546866</text:p>
          </table:table-cell>
          <table:table-cell office:value-type="float" office:value="4.91498383579537" calcext:value-type="float">
            <text:p>4,91498383579537</text:p>
          </table:table-cell>
          <table:table-cell office:value-type="float" office:value="5.7949060126236" calcext:value-type="float">
            <text:p>5,7949060126236</text:p>
          </table:table-cell>
          <table:table-cell office:value-type="float" office:value="7.43104266319464" calcext:value-type="float">
            <text:p>7,43104266319464</text:p>
          </table:table-cell>
        </table:table-row>
        <table:table-row table:style-name="ro1">
          <table:table-cell office:value-type="float" office:value="3.40245931015434" calcext:value-type="float">
            <text:p>3,40245931015434</text:p>
          </table:table-cell>
          <table:table-cell office:value-type="float" office:value="6.37549699806829" calcext:value-type="float">
            <text:p>6,37549699806829</text:p>
          </table:table-cell>
          <table:table-cell office:value-type="float" office:value="5.88546074321263" calcext:value-type="float">
            <text:p>5,88546074321263</text:p>
          </table:table-cell>
          <table:table-cell office:value-type="float" office:value="7.53957650100046" calcext:value-type="float">
            <text:p>7,53957650100046</text:p>
          </table:table-cell>
        </table:table-row>
        <table:table-row table:style-name="ro1">
          <table:table-cell office:value-type="float" office:value="4.60507741338739" calcext:value-type="float">
            <text:p>4,60507741338739</text:p>
          </table:table-cell>
          <table:table-cell office:value-type="float" office:value="4.96720253610561" calcext:value-type="float">
            <text:p>4,96720253610561</text:p>
          </table:table-cell>
          <table:table-cell office:value-type="float" office:value="5.41730409113058" calcext:value-type="float">
            <text:p>5,41730409113058</text:p>
          </table:table-cell>
          <table:table-cell office:value-type="float" office:value="6.35084816931723" calcext:value-type="float">
            <text:p>6,35084816931723</text:p>
          </table:table-cell>
        </table:table-row>
        <table:table-row table:style-name="ro1">
          <table:table-cell office:value-type="float" office:value="3.39742147114472" calcext:value-type="float">
            <text:p>3,39742147114472</text:p>
          </table:table-cell>
          <table:table-cell office:value-type="float" office:value="6.12706221676606" calcext:value-type="float">
            <text:p>6,12706221676606</text:p>
          </table:table-cell>
          <table:table-cell office:value-type="float" office:value="6.70503619258013" calcext:value-type="float">
            <text:p>6,70503619258013</text:p>
          </table:table-cell>
          <table:table-cell office:value-type="float" office:value="8.7427052048148" calcext:value-type="float">
            <text:p>8,7427052048148</text:p>
          </table:table-cell>
        </table:table-row>
        <table:table-row table:style-name="ro1">
          <table:table-cell office:value-type="float" office:value="4.65298817200555" calcext:value-type="float">
            <text:p>4,65298817200555</text:p>
          </table:table-cell>
          <table:table-cell office:value-type="float" office:value="4.05762969943262" calcext:value-type="float">
            <text:p>4,05762969943262</text:p>
          </table:table-cell>
          <table:table-cell office:value-type="float" office:value="5.38152180465795" calcext:value-type="float">
            <text:p>5,38152180465795</text:p>
          </table:table-cell>
          <table:table-cell office:value-type="float" office:value="5.1610163387064" calcext:value-type="float">
            <text:p>5,1610163387064</text:p>
          </table:table-cell>
        </table:table-row>
        <table:table-row table:style-name="ro1">
          <table:table-cell office:value-type="float" office:value="3.79424661146605" calcext:value-type="float">
            <text:p>3,79424661146605</text:p>
          </table:table-cell>
          <table:table-cell office:value-type="float" office:value="6.25561587984898" calcext:value-type="float">
            <text:p>6,25561587984898</text:p>
          </table:table-cell>
          <table:table-cell office:value-type="float" office:value="5.5149332932866" calcext:value-type="float">
            <text:p>5,5149332932866</text:p>
          </table:table-cell>
          <table:table-cell office:value-type="float" office:value="7.55093599214261" calcext:value-type="float">
            <text:p>7,55093599214261</text:p>
          </table:table-cell>
        </table:table-row>
        <table:table-row table:style-name="ro1">
          <table:table-cell office:value-type="float" office:value="4.4776179575071" calcext:value-type="float">
            <text:p>4,4776179575071</text:p>
          </table:table-cell>
          <table:table-cell office:value-type="float" office:value="6.02918987540839" calcext:value-type="float">
            <text:p>6,02918987540839</text:p>
          </table:table-cell>
          <table:table-cell office:value-type="float" office:value="5.48726524529001" calcext:value-type="float">
            <text:p>5,48726524529001</text:p>
          </table:table-cell>
          <table:table-cell office:value-type="float" office:value="7.59187522460843" calcext:value-type="float">
            <text:p>7,59187522460843</text:p>
          </table:table-cell>
        </table:table-row>
        <table:table-row table:style-name="ro1">
          <table:table-cell office:value-type="float" office:value="3.15389721062085" calcext:value-type="float">
            <text:p>3,15389721062085</text:p>
          </table:table-cell>
          <table:table-cell office:value-type="float" office:value="4.82458483364357" calcext:value-type="float">
            <text:p>4,82458483364357</text:p>
          </table:table-cell>
          <table:table-cell office:value-type="float" office:value="6.9755143668565" calcext:value-type="float">
            <text:p>6,9755143668565</text:p>
          </table:table-cell>
          <table:table-cell office:value-type="float" office:value="6.17428160050643" calcext:value-type="float">
            <text:p>6,17428160050643</text:p>
          </table:table-cell>
        </table:table-row>
        <table:table-row table:style-name="ro1">
          <table:table-cell office:value-type="float" office:value="4.23918475941689" calcext:value-type="float">
            <text:p>4,23918475941689</text:p>
          </table:table-cell>
          <table:table-cell office:value-type="float" office:value="6.28442935986719" calcext:value-type="float">
            <text:p>6,28442935986719</text:p>
          </table:table-cell>
          <table:table-cell office:value-type="float" office:value="5.13991797879626" calcext:value-type="float">
            <text:p>5,13991797879626</text:p>
          </table:table-cell>
          <table:table-cell office:value-type="float" office:value="7.64523796768846" calcext:value-type="float">
            <text:p>7,64523796768846</text:p>
          </table:table-cell>
        </table:table-row>
        <table:table-row table:style-name="ro1">
          <table:table-cell office:value-type="float" office:value="4.4562414950172" calcext:value-type="float">
            <text:p>4,4562414950172</text:p>
          </table:table-cell>
          <table:table-cell office:value-type="float" office:value="4.56949919464744" calcext:value-type="float">
            <text:p>4,56949919464744</text:p>
          </table:table-cell>
          <table:table-cell office:value-type="float" office:value="5.0082187962478" calcext:value-type="float">
            <text:p>5,0082187962478</text:p>
          </table:table-cell>
          <table:table-cell office:value-type="float" office:value="7.43352409141142" calcext:value-type="float">
            <text:p>7,43352409141142</text:p>
          </table:table-cell>
        </table:table-row>
        <table:table-row table:style-name="ro1">
          <table:table-cell office:value-type="float" office:value="3.22247607633994" calcext:value-type="float">
            <text:p>3,22247607633994</text:p>
          </table:table-cell>
          <table:table-cell office:value-type="float" office:value="5.99018511967713" calcext:value-type="float">
            <text:p>5,99018511967713</text:p>
          </table:table-cell>
          <table:table-cell office:value-type="float" office:value="6.6784068439701" calcext:value-type="float">
            <text:p>6,6784068439701</text:p>
          </table:table-cell>
          <table:table-cell office:value-type="float" office:value="7.96114775623133" calcext:value-type="float">
            <text:p>7,96114775623133</text:p>
          </table:table-cell>
        </table:table-row>
        <table:table-row table:style-name="ro1">
          <table:table-cell office:value-type="float" office:value="4.89375158836991" calcext:value-type="float">
            <text:p>4,89375158836991</text:p>
          </table:table-cell>
          <table:table-cell office:value-type="float" office:value="4.70183390583214" calcext:value-type="float">
            <text:p>4,70183390583214</text:p>
          </table:table-cell>
          <table:table-cell office:value-type="float" office:value="5.89839377822608" calcext:value-type="float">
            <text:p>5,89839377822608</text:p>
          </table:table-cell>
          <table:table-cell office:value-type="float" office:value="8.25659659476324" calcext:value-type="float">
            <text:p>8,25659659476324</text:p>
          </table:table-cell>
        </table:table-row>
        <table:table-row table:style-name="ro1">
          <table:table-cell office:value-type="float" office:value="5.17989426376557" calcext:value-type="float">
            <text:p>5,17989426376557</text:p>
          </table:table-cell>
          <table:table-cell office:value-type="float" office:value="5.88972403255337" calcext:value-type="float">
            <text:p>5,88972403255337</text:p>
          </table:table-cell>
          <table:table-cell office:value-type="float" office:value="5.17313287367108" calcext:value-type="float">
            <text:p>5,17313287367108</text:p>
          </table:table-cell>
          <table:table-cell office:value-type="float" office:value="5.58203969612767" calcext:value-type="float">
            <text:p>5,58203969612767</text:p>
          </table:table-cell>
        </table:table-row>
        <table:table-row table:style-name="ro1">
          <table:table-cell office:value-type="float" office:value="5.30704986227955" calcext:value-type="float">
            <text:p>5,30704986227955</text:p>
          </table:table-cell>
          <table:table-cell office:value-type="float" office:value="4.77312352638033" calcext:value-type="float">
            <text:p>4,77312352638033</text:p>
          </table:table-cell>
          <table:table-cell office:value-type="float" office:value="6.70708263320091" calcext:value-type="float">
            <text:p>6,70708263320091</text:p>
          </table:table-cell>
          <table:table-cell office:value-type="float" office:value="7.52377220091434" calcext:value-type="float">
            <text:p>7,52377220091434</text:p>
          </table:table-cell>
        </table:table-row>
        <table:table-row table:style-name="ro1">
          <table:table-cell office:value-type="float" office:value="4.21706703978496" calcext:value-type="float">
            <text:p>4,21706703978496</text:p>
          </table:table-cell>
          <table:table-cell office:value-type="float" office:value="5.79873923421678" calcext:value-type="float">
            <text:p>5,79873923421678</text:p>
          </table:table-cell>
          <table:table-cell office:value-type="float" office:value="5.61296922151279" calcext:value-type="float">
            <text:p>5,61296922151279</text:p>
          </table:table-cell>
          <table:table-cell office:value-type="float" office:value="6.45035469259754" calcext:value-type="float">
            <text:p>6,45035469259754</text:p>
          </table:table-cell>
        </table:table-row>
        <table:table-row table:style-name="ro1">
          <table:table-cell office:value-type="float" office:value="3.76784876084305" calcext:value-type="float">
            <text:p>3,76784876084305</text:p>
          </table:table-cell>
          <table:table-cell office:value-type="float" office:value="4.72278844679894" calcext:value-type="float">
            <text:p>4,72278844679894</text:p>
          </table:table-cell>
          <table:table-cell office:value-type="float" office:value="6.40453821825314" calcext:value-type="float">
            <text:p>6,40453821825314</text:p>
          </table:table-cell>
          <table:table-cell office:value-type="float" office:value="7.66772777654799" calcext:value-type="float">
            <text:p>7,66772777654799</text:p>
          </table:table-cell>
        </table:table-row>
        <table:table-row table:style-name="ro1">
          <table:table-cell office:value-type="float" office:value="4.61810941068714" calcext:value-type="float">
            <text:p>4,61810941068714</text:p>
          </table:table-cell>
          <table:table-cell office:value-type="float" office:value="5.9264309682332" calcext:value-type="float">
            <text:p>5,9264309682332</text:p>
          </table:table-cell>
          <table:table-cell office:value-type="float" office:value="6.33385008127537" calcext:value-type="float">
            <text:p>6,33385008127537</text:p>
          </table:table-cell>
          <table:table-cell office:value-type="float" office:value="8.06300571439924" calcext:value-type="float">
            <text:p>8,06300571439924</text:p>
          </table:table-cell>
        </table:table-row>
        <table:table-row table:style-name="ro1">
          <table:table-cell office:value-type="float" office:value="8.13229146178238" calcext:value-type="float">
            <text:p>8,13229146178238</text:p>
          </table:table-cell>
          <table:table-cell office:value-type="float" office:value="4.71696105680587" calcext:value-type="float">
            <text:p>4,71696105680587</text:p>
          </table:table-cell>
          <table:table-cell office:value-type="float" office:value="6.76121349629848" calcext:value-type="float">
            <text:p>6,76121349629848</text:p>
          </table:table-cell>
          <table:table-cell office:value-type="float" office:value="7.86664356884011" calcext:value-type="float">
            <text:p>7,86664356884011</text:p>
          </table:table-cell>
        </table:table-row>
        <table:table-row table:style-name="ro1">
          <table:table-cell office:value-type="float" office:value="4.44834120349309" calcext:value-type="float">
            <text:p>4,44834120349309</text:p>
          </table:table-cell>
          <table:table-cell office:value-type="float" office:value="5.64543716161006" calcext:value-type="float">
            <text:p>5,64543716161006</text:p>
          </table:table-cell>
          <table:table-cell office:value-type="float" office:value="6.56761935955441" calcext:value-type="float">
            <text:p>6,56761935955441</text:p>
          </table:table-cell>
          <table:table-cell office:value-type="float" office:value="6.25005326770785" calcext:value-type="float">
            <text:p>6,25005326770785</text:p>
          </table:table-cell>
        </table:table-row>
        <table:table-row table:style-name="ro1">
          <table:table-cell office:value-type="float" office:value="4.42835048542534" calcext:value-type="float">
            <text:p>4,42835048542534</text:p>
          </table:table-cell>
          <table:table-cell office:value-type="float" office:value="5.22058995787919" calcext:value-type="float">
            <text:p>5,22058995787919</text:p>
          </table:table-cell>
          <table:table-cell office:value-type="float" office:value="6.0501666537496" calcext:value-type="float">
            <text:p>6,0501666537496</text:p>
          </table:table-cell>
          <table:table-cell office:value-type="float" office:value="5.43830751643749" calcext:value-type="float">
            <text:p>5,43830751643749</text:p>
          </table:table-cell>
        </table:table-row>
        <table:table-row table:style-name="ro1">
          <table:table-cell office:value-type="float" office:value="4.50789531189299" calcext:value-type="float">
            <text:p>4,50789531189299</text:p>
          </table:table-cell>
          <table:table-cell office:value-type="float" office:value="5.51411822495452" calcext:value-type="float">
            <text:p>5,51411822495452</text:p>
          </table:table-cell>
          <table:table-cell office:value-type="float" office:value="6.70099882250825" calcext:value-type="float">
            <text:p>6,70099882250825</text:p>
          </table:table-cell>
          <table:table-cell office:value-type="float" office:value="7.42963103193124" calcext:value-type="float">
            <text:p>7,42963103193124</text:p>
          </table:table-cell>
        </table:table-row>
        <table:table-row table:style-name="ro1">
          <table:table-cell office:value-type="float" office:value="4.83153340567237" calcext:value-type="float">
            <text:p>4,83153340567237</text:p>
          </table:table-cell>
          <table:table-cell office:value-type="float" office:value="4.73018289089575" calcext:value-type="float">
            <text:p>4,73018289089575</text:p>
          </table:table-cell>
          <table:table-cell office:value-type="float" office:value="6.60110220257521" calcext:value-type="float">
            <text:p>6,60110220257521</text:p>
          </table:table-cell>
          <table:table-cell office:value-type="float" office:value="6.89878160672086" calcext:value-type="float">
            <text:p>6,89878160672086</text:p>
          </table:table-cell>
        </table:table-row>
        <table:table-row table:style-name="ro1">
          <table:table-cell office:value-type="float" office:value="4.78378522042217" calcext:value-type="float">
            <text:p>4,78378522042217</text:p>
          </table:table-cell>
          <table:table-cell office:value-type="float" office:value="5.78881324330795" calcext:value-type="float">
            <text:p>5,78881324330795</text:p>
          </table:table-cell>
          <table:table-cell office:value-type="float" office:value="7.02608610995945" calcext:value-type="float">
            <text:p>7,02608610995945</text:p>
          </table:table-cell>
          <table:table-cell office:value-type="float" office:value="6.1651117747756" calcext:value-type="float">
            <text:p>6,1651117747756</text:p>
          </table:table-cell>
        </table:table-row>
        <table:table-row table:style-name="ro1">
          <table:table-cell office:value-type="float" office:value="5.08905252362173" calcext:value-type="float">
            <text:p>5,08905252362173</text:p>
          </table:table-cell>
          <table:table-cell office:value-type="float" office:value="5.9164398888594" calcext:value-type="float">
            <text:p>5,9164398888594</text:p>
          </table:table-cell>
          <table:table-cell office:value-type="float" office:value="6.38445598509812" calcext:value-type="float">
            <text:p>6,38445598509812</text:p>
          </table:table-cell>
          <table:table-cell office:value-type="float" office:value="6.37582614678838" calcext:value-type="float">
            <text:p>6,37582614678838</text:p>
          </table:table-cell>
        </table:table-row>
        <table:table-row table:style-name="ro1">
          <table:table-cell office:value-type="float" office:value="5.34727902926146" calcext:value-type="float">
            <text:p>5,34727902926146</text:p>
          </table:table-cell>
          <table:table-cell office:value-type="float" office:value="4.56252881176183" calcext:value-type="float">
            <text:p>4,56252881176183</text:p>
          </table:table-cell>
          <table:table-cell office:value-type="float" office:value="5.74123738676589" calcext:value-type="float">
            <text:p>5,74123738676589</text:p>
          </table:table-cell>
          <table:table-cell office:value-type="float" office:value="16.5823891200991" calcext:value-type="float">
            <text:p>16,5823891200991</text:p>
          </table:table-cell>
        </table:table-row>
        <table:table-row table:style-name="ro1">
          <table:table-cell office:value-type="float" office:value="4.84483248779092" calcext:value-type="float">
            <text:p>4,84483248779092</text:p>
          </table:table-cell>
          <table:table-cell office:value-type="float" office:value="5.92339054796774" calcext:value-type="float">
            <text:p>5,92339054796774</text:p>
          </table:table-cell>
          <table:table-cell office:value-type="float" office:value="6.10910030054718" calcext:value-type="float">
            <text:p>6,10910030054718</text:p>
          </table:table-cell>
          <table:table-cell office:value-type="float" office:value="8.83451708592194" calcext:value-type="float">
            <text:p>8,83451708592194</text:p>
          </table:table-cell>
        </table:table-row>
        <table:table-row table:style-name="ro1">
          <table:table-cell office:value-type="float" office:value="5.17873883161469" calcext:value-type="float">
            <text:p>5,17873883161469</text:p>
          </table:table-cell>
          <table:table-cell office:value-type="float" office:value="4.70966720397311" calcext:value-type="float">
            <text:p>4,70966720397311</text:p>
          </table:table-cell>
          <table:table-cell office:value-type="float" office:value="5.83570245225002" calcext:value-type="float">
            <text:p>5,83570245225002</text:p>
          </table:table-cell>
          <table:table-cell office:value-type="float" office:value="8.04262372329933" calcext:value-type="float">
            <text:p>8,04262372329933</text:p>
          </table:table-cell>
        </table:table-row>
        <table:table-row table:style-name="ro1">
          <table:table-cell office:value-type="float" office:value="5.22509062775793" calcext:value-type="float">
            <text:p>5,22509062775793</text:p>
          </table:table-cell>
          <table:table-cell office:value-type="float" office:value="5.38942154651586" calcext:value-type="float">
            <text:p>5,38942154651586</text:p>
          </table:table-cell>
          <table:table-cell office:value-type="float" office:value="7.2573926138451" calcext:value-type="float">
            <text:p>7,2573926138451</text:p>
          </table:table-cell>
          <table:table-cell office:value-type="float" office:value="7.33546771593649" calcext:value-type="float">
            <text:p>7,33546771593649</text:p>
          </table:table-cell>
        </table:table-row>
        <table:table-row table:style-name="ro1">
          <table:table-cell office:value-type="float" office:value="5.12506252462555" calcext:value-type="float">
            <text:p>5,12506252462555</text:p>
          </table:table-cell>
          <table:table-cell office:value-type="float" office:value="4.66811315003029" calcext:value-type="float">
            <text:p>4,66811315003029</text:p>
          </table:table-cell>
          <table:table-cell office:value-type="float" office:value="6.76120282107355" calcext:value-type="float">
            <text:p>6,76120282107355</text:p>
          </table:table-cell>
          <table:table-cell office:value-type="float" office:value="6.07201632990713" calcext:value-type="float">
            <text:p>6,07201632990713</text:p>
          </table:table-cell>
        </table:table-row>
        <table:table-row table:style-name="ro1">
          <table:table-cell office:value-type="float" office:value="5.54524984500263" calcext:value-type="float">
            <text:p>5,54524984500263</text:p>
          </table:table-cell>
          <table:table-cell office:value-type="float" office:value="5.5108914149939" calcext:value-type="float">
            <text:p>5,5108914149939</text:p>
          </table:table-cell>
          <table:table-cell office:value-type="float" office:value="6.08800285350047" calcext:value-type="float">
            <text:p>6,08800285350047</text:p>
          </table:table-cell>
          <table:table-cell office:value-type="float" office:value="7.84290678693412" calcext:value-type="float">
            <text:p>7,84290678693412</text:p>
          </table:table-cell>
        </table:table-row>
        <table:table-row table:style-name="ro1">
          <table:table-cell office:value-type="float" office:value="5.28843230855192" calcext:value-type="float">
            <text:p>5,28843230855192</text:p>
          </table:table-cell>
          <table:table-cell office:value-type="float" office:value="4.84930760225693" calcext:value-type="float">
            <text:p>4,84930760225693</text:p>
          </table:table-cell>
          <table:table-cell office:value-type="float" office:value="6.18518796629903" calcext:value-type="float">
            <text:p>6,18518796629903</text:p>
          </table:table-cell>
          <table:table-cell office:value-type="float" office:value="9.24360224115788" calcext:value-type="float">
            <text:p>9,24360224115788</text:p>
          </table:table-cell>
        </table:table-row>
        <table:table-row table:style-name="ro1">
          <table:table-cell office:value-type="float" office:value="4.92846777632036" calcext:value-type="float">
            <text:p>4,92846777632036</text:p>
          </table:table-cell>
          <table:table-cell office:value-type="float" office:value="5.92461638072478" calcext:value-type="float">
            <text:p>5,92461638072478</text:p>
          </table:table-cell>
          <table:table-cell office:value-type="float" office:value="6.50854052969767" calcext:value-type="float">
            <text:p>6,50854052969767</text:p>
          </table:table-cell>
          <table:table-cell office:value-type="float" office:value="8.09149736341211" calcext:value-type="float">
            <text:p>8,09149736341211</text:p>
          </table:table-cell>
        </table:table-row>
        <table:table-row table:style-name="ro1">
          <table:table-cell office:value-type="float" office:value="4.69078260926249" calcext:value-type="float">
            <text:p>4,69078260926249</text:p>
          </table:table-cell>
          <table:table-cell office:value-type="float" office:value="4.78146569797474" calcext:value-type="float">
            <text:p>4,78146569797474</text:p>
          </table:table-cell>
          <table:table-cell office:value-type="float" office:value="6.08370927803005" calcext:value-type="float">
            <text:p>6,08370927803005</text:p>
          </table:table-cell>
          <table:table-cell office:value-type="float" office:value="5.39332597289133" calcext:value-type="float">
            <text:p>5,39332597289133</text:p>
          </table:table-cell>
        </table:table-row>
        <table:table-row table:style-name="ro1">
          <table:table-cell office:value-type="float" office:value="5.54850034466327" calcext:value-type="float">
            <text:p>5,54850034466327</text:p>
          </table:table-cell>
          <table:table-cell office:value-type="float" office:value="4.84286778897977" calcext:value-type="float">
            <text:p>4,84286778897977</text:p>
          </table:table-cell>
          <table:table-cell office:value-type="float" office:value="5.8930636384141" calcext:value-type="float">
            <text:p>5,8930636384141</text:p>
          </table:table-cell>
          <table:table-cell office:value-type="float" office:value="8.22091872193128" calcext:value-type="float">
            <text:p>8,22091872193128</text:p>
          </table:table-cell>
        </table:table-row>
        <table:table-row table:style-name="ro1">
          <table:table-cell office:value-type="float" office:value="4.630889806346" calcext:value-type="float">
            <text:p>4,630889806346</text:p>
          </table:table-cell>
          <table:table-cell office:value-type="float" office:value="4.77661167638972" calcext:value-type="float">
            <text:p>4,77661167638972</text:p>
          </table:table-cell>
          <table:table-cell office:value-type="float" office:value="5.79570451944903" calcext:value-type="float">
            <text:p>5,79570451944903</text:p>
          </table:table-cell>
          <table:table-cell office:value-type="float" office:value="7.96461809666333" calcext:value-type="float">
            <text:p>7,96461809666333</text:p>
          </table:table-cell>
        </table:table-row>
        <table:table-row table:style-name="ro1">
          <table:table-cell office:value-type="float" office:value="5.39935379503644" calcext:value-type="float">
            <text:p>5,39935379503644</text:p>
          </table:table-cell>
          <table:table-cell office:value-type="float" office:value="6.11797843114647" calcext:value-type="float">
            <text:p>6,11797843114647</text:p>
          </table:table-cell>
          <table:table-cell office:value-type="float" office:value="5.44981335363694" calcext:value-type="float">
            <text:p>5,44981335363694</text:p>
          </table:table-cell>
          <table:table-cell office:value-type="float" office:value="7.83516881365123" calcext:value-type="float">
            <text:p>7,83516881365123</text:p>
          </table:table-cell>
        </table:table-row>
        <table:table-row table:style-name="ro1">
          <table:table-cell office:value-type="float" office:value="4.86146142085686" calcext:value-type="float">
            <text:p>4,86146142085686</text:p>
          </table:table-cell>
          <table:table-cell office:value-type="float" office:value="4.91065545287448" calcext:value-type="float">
            <text:p>4,91065545287448</text:p>
          </table:table-cell>
          <table:table-cell office:value-type="float" office:value="5.64299649422087" calcext:value-type="float">
            <text:p>5,64299649422087</text:p>
          </table:table-cell>
          <table:table-cell office:value-type="float" office:value="8.4602585879403" calcext:value-type="float">
            <text:p>8,4602585879403</text:p>
          </table:table-cell>
        </table:table-row>
        <table:table-row table:style-name="ro1">
          <table:table-cell office:value-type="float" office:value="5.67500952049987" calcext:value-type="float">
            <text:p>5,67500952049987</text:p>
          </table:table-cell>
          <table:table-cell office:value-type="float" office:value="6.12710758145377" calcext:value-type="float">
            <text:p>6,12710758145377</text:p>
          </table:table-cell>
          <table:table-cell office:value-type="float" office:value="6.41279230217588" calcext:value-type="float">
            <text:p>6,41279230217588</text:p>
          </table:table-cell>
          <table:table-cell office:value-type="float" office:value="7.54950510260821" calcext:value-type="float">
            <text:p>7,54950510260821</text:p>
          </table:table-cell>
        </table:table-row>
        <table:table-row table:style-name="ro1">
          <table:table-cell office:value-type="float" office:value="4.8567603409666" calcext:value-type="float">
            <text:p>4,8567603409666</text:p>
          </table:table-cell>
          <table:table-cell office:value-type="float" office:value="5.02733836061019" calcext:value-type="float">
            <text:p>5,02733836061019</text:p>
          </table:table-cell>
          <table:table-cell office:value-type="float" office:value="5.78949047101211" calcext:value-type="float">
            <text:p>5,78949047101211</text:p>
          </table:table-cell>
          <table:table-cell office:value-type="float" office:value="7.46987215207375" calcext:value-type="float">
            <text:p>7,46987215207375</text:p>
          </table:table-cell>
        </table:table-row>
        <table:table-row table:style-name="ro1">
          <table:table-cell office:value-type="float" office:value="5.3024523261415" calcext:value-type="float">
            <text:p>5,3024523261415</text:p>
          </table:table-cell>
          <table:table-cell office:value-type="float" office:value="5.98534589092506" calcext:value-type="float">
            <text:p>5,98534589092506</text:p>
          </table:table-cell>
          <table:table-cell office:value-type="float" office:value="5.97193540283002" calcext:value-type="float">
            <text:p>5,97193540283002</text:p>
          </table:table-cell>
          <table:table-cell office:value-type="float" office:value="7.48450940093801" calcext:value-type="float">
            <text:p>7,48450940093801</text:p>
          </table:table-cell>
        </table:table-row>
        <table:table-row table:style-name="ro1">
          <table:table-cell office:value-type="float" office:value="4.76222295979745" calcext:value-type="float">
            <text:p>4,76222295979745</text:p>
          </table:table-cell>
          <table:table-cell office:value-type="float" office:value="4.77397362118047" calcext:value-type="float">
            <text:p>4,77397362118047</text:p>
          </table:table-cell>
          <table:table-cell office:value-type="float" office:value="5.47286116427998" calcext:value-type="float">
            <text:p>5,47286116427998</text:p>
          </table:table-cell>
          <table:table-cell office:value-type="float" office:value="6.18865789979881" calcext:value-type="float">
            <text:p>6,18865789979881</text:p>
          </table:table-cell>
        </table:table-row>
        <table:table-row table:style-name="ro1">
          <table:table-cell office:value-type="float" office:value="5.37045154038791" calcext:value-type="float">
            <text:p>5,37045154038791</text:p>
          </table:table-cell>
          <table:table-cell office:value-type="float" office:value="5.80886246289827" calcext:value-type="float">
            <text:p>5,80886246289827</text:p>
          </table:table-cell>
          <table:table-cell office:value-type="float" office:value="6.59897036015491" calcext:value-type="float">
            <text:p>6,59897036015491</text:p>
          </table:table-cell>
          <table:table-cell office:value-type="float" office:value="5.90527918260849" calcext:value-type="float">
            <text:p>5,90527918260849</text:p>
          </table:table-cell>
        </table:table-row>
        <table:table-row table:style-name="ro1">
          <table:table-cell office:value-type="float" office:value="4.8359703038397" calcext:value-type="float">
            <text:p>4,8359703038397</text:p>
          </table:table-cell>
          <table:table-cell office:value-type="float" office:value="5.87463534294531" calcext:value-type="float">
            <text:p>5,87463534294531</text:p>
          </table:table-cell>
          <table:table-cell office:value-type="float" office:value="6.45365065810694" calcext:value-type="float">
            <text:p>6,45365065810694</text:p>
          </table:table-cell>
          <table:table-cell office:value-type="float" office:value="7.21917664657679" calcext:value-type="float">
            <text:p>7,21917664657679</text:p>
          </table:table-cell>
        </table:table-row>
        <table:table-row table:style-name="ro1">
          <table:table-cell office:value-type="float" office:value="5.34361822538643" calcext:value-type="float">
            <text:p>5,34361822538643</text:p>
          </table:table-cell>
          <table:table-cell office:value-type="float" office:value="4.89627583305911" calcext:value-type="float">
            <text:p>4,89627583305911</text:p>
          </table:table-cell>
          <table:table-cell office:value-type="float" office:value="6.3302290449761" calcext:value-type="float">
            <text:p>6,3302290449761</text:p>
          </table:table-cell>
          <table:table-cell office:value-type="float" office:value="8.34393574243347" calcext:value-type="float">
            <text:p>8,34393574243347</text:p>
          </table:table-cell>
        </table:table-row>
        <table:table-row table:style-name="ro1">
          <table:table-cell office:value-type="float" office:value="4.42747665357254" calcext:value-type="float">
            <text:p>4,42747665357254</text:p>
          </table:table-cell>
          <table:table-cell office:value-type="float" office:value="12.7663627633818" calcext:value-type="float">
            <text:p>12,7663627633818</text:p>
          </table:table-cell>
          <table:table-cell office:value-type="float" office:value="6.46797253988494" calcext:value-type="float">
            <text:p>6,46797253988494</text:p>
          </table:table-cell>
          <table:table-cell office:value-type="float" office:value="12.390523121841" calcext:value-type="float">
            <text:p>12,390523121841</text:p>
          </table:table-cell>
        </table:table-row>
        <table:table-row table:style-name="ro1">
          <table:table-cell office:value-type="float" office:value="5.23890162244584" calcext:value-type="float">
            <text:p>5,23890162244584</text:p>
          </table:table-cell>
          <table:table-cell office:value-type="float" office:value="5.24359478549273" calcext:value-type="float">
            <text:p>5,24359478549273</text:p>
          </table:table-cell>
          <table:table-cell office:value-type="float" office:value="5.8716854329515" calcext:value-type="float">
            <text:p>5,8716854329515</text:p>
          </table:table-cell>
          <table:table-cell office:value-type="float" office:value="7.78278150199673" calcext:value-type="float">
            <text:p>7,78278150199673</text:p>
          </table:table-cell>
        </table:table-row>
        <table:table-row table:style-name="ro1">
          <table:table-cell office:value-type="float" office:value="5.25702274678201" calcext:value-type="float">
            <text:p>5,25702274678201</text:p>
          </table:table-cell>
          <table:table-cell office:value-type="float" office:value="4.63907186038467" calcext:value-type="float">
            <text:p>4,63907186038467</text:p>
          </table:table-cell>
          <table:table-cell office:value-type="float" office:value="6.25072637476629" calcext:value-type="float">
            <text:p>6,25072637476629</text:p>
          </table:table-cell>
          <table:table-cell office:value-type="float" office:value="6.56353843993336" calcext:value-type="float">
            <text:p>6,56353843993336</text:p>
          </table:table-cell>
        </table:table-row>
        <table:table-row table:style-name="ro1">
          <table:table-cell office:value-type="float" office:value="4.81736920098859" calcext:value-type="float">
            <text:p>4,81736920098859</text:p>
          </table:table-cell>
          <table:table-cell office:value-type="float" office:value="4.67468018167082" calcext:value-type="float">
            <text:p>4,67468018167082</text:p>
          </table:table-cell>
          <table:table-cell office:value-type="float" office:value="9.85252271612661" calcext:value-type="float">
            <text:p>9,85252271612661</text:p>
          </table:table-cell>
          <table:table-cell office:value-type="float" office:value="4.90107878896241" calcext:value-type="float">
            <text:p>4,90107878896241</text:p>
          </table:table-cell>
        </table:table-row>
        <table:table-row table:style-name="ro1">
          <table:table-cell office:value-type="float" office:value="4.99618442257007" calcext:value-type="float">
            <text:p>4,99618442257007</text:p>
          </table:table-cell>
          <table:table-cell office:value-type="float" office:value="4.90125510062977" calcext:value-type="float">
            <text:p>4,90125510062977</text:p>
          </table:table-cell>
          <table:table-cell office:value-type="float" office:value="5.80791377421163" calcext:value-type="float">
            <text:p>5,80791377421163</text:p>
          </table:table-cell>
          <table:table-cell office:value-type="float" office:value="5.34047549981957" calcext:value-type="float">
            <text:p>5,34047549981957</text:p>
          </table:table-cell>
        </table:table-row>
        <table:table-row table:style-name="ro1">
          <table:table-cell office:value-type="float" office:value="5.06100668225087" calcext:value-type="float">
            <text:p>5,06100668225087</text:p>
          </table:table-cell>
          <table:table-cell office:value-type="float" office:value="4.82678797956412" calcext:value-type="float">
            <text:p>4,82678797956412</text:p>
          </table:table-cell>
          <table:table-cell office:value-type="float" office:value="6.6205428547114" calcext:value-type="float">
            <text:p>6,6205428547114</text:p>
          </table:table-cell>
          <table:table-cell office:value-type="float" office:value="7.01788438364478" calcext:value-type="float">
            <text:p>7,01788438364478</text:p>
          </table:table-cell>
        </table:table-row>
        <table:table-row table:style-name="ro1">
          <table:table-cell office:value-type="float" office:value="5.75122159292427" calcext:value-type="float">
            <text:p>5,75122159292427</text:p>
          </table:table-cell>
          <table:table-cell office:value-type="float" office:value="4.27854783907184" calcext:value-type="float">
            <text:p>4,27854783907184</text:p>
          </table:table-cell>
          <table:table-cell office:value-type="float" office:value="4.48058619594128" calcext:value-type="float">
            <text:p>4,48058619594128</text:p>
          </table:table-cell>
          <table:table-cell office:value-type="float" office:value="4.62427580840087" calcext:value-type="float">
            <text:p>4,62427580840087</text:p>
          </table:table-cell>
        </table:table-row>
        <table:table-row table:style-name="ro1">
          <table:table-cell office:value-type="float" office:value="4.70501648824683" calcext:value-type="float">
            <text:p>4,70501648824683</text:p>
          </table:table-cell>
          <table:table-cell office:value-type="float" office:value="4.41802551619322" calcext:value-type="float">
            <text:p>4,41802551619322</text:p>
          </table:table-cell>
          <table:table-cell office:value-type="float" office:value="4.23296901587152" calcext:value-type="float">
            <text:p>4,23296901587152</text:p>
          </table:table-cell>
          <table:table-cell office:value-type="float" office:value="6.53953685680129" calcext:value-type="float">
            <text:p>6,53953685680129</text:p>
          </table:table-cell>
        </table:table-row>
        <table:table-row table:style-name="ro1">
          <table:table-cell office:value-type="float" office:value="5.68017606342579" calcext:value-type="float">
            <text:p>5,68017606342579</text:p>
          </table:table-cell>
          <table:table-cell office:value-type="float" office:value="5.77729357119608" calcext:value-type="float">
            <text:p>5,77729357119608</text:p>
          </table:table-cell>
          <table:table-cell office:value-type="float" office:value="4.39187934678917" calcext:value-type="float">
            <text:p>4,39187934678917</text:p>
          </table:table-cell>
          <table:table-cell office:value-type="float" office:value="6.05432760800486" calcext:value-type="float">
            <text:p>6,05432760800486</text:p>
          </table:table-cell>
        </table:table-row>
        <table:table-row table:style-name="ro1">
          <table:table-cell office:value-type="float" office:value="4.82519885051353" calcext:value-type="float">
            <text:p>4,82519885051353</text:p>
          </table:table-cell>
          <table:table-cell office:value-type="float" office:value="4.82305919947209" calcext:value-type="float">
            <text:p>4,82305919947209</text:p>
          </table:table-cell>
          <table:table-cell office:value-type="float" office:value="3.9690134040328" calcext:value-type="float">
            <text:p>3,9690134040328</text:p>
          </table:table-cell>
          <table:table-cell office:value-type="float" office:value="6.58433929842726" calcext:value-type="float">
            <text:p>6,58433929842726</text:p>
          </table:table-cell>
        </table:table-row>
        <table:table-row table:style-name="ro1">
          <table:table-cell office:value-type="float" office:value="5.70915283086797" calcext:value-type="float">
            <text:p>5,70915283086797</text:p>
          </table:table-cell>
          <table:table-cell office:value-type="float" office:value="4.54139971536624" calcext:value-type="float">
            <text:p>4,54139971536624</text:p>
          </table:table-cell>
          <table:table-cell office:value-type="float" office:value="4.38536425700898" calcext:value-type="float">
            <text:p>4,38536425700898</text:p>
          </table:table-cell>
          <table:table-cell office:value-type="float" office:value="5.51456352915424" calcext:value-type="float">
            <text:p>5,51456352915424</text:p>
          </table:table-cell>
        </table:table-row>
        <table:table-row table:style-name="ro1">
          <table:table-cell office:value-type="float" office:value="4.78405520833683" calcext:value-type="float">
            <text:p>4,78405520833683</text:p>
          </table:table-cell>
          <table:table-cell office:value-type="float" office:value="4.67703322829859" calcext:value-type="float">
            <text:p>4,67703322829859</text:p>
          </table:table-cell>
          <table:table-cell office:value-type="float" office:value="5.02587241572923" calcext:value-type="float">
            <text:p>5,02587241572923</text:p>
          </table:table-cell>
          <table:table-cell office:value-type="float" office:value="6.76979067055827" calcext:value-type="float">
            <text:p>6,76979067055827</text:p>
          </table:table-cell>
        </table:table-row>
        <table:table-row table:style-name="ro1">
          <table:table-cell office:value-type="float" office:value="5.58095115014704" calcext:value-type="float">
            <text:p>5,58095115014704</text:p>
          </table:table-cell>
          <table:table-cell office:value-type="float" office:value="6.0492982663305" calcext:value-type="float">
            <text:p>6,0492982663305</text:p>
          </table:table-cell>
          <table:table-cell office:value-type="float" office:value="4.78934999693844" calcext:value-type="float">
            <text:p>4,78934999693844</text:p>
          </table:table-cell>
          <table:table-cell office:value-type="float" office:value="4.51835146631389" calcext:value-type="float">
            <text:p>4,51835146631389</text:p>
          </table:table-cell>
        </table:table-row>
        <table:table-row table:style-name="ro1">
          <table:table-cell office:value-type="float" office:value="4.94947167484201" calcext:value-type="float">
            <text:p>4,94947167484201</text:p>
          </table:table-cell>
          <table:table-cell office:value-type="float" office:value="4.81014308392982" calcext:value-type="float">
            <text:p>4,81014308392982</text:p>
          </table:table-cell>
          <table:table-cell office:value-type="float" office:value="3.9082169304834" calcext:value-type="float">
            <text:p>3,9082169304834</text:p>
          </table:table-cell>
          <table:table-cell office:value-type="float" office:value="6.72450677215761" calcext:value-type="float">
            <text:p>6,72450677215761</text:p>
          </table:table-cell>
        </table:table-row>
        <table:table-row table:style-name="ro1">
          <table:table-cell office:value-type="float" office:value="5.52775675707008" calcext:value-type="float">
            <text:p>5,52775675707008</text:p>
          </table:table-cell>
          <table:table-cell office:value-type="float" office:value="5.54608948171293" calcext:value-type="float">
            <text:p>5,54608948171293</text:p>
          </table:table-cell>
          <table:table-cell office:value-type="float" office:value="4.75636141683232" calcext:value-type="float">
            <text:p>4,75636141683232</text:p>
          </table:table-cell>
          <table:table-cell office:value-type="float" office:value="4.12854480325026" calcext:value-type="float">
            <text:p>4,12854480325026</text:p>
          </table:table-cell>
        </table:table-row>
        <table:table-row table:style-name="ro1">
          <table:table-cell office:value-type="float" office:value="4.98896635857223" calcext:value-type="float">
            <text:p>4,98896635857223</text:p>
          </table:table-cell>
          <table:table-cell office:value-type="float" office:value="4.87294161836524" calcext:value-type="float">
            <text:p>4,87294161836524</text:p>
          </table:table-cell>
          <table:table-cell office:value-type="float" office:value="4.37829405553196" calcext:value-type="float">
            <text:p>4,37829405553196</text:p>
          </table:table-cell>
          <table:table-cell office:value-type="float" office:value="3.22417158309643" calcext:value-type="float">
            <text:p>3,22417158309643</text:p>
          </table:table-cell>
        </table:table-row>
        <table:table-row table:style-name="ro1">
          <table:table-cell office:value-type="float" office:value="5.70927089009946" calcext:value-type="float">
            <text:p>5,70927089009946</text:p>
          </table:table-cell>
          <table:table-cell office:value-type="float" office:value="5.89228319265356" calcext:value-type="float">
            <text:p>5,89228319265356</text:p>
          </table:table-cell>
          <table:table-cell office:value-type="float" office:value="5.16333515222218" calcext:value-type="float">
            <text:p>5,16333515222218</text:p>
          </table:table-cell>
          <table:table-cell office:value-type="float" office:value="4.39092237592841" calcext:value-type="float">
            <text:p>4,39092237592841</text:p>
          </table:table-cell>
        </table:table-row>
        <table:table-row table:style-name="ro1">
          <table:table-cell office:value-type="float" office:value="4.93183246441802" calcext:value-type="float">
            <text:p>4,93183246441802</text:p>
          </table:table-cell>
          <table:table-cell office:value-type="float" office:value="5.99778271867977" calcext:value-type="float">
            <text:p>5,99778271867977</text:p>
          </table:table-cell>
          <table:table-cell office:value-type="float" office:value="4.38071092645812" calcext:value-type="float">
            <text:p>4,38071092645812</text:p>
          </table:table-cell>
          <table:table-cell office:value-type="float" office:value="4.05485976971038" calcext:value-type="float">
            <text:p>4,05485976971038</text:p>
          </table:table-cell>
        </table:table-row>
        <table:table-row table:style-name="ro1">
          <table:table-cell office:value-type="float" office:value="5.28869068408315" calcext:value-type="float">
            <text:p>5,28869068408315</text:p>
          </table:table-cell>
          <table:table-cell office:value-type="float" office:value="4.7904646713521" calcext:value-type="float">
            <text:p>4,7904646713521</text:p>
          </table:table-cell>
          <table:table-cell office:value-type="float" office:value="4.79638924026314" calcext:value-type="float">
            <text:p>4,79638924026314</text:p>
          </table:table-cell>
          <table:table-cell office:value-type="float" office:value="8.03462672627165" calcext:value-type="float">
            <text:p>8,03462672627165</text:p>
          </table:table-cell>
        </table:table-row>
        <table:table-row table:style-name="ro1">
          <table:table-cell office:value-type="float" office:value="4.88187502322103" calcext:value-type="float">
            <text:p>4,88187502322103</text:p>
          </table:table-cell>
          <table:table-cell office:value-type="float" office:value="5.85894014718634" calcext:value-type="float">
            <text:p>5,85894014718634</text:p>
          </table:table-cell>
          <table:table-cell office:value-type="float" office:value="7.71310835878338" calcext:value-type="float">
            <text:p>7,71310835878338</text:p>
          </table:table-cell>
          <table:table-cell office:value-type="float" office:value="10.9442529693247" calcext:value-type="float">
            <text:p>10,9442529693247</text:p>
          </table:table-cell>
        </table:table-row>
        <table:table-row table:style-name="ro1">
          <table:table-cell office:value-type="float" office:value="5.68381654562982" calcext:value-type="float">
            <text:p>5,68381654562982</text:p>
          </table:table-cell>
          <table:table-cell office:value-type="float" office:value="4.65458263882621" calcext:value-type="float">
            <text:p>4,65458263882621</text:p>
          </table:table-cell>
          <table:table-cell office:value-type="float" office:value="6.49747779409351" calcext:value-type="float">
            <text:p>6,49747779409351</text:p>
          </table:table-cell>
          <table:table-cell office:value-type="float" office:value="5.46382376258274" calcext:value-type="float">
            <text:p>5,46382376258274</text:p>
          </table:table-cell>
        </table:table-row>
        <table:table-row table:style-name="ro1">
          <table:table-cell office:value-type="float" office:value="4.72929991738769" calcext:value-type="float">
            <text:p>4,72929991738769</text:p>
          </table:table-cell>
          <table:table-cell office:value-type="float" office:value="5.6808364108572" calcext:value-type="float">
            <text:p>5,6808364108572</text:p>
          </table:table-cell>
          <table:table-cell office:value-type="float" office:value="4.74916524770102" calcext:value-type="float">
            <text:p>4,74916524770102</text:p>
          </table:table-cell>
          <table:table-cell office:value-type="float" office:value="6.14042170845572" calcext:value-type="float">
            <text:p>6,14042170845572</text:p>
          </table:table-cell>
        </table:table-row>
        <table:table-row table:style-name="ro1">
          <table:table-cell office:value-type="float" office:value="5.2531006642799" calcext:value-type="float">
            <text:p>5,2531006642799</text:p>
          </table:table-cell>
          <table:table-cell office:value-type="float" office:value="4.62312913122102" calcext:value-type="float">
            <text:p>4,62312913122102</text:p>
          </table:table-cell>
          <table:table-cell office:value-type="float" office:value="4.94942072480695" calcext:value-type="float">
            <text:p>4,94942072480695</text:p>
          </table:table-cell>
          <table:table-cell office:value-type="float" office:value="3.79789569700689" calcext:value-type="float">
            <text:p>3,79789569700689</text:p>
          </table:table-cell>
        </table:table-row>
        <table:table-row table:style-name="ro1">
          <table:table-cell office:value-type="float" office:value="5.62283411406853" calcext:value-type="float">
            <text:p>5,62283411406853</text:p>
          </table:table-cell>
          <table:table-cell office:value-type="float" office:value="5.80937725348489" calcext:value-type="float">
            <text:p>5,80937725348489</text:p>
          </table:table-cell>
          <table:table-cell office:value-type="float" office:value="5.81212515045002" calcext:value-type="float">
            <text:p>5,81212515045002</text:p>
          </table:table-cell>
          <table:table-cell office:value-type="float" office:value="7.4329193817024" calcext:value-type="float">
            <text:p>7,4329193817024</text:p>
          </table:table-cell>
        </table:table-row>
        <table:table-row table:style-name="ro1">
          <table:table-cell office:value-type="float" office:value="5.09263687930587" calcext:value-type="float">
            <text:p>5,09263687930587</text:p>
          </table:table-cell>
          <table:table-cell office:value-type="float" office:value="4.79775359324054" calcext:value-type="float">
            <text:p>4,79775359324054</text:p>
          </table:table-cell>
          <table:table-cell office:value-type="float" office:value="5.12415921174148" calcext:value-type="float">
            <text:p>5,12415921174148</text:p>
          </table:table-cell>
          <table:table-cell office:value-type="float" office:value="5.86750504697952" calcext:value-type="float">
            <text:p>5,86750504697952</text:p>
          </table:table-cell>
        </table:table-row>
        <table:table-row table:style-name="ro1">
          <table:table-cell office:value-type="float" office:value="4.71353417148975" calcext:value-type="float">
            <text:p>4,71353417148975</text:p>
          </table:table-cell>
          <table:table-cell office:value-type="float" office:value="5.81774013504544" calcext:value-type="float">
            <text:p>5,81774013504544</text:p>
          </table:table-cell>
          <table:table-cell office:value-type="float" office:value="6.18181352769585" calcext:value-type="float">
            <text:p>6,18181352769585</text:p>
          </table:table-cell>
          <table:table-cell office:value-type="float" office:value="6.80901880564683" calcext:value-type="float">
            <text:p>6,80901880564683</text:p>
          </table:table-cell>
        </table:table-row>
        <table:table-row table:style-name="ro1">
          <table:table-cell office:value-type="float" office:value="5.00897739831097" calcext:value-type="float">
            <text:p>5,00897739831097</text:p>
          </table:table-cell>
          <table:table-cell office:value-type="float" office:value="4.89114469240351" calcext:value-type="float">
            <text:p>4,89114469240351</text:p>
          </table:table-cell>
          <table:table-cell office:value-type="float" office:value="4.61541321939682" calcext:value-type="float">
            <text:p>4,61541321939682</text:p>
          </table:table-cell>
          <table:table-cell office:value-type="float" office:value="5.62071993340663" calcext:value-type="float">
            <text:p>5,62071993340663</text:p>
          </table:table-cell>
        </table:table-row>
        <table:table-row table:style-name="ro1">
          <table:table-cell office:value-type="float" office:value="4.60460807955726" calcext:value-type="float">
            <text:p>4,60460807955726</text:p>
          </table:table-cell>
          <table:table-cell office:value-type="float" office:value="5.59978647912921" calcext:value-type="float">
            <text:p>5,59978647912921</text:p>
          </table:table-cell>
          <table:table-cell office:value-type="float" office:value="5.54274972690983" calcext:value-type="float">
            <text:p>5,54274972690983</text:p>
          </table:table-cell>
          <table:table-cell office:value-type="float" office:value="6.40646027844864" calcext:value-type="float">
            <text:p>6,40646027844864</text:p>
          </table:table-cell>
        </table:table-row>
        <table:table-row table:style-name="ro1">
          <table:table-cell office:value-type="float" office:value="5.23504437575119" calcext:value-type="float">
            <text:p>5,23504437575119</text:p>
          </table:table-cell>
          <table:table-cell office:value-type="float" office:value="4.98926555335473" calcext:value-type="float">
            <text:p>4,98926555335473</text:p>
          </table:table-cell>
          <table:table-cell office:value-type="float" office:value="3.36911913859251" calcext:value-type="float">
            <text:p>3,36911913859251</text:p>
          </table:table-cell>
          <table:table-cell office:value-type="float" office:value="4.76824582773776" calcext:value-type="float">
            <text:p>4,76824582773776</text:p>
          </table:table-cell>
        </table:table-row>
        <table:table-row table:style-name="ro1">
          <table:table-cell office:value-type="float" office:value="4.70280529690281" calcext:value-type="float">
            <text:p>4,70280529690281</text:p>
          </table:table-cell>
          <table:table-cell office:value-type="float" office:value="5.64162652784238" calcext:value-type="float">
            <text:p>5,64162652784238</text:p>
          </table:table-cell>
          <table:table-cell office:value-type="float" office:value="6.81088958802906" calcext:value-type="float">
            <text:p>6,81088958802906</text:p>
          </table:table-cell>
          <table:table-cell office:value-type="float" office:value="6.69904348625757" calcext:value-type="float">
            <text:p>6,69904348625757</text:p>
          </table:table-cell>
        </table:table-row>
        <table:table-row table:style-name="ro1">
          <table:table-cell office:value-type="float" office:value="5.10265836620245" calcext:value-type="float">
            <text:p>5,10265836620245</text:p>
          </table:table-cell>
          <table:table-cell office:value-type="float" office:value="4.84854133351017" calcext:value-type="float">
            <text:p>4,84854133351017</text:p>
          </table:table-cell>
          <table:table-cell office:value-type="float" office:value="5.70126507450475" calcext:value-type="float">
            <text:p>5,70126507450475</text:p>
          </table:table-cell>
          <table:table-cell office:value-type="float" office:value="7.12070236662143" calcext:value-type="float">
            <text:p>7,12070236662143</text:p>
          </table:table-cell>
        </table:table-row>
        <table:table-row table:style-name="ro1">
          <table:table-cell office:value-type="float" office:value="5.57927703153647" calcext:value-type="float">
            <text:p>5,57927703153647</text:p>
          </table:table-cell>
          <table:table-cell office:value-type="float" office:value="5.58813564389852" calcext:value-type="float">
            <text:p>5,58813564389852</text:p>
          </table:table-cell>
          <table:table-cell office:value-type="float" office:value="4.17821898972749" calcext:value-type="float">
            <text:p>4,17821898972749</text:p>
          </table:table-cell>
          <table:table-cell office:value-type="float" office:value="7.4455239200639" calcext:value-type="float">
            <text:p>7,4455239200639</text:p>
          </table:table-cell>
        </table:table-row>
        <table:table-row table:style-name="ro1">
          <table:table-cell office:value-type="float" office:value="4.90532139305661" calcext:value-type="float">
            <text:p>4,90532139305661</text:p>
          </table:table-cell>
          <table:table-cell office:value-type="float" office:value="4.88787942107722" calcext:value-type="float">
            <text:p>4,88787942107722</text:p>
          </table:table-cell>
          <table:table-cell office:value-type="float" office:value="5.61775812742037" calcext:value-type="float">
            <text:p>5,61775812742037</text:p>
          </table:table-cell>
          <table:table-cell office:value-type="float" office:value="6.87782957079971" calcext:value-type="float">
            <text:p>6,87782957079971</text:p>
          </table:table-cell>
        </table:table-row>
        <table:table-row table:style-name="ro1">
          <table:table-cell office:value-type="float" office:value="8.43453083600363" calcext:value-type="float">
            <text:p>8,43453083600363</text:p>
          </table:table-cell>
          <table:table-cell office:value-type="float" office:value="5.45113527320167" calcext:value-type="float">
            <text:p>5,45113527320167</text:p>
          </table:table-cell>
          <table:table-cell office:value-type="float" office:value="3.95885699502595" calcext:value-type="float">
            <text:p>3,95885699502595</text:p>
          </table:table-cell>
          <table:table-cell office:value-type="float" office:value="6.92186553324037" calcext:value-type="float">
            <text:p>6,92186553324037</text:p>
          </table:table-cell>
        </table:table-row>
        <table:table-row table:style-name="ro1">
          <table:table-cell office:value-type="float" office:value="5.60505749044066" calcext:value-type="float">
            <text:p>5,60505749044066</text:p>
          </table:table-cell>
          <table:table-cell office:value-type="float" office:value="4.90729254885072" calcext:value-type="float">
            <text:p>4,90729254885072</text:p>
          </table:table-cell>
          <table:table-cell office:value-type="float" office:value="4.893698185671" calcext:value-type="float">
            <text:p>4,893698185671</text:p>
          </table:table-cell>
          <table:table-cell office:value-type="float" office:value="6.63572229124975" calcext:value-type="float">
            <text:p>6,63572229124975</text:p>
          </table:table-cell>
        </table:table-row>
        <table:table-row table:style-name="ro1">
          <table:table-cell office:value-type="float" office:value="5.94737410296066" calcext:value-type="float">
            <text:p>5,94737410296066</text:p>
          </table:table-cell>
          <table:table-cell office:value-type="float" office:value="6.1988498626902" calcext:value-type="float">
            <text:p>6,1988498626902</text:p>
          </table:table-cell>
          <table:table-cell office:value-type="float" office:value="3.50127415324586" calcext:value-type="float">
            <text:p>3,50127415324586</text:p>
          </table:table-cell>
          <table:table-cell office:value-type="float" office:value="7.20173924511091" calcext:value-type="float">
            <text:p>7,20173924511091</text:p>
          </table:table-cell>
        </table:table-row>
        <table:table-row table:style-name="ro1">
          <table:table-cell office:value-type="float" office:value="4.9149577359029" calcext:value-type="float">
            <text:p>4,9149577359029</text:p>
          </table:table-cell>
          <table:table-cell office:value-type="float" office:value="4.82544479033235" calcext:value-type="float">
            <text:p>4,82544479033235</text:p>
          </table:table-cell>
          <table:table-cell office:value-type="float" office:value="4.95583760251771" calcext:value-type="float">
            <text:p>4,95583760251771</text:p>
          </table:table-cell>
          <table:table-cell office:value-type="float" office:value="5.90215645396783" calcext:value-type="float">
            <text:p>5,90215645396783</text:p>
          </table:table-cell>
        </table:table-row>
        <table:table-row table:style-name="ro1">
          <table:table-cell office:value-type="float" office:value="5.61301390848466" calcext:value-type="float">
            <text:p>5,61301390848466</text:p>
          </table:table-cell>
          <table:table-cell office:value-type="float" office:value="5.18584652422613" calcext:value-type="float">
            <text:p>5,18584652422613</text:p>
          </table:table-cell>
          <table:table-cell office:value-type="float" office:value="3.34931019119593" calcext:value-type="float">
            <text:p>3,34931019119593</text:p>
          </table:table-cell>
          <table:table-cell office:value-type="float" office:value="7.31396585637864" calcext:value-type="float">
            <text:p>7,31396585637864</text:p>
          </table:table-cell>
        </table:table-row>
        <table:table-row table:style-name="ro1">
          <table:table-cell office:value-type="float" office:value="5.3326280721724" calcext:value-type="float">
            <text:p>5,3326280721724</text:p>
          </table:table-cell>
          <table:table-cell office:value-type="float" office:value="4.81297739072287" calcext:value-type="float">
            <text:p>4,81297739072287</text:p>
          </table:table-cell>
          <table:table-cell office:value-type="float" office:value="4.50023287991879" calcext:value-type="float">
            <text:p>4,50023287991879</text:p>
          </table:table-cell>
          <table:table-cell office:value-type="float" office:value="7.10708580611952" calcext:value-type="float">
            <text:p>7,10708580611952</text:p>
          </table:table-cell>
        </table:table-row>
        <table:table-row table:style-name="ro1">
          <table:table-cell office:value-type="float" office:value="5.51641532925742" calcext:value-type="float">
            <text:p>5,51641532925742</text:p>
          </table:table-cell>
          <table:table-cell office:value-type="float" office:value="5.15637131148067" calcext:value-type="float">
            <text:p>5,15637131148067</text:p>
          </table:table-cell>
          <table:table-cell office:value-type="float" office:value="3.67853733087843" calcext:value-type="float">
            <text:p>3,67853733087843</text:p>
          </table:table-cell>
          <table:table-cell office:value-type="float" office:value="5.41330642904115" calcext:value-type="float">
            <text:p>5,41330642904115</text:p>
          </table:table-cell>
        </table:table-row>
        <table:table-row table:style-name="ro1">
          <table:table-cell office:value-type="float" office:value="4.98931473007501" calcext:value-type="float">
            <text:p>4,98931473007501</text:p>
          </table:table-cell>
          <table:table-cell office:value-type="float" office:value="4.98079813577468" calcext:value-type="float">
            <text:p>4,98079813577468</text:p>
          </table:table-cell>
          <table:table-cell office:value-type="float" office:value="4.31311860471262" calcext:value-type="float">
            <text:p>4,31311860471262</text:p>
          </table:table-cell>
          <table:table-cell office:value-type="float" office:value="10.3178045240174" calcext:value-type="float">
            <text:p>10,3178045240174</text:p>
          </table:table-cell>
        </table:table-row>
        <table:table-row table:style-name="ro1">
          <table:table-cell office:value-type="float" office:value="5.75324117994176" calcext:value-type="float">
            <text:p>5,75324117994176</text:p>
          </table:table-cell>
          <table:table-cell office:value-type="float" office:value="6.34333244829269" calcext:value-type="float">
            <text:p>6,34333244829269</text:p>
          </table:table-cell>
          <table:table-cell office:value-type="float" office:value="4.74496881677755" calcext:value-type="float">
            <text:p>4,74496881677755</text:p>
          </table:table-cell>
          <table:table-cell office:value-type="float" office:value="7.85604477940198" calcext:value-type="float">
            <text:p>7,85604477940198</text:p>
          </table:table-cell>
        </table:table-row>
        <table:table-row table:style-name="ro1">
          <table:table-cell office:value-type="float" office:value="5.06288982376311" calcext:value-type="float">
            <text:p>5,06288982376311</text:p>
          </table:table-cell>
          <table:table-cell office:value-type="float" office:value="4.76017190803898" calcext:value-type="float">
            <text:p>4,76017190803898</text:p>
          </table:table-cell>
          <table:table-cell office:value-type="float" office:value="3.52004013116591" calcext:value-type="float">
            <text:p>3,52004013116591</text:p>
          </table:table-cell>
          <table:table-cell office:value-type="float" office:value="7.984293309218" calcext:value-type="float">
            <text:p>7,984293309218</text:p>
          </table:table-cell>
        </table:table-row>
        <table:table-row table:style-name="ro1">
          <table:table-cell office:value-type="float" office:value="5.56912296992911" calcext:value-type="float">
            <text:p>5,56912296992911</text:p>
          </table:table-cell>
          <table:table-cell office:value-type="float" office:value="6.12502277819682" calcext:value-type="float">
            <text:p>6,12502277819682</text:p>
          </table:table-cell>
          <table:table-cell office:value-type="float" office:value="5.79708909612361" calcext:value-type="float">
            <text:p>5,79708909612361</text:p>
          </table:table-cell>
          <table:table-cell office:value-type="float" office:value="7.96752994723668" calcext:value-type="float">
            <text:p>7,96752994723668</text:p>
          </table:table-cell>
        </table:table-row>
        <table:table-row table:style-name="ro1">
          <table:table-cell office:value-type="float" office:value="5.05815971291428" calcext:value-type="float">
            <text:p>5,05815971291428</text:p>
          </table:table-cell>
          <table:table-cell office:value-type="float" office:value="4.98018078154627" calcext:value-type="float">
            <text:p>4,98018078154627</text:p>
          </table:table-cell>
          <table:table-cell office:value-type="float" office:value="3.73898792713982" calcext:value-type="float">
            <text:p>3,73898792713982</text:p>
          </table:table-cell>
          <table:table-cell office:value-type="float" office:value="7.71158752580911" calcext:value-type="float">
            <text:p>7,71158752580911</text:p>
          </table:table-cell>
        </table:table-row>
        <table:table-row table:style-name="ro1">
          <table:table-cell office:value-type="float" office:value="5.29459751645247" calcext:value-type="float">
            <text:p>5,29459751645247</text:p>
          </table:table-cell>
          <table:table-cell office:value-type="float" office:value="6.22017619685845" calcext:value-type="float">
            <text:p>6,22017619685845</text:p>
          </table:table-cell>
          <table:table-cell office:value-type="float" office:value="5.52275609812181" calcext:value-type="float">
            <text:p>5,52275609812181</text:p>
          </table:table-cell>
          <table:table-cell office:value-type="float" office:value="6.89940942635507" calcext:value-type="float">
            <text:p>6,89940942635507</text:p>
          </table:table-cell>
        </table:table-row>
        <table:table-row table:style-name="ro1">
          <table:table-cell office:value-type="float" office:value="4.94340420450196" calcext:value-type="float">
            <text:p>4,94340420450196</text:p>
          </table:table-cell>
          <table:table-cell office:value-type="float" office:value="4.90799077056592" calcext:value-type="float">
            <text:p>4,90799077056592</text:p>
          </table:table-cell>
          <table:table-cell office:value-type="float" office:value="5.12357207436985" calcext:value-type="float">
            <text:p>5,12357207436985</text:p>
          </table:table-cell>
          <table:table-cell office:value-type="float" office:value="8.17052945589176" calcext:value-type="float">
            <text:p>8,17052945589176</text:p>
          </table:table-cell>
        </table:table-row>
        <table:table-row table:style-name="ro1">
          <table:table-cell office:value-type="float" office:value="5.48908848796034" calcext:value-type="float">
            <text:p>5,48908848796034</text:p>
          </table:table-cell>
          <table:table-cell office:value-type="float" office:value="6.15323862776388" calcext:value-type="float">
            <text:p>6,15323862776388</text:p>
          </table:table-cell>
          <table:table-cell office:value-type="float" office:value="5.60857636645044" calcext:value-type="float">
            <text:p>5,60857636645044</text:p>
          </table:table-cell>
          <table:table-cell office:value-type="float" office:value="7.88510743614964" calcext:value-type="float">
            <text:p>7,88510743614964</text:p>
          </table:table-cell>
        </table:table-row>
        <table:table-row table:style-name="ro1">
          <table:table-cell office:value-type="float" office:value="4.91849951284781" calcext:value-type="float">
            <text:p>4,91849951284781</text:p>
          </table:table-cell>
          <table:table-cell office:value-type="float" office:value="5.0307456431328" calcext:value-type="float">
            <text:p>5,0307456431328</text:p>
          </table:table-cell>
          <table:table-cell office:value-type="float" office:value="5.56115488222695" calcext:value-type="float">
            <text:p>5,56115488222695</text:p>
          </table:table-cell>
          <table:table-cell office:value-type="float" office:value="7.6149196716724" calcext:value-type="float">
            <text:p>7,6149196716724</text:p>
          </table:table-cell>
        </table:table-row>
        <table:table-row table:style-name="ro1">
          <table:table-cell office:value-type="float" office:value="5.81820375592229" calcext:value-type="float">
            <text:p>5,81820375592229</text:p>
          </table:table-cell>
          <table:table-cell office:value-type="float" office:value="6.2868001578945" calcext:value-type="float">
            <text:p>6,2868001578945</text:p>
          </table:table-cell>
          <table:table-cell office:value-type="float" office:value="5.59442849083894" calcext:value-type="float">
            <text:p>5,59442849083894</text:p>
          </table:table-cell>
          <table:table-cell office:value-type="float" office:value="5.99939050127157" calcext:value-type="float">
            <text:p>5,99939050127157</text:p>
          </table:table-cell>
        </table:table-row>
        <table:table-row table:style-name="ro1">
          <table:table-cell office:value-type="float" office:value="4.7305337331267" calcext:value-type="float">
            <text:p>4,7305337331267</text:p>
          </table:table-cell>
          <table:table-cell office:value-type="float" office:value="5.13596311914412" calcext:value-type="float">
            <text:p>5,13596311914412</text:p>
          </table:table-cell>
          <table:table-cell office:value-type="float" office:value="4.76880872911105" calcext:value-type="float">
            <text:p>4,76880872911105</text:p>
          </table:table-cell>
          <table:table-cell office:value-type="float" office:value="8.69009834887104" calcext:value-type="float">
            <text:p>8,69009834887104</text:p>
          </table:table-cell>
        </table:table-row>
        <table:table-row table:style-name="ro1">
          <table:table-cell office:value-type="float" office:value="5.55113054950924" calcext:value-type="float">
            <text:p>5,55113054950924</text:p>
          </table:table-cell>
          <table:table-cell office:value-type="float" office:value="6.0302796141023" calcext:value-type="float">
            <text:p>6,0302796141023</text:p>
          </table:table-cell>
          <table:table-cell office:value-type="float" office:value="5.80518091662727" calcext:value-type="float">
            <text:p>5,80518091662727</text:p>
          </table:table-cell>
          <table:table-cell office:value-type="float" office:value="8.10324876036886" calcext:value-type="float">
            <text:p>8,10324876036886</text:p>
          </table:table-cell>
        </table:table-row>
        <table:table-row table:style-name="ro1">
          <table:table-cell office:value-type="float" office:value="4.75887181948045" calcext:value-type="float">
            <text:p>4,75887181948045</text:p>
          </table:table-cell>
          <table:table-cell office:value-type="float" office:value="5.02265889445397" calcext:value-type="float">
            <text:p>5,02265889445397</text:p>
          </table:table-cell>
          <table:table-cell office:value-type="float" office:value="9.29136670694452" calcext:value-type="float">
            <text:p>9,29136670694452</text:p>
          </table:table-cell>
          <table:table-cell office:value-type="float" office:value="8.64858907158398" calcext:value-type="float">
            <text:p>8,64858907158398</text:p>
          </table:table-cell>
        </table:table-row>
        <table:table-row table:style-name="ro1">
          <table:table-cell office:value-type="float" office:value="5.27339911050843" calcext:value-type="float">
            <text:p>5,27339911050843</text:p>
          </table:table-cell>
          <table:table-cell office:value-type="float" office:value="6.21388727047737" calcext:value-type="float">
            <text:p>6,21388727047737</text:p>
          </table:table-cell>
          <table:table-cell office:value-type="float" office:value="5.00667088863167" calcext:value-type="float">
            <text:p>5,00667088863167</text:p>
          </table:table-cell>
          <table:table-cell office:value-type="float" office:value="7.39440572846749" calcext:value-type="float">
            <text:p>7,39440572846749</text:p>
          </table:table-cell>
        </table:table-row>
        <table:table-row table:style-name="ro1">
          <table:table-cell office:value-type="float" office:value="4.64660426421715" calcext:value-type="float">
            <text:p>4,64660426421715</text:p>
          </table:table-cell>
          <table:table-cell office:value-type="float" office:value="5.01344197333783" calcext:value-type="float">
            <text:p>5,01344197333783</text:p>
          </table:table-cell>
          <table:table-cell office:value-type="float" office:value="3.97507052666312" calcext:value-type="float">
            <text:p>3,97507052666312</text:p>
          </table:table-cell>
          <table:table-cell office:value-type="float" office:value="8.87297200143034" calcext:value-type="float">
            <text:p>8,87297200143034</text:p>
          </table:table-cell>
        </table:table-row>
        <table:table-row table:style-name="ro1">
          <table:table-cell office:value-type="float" office:value="5.58586222063759" calcext:value-type="float">
            <text:p>5,58586222063759</text:p>
          </table:table-cell>
          <table:table-cell office:value-type="float" office:value="5.91958583133323" calcext:value-type="float">
            <text:p>5,91958583133323</text:p>
          </table:table-cell>
          <table:table-cell office:value-type="float" office:value="4.22102450668741" calcext:value-type="float">
            <text:p>4,22102450668741</text:p>
          </table:table-cell>
          <table:table-cell office:value-type="float" office:value="8.0148542594485" calcext:value-type="float">
            <text:p>8,0148542594485</text:p>
          </table:table-cell>
        </table:table-row>
        <table:table-row table:style-name="ro1">
          <table:table-cell office:value-type="float" office:value="4.79581081115835" calcext:value-type="float">
            <text:p>4,79581081115835</text:p>
          </table:table-cell>
          <table:table-cell office:value-type="float" office:value="4.9414876614958" calcext:value-type="float">
            <text:p>4,9414876614958</text:p>
          </table:table-cell>
          <table:table-cell office:value-type="float" office:value="4.05066392950031" calcext:value-type="float">
            <text:p>4,05066392950031</text:p>
          </table:table-cell>
          <table:table-cell office:value-type="float" office:value="5.84520685791632" calcext:value-type="float">
            <text:p>5,84520685791632</text:p>
          </table:table-cell>
        </table:table-row>
        <table:table-row table:style-name="ro1">
          <table:table-cell office:value-type="float" office:value="5.46027526158474" calcext:value-type="float">
            <text:p>5,46027526158474</text:p>
          </table:table-cell>
          <table:table-cell office:value-type="float" office:value="11.4695914690222" calcext:value-type="float">
            <text:p>11,4695914690222</text:p>
          </table:table-cell>
          <table:table-cell office:value-type="float" office:value="6.88949980943398" calcext:value-type="float">
            <text:p>6,88949980943398</text:p>
          </table:table-cell>
          <table:table-cell office:value-type="float" office:value="8.12583678641042" calcext:value-type="float">
            <text:p>8,12583678641042</text:p>
          </table:table-cell>
        </table:table-row>
      </table:table>
      <table:table table:name="QUORUM-INTERMEDIATE-COMPLEX" table:style-name="ta1">
        <table:table-column table:style-name="co1" table:number-columns-repeated="6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office:value-type="float" office:value="30177.9609594345" calcext:value-type="float">
            <text:p>30177,9609594345</text:p>
          </table:table-cell>
          <table:table-cell office:value-type="float" office:value="543444.371912003" calcext:value-type="float">
            <text:p>543444,371912003</text:p>
          </table:table-cell>
          <table:table-cell office:value-type="float" office:value="4287381.09250797" calcext:value-type="float">
            <text:p>4287381,09250797</text:p>
          </table:table-cell>
          <table:table-cell table:number-columns-repeated="3"/>
        </table:table-row>
        <table:table-row table:style-name="ro1">
          <table:table-cell office:value-type="float" office:value="31321.2552852631" calcext:value-type="float">
            <text:p>31321,2552852631</text:p>
          </table:table-cell>
          <table:table-cell office:value-type="float" office:value="532341.524041176" calcext:value-type="float">
            <text:p>532341,524041176</text:p>
          </table:table-cell>
          <table:table-cell office:value-type="float" office:value="4165081.82285836" calcext:value-type="float">
            <text:p>4165081,82285836</text:p>
          </table:table-cell>
          <table:table-cell table:number-columns-repeated="3"/>
        </table:table-row>
        <table:table-row table:style-name="ro1">
          <table:table-cell office:value-type="float" office:value="33567.5049934387" calcext:value-type="float">
            <text:p>33567,5049934387</text:p>
          </table:table-cell>
          <table:table-cell office:value-type="float" office:value="535515.103948593" calcext:value-type="float">
            <text:p>535515,103948593</text:p>
          </table:table-cell>
          <table:table-cell office:value-type="float" office:value="4149883.09195587" calcext:value-type="float">
            <text:p>4149883,09195587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33444.6175289154" calcext:value-type="float">
            <text:p>33444,6175289154</text:p>
          </table:table-cell>
          <table:table-cell office:value-type="float" office:value="541802.861642838" calcext:value-type="float">
            <text:p>541802,861642838</text:p>
          </table:table-cell>
          <table:table-cell office:value-type="float" office:value="4173915.96267011" calcext:value-type="float">
            <text:p>4173915,96267011</text:p>
          </table:table-cell>
          <table:table-cell table:number-columns-repeated="3"/>
        </table:table-row>
        <table:table-row table:style-name="ro1">
          <table:table-cell office:value-type="float" office:value="32147.5063524246" calcext:value-type="float">
            <text:p>32147,5063524246</text:p>
          </table:table-cell>
          <table:table-cell office:value-type="float" office:value="527479.925234795" calcext:value-type="float">
            <text:p>527479,925234795</text:p>
          </table:table-cell>
          <table:table-cell office:value-type="float" office:value="4297900.5792628" calcext:value-type="float">
            <text:p>4297900,5792628</text:p>
          </table:table-cell>
          <table:table-cell table:number-columns-repeated="3"/>
        </table:table-row>
        <table:table-row table:style-name="ro1">
          <table:table-cell office:value-type="float" office:value="30707.3358001709" calcext:value-type="float">
            <text:p>30707,3358001709</text:p>
          </table:table-cell>
          <table:table-cell office:value-type="float" office:value="525081.926762581" calcext:value-type="float">
            <text:p>525081,926762581</text:p>
          </table:table-cell>
          <table:table-cell office:value-type="float" office:value="4176825.15610507" calcext:value-type="float">
            <text:p>4176825,15610507</text:p>
          </table:table-cell>
          <table:table-cell table:number-columns-repeated="3"/>
        </table:table-row>
        <table:table-row table:style-name="ro1">
          <table:table-cell office:value-type="float" office:value="30040.5603694916" calcext:value-type="float">
            <text:p>30040,5603694916</text:p>
          </table:table-cell>
          <table:table-cell office:value-type="float" office:value="524847.022984505" calcext:value-type="float">
            <text:p>524847,022984505</text:p>
          </table:table-cell>
          <table:table-cell office:value-type="float" office:value="4155288.0670293" calcext:value-type="float">
            <text:p>4155288,0670293</text:p>
          </table:table-cell>
          <table:table-cell table:number-columns-repeated="3"/>
        </table:table-row>
        <table:table-row table:style-name="ro1">
          <table:table-cell office:value-type="float" office:value="33709.3356256485" calcext:value-type="float">
            <text:p>33709,3356256485</text:p>
          </table:table-cell>
          <table:table-cell office:value-type="float" office:value="539809.445262909" calcext:value-type="float">
            <text:p>539809,445262909</text:p>
          </table:table-cell>
          <table:table-cell office:value-type="float" office:value="4227628.84245084" calcext:value-type="float">
            <text:p>4227628,84245084</text:p>
          </table:table-cell>
          <table:table-cell table:number-columns-repeated="3"/>
        </table:table-row>
        <table:table-row table:style-name="ro1">
          <table:table-cell office:value-type="float" office:value="32583.3285274506" calcext:value-type="float">
            <text:p>32583,3285274506</text:p>
          </table:table-cell>
          <table:table-cell office:value-type="float" office:value="539529.280676842" calcext:value-type="float">
            <text:p>539529,280676842</text:p>
          </table:table-cell>
          <table:table-cell office:value-type="float" office:value="4268088.04467908" calcext:value-type="float">
            <text:p>4268088,04467908</text:p>
          </table:table-cell>
          <table:table-cell table:number-columns-repeated="3"/>
        </table:table-row>
        <table:table-row table:style-name="ro1">
          <table:table-cell office:value-type="float" office:value="32386.5296859741" calcext:value-type="float">
            <text:p>32386,5296859741</text:p>
          </table:table-cell>
          <table:table-cell office:value-type="float" office:value="544801.055058479" calcext:value-type="float">
            <text:p>544801,055058479</text:p>
          </table:table-cell>
          <table:table-cell office:value-type="float" office:value="4205434.95842578" calcext:value-type="float">
            <text:p>4205434,95842578</text:p>
          </table:table-cell>
          <table:table-cell table:number-columns-repeated="3"/>
        </table:table-row>
        <table:table-row table:style-name="ro1">
          <table:table-cell office:value-type="float" office:value="34030.1753396988" calcext:value-type="float">
            <text:p>34030,1753396988</text:p>
          </table:table-cell>
          <table:table-cell office:value-type="float" office:value="533669.897276878" calcext:value-type="float">
            <text:p>533669,897276878</text:p>
          </table:table-cell>
          <table:table-cell office:value-type="float" office:value="4310095.53651522" calcext:value-type="float">
            <text:p>4310095,53651522</text:p>
          </table:table-cell>
          <table:table-cell table:number-columns-repeated="3"/>
        </table:table-row>
        <table:table-row table:style-name="ro1">
          <table:table-cell office:value-type="float" office:value="34794.5163888931" calcext:value-type="float">
            <text:p>34794,5163888931</text:p>
          </table:table-cell>
          <table:table-cell office:value-type="float" office:value="531703.134924889" calcext:value-type="float">
            <text:p>531703,134924889</text:p>
          </table:table-cell>
          <table:table-cell office:value-type="float" office:value="4367187.36640392" calcext:value-type="float">
            <text:p>4367187,36640392</text:p>
          </table:table-cell>
          <table:table-cell table:number-columns-repeated="3"/>
        </table:table-row>
        <table:table-row table:style-name="ro1">
          <table:table-cell office:value-type="float" office:value="31682.7823095322" calcext:value-type="float">
            <text:p>31682,7823095322</text:p>
          </table:table-cell>
          <table:table-cell office:value-type="float" office:value="540517.59607029" calcext:value-type="float">
            <text:p>540517,59607029</text:p>
          </table:table-cell>
          <table:table-cell office:value-type="float" office:value="4286038.38147582" calcext:value-type="float">
            <text:p>4286038,38147582</text:p>
          </table:table-cell>
          <table:table-cell table:number-columns-repeated="3"/>
        </table:table-row>
        <table:table-row table:style-name="ro1">
          <table:table-cell office:value-type="float" office:value="32862.1983699799" calcext:value-type="float">
            <text:p>32862,1983699799</text:p>
          </table:table-cell>
          <table:table-cell office:value-type="float" office:value="538871.945360184" calcext:value-type="float">
            <text:p>538871,945360184</text:p>
          </table:table-cell>
          <table:table-cell office:value-type="float" office:value="4264547.95532092" calcext:value-type="float">
            <text:p>4264547,95532092</text:p>
          </table:table-cell>
          <table:table-cell table:number-columns-repeated="3"/>
        </table:table-row>
        <table:table-row table:style-name="ro1">
          <table:table-cell office:value-type="float" office:value="34212.4329891205" calcext:value-type="float">
            <text:p>34212,4329891205</text:p>
          </table:table-cell>
          <table:table-cell office:value-type="float" office:value="513546.524165154" calcext:value-type="float">
            <text:p>513546,524165154</text:p>
          </table:table-cell>
          <table:table-cell office:value-type="float" office:value="4263618.17999384" calcext:value-type="float">
            <text:p>4263618,17999384</text:p>
          </table:table-cell>
          <table:table-cell table:number-columns-repeated="3"/>
        </table:table-row>
        <table:table-row table:style-name="ro1">
          <table:table-cell office:value-type="float" office:value="31802.39149189" calcext:value-type="float">
            <text:p>31802,39149189</text:p>
          </table:table-cell>
          <table:table-cell office:value-type="float" office:value="527889.513917923" calcext:value-type="float">
            <text:p>527889,513917923</text:p>
          </table:table-cell>
          <table:table-cell office:value-type="float" office:value="4238926.06624412" calcext:value-type="float">
            <text:p>4238926,06624412</text:p>
          </table:table-cell>
          <table:table-cell table:number-columns-repeated="3"/>
        </table:table-row>
        <table:table-row table:style-name="ro1">
          <table:table-cell office:value-type="float" office:value="30076.5733947754" calcext:value-type="float">
            <text:p>30076,5733947754</text:p>
          </table:table-cell>
          <table:table-cell office:value-type="float" office:value="519074.925581932" calcext:value-type="float">
            <text:p>519074,925581932</text:p>
          </table:table-cell>
          <table:table-cell office:value-type="float" office:value="4360522.79823596" calcext:value-type="float">
            <text:p>4360522,79823596</text:p>
          </table:table-cell>
          <table:table-cell table:number-columns-repeated="3"/>
        </table:table-row>
        <table:table-row table:style-name="ro1">
          <table:table-cell office:value-type="float" office:value="31063.8167028427" calcext:value-type="float">
            <text:p>31063,8167028427</text:p>
          </table:table-cell>
          <table:table-cell office:value-type="float" office:value="538843.014264107" calcext:value-type="float">
            <text:p>538843,014264107</text:p>
          </table:table-cell>
          <table:table-cell office:value-type="float" office:value="4341990.21355273" calcext:value-type="float">
            <text:p>4341990,21355273</text:p>
          </table:table-cell>
          <table:table-cell table:number-columns-repeated="3"/>
        </table:table-row>
        <table:table-row table:style-name="ro1">
          <table:table-cell office:value-type="float" office:value="29838.4733285904" calcext:value-type="float">
            <text:p>29838,4733285904</text:p>
          </table:table-cell>
          <table:table-cell office:value-type="float" office:value="559855.51540184" calcext:value-type="float">
            <text:p>559855,51540184</text:p>
          </table:table-cell>
          <table:table-cell office:value-type="float" office:value="4421953.3931926" calcext:value-type="float">
            <text:p>4421953,3931926</text:p>
          </table:table-cell>
          <table:table-cell table:number-columns-repeated="3"/>
        </table:table-row>
        <table:table-row table:style-name="ro1">
          <table:table-cell office:value-type="float" office:value="30923.5027103424" calcext:value-type="float">
            <text:p>30923,5027103424</text:p>
          </table:table-cell>
          <table:table-cell office:value-type="float" office:value="560941.971699715" calcext:value-type="float">
            <text:p>560941,971699715</text:p>
          </table:table-cell>
          <table:table-cell office:value-type="float" office:value="4327245.7512843" calcext:value-type="float">
            <text:p>4327245,7512843</text:p>
          </table:table-cell>
          <table:table-cell table:number-columns-repeated="3"/>
        </table:table-row>
      </table:table>
      <table:table table:name="QUORUM-LARGE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4.4010730224592" calcext:value-type="float">
            <text:p>14,4010730224592</text:p>
          </table:table-cell>
          <table:table-cell office:value-type="float" office:value="25.4599209408235" calcext:value-type="float">
            <text:p>25,4599209408235</text:p>
          </table:table-cell>
          <table:table-cell office:value-type="float" office:value="33.1190353821967" calcext:value-type="float">
            <text:p>33,1190353821967</text:p>
          </table:table-cell>
          <table:table-cell office:value-type="float" office:value="59.9922952883383" calcext:value-type="float">
            <text:p>59,9922952883383</text:p>
          </table:table-cell>
        </table:table-row>
        <table:table-row table:style-name="ro1">
          <table:table-cell office:value-type="float" office:value="11.082089552992" calcext:value-type="float">
            <text:p>11,082089552992</text:p>
          </table:table-cell>
          <table:table-cell office:value-type="float" office:value="11.931184782255" calcext:value-type="float">
            <text:p>11,931184782255</text:p>
          </table:table-cell>
          <table:table-cell office:value-type="float" office:value="12.1255168422363" calcext:value-type="float">
            <text:p>12,1255168422363</text:p>
          </table:table-cell>
          <table:table-cell office:value-type="float" office:value="47.9333814935312" calcext:value-type="float">
            <text:p>47,9333814935312</text:p>
          </table:table-cell>
        </table:table-row>
        <table:table-row table:style-name="ro1">
          <table:table-cell office:value-type="float" office:value="10.393400775553" calcext:value-type="float">
            <text:p>10,393400775553</text:p>
          </table:table-cell>
          <table:table-cell office:value-type="float" office:value="10.5053823093961" calcext:value-type="float">
            <text:p>10,5053823093961</text:p>
          </table:table-cell>
          <table:table-cell office:value-type="float" office:value="22.3582507990274" calcext:value-type="float">
            <text:p>22,3582507990274</text:p>
          </table:table-cell>
          <table:table-cell office:value-type="float" office:value="50.5396057759987" calcext:value-type="float">
            <text:p>50,5396057759987</text:p>
          </table:table-cell>
        </table:table-row>
        <table:table-row table:style-name="ro1">
          <table:table-cell office:value-type="float" office:value="11.3907352956757" calcext:value-type="float">
            <text:p>11,3907352956757</text:p>
          </table:table-cell>
          <table:table-cell office:value-type="float" office:value="13.6861174212447" calcext:value-type="float">
            <text:p>13,6861174212447</text:p>
          </table:table-cell>
          <table:table-cell office:value-type="float" office:value="15.6282251937869" calcext:value-type="float">
            <text:p>15,6282251937869</text:p>
          </table:table-cell>
          <table:table-cell office:value-type="float" office:value="35.9512758415846" calcext:value-type="float">
            <text:p>35,9512758415846</text:p>
          </table:table-cell>
        </table:table-row>
        <table:table-row table:style-name="ro1">
          <table:table-cell office:value-type="float" office:value="37.0847607588353" calcext:value-type="float">
            <text:p>37,0847607588353</text:p>
          </table:table-cell>
          <table:table-cell office:value-type="float" office:value="19.6814297772606" calcext:value-type="float">
            <text:p>19,6814297772606</text:p>
          </table:table-cell>
          <table:table-cell office:value-type="float" office:value="25.721822450942" calcext:value-type="float">
            <text:p>25,721822450942</text:p>
          </table:table-cell>
          <table:table-cell office:value-type="float" office:value="49.5712760840026" calcext:value-type="float">
            <text:p>49,5712760840026</text:p>
          </table:table-cell>
        </table:table-row>
        <table:table-row table:style-name="ro1">
          <table:table-cell office:value-type="float" office:value="10.1474503489846" calcext:value-type="float">
            <text:p>10,1474503489846</text:p>
          </table:table-cell>
          <table:table-cell office:value-type="float" office:value="19.6333692544688" calcext:value-type="float">
            <text:p>19,6333692544688</text:p>
          </table:table-cell>
          <table:table-cell office:value-type="float" office:value="22.9332020100394" calcext:value-type="float">
            <text:p>22,9332020100394</text:p>
          </table:table-cell>
          <table:table-cell office:value-type="float" office:value="29.8368590082115" calcext:value-type="float">
            <text:p>29,8368590082115</text:p>
          </table:table-cell>
        </table:table-row>
        <table:table-row table:style-name="ro1">
          <table:table-cell office:value-type="float" office:value="11.2836388819984" calcext:value-type="float">
            <text:p>11,2836388819984</text:p>
          </table:table-cell>
          <table:table-cell office:value-type="float" office:value="20.0247898994227" calcext:value-type="float">
            <text:p>20,0247898994227</text:p>
          </table:table-cell>
          <table:table-cell office:value-type="float" office:value="13.4554589576183" calcext:value-type="float">
            <text:p>13,4554589576183</text:p>
          </table:table-cell>
          <table:table-cell office:value-type="float" office:value="44.7183475043866" calcext:value-type="float">
            <text:p>44,7183475043866</text:p>
          </table:table-cell>
        </table:table-row>
        <table:table-row table:style-name="ro1">
          <table:table-cell office:value-type="float" office:value="10.3348362586046" calcext:value-type="float">
            <text:p>10,3348362586046</text:p>
          </table:table-cell>
          <table:table-cell office:value-type="float" office:value="21.0978687377464" calcext:value-type="float">
            <text:p>21,0978687377464</text:p>
          </table:table-cell>
          <table:table-cell office:value-type="float" office:value="22.3064105375961" calcext:value-type="float">
            <text:p>22,3064105375961</text:p>
          </table:table-cell>
          <table:table-cell office:value-type="float" office:value="32.675769586216" calcext:value-type="float">
            <text:p>32,675769586216</text:p>
          </table:table-cell>
        </table:table-row>
        <table:table-row table:style-name="ro1">
          <table:table-cell office:value-type="float" office:value="10.4578585532977" calcext:value-type="float">
            <text:p>10,4578585532977</text:p>
          </table:table-cell>
          <table:table-cell office:value-type="float" office:value="10.294703755777" calcext:value-type="float">
            <text:p>10,294703755777</text:p>
          </table:table-cell>
          <table:table-cell office:value-type="float" office:value="26.3385707371764" calcext:value-type="float">
            <text:p>26,3385707371764</text:p>
          </table:table-cell>
          <table:table-cell office:value-type="float" office:value="52.3152897340606" calcext:value-type="float">
            <text:p>52,3152897340606</text:p>
          </table:table-cell>
        </table:table-row>
        <table:table-row table:style-name="ro1">
          <table:table-cell office:value-type="float" office:value="11.5013300007037" calcext:value-type="float">
            <text:p>11,5013300007037</text:p>
          </table:table-cell>
          <table:table-cell office:value-type="float" office:value="18.6627307168594" calcext:value-type="float">
            <text:p>18,6627307168594</text:p>
          </table:table-cell>
          <table:table-cell office:value-type="float" office:value="25.1860692218775" calcext:value-type="float">
            <text:p>25,1860692218775</text:p>
          </table:table-cell>
          <table:table-cell office:value-type="float" office:value="29.7385008548971" calcext:value-type="float">
            <text:p>29,7385008548971</text:p>
          </table:table-cell>
        </table:table-row>
        <table:table-row table:style-name="ro1">
          <table:table-cell office:value-type="float" office:value="10.3902401387508" calcext:value-type="float">
            <text:p>10,3902401387508</text:p>
          </table:table-cell>
          <table:table-cell office:value-type="float" office:value="19.4790369967849" calcext:value-type="float">
            <text:p>19,4790369967849</text:p>
          </table:table-cell>
          <table:table-cell office:value-type="float" office:value="23.8866592487812" calcext:value-type="float">
            <text:p>23,8866592487812</text:p>
          </table:table-cell>
          <table:table-cell office:value-type="float" office:value="51.8764721683551" calcext:value-type="float">
            <text:p>51,8764721683551</text:p>
          </table:table-cell>
        </table:table-row>
        <table:table-row table:style-name="ro1">
          <table:table-cell office:value-type="float" office:value="11.6853793127005" calcext:value-type="float">
            <text:p>11,6853793127005</text:p>
          </table:table-cell>
          <table:table-cell office:value-type="float" office:value="10.7338791684286" calcext:value-type="float">
            <text:p>10,7338791684286</text:p>
          </table:table-cell>
          <table:table-cell office:value-type="float" office:value="23.5132830754056" calcext:value-type="float">
            <text:p>23,5132830754056</text:p>
          </table:table-cell>
          <table:table-cell office:value-type="float" office:value="86.0712353348131" calcext:value-type="float">
            <text:p>86,0712353348131</text:p>
          </table:table-cell>
        </table:table-row>
        <table:table-row table:style-name="ro1">
          <table:table-cell office:value-type="float" office:value="11.0417098735461" calcext:value-type="float">
            <text:p>11,0417098735461</text:p>
          </table:table-cell>
          <table:table-cell office:value-type="float" office:value="21.027659012073" calcext:value-type="float">
            <text:p>21,027659012073</text:p>
          </table:table-cell>
          <table:table-cell office:value-type="float" office:value="18.0853620369544" calcext:value-type="float">
            <text:p>18,0853620369544</text:p>
          </table:table-cell>
          <table:table-cell office:value-type="float" office:value="49.4678975393837" calcext:value-type="float">
            <text:p>49,4678975393837</text:p>
          </table:table-cell>
        </table:table-row>
        <table:table-row table:style-name="ro1">
          <table:table-cell office:value-type="float" office:value="11.2180777823487" calcext:value-type="float">
            <text:p>11,2180777823487</text:p>
          </table:table-cell>
          <table:table-cell office:value-type="float" office:value="19.1859897299722" calcext:value-type="float">
            <text:p>19,1859897299722</text:p>
          </table:table-cell>
          <table:table-cell office:value-type="float" office:value="27.115236943334" calcext:value-type="float">
            <text:p>27,115236943334</text:p>
          </table:table-cell>
          <table:table-cell office:value-type="float" office:value="57.0317359392281" calcext:value-type="float">
            <text:p>57,0317359392281</text:p>
          </table:table-cell>
        </table:table-row>
        <table:table-row table:style-name="ro1">
          <table:table-cell office:value-type="float" office:value="10.5491403692893" calcext:value-type="float">
            <text:p>10,5491403692893</text:p>
          </table:table-cell>
          <table:table-cell office:value-type="float" office:value="19.3576313342789" calcext:value-type="float">
            <text:p>19,3576313342789</text:p>
          </table:table-cell>
          <table:table-cell office:value-type="float" office:value="26.3750642460772" calcext:value-type="float">
            <text:p>26,3750642460772</text:p>
          </table:table-cell>
          <table:table-cell office:value-type="float" office:value="45.6133241283341" calcext:value-type="float">
            <text:p>45,6133241283341</text:p>
          </table:table-cell>
        </table:table-row>
        <table:table-row table:style-name="ro1">
          <table:table-cell office:value-type="float" office:value="11.3179807274329" calcext:value-type="float">
            <text:p>11,3179807274329</text:p>
          </table:table-cell>
          <table:table-cell office:value-type="float" office:value="26.5045104310355" calcext:value-type="float">
            <text:p>26,5045104310355</text:p>
          </table:table-cell>
          <table:table-cell office:value-type="float" office:value="45.3287424292114" calcext:value-type="float">
            <text:p>45,3287424292114</text:p>
          </table:table-cell>
          <table:table-cell office:value-type="float" office:value="43.0263849140872" calcext:value-type="float">
            <text:p>43,0263849140872</text:p>
          </table:table-cell>
        </table:table-row>
        <table:table-row table:style-name="ro1">
          <table:table-cell office:value-type="float" office:value="10.3277426596668" calcext:value-type="float">
            <text:p>10,3277426596668</text:p>
          </table:table-cell>
          <table:table-cell office:value-type="float" office:value="20.3749041706071" calcext:value-type="float">
            <text:p>20,3749041706071</text:p>
          </table:table-cell>
          <table:table-cell office:value-type="float" office:value="22.2888170554022" calcext:value-type="float">
            <text:p>22,2888170554022</text:p>
          </table:table-cell>
          <table:table-cell office:value-type="float" office:value="49.2020812741544" calcext:value-type="float">
            <text:p>49,2020812741544</text:p>
          </table:table-cell>
        </table:table-row>
        <table:table-row table:style-name="ro1">
          <table:table-cell office:value-type="float" office:value="10.1575590603699" calcext:value-type="float">
            <text:p>10,1575590603699</text:p>
          </table:table-cell>
          <table:table-cell office:value-type="float" office:value="13.3674199607667" calcext:value-type="float">
            <text:p>13,3674199607667</text:p>
          </table:table-cell>
          <table:table-cell office:value-type="float" office:value="27.2765215071712" calcext:value-type="float">
            <text:p>27,2765215071712</text:p>
          </table:table-cell>
          <table:table-cell office:value-type="float" office:value="43.1690239950542" calcext:value-type="float">
            <text:p>43,1690239950542</text:p>
          </table:table-cell>
        </table:table-row>
        <table:table-row table:style-name="ro1">
          <table:table-cell office:value-type="float" office:value="11.0483764108155" calcext:value-type="float">
            <text:p>11,0483764108155</text:p>
          </table:table-cell>
          <table:table-cell office:value-type="float" office:value="17.7021384180602" calcext:value-type="float">
            <text:p>17,7021384180602</text:p>
          </table:table-cell>
          <table:table-cell office:value-type="float" office:value="26.9606011844663" calcext:value-type="float">
            <text:p>26,9606011844663</text:p>
          </table:table-cell>
          <table:table-cell office:value-type="float" office:value="48.2148094074325" calcext:value-type="float">
            <text:p>48,2148094074325</text:p>
          </table:table-cell>
        </table:table-row>
        <table:table-row table:style-name="ro1">
          <table:table-cell office:value-type="float" office:value="10.5776117812772" calcext:value-type="float">
            <text:p>10,5776117812772</text:p>
          </table:table-cell>
          <table:table-cell office:value-type="float" office:value="11.1865173007258" calcext:value-type="float">
            <text:p>11,1865173007258</text:p>
          </table:table-cell>
          <table:table-cell office:value-type="float" office:value="26.36535778117" calcext:value-type="float">
            <text:p>26,36535778117</text:p>
          </table:table-cell>
          <table:table-cell office:value-type="float" office:value="31.202463873303" calcext:value-type="float">
            <text:p>31,202463873303</text:p>
          </table:table-cell>
        </table:table-row>
        <table:table-row table:style-name="ro1">
          <table:table-cell office:value-type="float" office:value="11.1102794276662" calcext:value-type="float">
            <text:p>11,1102794276662</text:p>
          </table:table-cell>
          <table:table-cell office:value-type="float" office:value="19.2600081006236" calcext:value-type="float">
            <text:p>19,2600081006236</text:p>
          </table:table-cell>
          <table:table-cell office:value-type="float" office:value="27.6614137137208" calcext:value-type="float">
            <text:p>27,6614137137208</text:p>
          </table:table-cell>
          <table:table-cell office:value-type="float" office:value="46.8337758727089" calcext:value-type="float">
            <text:p>46,8337758727089</text:p>
          </table:table-cell>
        </table:table-row>
        <table:table-row table:style-name="ro1">
          <table:table-cell office:value-type="float" office:value="10.1331937179201" calcext:value-type="float">
            <text:p>10,1331937179201</text:p>
          </table:table-cell>
          <table:table-cell office:value-type="float" office:value="18.3839513880771" calcext:value-type="float">
            <text:p>18,3839513880771</text:p>
          </table:table-cell>
          <table:table-cell office:value-type="float" office:value="25.0478513021259" calcext:value-type="float">
            <text:p>25,0478513021259</text:p>
          </table:table-cell>
          <table:table-cell office:value-type="float" office:value="32.5895449421768" calcext:value-type="float">
            <text:p>32,5895449421768</text:p>
          </table:table-cell>
        </table:table-row>
        <table:table-row table:style-name="ro1">
          <table:table-cell office:value-type="float" office:value="28.237180552038" calcext:value-type="float">
            <text:p>28,237180552038</text:p>
          </table:table-cell>
          <table:table-cell office:value-type="float" office:value="18.7645870443348" calcext:value-type="float">
            <text:p>18,7645870443348</text:p>
          </table:table-cell>
          <table:table-cell office:value-type="float" office:value="17.8290101000306" calcext:value-type="float">
            <text:p>17,8290101000306</text:p>
          </table:table-cell>
          <table:table-cell office:value-type="float" office:value="50.5136058383059" calcext:value-type="float">
            <text:p>50,5136058383059</text:p>
          </table:table-cell>
        </table:table-row>
        <table:table-row table:style-name="ro1">
          <table:table-cell office:value-type="float" office:value="9.39876463839982" calcext:value-type="float">
            <text:p>9,39876463839982</text:p>
          </table:table-cell>
          <table:table-cell office:value-type="float" office:value="13.3444664890504" calcext:value-type="float">
            <text:p>13,3444664890504</text:p>
          </table:table-cell>
          <table:table-cell office:value-type="float" office:value="17.8612398445756" calcext:value-type="float">
            <text:p>17,8612398445756</text:p>
          </table:table-cell>
          <table:table-cell office:value-type="float" office:value="45.7430470417797" calcext:value-type="float">
            <text:p>45,7430470417797</text:p>
          </table:table-cell>
        </table:table-row>
        <table:table-row table:style-name="ro1">
          <table:table-cell office:value-type="float" office:value="8.93024564939417" calcext:value-type="float">
            <text:p>8,93024564939417</text:p>
          </table:table-cell>
          <table:table-cell office:value-type="float" office:value="20.610577728404" calcext:value-type="float">
            <text:p>20,610577728404</text:p>
          </table:table-cell>
          <table:table-cell office:value-type="float" office:value="23.3107933742822" calcext:value-type="float">
            <text:p>23,3107933742822</text:p>
          </table:table-cell>
          <table:table-cell office:value-type="float" office:value="53.9212475626964" calcext:value-type="float">
            <text:p>53,9212475626964</text:p>
          </table:table-cell>
        </table:table-row>
        <table:table-row table:style-name="ro1">
          <table:table-cell office:value-type="float" office:value="9.24715013699303" calcext:value-type="float">
            <text:p>9,24715013699303</text:p>
          </table:table-cell>
          <table:table-cell office:value-type="float" office:value="19.5527087816929" calcext:value-type="float">
            <text:p>19,5527087816929</text:p>
          </table:table-cell>
          <table:table-cell office:value-type="float" office:value="21.4123545589037" calcext:value-type="float">
            <text:p>21,4123545589037</text:p>
          </table:table-cell>
          <table:table-cell office:value-type="float" office:value="47.5886428318291" calcext:value-type="float">
            <text:p>47,5886428318291</text:p>
          </table:table-cell>
        </table:table-row>
        <table:table-row table:style-name="ro1">
          <table:table-cell office:value-type="float" office:value="8.86958482082619" calcext:value-type="float">
            <text:p>8,86958482082619</text:p>
          </table:table-cell>
          <table:table-cell office:value-type="float" office:value="20.1376258733406" calcext:value-type="float">
            <text:p>20,1376258733406</text:p>
          </table:table-cell>
          <table:table-cell office:value-type="float" office:value="25.275819856171" calcext:value-type="float">
            <text:p>25,275819856171</text:p>
          </table:table-cell>
          <table:table-cell office:value-type="float" office:value="52.7014600783655" calcext:value-type="float">
            <text:p>52,7014600783655</text:p>
          </table:table-cell>
        </table:table-row>
        <table:table-row table:style-name="ro1">
          <table:table-cell office:value-type="float" office:value="9.87089795778411" calcext:value-type="float">
            <text:p>9,87089795778411</text:p>
          </table:table-cell>
          <table:table-cell office:value-type="float" office:value="19.2300270094901" calcext:value-type="float">
            <text:p>19,2300270094901</text:p>
          </table:table-cell>
          <table:table-cell office:value-type="float" office:value="26.2401707288103" calcext:value-type="float">
            <text:p>26,2401707288103</text:p>
          </table:table-cell>
          <table:table-cell office:value-type="float" office:value="34.4177192824622" calcext:value-type="float">
            <text:p>34,4177192824622</text:p>
          </table:table-cell>
        </table:table-row>
        <table:table-row table:style-name="ro1">
          <table:table-cell office:value-type="float" office:value="9.58308407403541" calcext:value-type="float">
            <text:p>9,58308407403541</text:p>
          </table:table-cell>
          <table:table-cell office:value-type="float" office:value="14.7484160186221" calcext:value-type="float">
            <text:p>14,7484160186221</text:p>
          </table:table-cell>
          <table:table-cell office:value-type="float" office:value="29.5851807218787" calcext:value-type="float">
            <text:p>29,5851807218787</text:p>
          </table:table-cell>
          <table:table-cell office:value-type="float" office:value="49.5443135843017" calcext:value-type="float">
            <text:p>49,5443135843017</text:p>
          </table:table-cell>
        </table:table-row>
        <table:table-row table:style-name="ro1">
          <table:table-cell office:value-type="float" office:value="10.2069526895523" calcext:value-type="float">
            <text:p>10,2069526895523</text:p>
          </table:table-cell>
          <table:table-cell office:value-type="float" office:value="18.7953999412526" calcext:value-type="float">
            <text:p>18,7953999412526</text:p>
          </table:table-cell>
          <table:table-cell office:value-type="float" office:value="9.22502342450236" calcext:value-type="float">
            <text:p>9,22502342450236</text:p>
          </table:table-cell>
          <table:table-cell office:value-type="float" office:value="47.3686958753296" calcext:value-type="float">
            <text:p>47,3686958753296</text:p>
          </table:table-cell>
        </table:table-row>
        <table:table-row table:style-name="ro1">
          <table:table-cell office:value-type="float" office:value="9.65471154188383" calcext:value-type="float">
            <text:p>9,65471154188383</text:p>
          </table:table-cell>
          <table:table-cell office:value-type="float" office:value="18.9662496208743" calcext:value-type="float">
            <text:p>18,9662496208743</text:p>
          </table:table-cell>
          <table:table-cell office:value-type="float" office:value="24.7326299436878" calcext:value-type="float">
            <text:p>24,7326299436878</text:p>
          </table:table-cell>
          <table:table-cell office:value-type="float" office:value="43.9348896858744" calcext:value-type="float">
            <text:p>43,9348896858744</text:p>
          </table:table-cell>
        </table:table-row>
        <table:table-row table:style-name="ro1">
          <table:table-cell office:value-type="float" office:value="9.54521350078389" calcext:value-type="float">
            <text:p>9,54521350078389</text:p>
          </table:table-cell>
          <table:table-cell office:value-type="float" office:value="19.6027586116972" calcext:value-type="float">
            <text:p>19,6027586116972</text:p>
          </table:table-cell>
          <table:table-cell office:value-type="float" office:value="23.8251997900661" calcext:value-type="float">
            <text:p>23,8251997900661</text:p>
          </table:table-cell>
          <table:table-cell office:value-type="float" office:value="45.3170456970612" calcext:value-type="float">
            <text:p>45,3170456970612</text:p>
          </table:table-cell>
        </table:table-row>
        <table:table-row table:style-name="ro1">
          <table:table-cell office:value-type="float" office:value="10.0119728815789" calcext:value-type="float">
            <text:p>10,0119728815789</text:p>
          </table:table-cell>
          <table:table-cell office:value-type="float" office:value="12.6102801402231" calcext:value-type="float">
            <text:p>12,6102801402231</text:p>
          </table:table-cell>
          <table:table-cell office:value-type="float" office:value="24.9338962515244" calcext:value-type="float">
            <text:p>24,9338962515244</text:p>
          </table:table-cell>
          <table:table-cell office:value-type="float" office:value="47.5418924559576" calcext:value-type="float">
            <text:p>47,5418924559576</text:p>
          </table:table-cell>
        </table:table-row>
        <table:table-row table:style-name="ro1">
          <table:table-cell office:value-type="float" office:value="10.025133799855" calcext:value-type="float">
            <text:p>10,025133799855</text:p>
          </table:table-cell>
          <table:table-cell office:value-type="float" office:value="18.0428977228214" calcext:value-type="float">
            <text:p>18,0428977228214</text:p>
          </table:table-cell>
          <table:table-cell office:value-type="float" office:value="26.6619796099064" calcext:value-type="float">
            <text:p>26,6619796099064</text:p>
          </table:table-cell>
          <table:table-cell office:value-type="float" office:value="59.1126304734596" calcext:value-type="float">
            <text:p>59,1126304734596</text:p>
          </table:table-cell>
        </table:table-row>
        <table:table-row table:style-name="ro1">
          <table:table-cell office:value-type="float" office:value="10.0967355869349" calcext:value-type="float">
            <text:p>10,0967355869349</text:p>
          </table:table-cell>
          <table:table-cell office:value-type="float" office:value="19.7870064415657" calcext:value-type="float">
            <text:p>19,7870064415657</text:p>
          </table:table-cell>
          <table:table-cell office:value-type="float" office:value="24.6051204199538" calcext:value-type="float">
            <text:p>24,6051204199538</text:p>
          </table:table-cell>
          <table:table-cell office:value-type="float" office:value="49.2890378343532" calcext:value-type="float">
            <text:p>49,2890378343532</text:p>
          </table:table-cell>
        </table:table-row>
        <table:table-row table:style-name="ro1">
          <table:table-cell office:value-type="float" office:value="9.75220905498713" calcext:value-type="float">
            <text:p>9,75220905498713</text:p>
          </table:table-cell>
          <table:table-cell office:value-type="float" office:value="10.5163818963883" calcext:value-type="float">
            <text:p>10,5163818963883</text:p>
          </table:table-cell>
          <table:table-cell office:value-type="float" office:value="26.5507018641291" calcext:value-type="float">
            <text:p>26,5507018641291</text:p>
          </table:table-cell>
          <table:table-cell office:value-type="float" office:value="47.7398158091941" calcext:value-type="float">
            <text:p>47,7398158091941</text:p>
          </table:table-cell>
        </table:table-row>
        <table:table-row table:style-name="ro1">
          <table:table-cell office:value-type="float" office:value="9.91336158403523" calcext:value-type="float">
            <text:p>9,91336158403523</text:p>
          </table:table-cell>
          <table:table-cell office:value-type="float" office:value="25.3929548778888" calcext:value-type="float">
            <text:p>25,3929548778888</text:p>
          </table:table-cell>
          <table:table-cell office:value-type="float" office:value="25.7851392281329" calcext:value-type="float">
            <text:p>25,7851392281329</text:p>
          </table:table-cell>
          <table:table-cell office:value-type="float" office:value="49.6428808565188" calcext:value-type="float">
            <text:p>49,6428808565188</text:p>
          </table:table-cell>
        </table:table-row>
        <table:table-row table:style-name="ro1">
          <table:table-cell office:value-type="float" office:value="9.83772981858311" calcext:value-type="float">
            <text:p>9,83772981858311</text:p>
          </table:table-cell>
          <table:table-cell office:value-type="float" office:value="20.3889252256422" calcext:value-type="float">
            <text:p>20,3889252256422</text:p>
          </table:table-cell>
          <table:table-cell office:value-type="float" office:value="26.3891415016707" calcext:value-type="float">
            <text:p>26,3891415016707</text:p>
          </table:table-cell>
          <table:table-cell office:value-type="float" office:value="48.2823440495405" calcext:value-type="float">
            <text:p>48,2823440495405</text:p>
          </table:table-cell>
        </table:table-row>
        <table:table-row table:style-name="ro1">
          <table:table-cell office:value-type="float" office:value="9.79300057786833" calcext:value-type="float">
            <text:p>9,79300057786833</text:p>
          </table:table-cell>
          <table:table-cell office:value-type="float" office:value="20.7713498340661" calcext:value-type="float">
            <text:p>20,7713498340661</text:p>
          </table:table-cell>
          <table:table-cell office:value-type="float" office:value="30.8818236526889" calcext:value-type="float">
            <text:p>30,8818236526889</text:p>
          </table:table-cell>
          <table:table-cell office:value-type="float" office:value="17.1350552761388" calcext:value-type="float">
            <text:p>17,1350552761388</text:p>
          </table:table-cell>
        </table:table-row>
        <table:table-row table:style-name="ro1">
          <table:table-cell office:value-type="float" office:value="10.1550166642904" calcext:value-type="float">
            <text:p>10,1550166642904</text:p>
          </table:table-cell>
          <table:table-cell office:value-type="float" office:value="20.6970190614706" calcext:value-type="float">
            <text:p>20,6970190614706</text:p>
          </table:table-cell>
          <table:table-cell office:value-type="float" office:value="25.3896744666777" calcext:value-type="float">
            <text:p>25,3896744666777</text:p>
          </table:table-cell>
          <table:table-cell office:value-type="float" office:value="79.8306183189221" calcext:value-type="float">
            <text:p>79,8306183189221</text:p>
          </table:table-cell>
        </table:table-row>
        <table:table-row table:style-name="ro1">
          <table:table-cell office:value-type="float" office:value="10.0105319051253" calcext:value-type="float">
            <text:p>10,0105319051253</text:p>
          </table:table-cell>
          <table:table-cell office:value-type="float" office:value="21.0056370488891" calcext:value-type="float">
            <text:p>21,0056370488891</text:p>
          </table:table-cell>
          <table:table-cell office:value-type="float" office:value="25.1732112431735" calcext:value-type="float">
            <text:p>25,1732112431735</text:p>
          </table:table-cell>
          <table:table-cell office:value-type="float" office:value="52.4362588687324" calcext:value-type="float">
            <text:p>52,4362588687324</text:p>
          </table:table-cell>
        </table:table-row>
        <table:table-row table:style-name="ro1">
          <table:table-cell office:value-type="float" office:value="10.0385562815138" calcext:value-type="float">
            <text:p>10,0385562815138</text:p>
          </table:table-cell>
          <table:table-cell office:value-type="float" office:value="13.5191001253506" calcext:value-type="float">
            <text:p>13,5191001253506</text:p>
          </table:table-cell>
          <table:table-cell office:value-type="float" office:value="9.21729612343207" calcext:value-type="float">
            <text:p>9,21729612343207</text:p>
          </table:table-cell>
          <table:table-cell office:value-type="float" office:value="47.5105892013861" calcext:value-type="float">
            <text:p>47,5105892013861</text:p>
          </table:table-cell>
        </table:table-row>
        <table:table-row table:style-name="ro1">
          <table:table-cell office:value-type="float" office:value="9.97671603987486" calcext:value-type="float">
            <text:p>9,97671603987486</text:p>
          </table:table-cell>
          <table:table-cell office:value-type="float" office:value="21.4556724646855" calcext:value-type="float">
            <text:p>21,4556724646855</text:p>
          </table:table-cell>
          <table:table-cell office:value-type="float" office:value="21.1488096292832" calcext:value-type="float">
            <text:p>21,1488096292832</text:p>
          </table:table-cell>
          <table:table-cell office:value-type="float" office:value="50.8445103620092" calcext:value-type="float">
            <text:p>50,8445103620092</text:p>
          </table:table-cell>
        </table:table-row>
        <table:table-row table:style-name="ro1">
          <table:table-cell office:value-type="float" office:value="9.69908600753776" calcext:value-type="float">
            <text:p>9,69908600753776</text:p>
          </table:table-cell>
          <table:table-cell office:value-type="float" office:value="18.8596825759379" calcext:value-type="float">
            <text:p>18,8596825759379</text:p>
          </table:table-cell>
          <table:table-cell office:value-type="float" office:value="26.9205371125203" calcext:value-type="float">
            <text:p>26,9205371125203</text:p>
          </table:table-cell>
          <table:table-cell office:value-type="float" office:value="49.0086616655214" calcext:value-type="float">
            <text:p>49,0086616655214</text:p>
          </table:table-cell>
        </table:table-row>
        <table:table-row table:style-name="ro1">
          <table:table-cell office:value-type="float" office:value="9.7015161691476" calcext:value-type="float">
            <text:p>9,7015161691476</text:p>
          </table:table-cell>
          <table:table-cell office:value-type="float" office:value="20.0883594220715" calcext:value-type="float">
            <text:p>20,0883594220715</text:p>
          </table:table-cell>
          <table:table-cell office:value-type="float" office:value="27.4164576111689" calcext:value-type="float">
            <text:p>27,4164576111689</text:p>
          </table:table-cell>
          <table:table-cell office:value-type="float" office:value="44.7628252498299" calcext:value-type="float">
            <text:p>44,7628252498299</text:p>
          </table:table-cell>
        </table:table-row>
        <table:table-row table:style-name="ro1">
          <table:table-cell office:value-type="float" office:value="9.86690982955316" calcext:value-type="float">
            <text:p>9,86690982955316</text:p>
          </table:table-cell>
          <table:table-cell office:value-type="float" office:value="20.0953870414887" calcext:value-type="float">
            <text:p>20,0953870414887</text:p>
          </table:table-cell>
          <table:table-cell office:value-type="float" office:value="26.3994646028981" calcext:value-type="float">
            <text:p>26,3994646028981</text:p>
          </table:table-cell>
          <table:table-cell office:value-type="float" office:value="47.3101933246527" calcext:value-type="float">
            <text:p>47,3101933246527</text:p>
          </table:table-cell>
        </table:table-row>
        <table:table-row table:style-name="ro1">
          <table:table-cell office:value-type="float" office:value="12.7510674782602" calcext:value-type="float">
            <text:p>12,7510674782602</text:p>
          </table:table-cell>
          <table:table-cell office:value-type="float" office:value="11.452656220147" calcext:value-type="float">
            <text:p>11,452656220147</text:p>
          </table:table-cell>
          <table:table-cell office:value-type="float" office:value="26.026588983438" calcext:value-type="float">
            <text:p>26,026588983438</text:p>
          </table:table-cell>
          <table:table-cell office:value-type="float" office:value="46.2424475837165" calcext:value-type="float">
            <text:p>46,2424475837165</text:p>
          </table:table-cell>
        </table:table-row>
        <table:table-row table:style-name="ro1">
          <table:table-cell office:value-type="float" office:value="10.0410254398461" calcext:value-type="float">
            <text:p>10,0410254398461</text:p>
          </table:table-cell>
          <table:table-cell office:value-type="float" office:value="21.1538779434381" calcext:value-type="float">
            <text:p>21,1538779434381</text:p>
          </table:table-cell>
          <table:table-cell office:value-type="float" office:value="18.3574229693739" calcext:value-type="float">
            <text:p>18,3574229693739</text:p>
          </table:table-cell>
          <table:table-cell office:value-type="float" office:value="30.7631988546512" calcext:value-type="float">
            <text:p>30,7631988546512</text:p>
          </table:table-cell>
        </table:table-row>
        <table:table-row table:style-name="ro1">
          <table:table-cell office:value-type="float" office:value="10.1133301190707" calcext:value-type="float">
            <text:p>10,1133301190707</text:p>
          </table:table-cell>
          <table:table-cell office:value-type="float" office:value="21.3732021496438" calcext:value-type="float">
            <text:p>21,3732021496438</text:p>
          </table:table-cell>
          <table:table-cell office:value-type="float" office:value="25.5505021104111" calcext:value-type="float">
            <text:p>25,5505021104111</text:p>
          </table:table-cell>
          <table:table-cell office:value-type="float" office:value="23.289704433702" calcext:value-type="float">
            <text:p>23,289704433702</text:p>
          </table:table-cell>
        </table:table-row>
        <table:table-row table:style-name="ro1">
          <table:table-cell office:value-type="float" office:value="10.7835277920647" calcext:value-type="float">
            <text:p>10,7835277920647</text:p>
          </table:table-cell>
          <table:table-cell office:value-type="float" office:value="18.614222006476" calcext:value-type="float">
            <text:p>18,614222006476</text:p>
          </table:table-cell>
          <table:table-cell office:value-type="float" office:value="30.9251528509981" calcext:value-type="float">
            <text:p>30,9251528509981</text:p>
          </table:table-cell>
          <table:table-cell office:value-type="float" office:value="45.791478057068" calcext:value-type="float">
            <text:p>45,791478057068</text:p>
          </table:table-cell>
        </table:table-row>
        <table:table-row table:style-name="ro1">
          <table:table-cell office:value-type="float" office:value="9.07679818599173" calcext:value-type="float">
            <text:p>9,07679818599173</text:p>
          </table:table-cell>
          <table:table-cell office:value-type="float" office:value="10.7488070436965" calcext:value-type="float">
            <text:p>10,7488070436965</text:p>
          </table:table-cell>
          <table:table-cell office:value-type="float" office:value="25.8483407461986" calcext:value-type="float">
            <text:p>25,8483407461986</text:p>
          </table:table-cell>
          <table:table-cell office:value-type="float" office:value="45.7591399714558" calcext:value-type="float">
            <text:p>45,7591399714558</text:p>
          </table:table-cell>
        </table:table-row>
        <table:table-row table:style-name="ro1">
          <table:table-cell office:value-type="float" office:value="9.60563844673768" calcext:value-type="float">
            <text:p>9,60563844673768</text:p>
          </table:table-cell>
          <table:table-cell office:value-type="float" office:value="9.37168230111789" calcext:value-type="float">
            <text:p>9,37168230111789</text:p>
          </table:table-cell>
          <table:table-cell office:value-type="float" office:value="23.0253846118762" calcext:value-type="float">
            <text:p>23,0253846118762</text:p>
          </table:table-cell>
          <table:table-cell office:value-type="float" office:value="43.9250718609192" calcext:value-type="float">
            <text:p>43,9250718609192</text:p>
          </table:table-cell>
        </table:table-row>
        <table:table-row table:style-name="ro1">
          <table:table-cell office:value-type="float" office:value="9.96898707970202" calcext:value-type="float">
            <text:p>9,96898707970202</text:p>
          </table:table-cell>
          <table:table-cell office:value-type="float" office:value="21.0150784243607" calcext:value-type="float">
            <text:p>21,0150784243607</text:p>
          </table:table-cell>
          <table:table-cell office:value-type="float" office:value="16.2064670528255" calcext:value-type="float">
            <text:p>16,2064670528255</text:p>
          </table:table-cell>
          <table:table-cell office:value-type="float" office:value="44.4897359521749" calcext:value-type="float">
            <text:p>44,4897359521749</text:p>
          </table:table-cell>
        </table:table-row>
        <table:table-row table:style-name="ro1">
          <table:table-cell office:value-type="float" office:value="9.25342765817698" calcext:value-type="float">
            <text:p>9,25342765817698</text:p>
          </table:table-cell>
          <table:table-cell office:value-type="float" office:value="20.2563452589473" calcext:value-type="float">
            <text:p>20,2563452589473</text:p>
          </table:table-cell>
          <table:table-cell office:value-type="float" office:value="25.1924282324749" calcext:value-type="float">
            <text:p>25,1924282324749</text:p>
          </table:table-cell>
          <table:table-cell office:value-type="float" office:value="43.1066235295359" calcext:value-type="float">
            <text:p>43,1066235295359</text:p>
          </table:table-cell>
        </table:table-row>
        <table:table-row table:style-name="ro1">
          <table:table-cell office:value-type="float" office:value="10.8764883694033" calcext:value-type="float">
            <text:p>10,8764883694033</text:p>
          </table:table-cell>
          <table:table-cell office:value-type="float" office:value="16.3056646954972" calcext:value-type="float">
            <text:p>16,3056646954972</text:p>
          </table:table-cell>
          <table:table-cell office:value-type="float" office:value="26.2257361699284" calcext:value-type="float">
            <text:p>26,2257361699284</text:p>
          </table:table-cell>
          <table:table-cell office:value-type="float" office:value="37.7404249042875" calcext:value-type="float">
            <text:p>37,7404249042875</text:p>
          </table:table-cell>
        </table:table-row>
        <table:table-row table:style-name="ro1">
          <table:table-cell office:value-type="float" office:value="9.32285038449443" calcext:value-type="float">
            <text:p>9,32285038449443</text:p>
          </table:table-cell>
          <table:table-cell office:value-type="float" office:value="20.0460778604704" calcext:value-type="float">
            <text:p>20,0460778604704</text:p>
          </table:table-cell>
          <table:table-cell office:value-type="float" office:value="15.9483796427867" calcext:value-type="float">
            <text:p>15,9483796427867</text:p>
          </table:table-cell>
          <table:table-cell office:value-type="float" office:value="51.6820653954902" calcext:value-type="float">
            <text:p>51,6820653954902</text:p>
          </table:table-cell>
        </table:table-row>
        <table:table-row table:style-name="ro1">
          <table:table-cell office:value-type="float" office:value="10.2631479178235" calcext:value-type="float">
            <text:p>10,2631479178235</text:p>
          </table:table-cell>
          <table:table-cell office:value-type="float" office:value="18.7199496492282" calcext:value-type="float">
            <text:p>18,7199496492282</text:p>
          </table:table-cell>
          <table:table-cell office:value-type="float" office:value="27.4915052974745" calcext:value-type="float">
            <text:p>27,4915052974745</text:p>
          </table:table-cell>
          <table:table-cell office:value-type="float" office:value="35.7485504417803" calcext:value-type="float">
            <text:p>35,7485504417803</text:p>
          </table:table-cell>
        </table:table-row>
        <table:table-row table:style-name="ro1">
          <table:table-cell office:value-type="float" office:value="9.10051009555473" calcext:value-type="float">
            <text:p>9,10051009555473</text:p>
          </table:table-cell>
          <table:table-cell office:value-type="float" office:value="14.9587755234473" calcext:value-type="float">
            <text:p>14,9587755234473</text:p>
          </table:table-cell>
          <table:table-cell office:value-type="float" office:value="25.8331199554264" calcext:value-type="float">
            <text:p>25,8331199554264</text:p>
          </table:table-cell>
          <table:table-cell office:value-type="float" office:value="52.1262201061322" calcext:value-type="float">
            <text:p>52,1262201061322</text:p>
          </table:table-cell>
        </table:table-row>
        <table:table-row table:style-name="ro1">
          <table:table-cell office:value-type="float" office:value="10.3680785866924" calcext:value-type="float">
            <text:p>10,3680785866924</text:p>
          </table:table-cell>
          <table:table-cell office:value-type="float" office:value="20.6369562269055" calcext:value-type="float">
            <text:p>20,6369562269055</text:p>
          </table:table-cell>
          <table:table-cell office:value-type="float" office:value="27.0251248893548" calcext:value-type="float">
            <text:p>27,0251248893548</text:p>
          </table:table-cell>
          <table:table-cell office:value-type="float" office:value="34.5089043498853" calcext:value-type="float">
            <text:p>34,5089043498853</text:p>
          </table:table-cell>
        </table:table-row>
        <table:table-row table:style-name="ro1">
          <table:table-cell office:value-type="float" office:value="9.45307090347841" calcext:value-type="float">
            <text:p>9,45307090347841</text:p>
          </table:table-cell>
          <table:table-cell office:value-type="float" office:value="17.2566000709789" calcext:value-type="float">
            <text:p>17,2566000709789</text:p>
          </table:table-cell>
          <table:table-cell office:value-type="float" office:value="25.3870778432411" calcext:value-type="float">
            <text:p>25,3870778432411</text:p>
          </table:table-cell>
          <table:table-cell office:value-type="float" office:value="43.6658751315446" calcext:value-type="float">
            <text:p>43,6658751315446</text:p>
          </table:table-cell>
        </table:table-row>
        <table:table-row table:style-name="ro1">
          <table:table-cell office:value-type="float" office:value="10.1410263523064" calcext:value-type="float">
            <text:p>10,1410263523064</text:p>
          </table:table-cell>
          <table:table-cell office:value-type="float" office:value="14.9659085429125" calcext:value-type="float">
            <text:p>14,9659085429125</text:p>
          </table:table-cell>
          <table:table-cell office:value-type="float" office:value="26.1001638227786" calcext:value-type="float">
            <text:p>26,1001638227786</text:p>
          </table:table-cell>
          <table:table-cell office:value-type="float" office:value="42.5905565185795" calcext:value-type="float">
            <text:p>42,5905565185795</text:p>
          </table:table-cell>
        </table:table-row>
        <table:table-row table:style-name="ro1">
          <table:table-cell office:value-type="float" office:value="9.37993017256883" calcext:value-type="float">
            <text:p>9,37993017256883</text:p>
          </table:table-cell>
          <table:table-cell office:value-type="float" office:value="18.7189336307474" calcext:value-type="float">
            <text:p>18,7189336307474</text:p>
          </table:table-cell>
          <table:table-cell office:value-type="float" office:value="27.4389726580121" calcext:value-type="float">
            <text:p>27,4389726580121</text:p>
          </table:table-cell>
          <table:table-cell office:value-type="float" office:value="47.4563951151609" calcext:value-type="float">
            <text:p>47,4563951151609</text:p>
          </table:table-cell>
        </table:table-row>
        <table:table-row table:style-name="ro1">
          <table:table-cell office:value-type="float" office:value="10.7633807536226" calcext:value-type="float">
            <text:p>10,7633807536226</text:p>
          </table:table-cell>
          <table:table-cell office:value-type="float" office:value="19.0995445987056" calcext:value-type="float">
            <text:p>19,0995445987056</text:p>
          </table:table-cell>
          <table:table-cell office:value-type="float" office:value="27.8476658739312" calcext:value-type="float">
            <text:p>27,8476658739312</text:p>
          </table:table-cell>
          <table:table-cell office:value-type="float" office:value="30.9185311454859" calcext:value-type="float">
            <text:p>30,9185311454859</text:p>
          </table:table-cell>
        </table:table-row>
        <table:table-row table:style-name="ro1">
          <table:table-cell office:value-type="float" office:value="9.11845905044295" calcext:value-type="float">
            <text:p>9,11845905044295</text:p>
          </table:table-cell>
          <table:table-cell office:value-type="float" office:value="19.2548729343206" calcext:value-type="float">
            <text:p>19,2548729343206</text:p>
          </table:table-cell>
          <table:table-cell office:value-type="float" office:value="25.1902786497885" calcext:value-type="float">
            <text:p>25,1902786497885</text:p>
          </table:table-cell>
          <table:table-cell office:value-type="float" office:value="51.2344602229531" calcext:value-type="float">
            <text:p>51,2344602229531</text:p>
          </table:table-cell>
        </table:table-row>
        <table:table-row table:style-name="ro1">
          <table:table-cell office:value-type="float" office:value="10.87988393768" calcext:value-type="float">
            <text:p>10,87988393768</text:p>
          </table:table-cell>
          <table:table-cell office:value-type="float" office:value="11.4384575992653" calcext:value-type="float">
            <text:p>11,4384575992653</text:p>
          </table:table-cell>
          <table:table-cell office:value-type="float" office:value="27.9887438665486" calcext:value-type="float">
            <text:p>27,9887438665486</text:p>
          </table:table-cell>
          <table:table-cell office:value-type="float" office:value="52.9425741732102" calcext:value-type="float">
            <text:p>52,9425741732102</text:p>
          </table:table-cell>
        </table:table-row>
        <table:table-row table:style-name="ro1">
          <table:table-cell office:value-type="float" office:value="10.3556681175396" calcext:value-type="float">
            <text:p>10,3556681175396</text:p>
          </table:table-cell>
          <table:table-cell office:value-type="float" office:value="20.821683579515" calcext:value-type="float">
            <text:p>20,821683579515</text:p>
          </table:table-cell>
          <table:table-cell office:value-type="float" office:value="17.2819326619077" calcext:value-type="float">
            <text:p>17,2819326619077</text:p>
          </table:table-cell>
          <table:table-cell office:value-type="float" office:value="52.691854447591" calcext:value-type="float">
            <text:p>52,691854447591</text:p>
          </table:table-cell>
        </table:table-row>
        <table:table-row table:style-name="ro1">
          <table:table-cell office:value-type="float" office:value="9.71254748591903" calcext:value-type="float">
            <text:p>9,71254748591903</text:p>
          </table:table-cell>
          <table:table-cell office:value-type="float" office:value="10.9661419426899" calcext:value-type="float">
            <text:p>10,9661419426899</text:p>
          </table:table-cell>
          <table:table-cell office:value-type="float" office:value="24.5971296694543" calcext:value-type="float">
            <text:p>24,5971296694543</text:p>
          </table:table-cell>
          <table:table-cell office:value-type="float" office:value="50.547775251956" calcext:value-type="float">
            <text:p>50,547775251956</text:p>
          </table:table-cell>
        </table:table-row>
        <table:table-row table:style-name="ro1">
          <table:table-cell office:value-type="float" office:value="10.4884005961367" calcext:value-type="float">
            <text:p>10,4884005961367</text:p>
          </table:table-cell>
          <table:table-cell office:value-type="float" office:value="19.3838541065835" calcext:value-type="float">
            <text:p>19,3838541065835</text:p>
          </table:table-cell>
          <table:table-cell office:value-type="float" office:value="14.0911212663105" calcext:value-type="float">
            <text:p>14,0911212663105</text:p>
          </table:table-cell>
          <table:table-cell office:value-type="float" office:value="42.5543558838228" calcext:value-type="float">
            <text:p>42,5543558838228</text:p>
          </table:table-cell>
        </table:table-row>
        <table:table-row table:style-name="ro1">
          <table:table-cell office:value-type="float" office:value="9.4845136754934" calcext:value-type="float">
            <text:p>9,4845136754934</text:p>
          </table:table-cell>
          <table:table-cell office:value-type="float" office:value="11.3521045743469" calcext:value-type="float">
            <text:p>11,3521045743469</text:p>
          </table:table-cell>
          <table:table-cell office:value-type="float" office:value="22.8504723030341" calcext:value-type="float">
            <text:p>22,8504723030341</text:p>
          </table:table-cell>
          <table:table-cell office:value-type="float" office:value="47.0549252628991" calcext:value-type="float">
            <text:p>47,0549252628991</text:p>
          </table:table-cell>
        </table:table-row>
        <table:table-row table:style-name="ro1">
          <table:table-cell office:value-type="float" office:value="10.2052140064123" calcext:value-type="float">
            <text:p>10,2052140064123</text:p>
          </table:table-cell>
          <table:table-cell office:value-type="float" office:value="19.7279634236814" calcext:value-type="float">
            <text:p>19,7279634236814</text:p>
          </table:table-cell>
          <table:table-cell office:value-type="float" office:value="21.5280549619737" calcext:value-type="float">
            <text:p>21,5280549619737</text:p>
          </table:table-cell>
          <table:table-cell office:value-type="float" office:value="42.1798792840417" calcext:value-type="float">
            <text:p>42,1798792840417</text:p>
          </table:table-cell>
        </table:table-row>
        <table:table-row table:style-name="ro1">
          <table:table-cell office:value-type="float" office:value="12.6372484100786" calcext:value-type="float">
            <text:p>12,6372484100786</text:p>
          </table:table-cell>
          <table:table-cell office:value-type="float" office:value="20.6288309277091" calcext:value-type="float">
            <text:p>20,6288309277091</text:p>
          </table:table-cell>
          <table:table-cell office:value-type="float" office:value="27.375586725346" calcext:value-type="float">
            <text:p>27,375586725346</text:p>
          </table:table-cell>
          <table:table-cell office:value-type="float" office:value="46.9253099841829" calcext:value-type="float">
            <text:p>46,9253099841829</text:p>
          </table:table-cell>
        </table:table-row>
        <table:table-row table:style-name="ro1">
          <table:table-cell office:value-type="float" office:value="10.7539892014756" calcext:value-type="float">
            <text:p>10,7539892014756</text:p>
          </table:table-cell>
          <table:table-cell office:value-type="float" office:value="19.5502969247384" calcext:value-type="float">
            <text:p>19,5502969247384</text:p>
          </table:table-cell>
          <table:table-cell office:value-type="float" office:value="25.7560568809874" calcext:value-type="float">
            <text:p>25,7560568809874</text:p>
          </table:table-cell>
          <table:table-cell office:value-type="float" office:value="43.0241953161646" calcext:value-type="float">
            <text:p>43,0241953161646</text:p>
          </table:table-cell>
        </table:table-row>
        <table:table-row table:style-name="ro1">
          <table:table-cell office:value-type="float" office:value="9.86544412347067" calcext:value-type="float">
            <text:p>9,86544412347067</text:p>
          </table:table-cell>
          <table:table-cell office:value-type="float" office:value="19.3641110633565" calcext:value-type="float">
            <text:p>19,3641110633565</text:p>
          </table:table-cell>
          <table:table-cell office:value-type="float" office:value="16.6366750310363" calcext:value-type="float">
            <text:p>16,6366750310363</text:p>
          </table:table-cell>
          <table:table-cell office:value-type="float" office:value="45.111018986344" calcext:value-type="float">
            <text:p>45,111018986344</text:p>
          </table:table-cell>
        </table:table-row>
        <table:table-row table:style-name="ro1">
          <table:table-cell office:value-type="float" office:value="10.4054869061112" calcext:value-type="float">
            <text:p>10,4054869061112</text:p>
          </table:table-cell>
          <table:table-cell office:value-type="float" office:value="20.0208112849979" calcext:value-type="float">
            <text:p>20,0208112849979</text:p>
          </table:table-cell>
          <table:table-cell office:value-type="float" office:value="29.6232351686475" calcext:value-type="float">
            <text:p>29,6232351686475</text:p>
          </table:table-cell>
          <table:table-cell office:value-type="float" office:value="46.6131769572774" calcext:value-type="float">
            <text:p>46,6131769572774</text:p>
          </table:table-cell>
        </table:table-row>
        <table:table-row table:style-name="ro1">
          <table:table-cell office:value-type="float" office:value="9.97433153296453" calcext:value-type="float">
            <text:p>9,97433153296453</text:p>
          </table:table-cell>
          <table:table-cell office:value-type="float" office:value="16.0454310274144" calcext:value-type="float">
            <text:p>16,0454310274144</text:p>
          </table:table-cell>
          <table:table-cell office:value-type="float" office:value="24.1332487377941" calcext:value-type="float">
            <text:p>24,1332487377941</text:p>
          </table:table-cell>
          <table:table-cell office:value-type="float" office:value="44.3228836700223" calcext:value-type="float">
            <text:p>44,3228836700223</text:p>
          </table:table-cell>
        </table:table-row>
        <table:table-row table:style-name="ro1">
          <table:table-cell office:value-type="float" office:value="10.3694777130047" calcext:value-type="float">
            <text:p>10,3694777130047</text:p>
          </table:table-cell>
          <table:table-cell office:value-type="float" office:value="20.3279375293946" calcext:value-type="float">
            <text:p>20,3279375293946</text:p>
          </table:table-cell>
          <table:table-cell office:value-type="float" office:value="26.270044247523" calcext:value-type="float">
            <text:p>26,270044247523</text:p>
          </table:table-cell>
          <table:table-cell office:value-type="float" office:value="43.1895714648862" calcext:value-type="float">
            <text:p>43,1895714648862</text:p>
          </table:table-cell>
        </table:table-row>
        <table:table-row table:style-name="ro1">
          <table:table-cell office:value-type="float" office:value="10.2030539684412" calcext:value-type="float">
            <text:p>10,2030539684412</text:p>
          </table:table-cell>
          <table:table-cell office:value-type="float" office:value="15.4259189812704" calcext:value-type="float">
            <text:p>15,4259189812704</text:p>
          </table:table-cell>
          <table:table-cell office:value-type="float" office:value="9.6830113217431" calcext:value-type="float">
            <text:p>9,6830113217431</text:p>
          </table:table-cell>
          <table:table-cell office:value-type="float" office:value="47.0564767406407" calcext:value-type="float">
            <text:p>47,0564767406407</text:p>
          </table:table-cell>
        </table:table-row>
        <table:table-row table:style-name="ro1">
          <table:table-cell office:value-type="float" office:value="10.312452139886" calcext:value-type="float">
            <text:p>10,312452139886</text:p>
          </table:table-cell>
          <table:table-cell office:value-type="float" office:value="11.4233550068006" calcext:value-type="float">
            <text:p>11,4233550068006</text:p>
          </table:table-cell>
          <table:table-cell office:value-type="float" office:value="21.9432356200869" calcext:value-type="float">
            <text:p>21,9432356200869</text:p>
          </table:table-cell>
          <table:table-cell office:value-type="float" office:value="29.0580402465341" calcext:value-type="float">
            <text:p>29,0580402465341</text:p>
          </table:table-cell>
        </table:table-row>
        <table:table-row table:style-name="ro1">
          <table:table-cell office:value-type="float" office:value="9.94689400969281" calcext:value-type="float">
            <text:p>9,94689400969281</text:p>
          </table:table-cell>
          <table:table-cell office:value-type="float" office:value="9.78740952651254" calcext:value-type="float">
            <text:p>9,78740952651254</text:p>
          </table:table-cell>
          <table:table-cell office:value-type="float" office:value="26.5770591562414" calcext:value-type="float">
            <text:p>26,5770591562414</text:p>
          </table:table-cell>
          <table:table-cell office:value-type="float" office:value="39.0792533239959" calcext:value-type="float">
            <text:p>39,0792533239959</text:p>
          </table:table-cell>
        </table:table-row>
        <table:table-row table:style-name="ro1">
          <table:table-cell office:value-type="float" office:value="10.6528783091332" calcext:value-type="float">
            <text:p>10,6528783091332</text:p>
          </table:table-cell>
          <table:table-cell office:value-type="float" office:value="13.5522887963235" calcext:value-type="float">
            <text:p>13,5522887963235</text:p>
          </table:table-cell>
          <table:table-cell office:value-type="float" office:value="17.6042177581663" calcext:value-type="float">
            <text:p>17,6042177581663</text:p>
          </table:table-cell>
          <table:table-cell office:value-type="float" office:value="64.2954964018537" calcext:value-type="float">
            <text:p>64,2954964018537</text:p>
          </table:table-cell>
        </table:table-row>
        <table:table-row table:style-name="ro1">
          <table:table-cell office:value-type="float" office:value="10.1572432820316" calcext:value-type="float">
            <text:p>10,1572432820316</text:p>
          </table:table-cell>
          <table:table-cell office:value-type="float" office:value="20.8036791623052" calcext:value-type="float">
            <text:p>20,8036791623052</text:p>
          </table:table-cell>
          <table:table-cell office:value-type="float" office:value="12.7779691123634" calcext:value-type="float">
            <text:p>12,7779691123634</text:p>
          </table:table-cell>
          <table:table-cell office:value-type="float" office:value="46.3361559167233" calcext:value-type="float">
            <text:p>46,3361559167233</text:p>
          </table:table-cell>
        </table:table-row>
        <table:table-row table:style-name="ro1">
          <table:table-cell office:value-type="float" office:value="10.5078837391567" calcext:value-type="float">
            <text:p>10,5078837391567</text:p>
          </table:table-cell>
          <table:table-cell office:value-type="float" office:value="21.4746957490261" calcext:value-type="float">
            <text:p>21,4746957490261</text:p>
          </table:table-cell>
          <table:table-cell office:value-type="float" office:value="24.3679113771794" calcext:value-type="float">
            <text:p>24,3679113771794</text:p>
          </table:table-cell>
          <table:table-cell office:value-type="float" office:value="34.7565072812705" calcext:value-type="float">
            <text:p>34,7565072812705</text:p>
          </table:table-cell>
        </table:table-row>
        <table:table-row table:style-name="ro1">
          <table:table-cell office:value-type="float" office:value="9.92011467500584" calcext:value-type="float">
            <text:p>9,92011467500584</text:p>
          </table:table-cell>
          <table:table-cell office:value-type="float" office:value="19.1389157896117" calcext:value-type="float">
            <text:p>19,1389157896117</text:p>
          </table:table-cell>
          <table:table-cell office:value-type="float" office:value="14.6438776861916" calcext:value-type="float">
            <text:p>14,6438776861916</text:p>
          </table:table-cell>
          <table:table-cell office:value-type="float" office:value="39.076942252593" calcext:value-type="float">
            <text:p>39,076942252593</text:p>
          </table:table-cell>
        </table:table-row>
        <table:table-row table:style-name="ro1">
          <table:table-cell office:value-type="float" office:value="10.6681469527038" calcext:value-type="float">
            <text:p>10,6681469527038</text:p>
          </table:table-cell>
          <table:table-cell office:value-type="float" office:value="18.745153554402" calcext:value-type="float">
            <text:p>18,745153554402</text:p>
          </table:table-cell>
          <table:table-cell office:value-type="float" office:value="19.8306066558106" calcext:value-type="float">
            <text:p>19,8306066558106</text:p>
          </table:table-cell>
          <table:table-cell office:value-type="float" office:value="41.4555667493046" calcext:value-type="float">
            <text:p>41,4555667493046</text:p>
          </table:table-cell>
        </table:table-row>
        <table:table-row table:style-name="ro1">
          <table:table-cell office:value-type="float" office:value="10.7093037131811" calcext:value-type="float">
            <text:p>10,7093037131811</text:p>
          </table:table-cell>
          <table:table-cell office:value-type="float" office:value="24.7126137103442" calcext:value-type="float">
            <text:p>24,7126137103442</text:p>
          </table:table-cell>
          <table:table-cell office:value-type="float" office:value="23.5250666744061" calcext:value-type="float">
            <text:p>23,5250666744061</text:p>
          </table:table-cell>
          <table:table-cell office:value-type="float" office:value="46.6905986180953" calcext:value-type="float">
            <text:p>46,6905986180953</text:p>
          </table:table-cell>
        </table:table-row>
        <table:table-row table:style-name="ro1">
          <table:table-cell office:value-type="float" office:value="9.80941724690393" calcext:value-type="float">
            <text:p>9,80941724690393</text:p>
          </table:table-cell>
          <table:table-cell office:value-type="float" office:value="17.9404042473081" calcext:value-type="float">
            <text:p>17,9404042473081</text:p>
          </table:table-cell>
          <table:table-cell office:value-type="float" office:value="12.2857640739461" calcext:value-type="float">
            <text:p>12,2857640739461</text:p>
          </table:table-cell>
          <table:table-cell office:value-type="float" office:value="48.1254172270725" calcext:value-type="float">
            <text:p>48,1254172270725</text:p>
          </table:table-cell>
        </table:table-row>
        <table:table-row table:style-name="ro1">
          <table:table-cell office:value-type="float" office:value="10.4020266603435" calcext:value-type="float">
            <text:p>10,4020266603435</text:p>
          </table:table-cell>
          <table:table-cell office:value-type="float" office:value="18.530974959549" calcext:value-type="float">
            <text:p>18,530974959549</text:p>
          </table:table-cell>
          <table:table-cell office:value-type="float" office:value="28.119096997559" calcext:value-type="float">
            <text:p>28,119096997559</text:p>
          </table:table-cell>
          <table:table-cell office:value-type="float" office:value="36.6319086655145" calcext:value-type="float">
            <text:p>36,6319086655145</text:p>
          </table:table-cell>
        </table:table-row>
        <table:table-row table:style-name="ro1">
          <table:table-cell office:value-type="float" office:value="10.0534140327887" calcext:value-type="float">
            <text:p>10,0534140327887</text:p>
          </table:table-cell>
          <table:table-cell office:value-type="float" office:value="11.6096624105803" calcext:value-type="float">
            <text:p>11,6096624105803</text:p>
          </table:table-cell>
          <table:table-cell office:value-type="float" office:value="22.3672492435936" calcext:value-type="float">
            <text:p>22,3672492435936</text:p>
          </table:table-cell>
          <table:table-cell office:value-type="float" office:value="35.9061984169349" calcext:value-type="float">
            <text:p>35,9061984169349</text:p>
          </table:table-cell>
        </table:table-row>
        <table:table-row table:style-name="ro1">
          <table:table-cell office:value-type="float" office:value="10.4291655257892" calcext:value-type="float">
            <text:p>10,4291655257892</text:p>
          </table:table-cell>
          <table:table-cell office:value-type="float" office:value="19.4187111368748" calcext:value-type="float">
            <text:p>19,4187111368748</text:p>
          </table:table-cell>
          <table:table-cell office:value-type="float" office:value="17.5480124690049" calcext:value-type="float">
            <text:p>17,5480124690049</text:p>
          </table:table-cell>
          <table:table-cell office:value-type="float" office:value="56.0342695259983" calcext:value-type="float">
            <text:p>56,0342695259983</text:p>
          </table:table-cell>
        </table:table-row>
        <table:table-row table:style-name="ro1">
          <table:table-cell office:value-type="float" office:value="9.79069977124046" calcext:value-type="float">
            <text:p>9,79069977124046</text:p>
          </table:table-cell>
          <table:table-cell office:value-type="float" office:value="21.2231514128291" calcext:value-type="float">
            <text:p>21,2231514128291</text:p>
          </table:table-cell>
          <table:table-cell office:value-type="float" office:value="14.7227610315306" calcext:value-type="float">
            <text:p>14,7227610315306</text:p>
          </table:table-cell>
          <table:table-cell office:value-type="float" office:value="46.1585955166398" calcext:value-type="float">
            <text:p>46,1585955166398</text:p>
          </table:table-cell>
        </table:table-row>
        <table:table-row table:style-name="ro1">
          <table:table-cell office:value-type="float" office:value="10.2060966639363" calcext:value-type="float">
            <text:p>10,2060966639363</text:p>
          </table:table-cell>
          <table:table-cell office:value-type="float" office:value="22.3587989481205" calcext:value-type="float">
            <text:p>22,3587989481205</text:p>
          </table:table-cell>
          <table:table-cell office:value-type="float" office:value="24.7372345457426" calcext:value-type="float">
            <text:p>24,7372345457426</text:p>
          </table:table-cell>
          <table:table-cell office:value-type="float" office:value="42.0486648607753" calcext:value-type="float">
            <text:p>42,0486648607753</text:p>
          </table:table-cell>
        </table:table-row>
        <table:table-row table:style-name="ro1">
          <table:table-cell office:value-type="float" office:value="10.4031204708528" calcext:value-type="float">
            <text:p>10,4031204708528</text:p>
          </table:table-cell>
          <table:table-cell office:value-type="float" office:value="9.60170793562146" calcext:value-type="float">
            <text:p>9,60170793562146</text:p>
          </table:table-cell>
          <table:table-cell office:value-type="float" office:value="26.4366332009613" calcext:value-type="float">
            <text:p>26,4366332009613</text:p>
          </table:table-cell>
          <table:table-cell office:value-type="float" office:value="58.9044464552386" calcext:value-type="float">
            <text:p>58,9044464552386</text:p>
          </table:table-cell>
        </table:table-row>
        <table:table-row table:style-name="ro1">
          <table:table-cell office:value-type="float" office:value="10.7849497457269" calcext:value-type="float">
            <text:p>10,7849497457269</text:p>
          </table:table-cell>
          <table:table-cell office:value-type="float" office:value="22.4376011515815" calcext:value-type="float">
            <text:p>22,4376011515815</text:p>
          </table:table-cell>
          <table:table-cell office:value-type="float" office:value="17.2900222059432" calcext:value-type="float">
            <text:p>17,2900222059432</text:p>
          </table:table-cell>
          <table:table-cell office:value-type="float" office:value="53.7358267520928" calcext:value-type="float">
            <text:p>53,7358267520928</text:p>
          </table:table-cell>
        </table:table-row>
        <table:table-row table:style-name="ro1">
          <table:table-cell office:value-type="float" office:value="10.3708387937341" calcext:value-type="float">
            <text:p>10,3708387937341</text:p>
          </table:table-cell>
          <table:table-cell office:value-type="float" office:value="18.0345302883795" calcext:value-type="float">
            <text:p>18,0345302883795</text:p>
          </table:table-cell>
          <table:table-cell office:value-type="float" office:value="25.9121885386453" calcext:value-type="float">
            <text:p>25,9121885386453</text:p>
          </table:table-cell>
          <table:table-cell office:value-type="float" office:value="44.140204469739" calcext:value-type="float">
            <text:p>44,140204469739</text:p>
          </table:table-cell>
        </table:table-row>
        <table:table-row table:style-name="ro1">
          <table:table-cell office:value-type="float" office:value="12.833084243668" calcext:value-type="float">
            <text:p>12,833084243668</text:p>
          </table:table-cell>
          <table:table-cell office:value-type="float" office:value="21.7917210519857" calcext:value-type="float">
            <text:p>21,7917210519857</text:p>
          </table:table-cell>
          <table:table-cell office:value-type="float" office:value="16.106259946031" calcext:value-type="float">
            <text:p>16,106259946031</text:p>
          </table:table-cell>
          <table:table-cell office:value-type="float" office:value="47.7326550244147" calcext:value-type="float">
            <text:p>47,7326550244147</text:p>
          </table:table-cell>
        </table:table-row>
        <table:table-row table:style-name="ro1">
          <table:table-cell office:value-type="float" office:value="10.3950395890378" calcext:value-type="float">
            <text:p>10,3950395890378</text:p>
          </table:table-cell>
          <table:table-cell office:value-type="float" office:value="11.0009742846817" calcext:value-type="float">
            <text:p>11,0009742846817</text:p>
          </table:table-cell>
          <table:table-cell office:value-type="float" office:value="22.8337103331011" calcext:value-type="float">
            <text:p>22,8337103331011</text:p>
          </table:table-cell>
          <table:table-cell office:value-type="float" office:value="47.5318993401574" calcext:value-type="float">
            <text:p>47,5318993401574</text:p>
          </table:table-cell>
        </table:table-row>
        <table:table-row table:style-name="ro1">
          <table:table-cell office:value-type="float" office:value="10.1854502772181" calcext:value-type="float">
            <text:p>10,1854502772181</text:p>
          </table:table-cell>
          <table:table-cell office:value-type="float" office:value="18.4953392982723" calcext:value-type="float">
            <text:p>18,4953392982723</text:p>
          </table:table-cell>
          <table:table-cell office:value-type="float" office:value="17.871624691763" calcext:value-type="float">
            <text:p>17,871624691763</text:p>
          </table:table-cell>
          <table:table-cell office:value-type="float" office:value="48.5386469423348" calcext:value-type="float">
            <text:p>48,5386469423348</text:p>
          </table:table-cell>
        </table:table-row>
        <table:table-row table:style-name="ro1">
          <table:table-cell office:value-type="float" office:value="10.2112080880034" calcext:value-type="float">
            <text:p>10,2112080880034</text:p>
          </table:table-cell>
          <table:table-cell office:value-type="float" office:value="13.6933340011084" calcext:value-type="float">
            <text:p>13,6933340011084</text:p>
          </table:table-cell>
          <table:table-cell office:value-type="float" office:value="28.0962896865053" calcext:value-type="float">
            <text:p>28,0962896865053</text:p>
          </table:table-cell>
          <table:table-cell office:value-type="float" office:value="41.1033474739131" calcext:value-type="float">
            <text:p>41,1033474739131</text:p>
          </table:table-cell>
        </table:table-row>
        <table:table-row table:style-name="ro1">
          <table:table-cell office:value-type="float" office:value="9.86425329672486" calcext:value-type="float">
            <text:p>9,86425329672486</text:p>
          </table:table-cell>
          <table:table-cell office:value-type="float" office:value="13.3321261374835" calcext:value-type="float">
            <text:p>13,3321261374835</text:p>
          </table:table-cell>
          <table:table-cell office:value-type="float" office:value="15.7023409277367" calcext:value-type="float">
            <text:p>15,7023409277367</text:p>
          </table:table-cell>
          <table:table-cell office:value-type="float" office:value="34.8709306867591" calcext:value-type="float">
            <text:p>34,8709306867591</text:p>
          </table:table-cell>
        </table:table-row>
        <table:table-row table:style-name="ro1">
          <table:table-cell office:value-type="float" office:value="10.0812263050523" calcext:value-type="float">
            <text:p>10,0812263050523</text:p>
          </table:table-cell>
          <table:table-cell office:value-type="float" office:value="20.5253973977135" calcext:value-type="float">
            <text:p>20,5253973977135</text:p>
          </table:table-cell>
          <table:table-cell office:value-type="float" office:value="14.2245542858042" calcext:value-type="float">
            <text:p>14,2245542858042</text:p>
          </table:table-cell>
          <table:table-cell office:value-type="float" office:value="52.8857814770908" calcext:value-type="float">
            <text:p>52,8857814770908</text:p>
          </table:table-cell>
        </table:table-row>
        <table:table-row table:style-name="ro1">
          <table:table-cell office:value-type="float" office:value="10.1519149981418" calcext:value-type="float">
            <text:p>10,1519149981418</text:p>
          </table:table-cell>
          <table:table-cell office:value-type="float" office:value="13.6689666494688" calcext:value-type="float">
            <text:p>13,6689666494688</text:p>
          </table:table-cell>
          <table:table-cell office:value-type="float" office:value="24.1439719528421" calcext:value-type="float">
            <text:p>24,1439719528421</text:p>
          </table:table-cell>
          <table:table-cell office:value-type="float" office:value="46.8499133939157" calcext:value-type="float">
            <text:p>46,8499133939157</text:p>
          </table:table-cell>
        </table:table-row>
        <table:table-row table:style-name="ro1">
          <table:table-cell office:value-type="float" office:value="9.84884864019528" calcext:value-type="float">
            <text:p>9,84884864019528</text:p>
          </table:table-cell>
          <table:table-cell office:value-type="float" office:value="20.2154680817697" calcext:value-type="float">
            <text:p>20,2154680817697</text:p>
          </table:table-cell>
          <table:table-cell office:value-type="float" office:value="21.9736928439411" calcext:value-type="float">
            <text:p>21,9736928439411</text:p>
          </table:table-cell>
          <table:table-cell office:value-type="float" office:value="43.9868649590361" calcext:value-type="float">
            <text:p>43,9868649590361</text:p>
          </table:table-cell>
        </table:table-row>
        <table:table-row table:style-name="ro1">
          <table:table-cell office:value-type="float" office:value="10.7284425436756" calcext:value-type="float">
            <text:p>10,7284425436756</text:p>
          </table:table-cell>
          <table:table-cell office:value-type="float" office:value="20.3109700207652" calcext:value-type="float">
            <text:p>20,3109700207652</text:p>
          </table:table-cell>
          <table:table-cell office:value-type="float" office:value="25.7195172684365" calcext:value-type="float">
            <text:p>25,7195172684365</text:p>
          </table:table-cell>
          <table:table-cell office:value-type="float" office:value="47.2973294368569" calcext:value-type="float">
            <text:p>47,2973294368569</text:p>
          </table:table-cell>
        </table:table-row>
        <table:table-row table:style-name="ro1">
          <table:table-cell office:value-type="float" office:value="9.88593832785711" calcext:value-type="float">
            <text:p>9,88593832785711</text:p>
          </table:table-cell>
          <table:table-cell office:value-type="float" office:value="17.3470124220705" calcext:value-type="float">
            <text:p>17,3470124220705</text:p>
          </table:table-cell>
          <table:table-cell office:value-type="float" office:value="25.4324718264516" calcext:value-type="float">
            <text:p>25,4324718264516</text:p>
          </table:table-cell>
          <table:table-cell office:value-type="float" office:value="52.4516598608627" calcext:value-type="float">
            <text:p>52,4516598608627</text:p>
          </table:table-cell>
        </table:table-row>
        <table:table-row table:style-name="ro1">
          <table:table-cell office:value-type="float" office:value="12.7777279205005" calcext:value-type="float">
            <text:p>12,7777279205005</text:p>
          </table:table-cell>
          <table:table-cell office:value-type="float" office:value="28.5971998977432" calcext:value-type="float">
            <text:p>28,5971998977432</text:p>
          </table:table-cell>
          <table:table-cell office:value-type="float" office:value="25.9661981414702" calcext:value-type="float">
            <text:p>25,9661981414702</text:p>
          </table:table-cell>
          <table:table-cell office:value-type="float" office:value="49.9508945485684" calcext:value-type="float">
            <text:p>49,9508945485684</text:p>
          </table:table-cell>
        </table:table-row>
        <table:table-row table:style-name="ro1">
          <table:table-cell office:value-type="float" office:value="10.120188786534" calcext:value-type="float">
            <text:p>10,120188786534</text:p>
          </table:table-cell>
          <table:table-cell office:value-type="float" office:value="19.9374104109738" calcext:value-type="float">
            <text:p>19,9374104109738</text:p>
          </table:table-cell>
          <table:table-cell office:value-type="float" office:value="7.46441558752636" calcext:value-type="float">
            <text:p>7,46441558752636</text:p>
          </table:table-cell>
          <table:table-cell office:value-type="float" office:value="38.0473299586248" calcext:value-type="float">
            <text:p>38,0473299586248</text:p>
          </table:table-cell>
        </table:table-row>
        <table:table-row table:style-name="ro1">
          <table:table-cell office:value-type="float" office:value="10.0156994464272" calcext:value-type="float">
            <text:p>10,0156994464272</text:p>
          </table:table-cell>
          <table:table-cell office:value-type="float" office:value="15.131953499625" calcext:value-type="float">
            <text:p>15,131953499625</text:p>
          </table:table-cell>
          <table:table-cell office:value-type="float" office:value="20.0954202590886" calcext:value-type="float">
            <text:p>20,0954202590886</text:p>
          </table:table-cell>
          <table:table-cell office:value-type="float" office:value="43.0236064004312" calcext:value-type="float">
            <text:p>43,0236064004312</text:p>
          </table:table-cell>
        </table:table-row>
        <table:table-row table:style-name="ro1">
          <table:table-cell office:value-type="float" office:value="9.66292653437864" calcext:value-type="float">
            <text:p>9,66292653437864</text:p>
          </table:table-cell>
          <table:table-cell office:value-type="float" office:value="16.9117320634453" calcext:value-type="float">
            <text:p>16,9117320634453</text:p>
          </table:table-cell>
          <table:table-cell office:value-type="float" office:value="23.2867964243997" calcext:value-type="float">
            <text:p>23,2867964243997</text:p>
          </table:table-cell>
          <table:table-cell office:value-type="float" office:value="39.1853857800471" calcext:value-type="float">
            <text:p>39,1853857800471</text:p>
          </table:table-cell>
        </table:table-row>
        <table:table-row table:style-name="ro1">
          <table:table-cell office:value-type="float" office:value="9.91684465715274" calcext:value-type="float">
            <text:p>9,91684465715274</text:p>
          </table:table-cell>
          <table:table-cell office:value-type="float" office:value="18.9823492408201" calcext:value-type="float">
            <text:p>18,9823492408201</text:p>
          </table:table-cell>
          <table:table-cell office:value-type="float" office:value="26.2306478552241" calcext:value-type="float">
            <text:p>26,2306478552241</text:p>
          </table:table-cell>
          <table:table-cell office:value-type="float" office:value="27.4673065815447" calcext:value-type="float">
            <text:p>27,4673065815447</text:p>
          </table:table-cell>
        </table:table-row>
        <table:table-row table:style-name="ro1">
          <table:table-cell office:value-type="float" office:value="10.0665730487856" calcext:value-type="float">
            <text:p>10,0665730487856</text:p>
          </table:table-cell>
          <table:table-cell office:value-type="float" office:value="9.55308622879019" calcext:value-type="float">
            <text:p>9,55308622879019</text:p>
          </table:table-cell>
          <table:table-cell office:value-type="float" office:value="22.1556417223814" calcext:value-type="float">
            <text:p>22,1556417223814</text:p>
          </table:table-cell>
          <table:table-cell office:value-type="float" office:value="50.2241529865124" calcext:value-type="float">
            <text:p>50,2241529865124</text:p>
          </table:table-cell>
        </table:table-row>
        <table:table-row table:style-name="ro1">
          <table:table-cell office:value-type="float" office:value="10.0346042965866" calcext:value-type="float">
            <text:p>10,0346042965866</text:p>
          </table:table-cell>
          <table:table-cell office:value-type="float" office:value="18.5554353670868" calcext:value-type="float">
            <text:p>18,5554353670868</text:p>
          </table:table-cell>
          <table:table-cell office:value-type="float" office:value="28.4162193802109" calcext:value-type="float">
            <text:p>28,4162193802109</text:p>
          </table:table-cell>
          <table:table-cell office:value-type="float" office:value="44.8074567591723" calcext:value-type="float">
            <text:p>44,8074567591723</text:p>
          </table:table-cell>
        </table:table-row>
        <table:table-row table:style-name="ro1">
          <table:table-cell office:value-type="float" office:value="9.87767482724406" calcext:value-type="float">
            <text:p>9,87767482724406</text:p>
          </table:table-cell>
          <table:table-cell office:value-type="float" office:value="15.6049984105866" calcext:value-type="float">
            <text:p>15,6049984105866</text:p>
          </table:table-cell>
          <table:table-cell office:value-type="float" office:value="24.5778698696207" calcext:value-type="float">
            <text:p>24,5778698696207</text:p>
          </table:table-cell>
          <table:table-cell office:value-type="float" office:value="51.8935338105952" calcext:value-type="float">
            <text:p>51,8935338105952</text:p>
          </table:table-cell>
        </table:table-row>
        <table:table-row table:style-name="ro1">
          <table:table-cell office:value-type="float" office:value="10.0290981495966" calcext:value-type="float">
            <text:p>10,0290981495966</text:p>
          </table:table-cell>
          <table:table-cell office:value-type="float" office:value="19.9516916427039" calcext:value-type="float">
            <text:p>19,9516916427039</text:p>
          </table:table-cell>
          <table:table-cell office:value-type="float" office:value="24.6788179279348" calcext:value-type="float">
            <text:p>24,6788179279348</text:p>
          </table:table-cell>
          <table:table-cell office:value-type="float" office:value="43.8402387801664" calcext:value-type="float">
            <text:p>43,8402387801664</text:p>
          </table:table-cell>
        </table:table-row>
        <table:table-row table:style-name="ro1">
          <table:table-cell office:value-type="float" office:value="10.1246125366895" calcext:value-type="float">
            <text:p>10,1246125366895</text:p>
          </table:table-cell>
          <table:table-cell office:value-type="float" office:value="15.5493775708376" calcext:value-type="float">
            <text:p>15,5493775708376</text:p>
          </table:table-cell>
          <table:table-cell office:value-type="float" office:value="26.0382021635891" calcext:value-type="float">
            <text:p>26,0382021635891</text:p>
          </table:table-cell>
          <table:table-cell office:value-type="float" office:value="49.7471035649436" calcext:value-type="float">
            <text:p>49,7471035649436</text:p>
          </table:table-cell>
        </table:table-row>
        <table:table-row table:style-name="ro1">
          <table:table-cell office:value-type="float" office:value="10.47842884885" calcext:value-type="float">
            <text:p>10,47842884885</text:p>
          </table:table-cell>
          <table:table-cell office:value-type="float" office:value="13.9931211736938" calcext:value-type="float">
            <text:p>13,9931211736938</text:p>
          </table:table-cell>
          <table:table-cell office:value-type="float" office:value="21.5685298503733" calcext:value-type="float">
            <text:p>21,5685298503733</text:p>
          </table:table-cell>
          <table:table-cell office:value-type="float" office:value="54.1431088797392" calcext:value-type="float">
            <text:p>54,1431088797392</text:p>
          </table:table-cell>
        </table:table-row>
        <table:table-row table:style-name="ro1">
          <table:table-cell office:value-type="float" office:value="10.979147716971" calcext:value-type="float">
            <text:p>10,979147716971</text:p>
          </table:table-cell>
          <table:table-cell office:value-type="float" office:value="8.56228494686182" calcext:value-type="float">
            <text:p>8,56228494686182</text:p>
          </table:table-cell>
          <table:table-cell office:value-type="float" office:value="27.0926165167191" calcext:value-type="float">
            <text:p>27,0926165167191</text:p>
          </table:table-cell>
          <table:table-cell office:value-type="float" office:value="36.2736264795829" calcext:value-type="float">
            <text:p>36,2736264795829</text:p>
          </table:table-cell>
        </table:table-row>
        <table:table-row table:style-name="ro1">
          <table:table-cell office:value-type="float" office:value="10.7477516281537" calcext:value-type="float">
            <text:p>10,7477516281537</text:p>
          </table:table-cell>
          <table:table-cell office:value-type="float" office:value="18.911331448112" calcext:value-type="float">
            <text:p>18,911331448112</text:p>
          </table:table-cell>
          <table:table-cell office:value-type="float" office:value="25.8389281920609" calcext:value-type="float">
            <text:p>25,8389281920609</text:p>
          </table:table-cell>
          <table:table-cell office:value-type="float" office:value="47.9112410297049" calcext:value-type="float">
            <text:p>47,9112410297049</text:p>
          </table:table-cell>
        </table:table-row>
        <table:table-row table:style-name="ro1">
          <table:table-cell office:value-type="float" office:value="10.2096843624069" calcext:value-type="float">
            <text:p>10,2096843624069</text:p>
          </table:table-cell>
          <table:table-cell office:value-type="float" office:value="10.524283101789" calcext:value-type="float">
            <text:p>10,524283101789</text:p>
          </table:table-cell>
          <table:table-cell office:value-type="float" office:value="15.4690029450126" calcext:value-type="float">
            <text:p>15,4690029450126</text:p>
          </table:table-cell>
          <table:table-cell office:value-type="float" office:value="31.733066185638" calcext:value-type="float">
            <text:p>31,733066185638</text:p>
          </table:table-cell>
        </table:table-row>
        <table:table-row table:style-name="ro1">
          <table:table-cell office:value-type="float" office:value="12.3565271741282" calcext:value-type="float">
            <text:p>12,3565271741282</text:p>
          </table:table-cell>
          <table:table-cell office:value-type="float" office:value="19.3137108494088" calcext:value-type="float">
            <text:p>19,3137108494088</text:p>
          </table:table-cell>
          <table:table-cell office:value-type="float" office:value="23.7221391966416" calcext:value-type="float">
            <text:p>23,7221391966416</text:p>
          </table:table-cell>
          <table:table-cell office:value-type="float" office:value="46.1968719640339" calcext:value-type="float">
            <text:p>46,1968719640339</text:p>
          </table:table-cell>
        </table:table-row>
        <table:table-row table:style-name="ro1">
          <table:table-cell office:value-type="float" office:value="9.53316922036687" calcext:value-type="float">
            <text:p>9,53316922036687</text:p>
          </table:table-cell>
          <table:table-cell office:value-type="float" office:value="18.850626717759" calcext:value-type="float">
            <text:p>18,850626717759</text:p>
          </table:table-cell>
          <table:table-cell office:value-type="float" office:value="25.2933351268157" calcext:value-type="float">
            <text:p>25,2933351268157</text:p>
          </table:table-cell>
          <table:table-cell office:value-type="float" office:value="42.0626112464204" calcext:value-type="float">
            <text:p>42,0626112464204</text:p>
          </table:table-cell>
        </table:table-row>
        <table:table-row table:style-name="ro1">
          <table:table-cell office:value-type="float" office:value="9.93915363584509" calcext:value-type="float">
            <text:p>9,93915363584509</text:p>
          </table:table-cell>
          <table:table-cell office:value-type="float" office:value="20.5381118719732" calcext:value-type="float">
            <text:p>20,5381118719732</text:p>
          </table:table-cell>
          <table:table-cell office:value-type="float" office:value="25.6716098130155" calcext:value-type="float">
            <text:p>25,6716098130155</text:p>
          </table:table-cell>
          <table:table-cell office:value-type="float" office:value="46.9503412093116" calcext:value-type="float">
            <text:p>46,9503412093116</text:p>
          </table:table-cell>
        </table:table-row>
        <table:table-row table:style-name="ro1">
          <table:table-cell office:value-type="float" office:value="9.86448347250161" calcext:value-type="float">
            <text:p>9,86448347250161</text:p>
          </table:table-cell>
          <table:table-cell office:value-type="float" office:value="15.4195797855902" calcext:value-type="float">
            <text:p>15,4195797855902</text:p>
          </table:table-cell>
          <table:table-cell office:value-type="float" office:value="26.2060606139644" calcext:value-type="float">
            <text:p>26,2060606139644</text:p>
          </table:table-cell>
          <table:table-cell office:value-type="float" office:value="45.9270839772917" calcext:value-type="float">
            <text:p>45,9270839772917</text:p>
          </table:table-cell>
        </table:table-row>
        <table:table-row table:style-name="ro1">
          <table:table-cell office:value-type="float" office:value="9.9252612912371" calcext:value-type="float">
            <text:p>9,9252612912371</text:p>
          </table:table-cell>
          <table:table-cell office:value-type="float" office:value="15.3106787467979" calcext:value-type="float">
            <text:p>15,3106787467979</text:p>
          </table:table-cell>
          <table:table-cell office:value-type="float" office:value="26.1090799393981" calcext:value-type="float">
            <text:p>26,1090799393981</text:p>
          </table:table-cell>
          <table:table-cell office:value-type="float" office:value="45.7646155039014" calcext:value-type="float">
            <text:p>45,7646155039014</text:p>
          </table:table-cell>
        </table:table-row>
        <table:table-row table:style-name="ro1">
          <table:table-cell office:value-type="float" office:value="9.67173313568806" calcext:value-type="float">
            <text:p>9,67173313568806</text:p>
          </table:table-cell>
          <table:table-cell office:value-type="float" office:value="13.3399219428362" calcext:value-type="float">
            <text:p>13,3399219428362</text:p>
          </table:table-cell>
          <table:table-cell office:value-type="float" office:value="25.2135881613166" calcext:value-type="float">
            <text:p>25,2135881613166</text:p>
          </table:table-cell>
          <table:table-cell office:value-type="float" office:value="44.2748016987849" calcext:value-type="float">
            <text:p>44,2748016987849</text:p>
          </table:table-cell>
        </table:table-row>
        <table:table-row table:style-name="ro1">
          <table:table-cell office:value-type="float" office:value="10.479128887576" calcext:value-type="float">
            <text:p>10,479128887576</text:p>
          </table:table-cell>
          <table:table-cell office:value-type="float" office:value="19.0369436170385" calcext:value-type="float">
            <text:p>19,0369436170385</text:p>
          </table:table-cell>
          <table:table-cell office:value-type="float" office:value="27.1946710626359" calcext:value-type="float">
            <text:p>27,1946710626359</text:p>
          </table:table-cell>
          <table:table-cell office:value-type="float" office:value="42.2263267450321" calcext:value-type="float">
            <text:p>42,2263267450321</text:p>
          </table:table-cell>
        </table:table-row>
        <table:table-row table:style-name="ro1">
          <table:table-cell office:value-type="float" office:value="9.5857196817931" calcext:value-type="float">
            <text:p>9,5857196817931</text:p>
          </table:table-cell>
          <table:table-cell office:value-type="float" office:value="13.3634394472419" calcext:value-type="float">
            <text:p>13,3634394472419</text:p>
          </table:table-cell>
          <table:table-cell office:value-type="float" office:value="23.2271136027728" calcext:value-type="float">
            <text:p>23,2271136027728</text:p>
          </table:table-cell>
          <table:table-cell office:value-type="float" office:value="47.7850070191291" calcext:value-type="float">
            <text:p>47,7850070191291</text:p>
          </table:table-cell>
        </table:table-row>
        <table:table-row table:style-name="ro1">
          <table:table-cell office:value-type="float" office:value="10.0434945981785" calcext:value-type="float">
            <text:p>10,0434945981785</text:p>
          </table:table-cell>
          <table:table-cell office:value-type="float" office:value="20.7132288292143" calcext:value-type="float">
            <text:p>20,7132288292143</text:p>
          </table:table-cell>
          <table:table-cell office:value-type="float" office:value="13.8795343270849" calcext:value-type="float">
            <text:p>13,8795343270849</text:p>
          </table:table-cell>
          <table:table-cell office:value-type="float" office:value="47.7962579236237" calcext:value-type="float">
            <text:p>47,7962579236237</text:p>
          </table:table-cell>
        </table:table-row>
        <table:table-row table:style-name="ro1">
          <table:table-cell office:value-type="float" office:value="9.8496466462973" calcext:value-type="float">
            <text:p>9,8496466462973</text:p>
          </table:table-cell>
          <table:table-cell office:value-type="float" office:value="10.3856383593587" calcext:value-type="float">
            <text:p>10,3856383593587</text:p>
          </table:table-cell>
          <table:table-cell office:value-type="float" office:value="28.5185431385131" calcext:value-type="float">
            <text:p>28,5185431385131</text:p>
          </table:table-cell>
          <table:table-cell office:value-type="float" office:value="45.8159880225788" calcext:value-type="float">
            <text:p>45,8159880225788</text:p>
          </table:table-cell>
        </table:table-row>
        <table:table-row table:style-name="ro1">
          <table:table-cell office:value-type="float" office:value="10.2264719758761" calcext:value-type="float">
            <text:p>10,2264719758761</text:p>
          </table:table-cell>
          <table:table-cell office:value-type="float" office:value="30.766249325358" calcext:value-type="float">
            <text:p>30,766249325358</text:p>
          </table:table-cell>
          <table:table-cell office:value-type="float" office:value="25.8033073593943" calcext:value-type="float">
            <text:p>25,8033073593943</text:p>
          </table:table-cell>
          <table:table-cell office:value-type="float" office:value="51.0864916852446" calcext:value-type="float">
            <text:p>51,0864916852446</text:p>
          </table:table-cell>
        </table:table-row>
        <table:table-row table:style-name="ro1">
          <table:table-cell office:value-type="float" office:value="9.71854917662671" calcext:value-type="float">
            <text:p>9,71854917662671</text:p>
          </table:table-cell>
          <table:table-cell office:value-type="float" office:value="15.1984039569194" calcext:value-type="float">
            <text:p>15,1984039569194</text:p>
          </table:table-cell>
          <table:table-cell office:value-type="float" office:value="25.0719388127496" calcext:value-type="float">
            <text:p>25,0719388127496</text:p>
          </table:table-cell>
          <table:table-cell office:value-type="float" office:value="66.8415344189495" calcext:value-type="float">
            <text:p>66,8415344189495</text:p>
          </table:table-cell>
        </table:table-row>
        <table:table-row table:style-name="ro1">
          <table:table-cell office:value-type="float" office:value="15.1516705235864" calcext:value-type="float">
            <text:p>15,1516705235864</text:p>
          </table:table-cell>
          <table:table-cell office:value-type="float" office:value="13.0063991584883" calcext:value-type="float">
            <text:p>13,0063991584883</text:p>
          </table:table-cell>
          <table:table-cell office:value-type="float" office:value="25.8484469492497" calcext:value-type="float">
            <text:p>25,8484469492497</text:p>
          </table:table-cell>
          <table:table-cell office:value-type="float" office:value="52.8936465005279" calcext:value-type="float">
            <text:p>52,8936465005279</text:p>
          </table:table-cell>
        </table:table-row>
        <table:table-row table:style-name="ro1">
          <table:table-cell office:value-type="float" office:value="10.2870747849301" calcext:value-type="float">
            <text:p>10,2870747849301</text:p>
          </table:table-cell>
          <table:table-cell office:value-type="float" office:value="14.7947872919959" calcext:value-type="float">
            <text:p>14,7947872919959</text:p>
          </table:table-cell>
          <table:table-cell office:value-type="float" office:value="18.6105558835847" calcext:value-type="float">
            <text:p>18,6105558835847</text:p>
          </table:table-cell>
          <table:table-cell office:value-type="float" office:value="65.9091331996088" calcext:value-type="float">
            <text:p>65,9091331996088</text:p>
          </table:table-cell>
        </table:table-row>
        <table:table-row table:style-name="ro1">
          <table:table-cell office:value-type="float" office:value="10.3756078075548" calcext:value-type="float">
            <text:p>10,3756078075548</text:p>
          </table:table-cell>
          <table:table-cell office:value-type="float" office:value="20.0153067437519" calcext:value-type="float">
            <text:p>20,0153067437519</text:p>
          </table:table-cell>
          <table:table-cell office:value-type="float" office:value="22.5685369566963" calcext:value-type="float">
            <text:p>22,5685369566963</text:p>
          </table:table-cell>
          <table:table-cell office:value-type="float" office:value="26.4409433187638" calcext:value-type="float">
            <text:p>26,4409433187638</text:p>
          </table:table-cell>
        </table:table-row>
        <table:table-row table:style-name="ro1">
          <table:table-cell office:value-type="float" office:value="10.1446568520578" calcext:value-type="float">
            <text:p>10,1446568520578</text:p>
          </table:table-cell>
          <table:table-cell office:value-type="float" office:value="16.2984585606834" calcext:value-type="float">
            <text:p>16,2984585606834</text:p>
          </table:table-cell>
          <table:table-cell office:value-type="float" office:value="21.0896207753361" calcext:value-type="float">
            <text:p>21,0896207753361</text:p>
          </table:table-cell>
          <table:table-cell office:value-type="float" office:value="40.9052211523298" calcext:value-type="float">
            <text:p>40,9052211523298</text:p>
          </table:table-cell>
        </table:table-row>
        <table:table-row table:style-name="ro1">
          <table:table-cell office:value-type="float" office:value="9.89672805517691" calcext:value-type="float">
            <text:p>9,89672805517691</text:p>
          </table:table-cell>
          <table:table-cell office:value-type="float" office:value="21.1538627506383" calcext:value-type="float">
            <text:p>21,1538627506383</text:p>
          </table:table-cell>
          <table:table-cell office:value-type="float" office:value="30.4980041792839" calcext:value-type="float">
            <text:p>30,4980041792839</text:p>
          </table:table-cell>
          <table:table-cell office:value-type="float" office:value="42.6530354036863" calcext:value-type="float">
            <text:p>42,6530354036863</text:p>
          </table:table-cell>
        </table:table-row>
        <table:table-row table:style-name="ro1">
          <table:table-cell office:value-type="float" office:value="9.83064573104098" calcext:value-type="float">
            <text:p>9,83064573104098</text:p>
          </table:table-cell>
          <table:table-cell office:value-type="float" office:value="13.386612265004" calcext:value-type="float">
            <text:p>13,386612265004</text:p>
          </table:table-cell>
          <table:table-cell office:value-type="float" office:value="14.5336232767909" calcext:value-type="float">
            <text:p>14,5336232767909</text:p>
          </table:table-cell>
          <table:table-cell office:value-type="float" office:value="34.0622848039412" calcext:value-type="float">
            <text:p>34,0622848039412</text:p>
          </table:table-cell>
        </table:table-row>
        <table:table-row table:style-name="ro1">
          <table:table-cell office:value-type="float" office:value="9.87435630127273" calcext:value-type="float">
            <text:p>9,87435630127273</text:p>
          </table:table-cell>
          <table:table-cell office:value-type="float" office:value="19.5588286313272" calcext:value-type="float">
            <text:p>19,5588286313272</text:p>
          </table:table-cell>
          <table:table-cell office:value-type="float" office:value="25.1253326025338" calcext:value-type="float">
            <text:p>25,1253326025338</text:p>
          </table:table-cell>
          <table:table-cell office:value-type="float" office:value="55.0314136881063" calcext:value-type="float">
            <text:p>55,0314136881063</text:p>
          </table:table-cell>
        </table:table-row>
        <table:table-row table:style-name="ro1">
          <table:table-cell office:value-type="float" office:value="10.2173752769968" calcext:value-type="float">
            <text:p>10,2173752769968</text:p>
          </table:table-cell>
          <table:table-cell office:value-type="float" office:value="18.6010697896745" calcext:value-type="float">
            <text:p>18,6010697896745</text:p>
          </table:table-cell>
          <table:table-cell office:value-type="float" office:value="23.8589254334013" calcext:value-type="float">
            <text:p>23,8589254334013</text:p>
          </table:table-cell>
          <table:table-cell office:value-type="float" office:value="42.5911561977859" calcext:value-type="float">
            <text:p>42,5911561977859</text:p>
          </table:table-cell>
        </table:table-row>
        <table:table-row table:style-name="ro1">
          <table:table-cell office:value-type="float" office:value="9.6106366851955" calcext:value-type="float">
            <text:p>9,6106366851955</text:p>
          </table:table-cell>
          <table:table-cell office:value-type="float" office:value="19.8444295271807" calcext:value-type="float">
            <text:p>19,8444295271807</text:p>
          </table:table-cell>
          <table:table-cell office:value-type="float" office:value="25.3144291933001" calcext:value-type="float">
            <text:p>25,3144291933001</text:p>
          </table:table-cell>
          <table:table-cell office:value-type="float" office:value="72.5355376876961" calcext:value-type="float">
            <text:p>72,5355376876961</text:p>
          </table:table-cell>
        </table:table-row>
        <table:table-row table:style-name="ro1">
          <table:table-cell office:value-type="float" office:value="9.88423959257915" calcext:value-type="float">
            <text:p>9,88423959257915</text:p>
          </table:table-cell>
          <table:table-cell office:value-type="float" office:value="15.7822604012372" calcext:value-type="float">
            <text:p>15,7822604012372</text:p>
          </table:table-cell>
          <table:table-cell office:value-type="float" office:value="16.8651441389969" calcext:value-type="float">
            <text:p>16,8651441389969</text:p>
          </table:table-cell>
          <table:table-cell office:value-type="float" office:value="34.337571387714" calcext:value-type="float">
            <text:p>34,337571387714</text:p>
          </table:table-cell>
        </table:table-row>
        <table:table-row table:style-name="ro1">
          <table:table-cell office:value-type="float" office:value="9.96798267631259" calcext:value-type="float">
            <text:p>9,96798267631259</text:p>
          </table:table-cell>
          <table:table-cell office:value-type="float" office:value="19.2923640162622" calcext:value-type="float">
            <text:p>19,2923640162622</text:p>
          </table:table-cell>
          <table:table-cell office:value-type="float" office:value="26.8983011574162" calcext:value-type="float">
            <text:p>26,8983011574162</text:p>
          </table:table-cell>
          <table:table-cell office:value-type="float" office:value="36.066566475464" calcext:value-type="float">
            <text:p>36,066566475464</text:p>
          </table:table-cell>
        </table:table-row>
        <table:table-row table:style-name="ro1">
          <table:table-cell office:value-type="float" office:value="9.7375158508584" calcext:value-type="float">
            <text:p>9,7375158508584</text:p>
          </table:table-cell>
          <table:table-cell office:value-type="float" office:value="19.2485812161395" calcext:value-type="float">
            <text:p>19,2485812161395</text:p>
          </table:table-cell>
          <table:table-cell office:value-type="float" office:value="26.1781819013985" calcext:value-type="float">
            <text:p>26,1781819013985</text:p>
          </table:table-cell>
          <table:table-cell office:value-type="float" office:value="51.8451473868377" calcext:value-type="float">
            <text:p>51,8451473868377</text:p>
          </table:table-cell>
        </table:table-row>
        <table:table-row table:style-name="ro1">
          <table:table-cell office:value-type="float" office:value="12.4895088512936" calcext:value-type="float">
            <text:p>12,4895088512936</text:p>
          </table:table-cell>
          <table:table-cell office:value-type="float" office:value="17.8045388376753" calcext:value-type="float">
            <text:p>17,8045388376753</text:p>
          </table:table-cell>
          <table:table-cell office:value-type="float" office:value="27.0474604612743" calcext:value-type="float">
            <text:p>27,0474604612743</text:p>
          </table:table-cell>
          <table:table-cell office:value-type="float" office:value="36.9203943423829" calcext:value-type="float">
            <text:p>36,9203943423829</text:p>
          </table:table-cell>
        </table:table-row>
        <table:table-row table:style-name="ro1">
          <table:table-cell office:value-type="float" office:value="10.0365018200354" calcext:value-type="float">
            <text:p>10,0365018200354</text:p>
          </table:table-cell>
          <table:table-cell office:value-type="float" office:value="12.8840126108509" calcext:value-type="float">
            <text:p>12,8840126108509</text:p>
          </table:table-cell>
          <table:table-cell office:value-type="float" office:value="26.2055468875774" calcext:value-type="float">
            <text:p>26,2055468875774</text:p>
          </table:table-cell>
          <table:table-cell office:value-type="float" office:value="32.3817514842593" calcext:value-type="float">
            <text:p>32,3817514842593</text:p>
          </table:table-cell>
        </table:table-row>
        <table:table-row table:style-name="ro1">
          <table:table-cell office:value-type="float" office:value="9.73303883688675" calcext:value-type="float">
            <text:p>9,73303883688675</text:p>
          </table:table-cell>
          <table:table-cell office:value-type="float" office:value="19.4669102939641" calcext:value-type="float">
            <text:p>19,4669102939641</text:p>
          </table:table-cell>
          <table:table-cell office:value-type="float" office:value="23.0829688941436" calcext:value-type="float">
            <text:p>23,0829688941436</text:p>
          </table:table-cell>
          <table:table-cell office:value-type="float" office:value="32.0898783886945" calcext:value-type="float">
            <text:p>32,0898783886945</text:p>
          </table:table-cell>
        </table:table-row>
        <table:table-row table:style-name="ro1">
          <table:table-cell office:value-type="float" office:value="10.2741459447099" calcext:value-type="float">
            <text:p>10,2741459447099</text:p>
          </table:table-cell>
          <table:table-cell office:value-type="float" office:value="13.9369961229043" calcext:value-type="float">
            <text:p>13,9369961229043</text:p>
          </table:table-cell>
          <table:table-cell office:value-type="float" office:value="27.8073729302936" calcext:value-type="float">
            <text:p>27,8073729302936</text:p>
          </table:table-cell>
          <table:table-cell office:value-type="float" office:value="41.1943833903541" calcext:value-type="float">
            <text:p>41,1943833903541</text:p>
          </table:table-cell>
        </table:table-row>
        <table:table-row table:style-name="ro1">
          <table:table-cell office:value-type="float" office:value="10.1972035089257" calcext:value-type="float">
            <text:p>10,1972035089257</text:p>
          </table:table-cell>
          <table:table-cell office:value-type="float" office:value="11.1003200020045" calcext:value-type="float">
            <text:p>11,1003200020045</text:p>
          </table:table-cell>
          <table:table-cell office:value-type="float" office:value="17.2156133845033" calcext:value-type="float">
            <text:p>17,2156133845033</text:p>
          </table:table-cell>
          <table:table-cell office:value-type="float" office:value="27.2598590924002" calcext:value-type="float">
            <text:p>27,2598590924002</text:p>
          </table:table-cell>
        </table:table-row>
        <table:table-row table:style-name="ro1">
          <table:table-cell office:value-type="float" office:value="10.3983543104509" calcext:value-type="float">
            <text:p>10,3983543104509</text:p>
          </table:table-cell>
          <table:table-cell office:value-type="float" office:value="21.3412431458977" calcext:value-type="float">
            <text:p>21,3412431458977</text:p>
          </table:table-cell>
          <table:table-cell office:value-type="float" office:value="23.0672640150453" calcext:value-type="float">
            <text:p>23,0672640150453</text:p>
          </table:table-cell>
          <table:table-cell office:value-type="float" office:value="31.1309667355161" calcext:value-type="float">
            <text:p>31,1309667355161</text:p>
          </table:table-cell>
        </table:table-row>
        <table:table-row table:style-name="ro1">
          <table:table-cell office:value-type="float" office:value="9.7363782879287" calcext:value-type="float">
            <text:p>9,7363782879287</text:p>
          </table:table-cell>
          <table:table-cell office:value-type="float" office:value="20.8241448130685" calcext:value-type="float">
            <text:p>20,8241448130685</text:p>
          </table:table-cell>
          <table:table-cell office:value-type="float" office:value="22.7024845258564" calcext:value-type="float">
            <text:p>22,7024845258564</text:p>
          </table:table-cell>
          <table:table-cell office:value-type="float" office:value="25.3015466761417" calcext:value-type="float">
            <text:p>25,3015466761417</text:p>
          </table:table-cell>
        </table:table-row>
        <table:table-row table:style-name="ro1">
          <table:table-cell office:value-type="float" office:value="10.2978854373205" calcext:value-type="float">
            <text:p>10,2978854373205</text:p>
          </table:table-cell>
          <table:table-cell office:value-type="float" office:value="19.4400484745216" calcext:value-type="float">
            <text:p>19,4400484745216</text:p>
          </table:table-cell>
          <table:table-cell office:value-type="float" office:value="25.2558042857874" calcext:value-type="float">
            <text:p>25,2558042857874</text:p>
          </table:table-cell>
          <table:table-cell office:value-type="float" office:value="37.9226474257906" calcext:value-type="float">
            <text:p>37,9226474257906</text:p>
          </table:table-cell>
        </table:table-row>
        <table:table-row table:style-name="ro1">
          <table:table-cell office:value-type="float" office:value="9.82856178423583" calcext:value-type="float">
            <text:p>9,82856178423583</text:p>
          </table:table-cell>
          <table:table-cell office:value-type="float" office:value="13.4832422693781" calcext:value-type="float">
            <text:p>13,4832422693781</text:p>
          </table:table-cell>
          <table:table-cell office:value-type="float" office:value="26.7933840687952" calcext:value-type="float">
            <text:p>26,7933840687952</text:p>
          </table:table-cell>
          <table:table-cell office:value-type="float" office:value="15.1503954157756" calcext:value-type="float">
            <text:p>15,1503954157756</text:p>
          </table:table-cell>
        </table:table-row>
        <table:table-row table:style-name="ro1">
          <table:table-cell office:value-type="float" office:value="10.6225245919297" calcext:value-type="float">
            <text:p>10,6225245919297</text:p>
          </table:table-cell>
          <table:table-cell office:value-type="float" office:value="19.1827641086831" calcext:value-type="float">
            <text:p>19,1827641086831</text:p>
          </table:table-cell>
          <table:table-cell office:value-type="float" office:value="14.3668540251495" calcext:value-type="float">
            <text:p>14,3668540251495</text:p>
          </table:table-cell>
          <table:table-cell office:value-type="float" office:value="31.3154880273102" calcext:value-type="float">
            <text:p>31,3154880273102</text:p>
          </table:table-cell>
        </table:table-row>
        <table:table-row table:style-name="ro1">
          <table:table-cell office:value-type="float" office:value="10.2921120201104" calcext:value-type="float">
            <text:p>10,2921120201104</text:p>
          </table:table-cell>
          <table:table-cell office:value-type="float" office:value="19.770533648477" calcext:value-type="float">
            <text:p>19,770533648477</text:p>
          </table:table-cell>
          <table:table-cell office:value-type="float" office:value="25.7533293561157" calcext:value-type="float">
            <text:p>25,7533293561157</text:p>
          </table:table-cell>
          <table:table-cell office:value-type="float" office:value="45.8676219398846" calcext:value-type="float">
            <text:p>45,8676219398846</text:p>
          </table:table-cell>
        </table:table-row>
        <table:table-row table:style-name="ro1">
          <table:table-cell office:value-type="float" office:value="9.66181274993828" calcext:value-type="float">
            <text:p>9,66181274993828</text:p>
          </table:table-cell>
          <table:table-cell office:value-type="float" office:value="19.8609488482185" calcext:value-type="float">
            <text:p>19,8609488482185</text:p>
          </table:table-cell>
          <table:table-cell office:value-type="float" office:value="30.2520634344903" calcext:value-type="float">
            <text:p>30,2520634344903</text:p>
          </table:table-cell>
          <table:table-cell office:value-type="float" office:value="47.5508199879373" calcext:value-type="float">
            <text:p>47,5508199879373</text:p>
          </table:table-cell>
        </table:table-row>
        <table:table-row table:style-name="ro1">
          <table:table-cell office:value-type="float" office:value="10.4076146053368" calcext:value-type="float">
            <text:p>10,4076146053368</text:p>
          </table:table-cell>
          <table:table-cell office:value-type="float" office:value="20.2893373730739" calcext:value-type="float">
            <text:p>20,2893373730739</text:p>
          </table:table-cell>
          <table:table-cell office:value-type="float" office:value="24.7779201936856" calcext:value-type="float">
            <text:p>24,7779201936856</text:p>
          </table:table-cell>
          <table:table-cell office:value-type="float" office:value="27.1247713565162" calcext:value-type="float">
            <text:p>27,1247713565162</text:p>
          </table:table-cell>
        </table:table-row>
        <table:table-row table:style-name="ro1">
          <table:table-cell office:value-type="float" office:value="9.9765933428699" calcext:value-type="float">
            <text:p>9,9765933428699</text:p>
          </table:table-cell>
          <table:table-cell office:value-type="float" office:value="22.8161781834782" calcext:value-type="float">
            <text:p>22,8161781834782</text:p>
          </table:table-cell>
          <table:table-cell office:value-type="float" office:value="25.9484976329456" calcext:value-type="float">
            <text:p>25,9484976329456</text:p>
          </table:table-cell>
          <table:table-cell office:value-type="float" office:value="42.2477783465905" calcext:value-type="float">
            <text:p>42,2477783465905</text:p>
          </table:table-cell>
        </table:table-row>
        <table:table-row table:style-name="ro1">
          <table:table-cell office:value-type="float" office:value="13.8253235090964" calcext:value-type="float">
            <text:p>13,8253235090964</text:p>
          </table:table-cell>
          <table:table-cell office:value-type="float" office:value="12.1823151146597" calcext:value-type="float">
            <text:p>12,1823151146597</text:p>
          </table:table-cell>
          <table:table-cell office:value-type="float" office:value="25.0999739484141" calcext:value-type="float">
            <text:p>25,0999739484141</text:p>
          </table:table-cell>
          <table:table-cell office:value-type="float" office:value="33.1360618180649" calcext:value-type="float">
            <text:p>33,1360618180649</text:p>
          </table:table-cell>
        </table:table-row>
        <table:table-row table:style-name="ro1">
          <table:table-cell office:value-type="float" office:value="9.97744651506718" calcext:value-type="float">
            <text:p>9,97744651506718</text:p>
          </table:table-cell>
          <table:table-cell office:value-type="float" office:value="15.9254724790811" calcext:value-type="float">
            <text:p>15,9254724790811</text:p>
          </table:table-cell>
          <table:table-cell office:value-type="float" office:value="30.1677867853679" calcext:value-type="float">
            <text:p>30,1677867853679</text:p>
          </table:table-cell>
          <table:table-cell office:value-type="float" office:value="46.4190454217918" calcext:value-type="float">
            <text:p>46,4190454217918</text:p>
          </table:table-cell>
        </table:table-row>
        <table:table-row table:style-name="ro1">
          <table:table-cell office:value-type="float" office:value="8.64419612955399" calcext:value-type="float">
            <text:p>8,64419612955399</text:p>
          </table:table-cell>
          <table:table-cell office:value-type="float" office:value="10.3089878361571" calcext:value-type="float">
            <text:p>10,3089878361571</text:p>
          </table:table-cell>
          <table:table-cell office:value-type="float" office:value="24.1588329704875" calcext:value-type="float">
            <text:p>24,1588329704875</text:p>
          </table:table-cell>
          <table:table-cell office:value-type="float" office:value="35.57145748395" calcext:value-type="float">
            <text:p>35,57145748395</text:p>
          </table:table-cell>
        </table:table-row>
        <table:table-row table:style-name="ro1">
          <table:table-cell office:value-type="float" office:value="9.92024402998781" calcext:value-type="float">
            <text:p>9,92024402998781</text:p>
          </table:table-cell>
          <table:table-cell office:value-type="float" office:value="19.0997534997017" calcext:value-type="float">
            <text:p>19,0997534997017</text:p>
          </table:table-cell>
          <table:table-cell office:value-type="float" office:value="24.6853704092068" calcext:value-type="float">
            <text:p>24,6853704092068</text:p>
          </table:table-cell>
          <table:table-cell office:value-type="float" office:value="39.6519239014759" calcext:value-type="float">
            <text:p>39,6519239014759</text:p>
          </table:table-cell>
        </table:table-row>
        <table:table-row table:style-name="ro1">
          <table:table-cell office:value-type="float" office:value="7.98735911414648" calcext:value-type="float">
            <text:p>7,98735911414648</text:p>
          </table:table-cell>
          <table:table-cell office:value-type="float" office:value="19.5674723848139" calcext:value-type="float">
            <text:p>19,5674723848139</text:p>
          </table:table-cell>
          <table:table-cell office:value-type="float" office:value="25.7480957685487" calcext:value-type="float">
            <text:p>25,7480957685487</text:p>
          </table:table-cell>
          <table:table-cell office:value-type="float" office:value="49.6119266459982" calcext:value-type="float">
            <text:p>49,6119266459982</text:p>
          </table:table-cell>
        </table:table-row>
        <table:table-row table:style-name="ro1">
          <table:table-cell office:value-type="float" office:value="8.91357407495292" calcext:value-type="float">
            <text:p>8,91357407495292</text:p>
          </table:table-cell>
          <table:table-cell office:value-type="float" office:value="19.8262019657251" calcext:value-type="float">
            <text:p>19,8262019657251</text:p>
          </table:table-cell>
          <table:table-cell office:value-type="float" office:value="9.41767740584239" calcext:value-type="float">
            <text:p>9,41767740584239</text:p>
          </table:table-cell>
          <table:table-cell office:value-type="float" office:value="52.8566247665502" calcext:value-type="float">
            <text:p>52,8566247665502</text:p>
          </table:table-cell>
        </table:table-row>
        <table:table-row table:style-name="ro1">
          <table:table-cell office:value-type="float" office:value="10.556174046434" calcext:value-type="float">
            <text:p>10,556174046434</text:p>
          </table:table-cell>
          <table:table-cell office:value-type="float" office:value="15.5297579691083" calcext:value-type="float">
            <text:p>15,5297579691083</text:p>
          </table:table-cell>
          <table:table-cell office:value-type="float" office:value="22.1968839072436" calcext:value-type="float">
            <text:p>22,1968839072436</text:p>
          </table:table-cell>
          <table:table-cell office:value-type="float" office:value="49.3524454534103" calcext:value-type="float">
            <text:p>49,3524454534103</text:p>
          </table:table-cell>
        </table:table-row>
        <table:table-row table:style-name="ro1">
          <table:table-cell office:value-type="float" office:value="9.83355241357706" calcext:value-type="float">
            <text:p>9,83355241357706</text:p>
          </table:table-cell>
          <table:table-cell office:value-type="float" office:value="19.9171080828074" calcext:value-type="float">
            <text:p>19,9171080828074</text:p>
          </table:table-cell>
          <table:table-cell office:value-type="float" office:value="24.6919080714483" calcext:value-type="float">
            <text:p>24,6919080714483</text:p>
          </table:table-cell>
          <table:table-cell office:value-type="float" office:value="15.2645481968019" calcext:value-type="float">
            <text:p>15,2645481968019</text:p>
          </table:table-cell>
        </table:table-row>
        <table:table-row table:style-name="ro1">
          <table:table-cell office:value-type="float" office:value="19.5465612021892" calcext:value-type="float">
            <text:p>19,5465612021892</text:p>
          </table:table-cell>
          <table:table-cell office:value-type="float" office:value="18.6348927600354" calcext:value-type="float">
            <text:p>18,6348927600354</text:p>
          </table:table-cell>
          <table:table-cell office:value-type="float" office:value="21.4315550826158" calcext:value-type="float">
            <text:p>21,4315550826158</text:p>
          </table:table-cell>
          <table:table-cell office:value-type="float" office:value="45.1247316508625" calcext:value-type="float">
            <text:p>45,1247316508625</text:p>
          </table:table-cell>
        </table:table-row>
        <table:table-row table:style-name="ro1">
          <table:table-cell office:value-type="float" office:value="13.3060155691543" calcext:value-type="float">
            <text:p>13,3060155691543</text:p>
          </table:table-cell>
          <table:table-cell office:value-type="float" office:value="17.8343148260127" calcext:value-type="float">
            <text:p>17,8343148260127</text:p>
          </table:table-cell>
          <table:table-cell office:value-type="float" office:value="26.5525805878711" calcext:value-type="float">
            <text:p>26,5525805878711</text:p>
          </table:table-cell>
          <table:table-cell office:value-type="float" office:value="48.947771161492" calcext:value-type="float">
            <text:p>48,947771161492</text:p>
          </table:table-cell>
        </table:table-row>
        <table:table-row table:style-name="ro1">
          <table:table-cell office:value-type="float" office:value="10.4151609467115" calcext:value-type="float">
            <text:p>10,4151609467115</text:p>
          </table:table-cell>
          <table:table-cell office:value-type="float" office:value="18.3979401584127" calcext:value-type="float">
            <text:p>18,3979401584127</text:p>
          </table:table-cell>
          <table:table-cell office:value-type="float" office:value="26.995058723247" calcext:value-type="float">
            <text:p>26,995058723247</text:p>
          </table:table-cell>
          <table:table-cell office:value-type="float" office:value="54.4694127875824" calcext:value-type="float">
            <text:p>54,4694127875824</text:p>
          </table:table-cell>
        </table:table-row>
        <table:table-row table:style-name="ro1">
          <table:table-cell office:value-type="float" office:value="9.77495746016235" calcext:value-type="float">
            <text:p>9,77495746016235</text:p>
          </table:table-cell>
          <table:table-cell office:value-type="float" office:value="19.4582617927275" calcext:value-type="float">
            <text:p>19,4582617927275</text:p>
          </table:table-cell>
          <table:table-cell office:value-type="float" office:value="26.7486108383023" calcext:value-type="float">
            <text:p>26,7486108383023</text:p>
          </table:table-cell>
          <table:table-cell office:value-type="float" office:value="46.3769879201198" calcext:value-type="float">
            <text:p>46,3769879201198</text:p>
          </table:table-cell>
        </table:table-row>
        <table:table-row table:style-name="ro1">
          <table:table-cell office:value-type="float" office:value="10.9709079948473" calcext:value-type="float">
            <text:p>10,9709079948473</text:p>
          </table:table-cell>
          <table:table-cell office:value-type="float" office:value="10.4385007564099" calcext:value-type="float">
            <text:p>10,4385007564099</text:p>
          </table:table-cell>
          <table:table-cell office:value-type="float" office:value="17.6900569917156" calcext:value-type="float">
            <text:p>17,6900569917156</text:p>
          </table:table-cell>
          <table:table-cell office:value-type="float" office:value="49.6256500739897" calcext:value-type="float">
            <text:p>49,6256500739897</text:p>
          </table:table-cell>
        </table:table-row>
        <table:table-row table:style-name="ro1">
          <table:table-cell office:value-type="float" office:value="9.74898088727526" calcext:value-type="float">
            <text:p>9,74898088727526</text:p>
          </table:table-cell>
          <table:table-cell office:value-type="float" office:value="20.0661769849407" calcext:value-type="float">
            <text:p>20,0661769849407</text:p>
          </table:table-cell>
          <table:table-cell office:value-type="float" office:value="25.956417581411" calcext:value-type="float">
            <text:p>25,956417581411</text:p>
          </table:table-cell>
          <table:table-cell office:value-type="float" office:value="48.4832704117258" calcext:value-type="float">
            <text:p>48,4832704117258</text:p>
          </table:table-cell>
        </table:table-row>
        <table:table-row table:style-name="ro1">
          <table:table-cell office:value-type="float" office:value="12.7085562950304" calcext:value-type="float">
            <text:p>12,7085562950304</text:p>
          </table:table-cell>
          <table:table-cell office:value-type="float" office:value="12.7675522046514" calcext:value-type="float">
            <text:p>12,7675522046514</text:p>
          </table:table-cell>
          <table:table-cell office:value-type="float" office:value="26.4840911457937" calcext:value-type="float">
            <text:p>26,4840911457937</text:p>
          </table:table-cell>
          <table:table-cell office:value-type="float" office:value="49.0419807648097" calcext:value-type="float">
            <text:p>49,0419807648097</text:p>
          </table:table-cell>
        </table:table-row>
        <table:table-row table:style-name="ro1">
          <table:table-cell office:value-type="float" office:value="10.6584643518473" calcext:value-type="float">
            <text:p>10,6584643518473</text:p>
          </table:table-cell>
          <table:table-cell office:value-type="float" office:value="18.592152565793" calcext:value-type="float">
            <text:p>18,592152565793</text:p>
          </table:table-cell>
          <table:table-cell office:value-type="float" office:value="18.4724993266085" calcext:value-type="float">
            <text:p>18,4724993266085</text:p>
          </table:table-cell>
          <table:table-cell office:value-type="float" office:value="46.4917280792405" calcext:value-type="float">
            <text:p>46,4917280792405</text:p>
          </table:table-cell>
        </table:table-row>
        <table:table-row table:style-name="ro1">
          <table:table-cell office:value-type="float" office:value="12.2312040728073" calcext:value-type="float">
            <text:p>12,2312040728073</text:p>
          </table:table-cell>
          <table:table-cell office:value-type="float" office:value="19.6063498097293" calcext:value-type="float">
            <text:p>19,6063498097293</text:p>
          </table:table-cell>
          <table:table-cell office:value-type="float" office:value="25.4435778664514" calcext:value-type="float">
            <text:p>25,4435778664514</text:p>
          </table:table-cell>
          <table:table-cell office:value-type="float" office:value="32.1990169289724" calcext:value-type="float">
            <text:p>32,1990169289724</text:p>
          </table:table-cell>
        </table:table-row>
        <table:table-row table:style-name="ro1">
          <table:table-cell office:value-type="float" office:value="9.77614448234986" calcext:value-type="float">
            <text:p>9,77614448234986</text:p>
          </table:table-cell>
          <table:table-cell office:value-type="float" office:value="13.8236265018964" calcext:value-type="float">
            <text:p>13,8236265018964</text:p>
          </table:table-cell>
          <table:table-cell office:value-type="float" office:value="25.7363418076089" calcext:value-type="float">
            <text:p>25,7363418076089</text:p>
          </table:table-cell>
          <table:table-cell office:value-type="float" office:value="33.1669499101089" calcext:value-type="float">
            <text:p>33,1669499101089</text:p>
          </table:table-cell>
        </table:table-row>
        <table:table-row table:style-name="ro1">
          <table:table-cell office:value-type="float" office:value="12.9501505023529" calcext:value-type="float">
            <text:p>12,9501505023529</text:p>
          </table:table-cell>
          <table:table-cell office:value-type="float" office:value="17.9044979642865" calcext:value-type="float">
            <text:p>17,9044979642865</text:p>
          </table:table-cell>
          <table:table-cell office:value-type="float" office:value="17.4020466661963" calcext:value-type="float">
            <text:p>17,4020466661963</text:p>
          </table:table-cell>
          <table:table-cell office:value-type="float" office:value="26.9643756204853" calcext:value-type="float">
            <text:p>26,9643756204853</text:p>
          </table:table-cell>
        </table:table-row>
        <table:table-row table:style-name="ro1">
          <table:table-cell office:value-type="float" office:value="10.0180097644508" calcext:value-type="float">
            <text:p>10,0180097644508</text:p>
          </table:table-cell>
          <table:table-cell office:value-type="float" office:value="14.8827536023337" calcext:value-type="float">
            <text:p>14,8827536023337</text:p>
          </table:table-cell>
          <table:table-cell office:value-type="float" office:value="21.7774707693943" calcext:value-type="float">
            <text:p>21,7774707693943</text:p>
          </table:table-cell>
          <table:table-cell office:value-type="float" office:value="66.5075853700448" calcext:value-type="float">
            <text:p>66,5075853700448</text:p>
          </table:table-cell>
        </table:table-row>
        <table:table-row table:style-name="ro1">
          <table:table-cell office:value-type="float" office:value="12.0838953802489" calcext:value-type="float">
            <text:p>12,0838953802489</text:p>
          </table:table-cell>
          <table:table-cell office:value-type="float" office:value="20.0877744992826" calcext:value-type="float">
            <text:p>20,0877744992826</text:p>
          </table:table-cell>
          <table:table-cell office:value-type="float" office:value="25.1569926376882" calcext:value-type="float">
            <text:p>25,1569926376882</text:p>
          </table:table-cell>
          <table:table-cell office:value-type="float" office:value="43.807611618424" calcext:value-type="float">
            <text:p>43,807611618424</text:p>
          </table:table-cell>
        </table:table-row>
        <table:table-row table:style-name="ro1">
          <table:table-cell office:value-type="float" office:value="9.64876406613183" calcext:value-type="float">
            <text:p>9,64876406613183</text:p>
          </table:table-cell>
          <table:table-cell office:value-type="float" office:value="22.1501628765128" calcext:value-type="float">
            <text:p>22,1501628765128</text:p>
          </table:table-cell>
          <table:table-cell office:value-type="float" office:value="22.3129589024707" calcext:value-type="float">
            <text:p>22,3129589024707</text:p>
          </table:table-cell>
          <table:table-cell office:value-type="float" office:value="31.0139155049924" calcext:value-type="float">
            <text:p>31,0139155049924</text:p>
          </table:table-cell>
        </table:table-row>
        <table:table-row table:style-name="ro1">
          <table:table-cell office:value-type="float" office:value="11.5816413728566" calcext:value-type="float">
            <text:p>11,5816413728566</text:p>
          </table:table-cell>
          <table:table-cell office:value-type="float" office:value="19.5354279215694" calcext:value-type="float">
            <text:p>19,5354279215694</text:p>
          </table:table-cell>
          <table:table-cell office:value-type="float" office:value="16.7945149935867" calcext:value-type="float">
            <text:p>16,7945149935867</text:p>
          </table:table-cell>
          <table:table-cell office:value-type="float" office:value="50.6472881721524" calcext:value-type="float">
            <text:p>50,6472881721524</text:p>
          </table:table-cell>
        </table:table-row>
        <table:table-row table:style-name="ro1">
          <table:table-cell office:value-type="float" office:value="10.3093590339935" calcext:value-type="float">
            <text:p>10,3093590339935</text:p>
          </table:table-cell>
          <table:table-cell office:value-type="float" office:value="11.1162515516035" calcext:value-type="float">
            <text:p>11,1162515516035</text:p>
          </table:table-cell>
          <table:table-cell office:value-type="float" office:value="14.0524633556929" calcext:value-type="float">
            <text:p>14,0524633556929</text:p>
          </table:table-cell>
          <table:table-cell office:value-type="float" office:value="38.7207297287428" calcext:value-type="float">
            <text:p>38,7207297287428</text:p>
          </table:table-cell>
        </table:table-row>
        <table:table-row table:style-name="ro1">
          <table:table-cell office:value-type="float" office:value="12.3285826934639" calcext:value-type="float">
            <text:p>12,3285826934639</text:p>
          </table:table-cell>
          <table:table-cell office:value-type="float" office:value="31.616880887585" calcext:value-type="float">
            <text:p>31,616880887585</text:p>
          </table:table-cell>
          <table:table-cell office:value-type="float" office:value="25.8802510583107" calcext:value-type="float">
            <text:p>25,8802510583107</text:p>
          </table:table-cell>
          <table:table-cell office:value-type="float" office:value="49.7307953658088" calcext:value-type="float">
            <text:p>49,7307953658088</text:p>
          </table:table-cell>
        </table:table-row>
        <table:table-row table:style-name="ro1">
          <table:table-cell office:value-type="float" office:value="11.048908097837" calcext:value-type="float">
            <text:p>11,048908097837</text:p>
          </table:table-cell>
          <table:table-cell office:value-type="float" office:value="19.9201551886998" calcext:value-type="float">
            <text:p>19,9201551886998</text:p>
          </table:table-cell>
          <table:table-cell office:value-type="float" office:value="17.3595242817641" calcext:value-type="float">
            <text:p>17,3595242817641</text:p>
          </table:table-cell>
          <table:table-cell office:value-type="float" office:value="36.7770002806715" calcext:value-type="float">
            <text:p>36,7770002806715</text:p>
          </table:table-cell>
        </table:table-row>
        <table:table-row table:style-name="ro1">
          <table:table-cell office:value-type="float" office:value="12.5817246863462" calcext:value-type="float">
            <text:p>12,5817246863462</text:p>
          </table:table-cell>
          <table:table-cell office:value-type="float" office:value="20.0580687776439" calcext:value-type="float">
            <text:p>20,0580687776439</text:p>
          </table:table-cell>
          <table:table-cell office:value-type="float" office:value="25.8347220572678" calcext:value-type="float">
            <text:p>25,8347220572678</text:p>
          </table:table-cell>
          <table:table-cell office:value-type="float" office:value="55.6687558238937" calcext:value-type="float">
            <text:p>55,6687558238937</text:p>
          </table:table-cell>
        </table:table-row>
        <table:table-row table:style-name="ro1">
          <table:table-cell office:value-type="float" office:value="10.849647210644" calcext:value-type="float">
            <text:p>10,849647210644</text:p>
          </table:table-cell>
          <table:table-cell office:value-type="float" office:value="13.5100214779721" calcext:value-type="float">
            <text:p>13,5100214779721</text:p>
          </table:table-cell>
          <table:table-cell office:value-type="float" office:value="16.6297142031491" calcext:value-type="float">
            <text:p>16,6297142031491</text:p>
          </table:table-cell>
          <table:table-cell office:value-type="float" office:value="52.5039811027973" calcext:value-type="float">
            <text:p>52,5039811027973</text:p>
          </table:table-cell>
        </table:table-row>
        <table:table-row table:style-name="ro1">
          <table:table-cell office:value-type="float" office:value="11.3186674502048" calcext:value-type="float">
            <text:p>11,3186674502048</text:p>
          </table:table-cell>
          <table:table-cell office:value-type="float" office:value="19.5723635167715" calcext:value-type="float">
            <text:p>19,5723635167715</text:p>
          </table:table-cell>
          <table:table-cell office:value-type="float" office:value="24.208060142893" calcext:value-type="float">
            <text:p>24,208060142893</text:p>
          </table:table-cell>
          <table:table-cell office:value-type="float" office:value="41.8185494976307" calcext:value-type="float">
            <text:p>41,8185494976307</text:p>
          </table:table-cell>
        </table:table-row>
        <table:table-row table:style-name="ro1">
          <table:table-cell office:value-type="float" office:value="10.4941930361383" calcext:value-type="float">
            <text:p>10,4941930361383</text:p>
          </table:table-cell>
          <table:table-cell office:value-type="float" office:value="19.2418754941662" calcext:value-type="float">
            <text:p>19,2418754941662</text:p>
          </table:table-cell>
          <table:table-cell office:value-type="float" office:value="24.6089626652229" calcext:value-type="float">
            <text:p>24,6089626652229</text:p>
          </table:table-cell>
          <table:table-cell office:value-type="float" office:value="51.6496273633436" calcext:value-type="float">
            <text:p>51,6496273633436</text:p>
          </table:table-cell>
        </table:table-row>
        <table:table-row table:style-name="ro1">
          <table:table-cell office:value-type="float" office:value="10.7997475752087" calcext:value-type="float">
            <text:p>10,7997475752087</text:p>
          </table:table-cell>
          <table:table-cell office:value-type="float" office:value="18.5275119507644" calcext:value-type="float">
            <text:p>18,5275119507644</text:p>
          </table:table-cell>
          <table:table-cell office:value-type="float" office:value="24.7067789684473" calcext:value-type="float">
            <text:p>24,7067789684473</text:p>
          </table:table-cell>
          <table:table-cell office:value-type="float" office:value="43.9506597113625" calcext:value-type="float">
            <text:p>43,9506597113625</text:p>
          </table:table-cell>
        </table:table-row>
        <table:table-row table:style-name="ro1">
          <table:table-cell office:value-type="float" office:value="11.0090182552713" calcext:value-type="float">
            <text:p>11,0090182552713</text:p>
          </table:table-cell>
          <table:table-cell office:value-type="float" office:value="18.3910882057422" calcext:value-type="float">
            <text:p>18,3910882057422</text:p>
          </table:table-cell>
          <table:table-cell office:value-type="float" office:value="16.5033136368561" calcext:value-type="float">
            <text:p>16,5033136368561</text:p>
          </table:table-cell>
          <table:table-cell office:value-type="float" office:value="43.7793867171118" calcext:value-type="float">
            <text:p>43,7793867171118</text:p>
          </table:table-cell>
        </table:table-row>
        <table:table-row table:style-name="ro1">
          <table:table-cell office:value-type="float" office:value="10.3922051931093" calcext:value-type="float">
            <text:p>10,3922051931093</text:p>
          </table:table-cell>
          <table:table-cell office:value-type="float" office:value="19.3569077771926" calcext:value-type="float">
            <text:p>19,3569077771926</text:p>
          </table:table-cell>
          <table:table-cell office:value-type="float" office:value="23.7034128819021" calcext:value-type="float">
            <text:p>23,7034128819021</text:p>
          </table:table-cell>
          <table:table-cell office:value-type="float" office:value="44.0111058377236" calcext:value-type="float">
            <text:p>44,0111058377236</text:p>
          </table:table-cell>
        </table:table-row>
        <table:table-row table:style-name="ro1">
          <table:table-cell office:value-type="float" office:value="14.5347442758152" calcext:value-type="float">
            <text:p>14,5347442758152</text:p>
          </table:table-cell>
          <table:table-cell office:value-type="float" office:value="19.6687703768998" calcext:value-type="float">
            <text:p>19,6687703768998</text:p>
          </table:table-cell>
          <table:table-cell office:value-type="float" office:value="21.5245189766661" calcext:value-type="float">
            <text:p>21,5245189766661</text:p>
          </table:table-cell>
          <table:table-cell office:value-type="float" office:value="31.2538102521175" calcext:value-type="float">
            <text:p>31,2538102521175</text:p>
          </table:table-cell>
        </table:table-row>
        <table:table-row table:style-name="ro1">
          <table:table-cell office:value-type="float" office:value="11.1296817238225" calcext:value-type="float">
            <text:p>11,1296817238225</text:p>
          </table:table-cell>
          <table:table-cell office:value-type="float" office:value="13.4236428152043" calcext:value-type="float">
            <text:p>13,4236428152043</text:p>
          </table:table-cell>
          <table:table-cell office:value-type="float" office:value="26.7502804490599" calcext:value-type="float">
            <text:p>26,7502804490599</text:p>
          </table:table-cell>
          <table:table-cell office:value-type="float" office:value="45.2529215382344" calcext:value-type="float">
            <text:p>45,2529215382344</text:p>
          </table:table-cell>
        </table:table-row>
        <table:table-row table:style-name="ro1">
          <table:table-cell office:value-type="float" office:value="10.0741308038353" calcext:value-type="float">
            <text:p>10,0741308038353</text:p>
          </table:table-cell>
          <table:table-cell office:value-type="float" office:value="17.1390799669995" calcext:value-type="float">
            <text:p>17,1390799669995</text:p>
          </table:table-cell>
          <table:table-cell office:value-type="float" office:value="16.5054286418049" calcext:value-type="float">
            <text:p>16,5054286418049</text:p>
          </table:table-cell>
          <table:table-cell office:value-type="float" office:value="54.5393030926241" calcext:value-type="float">
            <text:p>54,5393030926241</text:p>
          </table:table-cell>
        </table:table-row>
        <table:table-row table:style-name="ro1">
          <table:table-cell office:value-type="float" office:value="10.59053491466" calcext:value-type="float">
            <text:p>10,59053491466</text:p>
          </table:table-cell>
          <table:table-cell office:value-type="float" office:value="20.3977028656763" calcext:value-type="float">
            <text:p>20,3977028656763</text:p>
          </table:table-cell>
          <table:table-cell office:value-type="float" office:value="27.273439972129" calcext:value-type="float">
            <text:p>27,273439972129</text:p>
          </table:table-cell>
          <table:table-cell office:value-type="float" office:value="53.2369782225536" calcext:value-type="float">
            <text:p>53,2369782225536</text:p>
          </table:table-cell>
        </table:table-row>
        <table:table-row table:style-name="ro1">
          <table:table-cell office:value-type="float" office:value="10.0859353970798" calcext:value-type="float">
            <text:p>10,0859353970798</text:p>
          </table:table-cell>
          <table:table-cell office:value-type="float" office:value="20.218151510019" calcext:value-type="float">
            <text:p>20,218151510019</text:p>
          </table:table-cell>
          <table:table-cell office:value-type="float" office:value="21.3010587009782" calcext:value-type="float">
            <text:p>21,3010587009782</text:p>
          </table:table-cell>
          <table:table-cell office:value-type="float" office:value="76.0515368317571" calcext:value-type="float">
            <text:p>76,0515368317571</text:p>
          </table:table-cell>
        </table:table-row>
        <table:table-row table:style-name="ro1">
          <table:table-cell office:value-type="float" office:value="10.7756028971398" calcext:value-type="float">
            <text:p>10,7756028971398</text:p>
          </table:table-cell>
          <table:table-cell office:value-type="float" office:value="11.1291407430599" calcext:value-type="float">
            <text:p>11,1291407430599</text:p>
          </table:table-cell>
          <table:table-cell office:value-type="float" office:value="24.8487716245517" calcext:value-type="float">
            <text:p>24,8487716245517</text:p>
          </table:table-cell>
          <table:table-cell office:value-type="float" office:value="58.0297266873538" calcext:value-type="float">
            <text:p>58,0297266873538</text:p>
          </table:table-cell>
        </table:table-row>
        <table:table-row table:style-name="ro1">
          <table:table-cell office:value-type="float" office:value="10.3724738026607" calcext:value-type="float">
            <text:p>10,3724738026607</text:p>
          </table:table-cell>
          <table:table-cell office:value-type="float" office:value="19.724648544694" calcext:value-type="float">
            <text:p>19,724648544694</text:p>
          </table:table-cell>
          <table:table-cell office:value-type="float" office:value="25.3325553373087" calcext:value-type="float">
            <text:p>25,3325553373087</text:p>
          </table:table-cell>
          <table:table-cell office:value-type="float" office:value="38.163478595061" calcext:value-type="float">
            <text:p>38,163478595061</text:p>
          </table:table-cell>
        </table:table-row>
        <table:table-row table:style-name="ro1">
          <table:table-cell office:value-type="float" office:value="10.9056417484653" calcext:value-type="float">
            <text:p>10,9056417484653</text:p>
          </table:table-cell>
          <table:table-cell office:value-type="float" office:value="19.2760545457704" calcext:value-type="float">
            <text:p>19,2760545457704</text:p>
          </table:table-cell>
          <table:table-cell office:value-type="float" office:value="25.1336823028806" calcext:value-type="float">
            <text:p>25,1336823028806</text:p>
          </table:table-cell>
          <table:table-cell office:value-type="float" office:value="45.9928826249793" calcext:value-type="float">
            <text:p>45,9928826249793</text:p>
          </table:table-cell>
        </table:table-row>
        <table:table-row table:style-name="ro1">
          <table:table-cell office:value-type="float" office:value="10.4161168419827" calcext:value-type="float">
            <text:p>10,4161168419827</text:p>
          </table:table-cell>
          <table:table-cell office:value-type="float" office:value="21.8078766953805" calcext:value-type="float">
            <text:p>21,8078766953805</text:p>
          </table:table-cell>
          <table:table-cell office:value-type="float" office:value="17.9086730910241" calcext:value-type="float">
            <text:p>17,9086730910241</text:p>
          </table:table-cell>
          <table:table-cell office:value-type="float" office:value="32.4558856729152" calcext:value-type="float">
            <text:p>32,4558856729152</text:p>
          </table:table-cell>
        </table:table-row>
        <table:table-row table:style-name="ro1">
          <table:table-cell office:value-type="float" office:value="10.6946875513579" calcext:value-type="float">
            <text:p>10,6946875513579</text:p>
          </table:table-cell>
          <table:table-cell office:value-type="float" office:value="15.1972284140416" calcext:value-type="float">
            <text:p>15,1972284140416</text:p>
          </table:table-cell>
          <table:table-cell office:value-type="float" office:value="24.648033038853" calcext:value-type="float">
            <text:p>24,648033038853</text:p>
          </table:table-cell>
          <table:table-cell office:value-type="float" office:value="28.348687401537" calcext:value-type="float">
            <text:p>28,348687401537</text:p>
          </table:table-cell>
        </table:table-row>
        <table:table-row table:style-name="ro1">
          <table:table-cell office:value-type="float" office:value="10.5154329339502" calcext:value-type="float">
            <text:p>10,5154329339502</text:p>
          </table:table-cell>
          <table:table-cell office:value-type="float" office:value="13.7097773581477" calcext:value-type="float">
            <text:p>13,7097773581477</text:p>
          </table:table-cell>
          <table:table-cell office:value-type="float" office:value="27.1890711157064" calcext:value-type="float">
            <text:p>27,1890711157064</text:p>
          </table:table-cell>
          <table:table-cell office:value-type="float" office:value="49.7097189481641" calcext:value-type="float">
            <text:p>49,7097189481641</text:p>
          </table:table-cell>
        </table:table-row>
      </table:table>
      <table:table table:name="QUORUM-LARGE-COMPLEX" table:style-name="ta1">
        <table:table-column table:style-name="co1" table:number-columns-repeated="2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258953.218394279" calcext:value-type="float">
            <text:p>258953,218394279</text:p>
          </table:table-cell>
          <table:table-cell office:value-type="float" office:value="3837849.42872238" calcext:value-type="float">
            <text:p>3837849,42872238</text:p>
          </table:table-cell>
        </table:table-row>
        <table:table-row table:style-name="ro1">
          <table:table-cell office:value-type="float" office:value="257074.125339508" calcext:value-type="float">
            <text:p>257074,125339508</text:p>
          </table:table-cell>
          <table:table-cell office:value-type="float" office:value="3949929.69050121" calcext:value-type="float">
            <text:p>3949929,69050121</text:p>
          </table:table-cell>
        </table:table-row>
        <table:table-row table:style-name="ro1">
          <table:table-cell office:value-type="float" office:value="260980.295222282" calcext:value-type="float">
            <text:p>260980,295222282</text:p>
          </table:table-cell>
          <table:table-cell office:value-type="float" office:value="3917843.25406551" calcext:value-type="float">
            <text:p>3917843,25406551</text:p>
          </table:table-cell>
        </table:table-row>
        <table:table-row table:style-name="ro1">
          <table:table-cell office:value-type="float" office:value="264358.31854248" calcext:value-type="float">
            <text:p>264358,31854248</text:p>
          </table:table-cell>
          <table:table-cell office:value-type="float" office:value="3903684.57034397" calcext:value-type="float">
            <text:p>3903684,57034397</text:p>
          </table:table-cell>
        </table:table-row>
        <table:table-row table:style-name="ro1">
          <table:table-cell office:value-type="float" office:value="266202.811653137" calcext:value-type="float">
            <text:p>266202,811653137</text:p>
          </table:table-cell>
          <table:table-cell office:value-type="float" office:value="3929281.3746767" calcext:value-type="float">
            <text:p>3929281,3746767</text:p>
          </table:table-cell>
        </table:table-row>
        <table:table-row table:style-name="ro1">
          <table:table-cell office:value-type="float" office:value="262514.437523842" calcext:value-type="float">
            <text:p>262514,437523842</text:p>
          </table:table-cell>
          <table:table-cell office:value-type="float" office:value="4013862.8674717" calcext:value-type="float">
            <text:p>4013862,8674717</text:p>
          </table:table-cell>
        </table:table-row>
        <table:table-row table:style-name="ro1">
          <table:table-cell office:value-type="float" office:value="261331.561402321" calcext:value-type="float">
            <text:p>261331,561402321</text:p>
          </table:table-cell>
          <table:table-cell office:value-type="float" office:value="3988022.38682079" calcext:value-type="float">
            <text:p>3988022,38682079</text:p>
          </table:table-cell>
        </table:table-row>
        <table:table-row table:style-name="ro1">
          <table:table-cell office:value-type="float" office:value="261657.534098625" calcext:value-type="float">
            <text:p>261657,534098625</text:p>
          </table:table-cell>
          <table:table-cell office:value-type="float" office:value="4012809.94325066" calcext:value-type="float">
            <text:p>4012809,94325066</text:p>
          </table:table-cell>
        </table:table-row>
        <table:table-row table:style-name="ro1">
          <table:table-cell office:value-type="float" office:value="259146.708842277" calcext:value-type="float">
            <text:p>259146,708842277</text:p>
          </table:table-cell>
          <table:table-cell office:value-type="float" office:value="4038448.07054615" calcext:value-type="float">
            <text:p>4038448,07054615</text:p>
          </table:table-cell>
        </table:table-row>
        <table:table-row table:style-name="ro1">
          <table:table-cell office:value-type="float" office:value="259240.823202133" calcext:value-type="float">
            <text:p>259240,823202133</text:p>
          </table:table-cell>
          <table:table-cell office:value-type="float" office:value="4060995.94633675" calcext:value-type="float">
            <text:p>4060995,94633675</text:p>
          </table:table-cell>
        </table:table-row>
        <table:table-row table:style-name="ro1">
          <table:table-cell office:value-type="float" office:value="260475.174176216" calcext:value-type="float">
            <text:p>260475,174176216</text:p>
          </table:table-cell>
          <table:table-cell office:value-type="float" office:value="4047961.67093658" calcext:value-type="float">
            <text:p>4047961,67093658</text:p>
          </table:table-cell>
        </table:table-row>
        <table:table-row table:style-name="ro1">
          <table:table-cell office:value-type="float" office:value="260733.097428322" calcext:value-type="float">
            <text:p>260733,097428322</text:p>
          </table:table-cell>
          <table:table-cell office:value-type="float" office:value="4102324.78222084" calcext:value-type="float">
            <text:p>4102324,78222084</text:p>
          </table:table-cell>
        </table:table-row>
        <table:table-row table:style-name="ro1">
          <table:table-cell office:value-type="float" office:value="261459.640616417" calcext:value-type="float">
            <text:p>261459,640616417</text:p>
          </table:table-cell>
          <table:table-cell office:value-type="float" office:value="4128929.56105423" calcext:value-type="float">
            <text:p>4128929,56105423</text:p>
          </table:table-cell>
        </table:table-row>
        <table:table-row table:style-name="ro1">
          <table:table-cell office:value-type="float" office:value="263698.713747978" calcext:value-type="float">
            <text:p>263698,713747978</text:p>
          </table:table-cell>
          <table:table-cell office:value-type="float" office:value="4093523.34439945" calcext:value-type="float">
            <text:p>4093523,34439945</text:p>
          </table:table-cell>
        </table:table-row>
        <table:table-row table:style-name="ro1">
          <table:table-cell office:value-type="float" office:value="262169.957921982" calcext:value-type="float">
            <text:p>262169,957921982</text:p>
          </table:table-cell>
          <table:table-cell office:value-type="float" office:value="4060482.50286484" calcext:value-type="float">
            <text:p>4060482,50286484</text:p>
          </table:table-cell>
        </table:table-row>
        <table:table-row table:style-name="ro1">
          <table:table-cell office:value-type="float" office:value="262308.753639221" calcext:value-type="float">
            <text:p>262308,753639221</text:p>
          </table:table-cell>
          <table:table-cell office:value-type="float" office:value="3992113.55021" calcext:value-type="float">
            <text:p>3992113,55021</text:p>
          </table:table-cell>
        </table:table-row>
        <table:table-row table:style-name="ro1">
          <table:table-cell office:value-type="float" office:value="262188.300748825" calcext:value-type="float">
            <text:p>262188,300748825</text:p>
          </table:table-cell>
          <table:table-cell office:value-type="float" office:value="4223490.04628372" calcext:value-type="float">
            <text:p>4223490,04628372</text:p>
          </table:table-cell>
        </table:table-row>
        <table:table-row table:style-name="ro1">
          <table:table-cell office:value-type="float" office:value="262480.846452713" calcext:value-type="float">
            <text:p>262480,846452713</text:p>
          </table:table-cell>
          <table:table-cell office:value-type="float" office:value="4169532.74558258" calcext:value-type="float">
            <text:p>4169532,74558258</text:p>
          </table:table-cell>
        </table:table-row>
        <table:table-row table:style-name="ro1">
          <table:table-cell office:value-type="float" office:value="257888.656881332" calcext:value-type="float">
            <text:p>257888,656881332</text:p>
          </table:table-cell>
          <table:table-cell/>
        </table:table-row>
        <table:table-row table:style-name="ro1">
          <table:table-cell office:value-type="float" office:value="256298.414787292" calcext:value-type="float">
            <text:p>256298,414787292</text:p>
          </table:table-cell>
          <table:table-cell/>
        </table:table-row>
      </table:table>
      <table:table table:name="MONGO-SMALL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3.6618669385856" calcext:value-type="float">
            <text:p>3,6618669385856</text:p>
          </table:table-cell>
          <table:table-cell office:value-type="float" office:value="2.73989483695878" calcext:value-type="float">
            <text:p>2,73989483695878</text:p>
          </table:table-cell>
          <table:table-cell office:value-type="float" office:value="2.24832179148212" calcext:value-type="float">
            <text:p>2,24832179148212</text:p>
          </table:table-cell>
          <table:table-cell office:value-type="float" office:value="2.26564844515566" calcext:value-type="float">
            <text:p>2,26564844515566</text:p>
          </table:table-cell>
        </table:table-row>
        <table:table-row table:style-name="ro1">
          <table:table-cell office:value-type="float" office:value="2.06352876377368" calcext:value-type="float">
            <text:p>2,06352876377368</text:p>
          </table:table-cell>
          <table:table-cell office:value-type="float" office:value="2.0648371751706" calcext:value-type="float">
            <text:p>2,0648371751706</text:p>
          </table:table-cell>
          <table:table-cell office:value-type="float" office:value="1.96205903523013" calcext:value-type="float">
            <text:p>1,96205903523013</text:p>
          </table:table-cell>
          <table:table-cell office:value-type="float" office:value="2.08116947279431" calcext:value-type="float">
            <text:p>2,08116947279431</text:p>
          </table:table-cell>
        </table:table-row>
        <table:table-row table:style-name="ro1">
          <table:table-cell office:value-type="float" office:value="1.92045523214243" calcext:value-type="float">
            <text:p>1,92045523214243</text:p>
          </table:table-cell>
          <table:table-cell office:value-type="float" office:value="1.96652180176581" calcext:value-type="float">
            <text:p>1,96652180176581</text:p>
          </table:table-cell>
          <table:table-cell office:value-type="float" office:value="1.96205663817011" calcext:value-type="float">
            <text:p>1,96205663817011</text:p>
          </table:table-cell>
          <table:table-cell office:value-type="float" office:value="2.03258844647263" calcext:value-type="float">
            <text:p>2,03258844647263</text:p>
          </table:table-cell>
        </table:table-row>
        <table:table-row table:style-name="ro1">
          <table:table-cell office:value-type="float" office:value="1.8611015009217" calcext:value-type="float">
            <text:p>1,8611015009217</text:p>
          </table:table-cell>
          <table:table-cell office:value-type="float" office:value="1.97929880034751" calcext:value-type="float">
            <text:p>1,97929880034751</text:p>
          </table:table-cell>
          <table:table-cell office:value-type="float" office:value="1.92322176335905" calcext:value-type="float">
            <text:p>1,92322176335905</text:p>
          </table:table-cell>
          <table:table-cell office:value-type="float" office:value="2.01943082001288" calcext:value-type="float">
            <text:p>2,01943082001288</text:p>
          </table:table-cell>
        </table:table-row>
        <table:table-row table:style-name="ro1">
          <table:table-cell office:value-type="float" office:value="1.90433831898609" calcext:value-type="float">
            <text:p>1,90433831898609</text:p>
          </table:table-cell>
          <table:table-cell office:value-type="float" office:value="1.92618889393876" calcext:value-type="float">
            <text:p>1,92618889393876</text:p>
          </table:table-cell>
          <table:table-cell office:value-type="float" office:value="1.94001586733122" calcext:value-type="float">
            <text:p>1,94001586733122</text:p>
          </table:table-cell>
          <table:table-cell office:value-type="float" office:value="2.1122493357223" calcext:value-type="float">
            <text:p>2,1122493357223</text:p>
          </table:table-cell>
        </table:table-row>
        <table:table-row table:style-name="ro1">
          <table:table-cell office:value-type="float" office:value="1.89342113502434" calcext:value-type="float">
            <text:p>1,89342113502434</text:p>
          </table:table-cell>
          <table:table-cell office:value-type="float" office:value="1.93263189511181" calcext:value-type="float">
            <text:p>1,93263189511181</text:p>
          </table:table-cell>
          <table:table-cell office:value-type="float" office:value="1.98574954116478" calcext:value-type="float">
            <text:p>1,98574954116478</text:p>
          </table:table-cell>
          <table:table-cell office:value-type="float" office:value="2.04476881754316" calcext:value-type="float">
            <text:p>2,04476881754316</text:p>
          </table:table-cell>
        </table:table-row>
        <table:table-row table:style-name="ro1">
          <table:table-cell office:value-type="float" office:value="1.80791283653269" calcext:value-type="float">
            <text:p>1,80791283653269</text:p>
          </table:table-cell>
          <table:table-cell office:value-type="float" office:value="1.91477110942711" calcext:value-type="float">
            <text:p>1,91477110942711</text:p>
          </table:table-cell>
          <table:table-cell office:value-type="float" office:value="1.94198974825939" calcext:value-type="float">
            <text:p>1,94198974825939</text:p>
          </table:table-cell>
          <table:table-cell office:value-type="float" office:value="2.02663411749428" calcext:value-type="float">
            <text:p>2,02663411749428</text:p>
          </table:table-cell>
        </table:table-row>
        <table:table-row table:style-name="ro1">
          <table:table-cell office:value-type="float" office:value="1.83756295685786" calcext:value-type="float">
            <text:p>1,83756295685786</text:p>
          </table:table-cell>
          <table:table-cell office:value-type="float" office:value="1.97736328284475" calcext:value-type="float">
            <text:p>1,97736328284475</text:p>
          </table:table-cell>
          <table:table-cell office:value-type="float" office:value="1.96597667553988" calcext:value-type="float">
            <text:p>1,96597667553988</text:p>
          </table:table-cell>
          <table:table-cell office:value-type="float" office:value="2.05438963322114" calcext:value-type="float">
            <text:p>2,05438963322114</text:p>
          </table:table-cell>
        </table:table-row>
        <table:table-row table:style-name="ro1">
          <table:table-cell office:value-type="float" office:value="1.91876953625123" calcext:value-type="float">
            <text:p>1,91876953625123</text:p>
          </table:table-cell>
          <table:table-cell office:value-type="float" office:value="1.99151532717596" calcext:value-type="float">
            <text:p>1,99151532717596</text:p>
          </table:table-cell>
          <table:table-cell office:value-type="float" office:value="1.91734163946308" calcext:value-type="float">
            <text:p>1,91734163946308</text:p>
          </table:table-cell>
          <table:table-cell office:value-type="float" office:value="2.01448688216934" calcext:value-type="float">
            <text:p>2,01448688216934</text:p>
          </table:table-cell>
        </table:table-row>
        <table:table-row table:style-name="ro1">
          <table:table-cell office:value-type="float" office:value="1.88680195553794" calcext:value-type="float">
            <text:p>1,88680195553794</text:p>
          </table:table-cell>
          <table:table-cell office:value-type="float" office:value="1.98195303064858" calcext:value-type="float">
            <text:p>1,98195303064858</text:p>
          </table:table-cell>
          <table:table-cell office:value-type="float" office:value="1.99262926923812" calcext:value-type="float">
            <text:p>1,99262926923812</text:p>
          </table:table-cell>
          <table:table-cell office:value-type="float" office:value="2.0079983955719" calcext:value-type="float">
            <text:p>2,0079983955719</text:p>
          </table:table-cell>
        </table:table-row>
        <table:table-row table:style-name="ro1">
          <table:table-cell office:value-type="float" office:value="1.82150120585222" calcext:value-type="float">
            <text:p>1,82150120585222</text:p>
          </table:table-cell>
          <table:table-cell office:value-type="float" office:value="2.09676009033705" calcext:value-type="float">
            <text:p>2,09676009033705</text:p>
          </table:table-cell>
          <table:table-cell office:value-type="float" office:value="1.96518083653952" calcext:value-type="float">
            <text:p>1,96518083653952</text:p>
          </table:table-cell>
          <table:table-cell office:value-type="float" office:value="2.02194306414089" calcext:value-type="float">
            <text:p>2,02194306414089</text:p>
          </table:table-cell>
        </table:table-row>
        <table:table-row table:style-name="ro1">
          <table:table-cell office:value-type="float" office:value="1.89267096692115" calcext:value-type="float">
            <text:p>1,89267096692115</text:p>
          </table:table-cell>
          <table:table-cell office:value-type="float" office:value="1.95424459945766" calcext:value-type="float">
            <text:p>1,95424459945766</text:p>
          </table:table-cell>
          <table:table-cell office:value-type="float" office:value="1.97624566556224" calcext:value-type="float">
            <text:p>1,97624566556224</text:p>
          </table:table-cell>
          <table:table-cell office:value-type="float" office:value="2.03442906428838" calcext:value-type="float">
            <text:p>2,03442906428838</text:p>
          </table:table-cell>
        </table:table-row>
        <table:table-row table:style-name="ro1">
          <table:table-cell office:value-type="float" office:value="1.87244159470543" calcext:value-type="float">
            <text:p>1,87244159470543</text:p>
          </table:table-cell>
          <table:table-cell office:value-type="float" office:value="2.09145708371061" calcext:value-type="float">
            <text:p>2,09145708371061</text:p>
          </table:table-cell>
          <table:table-cell office:value-type="float" office:value="1.96303079431413" calcext:value-type="float">
            <text:p>1,96303079431413</text:p>
          </table:table-cell>
          <table:table-cell office:value-type="float" office:value="2.00801030563989" calcext:value-type="float">
            <text:p>2,00801030563989</text:p>
          </table:table-cell>
        </table:table-row>
        <table:table-row table:style-name="ro1">
          <table:table-cell office:value-type="float" office:value="1.92068897479107" calcext:value-type="float">
            <text:p>1,92068897479107</text:p>
          </table:table-cell>
          <table:table-cell office:value-type="float" office:value="1.99908465008153" calcext:value-type="float">
            <text:p>1,99908465008153</text:p>
          </table:table-cell>
          <table:table-cell office:value-type="float" office:value="1.95638921942969" calcext:value-type="float">
            <text:p>1,95638921942969</text:p>
          </table:table-cell>
          <table:table-cell office:value-type="float" office:value="2.00871833897135" calcext:value-type="float">
            <text:p>2,00871833897135</text:p>
          </table:table-cell>
        </table:table-row>
        <table:table-row table:style-name="ro1">
          <table:table-cell office:value-type="float" office:value="1.83210041809011" calcext:value-type="float">
            <text:p>1,83210041809011</text:p>
          </table:table-cell>
          <table:table-cell office:value-type="float" office:value="1.93231673864075" calcext:value-type="float">
            <text:p>1,93231673864075</text:p>
          </table:table-cell>
          <table:table-cell office:value-type="float" office:value="1.94504704001031" calcext:value-type="float">
            <text:p>1,94504704001031</text:p>
          </table:table-cell>
          <table:table-cell office:value-type="float" office:value="2.03533991658346" calcext:value-type="float">
            <text:p>2,03533991658346</text:p>
          </table:table-cell>
        </table:table-row>
        <table:table-row table:style-name="ro1">
          <table:table-cell office:value-type="float" office:value="1.84450930175991" calcext:value-type="float">
            <text:p>1,84450930175991</text:p>
          </table:table-cell>
          <table:table-cell office:value-type="float" office:value="1.91187129872004" calcext:value-type="float">
            <text:p>1,91187129872004</text:p>
          </table:table-cell>
          <table:table-cell office:value-type="float" office:value="1.90827241566715" calcext:value-type="float">
            <text:p>1,90827241566715</text:p>
          </table:table-cell>
          <table:table-cell office:value-type="float" office:value="2.01550922097298" calcext:value-type="float">
            <text:p>2,01550922097298</text:p>
          </table:table-cell>
        </table:table-row>
        <table:table-row table:style-name="ro1">
          <table:table-cell office:value-type="float" office:value="1.84342574624765" calcext:value-type="float">
            <text:p>1,84342574624765</text:p>
          </table:table-cell>
          <table:table-cell office:value-type="float" office:value="1.92366211244493" calcext:value-type="float">
            <text:p>1,92366211244493</text:p>
          </table:table-cell>
          <table:table-cell office:value-type="float" office:value="1.9079516920525" calcext:value-type="float">
            <text:p>1,9079516920525</text:p>
          </table:table-cell>
          <table:table-cell office:value-type="float" office:value="2.02654249363265" calcext:value-type="float">
            <text:p>2,02654249363265</text:p>
          </table:table-cell>
        </table:table-row>
        <table:table-row table:style-name="ro1">
          <table:table-cell office:value-type="float" office:value="1.86432430778642" calcext:value-type="float">
            <text:p>1,86432430778642</text:p>
          </table:table-cell>
          <table:table-cell office:value-type="float" office:value="1.92790772953178" calcext:value-type="float">
            <text:p>1,92790772953178</text:p>
          </table:table-cell>
          <table:table-cell office:value-type="float" office:value="1.93912378410994" calcext:value-type="float">
            <text:p>1,93912378410994</text:p>
          </table:table-cell>
          <table:table-cell office:value-type="float" office:value="2.0135586018821" calcext:value-type="float">
            <text:p>2,0135586018821</text:p>
          </table:table-cell>
        </table:table-row>
        <table:table-row table:style-name="ro1">
          <table:table-cell office:value-type="float" office:value="1.8286588199341" calcext:value-type="float">
            <text:p>1,8286588199341</text:p>
          </table:table-cell>
          <table:table-cell office:value-type="float" office:value="1.91590470312724" calcext:value-type="float">
            <text:p>1,91590470312724</text:p>
          </table:table-cell>
          <table:table-cell office:value-type="float" office:value="1.91617727133044" calcext:value-type="float">
            <text:p>1,91617727133044</text:p>
          </table:table-cell>
          <table:table-cell office:value-type="float" office:value="2.00728585953913" calcext:value-type="float">
            <text:p>2,00728585953913</text:p>
          </table:table-cell>
        </table:table-row>
        <table:table-row table:style-name="ro1">
          <table:table-cell office:value-type="float" office:value="1.84274569165249" calcext:value-type="float">
            <text:p>1,84274569165249</text:p>
          </table:table-cell>
          <table:table-cell office:value-type="float" office:value="1.96292210205157" calcext:value-type="float">
            <text:p>1,96292210205157</text:p>
          </table:table-cell>
          <table:table-cell office:value-type="float" office:value="1.91442496015711" calcext:value-type="float">
            <text:p>1,91442496015711</text:p>
          </table:table-cell>
          <table:table-cell office:value-type="float" office:value="2.05063544254809" calcext:value-type="float">
            <text:p>2,05063544254809</text:p>
          </table:table-cell>
        </table:table-row>
        <table:table-row table:style-name="ro1">
          <table:table-cell office:value-type="float" office:value="1.88293884054356" calcext:value-type="float">
            <text:p>1,88293884054356</text:p>
          </table:table-cell>
          <table:table-cell office:value-type="float" office:value="1.94629054401597" calcext:value-type="float">
            <text:p>1,94629054401597</text:p>
          </table:table-cell>
          <table:table-cell office:value-type="float" office:value="1.91068474751592" calcext:value-type="float">
            <text:p>1,91068474751592</text:p>
          </table:table-cell>
          <table:table-cell office:value-type="float" office:value="2.01458244471959" calcext:value-type="float">
            <text:p>2,01458244471959</text:p>
          </table:table-cell>
        </table:table-row>
        <table:table-row table:style-name="ro1">
          <table:table-cell office:value-type="float" office:value="1.92784575308279" calcext:value-type="float">
            <text:p>1,92784575308279</text:p>
          </table:table-cell>
          <table:table-cell office:value-type="float" office:value="1.93570672541422" calcext:value-type="float">
            <text:p>1,93570672541422</text:p>
          </table:table-cell>
          <table:table-cell office:value-type="float" office:value="1.95052564881608" calcext:value-type="float">
            <text:p>1,95052564881608</text:p>
          </table:table-cell>
          <table:table-cell office:value-type="float" office:value="2.00092781027666" calcext:value-type="float">
            <text:p>2,00092781027666</text:p>
          </table:table-cell>
        </table:table-row>
        <table:table-row table:style-name="ro1">
          <table:table-cell office:value-type="float" office:value="1.86652503614856" calcext:value-type="float">
            <text:p>1,86652503614856</text:p>
          </table:table-cell>
          <table:table-cell office:value-type="float" office:value="1.97561267026829" calcext:value-type="float">
            <text:p>1,97561267026829</text:p>
          </table:table-cell>
          <table:table-cell office:value-type="float" office:value="1.91866433416341" calcext:value-type="float">
            <text:p>1,91866433416341</text:p>
          </table:table-cell>
          <table:table-cell office:value-type="float" office:value="2.02730800925752" calcext:value-type="float">
            <text:p>2,02730800925752</text:p>
          </table:table-cell>
        </table:table-row>
        <table:table-row table:style-name="ro1">
          <table:table-cell office:value-type="float" office:value="1.9102635140413" calcext:value-type="float">
            <text:p>1,9102635140413</text:p>
          </table:table-cell>
          <table:table-cell office:value-type="float" office:value="1.92425019495017" calcext:value-type="float">
            <text:p>1,92425019495017</text:p>
          </table:table-cell>
          <table:table-cell office:value-type="float" office:value="1.92586856988953" calcext:value-type="float">
            <text:p>1,92586856988953</text:p>
          </table:table-cell>
          <table:table-cell office:value-type="float" office:value="2.01460689466974" calcext:value-type="float">
            <text:p>2,01460689466974</text:p>
          </table:table-cell>
        </table:table-row>
        <table:table-row table:style-name="ro1">
          <table:table-cell office:value-type="float" office:value="1.83857797757684" calcext:value-type="float">
            <text:p>1,83857797757684</text:p>
          </table:table-cell>
          <table:table-cell office:value-type="float" office:value="2.03522814707136" calcext:value-type="float">
            <text:p>2,03522814707136</text:p>
          </table:table-cell>
          <table:table-cell office:value-type="float" office:value="1.97884302330752" calcext:value-type="float">
            <text:p>1,97884302330752</text:p>
          </table:table-cell>
          <table:table-cell office:value-type="float" office:value="1.99195020407154" calcext:value-type="float">
            <text:p>1,99195020407154</text:p>
          </table:table-cell>
        </table:table-row>
        <table:table-row table:style-name="ro1">
          <table:table-cell office:value-type="float" office:value="1.82529420733857" calcext:value-type="float">
            <text:p>1,82529420733857</text:p>
          </table:table-cell>
          <table:table-cell office:value-type="float" office:value="2.08690513498839" calcext:value-type="float">
            <text:p>2,08690513498839</text:p>
          </table:table-cell>
          <table:table-cell office:value-type="float" office:value="1.99132451479827" calcext:value-type="float">
            <text:p>1,99132451479827</text:p>
          </table:table-cell>
          <table:table-cell office:value-type="float" office:value="2.00018136768095" calcext:value-type="float">
            <text:p>2,00018136768095</text:p>
          </table:table-cell>
        </table:table-row>
        <table:table-row table:style-name="ro1">
          <table:table-cell office:value-type="float" office:value="1.83786746307356" calcext:value-type="float">
            <text:p>1,83786746307356</text:p>
          </table:table-cell>
          <table:table-cell office:value-type="float" office:value="2.07631502916465" calcext:value-type="float">
            <text:p>2,07631502916465</text:p>
          </table:table-cell>
          <table:table-cell office:value-type="float" office:value="2.04369585887134" calcext:value-type="float">
            <text:p>2,04369585887134</text:p>
          </table:table-cell>
          <table:table-cell office:value-type="float" office:value="1.99786344472537" calcext:value-type="float">
            <text:p>1,99786344472537</text:p>
          </table:table-cell>
        </table:table-row>
        <table:table-row table:style-name="ro1">
          <table:table-cell office:value-type="float" office:value="1.86398776294785" calcext:value-type="float">
            <text:p>1,86398776294785</text:p>
          </table:table-cell>
          <table:table-cell office:value-type="float" office:value="2.08008092363854" calcext:value-type="float">
            <text:p>2,08008092363854</text:p>
          </table:table-cell>
          <table:table-cell office:value-type="float" office:value="2.02632899323856" calcext:value-type="float">
            <text:p>2,02632899323856</text:p>
          </table:table-cell>
          <table:table-cell office:value-type="float" office:value="2.02638131760603" calcext:value-type="float">
            <text:p>2,02638131760603</text:p>
          </table:table-cell>
        </table:table-row>
        <table:table-row table:style-name="ro1">
          <table:table-cell office:value-type="float" office:value="1.78807461411279" calcext:value-type="float">
            <text:p>1,78807461411279</text:p>
          </table:table-cell>
          <table:table-cell office:value-type="float" office:value="1.9567336197447" calcext:value-type="float">
            <text:p>1,9567336197447</text:p>
          </table:table-cell>
          <table:table-cell office:value-type="float" office:value="1.99148639926636" calcext:value-type="float">
            <text:p>1,99148639926636</text:p>
          </table:table-cell>
          <table:table-cell office:value-type="float" office:value="1.98349390539637" calcext:value-type="float">
            <text:p>1,98349390539637</text:p>
          </table:table-cell>
        </table:table-row>
        <table:table-row table:style-name="ro1">
          <table:table-cell office:value-type="float" office:value="1.86131964215399" calcext:value-type="float">
            <text:p>1,86131964215399</text:p>
          </table:table-cell>
          <table:table-cell office:value-type="float" office:value="1.92278046212246" calcext:value-type="float">
            <text:p>1,92278046212246</text:p>
          </table:table-cell>
          <table:table-cell office:value-type="float" office:value="1.95833412457581" calcext:value-type="float">
            <text:p>1,95833412457581</text:p>
          </table:table-cell>
          <table:table-cell office:value-type="float" office:value="1.97747469615814" calcext:value-type="float">
            <text:p>1,97747469615814</text:p>
          </table:table-cell>
        </table:table-row>
        <table:table-row table:style-name="ro1">
          <table:table-cell office:value-type="float" office:value="1.85382938358763" calcext:value-type="float">
            <text:p>1,85382938358763</text:p>
          </table:table-cell>
          <table:table-cell office:value-type="float" office:value="1.93182330533887" calcext:value-type="float">
            <text:p>1,93182330533887</text:p>
          </table:table-cell>
          <table:table-cell office:value-type="float" office:value="1.96133210793619" calcext:value-type="float">
            <text:p>1,96133210793619</text:p>
          </table:table-cell>
          <table:table-cell office:value-type="float" office:value="1.99043729642961" calcext:value-type="float">
            <text:p>1,99043729642961</text:p>
          </table:table-cell>
        </table:table-row>
        <table:table-row table:style-name="ro1">
          <table:table-cell office:value-type="float" office:value="1.80743690046821" calcext:value-type="float">
            <text:p>1,80743690046821</text:p>
          </table:table-cell>
          <table:table-cell office:value-type="float" office:value="1.91066206898185" calcext:value-type="float">
            <text:p>1,91066206898185</text:p>
          </table:table-cell>
          <table:table-cell office:value-type="float" office:value="1.90385662407419" calcext:value-type="float">
            <text:p>1,90385662407419</text:p>
          </table:table-cell>
          <table:table-cell office:value-type="float" office:value="2.01263677954018" calcext:value-type="float">
            <text:p>2,01263677954018</text:p>
          </table:table-cell>
        </table:table-row>
        <table:table-row table:style-name="ro1">
          <table:table-cell office:value-type="float" office:value="1.83843691477061" calcext:value-type="float">
            <text:p>1,83843691477061</text:p>
          </table:table-cell>
          <table:table-cell office:value-type="float" office:value="1.94029999557736" calcext:value-type="float">
            <text:p>1,94029999557736</text:p>
          </table:table-cell>
          <table:table-cell office:value-type="float" office:value="1.95308771399852" calcext:value-type="float">
            <text:p>1,95308771399852</text:p>
          </table:table-cell>
          <table:table-cell office:value-type="float" office:value="1.97875142348578" calcext:value-type="float">
            <text:p>1,97875142348578</text:p>
          </table:table-cell>
        </table:table-row>
        <table:table-row table:style-name="ro1">
          <table:table-cell office:value-type="float" office:value="1.83430811137028" calcext:value-type="float">
            <text:p>1,83430811137028</text:p>
          </table:table-cell>
          <table:table-cell office:value-type="float" office:value="1.92188608585668" calcext:value-type="float">
            <text:p>1,92188608585668</text:p>
          </table:table-cell>
          <table:table-cell office:value-type="float" office:value="1.90844972272891" calcext:value-type="float">
            <text:p>1,90844972272891</text:p>
          </table:table-cell>
          <table:table-cell office:value-type="float" office:value="1.98372921149099" calcext:value-type="float">
            <text:p>1,98372921149099</text:p>
          </table:table-cell>
        </table:table-row>
        <table:table-row table:style-name="ro1">
          <table:table-cell office:value-type="float" office:value="1.83517445430599" calcext:value-type="float">
            <text:p>1,83517445430599</text:p>
          </table:table-cell>
          <table:table-cell office:value-type="float" office:value="1.94250847698913" calcext:value-type="float">
            <text:p>1,94250847698913</text:p>
          </table:table-cell>
          <table:table-cell office:value-type="float" office:value="1.9466699702463" calcext:value-type="float">
            <text:p>1,9466699702463</text:p>
          </table:table-cell>
          <table:table-cell office:value-type="float" office:value="2.00879955679883" calcext:value-type="float">
            <text:p>2,00879955679883</text:p>
          </table:table-cell>
        </table:table-row>
        <table:table-row table:style-name="ro1">
          <table:table-cell office:value-type="float" office:value="1.86977356677715" calcext:value-type="float">
            <text:p>1,86977356677715</text:p>
          </table:table-cell>
          <table:table-cell office:value-type="float" office:value="1.94249635704312" calcext:value-type="float">
            <text:p>1,94249635704312</text:p>
          </table:table-cell>
          <table:table-cell office:value-type="float" office:value="1.88478968508537" calcext:value-type="float">
            <text:p>1,88478968508537</text:p>
          </table:table-cell>
          <table:table-cell office:value-type="float" office:value="1.99236805287356" calcext:value-type="float">
            <text:p>1,99236805287356</text:p>
          </table:table-cell>
        </table:table-row>
        <table:table-row table:style-name="ro1">
          <table:table-cell office:value-type="float" office:value="1.82655151433895" calcext:value-type="float">
            <text:p>1,82655151433895</text:p>
          </table:table-cell>
          <table:table-cell office:value-type="float" office:value="1.94624861657775" calcext:value-type="float">
            <text:p>1,94624861657775</text:p>
          </table:table-cell>
          <table:table-cell office:value-type="float" office:value="1.93919635924771" calcext:value-type="float">
            <text:p>1,93919635924771</text:p>
          </table:table-cell>
          <table:table-cell office:value-type="float" office:value="1.99695723613477" calcext:value-type="float">
            <text:p>1,99695723613477</text:p>
          </table:table-cell>
        </table:table-row>
        <table:table-row table:style-name="ro1">
          <table:table-cell office:value-type="float" office:value="1.84153509603561" calcext:value-type="float">
            <text:p>1,84153509603561</text:p>
          </table:table-cell>
          <table:table-cell office:value-type="float" office:value="1.94363888920343" calcext:value-type="float">
            <text:p>1,94363888920343</text:p>
          </table:table-cell>
          <table:table-cell office:value-type="float" office:value="1.92890790630411" calcext:value-type="float">
            <text:p>1,92890790630411</text:p>
          </table:table-cell>
          <table:table-cell office:value-type="float" office:value="1.98037488701533" calcext:value-type="float">
            <text:p>1,98037488701533</text:p>
          </table:table-cell>
        </table:table-row>
        <table:table-row table:style-name="ro1">
          <table:table-cell office:value-type="float" office:value="1.82975871978731" calcext:value-type="float">
            <text:p>1,82975871978731</text:p>
          </table:table-cell>
          <table:table-cell office:value-type="float" office:value="1.8832973897596" calcext:value-type="float">
            <text:p>1,8832973897596</text:p>
          </table:table-cell>
          <table:table-cell office:value-type="float" office:value="1.93081361424246" calcext:value-type="float">
            <text:p>1,93081361424246</text:p>
          </table:table-cell>
          <table:table-cell office:value-type="float" office:value="1.97948943409176" calcext:value-type="float">
            <text:p>1,97948943409176</text:p>
          </table:table-cell>
        </table:table-row>
        <table:table-row table:style-name="ro1">
          <table:table-cell office:value-type="float" office:value="1.84845738875409" calcext:value-type="float">
            <text:p>1,84845738875409</text:p>
          </table:table-cell>
          <table:table-cell office:value-type="float" office:value="1.91847981290577" calcext:value-type="float">
            <text:p>1,91847981290577</text:p>
          </table:table-cell>
          <table:table-cell office:value-type="float" office:value="1.89095121478142" calcext:value-type="float">
            <text:p>1,89095121478142</text:p>
          </table:table-cell>
          <table:table-cell office:value-type="float" office:value="2.00379953729339" calcext:value-type="float">
            <text:p>2,00379953729339</text:p>
          </table:table-cell>
        </table:table-row>
        <table:table-row table:style-name="ro1">
          <table:table-cell office:value-type="float" office:value="1.8485212802687" calcext:value-type="float">
            <text:p>1,8485212802687</text:p>
          </table:table-cell>
          <table:table-cell office:value-type="float" office:value="1.94918365087791" calcext:value-type="float">
            <text:p>1,94918365087791</text:p>
          </table:table-cell>
          <table:table-cell office:value-type="float" office:value="1.91810814086101" calcext:value-type="float">
            <text:p>1,91810814086101</text:p>
          </table:table-cell>
          <table:table-cell office:value-type="float" office:value="2.00760514712342" calcext:value-type="float">
            <text:p>2,00760514712342</text:p>
          </table:table-cell>
        </table:table-row>
        <table:table-row table:style-name="ro1">
          <table:table-cell office:value-type="float" office:value="1.88074591288959" calcext:value-type="float">
            <text:p>1,88074591288959</text:p>
          </table:table-cell>
          <table:table-cell office:value-type="float" office:value="1.93632378216538" calcext:value-type="float">
            <text:p>1,93632378216538</text:p>
          </table:table-cell>
          <table:table-cell office:value-type="float" office:value="1.97608999234399" calcext:value-type="float">
            <text:p>1,97608999234399</text:p>
          </table:table-cell>
          <table:table-cell office:value-type="float" office:value="1.96498071523107" calcext:value-type="float">
            <text:p>1,96498071523107</text:p>
          </table:table-cell>
        </table:table-row>
        <table:table-row table:style-name="ro1">
          <table:table-cell office:value-type="float" office:value="1.85831497652156" calcext:value-type="float">
            <text:p>1,85831497652156</text:p>
          </table:table-cell>
          <table:table-cell office:value-type="float" office:value="1.9315427664636" calcext:value-type="float">
            <text:p>1,9315427664636</text:p>
          </table:table-cell>
          <table:table-cell office:value-type="float" office:value="1.94150840654798" calcext:value-type="float">
            <text:p>1,94150840654798</text:p>
          </table:table-cell>
          <table:table-cell office:value-type="float" office:value="1.95267702278569" calcext:value-type="float">
            <text:p>1,95267702278569</text:p>
          </table:table-cell>
        </table:table-row>
        <table:table-row table:style-name="ro1">
          <table:table-cell office:value-type="float" office:value="1.87484560580809" calcext:value-type="float">
            <text:p>1,87484560580809</text:p>
          </table:table-cell>
          <table:table-cell office:value-type="float" office:value="1.97239164311715" calcext:value-type="float">
            <text:p>1,97239164311715</text:p>
          </table:table-cell>
          <table:table-cell office:value-type="float" office:value="1.93186263705331" calcext:value-type="float">
            <text:p>1,93186263705331</text:p>
          </table:table-cell>
          <table:table-cell office:value-type="float" office:value="2.03968190248249" calcext:value-type="float">
            <text:p>2,03968190248249</text:p>
          </table:table-cell>
        </table:table-row>
        <table:table-row table:style-name="ro1">
          <table:table-cell office:value-type="float" office:value="1.87065458247348" calcext:value-type="float">
            <text:p>1,87065458247348</text:p>
          </table:table-cell>
          <table:table-cell office:value-type="float" office:value="1.94575870563518" calcext:value-type="float">
            <text:p>1,94575870563518</text:p>
          </table:table-cell>
          <table:table-cell office:value-type="float" office:value="1.92561386341827" calcext:value-type="float">
            <text:p>1,92561386341827</text:p>
          </table:table-cell>
          <table:table-cell office:value-type="float" office:value="2.01195721944939" calcext:value-type="float">
            <text:p>2,01195721944939</text:p>
          </table:table-cell>
        </table:table-row>
        <table:table-row table:style-name="ro1">
          <table:table-cell office:value-type="float" office:value="1.96995221138585" calcext:value-type="float">
            <text:p>1,96995221138585</text:p>
          </table:table-cell>
          <table:table-cell office:value-type="float" office:value="1.93773761174213" calcext:value-type="float">
            <text:p>1,93773761174213</text:p>
          </table:table-cell>
          <table:table-cell office:value-type="float" office:value="1.93429013520632" calcext:value-type="float">
            <text:p>1,93429013520632</text:p>
          </table:table-cell>
          <table:table-cell office:value-type="float" office:value="1.98186248928787" calcext:value-type="float">
            <text:p>1,98186248928787</text:p>
          </table:table-cell>
        </table:table-row>
        <table:table-row table:style-name="ro1">
          <table:table-cell office:value-type="float" office:value="1.80646227627373" calcext:value-type="float">
            <text:p>1,80646227627373</text:p>
          </table:table-cell>
          <table:table-cell office:value-type="float" office:value="1.87593528005595" calcext:value-type="float">
            <text:p>1,87593528005595</text:p>
          </table:table-cell>
          <table:table-cell office:value-type="float" office:value="1.90953948048414" calcext:value-type="float">
            <text:p>1,90953948048414</text:p>
          </table:table-cell>
          <table:table-cell office:value-type="float" office:value="2.03239485851671" calcext:value-type="float">
            <text:p>2,03239485851671</text:p>
          </table:table-cell>
        </table:table-row>
        <table:table-row table:style-name="ro1">
          <table:table-cell office:value-type="float" office:value="1.9579172045152" calcext:value-type="float">
            <text:p>1,9579172045152</text:p>
          </table:table-cell>
          <table:table-cell office:value-type="float" office:value="1.89577479842589" calcext:value-type="float">
            <text:p>1,89577479842589</text:p>
          </table:table-cell>
          <table:table-cell office:value-type="float" office:value="1.96881961886769" calcext:value-type="float">
            <text:p>1,96881961886769</text:p>
          </table:table-cell>
          <table:table-cell office:value-type="float" office:value="1.99677090514214" calcext:value-type="float">
            <text:p>1,99677090514214</text:p>
          </table:table-cell>
        </table:table-row>
        <table:table-row table:style-name="ro1">
          <table:table-cell office:value-type="float" office:value="1.88919036522425" calcext:value-type="float">
            <text:p>1,88919036522425</text:p>
          </table:table-cell>
          <table:table-cell office:value-type="float" office:value="1.9618428208595" calcext:value-type="float">
            <text:p>1,9618428208595</text:p>
          </table:table-cell>
          <table:table-cell office:value-type="float" office:value="1.90647964091472" calcext:value-type="float">
            <text:p>1,90647964091472</text:p>
          </table:table-cell>
          <table:table-cell office:value-type="float" office:value="2.00646994938033" calcext:value-type="float">
            <text:p>2,00646994938033</text:p>
          </table:table-cell>
        </table:table-row>
        <table:table-row table:style-name="ro1">
          <table:table-cell office:value-type="float" office:value="1.84978638797726" calcext:value-type="float">
            <text:p>1,84978638797726</text:p>
          </table:table-cell>
          <table:table-cell office:value-type="float" office:value="1.93449404906638" calcext:value-type="float">
            <text:p>1,93449404906638</text:p>
          </table:table-cell>
          <table:table-cell office:value-type="float" office:value="2.50320709245965" calcext:value-type="float">
            <text:p>2,50320709245965</text:p>
          </table:table-cell>
          <table:table-cell office:value-type="float" office:value="1.97980461378361" calcext:value-type="float">
            <text:p>1,97980461378361</text:p>
          </table:table-cell>
        </table:table-row>
        <table:table-row table:style-name="ro1">
          <table:table-cell office:value-type="float" office:value="1.80613362500891" calcext:value-type="float">
            <text:p>1,80613362500891</text:p>
          </table:table-cell>
          <table:table-cell office:value-type="float" office:value="1.94175132123707" calcext:value-type="float">
            <text:p>1,94175132123707</text:p>
          </table:table-cell>
          <table:table-cell office:value-type="float" office:value="2.01239441602826" calcext:value-type="float">
            <text:p>2,01239441602826</text:p>
          </table:table-cell>
          <table:table-cell office:value-type="float" office:value="1.95034969961859" calcext:value-type="float">
            <text:p>1,95034969961859</text:p>
          </table:table-cell>
        </table:table-row>
        <table:table-row table:style-name="ro1">
          <table:table-cell office:value-type="float" office:value="1.82668403351242" calcext:value-type="float">
            <text:p>1,82668403351242</text:p>
          </table:table-cell>
          <table:table-cell office:value-type="float" office:value="1.92580385840399" calcext:value-type="float">
            <text:p>1,92580385840399</text:p>
          </table:table-cell>
          <table:table-cell office:value-type="float" office:value="1.95596112561745" calcext:value-type="float">
            <text:p>1,95596112561745</text:p>
          </table:table-cell>
          <table:table-cell office:value-type="float" office:value="1.97969240345877" calcext:value-type="float">
            <text:p>1,97969240345877</text:p>
          </table:table-cell>
        </table:table-row>
        <table:table-row table:style-name="ro1">
          <table:table-cell office:value-type="float" office:value="1.87693034506887" calcext:value-type="float">
            <text:p>1,87693034506887</text:p>
          </table:table-cell>
          <table:table-cell office:value-type="float" office:value="1.92983722493636" calcext:value-type="float">
            <text:p>1,92983722493636</text:p>
          </table:table-cell>
          <table:table-cell office:value-type="float" office:value="2.02815478410061" calcext:value-type="float">
            <text:p>2,02815478410061</text:p>
          </table:table-cell>
          <table:table-cell office:value-type="float" office:value="1.94019250787162" calcext:value-type="float">
            <text:p>1,94019250787162</text:p>
          </table:table-cell>
        </table:table-row>
        <table:table-row table:style-name="ro1">
          <table:table-cell office:value-type="float" office:value="1.85868272419285" calcext:value-type="float">
            <text:p>1,85868272419285</text:p>
          </table:table-cell>
          <table:table-cell office:value-type="float" office:value="1.88950117349831" calcext:value-type="float">
            <text:p>1,88950117349831</text:p>
          </table:table-cell>
          <table:table-cell office:value-type="float" office:value="1.94358623545599" calcext:value-type="float">
            <text:p>1,94358623545599</text:p>
          </table:table-cell>
          <table:table-cell office:value-type="float" office:value="1.99073504812932" calcext:value-type="float">
            <text:p>1,99073504812932</text:p>
          </table:table-cell>
        </table:table-row>
        <table:table-row table:style-name="ro1">
          <table:table-cell office:value-type="float" office:value="1.9051049242958" calcext:value-type="float">
            <text:p>1,9051049242958</text:p>
          </table:table-cell>
          <table:table-cell office:value-type="float" office:value="1.90541689722277" calcext:value-type="float">
            <text:p>1,90541689722277</text:p>
          </table:table-cell>
          <table:table-cell office:value-type="float" office:value="2.05157035177446" calcext:value-type="float">
            <text:p>2,05157035177446</text:p>
          </table:table-cell>
          <table:table-cell office:value-type="float" office:value="1.97967898935694" calcext:value-type="float">
            <text:p>1,97967898935694</text:p>
          </table:table-cell>
        </table:table-row>
        <table:table-row table:style-name="ro1">
          <table:table-cell office:value-type="float" office:value="1.96404419646175" calcext:value-type="float">
            <text:p>1,96404419646175</text:p>
          </table:table-cell>
          <table:table-cell office:value-type="float" office:value="1.92535871551199" calcext:value-type="float">
            <text:p>1,92535871551199</text:p>
          </table:table-cell>
          <table:table-cell office:value-type="float" office:value="1.96467534331779" calcext:value-type="float">
            <text:p>1,96467534331779</text:p>
          </table:table-cell>
          <table:table-cell office:value-type="float" office:value="1.93605674381279" calcext:value-type="float">
            <text:p>1,93605674381279</text:p>
          </table:table-cell>
        </table:table-row>
        <table:table-row table:style-name="ro1">
          <table:table-cell office:value-type="float" office:value="1.86605058593326" calcext:value-type="float">
            <text:p>1,86605058593326</text:p>
          </table:table-cell>
          <table:table-cell office:value-type="float" office:value="1.90503432355204" calcext:value-type="float">
            <text:p>1,90503432355204</text:p>
          </table:table-cell>
          <table:table-cell office:value-type="float" office:value="1.95551521215153" calcext:value-type="float">
            <text:p>1,95551521215153</text:p>
          </table:table-cell>
          <table:table-cell office:value-type="float" office:value="1.97912511949431" calcext:value-type="float">
            <text:p>1,97912511949431</text:p>
          </table:table-cell>
        </table:table-row>
        <table:table-row table:style-name="ro1">
          <table:table-cell office:value-type="float" office:value="1.88457011720866" calcext:value-type="float">
            <text:p>1,88457011720866</text:p>
          </table:table-cell>
          <table:table-cell office:value-type="float" office:value="1.91355267610492" calcext:value-type="float">
            <text:p>1,91355267610492</text:p>
          </table:table-cell>
          <table:table-cell office:value-type="float" office:value="1.96524911506028" calcext:value-type="float">
            <text:p>1,96524911506028</text:p>
          </table:table-cell>
          <table:table-cell office:value-type="float" office:value="1.96670519343356" calcext:value-type="float">
            <text:p>1,96670519343356</text:p>
          </table:table-cell>
        </table:table-row>
        <table:table-row table:style-name="ro1">
          <table:table-cell office:value-type="float" office:value="1.90876540660869" calcext:value-type="float">
            <text:p>1,90876540660869</text:p>
          </table:table-cell>
          <table:table-cell office:value-type="float" office:value="1.93374261241385" calcext:value-type="float">
            <text:p>1,93374261241385</text:p>
          </table:table-cell>
          <table:table-cell office:value-type="float" office:value="1.95711676483343" calcext:value-type="float">
            <text:p>1,95711676483343</text:p>
          </table:table-cell>
          <table:table-cell office:value-type="float" office:value="1.97412037168248" calcext:value-type="float">
            <text:p>1,97412037168248</text:p>
          </table:table-cell>
        </table:table-row>
        <table:table-row table:style-name="ro1">
          <table:table-cell office:value-type="float" office:value="1.86023525085157" calcext:value-type="float">
            <text:p>1,86023525085157</text:p>
          </table:table-cell>
          <table:table-cell office:value-type="float" office:value="1.98046068654659" calcext:value-type="float">
            <text:p>1,98046068654659</text:p>
          </table:table-cell>
          <table:table-cell office:value-type="float" office:value="1.99371255945407" calcext:value-type="float">
            <text:p>1,99371255945407</text:p>
          </table:table-cell>
          <table:table-cell office:value-type="float" office:value="1.99866452135039" calcext:value-type="float">
            <text:p>1,99866452135039</text:p>
          </table:table-cell>
        </table:table-row>
        <table:table-row table:style-name="ro1">
          <table:table-cell office:value-type="float" office:value="1.86232695503036" calcext:value-type="float">
            <text:p>1,86232695503036</text:p>
          </table:table-cell>
          <table:table-cell office:value-type="float" office:value="1.92731332192971" calcext:value-type="float">
            <text:p>1,92731332192971</text:p>
          </table:table-cell>
          <table:table-cell office:value-type="float" office:value="1.94831717259941" calcext:value-type="float">
            <text:p>1,94831717259941</text:p>
          </table:table-cell>
          <table:table-cell office:value-type="float" office:value="1.94591452002262" calcext:value-type="float">
            <text:p>1,94591452002262</text:p>
          </table:table-cell>
        </table:table-row>
        <table:table-row table:style-name="ro1">
          <table:table-cell office:value-type="float" office:value="1.84047410685772" calcext:value-type="float">
            <text:p>1,84047410685772</text:p>
          </table:table-cell>
          <table:table-cell office:value-type="float" office:value="1.95165964222299" calcext:value-type="float">
            <text:p>1,95165964222299</text:p>
          </table:table-cell>
          <table:table-cell office:value-type="float" office:value="1.93196406736634" calcext:value-type="float">
            <text:p>1,93196406736634</text:p>
          </table:table-cell>
          <table:table-cell office:value-type="float" office:value="1.97434013922747" calcext:value-type="float">
            <text:p>1,97434013922747</text:p>
          </table:table-cell>
        </table:table-row>
        <table:table-row table:style-name="ro1">
          <table:table-cell office:value-type="float" office:value="1.84152803825201" calcext:value-type="float">
            <text:p>1,84152803825201</text:p>
          </table:table-cell>
          <table:table-cell office:value-type="float" office:value="1.94536726925393" calcext:value-type="float">
            <text:p>1,94536726925393</text:p>
          </table:table-cell>
          <table:table-cell office:value-type="float" office:value="1.95577611479678" calcext:value-type="float">
            <text:p>1,95577611479678</text:p>
          </table:table-cell>
          <table:table-cell office:value-type="float" office:value="1.99977526914333" calcext:value-type="float">
            <text:p>1,99977526914333</text:p>
          </table:table-cell>
        </table:table-row>
        <table:table-row table:style-name="ro1">
          <table:table-cell office:value-type="float" office:value="1.87567294520291" calcext:value-type="float">
            <text:p>1,87567294520291</text:p>
          </table:table-cell>
          <table:table-cell office:value-type="float" office:value="1.91544626616946" calcext:value-type="float">
            <text:p>1,91544626616946</text:p>
          </table:table-cell>
          <table:table-cell office:value-type="float" office:value="1.96810775234705" calcext:value-type="float">
            <text:p>1,96810775234705</text:p>
          </table:table-cell>
          <table:table-cell office:value-type="float" office:value="1.99653221497137" calcext:value-type="float">
            <text:p>1,99653221497137</text:p>
          </table:table-cell>
        </table:table-row>
        <table:table-row table:style-name="ro1">
          <table:table-cell office:value-type="float" office:value="1.8864280787388" calcext:value-type="float">
            <text:p>1,8864280787388</text:p>
          </table:table-cell>
          <table:table-cell office:value-type="float" office:value="1.95103660124848" calcext:value-type="float">
            <text:p>1,95103660124848</text:p>
          </table:table-cell>
          <table:table-cell office:value-type="float" office:value="1.97551709500075" calcext:value-type="float">
            <text:p>1,97551709500075</text:p>
          </table:table-cell>
          <table:table-cell office:value-type="float" office:value="1.996986489593" calcext:value-type="float">
            <text:p>1,996986489593</text:p>
          </table:table-cell>
        </table:table-row>
        <table:table-row table:style-name="ro1">
          <table:table-cell office:value-type="float" office:value="1.90357338525671" calcext:value-type="float">
            <text:p>1,90357338525671</text:p>
          </table:table-cell>
          <table:table-cell office:value-type="float" office:value="1.97394780630984" calcext:value-type="float">
            <text:p>1,97394780630984</text:p>
          </table:table-cell>
          <table:table-cell office:value-type="float" office:value="1.88988447784783" calcext:value-type="float">
            <text:p>1,88988447784783</text:p>
          </table:table-cell>
          <table:table-cell office:value-type="float" office:value="2.00982743232705" calcext:value-type="float">
            <text:p>2,00982743232705</text:p>
          </table:table-cell>
        </table:table-row>
        <table:table-row table:style-name="ro1">
          <table:table-cell office:value-type="float" office:value="1.88836311869501" calcext:value-type="float">
            <text:p>1,88836311869501</text:p>
          </table:table-cell>
          <table:table-cell office:value-type="float" office:value="1.92054561982812" calcext:value-type="float">
            <text:p>1,92054561982812</text:p>
          </table:table-cell>
          <table:table-cell office:value-type="float" office:value="1.94615954722189" calcext:value-type="float">
            <text:p>1,94615954722189</text:p>
          </table:table-cell>
          <table:table-cell office:value-type="float" office:value="1.97279545887062" calcext:value-type="float">
            <text:p>1,97279545887062</text:p>
          </table:table-cell>
        </table:table-row>
        <table:table-row table:style-name="ro1">
          <table:table-cell office:value-type="float" office:value="1.90569768525182" calcext:value-type="float">
            <text:p>1,90569768525182</text:p>
          </table:table-cell>
          <table:table-cell office:value-type="float" office:value="1.9136127077125" calcext:value-type="float">
            <text:p>1,9136127077125</text:p>
          </table:table-cell>
          <table:table-cell office:value-type="float" office:value="1.90836739351674" calcext:value-type="float">
            <text:p>1,90836739351674</text:p>
          </table:table-cell>
          <table:table-cell office:value-type="float" office:value="2.03690660283547" calcext:value-type="float">
            <text:p>2,03690660283547</text:p>
          </table:table-cell>
        </table:table-row>
        <table:table-row table:style-name="ro1">
          <table:table-cell office:value-type="float" office:value="1.88952616713823" calcext:value-type="float">
            <text:p>1,88952616713823</text:p>
          </table:table-cell>
          <table:table-cell office:value-type="float" office:value="1.93331625543816" calcext:value-type="float">
            <text:p>1,93331625543816</text:p>
          </table:table-cell>
          <table:table-cell office:value-type="float" office:value="1.91669678509188" calcext:value-type="float">
            <text:p>1,91669678509188</text:p>
          </table:table-cell>
          <table:table-cell office:value-type="float" office:value="1.95561198502528" calcext:value-type="float">
            <text:p>1,95561198502528</text:p>
          </table:table-cell>
        </table:table-row>
        <table:table-row table:style-name="ro1">
          <table:table-cell office:value-type="float" office:value="1.8201597626422" calcext:value-type="float">
            <text:p>1,8201597626422</text:p>
          </table:table-cell>
          <table:table-cell office:value-type="float" office:value="1.92261138887564" calcext:value-type="float">
            <text:p>1,92261138887564</text:p>
          </table:table-cell>
          <table:table-cell office:value-type="float" office:value="1.96277090175077" calcext:value-type="float">
            <text:p>1,96277090175077</text:p>
          </table:table-cell>
          <table:table-cell office:value-type="float" office:value="2.01026191950345" calcext:value-type="float">
            <text:p>2,01026191950345</text:p>
          </table:table-cell>
        </table:table-row>
        <table:table-row table:style-name="ro1">
          <table:table-cell office:value-type="float" office:value="1.85250122015462" calcext:value-type="float">
            <text:p>1,85250122015462</text:p>
          </table:table-cell>
          <table:table-cell office:value-type="float" office:value="1.94678045495854" calcext:value-type="float">
            <text:p>1,94678045495854</text:p>
          </table:table-cell>
          <table:table-cell office:value-type="float" office:value="1.91628096302084" calcext:value-type="float">
            <text:p>1,91628096302084</text:p>
          </table:table-cell>
          <table:table-cell office:value-type="float" office:value="1.98394416612768" calcext:value-type="float">
            <text:p>1,98394416612768</text:p>
          </table:table-cell>
        </table:table-row>
        <table:table-row table:style-name="ro1">
          <table:table-cell office:value-type="float" office:value="1.87502483636506" calcext:value-type="float">
            <text:p>1,87502483636506</text:p>
          </table:table-cell>
          <table:table-cell office:value-type="float" office:value="1.92719193309547" calcext:value-type="float">
            <text:p>1,92719193309547</text:p>
          </table:table-cell>
          <table:table-cell office:value-type="float" office:value="1.91274373161249" calcext:value-type="float">
            <text:p>1,91274373161249</text:p>
          </table:table-cell>
          <table:table-cell office:value-type="float" office:value="2.02392507053801" calcext:value-type="float">
            <text:p>2,02392507053801</text:p>
          </table:table-cell>
        </table:table-row>
        <table:table-row table:style-name="ro1">
          <table:table-cell office:value-type="float" office:value="1.82938400719801" calcext:value-type="float">
            <text:p>1,82938400719801</text:p>
          </table:table-cell>
          <table:table-cell office:value-type="float" office:value="2.02192627907783" calcext:value-type="float">
            <text:p>2,02192627907783</text:p>
          </table:table-cell>
          <table:table-cell office:value-type="float" office:value="1.93169659165086" calcext:value-type="float">
            <text:p>1,93169659165086</text:p>
          </table:table-cell>
          <table:table-cell office:value-type="float" office:value="1.95514517052148" calcext:value-type="float">
            <text:p>1,95514517052148</text:p>
          </table:table-cell>
        </table:table-row>
        <table:table-row table:style-name="ro1">
          <table:table-cell office:value-type="float" office:value="1.81751262946796" calcext:value-type="float">
            <text:p>1,81751262946796</text:p>
          </table:table-cell>
          <table:table-cell office:value-type="float" office:value="1.91656046795597" calcext:value-type="float">
            <text:p>1,91656046795597</text:p>
          </table:table-cell>
          <table:table-cell office:value-type="float" office:value="1.98054865965191" calcext:value-type="float">
            <text:p>1,98054865965191</text:p>
          </table:table-cell>
          <table:table-cell office:value-type="float" office:value="1.99602589137858" calcext:value-type="float">
            <text:p>1,99602589137858</text:p>
          </table:table-cell>
        </table:table-row>
        <table:table-row table:style-name="ro1">
          <table:table-cell office:value-type="float" office:value="1.8485999374095" calcext:value-type="float">
            <text:p>1,8485999374095</text:p>
          </table:table-cell>
          <table:table-cell office:value-type="float" office:value="1.95045707845511" calcext:value-type="float">
            <text:p>1,95045707845511</text:p>
          </table:table-cell>
          <table:table-cell office:value-type="float" office:value="1.92662481971004" calcext:value-type="float">
            <text:p>1,92662481971004</text:p>
          </table:table-cell>
          <table:table-cell office:value-type="float" office:value="2.01718401905761" calcext:value-type="float">
            <text:p>2,01718401905761</text:p>
          </table:table-cell>
        </table:table-row>
        <table:table-row table:style-name="ro1">
          <table:table-cell office:value-type="float" office:value="2.00081831353118" calcext:value-type="float">
            <text:p>2,00081831353118</text:p>
          </table:table-cell>
          <table:table-cell office:value-type="float" office:value="1.93598696129084" calcext:value-type="float">
            <text:p>1,93598696129084</text:p>
          </table:table-cell>
          <table:table-cell office:value-type="float" office:value="1.94289321374678" calcext:value-type="float">
            <text:p>1,94289321374678</text:p>
          </table:table-cell>
          <table:table-cell office:value-type="float" office:value="2.01211997471155" calcext:value-type="float">
            <text:p>2,01211997471155</text:p>
          </table:table-cell>
        </table:table-row>
        <table:table-row table:style-name="ro1">
          <table:table-cell office:value-type="float" office:value="1.83156059051103" calcext:value-type="float">
            <text:p>1,83156059051103</text:p>
          </table:table-cell>
          <table:table-cell office:value-type="float" office:value="1.9088320328842" calcext:value-type="float">
            <text:p>1,9088320328842</text:p>
          </table:table-cell>
          <table:table-cell office:value-type="float" office:value="1.92176830074327" calcext:value-type="float">
            <text:p>1,92176830074327</text:p>
          </table:table-cell>
          <table:table-cell office:value-type="float" office:value="1.98635688081618" calcext:value-type="float">
            <text:p>1,98635688081618</text:p>
          </table:table-cell>
        </table:table-row>
        <table:table-row table:style-name="ro1">
          <table:table-cell office:value-type="float" office:value="2.01156629641791" calcext:value-type="float">
            <text:p>2,01156629641791</text:p>
          </table:table-cell>
          <table:table-cell office:value-type="float" office:value="1.95699794819218" calcext:value-type="float">
            <text:p>1,95699794819218</text:p>
          </table:table-cell>
          <table:table-cell office:value-type="float" office:value="1.96297275229493" calcext:value-type="float">
            <text:p>1,96297275229493</text:p>
          </table:table-cell>
          <table:table-cell office:value-type="float" office:value="1.97853575443301" calcext:value-type="float">
            <text:p>1,97853575443301</text:p>
          </table:table-cell>
        </table:table-row>
        <table:table-row table:style-name="ro1">
          <table:table-cell office:value-type="float" office:value="1.8805815408244" calcext:value-type="float">
            <text:p>1,8805815408244</text:p>
          </table:table-cell>
          <table:table-cell office:value-type="float" office:value="1.97964577167684" calcext:value-type="float">
            <text:p>1,97964577167684</text:p>
          </table:table-cell>
          <table:table-cell office:value-type="float" office:value="1.92539696717666" calcext:value-type="float">
            <text:p>1,92539696717666</text:p>
          </table:table-cell>
          <table:table-cell office:value-type="float" office:value="1.973489222681" calcext:value-type="float">
            <text:p>1,973489222681</text:p>
          </table:table-cell>
        </table:table-row>
        <table:table-row table:style-name="ro1">
          <table:table-cell office:value-type="float" office:value="1.87445538466801" calcext:value-type="float">
            <text:p>1,87445538466801</text:p>
          </table:table-cell>
          <table:table-cell office:value-type="float" office:value="1.9879975885966" calcext:value-type="float">
            <text:p>1,9879975885966</text:p>
          </table:table-cell>
          <table:table-cell office:value-type="float" office:value="1.98058912323101" calcext:value-type="float">
            <text:p>1,98058912323101</text:p>
          </table:table-cell>
          <table:table-cell office:value-type="float" office:value="1.98480526310323" calcext:value-type="float">
            <text:p>1,98480526310323</text:p>
          </table:table-cell>
        </table:table-row>
        <table:table-row table:style-name="ro1">
          <table:table-cell office:value-type="float" office:value="1.83400434807917" calcext:value-type="float">
            <text:p>1,83400434807917</text:p>
          </table:table-cell>
          <table:table-cell office:value-type="float" office:value="1.92984995087967" calcext:value-type="float">
            <text:p>1,92984995087967</text:p>
          </table:table-cell>
          <table:table-cell office:value-type="float" office:value="1.90489073687024" calcext:value-type="float">
            <text:p>1,90489073687024</text:p>
          </table:table-cell>
          <table:table-cell office:value-type="float" office:value="1.97775919355961" calcext:value-type="float">
            <text:p>1,97775919355961</text:p>
          </table:table-cell>
        </table:table-row>
        <table:table-row table:style-name="ro1">
          <table:table-cell office:value-type="float" office:value="1.82037790387448" calcext:value-type="float">
            <text:p>1,82037790387448</text:p>
          </table:table-cell>
          <table:table-cell office:value-type="float" office:value="1.9623044393031" calcext:value-type="float">
            <text:p>1,9623044393031</text:p>
          </table:table-cell>
          <table:table-cell office:value-type="float" office:value="1.93913376432207" calcext:value-type="float">
            <text:p>1,93913376432207</text:p>
          </table:table-cell>
          <table:table-cell office:value-type="float" office:value="1.9891410072618" calcext:value-type="float">
            <text:p>1,9891410072618</text:p>
          </table:table-cell>
        </table:table-row>
        <table:table-row table:style-name="ro1">
          <table:table-cell office:value-type="float" office:value="1.86055545134919" calcext:value-type="float">
            <text:p>1,86055545134919</text:p>
          </table:table-cell>
          <table:table-cell office:value-type="float" office:value="1.88535050861348" calcext:value-type="float">
            <text:p>1,88535050861348</text:p>
          </table:table-cell>
          <table:table-cell office:value-type="float" office:value="1.93190842240716" calcext:value-type="float">
            <text:p>1,93190842240716</text:p>
          </table:table-cell>
          <table:table-cell office:value-type="float" office:value="1.96891651799057" calcext:value-type="float">
            <text:p>1,96891651799057</text:p>
          </table:table-cell>
        </table:table-row>
        <table:table-row table:style-name="ro1">
          <table:table-cell office:value-type="float" office:value="1.82610594531703" calcext:value-type="float">
            <text:p>1,82610594531703</text:p>
          </table:table-cell>
          <table:table-cell office:value-type="float" office:value="1.96688752113663" calcext:value-type="float">
            <text:p>1,96688752113663</text:p>
          </table:table-cell>
          <table:table-cell office:value-type="float" office:value="1.93095424176326" calcext:value-type="float">
            <text:p>1,93095424176326</text:p>
          </table:table-cell>
          <table:table-cell office:value-type="float" office:value="2.13866731415324" calcext:value-type="float">
            <text:p>2,13866731415324</text:p>
          </table:table-cell>
        </table:table-row>
        <table:table-row table:style-name="ro1">
          <table:table-cell office:value-type="float" office:value="1.85431859942912" calcext:value-type="float">
            <text:p>1,85431859942912</text:p>
          </table:table-cell>
          <table:table-cell office:value-type="float" office:value="1.98900380923914" calcext:value-type="float">
            <text:p>1,98900380923914</text:p>
          </table:table-cell>
          <table:table-cell office:value-type="float" office:value="1.91431962519916" calcext:value-type="float">
            <text:p>1,91431962519916</text:p>
          </table:table-cell>
          <table:table-cell office:value-type="float" office:value="2.04579115634681" calcext:value-type="float">
            <text:p>2,04579115634681</text:p>
          </table:table-cell>
        </table:table-row>
        <table:table-row table:style-name="ro1">
          <table:table-cell office:value-type="float" office:value="2.01128426367102" calcext:value-type="float">
            <text:p>2,01128426367102</text:p>
          </table:table-cell>
          <table:table-cell office:value-type="float" office:value="1.94267433087529" calcext:value-type="float">
            <text:p>1,94267433087529</text:p>
          </table:table-cell>
          <table:table-cell office:value-type="float" office:value="1.93639983445941" calcext:value-type="float">
            <text:p>1,93639983445941</text:p>
          </table:table-cell>
          <table:table-cell office:value-type="float" office:value="1.99788394658668" calcext:value-type="float">
            <text:p>1,99788394658668</text:p>
          </table:table-cell>
        </table:table-row>
        <table:table-row table:style-name="ro1">
          <table:table-cell office:value-type="float" office:value="1.84072410098173" calcext:value-type="float">
            <text:p>1,84072410098173</text:p>
          </table:table-cell>
          <table:table-cell office:value-type="float" office:value="1.91819037344515" calcext:value-type="float">
            <text:p>1,91819037344515</text:p>
          </table:table-cell>
          <table:table-cell office:value-type="float" office:value="1.89288588342597" calcext:value-type="float">
            <text:p>1,89288588342597</text:p>
          </table:table-cell>
          <table:table-cell office:value-type="float" office:value="1.97640107920068" calcext:value-type="float">
            <text:p>1,97640107920068</text:p>
          </table:table-cell>
        </table:table-row>
        <table:table-row table:style-name="ro1">
          <table:table-cell office:value-type="float" office:value="1.83518996285677" calcext:value-type="float">
            <text:p>1,83518996285677</text:p>
          </table:table-cell>
          <table:table-cell office:value-type="float" office:value="1.99973087045278" calcext:value-type="float">
            <text:p>1,99973087045278</text:p>
          </table:table-cell>
          <table:table-cell office:value-type="float" office:value="1.94171619697671" calcext:value-type="float">
            <text:p>1,94171619697671</text:p>
          </table:table-cell>
          <table:table-cell office:value-type="float" office:value="1.98920014399244" calcext:value-type="float">
            <text:p>1,98920014399244</text:p>
          </table:table-cell>
        </table:table-row>
        <table:table-row table:style-name="ro1">
          <table:table-cell office:value-type="float" office:value="1.83053934779863" calcext:value-type="float">
            <text:p>1,83053934779863</text:p>
          </table:table-cell>
          <table:table-cell office:value-type="float" office:value="1.98437879996739" calcext:value-type="float">
            <text:p>1,98437879996739</text:p>
          </table:table-cell>
          <table:table-cell office:value-type="float" office:value="1.89456837834192" calcext:value-type="float">
            <text:p>1,89456837834192</text:p>
          </table:table-cell>
          <table:table-cell office:value-type="float" office:value="2.02045468165079" calcext:value-type="float">
            <text:p>2,02045468165079</text:p>
          </table:table-cell>
        </table:table-row>
        <table:table-row table:style-name="ro1">
          <table:table-cell office:value-type="float" office:value="1.84776489017208" calcext:value-type="float">
            <text:p>1,84776489017208</text:p>
          </table:table-cell>
          <table:table-cell office:value-type="float" office:value="1.93145379848493" calcext:value-type="float">
            <text:p>1,93145379848493</text:p>
          </table:table-cell>
          <table:table-cell office:value-type="float" office:value="1.92510318410443" calcext:value-type="float">
            <text:p>1,92510318410443</text:p>
          </table:table-cell>
          <table:table-cell office:value-type="float" office:value="1.96846782709458" calcext:value-type="float">
            <text:p>1,96846782709458</text:p>
          </table:table-cell>
        </table:table-row>
        <table:table-row table:style-name="ro1">
          <table:table-cell office:value-type="float" office:value="1.84021696208454" calcext:value-type="float">
            <text:p>1,84021696208454</text:p>
          </table:table-cell>
          <table:table-cell office:value-type="float" office:value="1.91393774951452" calcext:value-type="float">
            <text:p>1,91393774951452</text:p>
          </table:table-cell>
          <table:table-cell office:value-type="float" office:value="1.94276660676568" calcext:value-type="float">
            <text:p>1,94276660676568</text:p>
          </table:table-cell>
          <table:table-cell office:value-type="float" office:value="1.99213976873694" calcext:value-type="float">
            <text:p>1,99213976873694</text:p>
          </table:table-cell>
        </table:table-row>
        <table:table-row table:style-name="ro1">
          <table:table-cell office:value-type="float" office:value="1.80387912747968" calcext:value-type="float">
            <text:p>1,80387912747968</text:p>
          </table:table-cell>
          <table:table-cell office:value-type="float" office:value="1.95561619859753" calcext:value-type="float">
            <text:p>1,95561619859753</text:p>
          </table:table-cell>
          <table:table-cell office:value-type="float" office:value="1.92019861840644" calcext:value-type="float">
            <text:p>1,92019861840644</text:p>
          </table:table-cell>
          <table:table-cell office:value-type="float" office:value="2.01483367477252" calcext:value-type="float">
            <text:p>2,01483367477252</text:p>
          </table:table-cell>
        </table:table-row>
        <table:table-row table:style-name="ro1">
          <table:table-cell office:value-type="float" office:value="1.84649894667336" calcext:value-type="float">
            <text:p>1,84649894667336</text:p>
          </table:table-cell>
          <table:table-cell office:value-type="float" office:value="1.94335865332681" calcext:value-type="float">
            <text:p>1,94335865332681</text:p>
          </table:table-cell>
          <table:table-cell office:value-type="float" office:value="1.92897531042562" calcext:value-type="float">
            <text:p>1,92897531042562</text:p>
          </table:table-cell>
          <table:table-cell office:value-type="float" office:value="2.00249773020143" calcext:value-type="float">
            <text:p>2,00249773020143</text:p>
          </table:table-cell>
        </table:table-row>
        <table:table-row table:style-name="ro1">
          <table:table-cell office:value-type="float" office:value="1.83100748315493" calcext:value-type="float">
            <text:p>1,83100748315493</text:p>
          </table:table-cell>
          <table:table-cell office:value-type="float" office:value="1.90110992290926" calcext:value-type="float">
            <text:p>1,90110992290926</text:p>
          </table:table-cell>
          <table:table-cell office:value-type="float" office:value="1.89557567120235" calcext:value-type="float">
            <text:p>1,89557567120235</text:p>
          </table:table-cell>
          <table:table-cell office:value-type="float" office:value="1.99104802817168" calcext:value-type="float">
            <text:p>1,99104802817168</text:p>
          </table:table-cell>
        </table:table-row>
        <table:table-row table:style-name="ro1">
          <table:table-cell office:value-type="float" office:value="1.84525176202049" calcext:value-type="float">
            <text:p>1,84525176202049</text:p>
          </table:table-cell>
          <table:table-cell office:value-type="float" office:value="1.92542829157705" calcext:value-type="float">
            <text:p>1,92542829157705</text:p>
          </table:table-cell>
          <table:table-cell office:value-type="float" office:value="1.94041106564063" calcext:value-type="float">
            <text:p>1,94041106564063</text:p>
          </table:table-cell>
          <table:table-cell office:value-type="float" office:value="2.01249453553954" calcext:value-type="float">
            <text:p>2,01249453553954</text:p>
          </table:table-cell>
        </table:table-row>
        <table:table-row table:style-name="ro1">
          <table:table-cell office:value-type="float" office:value="1.86743103268418" calcext:value-type="float">
            <text:p>1,86743103268418</text:p>
          </table:table-cell>
          <table:table-cell office:value-type="float" office:value="1.91549739719168" calcext:value-type="float">
            <text:p>1,91549739719168</text:p>
          </table:table-cell>
          <table:table-cell office:value-type="float" office:value="1.9004485022379" calcext:value-type="float">
            <text:p>1,9004485022379</text:p>
          </table:table-cell>
          <table:table-cell office:value-type="float" office:value="1.96992221841984" calcext:value-type="float">
            <text:p>1,96992221841984</text:p>
          </table:table-cell>
        </table:table-row>
        <table:table-row table:style-name="ro1">
          <table:table-cell office:value-type="float" office:value="1.84754665607422" calcext:value-type="float">
            <text:p>1,84754665607422</text:p>
          </table:table-cell>
          <table:table-cell office:value-type="float" office:value="1.9376422807918" calcext:value-type="float">
            <text:p>1,9376422807918</text:p>
          </table:table-cell>
          <table:table-cell office:value-type="float" office:value="1.91690697258062" calcext:value-type="float">
            <text:p>1,91690697258062</text:p>
          </table:table-cell>
          <table:table-cell office:value-type="float" office:value="1.98839441426272" calcext:value-type="float">
            <text:p>1,98839441426272</text:p>
          </table:table-cell>
        </table:table-row>
        <table:table-row table:style-name="ro1">
          <table:table-cell office:value-type="float" office:value="1.83788306448992" calcext:value-type="float">
            <text:p>1,83788306448992</text:p>
          </table:table-cell>
          <table:table-cell office:value-type="float" office:value="2.02251182396937" calcext:value-type="float">
            <text:p>2,02251182396937</text:p>
          </table:table-cell>
          <table:table-cell office:value-type="float" office:value="1.90838635893496" calcext:value-type="float">
            <text:p>1,90838635893496</text:p>
          </table:table-cell>
          <table:table-cell office:value-type="float" office:value="1.99422934175442" calcext:value-type="float">
            <text:p>1,99422934175442</text:p>
          </table:table-cell>
        </table:table-row>
        <table:table-row table:style-name="ro1">
          <table:table-cell office:value-type="float" office:value="1.80387912747968" calcext:value-type="float">
            <text:p>1,80387912747968</text:p>
          </table:table-cell>
          <table:table-cell office:value-type="float" office:value="1.91571029161829" calcext:value-type="float">
            <text:p>1,91571029161829</text:p>
          </table:table-cell>
          <table:table-cell office:value-type="float" office:value="1.96741724830465" calcext:value-type="float">
            <text:p>1,96741724830465</text:p>
          </table:table-cell>
          <table:table-cell office:value-type="float" office:value="2.06132829594799" calcext:value-type="float">
            <text:p>2,06132829594799</text:p>
          </table:table-cell>
        </table:table-row>
        <table:table-row table:style-name="ro1">
          <table:table-cell office:value-type="float" office:value="1.82988418117718" calcext:value-type="float">
            <text:p>1,82988418117718</text:p>
          </table:table-cell>
          <table:table-cell office:value-type="float" office:value="1.95231290731286" calcext:value-type="float">
            <text:p>1,95231290731286</text:p>
          </table:table-cell>
          <table:table-cell office:value-type="float" office:value="1.95108702821058" calcext:value-type="float">
            <text:p>1,95108702821058</text:p>
          </table:table-cell>
          <table:table-cell office:value-type="float" office:value="2.05370943391597" calcext:value-type="float">
            <text:p>2,05370943391597</text:p>
          </table:table-cell>
        </table:table-row>
        <table:table-row table:style-name="ro1">
          <table:table-cell office:value-type="float" office:value="1.80982531015451" calcext:value-type="float">
            <text:p>1,80982531015451</text:p>
          </table:table-cell>
          <table:table-cell office:value-type="float" office:value="1.91651251841957" calcext:value-type="float">
            <text:p>1,91651251841957</text:p>
          </table:table-cell>
          <table:table-cell office:value-type="float" office:value="1.95550851847451" calcext:value-type="float">
            <text:p>1,95550851847451</text:p>
          </table:table-cell>
          <table:table-cell office:value-type="float" office:value="2.02708289299218" calcext:value-type="float">
            <text:p>2,02708289299218</text:p>
          </table:table-cell>
        </table:table-row>
        <table:table-row table:style-name="ro1">
          <table:table-cell office:value-type="float" office:value="1.89665109253822" calcext:value-type="float">
            <text:p>1,89665109253822</text:p>
          </table:table-cell>
          <table:table-cell office:value-type="float" office:value="2.06201421249618" calcext:value-type="float">
            <text:p>2,06201421249618</text:p>
          </table:table-cell>
          <table:table-cell office:value-type="float" office:value="1.93147135846468" calcext:value-type="float">
            <text:p>1,93147135846468</text:p>
          </table:table-cell>
          <table:table-cell office:value-type="float" office:value="2.06781748756129" calcext:value-type="float">
            <text:p>2,06781748756129</text:p>
          </table:table-cell>
        </table:table-row>
        <table:table-row table:style-name="ro1">
          <table:table-cell office:value-type="float" office:value="1.84758333797578" calcext:value-type="float">
            <text:p>1,84758333797578</text:p>
          </table:table-cell>
          <table:table-cell office:value-type="float" office:value="2.0292124876196" calcext:value-type="float">
            <text:p>2,0292124876196</text:p>
          </table:table-cell>
          <table:table-cell office:value-type="float" office:value="1.93518856536009" calcext:value-type="float">
            <text:p>1,93518856536009</text:p>
          </table:table-cell>
          <table:table-cell office:value-type="float" office:value="1.99367247322432" calcext:value-type="float">
            <text:p>1,99367247322432</text:p>
          </table:table-cell>
        </table:table-row>
        <table:table-row table:style-name="ro1">
          <table:table-cell office:value-type="float" office:value="1.841371466895" calcext:value-type="float">
            <text:p>1,841371466895</text:p>
          </table:table-cell>
          <table:table-cell office:value-type="float" office:value="2.11370938033223" calcext:value-type="float">
            <text:p>2,11370938033223</text:p>
          </table:table-cell>
          <table:table-cell office:value-type="float" office:value="1.93337174462828" calcext:value-type="float">
            <text:p>1,93337174462828</text:p>
          </table:table-cell>
          <table:table-cell office:value-type="float" office:value="1.96930762319083" calcext:value-type="float">
            <text:p>1,96930762319083</text:p>
          </table:table-cell>
        </table:table-row>
        <table:table-row table:style-name="ro1">
          <table:table-cell office:value-type="float" office:value="1.87816109251521" calcext:value-type="float">
            <text:p>1,87816109251521</text:p>
          </table:table-cell>
          <table:table-cell office:value-type="float" office:value="2.07050586329302" calcext:value-type="float">
            <text:p>2,07050586329302</text:p>
          </table:table-cell>
          <table:table-cell office:value-type="float" office:value="1.94684233242954" calcext:value-type="float">
            <text:p>1,94684233242954</text:p>
          </table:table-cell>
          <table:table-cell office:value-type="float" office:value="1.96189583841826" calcext:value-type="float">
            <text:p>1,96189583841826</text:p>
          </table:table-cell>
        </table:table-row>
        <table:table-row table:style-name="ro1">
          <table:table-cell office:value-type="float" office:value="1.84468927524146" calcext:value-type="float">
            <text:p>1,84468927524146</text:p>
          </table:table-cell>
          <table:table-cell office:value-type="float" office:value="2.06939863047546" calcext:value-type="float">
            <text:p>2,06939863047546</text:p>
          </table:table-cell>
          <table:table-cell office:value-type="float" office:value="1.93620722541077" calcext:value-type="float">
            <text:p>1,93620722541077</text:p>
          </table:table-cell>
          <table:table-cell office:value-type="float" office:value="2.00293222677803" calcext:value-type="float">
            <text:p>2,00293222677803</text:p>
          </table:table-cell>
        </table:table-row>
        <table:table-row table:style-name="ro1">
          <table:table-cell office:value-type="float" office:value="1.87237853898099" calcext:value-type="float">
            <text:p>1,87237853898099</text:p>
          </table:table-cell>
          <table:table-cell office:value-type="float" office:value="1.9405386070144" calcext:value-type="float">
            <text:p>1,9405386070144</text:p>
          </table:table-cell>
          <table:table-cell office:value-type="float" office:value="1.92596240197459" calcext:value-type="float">
            <text:p>1,92596240197459</text:p>
          </table:table-cell>
          <table:table-cell office:value-type="float" office:value="2.04008168407797" calcext:value-type="float">
            <text:p>2,04008168407797</text:p>
          </table:table-cell>
        </table:table-row>
        <table:table-row table:style-name="ro1">
          <table:table-cell office:value-type="float" office:value="1.85761226272646" calcext:value-type="float">
            <text:p>1,85761226272646</text:p>
          </table:table-cell>
          <table:table-cell office:value-type="float" office:value="2.01239636553119" calcext:value-type="float">
            <text:p>2,01239636553119</text:p>
          </table:table-cell>
          <table:table-cell office:value-type="float" office:value="1.88727549662285" calcext:value-type="float">
            <text:p>1,88727549662285</text:p>
          </table:table-cell>
          <table:table-cell office:value-type="float" office:value="2.02524455002762" calcext:value-type="float">
            <text:p>2,02524455002762</text:p>
          </table:table-cell>
        </table:table-row>
        <table:table-row table:style-name="ro1">
          <table:table-cell office:value-type="float" office:value="1.85617665382485" calcext:value-type="float">
            <text:p>1,85617665382485</text:p>
          </table:table-cell>
          <table:table-cell office:value-type="float" office:value="1.9661462728137" calcext:value-type="float">
            <text:p>1,9661462728137</text:p>
          </table:table-cell>
          <table:table-cell office:value-type="float" office:value="1.95652490207197" calcext:value-type="float">
            <text:p>1,95652490207197</text:p>
          </table:table-cell>
          <table:table-cell office:value-type="float" office:value="1.98340140731507" calcext:value-type="float">
            <text:p>1,98340140731507</text:p>
          </table:table-cell>
        </table:table-row>
        <table:table-row table:style-name="ro1">
          <table:table-cell office:value-type="float" office:value="1.84241843337128" calcext:value-type="float">
            <text:p>1,84241843337128</text:p>
          </table:table-cell>
          <table:table-cell office:value-type="float" office:value="1.9887937932997" calcext:value-type="float">
            <text:p>1,9887937932997</text:p>
          </table:table-cell>
          <table:table-cell office:value-type="float" office:value="1.92107665093633" calcext:value-type="float">
            <text:p>1,92107665093633</text:p>
          </table:table-cell>
          <table:table-cell office:value-type="float" office:value="1.97609237625456" calcext:value-type="float">
            <text:p>1,97609237625456</text:p>
          </table:table-cell>
        </table:table-row>
        <table:table-row table:style-name="ro1">
          <table:table-cell office:value-type="float" office:value="1.80465111899266" calcext:value-type="float">
            <text:p>1,80465111899266</text:p>
          </table:table-cell>
          <table:table-cell office:value-type="float" office:value="1.91197359863932" calcext:value-type="float">
            <text:p>1,91197359863932</text:p>
          </table:table-cell>
          <table:table-cell office:value-type="float" office:value="1.92005809641659" calcext:value-type="float">
            <text:p>1,92005809641659</text:p>
          </table:table-cell>
          <table:table-cell office:value-type="float" office:value="1.96982909052437" calcext:value-type="float">
            <text:p>1,96982909052437</text:p>
          </table:table-cell>
        </table:table-row>
        <table:table-row table:style-name="ro1">
          <table:table-cell office:value-type="float" office:value="1.81214444212294" calcext:value-type="float">
            <text:p>1,81214444212294</text:p>
          </table:table-cell>
          <table:table-cell office:value-type="float" office:value="1.91978850195089" calcext:value-type="float">
            <text:p>1,91978850195089</text:p>
          </table:table-cell>
          <table:table-cell office:value-type="float" office:value="2.07138114823581" calcext:value-type="float">
            <text:p>2,07138114823581</text:p>
          </table:table-cell>
          <table:table-cell office:value-type="float" office:value="1.98717531023166" calcext:value-type="float">
            <text:p>1,98717531023166</text:p>
          </table:table-cell>
        </table:table-row>
        <table:table-row table:style-name="ro1">
          <table:table-cell office:value-type="float" office:value="1.93999061992696" calcext:value-type="float">
            <text:p>1,93999061992696</text:p>
          </table:table-cell>
          <table:table-cell office:value-type="float" office:value="1.87819458949129" calcext:value-type="float">
            <text:p>1,87819458949129</text:p>
          </table:table-cell>
          <table:table-cell office:value-type="float" office:value="1.95423159405218" calcext:value-type="float">
            <text:p>1,95423159405218</text:p>
          </table:table-cell>
          <table:table-cell office:value-type="float" office:value="2.00790447805866" calcext:value-type="float">
            <text:p>2,00790447805866</text:p>
          </table:table-cell>
        </table:table-row>
        <table:table-row table:style-name="ro1">
          <table:table-cell office:value-type="float" office:value="1.81569515732788" calcext:value-type="float">
            <text:p>1,81569515732788</text:p>
          </table:table-cell>
          <table:table-cell office:value-type="float" office:value="1.90581784018667" calcext:value-type="float">
            <text:p>1,90581784018667</text:p>
          </table:table-cell>
          <table:table-cell office:value-type="float" office:value="1.92897139070485" calcext:value-type="float">
            <text:p>1,92897139070485</text:p>
          </table:table-cell>
          <table:table-cell office:value-type="float" office:value="2.01074766603323" calcext:value-type="float">
            <text:p>2,01074766603323</text:p>
          </table:table-cell>
        </table:table-row>
        <table:table-row table:style-name="ro1">
          <table:table-cell office:value-type="float" office:value="1.83832714766266" calcext:value-type="float">
            <text:p>1,83832714766266</text:p>
          </table:table-cell>
          <table:table-cell office:value-type="float" office:value="1.91365402915342" calcext:value-type="float">
            <text:p>1,91365402915342</text:p>
          </table:table-cell>
          <table:table-cell office:value-type="float" office:value="1.90165359023907" calcext:value-type="float">
            <text:p>1,90165359023907</text:p>
          </table:table-cell>
          <table:table-cell office:value-type="float" office:value="1.98470345881253" calcext:value-type="float">
            <text:p>1,98470345881253</text:p>
          </table:table-cell>
        </table:table-row>
        <table:table-row table:style-name="ro1">
          <table:table-cell office:value-type="float" office:value="1.88164327292687" calcext:value-type="float">
            <text:p>1,88164327292687</text:p>
          </table:table-cell>
          <table:table-cell office:value-type="float" office:value="1.92125891652557" calcext:value-type="float">
            <text:p>1,92125891652557</text:p>
          </table:table-cell>
          <table:table-cell office:value-type="float" office:value="2.01094006393738" calcext:value-type="float">
            <text:p>2,01094006393738</text:p>
          </table:table-cell>
          <table:table-cell office:value-type="float" office:value="1.9681969599998" calcext:value-type="float">
            <text:p>1,9681969599998</text:p>
          </table:table-cell>
        </table:table-row>
        <table:table-row table:style-name="ro1">
          <table:table-cell office:value-type="float" office:value="1.82417870606901" calcext:value-type="float">
            <text:p>1,82417870606901</text:p>
          </table:table-cell>
          <table:table-cell office:value-type="float" office:value="1.8754958941383" calcext:value-type="float">
            <text:p>1,8754958941383</text:p>
          </table:table-cell>
          <table:table-cell office:value-type="float" office:value="1.96751867861768" calcext:value-type="float">
            <text:p>1,96751867861768</text:p>
          </table:table-cell>
          <table:table-cell office:value-type="float" office:value="2.03043003570623" calcext:value-type="float">
            <text:p>2,03043003570623</text:p>
          </table:table-cell>
        </table:table-row>
        <table:table-row table:style-name="ro1">
          <table:table-cell office:value-type="float" office:value="1.82993014963609" calcext:value-type="float">
            <text:p>1,82993014963609</text:p>
          </table:table-cell>
          <table:table-cell office:value-type="float" office:value="1.92426034540496" calcext:value-type="float">
            <text:p>1,92426034540496</text:p>
          </table:table-cell>
          <table:table-cell office:value-type="float" office:value="1.96113913706718" calcext:value-type="float">
            <text:p>1,96113913706718</text:p>
          </table:table-cell>
          <table:table-cell office:value-type="float" office:value="2.0444139595585" calcext:value-type="float">
            <text:p>2,0444139595585</text:p>
          </table:table-cell>
        </table:table-row>
        <table:table-row table:style-name="ro1">
          <table:table-cell office:value-type="float" office:value="1.81445345174386" calcext:value-type="float">
            <text:p>1,81445345174386</text:p>
          </table:table-cell>
          <table:table-cell office:value-type="float" office:value="1.89763441476677" calcext:value-type="float">
            <text:p>1,89763441476677</text:p>
          </table:table-cell>
          <table:table-cell office:value-type="float" office:value="2.05123863786579" calcext:value-type="float">
            <text:p>2,05123863786579</text:p>
          </table:table-cell>
          <table:table-cell office:value-type="float" office:value="1.99736657774537" calcext:value-type="float">
            <text:p>1,99736657774537</text:p>
          </table:table-cell>
        </table:table-row>
        <table:table-row table:style-name="ro1">
          <table:table-cell office:value-type="float" office:value="1.84825559186276" calcext:value-type="float">
            <text:p>1,84825559186276</text:p>
          </table:table-cell>
          <table:table-cell office:value-type="float" office:value="1.89935609097213" calcext:value-type="float">
            <text:p>1,89935609097213</text:p>
          </table:table-cell>
          <table:table-cell office:value-type="float" office:value="2.00820207867129" calcext:value-type="float">
            <text:p>2,00820207867129</text:p>
          </table:table-cell>
          <table:table-cell office:value-type="float" office:value="1.97954297769654" calcext:value-type="float">
            <text:p>1,97954297769654</text:p>
          </table:table-cell>
        </table:table-row>
        <table:table-row table:style-name="ro1">
          <table:table-cell office:value-type="float" office:value="1.84997954837026" calcext:value-type="float">
            <text:p>1,84997954837026</text:p>
          </table:table-cell>
          <table:table-cell office:value-type="float" office:value="1.99216128242339" calcext:value-type="float">
            <text:p>1,99216128242339</text:p>
          </table:table-cell>
          <table:table-cell office:value-type="float" office:value="1.99064792576462" calcext:value-type="float">
            <text:p>1,99064792576462</text:p>
          </table:table-cell>
          <table:table-cell office:value-type="float" office:value="1.99981863231905" calcext:value-type="float">
            <text:p>1,99981863231905</text:p>
          </table:table-cell>
        </table:table-row>
        <table:table-row table:style-name="ro1">
          <table:table-cell office:value-type="float" office:value="1.85768246910007" calcext:value-type="float">
            <text:p>1,85768246910007</text:p>
          </table:table-cell>
          <table:table-cell office:value-type="float" office:value="1.94342887326399" calcext:value-type="float">
            <text:p>1,94342887326399</text:p>
          </table:table-cell>
          <table:table-cell office:value-type="float" office:value="2.11660164016457" calcext:value-type="float">
            <text:p>2,11660164016457</text:p>
          </table:table-cell>
          <table:table-cell office:value-type="float" office:value="1.97276004827385" calcext:value-type="float">
            <text:p>1,97276004827385</text:p>
          </table:table-cell>
        </table:table-row>
        <table:table-row table:style-name="ro1">
          <table:table-cell office:value-type="float" office:value="1.83439466208483" calcext:value-type="float">
            <text:p>1,83439466208483</text:p>
          </table:table-cell>
          <table:table-cell office:value-type="float" office:value="1.91004156562104" calcext:value-type="float">
            <text:p>1,91004156562104</text:p>
          </table:table-cell>
          <table:table-cell office:value-type="float" office:value="2.10097835678847" calcext:value-type="float">
            <text:p>2,10097835678847</text:p>
          </table:table-cell>
          <table:table-cell office:value-type="float" office:value="2.07299673149946" calcext:value-type="float">
            <text:p>2,07299673149946</text:p>
          </table:table-cell>
        </table:table-row>
        <table:table-row table:style-name="ro1">
          <table:table-cell office:value-type="float" office:value="1.83884357311721" calcext:value-type="float">
            <text:p>1,83884357311721</text:p>
          </table:table-cell>
          <table:table-cell office:value-type="float" office:value="1.87904158434314" calcext:value-type="float">
            <text:p>1,87904158434314</text:p>
          </table:table-cell>
          <table:table-cell office:value-type="float" office:value="2.00288698252531" calcext:value-type="float">
            <text:p>2,00288698252531</text:p>
          </table:table-cell>
          <table:table-cell office:value-type="float" office:value="2.0165188036896" calcext:value-type="float">
            <text:p>2,0165188036896</text:p>
          </table:table-cell>
        </table:table-row>
        <table:table-row table:style-name="ro1">
          <table:table-cell office:value-type="float" office:value="1.83561231548531" calcext:value-type="float">
            <text:p>1,83561231548531</text:p>
          </table:table-cell>
          <table:table-cell office:value-type="float" office:value="1.90906140286242" calcext:value-type="float">
            <text:p>1,90906140286242</text:p>
          </table:table-cell>
          <table:table-cell office:value-type="float" office:value="2.0196886696496" calcext:value-type="float">
            <text:p>2,0196886696496</text:p>
          </table:table-cell>
          <table:table-cell office:value-type="float" office:value="1.98103852314781" calcext:value-type="float">
            <text:p>1,98103852314781</text:p>
          </table:table-cell>
        </table:table-row>
        <table:table-row table:style-name="ro1">
          <table:table-cell office:value-type="float" office:value="1.85118160035438" calcext:value-type="float">
            <text:p>1,85118160035438</text:p>
          </table:table-cell>
          <table:table-cell office:value-type="float" office:value="1.91770966608658" calcext:value-type="float">
            <text:p>1,91770966608658</text:p>
          </table:table-cell>
          <table:table-cell office:value-type="float" office:value="1.98387671365341" calcext:value-type="float">
            <text:p>1,98387671365341</text:p>
          </table:table-cell>
          <table:table-cell office:value-type="float" office:value="2.00346543497575" calcext:value-type="float">
            <text:p>2,00346543497575</text:p>
          </table:table-cell>
        </table:table-row>
        <table:table-row table:style-name="ro1">
          <table:table-cell office:value-type="float" office:value="1.97749930368323" calcext:value-type="float">
            <text:p>1,97749930368323</text:p>
          </table:table-cell>
          <table:table-cell office:value-type="float" office:value="1.91990920903817" calcext:value-type="float">
            <text:p>1,91990920903817</text:p>
          </table:table-cell>
          <table:table-cell office:value-type="float" office:value="2.0296423935147" calcext:value-type="float">
            <text:p>2,0296423935147</text:p>
          </table:table-cell>
          <table:table-cell office:value-type="float" office:value="2.00059748684405" calcext:value-type="float">
            <text:p>2,00059748684405</text:p>
          </table:table-cell>
        </table:table-row>
        <table:table-row table:style-name="ro1">
          <table:table-cell office:value-type="float" office:value="3.41619431403646" calcext:value-type="float">
            <text:p>3,41619431403646</text:p>
          </table:table-cell>
          <table:table-cell office:value-type="float" office:value="1.89963632684875" calcext:value-type="float">
            <text:p>1,89963632684875</text:p>
          </table:table-cell>
          <table:table-cell office:value-type="float" office:value="1.96325135398707" calcext:value-type="float">
            <text:p>1,96325135398707</text:p>
          </table:table-cell>
          <table:table-cell office:value-type="float" office:value="2.00249537074834" calcext:value-type="float">
            <text:p>2,00249537074834</text:p>
          </table:table-cell>
        </table:table-row>
        <table:table-row table:style-name="ro1">
          <table:table-cell office:value-type="float" office:value="1.93659564028888" calcext:value-type="float">
            <text:p>1,93659564028888</text:p>
          </table:table-cell>
          <table:table-cell office:value-type="float" office:value="1.93297504108318" calcext:value-type="float">
            <text:p>1,93297504108318</text:p>
          </table:table-cell>
          <table:table-cell office:value-type="float" office:value="1.96218980314558" calcext:value-type="float">
            <text:p>1,96218980314558</text:p>
          </table:table-cell>
          <table:table-cell office:value-type="float" office:value="2.04202592982545" calcext:value-type="float">
            <text:p>2,04202592982545</text:p>
          </table:table-cell>
        </table:table-row>
        <table:table-row table:style-name="ro1">
          <table:table-cell office:value-type="float" office:value="1.89279642831103" calcext:value-type="float">
            <text:p>1,89279642831103</text:p>
          </table:table-cell>
          <table:table-cell office:value-type="float" office:value="1.94002930415822" calcext:value-type="float">
            <text:p>1,94002930415822</text:p>
          </table:table-cell>
          <table:table-cell office:value-type="float" office:value="1.92106160523888" calcext:value-type="float">
            <text:p>1,92106160523888</text:p>
          </table:table-cell>
          <table:table-cell office:value-type="float" office:value="2.06581796857011" calcext:value-type="float">
            <text:p>2,06581796857011</text:p>
          </table:table-cell>
        </table:table-row>
        <table:table-row table:style-name="ro1">
          <table:table-cell office:value-type="float" office:value="1.89591875462515" calcext:value-type="float">
            <text:p>1,89591875462515</text:p>
          </table:table-cell>
          <table:table-cell office:value-type="float" office:value="1.94318677734247" calcext:value-type="float">
            <text:p>1,94318677734247</text:p>
          </table:table-cell>
          <table:table-cell office:value-type="float" office:value="1.94555909122642" calcext:value-type="float">
            <text:p>1,94555909122642</text:p>
          </table:table-cell>
          <table:table-cell office:value-type="float" office:value="2.09190262490096" calcext:value-type="float">
            <text:p>2,09190262490096</text:p>
          </table:table-cell>
        </table:table-row>
        <table:table-row table:style-name="ro1">
          <table:table-cell office:value-type="float" office:value="1.87454890030058" calcext:value-type="float">
            <text:p>1,87454890030058</text:p>
          </table:table-cell>
          <table:table-cell office:value-type="float" office:value="1.94063420308854" calcext:value-type="float">
            <text:p>1,94063420308854</text:p>
          </table:table-cell>
          <table:table-cell office:value-type="float" office:value="1.94451373184691" calcext:value-type="float">
            <text:p>1,94451373184691</text:p>
          </table:table-cell>
          <table:table-cell office:value-type="float" office:value="2.00629914753712" calcext:value-type="float">
            <text:p>2,00629914753712</text:p>
          </table:table-cell>
        </table:table-row>
        <table:table-row table:style-name="ro1">
          <table:table-cell office:value-type="float" office:value="1.86685378027895" calcext:value-type="float">
            <text:p>1,86685378027895</text:p>
          </table:table-cell>
          <table:table-cell office:value-type="float" office:value="1.94245124811907" calcext:value-type="float">
            <text:p>1,94245124811907</text:p>
          </table:table-cell>
          <table:table-cell office:value-type="float" office:value="1.93460808486472" calcext:value-type="float">
            <text:p>1,93460808486472</text:p>
          </table:table-cell>
          <table:table-cell office:value-type="float" office:value="2.01712937562808" calcext:value-type="float">
            <text:p>2,01712937562808</text:p>
          </table:table-cell>
        </table:table-row>
        <table:table-row table:style-name="ro1">
          <table:table-cell office:value-type="float" office:value="1.84571841152761" calcext:value-type="float">
            <text:p>1,84571841152761</text:p>
          </table:table-cell>
          <table:table-cell office:value-type="float" office:value="1.96692944857485" calcext:value-type="float">
            <text:p>1,96692944857485</text:p>
          </table:table-cell>
          <table:table-cell office:value-type="float" office:value="1.88641906778479" calcext:value-type="float">
            <text:p>1,88641906778479</text:p>
          </table:table-cell>
          <table:table-cell office:value-type="float" office:value="1.97154347289968" calcext:value-type="float">
            <text:p>1,97154347289968</text:p>
          </table:table-cell>
        </table:table-row>
        <table:table-row table:style-name="ro1">
          <table:table-cell office:value-type="float" office:value="2.01316637025029" calcext:value-type="float">
            <text:p>2,01316637025029</text:p>
          </table:table-cell>
          <table:table-cell office:value-type="float" office:value="1.93102456302207" calcext:value-type="float">
            <text:p>1,93102456302207</text:p>
          </table:table-cell>
          <table:table-cell office:value-type="float" office:value="1.97722007799568" calcext:value-type="float">
            <text:p>1,97722007799568</text:p>
          </table:table-cell>
          <table:table-cell office:value-type="float" office:value="2.00726292302303" calcext:value-type="float">
            <text:p>2,00726292302303</text:p>
          </table:table-cell>
        </table:table-row>
        <table:table-row table:style-name="ro1">
          <table:table-cell office:value-type="float" office:value="1.85842483649508" calcext:value-type="float">
            <text:p>1,85842483649508</text:p>
          </table:table-cell>
          <table:table-cell office:value-type="float" office:value="1.9165605058308" calcext:value-type="float">
            <text:p>1,9165605058308</text:p>
          </table:table-cell>
          <table:table-cell office:value-type="float" office:value="1.91311376832968" calcext:value-type="float">
            <text:p>1,91311376832968</text:p>
          </table:table-cell>
          <table:table-cell office:value-type="float" office:value="1.98751966818005" calcext:value-type="float">
            <text:p>1,98751966818005</text:p>
          </table:table-cell>
        </table:table-row>
        <table:table-row table:style-name="ro1">
          <table:table-cell office:value-type="float" office:value="1.85843263720326" calcext:value-type="float">
            <text:p>1,85843263720326</text:p>
          </table:table-cell>
          <table:table-cell office:value-type="float" office:value="1.92265589180239" calcext:value-type="float">
            <text:p>1,92265589180239</text:p>
          </table:table-cell>
          <table:table-cell office:value-type="float" office:value="1.93353260393863" calcext:value-type="float">
            <text:p>1,93353260393863</text:p>
          </table:table-cell>
          <table:table-cell office:value-type="float" office:value="2.06397726615247" calcext:value-type="float">
            <text:p>2,06397726615247</text:p>
          </table:table-cell>
        </table:table-row>
        <table:table-row table:style-name="ro1">
          <table:table-cell office:value-type="float" office:value="1.89116515164593" calcext:value-type="float">
            <text:p>1,89116515164593</text:p>
          </table:table-cell>
          <table:table-cell office:value-type="float" office:value="1.90870109959248" calcext:value-type="float">
            <text:p>1,90870109959248</text:p>
          </table:table-cell>
          <table:table-cell office:value-type="float" office:value="1.89151487062915" calcext:value-type="float">
            <text:p>1,89151487062915</text:p>
          </table:table-cell>
          <table:table-cell office:value-type="float" office:value="1.94620998747093" calcext:value-type="float">
            <text:p>1,94620998747093</text:p>
          </table:table-cell>
        </table:table-row>
        <table:table-row table:style-name="ro1">
          <table:table-cell office:value-type="float" office:value="1.88087917498765" calcext:value-type="float">
            <text:p>1,88087917498765</text:p>
          </table:table-cell>
          <table:table-cell office:value-type="float" office:value="1.92080358530395" calcext:value-type="float">
            <text:p>1,92080358530395</text:p>
          </table:table-cell>
          <table:table-cell office:value-type="float" office:value="1.92976318937764" calcext:value-type="float">
            <text:p>1,92976318937764</text:p>
          </table:table-cell>
          <table:table-cell office:value-type="float" office:value="2.00234435635036" calcext:value-type="float">
            <text:p>2,00234435635036</text:p>
          </table:table-cell>
        </table:table-row>
        <table:table-row table:style-name="ro1">
          <table:table-cell office:value-type="float" office:value="1.87078004386336" calcext:value-type="float">
            <text:p>1,87078004386336</text:p>
          </table:table-cell>
          <table:table-cell office:value-type="float" office:value="1.95892361823881" calcext:value-type="float">
            <text:p>1,95892361823881</text:p>
          </table:table-cell>
          <table:table-cell office:value-type="float" office:value="1.99562446356642" calcext:value-type="float">
            <text:p>1,99562446356642</text:p>
          </table:table-cell>
          <table:table-cell office:value-type="float" office:value="1.9225050040851" calcext:value-type="float">
            <text:p>1,9225050040851</text:p>
          </table:table-cell>
        </table:table-row>
        <table:table-row table:style-name="ro1">
          <table:table-cell office:value-type="float" office:value="1.87833410107875" calcext:value-type="float">
            <text:p>1,87833410107875</text:p>
          </table:table-cell>
          <table:table-cell office:value-type="float" office:value="1.96898252955389" calcext:value-type="float">
            <text:p>1,96898252955389</text:p>
          </table:table-cell>
          <table:table-cell office:value-type="float" office:value="1.91427687009099" calcext:value-type="float">
            <text:p>1,91427687009099</text:p>
          </table:table-cell>
          <table:table-cell office:value-type="float" office:value="2.00872141284051" calcext:value-type="float">
            <text:p>2,00872141284051</text:p>
          </table:table-cell>
        </table:table-row>
        <table:table-row table:style-name="ro1">
          <table:table-cell office:value-type="float" office:value="1.94890330048349" calcext:value-type="float">
            <text:p>1,94890330048349</text:p>
          </table:table-cell>
          <table:table-cell office:value-type="float" office:value="1.92608405640578" calcext:value-type="float">
            <text:p>1,92608405640578</text:p>
          </table:table-cell>
          <table:table-cell office:value-type="float" office:value="1.97238784622188" calcext:value-type="float">
            <text:p>1,97238784622188</text:p>
          </table:table-cell>
          <table:table-cell office:value-type="float" office:value="1.99505171925874" calcext:value-type="float">
            <text:p>1,99505171925874</text:p>
          </table:table-cell>
        </table:table-row>
        <table:table-row table:style-name="ro1">
          <table:table-cell office:value-type="float" office:value="1.92953312055432" calcext:value-type="float">
            <text:p>1,92953312055432</text:p>
          </table:table-cell>
          <table:table-cell office:value-type="float" office:value="1.92958592543084" calcext:value-type="float">
            <text:p>1,92958592543084</text:p>
          </table:table-cell>
          <table:table-cell office:value-type="float" office:value="1.89724287920727" calcext:value-type="float">
            <text:p>1,89724287920727</text:p>
          </table:table-cell>
          <table:table-cell office:value-type="float" office:value="2.00471369846293" calcext:value-type="float">
            <text:p>2,00471369846293</text:p>
          </table:table-cell>
        </table:table-row>
        <table:table-row table:style-name="ro1">
          <table:table-cell office:value-type="float" office:value="1.9768901055207" calcext:value-type="float">
            <text:p>1,9768901055207</text:p>
          </table:table-cell>
          <table:table-cell office:value-type="float" office:value="1.92564497348679" calcext:value-type="float">
            <text:p>1,92564497348679</text:p>
          </table:table-cell>
          <table:table-cell office:value-type="float" office:value="1.93679770119411" calcext:value-type="float">
            <text:p>1,93679770119411</text:p>
          </table:table-cell>
          <table:table-cell office:value-type="float" office:value="1.97642955244136" calcext:value-type="float">
            <text:p>1,97642955244136</text:p>
          </table:table-cell>
        </table:table-row>
        <table:table-row table:style-name="ro1">
          <table:table-cell office:value-type="float" office:value="1.86536273062993" calcext:value-type="float">
            <text:p>1,86536273062993</text:p>
          </table:table-cell>
          <table:table-cell office:value-type="float" office:value="1.90415933919987" calcext:value-type="float">
            <text:p>1,90415933919987</text:p>
          </table:table-cell>
          <table:table-cell office:value-type="float" office:value="1.88178449546909" calcext:value-type="float">
            <text:p>1,88178449546909</text:p>
          </table:table-cell>
          <table:table-cell office:value-type="float" office:value="2.00504702056301" calcext:value-type="float">
            <text:p>2,00504702056301</text:p>
          </table:table-cell>
        </table:table-row>
        <table:table-row table:style-name="ro1">
          <table:table-cell office:value-type="float" office:value="1.89926618708957" calcext:value-type="float">
            <text:p>1,89926618708957</text:p>
          </table:table-cell>
          <table:table-cell office:value-type="float" office:value="1.91515110760932" calcext:value-type="float">
            <text:p>1,91515110760932</text:p>
          </table:table-cell>
          <table:table-cell office:value-type="float" office:value="1.96154595885627" calcext:value-type="float">
            <text:p>1,96154595885627</text:p>
          </table:table-cell>
          <table:table-cell office:value-type="float" office:value="2.02407528591801" calcext:value-type="float">
            <text:p>2,02407528591801</text:p>
          </table:table-cell>
        </table:table-row>
        <table:table-row table:style-name="ro1">
          <table:table-cell office:value-type="float" office:value="1.84170021102539" calcext:value-type="float">
            <text:p>1,84170021102539</text:p>
          </table:table-cell>
          <table:table-cell office:value-type="float" office:value="1.90446498908828" calcext:value-type="float">
            <text:p>1,90446498908828</text:p>
          </table:table-cell>
          <table:table-cell office:value-type="float" office:value="1.91323644051415" calcext:value-type="float">
            <text:p>1,91323644051415</text:p>
          </table:table-cell>
          <table:table-cell office:value-type="float" office:value="2.02321648259407" calcext:value-type="float">
            <text:p>2,02321648259407</text:p>
          </table:table-cell>
        </table:table-row>
        <table:table-row table:style-name="ro1">
          <table:table-cell office:value-type="float" office:value="1.83338818499862" calcext:value-type="float">
            <text:p>1,83338818499862</text:p>
          </table:table-cell>
          <table:table-cell office:value-type="float" office:value="1.92811142037439" calcext:value-type="float">
            <text:p>1,92811142037439</text:p>
          </table:table-cell>
          <table:table-cell office:value-type="float" office:value="1.95379831414783" calcext:value-type="float">
            <text:p>1,95379831414783</text:p>
          </table:table-cell>
          <table:table-cell office:value-type="float" office:value="2.04000109606466" calcext:value-type="float">
            <text:p>2,04000109606466</text:p>
          </table:table-cell>
        </table:table-row>
        <table:table-row table:style-name="ro1">
          <table:table-cell office:value-type="float" office:value="1.85077568493236" calcext:value-type="float">
            <text:p>1,85077568493236</text:p>
          </table:table-cell>
          <table:table-cell office:value-type="float" office:value="1.92063489080544" calcext:value-type="float">
            <text:p>1,92063489080544</text:p>
          </table:table-cell>
          <table:table-cell office:value-type="float" office:value="1.95524154026205" calcext:value-type="float">
            <text:p>1,95524154026205</text:p>
          </table:table-cell>
          <table:table-cell office:value-type="float" office:value="2.01968048023049" calcext:value-type="float">
            <text:p>2,01968048023049</text:p>
          </table:table-cell>
        </table:table-row>
        <table:table-row table:style-name="ro1">
          <table:table-cell office:value-type="float" office:value="1.86782905453245" calcext:value-type="float">
            <text:p>1,86782905453245</text:p>
          </table:table-cell>
          <table:table-cell office:value-type="float" office:value="1.93663640102275" calcext:value-type="float">
            <text:p>1,93663640102275</text:p>
          </table:table-cell>
          <table:table-cell office:value-type="float" office:value="1.95084091497333" calcext:value-type="float">
            <text:p>1,95084091497333</text:p>
          </table:table-cell>
          <table:table-cell office:value-type="float" office:value="1.98922766781175" calcext:value-type="float">
            <text:p>1,98922766781175</text:p>
          </table:table-cell>
        </table:table-row>
        <table:table-row table:style-name="ro1">
          <table:table-cell office:value-type="float" office:value="1.85233684808942" calcext:value-type="float">
            <text:p>1,85233684808942</text:p>
          </table:table-cell>
          <table:table-cell office:value-type="float" office:value="1.89740818839955" calcext:value-type="float">
            <text:p>1,89740818839955</text:p>
          </table:table-cell>
          <table:table-cell office:value-type="float" office:value="1.90229858029291" calcext:value-type="float">
            <text:p>1,90229858029291</text:p>
          </table:table-cell>
          <table:table-cell office:value-type="float" office:value="2.02442998409907" calcext:value-type="float">
            <text:p>2,02442998409907</text:p>
          </table:table-cell>
        </table:table-row>
        <table:table-row table:style-name="ro1">
          <table:table-cell office:value-type="float" office:value="1.8585877227111" calcext:value-type="float">
            <text:p>1,8585877227111</text:p>
          </table:table-cell>
          <table:table-cell office:value-type="float" office:value="1.94173192932345" calcext:value-type="float">
            <text:p>1,94173192932345</text:p>
          </table:table-cell>
          <table:table-cell office:value-type="float" office:value="1.92056978581232" calcext:value-type="float">
            <text:p>1,92056978581232</text:p>
          </table:table-cell>
          <table:table-cell office:value-type="float" office:value="1.97182064753639" calcext:value-type="float">
            <text:p>1,97182064753639</text:p>
          </table:table-cell>
        </table:table-row>
        <table:table-row table:style-name="ro1">
          <table:table-cell office:value-type="float" office:value="1.8531407853597" calcext:value-type="float">
            <text:p>1,8531407853597</text:p>
          </table:table-cell>
          <table:table-cell office:value-type="float" office:value="1.93709423198322" calcext:value-type="float">
            <text:p>1,93709423198322</text:p>
          </table:table-cell>
          <table:table-cell office:value-type="float" office:value="1.93459821018353" calcext:value-type="float">
            <text:p>1,93459821018353</text:p>
          </table:table-cell>
          <table:table-cell office:value-type="float" office:value="2.17084452957276" calcext:value-type="float">
            <text:p>2,17084452957276</text:p>
          </table:table-cell>
        </table:table-row>
        <table:table-row table:style-name="ro1">
          <table:table-cell office:value-type="float" office:value="1.90316830562485" calcext:value-type="float">
            <text:p>1,90316830562485</text:p>
          </table:table-cell>
          <table:table-cell office:value-type="float" office:value="1.89842963472426" calcext:value-type="float">
            <text:p>1,89842963472426</text:p>
          </table:table-cell>
          <table:table-cell office:value-type="float" office:value="1.94652554361152" calcext:value-type="float">
            <text:p>1,94652554361152</text:p>
          </table:table-cell>
          <table:table-cell office:value-type="float" office:value="2.03836817592233" calcext:value-type="float">
            <text:p>2,03836817592233</text:p>
          </table:table-cell>
        </table:table-row>
        <table:table-row table:style-name="ro1">
          <table:table-cell office:value-type="float" office:value="1.87188690863458" calcext:value-type="float">
            <text:p>1,87188690863458</text:p>
          </table:table-cell>
          <table:table-cell office:value-type="float" office:value="1.94267111151463" calcext:value-type="float">
            <text:p>1,94267111151463</text:p>
          </table:table-cell>
          <table:table-cell office:value-type="float" office:value="1.92072331825998" calcext:value-type="float">
            <text:p>1,92072331825998</text:p>
          </table:table-cell>
          <table:table-cell office:value-type="float" office:value="2.03117347023425" calcext:value-type="float">
            <text:p>2,03117347023425</text:p>
          </table:table-cell>
        </table:table-row>
        <table:table-row table:style-name="ro1">
          <table:table-cell office:value-type="float" office:value="1.85041731668401" calcext:value-type="float">
            <text:p>1,85041731668401</text:p>
          </table:table-cell>
          <table:table-cell office:value-type="float" office:value="1.94943180677244" calcext:value-type="float">
            <text:p>1,94943180677244</text:p>
          </table:table-cell>
          <table:table-cell office:value-type="float" office:value="1.91908623180165" calcext:value-type="float">
            <text:p>1,91908623180165</text:p>
          </table:table-cell>
          <table:table-cell office:value-type="float" office:value="1.97368360025469" calcext:value-type="float">
            <text:p>1,97368360025469</text:p>
          </table:table-cell>
        </table:table-row>
        <table:table-row table:style-name="ro1">
          <table:table-cell office:value-type="float" office:value="1.86094567248928" calcext:value-type="float">
            <text:p>1,86094567248928</text:p>
          </table:table-cell>
          <table:table-cell office:value-type="float" office:value="1.9384343571383" calcext:value-type="float">
            <text:p>1,9384343571383</text:p>
          </table:table-cell>
          <table:table-cell office:value-type="float" office:value="1.90628944400195" calcext:value-type="float">
            <text:p>1,90628944400195</text:p>
          </table:table-cell>
          <table:table-cell office:value-type="float" office:value="2.04505496938187" calcext:value-type="float">
            <text:p>2,04505496938187</text:p>
          </table:table-cell>
        </table:table-row>
        <table:table-row table:style-name="ro1">
          <table:table-cell office:value-type="float" office:value="1.84855239023584" calcext:value-type="float">
            <text:p>1,84855239023584</text:p>
          </table:table-cell>
          <table:table-cell office:value-type="float" office:value="1.93941482289558" calcext:value-type="float">
            <text:p>1,93941482289558</text:p>
          </table:table-cell>
          <table:table-cell office:value-type="float" office:value="1.97195584776471" calcext:value-type="float">
            <text:p>1,97195584776471</text:p>
          </table:table-cell>
          <table:table-cell office:value-type="float" office:value="2.02030051818196" calcext:value-type="float">
            <text:p>2,02030051818196</text:p>
          </table:table-cell>
        </table:table-row>
        <table:table-row table:style-name="ro1">
          <table:table-cell office:value-type="float" office:value="1.84318197411706" calcext:value-type="float">
            <text:p>1,84318197411706</text:p>
          </table:table-cell>
          <table:table-cell office:value-type="float" office:value="1.9355154953911" calcext:value-type="float">
            <text:p>1,9355154953911</text:p>
          </table:table-cell>
          <table:table-cell office:value-type="float" office:value="2.20983533462058" calcext:value-type="float">
            <text:p>2,20983533462058</text:p>
          </table:table-cell>
          <table:table-cell office:value-type="float" office:value="2.02929026006014" calcext:value-type="float">
            <text:p>2,02929026006014</text:p>
          </table:table-cell>
        </table:table-row>
        <table:table-row table:style-name="ro1">
          <table:table-cell office:value-type="float" office:value="1.83719669503576" calcext:value-type="float">
            <text:p>1,83719669503576</text:p>
          </table:table-cell>
          <table:table-cell office:value-type="float" office:value="1.90886729435212" calcext:value-type="float">
            <text:p>1,90886729435212</text:p>
          </table:table-cell>
          <table:table-cell office:value-type="float" office:value="1.9650897784107" calcext:value-type="float">
            <text:p>1,9650897784107</text:p>
          </table:table-cell>
          <table:table-cell office:value-type="float" office:value="2.05372749172229" calcext:value-type="float">
            <text:p>2,05372749172229</text:p>
          </table:table-cell>
        </table:table-row>
        <table:table-row table:style-name="ro1">
          <table:table-cell office:value-type="float" office:value="1.83126453506253" calcext:value-type="float">
            <text:p>1,83126453506253</text:p>
          </table:table-cell>
          <table:table-cell office:value-type="float" office:value="1.89709935702532" calcext:value-type="float">
            <text:p>1,89709935702532</text:p>
          </table:table-cell>
          <table:table-cell office:value-type="float" office:value="2.0970874007317" calcext:value-type="float">
            <text:p>2,0970874007317</text:p>
          </table:table-cell>
          <table:table-cell office:value-type="float" office:value="1.96820327694193" calcext:value-type="float">
            <text:p>1,96820327694193</text:p>
          </table:table-cell>
        </table:table-row>
        <table:table-row table:style-name="ro1">
          <table:table-cell office:value-type="float" office:value="1.87328444265103" calcext:value-type="float">
            <text:p>1,87328444265103</text:p>
          </table:table-cell>
          <table:table-cell office:value-type="float" office:value="1.91587932699028" calcext:value-type="float">
            <text:p>1,91587932699028</text:p>
          </table:table-cell>
          <table:table-cell office:value-type="float" office:value="1.93257224219658" calcext:value-type="float">
            <text:p>1,93257224219658</text:p>
          </table:table-cell>
          <table:table-cell office:value-type="float" office:value="2.03562758185622" calcext:value-type="float">
            <text:p>2,03562758185622</text:p>
          </table:table-cell>
        </table:table-row>
        <table:table-row table:style-name="ro1">
          <table:table-cell office:value-type="float" office:value="1.86855591337667" calcext:value-type="float">
            <text:p>1,86855591337667</text:p>
          </table:table-cell>
          <table:table-cell office:value-type="float" office:value="1.96090996376514" calcext:value-type="float">
            <text:p>1,96090996376514</text:p>
          </table:table-cell>
          <table:table-cell office:value-type="float" office:value="1.95166572975575" calcext:value-type="float">
            <text:p>1,95166572975575</text:p>
          </table:table-cell>
          <table:table-cell office:value-type="float" office:value="2.00629600786647" calcext:value-type="float">
            <text:p>2,00629600786647</text:p>
          </table:table-cell>
        </table:table-row>
        <table:table-row table:style-name="ro1">
          <table:table-cell office:value-type="float" office:value="1.85301615975999" calcext:value-type="float">
            <text:p>1,85301615975999</text:p>
          </table:table-cell>
          <table:table-cell office:value-type="float" office:value="1.92209545792398" calcext:value-type="float">
            <text:p>1,92209545792398</text:p>
          </table:table-cell>
          <table:table-cell office:value-type="float" office:value="1.92538077571468" calcext:value-type="float">
            <text:p>1,92538077571468</text:p>
          </table:table-cell>
          <table:table-cell office:value-type="float" office:value="1.98953118184112" calcext:value-type="float">
            <text:p>1,98953118184112</text:p>
          </table:table-cell>
        </table:table-row>
        <table:table-row table:style-name="ro1">
          <table:table-cell office:value-type="float" office:value="1.86119585234444" calcext:value-type="float">
            <text:p>1,86119585234444</text:p>
          </table:table-cell>
          <table:table-cell office:value-type="float" office:value="1.9469936523838" calcext:value-type="float">
            <text:p>1,9469936523838</text:p>
          </table:table-cell>
          <table:table-cell office:value-type="float" office:value="1.95099673895007" calcext:value-type="float">
            <text:p>1,95099673895007</text:p>
          </table:table-cell>
          <table:table-cell office:value-type="float" office:value="2.03145080467456" calcext:value-type="float">
            <text:p>2,03145080467456</text:p>
          </table:table-cell>
        </table:table-row>
        <table:table-row table:style-name="ro1">
          <table:table-cell office:value-type="float" office:value="1.86216249009959" calcext:value-type="float">
            <text:p>1,86216249009959</text:p>
          </table:table-cell>
          <table:table-cell office:value-type="float" office:value="1.92869760913806" calcext:value-type="float">
            <text:p>1,92869760913806</text:p>
          </table:table-cell>
          <table:table-cell office:value-type="float" office:value="1.95448008927358" calcext:value-type="float">
            <text:p>1,95448008927358</text:p>
          </table:table-cell>
          <table:table-cell office:value-type="float" office:value="2.03978621662966" calcext:value-type="float">
            <text:p>2,03978621662966</text:p>
          </table:table-cell>
        </table:table-row>
        <table:table-row table:style-name="ro1">
          <table:table-cell office:value-type="float" office:value="1.88407848686225" calcext:value-type="float">
            <text:p>1,88407848686225</text:p>
          </table:table-cell>
          <table:table-cell office:value-type="float" office:value="1.88747346865622" calcext:value-type="float">
            <text:p>1,88747346865622</text:p>
          </table:table-cell>
          <table:table-cell office:value-type="float" office:value="1.95122779141402" calcext:value-type="float">
            <text:p>1,95122779141402</text:p>
          </table:table-cell>
          <table:table-cell office:value-type="float" office:value="1.98597285397519" calcext:value-type="float">
            <text:p>1,98597285397519</text:p>
          </table:table-cell>
        </table:table-row>
        <table:table-row table:style-name="ro1">
          <table:table-cell office:value-type="float" office:value="1.94167566575915" calcext:value-type="float">
            <text:p>1,94167566575915</text:p>
          </table:table-cell>
          <table:table-cell office:value-type="float" office:value="1.9393481253177" calcext:value-type="float">
            <text:p>1,9393481253177</text:p>
          </table:table-cell>
          <table:table-cell office:value-type="float" office:value="1.92287082774272" calcext:value-type="float">
            <text:p>1,92287082774272</text:p>
          </table:table-cell>
          <table:table-cell office:value-type="float" office:value="1.95277811266031" calcext:value-type="float">
            <text:p>1,95277811266031</text:p>
          </table:table-cell>
        </table:table-row>
        <table:table-row table:style-name="ro1">
          <table:table-cell office:value-type="float" office:value="1.83434014999315" calcext:value-type="float">
            <text:p>1,83434014999315</text:p>
          </table:table-cell>
          <table:table-cell office:value-type="float" office:value="1.9463569385952" calcext:value-type="float">
            <text:p>1,9463569385952</text:p>
          </table:table-cell>
          <table:table-cell office:value-type="float" office:value="1.92508536445075" calcext:value-type="float">
            <text:p>1,92508536445075</text:p>
          </table:table-cell>
          <table:table-cell office:value-type="float" office:value="1.99939141150615" calcext:value-type="float">
            <text:p>1,99939141150615</text:p>
          </table:table-cell>
        </table:table-row>
        <table:table-row table:style-name="ro1">
          <table:table-cell office:value-type="float" office:value="1.86971821889531" calcext:value-type="float">
            <text:p>1,86971821889531</text:p>
          </table:table-cell>
          <table:table-cell office:value-type="float" office:value="1.94749977375416" calcext:value-type="float">
            <text:p>1,94749977375416</text:p>
          </table:table-cell>
          <table:table-cell office:value-type="float" office:value="1.93295112843722" calcext:value-type="float">
            <text:p>1,93295112843722</text:p>
          </table:table-cell>
          <table:table-cell office:value-type="float" office:value="2.00428859269762" calcext:value-type="float">
            <text:p>2,00428859269762</text:p>
          </table:table-cell>
        </table:table-row>
        <table:table-row table:style-name="ro1">
          <table:table-cell office:value-type="float" office:value="1.87952825948912" calcext:value-type="float">
            <text:p>1,87952825948912</text:p>
          </table:table-cell>
          <table:table-cell office:value-type="float" office:value="1.98617739995508" calcext:value-type="float">
            <text:p>1,98617739995508</text:p>
          </table:table-cell>
          <table:table-cell office:value-type="float" office:value="1.96856516868587" calcext:value-type="float">
            <text:p>1,96856516868587</text:p>
          </table:table-cell>
          <table:table-cell office:value-type="float" office:value="1.98175815634028" calcext:value-type="float">
            <text:p>1,98175815634028</text:p>
          </table:table-cell>
        </table:table-row>
        <table:table-row table:style-name="ro1">
          <table:table-cell office:value-type="float" office:value="1.83781295098188" calcext:value-type="float">
            <text:p>1,83781295098188</text:p>
          </table:table-cell>
          <table:table-cell office:value-type="float" office:value="1.95147856265466" calcext:value-type="float">
            <text:p>1,95147856265466</text:p>
          </table:table-cell>
          <table:table-cell office:value-type="float" office:value="1.92875096671454" calcext:value-type="float">
            <text:p>1,92875096671454</text:p>
          </table:table-cell>
          <table:table-cell office:value-type="float" office:value="2.05095394051462" calcext:value-type="float">
            <text:p>2,05095394051462</text:p>
          </table:table-cell>
        </table:table-row>
        <table:table-row table:style-name="ro1">
          <table:table-cell office:value-type="float" office:value="1.83582330606843" calcext:value-type="float">
            <text:p>1,83582330606843</text:p>
          </table:table-cell>
          <table:table-cell office:value-type="float" office:value="1.96219293579982" calcext:value-type="float">
            <text:p>1,96219293579982</text:p>
          </table:table-cell>
          <table:table-cell office:value-type="float" office:value="1.9243024153014" calcext:value-type="float">
            <text:p>1,9243024153014</text:p>
          </table:table-cell>
          <table:table-cell office:value-type="float" office:value="2.13886082690747" calcext:value-type="float">
            <text:p>2,13886082690747</text:p>
          </table:table-cell>
        </table:table-row>
        <table:table-row table:style-name="ro1">
          <table:table-cell office:value-type="float" office:value="1.83633750274921" calcext:value-type="float">
            <text:p>1,83633750274921</text:p>
          </table:table-cell>
          <table:table-cell office:value-type="float" office:value="1.93340522341683" calcext:value-type="float">
            <text:p>1,93340522341683</text:p>
          </table:table-cell>
          <table:table-cell office:value-type="float" office:value="1.89871277449862" calcext:value-type="float">
            <text:p>1,89871277449862</text:p>
          </table:table-cell>
          <table:table-cell office:value-type="float" office:value="2.00789194757671" calcext:value-type="float">
            <text:p>2,00789194757671</text:p>
          </table:table-cell>
        </table:table-row>
        <table:table-row table:style-name="ro1">
          <table:table-cell office:value-type="float" office:value="1.86333417504115" calcext:value-type="float">
            <text:p>1,86333417504115</text:p>
          </table:table-cell>
          <table:table-cell office:value-type="float" office:value="1.96820541376575" calcext:value-type="float">
            <text:p>1,96820541376575</text:p>
          </table:table-cell>
          <table:table-cell office:value-type="float" office:value="1.93239986493749" calcext:value-type="float">
            <text:p>1,93239986493749</text:p>
          </table:table-cell>
          <table:table-cell office:value-type="float" office:value="1.98989532723476" calcext:value-type="float">
            <text:p>1,98989532723476</text:p>
          </table:table-cell>
        </table:table-row>
        <table:table-row table:style-name="ro1">
          <table:table-cell office:value-type="float" office:value="1.86957019117106" calcext:value-type="float">
            <text:p>1,86957019117106</text:p>
          </table:table-cell>
          <table:table-cell office:value-type="float" office:value="1.96407383779588" calcext:value-type="float">
            <text:p>1,96407383779588</text:p>
          </table:table-cell>
          <table:table-cell office:value-type="float" office:value="1.95766145526294" calcext:value-type="float">
            <text:p>1,95766145526294</text:p>
          </table:table-cell>
          <table:table-cell office:value-type="float" office:value="2.03963213776273" calcext:value-type="float">
            <text:p>2,03963213776273</text:p>
          </table:table-cell>
        </table:table-row>
        <table:table-row table:style-name="ro1">
          <table:table-cell office:value-type="float" office:value="1.7931007775504" calcext:value-type="float">
            <text:p>1,7931007775504</text:p>
          </table:table-cell>
          <table:table-cell office:value-type="float" office:value="1.93550595093362" calcext:value-type="float">
            <text:p>1,93550595093362</text:p>
          </table:table-cell>
          <table:table-cell office:value-type="float" office:value="1.88735428301047" calcext:value-type="float">
            <text:p>1,88735428301047</text:p>
          </table:table-cell>
          <table:table-cell office:value-type="float" office:value="1.97039157098074" calcext:value-type="float">
            <text:p>1,97039157098074</text:p>
          </table:table-cell>
        </table:table-row>
        <table:table-row table:style-name="ro1">
          <table:table-cell office:value-type="float" office:value="1.87285531083563" calcext:value-type="float">
            <text:p>1,87285531083563</text:p>
          </table:table-cell>
          <table:table-cell office:value-type="float" office:value="1.89017629236582" calcext:value-type="float">
            <text:p>1,89017629236582</text:p>
          </table:table-cell>
          <table:table-cell office:value-type="float" office:value="1.96690038789266" calcext:value-type="float">
            <text:p>1,96690038789266</text:p>
          </table:table-cell>
          <table:table-cell office:value-type="float" office:value="2.00911158741983" calcext:value-type="float">
            <text:p>2,00911158741983</text:p>
          </table:table-cell>
        </table:table-row>
        <table:table-row table:style-name="ro1">
          <table:table-cell office:value-type="float" office:value="1.79251488864683" calcext:value-type="float">
            <text:p>1,79251488864683</text:p>
          </table:table-cell>
          <table:table-cell office:value-type="float" office:value="1.90578924468906" calcext:value-type="float">
            <text:p>1,90578924468906</text:p>
          </table:table-cell>
          <table:table-cell office:value-type="float" office:value="1.90739298108329" calcext:value-type="float">
            <text:p>1,90739298108329</text:p>
          </table:table-cell>
          <table:table-cell office:value-type="float" office:value="1.9605337853707" calcext:value-type="float">
            <text:p>1,9605337853707</text:p>
          </table:table-cell>
        </table:table-row>
        <table:table-row table:style-name="ro1">
          <table:table-cell office:value-type="float" office:value="1.85553708861976" calcext:value-type="float">
            <text:p>1,85553708861976</text:p>
          </table:table-cell>
          <table:table-cell office:value-type="float" office:value="1.93123745744868" calcext:value-type="float">
            <text:p>1,93123745744868</text:p>
          </table:table-cell>
          <table:table-cell office:value-type="float" office:value="1.95726992038487" calcext:value-type="float">
            <text:p>1,95726992038487</text:p>
          </table:table-cell>
          <table:table-cell office:value-type="float" office:value="1.95985114201055" calcext:value-type="float">
            <text:p>1,95985114201055</text:p>
          </table:table-cell>
        </table:table-row>
        <table:table-row table:style-name="ro1">
          <table:table-cell office:value-type="float" office:value="1.85220442178153" calcext:value-type="float">
            <text:p>1,85220442178153</text:p>
          </table:table-cell>
          <table:table-cell office:value-type="float" office:value="2.01846001239417" calcext:value-type="float">
            <text:p>2,01846001239417</text:p>
          </table:table-cell>
          <table:table-cell office:value-type="float" office:value="1.93874388778741" calcext:value-type="float">
            <text:p>1,93874388778741</text:p>
          </table:table-cell>
          <table:table-cell office:value-type="float" office:value="2.03640430253321" calcext:value-type="float">
            <text:p>2,03640430253321</text:p>
          </table:table-cell>
        </table:table-row>
        <table:table-row table:style-name="ro1">
          <table:table-cell office:value-type="float" office:value="1.84336111180845" calcext:value-type="float">
            <text:p>1,84336111180845</text:p>
          </table:table-cell>
          <table:table-cell office:value-type="float" office:value="1.9130656057747" calcext:value-type="float">
            <text:p>1,9130656057747</text:p>
          </table:table-cell>
          <table:table-cell office:value-type="float" office:value="1.95679212149801" calcext:value-type="float">
            <text:p>1,95679212149801</text:p>
          </table:table-cell>
          <table:table-cell office:value-type="float" office:value="2.01641613457944" calcext:value-type="float">
            <text:p>2,01641613457944</text:p>
          </table:table-cell>
        </table:table-row>
        <table:table-row table:style-name="ro1">
          <table:table-cell office:value-type="float" office:value="1.84523541767954" calcext:value-type="float">
            <text:p>1,84523541767954</text:p>
          </table:table-cell>
          <table:table-cell office:value-type="float" office:value="1.93565563226682" calcext:value-type="float">
            <text:p>1,93565563226682</text:p>
          </table:table-cell>
          <table:table-cell office:value-type="float" office:value="1.9103300127856" calcext:value-type="float">
            <text:p>1,9103300127856</text:p>
          </table:table-cell>
          <table:table-cell office:value-type="float" office:value="1.97455092017025" calcext:value-type="float">
            <text:p>1,97455092017025</text:p>
          </table:table-cell>
        </table:table-row>
        <table:table-row table:style-name="ro1">
          <table:table-cell office:value-type="float" office:value="1.86913938777533" calcext:value-type="float">
            <text:p>1,86913938777533</text:p>
          </table:table-cell>
          <table:table-cell office:value-type="float" office:value="1.91950512246328" calcext:value-type="float">
            <text:p>1,91950512246328</text:p>
          </table:table-cell>
          <table:table-cell office:value-type="float" office:value="2.42813204723337" calcext:value-type="float">
            <text:p>2,42813204723337</text:p>
          </table:table-cell>
          <table:table-cell office:value-type="float" office:value="1.99173769348984" calcext:value-type="float">
            <text:p>1,99173769348984</text:p>
          </table:table-cell>
        </table:table-row>
        <table:table-row table:style-name="ro1">
          <table:table-cell office:value-type="float" office:value="1.82179020351713" calcext:value-type="float">
            <text:p>1,82179020351713</text:p>
          </table:table-cell>
          <table:table-cell office:value-type="float" office:value="1.90867602645417" calcext:value-type="float">
            <text:p>1,90867602645417</text:p>
          </table:table-cell>
          <table:table-cell office:value-type="float" office:value="1.91850573623043" calcext:value-type="float">
            <text:p>1,91850573623043</text:p>
          </table:table-cell>
          <table:table-cell office:value-type="float" office:value="1.99910295661563" calcext:value-type="float">
            <text:p>1,99910295661563</text:p>
          </table:table-cell>
        </table:table-row>
        <table:table-row table:style-name="ro1">
          <table:table-cell office:value-type="float" office:value="2.02992303434286" calcext:value-type="float">
            <text:p>2,02992303434286</text:p>
          </table:table-cell>
          <table:table-cell office:value-type="float" office:value="1.91977835149611" calcext:value-type="float">
            <text:p>1,91977835149611</text:p>
          </table:table-cell>
          <table:table-cell office:value-type="float" office:value="1.93529884519656" calcext:value-type="float">
            <text:p>1,93529884519656</text:p>
          </table:table-cell>
          <table:table-cell office:value-type="float" office:value="1.9416950846811" calcext:value-type="float">
            <text:p>1,9416950846811</text:p>
          </table:table-cell>
        </table:table-row>
        <table:table-row table:style-name="ro1">
          <table:table-cell office:value-type="float" office:value="1.85127585891154" calcext:value-type="float">
            <text:p>1,85127585891154</text:p>
          </table:table-cell>
          <table:table-cell office:value-type="float" office:value="1.94084107541698" calcext:value-type="float">
            <text:p>1,94084107541698</text:p>
          </table:table-cell>
          <table:table-cell office:value-type="float" office:value="1.89856720209931" calcext:value-type="float">
            <text:p>1,89856720209931</text:p>
          </table:table-cell>
          <table:table-cell office:value-type="float" office:value="1.98482039744376" calcext:value-type="float">
            <text:p>1,98482039744376</text:p>
          </table:table-cell>
        </table:table-row>
        <table:table-row table:style-name="ro1">
          <table:table-cell office:value-type="float" office:value="1.85638773727354" calcext:value-type="float">
            <text:p>1,85638773727354</text:p>
          </table:table-cell>
          <table:table-cell office:value-type="float" office:value="1.93784248714994" calcext:value-type="float">
            <text:p>1,93784248714994</text:p>
          </table:table-cell>
          <table:table-cell office:value-type="float" office:value="1.94136271354188" calcext:value-type="float">
            <text:p>1,94136271354188</text:p>
          </table:table-cell>
          <table:table-cell office:value-type="float" office:value="1.96904377805405" calcext:value-type="float">
            <text:p>1,96904377805405</text:p>
          </table:table-cell>
        </table:table-row>
        <table:table-row table:style-name="ro1">
          <table:table-cell office:value-type="float" office:value="1.83158547848474" calcext:value-type="float">
            <text:p>1,83158547848474</text:p>
          </table:table-cell>
          <table:table-cell office:value-type="float" office:value="1.97166914283571" calcext:value-type="float">
            <text:p>1,97166914283571</text:p>
          </table:table-cell>
          <table:table-cell office:value-type="float" office:value="1.93688128170176" calcext:value-type="float">
            <text:p>1,93688128170176</text:p>
          </table:table-cell>
          <table:table-cell office:value-type="float" office:value="2.02878535589929" calcext:value-type="float">
            <text:p>2,02878535589929</text:p>
          </table:table-cell>
        </table:table-row>
        <table:table-row table:style-name="ro1">
          <table:table-cell office:value-type="float" office:value="1.84752873301853" calcext:value-type="float">
            <text:p>1,84752873301853</text:p>
          </table:table-cell>
          <table:table-cell office:value-type="float" office:value="1.90234486965788" calcext:value-type="float">
            <text:p>1,90234486965788</text:p>
          </table:table-cell>
          <table:table-cell office:value-type="float" office:value="1.92711006606637" calcext:value-type="float">
            <text:p>1,92711006606637</text:p>
          </table:table-cell>
          <table:table-cell office:value-type="float" office:value="1.95768973257667" calcext:value-type="float">
            <text:p>1,95768973257667</text:p>
          </table:table-cell>
        </table:table-row>
        <table:table-row table:style-name="ro1">
          <table:table-cell office:value-type="float" office:value="1.90261510540318" calcext:value-type="float">
            <text:p>1,90261510540318</text:p>
          </table:table-cell>
          <table:table-cell office:value-type="float" office:value="1.92712807612994" calcext:value-type="float">
            <text:p>1,92712807612994</text:p>
          </table:table-cell>
          <table:table-cell office:value-type="float" office:value="1.95466118037348" calcext:value-type="float">
            <text:p>1,95466118037348</text:p>
          </table:table-cell>
          <table:table-cell office:value-type="float" office:value="1.98968123741752" calcext:value-type="float">
            <text:p>1,98968123741752</text:p>
          </table:table-cell>
        </table:table-row>
        <table:table-row table:style-name="ro1">
          <table:table-cell office:value-type="float" office:value="1.86398154095442" calcext:value-type="float">
            <text:p>1,86398154095442</text:p>
          </table:table-cell>
          <table:table-cell office:value-type="float" office:value="1.91580941005174" calcext:value-type="float">
            <text:p>1,91580941005174</text:p>
          </table:table-cell>
          <table:table-cell office:value-type="float" office:value="1.89886112085418" calcext:value-type="float">
            <text:p>1,89886112085418</text:p>
          </table:table-cell>
          <table:table-cell office:value-type="float" office:value="1.96369223763904" calcext:value-type="float">
            <text:p>1,96369223763904</text:p>
          </table:table-cell>
        </table:table-row>
        <table:table-row table:style-name="ro1">
          <table:table-cell office:value-type="float" office:value="1.8815030459108" calcext:value-type="float">
            <text:p>1,8815030459108</text:p>
          </table:table-cell>
          <table:table-cell office:value-type="float" office:value="1.9293085680414" calcext:value-type="float">
            <text:p>1,9293085680414</text:p>
          </table:table-cell>
          <table:table-cell office:value-type="float" office:value="1.93998413266878" calcext:value-type="float">
            <text:p>1,93998413266878</text:p>
          </table:table-cell>
          <table:table-cell office:value-type="float" office:value="1.99617034442892" calcext:value-type="float">
            <text:p>1,99617034442892</text:p>
          </table:table-cell>
        </table:table-row>
        <table:table-row table:style-name="ro1">
          <table:table-cell office:value-type="float" office:value="1.86757980333302" calcext:value-type="float">
            <text:p>1,86757980333302</text:p>
          </table:table-cell>
          <table:table-cell office:value-type="float" office:value="1.91224080557398" calcext:value-type="float">
            <text:p>1,91224080557398</text:p>
          </table:table-cell>
          <table:table-cell office:value-type="float" office:value="1.91836512378549" calcext:value-type="float">
            <text:p>1,91836512378549</text:p>
          </table:table-cell>
          <table:table-cell office:value-type="float" office:value="1.98809334428834" calcext:value-type="float">
            <text:p>1,98809334428834</text:p>
          </table:table-cell>
        </table:table-row>
        <table:table-row table:style-name="ro1">
          <table:table-cell office:value-type="float" office:value="1.88683306550509" calcext:value-type="float">
            <text:p>1,88683306550509</text:p>
          </table:table-cell>
          <table:table-cell office:value-type="float" office:value="1.95068966779398" calcext:value-type="float">
            <text:p>1,95068966779398</text:p>
          </table:table-cell>
          <table:table-cell office:value-type="float" office:value="1.9650176857001" calcext:value-type="float">
            <text:p>1,9650176857001</text:p>
          </table:table-cell>
          <table:table-cell office:value-type="float" office:value="2.02827335457875" calcext:value-type="float">
            <text:p>2,02827335457875</text:p>
          </table:table-cell>
        </table:table-row>
        <table:table-row table:style-name="ro1">
          <table:table-cell office:value-type="float" office:value="1.87738213608422" calcext:value-type="float">
            <text:p>1,87738213608422</text:p>
          </table:table-cell>
          <table:table-cell office:value-type="float" office:value="1.93142838447315" calcext:value-type="float">
            <text:p>1,93142838447315</text:p>
          </table:table-cell>
          <table:table-cell office:value-type="float" office:value="1.89958955573303" calcext:value-type="float">
            <text:p>1,89958955573303</text:p>
          </table:table-cell>
          <table:table-cell office:value-type="float" office:value="1.97702514044269" calcext:value-type="float">
            <text:p>1,97702514044269</text:p>
          </table:table-cell>
        </table:table-row>
        <table:table-row table:style-name="ro1">
          <table:table-cell office:value-type="float" office:value="1.84352622679823" calcext:value-type="float">
            <text:p>1,84352622679823</text:p>
          </table:table-cell>
          <table:table-cell office:value-type="float" office:value="1.93962169522401" calcext:value-type="float">
            <text:p>1,93962169522401</text:p>
          </table:table-cell>
          <table:table-cell office:value-type="float" office:value="1.95057016779859" calcext:value-type="float">
            <text:p>1,95057016779859</text:p>
          </table:table-cell>
          <table:table-cell office:value-type="float" office:value="2.0111665394583" calcext:value-type="float">
            <text:p>2,0111665394583</text:p>
          </table:table-cell>
        </table:table-row>
        <table:table-row table:style-name="ro1">
          <table:table-cell office:value-type="float" office:value="1.85261804504615" calcext:value-type="float">
            <text:p>1,85261804504615</text:p>
          </table:table-cell>
          <table:table-cell office:value-type="float" office:value="1.94320268477161" calcext:value-type="float">
            <text:p>1,94320268477161</text:p>
          </table:table-cell>
          <table:table-cell office:value-type="float" office:value="1.92024907727352" calcext:value-type="float">
            <text:p>1,92024907727352</text:p>
          </table:table-cell>
          <table:table-cell office:value-type="float" office:value="1.96557015549407" calcext:value-type="float">
            <text:p>1,96557015549407</text:p>
          </table:table-cell>
        </table:table-row>
        <table:table-row table:style-name="ro1">
          <table:table-cell office:value-type="float" office:value="1.89498155525682" calcext:value-type="float">
            <text:p>1,89498155525682</text:p>
          </table:table-cell>
          <table:table-cell office:value-type="float" office:value="1.92552710701185" calcext:value-type="float">
            <text:p>1,92552710701185</text:p>
          </table:table-cell>
          <table:table-cell office:value-type="float" office:value="1.92974054545223" calcext:value-type="float">
            <text:p>1,92974054545223</text:p>
          </table:table-cell>
          <table:table-cell office:value-type="float" office:value="1.97416768294703" calcext:value-type="float">
            <text:p>1,97416768294703</text:p>
          </table:table-cell>
        </table:table-row>
        <table:table-row table:style-name="ro1">
          <table:table-cell office:value-type="float" office:value="1.83438602558649" calcext:value-type="float">
            <text:p>1,83438602558649</text:p>
          </table:table-cell>
          <table:table-cell office:value-type="float" office:value="1.9218765413992" calcext:value-type="float">
            <text:p>1,9218765413992</text:p>
          </table:table-cell>
          <table:table-cell office:value-type="float" office:value="1.95424296124243" calcext:value-type="float">
            <text:p>1,95424296124243</text:p>
          </table:table-cell>
          <table:table-cell office:value-type="float" office:value="1.95007947173819" calcext:value-type="float">
            <text:p>1,95007947173819</text:p>
          </table:table-cell>
        </table:table-row>
      </table:table>
      <table:table table:name="MONGO-SMALL-COMPLEX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4.8554520767346" calcext:value-type="float">
            <text:p>14,8554520767346</text:p>
          </table:table-cell>
          <table:table-cell office:value-type="float" office:value="25.2456414270277" calcext:value-type="float">
            <text:p>25,2456414270277</text:p>
          </table:table-cell>
          <table:table-cell office:value-type="float" office:value="75.7369242810831" calcext:value-type="float">
            <text:p>75,7369242810831</text:p>
          </table:table-cell>
          <table:table-cell office:value-type="float" office:value="151.09473928229" calcext:value-type="float">
            <text:p>151,09473928229</text:p>
          </table:table-cell>
        </table:table-row>
        <table:table-row table:style-name="ro1">
          <table:table-cell office:value-type="float" office:value="15.5648879095807" calcext:value-type="float">
            <text:p>15,5648879095807</text:p>
          </table:table-cell>
          <table:table-cell office:value-type="float" office:value="26.9481761270823" calcext:value-type="float">
            <text:p>26,9481761270823</text:p>
          </table:table-cell>
          <table:table-cell office:value-type="float" office:value="80.8445283812469" calcext:value-type="float">
            <text:p>80,8445283812469</text:p>
          </table:table-cell>
          <table:table-cell office:value-type="float" office:value="121.216465474113" calcext:value-type="float">
            <text:p>121,216465474113</text:p>
          </table:table-cell>
        </table:table-row>
        <table:table-row table:style-name="ro1">
          <table:table-cell office:value-type="float" office:value="13.4133541139812" calcext:value-type="float">
            <text:p>13,4133541139812</text:p>
          </table:table-cell>
          <table:table-cell office:value-type="float" office:value="25.9467484974715" calcext:value-type="float">
            <text:p>25,9467484974715</text:p>
          </table:table-cell>
          <table:table-cell office:value-type="float" office:value="77.8402454924145" calcext:value-type="float">
            <text:p>77,8402454924145</text:p>
          </table:table-cell>
          <table:table-cell office:value-type="float" office:value="127.772174585337" calcext:value-type="float">
            <text:p>127,772174585337</text:p>
          </table:table-cell>
        </table:table-row>
        <table:table-row table:style-name="ro1">
          <table:table-cell office:value-type="float" office:value="17.3851393903162" calcext:value-type="float">
            <text:p>17,3851393903162</text:p>
          </table:table-cell>
          <table:table-cell office:value-type="float" office:value="16.4848215344316" calcext:value-type="float">
            <text:p>16,4848215344316</text:p>
          </table:table-cell>
          <table:table-cell office:value-type="float" office:value="49.4544646032948" calcext:value-type="float">
            <text:p>49,4544646032948</text:p>
          </table:table-cell>
          <table:table-cell office:value-type="float" office:value="149.03098586126" calcext:value-type="float">
            <text:p>149,03098586126</text:p>
          </table:table-cell>
        </table:table-row>
        <table:table-row table:style-name="ro1">
          <table:table-cell office:value-type="float" office:value="14.0315336619684" calcext:value-type="float">
            <text:p>14,0315336619684</text:p>
          </table:table-cell>
          <table:table-cell office:value-type="float" office:value="25.2053382096774" calcext:value-type="float">
            <text:p>25,2053382096774</text:p>
          </table:table-cell>
          <table:table-cell office:value-type="float" office:value="75.6160146290322" calcext:value-type="float">
            <text:p>75,6160146290322</text:p>
          </table:table-cell>
          <table:table-cell office:value-type="float" office:value="145.899343376135" calcext:value-type="float">
            <text:p>145,899343376135</text:p>
          </table:table-cell>
        </table:table-row>
        <table:table-row table:style-name="ro1">
          <table:table-cell office:value-type="float" office:value="18.7614486432966" calcext:value-type="float">
            <text:p>18,7614486432966</text:p>
          </table:table-cell>
          <table:table-cell office:value-type="float" office:value="28.9921931192009" calcext:value-type="float">
            <text:p>28,9921931192009</text:p>
          </table:table-cell>
          <table:table-cell office:value-type="float" office:value="86.9765793576027" calcext:value-type="float">
            <text:p>86,9765793576027</text:p>
          </table:table-cell>
          <table:table-cell office:value-type="float" office:value="130.306179877472" calcext:value-type="float">
            <text:p>130,306179877472</text:p>
          </table:table-cell>
        </table:table-row>
        <table:table-row table:style-name="ro1">
          <table:table-cell office:value-type="float" office:value="14.8670785115436" calcext:value-type="float">
            <text:p>14,8670785115436</text:p>
          </table:table-cell>
          <table:table-cell office:value-type="float" office:value="28.0729423705351" calcext:value-type="float">
            <text:p>28,0729423705351</text:p>
          </table:table-cell>
          <table:table-cell office:value-type="float" office:value="84.2188271116053" calcext:value-type="float">
            <text:p>84,2188271116053</text:p>
          </table:table-cell>
          <table:table-cell office:value-type="float" office:value="133.702036198632" calcext:value-type="float">
            <text:p>133,702036198632</text:p>
          </table:table-cell>
        </table:table-row>
        <table:table-row table:style-name="ro1">
          <table:table-cell office:value-type="float" office:value="11.9663968295598" calcext:value-type="float">
            <text:p>11,9663968295598</text:p>
          </table:table-cell>
          <table:table-cell office:value-type="float" office:value="28.6451252269487" calcext:value-type="float">
            <text:p>28,6451252269487</text:p>
          </table:table-cell>
          <table:table-cell office:value-type="float" office:value="85.9353756808461" calcext:value-type="float">
            <text:p>85,9353756808461</text:p>
          </table:table-cell>
          <table:table-cell office:value-type="float" office:value="161.117788148511" calcext:value-type="float">
            <text:p>161,117788148511</text:p>
          </table:table-cell>
        </table:table-row>
        <table:table-row table:style-name="ro1">
          <table:table-cell office:value-type="float" office:value="12.4920728012871" calcext:value-type="float">
            <text:p>12,4920728012871</text:p>
          </table:table-cell>
          <table:table-cell office:value-type="float" office:value="28.4881848813917" calcext:value-type="float">
            <text:p>28,4881848813917</text:p>
          </table:table-cell>
          <table:table-cell office:value-type="float" office:value="85.4645546441751" calcext:value-type="float">
            <text:p>85,4645546441751</text:p>
          </table:table-cell>
          <table:table-cell office:value-type="float" office:value="155.919191436502" calcext:value-type="float">
            <text:p>155,919191436502</text:p>
          </table:table-cell>
        </table:table-row>
        <table:table-row table:style-name="ro1">
          <table:table-cell office:value-type="float" office:value="14.1874023954069" calcext:value-type="float">
            <text:p>14,1874023954069</text:p>
          </table:table-cell>
          <table:table-cell office:value-type="float" office:value="24.3887440885432" calcext:value-type="float">
            <text:p>24,3887440885432</text:p>
          </table:table-cell>
          <table:table-cell office:value-type="float" office:value="73.1662322656296" calcext:value-type="float">
            <text:p>73,1662322656296</text:p>
          </table:table-cell>
          <table:table-cell office:value-type="float" office:value="121.894915900265" calcext:value-type="float">
            <text:p>121,894915900265</text:p>
          </table:table-cell>
        </table:table-row>
        <table:table-row table:style-name="ro1">
          <table:table-cell office:value-type="float" office:value="9.43783721230163" calcext:value-type="float">
            <text:p>9,43783721230163</text:p>
          </table:table-cell>
          <table:table-cell office:value-type="float" office:value="20.0862324154267" calcext:value-type="float">
            <text:p>20,0862324154267</text:p>
          </table:table-cell>
          <table:table-cell office:value-type="float" office:value="60.2586972462801" calcext:value-type="float">
            <text:p>60,2586972462801</text:p>
          </table:table-cell>
          <table:table-cell office:value-type="float" office:value="133.477538696284" calcext:value-type="float">
            <text:p>133,477538696284</text:p>
          </table:table-cell>
        </table:table-row>
        <table:table-row table:style-name="ro1">
          <table:table-cell office:value-type="float" office:value="12.1609683909246" calcext:value-type="float">
            <text:p>12,1609683909246</text:p>
          </table:table-cell>
          <table:table-cell office:value-type="float" office:value="26.6682570394031" calcext:value-type="float">
            <text:p>26,6682570394031</text:p>
          </table:table-cell>
          <table:table-cell office:value-type="float" office:value="80.0047711182093" calcext:value-type="float">
            <text:p>80,0047711182093</text:p>
          </table:table-cell>
          <table:table-cell office:value-type="float" office:value="142.571694963028" calcext:value-type="float">
            <text:p>142,571694963028</text:p>
          </table:table-cell>
        </table:table-row>
        <table:table-row table:style-name="ro1">
          <table:table-cell office:value-type="float" office:value="15.7876261754019" calcext:value-type="float">
            <text:p>15,7876261754019</text:p>
          </table:table-cell>
          <table:table-cell office:value-type="float" office:value="20.6188386807619" calcext:value-type="float">
            <text:p>20,6188386807619</text:p>
          </table:table-cell>
          <table:table-cell office:value-type="float" office:value="61.8565160422857" calcext:value-type="float">
            <text:p>61,8565160422857</text:p>
          </table:table-cell>
          <table:table-cell office:value-type="float" office:value="148.418044997987" calcext:value-type="float">
            <text:p>148,418044997987</text:p>
          </table:table-cell>
        </table:table-row>
        <table:table-row table:style-name="ro1">
          <table:table-cell office:value-type="float" office:value="16.3116906161183" calcext:value-type="float">
            <text:p>16,3116906161183</text:p>
          </table:table-cell>
          <table:table-cell office:value-type="float" office:value="20.4997948120667" calcext:value-type="float">
            <text:p>20,4997948120667</text:p>
          </table:table-cell>
          <table:table-cell office:value-type="float" office:value="61.4993844362001" calcext:value-type="float">
            <text:p>61,4993844362001</text:p>
          </table:table-cell>
          <table:table-cell office:value-type="float" office:value="155.118702989564" calcext:value-type="float">
            <text:p>155,118702989564</text:p>
          </table:table-cell>
        </table:table-row>
        <table:table-row table:style-name="ro1">
          <table:table-cell office:value-type="float" office:value="11.2191651487399" calcext:value-type="float">
            <text:p>11,2191651487399</text:p>
          </table:table-cell>
          <table:table-cell office:value-type="float" office:value="22.2640964954317" calcext:value-type="float">
            <text:p>22,2640964954317</text:p>
          </table:table-cell>
          <table:table-cell office:value-type="float" office:value="66.7922894862951" calcext:value-type="float">
            <text:p>66,7922894862951</text:p>
          </table:table-cell>
          <table:table-cell office:value-type="float" office:value="122.013477694102" calcext:value-type="float">
            <text:p>122,013477694102</text:p>
          </table:table-cell>
        </table:table-row>
        <table:table-row table:style-name="ro1">
          <table:table-cell office:value-type="float" office:value="14.1001809284207" calcext:value-type="float">
            <text:p>14,1001809284207</text:p>
          </table:table-cell>
          <table:table-cell office:value-type="float" office:value="25.5153514547866" calcext:value-type="float">
            <text:p>25,5153514547866</text:p>
          </table:table-cell>
          <table:table-cell office:value-type="float" office:value="76.5460543643598" calcext:value-type="float">
            <text:p>76,5460543643598</text:p>
          </table:table-cell>
          <table:table-cell office:value-type="float" office:value="152.129332651148" calcext:value-type="float">
            <text:p>152,129332651148</text:p>
          </table:table-cell>
        </table:table-row>
        <table:table-row table:style-name="ro1">
          <table:table-cell office:value-type="float" office:value="11.9729302972964" calcext:value-type="float">
            <text:p>11,9729302972964</text:p>
          </table:table-cell>
          <table:table-cell office:value-type="float" office:value="25.6965995091286" calcext:value-type="float">
            <text:p>25,6965995091286</text:p>
          </table:table-cell>
          <table:table-cell office:value-type="float" office:value="77.0897985273858" calcext:value-type="float">
            <text:p>77,0897985273858</text:p>
          </table:table-cell>
          <table:table-cell office:value-type="float" office:value="119.491075780335" calcext:value-type="float">
            <text:p>119,491075780335</text:p>
          </table:table-cell>
        </table:table-row>
        <table:table-row table:style-name="ro1">
          <table:table-cell office:value-type="float" office:value="8.95644097252955" calcext:value-type="float">
            <text:p>8,95644097252955</text:p>
          </table:table-cell>
          <table:table-cell office:value-type="float" office:value="26.476398895392" calcext:value-type="float">
            <text:p>26,476398895392</text:p>
          </table:table-cell>
          <table:table-cell office:value-type="float" office:value="79.429196686176" calcext:value-type="float">
            <text:p>79,429196686176</text:p>
          </table:table-cell>
          <table:table-cell office:value-type="float" office:value="129.879167188611" calcext:value-type="float">
            <text:p>129,879167188611</text:p>
          </table:table-cell>
        </table:table-row>
        <table:table-row table:style-name="ro1">
          <table:table-cell office:value-type="float" office:value="14.324837967813" calcext:value-type="float">
            <text:p>14,324837967813</text:p>
          </table:table-cell>
          <table:table-cell office:value-type="float" office:value="23.9927736382313" calcext:value-type="float">
            <text:p>23,9927736382313</text:p>
          </table:table-cell>
          <table:table-cell office:value-type="float" office:value="71.9783209146939" calcext:value-type="float">
            <text:p>71,9783209146939</text:p>
          </table:table-cell>
          <table:table-cell office:value-type="float" office:value="148.398775480203" calcext:value-type="float">
            <text:p>148,398775480203</text:p>
          </table:table-cell>
        </table:table-row>
        <table:table-row table:style-name="ro1">
          <table:table-cell office:value-type="float" office:value="13.8742049756623" calcext:value-type="float">
            <text:p>13,8742049756623</text:p>
          </table:table-cell>
          <table:table-cell office:value-type="float" office:value="24.7116236431039" calcext:value-type="float">
            <text:p>24,7116236431039</text:p>
          </table:table-cell>
          <table:table-cell office:value-type="float" office:value="74.1348709293117" calcext:value-type="float">
            <text:p>74,1348709293117</text:p>
          </table:table-cell>
          <table:table-cell office:value-type="float" office:value="83.8972574830034" calcext:value-type="float">
            <text:p>83,8972574830034</text:p>
          </table:table-cell>
        </table:table-row>
        <table:table-row table:style-name="ro1">
          <table:table-cell office:value-type="float" office:value="14.7138150645526" calcext:value-type="float">
            <text:p>14,7138150645526</text:p>
          </table:table-cell>
          <table:table-cell office:value-type="float" office:value="27.7876312078854" calcext:value-type="float">
            <text:p>27,7876312078854</text:p>
          </table:table-cell>
          <table:table-cell office:value-type="float" office:value="83.3628936236562" calcext:value-type="float">
            <text:p>83,3628936236562</text:p>
          </table:table-cell>
          <table:table-cell office:value-type="float" office:value="122.568703151314" calcext:value-type="float">
            <text:p>122,568703151314</text:p>
          </table:table-cell>
        </table:table-row>
        <table:table-row table:style-name="ro1">
          <table:table-cell office:value-type="float" office:value="13.620502620595" calcext:value-type="float">
            <text:p>13,620502620595</text:p>
          </table:table-cell>
          <table:table-cell office:value-type="float" office:value="21.6121801387837" calcext:value-type="float">
            <text:p>21,6121801387837</text:p>
          </table:table-cell>
          <table:table-cell office:value-type="float" office:value="64.8365404163511" calcext:value-type="float">
            <text:p>64,8365404163511</text:p>
          </table:table-cell>
          <table:table-cell office:value-type="float" office:value="127.514103445023" calcext:value-type="float">
            <text:p>127,514103445023</text:p>
          </table:table-cell>
        </table:table-row>
        <table:table-row table:style-name="ro1">
          <table:table-cell office:value-type="float" office:value="12.8585350215625" calcext:value-type="float">
            <text:p>12,8585350215625</text:p>
          </table:table-cell>
          <table:table-cell office:value-type="float" office:value="26.0937114783207" calcext:value-type="float">
            <text:p>26,0937114783207</text:p>
          </table:table-cell>
          <table:table-cell office:value-type="float" office:value="78.2811344349621" calcext:value-type="float">
            <text:p>78,2811344349621</text:p>
          </table:table-cell>
          <table:table-cell office:value-type="float" office:value="139.374817292215" calcext:value-type="float">
            <text:p>139,374817292215</text:p>
          </table:table-cell>
        </table:table-row>
        <table:table-row table:style-name="ro1">
          <table:table-cell office:value-type="float" office:value="11.9916208092629" calcext:value-type="float">
            <text:p>11,9916208092629</text:p>
          </table:table-cell>
          <table:table-cell office:value-type="float" office:value="25.9706430746457" calcext:value-type="float">
            <text:p>25,9706430746457</text:p>
          </table:table-cell>
          <table:table-cell office:value-type="float" office:value="77.9119292239371" calcext:value-type="float">
            <text:p>77,9119292239371</text:p>
          </table:table-cell>
          <table:table-cell office:value-type="float" office:value="116.230115911068" calcext:value-type="float">
            <text:p>116,230115911068</text:p>
          </table:table-cell>
        </table:table-row>
        <table:table-row table:style-name="ro1">
          <table:table-cell office:value-type="float" office:value="14.9098049362545" calcext:value-type="float">
            <text:p>14,9098049362545</text:p>
          </table:table-cell>
          <table:table-cell office:value-type="float" office:value="22.4665640256976" calcext:value-type="float">
            <text:p>22,4665640256976</text:p>
          </table:table-cell>
          <table:table-cell office:value-type="float" office:value="67.3996920770928" calcext:value-type="float">
            <text:p>67,3996920770928</text:p>
          </table:table-cell>
          <table:table-cell office:value-type="float" office:value="103.418012692395" calcext:value-type="float">
            <text:p>103,418012692395</text:p>
          </table:table-cell>
        </table:table-row>
        <table:table-row table:style-name="ro1">
          <table:table-cell office:value-type="float" office:value="7.14759812824932" calcext:value-type="float">
            <text:p>7,14759812824932</text:p>
          </table:table-cell>
          <table:table-cell office:value-type="float" office:value="20.887071114013" calcext:value-type="float">
            <text:p>20,887071114013</text:p>
          </table:table-cell>
          <table:table-cell office:value-type="float" office:value="62.661213342039" calcext:value-type="float">
            <text:p>62,661213342039</text:p>
          </table:table-cell>
          <table:table-cell office:value-type="float" office:value="118.843754463097" calcext:value-type="float">
            <text:p>118,843754463097</text:p>
          </table:table-cell>
        </table:table-row>
        <table:table-row table:style-name="ro1">
          <table:table-cell office:value-type="float" office:value="13.7340918767625" calcext:value-type="float">
            <text:p>13,7340918767625</text:p>
          </table:table-cell>
          <table:table-cell office:value-type="float" office:value="25.4318249083185" calcext:value-type="float">
            <text:p>25,4318249083185</text:p>
          </table:table-cell>
          <table:table-cell office:value-type="float" office:value="76.2954747249555" calcext:value-type="float">
            <text:p>76,2954747249555</text:p>
          </table:table-cell>
          <table:table-cell office:value-type="float" office:value="159.908246853399" calcext:value-type="float">
            <text:p>159,908246853399</text:p>
          </table:table-cell>
        </table:table-row>
        <table:table-row table:style-name="ro1">
          <table:table-cell office:value-type="float" office:value="15.1224862168807" calcext:value-type="float">
            <text:p>15,1224862168807</text:p>
          </table:table-cell>
          <table:table-cell office:value-type="float" office:value="26.6455689106934" calcext:value-type="float">
            <text:p>26,6455689106934</text:p>
          </table:table-cell>
          <table:table-cell office:value-type="float" office:value="79.9367067320802" calcext:value-type="float">
            <text:p>79,9367067320802</text:p>
          </table:table-cell>
          <table:table-cell office:value-type="float" office:value="107.221045025566" calcext:value-type="float">
            <text:p>107,221045025566</text:p>
          </table:table-cell>
        </table:table-row>
        <table:table-row table:style-name="ro1">
          <table:table-cell office:value-type="float" office:value="11.3480486567973" calcext:value-type="float">
            <text:p>11,3480486567973</text:p>
          </table:table-cell>
          <table:table-cell office:value-type="float" office:value="23.079180534152" calcext:value-type="float">
            <text:p>23,079180534152</text:p>
          </table:table-cell>
          <table:table-cell office:value-type="float" office:value="69.237541602456" calcext:value-type="float">
            <text:p>69,237541602456</text:p>
          </table:table-cell>
          <table:table-cell office:value-type="float" office:value="150.104985648409" calcext:value-type="float">
            <text:p>150,104985648409</text:p>
          </table:table-cell>
        </table:table-row>
        <table:table-row table:style-name="ro1">
          <table:table-cell office:value-type="float" office:value="14.2575903413431" calcext:value-type="float">
            <text:p>14,2575903413431</text:p>
          </table:table-cell>
          <table:table-cell office:value-type="float" office:value="24.5970303358146" calcext:value-type="float">
            <text:p>24,5970303358146</text:p>
          </table:table-cell>
          <table:table-cell office:value-type="float" office:value="73.7910910074438" calcext:value-type="float">
            <text:p>73,7910910074438</text:p>
          </table:table-cell>
          <table:table-cell office:value-type="float" office:value="69.9293526483447" calcext:value-type="float">
            <text:p>69,9293526483447</text:p>
          </table:table-cell>
        </table:table-row>
        <table:table-row table:style-name="ro1">
          <table:table-cell office:value-type="float" office:value="19.6907127345888" calcext:value-type="float">
            <text:p>19,6907127345888</text:p>
          </table:table-cell>
          <table:table-cell office:value-type="float" office:value="23.0345820769801" calcext:value-type="float">
            <text:p>23,0345820769801</text:p>
          </table:table-cell>
          <table:table-cell office:value-type="float" office:value="69.1037462309403" calcext:value-type="float">
            <text:p>69,1037462309403</text:p>
          </table:table-cell>
          <table:table-cell office:value-type="float" office:value="139.594752426254" calcext:value-type="float">
            <text:p>139,594752426254</text:p>
          </table:table-cell>
        </table:table-row>
        <table:table-row table:style-name="ro1">
          <table:table-cell office:value-type="float" office:value="14.3464522656086" calcext:value-type="float">
            <text:p>14,3464522656086</text:p>
          </table:table-cell>
          <table:table-cell office:value-type="float" office:value="20.6335951624042" calcext:value-type="float">
            <text:p>20,6335951624042</text:p>
          </table:table-cell>
          <table:table-cell office:value-type="float" office:value="61.9007854872126" calcext:value-type="float">
            <text:p>61,9007854872126</text:p>
          </table:table-cell>
          <table:table-cell office:value-type="float" office:value="149.849116547125" calcext:value-type="float">
            <text:p>149,849116547125</text:p>
          </table:table-cell>
        </table:table-row>
        <table:table-row table:style-name="ro1">
          <table:table-cell office:value-type="float" office:value="9.64728564932409" calcext:value-type="float">
            <text:p>9,64728564932409</text:p>
          </table:table-cell>
          <table:table-cell office:value-type="float" office:value="21.5484370688801" calcext:value-type="float">
            <text:p>21,5484370688801</text:p>
          </table:table-cell>
          <table:table-cell office:value-type="float" office:value="64.6453112066403" calcext:value-type="float">
            <text:p>64,6453112066403</text:p>
          </table:table-cell>
          <table:table-cell office:value-type="float" office:value="136.417063331964" calcext:value-type="float">
            <text:p>136,417063331964</text:p>
          </table:table-cell>
        </table:table-row>
        <table:table-row table:style-name="ro1">
          <table:table-cell office:value-type="float" office:value="10.4194152930779" calcext:value-type="float">
            <text:p>10,4194152930779</text:p>
          </table:table-cell>
          <table:table-cell office:value-type="float" office:value="23.5127685413895" calcext:value-type="float">
            <text:p>23,5127685413895</text:p>
          </table:table-cell>
          <table:table-cell office:value-type="float" office:value="70.5383056241685" calcext:value-type="float">
            <text:p>70,5383056241685</text:p>
          </table:table-cell>
          <table:table-cell office:value-type="float" office:value="174.42974000769" calcext:value-type="float">
            <text:p>174,42974000769</text:p>
          </table:table-cell>
        </table:table-row>
        <table:table-row table:style-name="ro1">
          <table:table-cell office:value-type="float" office:value="17.6793803618199" calcext:value-type="float">
            <text:p>17,6793803618199</text:p>
          </table:table-cell>
          <table:table-cell office:value-type="float" office:value="20.1803781943171" calcext:value-type="float">
            <text:p>20,1803781943171</text:p>
          </table:table-cell>
          <table:table-cell office:value-type="float" office:value="60.5411345829513" calcext:value-type="float">
            <text:p>60,5411345829513</text:p>
          </table:table-cell>
          <table:table-cell office:value-type="float" office:value="138.02233576532" calcext:value-type="float">
            <text:p>138,02233576532</text:p>
          </table:table-cell>
        </table:table-row>
        <table:table-row table:style-name="ro1">
          <table:table-cell office:value-type="float" office:value="16.626973284059" calcext:value-type="float">
            <text:p>16,626973284059</text:p>
          </table:table-cell>
          <table:table-cell office:value-type="float" office:value="20.601509431769" calcext:value-type="float">
            <text:p>20,601509431769</text:p>
          </table:table-cell>
          <table:table-cell office:value-type="float" office:value="61.804528295307" calcext:value-type="float">
            <text:p>61,804528295307</text:p>
          </table:table-cell>
          <table:table-cell office:value-type="float" office:value="126.637715194843" calcext:value-type="float">
            <text:p>126,637715194843</text:p>
          </table:table-cell>
        </table:table-row>
        <table:table-row table:style-name="ro1">
          <table:table-cell office:value-type="float" office:value="13.0474958914731" calcext:value-type="float">
            <text:p>13,0474958914731</text:p>
          </table:table-cell>
          <table:table-cell office:value-type="float" office:value="19.3345372208538" calcext:value-type="float">
            <text:p>19,3345372208538</text:p>
          </table:table-cell>
          <table:table-cell office:value-type="float" office:value="58.0036116625614" calcext:value-type="float">
            <text:p>58,0036116625614</text:p>
          </table:table-cell>
          <table:table-cell office:value-type="float" office:value="116.283082259733" calcext:value-type="float">
            <text:p>116,283082259733</text:p>
          </table:table-cell>
        </table:table-row>
        <table:table-row table:style-name="ro1">
          <table:table-cell office:value-type="float" office:value="12.9240790575083" calcext:value-type="float">
            <text:p>12,9240790575083</text:p>
          </table:table-cell>
          <table:table-cell office:value-type="float" office:value="24.321668982408" calcext:value-type="float">
            <text:p>24,321668982408</text:p>
          </table:table-cell>
          <table:table-cell office:value-type="float" office:value="72.965006947224" calcext:value-type="float">
            <text:p>72,965006947224</text:p>
          </table:table-cell>
          <table:table-cell office:value-type="float" office:value="126.945693634767" calcext:value-type="float">
            <text:p>126,945693634767</text:p>
          </table:table-cell>
        </table:table-row>
        <table:table-row table:style-name="ro1">
          <table:table-cell office:value-type="float" office:value="15.0829634223102" calcext:value-type="float">
            <text:p>15,0829634223102</text:p>
          </table:table-cell>
          <table:table-cell office:value-type="float" office:value="26.140796463268" calcext:value-type="float">
            <text:p>26,140796463268</text:p>
          </table:table-cell>
          <table:table-cell office:value-type="float" office:value="78.422389389804" calcext:value-type="float">
            <text:p>78,422389389804</text:p>
          </table:table-cell>
          <table:table-cell office:value-type="float" office:value="146.564049589889" calcext:value-type="float">
            <text:p>146,564049589889</text:p>
          </table:table-cell>
        </table:table-row>
        <table:table-row table:style-name="ro1">
          <table:table-cell office:value-type="float" office:value="6.61517087931363" calcext:value-type="float">
            <text:p>6,61517087931363</text:p>
          </table:table-cell>
          <table:table-cell office:value-type="float" office:value="27.155819402978" calcext:value-type="float">
            <text:p>27,155819402978</text:p>
          </table:table-cell>
          <table:table-cell office:value-type="float" office:value="81.467458208934" calcext:value-type="float">
            <text:p>81,467458208934</text:p>
          </table:table-cell>
          <table:table-cell office:value-type="float" office:value="150.081326358188" calcext:value-type="float">
            <text:p>150,081326358188</text:p>
          </table:table-cell>
        </table:table-row>
        <table:table-row table:style-name="ro1">
          <table:table-cell office:value-type="float" office:value="8.50018331173721" calcext:value-type="float">
            <text:p>8,50018331173721</text:p>
          </table:table-cell>
          <table:table-cell office:value-type="float" office:value="25.3741386836976" calcext:value-type="float">
            <text:p>25,3741386836976</text:p>
          </table:table-cell>
          <table:table-cell office:value-type="float" office:value="76.1224160510928" calcext:value-type="float">
            <text:p>76,1224160510928</text:p>
          </table:table-cell>
          <table:table-cell office:value-type="float" office:value="157.851312610339" calcext:value-type="float">
            <text:p>157,851312610339</text:p>
          </table:table-cell>
        </table:table-row>
        <table:table-row table:style-name="ro1">
          <table:table-cell office:value-type="float" office:value="14.4205463984329" calcext:value-type="float">
            <text:p>14,4205463984329</text:p>
          </table:table-cell>
          <table:table-cell office:value-type="float" office:value="27.1432434333575" calcext:value-type="float">
            <text:p>27,1432434333575</text:p>
          </table:table-cell>
          <table:table-cell office:value-type="float" office:value="81.4297303000725" calcext:value-type="float">
            <text:p>81,4297303000725</text:p>
          </table:table-cell>
          <table:table-cell office:value-type="float" office:value="133.758269049285" calcext:value-type="float">
            <text:p>133,758269049285</text:p>
          </table:table-cell>
        </table:table-row>
        <table:table-row table:style-name="ro1">
          <table:table-cell office:value-type="float" office:value="14.1161258566184" calcext:value-type="float">
            <text:p>14,1161258566184</text:p>
          </table:table-cell>
          <table:table-cell office:value-type="float" office:value="23.7848949419652" calcext:value-type="float">
            <text:p>23,7848949419652</text:p>
          </table:table-cell>
          <table:table-cell office:value-type="float" office:value="71.3546848258956" calcext:value-type="float">
            <text:p>71,3546848258956</text:p>
          </table:table-cell>
          <table:table-cell office:value-type="float" office:value="129.555556680298" calcext:value-type="float">
            <text:p>129,555556680298</text:p>
          </table:table-cell>
        </table:table-row>
        <table:table-row table:style-name="ro1">
          <table:table-cell office:value-type="float" office:value="12.2421818957546" calcext:value-type="float">
            <text:p>12,2421818957546</text:p>
          </table:table-cell>
          <table:table-cell office:value-type="float" office:value="24.9086142288203" calcext:value-type="float">
            <text:p>24,9086142288203</text:p>
          </table:table-cell>
          <table:table-cell office:value-type="float" office:value="74.7258426864609" calcext:value-type="float">
            <text:p>74,7258426864609</text:p>
          </table:table-cell>
          <table:table-cell office:value-type="float" office:value="138.689320203369" calcext:value-type="float">
            <text:p>138,689320203369</text:p>
          </table:table-cell>
        </table:table-row>
        <table:table-row table:style-name="ro1">
          <table:table-cell office:value-type="float" office:value="11.8810313899919" calcext:value-type="float">
            <text:p>11,8810313899919</text:p>
          </table:table-cell>
          <table:table-cell office:value-type="float" office:value="19.9096765691893" calcext:value-type="float">
            <text:p>19,9096765691893</text:p>
          </table:table-cell>
          <table:table-cell office:value-type="float" office:value="59.7290297075679" calcext:value-type="float">
            <text:p>59,7290297075679</text:p>
          </table:table-cell>
          <table:table-cell office:value-type="float" office:value="96.8614379179589" calcext:value-type="float">
            <text:p>96,8614379179589</text:p>
          </table:table-cell>
        </table:table-row>
        <table:table-row table:style-name="ro1">
          <table:table-cell office:value-type="float" office:value="16.2616374048556" calcext:value-type="float">
            <text:p>16,2616374048556</text:p>
          </table:table-cell>
          <table:table-cell office:value-type="float" office:value="24.1415315961163" calcext:value-type="float">
            <text:p>24,1415315961163</text:p>
          </table:table-cell>
          <table:table-cell office:value-type="float" office:value="72.4245947883489" calcext:value-type="float">
            <text:p>72,4245947883489</text:p>
          </table:table-cell>
          <table:table-cell office:value-type="float" office:value="114.832748558321" calcext:value-type="float">
            <text:p>114,832748558321</text:p>
          </table:table-cell>
        </table:table-row>
        <table:table-row table:style-name="ro1">
          <table:table-cell office:value-type="float" office:value="13.7864556882849" calcext:value-type="float">
            <text:p>13,7864556882849</text:p>
          </table:table-cell>
          <table:table-cell office:value-type="float" office:value="22.5527245983145" calcext:value-type="float">
            <text:p>22,5527245983145</text:p>
          </table:table-cell>
          <table:table-cell office:value-type="float" office:value="67.6581737949435" calcext:value-type="float">
            <text:p>67,6581737949435</text:p>
          </table:table-cell>
          <table:table-cell office:value-type="float" office:value="154.164649698035" calcext:value-type="float">
            <text:p>154,164649698035</text:p>
          </table:table-cell>
        </table:table-row>
        <table:table-row table:style-name="ro1">
          <table:table-cell office:value-type="float" office:value="16.0371041276528" calcext:value-type="float">
            <text:p>16,0371041276528</text:p>
          </table:table-cell>
          <table:table-cell office:value-type="float" office:value="25.6188403106878" calcext:value-type="float">
            <text:p>25,6188403106878</text:p>
          </table:table-cell>
          <table:table-cell office:value-type="float" office:value="76.8565209320634" calcext:value-type="float">
            <text:p>76,8565209320634</text:p>
          </table:table-cell>
          <table:table-cell office:value-type="float" office:value="107.297527558185" calcext:value-type="float">
            <text:p>107,297527558185</text:p>
          </table:table-cell>
        </table:table-row>
        <table:table-row table:style-name="ro1">
          <table:table-cell office:value-type="float" office:value="11.3905880692851" calcext:value-type="float">
            <text:p>11,3905880692851</text:p>
          </table:table-cell>
          <table:table-cell office:value-type="float" office:value="24.13105505635" calcext:value-type="float">
            <text:p>24,13105505635</text:p>
          </table:table-cell>
          <table:table-cell office:value-type="float" office:value="72.39316516905" calcext:value-type="float">
            <text:p>72,39316516905</text:p>
          </table:table-cell>
          <table:table-cell office:value-type="float" office:value="121.969751112821" calcext:value-type="float">
            <text:p>121,969751112821</text:p>
          </table:table-cell>
        </table:table-row>
        <table:table-row table:style-name="ro1">
          <table:table-cell office:value-type="float" office:value="12.2376161711731" calcext:value-type="float">
            <text:p>12,2376161711731</text:p>
          </table:table-cell>
          <table:table-cell office:value-type="float" office:value="27.5112006291162" calcext:value-type="float">
            <text:p>27,5112006291162</text:p>
          </table:table-cell>
          <table:table-cell office:value-type="float" office:value="82.5336018873486" calcext:value-type="float">
            <text:p>82,5336018873486</text:p>
          </table:table-cell>
          <table:table-cell office:value-type="float" office:value="126.524745897033" calcext:value-type="float">
            <text:p>126,524745897033</text:p>
          </table:table-cell>
        </table:table-row>
        <table:table-row table:style-name="ro1">
          <table:table-cell office:value-type="float" office:value="19.6620010847675" calcext:value-type="float">
            <text:p>19,6620010847675</text:p>
          </table:table-cell>
          <table:table-cell office:value-type="float" office:value="26.0719121847046" calcext:value-type="float">
            <text:p>26,0719121847046</text:p>
          </table:table-cell>
          <table:table-cell office:value-type="float" office:value="78.2157365541138" calcext:value-type="float">
            <text:p>78,2157365541138</text:p>
          </table:table-cell>
          <table:table-cell office:value-type="float" office:value="100.281624673928" calcext:value-type="float">
            <text:p>100,281624673928</text:p>
          </table:table-cell>
        </table:table-row>
        <table:table-row table:style-name="ro1">
          <table:table-cell office:value-type="float" office:value="13.4715157001053" calcext:value-type="float">
            <text:p>13,4715157001053</text:p>
          </table:table-cell>
          <table:table-cell office:value-type="float" office:value="24.522657394202" calcext:value-type="float">
            <text:p>24,522657394202</text:p>
          </table:table-cell>
          <table:table-cell office:value-type="float" office:value="73.567972182606" calcext:value-type="float">
            <text:p>73,567972182606</text:p>
          </table:table-cell>
          <table:table-cell office:value-type="float" office:value="140.941714017164" calcext:value-type="float">
            <text:p>140,941714017164</text:p>
          </table:table-cell>
        </table:table-row>
        <table:table-row table:style-name="ro1">
          <table:table-cell office:value-type="float" office:value="13.4413420774321" calcext:value-type="float">
            <text:p>13,4413420774321</text:p>
          </table:table-cell>
          <table:table-cell office:value-type="float" office:value="23.9884545660459" calcext:value-type="float">
            <text:p>23,9884545660459</text:p>
          </table:table-cell>
          <table:table-cell office:value-type="float" office:value="71.9653636981377" calcext:value-type="float">
            <text:p>71,9653636981377</text:p>
          </table:table-cell>
          <table:table-cell office:value-type="float" office:value="130.694096614577" calcext:value-type="float">
            <text:p>130,694096614577</text:p>
          </table:table-cell>
        </table:table-row>
        <table:table-row table:style-name="ro1">
          <table:table-cell office:value-type="float" office:value="11.0226917857588" calcext:value-type="float">
            <text:p>11,0226917857588</text:p>
          </table:table-cell>
          <table:table-cell office:value-type="float" office:value="18.2762148201466" calcext:value-type="float">
            <text:p>18,2762148201466</text:p>
          </table:table-cell>
          <table:table-cell office:value-type="float" office:value="54.8286444604398" calcext:value-type="float">
            <text:p>54,8286444604398</text:p>
          </table:table-cell>
          <table:table-cell office:value-type="float" office:value="122.746744832811" calcext:value-type="float">
            <text:p>122,746744832811</text:p>
          </table:table-cell>
        </table:table-row>
        <table:table-row table:style-name="ro1">
          <table:table-cell office:value-type="float" office:value="16.3086670938429" calcext:value-type="float">
            <text:p>16,3086670938429</text:p>
          </table:table-cell>
          <table:table-cell office:value-type="float" office:value="26.2010240954306" calcext:value-type="float">
            <text:p>26,2010240954306</text:p>
          </table:table-cell>
          <table:table-cell office:value-type="float" office:value="78.6030722862918" calcext:value-type="float">
            <text:p>78,6030722862918</text:p>
          </table:table-cell>
          <table:table-cell office:value-type="float" office:value="145.763305175993" calcext:value-type="float">
            <text:p>145,763305175993</text:p>
          </table:table-cell>
        </table:table-row>
        <table:table-row table:style-name="ro1">
          <table:table-cell office:value-type="float" office:value="14.6685473941895" calcext:value-type="float">
            <text:p>14,6685473941895</text:p>
          </table:table-cell>
          <table:table-cell office:value-type="float" office:value="25.1379761515828" calcext:value-type="float">
            <text:p>25,1379761515828</text:p>
          </table:table-cell>
          <table:table-cell office:value-type="float" office:value="75.4139284547484" calcext:value-type="float">
            <text:p>75,4139284547484</text:p>
          </table:table-cell>
          <table:table-cell office:value-type="float" office:value="99.5992650463055" calcext:value-type="float">
            <text:p>99,5992650463055</text:p>
          </table:table-cell>
        </table:table-row>
        <table:table-row table:style-name="ro1">
          <table:table-cell office:value-type="float" office:value="11.685448237094" calcext:value-type="float">
            <text:p>11,685448237094</text:p>
          </table:table-cell>
          <table:table-cell office:value-type="float" office:value="21.9819191879619" calcext:value-type="float">
            <text:p>21,9819191879619</text:p>
          </table:table-cell>
          <table:table-cell office:value-type="float" office:value="65.9457575638857" calcext:value-type="float">
            <text:p>65,9457575638857</text:p>
          </table:table-cell>
          <table:table-cell office:value-type="float" office:value="122.198692670568" calcext:value-type="float">
            <text:p>122,198692670568</text:p>
          </table:table-cell>
        </table:table-row>
        <table:table-row table:style-name="ro1">
          <table:table-cell office:value-type="float" office:value="17.9430802241399" calcext:value-type="float">
            <text:p>17,9430802241399</text:p>
          </table:table-cell>
          <table:table-cell office:value-type="float" office:value="26.7646375685604" calcext:value-type="float">
            <text:p>26,7646375685604</text:p>
          </table:table-cell>
          <table:table-cell office:value-type="float" office:value="80.2939127056812" calcext:value-type="float">
            <text:p>80,2939127056812</text:p>
          </table:table-cell>
          <table:table-cell office:value-type="float" office:value="139.862403815371" calcext:value-type="float">
            <text:p>139,862403815371</text:p>
          </table:table-cell>
        </table:table-row>
        <table:table-row table:style-name="ro1">
          <table:table-cell office:value-type="float" office:value="13.7077247854506" calcext:value-type="float">
            <text:p>13,7077247854506</text:p>
          </table:table-cell>
          <table:table-cell office:value-type="float" office:value="19.0282861161581" calcext:value-type="float">
            <text:p>19,0282861161581</text:p>
          </table:table-cell>
          <table:table-cell office:value-type="float" office:value="57.0848583484743" calcext:value-type="float">
            <text:p>57,0848583484743</text:p>
          </table:table-cell>
          <table:table-cell office:value-type="float" office:value="106.017137167749" calcext:value-type="float">
            <text:p>106,017137167749</text:p>
          </table:table-cell>
        </table:table-row>
        <table:table-row table:style-name="ro1">
          <table:table-cell office:value-type="float" office:value="9.5375741253863" calcext:value-type="float">
            <text:p>9,5375741253863</text:p>
          </table:table-cell>
          <table:table-cell office:value-type="float" office:value="24.5120992804604" calcext:value-type="float">
            <text:p>24,5120992804604</text:p>
          </table:table-cell>
          <table:table-cell office:value-type="float" office:value="73.5362978413812" calcext:value-type="float">
            <text:p>73,5362978413812</text:p>
          </table:table-cell>
          <table:table-cell office:value-type="float" office:value="148.623642939707" calcext:value-type="float">
            <text:p>148,623642939707</text:p>
          </table:table-cell>
        </table:table-row>
        <table:table-row table:style-name="ro1">
          <table:table-cell office:value-type="float" office:value="12.3101730910363" calcext:value-type="float">
            <text:p>12,3101730910363</text:p>
          </table:table-cell>
          <table:table-cell office:value-type="float" office:value="23.1870234279816" calcext:value-type="float">
            <text:p>23,1870234279816</text:p>
          </table:table-cell>
          <table:table-cell office:value-type="float" office:value="69.5610702839448" calcext:value-type="float">
            <text:p>69,5610702839448</text:p>
          </table:table-cell>
          <table:table-cell office:value-type="float" office:value="150.77508675594" calcext:value-type="float">
            <text:p>150,77508675594</text:p>
          </table:table-cell>
        </table:table-row>
        <table:table-row table:style-name="ro1">
          <table:table-cell office:value-type="float" office:value="15.758924948017" calcext:value-type="float">
            <text:p>15,758924948017</text:p>
          </table:table-cell>
          <table:table-cell office:value-type="float" office:value="27.3097871445298" calcext:value-type="float">
            <text:p>27,3097871445298</text:p>
          </table:table-cell>
          <table:table-cell office:value-type="float" office:value="81.9293614335894" calcext:value-type="float">
            <text:p>81,9293614335894</text:p>
          </table:table-cell>
          <table:table-cell office:value-type="float" office:value="124.411948943679" calcext:value-type="float">
            <text:p>124,411948943679</text:p>
          </table:table-cell>
        </table:table-row>
        <table:table-row table:style-name="ro1">
          <table:table-cell office:value-type="float" office:value="14.7951643687153" calcext:value-type="float">
            <text:p>14,7951643687153</text:p>
          </table:table-cell>
          <table:table-cell office:value-type="float" office:value="20.5830954955245" calcext:value-type="float">
            <text:p>20,5830954955245</text:p>
          </table:table-cell>
          <table:table-cell office:value-type="float" office:value="61.7492864865735" calcext:value-type="float">
            <text:p>61,7492864865735</text:p>
          </table:table-cell>
          <table:table-cell office:value-type="float" office:value="161.775012094824" calcext:value-type="float">
            <text:p>161,775012094824</text:p>
          </table:table-cell>
        </table:table-row>
        <table:table-row table:style-name="ro1">
          <table:table-cell office:value-type="float" office:value="14.0136654482173" calcext:value-type="float">
            <text:p>14,0136654482173</text:p>
          </table:table-cell>
          <table:table-cell office:value-type="float" office:value="18.106841547676" calcext:value-type="float">
            <text:p>18,106841547676</text:p>
          </table:table-cell>
          <table:table-cell office:value-type="float" office:value="54.320524643028" calcext:value-type="float">
            <text:p>54,320524643028</text:p>
          </table:table-cell>
          <table:table-cell office:value-type="float" office:value="144.905997537424" calcext:value-type="float">
            <text:p>144,905997537424</text:p>
          </table:table-cell>
        </table:table-row>
        <table:table-row table:style-name="ro1">
          <table:table-cell office:value-type="float" office:value="11.6572884807727" calcext:value-type="float">
            <text:p>11,6572884807727</text:p>
          </table:table-cell>
          <table:table-cell office:value-type="float" office:value="25.8236140692267" calcext:value-type="float">
            <text:p>25,8236140692267</text:p>
          </table:table-cell>
          <table:table-cell office:value-type="float" office:value="77.4708422076801" calcext:value-type="float">
            <text:p>77,4708422076801</text:p>
          </table:table-cell>
          <table:table-cell office:value-type="float" office:value="142.727260349085" calcext:value-type="float">
            <text:p>142,727260349085</text:p>
          </table:table-cell>
        </table:table-row>
        <table:table-row table:style-name="ro1">
          <table:table-cell office:value-type="float" office:value="14.0601426051487" calcext:value-type="float">
            <text:p>14,0601426051487</text:p>
          </table:table-cell>
          <table:table-cell office:value-type="float" office:value="22.0072298551878" calcext:value-type="float">
            <text:p>22,0072298551878</text:p>
          </table:table-cell>
          <table:table-cell office:value-type="float" office:value="66.0216895655634" calcext:value-type="float">
            <text:p>66,0216895655634</text:p>
          </table:table-cell>
          <table:table-cell office:value-type="float" office:value="159.033793636301" calcext:value-type="float">
            <text:p>159,033793636301</text:p>
          </table:table-cell>
        </table:table-row>
        <table:table-row table:style-name="ro1">
          <table:table-cell office:value-type="float" office:value="18.4917643424456" calcext:value-type="float">
            <text:p>18,4917643424456</text:p>
          </table:table-cell>
          <table:table-cell office:value-type="float" office:value="20.3546321652882" calcext:value-type="float">
            <text:p>20,3546321652882</text:p>
          </table:table-cell>
          <table:table-cell office:value-type="float" office:value="61.0638964958646" calcext:value-type="float">
            <text:p>61,0638964958646</text:p>
          </table:table-cell>
          <table:table-cell office:value-type="float" office:value="123.745254232083" calcext:value-type="float">
            <text:p>123,745254232083</text:p>
          </table:table-cell>
        </table:table-row>
        <table:table-row table:style-name="ro1">
          <table:table-cell office:value-type="float" office:value="12.8519648428463" calcext:value-type="float">
            <text:p>12,8519648428463</text:p>
          </table:table-cell>
          <table:table-cell office:value-type="float" office:value="19.313962966837" calcext:value-type="float">
            <text:p>19,313962966837</text:p>
          </table:table-cell>
          <table:table-cell office:value-type="float" office:value="57.941888900511" calcext:value-type="float">
            <text:p>57,941888900511</text:p>
          </table:table-cell>
          <table:table-cell office:value-type="float" office:value="109.211557330783" calcext:value-type="float">
            <text:p>109,211557330783</text:p>
          </table:table-cell>
        </table:table-row>
        <table:table-row table:style-name="ro1">
          <table:table-cell office:value-type="float" office:value="12.532202030008" calcext:value-type="float">
            <text:p>12,532202030008</text:p>
          </table:table-cell>
          <table:table-cell office:value-type="float" office:value="30.6220431932769" calcext:value-type="float">
            <text:p>30,6220431932769</text:p>
          </table:table-cell>
          <table:table-cell office:value-type="float" office:value="91.8661295798307" calcext:value-type="float">
            <text:p>91,8661295798307</text:p>
          </table:table-cell>
          <table:table-cell office:value-type="float" office:value="154.62318102747" calcext:value-type="float">
            <text:p>154,62318102747</text:p>
          </table:table-cell>
        </table:table-row>
        <table:table-row table:style-name="ro1">
          <table:table-cell office:value-type="float" office:value="14.2562318435837" calcext:value-type="float">
            <text:p>14,2562318435837</text:p>
          </table:table-cell>
          <table:table-cell office:value-type="float" office:value="22.9049396842303" calcext:value-type="float">
            <text:p>22,9049396842303</text:p>
          </table:table-cell>
          <table:table-cell office:value-type="float" office:value="68.7148190526909" calcext:value-type="float">
            <text:p>68,7148190526909</text:p>
          </table:table-cell>
          <table:table-cell office:value-type="float" office:value="148.943544716836" calcext:value-type="float">
            <text:p>148,943544716836</text:p>
          </table:table-cell>
        </table:table-row>
        <table:table-row table:style-name="ro1">
          <table:table-cell office:value-type="float" office:value="16.2522548157894" calcext:value-type="float">
            <text:p>16,2522548157894</text:p>
          </table:table-cell>
          <table:table-cell office:value-type="float" office:value="22.7360927360216" calcext:value-type="float">
            <text:p>22,7360927360216</text:p>
          </table:table-cell>
          <table:table-cell office:value-type="float" office:value="68.2082782080648" calcext:value-type="float">
            <text:p>68,2082782080648</text:p>
          </table:table-cell>
          <table:table-cell office:value-type="float" office:value="123.468446253169" calcext:value-type="float">
            <text:p>123,468446253169</text:p>
          </table:table-cell>
        </table:table-row>
        <table:table-row table:style-name="ro1">
          <table:table-cell office:value-type="float" office:value="13.9863345517827" calcext:value-type="float">
            <text:p>13,9863345517827</text:p>
          </table:table-cell>
          <table:table-cell office:value-type="float" office:value="22.2160308847051" calcext:value-type="float">
            <text:p>22,2160308847051</text:p>
          </table:table-cell>
          <table:table-cell office:value-type="float" office:value="66.6480926541153" calcext:value-type="float">
            <text:p>66,6480926541153</text:p>
          </table:table-cell>
          <table:table-cell office:value-type="float" office:value="110.041302398056" calcext:value-type="float">
            <text:p>110,041302398056</text:p>
          </table:table-cell>
        </table:table-row>
        <table:table-row table:style-name="ro1">
          <table:table-cell office:value-type="float" office:value="10.9032642152008" calcext:value-type="float">
            <text:p>10,9032642152008</text:p>
          </table:table-cell>
          <table:table-cell office:value-type="float" office:value="23.557924447838" calcext:value-type="float">
            <text:p>23,557924447838</text:p>
          </table:table-cell>
          <table:table-cell office:value-type="float" office:value="70.673773343514" calcext:value-type="float">
            <text:p>70,673773343514</text:p>
          </table:table-cell>
          <table:table-cell office:value-type="float" office:value="133.303086495668" calcext:value-type="float">
            <text:p>133,303086495668</text:p>
          </table:table-cell>
        </table:table-row>
        <table:table-row table:style-name="ro1">
          <table:table-cell office:value-type="float" office:value="12.4686036217542" calcext:value-type="float">
            <text:p>12,4686036217542</text:p>
          </table:table-cell>
          <table:table-cell office:value-type="float" office:value="20.2149831780624" calcext:value-type="float">
            <text:p>20,2149831780624</text:p>
          </table:table-cell>
          <table:table-cell office:value-type="float" office:value="60.6449495341872" calcext:value-type="float">
            <text:p>60,6449495341872</text:p>
          </table:table-cell>
          <table:table-cell office:value-type="float" office:value="119.69794771533" calcext:value-type="float">
            <text:p>119,69794771533</text:p>
          </table:table-cell>
        </table:table-row>
        <table:table-row table:style-name="ro1">
          <table:table-cell office:value-type="float" office:value="13.2204579743436" calcext:value-type="float">
            <text:p>13,2204579743436</text:p>
          </table:table-cell>
          <table:table-cell office:value-type="float" office:value="21.0989817591374" calcext:value-type="float">
            <text:p>21,0989817591374</text:p>
          </table:table-cell>
          <table:table-cell office:value-type="float" office:value="63.2969452774122" calcext:value-type="float">
            <text:p>63,2969452774122</text:p>
          </table:table-cell>
          <table:table-cell office:value-type="float" office:value="101.602606048146" calcext:value-type="float">
            <text:p>101,602606048146</text:p>
          </table:table-cell>
        </table:table-row>
        <table:table-row table:style-name="ro1">
          <table:table-cell office:value-type="float" office:value="13.669668016245" calcext:value-type="float">
            <text:p>13,669668016245</text:p>
          </table:table-cell>
          <table:table-cell office:value-type="float" office:value="25.3837015658081" calcext:value-type="float">
            <text:p>25,3837015658081</text:p>
          </table:table-cell>
          <table:table-cell office:value-type="float" office:value="76.1511046974243" calcext:value-type="float">
            <text:p>76,1511046974243</text:p>
          </table:table-cell>
          <table:table-cell office:value-type="float" office:value="119.093193871658" calcext:value-type="float">
            <text:p>119,093193871658</text:p>
          </table:table-cell>
        </table:table-row>
        <table:table-row table:style-name="ro1">
          <table:table-cell office:value-type="float" office:value="13.0397966050407" calcext:value-type="float">
            <text:p>13,0397966050407</text:p>
          </table:table-cell>
          <table:table-cell office:value-type="float" office:value="25.235808344452" calcext:value-type="float">
            <text:p>25,235808344452</text:p>
          </table:table-cell>
          <table:table-cell office:value-type="float" office:value="75.707425033356" calcext:value-type="float">
            <text:p>75,707425033356</text:p>
          </table:table-cell>
          <table:table-cell office:value-type="float" office:value="125.303214558123" calcext:value-type="float">
            <text:p>125,303214558123</text:p>
          </table:table-cell>
        </table:table-row>
        <table:table-row table:style-name="ro1">
          <table:table-cell office:value-type="float" office:value="11.6846448337274" calcext:value-type="float">
            <text:p>11,6846448337274</text:p>
          </table:table-cell>
          <table:table-cell office:value-type="float" office:value="24.884493844223" calcext:value-type="float">
            <text:p>24,884493844223</text:p>
          </table:table-cell>
          <table:table-cell office:value-type="float" office:value="74.653481532669" calcext:value-type="float">
            <text:p>74,653481532669</text:p>
          </table:table-cell>
          <table:table-cell office:value-type="float" office:value="137.795821573711" calcext:value-type="float">
            <text:p>137,795821573711</text:p>
          </table:table-cell>
        </table:table-row>
        <table:table-row table:style-name="ro1">
          <table:table-cell office:value-type="float" office:value="13.4641083726351" calcext:value-type="float">
            <text:p>13,4641083726351</text:p>
          </table:table-cell>
          <table:table-cell office:value-type="float" office:value="27.0689312028079" calcext:value-type="float">
            <text:p>27,0689312028079</text:p>
          </table:table-cell>
          <table:table-cell office:value-type="float" office:value="81.2067936084237" calcext:value-type="float">
            <text:p>81,2067936084237</text:p>
          </table:table-cell>
          <table:table-cell office:value-type="float" office:value="173.38539842991" calcext:value-type="float">
            <text:p>173,38539842991</text:p>
          </table:table-cell>
        </table:table-row>
        <table:table-row table:style-name="ro1">
          <table:table-cell office:value-type="float" office:value="16.4906752119139" calcext:value-type="float">
            <text:p>16,4906752119139</text:p>
          </table:table-cell>
          <table:table-cell office:value-type="float" office:value="19.6404204443163" calcext:value-type="float">
            <text:p>19,6404204443163</text:p>
          </table:table-cell>
          <table:table-cell office:value-type="float" office:value="58.9212613329489" calcext:value-type="float">
            <text:p>58,9212613329489</text:p>
          </table:table-cell>
          <table:table-cell office:value-type="float" office:value="108.526870835925" calcext:value-type="float">
            <text:p>108,526870835925</text:p>
          </table:table-cell>
        </table:table-row>
        <table:table-row table:style-name="ro1">
          <table:table-cell office:value-type="float" office:value="16.30199842992" calcext:value-type="float">
            <text:p>16,30199842992</text:p>
          </table:table-cell>
          <table:table-cell office:value-type="float" office:value="19.4546996702634" calcext:value-type="float">
            <text:p>19,4546996702634</text:p>
          </table:table-cell>
          <table:table-cell office:value-type="float" office:value="58.3640990107902" calcext:value-type="float">
            <text:p>58,3640990107902</text:p>
          </table:table-cell>
          <table:table-cell office:value-type="float" office:value="108.774945215972" calcext:value-type="float">
            <text:p>108,774945215972</text:p>
          </table:table-cell>
        </table:table-row>
        <table:table-row table:style-name="ro1">
          <table:table-cell office:value-type="float" office:value="12.6528685316001" calcext:value-type="float">
            <text:p>12,6528685316001</text:p>
          </table:table-cell>
          <table:table-cell office:value-type="float" office:value="25.8178555285935" calcext:value-type="float">
            <text:p>25,8178555285935</text:p>
          </table:table-cell>
          <table:table-cell office:value-type="float" office:value="77.4535665857805" calcext:value-type="float">
            <text:p>77,4535665857805</text:p>
          </table:table-cell>
          <table:table-cell office:value-type="float" office:value="132.124869630104" calcext:value-type="float">
            <text:p>132,124869630104</text:p>
          </table:table-cell>
        </table:table-row>
        <table:table-row table:style-name="ro1">
          <table:table-cell office:value-type="float" office:value="17.1555311447988" calcext:value-type="float">
            <text:p>17,1555311447988</text:p>
          </table:table-cell>
          <table:table-cell office:value-type="float" office:value="24.0952045900645" calcext:value-type="float">
            <text:p>24,0952045900645</text:p>
          </table:table-cell>
          <table:table-cell office:value-type="float" office:value="72.2856137701935" calcext:value-type="float">
            <text:p>72,2856137701935</text:p>
          </table:table-cell>
          <table:table-cell office:value-type="float" office:value="141.298705737437" calcext:value-type="float">
            <text:p>141,298705737437</text:p>
          </table:table-cell>
        </table:table-row>
        <table:table-row table:style-name="ro1">
          <table:table-cell office:value-type="float" office:value="8.64296858274562" calcext:value-type="float">
            <text:p>8,64296858274562</text:p>
          </table:table-cell>
          <table:table-cell office:value-type="float" office:value="26.0499186967556" calcext:value-type="float">
            <text:p>26,0499186967556</text:p>
          </table:table-cell>
          <table:table-cell office:value-type="float" office:value="78.1497560902668" calcext:value-type="float">
            <text:p>78,1497560902668</text:p>
          </table:table-cell>
          <table:table-cell office:value-type="float" office:value="143.859164538536" calcext:value-type="float">
            <text:p>143,859164538536</text:p>
          </table:table-cell>
        </table:table-row>
        <table:table-row table:style-name="ro1">
          <table:table-cell office:value-type="float" office:value="17.3868188209576" calcext:value-type="float">
            <text:p>17,3868188209576</text:p>
          </table:table-cell>
          <table:table-cell office:value-type="float" office:value="27.3729717707305" calcext:value-type="float">
            <text:p>27,3729717707305</text:p>
          </table:table-cell>
          <table:table-cell office:value-type="float" office:value="82.1189153121915" calcext:value-type="float">
            <text:p>82,1189153121915</text:p>
          </table:table-cell>
          <table:table-cell office:value-type="float" office:value="111.122134646461" calcext:value-type="float">
            <text:p>111,122134646461</text:p>
          </table:table-cell>
        </table:table-row>
        <table:table-row table:style-name="ro1">
          <table:table-cell office:value-type="float" office:value="15.6972084827861" calcext:value-type="float">
            <text:p>15,6972084827861</text:p>
          </table:table-cell>
          <table:table-cell office:value-type="float" office:value="25.9945448486291" calcext:value-type="float">
            <text:p>25,9945448486291</text:p>
          </table:table-cell>
          <table:table-cell office:value-type="float" office:value="77.9836345458873" calcext:value-type="float">
            <text:p>77,9836345458873</text:p>
          </table:table-cell>
          <table:table-cell office:value-type="float" office:value="102.235393940648" calcext:value-type="float">
            <text:p>102,235393940648</text:p>
          </table:table-cell>
        </table:table-row>
        <table:table-row table:style-name="ro1">
          <table:table-cell office:value-type="float" office:value="16.4420703446589" calcext:value-type="float">
            <text:p>16,4420703446589</text:p>
          </table:table-cell>
          <table:table-cell office:value-type="float" office:value="24.796083867341" calcext:value-type="float">
            <text:p>24,796083867341</text:p>
          </table:table-cell>
          <table:table-cell office:value-type="float" office:value="74.388251602023" calcext:value-type="float">
            <text:p>74,388251602023</text:p>
          </table:table-cell>
          <table:table-cell office:value-type="float" office:value="142.774912450086" calcext:value-type="float">
            <text:p>142,774912450086</text:p>
          </table:table-cell>
        </table:table-row>
        <table:table-row table:style-name="ro1">
          <table:table-cell office:value-type="float" office:value="13.7291657411605" calcext:value-type="float">
            <text:p>13,7291657411605</text:p>
          </table:table-cell>
          <table:table-cell office:value-type="float" office:value="31.9634530013775" calcext:value-type="float">
            <text:p>31,9634530013775</text:p>
          </table:table-cell>
          <table:table-cell office:value-type="float" office:value="95.8903590041325" calcext:value-type="float">
            <text:p>95,8903590041325</text:p>
          </table:table-cell>
          <table:table-cell office:value-type="float" office:value="95.8444298363785" calcext:value-type="float">
            <text:p>95,8444298363785</text:p>
          </table:table-cell>
        </table:table-row>
        <table:table-row table:style-name="ro1">
          <table:table-cell office:value-type="float" office:value="14.0767421516619" calcext:value-type="float">
            <text:p>14,0767421516619</text:p>
          </table:table-cell>
          <table:table-cell office:value-type="float" office:value="19.3935737695815" calcext:value-type="float">
            <text:p>19,3935737695815</text:p>
          </table:table-cell>
          <table:table-cell office:value-type="float" office:value="58.1807213087445" calcext:value-type="float">
            <text:p>58,1807213087445</text:p>
          </table:table-cell>
          <table:table-cell office:value-type="float" office:value="107.389369297408" calcext:value-type="float">
            <text:p>107,389369297408</text:p>
          </table:table-cell>
        </table:table-row>
        <table:table-row table:style-name="ro1">
          <table:table-cell office:value-type="float" office:value="15.6066282063459" calcext:value-type="float">
            <text:p>15,6066282063459</text:p>
          </table:table-cell>
          <table:table-cell office:value-type="float" office:value="24.2943356999916" calcext:value-type="float">
            <text:p>24,2943356999916</text:p>
          </table:table-cell>
          <table:table-cell office:value-type="float" office:value="72.8830070999748" calcext:value-type="float">
            <text:p>72,8830070999748</text:p>
          </table:table-cell>
          <table:table-cell office:value-type="float" office:value="137.950878703078" calcext:value-type="float">
            <text:p>137,950878703078</text:p>
          </table:table-cell>
        </table:table-row>
        <table:table-row table:style-name="ro1">
          <table:table-cell office:value-type="float" office:value="9.34075064076031" calcext:value-type="float">
            <text:p>9,34075064076031</text:p>
          </table:table-cell>
          <table:table-cell office:value-type="float" office:value="25.713010271186" calcext:value-type="float">
            <text:p>25,713010271186</text:p>
          </table:table-cell>
          <table:table-cell office:value-type="float" office:value="77.139030813558" calcext:value-type="float">
            <text:p>77,139030813558</text:p>
          </table:table-cell>
          <table:table-cell office:value-type="float" office:value="136.088977620028" calcext:value-type="float">
            <text:p>136,088977620028</text:p>
          </table:table-cell>
        </table:table-row>
        <table:table-row table:style-name="ro1">
          <table:table-cell office:value-type="float" office:value="17.622959012049" calcext:value-type="float">
            <text:p>17,622959012049</text:p>
          </table:table-cell>
          <table:table-cell office:value-type="float" office:value="23.5499755566103" calcext:value-type="float">
            <text:p>23,5499755566103</text:p>
          </table:table-cell>
          <table:table-cell office:value-type="float" office:value="70.6499266698309" calcext:value-type="float">
            <text:p>70,6499266698309</text:p>
          </table:table-cell>
          <table:table-cell office:value-type="float" office:value="162.206183983641" calcext:value-type="float">
            <text:p>162,206183983641</text:p>
          </table:table-cell>
        </table:table-row>
        <table:table-row table:style-name="ro1">
          <table:table-cell office:value-type="float" office:value="11.6711673581049" calcext:value-type="float">
            <text:p>11,6711673581049</text:p>
          </table:table-cell>
          <table:table-cell office:value-type="float" office:value="26.2145350967307" calcext:value-type="float">
            <text:p>26,2145350967307</text:p>
          </table:table-cell>
          <table:table-cell office:value-type="float" office:value="78.6436052901921" calcext:value-type="float">
            <text:p>78,6436052901921</text:p>
          </table:table-cell>
          <table:table-cell office:value-type="float" office:value="113.890562869148" calcext:value-type="float">
            <text:p>113,890562869148</text:p>
          </table:table-cell>
        </table:table-row>
        <table:table-row table:style-name="ro1">
          <table:table-cell office:value-type="float" office:value="15.4710049236881" calcext:value-type="float">
            <text:p>15,4710049236881</text:p>
          </table:table-cell>
          <table:table-cell office:value-type="float" office:value="22.2297517263911" calcext:value-type="float">
            <text:p>22,2297517263911</text:p>
          </table:table-cell>
          <table:table-cell office:value-type="float" office:value="66.6892551791733" calcext:value-type="float">
            <text:p>66,6892551791733</text:p>
          </table:table-cell>
          <table:table-cell office:value-type="float" office:value="119.033766862253" calcext:value-type="float">
            <text:p>119,033766862253</text:p>
          </table:table-cell>
        </table:table-row>
        <table:table-row table:style-name="ro1">
          <table:table-cell office:value-type="float" office:value="9.61494144641808" calcext:value-type="float">
            <text:p>9,61494144641808</text:p>
          </table:table-cell>
          <table:table-cell office:value-type="float" office:value="23.3840049473068" calcext:value-type="float">
            <text:p>23,3840049473068</text:p>
          </table:table-cell>
          <table:table-cell office:value-type="float" office:value="70.1520148419204" calcext:value-type="float">
            <text:p>70,1520148419204</text:p>
          </table:table-cell>
          <table:table-cell office:value-type="float" office:value="94.5165669408456" calcext:value-type="float">
            <text:p>94,5165669408456</text:p>
          </table:table-cell>
        </table:table-row>
        <table:table-row table:style-name="ro1">
          <table:table-cell office:value-type="float" office:value="11.4826962467161" calcext:value-type="float">
            <text:p>11,4826962467161</text:p>
          </table:table-cell>
          <table:table-cell office:value-type="float" office:value="23.322333311568" calcext:value-type="float">
            <text:p>23,322333311568</text:p>
          </table:table-cell>
          <table:table-cell office:value-type="float" office:value="69.966999934704" calcext:value-type="float">
            <text:p>69,966999934704</text:p>
          </table:table-cell>
          <table:table-cell office:value-type="float" office:value="140.17802871995" calcext:value-type="float">
            <text:p>140,17802871995</text:p>
          </table:table-cell>
        </table:table-row>
        <table:table-row table:style-name="ro1">
          <table:table-cell office:value-type="float" office:value="19.3275987721023" calcext:value-type="float">
            <text:p>19,3275987721023</text:p>
          </table:table-cell>
          <table:table-cell office:value-type="float" office:value="24.0216809834046" calcext:value-type="float">
            <text:p>24,0216809834046</text:p>
          </table:table-cell>
          <table:table-cell office:value-type="float" office:value="72.0650429502138" calcext:value-type="float">
            <text:p>72,0650429502138</text:p>
          </table:table-cell>
          <table:table-cell office:value-type="float" office:value="111.638369712493" calcext:value-type="float">
            <text:p>111,638369712493</text:p>
          </table:table-cell>
        </table:table-row>
        <table:table-row table:style-name="ro1">
          <table:table-cell office:value-type="float" office:value="11.0909910434088" calcext:value-type="float">
            <text:p>11,0909910434088</text:p>
          </table:table-cell>
          <table:table-cell office:value-type="float" office:value="22.5330442040648" calcext:value-type="float">
            <text:p>22,5330442040648</text:p>
          </table:table-cell>
          <table:table-cell office:value-type="float" office:value="67.5991326121944" calcext:value-type="float">
            <text:p>67,5991326121944</text:p>
          </table:table-cell>
          <table:table-cell office:value-type="float" office:value="128.514046762513" calcext:value-type="float">
            <text:p>128,514046762513</text:p>
          </table:table-cell>
        </table:table-row>
        <table:table-row table:style-name="ro1">
          <table:table-cell office:value-type="float" office:value="12.1461800899598" calcext:value-type="float">
            <text:p>12,1461800899598</text:p>
          </table:table-cell>
          <table:table-cell office:value-type="float" office:value="24.2869513205365" calcext:value-type="float">
            <text:p>24,2869513205365</text:p>
          </table:table-cell>
          <table:table-cell office:value-type="float" office:value="72.8608539616095" calcext:value-type="float">
            <text:p>72,8608539616095</text:p>
          </table:table-cell>
          <table:table-cell office:value-type="float" office:value="124.006473662824" calcext:value-type="float">
            <text:p>124,006473662824</text:p>
          </table:table-cell>
        </table:table-row>
        <table:table-row table:style-name="ro1">
          <table:table-cell office:value-type="float" office:value="17.4586463781398" calcext:value-type="float">
            <text:p>17,4586463781398</text:p>
          </table:table-cell>
          <table:table-cell office:value-type="float" office:value="22.8419882595652" calcext:value-type="float">
            <text:p>22,8419882595652</text:p>
          </table:table-cell>
          <table:table-cell office:value-type="float" office:value="68.5259647786956" calcext:value-type="float">
            <text:p>68,5259647786956</text:p>
          </table:table-cell>
          <table:table-cell office:value-type="float" office:value="109.908500786247" calcext:value-type="float">
            <text:p>109,908500786247</text:p>
          </table:table-cell>
        </table:table-row>
        <table:table-row table:style-name="ro1">
          <table:table-cell office:value-type="float" office:value="18.246475601174" calcext:value-type="float">
            <text:p>18,246475601174</text:p>
          </table:table-cell>
          <table:table-cell office:value-type="float" office:value="28.3036360075522" calcext:value-type="float">
            <text:p>28,3036360075522</text:p>
          </table:table-cell>
          <table:table-cell office:value-type="float" office:value="84.9109080226566" calcext:value-type="float">
            <text:p>84,9109080226566</text:p>
          </table:table-cell>
          <table:table-cell office:value-type="float" office:value="105.873423865249" calcext:value-type="float">
            <text:p>105,873423865249</text:p>
          </table:table-cell>
        </table:table-row>
        <table:table-row table:style-name="ro1">
          <table:table-cell office:value-type="float" office:value="12.9590131189072" calcext:value-type="float">
            <text:p>12,9590131189072</text:p>
          </table:table-cell>
          <table:table-cell office:value-type="float" office:value="20.4341989615585" calcext:value-type="float">
            <text:p>20,4341989615585</text:p>
          </table:table-cell>
          <table:table-cell office:value-type="float" office:value="61.3025968846755" calcext:value-type="float">
            <text:p>61,3025968846755</text:p>
          </table:table-cell>
          <table:table-cell office:value-type="float" office:value="102.694458560408" calcext:value-type="float">
            <text:p>102,694458560408</text:p>
          </table:table-cell>
        </table:table-row>
        <table:table-row table:style-name="ro1">
          <table:table-cell office:value-type="float" office:value="14.6528676366574" calcext:value-type="float">
            <text:p>14,6528676366574</text:p>
          </table:table-cell>
          <table:table-cell office:value-type="float" office:value="25.1250600151059" calcext:value-type="float">
            <text:p>25,1250600151059</text:p>
          </table:table-cell>
          <table:table-cell office:value-type="float" office:value="75.3751800453177" calcext:value-type="float">
            <text:p>75,3751800453177</text:p>
          </table:table-cell>
          <table:table-cell office:value-type="float" office:value="117.802761889525" calcext:value-type="float">
            <text:p>117,802761889525</text:p>
          </table:table-cell>
        </table:table-row>
        <table:table-row table:style-name="ro1">
          <table:table-cell office:value-type="float" office:value="13.4772870510441" calcext:value-type="float">
            <text:p>13,4772870510441</text:p>
          </table:table-cell>
          <table:table-cell office:value-type="float" office:value="21.4052030619884" calcext:value-type="float">
            <text:p>21,4052030619884</text:p>
          </table:table-cell>
          <table:table-cell office:value-type="float" office:value="64.2156091859652" calcext:value-type="float">
            <text:p>64,2156091859652</text:p>
          </table:table-cell>
          <table:table-cell office:value-type="float" office:value="153.826122848005" calcext:value-type="float">
            <text:p>153,826122848005</text:p>
          </table:table-cell>
        </table:table-row>
        <table:table-row table:style-name="ro1">
          <table:table-cell office:value-type="float" office:value="11.0272005717114" calcext:value-type="float">
            <text:p>11,0272005717114</text:p>
          </table:table-cell>
          <table:table-cell office:value-type="float" office:value="29.4106950173668" calcext:value-type="float">
            <text:p>29,4106950173668</text:p>
          </table:table-cell>
          <table:table-cell office:value-type="float" office:value="88.2320850521004" calcext:value-type="float">
            <text:p>88,2320850521004</text:p>
          </table:table-cell>
          <table:table-cell office:value-type="float" office:value="149.027883932605" calcext:value-type="float">
            <text:p>149,027883932605</text:p>
          </table:table-cell>
        </table:table-row>
        <table:table-row table:style-name="ro1">
          <table:table-cell office:value-type="float" office:value="18.8663496779481" calcext:value-type="float">
            <text:p>18,8663496779481</text:p>
          </table:table-cell>
          <table:table-cell office:value-type="float" office:value="21.5470814662813" calcext:value-type="float">
            <text:p>21,5470814662813</text:p>
          </table:table-cell>
          <table:table-cell office:value-type="float" office:value="64.6412443988439" calcext:value-type="float">
            <text:p>64,6412443988439</text:p>
          </table:table-cell>
          <table:table-cell office:value-type="float" office:value="117.12900480655" calcext:value-type="float">
            <text:p>117,12900480655</text:p>
          </table:table-cell>
        </table:table-row>
        <table:table-row table:style-name="ro1">
          <table:table-cell office:value-type="float" office:value="10.9458691456635" calcext:value-type="float">
            <text:p>10,9458691456635</text:p>
          </table:table-cell>
          <table:table-cell office:value-type="float" office:value="19.9597797453962" calcext:value-type="float">
            <text:p>19,9597797453962</text:p>
          </table:table-cell>
          <table:table-cell office:value-type="float" office:value="59.8793392361886" calcext:value-type="float">
            <text:p>59,8793392361886</text:p>
          </table:table-cell>
          <table:table-cell office:value-type="float" office:value="143.977234216847" calcext:value-type="float">
            <text:p>143,977234216847</text:p>
          </table:table-cell>
        </table:table-row>
        <table:table-row table:style-name="ro1">
          <table:table-cell office:value-type="float" office:value="17.2930362910944" calcext:value-type="float">
            <text:p>17,2930362910944</text:p>
          </table:table-cell>
          <table:table-cell office:value-type="float" office:value="22.2192890505317" calcext:value-type="float">
            <text:p>22,2192890505317</text:p>
          </table:table-cell>
          <table:table-cell office:value-type="float" office:value="66.6578671515951" calcext:value-type="float">
            <text:p>66,6578671515951</text:p>
          </table:table-cell>
          <table:table-cell office:value-type="float" office:value="162.427918009627" calcext:value-type="float">
            <text:p>162,427918009627</text:p>
          </table:table-cell>
        </table:table-row>
        <table:table-row table:style-name="ro1">
          <table:table-cell office:value-type="float" office:value="14.304468793071" calcext:value-type="float">
            <text:p>14,304468793071</text:p>
          </table:table-cell>
          <table:table-cell office:value-type="float" office:value="25.4420870674498" calcext:value-type="float">
            <text:p>25,4420870674498</text:p>
          </table:table-cell>
          <table:table-cell office:value-type="float" office:value="76.3262612023494" calcext:value-type="float">
            <text:p>76,3262612023494</text:p>
          </table:table-cell>
          <table:table-cell office:value-type="float" office:value="165.768309509059" calcext:value-type="float">
            <text:p>165,768309509059</text:p>
          </table:table-cell>
        </table:table-row>
        <table:table-row table:style-name="ro1">
          <table:table-cell office:value-type="float" office:value="12.2635629985403" calcext:value-type="float">
            <text:p>12,2635629985403</text:p>
          </table:table-cell>
          <table:table-cell office:value-type="float" office:value="17.6497401985559" calcext:value-type="float">
            <text:p>17,6497401985559</text:p>
          </table:table-cell>
          <table:table-cell office:value-type="float" office:value="52.9492205956677" calcext:value-type="float">
            <text:p>52,9492205956677</text:p>
          </table:table-cell>
          <table:table-cell office:value-type="float" office:value="158.569759237163" calcext:value-type="float">
            <text:p>158,569759237163</text:p>
          </table:table-cell>
        </table:table-row>
        <table:table-row table:style-name="ro1">
          <table:table-cell office:value-type="float" office:value="16.9871820199814" calcext:value-type="float">
            <text:p>16,9871820199814</text:p>
          </table:table-cell>
          <table:table-cell office:value-type="float" office:value="27.3607825646855" calcext:value-type="float">
            <text:p>27,3607825646855</text:p>
          </table:table-cell>
          <table:table-cell office:value-type="float" office:value="82.0823476940565" calcext:value-type="float">
            <text:p>82,0823476940565</text:p>
          </table:table-cell>
          <table:table-cell office:value-type="float" office:value="157.24497497801" calcext:value-type="float">
            <text:p>157,24497497801</text:p>
          </table:table-cell>
        </table:table-row>
        <table:table-row table:style-name="ro1">
          <table:table-cell office:value-type="float" office:value="12.6139001737383" calcext:value-type="float">
            <text:p>12,6139001737383</text:p>
          </table:table-cell>
          <table:table-cell office:value-type="float" office:value="28.2192558132529" calcext:value-type="float">
            <text:p>28,2192558132529</text:p>
          </table:table-cell>
          <table:table-cell office:value-type="float" office:value="84.6577674397587" calcext:value-type="float">
            <text:p>84,6577674397587</text:p>
          </table:table-cell>
          <table:table-cell office:value-type="float" office:value="138.827644995833" calcext:value-type="float">
            <text:p>138,827644995833</text:p>
          </table:table-cell>
        </table:table-row>
        <table:table-row table:style-name="ro1">
          <table:table-cell office:value-type="float" office:value="15.102173149603" calcext:value-type="float">
            <text:p>15,102173149603</text:p>
          </table:table-cell>
          <table:table-cell office:value-type="float" office:value="34.7307515095875" calcext:value-type="float">
            <text:p>34,7307515095875</text:p>
          </table:table-cell>
          <table:table-cell office:value-type="float" office:value="104.192254528763" calcext:value-type="float">
            <text:p>104,192254528763</text:p>
          </table:table-cell>
          <table:table-cell office:value-type="float" office:value="116.525137813443" calcext:value-type="float">
            <text:p>116,525137813443</text:p>
          </table:table-cell>
        </table:table-row>
        <table:table-row table:style-name="ro1">
          <table:table-cell office:value-type="float" office:value="15.8531893339469" calcext:value-type="float">
            <text:p>15,8531893339469</text:p>
          </table:table-cell>
          <table:table-cell office:value-type="float" office:value="23.424101674164" calcext:value-type="float">
            <text:p>23,424101674164</text:p>
          </table:table-cell>
          <table:table-cell office:value-type="float" office:value="70.272305022492" calcext:value-type="float">
            <text:p>70,272305022492</text:p>
          </table:table-cell>
          <table:table-cell office:value-type="float" office:value="154.514610167182" calcext:value-type="float">
            <text:p>154,514610167182</text:p>
          </table:table-cell>
        </table:table-row>
        <table:table-row table:style-name="ro1">
          <table:table-cell office:value-type="float" office:value="14.7134250634991" calcext:value-type="float">
            <text:p>14,7134250634991</text:p>
          </table:table-cell>
          <table:table-cell office:value-type="float" office:value="24.8520894694595" calcext:value-type="float">
            <text:p>24,8520894694595</text:p>
          </table:table-cell>
          <table:table-cell office:value-type="float" office:value="74.5562684083785" calcext:value-type="float">
            <text:p>74,5562684083785</text:p>
          </table:table-cell>
          <table:table-cell office:value-type="float" office:value="144.918158830493" calcext:value-type="float">
            <text:p>144,918158830493</text:p>
          </table:table-cell>
        </table:table-row>
        <table:table-row table:style-name="ro1">
          <table:table-cell office:value-type="float" office:value="14.4501054686071" calcext:value-type="float">
            <text:p>14,4501054686071</text:p>
          </table:table-cell>
          <table:table-cell office:value-type="float" office:value="19.0731405855722" calcext:value-type="float">
            <text:p>19,0731405855722</text:p>
          </table:table-cell>
          <table:table-cell office:value-type="float" office:value="57.2194217567166" calcext:value-type="float">
            <text:p>57,2194217567166</text:p>
          </table:table-cell>
          <table:table-cell office:value-type="float" office:value="122.639193651415" calcext:value-type="float">
            <text:p>122,639193651415</text:p>
          </table:table-cell>
        </table:table-row>
        <table:table-row table:style-name="ro1">
          <table:table-cell office:value-type="float" office:value="14.6164003577305" calcext:value-type="float">
            <text:p>14,6164003577305</text:p>
          </table:table-cell>
          <table:table-cell office:value-type="float" office:value="24.9718016780177" calcext:value-type="float">
            <text:p>24,9718016780177</text:p>
          </table:table-cell>
          <table:table-cell office:value-type="float" office:value="74.9154050340531" calcext:value-type="float">
            <text:p>74,9154050340531</text:p>
          </table:table-cell>
          <table:table-cell office:value-type="float" office:value="148.209218915989" calcext:value-type="float">
            <text:p>148,209218915989</text:p>
          </table:table-cell>
        </table:table-row>
        <table:table-row table:style-name="ro1">
          <table:table-cell office:value-type="float" office:value="14.2188760719928" calcext:value-type="float">
            <text:p>14,2188760719928</text:p>
          </table:table-cell>
          <table:table-cell office:value-type="float" office:value="21.2945480722469" calcext:value-type="float">
            <text:p>21,2945480722469</text:p>
          </table:table-cell>
          <table:table-cell office:value-type="float" office:value="63.8836442167407" calcext:value-type="float">
            <text:p>63,8836442167407</text:p>
          </table:table-cell>
          <table:table-cell office:value-type="float" office:value="123.024505684041" calcext:value-type="float">
            <text:p>123,024505684041</text:p>
          </table:table-cell>
        </table:table-row>
        <table:table-row table:style-name="ro1">
          <table:table-cell office:value-type="float" office:value="15.9757415914151" calcext:value-type="float">
            <text:p>15,9757415914151</text:p>
          </table:table-cell>
          <table:table-cell office:value-type="float" office:value="24.8613298272101" calcext:value-type="float">
            <text:p>24,8613298272101</text:p>
          </table:table-cell>
          <table:table-cell office:value-type="float" office:value="74.5839894816303" calcext:value-type="float">
            <text:p>74,5839894816303</text:p>
          </table:table-cell>
          <table:table-cell office:value-type="float" office:value="119.741916817707" calcext:value-type="float">
            <text:p>119,741916817707</text:p>
          </table:table-cell>
        </table:table-row>
        <table:table-row table:style-name="ro1">
          <table:table-cell office:value-type="float" office:value="15.4029734174026" calcext:value-type="float">
            <text:p>15,4029734174026</text:p>
          </table:table-cell>
          <table:table-cell office:value-type="float" office:value="15.3597093619193" calcext:value-type="float">
            <text:p>15,3597093619193</text:p>
          </table:table-cell>
          <table:table-cell office:value-type="float" office:value="46.0791280857579" calcext:value-type="float">
            <text:p>46,0791280857579</text:p>
          </table:table-cell>
          <table:table-cell office:value-type="float" office:value="106.006399537603" calcext:value-type="float">
            <text:p>106,006399537603</text:p>
          </table:table-cell>
        </table:table-row>
        <table:table-row table:style-name="ro1">
          <table:table-cell office:value-type="float" office:value="8.31795624463292" calcext:value-type="float">
            <text:p>8,31795624463292</text:p>
          </table:table-cell>
          <table:table-cell office:value-type="float" office:value="21.5690874376593" calcext:value-type="float">
            <text:p>21,5690874376593</text:p>
          </table:table-cell>
          <table:table-cell office:value-type="float" office:value="64.7072623129779" calcext:value-type="float">
            <text:p>64,7072623129779</text:p>
          </table:table-cell>
          <table:table-cell office:value-type="float" office:value="129.007727733525" calcext:value-type="float">
            <text:p>129,007727733525</text:p>
          </table:table-cell>
        </table:table-row>
        <table:table-row table:style-name="ro1">
          <table:table-cell office:value-type="float" office:value="11.0827859058894" calcext:value-type="float">
            <text:p>11,0827859058894</text:p>
          </table:table-cell>
          <table:table-cell office:value-type="float" office:value="28.1724694044586" calcext:value-type="float">
            <text:p>28,1724694044586</text:p>
          </table:table-cell>
          <table:table-cell office:value-type="float" office:value="84.5174082133758" calcext:value-type="float">
            <text:p>84,5174082133758</text:p>
          </table:table-cell>
          <table:table-cell office:value-type="float" office:value="98.1485942948422" calcext:value-type="float">
            <text:p>98,1485942948422</text:p>
          </table:table-cell>
        </table:table-row>
        <table:table-row table:style-name="ro1">
          <table:table-cell office:value-type="float" office:value="14.8925975681247" calcext:value-type="float">
            <text:p>14,8925975681247</text:p>
          </table:table-cell>
          <table:table-cell office:value-type="float" office:value="20.6102099152984" calcext:value-type="float">
            <text:p>20,6102099152984</text:p>
          </table:table-cell>
          <table:table-cell office:value-type="float" office:value="61.8306297458952" calcext:value-type="float">
            <text:p>61,8306297458952</text:p>
          </table:table-cell>
          <table:table-cell office:value-type="float" office:value="131.535758394348" calcext:value-type="float">
            <text:p>131,535758394348</text:p>
          </table:table-cell>
        </table:table-row>
        <table:table-row table:style-name="ro1">
          <table:table-cell office:value-type="float" office:value="12.0111629052858" calcext:value-type="float">
            <text:p>12,0111629052858</text:p>
          </table:table-cell>
          <table:table-cell office:value-type="float" office:value="27.8963561959655" calcext:value-type="float">
            <text:p>27,8963561959655</text:p>
          </table:table-cell>
          <table:table-cell office:value-type="float" office:value="83.6890685878965" calcext:value-type="float">
            <text:p>83,6890685878965</text:p>
          </table:table-cell>
          <table:table-cell office:value-type="float" office:value="120.449279475584" calcext:value-type="float">
            <text:p>120,449279475584</text:p>
          </table:table-cell>
        </table:table-row>
        <table:table-row table:style-name="ro1">
          <table:table-cell office:value-type="float" office:value="16.8480272201" calcext:value-type="float">
            <text:p>16,8480272201</text:p>
          </table:table-cell>
          <table:table-cell office:value-type="float" office:value="23.6135817565803" calcext:value-type="float">
            <text:p>23,6135817565803</text:p>
          </table:table-cell>
          <table:table-cell office:value-type="float" office:value="70.8407452697409" calcext:value-type="float">
            <text:p>70,8407452697409</text:p>
          </table:table-cell>
          <table:table-cell office:value-type="float" office:value="108.001605663804" calcext:value-type="float">
            <text:p>108,001605663804</text:p>
          </table:table-cell>
        </table:table-row>
        <table:table-row table:style-name="ro1">
          <table:table-cell office:value-type="float" office:value="14.8303250175775" calcext:value-type="float">
            <text:p>14,8303250175775</text:p>
          </table:table-cell>
          <table:table-cell office:value-type="float" office:value="26.9075299763114" calcext:value-type="float">
            <text:p>26,9075299763114</text:p>
          </table:table-cell>
          <table:table-cell office:value-type="float" office:value="80.7225899289342" calcext:value-type="float">
            <text:p>80,7225899289342</text:p>
          </table:table-cell>
          <table:table-cell office:value-type="float" office:value="117.390707076815" calcext:value-type="float">
            <text:p>117,390707076815</text:p>
          </table:table-cell>
        </table:table-row>
        <table:table-row table:style-name="ro1">
          <table:table-cell office:value-type="float" office:value="17.293982692069" calcext:value-type="float">
            <text:p>17,293982692069</text:p>
          </table:table-cell>
          <table:table-cell office:value-type="float" office:value="24.2238373870133" calcext:value-type="float">
            <text:p>24,2238373870133</text:p>
          </table:table-cell>
          <table:table-cell office:value-type="float" office:value="72.6715121610399" calcext:value-type="float">
            <text:p>72,6715121610399</text:p>
          </table:table-cell>
          <table:table-cell office:value-type="float" office:value="131.013915150941" calcext:value-type="float">
            <text:p>131,013915150941</text:p>
          </table:table-cell>
        </table:table-row>
        <table:table-row table:style-name="ro1">
          <table:table-cell office:value-type="float" office:value="11.6291095332566" calcext:value-type="float">
            <text:p>11,6291095332566</text:p>
          </table:table-cell>
          <table:table-cell office:value-type="float" office:value="19.2353521380232" calcext:value-type="float">
            <text:p>19,2353521380232</text:p>
          </table:table-cell>
          <table:table-cell office:value-type="float" office:value="57.7060564140696" calcext:value-type="float">
            <text:p>57,7060564140696</text:p>
          </table:table-cell>
          <table:table-cell office:value-type="float" office:value="138.187425094881" calcext:value-type="float">
            <text:p>138,187425094881</text:p>
          </table:table-cell>
        </table:table-row>
        <table:table-row table:style-name="ro1">
          <table:table-cell office:value-type="float" office:value="7.35851801127824" calcext:value-type="float">
            <text:p>7,35851801127824</text:p>
          </table:table-cell>
          <table:table-cell office:value-type="float" office:value="22.6204551886884" calcext:value-type="float">
            <text:p>22,6204551886884</text:p>
          </table:table-cell>
          <table:table-cell office:value-type="float" office:value="67.8613655660652" calcext:value-type="float">
            <text:p>67,8613655660652</text:p>
          </table:table-cell>
          <table:table-cell office:value-type="float" office:value="130.247835672854" calcext:value-type="float">
            <text:p>130,247835672854</text:p>
          </table:table-cell>
        </table:table-row>
        <table:table-row table:style-name="ro1">
          <table:table-cell office:value-type="float" office:value="9.52827024342581" calcext:value-type="float">
            <text:p>9,52827024342581</text:p>
          </table:table-cell>
          <table:table-cell office:value-type="float" office:value="22.8946937209847" calcext:value-type="float">
            <text:p>22,8946937209847</text:p>
          </table:table-cell>
          <table:table-cell office:value-type="float" office:value="68.6840811629541" calcext:value-type="float">
            <text:p>68,6840811629541</text:p>
          </table:table-cell>
          <table:table-cell office:value-type="float" office:value="134.055374273093" calcext:value-type="float">
            <text:p>134,055374273093</text:p>
          </table:table-cell>
        </table:table-row>
        <table:table-row table:style-name="ro1">
          <table:table-cell office:value-type="float" office:value="11.2144437373633" calcext:value-type="float">
            <text:p>11,2144437373633</text:p>
          </table:table-cell>
          <table:table-cell office:value-type="float" office:value="33.1027552331352" calcext:value-type="float">
            <text:p>33,1027552331352</text:p>
          </table:table-cell>
          <table:table-cell office:value-type="float" office:value="99.3082656994056" calcext:value-type="float">
            <text:p>99,3082656994056</text:p>
          </table:table-cell>
          <table:table-cell office:value-type="float" office:value="168.730705279223" calcext:value-type="float">
            <text:p>168,730705279223</text:p>
          </table:table-cell>
        </table:table-row>
        <table:table-row table:style-name="ro1">
          <table:table-cell office:value-type="float" office:value="12.8471943506584" calcext:value-type="float">
            <text:p>12,8471943506584</text:p>
          </table:table-cell>
          <table:table-cell office:value-type="float" office:value="27.1527760423791" calcext:value-type="float">
            <text:p>27,1527760423791</text:p>
          </table:table-cell>
          <table:table-cell office:value-type="float" office:value="81.4583281271373" calcext:value-type="float">
            <text:p>81,4583281271373</text:p>
          </table:table-cell>
          <table:table-cell office:value-type="float" office:value="101.130496128193" calcext:value-type="float">
            <text:p>101,130496128193</text:p>
          </table:table-cell>
        </table:table-row>
        <table:table-row table:style-name="ro1">
          <table:table-cell office:value-type="float" office:value="11.6708610859244" calcext:value-type="float">
            <text:p>11,6708610859244</text:p>
          </table:table-cell>
          <table:table-cell office:value-type="float" office:value="19.6986136788547" calcext:value-type="float">
            <text:p>19,6986136788547</text:p>
          </table:table-cell>
          <table:table-cell office:value-type="float" office:value="59.0958410365641" calcext:value-type="float">
            <text:p>59,0958410365641</text:p>
          </table:table-cell>
          <table:table-cell office:value-type="float" office:value="91.9356688798528" calcext:value-type="float">
            <text:p>91,9356688798528</text:p>
          </table:table-cell>
        </table:table-row>
        <table:table-row table:style-name="ro1">
          <table:table-cell office:value-type="float" office:value="17.8846058438992" calcext:value-type="float">
            <text:p>17,8846058438992</text:p>
          </table:table-cell>
          <table:table-cell office:value-type="float" office:value="16.9996857540045" calcext:value-type="float">
            <text:p>16,9996857540045</text:p>
          </table:table-cell>
          <table:table-cell office:value-type="float" office:value="50.9990572620135" calcext:value-type="float">
            <text:p>50,9990572620135</text:p>
          </table:table-cell>
          <table:table-cell office:value-type="float" office:value="113.914928455951" calcext:value-type="float">
            <text:p>113,914928455951</text:p>
          </table:table-cell>
        </table:table-row>
        <table:table-row table:style-name="ro1">
          <table:table-cell office:value-type="float" office:value="14.7499309043535" calcext:value-type="float">
            <text:p>14,7499309043535</text:p>
          </table:table-cell>
          <table:table-cell office:value-type="float" office:value="24.249437434031" calcext:value-type="float">
            <text:p>24,249437434031</text:p>
          </table:table-cell>
          <table:table-cell office:value-type="float" office:value="72.748312302093" calcext:value-type="float">
            <text:p>72,748312302093</text:p>
          </table:table-cell>
          <table:table-cell office:value-type="float" office:value="145.614646051521" calcext:value-type="float">
            <text:p>145,614646051521</text:p>
          </table:table-cell>
        </table:table-row>
        <table:table-row table:style-name="ro1">
          <table:table-cell office:value-type="float" office:value="16.7356697084749" calcext:value-type="float">
            <text:p>16,7356697084749</text:p>
          </table:table-cell>
          <table:table-cell office:value-type="float" office:value="25.0526414377903" calcext:value-type="float">
            <text:p>25,0526414377903</text:p>
          </table:table-cell>
          <table:table-cell office:value-type="float" office:value="75.1579243133709" calcext:value-type="float">
            <text:p>75,1579243133709</text:p>
          </table:table-cell>
          <table:table-cell office:value-type="float" office:value="117.645521688155" calcext:value-type="float">
            <text:p>117,645521688155</text:p>
          </table:table-cell>
        </table:table-row>
        <table:table-row table:style-name="ro1">
          <table:table-cell office:value-type="float" office:value="15.741057676711" calcext:value-type="float">
            <text:p>15,741057676711</text:p>
          </table:table-cell>
          <table:table-cell office:value-type="float" office:value="22.4410213479988" calcext:value-type="float">
            <text:p>22,4410213479988</text:p>
          </table:table-cell>
          <table:table-cell office:value-type="float" office:value="67.3230640439964" calcext:value-type="float">
            <text:p>67,3230640439964</text:p>
          </table:table-cell>
          <table:table-cell office:value-type="float" office:value="112.529808907816" calcext:value-type="float">
            <text:p>112,529808907816</text:p>
          </table:table-cell>
        </table:table-row>
        <table:table-row table:style-name="ro1">
          <table:table-cell office:value-type="float" office:value="14.7315482077724" calcext:value-type="float">
            <text:p>14,7315482077724</text:p>
          </table:table-cell>
          <table:table-cell office:value-type="float" office:value="24.4094329616707" calcext:value-type="float">
            <text:p>24,4094329616707</text:p>
          </table:table-cell>
          <table:table-cell office:value-type="float" office:value="73.2282988850121" calcext:value-type="float">
            <text:p>73,2282988850121</text:p>
          </table:table-cell>
          <table:table-cell office:value-type="float" office:value="110.033961555672" calcext:value-type="float">
            <text:p>110,033961555672</text:p>
          </table:table-cell>
        </table:table-row>
        <table:table-row table:style-name="ro1">
          <table:table-cell office:value-type="float" office:value="16.108996325524" calcext:value-type="float">
            <text:p>16,108996325524</text:p>
          </table:table-cell>
          <table:table-cell office:value-type="float" office:value="22.7714355284369" calcext:value-type="float">
            <text:p>22,7714355284369</text:p>
          </table:table-cell>
          <table:table-cell office:value-type="float" office:value="68.3143065853107" calcext:value-type="float">
            <text:p>68,3143065853107</text:p>
          </table:table-cell>
          <table:table-cell office:value-type="float" office:value="150.837540724346" calcext:value-type="float">
            <text:p>150,837540724346</text:p>
          </table:table-cell>
        </table:table-row>
        <table:table-row table:style-name="ro1">
          <table:table-cell office:value-type="float" office:value="13.3476076140719" calcext:value-type="float">
            <text:p>13,3476076140719</text:p>
          </table:table-cell>
          <table:table-cell office:value-type="float" office:value="20.5028312316229" calcext:value-type="float">
            <text:p>20,5028312316229</text:p>
          </table:table-cell>
          <table:table-cell office:value-type="float" office:value="61.5084936948687" calcext:value-type="float">
            <text:p>61,5084936948687</text:p>
          </table:table-cell>
          <table:table-cell office:value-type="float" office:value="157.119363990693" calcext:value-type="float">
            <text:p>157,119363990693</text:p>
          </table:table-cell>
        </table:table-row>
        <table:table-row table:style-name="ro1">
          <table:table-cell office:value-type="float" office:value="15.1698716595983" calcext:value-type="float">
            <text:p>15,1698716595983</text:p>
          </table:table-cell>
          <table:table-cell office:value-type="float" office:value="29.437605113231" calcext:value-type="float">
            <text:p>29,437605113231</text:p>
          </table:table-cell>
          <table:table-cell office:value-type="float" office:value="88.312815339693" calcext:value-type="float">
            <text:p>88,312815339693</text:p>
          </table:table-cell>
          <table:table-cell office:value-type="float" office:value="175.059701705195" calcext:value-type="float">
            <text:p>175,059701705195</text:p>
          </table:table-cell>
        </table:table-row>
        <table:table-row table:style-name="ro1">
          <table:table-cell office:value-type="float" office:value="18.8761327693022" calcext:value-type="float">
            <text:p>18,8761327693022</text:p>
          </table:table-cell>
          <table:table-cell office:value-type="float" office:value="25.3126984676702" calcext:value-type="float">
            <text:p>25,3126984676702</text:p>
          </table:table-cell>
          <table:table-cell office:value-type="float" office:value="75.9380954030106" calcext:value-type="float">
            <text:p>75,9380954030106</text:p>
          </table:table-cell>
          <table:table-cell office:value-type="float" office:value="154.923790526256" calcext:value-type="float">
            <text:p>154,923790526256</text:p>
          </table:table-cell>
        </table:table-row>
        <table:table-row table:style-name="ro1">
          <table:table-cell office:value-type="float" office:value="17.0681414688497" calcext:value-type="float">
            <text:p>17,0681414688497</text:p>
          </table:table-cell>
          <table:table-cell office:value-type="float" office:value="26.6016126965696" calcext:value-type="float">
            <text:p>26,6016126965696</text:p>
          </table:table-cell>
          <table:table-cell office:value-type="float" office:value="79.8048380897088" calcext:value-type="float">
            <text:p>79,8048380897088</text:p>
          </table:table-cell>
          <table:table-cell office:value-type="float" office:value="162.915497474727" calcext:value-type="float">
            <text:p>162,915497474727</text:p>
          </table:table-cell>
        </table:table-row>
        <table:table-row table:style-name="ro1">
          <table:table-cell office:value-type="float" office:value="13.3075742067515" calcext:value-type="float">
            <text:p>13,3075742067515</text:p>
          </table:table-cell>
          <table:table-cell office:value-type="float" office:value="23.1626054677686" calcext:value-type="float">
            <text:p>23,1626054677686</text:p>
          </table:table-cell>
          <table:table-cell office:value-type="float" office:value="69.4878164033058" calcext:value-type="float">
            <text:p>69,4878164033058</text:p>
          </table:table-cell>
          <table:table-cell office:value-type="float" office:value="141.494922700848" calcext:value-type="float">
            <text:p>141,494922700848</text:p>
          </table:table-cell>
        </table:table-row>
        <table:table-row table:style-name="ro1">
          <table:table-cell office:value-type="float" office:value="12.5078909767578" calcext:value-type="float">
            <text:p>12,5078909767578</text:p>
          </table:table-cell>
          <table:table-cell office:value-type="float" office:value="17.5869503019627" calcext:value-type="float">
            <text:p>17,5869503019627</text:p>
          </table:table-cell>
          <table:table-cell office:value-type="float" office:value="52.7608509058881" calcext:value-type="float">
            <text:p>52,7608509058881</text:p>
          </table:table-cell>
          <table:table-cell office:value-type="float" office:value="136.044253085854" calcext:value-type="float">
            <text:p>136,044253085854</text:p>
          </table:table-cell>
        </table:table-row>
        <table:table-row table:style-name="ro1">
          <table:table-cell office:value-type="float" office:value="12.4866211722231" calcext:value-type="float">
            <text:p>12,4866211722231</text:p>
          </table:table-cell>
          <table:table-cell office:value-type="float" office:value="22.4616616700608" calcext:value-type="float">
            <text:p>22,4616616700608</text:p>
          </table:table-cell>
          <table:table-cell office:value-type="float" office:value="67.3849850101824" calcext:value-type="float">
            <text:p>67,3849850101824</text:p>
          </table:table-cell>
          <table:table-cell office:value-type="float" office:value="163.483931055579" calcext:value-type="float">
            <text:p>163,483931055579</text:p>
          </table:table-cell>
        </table:table-row>
        <table:table-row table:style-name="ro1">
          <table:table-cell office:value-type="float" office:value="15.3941170770871" calcext:value-type="float">
            <text:p>15,3941170770871</text:p>
          </table:table-cell>
          <table:table-cell office:value-type="float" office:value="23.3760407777742" calcext:value-type="float">
            <text:p>23,3760407777742</text:p>
          </table:table-cell>
          <table:table-cell office:value-type="float" office:value="70.1281223333226" calcext:value-type="float">
            <text:p>70,1281223333226</text:p>
          </table:table-cell>
          <table:table-cell office:value-type="float" office:value="143.394204812232" calcext:value-type="float">
            <text:p>143,394204812232</text:p>
          </table:table-cell>
        </table:table-row>
        <table:table-row table:style-name="ro1">
          <table:table-cell office:value-type="float" office:value="12.8675111610583" calcext:value-type="float">
            <text:p>12,8675111610583</text:p>
          </table:table-cell>
          <table:table-cell office:value-type="float" office:value="21.4950135684969" calcext:value-type="float">
            <text:p>21,4950135684969</text:p>
          </table:table-cell>
          <table:table-cell office:value-type="float" office:value="64.4850407054907" calcext:value-type="float">
            <text:p>64,4850407054907</text:p>
          </table:table-cell>
          <table:table-cell office:value-type="float" office:value="148.135936643666" calcext:value-type="float">
            <text:p>148,135936643666</text:p>
          </table:table-cell>
        </table:table-row>
        <table:table-row table:style-name="ro1">
          <table:table-cell office:value-type="float" office:value="10.5742190577002" calcext:value-type="float">
            <text:p>10,5742190577002</text:p>
          </table:table-cell>
          <table:table-cell office:value-type="float" office:value="24.2749529761533" calcext:value-type="float">
            <text:p>24,2749529761533</text:p>
          </table:table-cell>
          <table:table-cell office:value-type="float" office:value="72.8248589284599" calcext:value-type="float">
            <text:p>72,8248589284599</text:p>
          </table:table-cell>
          <table:table-cell office:value-type="float" office:value="128.944106837238" calcext:value-type="float">
            <text:p>128,944106837238</text:p>
          </table:table-cell>
        </table:table-row>
        <table:table-row table:style-name="ro1">
          <table:table-cell office:value-type="float" office:value="13.7250299921462" calcext:value-type="float">
            <text:p>13,7250299921462</text:p>
          </table:table-cell>
          <table:table-cell office:value-type="float" office:value="18.8463508133398" calcext:value-type="float">
            <text:p>18,8463508133398</text:p>
          </table:table-cell>
          <table:table-cell office:value-type="float" office:value="56.5390524400194" calcext:value-type="float">
            <text:p>56,5390524400194</text:p>
          </table:table-cell>
          <table:table-cell office:value-type="float" office:value="140.5466294622" calcext:value-type="float">
            <text:p>140,5466294622</text:p>
          </table:table-cell>
        </table:table-row>
        <table:table-row table:style-name="ro1">
          <table:table-cell office:value-type="float" office:value="13.6049434348179" calcext:value-type="float">
            <text:p>13,6049434348179</text:p>
          </table:table-cell>
          <table:table-cell office:value-type="float" office:value="22.5069425472417" calcext:value-type="float">
            <text:p>22,5069425472417</text:p>
          </table:table-cell>
          <table:table-cell office:value-type="float" office:value="67.5208276417251" calcext:value-type="float">
            <text:p>67,5208276417251</text:p>
          </table:table-cell>
          <table:table-cell office:value-type="float" office:value="119.036030652745" calcext:value-type="float">
            <text:p>119,036030652745</text:p>
          </table:table-cell>
        </table:table-row>
        <table:table-row table:style-name="ro1">
          <table:table-cell office:value-type="float" office:value="12.3057625826109" calcext:value-type="float">
            <text:p>12,3057625826109</text:p>
          </table:table-cell>
          <table:table-cell office:value-type="float" office:value="23.2315018556002" calcext:value-type="float">
            <text:p>23,2315018556002</text:p>
          </table:table-cell>
          <table:table-cell office:value-type="float" office:value="69.6945055668006" calcext:value-type="float">
            <text:p>69,6945055668006</text:p>
          </table:table-cell>
          <table:table-cell office:value-type="float" office:value="126.770307960011" calcext:value-type="float">
            <text:p>126,770307960011</text:p>
          </table:table-cell>
        </table:table-row>
        <table:table-row table:style-name="ro1">
          <table:table-cell office:value-type="float" office:value="11.8715533937171" calcext:value-type="float">
            <text:p>11,8715533937171</text:p>
          </table:table-cell>
          <table:table-cell office:value-type="float" office:value="23.9395589947729" calcext:value-type="float">
            <text:p>23,9395589947729</text:p>
          </table:table-cell>
          <table:table-cell office:value-type="float" office:value="71.8186769843187" calcext:value-type="float">
            <text:p>71,8186769843187</text:p>
          </table:table-cell>
          <table:table-cell office:value-type="float" office:value="163.360000962988" calcext:value-type="float">
            <text:p>163,360000962988</text:p>
          </table:table-cell>
        </table:table-row>
        <table:table-row table:style-name="ro1">
          <table:table-cell office:value-type="float" office:value="14.8913574885432" calcext:value-type="float">
            <text:p>14,8913574885432</text:p>
          </table:table-cell>
          <table:table-cell office:value-type="float" office:value="25.4454212747767" calcext:value-type="float">
            <text:p>25,4454212747767</text:p>
          </table:table-cell>
          <table:table-cell office:value-type="float" office:value="76.3362638243301" calcext:value-type="float">
            <text:p>76,3362638243301</text:p>
          </table:table-cell>
          <table:table-cell office:value-type="float" office:value="144.94165061211" calcext:value-type="float">
            <text:p>144,94165061211</text:p>
          </table:table-cell>
        </table:table-row>
        <table:table-row table:style-name="ro1">
          <table:table-cell office:value-type="float" office:value="13.1687812494709" calcext:value-type="float">
            <text:p>13,1687812494709</text:p>
          </table:table-cell>
          <table:table-cell office:value-type="float" office:value="20.9570788200688" calcext:value-type="float">
            <text:p>20,9570788200688</text:p>
          </table:table-cell>
          <table:table-cell office:value-type="float" office:value="62.8712364602064" calcext:value-type="float">
            <text:p>62,8712364602064</text:p>
          </table:table-cell>
          <table:table-cell office:value-type="float" office:value="152.375384835943" calcext:value-type="float">
            <text:p>152,375384835943</text:p>
          </table:table-cell>
        </table:table-row>
        <table:table-row table:style-name="ro1">
          <table:table-cell office:value-type="float" office:value="15.9805192513579" calcext:value-type="float">
            <text:p>15,9805192513579</text:p>
          </table:table-cell>
          <table:table-cell office:value-type="float" office:value="19.3809827130552" calcext:value-type="float">
            <text:p>19,3809827130552</text:p>
          </table:table-cell>
          <table:table-cell office:value-type="float" office:value="58.1429481391656" calcext:value-type="float">
            <text:p>58,1429481391656</text:p>
          </table:table-cell>
          <table:table-cell office:value-type="float" office:value="130.831795925499" calcext:value-type="float">
            <text:p>130,831795925499</text:p>
          </table:table-cell>
        </table:table-row>
        <table:table-row table:style-name="ro1">
          <table:table-cell office:value-type="float" office:value="11.1235703442617" calcext:value-type="float">
            <text:p>11,1235703442617</text:p>
          </table:table-cell>
          <table:table-cell office:value-type="float" office:value="25.667680975894" calcext:value-type="float">
            <text:p>25,667680975894</text:p>
          </table:table-cell>
          <table:table-cell office:value-type="float" office:value="77.003042927682" calcext:value-type="float">
            <text:p>77,003042927682</text:p>
          </table:table-cell>
          <table:table-cell office:value-type="float" office:value="129.249312854066" calcext:value-type="float">
            <text:p>129,249312854066</text:p>
          </table:table-cell>
        </table:table-row>
        <table:table-row table:style-name="ro1">
          <table:table-cell office:value-type="float" office:value="13.3910919102196" calcext:value-type="float">
            <text:p>13,3910919102196</text:p>
          </table:table-cell>
          <table:table-cell office:value-type="float" office:value="25.0061632934148" calcext:value-type="float">
            <text:p>25,0061632934148</text:p>
          </table:table-cell>
          <table:table-cell office:value-type="float" office:value="75.0184898802444" calcext:value-type="float">
            <text:p>75,0184898802444</text:p>
          </table:table-cell>
          <table:table-cell office:value-type="float" office:value="129.891680970919" calcext:value-type="float">
            <text:p>129,891680970919</text:p>
          </table:table-cell>
        </table:table-row>
        <table:table-row table:style-name="ro1">
          <table:table-cell office:value-type="float" office:value="10.7327977332385" calcext:value-type="float">
            <text:p>10,7327977332385</text:p>
          </table:table-cell>
          <table:table-cell office:value-type="float" office:value="23.2337852516024" calcext:value-type="float">
            <text:p>23,2337852516024</text:p>
          </table:table-cell>
          <table:table-cell office:value-type="float" office:value="69.7013557548072" calcext:value-type="float">
            <text:p>69,7013557548072</text:p>
          </table:table-cell>
          <table:table-cell office:value-type="float" office:value="120.931861369579" calcext:value-type="float">
            <text:p>120,931861369579</text:p>
          </table:table-cell>
        </table:table-row>
        <table:table-row table:style-name="ro1">
          <table:table-cell office:value-type="float" office:value="17.2602387924644" calcext:value-type="float">
            <text:p>17,2602387924644</text:p>
          </table:table-cell>
          <table:table-cell office:value-type="float" office:value="19.2735274694865" calcext:value-type="float">
            <text:p>19,2735274694865</text:p>
          </table:table-cell>
          <table:table-cell office:value-type="float" office:value="57.8205824084595" calcext:value-type="float">
            <text:p>57,8205824084595</text:p>
          </table:table-cell>
          <table:table-cell office:value-type="float" office:value="112.341726155496" calcext:value-type="float">
            <text:p>112,341726155496</text:p>
          </table:table-cell>
        </table:table-row>
        <table:table-row table:style-name="ro1">
          <table:table-cell office:value-type="float" office:value="16.3598878638372" calcext:value-type="float">
            <text:p>16,3598878638372</text:p>
          </table:table-cell>
          <table:table-cell office:value-type="float" office:value="23.6573121855372" calcext:value-type="float">
            <text:p>23,6573121855372</text:p>
          </table:table-cell>
          <table:table-cell office:value-type="float" office:value="70.9719365566116" calcext:value-type="float">
            <text:p>70,9719365566116</text:p>
          </table:table-cell>
          <table:table-cell office:value-type="float" office:value="134.22722417153" calcext:value-type="float">
            <text:p>134,22722417153</text:p>
          </table:table-cell>
        </table:table-row>
        <table:table-row table:style-name="ro1">
          <table:table-cell office:value-type="float" office:value="22.8921291043857" calcext:value-type="float">
            <text:p>22,8921291043857</text:p>
          </table:table-cell>
          <table:table-cell office:value-type="float" office:value="25.9626730617788" calcext:value-type="float">
            <text:p>25,9626730617788</text:p>
          </table:table-cell>
          <table:table-cell office:value-type="float" office:value="77.8880191853364" calcext:value-type="float">
            <text:p>77,8880191853364</text:p>
          </table:table-cell>
          <table:table-cell office:value-type="float" office:value="112.190414062425" calcext:value-type="float">
            <text:p>112,190414062425</text:p>
          </table:table-cell>
        </table:table-row>
        <table:table-row table:style-name="ro1">
          <table:table-cell office:value-type="float" office:value="8.6054275489189" calcext:value-type="float">
            <text:p>8,6054275489189</text:p>
          </table:table-cell>
          <table:table-cell office:value-type="float" office:value="19.6181411241039" calcext:value-type="float">
            <text:p>19,6181411241039</text:p>
          </table:table-cell>
          <table:table-cell office:value-type="float" office:value="58.8544233723117" calcext:value-type="float">
            <text:p>58,8544233723117</text:p>
          </table:table-cell>
          <table:table-cell office:value-type="float" office:value="144.249407308451" calcext:value-type="float">
            <text:p>144,249407308451</text:p>
          </table:table-cell>
        </table:table-row>
        <table:table-row table:style-name="ro1">
          <table:table-cell office:value-type="float" office:value="17.7213775242437" calcext:value-type="float">
            <text:p>17,7213775242437</text:p>
          </table:table-cell>
          <table:table-cell office:value-type="float" office:value="27.3353712085564" calcext:value-type="float">
            <text:p>27,3353712085564</text:p>
          </table:table-cell>
          <table:table-cell office:value-type="float" office:value="82.0061136256692" calcext:value-type="float">
            <text:p>82,0061136256692</text:p>
          </table:table-cell>
          <table:table-cell office:value-type="float" office:value="115.882840128706" calcext:value-type="float">
            <text:p>115,882840128706</text:p>
          </table:table-cell>
        </table:table-row>
        <table:table-row table:style-name="ro1">
          <table:table-cell office:value-type="float" office:value="15.2125955913423" calcext:value-type="float">
            <text:p>15,2125955913423</text:p>
          </table:table-cell>
          <table:table-cell office:value-type="float" office:value="21.472734248531" calcext:value-type="float">
            <text:p>21,472734248531</text:p>
          </table:table-cell>
          <table:table-cell office:value-type="float" office:value="64.418202745593" calcext:value-type="float">
            <text:p>64,418202745593</text:p>
          </table:table-cell>
          <table:table-cell office:value-type="float" office:value="134.966660797714" calcext:value-type="float">
            <text:p>134,966660797714</text:p>
          </table:table-cell>
        </table:table-row>
        <table:table-row table:style-name="ro1">
          <table:table-cell office:value-type="float" office:value="12.9196564572177" calcext:value-type="float">
            <text:p>12,9196564572177</text:p>
          </table:table-cell>
          <table:table-cell office:value-type="float" office:value="24.7534097976346" calcext:value-type="float">
            <text:p>24,7534097976346</text:p>
          </table:table-cell>
          <table:table-cell office:value-type="float" office:value="74.2602293929038" calcext:value-type="float">
            <text:p>74,2602293929038</text:p>
          </table:table-cell>
          <table:table-cell office:value-type="float" office:value="158.202282925981" calcext:value-type="float">
            <text:p>158,202282925981</text:p>
          </table:table-cell>
        </table:table-row>
        <table:table-row table:style-name="ro1">
          <table:table-cell office:value-type="float" office:value="16.8893471889103" calcext:value-type="float">
            <text:p>16,8893471889103</text:p>
          </table:table-cell>
          <table:table-cell office:value-type="float" office:value="25.0002460249512" calcext:value-type="float">
            <text:p>25,0002460249512</text:p>
          </table:table-cell>
          <table:table-cell office:value-type="float" office:value="75.0007380748536" calcext:value-type="float">
            <text:p>75,0007380748536</text:p>
          </table:table-cell>
          <table:table-cell office:value-type="float" office:value="128.342852721589" calcext:value-type="float">
            <text:p>128,342852721589</text:p>
          </table:table-cell>
        </table:table-row>
        <table:table-row table:style-name="ro1">
          <table:table-cell office:value-type="float" office:value="12.514659099004" calcext:value-type="float">
            <text:p>12,514659099004</text:p>
          </table:table-cell>
          <table:table-cell office:value-type="float" office:value="24.0072263617687" calcext:value-type="float">
            <text:p>24,0072263617687</text:p>
          </table:table-cell>
          <table:table-cell office:value-type="float" office:value="72.0216790853061" calcext:value-type="float">
            <text:p>72,0216790853061</text:p>
          </table:table-cell>
          <table:table-cell office:value-type="float" office:value="100.927870347665" calcext:value-type="float">
            <text:p>100,927870347665</text:p>
          </table:table-cell>
        </table:table-row>
        <table:table-row table:style-name="ro1">
          <table:table-cell office:value-type="float" office:value="13.756697893185" calcext:value-type="float">
            <text:p>13,756697893185</text:p>
          </table:table-cell>
          <table:table-cell office:value-type="float" office:value="17.0349722672949" calcext:value-type="float">
            <text:p>17,0349722672949</text:p>
          </table:table-cell>
          <table:table-cell office:value-type="float" office:value="51.1049168018847" calcext:value-type="float">
            <text:p>51,1049168018847</text:p>
          </table:table-cell>
          <table:table-cell office:value-type="float" office:value="143.506528025849" calcext:value-type="float">
            <text:p>143,506528025849</text:p>
          </table:table-cell>
        </table:table-row>
        <table:table-row table:style-name="ro1">
          <table:table-cell office:value-type="float" office:value="17.9802660291173" calcext:value-type="float">
            <text:p>17,9802660291173</text:p>
          </table:table-cell>
          <table:table-cell office:value-type="float" office:value="26.3085298215353" calcext:value-type="float">
            <text:p>26,3085298215353</text:p>
          </table:table-cell>
          <table:table-cell office:value-type="float" office:value="78.9255894646059" calcext:value-type="float">
            <text:p>78,9255894646059</text:p>
          </table:table-cell>
          <table:table-cell office:value-type="float" office:value="122.554241572516" calcext:value-type="float">
            <text:p>122,554241572516</text:p>
          </table:table-cell>
        </table:table-row>
        <table:table-row table:style-name="ro1">
          <table:table-cell office:value-type="float" office:value="13.0506021089568" calcext:value-type="float">
            <text:p>13,0506021089568</text:p>
          </table:table-cell>
          <table:table-cell office:value-type="float" office:value="22.6279574235777" calcext:value-type="float">
            <text:p>22,6279574235777</text:p>
          </table:table-cell>
          <table:table-cell office:value-type="float" office:value="67.8838722707331" calcext:value-type="float">
            <text:p>67,8838722707331</text:p>
          </table:table-cell>
          <table:table-cell office:value-type="float" office:value="136.131557400419" calcext:value-type="float">
            <text:p>136,131557400419</text:p>
          </table:table-cell>
        </table:table-row>
        <table:table-row table:style-name="ro1">
          <table:table-cell office:value-type="float" office:value="9.33915680642669" calcext:value-type="float">
            <text:p>9,33915680642669</text:p>
          </table:table-cell>
          <table:table-cell office:value-type="float" office:value="25.5508558008765" calcext:value-type="float">
            <text:p>25,5508558008765</text:p>
          </table:table-cell>
          <table:table-cell office:value-type="float" office:value="76.6525674026295" calcext:value-type="float">
            <text:p>76,6525674026295</text:p>
          </table:table-cell>
          <table:table-cell office:value-type="float" office:value="103.903079490099" calcext:value-type="float">
            <text:p>103,903079490099</text:p>
          </table:table-cell>
        </table:table-row>
        <table:table-row table:style-name="ro1">
          <table:table-cell office:value-type="float" office:value="14.3563534892321" calcext:value-type="float">
            <text:p>14,3563534892321</text:p>
          </table:table-cell>
          <table:table-cell office:value-type="float" office:value="25.1346972521933" calcext:value-type="float">
            <text:p>25,1346972521933</text:p>
          </table:table-cell>
          <table:table-cell office:value-type="float" office:value="75.4040917565799" calcext:value-type="float">
            <text:p>75,4040917565799</text:p>
          </table:table-cell>
          <table:table-cell office:value-type="float" office:value="148.714199977222" calcext:value-type="float">
            <text:p>148,714199977222</text:p>
          </table:table-cell>
        </table:table-row>
        <table:table-row table:style-name="ro1">
          <table:table-cell office:value-type="float" office:value="12.5690043482327" calcext:value-type="float">
            <text:p>12,5690043482327</text:p>
          </table:table-cell>
          <table:table-cell office:value-type="float" office:value="26.5201579706029" calcext:value-type="float">
            <text:p>26,5201579706029</text:p>
          </table:table-cell>
          <table:table-cell office:value-type="float" office:value="79.5604739118087" calcext:value-type="float">
            <text:p>79,5604739118087</text:p>
          </table:table-cell>
          <table:table-cell office:value-type="float" office:value="205.571460701004" calcext:value-type="float">
            <text:p>205,571460701004</text:p>
          </table:table-cell>
        </table:table-row>
        <table:table-row table:style-name="ro1">
          <table:table-cell office:value-type="float" office:value="14.5668558586981" calcext:value-type="float">
            <text:p>14,5668558586981</text:p>
          </table:table-cell>
          <table:table-cell office:value-type="float" office:value="24.6210035613025" calcext:value-type="float">
            <text:p>24,6210035613025</text:p>
          </table:table-cell>
          <table:table-cell office:value-type="float" office:value="73.8630106839075" calcext:value-type="float">
            <text:p>73,8630106839075</text:p>
          </table:table-cell>
          <table:table-cell office:value-type="float" office:value="138.852667036436" calcext:value-type="float">
            <text:p>138,852667036436</text:p>
          </table:table-cell>
        </table:table-row>
        <table:table-row table:style-name="ro1">
          <table:table-cell office:value-type="float" office:value="15.7089305324005" calcext:value-type="float">
            <text:p>15,7089305324005</text:p>
          </table:table-cell>
          <table:table-cell office:value-type="float" office:value="18.5399472688682" calcext:value-type="float">
            <text:p>18,5399472688682</text:p>
          </table:table-cell>
          <table:table-cell office:value-type="float" office:value="55.6198418066046" calcext:value-type="float">
            <text:p>55,6198418066046</text:p>
          </table:table-cell>
          <table:table-cell office:value-type="float" office:value="139.479049419913" calcext:value-type="float">
            <text:p>139,479049419913</text:p>
          </table:table-cell>
        </table:table-row>
        <table:table-row table:style-name="ro1">
          <table:table-cell office:value-type="float" office:value="17.1430252238041" calcext:value-type="float">
            <text:p>17,1430252238041</text:p>
          </table:table-cell>
          <table:table-cell office:value-type="float" office:value="24.0456265011374" calcext:value-type="float">
            <text:p>24,0456265011374</text:p>
          </table:table-cell>
          <table:table-cell office:value-type="float" office:value="72.1368795034122" calcext:value-type="float">
            <text:p>72,1368795034122</text:p>
          </table:table-cell>
          <table:table-cell office:value-type="float" office:value="142.672417054724" calcext:value-type="float">
            <text:p>142,672417054724</text:p>
          </table:table-cell>
        </table:table-row>
        <table:table-row table:style-name="ro1">
          <table:table-cell office:value-type="float" office:value="16.3196735160835" calcext:value-type="float">
            <text:p>16,3196735160835</text:p>
          </table:table-cell>
          <table:table-cell office:value-type="float" office:value="24.6024203291328" calcext:value-type="float">
            <text:p>24,6024203291328</text:p>
          </table:table-cell>
          <table:table-cell office:value-type="float" office:value="73.8072609873984" calcext:value-type="float">
            <text:p>73,8072609873984</text:p>
          </table:table-cell>
          <table:table-cell office:value-type="float" office:value="115.536933506355" calcext:value-type="float">
            <text:p>115,536933506355</text:p>
          </table:table-cell>
        </table:table-row>
        <table:table-row table:style-name="ro1">
          <table:table-cell office:value-type="float" office:value="14.1750824873088" calcext:value-type="float">
            <text:p>14,1750824873088</text:p>
          </table:table-cell>
          <table:table-cell office:value-type="float" office:value="14.2996179899038" calcext:value-type="float">
            <text:p>14,2996179899038</text:p>
          </table:table-cell>
          <table:table-cell office:value-type="float" office:value="42.8988539697114" calcext:value-type="float">
            <text:p>42,8988539697114</text:p>
          </table:table-cell>
          <table:table-cell office:value-type="float" office:value="149.595959151927" calcext:value-type="float">
            <text:p>149,595959151927</text:p>
          </table:table-cell>
        </table:table-row>
        <table:table-row table:style-name="ro1">
          <table:table-cell office:value-type="float" office:value="14.7211529230873" calcext:value-type="float">
            <text:p>14,7211529230873</text:p>
          </table:table-cell>
          <table:table-cell office:value-type="float" office:value="21.9093814809667" calcext:value-type="float">
            <text:p>21,9093814809667</text:p>
          </table:table-cell>
          <table:table-cell office:value-type="float" office:value="65.7281444429001" calcext:value-type="float">
            <text:p>65,7281444429001</text:p>
          </table:table-cell>
          <table:table-cell office:value-type="float" office:value="111.25800781246" calcext:value-type="float">
            <text:p>111,25800781246</text:p>
          </table:table-cell>
        </table:table-row>
        <table:table-row table:style-name="ro1">
          <table:table-cell office:value-type="float" office:value="17.0563352131443" calcext:value-type="float">
            <text:p>17,0563352131443</text:p>
          </table:table-cell>
          <table:table-cell office:value-type="float" office:value="27.2382212638797" calcext:value-type="float">
            <text:p>27,2382212638797</text:p>
          </table:table-cell>
          <table:table-cell office:value-type="float" office:value="81.7146637916391" calcext:value-type="float">
            <text:p>81,7146637916391</text:p>
          </table:table-cell>
          <table:table-cell office:value-type="float" office:value="123.133716561483" calcext:value-type="float">
            <text:p>123,133716561483</text:p>
          </table:table-cell>
        </table:table-row>
        <table:table-row table:style-name="ro1">
          <table:table-cell office:value-type="float" office:value="15.4205730188315" calcext:value-type="float">
            <text:p>15,4205730188315</text:p>
          </table:table-cell>
          <table:table-cell office:value-type="float" office:value="24.4441224071961" calcext:value-type="float">
            <text:p>24,4441224071961</text:p>
          </table:table-cell>
          <table:table-cell office:value-type="float" office:value="73.3323672215883" calcext:value-type="float">
            <text:p>73,3323672215883</text:p>
          </table:table-cell>
          <table:table-cell office:value-type="float" office:value="119.427517634033" calcext:value-type="float">
            <text:p>119,427517634033</text:p>
          </table:table-cell>
        </table:table-row>
        <table:table-row table:style-name="ro1">
          <table:table-cell office:value-type="float" office:value="13.0539238902094" calcext:value-type="float">
            <text:p>13,0539238902094</text:p>
          </table:table-cell>
          <table:table-cell office:value-type="float" office:value="20.7529983635681" calcext:value-type="float">
            <text:p>20,7529983635681</text:p>
          </table:table-cell>
          <table:table-cell office:value-type="float" office:value="62.2589950907043" calcext:value-type="float">
            <text:p>62,2589950907043</text:p>
          </table:table-cell>
          <table:table-cell office:value-type="float" office:value="163.93884717429" calcext:value-type="float">
            <text:p>163,93884717429</text:p>
          </table:table-cell>
        </table:table-row>
        <table:table-row table:style-name="ro1">
          <table:table-cell office:value-type="float" office:value="13.0601452903924" calcext:value-type="float">
            <text:p>13,0601452903924</text:p>
          </table:table-cell>
          <table:table-cell office:value-type="float" office:value="26.374947867483" calcext:value-type="float">
            <text:p>26,374947867483</text:p>
          </table:table-cell>
          <table:table-cell office:value-type="float" office:value="79.124843602449" calcext:value-type="float">
            <text:p>79,124843602449</text:p>
          </table:table-cell>
          <table:table-cell office:value-type="float" office:value="134.926049284575" calcext:value-type="float">
            <text:p>134,926049284575</text:p>
          </table:table-cell>
        </table:table-row>
        <table:table-row table:style-name="ro1">
          <table:table-cell office:value-type="float" office:value="12.1405461349385" calcext:value-type="float">
            <text:p>12,1405461349385</text:p>
          </table:table-cell>
          <table:table-cell office:value-type="float" office:value="20.6077574757129" calcext:value-type="float">
            <text:p>20,6077574757129</text:p>
          </table:table-cell>
          <table:table-cell office:value-type="float" office:value="61.8232724271387" calcext:value-type="float">
            <text:p>61,8232724271387</text:p>
          </table:table-cell>
          <table:table-cell office:value-type="float" office:value="131.875130369896" calcext:value-type="float">
            <text:p>131,875130369896</text:p>
          </table:table-cell>
        </table:table-row>
        <table:table-row table:style-name="ro1">
          <table:table-cell office:value-type="float" office:value="14.1283159766247" calcext:value-type="float">
            <text:p>14,1283159766247</text:p>
          </table:table-cell>
          <table:table-cell office:value-type="float" office:value="23.9799979216378" calcext:value-type="float">
            <text:p>23,9799979216378</text:p>
          </table:table-cell>
          <table:table-cell office:value-type="float" office:value="71.9399937649134" calcext:value-type="float">
            <text:p>71,9399937649134</text:p>
          </table:table-cell>
          <table:table-cell office:value-type="float" office:value="127.566494285763" calcext:value-type="float">
            <text:p>127,566494285763</text:p>
          </table:table-cell>
        </table:table-row>
        <table:table-row table:style-name="ro1">
          <table:table-cell office:value-type="float" office:value="13.5233205329847" calcext:value-type="float">
            <text:p>13,5233205329847</text:p>
          </table:table-cell>
          <table:table-cell office:value-type="float" office:value="21.7833520218332" calcext:value-type="float">
            <text:p>21,7833520218332</text:p>
          </table:table-cell>
          <table:table-cell office:value-type="float" office:value="65.3500560654996" calcext:value-type="float">
            <text:p>65,3500560654996</text:p>
          </table:table-cell>
          <table:table-cell office:value-type="float" office:value="161.051080542226" calcext:value-type="float">
            <text:p>161,051080542226</text:p>
          </table:table-cell>
        </table:table-row>
        <table:table-row table:style-name="ro1">
          <table:table-cell office:value-type="float" office:value="12.9722841280305" calcext:value-type="float">
            <text:p>12,9722841280305</text:p>
          </table:table-cell>
          <table:table-cell office:value-type="float" office:value="17.3561388635056" calcext:value-type="float">
            <text:p>17,3561388635056</text:p>
          </table:table-cell>
          <table:table-cell office:value-type="float" office:value="52.0684165905168" calcext:value-type="float">
            <text:p>52,0684165905168</text:p>
          </table:table-cell>
          <table:table-cell office:value-type="float" office:value="189.700867461326" calcext:value-type="float">
            <text:p>189,700867461326</text:p>
          </table:table-cell>
        </table:table-row>
        <table:table-row table:style-name="ro1">
          <table:table-cell office:value-type="float" office:value="15.7633477949963" calcext:value-type="float">
            <text:p>15,7633477949963</text:p>
          </table:table-cell>
          <table:table-cell office:value-type="float" office:value="28.965618362544" calcext:value-type="float">
            <text:p>28,965618362544</text:p>
          </table:table-cell>
          <table:table-cell office:value-type="float" office:value="86.896855087632" calcext:value-type="float">
            <text:p>86,896855087632</text:p>
          </table:table-cell>
          <table:table-cell office:value-type="float" office:value="122.557544020325" calcext:value-type="float">
            <text:p>122,557544020325</text:p>
          </table:table-cell>
        </table:table-row>
        <table:table-row table:style-name="ro1">
          <table:table-cell office:value-type="float" office:value="18.8429970057743" calcext:value-type="float">
            <text:p>18,8429970057743</text:p>
          </table:table-cell>
          <table:table-cell office:value-type="float" office:value="22.6604701956663" calcext:value-type="float">
            <text:p>22,6604701956663</text:p>
          </table:table-cell>
          <table:table-cell office:value-type="float" office:value="67.9814105869989" calcext:value-type="float">
            <text:p>67,9814105869989</text:p>
          </table:table-cell>
          <table:table-cell office:value-type="float" office:value="138.027683984804" calcext:value-type="float">
            <text:p>138,027683984804</text:p>
          </table:table-cell>
        </table:table-row>
        <table:table-row table:style-name="ro1">
          <table:table-cell office:value-type="float" office:value="11.0292827336721" calcext:value-type="float">
            <text:p>11,0292827336721</text:p>
          </table:table-cell>
          <table:table-cell office:value-type="float" office:value="15.5773323194872" calcext:value-type="float">
            <text:p>15,5773323194872</text:p>
          </table:table-cell>
          <table:table-cell office:value-type="float" office:value="46.7319969584616" calcext:value-type="float">
            <text:p>46,7319969584616</text:p>
          </table:table-cell>
          <table:table-cell office:value-type="float" office:value="121.697445811586" calcext:value-type="float">
            <text:p>121,697445811586</text:p>
          </table:table-cell>
        </table:table-row>
        <table:table-row table:style-name="ro1">
          <table:table-cell office:value-type="float" office:value="15.9116181693306" calcext:value-type="float">
            <text:p>15,9116181693306</text:p>
          </table:table-cell>
          <table:table-cell office:value-type="float" office:value="21.742607395424" calcext:value-type="float">
            <text:p>21,742607395424</text:p>
          </table:table-cell>
          <table:table-cell office:value-type="float" office:value="65.227822186272" calcext:value-type="float">
            <text:p>65,227822186272</text:p>
          </table:table-cell>
          <table:table-cell office:value-type="float" office:value="151.86038519195" calcext:value-type="float">
            <text:p>151,86038519195</text:p>
          </table:table-cell>
        </table:table-row>
        <table:table-row table:style-name="ro1">
          <table:table-cell office:value-type="float" office:value="18.281514042834" calcext:value-type="float">
            <text:p>18,281514042834</text:p>
          </table:table-cell>
          <table:table-cell office:value-type="float" office:value="27.2728370891844" calcext:value-type="float">
            <text:p>27,2728370891844</text:p>
          </table:table-cell>
          <table:table-cell office:value-type="float" office:value="81.8185112675532" calcext:value-type="float">
            <text:p>81,8185112675532</text:p>
          </table:table-cell>
          <table:table-cell office:value-type="float" office:value="153.889801711962" calcext:value-type="float">
            <text:p>153,889801711962</text:p>
          </table:table-cell>
        </table:table-row>
        <table:table-row table:style-name="ro1">
          <table:table-cell office:value-type="float" office:value="7.48463357782053" calcext:value-type="float">
            <text:p>7,48463357782053</text:p>
          </table:table-cell>
          <table:table-cell office:value-type="float" office:value="26.6712093985759" calcext:value-type="float">
            <text:p>26,6712093985759</text:p>
          </table:table-cell>
          <table:table-cell office:value-type="float" office:value="80.0136281957277" calcext:value-type="float">
            <text:p>80,0136281957277</text:p>
          </table:table-cell>
          <table:table-cell office:value-type="float" office:value="116.116872835337" calcext:value-type="float">
            <text:p>116,116872835337</text:p>
          </table:table-cell>
        </table:table-row>
        <table:table-row table:style-name="ro1">
          <table:table-cell office:value-type="float" office:value="6.29107788055592" calcext:value-type="float">
            <text:p>6,29107788055592</text:p>
          </table:table-cell>
          <table:table-cell office:value-type="float" office:value="20.7049830309779" calcext:value-type="float">
            <text:p>20,7049830309779</text:p>
          </table:table-cell>
          <table:table-cell office:value-type="float" office:value="62.1149490929337" calcext:value-type="float">
            <text:p>62,1149490929337</text:p>
          </table:table-cell>
          <table:table-cell office:value-type="float" office:value="140.431222244546" calcext:value-type="float">
            <text:p>140,431222244546</text:p>
          </table:table-cell>
        </table:table-row>
        <table:table-row table:style-name="ro1">
          <table:table-cell office:value-type="float" office:value="14.878560021383" calcext:value-type="float">
            <text:p>14,878560021383</text:p>
          </table:table-cell>
          <table:table-cell office:value-type="float" office:value="25.5641525459955" calcext:value-type="float">
            <text:p>25,5641525459955</text:p>
          </table:table-cell>
          <table:table-cell office:value-type="float" office:value="76.6924576379865" calcext:value-type="float">
            <text:p>76,6924576379865</text:p>
          </table:table-cell>
          <table:table-cell office:value-type="float" office:value="118.430788124936" calcext:value-type="float">
            <text:p>118,430788124936</text:p>
          </table:table-cell>
        </table:table-row>
        <table:table-row table:style-name="ro1">
          <table:table-cell office:value-type="float" office:value="9.19582292793858" calcext:value-type="float">
            <text:p>9,19582292793858</text:p>
          </table:table-cell>
          <table:table-cell office:value-type="float" office:value="23.3485671412995" calcext:value-type="float">
            <text:p>23,3485671412995</text:p>
          </table:table-cell>
          <table:table-cell office:value-type="float" office:value="70.0457014238985" calcext:value-type="float">
            <text:p>70,0457014238985</text:p>
          </table:table-cell>
          <table:table-cell office:value-type="float" office:value="143.030739450356" calcext:value-type="float">
            <text:p>143,030739450356</text:p>
          </table:table-cell>
        </table:table-row>
        <table:table-row table:style-name="ro1">
          <table:table-cell office:value-type="float" office:value="12.5708173958708" calcext:value-type="float">
            <text:p>12,5708173958708</text:p>
          </table:table-cell>
          <table:table-cell office:value-type="float" office:value="20.0449786610477" calcext:value-type="float">
            <text:p>20,0449786610477</text:p>
          </table:table-cell>
          <table:table-cell office:value-type="float" office:value="60.1349359831431" calcext:value-type="float">
            <text:p>60,1349359831431</text:p>
          </table:table-cell>
          <table:table-cell office:value-type="float" office:value="133.80956418333" calcext:value-type="float">
            <text:p>133,80956418333</text:p>
          </table:table-cell>
        </table:table-row>
        <table:table-row table:style-name="ro1">
          <table:table-cell office:value-type="float" office:value="13.3350032926139" calcext:value-type="float">
            <text:p>13,3350032926139</text:p>
          </table:table-cell>
          <table:table-cell office:value-type="float" office:value="22.3537645892757" calcext:value-type="float">
            <text:p>22,3537645892757</text:p>
          </table:table-cell>
          <table:table-cell office:value-type="float" office:value="67.0612937678271" calcext:value-type="float">
            <text:p>67,0612937678271</text:p>
          </table:table-cell>
          <table:table-cell office:value-type="float" office:value="148.287155309513" calcext:value-type="float">
            <text:p>148,287155309513</text:p>
          </table:table-cell>
        </table:table-row>
        <table:table-row table:style-name="ro1">
          <table:table-cell office:value-type="float" office:value="14.7170189703011" calcext:value-type="float">
            <text:p>14,7170189703011</text:p>
          </table:table-cell>
          <table:table-cell office:value-type="float" office:value="23.375141907139" calcext:value-type="float">
            <text:p>23,375141907139</text:p>
          </table:table-cell>
          <table:table-cell office:value-type="float" office:value="70.125425721417" calcext:value-type="float">
            <text:p>70,125425721417</text:p>
          </table:table-cell>
          <table:table-cell office:value-type="float" office:value="112.884426045668" calcext:value-type="float">
            <text:p>112,884426045668</text:p>
          </table:table-cell>
        </table:table-row>
      </table:table>
      <table:table table:name="MONGO-INTERMEDIATE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.90960584112326" calcext:value-type="float">
            <text:p>2,90960584112326</text:p>
          </table:table-cell>
          <table:table-cell office:value-type="float" office:value="2.88279830485579" calcext:value-type="float">
            <text:p>2,88279830485579</text:p>
          </table:table-cell>
          <table:table-cell office:value-type="float" office:value="2.22037860096897" calcext:value-type="float">
            <text:p>2,22037860096897</text:p>
          </table:table-cell>
          <table:table-cell office:value-type="float" office:value="2.23171839777263" calcext:value-type="float">
            <text:p>2,23171839777263</text:p>
          </table:table-cell>
        </table:table-row>
        <table:table-row table:style-name="ro1">
          <table:table-cell office:value-type="float" office:value="1.86146450786755" calcext:value-type="float">
            <text:p>1,86146450786755</text:p>
          </table:table-cell>
          <table:table-cell office:value-type="float" office:value="1.99167504640924" calcext:value-type="float">
            <text:p>1,99167504640924</text:p>
          </table:table-cell>
          <table:table-cell office:value-type="float" office:value="2.04540917298923" calcext:value-type="float">
            <text:p>2,04540917298923</text:p>
          </table:table-cell>
          <table:table-cell office:value-type="float" office:value="2.07248638302929" calcext:value-type="float">
            <text:p>2,07248638302929</text:p>
          </table:table-cell>
        </table:table-row>
        <table:table-row table:style-name="ro1">
          <table:table-cell office:value-type="float" office:value="1.83881879726052" calcext:value-type="float">
            <text:p>1,83881879726052</text:p>
          </table:table-cell>
          <table:table-cell office:value-type="float" office:value="2.0322665338204" calcext:value-type="float">
            <text:p>2,0322665338204</text:p>
          </table:table-cell>
          <table:table-cell office:value-type="float" office:value="2.11689724038218" calcext:value-type="float">
            <text:p>2,11689724038218</text:p>
          </table:table-cell>
          <table:table-cell office:value-type="float" office:value="2.06551652314789" calcext:value-type="float">
            <text:p>2,06551652314789</text:p>
          </table:table-cell>
        </table:table-row>
        <table:table-row table:style-name="ro1">
          <table:table-cell office:value-type="float" office:value="1.92398936505507" calcext:value-type="float">
            <text:p>1,92398936505507</text:p>
          </table:table-cell>
          <table:table-cell office:value-type="float" office:value="2.01631677769921" calcext:value-type="float">
            <text:p>2,01631677769921</text:p>
          </table:table-cell>
          <table:table-cell office:value-type="float" office:value="2.13739993970512" calcext:value-type="float">
            <text:p>2,13739993970512</text:p>
          </table:table-cell>
          <table:table-cell office:value-type="float" office:value="2.16791847845273" calcext:value-type="float">
            <text:p>2,16791847845273</text:p>
          </table:table-cell>
        </table:table-row>
        <table:table-row table:style-name="ro1">
          <table:table-cell office:value-type="float" office:value="1.87581083957524" calcext:value-type="float">
            <text:p>1,87581083957524</text:p>
          </table:table-cell>
          <table:table-cell office:value-type="float" office:value="2.09610611237256" calcext:value-type="float">
            <text:p>2,09610611237256</text:p>
          </table:table-cell>
          <table:table-cell office:value-type="float" office:value="2.11538175306582" calcext:value-type="float">
            <text:p>2,11538175306582</text:p>
          </table:table-cell>
          <table:table-cell office:value-type="float" office:value="2.04552366711112" calcext:value-type="float">
            <text:p>2,04552366711112</text:p>
          </table:table-cell>
        </table:table-row>
        <table:table-row table:style-name="ro1">
          <table:table-cell office:value-type="float" office:value="1.80110823507685" calcext:value-type="float">
            <text:p>1,80110823507685</text:p>
          </table:table-cell>
          <table:table-cell office:value-type="float" office:value="1.94564836996911" calcext:value-type="float">
            <text:p>1,94564836996911</text:p>
          </table:table-cell>
          <table:table-cell office:value-type="float" office:value="2.08188708711112" calcext:value-type="float">
            <text:p>2,08188708711112</text:p>
          </table:table-cell>
          <table:table-cell office:value-type="float" office:value="2.0816685754685" calcext:value-type="float">
            <text:p>2,0816685754685</text:p>
          </table:table-cell>
        </table:table-row>
        <table:table-row table:style-name="ro1">
          <table:table-cell office:value-type="float" office:value="1.81219983566624" calcext:value-type="float">
            <text:p>1,81219983566624</text:p>
          </table:table-cell>
          <table:table-cell office:value-type="float" office:value="1.97566857500943" calcext:value-type="float">
            <text:p>1,97566857500943</text:p>
          </table:table-cell>
          <table:table-cell office:value-type="float" office:value="2.01198391761674" calcext:value-type="float">
            <text:p>2,01198391761674</text:p>
          </table:table-cell>
          <table:table-cell office:value-type="float" office:value="2.07065461609738" calcext:value-type="float">
            <text:p>2,07065461609738</text:p>
          </table:table-cell>
        </table:table-row>
        <table:table-row table:style-name="ro1">
          <table:table-cell office:value-type="float" office:value="1.85145310227444" calcext:value-type="float">
            <text:p>1,85145310227444</text:p>
          </table:table-cell>
          <table:table-cell office:value-type="float" office:value="1.97421878597942" calcext:value-type="float">
            <text:p>1,97421878597942</text:p>
          </table:table-cell>
          <table:table-cell office:value-type="float" office:value="2.04172975457415" calcext:value-type="float">
            <text:p>2,04172975457415</text:p>
          </table:table-cell>
          <table:table-cell office:value-type="float" office:value="2.03665970364643" calcext:value-type="float">
            <text:p>2,03665970364643</text:p>
          </table:table-cell>
        </table:table-row>
        <table:table-row table:style-name="ro1">
          <table:table-cell office:value-type="float" office:value="1.86716341413672" calcext:value-type="float">
            <text:p>1,86716341413672</text:p>
          </table:table-cell>
          <table:table-cell office:value-type="float" office:value="2.01059212174214" calcext:value-type="float">
            <text:p>2,01059212174214</text:p>
          </table:table-cell>
          <table:table-cell office:value-type="float" office:value="2.00381126885351" calcext:value-type="float">
            <text:p>2,00381126885351</text:p>
          </table:table-cell>
          <table:table-cell office:value-type="float" office:value="2.14622638549446" calcext:value-type="float">
            <text:p>2,14622638549446</text:p>
          </table:table-cell>
        </table:table-row>
        <table:table-row table:style-name="ro1">
          <table:table-cell office:value-type="float" office:value="1.83440287592903" calcext:value-type="float">
            <text:p>1,83440287592903</text:p>
          </table:table-cell>
          <table:table-cell office:value-type="float" office:value="2.0584122772696" calcext:value-type="float">
            <text:p>2,0584122772696</text:p>
          </table:table-cell>
          <table:table-cell office:value-type="float" office:value="1.98681712995159" calcext:value-type="float">
            <text:p>1,98681712995159</text:p>
          </table:table-cell>
          <table:table-cell office:value-type="float" office:value="2.03562471396908" calcext:value-type="float">
            <text:p>2,03562471396908</text:p>
          </table:table-cell>
        </table:table-row>
        <table:table-row table:style-name="ro1">
          <table:table-cell office:value-type="float" office:value="1.76710956551273" calcext:value-type="float">
            <text:p>1,76710956551273</text:p>
          </table:table-cell>
          <table:table-cell office:value-type="float" office:value="1.96933130341952" calcext:value-type="float">
            <text:p>1,96933130341952</text:p>
          </table:table-cell>
          <table:table-cell office:value-type="float" office:value="2.00571736081879" calcext:value-type="float">
            <text:p>2,00571736081879</text:p>
          </table:table-cell>
          <table:table-cell office:value-type="float" office:value="2.02020266150385" calcext:value-type="float">
            <text:p>2,02020266150385</text:p>
          </table:table-cell>
        </table:table-row>
        <table:table-row table:style-name="ro1">
          <table:table-cell office:value-type="float" office:value="1.86721335687431" calcext:value-type="float">
            <text:p>1,86721335687431</text:p>
          </table:table-cell>
          <table:table-cell office:value-type="float" office:value="1.96024590848506" calcext:value-type="float">
            <text:p>1,96024590848506</text:p>
          </table:table-cell>
          <table:table-cell office:value-type="float" office:value="1.97759066064376" calcext:value-type="float">
            <text:p>1,97759066064376</text:p>
          </table:table-cell>
          <table:table-cell office:value-type="float" office:value="2.1428371716724" calcext:value-type="float">
            <text:p>2,1428371716724</text:p>
          </table:table-cell>
        </table:table-row>
        <table:table-row table:style-name="ro1">
          <table:table-cell office:value-type="float" office:value="1.82700281133386" calcext:value-type="float">
            <text:p>1,82700281133386</text:p>
          </table:table-cell>
          <table:table-cell office:value-type="float" office:value="1.91054047970092" calcext:value-type="float">
            <text:p>1,91054047970092</text:p>
          </table:table-cell>
          <table:table-cell office:value-type="float" office:value="1.9622182275874" calcext:value-type="float">
            <text:p>1,9622182275874</text:p>
          </table:table-cell>
          <table:table-cell office:value-type="float" office:value="2.04767985790693" calcext:value-type="float">
            <text:p>2,04767985790693</text:p>
          </table:table-cell>
        </table:table-row>
        <table:table-row table:style-name="ro1">
          <table:table-cell office:value-type="float" office:value="1.9212412206343" calcext:value-type="float">
            <text:p>1,9212412206343</text:p>
          </table:table-cell>
          <table:table-cell office:value-type="float" office:value="1.99000319176431" calcext:value-type="float">
            <text:p>1,99000319176431</text:p>
          </table:table-cell>
          <table:table-cell office:value-type="float" office:value="1.97944775690395" calcext:value-type="float">
            <text:p>1,97944775690395</text:p>
          </table:table-cell>
          <table:table-cell office:value-type="float" office:value="2.10044638381377" calcext:value-type="float">
            <text:p>2,10044638381377</text:p>
          </table:table-cell>
        </table:table-row>
        <table:table-row table:style-name="ro1">
          <table:table-cell office:value-type="float" office:value="1.78186182213078" calcext:value-type="float">
            <text:p>1,78186182213078</text:p>
          </table:table-cell>
          <table:table-cell office:value-type="float" office:value="1.97331417350926" calcext:value-type="float">
            <text:p>1,97331417350926</text:p>
          </table:table-cell>
          <table:table-cell office:value-type="float" office:value="2.00886995306781" calcext:value-type="float">
            <text:p>2,00886995306781</text:p>
          </table:table-cell>
          <table:table-cell office:value-type="float" office:value="2.09372999738664" calcext:value-type="float">
            <text:p>2,09372999738664</text:p>
          </table:table-cell>
        </table:table-row>
        <table:table-row table:style-name="ro1">
          <table:table-cell office:value-type="float" office:value="1.80860447610106" calcext:value-type="float">
            <text:p>1,80860447610106</text:p>
          </table:table-cell>
          <table:table-cell office:value-type="float" office:value="1.9756970836881" calcext:value-type="float">
            <text:p>1,9756970836881</text:p>
          </table:table-cell>
          <table:table-cell office:value-type="float" office:value="2.04034305684214" calcext:value-type="float">
            <text:p>2,04034305684214</text:p>
          </table:table-cell>
          <table:table-cell office:value-type="float" office:value="2.07739958579948" calcext:value-type="float">
            <text:p>2,07739958579948</text:p>
          </table:table-cell>
        </table:table-row>
        <table:table-row table:style-name="ro1">
          <table:table-cell office:value-type="float" office:value="1.80638594896666" calcext:value-type="float">
            <text:p>1,80638594896666</text:p>
          </table:table-cell>
          <table:table-cell office:value-type="float" office:value="1.99766670219002" calcext:value-type="float">
            <text:p>1,99766670219002</text:p>
          </table:table-cell>
          <table:table-cell office:value-type="float" office:value="2.0416552211576" calcext:value-type="float">
            <text:p>2,0416552211576</text:p>
          </table:table-cell>
          <table:table-cell office:value-type="float" office:value="1.98891101043719" calcext:value-type="float">
            <text:p>1,98891101043719</text:p>
          </table:table-cell>
        </table:table-row>
        <table:table-row table:style-name="ro1">
          <table:table-cell office:value-type="float" office:value="1.79485219557435" calcext:value-type="float">
            <text:p>1,79485219557435</text:p>
          </table:table-cell>
          <table:table-cell office:value-type="float" office:value="1.96019202519437" calcext:value-type="float">
            <text:p>1,96019202519437</text:p>
          </table:table-cell>
          <table:table-cell office:value-type="float" office:value="1.98910729686352" calcext:value-type="float">
            <text:p>1,98910729686352</text:p>
          </table:table-cell>
          <table:table-cell office:value-type="float" office:value="2.01137734454726" calcext:value-type="float">
            <text:p>2,01137734454726</text:p>
          </table:table-cell>
        </table:table-row>
        <table:table-row table:style-name="ro1">
          <table:table-cell office:value-type="float" office:value="1.83931805212265" calcext:value-type="float">
            <text:p>1,83931805212265</text:p>
          </table:table-cell>
          <table:table-cell office:value-type="float" office:value="2.12776426372211" calcext:value-type="float">
            <text:p>2,12776426372211</text:p>
          </table:table-cell>
          <table:table-cell office:value-type="float" office:value="1.98866255838314" calcext:value-type="float">
            <text:p>1,98866255838314</text:p>
          </table:table-cell>
          <table:table-cell office:value-type="float" office:value="2.04916968725641" calcext:value-type="float">
            <text:p>2,04916968725641</text:p>
          </table:table-cell>
        </table:table-row>
        <table:table-row table:style-name="ro1">
          <table:table-cell office:value-type="float" office:value="1.81313468780787" calcext:value-type="float">
            <text:p>1,81313468780787</text:p>
          </table:table-cell>
          <table:table-cell office:value-type="float" office:value="2.05985602472532" calcext:value-type="float">
            <text:p>2,05985602472532</text:p>
          </table:table-cell>
          <table:table-cell office:value-type="float" office:value="2.01273049043766" calcext:value-type="float">
            <text:p>2,01273049043766</text:p>
          </table:table-cell>
          <table:table-cell office:value-type="float" office:value="2.03035944575707" calcext:value-type="float">
            <text:p>2,03035944575707</text:p>
          </table:table-cell>
        </table:table-row>
        <table:table-row table:style-name="ro1">
          <table:table-cell office:value-type="float" office:value="1.79106137790317" calcext:value-type="float">
            <text:p>1,79106137790317</text:p>
          </table:table-cell>
          <table:table-cell office:value-type="float" office:value="1.99280489632084" calcext:value-type="float">
            <text:p>1,99280489632084</text:p>
          </table:table-cell>
          <table:table-cell office:value-type="float" office:value="2.01305696025913" calcext:value-type="float">
            <text:p>2,01305696025913</text:p>
          </table:table-cell>
          <table:table-cell office:value-type="float" office:value="2.01229307106371" calcext:value-type="float">
            <text:p>2,01229307106371</text:p>
          </table:table-cell>
        </table:table-row>
        <table:table-row table:style-name="ro1">
          <table:table-cell office:value-type="float" office:value="1.82330463355934" calcext:value-type="float">
            <text:p>1,82330463355934</text:p>
          </table:table-cell>
          <table:table-cell office:value-type="float" office:value="1.92964442847853" calcext:value-type="float">
            <text:p>1,92964442847853</text:p>
          </table:table-cell>
          <table:table-cell office:value-type="float" office:value="1.98799550418471" calcext:value-type="float">
            <text:p>1,98799550418471</text:p>
          </table:table-cell>
          <table:table-cell office:value-type="float" office:value="2.01829013020195" calcext:value-type="float">
            <text:p>2,01829013020195</text:p>
          </table:table-cell>
        </table:table-row>
        <table:table-row table:style-name="ro1">
          <table:table-cell office:value-type="float" office:value="1.80018718403715" calcext:value-type="float">
            <text:p>1,80018718403715</text:p>
          </table:table-cell>
          <table:table-cell office:value-type="float" office:value="1.93864433513682" calcext:value-type="float">
            <text:p>1,93864433513682</text:p>
          </table:table-cell>
          <table:table-cell office:value-type="float" office:value="2.00366746248314" calcext:value-type="float">
            <text:p>2,00366746248314</text:p>
          </table:table-cell>
          <table:table-cell office:value-type="float" office:value="2.03126246859576" calcext:value-type="float">
            <text:p>2,03126246859576</text:p>
          </table:table-cell>
        </table:table-row>
        <table:table-row table:style-name="ro1">
          <table:table-cell office:value-type="float" office:value="1.85658538705271" calcext:value-type="float">
            <text:p>1,85658538705271</text:p>
          </table:table-cell>
          <table:table-cell office:value-type="float" office:value="2.00291184594778" calcext:value-type="float">
            <text:p>2,00291184594778</text:p>
          </table:table-cell>
          <table:table-cell office:value-type="float" office:value="1.99104776534099" calcext:value-type="float">
            <text:p>1,99104776534099</text:p>
          </table:table-cell>
          <table:table-cell office:value-type="float" office:value="2.07231577891487" calcext:value-type="float">
            <text:p>2,07231577891487</text:p>
          </table:table-cell>
        </table:table-row>
        <table:table-row table:style-name="ro1">
          <table:table-cell office:value-type="float" office:value="1.7814407160083" calcext:value-type="float">
            <text:p>1,7814407160083</text:p>
          </table:table-cell>
          <table:table-cell office:value-type="float" office:value="1.99767942725586" calcext:value-type="float">
            <text:p>1,99767942725586</text:p>
          </table:table-cell>
          <table:table-cell office:value-type="float" office:value="2.06850694726524" calcext:value-type="float">
            <text:p>2,06850694726524</text:p>
          </table:table-cell>
          <table:table-cell office:value-type="float" office:value="2.10392464340041" calcext:value-type="float">
            <text:p>2,10392464340041</text:p>
          </table:table-cell>
        </table:table-row>
        <table:table-row table:style-name="ro1">
          <table:table-cell office:value-type="float" office:value="1.80901687027795" calcext:value-type="float">
            <text:p>1,80901687027795</text:p>
          </table:table-cell>
          <table:table-cell office:value-type="float" office:value="1.97218081193261" calcext:value-type="float">
            <text:p>1,97218081193261</text:p>
          </table:table-cell>
          <table:table-cell office:value-type="float" office:value="1.96696455653572" calcext:value-type="float">
            <text:p>1,96696455653572</text:p>
          </table:table-cell>
          <table:table-cell office:value-type="float" office:value="2.08022606177931" calcext:value-type="float">
            <text:p>2,08022606177931</text:p>
          </table:table-cell>
        </table:table-row>
        <table:table-row table:style-name="ro1">
          <table:table-cell office:value-type="float" office:value="1.78426769922381" calcext:value-type="float">
            <text:p>1,78426769922381</text:p>
          </table:table-cell>
          <table:table-cell office:value-type="float" office:value="2.02033480219934" calcext:value-type="float">
            <text:p>2,02033480219934</text:p>
          </table:table-cell>
          <table:table-cell office:value-type="float" office:value="2.01509789745771" calcext:value-type="float">
            <text:p>2,01509789745771</text:p>
          </table:table-cell>
          <table:table-cell office:value-type="float" office:value="2.02836295570109" calcext:value-type="float">
            <text:p>2,02836295570109</text:p>
          </table:table-cell>
        </table:table-row>
        <table:table-row table:style-name="ro1">
          <table:table-cell office:value-type="float" office:value="1.76890698652466" calcext:value-type="float">
            <text:p>1,76890698652466</text:p>
          </table:table-cell>
          <table:table-cell office:value-type="float" office:value="1.94643838132699" calcext:value-type="float">
            <text:p>1,94643838132699</text:p>
          </table:table-cell>
          <table:table-cell office:value-type="float" office:value="2.01945603789987" calcext:value-type="float">
            <text:p>2,01945603789987</text:p>
          </table:table-cell>
          <table:table-cell office:value-type="float" office:value="2.01850651741088" calcext:value-type="float">
            <text:p>2,01850651741088</text:p>
          </table:table-cell>
        </table:table-row>
        <table:table-row table:style-name="ro1">
          <table:table-cell office:value-type="float" office:value="1.77920053839525" calcext:value-type="float">
            <text:p>1,77920053839525</text:p>
          </table:table-cell>
          <table:table-cell office:value-type="float" office:value="2.02731002627425" calcext:value-type="float">
            <text:p>2,02731002627425</text:p>
          </table:table-cell>
          <table:table-cell office:value-type="float" office:value="2.04417525805671" calcext:value-type="float">
            <text:p>2,04417525805671</text:p>
          </table:table-cell>
          <table:table-cell office:value-type="float" office:value="2.34108952053457" calcext:value-type="float">
            <text:p>2,34108952053457</text:p>
          </table:table-cell>
        </table:table-row>
        <table:table-row table:style-name="ro1">
          <table:table-cell office:value-type="float" office:value="1.78747248760452" calcext:value-type="float">
            <text:p>1,78747248760452</text:p>
          </table:table-cell>
          <table:table-cell office:value-type="float" office:value="2.05356659485181" calcext:value-type="float">
            <text:p>2,05356659485181</text:p>
          </table:table-cell>
          <table:table-cell office:value-type="float" office:value="2.02746154463543" calcext:value-type="float">
            <text:p>2,02746154463543</text:p>
          </table:table-cell>
          <table:table-cell office:value-type="float" office:value="2.07652598637725" calcext:value-type="float">
            <text:p>2,07652598637725</text:p>
          </table:table-cell>
        </table:table-row>
        <table:table-row table:style-name="ro1">
          <table:table-cell office:value-type="float" office:value="1.81292413474663" calcext:value-type="float">
            <text:p>1,81292413474663</text:p>
          </table:table-cell>
          <table:table-cell office:value-type="float" office:value="1.95440657589603" calcext:value-type="float">
            <text:p>1,95440657589603</text:p>
          </table:table-cell>
          <table:table-cell office:value-type="float" office:value="1.96464732270806" calcext:value-type="float">
            <text:p>1,96464732270806</text:p>
          </table:table-cell>
          <table:table-cell office:value-type="float" office:value="2.00808301131851" calcext:value-type="float">
            <text:p>2,00808301131851</text:p>
          </table:table-cell>
        </table:table-row>
        <table:table-row table:style-name="ro1">
          <table:table-cell office:value-type="float" office:value="1.79735364529822" calcext:value-type="float">
            <text:p>1,79735364529822</text:p>
          </table:table-cell>
          <table:table-cell office:value-type="float" office:value="1.98651195478228" calcext:value-type="float">
            <text:p>1,98651195478228</text:p>
          </table:table-cell>
          <table:table-cell office:value-type="float" office:value="2.00046972812382" calcext:value-type="float">
            <text:p>2,00046972812382</text:p>
          </table:table-cell>
          <table:table-cell office:value-type="float" office:value="2.02707401248862" calcext:value-type="float">
            <text:p>2,02707401248862</text:p>
          </table:table-cell>
        </table:table-row>
        <table:table-row table:style-name="ro1">
          <table:table-cell office:value-type="float" office:value="1.759178503521" calcext:value-type="float">
            <text:p>1,759178503521</text:p>
          </table:table-cell>
          <table:table-cell office:value-type="float" office:value="1.95315668745529" calcext:value-type="float">
            <text:p>1,95315668745529</text:p>
          </table:table-cell>
          <table:table-cell office:value-type="float" office:value="2.00431771072655" calcext:value-type="float">
            <text:p>2,00431771072655</text:p>
          </table:table-cell>
          <table:table-cell office:value-type="float" office:value="2.0408496369254" calcext:value-type="float">
            <text:p>2,0408496369254</text:p>
          </table:table-cell>
        </table:table-row>
        <table:table-row table:style-name="ro1">
          <table:table-cell office:value-type="float" office:value="2.0671321515397" calcext:value-type="float">
            <text:p>2,0671321515397</text:p>
          </table:table-cell>
          <table:table-cell office:value-type="float" office:value="1.92831188374956" calcext:value-type="float">
            <text:p>1,92831188374956</text:p>
          </table:table-cell>
          <table:table-cell office:value-type="float" office:value="2.00532892763995" calcext:value-type="float">
            <text:p>2,00532892763995</text:p>
          </table:table-cell>
          <table:table-cell office:value-type="float" office:value="2.11806642180537" calcext:value-type="float">
            <text:p>2,11806642180537</text:p>
          </table:table-cell>
        </table:table-row>
        <table:table-row table:style-name="ro1">
          <table:table-cell office:value-type="float" office:value="1.77246689450927" calcext:value-type="float">
            <text:p>1,77246689450927</text:p>
          </table:table-cell>
          <table:table-cell office:value-type="float" office:value="1.97499546811403" calcext:value-type="float">
            <text:p>1,97499546811403</text:p>
          </table:table-cell>
          <table:table-cell office:value-type="float" office:value="2.00550648354876" calcext:value-type="float">
            <text:p>2,00550648354876</text:p>
          </table:table-cell>
          <table:table-cell office:value-type="float" office:value="2.19619166736284" calcext:value-type="float">
            <text:p>2,19619166736284</text:p>
          </table:table-cell>
        </table:table-row>
        <table:table-row table:style-name="ro1">
          <table:table-cell office:value-type="float" office:value="1.83223567164241" calcext:value-type="float">
            <text:p>1,83223567164241</text:p>
          </table:table-cell>
          <table:table-cell office:value-type="float" office:value="2.02535788034218" calcext:value-type="float">
            <text:p>2,02535788034218</text:p>
          </table:table-cell>
          <table:table-cell office:value-type="float" office:value="2.02599352381988" calcext:value-type="float">
            <text:p>2,02599352381988</text:p>
          </table:table-cell>
          <table:table-cell office:value-type="float" office:value="2.18673028021481" calcext:value-type="float">
            <text:p>2,18673028021481</text:p>
          </table:table-cell>
        </table:table-row>
        <table:table-row table:style-name="ro1">
          <table:table-cell office:value-type="float" office:value="1.82963450895714" calcext:value-type="float">
            <text:p>1,82963450895714</text:p>
          </table:table-cell>
          <table:table-cell office:value-type="float" office:value="1.98181546148957" calcext:value-type="float">
            <text:p>1,98181546148957</text:p>
          </table:table-cell>
          <table:table-cell office:value-type="float" office:value="1.9889067875985" calcext:value-type="float">
            <text:p>1,9889067875985</text:p>
          </table:table-cell>
          <table:table-cell office:value-type="float" office:value="2.04508687663233" calcext:value-type="float">
            <text:p>2,04508687663233</text:p>
          </table:table-cell>
        </table:table-row>
        <table:table-row table:style-name="ro1">
          <table:table-cell office:value-type="float" office:value="1.81944144635994" calcext:value-type="float">
            <text:p>1,81944144635994</text:p>
          </table:table-cell>
          <table:table-cell office:value-type="float" office:value="1.98482367460724" calcext:value-type="float">
            <text:p>1,98482367460724</text:p>
          </table:table-cell>
          <table:table-cell office:value-type="float" office:value="2.00101452244016" calcext:value-type="float">
            <text:p>2,00101452244016</text:p>
          </table:table-cell>
          <table:table-cell office:value-type="float" office:value="2.07041632981601" calcext:value-type="float">
            <text:p>2,07041632981601</text:p>
          </table:table-cell>
        </table:table-row>
        <table:table-row table:style-name="ro1">
          <table:table-cell office:value-type="float" office:value="1.79014748618509" calcext:value-type="float">
            <text:p>1,79014748618509</text:p>
          </table:table-cell>
          <table:table-cell office:value-type="float" office:value="1.98404351856742" calcext:value-type="float">
            <text:p>1,98404351856742</text:p>
          </table:table-cell>
          <table:table-cell office:value-type="float" office:value="1.99283430411576" calcext:value-type="float">
            <text:p>1,99283430411576</text:p>
          </table:table-cell>
          <table:table-cell office:value-type="float" office:value="2.05170853018332" calcext:value-type="float">
            <text:p>2,05170853018332</text:p>
          </table:table-cell>
        </table:table-row>
        <table:table-row table:style-name="ro1">
          <table:table-cell office:value-type="float" office:value="1.98881158817174" calcext:value-type="float">
            <text:p>1,98881158817174</text:p>
          </table:table-cell>
          <table:table-cell office:value-type="float" office:value="1.93859400127103" calcext:value-type="float">
            <text:p>1,93859400127103</text:p>
          </table:table-cell>
          <table:table-cell office:value-type="float" office:value="2.01623406565273" calcext:value-type="float">
            <text:p>2,01623406565273</text:p>
          </table:table-cell>
          <table:table-cell office:value-type="float" office:value="2.07263384170756" calcext:value-type="float">
            <text:p>2,07263384170756</text:p>
          </table:table-cell>
        </table:table-row>
        <table:table-row table:style-name="ro1">
          <table:table-cell office:value-type="float" office:value="1.9219734553483" calcext:value-type="float">
            <text:p>1,9219734553483</text:p>
          </table:table-cell>
          <table:table-cell office:value-type="float" office:value="1.97713165550286" calcext:value-type="float">
            <text:p>1,97713165550286</text:p>
          </table:table-cell>
          <table:table-cell office:value-type="float" office:value="1.96827312722113" calcext:value-type="float">
            <text:p>1,96827312722113</text:p>
          </table:table-cell>
          <table:table-cell office:value-type="float" office:value="2.03562765908043" calcext:value-type="float">
            <text:p>2,03562765908043</text:p>
          </table:table-cell>
        </table:table-row>
        <table:table-row table:style-name="ro1">
          <table:table-cell office:value-type="float" office:value="1.81299650427485" calcext:value-type="float">
            <text:p>1,81299650427485</text:p>
          </table:table-cell>
          <table:table-cell office:value-type="float" office:value="1.96058544496006" calcext:value-type="float">
            <text:p>1,96058544496006</text:p>
          </table:table-cell>
          <table:table-cell office:value-type="float" office:value="2.12093481373139" calcext:value-type="float">
            <text:p>2,12093481373139</text:p>
          </table:table-cell>
          <table:table-cell office:value-type="float" office:value="2.02562863677901" calcext:value-type="float">
            <text:p>2,02562863677901</text:p>
          </table:table-cell>
        </table:table-row>
        <table:table-row table:style-name="ro1">
          <table:table-cell office:value-type="float" office:value="1.83698454455783" calcext:value-type="float">
            <text:p>1,83698454455783</text:p>
          </table:table-cell>
          <table:table-cell office:value-type="float" office:value="2.01154113978332" calcext:value-type="float">
            <text:p>2,01154113978332</text:p>
          </table:table-cell>
          <table:table-cell office:value-type="float" office:value="2.04745408611894" calcext:value-type="float">
            <text:p>2,04745408611894</text:p>
          </table:table-cell>
          <table:table-cell office:value-type="float" office:value="2.03661556390558" calcext:value-type="float">
            <text:p>2,03661556390558</text:p>
          </table:table-cell>
        </table:table-row>
        <table:table-row table:style-name="ro1">
          <table:table-cell office:value-type="float" office:value="1.8253632404252" calcext:value-type="float">
            <text:p>1,8253632404252</text:p>
          </table:table-cell>
          <table:table-cell office:value-type="float" office:value="1.98825442032671" calcext:value-type="float">
            <text:p>1,98825442032671</text:p>
          </table:table-cell>
          <table:table-cell office:value-type="float" office:value="1.99020497498685" calcext:value-type="float">
            <text:p>1,99020497498685</text:p>
          </table:table-cell>
          <table:table-cell office:value-type="float" office:value="2.00583365714163" calcext:value-type="float">
            <text:p>2,00583365714163</text:p>
          </table:table-cell>
        </table:table-row>
        <table:table-row table:style-name="ro1">
          <table:table-cell office:value-type="float" office:value="1.82181049176221" calcext:value-type="float">
            <text:p>1,82181049176221</text:p>
          </table:table-cell>
          <table:table-cell office:value-type="float" office:value="1.94590494807717" calcext:value-type="float">
            <text:p>1,94590494807717</text:p>
          </table:table-cell>
          <table:table-cell office:value-type="float" office:value="2.02862837337624" calcext:value-type="float">
            <text:p>2,02862837337624</text:p>
          </table:table-cell>
          <table:table-cell office:value-type="float" office:value="2.04375913919459" calcext:value-type="float">
            <text:p>2,04375913919459</text:p>
          </table:table-cell>
        </table:table-row>
        <table:table-row table:style-name="ro1">
          <table:table-cell office:value-type="float" office:value="1.8190419907161" calcext:value-type="float">
            <text:p>1,8190419907161</text:p>
          </table:table-cell>
          <table:table-cell office:value-type="float" office:value="1.99121860547176" calcext:value-type="float">
            <text:p>1,99121860547176</text:p>
          </table:table-cell>
          <table:table-cell office:value-type="float" office:value="2.02898689531939" calcext:value-type="float">
            <text:p>2,02898689531939</text:p>
          </table:table-cell>
          <table:table-cell office:value-type="float" office:value="2.03566034150724" calcext:value-type="float">
            <text:p>2,03566034150724</text:p>
          </table:table-cell>
        </table:table-row>
        <table:table-row table:style-name="ro1">
          <table:table-cell office:value-type="float" office:value="1.79455547188297" calcext:value-type="float">
            <text:p>1,79455547188297</text:p>
          </table:table-cell>
          <table:table-cell office:value-type="float" office:value="1.99956470051253" calcext:value-type="float">
            <text:p>1,99956470051253</text:p>
          </table:table-cell>
          <table:table-cell office:value-type="float" office:value="2.06557501919365" calcext:value-type="float">
            <text:p>2,06557501919365</text:p>
          </table:table-cell>
          <table:table-cell office:value-type="float" office:value="2.07070728650556" calcext:value-type="float">
            <text:p>2,07070728650556</text:p>
          </table:table-cell>
        </table:table-row>
        <table:table-row table:style-name="ro1">
          <table:table-cell office:value-type="float" office:value="1.85007618358678" calcext:value-type="float">
            <text:p>1,85007618358678</text:p>
          </table:table-cell>
          <table:table-cell office:value-type="float" office:value="1.96401301885302" calcext:value-type="float">
            <text:p>1,96401301885302</text:p>
          </table:table-cell>
          <table:table-cell office:value-type="float" office:value="2.0437205032883" calcext:value-type="float">
            <text:p>2,0437205032883</text:p>
          </table:table-cell>
          <table:table-cell office:value-type="float" office:value="2.04867611798527" calcext:value-type="float">
            <text:p>2,04867611798527</text:p>
          </table:table-cell>
        </table:table-row>
        <table:table-row table:style-name="ro1">
          <table:table-cell office:value-type="float" office:value="1.8340851918141" calcext:value-type="float">
            <text:p>1,8340851918141</text:p>
          </table:table-cell>
          <table:table-cell office:value-type="float" office:value="2.07110581364858" calcext:value-type="float">
            <text:p>2,07110581364858</text:p>
          </table:table-cell>
          <table:table-cell office:value-type="float" office:value="2.00716690884666" calcext:value-type="float">
            <text:p>2,00716690884666</text:p>
          </table:table-cell>
          <table:table-cell office:value-type="float" office:value="2.03889434149892" calcext:value-type="float">
            <text:p>2,03889434149892</text:p>
          </table:table-cell>
        </table:table-row>
        <table:table-row table:style-name="ro1">
          <table:table-cell office:value-type="float" office:value="1.83140286139814" calcext:value-type="float">
            <text:p>1,83140286139814</text:p>
          </table:table-cell>
          <table:table-cell office:value-type="float" office:value="1.98456996624697" calcext:value-type="float">
            <text:p>1,98456996624697</text:p>
          </table:table-cell>
          <table:table-cell office:value-type="float" office:value="1.99126520289739" calcext:value-type="float">
            <text:p>1,99126520289739</text:p>
          </table:table-cell>
          <table:table-cell office:value-type="float" office:value="2.070790229704" calcext:value-type="float">
            <text:p>2,070790229704</text:p>
          </table:table-cell>
        </table:table-row>
        <table:table-row table:style-name="ro1">
          <table:table-cell office:value-type="float" office:value="1.80404303940115" calcext:value-type="float">
            <text:p>1,80404303940115</text:p>
          </table:table-cell>
          <table:table-cell office:value-type="float" office:value="1.9629180212731" calcext:value-type="float">
            <text:p>1,9629180212731</text:p>
          </table:table-cell>
          <table:table-cell office:value-type="float" office:value="2.02725705943928" calcext:value-type="float">
            <text:p>2,02725705943928</text:p>
          </table:table-cell>
          <table:table-cell office:value-type="float" office:value="2.02399606646881" calcext:value-type="float">
            <text:p>2,02399606646881</text:p>
          </table:table-cell>
        </table:table-row>
        <table:table-row table:style-name="ro1">
          <table:table-cell office:value-type="float" office:value="1.75905541494321" calcext:value-type="float">
            <text:p>1,75905541494321</text:p>
          </table:table-cell>
          <table:table-cell office:value-type="float" office:value="2.04443018637445" calcext:value-type="float">
            <text:p>2,04443018637445</text:p>
          </table:table-cell>
          <table:table-cell office:value-type="float" office:value="1.98979089705225" calcext:value-type="float">
            <text:p>1,98979089705225</text:p>
          </table:table-cell>
          <table:table-cell office:value-type="float" office:value="2.11619346024395" calcext:value-type="float">
            <text:p>2,11619346024395</text:p>
          </table:table-cell>
        </table:table-row>
        <table:table-row table:style-name="ro1">
          <table:table-cell office:value-type="float" office:value="1.79504825747857" calcext:value-type="float">
            <text:p>1,79504825747857</text:p>
          </table:table-cell>
          <table:table-cell office:value-type="float" office:value="1.92783580769564" calcext:value-type="float">
            <text:p>1,92783580769564</text:p>
          </table:table-cell>
          <table:table-cell office:value-type="float" office:value="2.0000456339012" calcext:value-type="float">
            <text:p>2,0000456339012</text:p>
          </table:table-cell>
          <table:table-cell office:value-type="float" office:value="2.09327909991684" calcext:value-type="float">
            <text:p>2,09327909991684</text:p>
          </table:table-cell>
        </table:table-row>
        <table:table-row table:style-name="ro1">
          <table:table-cell office:value-type="float" office:value="1.81284460589679" calcext:value-type="float">
            <text:p>1,81284460589679</text:p>
          </table:table-cell>
          <table:table-cell office:value-type="float" office:value="1.98627757945973" calcext:value-type="float">
            <text:p>1,98627757945973</text:p>
          </table:table-cell>
          <table:table-cell office:value-type="float" office:value="2.00562603673927" calcext:value-type="float">
            <text:p>2,00562603673927</text:p>
          </table:table-cell>
          <table:table-cell office:value-type="float" office:value="2.04530333769985" calcext:value-type="float">
            <text:p>2,04530333769985</text:p>
          </table:table-cell>
        </table:table-row>
        <table:table-row table:style-name="ro1">
          <table:table-cell office:value-type="float" office:value="1.81800664930108" calcext:value-type="float">
            <text:p>1,81800664930108</text:p>
          </table:table-cell>
          <table:table-cell office:value-type="float" office:value="1.9567648288998" calcext:value-type="float">
            <text:p>1,9567648288998</text:p>
          </table:table-cell>
          <table:table-cell office:value-type="float" office:value="2.02413154939804" calcext:value-type="float">
            <text:p>2,02413154939804</text:p>
          </table:table-cell>
          <table:table-cell office:value-type="float" office:value="1.99113093196529" calcext:value-type="float">
            <text:p>1,99113093196529</text:p>
          </table:table-cell>
        </table:table-row>
        <table:table-row table:style-name="ro1">
          <table:table-cell office:value-type="float" office:value="1.91355754339457" calcext:value-type="float">
            <text:p>1,91355754339457</text:p>
          </table:table-cell>
          <table:table-cell office:value-type="float" office:value="1.96720844525396" calcext:value-type="float">
            <text:p>1,96720844525396</text:p>
          </table:table-cell>
          <table:table-cell office:value-type="float" office:value="2.00885146498808" calcext:value-type="float">
            <text:p>2,00885146498808</text:p>
          </table:table-cell>
          <table:table-cell office:value-type="float" office:value="1.99962710734045" calcext:value-type="float">
            <text:p>1,99962710734045</text:p>
          </table:table-cell>
        </table:table-row>
        <table:table-row table:style-name="ro1">
          <table:table-cell office:value-type="float" office:value="1.82417582811834" calcext:value-type="float">
            <text:p>1,82417582811834</text:p>
          </table:table-cell>
          <table:table-cell office:value-type="float" office:value="1.98363710941702" calcext:value-type="float">
            <text:p>1,98363710941702</text:p>
          </table:table-cell>
          <table:table-cell office:value-type="float" office:value="1.9853057409027" calcext:value-type="float">
            <text:p>1,9853057409027</text:p>
          </table:table-cell>
          <table:table-cell office:value-type="float" office:value="2.01206568815694" calcext:value-type="float">
            <text:p>2,01206568815694</text:p>
          </table:table-cell>
        </table:table-row>
        <table:table-row table:style-name="ro1">
          <table:table-cell office:value-type="float" office:value="2.0352282304771" calcext:value-type="float">
            <text:p>2,0352282304771</text:p>
          </table:table-cell>
          <table:table-cell office:value-type="float" office:value="1.95461659612223" calcext:value-type="float">
            <text:p>1,95461659612223</text:p>
          </table:table-cell>
          <table:table-cell office:value-type="float" office:value="2.04708372813467" calcext:value-type="float">
            <text:p>2,04708372813467</text:p>
          </table:table-cell>
          <table:table-cell office:value-type="float" office:value="2.03050046950554" calcext:value-type="float">
            <text:p>2,03050046950554</text:p>
          </table:table-cell>
        </table:table-row>
        <table:table-row table:style-name="ro1">
          <table:table-cell office:value-type="float" office:value="2.00079473994547" calcext:value-type="float">
            <text:p>2,00079473994547</text:p>
          </table:table-cell>
          <table:table-cell office:value-type="float" office:value="2.00941794177921" calcext:value-type="float">
            <text:p>2,00941794177921</text:p>
          </table:table-cell>
          <table:table-cell office:value-type="float" office:value="1.97955178867103" calcext:value-type="float">
            <text:p>1,97955178867103</text:p>
          </table:table-cell>
          <table:table-cell office:value-type="float" office:value="2.32748397396976" calcext:value-type="float">
            <text:p>2,32748397396976</text:p>
          </table:table-cell>
        </table:table-row>
        <table:table-row table:style-name="ro1">
          <table:table-cell office:value-type="float" office:value="1.91505108139349" calcext:value-type="float">
            <text:p>1,91505108139349</text:p>
          </table:table-cell>
          <table:table-cell office:value-type="float" office:value="1.97938440751562" calcext:value-type="float">
            <text:p>1,97938440751562</text:p>
          </table:table-cell>
          <table:table-cell office:value-type="float" office:value="2.05311027632106" calcext:value-type="float">
            <text:p>2,05311027632106</text:p>
          </table:table-cell>
          <table:table-cell office:value-type="float" office:value="2.12774977248601" calcext:value-type="float">
            <text:p>2,12774977248601</text:p>
          </table:table-cell>
        </table:table-row>
        <table:table-row table:style-name="ro1">
          <table:table-cell office:value-type="float" office:value="1.86875744140903" calcext:value-type="float">
            <text:p>1,86875744140903</text:p>
          </table:table-cell>
          <table:table-cell office:value-type="float" office:value="1.98231974414345" calcext:value-type="float">
            <text:p>1,98231974414345</text:p>
          </table:table-cell>
          <table:table-cell office:value-type="float" office:value="2.00195801089606" calcext:value-type="float">
            <text:p>2,00195801089606</text:p>
          </table:table-cell>
          <table:table-cell office:value-type="float" office:value="2.04245501804153" calcext:value-type="float">
            <text:p>2,04245501804153</text:p>
          </table:table-cell>
        </table:table-row>
        <table:table-row table:style-name="ro1">
          <table:table-cell office:value-type="float" office:value="1.78101314061929" calcext:value-type="float">
            <text:p>1,78101314061929</text:p>
          </table:table-cell>
          <table:table-cell office:value-type="float" office:value="2.11523226393567" calcext:value-type="float">
            <text:p>2,11523226393567</text:p>
          </table:table-cell>
          <table:table-cell office:value-type="float" office:value="2.08923440903306" calcext:value-type="float">
            <text:p>2,08923440903306</text:p>
          </table:table-cell>
          <table:table-cell office:value-type="float" office:value="2.24876960458819" calcext:value-type="float">
            <text:p>2,24876960458819</text:p>
          </table:table-cell>
        </table:table-row>
        <table:table-row table:style-name="ro1">
          <table:table-cell office:value-type="float" office:value="1.80614580979317" calcext:value-type="float">
            <text:p>1,80614580979317</text:p>
          </table:table-cell>
          <table:table-cell office:value-type="float" office:value="2.09752169098815" calcext:value-type="float">
            <text:p>2,09752169098815</text:p>
          </table:table-cell>
          <table:table-cell office:value-type="float" office:value="2.03640911766691" calcext:value-type="float">
            <text:p>2,03640911766691</text:p>
          </table:table-cell>
          <table:table-cell office:value-type="float" office:value="2.18037263419973" calcext:value-type="float">
            <text:p>2,18037263419973</text:p>
          </table:table-cell>
        </table:table-row>
        <table:table-row table:style-name="ro1">
          <table:table-cell office:value-type="float" office:value="1.81528809099257" calcext:value-type="float">
            <text:p>1,81528809099257</text:p>
          </table:table-cell>
          <table:table-cell office:value-type="float" office:value="2.02804268043623" calcext:value-type="float">
            <text:p>2,02804268043623</text:p>
          </table:table-cell>
          <table:table-cell office:value-type="float" office:value="2.06238907499931" calcext:value-type="float">
            <text:p>2,06238907499931</text:p>
          </table:table-cell>
          <table:table-cell office:value-type="float" office:value="2.31096405046871" calcext:value-type="float">
            <text:p>2,31096405046871</text:p>
          </table:table-cell>
        </table:table-row>
        <table:table-row table:style-name="ro1">
          <table:table-cell office:value-type="float" office:value="1.79278565307489" calcext:value-type="float">
            <text:p>1,79278565307489</text:p>
          </table:table-cell>
          <table:table-cell office:value-type="float" office:value="2.03702072414756" calcext:value-type="float">
            <text:p>2,03702072414756</text:p>
          </table:table-cell>
          <table:table-cell office:value-type="float" office:value="2.04018617577519" calcext:value-type="float">
            <text:p>2,04018617577519</text:p>
          </table:table-cell>
          <table:table-cell office:value-type="float" office:value="2.20255644073202" calcext:value-type="float">
            <text:p>2,20255644073202</text:p>
          </table:table-cell>
        </table:table-row>
        <table:table-row table:style-name="ro1">
          <table:table-cell office:value-type="float" office:value="1.81014131505727" calcext:value-type="float">
            <text:p>1,81014131505727</text:p>
          </table:table-cell>
          <table:table-cell office:value-type="float" office:value="2.1341012332333" calcext:value-type="float">
            <text:p>2,1341012332333</text:p>
          </table:table-cell>
          <table:table-cell office:value-type="float" office:value="1.98974471508303" calcext:value-type="float">
            <text:p>1,98974471508303</text:p>
          </table:table-cell>
          <table:table-cell office:value-type="float" office:value="2.04629960701052" calcext:value-type="float">
            <text:p>2,04629960701052</text:p>
          </table:table-cell>
        </table:table-row>
        <table:table-row table:style-name="ro1">
          <table:table-cell office:value-type="float" office:value="1.81856447258951" calcext:value-type="float">
            <text:p>1,81856447258951</text:p>
          </table:table-cell>
          <table:table-cell office:value-type="float" office:value="2.01190571103178" calcext:value-type="float">
            <text:p>2,01190571103178</text:p>
          </table:table-cell>
          <table:table-cell office:value-type="float" office:value="2.01000855269763" calcext:value-type="float">
            <text:p>2,01000855269763</text:p>
          </table:table-cell>
          <table:table-cell office:value-type="float" office:value="2.02428309018835" calcext:value-type="float">
            <text:p>2,02428309018835</text:p>
          </table:table-cell>
        </table:table-row>
        <table:table-row table:style-name="ro1">
          <table:table-cell office:value-type="float" office:value="1.80964861571856" calcext:value-type="float">
            <text:p>1,80964861571856</text:p>
          </table:table-cell>
          <table:table-cell office:value-type="float" office:value="1.95911953247868" calcext:value-type="float">
            <text:p>1,95911953247868</text:p>
          </table:table-cell>
          <table:table-cell office:value-type="float" office:value="2.00287418776354" calcext:value-type="float">
            <text:p>2,00287418776354</text:p>
          </table:table-cell>
          <table:table-cell office:value-type="float" office:value="2.11510556935032" calcext:value-type="float">
            <text:p>2,11510556935032</text:p>
          </table:table-cell>
        </table:table-row>
        <table:table-row table:style-name="ro1">
          <table:table-cell office:value-type="float" office:value="1.7751846765058" calcext:value-type="float">
            <text:p>1,7751846765058</text:p>
          </table:table-cell>
          <table:table-cell office:value-type="float" office:value="1.91878552941172" calcext:value-type="float">
            <text:p>1,91878552941172</text:p>
          </table:table-cell>
          <table:table-cell office:value-type="float" office:value="2.03587947776496" calcext:value-type="float">
            <text:p>2,03587947776496</text:p>
          </table:table-cell>
          <table:table-cell office:value-type="float" office:value="2.33153643794499" calcext:value-type="float">
            <text:p>2,33153643794499</text:p>
          </table:table-cell>
        </table:table-row>
        <table:table-row table:style-name="ro1">
          <table:table-cell office:value-type="float" office:value="1.81306171448144" calcext:value-type="float">
            <text:p>1,81306171448144</text:p>
          </table:table-cell>
          <table:table-cell office:value-type="float" office:value="1.95812935621266" calcext:value-type="float">
            <text:p>1,95812935621266</text:p>
          </table:table-cell>
          <table:table-cell office:value-type="float" office:value="1.95968933659552" calcext:value-type="float">
            <text:p>1,95968933659552</text:p>
          </table:table-cell>
          <table:table-cell office:value-type="float" office:value="2.25937944667501" calcext:value-type="float">
            <text:p>2,25937944667501</text:p>
          </table:table-cell>
        </table:table-row>
        <table:table-row table:style-name="ro1">
          <table:table-cell office:value-type="float" office:value="3.43673194233193" calcext:value-type="float">
            <text:p>3,43673194233193</text:p>
          </table:table-cell>
          <table:table-cell office:value-type="float" office:value="1.97552920344256" calcext:value-type="float">
            <text:p>1,97552920344256</text:p>
          </table:table-cell>
          <table:table-cell office:value-type="float" office:value="1.99038982520006" calcext:value-type="float">
            <text:p>1,99038982520006</text:p>
          </table:table-cell>
          <table:table-cell office:value-type="float" office:value="2.28166656291239" calcext:value-type="float">
            <text:p>2,28166656291239</text:p>
          </table:table-cell>
        </table:table-row>
        <table:table-row table:style-name="ro1">
          <table:table-cell office:value-type="float" office:value="1.97514038911884" calcext:value-type="float">
            <text:p>1,97514038911884</text:p>
          </table:table-cell>
          <table:table-cell office:value-type="float" office:value="1.9487804353597" calcext:value-type="float">
            <text:p>1,9487804353597</text:p>
          </table:table-cell>
          <table:table-cell office:value-type="float" office:value="2.05386712539474" calcext:value-type="float">
            <text:p>2,05386712539474</text:p>
          </table:table-cell>
          <table:table-cell office:value-type="float" office:value="2.47205338721668" calcext:value-type="float">
            <text:p>2,47205338721668</text:p>
          </table:table-cell>
        </table:table-row>
        <table:table-row table:style-name="ro1">
          <table:table-cell office:value-type="float" office:value="1.94613659711195" calcext:value-type="float">
            <text:p>1,94613659711195</text:p>
          </table:table-cell>
          <table:table-cell office:value-type="float" office:value="2.00534006793378" calcext:value-type="float">
            <text:p>2,00534006793378</text:p>
          </table:table-cell>
          <table:table-cell office:value-type="float" office:value="1.99494590584406" calcext:value-type="float">
            <text:p>1,99494590584406</text:p>
          </table:table-cell>
          <table:table-cell office:value-type="float" office:value="2.09878352224867" calcext:value-type="float">
            <text:p>2,09878352224867</text:p>
          </table:table-cell>
        </table:table-row>
        <table:table-row table:style-name="ro1">
          <table:table-cell office:value-type="float" office:value="2.04597834005074" calcext:value-type="float">
            <text:p>2,04597834005074</text:p>
          </table:table-cell>
          <table:table-cell office:value-type="float" office:value="1.99402408601222" calcext:value-type="float">
            <text:p>1,99402408601222</text:p>
          </table:table-cell>
          <table:table-cell office:value-type="float" office:value="2.03329477081691" calcext:value-type="float">
            <text:p>2,03329477081691</text:p>
          </table:table-cell>
          <table:table-cell office:value-type="float" office:value="2.02611585421126" calcext:value-type="float">
            <text:p>2,02611585421126</text:p>
          </table:table-cell>
        </table:table-row>
        <table:table-row table:style-name="ro1">
          <table:table-cell office:value-type="float" office:value="2.06177404623118" calcext:value-type="float">
            <text:p>2,06177404623118</text:p>
          </table:table-cell>
          <table:table-cell office:value-type="float" office:value="2.02482826083613" calcext:value-type="float">
            <text:p>2,02482826083613</text:p>
          </table:table-cell>
          <table:table-cell office:value-type="float" office:value="2.05992664322538" calcext:value-type="float">
            <text:p>2,05992664322538</text:p>
          </table:table-cell>
          <table:table-cell office:value-type="float" office:value="2.04872128251408" calcext:value-type="float">
            <text:p>2,04872128251408</text:p>
          </table:table-cell>
        </table:table-row>
        <table:table-row table:style-name="ro1">
          <table:table-cell office:value-type="float" office:value="1.93127505301804" calcext:value-type="float">
            <text:p>1,93127505301804</text:p>
          </table:table-cell>
          <table:table-cell office:value-type="float" office:value="2.06890343326145" calcext:value-type="float">
            <text:p>2,06890343326145</text:p>
          </table:table-cell>
          <table:table-cell office:value-type="float" office:value="1.97190879510179" calcext:value-type="float">
            <text:p>1,97190879510179</text:p>
          </table:table-cell>
          <table:table-cell office:value-type="float" office:value="2.26360955902784" calcext:value-type="float">
            <text:p>2,26360955902784</text:p>
          </table:table-cell>
        </table:table-row>
        <table:table-row table:style-name="ro1">
          <table:table-cell office:value-type="float" office:value="1.93746596857083" calcext:value-type="float">
            <text:p>1,93746596857083</text:p>
          </table:table-cell>
          <table:table-cell office:value-type="float" office:value="1.99540764428409" calcext:value-type="float">
            <text:p>1,99540764428409</text:p>
          </table:table-cell>
          <table:table-cell office:value-type="float" office:value="2.04472044996617" calcext:value-type="float">
            <text:p>2,04472044996617</text:p>
          </table:table-cell>
          <table:table-cell office:value-type="float" office:value="2.1573056266283" calcext:value-type="float">
            <text:p>2,1573056266283</text:p>
          </table:table-cell>
        </table:table-row>
        <table:table-row table:style-name="ro1">
          <table:table-cell office:value-type="float" office:value="2.05912216449634" calcext:value-type="float">
            <text:p>2,05912216449634</text:p>
          </table:table-cell>
          <table:table-cell office:value-type="float" office:value="1.96592940621728" calcext:value-type="float">
            <text:p>1,96592940621728</text:p>
          </table:table-cell>
          <table:table-cell office:value-type="float" office:value="2.05150487179311" calcext:value-type="float">
            <text:p>2,05150487179311</text:p>
          </table:table-cell>
          <table:table-cell office:value-type="float" office:value="2.06780692423709" calcext:value-type="float">
            <text:p>2,06780692423709</text:p>
          </table:table-cell>
        </table:table-row>
        <table:table-row table:style-name="ro1">
          <table:table-cell office:value-type="float" office:value="1.91205693233092" calcext:value-type="float">
            <text:p>1,91205693233092</text:p>
          </table:table-cell>
          <table:table-cell office:value-type="float" office:value="1.99204690530669" calcext:value-type="float">
            <text:p>1,99204690530669</text:p>
          </table:table-cell>
          <table:table-cell office:value-type="float" office:value="2.06554435864786" calcext:value-type="float">
            <text:p>2,06554435864786</text:p>
          </table:table-cell>
          <table:table-cell office:value-type="float" office:value="2.0755621686853" calcext:value-type="float">
            <text:p>2,0755621686853</text:p>
          </table:table-cell>
        </table:table-row>
        <table:table-row table:style-name="ro1">
          <table:table-cell office:value-type="float" office:value="1.85037282102128" calcext:value-type="float">
            <text:p>1,85037282102128</text:p>
          </table:table-cell>
          <table:table-cell office:value-type="float" office:value="2.00722821093824" calcext:value-type="float">
            <text:p>2,00722821093824</text:p>
          </table:table-cell>
          <table:table-cell office:value-type="float" office:value="2.05105114159156" calcext:value-type="float">
            <text:p>2,05105114159156</text:p>
          </table:table-cell>
          <table:table-cell office:value-type="float" office:value="2.03984561246261" calcext:value-type="float">
            <text:p>2,03984561246261</text:p>
          </table:table-cell>
        </table:table-row>
        <table:table-row table:style-name="ro1">
          <table:table-cell office:value-type="float" office:value="1.91052794275143" calcext:value-type="float">
            <text:p>1,91052794275143</text:p>
          </table:table-cell>
          <table:table-cell office:value-type="float" office:value="2.01006220015738" calcext:value-type="float">
            <text:p>2,01006220015738</text:p>
          </table:table-cell>
          <table:table-cell office:value-type="float" office:value="2.03108682921904" calcext:value-type="float">
            <text:p>2,03108682921904</text:p>
          </table:table-cell>
          <table:table-cell office:value-type="float" office:value="2.03554393113445" calcext:value-type="float">
            <text:p>2,03554393113445</text:p>
          </table:table-cell>
        </table:table-row>
        <table:table-row table:style-name="ro1">
          <table:table-cell office:value-type="float" office:value="1.90045796873202" calcext:value-type="float">
            <text:p>1,90045796873202</text:p>
          </table:table-cell>
          <table:table-cell office:value-type="float" office:value="1.96425060376191" calcext:value-type="float">
            <text:p>1,96425060376191</text:p>
          </table:table-cell>
          <table:table-cell office:value-type="float" office:value="2.02022070120741" calcext:value-type="float">
            <text:p>2,02022070120741</text:p>
          </table:table-cell>
          <table:table-cell office:value-type="float" office:value="2.01594064223942" calcext:value-type="float">
            <text:p>2,01594064223942</text:p>
          </table:table-cell>
        </table:table-row>
        <table:table-row table:style-name="ro1">
          <table:table-cell office:value-type="float" office:value="1.89473094271767" calcext:value-type="float">
            <text:p>1,89473094271767</text:p>
          </table:table-cell>
          <table:table-cell office:value-type="float" office:value="1.96932529960507" calcext:value-type="float">
            <text:p>1,96932529960507</text:p>
          </table:table-cell>
          <table:table-cell office:value-type="float" office:value="2.02592296633446" calcext:value-type="float">
            <text:p>2,02592296633446</text:p>
          </table:table-cell>
          <table:table-cell office:value-type="float" office:value="2.04906715306653" calcext:value-type="float">
            <text:p>2,04906715306653</text:p>
          </table:table-cell>
        </table:table-row>
        <table:table-row table:style-name="ro1">
          <table:table-cell office:value-type="float" office:value="1.85500662724941" calcext:value-type="float">
            <text:p>1,85500662724941</text:p>
          </table:table-cell>
          <table:table-cell office:value-type="float" office:value="1.93789234793711" calcext:value-type="float">
            <text:p>1,93789234793711</text:p>
          </table:table-cell>
          <table:table-cell office:value-type="float" office:value="2.02862297528513" calcext:value-type="float">
            <text:p>2,02862297528513</text:p>
          </table:table-cell>
          <table:table-cell office:value-type="float" office:value="2.3602063028863" calcext:value-type="float">
            <text:p>2,3602063028863</text:p>
          </table:table-cell>
        </table:table-row>
        <table:table-row table:style-name="ro1">
          <table:table-cell office:value-type="float" office:value="1.7698497742999" calcext:value-type="float">
            <text:p>1,7698497742999</text:p>
          </table:table-cell>
          <table:table-cell office:value-type="float" office:value="1.94521345214003" calcext:value-type="float">
            <text:p>1,94521345214003</text:p>
          </table:table-cell>
          <table:table-cell office:value-type="float" office:value="2.04127487746939" calcext:value-type="float">
            <text:p>2,04127487746939</text:p>
          </table:table-cell>
          <table:table-cell office:value-type="float" office:value="2.04541741229468" calcext:value-type="float">
            <text:p>2,04541741229468</text:p>
          </table:table-cell>
        </table:table-row>
        <table:table-row table:style-name="ro1">
          <table:table-cell office:value-type="float" office:value="1.80436287993826" calcext:value-type="float">
            <text:p>1,80436287993826</text:p>
          </table:table-cell>
          <table:table-cell office:value-type="float" office:value="1.97857857478508" calcext:value-type="float">
            <text:p>1,97857857478508</text:p>
          </table:table-cell>
          <table:table-cell office:value-type="float" office:value="2.01011630043111" calcext:value-type="float">
            <text:p>2,01011630043111</text:p>
          </table:table-cell>
          <table:table-cell office:value-type="float" office:value="2.08352140133137" calcext:value-type="float">
            <text:p>2,08352140133137</text:p>
          </table:table-cell>
        </table:table-row>
        <table:table-row table:style-name="ro1">
          <table:table-cell office:value-type="float" office:value="1.82076773225491" calcext:value-type="float">
            <text:p>1,82076773225491</text:p>
          </table:table-cell>
          <table:table-cell office:value-type="float" office:value="1.94490589824892" calcext:value-type="float">
            <text:p>1,94490589824892</text:p>
          </table:table-cell>
          <table:table-cell office:value-type="float" office:value="2.0413145144443" calcext:value-type="float">
            <text:p>2,0413145144443</text:p>
          </table:table-cell>
          <table:table-cell office:value-type="float" office:value="2.04015438753739" calcext:value-type="float">
            <text:p>2,04015438753739</text:p>
          </table:table-cell>
        </table:table-row>
        <table:table-row table:style-name="ro1">
          <table:table-cell office:value-type="float" office:value="1.84374846461116" calcext:value-type="float">
            <text:p>1,84374846461116</text:p>
          </table:table-cell>
          <table:table-cell office:value-type="float" office:value="1.93842547910822" calcext:value-type="float">
            <text:p>1,93842547910822</text:p>
          </table:table-cell>
          <table:table-cell office:value-type="float" office:value="2.02688171624906" calcext:value-type="float">
            <text:p>2,02688171624906</text:p>
          </table:table-cell>
          <table:table-cell office:value-type="float" office:value="1.98649422806533" calcext:value-type="float">
            <text:p>1,98649422806533</text:p>
          </table:table-cell>
        </table:table-row>
        <table:table-row table:style-name="ro1">
          <table:table-cell office:value-type="float" office:value="3.63145177564537" calcext:value-type="float">
            <text:p>3,63145177564537</text:p>
          </table:table-cell>
          <table:table-cell office:value-type="float" office:value="1.98558612128243" calcext:value-type="float">
            <text:p>1,98558612128243</text:p>
          </table:table-cell>
          <table:table-cell office:value-type="float" office:value="1.94852983074301" calcext:value-type="float">
            <text:p>1,94852983074301</text:p>
          </table:table-cell>
          <table:table-cell office:value-type="float" office:value="2.03229823378832" calcext:value-type="float">
            <text:p>2,03229823378832</text:p>
          </table:table-cell>
        </table:table-row>
        <table:table-row table:style-name="ro1">
          <table:table-cell office:value-type="float" office:value="1.86411854602457" calcext:value-type="float">
            <text:p>1,86411854602457</text:p>
          </table:table-cell>
          <table:table-cell office:value-type="float" office:value="1.96254967404071" calcext:value-type="float">
            <text:p>1,96254967404071</text:p>
          </table:table-cell>
          <table:table-cell office:value-type="float" office:value="2.01179085557655" calcext:value-type="float">
            <text:p>2,01179085557655</text:p>
          </table:table-cell>
          <table:table-cell office:value-type="float" office:value="1.97551124314109" calcext:value-type="float">
            <text:p>1,97551124314109</text:p>
          </table:table-cell>
        </table:table-row>
        <table:table-row table:style-name="ro1">
          <table:table-cell office:value-type="float" office:value="1.88801903556722" calcext:value-type="float">
            <text:p>1,88801903556722</text:p>
          </table:table-cell>
          <table:table-cell office:value-type="float" office:value="1.99228766204208" calcext:value-type="float">
            <text:p>1,99228766204208</text:p>
          </table:table-cell>
          <table:table-cell office:value-type="float" office:value="1.97488127767086" calcext:value-type="float">
            <text:p>1,97488127767086</text:p>
          </table:table-cell>
          <table:table-cell office:value-type="float" office:value="2.04412228342516" calcext:value-type="float">
            <text:p>2,04412228342516</text:p>
          </table:table-cell>
        </table:table-row>
        <table:table-row table:style-name="ro1">
          <table:table-cell office:value-type="float" office:value="1.86490072347616" calcext:value-type="float">
            <text:p>1,86490072347616</text:p>
          </table:table-cell>
          <table:table-cell office:value-type="float" office:value="2.02582791482181" calcext:value-type="float">
            <text:p>2,02582791482181</text:p>
          </table:table-cell>
          <table:table-cell office:value-type="float" office:value="2.05580632463266" calcext:value-type="float">
            <text:p>2,05580632463266</text:p>
          </table:table-cell>
          <table:table-cell office:value-type="float" office:value="2.01461220314506" calcext:value-type="float">
            <text:p>2,01461220314506</text:p>
          </table:table-cell>
        </table:table-row>
        <table:table-row table:style-name="ro1">
          <table:table-cell office:value-type="float" office:value="1.85920983909748" calcext:value-type="float">
            <text:p>1,85920983909748</text:p>
          </table:table-cell>
          <table:table-cell office:value-type="float" office:value="1.97751208588383" calcext:value-type="float">
            <text:p>1,97751208588383</text:p>
          </table:table-cell>
          <table:table-cell office:value-type="float" office:value="1.98110166779162" calcext:value-type="float">
            <text:p>1,98110166779162</text:p>
          </table:table-cell>
          <table:table-cell office:value-type="float" office:value="2.01771431015667" calcext:value-type="float">
            <text:p>2,01771431015667</text:p>
          </table:table-cell>
        </table:table-row>
        <table:table-row table:style-name="ro1">
          <table:table-cell office:value-type="float" office:value="1.85026430985739" calcext:value-type="float">
            <text:p>1,85026430985739</text:p>
          </table:table-cell>
          <table:table-cell office:value-type="float" office:value="1.89295058719981" calcext:value-type="float">
            <text:p>1,89295058719981</text:p>
          </table:table-cell>
          <table:table-cell office:value-type="float" office:value="1.97658432189201" calcext:value-type="float">
            <text:p>1,97658432189201</text:p>
          </table:table-cell>
          <table:table-cell office:value-type="float" office:value="2.03115227157699" calcext:value-type="float">
            <text:p>2,03115227157699</text:p>
          </table:table-cell>
        </table:table-row>
        <table:table-row table:style-name="ro1">
          <table:table-cell office:value-type="float" office:value="1.94360625133094" calcext:value-type="float">
            <text:p>1,94360625133094</text:p>
          </table:table-cell>
          <table:table-cell office:value-type="float" office:value="1.95488933544151" calcext:value-type="float">
            <text:p>1,95488933544151</text:p>
          </table:table-cell>
          <table:table-cell office:value-type="float" office:value="2.05144059933727" calcext:value-type="float">
            <text:p>2,05144059933727</text:p>
          </table:table-cell>
          <table:table-cell office:value-type="float" office:value="2.04984781068347" calcext:value-type="float">
            <text:p>2,04984781068347</text:p>
          </table:table-cell>
        </table:table-row>
        <table:table-row table:style-name="ro1">
          <table:table-cell office:value-type="float" office:value="1.88154450736988" calcext:value-type="float">
            <text:p>1,88154450736988</text:p>
          </table:table-cell>
          <table:table-cell office:value-type="float" office:value="1.99597528794832" calcext:value-type="float">
            <text:p>1,99597528794832</text:p>
          </table:table-cell>
          <table:table-cell office:value-type="float" office:value="2.01483568480004" calcext:value-type="float">
            <text:p>2,01483568480004</text:p>
          </table:table-cell>
          <table:table-cell office:value-type="float" office:value="2.00576837537892" calcext:value-type="float">
            <text:p>2,00576837537892</text:p>
          </table:table-cell>
        </table:table-row>
        <table:table-row table:style-name="ro1">
          <table:table-cell office:value-type="float" office:value="1.82960475033111" calcext:value-type="float">
            <text:p>1,82960475033111</text:p>
          </table:table-cell>
          <table:table-cell office:value-type="float" office:value="2.01108088510207" calcext:value-type="float">
            <text:p>2,01108088510207</text:p>
          </table:table-cell>
          <table:table-cell office:value-type="float" office:value="2.01628127218882" calcext:value-type="float">
            <text:p>2,01628127218882</text:p>
          </table:table-cell>
          <table:table-cell office:value-type="float" office:value="2.00473810341912" calcext:value-type="float">
            <text:p>2,00473810341912</text:p>
          </table:table-cell>
        </table:table-row>
        <table:table-row table:style-name="ro1">
          <table:table-cell office:value-type="float" office:value="1.836724048759" calcext:value-type="float">
            <text:p>1,836724048759</text:p>
          </table:table-cell>
          <table:table-cell office:value-type="float" office:value="1.96165831527415" calcext:value-type="float">
            <text:p>1,96165831527415</text:p>
          </table:table-cell>
          <table:table-cell office:value-type="float" office:value="2.05736157126026" calcext:value-type="float">
            <text:p>2,05736157126026</text:p>
          </table:table-cell>
          <table:table-cell office:value-type="float" office:value="2.02349397576266" calcext:value-type="float">
            <text:p>2,02349397576266</text:p>
          </table:table-cell>
        </table:table-row>
        <table:table-row table:style-name="ro1">
          <table:table-cell office:value-type="float" office:value="1.83233046796125" calcext:value-type="float">
            <text:p>1,83233046796125</text:p>
          </table:table-cell>
          <table:table-cell office:value-type="float" office:value="1.96553628853031" calcext:value-type="float">
            <text:p>1,96553628853031</text:p>
          </table:table-cell>
          <table:table-cell office:value-type="float" office:value="2.03926320924071" calcext:value-type="float">
            <text:p>2,03926320924071</text:p>
          </table:table-cell>
          <table:table-cell office:value-type="float" office:value="2.04401222489126" calcext:value-type="float">
            <text:p>2,04401222489126</text:p>
          </table:table-cell>
        </table:table-row>
        <table:table-row table:style-name="ro1">
          <table:table-cell office:value-type="float" office:value="1.93270269075527" calcext:value-type="float">
            <text:p>1,93270269075527</text:p>
          </table:table-cell>
          <table:table-cell office:value-type="float" office:value="1.96311154044953" calcext:value-type="float">
            <text:p>1,96311154044953</text:p>
          </table:table-cell>
          <table:table-cell office:value-type="float" office:value="2.0255492899769" calcext:value-type="float">
            <text:p>2,0255492899769</text:p>
          </table:table-cell>
          <table:table-cell office:value-type="float" office:value="2.00827074139388" calcext:value-type="float">
            <text:p>2,00827074139388</text:p>
          </table:table-cell>
        </table:table-row>
        <table:table-row table:style-name="ro1">
          <table:table-cell office:value-type="float" office:value="1.85643417872975" calcext:value-type="float">
            <text:p>1,85643417872975</text:p>
          </table:table-cell>
          <table:table-cell office:value-type="float" office:value="1.91270230602064" calcext:value-type="float">
            <text:p>1,91270230602064</text:p>
          </table:table-cell>
          <table:table-cell office:value-type="float" office:value="2.0233767494581" calcext:value-type="float">
            <text:p>2,0233767494581</text:p>
          </table:table-cell>
          <table:table-cell office:value-type="float" office:value="1.98392354285309" calcext:value-type="float">
            <text:p>1,98392354285309</text:p>
          </table:table-cell>
        </table:table-row>
        <table:table-row table:style-name="ro1">
          <table:table-cell office:value-type="float" office:value="1.886163046129" calcext:value-type="float">
            <text:p>1,886163046129</text:p>
          </table:table-cell>
          <table:table-cell office:value-type="float" office:value="1.96124526039202" calcext:value-type="float">
            <text:p>1,96124526039202</text:p>
          </table:table-cell>
          <table:table-cell office:value-type="float" office:value="2.0739238017057" calcext:value-type="float">
            <text:p>2,0739238017057</text:p>
          </table:table-cell>
          <table:table-cell office:value-type="float" office:value="2.00380386609313" calcext:value-type="float">
            <text:p>2,00380386609313</text:p>
          </table:table-cell>
        </table:table-row>
        <table:table-row table:style-name="ro1">
          <table:table-cell office:value-type="float" office:value="1.89085257430615" calcext:value-type="float">
            <text:p>1,89085257430615</text:p>
          </table:table-cell>
          <table:table-cell office:value-type="float" office:value="1.97567843032748" calcext:value-type="float">
            <text:p>1,97567843032748</text:p>
          </table:table-cell>
          <table:table-cell office:value-type="float" office:value="2.03708105002699" calcext:value-type="float">
            <text:p>2,03708105002699</text:p>
          </table:table-cell>
          <table:table-cell office:value-type="float" office:value="2.03524978929314" calcext:value-type="float">
            <text:p>2,03524978929314</text:p>
          </table:table-cell>
        </table:table-row>
        <table:table-row table:style-name="ro1">
          <table:table-cell office:value-type="float" office:value="1.86230603005741" calcext:value-type="float">
            <text:p>1,86230603005741</text:p>
          </table:table-cell>
          <table:table-cell office:value-type="float" office:value="1.92985731845251" calcext:value-type="float">
            <text:p>1,92985731845251</text:p>
          </table:table-cell>
          <table:table-cell office:value-type="float" office:value="2.05808378385703" calcext:value-type="float">
            <text:p>2,05808378385703</text:p>
          </table:table-cell>
          <table:table-cell office:value-type="float" office:value="2.01831947975981" calcext:value-type="float">
            <text:p>2,01831947975981</text:p>
          </table:table-cell>
        </table:table-row>
        <table:table-row table:style-name="ro1">
          <table:table-cell office:value-type="float" office:value="1.86561855329002" calcext:value-type="float">
            <text:p>1,86561855329002</text:p>
          </table:table-cell>
          <table:table-cell office:value-type="float" office:value="1.95032587006266" calcext:value-type="float">
            <text:p>1,95032587006266</text:p>
          </table:table-cell>
          <table:table-cell office:value-type="float" office:value="1.98729239134939" calcext:value-type="float">
            <text:p>1,98729239134939</text:p>
          </table:table-cell>
          <table:table-cell office:value-type="float" office:value="2.01636574459608" calcext:value-type="float">
            <text:p>2,01636574459608</text:p>
          </table:table-cell>
        </table:table-row>
        <table:table-row table:style-name="ro1">
          <table:table-cell office:value-type="float" office:value="1.85597624091651" calcext:value-type="float">
            <text:p>1,85597624091651</text:p>
          </table:table-cell>
          <table:table-cell office:value-type="float" office:value="1.91498673853858" calcext:value-type="float">
            <text:p>1,91498673853858</text:p>
          </table:table-cell>
          <table:table-cell office:value-type="float" office:value="2.0192273148159" calcext:value-type="float">
            <text:p>2,0192273148159</text:p>
          </table:table-cell>
          <table:table-cell office:value-type="float" office:value="2.00475823911767" calcext:value-type="float">
            <text:p>2,00475823911767</text:p>
          </table:table-cell>
        </table:table-row>
        <table:table-row table:style-name="ro1">
          <table:table-cell office:value-type="float" office:value="1.88313991475238" calcext:value-type="float">
            <text:p>1,88313991475238</text:p>
          </table:table-cell>
          <table:table-cell office:value-type="float" office:value="1.92154316823579" calcext:value-type="float">
            <text:p>1,92154316823579</text:p>
          </table:table-cell>
          <table:table-cell office:value-type="float" office:value="1.98264523129854" calcext:value-type="float">
            <text:p>1,98264523129854</text:p>
          </table:table-cell>
          <table:table-cell office:value-type="float" office:value="2.06423548280473" calcext:value-type="float">
            <text:p>2,06423548280473</text:p>
          </table:table-cell>
        </table:table-row>
        <table:table-row table:style-name="ro1">
          <table:table-cell office:value-type="float" office:value="1.8635809931046" calcext:value-type="float">
            <text:p>1,8635809931046</text:p>
          </table:table-cell>
          <table:table-cell office:value-type="float" office:value="2.00992282859052" calcext:value-type="float">
            <text:p>2,00992282859052</text:p>
          </table:table-cell>
          <table:table-cell office:value-type="float" office:value="2.00314562152302" calcext:value-type="float">
            <text:p>2,00314562152302</text:p>
          </table:table-cell>
          <table:table-cell office:value-type="float" office:value="2.00079476551308" calcext:value-type="float">
            <text:p>2,00079476551308</text:p>
          </table:table-cell>
        </table:table-row>
        <table:table-row table:style-name="ro1">
          <table:table-cell office:value-type="float" office:value="1.8376371641651" calcext:value-type="float">
            <text:p>1,8376371641651</text:p>
          </table:table-cell>
          <table:table-cell office:value-type="float" office:value="1.98423703774385" calcext:value-type="float">
            <text:p>1,98423703774385</text:p>
          </table:table-cell>
          <table:table-cell office:value-type="float" office:value="2.01112624810496" calcext:value-type="float">
            <text:p>2,01112624810496</text:p>
          </table:table-cell>
          <table:table-cell office:value-type="float" office:value="1.98729408891611" calcext:value-type="float">
            <text:p>1,98729408891611</text:p>
          </table:table-cell>
        </table:table-row>
        <table:table-row table:style-name="ro1">
          <table:table-cell office:value-type="float" office:value="1.86076194552269" calcext:value-type="float">
            <text:p>1,86076194552269</text:p>
          </table:table-cell>
          <table:table-cell office:value-type="float" office:value="1.9904786636608" calcext:value-type="float">
            <text:p>1,9904786636608</text:p>
          </table:table-cell>
          <table:table-cell office:value-type="float" office:value="2.09329687782793" calcext:value-type="float">
            <text:p>2,09329687782793</text:p>
          </table:table-cell>
          <table:table-cell office:value-type="float" office:value="2.02901148952986" calcext:value-type="float">
            <text:p>2,02901148952986</text:p>
          </table:table-cell>
        </table:table-row>
        <table:table-row table:style-name="ro1">
          <table:table-cell office:value-type="float" office:value="1.87359308875281" calcext:value-type="float">
            <text:p>1,87359308875281</text:p>
          </table:table-cell>
          <table:table-cell office:value-type="float" office:value="2.06564434377145" calcext:value-type="float">
            <text:p>2,06564434377145</text:p>
          </table:table-cell>
          <table:table-cell office:value-type="float" office:value="2.10431870941922" calcext:value-type="float">
            <text:p>2,10431870941922</text:p>
          </table:table-cell>
          <table:table-cell office:value-type="float" office:value="2.45436347899736" calcext:value-type="float">
            <text:p>2,45436347899736</text:p>
          </table:table-cell>
        </table:table-row>
        <table:table-row table:style-name="ro1">
          <table:table-cell office:value-type="float" office:value="1.85583227817205" calcext:value-type="float">
            <text:p>1,85583227817205</text:p>
          </table:table-cell>
          <table:table-cell office:value-type="float" office:value="1.98858795298727" calcext:value-type="float">
            <text:p>1,98858795298727</text:p>
          </table:table-cell>
          <table:table-cell office:value-type="float" office:value="2.05221566123391" calcext:value-type="float">
            <text:p>2,05221566123391</text:p>
          </table:table-cell>
          <table:table-cell office:value-type="float" office:value="2.1243000038511" calcext:value-type="float">
            <text:p>2,1243000038511</text:p>
          </table:table-cell>
        </table:table-row>
        <table:table-row table:style-name="ro1">
          <table:table-cell office:value-type="float" office:value="1.90522702575901" calcext:value-type="float">
            <text:p>1,90522702575901</text:p>
          </table:table-cell>
          <table:table-cell office:value-type="float" office:value="2.01149964171993" calcext:value-type="float">
            <text:p>2,01149964171993</text:p>
          </table:table-cell>
          <table:table-cell office:value-type="float" office:value="2.10068779736386" calcext:value-type="float">
            <text:p>2,10068779736386</text:p>
          </table:table-cell>
          <table:table-cell office:value-type="float" office:value="2.01841962277779" calcext:value-type="float">
            <text:p>2,01841962277779</text:p>
          </table:table-cell>
        </table:table-row>
        <table:table-row table:style-name="ro1">
          <table:table-cell office:value-type="float" office:value="1.87611541264334" calcext:value-type="float">
            <text:p>1,87611541264334</text:p>
          </table:table-cell>
          <table:table-cell office:value-type="float" office:value="1.9911517705562" calcext:value-type="float">
            <text:p>1,9911517705562</text:p>
          </table:table-cell>
          <table:table-cell office:value-type="float" office:value="2.04392358161652" calcext:value-type="float">
            <text:p>2,04392358161652</text:p>
          </table:table-cell>
          <table:table-cell office:value-type="float" office:value="2.14389478054344" calcext:value-type="float">
            <text:p>2,14389478054344</text:p>
          </table:table-cell>
        </table:table-row>
        <table:table-row table:style-name="ro1">
          <table:table-cell office:value-type="float" office:value="1.83984051008739" calcext:value-type="float">
            <text:p>1,83984051008739</text:p>
          </table:table-cell>
          <table:table-cell office:value-type="float" office:value="2.01887459145369" calcext:value-type="float">
            <text:p>2,01887459145369</text:p>
          </table:table-cell>
          <table:table-cell office:value-type="float" office:value="2.11593670129858" calcext:value-type="float">
            <text:p>2,11593670129858</text:p>
          </table:table-cell>
          <table:table-cell office:value-type="float" office:value="2.07153046820665" calcext:value-type="float">
            <text:p>2,07153046820665</text:p>
          </table:table-cell>
        </table:table-row>
        <table:table-row table:style-name="ro1">
          <table:table-cell office:value-type="float" office:value="1.85108409531172" calcext:value-type="float">
            <text:p>1,85108409531172</text:p>
          </table:table-cell>
          <table:table-cell office:value-type="float" office:value="2.083253871389" calcext:value-type="float">
            <text:p>2,083253871389</text:p>
          </table:table-cell>
          <table:table-cell office:value-type="float" office:value="2.06062729404182" calcext:value-type="float">
            <text:p>2,06062729404182</text:p>
          </table:table-cell>
          <table:table-cell office:value-type="float" office:value="2.05326946689192" calcext:value-type="float">
            <text:p>2,05326946689192</text:p>
          </table:table-cell>
        </table:table-row>
        <table:table-row table:style-name="ro1">
          <table:table-cell office:value-type="float" office:value="1.87169371210042" calcext:value-type="float">
            <text:p>1,87169371210042</text:p>
          </table:table-cell>
          <table:table-cell office:value-type="float" office:value="2.06661896298367" calcext:value-type="float">
            <text:p>2,06661896298367</text:p>
          </table:table-cell>
          <table:table-cell office:value-type="float" office:value="2.10531724922915" calcext:value-type="float">
            <text:p>2,10531724922915</text:p>
          </table:table-cell>
          <table:table-cell office:value-type="float" office:value="2.04283125370748" calcext:value-type="float">
            <text:p>2,04283125370748</text:p>
          </table:table-cell>
        </table:table-row>
        <table:table-row table:style-name="ro1">
          <table:table-cell office:value-type="float" office:value="1.85193933234663" calcext:value-type="float">
            <text:p>1,85193933234663</text:p>
          </table:table-cell>
          <table:table-cell office:value-type="float" office:value="1.99208810129137" calcext:value-type="float">
            <text:p>1,99208810129137</text:p>
          </table:table-cell>
          <table:table-cell office:value-type="float" office:value="1.98775407341318" calcext:value-type="float">
            <text:p>1,98775407341318</text:p>
          </table:table-cell>
          <table:table-cell office:value-type="float" office:value="1.99299236235409" calcext:value-type="float">
            <text:p>1,99299236235409</text:p>
          </table:table-cell>
        </table:table-row>
        <table:table-row table:style-name="ro1">
          <table:table-cell office:value-type="float" office:value="1.90780153506619" calcext:value-type="float">
            <text:p>1,90780153506619</text:p>
          </table:table-cell>
          <table:table-cell office:value-type="float" office:value="2.05482343110298" calcext:value-type="float">
            <text:p>2,05482343110298</text:p>
          </table:table-cell>
          <table:table-cell office:value-type="float" office:value="2.00105045874072" calcext:value-type="float">
            <text:p>2,00105045874072</text:p>
          </table:table-cell>
          <table:table-cell office:value-type="float" office:value="2.02107323272383" calcext:value-type="float">
            <text:p>2,02107323272383</text:p>
          </table:table-cell>
        </table:table-row>
        <table:table-row table:style-name="ro1">
          <table:table-cell office:value-type="float" office:value="1.88658415225148" calcext:value-type="float">
            <text:p>1,88658415225148</text:p>
          </table:table-cell>
          <table:table-cell office:value-type="float" office:value="1.97800432314897" calcext:value-type="float">
            <text:p>1,97800432314897</text:p>
          </table:table-cell>
          <table:table-cell office:value-type="float" office:value="2.04764404387444" calcext:value-type="float">
            <text:p>2,04764404387444</text:p>
          </table:table-cell>
          <table:table-cell office:value-type="float" office:value="2.06136694435694" calcext:value-type="float">
            <text:p>2,06136694435694</text:p>
          </table:table-cell>
        </table:table-row>
        <table:table-row table:style-name="ro1">
          <table:table-cell office:value-type="float" office:value="1.86415399760514" calcext:value-type="float">
            <text:p>1,86415399760514</text:p>
          </table:table-cell>
          <table:table-cell office:value-type="float" office:value="2.02354635205166" calcext:value-type="float">
            <text:p>2,02354635205166</text:p>
          </table:table-cell>
          <table:table-cell office:value-type="float" office:value="2.03972591587137" calcext:value-type="float">
            <text:p>2,03972591587137</text:p>
          </table:table-cell>
          <table:table-cell office:value-type="float" office:value="2.04803812747046" calcext:value-type="float">
            <text:p>2,04803812747046</text:p>
          </table:table-cell>
        </table:table-row>
        <table:table-row table:style-name="ro1">
          <table:table-cell office:value-type="float" office:value="1.87676811850749" calcext:value-type="float">
            <text:p>1,87676811850749</text:p>
          </table:table-cell>
          <table:table-cell office:value-type="float" office:value="1.9940741177993" calcext:value-type="float">
            <text:p>1,9940741177993</text:p>
          </table:table-cell>
          <table:table-cell office:value-type="float" office:value="2.11628921346891" calcext:value-type="float">
            <text:p>2,11628921346891</text:p>
          </table:table-cell>
          <table:table-cell office:value-type="float" office:value="2.02005210999707" calcext:value-type="float">
            <text:p>2,02005210999707</text:p>
          </table:table-cell>
        </table:table-row>
        <table:table-row table:style-name="ro1">
          <table:table-cell office:value-type="float" office:value="1.87346206454141" calcext:value-type="float">
            <text:p>1,87346206454141</text:p>
          </table:table-cell>
          <table:table-cell office:value-type="float" office:value="1.97447887575254" calcext:value-type="float">
            <text:p>1,97447887575254</text:p>
          </table:table-cell>
          <table:table-cell office:value-type="float" office:value="2.03380916455219" calcext:value-type="float">
            <text:p>2,03380916455219</text:p>
          </table:table-cell>
          <table:table-cell office:value-type="float" office:value="2.03285236710462" calcext:value-type="float">
            <text:p>2,03285236710462</text:p>
          </table:table-cell>
        </table:table-row>
        <table:table-row table:style-name="ro1">
          <table:table-cell office:value-type="float" office:value="1.91343462733056" calcext:value-type="float">
            <text:p>1,91343462733056</text:p>
          </table:table-cell>
          <table:table-cell office:value-type="float" office:value="1.9947440528682" calcext:value-type="float">
            <text:p>1,9947440528682</text:p>
          </table:table-cell>
          <table:table-cell office:value-type="float" office:value="2.04470083027527" calcext:value-type="float">
            <text:p>2,04470083027527</text:p>
          </table:table-cell>
          <table:table-cell office:value-type="float" office:value="2.06717062323756" calcext:value-type="float">
            <text:p>2,06717062323756</text:p>
          </table:table-cell>
        </table:table-row>
        <table:table-row table:style-name="ro1">
          <table:table-cell office:value-type="float" office:value="1.88574918558504" calcext:value-type="float">
            <text:p>1,88574918558504</text:p>
          </table:table-cell>
          <table:table-cell office:value-type="float" office:value="1.99168169214096" calcext:value-type="float">
            <text:p>1,99168169214096</text:p>
          </table:table-cell>
          <table:table-cell office:value-type="float" office:value="2.03195427034616" calcext:value-type="float">
            <text:p>2,03195427034616</text:p>
          </table:table-cell>
          <table:table-cell office:value-type="float" office:value="2.01324349265359" calcext:value-type="float">
            <text:p>2,01324349265359</text:p>
          </table:table-cell>
        </table:table-row>
        <table:table-row table:style-name="ro1">
          <table:table-cell office:value-type="float" office:value="1.87608582653109" calcext:value-type="float">
            <text:p>1,87608582653109</text:p>
          </table:table-cell>
          <table:table-cell office:value-type="float" office:value="1.99576273781289" calcext:value-type="float">
            <text:p>1,99576273781289</text:p>
          </table:table-cell>
          <table:table-cell office:value-type="float" office:value="2.06212956903321" calcext:value-type="float">
            <text:p>2,06212956903321</text:p>
          </table:table-cell>
          <table:table-cell office:value-type="float" office:value="2.05310257417173" calcext:value-type="float">
            <text:p>2,05310257417173</text:p>
          </table:table-cell>
        </table:table-row>
        <table:table-row table:style-name="ro1">
          <table:table-cell office:value-type="float" office:value="1.87504315328067" calcext:value-type="float">
            <text:p>1,87504315328067</text:p>
          </table:table-cell>
          <table:table-cell office:value-type="float" office:value="1.98437040549626" calcext:value-type="float">
            <text:p>1,98437040549626</text:p>
          </table:table-cell>
          <table:table-cell office:value-type="float" office:value="1.99223023784157" calcext:value-type="float">
            <text:p>1,99223023784157</text:p>
          </table:table-cell>
          <table:table-cell office:value-type="float" office:value="2.01748081545144" calcext:value-type="float">
            <text:p>2,01748081545144</text:p>
          </table:table-cell>
        </table:table-row>
        <table:table-row table:style-name="ro1">
          <table:table-cell office:value-type="float" office:value="1.8539466163647" calcext:value-type="float">
            <text:p>1,8539466163647</text:p>
          </table:table-cell>
          <table:table-cell office:value-type="float" office:value="1.96633577760785" calcext:value-type="float">
            <text:p>1,96633577760785</text:p>
          </table:table-cell>
          <table:table-cell office:value-type="float" office:value="2.04207391728912" calcext:value-type="float">
            <text:p>2,04207391728912</text:p>
          </table:table-cell>
          <table:table-cell office:value-type="float" office:value="1.99703087628782" calcext:value-type="float">
            <text:p>1,99703087628782</text:p>
          </table:table-cell>
        </table:table-row>
        <table:table-row table:style-name="ro1">
          <table:table-cell office:value-type="float" office:value="1.7984324601843" calcext:value-type="float">
            <text:p>1,7984324601843</text:p>
          </table:table-cell>
          <table:table-cell office:value-type="float" office:value="2.01349581562463" calcext:value-type="float">
            <text:p>2,01349581562463</text:p>
          </table:table-cell>
          <table:table-cell office:value-type="float" office:value="2.00315190655261" calcext:value-type="float">
            <text:p>2,00315190655261</text:p>
          </table:table-cell>
          <table:table-cell office:value-type="float" office:value="2.01798816858224" calcext:value-type="float">
            <text:p>2,01798816858224</text:p>
          </table:table-cell>
        </table:table-row>
        <table:table-row table:style-name="ro1">
          <table:table-cell office:value-type="float" office:value="1.86953383964919" calcext:value-type="float">
            <text:p>1,86953383964919</text:p>
          </table:table-cell>
          <table:table-cell office:value-type="float" office:value="1.94462972278426" calcext:value-type="float">
            <text:p>1,94462972278426</text:p>
          </table:table-cell>
          <table:table-cell office:value-type="float" office:value="2.04496328760563" calcext:value-type="float">
            <text:p>2,04496328760563</text:p>
          </table:table-cell>
          <table:table-cell office:value-type="float" office:value="2.01987444315481" calcext:value-type="float">
            <text:p>2,01987444315481</text:p>
          </table:table-cell>
        </table:table-row>
        <table:table-row table:style-name="ro1">
          <table:table-cell office:value-type="float" office:value="1.86151591697222" calcext:value-type="float">
            <text:p>1,86151591697222</text:p>
          </table:table-cell>
          <table:table-cell office:value-type="float" office:value="1.98574765787497" calcext:value-type="float">
            <text:p>1,98574765787497</text:p>
          </table:table-cell>
          <table:table-cell office:value-type="float" office:value="1.98854439676852" calcext:value-type="float">
            <text:p>1,98854439676852</text:p>
          </table:table-cell>
          <table:table-cell office:value-type="float" office:value="2.0139968133593" calcext:value-type="float">
            <text:p>2,0139968133593</text:p>
          </table:table-cell>
        </table:table-row>
        <table:table-row table:style-name="ro1">
          <table:table-cell office:value-type="float" office:value="1.79864301324554" calcext:value-type="float">
            <text:p>1,79864301324554</text:p>
          </table:table-cell>
          <table:table-cell office:value-type="float" office:value="1.92814396574418" calcext:value-type="float">
            <text:p>1,92814396574418</text:p>
          </table:table-cell>
          <table:table-cell office:value-type="float" office:value="2.03934543455478" calcext:value-type="float">
            <text:p>2,03934543455478</text:p>
          </table:table-cell>
          <table:table-cell office:value-type="float" office:value="1.99432699633782" calcext:value-type="float">
            <text:p>1,99432699633782</text:p>
          </table:table-cell>
        </table:table-row>
        <table:table-row table:style-name="ro1">
          <table:table-cell office:value-type="float" office:value="1.87083847506552" calcext:value-type="float">
            <text:p>1,87083847506552</text:p>
          </table:table-cell>
          <table:table-cell office:value-type="float" office:value="1.96407607778466" calcext:value-type="float">
            <text:p>1,96407607778466</text:p>
          </table:table-cell>
          <table:table-cell office:value-type="float" office:value="2.03688312511719" calcext:value-type="float">
            <text:p>2,03688312511719</text:p>
          </table:table-cell>
          <table:table-cell office:value-type="float" office:value="2.07890397452384" calcext:value-type="float">
            <text:p>2,07890397452384</text:p>
          </table:table-cell>
        </table:table-row>
        <table:table-row table:style-name="ro1">
          <table:table-cell office:value-type="float" office:value="1.85318617564864" calcext:value-type="float">
            <text:p>1,85318617564864</text:p>
          </table:table-cell>
          <table:table-cell office:value-type="float" office:value="2.04080969746249" calcext:value-type="float">
            <text:p>2,04080969746249</text:p>
          </table:table-cell>
          <table:table-cell office:value-type="float" office:value="2.04434767583914" calcext:value-type="float">
            <text:p>2,04434767583914</text:p>
          </table:table-cell>
          <table:table-cell office:value-type="float" office:value="2.07516176279523" calcext:value-type="float">
            <text:p>2,07516176279523</text:p>
          </table:table-cell>
        </table:table-row>
        <table:table-row table:style-name="ro1">
          <table:table-cell office:value-type="float" office:value="1.91373204107703" calcext:value-type="float">
            <text:p>1,91373204107703</text:p>
          </table:table-cell>
          <table:table-cell office:value-type="float" office:value="2.01144575842925" calcext:value-type="float">
            <text:p>2,01144575842925</text:p>
          </table:table-cell>
          <table:table-cell office:value-type="float" office:value="2.058312506941" calcext:value-type="float">
            <text:p>2,058312506941</text:p>
          </table:table-cell>
          <table:table-cell office:value-type="float" office:value="2.06658179484782" calcext:value-type="float">
            <text:p>2,06658179484782</text:p>
          </table:table-cell>
        </table:table-row>
        <table:table-row table:style-name="ro1">
          <table:table-cell office:value-type="float" office:value="1.83331595289557" calcext:value-type="float">
            <text:p>1,83331595289557</text:p>
          </table:table-cell>
          <table:table-cell office:value-type="float" office:value="2.04000926438896" calcext:value-type="float">
            <text:p>2,04000926438896</text:p>
          </table:table-cell>
          <table:table-cell office:value-type="float" office:value="1.99474796564222" calcext:value-type="float">
            <text:p>1,99474796564222</text:p>
          </table:table-cell>
          <table:table-cell office:value-type="float" office:value="2.02405663051398" calcext:value-type="float">
            <text:p>2,02405663051398</text:p>
          </table:table-cell>
        </table:table-row>
        <table:table-row table:style-name="ro1">
          <table:table-cell office:value-type="float" office:value="1.85847104886007" calcext:value-type="float">
            <text:p>1,85847104886007</text:p>
          </table:table-cell>
          <table:table-cell office:value-type="float" office:value="1.97135285193624" calcext:value-type="float">
            <text:p>1,97135285193624</text:p>
          </table:table-cell>
          <table:table-cell office:value-type="float" office:value="2.09893499283548" calcext:value-type="float">
            <text:p>2,09893499283548</text:p>
          </table:table-cell>
          <table:table-cell office:value-type="float" office:value="2.05390971009378" calcext:value-type="float">
            <text:p>2,05390971009378</text:p>
          </table:table-cell>
        </table:table-row>
        <table:table-row table:style-name="ro1">
          <table:table-cell office:value-type="float" office:value="1.89544937632975" calcext:value-type="float">
            <text:p>1,89544937632975</text:p>
          </table:table-cell>
          <table:table-cell office:value-type="float" office:value="2.05213198527721" calcext:value-type="float">
            <text:p>2,05213198527721</text:p>
          </table:table-cell>
          <table:table-cell office:value-type="float" office:value="1.98874862199995" calcext:value-type="float">
            <text:p>1,98874862199995</text:p>
          </table:table-cell>
          <table:table-cell office:value-type="float" office:value="2.058745084373" calcext:value-type="float">
            <text:p>2,058745084373</text:p>
          </table:table-cell>
        </table:table-row>
        <table:table-row table:style-name="ro1">
          <table:table-cell office:value-type="float" office:value="1.86145795234414" calcext:value-type="float">
            <text:p>1,86145795234414</text:p>
          </table:table-cell>
          <table:table-cell office:value-type="float" office:value="1.98022539465656" calcext:value-type="float">
            <text:p>1,98022539465656</text:p>
          </table:table-cell>
          <table:table-cell office:value-type="float" office:value="2.0400730299506" calcext:value-type="float">
            <text:p>2,0400730299506</text:p>
          </table:table-cell>
          <table:table-cell office:value-type="float" office:value="2.17401003042669" calcext:value-type="float">
            <text:p>2,17401003042669</text:p>
          </table:table-cell>
        </table:table-row>
        <table:table-row table:style-name="ro1">
          <table:table-cell office:value-type="float" office:value="1.89117163853128" calcext:value-type="float">
            <text:p>1,89117163853128</text:p>
          </table:table-cell>
          <table:table-cell office:value-type="float" office:value="2.09014674125439" calcext:value-type="float">
            <text:p>2,09014674125439</text:p>
          </table:table-cell>
          <table:table-cell office:value-type="float" office:value="2.00094667164632" calcext:value-type="float">
            <text:p>2,00094667164632</text:p>
          </table:table-cell>
          <table:table-cell office:value-type="float" office:value="2.59321989324958" calcext:value-type="float">
            <text:p>2,59321989324958</text:p>
          </table:table-cell>
        </table:table-row>
        <table:table-row table:style-name="ro1">
          <table:table-cell office:value-type="float" office:value="1.81438222116498" calcext:value-type="float">
            <text:p>1,81438222116498</text:p>
          </table:table-cell>
          <table:table-cell office:value-type="float" office:value="1.97105413384752" calcext:value-type="float">
            <text:p>1,97105413384752</text:p>
          </table:table-cell>
          <table:table-cell office:value-type="float" office:value="2.04504025245698" calcext:value-type="float">
            <text:p>2,04504025245698</text:p>
          </table:table-cell>
          <table:table-cell office:value-type="float" office:value="2.32509174034731" calcext:value-type="float">
            <text:p>2,32509174034731</text:p>
          </table:table-cell>
        </table:table-row>
        <table:table-row table:style-name="ro1">
          <table:table-cell office:value-type="float" office:value="1.85706445780328" calcext:value-type="float">
            <text:p>1,85706445780328</text:p>
          </table:table-cell>
          <table:table-cell office:value-type="float" office:value="1.99181505989338" calcext:value-type="float">
            <text:p>1,99181505989338</text:p>
          </table:table-cell>
          <table:table-cell office:value-type="float" office:value="2.01056605470153" calcext:value-type="float">
            <text:p>2,01056605470153</text:p>
          </table:table-cell>
          <table:table-cell office:value-type="float" office:value="2.06134595928459" calcext:value-type="float">
            <text:p>2,06134595928459</text:p>
          </table:table-cell>
        </table:table-row>
        <table:table-row table:style-name="ro1">
          <table:table-cell office:value-type="float" office:value="1.82778498878544" calcext:value-type="float">
            <text:p>1,82778498878544</text:p>
          </table:table-cell>
          <table:table-cell office:value-type="float" office:value="1.94938636750098" calcext:value-type="float">
            <text:p>1,94938636750098</text:p>
          </table:table-cell>
          <table:table-cell office:value-type="float" office:value="2.05586544367007" calcext:value-type="float">
            <text:p>2,05586544367007</text:p>
          </table:table-cell>
          <table:table-cell office:value-type="float" office:value="2.00703469939769" calcext:value-type="float">
            <text:p>2,00703469939769</text:p>
          </table:table-cell>
        </table:table-row>
        <table:table-row table:style-name="ro1">
          <table:table-cell office:value-type="float" office:value="1.86981607218355" calcext:value-type="float">
            <text:p>1,86981607218355</text:p>
          </table:table-cell>
          <table:table-cell office:value-type="float" office:value="1.97016598466729" calcext:value-type="float">
            <text:p>1,97016598466729</text:p>
          </table:table-cell>
          <table:table-cell office:value-type="float" office:value="2.02600647618012" calcext:value-type="float">
            <text:p>2,02600647618012</text:p>
          </table:table-cell>
          <table:table-cell office:value-type="float" office:value="2.01247228893639" calcext:value-type="float">
            <text:p>2,01247228893639</text:p>
          </table:table-cell>
        </table:table-row>
        <table:table-row table:style-name="ro1">
          <table:table-cell office:value-type="float" office:value="1.96845522160337" calcext:value-type="float">
            <text:p>1,96845522160337</text:p>
          </table:table-cell>
          <table:table-cell office:value-type="float" office:value="1.99088854671642" calcext:value-type="float">
            <text:p>1,99088854671642</text:p>
          </table:table-cell>
          <table:table-cell office:value-type="float" office:value="2.00890818317478" calcext:value-type="float">
            <text:p>2,00890818317478</text:p>
          </table:table-cell>
          <table:table-cell office:value-type="float" office:value="1.98779532101613" calcext:value-type="float">
            <text:p>1,98779532101613</text:p>
          </table:table-cell>
        </table:table-row>
        <table:table-row table:style-name="ro1">
          <table:table-cell office:value-type="float" office:value="1.86377058574229" calcext:value-type="float">
            <text:p>1,86377058574229</text:p>
          </table:table-cell>
          <table:table-cell office:value-type="float" office:value="2.0047277921395" calcext:value-type="float">
            <text:p>2,0047277921395</text:p>
          </table:table-cell>
          <table:table-cell office:value-type="float" office:value="1.97270567874349" calcext:value-type="float">
            <text:p>1,97270567874349</text:p>
          </table:table-cell>
          <table:table-cell office:value-type="float" office:value="1.98565384654471" calcext:value-type="float">
            <text:p>1,98565384654471</text:p>
          </table:table-cell>
        </table:table-row>
        <table:table-row table:style-name="ro1">
          <table:table-cell office:value-type="float" office:value="1.96449879070908" calcext:value-type="float">
            <text:p>1,96449879070908</text:p>
          </table:table-cell>
          <table:table-cell office:value-type="float" office:value="1.96013187377036" calcext:value-type="float">
            <text:p>1,96013187377036</text:p>
          </table:table-cell>
          <table:table-cell office:value-type="float" office:value="2.01991053270356" calcext:value-type="float">
            <text:p>2,01991053270356</text:p>
          </table:table-cell>
          <table:table-cell office:value-type="float" office:value="1.99886976134151" calcext:value-type="float">
            <text:p>1,99886976134151</text:p>
          </table:table-cell>
        </table:table-row>
        <table:table-row table:style-name="ro1">
          <table:table-cell office:value-type="float" office:value="1.88856961327714" calcext:value-type="float">
            <text:p>1,88856961327714</text:p>
          </table:table-cell>
          <table:table-cell office:value-type="float" office:value="1.95785948664117" calcext:value-type="float">
            <text:p>1,95785948664117</text:p>
          </table:table-cell>
          <table:table-cell office:value-type="float" office:value="2.01320731162382" calcext:value-type="float">
            <text:p>2,01320731162382</text:p>
          </table:table-cell>
          <table:table-cell office:value-type="float" office:value="2.03200811724025" calcext:value-type="float">
            <text:p>2,03200811724025</text:p>
          </table:table-cell>
        </table:table-row>
        <table:table-row table:style-name="ro1">
          <table:table-cell office:value-type="float" office:value="1.79857064371732" calcext:value-type="float">
            <text:p>1,79857064371732</text:p>
          </table:table-cell>
          <table:table-cell office:value-type="float" office:value="1.92661121834723" calcext:value-type="float">
            <text:p>1,92661121834723</text:p>
          </table:table-cell>
          <table:table-cell office:value-type="float" office:value="1.96023387094714" calcext:value-type="float">
            <text:p>1,96023387094714</text:p>
          </table:table-cell>
          <table:table-cell office:value-type="float" office:value="2.5244970218254" calcext:value-type="float">
            <text:p>2,5244970218254</text:p>
          </table:table-cell>
        </table:table-row>
        <table:table-row table:style-name="ro1">
          <table:table-cell office:value-type="float" office:value="2.00475996904223" calcext:value-type="float">
            <text:p>2,00475996904223</text:p>
          </table:table-cell>
          <table:table-cell office:value-type="float" office:value="1.9808224532356" calcext:value-type="float">
            <text:p>1,9808224532356</text:p>
          </table:table-cell>
          <table:table-cell office:value-type="float" office:value="2.00799829133688" calcext:value-type="float">
            <text:p>2,00799829133688</text:p>
          </table:table-cell>
          <table:table-cell office:value-type="float" office:value="2.11493712559971" calcext:value-type="float">
            <text:p>2,11493712559971</text:p>
          </table:table-cell>
        </table:table-row>
        <table:table-row table:style-name="ro1">
          <table:table-cell office:value-type="float" office:value="1.8662857503112" calcext:value-type="float">
            <text:p>1,8662857503112</text:p>
          </table:table-cell>
          <table:table-cell office:value-type="float" office:value="1.97072788883595" calcext:value-type="float">
            <text:p>1,97072788883595</text:p>
          </table:table-cell>
          <table:table-cell office:value-type="float" office:value="2.04996384676529" calcext:value-type="float">
            <text:p>2,04996384676529</text:p>
          </table:table-cell>
          <table:table-cell office:value-type="float" office:value="2.10595063996377" calcext:value-type="float">
            <text:p>2,10595063996377</text:p>
          </table:table-cell>
        </table:table-row>
        <table:table-row table:style-name="ro1">
          <table:table-cell office:value-type="float" office:value="1.95729918711937" calcext:value-type="float">
            <text:p>1,95729918711937</text:p>
          </table:table-cell>
          <table:table-cell office:value-type="float" office:value="1.97355519456353" calcext:value-type="float">
            <text:p>1,97355519456353</text:p>
          </table:table-cell>
          <table:table-cell office:value-type="float" office:value="2.0365862759826" calcext:value-type="float">
            <text:p>2,0365862759826</text:p>
          </table:table-cell>
          <table:table-cell office:value-type="float" office:value="2.0956852835808" calcext:value-type="float">
            <text:p>2,0956852835808</text:p>
          </table:table-cell>
        </table:table-row>
        <table:table-row table:style-name="ro1">
          <table:table-cell office:value-type="float" office:value="1.83983395456398" calcext:value-type="float">
            <text:p>1,83983395456398</text:p>
          </table:table-cell>
          <table:table-cell office:value-type="float" office:value="1.96234660162495" calcext:value-type="float">
            <text:p>1,96234660162495</text:p>
          </table:table-cell>
          <table:table-cell office:value-type="float" office:value="2.00835299026934" calcext:value-type="float">
            <text:p>2,00835299026934</text:p>
          </table:table-cell>
          <table:table-cell office:value-type="float" office:value="2.00018943896043" calcext:value-type="float">
            <text:p>2,00018943896043</text:p>
          </table:table-cell>
        </table:table-row>
        <table:table-row table:style-name="ro1">
          <table:table-cell office:value-type="float" office:value="1.84463199390501" calcext:value-type="float">
            <text:p>1,84463199390501</text:p>
          </table:table-cell>
          <table:table-cell office:value-type="float" office:value="1.96819544969348" calcext:value-type="float">
            <text:p>1,96819544969348</text:p>
          </table:table-cell>
          <table:table-cell office:value-type="float" office:value="2.00694448608431" calcext:value-type="float">
            <text:p>2,00694448608431</text:p>
          </table:table-cell>
          <table:table-cell office:value-type="float" office:value="1.98137400889503" calcext:value-type="float">
            <text:p>1,98137400889503</text:p>
          </table:table-cell>
        </table:table-row>
        <table:table-row table:style-name="ro1">
          <table:table-cell office:value-type="float" office:value="1.83521472574976" calcext:value-type="float">
            <text:p>1,83521472574976</text:p>
          </table:table-cell>
          <table:table-cell office:value-type="float" office:value="1.92901980521679" calcext:value-type="float">
            <text:p>1,92901980521679</text:p>
          </table:table-cell>
          <table:table-cell office:value-type="float" office:value="2.06889846943672" calcext:value-type="float">
            <text:p>2,06889846943672</text:p>
          </table:table-cell>
          <table:table-cell office:value-type="float" office:value="2.03806481719126" calcext:value-type="float">
            <text:p>2,03806481719126</text:p>
          </table:table-cell>
        </table:table-row>
        <table:table-row table:style-name="ro1">
          <table:table-cell office:value-type="float" office:value="1.85752895113993" calcext:value-type="float">
            <text:p>1,85752895113993</text:p>
          </table:table-cell>
          <table:table-cell office:value-type="float" office:value="1.91485971443917" calcext:value-type="float">
            <text:p>1,91485971443917</text:p>
          </table:table-cell>
          <table:table-cell office:value-type="float" office:value="2.0064470206404" calcext:value-type="float">
            <text:p>2,0064470206404</text:p>
          </table:table-cell>
          <table:table-cell office:value-type="float" office:value="2.07489255746093" calcext:value-type="float">
            <text:p>2,07489255746093</text:p>
          </table:table-cell>
        </table:table-row>
        <table:table-row table:style-name="ro1">
          <table:table-cell office:value-type="float" office:value="1.85516439109578" calcext:value-type="float">
            <text:p>1,85516439109578</text:p>
          </table:table-cell>
          <table:table-cell office:value-type="float" office:value="1.93468366783258" calcext:value-type="float">
            <text:p>1,93468366783258</text:p>
          </table:table-cell>
          <table:table-cell office:value-type="float" office:value="1.98243204493004" calcext:value-type="float">
            <text:p>1,98243204493004</text:p>
          </table:table-cell>
          <table:table-cell office:value-type="float" office:value="2.0372905114132" calcext:value-type="float">
            <text:p>2,0372905114132</text:p>
          </table:table-cell>
        </table:table-row>
        <table:table-row table:style-name="ro1">
          <table:table-cell office:value-type="float" office:value="1.89152693064895" calcext:value-type="float">
            <text:p>1,89152693064895</text:p>
          </table:table-cell>
          <table:table-cell office:value-type="float" office:value="1.99628982740971" calcext:value-type="float">
            <text:p>1,99628982740971</text:p>
          </table:table-cell>
          <table:table-cell office:value-type="float" office:value="2.04760159316366" calcext:value-type="float">
            <text:p>2,04760159316366</text:p>
          </table:table-cell>
          <table:table-cell office:value-type="float" office:value="2.0552728534939" calcext:value-type="float">
            <text:p>2,0552728534939</text:p>
          </table:table-cell>
        </table:table-row>
        <table:table-row table:style-name="ro1">
          <table:table-cell office:value-type="float" office:value="1.85304859591383" calcext:value-type="float">
            <text:p>1,85304859591383</text:p>
          </table:table-cell>
          <table:table-cell office:value-type="float" office:value="1.99903164486111" calcext:value-type="float">
            <text:p>1,99903164486111</text:p>
          </table:table-cell>
          <table:table-cell office:value-type="float" office:value="2.5497846934494" calcext:value-type="float">
            <text:p>2,5497846934494</text:p>
          </table:table-cell>
          <table:table-cell office:value-type="float" office:value="2.02710515311733" calcext:value-type="float">
            <text:p>2,02710515311733</text:p>
          </table:table-cell>
        </table:table-row>
        <table:table-row table:style-name="ro1">
          <table:table-cell office:value-type="float" office:value="1.84237810144692" calcext:value-type="float">
            <text:p>1,84237810144692</text:p>
          </table:table-cell>
          <table:table-cell office:value-type="float" office:value="2.0130007086117" calcext:value-type="float">
            <text:p>2,0130007086117</text:p>
          </table:table-cell>
          <table:table-cell office:value-type="float" office:value="2.04845618897484" calcext:value-type="float">
            <text:p>2,04845618897484</text:p>
          </table:table-cell>
          <table:table-cell office:value-type="float" office:value="2.02279100815183" calcext:value-type="float">
            <text:p>2,02279100815183</text:p>
          </table:table-cell>
        </table:table-row>
        <table:table-row table:style-name="ro1">
          <table:table-cell office:value-type="float" office:value="1.85381705852038" calcext:value-type="float">
            <text:p>1,85381705852038</text:p>
          </table:table-cell>
          <table:table-cell office:value-type="float" office:value="1.95103979534434" calcext:value-type="float">
            <text:p>1,95103979534434</text:p>
          </table:table-cell>
          <table:table-cell office:value-type="float" office:value="2.04014101837283" calcext:value-type="float">
            <text:p>2,04014101837283</text:p>
          </table:table-cell>
          <table:table-cell office:value-type="float" office:value="2.0593177931251" calcext:value-type="float">
            <text:p>2,0593177931251</text:p>
          </table:table-cell>
        </table:table-row>
        <table:table-row table:style-name="ro1">
          <table:table-cell office:value-type="float" office:value="1.86820677744224" calcext:value-type="float">
            <text:p>1,86820677744224</text:p>
          </table:table-cell>
          <table:table-cell office:value-type="float" office:value="1.99538804692749" calcext:value-type="float">
            <text:p>1,99538804692749</text:p>
          </table:table-cell>
          <table:table-cell office:value-type="float" office:value="2.03541407973477" calcext:value-type="float">
            <text:p>2,03541407973477</text:p>
          </table:table-cell>
          <table:table-cell office:value-type="float" office:value="2.05037383157332" calcext:value-type="float">
            <text:p>2,05037383157332</text:p>
          </table:table-cell>
        </table:table-row>
        <table:table-row table:style-name="ro1">
          <table:table-cell office:value-type="float" office:value="1.93263756680556" calcext:value-type="float">
            <text:p>1,93263756680556</text:p>
          </table:table-cell>
          <table:table-cell office:value-type="float" office:value="1.92867992890324" calcext:value-type="float">
            <text:p>1,92867992890324</text:p>
          </table:table-cell>
          <table:table-cell office:value-type="float" office:value="2.01710776122535" calcext:value-type="float">
            <text:p>2,01710776122535</text:p>
          </table:table-cell>
          <table:table-cell office:value-type="float" office:value="2.05382042428878" calcext:value-type="float">
            <text:p>2,05382042428878</text:p>
          </table:table-cell>
        </table:table-row>
        <table:table-row table:style-name="ro1">
          <table:table-cell office:value-type="float" office:value="1.8584927855956" calcext:value-type="float">
            <text:p>1,8584927855956</text:p>
          </table:table-cell>
          <table:table-cell office:value-type="float" office:value="1.99973258075807" calcext:value-type="float">
            <text:p>1,99973258075807</text:p>
          </table:table-cell>
          <table:table-cell office:value-type="float" office:value="2.0455286038434" calcext:value-type="float">
            <text:p>2,0455286038434</text:p>
          </table:table-cell>
          <table:table-cell office:value-type="float" office:value="2.02847076154795" calcext:value-type="float">
            <text:p>2,02847076154795</text:p>
          </table:table-cell>
        </table:table-row>
        <table:table-row table:style-name="ro1">
          <table:table-cell office:value-type="float" office:value="2.0249853113992" calcext:value-type="float">
            <text:p>2,0249853113992</text:p>
          </table:table-cell>
          <table:table-cell office:value-type="float" office:value="2.02648773025377" calcext:value-type="float">
            <text:p>2,02648773025377</text:p>
          </table:table-cell>
          <table:table-cell office:value-type="float" office:value="2.03426109029269" calcext:value-type="float">
            <text:p>2,03426109029269</text:p>
          </table:table-cell>
          <table:table-cell office:value-type="float" office:value="2.00888140422978" calcext:value-type="float">
            <text:p>2,00888140422978</text:p>
          </table:table-cell>
        </table:table-row>
        <table:table-row table:style-name="ro1">
          <table:table-cell office:value-type="float" office:value="1.90141455760918" calcext:value-type="float">
            <text:p>1,90141455760918</text:p>
          </table:table-cell>
          <table:table-cell office:value-type="float" office:value="2.07688465497504" calcext:value-type="float">
            <text:p>2,07688465497504</text:p>
          </table:table-cell>
          <table:table-cell office:value-type="float" office:value="2.08839134342215" calcext:value-type="float">
            <text:p>2,08839134342215</text:p>
          </table:table-cell>
          <table:table-cell office:value-type="float" office:value="1.99545732822469" calcext:value-type="float">
            <text:p>1,99545732822469</text:p>
          </table:table-cell>
        </table:table-row>
        <table:table-row table:style-name="ro1">
          <table:table-cell office:value-type="float" office:value="1.91810966435068" calcext:value-type="float">
            <text:p>1,91810966435068</text:p>
          </table:table-cell>
          <table:table-cell office:value-type="float" office:value="2.02788714765815" calcext:value-type="float">
            <text:p>2,02788714765815</text:p>
          </table:table-cell>
          <table:table-cell office:value-type="float" office:value="1.97609185694608" calcext:value-type="float">
            <text:p>1,97609185694608</text:p>
          </table:table-cell>
          <table:table-cell office:value-type="float" office:value="2.08800221744129" calcext:value-type="float">
            <text:p>2,08800221744129</text:p>
          </table:table-cell>
        </table:table-row>
        <table:table-row table:style-name="ro1">
          <table:table-cell office:value-type="float" office:value="1.88642423198293" calcext:value-type="float">
            <text:p>1,88642423198293</text:p>
          </table:table-cell>
          <table:table-cell office:value-type="float" office:value="2.06948716261722" calcext:value-type="float">
            <text:p>2,06948716261722</text:p>
          </table:table-cell>
          <table:table-cell office:value-type="float" office:value="1.99897616959682" calcext:value-type="float">
            <text:p>1,99897616959682</text:p>
          </table:table-cell>
          <table:table-cell office:value-type="float" office:value="2.26378257277882" calcext:value-type="float">
            <text:p>2,26378257277882</text:p>
          </table:table-cell>
        </table:table-row>
        <table:table-row table:style-name="ro1">
          <table:table-cell office:value-type="float" office:value="1.87115029371213" calcext:value-type="float">
            <text:p>1,87115029371213</text:p>
          </table:table-cell>
          <table:table-cell office:value-type="float" office:value="2.00487093969029" calcext:value-type="float">
            <text:p>2,00487093969029</text:p>
          </table:table-cell>
          <table:table-cell office:value-type="float" office:value="1.96783222704348" calcext:value-type="float">
            <text:p>1,96783222704348</text:p>
          </table:table-cell>
          <table:table-cell office:value-type="float" office:value="2.24232258044486" calcext:value-type="float">
            <text:p>2,24232258044486</text:p>
          </table:table-cell>
        </table:table-row>
        <table:table-row table:style-name="ro1">
          <table:table-cell office:value-type="float" office:value="1.89393418785218" calcext:value-type="float">
            <text:p>1,89393418785218</text:p>
          </table:table-cell>
          <table:table-cell office:value-type="float" office:value="2.06816409560791" calcext:value-type="float">
            <text:p>2,06816409560791</text:p>
          </table:table-cell>
          <table:table-cell office:value-type="float" office:value="2.04025428653376" calcext:value-type="float">
            <text:p>2,04025428653376</text:p>
          </table:table-cell>
          <table:table-cell office:value-type="float" office:value="2.10543151561991" calcext:value-type="float">
            <text:p>2,10543151561991</text:p>
          </table:table-cell>
        </table:table-row>
        <table:table-row table:style-name="ro1">
          <table:table-cell office:value-type="float" office:value="1.8946303671874" calcext:value-type="float">
            <text:p>1,8946303671874</text:p>
          </table:table-cell>
          <table:table-cell office:value-type="float" office:value="1.97252355799396" calcext:value-type="float">
            <text:p>1,97252355799396</text:p>
          </table:table-cell>
          <table:table-cell office:value-type="float" office:value="1.98464101109477" calcext:value-type="float">
            <text:p>1,98464101109477</text:p>
          </table:table-cell>
          <table:table-cell office:value-type="float" office:value="2.02178698368904" calcext:value-type="float">
            <text:p>2,02178698368904</text:p>
          </table:table-cell>
        </table:table-row>
        <table:table-row table:style-name="ro1">
          <table:table-cell office:value-type="float" office:value="1.84827160325323" calcext:value-type="float">
            <text:p>1,84827160325323</text:p>
          </table:table-cell>
          <table:table-cell office:value-type="float" office:value="1.98873397028585" calcext:value-type="float">
            <text:p>1,98873397028585</text:p>
          </table:table-cell>
          <table:table-cell office:value-type="float" office:value="1.99430848762455" calcext:value-type="float">
            <text:p>1,99430848762455</text:p>
          </table:table-cell>
          <table:table-cell office:value-type="float" office:value="2.02531358372393" calcext:value-type="float">
            <text:p>2,02531358372393</text:p>
          </table:table-cell>
        </table:table-row>
        <table:table-row table:style-name="ro1">
          <table:table-cell office:value-type="float" office:value="1.87531080840112" calcext:value-type="float">
            <text:p>1,87531080840112</text:p>
          </table:table-cell>
          <table:table-cell office:value-type="float" office:value="1.96238462578312" calcext:value-type="float">
            <text:p>1,96238462578312</text:p>
          </table:table-cell>
          <table:table-cell office:value-type="float" office:value="1.95633086757446" calcext:value-type="float">
            <text:p>1,95633086757446</text:p>
          </table:table-cell>
          <table:table-cell office:value-type="float" office:value="1.98689833611731" calcext:value-type="float">
            <text:p>1,98689833611731</text:p>
          </table:table-cell>
        </table:table-row>
        <table:table-row table:style-name="ro1">
          <table:table-cell office:value-type="float" office:value="1.86219674258155" calcext:value-type="float">
            <text:p>1,86219674258155</text:p>
          </table:table-cell>
          <table:table-cell office:value-type="float" office:value="1.99357935062493" calcext:value-type="float">
            <text:p>1,99357935062493</text:p>
          </table:table-cell>
          <table:table-cell office:value-type="float" office:value="1.9959225015726" calcext:value-type="float">
            <text:p>1,9959225015726</text:p>
          </table:table-cell>
          <table:table-cell office:value-type="float" office:value="2.00547043905247" calcext:value-type="float">
            <text:p>2,00547043905247</text:p>
          </table:table-cell>
        </table:table-row>
        <table:table-row table:style-name="ro1">
          <table:table-cell office:value-type="float" office:value="1.86909030673608" calcext:value-type="float">
            <text:p>1,86909030673608</text:p>
          </table:table-cell>
          <table:table-cell office:value-type="float" office:value="2.00298562867378" calcext:value-type="float">
            <text:p>2,00298562867378</text:p>
          </table:table-cell>
          <table:table-cell office:value-type="float" office:value="1.99773329352723" calcext:value-type="float">
            <text:p>1,99773329352723</text:p>
          </table:table-cell>
          <table:table-cell office:value-type="float" office:value="1.98466849907328" calcext:value-type="float">
            <text:p>1,98466849907328</text:p>
          </table:table-cell>
        </table:table-row>
        <table:table-row table:style-name="ro1">
          <table:table-cell office:value-type="float" office:value="2.09130090000102" calcext:value-type="float">
            <text:p>2,09130090000102</text:p>
          </table:table-cell>
          <table:table-cell office:value-type="float" office:value="1.9811775467644" calcext:value-type="float">
            <text:p>1,9811775467644</text:p>
          </table:table-cell>
          <table:table-cell office:value-type="float" office:value="1.99589939529594" calcext:value-type="float">
            <text:p>1,99589939529594</text:p>
          </table:table-cell>
          <table:table-cell office:value-type="float" office:value="1.9856452512511" calcext:value-type="float">
            <text:p>1,9856452512511</text:p>
          </table:table-cell>
        </table:table-row>
        <table:table-row table:style-name="ro1">
          <table:table-cell office:value-type="float" office:value="1.90875087836484" calcext:value-type="float">
            <text:p>1,90875087836484</text:p>
          </table:table-cell>
          <table:table-cell office:value-type="float" office:value="2.00279811331181" calcext:value-type="float">
            <text:p>2,00279811331181</text:p>
          </table:table-cell>
          <table:table-cell office:value-type="float" office:value="1.97875222892185" calcext:value-type="float">
            <text:p>1,97875222892185</text:p>
          </table:table-cell>
          <table:table-cell office:value-type="float" office:value="1.9861907154152" calcext:value-type="float">
            <text:p>1,9861907154152</text:p>
          </table:table-cell>
        </table:table-row>
        <table:table-row table:style-name="ro1">
          <table:table-cell office:value-type="float" office:value="1.97048639877914" calcext:value-type="float">
            <text:p>1,97048639877914</text:p>
          </table:table-cell>
          <table:table-cell office:value-type="float" office:value="1.97538284630543" calcext:value-type="float">
            <text:p>1,97538284630543</text:p>
          </table:table-cell>
          <table:table-cell office:value-type="float" office:value="2.00912932140552" calcext:value-type="float">
            <text:p>2,00912932140552</text:p>
          </table:table-cell>
          <table:table-cell office:value-type="float" office:value="2.01561319017327" calcext:value-type="float">
            <text:p>2,01561319017327</text:p>
          </table:table-cell>
        </table:table-row>
        <table:table-row table:style-name="ro1">
          <table:table-cell office:value-type="float" office:value="1.85926193825725" calcext:value-type="float">
            <text:p>1,85926193825725</text:p>
          </table:table-cell>
          <table:table-cell office:value-type="float" office:value="1.93351296177486" calcext:value-type="float">
            <text:p>1,93351296177486</text:p>
          </table:table-cell>
          <table:table-cell office:value-type="float" office:value="2.03260077203908" calcext:value-type="float">
            <text:p>2,03260077203908</text:p>
          </table:table-cell>
          <table:table-cell office:value-type="float" office:value="2.00072428595198" calcext:value-type="float">
            <text:p>2,00072428595198</text:p>
          </table:table-cell>
        </table:table-row>
        <table:table-row table:style-name="ro1">
          <table:table-cell office:value-type="float" office:value="1.83022700751415" calcext:value-type="float">
            <text:p>1,83022700751415</text:p>
          </table:table-cell>
          <table:table-cell office:value-type="float" office:value="1.97141300336024" calcext:value-type="float">
            <text:p>1,97141300336024</text:p>
          </table:table-cell>
          <table:table-cell office:value-type="float" office:value="2.05385019710337" calcext:value-type="float">
            <text:p>2,05385019710337</text:p>
          </table:table-cell>
          <table:table-cell office:value-type="float" office:value="1.97742060775588" calcext:value-type="float">
            <text:p>1,97742060775588</text:p>
          </table:table-cell>
        </table:table-row>
        <table:table-row table:style-name="ro1">
          <table:table-cell office:value-type="float" office:value="1.84069574712229" calcext:value-type="float">
            <text:p>1,84069574712229</text:p>
          </table:table-cell>
          <table:table-cell office:value-type="float" office:value="1.92919115936755" calcext:value-type="float">
            <text:p>1,92919115936755</text:p>
          </table:table-cell>
          <table:table-cell office:value-type="float" office:value="2.04878406566424" calcext:value-type="float">
            <text:p>2,04878406566424</text:p>
          </table:table-cell>
          <table:table-cell office:value-type="float" office:value="1.97602943502022" calcext:value-type="float">
            <text:p>1,97602943502022</text:p>
          </table:table-cell>
        </table:table-row>
        <table:table-row table:style-name="ro1">
          <table:table-cell office:value-type="float" office:value="1.8783621457798" calcext:value-type="float">
            <text:p>1,8783621457798</text:p>
          </table:table-cell>
          <table:table-cell office:value-type="float" office:value="2.00504452167156" calcext:value-type="float">
            <text:p>2,00504452167156</text:p>
          </table:table-cell>
          <table:table-cell office:value-type="float" office:value="2.02047906027031" calcext:value-type="float">
            <text:p>2,02047906027031</text:p>
          </table:table-cell>
          <table:table-cell office:value-type="float" office:value="2.01585985940479" calcext:value-type="float">
            <text:p>2,01585985940479</text:p>
          </table:table-cell>
        </table:table-row>
        <table:table-row table:style-name="ro1">
          <table:table-cell office:value-type="float" office:value="1.77390902340352" calcext:value-type="float">
            <text:p>1,77390902340352</text:p>
          </table:table-cell>
          <table:table-cell office:value-type="float" office:value="1.94720048816362" calcext:value-type="float">
            <text:p>1,94720048816362</text:p>
          </table:table-cell>
          <table:table-cell office:value-type="float" office:value="2.10272113441717" calcext:value-type="float">
            <text:p>2,10272113441717</text:p>
          </table:table-cell>
          <table:table-cell office:value-type="float" office:value="1.98504156805212" calcext:value-type="float">
            <text:p>1,98504156805212</text:p>
          </table:table-cell>
        </table:table-row>
        <table:table-row table:style-name="ro1">
          <table:table-cell office:value-type="float" office:value="2.53689449013939" calcext:value-type="float">
            <text:p>2,53689449013939</text:p>
          </table:table-cell>
          <table:table-cell office:value-type="float" office:value="1.96330192555929" calcext:value-type="float">
            <text:p>1,96330192555929</text:p>
          </table:table-cell>
          <table:table-cell office:value-type="float" office:value="2.02460670375153" calcext:value-type="float">
            <text:p>2,02460670375153</text:p>
          </table:table-cell>
          <table:table-cell office:value-type="float" office:value="2.11216323693714" calcext:value-type="float">
            <text:p>2,11216323693714</text:p>
          </table:table-cell>
        </table:table-row>
        <table:table-row table:style-name="ro1">
          <table:table-cell office:value-type="float" office:value="1.80948136361461" calcext:value-type="float">
            <text:p>1,80948136361461</text:p>
          </table:table-cell>
          <table:table-cell office:value-type="float" office:value="1.95351491505075" calcext:value-type="float">
            <text:p>1,95351491505075</text:p>
          </table:table-cell>
          <table:table-cell office:value-type="float" office:value="2.04679458618964" calcext:value-type="float">
            <text:p>2,04679458618964</text:p>
          </table:table-cell>
          <table:table-cell office:value-type="float" office:value="2.08770041277109" calcext:value-type="float">
            <text:p>2,08770041277109</text:p>
          </table:table-cell>
        </table:table-row>
        <table:table-row table:style-name="ro1">
          <table:table-cell office:value-type="float" office:value="1.78435524996415" calcext:value-type="float">
            <text:p>1,78435524996415</text:p>
          </table:table-cell>
          <table:table-cell office:value-type="float" office:value="2.06523861429815" calcext:value-type="float">
            <text:p>2,06523861429815</text:p>
          </table:table-cell>
          <table:table-cell office:value-type="float" office:value="2.02717599632046" calcext:value-type="float">
            <text:p>2,02717599632046</text:p>
          </table:table-cell>
          <table:table-cell office:value-type="float" office:value="2.03688314435087" calcext:value-type="float">
            <text:p>2,03688314435087</text:p>
          </table:table-cell>
        </table:table-row>
        <table:table-row table:style-name="ro1">
          <table:table-cell office:value-type="float" office:value="1.77762022596798" calcext:value-type="float">
            <text:p>1,77762022596798</text:p>
          </table:table-cell>
          <table:table-cell office:value-type="float" office:value="1.98903487844524" calcext:value-type="float">
            <text:p>1,98903487844524</text:p>
          </table:table-cell>
          <table:table-cell office:value-type="float" office:value="2.0496205709888" calcext:value-type="float">
            <text:p>2,0496205709888</text:p>
          </table:table-cell>
          <table:table-cell office:value-type="float" office:value="1.99320107750181" calcext:value-type="float">
            <text:p>1,99320107750181</text:p>
          </table:table-cell>
        </table:table-row>
        <table:table-row table:style-name="ro1">
          <table:table-cell office:value-type="float" office:value="1.80515299302345" calcext:value-type="float">
            <text:p>1,80515299302345</text:p>
          </table:table-cell>
          <table:table-cell office:value-type="float" office:value="1.96253094516042" calcext:value-type="float">
            <text:p>1,96253094516042</text:p>
          </table:table-cell>
          <table:table-cell office:value-type="float" office:value="1.98519632633656" calcext:value-type="float">
            <text:p>1,98519632633656</text:p>
          </table:table-cell>
          <table:table-cell office:value-type="float" office:value="2.03300819026839" calcext:value-type="float">
            <text:p>2,03300819026839</text:p>
          </table:table-cell>
        </table:table-row>
        <table:table-row table:style-name="ro1">
          <table:table-cell office:value-type="float" office:value="1.78834221579644" calcext:value-type="float">
            <text:p>1,78834221579644</text:p>
          </table:table-cell>
          <table:table-cell office:value-type="float" office:value="1.93842513926967" calcext:value-type="float">
            <text:p>1,93842513926967</text:p>
          </table:table-cell>
          <table:table-cell office:value-type="float" office:value="2.08907622814247" calcext:value-type="float">
            <text:p>2,08907622814247</text:p>
          </table:table-cell>
          <table:table-cell office:value-type="float" office:value="2.05616751184708" calcext:value-type="float">
            <text:p>2,05616751184708</text:p>
          </table:table-cell>
        </table:table-row>
        <table:table-row table:style-name="ro1">
          <table:table-cell office:value-type="float" office:value="1.809184812437" calcext:value-type="float">
            <text:p>1,809184812437</text:p>
          </table:table-cell>
          <table:table-cell office:value-type="float" office:value="1.95196978242651" calcext:value-type="float">
            <text:p>1,95196978242651</text:p>
          </table:table-cell>
          <table:table-cell office:value-type="float" office:value="2.03636500012346" calcext:value-type="float">
            <text:p>2,03636500012346</text:p>
          </table:table-cell>
          <table:table-cell office:value-type="float" office:value="2.12926114084728" calcext:value-type="float">
            <text:p>2,12926114084728</text:p>
          </table:table-cell>
        </table:table-row>
        <table:table-row table:style-name="ro1">
          <table:table-cell office:value-type="float" office:value="1.79830945786339" calcext:value-type="float">
            <text:p>1,79830945786339</text:p>
          </table:table-cell>
          <table:table-cell office:value-type="float" office:value="1.98623321164855" calcext:value-type="float">
            <text:p>1,98623321164855</text:p>
          </table:table-cell>
          <table:table-cell office:value-type="float" office:value="2.03778530976552" calcext:value-type="float">
            <text:p>2,03778530976552</text:p>
          </table:table-cell>
          <table:table-cell office:value-type="float" office:value="1.99297290984751" calcext:value-type="float">
            <text:p>1,99297290984751</text:p>
          </table:table-cell>
        </table:table-row>
        <table:table-row table:style-name="ro1">
          <table:table-cell office:value-type="float" office:value="1.98205629380711" calcext:value-type="float">
            <text:p>1,98205629380711</text:p>
          </table:table-cell>
          <table:table-cell office:value-type="float" office:value="1.92260588115311" calcext:value-type="float">
            <text:p>1,92260588115311</text:p>
          </table:table-cell>
          <table:table-cell office:value-type="float" office:value="1.97710345616055" calcext:value-type="float">
            <text:p>1,97710345616055</text:p>
          </table:table-cell>
          <table:table-cell office:value-type="float" office:value="2.01009877846692" calcext:value-type="float">
            <text:p>2,01009877846692</text:p>
          </table:table-cell>
        </table:table-row>
        <table:table-row table:style-name="ro1">
          <table:table-cell office:value-type="float" office:value="1.91980642357545" calcext:value-type="float">
            <text:p>1,91980642357545</text:p>
          </table:table-cell>
          <table:table-cell office:value-type="float" office:value="1.98078129501076" calcext:value-type="float">
            <text:p>1,98078129501076</text:p>
          </table:table-cell>
          <table:table-cell office:value-type="float" office:value="2.06151138820353" calcext:value-type="float">
            <text:p>2,06151138820353</text:p>
          </table:table-cell>
          <table:table-cell office:value-type="float" office:value="2.02191042909269" calcext:value-type="float">
            <text:p>2,02191042909269</text:p>
          </table:table-cell>
        </table:table-row>
        <table:table-row table:style-name="ro1">
          <table:table-cell office:value-type="float" office:value="1.93693704133957" calcext:value-type="float">
            <text:p>1,93693704133957</text:p>
          </table:table-cell>
          <table:table-cell office:value-type="float" office:value="1.91590339639748" calcext:value-type="float">
            <text:p>1,91590339639748</text:p>
          </table:table-cell>
          <table:table-cell office:value-type="float" office:value="1.99945682908571" calcext:value-type="float">
            <text:p>1,99945682908571</text:p>
          </table:table-cell>
          <table:table-cell office:value-type="float" office:value="1.9761543575957" calcext:value-type="float">
            <text:p>1,9761543575957</text:p>
          </table:table-cell>
        </table:table-row>
        <table:table-row table:style-name="ro1">
          <table:table-cell office:value-type="float" office:value="1.91199172212432" calcext:value-type="float">
            <text:p>1,91199172212432</text:p>
          </table:table-cell>
          <table:table-cell office:value-type="float" office:value="1.93263712230225" calcext:value-type="float">
            <text:p>1,93263712230225</text:p>
          </table:table-cell>
          <table:table-cell office:value-type="float" office:value="2.02946871700354" calcext:value-type="float">
            <text:p>2,02946871700354</text:p>
          </table:table-cell>
          <table:table-cell office:value-type="float" office:value="2.03373827321468" calcext:value-type="float">
            <text:p>2,03373827321468</text:p>
          </table:table-cell>
        </table:table-row>
        <table:table-row table:style-name="ro1">
          <table:table-cell office:value-type="float" office:value="1.88081296271098" calcext:value-type="float">
            <text:p>1,88081296271098</text:p>
          </table:table-cell>
          <table:table-cell office:value-type="float" office:value="1.93901906378205" calcext:value-type="float">
            <text:p>1,93901906378205</text:p>
          </table:table-cell>
          <table:table-cell office:value-type="float" office:value="2.12276638757217" calcext:value-type="float">
            <text:p>2,12276638757217</text:p>
          </table:table-cell>
          <table:table-cell office:value-type="float" office:value="1.94272131514853" calcext:value-type="float">
            <text:p>1,94272131514853</text:p>
          </table:table-cell>
        </table:table-row>
        <table:table-row table:style-name="ro1">
          <table:table-cell office:value-type="float" office:value="1.89491320351997" calcext:value-type="float">
            <text:p>1,89491320351997</text:p>
          </table:table-cell>
          <table:table-cell office:value-type="float" office:value="1.97052485418002" calcext:value-type="float">
            <text:p>1,97052485418002</text:p>
          </table:table-cell>
          <table:table-cell office:value-type="float" office:value="2.04624696284538" calcext:value-type="float">
            <text:p>2,04624696284538</text:p>
          </table:table-cell>
          <table:table-cell office:value-type="float" office:value="2.01090104895425" calcext:value-type="float">
            <text:p>2,01090104895425</text:p>
          </table:table-cell>
        </table:table-row>
        <table:table-row table:style-name="ro1">
          <table:table-cell office:value-type="float" office:value="1.87263580982056" calcext:value-type="float">
            <text:p>1,87263580982056</text:p>
          </table:table-cell>
          <table:table-cell office:value-type="float" office:value="1.93641348383085" calcext:value-type="float">
            <text:p>1,93641348383085</text:p>
          </table:table-cell>
          <table:table-cell office:value-type="float" office:value="2.05767123512671" calcext:value-type="float">
            <text:p>2,05767123512671</text:p>
          </table:table-cell>
          <table:table-cell office:value-type="float" office:value="2.04806244541176" calcext:value-type="float">
            <text:p>2,04806244541176</text:p>
          </table:table-cell>
        </table:table-row>
        <table:table-row table:style-name="ro1">
          <table:table-cell office:value-type="float" office:value="1.93989427245449" calcext:value-type="float">
            <text:p>1,93989427245449</text:p>
          </table:table-cell>
          <table:table-cell office:value-type="float" office:value="1.93592502254964" calcext:value-type="float">
            <text:p>1,93592502254964</text:p>
          </table:table-cell>
          <table:table-cell office:value-type="float" office:value="2.12819772357715" calcext:value-type="float">
            <text:p>2,12819772357715</text:p>
          </table:table-cell>
          <table:table-cell office:value-type="float" office:value="2.09003115911599" calcext:value-type="float">
            <text:p>2,09003115911599</text:p>
          </table:table-cell>
        </table:table-row>
        <table:table-row table:style-name="ro1">
          <table:table-cell office:value-type="float" office:value="1.96223679010361" calcext:value-type="float">
            <text:p>1,96223679010361</text:p>
          </table:table-cell>
          <table:table-cell office:value-type="float" office:value="1.93944412629307" calcext:value-type="float">
            <text:p>1,93944412629307</text:p>
          </table:table-cell>
          <table:table-cell office:value-type="float" office:value="2.0346712075882" calcext:value-type="float">
            <text:p>2,0346712075882</text:p>
          </table:table-cell>
          <table:table-cell office:value-type="float" office:value="2.00050619999544" calcext:value-type="float">
            <text:p>2,00050619999544</text:p>
          </table:table-cell>
        </table:table-row>
      </table:table>
      <table:table table:name="MONGO-INTERMEDIATE-COMPLEX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7.3981739009603" calcext:value-type="float">
            <text:p>17,3981739009603</text:p>
          </table:table-cell>
          <table:table-cell office:value-type="float" office:value="29.872445436834" calcext:value-type="float">
            <text:p>29,872445436834</text:p>
          </table:table-cell>
          <table:table-cell office:value-type="float" office:value="88.7806486944285" calcext:value-type="float">
            <text:p>88,7806486944285</text:p>
          </table:table-cell>
          <table:table-cell office:value-type="float" office:value="164.21215594438" calcext:value-type="float">
            <text:p>164,21215594438</text:p>
          </table:table-cell>
        </table:table-row>
        <table:table-row table:style-name="ro1">
          <table:table-cell office:value-type="float" office:value="17.1582075280387" calcext:value-type="float">
            <text:p>17,1582075280387</text:p>
          </table:table-cell>
          <table:table-cell office:value-type="float" office:value="29.7443978282436" calcext:value-type="float">
            <text:p>29,7443978282436</text:p>
          </table:table-cell>
          <table:table-cell office:value-type="float" office:value="89.0435809797095" calcext:value-type="float">
            <text:p>89,0435809797095</text:p>
          </table:table-cell>
          <table:table-cell office:value-type="float" office:value="161.760930689517" calcext:value-type="float">
            <text:p>161,760930689517</text:p>
          </table:table-cell>
        </table:table-row>
        <table:table-row table:style-name="ro1">
          <table:table-cell office:value-type="float" office:value="16.9085724531728" calcext:value-type="float">
            <text:p>16,9085724531728</text:p>
          </table:table-cell>
          <table:table-cell office:value-type="float" office:value="30.0118516224206" calcext:value-type="float">
            <text:p>30,0118516224206</text:p>
          </table:table-cell>
          <table:table-cell office:value-type="float" office:value="88.4346876790734" calcext:value-type="float">
            <text:p>88,4346876790734</text:p>
          </table:table-cell>
          <table:table-cell office:value-type="float" office:value="163.218432056583" calcext:value-type="float">
            <text:p>163,218432056583</text:p>
          </table:table-cell>
        </table:table-row>
        <table:table-row table:style-name="ro1">
          <table:table-cell office:value-type="float" office:value="17.031401788355" calcext:value-type="float">
            <text:p>17,031401788355</text:p>
          </table:table-cell>
          <table:table-cell office:value-type="float" office:value="30.3888820119255" calcext:value-type="float">
            <text:p>30,3888820119255</text:p>
          </table:table-cell>
          <table:table-cell office:value-type="float" office:value="89.7574795308135" calcext:value-type="float">
            <text:p>89,7574795308135</text:p>
          </table:table-cell>
          <table:table-cell office:value-type="float" office:value="164.332366531231" calcext:value-type="float">
            <text:p>164,332366531231</text:p>
          </table:table-cell>
        </table:table-row>
        <table:table-row table:style-name="ro1">
          <table:table-cell office:value-type="float" office:value="17.5366257242184" calcext:value-type="float">
            <text:p>17,5366257242184</text:p>
          </table:table-cell>
          <table:table-cell office:value-type="float" office:value="30.2130244289342" calcext:value-type="float">
            <text:p>30,2130244289342</text:p>
          </table:table-cell>
          <table:table-cell office:value-type="float" office:value="89.8733106795186" calcext:value-type="float">
            <text:p>89,8733106795186</text:p>
          </table:table-cell>
          <table:table-cell office:value-type="float" office:value="162.816891020762" calcext:value-type="float">
            <text:p>162,816891020762</text:p>
          </table:table-cell>
        </table:table-row>
        <table:table-row table:style-name="ro1">
          <table:table-cell office:value-type="float" office:value="17.1698462194512" calcext:value-type="float">
            <text:p>17,1698462194512</text:p>
          </table:table-cell>
          <table:table-cell office:value-type="float" office:value="29.8915599633714" calcext:value-type="float">
            <text:p>29,8915599633714</text:p>
          </table:table-cell>
          <table:table-cell office:value-type="float" office:value="89.7711998002795" calcext:value-type="float">
            <text:p>89,7711998002795</text:p>
          </table:table-cell>
          <table:table-cell office:value-type="float" office:value="162.323621971781" calcext:value-type="float">
            <text:p>162,323621971781</text:p>
          </table:table-cell>
        </table:table-row>
        <table:table-row table:style-name="ro1">
          <table:table-cell office:value-type="float" office:value="17.2192849119652" calcext:value-type="float">
            <text:p>17,2192849119652</text:p>
          </table:table-cell>
          <table:table-cell office:value-type="float" office:value="30.0433033941352" calcext:value-type="float">
            <text:p>30,0433033941352</text:p>
          </table:table-cell>
          <table:table-cell office:value-type="float" office:value="89.0979582004339" calcext:value-type="float">
            <text:p>89,0979582004339</text:p>
          </table:table-cell>
          <table:table-cell office:value-type="float" office:value="163.849279616596" calcext:value-type="float">
            <text:p>163,849279616596</text:p>
          </table:table-cell>
        </table:table-row>
        <table:table-row table:style-name="ro1">
          <table:table-cell office:value-type="float" office:value="17.0000753682268" calcext:value-type="float">
            <text:p>17,0000753682268</text:p>
          </table:table-cell>
          <table:table-cell office:value-type="float" office:value="29.6825593697915" calcext:value-type="float">
            <text:p>29,6825593697915</text:p>
          </table:table-cell>
          <table:table-cell office:value-type="float" office:value="88.7191493174188" calcext:value-type="float">
            <text:p>88,7191493174188</text:p>
          </table:table-cell>
          <table:table-cell office:value-type="float" office:value="160.559154309618" calcext:value-type="float">
            <text:p>160,559154309618</text:p>
          </table:table-cell>
        </table:table-row>
        <table:table-row table:style-name="ro1">
          <table:table-cell office:value-type="float" office:value="16.854202725705" calcext:value-type="float">
            <text:p>16,854202725705</text:p>
          </table:table-cell>
          <table:table-cell office:value-type="float" office:value="30.2831390155426" calcext:value-type="float">
            <text:p>30,2831390155426</text:p>
          </table:table-cell>
          <table:table-cell office:value-type="float" office:value="88.9564190202905" calcext:value-type="float">
            <text:p>88,9564190202905</text:p>
          </table:table-cell>
          <table:table-cell office:value-type="float" office:value="163.2083202257" calcext:value-type="float">
            <text:p>163,2083202257</text:p>
          </table:table-cell>
        </table:table-row>
        <table:table-row table:style-name="ro1">
          <table:table-cell office:value-type="float" office:value="16.9470681420664" calcext:value-type="float">
            <text:p>16,9470681420664</text:p>
          </table:table-cell>
          <table:table-cell office:value-type="float" office:value="30.1356851918268" calcext:value-type="float">
            <text:p>30,1356851918268</text:p>
          </table:table-cell>
          <table:table-cell office:value-type="float" office:value="89.2977233715295" calcext:value-type="float">
            <text:p>89,2977233715295</text:p>
          </table:table-cell>
          <table:table-cell office:value-type="float" office:value="163.659785443316" calcext:value-type="float">
            <text:p>163,659785443316</text:p>
          </table:table-cell>
        </table:table-row>
        <table:table-row table:style-name="ro1">
          <table:table-cell office:value-type="float" office:value="16.9584429000243" calcext:value-type="float">
            <text:p>16,9584429000243</text:p>
          </table:table-cell>
          <table:table-cell office:value-type="float" office:value="29.9881483775794" calcext:value-type="float">
            <text:p>29,9881483775794</text:p>
          </table:table-cell>
          <table:table-cell office:value-type="float" office:value="88.8862920218681" calcext:value-type="float">
            <text:p>88,8862920218681</text:p>
          </table:table-cell>
          <table:table-cell office:value-type="float" office:value="164.046596136193" calcext:value-type="float">
            <text:p>164,046596136193</text:p>
          </table:table-cell>
        </table:table-row>
        <table:table-row table:style-name="ro1">
          <table:table-cell office:value-type="float" office:value="16.9392267362717" calcext:value-type="float">
            <text:p>16,9392267362717</text:p>
          </table:table-cell>
          <table:table-cell office:value-type="float" office:value="29.9578374759015" calcext:value-type="float">
            <text:p>29,9578374759015</text:p>
          </table:table-cell>
          <table:table-cell office:value-type="float" office:value="88.4560737255609" calcext:value-type="float">
            <text:p>88,4560737255609</text:p>
          </table:table-cell>
          <table:table-cell office:value-type="float" office:value="162.409046595578" calcext:value-type="float">
            <text:p>162,409046595578</text:p>
          </table:table-cell>
        </table:table-row>
        <table:table-row table:style-name="ro1">
          <table:table-cell office:value-type="float" office:value="16.9595502198497" calcext:value-type="float">
            <text:p>16,9595502198497</text:p>
          </table:table-cell>
          <table:table-cell office:value-type="float" office:value="29.8470472987986" calcext:value-type="float">
            <text:p>29,8470472987986</text:p>
          </table:table-cell>
          <table:table-cell office:value-type="float" office:value="88.4098489373114" calcext:value-type="float">
            <text:p>88,4098489373114</text:p>
          </table:table-cell>
          <table:table-cell office:value-type="float" office:value="162.308684989512" calcext:value-type="float">
            <text:p>162,308684989512</text:p>
          </table:table-cell>
        </table:table-row>
        <table:table-row table:style-name="ro1">
          <table:table-cell office:value-type="float" office:value="16.9999246317732" calcext:value-type="float">
            <text:p>16,9999246317732</text:p>
          </table:table-cell>
          <table:table-cell office:value-type="float" office:value="30.7204281275415" calcext:value-type="float">
            <text:p>30,7204281275415</text:p>
          </table:table-cell>
          <table:table-cell office:value-type="float" office:value="90.2677337124326" calcext:value-type="float">
            <text:p>90,2677337124326</text:p>
          </table:table-cell>
          <table:table-cell office:value-type="float" office:value="162.903510465177" calcext:value-type="float">
            <text:p>162,903510465177</text:p>
          </table:table-cell>
        </table:table-row>
        <table:table-row table:style-name="ro1">
          <table:table-cell office:value-type="float" office:value="16.907672764856" calcext:value-type="float">
            <text:p>16,907672764856</text:p>
          </table:table-cell>
          <table:table-cell office:value-type="float" office:value="30.4336330326469" calcext:value-type="float">
            <text:p>30,4336330326469</text:p>
          </table:table-cell>
          <table:table-cell office:value-type="float" office:value="91.2470965444821" calcext:value-type="float">
            <text:p>91,2470965444821</text:p>
          </table:table-cell>
          <table:table-cell office:value-type="float" office:value="162.499914676419" calcext:value-type="float">
            <text:p>162,499914676419</text:p>
          </table:table-cell>
        </table:table-row>
        <table:table-row table:style-name="ro1">
          <table:table-cell office:value-type="float" office:value="17.200914912069" calcext:value-type="float">
            <text:p>17,200914912069</text:p>
          </table:table-cell>
          <table:table-cell office:value-type="float" office:value="29.9449858838177" calcext:value-type="float">
            <text:p>29,9449858838177</text:p>
          </table:table-cell>
          <table:table-cell office:value-type="float" office:value="88.7501836046896" calcext:value-type="float">
            <text:p>88,7501836046896</text:p>
          </table:table-cell>
          <table:table-cell office:value-type="float" office:value="159.556043404541" calcext:value-type="float">
            <text:p>159,556043404541</text:p>
          </table:table-cell>
        </table:table-row>
        <table:table-row table:style-name="ro1">
          <table:table-cell office:value-type="float" office:value="17.1196012894351" calcext:value-type="float">
            <text:p>17,1196012894351</text:p>
          </table:table-cell>
          <table:table-cell office:value-type="float" office:value="29.9148385088904" calcext:value-type="float">
            <text:p>29,9148385088904</text:p>
          </table:table-cell>
          <table:table-cell office:value-type="float" office:value="88.8569774020423" calcext:value-type="float">
            <text:p>88,8569774020423</text:p>
          </table:table-cell>
          <table:table-cell office:value-type="float" office:value="163.096489534823" calcext:value-type="float">
            <text:p>163,096489534823</text:p>
          </table:table-cell>
        </table:table-row>
        <table:table-row table:style-name="ro1">
          <table:table-cell office:value-type="float" office:value="17.074651129247" calcext:value-type="float">
            <text:p>17,074651129247</text:p>
          </table:table-cell>
          <table:table-cell office:value-type="float" office:value="30.0742405474482" calcext:value-type="float">
            <text:p>30,0742405474482</text:p>
          </table:table-cell>
          <table:table-cell office:value-type="float" office:value="88.6248702443795" calcext:value-type="float">
            <text:p>88,6248702443795</text:p>
          </table:table-cell>
          <table:table-cell office:value-type="float" office:value="162.127051033097" calcext:value-type="float">
            <text:p>162,127051033097</text:p>
          </table:table-cell>
        </table:table-row>
        <table:table-row table:style-name="ro1">
          <table:table-cell office:value-type="float" office:value="16.8736619483726" calcext:value-type="float">
            <text:p>16,8736619483726</text:p>
          </table:table-cell>
          <table:table-cell office:value-type="float" office:value="30.0512925522834" calcext:value-type="float">
            <text:p>30,0512925522834</text:p>
          </table:table-cell>
          <table:table-cell office:value-type="float" office:value="89.6522522806442" calcext:value-type="float">
            <text:p>89,6522522806442</text:p>
          </table:table-cell>
          <table:table-cell office:value-type="float" office:value="164.856025673594" calcext:value-type="float">
            <text:p>164,856025673594</text:p>
          </table:table-cell>
        </table:table-row>
        <table:table-row table:style-name="ro1">
          <table:table-cell office:value-type="float" office:value="16.8585149021667" calcext:value-type="float">
            <text:p>16,8585149021667</text:p>
          </table:table-cell>
          <table:table-cell office:value-type="float" office:value="29.9668972249414" calcext:value-type="float">
            <text:p>29,9668972249414</text:p>
          </table:table-cell>
          <table:table-cell office:value-type="float" office:value="89.1387679850038" calcext:value-type="float">
            <text:p>89,1387679850038</text:p>
          </table:table-cell>
          <table:table-cell office:value-type="float" office:value="163.239017494447" calcext:value-type="float">
            <text:p>163,239017494447</text:p>
          </table:table-cell>
        </table:table-row>
        <table:table-row table:style-name="ro1">
          <table:table-cell office:value-type="float" office:value="16.9061637775096" calcext:value-type="float">
            <text:p>16,9061637775096</text:p>
          </table:table-cell>
          <table:table-cell office:value-type="float" office:value="30.2232218279531" calcext:value-type="float">
            <text:p>30,2232218279531</text:p>
          </table:table-cell>
          <table:table-cell office:value-type="float" office:value="100.235103211611" calcext:value-type="float">
            <text:p>100,235103211611</text:p>
          </table:table-cell>
          <table:table-cell office:value-type="float" office:value="159.407727491188" calcext:value-type="float">
            <text:p>159,407727491188</text:p>
          </table:table-cell>
        </table:table-row>
        <table:table-row table:style-name="ro1">
          <table:table-cell office:value-type="float" office:value="16.7601638586688" calcext:value-type="float">
            <text:p>16,7601638586688</text:p>
          </table:table-cell>
          <table:table-cell office:value-type="float" office:value="29.7405775233511" calcext:value-type="float">
            <text:p>29,7405775233511</text:p>
          </table:table-cell>
          <table:table-cell office:value-type="float" office:value="85.8598442237643" calcext:value-type="float">
            <text:p>85,8598442237643</text:p>
          </table:table-cell>
          <table:table-cell office:value-type="float" office:value="160.118958162644" calcext:value-type="float">
            <text:p>160,118958162644</text:p>
          </table:table-cell>
        </table:table-row>
        <table:table-row table:style-name="ro1">
          <table:table-cell office:value-type="float" office:value="17.1771710947189" calcext:value-type="float">
            <text:p>17,1771710947189</text:p>
          </table:table-cell>
          <table:table-cell office:value-type="float" office:value="29.9113425046861" calcext:value-type="float">
            <text:p>29,9113425046861</text:p>
          </table:table-cell>
          <table:table-cell office:value-type="float" office:value="87.5385065587487" calcext:value-type="float">
            <text:p>87,5385065587487</text:p>
          </table:table-cell>
          <table:table-cell office:value-type="float" office:value="160.702041916621" calcext:value-type="float">
            <text:p>160,702041916621</text:p>
          </table:table-cell>
        </table:table-row>
        <table:table-row table:style-name="ro1">
          <table:table-cell office:value-type="float" office:value="16.8716424891194" calcext:value-type="float">
            <text:p>16,8716424891194</text:p>
          </table:table-cell>
          <table:table-cell office:value-type="float" office:value="30.1830707177838" calcext:value-type="float">
            <text:p>30,1830707177838</text:p>
          </table:table-cell>
          <table:table-cell office:value-type="float" office:value="87.1135777993788" calcext:value-type="float">
            <text:p>87,1135777993788</text:p>
          </table:table-cell>
          <table:table-cell office:value-type="float" office:value="162.022105884141" calcext:value-type="float">
            <text:p>162,022105884141</text:p>
          </table:table-cell>
        </table:table-row>
        <table:table-row table:style-name="ro1">
          <table:table-cell office:value-type="float" office:value="16.7438465043926" calcext:value-type="float">
            <text:p>16,7438465043926</text:p>
          </table:table-cell>
          <table:table-cell office:value-type="float" office:value="29.4896302974967" calcext:value-type="float">
            <text:p>29,4896302974967</text:p>
          </table:table-cell>
          <table:table-cell office:value-type="float" office:value="87.5641657653434" calcext:value-type="float">
            <text:p>87,5641657653434</text:p>
          </table:table-cell>
          <table:table-cell office:value-type="float" office:value="162.407760352944" calcext:value-type="float">
            <text:p>162,407760352944</text:p>
          </table:table-cell>
        </table:table-row>
        <table:table-row table:style-name="ro1">
          <table:table-cell office:value-type="float" office:value="16.9861485419588" calcext:value-type="float">
            <text:p>16,9861485419588</text:p>
          </table:table-cell>
          <table:table-cell office:value-type="float" office:value="29.5781556000676" calcext:value-type="float">
            <text:p>29,5781556000676</text:p>
          </table:table-cell>
          <table:table-cell office:value-type="float" office:value="91.210707022853" calcext:value-type="float">
            <text:p>91,210707022853</text:p>
          </table:table-cell>
          <table:table-cell office:value-type="float" office:value="204.947230936619" calcext:value-type="float">
            <text:p>204,947230936619</text:p>
          </table:table-cell>
        </table:table-row>
        <table:table-row table:style-name="ro1">
          <table:table-cell office:value-type="float" office:value="17.0567626423091" calcext:value-type="float">
            <text:p>17,0567626423091</text:p>
          </table:table-cell>
          <table:table-cell office:value-type="float" office:value="29.9969749456669" calcext:value-type="float">
            <text:p>29,9969749456669</text:p>
          </table:table-cell>
          <table:table-cell office:value-type="float" office:value="103.029676419992" calcext:value-type="float">
            <text:p>103,029676419992</text:p>
          </table:table-cell>
          <table:table-cell office:value-type="float" office:value="182.831911898621" calcext:value-type="float">
            <text:p>182,831911898621</text:p>
          </table:table-cell>
        </table:table-row>
        <table:table-row table:style-name="ro1">
          <table:table-cell office:value-type="float" office:value="16.8008695828044" calcext:value-type="float">
            <text:p>16,8008695828044</text:p>
          </table:table-cell>
          <table:table-cell office:value-type="float" office:value="30.0223640638335" calcext:value-type="float">
            <text:p>30,0223640638335</text:p>
          </table:table-cell>
          <table:table-cell office:value-type="float" office:value="93.661243014829" calcext:value-type="float">
            <text:p>93,661243014829</text:p>
          </table:table-cell>
          <table:table-cell office:value-type="float" office:value="164.746415512012" calcext:value-type="float">
            <text:p>164,746415512012</text:p>
          </table:table-cell>
        </table:table-row>
        <table:table-row table:style-name="ro1">
          <table:table-cell office:value-type="float" office:value="17.0638655969878" calcext:value-type="float">
            <text:p>17,0638655969878</text:p>
          </table:table-cell>
          <table:table-cell office:value-type="float" office:value="29.6543429519166" calcext:value-type="float">
            <text:p>29,6543429519166</text:p>
          </table:table-cell>
          <table:table-cell office:value-type="float" office:value="88.1528443087239" calcext:value-type="float">
            <text:p>88,1528443087239</text:p>
          </table:table-cell>
          <table:table-cell office:value-type="float" office:value="164.032084727413" calcext:value-type="float">
            <text:p>164,032084727413</text:p>
          </table:table-cell>
        </table:table-row>
        <table:table-row table:style-name="ro1">
          <table:table-cell office:value-type="float" office:value="17.0571196350886" calcext:value-type="float">
            <text:p>17,0571196350886</text:p>
          </table:table-cell>
          <table:table-cell office:value-type="float" office:value="29.9440726200167" calcext:value-type="float">
            <text:p>29,9440726200167</text:p>
          </table:table-cell>
          <table:table-cell office:value-type="float" office:value="95.849162535971" calcext:value-type="float">
            <text:p>95,849162535971</text:p>
          </table:table-cell>
          <table:table-cell office:value-type="float" office:value="161.418030768028" calcext:value-type="float">
            <text:p>161,418030768028</text:p>
          </table:table-cell>
        </table:table-row>
        <table:table-row table:style-name="ro1">
          <table:table-cell office:value-type="float" office:value="16.8008238506621" calcext:value-type="float">
            <text:p>16,8008238506621</text:p>
          </table:table-cell>
          <table:table-cell office:value-type="float" office:value="37.5984572601162" calcext:value-type="float">
            <text:p>37,5984572601162</text:p>
          </table:table-cell>
          <table:table-cell office:value-type="float" office:value="97.5300072323035" calcext:value-type="float">
            <text:p>97,5300072323035</text:p>
          </table:table-cell>
          <table:table-cell office:value-type="float" office:value="159.556385163296" calcext:value-type="float">
            <text:p>159,556385163296</text:p>
          </table:table-cell>
        </table:table-row>
        <table:table-row table:style-name="ro1">
          <table:table-cell office:value-type="float" office:value="16.7585859885396" calcext:value-type="float">
            <text:p>16,7585859885396</text:p>
          </table:table-cell>
          <table:table-cell office:value-type="float" office:value="30.0597445230351" calcext:value-type="float">
            <text:p>30,0597445230351</text:p>
          </table:table-cell>
          <table:table-cell office:value-type="float" office:value="86.5382809913373" calcext:value-type="float">
            <text:p>86,5382809913373</text:p>
          </table:table-cell>
          <table:table-cell office:value-type="float" office:value="162.063031200277" calcext:value-type="float">
            <text:p>162,063031200277</text:p>
          </table:table-cell>
        </table:table-row>
        <table:table-row table:style-name="ro1">
          <table:table-cell office:value-type="float" office:value="16.9110815990302" calcext:value-type="float">
            <text:p>16,9110815990302</text:p>
          </table:table-cell>
          <table:table-cell office:value-type="float" office:value="29.9748119644519" calcext:value-type="float">
            <text:p>29,9748119644519</text:p>
          </table:table-cell>
          <table:table-cell office:value-type="float" office:value="88.7161968769011" calcext:value-type="float">
            <text:p>88,7161968769011</text:p>
          </table:table-cell>
          <table:table-cell office:value-type="float" office:value="161.065455407956" calcext:value-type="float">
            <text:p>161,065455407956</text:p>
          </table:table-cell>
        </table:table-row>
        <table:table-row table:style-name="ro1">
          <table:table-cell office:value-type="float" office:value="16.8900776443392" calcext:value-type="float">
            <text:p>16,8900776443392</text:p>
          </table:table-cell>
          <table:table-cell office:value-type="float" office:value="30.0212442453758" calcext:value-type="float">
            <text:p>30,0212442453758</text:p>
          </table:table-cell>
          <table:table-cell office:value-type="float" office:value="100.572789339528" calcext:value-type="float">
            <text:p>100,572789339528</text:p>
          </table:table-cell>
          <table:table-cell office:value-type="float" office:value="161.238937440389" calcext:value-type="float">
            <text:p>161,238937440389</text:p>
          </table:table-cell>
        </table:table-row>
        <table:table-row table:style-name="ro1">
          <table:table-cell office:value-type="float" office:value="16.8177179751396" calcext:value-type="float">
            <text:p>16,8177179751396</text:p>
          </table:table-cell>
          <table:table-cell office:value-type="float" office:value="29.8280163308619" calcext:value-type="float">
            <text:p>29,8280163308619</text:p>
          </table:table-cell>
          <table:table-cell office:value-type="float" office:value="87.9660881466933" calcext:value-type="float">
            <text:p>87,9660881466933</text:p>
          </table:table-cell>
          <table:table-cell office:value-type="float" office:value="162.203446120143" calcext:value-type="float">
            <text:p>162,203446120143</text:p>
          </table:table-cell>
        </table:table-row>
        <table:table-row table:style-name="ro1">
          <table:table-cell office:value-type="float" office:value="16.9637153572497" calcext:value-type="float">
            <text:p>16,9637153572497</text:p>
          </table:table-cell>
          <table:table-cell office:value-type="float" office:value="30.1557241438423" calcext:value-type="float">
            <text:p>30,1557241438423</text:p>
          </table:table-cell>
          <table:table-cell office:value-type="float" office:value="88.1268126813631" calcext:value-type="float">
            <text:p>88,1268126813631</text:p>
          </table:table-cell>
          <table:table-cell office:value-type="float" office:value="203.471143697093" calcext:value-type="float">
            <text:p>203,471143697093</text:p>
          </table:table-cell>
        </table:table-row>
        <table:table-row table:style-name="ro1">
          <table:table-cell office:value-type="float" office:value="17.6165911979693" calcext:value-type="float">
            <text:p>17,6165911979693</text:p>
          </table:table-cell>
          <table:table-cell office:value-type="float" office:value="30.303644024111" calcext:value-type="float">
            <text:p>30,303644024111</text:p>
          </table:table-cell>
          <table:table-cell office:value-type="float" office:value="109.423974455566" calcext:value-type="float">
            <text:p>109,423974455566</text:p>
          </table:table-cell>
          <table:table-cell office:value-type="float" office:value="184.145739740889" calcext:value-type="float">
            <text:p>184,145739740889</text:p>
          </table:table-cell>
        </table:table-row>
        <table:table-row table:style-name="ro1">
          <table:table-cell office:value-type="float" office:value="17.0326232743337" calcext:value-type="float">
            <text:p>17,0326232743337</text:p>
          </table:table-cell>
          <table:table-cell office:value-type="float" office:value="33.0749927717776" calcext:value-type="float">
            <text:p>33,0749927717776</text:p>
          </table:table-cell>
          <table:table-cell office:value-type="float" office:value="94.6893950767226" calcext:value-type="float">
            <text:p>94,6893950767226</text:p>
          </table:table-cell>
          <table:table-cell office:value-type="float" office:value="166.161739584999" calcext:value-type="float">
            <text:p>166,161739584999</text:p>
          </table:table-cell>
        </table:table-row>
        <table:table-row table:style-name="ro1">
          <table:table-cell office:value-type="float" office:value="17.0999965167002" calcext:value-type="float">
            <text:p>17,0999965167002</text:p>
          </table:table-cell>
          <table:table-cell office:value-type="float" office:value="30.2104039574" calcext:value-type="float">
            <text:p>30,2104039574</text:p>
          </table:table-cell>
          <table:table-cell office:value-type="float" office:value="89.2262969753926" calcext:value-type="float">
            <text:p>89,2262969753926</text:p>
          </table:table-cell>
          <table:table-cell office:value-type="float" office:value="160.642348109621" calcext:value-type="float">
            <text:p>160,642348109621</text:p>
          </table:table-cell>
        </table:table-row>
        <table:table-row table:style-name="ro1">
          <table:table-cell office:value-type="float" office:value="16.9904540175238" calcext:value-type="float">
            <text:p>16,9904540175238</text:p>
          </table:table-cell>
          <table:table-cell office:value-type="float" office:value="29.7301814675528" calcext:value-type="float">
            <text:p>29,7301814675528</text:p>
          </table:table-cell>
          <table:table-cell office:value-type="float" office:value="97.7525765192398" calcext:value-type="float">
            <text:p>97,7525765192398</text:p>
          </table:table-cell>
          <table:table-cell office:value-type="float" office:value="161.404813591551" calcext:value-type="float">
            <text:p>161,404813591551</text:p>
          </table:table-cell>
        </table:table-row>
        <table:table-row table:style-name="ro1">
          <table:table-cell office:value-type="float" office:value="17.3855959557761" calcext:value-type="float">
            <text:p>17,3855959557761</text:p>
          </table:table-cell>
          <table:table-cell office:value-type="float" office:value="29.5927265081266" calcext:value-type="float">
            <text:p>29,5927265081266</text:p>
          </table:table-cell>
          <table:table-cell office:value-type="float" office:value="99.1530779057316" calcext:value-type="float">
            <text:p>99,1530779057316</text:p>
          </table:table-cell>
          <table:table-cell office:value-type="float" office:value="163.9480953313" calcext:value-type="float">
            <text:p>163,9480953313</text:p>
          </table:table-cell>
        </table:table-row>
        <table:table-row table:style-name="ro1">
          <table:table-cell office:value-type="float" office:value="16.8940223125633" calcext:value-type="float">
            <text:p>16,8940223125633</text:p>
          </table:table-cell>
          <table:table-cell office:value-type="float" office:value="29.3230335136754" calcext:value-type="float">
            <text:p>29,3230335136754</text:p>
          </table:table-cell>
          <table:table-cell office:value-type="float" office:value="86.0933057714361" calcext:value-type="float">
            <text:p>86,0933057714361</text:p>
          </table:table-cell>
          <table:table-cell office:value-type="float" office:value="162.962679396842" calcext:value-type="float">
            <text:p>162,962679396842</text:p>
          </table:table-cell>
        </table:table-row>
        <table:table-row table:style-name="ro1">
          <table:table-cell office:value-type="float" office:value="17.2947109354372" calcext:value-type="float">
            <text:p>17,2947109354372</text:p>
          </table:table-cell>
          <table:table-cell office:value-type="float" office:value="29.7375402438173" calcext:value-type="float">
            <text:p>29,7375402438173</text:p>
          </table:table-cell>
          <table:table-cell office:value-type="float" office:value="90.2943328915539" calcext:value-type="float">
            <text:p>90,2943328915539</text:p>
          </table:table-cell>
          <table:table-cell office:value-type="float" office:value="160.829311726517" calcext:value-type="float">
            <text:p>160,829311726517</text:p>
          </table:table-cell>
        </table:table-row>
        <table:table-row table:style-name="ro1">
          <table:table-cell office:value-type="float" office:value="19.5510387029371" calcext:value-type="float">
            <text:p>19,5510387029371</text:p>
          </table:table-cell>
          <table:table-cell office:value-type="float" office:value="29.6518433660132" calcext:value-type="float">
            <text:p>29,6518433660132</text:p>
          </table:table-cell>
          <table:table-cell office:value-type="float" office:value="88.1131303562175" calcext:value-type="float">
            <text:p>88,1131303562175</text:p>
          </table:table-cell>
          <table:table-cell office:value-type="float" office:value="161.287841145543" calcext:value-type="float">
            <text:p>161,287841145543</text:p>
          </table:table-cell>
        </table:table-row>
        <table:table-row table:style-name="ro1">
          <table:table-cell office:value-type="float" office:value="17.1652214700282" calcext:value-type="float">
            <text:p>17,1652214700282</text:p>
          </table:table-cell>
          <table:table-cell office:value-type="float" office:value="31.8176770920359" calcext:value-type="float">
            <text:p>31,8176770920359</text:p>
          </table:table-cell>
          <table:table-cell office:value-type="float" office:value="87.6938078194624" calcext:value-type="float">
            <text:p>87,6938078194624</text:p>
          </table:table-cell>
          <table:table-cell office:value-type="float" office:value="170.371052064102" calcext:value-type="float">
            <text:p>170,371052064102</text:p>
          </table:table-cell>
        </table:table-row>
        <table:table-row table:style-name="ro1">
          <table:table-cell office:value-type="float" office:value="16.9250740727926" calcext:value-type="float">
            <text:p>16,9250740727926</text:p>
          </table:table-cell>
          <table:table-cell office:value-type="float" office:value="30.2671656390498" calcext:value-type="float">
            <text:p>30,2671656390498</text:p>
          </table:table-cell>
          <table:table-cell office:value-type="float" office:value="88.5823142403413" calcext:value-type="float">
            <text:p>88,5823142403413</text:p>
          </table:table-cell>
          <table:table-cell office:value-type="float" office:value="200.71138786668" calcext:value-type="float">
            <text:p>200,71138786668</text:p>
          </table:table-cell>
        </table:table-row>
        <table:table-row table:style-name="ro1">
          <table:table-cell office:value-type="float" office:value="17.2412615615206" calcext:value-type="float">
            <text:p>17,2412615615206</text:p>
          </table:table-cell>
          <table:table-cell office:value-type="float" office:value="34.1160310342242" calcext:value-type="float">
            <text:p>34,1160310342242</text:p>
          </table:table-cell>
          <table:table-cell office:value-type="float" office:value="112.406702132078" calcext:value-type="float">
            <text:p>112,406702132078</text:p>
          </table:table-cell>
          <table:table-cell office:value-type="float" office:value="166.138008666065" calcext:value-type="float">
            <text:p>166,138008666065</text:p>
          </table:table-cell>
        </table:table-row>
        <table:table-row table:style-name="ro1">
          <table:table-cell office:value-type="float" office:value="17.0014381227735" calcext:value-type="float">
            <text:p>17,0014381227735</text:p>
          </table:table-cell>
          <table:table-cell office:value-type="float" office:value="30.350745098838" calcext:value-type="float">
            <text:p>30,350745098838</text:p>
          </table:table-cell>
          <table:table-cell office:value-type="float" office:value="97.1633883435991" calcext:value-type="float">
            <text:p>97,1633883435991</text:p>
          </table:table-cell>
          <table:table-cell office:value-type="float" office:value="167.212316399125" calcext:value-type="float">
            <text:p>167,212316399125</text:p>
          </table:table-cell>
        </table:table-row>
        <table:table-row table:style-name="ro1">
          <table:table-cell office:value-type="float" office:value="16.9661990437282" calcext:value-type="float">
            <text:p>16,9661990437282</text:p>
          </table:table-cell>
          <table:table-cell office:value-type="float" office:value="29.6516967215433" calcext:value-type="float">
            <text:p>29,6516967215433</text:p>
          </table:table-cell>
          <table:table-cell office:value-type="float" office:value="87.9919107072594" calcext:value-type="float">
            <text:p>87,9919107072594</text:p>
          </table:table-cell>
          <table:table-cell office:value-type="float" office:value="166.311562809767" calcext:value-type="float">
            <text:p>166,311562809767</text:p>
          </table:table-cell>
        </table:table-row>
        <table:table-row table:style-name="ro1">
          <table:table-cell office:value-type="float" office:value="17.0846319840136" calcext:value-type="float">
            <text:p>17,0846319840136</text:p>
          </table:table-cell>
          <table:table-cell office:value-type="float" office:value="30.0030250543331" calcext:value-type="float">
            <text:p>30,0030250543331</text:p>
          </table:table-cell>
          <table:table-cell office:value-type="float" office:value="95.6519649614028" calcext:value-type="float">
            <text:p>95,6519649614028</text:p>
          </table:table-cell>
          <table:table-cell office:value-type="float" office:value="161.696721933443" calcext:value-type="float">
            <text:p>161,696721933443</text:p>
          </table:table-cell>
        </table:table-row>
        <table:table-row table:style-name="ro1">
          <table:table-cell office:value-type="float" office:value="17.9051138878325" calcext:value-type="float">
            <text:p>17,9051138878325</text:p>
          </table:table-cell>
          <table:table-cell office:value-type="float" office:value="29.8708847712518" calcext:value-type="float">
            <text:p>29,8708847712518</text:p>
          </table:table-cell>
          <table:table-cell office:value-type="float" office:value="99.1631599200593" calcext:value-type="float">
            <text:p>99,1631599200593</text:p>
          </table:table-cell>
          <table:table-cell office:value-type="float" office:value="160.516219770533" calcext:value-type="float">
            <text:p>160,516219770533</text:p>
          </table:table-cell>
        </table:table-row>
        <table:table-row table:style-name="ro1">
          <table:table-cell office:value-type="float" office:value="17.729960222819" calcext:value-type="float">
            <text:p>17,729960222819</text:p>
          </table:table-cell>
          <table:table-cell office:value-type="float" office:value="29.4140095179007" calcext:value-type="float">
            <text:p>29,4140095179007</text:p>
          </table:table-cell>
          <table:table-cell office:value-type="float" office:value="86.2948550218031" calcext:value-type="float">
            <text:p>86,2948550218031</text:p>
          </table:table-cell>
          <table:table-cell office:value-type="float" office:value="161.584687923177" calcext:value-type="float">
            <text:p>161,584687923177</text:p>
          </table:table-cell>
        </table:table-row>
        <table:table-row table:style-name="ro1">
          <table:table-cell office:value-type="float" office:value="17.0170618231975" calcext:value-type="float">
            <text:p>17,0170618231975</text:p>
          </table:table-cell>
          <table:table-cell office:value-type="float" office:value="29.5994231784433" calcext:value-type="float">
            <text:p>29,5994231784433</text:p>
          </table:table-cell>
          <table:table-cell office:value-type="float" office:value="87.8446528588093" calcext:value-type="float">
            <text:p>87,8446528588093</text:p>
          </table:table-cell>
          <table:table-cell office:value-type="float" office:value="162.130547177593" calcext:value-type="float">
            <text:p>162,130547177593</text:p>
          </table:table-cell>
        </table:table-row>
        <table:table-row table:style-name="ro1">
          <table:table-cell office:value-type="float" office:value="16.9341360224502" calcext:value-type="float">
            <text:p>16,9341360224502</text:p>
          </table:table-cell>
          <table:table-cell office:value-type="float" office:value="29.5985855411261" calcext:value-type="float">
            <text:p>29,5985855411261</text:p>
          </table:table-cell>
          <table:table-cell office:value-type="float" office:value="90.0243068296543" calcext:value-type="float">
            <text:p>90,0243068296543</text:p>
          </table:table-cell>
          <table:table-cell office:value-type="float" office:value="173.461971400047" calcext:value-type="float">
            <text:p>173,461971400047</text:p>
          </table:table-cell>
        </table:table-row>
        <table:table-row table:style-name="ro1">
          <table:table-cell office:value-type="float" office:value="18.1815941966914" calcext:value-type="float">
            <text:p>18,1815941966914</text:p>
          </table:table-cell>
          <table:table-cell office:value-type="float" office:value="29.6434292081143" calcext:value-type="float">
            <text:p>29,6434292081143</text:p>
          </table:table-cell>
          <table:table-cell office:value-type="float" office:value="88.4102858104538" calcext:value-type="float">
            <text:p>88,4102858104538</text:p>
          </table:table-cell>
          <table:table-cell office:value-type="float" office:value="162.40289402847" calcext:value-type="float">
            <text:p>162,40289402847</text:p>
          </table:table-cell>
        </table:table-row>
        <table:table-row table:style-name="ro1">
          <table:table-cell office:value-type="float" office:value="18.0836710171578" calcext:value-type="float">
            <text:p>18,0836710171578</text:p>
          </table:table-cell>
          <table:table-cell office:value-type="float" office:value="29.7412262949736" calcext:value-type="float">
            <text:p>29,7412262949736</text:p>
          </table:table-cell>
          <table:table-cell office:value-type="float" office:value="89.0023163111178" calcext:value-type="float">
            <text:p>89,0023163111178</text:p>
          </table:table-cell>
          <table:table-cell office:value-type="float" office:value="202.378572117768" calcext:value-type="float">
            <text:p>202,378572117768</text:p>
          </table:table-cell>
        </table:table-row>
        <table:table-row table:style-name="ro1">
          <table:table-cell office:value-type="float" office:value="17.3112442573065" calcext:value-type="float">
            <text:p>17,3112442573065</text:p>
          </table:table-cell>
          <table:table-cell office:value-type="float" office:value="30.107156649248" calcext:value-type="float">
            <text:p>30,107156649248</text:p>
          </table:table-cell>
          <table:table-cell office:value-type="float" office:value="110.316597342972" calcext:value-type="float">
            <text:p>110,316597342972</text:p>
          </table:table-cell>
          <table:table-cell office:value-type="float" office:value="178.673209355183" calcext:value-type="float">
            <text:p>178,673209355183</text:p>
          </table:table-cell>
        </table:table-row>
        <table:table-row table:style-name="ro1">
          <table:table-cell office:value-type="float" office:value="16.9331323857916" calcext:value-type="float">
            <text:p>16,9331323857916</text:p>
          </table:table-cell>
          <table:table-cell office:value-type="float" office:value="29.9831172460536" calcext:value-type="float">
            <text:p>29,9831172460536</text:p>
          </table:table-cell>
          <table:table-cell office:value-type="float" office:value="95.668946934536" calcext:value-type="float">
            <text:p>95,668946934536</text:p>
          </table:table-cell>
          <table:table-cell office:value-type="float" office:value="161.18608059636" calcext:value-type="float">
            <text:p>161,18608059636</text:p>
          </table:table-cell>
        </table:table-row>
        <table:table-row table:style-name="ro1">
          <table:table-cell office:value-type="float" office:value="16.8792675843689" calcext:value-type="float">
            <text:p>16,8792675843689</text:p>
          </table:table-cell>
          <table:table-cell office:value-type="float" office:value="30.6569586995753" calcext:value-type="float">
            <text:p>30,6569586995753</text:p>
          </table:table-cell>
          <table:table-cell office:value-type="float" office:value="89.1299850950246" calcext:value-type="float">
            <text:p>89,1299850950246</text:p>
          </table:table-cell>
          <table:table-cell office:value-type="float" office:value="161.022343209038" calcext:value-type="float">
            <text:p>161,022343209038</text:p>
          </table:table-cell>
        </table:table-row>
        <table:table-row table:style-name="ro1">
          <table:table-cell office:value-type="float" office:value="16.9621806825321" calcext:value-type="float">
            <text:p>16,9621806825321</text:p>
          </table:table-cell>
          <table:table-cell office:value-type="float" office:value="30.0584691871115" calcext:value-type="float">
            <text:p>30,0584691871115</text:p>
          </table:table-cell>
          <table:table-cell office:value-type="float" office:value="96.6583521208538" calcext:value-type="float">
            <text:p>96,6583521208538</text:p>
          </table:table-cell>
          <table:table-cell office:value-type="float" office:value="189.490183234695" calcext:value-type="float">
            <text:p>189,490183234695</text:p>
          </table:table-cell>
        </table:table-row>
        <table:table-row table:style-name="ro1">
          <table:table-cell office:value-type="float" office:value="16.8203909509449" calcext:value-type="float">
            <text:p>16,8203909509449</text:p>
          </table:table-cell>
          <table:table-cell office:value-type="float" office:value="29.7866654211143" calcext:value-type="float">
            <text:p>29,7866654211143</text:p>
          </table:table-cell>
          <table:table-cell office:value-type="float" office:value="100.650596800408" calcext:value-type="float">
            <text:p>100,650596800408</text:p>
          </table:table-cell>
          <table:table-cell office:value-type="float" office:value="163.3744078413" calcext:value-type="float">
            <text:p>163,3744078413</text:p>
          </table:table-cell>
        </table:table-row>
        <table:table-row table:style-name="ro1">
          <table:table-cell office:value-type="float" office:value="16.800022210647" calcext:value-type="float">
            <text:p>16,800022210647</text:p>
          </table:table-cell>
          <table:table-cell office:value-type="float" office:value="29.4271606720923" calcext:value-type="float">
            <text:p>29,4271606720923</text:p>
          </table:table-cell>
          <table:table-cell office:value-type="float" office:value="103.643890029712" calcext:value-type="float">
            <text:p>103,643890029712</text:p>
          </table:table-cell>
          <table:table-cell office:value-type="float" office:value="161.14019276263" calcext:value-type="float">
            <text:p>161,14019276263</text:p>
          </table:table-cell>
        </table:table-row>
        <table:table-row table:style-name="ro1">
          <table:table-cell office:value-type="float" office:value="16.9305788303678" calcext:value-type="float">
            <text:p>16,9305788303678</text:p>
          </table:table-cell>
          <table:table-cell office:value-type="float" office:value="29.7363337812149" calcext:value-type="float">
            <text:p>29,7363337812149</text:p>
          </table:table-cell>
          <table:table-cell office:value-type="float" office:value="93.0770794768774" calcext:value-type="float">
            <text:p>93,0770794768774</text:p>
          </table:table-cell>
          <table:table-cell office:value-type="float" office:value="161.119754164033" calcext:value-type="float">
            <text:p>161,119754164033</text:p>
          </table:table-cell>
        </table:table-row>
        <table:table-row table:style-name="ro1">
          <table:table-cell office:value-type="float" office:value="16.8649600448734" calcext:value-type="float">
            <text:p>16,8649600448734</text:p>
          </table:table-cell>
          <table:table-cell office:value-type="float" office:value="29.5820838293886" calcext:value-type="float">
            <text:p>29,5820838293886</text:p>
          </table:table-cell>
          <table:table-cell office:value-type="float" office:value="86.8368543220197" calcext:value-type="float">
            <text:p>86,8368543220197</text:p>
          </table:table-cell>
          <table:table-cell office:value-type="float" office:value="161.988654267663" calcext:value-type="float">
            <text:p>161,988654267663</text:p>
          </table:table-cell>
        </table:table-row>
        <table:table-row table:style-name="ro1">
          <table:table-cell office:value-type="float" office:value="16.9391910451306" calcext:value-type="float">
            <text:p>16,9391910451306</text:p>
          </table:table-cell>
          <table:table-cell office:value-type="float" office:value="30.0778770699332" calcext:value-type="float">
            <text:p>30,0778770699332</text:p>
          </table:table-cell>
          <table:table-cell office:value-type="float" office:value="87.2692841711258" calcext:value-type="float">
            <text:p>87,2692841711258</text:p>
          </table:table-cell>
          <table:table-cell office:value-type="float" office:value="161.894956214931" calcext:value-type="float">
            <text:p>161,894956214931</text:p>
          </table:table-cell>
        </table:table-row>
        <table:table-row table:style-name="ro1">
          <table:table-cell office:value-type="float" office:value="18.0799080138704" calcext:value-type="float">
            <text:p>18,0799080138704</text:p>
          </table:table-cell>
          <table:table-cell office:value-type="float" office:value="30.219757957612" calcext:value-type="float">
            <text:p>30,219757957612</text:p>
          </table:table-cell>
          <table:table-cell office:value-type="float" office:value="89.7870163096824" calcext:value-type="float">
            <text:p>89,7870163096824</text:p>
          </table:table-cell>
          <table:table-cell office:value-type="float" office:value="203.381386697548" calcext:value-type="float">
            <text:p>203,381386697548</text:p>
          </table:table-cell>
        </table:table-row>
        <table:table-row table:style-name="ro1">
          <table:table-cell office:value-type="float" office:value="17.4890874152709" calcext:value-type="float">
            <text:p>17,4890874152709</text:p>
          </table:table-cell>
          <table:table-cell office:value-type="float" office:value="30.4359931619593" calcext:value-type="float">
            <text:p>30,4359931619593</text:p>
          </table:table-cell>
          <table:table-cell office:value-type="float" office:value="110.693154511061" calcext:value-type="float">
            <text:p>110,693154511061</text:p>
          </table:table-cell>
          <table:table-cell office:value-type="float" office:value="180.932320815923" calcext:value-type="float">
            <text:p>180,932320815923</text:p>
          </table:table-cell>
        </table:table-row>
        <table:table-row table:style-name="ro1">
          <table:table-cell office:value-type="float" office:value="17.2961020482376" calcext:value-type="float">
            <text:p>17,2961020482376</text:p>
          </table:table-cell>
          <table:table-cell office:value-type="float" office:value="29.7414995865639" calcext:value-type="float">
            <text:p>29,7414995865639</text:p>
          </table:table-cell>
          <table:table-cell office:value-type="float" office:value="94.9760634055979" calcext:value-type="float">
            <text:p>94,9760634055979</text:p>
          </table:table-cell>
          <table:table-cell office:value-type="float" office:value="164.064779376994" calcext:value-type="float">
            <text:p>164,064779376994</text:p>
          </table:table-cell>
        </table:table-row>
        <table:table-row table:style-name="ro1">
          <table:table-cell office:value-type="float" office:value="17.148693226353" calcext:value-type="float">
            <text:p>17,148693226353</text:p>
          </table:table-cell>
          <table:table-cell office:value-type="float" office:value="29.6812984766974" calcext:value-type="float">
            <text:p>29,6812984766974</text:p>
          </table:table-cell>
          <table:table-cell office:value-type="float" office:value="88.3634693557958" calcext:value-type="float">
            <text:p>88,3634693557958</text:p>
          </table:table-cell>
          <table:table-cell office:value-type="float" office:value="161.764358006683" calcext:value-type="float">
            <text:p>161,764358006683</text:p>
          </table:table-cell>
        </table:table-row>
        <table:table-row table:style-name="ro1">
          <table:table-cell office:value-type="float" office:value="17.4382309776282" calcext:value-type="float">
            <text:p>17,4382309776282</text:p>
          </table:table-cell>
          <table:table-cell office:value-type="float" office:value="29.6057754573223" calcext:value-type="float">
            <text:p>29,6057754573223</text:p>
          </table:table-cell>
          <table:table-cell office:value-type="float" office:value="97.4299840207834" calcext:value-type="float">
            <text:p>97,4299840207834</text:p>
          </table:table-cell>
          <table:table-cell office:value-type="float" office:value="161.52075262175" calcext:value-type="float">
            <text:p>161,52075262175</text:p>
          </table:table-cell>
        </table:table-row>
        <table:table-row table:style-name="ro1">
          <table:table-cell office:value-type="float" office:value="17.0734992386527" calcext:value-type="float">
            <text:p>17,0734992386527</text:p>
          </table:table-cell>
          <table:table-cell office:value-type="float" office:value="29.6172402208032" calcext:value-type="float">
            <text:p>29,6172402208032</text:p>
          </table:table-cell>
          <table:table-cell office:value-type="float" office:value="98.0505029818268" calcext:value-type="float">
            <text:p>98,0505029818268</text:p>
          </table:table-cell>
          <table:table-cell office:value-type="float" office:value="161.467847703543" calcext:value-type="float">
            <text:p>161,467847703543</text:p>
          </table:table-cell>
        </table:table-row>
        <table:table-row table:style-name="ro1">
          <table:table-cell office:value-type="float" office:value="16.8288431008431" calcext:value-type="float">
            <text:p>16,8288431008431</text:p>
          </table:table-cell>
          <table:table-cell office:value-type="float" office:value="29.3202495283825" calcext:value-type="float">
            <text:p>29,3202495283825</text:p>
          </table:table-cell>
          <table:table-cell office:value-type="float" office:value="86.5112757635972" calcext:value-type="float">
            <text:p>86,5112757635972</text:p>
          </table:table-cell>
          <table:table-cell office:value-type="float" office:value="160.654267641349" calcext:value-type="float">
            <text:p>160,654267641349</text:p>
          </table:table-cell>
        </table:table-row>
        <table:table-row table:style-name="ro1">
          <table:table-cell office:value-type="float" office:value="16.9121030211997" calcext:value-type="float">
            <text:p>16,9121030211997</text:p>
          </table:table-cell>
          <table:table-cell office:value-type="float" office:value="29.8146163354815" calcext:value-type="float">
            <text:p>29,8146163354815</text:p>
          </table:table-cell>
          <table:table-cell office:value-type="float" office:value="87.2771184922534" calcext:value-type="float">
            <text:p>87,2771184922534</text:p>
          </table:table-cell>
          <table:table-cell office:value-type="float" office:value="162.413131366777" calcext:value-type="float">
            <text:p>162,413131366777</text:p>
          </table:table-cell>
        </table:table-row>
        <table:table-row table:style-name="ro1">
          <table:table-cell office:value-type="float" office:value="17.1263070421516" calcext:value-type="float">
            <text:p>17,1263070421516</text:p>
          </table:table-cell>
          <table:table-cell office:value-type="float" office:value="29.8032160088238" calcext:value-type="float">
            <text:p>29,8032160088238</text:p>
          </table:table-cell>
          <table:table-cell office:value-type="float" office:value="88.9910647008547" calcext:value-type="float">
            <text:p>88,9910647008547</text:p>
          </table:table-cell>
          <table:table-cell office:value-type="float" office:value="161.465240283596" calcext:value-type="float">
            <text:p>161,465240283596</text:p>
          </table:table-cell>
        </table:table-row>
        <table:table-row table:style-name="ro1">
          <table:table-cell office:value-type="float" office:value="16.934404082943" calcext:value-type="float">
            <text:p>16,934404082943</text:p>
          </table:table-cell>
          <table:table-cell office:value-type="float" office:value="33.0645856081801" calcext:value-type="float">
            <text:p>33,0645856081801</text:p>
          </table:table-cell>
          <table:table-cell office:value-type="float" office:value="87.3867598230058" calcext:value-type="float">
            <text:p>87,3867598230058</text:p>
          </table:table-cell>
          <table:table-cell office:value-type="float" office:value="162.756370577978" calcext:value-type="float">
            <text:p>162,756370577978</text:p>
          </table:table-cell>
        </table:table-row>
        <table:table-row table:style-name="ro1">
          <table:table-cell office:value-type="float" office:value="17.0650229566844" calcext:value-type="float">
            <text:p>17,0650229566844</text:p>
          </table:table-cell>
          <table:table-cell office:value-type="float" office:value="30.3909939692282" calcext:value-type="float">
            <text:p>30,3909939692282</text:p>
          </table:table-cell>
          <table:table-cell office:value-type="float" office:value="89.5082215399919" calcext:value-type="float">
            <text:p>89,5082215399919</text:p>
          </table:table-cell>
          <table:table-cell office:value-type="float" office:value="206.186657853944" calcext:value-type="float">
            <text:p>206,186657853944</text:p>
          </table:table-cell>
        </table:table-row>
        <table:table-row table:style-name="ro1">
          <table:table-cell office:value-type="float" office:value="17.1312985519115" calcext:value-type="float">
            <text:p>17,1312985519115</text:p>
          </table:table-cell>
          <table:table-cell office:value-type="float" office:value="35.4294529526922" calcext:value-type="float">
            <text:p>35,4294529526922</text:p>
          </table:table-cell>
          <table:table-cell office:value-type="float" office:value="111.839095910221" calcext:value-type="float">
            <text:p>111,839095910221</text:p>
          </table:table-cell>
          <table:table-cell office:value-type="float" office:value="182.498717773771" calcext:value-type="float">
            <text:p>182,498717773771</text:p>
          </table:table-cell>
        </table:table-row>
        <table:table-row table:style-name="ro1">
          <table:table-cell office:value-type="float" office:value="16.973979130381" calcext:value-type="float">
            <text:p>16,973979130381</text:p>
          </table:table-cell>
          <table:table-cell office:value-type="float" office:value="30.687058145384" calcext:value-type="float">
            <text:p>30,687058145384</text:p>
          </table:table-cell>
          <table:table-cell office:value-type="float" office:value="97.8885108777848" calcext:value-type="float">
            <text:p>97,8885108777848</text:p>
          </table:table-cell>
          <table:table-cell office:value-type="float" office:value="166.751287704676" calcext:value-type="float">
            <text:p>166,751287704676</text:p>
          </table:table-cell>
        </table:table-row>
        <table:table-row table:style-name="ro1">
          <table:table-cell office:value-type="float" office:value="16.7727372682665" calcext:value-type="float">
            <text:p>16,7727372682665</text:p>
          </table:table-cell>
          <table:table-cell office:value-type="float" office:value="29.7189100062646" calcext:value-type="float">
            <text:p>29,7189100062646</text:p>
          </table:table-cell>
          <table:table-cell office:value-type="float" office:value="90.5097539148327" calcext:value-type="float">
            <text:p>90,5097539148327</text:p>
          </table:table-cell>
          <table:table-cell office:value-type="float" office:value="164.303374214916" calcext:value-type="float">
            <text:p>164,303374214916</text:p>
          </table:table-cell>
        </table:table-row>
        <table:table-row table:style-name="ro1">
          <table:table-cell office:value-type="float" office:value="16.8752187350779" calcext:value-type="float">
            <text:p>16,8752187350779</text:p>
          </table:table-cell>
          <table:table-cell office:value-type="float" office:value="30.3429241735655" calcext:value-type="float">
            <text:p>30,3429241735655</text:p>
          </table:table-cell>
          <table:table-cell office:value-type="float" office:value="96.820063278459" calcext:value-type="float">
            <text:p>96,820063278459</text:p>
          </table:table-cell>
          <table:table-cell office:value-type="float" office:value="161.284897295864" calcext:value-type="float">
            <text:p>161,284897295864</text:p>
          </table:table-cell>
        </table:table-row>
        <table:table-row table:style-name="ro1">
          <table:table-cell office:value-type="float" office:value="16.9851220368626" calcext:value-type="float">
            <text:p>16,9851220368626</text:p>
          </table:table-cell>
          <table:table-cell office:value-type="float" office:value="30.118670296978" calcext:value-type="float">
            <text:p>30,118670296978</text:p>
          </table:table-cell>
          <table:table-cell office:value-type="float" office:value="98.9817159386269" calcext:value-type="float">
            <text:p>98,9817159386269</text:p>
          </table:table-cell>
          <table:table-cell office:value-type="float" office:value="159.170983016792" calcext:value-type="float">
            <text:p>159,170983016792</text:p>
          </table:table-cell>
        </table:table-row>
        <table:table-row table:style-name="ro1">
          <table:table-cell office:value-type="float" office:value="16.7730713878759" calcext:value-type="float">
            <text:p>16,7730713878759</text:p>
          </table:table-cell>
          <table:table-cell office:value-type="float" office:value="29.8101304151806" calcext:value-type="float">
            <text:p>29,8101304151806</text:p>
          </table:table-cell>
          <table:table-cell office:value-type="float" office:value="86.215440188029" calcext:value-type="float">
            <text:p>86,215440188029</text:p>
          </table:table-cell>
          <table:table-cell office:value-type="float" office:value="173.220973390299" calcext:value-type="float">
            <text:p>173,220973390299</text:p>
          </table:table-cell>
        </table:table-row>
        <table:table-row table:style-name="ro1">
          <table:table-cell office:value-type="float" office:value="16.9185326490004" calcext:value-type="float">
            <text:p>16,9185326490004</text:p>
          </table:table-cell>
          <table:table-cell office:value-type="float" office:value="30.22512818123" calcext:value-type="float">
            <text:p>30,22512818123</text:p>
          </table:table-cell>
          <table:table-cell office:value-type="float" office:value="86.8992806105295" calcext:value-type="float">
            <text:p>86,8992806105295</text:p>
          </table:table-cell>
          <table:table-cell office:value-type="float" office:value="165.955214477089" calcext:value-type="float">
            <text:p>165,955214477089</text:p>
          </table:table-cell>
        </table:table-row>
        <table:table-row table:style-name="ro1">
          <table:table-cell office:value-type="float" office:value="16.9153616646944" calcext:value-type="float">
            <text:p>16,9153616646944</text:p>
          </table:table-cell>
          <table:table-cell office:value-type="float" office:value="29.6687983206544" calcext:value-type="float">
            <text:p>29,6687983206544</text:p>
          </table:table-cell>
          <table:table-cell office:value-type="float" office:value="86.6461058337177" calcext:value-type="float">
            <text:p>86,6461058337177</text:p>
          </table:table-cell>
          <table:table-cell office:value-type="float" office:value="161.804274033623" calcext:value-type="float">
            <text:p>161,804274033623</text:p>
          </table:table-cell>
        </table:table-row>
        <table:table-row table:style-name="ro1">
          <table:table-cell office:value-type="float" office:value="17.089195354218" calcext:value-type="float">
            <text:p>17,089195354218</text:p>
          </table:table-cell>
          <table:table-cell office:value-type="float" office:value="30.0795323554953" calcext:value-type="float">
            <text:p>30,0795323554953</text:p>
          </table:table-cell>
          <table:table-cell office:value-type="float" office:value="87.0767976462251" calcext:value-type="float">
            <text:p>87,0767976462251</text:p>
          </table:table-cell>
          <table:table-cell office:value-type="float" office:value="163.315158653317" calcext:value-type="float">
            <text:p>163,315158653317</text:p>
          </table:table-cell>
        </table:table-row>
        <table:table-row table:style-name="ro1">
          <table:table-cell office:value-type="float" office:value="17.0354830027352" calcext:value-type="float">
            <text:p>17,0354830027352</text:p>
          </table:table-cell>
          <table:table-cell office:value-type="float" office:value="30.2495485619068" calcext:value-type="float">
            <text:p>30,2495485619068</text:p>
          </table:table-cell>
          <table:table-cell office:value-type="float" office:value="88.7865359139703" calcext:value-type="float">
            <text:p>88,7865359139703</text:p>
          </table:table-cell>
          <table:table-cell office:value-type="float" office:value="209.821634020673" calcext:value-type="float">
            <text:p>209,821634020673</text:p>
          </table:table-cell>
        </table:table-row>
        <table:table-row table:style-name="ro1">
          <table:table-cell office:value-type="float" office:value="17.2684448690302" calcext:value-type="float">
            <text:p>17,2684448690302</text:p>
          </table:table-cell>
          <table:table-cell office:value-type="float" office:value="29.9642492668343" calcext:value-type="float">
            <text:p>29,9642492668343</text:p>
          </table:table-cell>
          <table:table-cell office:value-type="float" office:value="111.516862785634" calcext:value-type="float">
            <text:p>111,516862785634</text:p>
          </table:table-cell>
          <table:table-cell office:value-type="float" office:value="181.979425143445" calcext:value-type="float">
            <text:p>181,979425143445</text:p>
          </table:table-cell>
        </table:table-row>
        <table:table-row table:style-name="ro1">
          <table:table-cell office:value-type="float" office:value="17.434445110636" calcext:value-type="float">
            <text:p>17,434445110636</text:p>
          </table:table-cell>
          <table:table-cell office:value-type="float" office:value="30.3266579852456" calcext:value-type="float">
            <text:p>30,3266579852456</text:p>
          </table:table-cell>
          <table:table-cell office:value-type="float" office:value="95.5500664531074" calcext:value-type="float">
            <text:p>95,5500664531074</text:p>
          </table:table-cell>
          <table:table-cell office:value-type="float" office:value="163.341064414107" calcext:value-type="float">
            <text:p>163,341064414107</text:p>
          </table:table-cell>
        </table:table-row>
        <table:table-row table:style-name="ro1">
          <table:table-cell office:value-type="float" office:value="18.519354795387" calcext:value-type="float">
            <text:p>18,519354795387</text:p>
          </table:table-cell>
          <table:table-cell office:value-type="float" office:value="30.0748531330017" calcext:value-type="float">
            <text:p>30,0748531330017</text:p>
          </table:table-cell>
          <table:table-cell office:value-type="float" office:value="87.5067184260404" calcext:value-type="float">
            <text:p>87,5067184260404</text:p>
          </table:table-cell>
          <table:table-cell office:value-type="float" office:value="192.22858723615" calcext:value-type="float">
            <text:p>192,22858723615</text:p>
          </table:table-cell>
        </table:table-row>
        <table:table-row table:style-name="ro1">
          <table:table-cell office:value-type="float" office:value="17.3067825219729" calcext:value-type="float">
            <text:p>17,3067825219729</text:p>
          </table:table-cell>
          <table:table-cell office:value-type="float" office:value="30.7282535293886" calcext:value-type="float">
            <text:p>30,7282535293886</text:p>
          </table:table-cell>
          <table:table-cell office:value-type="float" office:value="97.2903644735635" calcext:value-type="float">
            <text:p>97,2903644735635</text:p>
          </table:table-cell>
          <table:table-cell office:value-type="float" office:value="167.20754622301" calcext:value-type="float">
            <text:p>167,20754622301</text:p>
          </table:table-cell>
        </table:table-row>
        <table:table-row table:style-name="ro1">
          <table:table-cell office:value-type="float" office:value="16.9194321140576" calcext:value-type="float">
            <text:p>16,9194321140576</text:p>
          </table:table-cell>
          <table:table-cell office:value-type="float" office:value="32.7625824179043" calcext:value-type="float">
            <text:p>32,7625824179043</text:p>
          </table:table-cell>
          <table:table-cell office:value-type="float" office:value="96.9896675899363" calcext:value-type="float">
            <text:p>96,9896675899363</text:p>
          </table:table-cell>
          <table:table-cell office:value-type="float" office:value="208.890324590336" calcext:value-type="float">
            <text:p>208,890324590336</text:p>
          </table:table-cell>
        </table:table-row>
        <table:table-row table:style-name="ro1">
          <table:table-cell office:value-type="float" office:value="16.7289812438392" calcext:value-type="float">
            <text:p>16,7289812438392</text:p>
          </table:table-cell>
          <table:table-cell office:value-type="float" office:value="30.9990174580486" calcext:value-type="float">
            <text:p>30,9990174580486</text:p>
          </table:table-cell>
          <table:table-cell office:value-type="float" office:value="86.3434813927019" calcext:value-type="float">
            <text:p>86,3434813927019</text:p>
          </table:table-cell>
          <table:table-cell office:value-type="float" office:value="163.820477005984" calcext:value-type="float">
            <text:p>163,820477005984</text:p>
          </table:table-cell>
        </table:table-row>
        <table:table-row table:style-name="ro1">
          <table:table-cell office:value-type="float" office:value="17.0180680013196" calcext:value-type="float">
            <text:p>17,0180680013196</text:p>
          </table:table-cell>
          <table:table-cell office:value-type="float" office:value="29.8133387730317" calcext:value-type="float">
            <text:p>29,8133387730317</text:p>
          </table:table-cell>
          <table:table-cell office:value-type="float" office:value="87.1515406197065" calcext:value-type="float">
            <text:p>87,1515406197065</text:p>
          </table:table-cell>
          <table:table-cell office:value-type="float" office:value="162.805286279295" calcext:value-type="float">
            <text:p>162,805286279295</text:p>
          </table:table-cell>
        </table:table-row>
        <table:table-row table:style-name="ro1">
          <table:table-cell office:value-type="float" office:value="16.9401743595478" calcext:value-type="float">
            <text:p>16,9401743595478</text:p>
          </table:table-cell>
          <table:table-cell office:value-type="float" office:value="29.8231882456494" calcext:value-type="float">
            <text:p>29,8231882456494</text:p>
          </table:table-cell>
          <table:table-cell office:value-type="float" office:value="87.3912095209238" calcext:value-type="float">
            <text:p>87,3912095209238</text:p>
          </table:table-cell>
          <table:table-cell office:value-type="float" office:value="161.546826597406" calcext:value-type="float">
            <text:p>161,546826597406</text:p>
          </table:table-cell>
        </table:table-row>
        <table:table-row table:style-name="ro1">
          <table:table-cell office:value-type="float" office:value="16.7985701121914" calcext:value-type="float">
            <text:p>16,7985701121914</text:p>
          </table:table-cell>
          <table:table-cell office:value-type="float" office:value="30.2344577393176" calcext:value-type="float">
            <text:p>30,2344577393176</text:p>
          </table:table-cell>
          <table:table-cell office:value-type="float" office:value="86.9733636690181" calcext:value-type="float">
            <text:p>86,9733636690181</text:p>
          </table:table-cell>
          <table:table-cell office:value-type="float" office:value="161.633964136078" calcext:value-type="float">
            <text:p>161,633964136078</text:p>
          </table:table-cell>
        </table:table-row>
        <table:table-row table:style-name="ro1">
          <table:table-cell office:value-type="float" office:value="17.7329736695256" calcext:value-type="float">
            <text:p>17,7329736695256</text:p>
          </table:table-cell>
          <table:table-cell office:value-type="float" office:value="30.009321785939" calcext:value-type="float">
            <text:p>30,009321785939</text:p>
          </table:table-cell>
          <table:table-cell office:value-type="float" office:value="90.0917447332969" calcext:value-type="float">
            <text:p>90,0917447332969</text:p>
          </table:table-cell>
          <table:table-cell office:value-type="float" office:value="204.359965758559" calcext:value-type="float">
            <text:p>204,359965758559</text:p>
          </table:table-cell>
        </table:table-row>
        <table:table-row table:style-name="ro1">
          <table:table-cell office:value-type="float" office:value="17.3207838932234" calcext:value-type="float">
            <text:p>17,3207838932234</text:p>
          </table:table-cell>
          <table:table-cell office:value-type="float" office:value="30.7765055111677" calcext:value-type="float">
            <text:p>30,7765055111677</text:p>
          </table:table-cell>
          <table:table-cell office:value-type="float" office:value="111.223876058538" calcext:value-type="float">
            <text:p>111,223876058538</text:p>
          </table:table-cell>
          <table:table-cell office:value-type="float" office:value="181.460168591134" calcext:value-type="float">
            <text:p>181,460168591134</text:p>
          </table:table-cell>
        </table:table-row>
        <table:table-row table:style-name="ro1">
          <table:table-cell office:value-type="float" office:value="16.898946485376" calcext:value-type="float">
            <text:p>16,898946485376</text:p>
          </table:table-cell>
          <table:table-cell office:value-type="float" office:value="30.5418466975087" calcext:value-type="float">
            <text:p>30,5418466975087</text:p>
          </table:table-cell>
          <table:table-cell office:value-type="float" office:value="96.7369893984873" calcext:value-type="float">
            <text:p>96,7369893984873</text:p>
          </table:table-cell>
          <table:table-cell office:value-type="float" office:value="163.281142321898" calcext:value-type="float">
            <text:p>163,281142321898</text:p>
          </table:table-cell>
        </table:table-row>
        <table:table-row table:style-name="ro1">
          <table:table-cell office:value-type="float" office:value="17.0771822024088" calcext:value-type="float">
            <text:p>17,0771822024088</text:p>
          </table:table-cell>
          <table:table-cell office:value-type="float" office:value="29.6756927379389" calcext:value-type="float">
            <text:p>29,6756927379389</text:p>
          </table:table-cell>
          <table:table-cell office:value-type="float" office:value="88.0846288489407" calcext:value-type="float">
            <text:p>88,0846288489407</text:p>
          </table:table-cell>
          <table:table-cell office:value-type="float" office:value="163.334047284867" calcext:value-type="float">
            <text:p>163,334047284867</text:p>
          </table:table-cell>
        </table:table-row>
        <table:table-row table:style-name="ro1">
          <table:table-cell office:value-type="float" office:value="18.2793547651645" calcext:value-type="float">
            <text:p>18,2793547651645</text:p>
          </table:table-cell>
          <table:table-cell office:value-type="float" office:value="33.7741433540682" calcext:value-type="float">
            <text:p>33,7741433540682</text:p>
          </table:table-cell>
          <table:table-cell office:value-type="float" office:value="88.8567115970683" calcext:value-type="float">
            <text:p>88,8567115970683</text:p>
          </table:table-cell>
          <table:table-cell office:value-type="float" office:value="161.803925562966" calcext:value-type="float">
            <text:p>161,803925562966</text:p>
          </table:table-cell>
        </table:table-row>
        <table:table-row table:style-name="ro1">
          <table:table-cell office:value-type="float" office:value="18.6493409914659" calcext:value-type="float">
            <text:p>18,6493409914659</text:p>
          </table:table-cell>
          <table:table-cell office:value-type="float" office:value="34.311578566774" calcext:value-type="float">
            <text:p>34,311578566774</text:p>
          </table:table-cell>
          <table:table-cell office:value-type="float" office:value="88.504160501173" calcext:value-type="float">
            <text:p>88,504160501173</text:p>
          </table:table-cell>
          <table:table-cell office:value-type="float" office:value="159.471182140344" calcext:value-type="float">
            <text:p>159,471182140344</text:p>
          </table:table-cell>
        </table:table-row>
        <table:table-row table:style-name="ro1">
          <table:table-cell office:value-type="float" office:value="16.7224664983132" calcext:value-type="float">
            <text:p>16,7224664983132</text:p>
          </table:table-cell>
          <table:table-cell office:value-type="float" office:value="29.7638647677989" calcext:value-type="float">
            <text:p>29,7638647677989</text:p>
          </table:table-cell>
          <table:table-cell office:value-type="float" office:value="86.6846894040048" calcext:value-type="float">
            <text:p>86,6846894040048</text:p>
          </table:table-cell>
          <table:table-cell office:value-type="float" office:value="160.876064671667" calcext:value-type="float">
            <text:p>160,876064671667</text:p>
          </table:table-cell>
        </table:table-row>
        <table:table-row table:style-name="ro1">
          <table:table-cell office:value-type="float" office:value="17.0165561903068" calcext:value-type="float">
            <text:p>17,0165561903068</text:p>
          </table:table-cell>
          <table:table-cell office:value-type="float" office:value="29.9431772171774" calcext:value-type="float">
            <text:p>29,9431772171774</text:p>
          </table:table-cell>
          <table:table-cell office:value-type="float" office:value="87.1421054734742" calcext:value-type="float">
            <text:p>87,1421054734742</text:p>
          </table:table-cell>
          <table:table-cell office:value-type="float" office:value="160.452849228809" calcext:value-type="float">
            <text:p>160,452849228809</text:p>
          </table:table-cell>
        </table:table-row>
        <table:table-row table:style-name="ro1">
          <table:table-cell office:value-type="float" office:value="16.7760111558087" calcext:value-type="float">
            <text:p>16,7760111558087</text:p>
          </table:table-cell>
          <table:table-cell office:value-type="float" office:value="30.2278388318724" calcext:value-type="float">
            <text:p>30,2278388318724</text:p>
          </table:table-cell>
          <table:table-cell office:value-type="float" office:value="92.4848529563161" calcext:value-type="float">
            <text:p>92,4848529563161</text:p>
          </table:table-cell>
          <table:table-cell office:value-type="float" office:value="161.993941129301" calcext:value-type="float">
            <text:p>161,993941129301</text:p>
          </table:table-cell>
        </table:table-row>
        <table:table-row table:style-name="ro1">
          <table:table-cell office:value-type="float" office:value="16.8730793387948" calcext:value-type="float">
            <text:p>16,8730793387948</text:p>
          </table:table-cell>
          <table:table-cell office:value-type="float" office:value="29.8538431559119" calcext:value-type="float">
            <text:p>29,8538431559119</text:p>
          </table:table-cell>
          <table:table-cell office:value-type="float" office:value="97.5101371969823" calcext:value-type="float">
            <text:p>97,5101371969823</text:p>
          </table:table-cell>
          <table:table-cell office:value-type="float" office:value="160.714285837155" calcext:value-type="float">
            <text:p>160,714285837155</text:p>
          </table:table-cell>
        </table:table-row>
        <table:table-row table:style-name="ro1">
          <table:table-cell office:value-type="float" office:value="16.8861456692338" calcext:value-type="float">
            <text:p>16,8861456692338</text:p>
          </table:table-cell>
          <table:table-cell office:value-type="float" office:value="29.8822917692107" calcext:value-type="float">
            <text:p>29,8822917692107</text:p>
          </table:table-cell>
          <table:table-cell office:value-type="float" office:value="92.7248485411348" calcext:value-type="float">
            <text:p>92,7248485411348</text:p>
          </table:table-cell>
          <table:table-cell office:value-type="float" office:value="202.626250827023" calcext:value-type="float">
            <text:p>202,626250827023</text:p>
          </table:table-cell>
        </table:table-row>
        <table:table-row table:style-name="ro1">
          <table:table-cell office:value-type="float" office:value="17.2444757412382" calcext:value-type="float">
            <text:p>17,2444757412382</text:p>
          </table:table-cell>
          <table:table-cell office:value-type="float" office:value="30.3792692484822" calcext:value-type="float">
            <text:p>30,3792692484822</text:p>
          </table:table-cell>
          <table:table-cell office:value-type="float" office:value="102.766321631075" calcext:value-type="float">
            <text:p>102,766321631075</text:p>
          </table:table-cell>
          <table:table-cell office:value-type="float" office:value="181.878217268278" calcext:value-type="float">
            <text:p>181,878217268278</text:p>
          </table:table-cell>
        </table:table-row>
        <table:table-row table:style-name="ro1">
          <table:table-cell office:value-type="float" office:value="17.0925226030253" calcext:value-type="float">
            <text:p>17,0925226030253</text:p>
          </table:table-cell>
          <table:table-cell office:value-type="float" office:value="30.2073244649183" calcext:value-type="float">
            <text:p>30,2073244649183</text:p>
          </table:table-cell>
          <table:table-cell office:value-type="float" office:value="97.2983229349464" calcext:value-type="float">
            <text:p>97,2983229349464</text:p>
          </table:table-cell>
          <table:table-cell office:value-type="float" office:value="166.897614360988" calcext:value-type="float">
            <text:p>166,897614360988</text:p>
          </table:table-cell>
        </table:table-row>
        <table:table-row table:style-name="ro1">
          <table:table-cell office:value-type="float" office:value="16.9754540925414" calcext:value-type="float">
            <text:p>16,9754540925414</text:p>
          </table:table-cell>
          <table:table-cell office:value-type="float" office:value="29.5595453515872" calcext:value-type="float">
            <text:p>29,5595453515872</text:p>
          </table:table-cell>
          <table:table-cell office:value-type="float" office:value="91.0865731692295" calcext:value-type="float">
            <text:p>91,0865731692295</text:p>
          </table:table-cell>
          <table:table-cell office:value-type="float" office:value="161.680729077392" calcext:value-type="float">
            <text:p>161,680729077392</text:p>
          </table:table-cell>
        </table:table-row>
        <table:table-row table:style-name="ro1">
          <table:table-cell office:value-type="float" office:value="16.9657454942719" calcext:value-type="float">
            <text:p>16,9657454942719</text:p>
          </table:table-cell>
          <table:table-cell office:value-type="float" office:value="35.1830383131386" calcext:value-type="float">
            <text:p>35,1830383131386</text:p>
          </table:table-cell>
          <table:table-cell office:value-type="float" office:value="89.3972407358841" calcext:value-type="float">
            <text:p>89,3972407358841</text:p>
          </table:table-cell>
          <table:table-cell office:value-type="float" office:value="161.452059095611" calcext:value-type="float">
            <text:p>161,452059095611</text:p>
          </table:table-cell>
        </table:table-row>
        <table:table-row table:style-name="ro1">
          <table:table-cell office:value-type="float" office:value="17.0551796892531" calcext:value-type="float">
            <text:p>17,0551796892531</text:p>
          </table:table-cell>
          <table:table-cell office:value-type="float" office:value="34.1322572195683" calcext:value-type="float">
            <text:p>34,1322572195683</text:p>
          </table:table-cell>
          <table:table-cell office:value-type="float" office:value="87.8497167345555" calcext:value-type="float">
            <text:p>87,8497167345555</text:p>
          </table:table-cell>
          <table:table-cell office:value-type="float" office:value="165.545877163532" calcext:value-type="float">
            <text:p>165,545877163532</text:p>
          </table:table-cell>
        </table:table-row>
        <table:table-row table:style-name="ro1">
          <table:table-cell office:value-type="float" office:value="16.909632042038" calcext:value-type="float">
            <text:p>16,909632042038</text:p>
          </table:table-cell>
          <table:table-cell office:value-type="float" office:value="29.7142107864216" calcext:value-type="float">
            <text:p>29,7142107864216</text:p>
          </table:table-cell>
          <table:table-cell office:value-type="float" office:value="86.4742669246201" calcext:value-type="float">
            <text:p>86,4742669246201</text:p>
          </table:table-cell>
          <table:table-cell office:value-type="float" office:value="161.35751996855" calcext:value-type="float">
            <text:p>161,35751996855</text:p>
          </table:table-cell>
        </table:table-row>
        <table:table-row table:style-name="ro1">
          <table:table-cell office:value-type="float" office:value="16.9785806178031" calcext:value-type="float">
            <text:p>16,9785806178031</text:p>
          </table:table-cell>
          <table:table-cell office:value-type="float" office:value="29.6669608572529" calcext:value-type="float">
            <text:p>29,6669608572529</text:p>
          </table:table-cell>
          <table:table-cell office:value-type="float" office:value="87.4696246361827" calcext:value-type="float">
            <text:p>87,4696246361827</text:p>
          </table:table-cell>
          <table:table-cell office:value-type="float" office:value="162.205993469746" calcext:value-type="float">
            <text:p>162,205993469746</text:p>
          </table:table-cell>
        </table:table-row>
        <table:table-row table:style-name="ro1">
          <table:table-cell office:value-type="float" office:value="16.920612337459" calcext:value-type="float">
            <text:p>16,920612337459</text:p>
          </table:table-cell>
          <table:table-cell office:value-type="float" office:value="29.6199419901725" calcext:value-type="float">
            <text:p>29,6199419901725</text:p>
          </table:table-cell>
          <table:table-cell office:value-type="float" office:value="87.7112798788508" calcext:value-type="float">
            <text:p>87,7112798788508</text:p>
          </table:table-cell>
          <table:table-cell office:value-type="float" office:value="161.551404566327" calcext:value-type="float">
            <text:p>161,551404566327</text:p>
          </table:table-cell>
        </table:table-row>
        <table:table-row table:style-name="ro1">
          <table:table-cell office:value-type="float" office:value="16.8743408700929" calcext:value-type="float">
            <text:p>16,8743408700929</text:p>
          </table:table-cell>
          <table:table-cell office:value-type="float" office:value="29.3391974969993" calcext:value-type="float">
            <text:p>29,3391974969993</text:p>
          </table:table-cell>
          <table:table-cell office:value-type="float" office:value="88.0467117657776" calcext:value-type="float">
            <text:p>88,0467117657776</text:p>
          </table:table-cell>
          <table:table-cell office:value-type="float" office:value="163.020943287957" calcext:value-type="float">
            <text:p>163,020943287957</text:p>
          </table:table-cell>
        </table:table-row>
        <table:table-row table:style-name="ro1">
          <table:table-cell office:value-type="float" office:value="16.9815724691702" calcext:value-type="float">
            <text:p>16,9815724691702</text:p>
          </table:table-cell>
          <table:table-cell office:value-type="float" office:value="29.766088843863" calcext:value-type="float">
            <text:p>29,766088843863</text:p>
          </table:table-cell>
          <table:table-cell office:value-type="float" office:value="90.0787615612013" calcext:value-type="float">
            <text:p>90,0787615612013</text:p>
          </table:table-cell>
          <table:table-cell office:value-type="float" office:value="204.312371739079" calcext:value-type="float">
            <text:p>204,312371739079</text:p>
          </table:table-cell>
        </table:table-row>
        <table:table-row table:style-name="ro1">
          <table:table-cell office:value-type="float" office:value="17.177256217177" calcext:value-type="float">
            <text:p>17,177256217177</text:p>
          </table:table-cell>
          <table:table-cell office:value-type="float" office:value="30.2107461223116" calcext:value-type="float">
            <text:p>30,2107461223116</text:p>
          </table:table-cell>
          <table:table-cell office:value-type="float" office:value="111.273756976252" calcext:value-type="float">
            <text:p>111,273756976252</text:p>
          </table:table-cell>
          <table:table-cell office:value-type="float" office:value="194.110431158106" calcext:value-type="float">
            <text:p>194,110431158106</text:p>
          </table:table-cell>
        </table:table-row>
        <table:table-row table:style-name="ro1">
          <table:table-cell office:value-type="float" office:value="16.9352527281985" calcext:value-type="float">
            <text:p>16,9352527281985</text:p>
          </table:table-cell>
          <table:table-cell office:value-type="float" office:value="30.3562930637974" calcext:value-type="float">
            <text:p>30,3562930637974</text:p>
          </table:table-cell>
          <table:table-cell office:value-type="float" office:value="98.8550468732354" calcext:value-type="float">
            <text:p>98,8550468732354</text:p>
          </table:table-cell>
          <table:table-cell office:value-type="float" office:value="192.577125394677" calcext:value-type="float">
            <text:p>192,577125394677</text:p>
          </table:table-cell>
        </table:table-row>
        <table:table-row table:style-name="ro1">
          <table:table-cell office:value-type="float" office:value="17.0629775661494" calcext:value-type="float">
            <text:p>17,0629775661494</text:p>
          </table:table-cell>
          <table:table-cell office:value-type="float" office:value="32.7197539722131" calcext:value-type="float">
            <text:p>32,7197539722131</text:p>
          </table:table-cell>
          <table:table-cell office:value-type="float" office:value="89.034561839814" calcext:value-type="float">
            <text:p>89,034561839814</text:p>
          </table:table-cell>
          <table:table-cell office:value-type="float" office:value="169.637964919089" calcext:value-type="float">
            <text:p>169,637964919089</text:p>
          </table:table-cell>
        </table:table-row>
        <table:table-row table:style-name="ro1">
          <table:table-cell office:value-type="float" office:value="16.9982023477163" calcext:value-type="float">
            <text:p>16,9982023477163</text:p>
          </table:table-cell>
          <table:table-cell office:value-type="float" office:value="33.7438283821913" calcext:value-type="float">
            <text:p>33,7438283821913</text:p>
          </table:table-cell>
          <table:table-cell office:value-type="float" office:value="88.6786130494706" calcext:value-type="float">
            <text:p>88,6786130494706</text:p>
          </table:table-cell>
          <table:table-cell office:value-type="float" office:value="162.355780616499" calcext:value-type="float">
            <text:p>162,355780616499</text:p>
          </table:table-cell>
        </table:table-row>
        <table:table-row table:style-name="ro1">
          <table:table-cell office:value-type="float" office:value="16.9976331971725" calcext:value-type="float">
            <text:p>16,9976331971725</text:p>
          </table:table-cell>
          <table:table-cell office:value-type="float" office:value="35.7823454738472" calcext:value-type="float">
            <text:p>35,7823454738472</text:p>
          </table:table-cell>
          <table:table-cell office:value-type="float" office:value="87.9979089453276" calcext:value-type="float">
            <text:p>87,9979089453276</text:p>
          </table:table-cell>
          <table:table-cell office:value-type="float" office:value="160.238369768971" calcext:value-type="float">
            <text:p>160,238369768971</text:p>
          </table:table-cell>
        </table:table-row>
        <table:table-row table:style-name="ro1">
          <table:table-cell office:value-type="float" office:value="16.7823747197601" calcext:value-type="float">
            <text:p>16,7823747197601</text:p>
          </table:table-cell>
          <table:table-cell office:value-type="float" office:value="30.7288734306656" calcext:value-type="float">
            <text:p>30,7288734306656</text:p>
          </table:table-cell>
          <table:table-cell office:value-type="float" office:value="86.6558611887853" calcext:value-type="float">
            <text:p>86,6558611887853</text:p>
          </table:table-cell>
          <table:table-cell office:value-type="float" office:value="161.209451048472" calcext:value-type="float">
            <text:p>161,209451048472</text:p>
          </table:table-cell>
        </table:table-row>
        <table:table-row table:style-name="ro1">
          <table:table-cell office:value-type="float" office:value="16.9286744602866" calcext:value-type="float">
            <text:p>16,9286744602866</text:p>
          </table:table-cell>
          <table:table-cell office:value-type="float" office:value="29.7863321457529" calcext:value-type="float">
            <text:p>29,7863321457529</text:p>
          </table:table-cell>
          <table:table-cell office:value-type="float" office:value="88.0070500982258" calcext:value-type="float">
            <text:p>88,0070500982258</text:p>
          </table:table-cell>
          <table:table-cell office:value-type="float" office:value="160.122851231175" calcext:value-type="float">
            <text:p>160,122851231175</text:p>
          </table:table-cell>
        </table:table-row>
        <table:table-row table:style-name="ro1">
          <table:table-cell office:value-type="float" office:value="16.8783312846575" calcext:value-type="float">
            <text:p>16,8783312846575</text:p>
          </table:table-cell>
          <table:table-cell office:value-type="float" office:value="29.4209617007073" calcext:value-type="float">
            <text:p>29,4209617007073</text:p>
          </table:table-cell>
          <table:table-cell office:value-type="float" office:value="87.1080500041959" calcext:value-type="float">
            <text:p>87,1080500041959</text:p>
          </table:table-cell>
          <table:table-cell office:value-type="float" office:value="160.576177895995" calcext:value-type="float">
            <text:p>160,576177895995</text:p>
          </table:table-cell>
        </table:table-row>
        <table:table-row table:style-name="ro1">
          <table:table-cell office:value-type="float" office:value="17.1793143055634" calcext:value-type="float">
            <text:p>17,1793143055634</text:p>
          </table:table-cell>
          <table:table-cell office:value-type="float" office:value="29.7416262336844" calcext:value-type="float">
            <text:p>29,7416262336844</text:p>
          </table:table-cell>
          <table:table-cell office:value-type="float" office:value="87.3948751149113" calcext:value-type="float">
            <text:p>87,3948751149113</text:p>
          </table:table-cell>
          <table:table-cell office:value-type="float" office:value="162.346336323105" calcext:value-type="float">
            <text:p>162,346336323105</text:p>
          </table:table-cell>
        </table:table-row>
        <table:table-row table:style-name="ro1">
          <table:table-cell office:value-type="float" office:value="18.3919501013633" calcext:value-type="float">
            <text:p>18,3919501013633</text:p>
          </table:table-cell>
          <table:table-cell office:value-type="float" office:value="29.7856500341787" calcext:value-type="float">
            <text:p>29,7856500341787</text:p>
          </table:table-cell>
          <table:table-cell office:value-type="float" office:value="87.0382990268187" calcext:value-type="float">
            <text:p>87,0382990268187</text:p>
          </table:table-cell>
          <table:table-cell office:value-type="float" office:value="218.262896501184" calcext:value-type="float">
            <text:p>218,262896501184</text:p>
          </table:table-cell>
        </table:table-row>
        <table:table-row table:style-name="ro1">
          <table:table-cell office:value-type="float" office:value="17.4683438919499" calcext:value-type="float">
            <text:p>17,4683438919499</text:p>
          </table:table-cell>
          <table:table-cell office:value-type="float" office:value="30.0112592443645" calcext:value-type="float">
            <text:p>30,0112592443645</text:p>
          </table:table-cell>
          <table:table-cell office:value-type="float" office:value="111.691570162232" calcext:value-type="float">
            <text:p>111,691570162232</text:p>
          </table:table-cell>
          <table:table-cell office:value-type="float" office:value="181.729175092258" calcext:value-type="float">
            <text:p>181,729175092258</text:p>
          </table:table-cell>
        </table:table-row>
        <table:table-row table:style-name="ro1">
          <table:table-cell office:value-type="float" office:value="17.0066964151954" calcext:value-type="float">
            <text:p>17,0066964151954</text:p>
          </table:table-cell>
          <table:table-cell office:value-type="float" office:value="29.5319210495574" calcext:value-type="float">
            <text:p>29,5319210495574</text:p>
          </table:table-cell>
          <table:table-cell office:value-type="float" office:value="99.5050017282189" calcext:value-type="float">
            <text:p>99,5050017282189</text:p>
          </table:table-cell>
          <table:table-cell office:value-type="float" office:value="165.699148837814" calcext:value-type="float">
            <text:p>165,699148837814</text:p>
          </table:table-cell>
        </table:table-row>
        <table:table-row table:style-name="ro1">
          <table:table-cell office:value-type="float" office:value="16.8824614371124" calcext:value-type="float">
            <text:p>16,8824614371124</text:p>
          </table:table-cell>
          <table:table-cell office:value-type="float" office:value="30.0812698404269" calcext:value-type="float">
            <text:p>30,0812698404269</text:p>
          </table:table-cell>
          <table:table-cell office:value-type="float" office:value="90.0147540422741" calcext:value-type="float">
            <text:p>90,0147540422741</text:p>
          </table:table-cell>
          <table:table-cell office:value-type="float" office:value="163.97087698662" calcext:value-type="float">
            <text:p>163,97087698662</text:p>
          </table:table-cell>
        </table:table-row>
        <table:table-row table:style-name="ro1">
          <table:table-cell office:value-type="float" office:value="16.9985618772265" calcext:value-type="float">
            <text:p>16,9985618772265</text:p>
          </table:table-cell>
          <table:table-cell office:value-type="float" office:value="33.566022355656" calcext:value-type="float">
            <text:p>33,566022355656</text:p>
          </table:table-cell>
          <table:table-cell office:value-type="float" office:value="88.4698175376681" calcext:value-type="float">
            <text:p>88,4698175376681</text:p>
          </table:table-cell>
          <table:table-cell office:value-type="float" office:value="160.522191532561" calcext:value-type="float">
            <text:p>160,522191532561</text:p>
          </table:table-cell>
        </table:table-row>
        <table:table-row table:style-name="ro1">
          <table:table-cell office:value-type="float" office:value="19.4670902069223" calcext:value-type="float">
            <text:p>19,4670902069223</text:p>
          </table:table-cell>
          <table:table-cell office:value-type="float" office:value="34.0149744787387" calcext:value-type="float">
            <text:p>34,0149744787387</text:p>
          </table:table-cell>
          <table:table-cell office:value-type="float" office:value="87.1106244053387" calcext:value-type="float">
            <text:p>87,1106244053387</text:p>
          </table:table-cell>
          <table:table-cell office:value-type="float" office:value="159.247330453619" calcext:value-type="float">
            <text:p>159,247330453619</text:p>
          </table:table-cell>
        </table:table-row>
        <table:table-row table:style-name="ro1">
          <table:table-cell office:value-type="float" office:value="17.098054034134" calcext:value-type="float">
            <text:p>17,098054034134</text:p>
          </table:table-cell>
          <table:table-cell office:value-type="float" office:value="30.0463423094057" calcext:value-type="float">
            <text:p>30,0463423094057</text:p>
          </table:table-cell>
          <table:table-cell office:value-type="float" office:value="86.1782222579159" calcext:value-type="float">
            <text:p>86,1782222579159</text:p>
          </table:table-cell>
          <table:table-cell office:value-type="float" office:value="161.59534584341" calcext:value-type="float">
            <text:p>161,59534584341</text:p>
          </table:table-cell>
        </table:table-row>
        <table:table-row table:style-name="ro1">
          <table:table-cell office:value-type="float" office:value="16.9849314744377" calcext:value-type="float">
            <text:p>16,9849314744377</text:p>
          </table:table-cell>
          <table:table-cell office:value-type="float" office:value="29.8862022277084" calcext:value-type="float">
            <text:p>29,8862022277084</text:p>
          </table:table-cell>
          <table:table-cell office:value-type="float" office:value="96.8929114091602" calcext:value-type="float">
            <text:p>96,8929114091602</text:p>
          </table:table-cell>
          <table:table-cell office:value-type="float" office:value="160.900396338795" calcext:value-type="float">
            <text:p>160,900396338795</text:p>
          </table:table-cell>
        </table:table-row>
        <table:table-row table:style-name="ro1">
          <table:table-cell office:value-type="float" office:value="17.0223722085193" calcext:value-type="float">
            <text:p>17,0223722085193</text:p>
          </table:table-cell>
          <table:table-cell office:value-type="float" office:value="29.7712457679388" calcext:value-type="float">
            <text:p>29,7712457679388</text:p>
          </table:table-cell>
          <table:table-cell office:value-type="float" office:value="98.8441023518863" calcext:value-type="float">
            <text:p>98,8441023518863</text:p>
          </table:table-cell>
          <table:table-cell office:value-type="float" office:value="160.948086461872" calcext:value-type="float">
            <text:p>160,948086461872</text:p>
          </table:table-cell>
        </table:table-row>
        <table:table-row table:style-name="ro1">
          <table:table-cell office:value-type="float" office:value="16.9011252719748" calcext:value-type="float">
            <text:p>16,9011252719748</text:p>
          </table:table-cell>
          <table:table-cell office:value-type="float" office:value="29.4515055164236" calcext:value-type="float">
            <text:p>29,4515055164236</text:p>
          </table:table-cell>
          <table:table-cell office:value-type="float" office:value="90.9078865375986" calcext:value-type="float">
            <text:p>90,9078865375986</text:p>
          </table:table-cell>
          <table:table-cell office:value-type="float" office:value="165.812672744785" calcext:value-type="float">
            <text:p>165,812672744785</text:p>
          </table:table-cell>
        </table:table-row>
        <table:table-row table:style-name="ro1">
          <table:table-cell office:value-type="float" office:value="17.0288221632941" calcext:value-type="float">
            <text:p>17,0288221632941</text:p>
          </table:table-cell>
          <table:table-cell office:value-type="float" office:value="29.7788356145688" calcext:value-type="float">
            <text:p>29,7788356145688</text:p>
          </table:table-cell>
          <table:table-cell office:value-type="float" office:value="88.051043846889" calcext:value-type="float">
            <text:p>88,051043846889</text:p>
          </table:table-cell>
          <table:table-cell office:value-type="float" office:value="216.716613797889" calcext:value-type="float">
            <text:p>216,716613797889</text:p>
          </table:table-cell>
        </table:table-row>
        <table:table-row table:style-name="ro1">
          <table:table-cell office:value-type="float" office:value="17.2209042507087" calcext:value-type="float">
            <text:p>17,2209042507087</text:p>
          </table:table-cell>
          <table:table-cell office:value-type="float" office:value="30.9813448419094" calcext:value-type="float">
            <text:p>30,9813448419094</text:p>
          </table:table-cell>
          <table:table-cell office:value-type="float" office:value="107.764483002853" calcext:value-type="float">
            <text:p>107,764483002853</text:p>
          </table:table-cell>
          <table:table-cell office:value-type="float" office:value="181.471787726384" calcext:value-type="float">
            <text:p>181,471787726384</text:p>
          </table:table-cell>
        </table:table-row>
        <table:table-row table:style-name="ro1">
          <table:table-cell office:value-type="float" office:value="16.7493525303332" calcext:value-type="float">
            <text:p>16,7493525303332</text:p>
          </table:table-cell>
          <table:table-cell office:value-type="float" office:value="29.8708136714044" calcext:value-type="float">
            <text:p>29,8708136714044</text:p>
          </table:table-cell>
          <table:table-cell office:value-type="float" office:value="99.401698414716" calcext:value-type="float">
            <text:p>99,401698414716</text:p>
          </table:table-cell>
          <table:table-cell office:value-type="float" office:value="163.565120348951" calcext:value-type="float">
            <text:p>163,565120348951</text:p>
          </table:table-cell>
        </table:table-row>
        <table:table-row table:style-name="ro1">
          <table:table-cell office:value-type="float" office:value="16.7833554879813" calcext:value-type="float">
            <text:p>16,7833554879813</text:p>
          </table:table-cell>
          <table:table-cell office:value-type="float" office:value="29.5753205122767" calcext:value-type="float">
            <text:p>29,5753205122767</text:p>
          </table:table-cell>
          <table:table-cell office:value-type="float" office:value="89.7156056987971" calcext:value-type="float">
            <text:p>89,7156056987971</text:p>
          </table:table-cell>
          <table:table-cell office:value-type="float" office:value="162.979056712043" calcext:value-type="float">
            <text:p>162,979056712043</text:p>
          </table:table-cell>
        </table:table-row>
        <table:table-row table:style-name="ro1">
          <table:table-cell office:value-type="float" office:value="17.565022057331" calcext:value-type="float">
            <text:p>17,565022057331</text:p>
          </table:table-cell>
          <table:table-cell office:value-type="float" office:value="33.8875311889744" calcext:value-type="float">
            <text:p>33,8875311889744</text:p>
          </table:table-cell>
          <table:table-cell office:value-type="float" office:value="88.5376082917306" calcext:value-type="float">
            <text:p>88,5376082917306</text:p>
          </table:table-cell>
          <table:table-cell office:value-type="float" office:value="159.562320892071" calcext:value-type="float">
            <text:p>159,562320892071</text:p>
          </table:table-cell>
        </table:table-row>
        <table:table-row table:style-name="ro1">
          <table:table-cell office:value-type="float" office:value="17.0277893021732" calcext:value-type="float">
            <text:p>17,0277893021732</text:p>
          </table:table-cell>
          <table:table-cell office:value-type="float" office:value="33.7441372237053" calcext:value-type="float">
            <text:p>33,7441372237053</text:p>
          </table:table-cell>
          <table:table-cell office:value-type="float" office:value="87.726458459192" calcext:value-type="float">
            <text:p>87,726458459192</text:p>
          </table:table-cell>
          <table:table-cell office:value-type="float" office:value="158.327183588113" calcext:value-type="float">
            <text:p>158,327183588113</text:p>
          </table:table-cell>
        </table:table-row>
        <table:table-row table:style-name="ro1">
          <table:table-cell office:value-type="float" office:value="16.8867021219263" calcext:value-type="float">
            <text:p>16,8867021219263</text:p>
          </table:table-cell>
          <table:table-cell office:value-type="float" office:value="29.387891630437" calcext:value-type="float">
            <text:p>29,387891630437</text:p>
          </table:table-cell>
          <table:table-cell office:value-type="float" office:value="86.5923894202543" calcext:value-type="float">
            <text:p>86,5923894202543</text:p>
          </table:table-cell>
          <table:table-cell office:value-type="float" office:value="161.430995711729" calcext:value-type="float">
            <text:p>161,430995711729</text:p>
          </table:table-cell>
        </table:table-row>
        <table:table-row table:style-name="ro1">
          <table:table-cell office:value-type="float" office:value="16.9207038064763" calcext:value-type="float">
            <text:p>16,9207038064763</text:p>
          </table:table-cell>
          <table:table-cell office:value-type="float" office:value="29.6420338798172" calcext:value-type="float">
            <text:p>29,6420338798172</text:p>
          </table:table-cell>
          <table:table-cell office:value-type="float" office:value="87.4471213426329" calcext:value-type="float">
            <text:p>87,4471213426329</text:p>
          </table:table-cell>
          <table:table-cell office:value-type="float" office:value="160.681699376858" calcext:value-type="float">
            <text:p>160,681699376858</text:p>
          </table:table-cell>
        </table:table-row>
        <table:table-row table:style-name="ro1">
          <table:table-cell office:value-type="float" office:value="16.8843251532453" calcext:value-type="float">
            <text:p>16,8843251532453</text:p>
          </table:table-cell>
          <table:table-cell office:value-type="float" office:value="29.5479272888894" calcext:value-type="float">
            <text:p>29,5479272888894</text:p>
          </table:table-cell>
          <table:table-cell office:value-type="float" office:value="87.2435007999345" calcext:value-type="float">
            <text:p>87,2435007999345</text:p>
          </table:table-cell>
          <table:table-cell office:value-type="float" office:value="161.695051736185" calcext:value-type="float">
            <text:p>161,695051736185</text:p>
          </table:table-cell>
        </table:table-row>
        <table:table-row table:style-name="ro1">
          <table:table-cell office:value-type="float" office:value="16.9237680777175" calcext:value-type="float">
            <text:p>16,9237680777175</text:p>
          </table:table-cell>
          <table:table-cell office:value-type="float" office:value="29.7579968452493" calcext:value-type="float">
            <text:p>29,7579968452493</text:p>
          </table:table-cell>
          <table:table-cell office:value-type="float" office:value="89.5133703666187" calcext:value-type="float">
            <text:p>89,5133703666187</text:p>
          </table:table-cell>
          <table:table-cell office:value-type="float" office:value="173.923348520392" calcext:value-type="float">
            <text:p>173,923348520392</text:p>
          </table:table-cell>
        </table:table-row>
        <table:table-row table:style-name="ro1">
          <table:table-cell office:value-type="float" office:value="16.9368369496198" calcext:value-type="float">
            <text:p>16,9368369496198</text:p>
          </table:table-cell>
          <table:table-cell office:value-type="float" office:value="29.6871774987692" calcext:value-type="float">
            <text:p>29,6871774987692</text:p>
          </table:table-cell>
          <table:table-cell office:value-type="float" office:value="89.0699437355502" calcext:value-type="float">
            <text:p>89,0699437355502</text:p>
          </table:table-cell>
          <table:table-cell office:value-type="float" office:value="178.816664228325" calcext:value-type="float">
            <text:p>178,816664228325</text:p>
          </table:table-cell>
        </table:table-row>
        <table:table-row table:style-name="ro1">
          <table:table-cell office:value-type="float" office:value="17.2423985895103" calcext:value-type="float">
            <text:p>17,2423985895103</text:p>
          </table:table-cell>
          <table:table-cell office:value-type="float" office:value="30.2475777800836" calcext:value-type="float">
            <text:p>30,2475777800836</text:p>
          </table:table-cell>
          <table:table-cell office:value-type="float" office:value="103.957557038538" calcext:value-type="float">
            <text:p>103,957557038538</text:p>
          </table:table-cell>
          <table:table-cell office:value-type="float" office:value="168.839260234466" calcext:value-type="float">
            <text:p>168,839260234466</text:p>
          </table:table-cell>
        </table:table-row>
        <table:table-row table:style-name="ro1">
          <table:table-cell office:value-type="float" office:value="17.0509758532916" calcext:value-type="float">
            <text:p>17,0509758532916</text:p>
          </table:table-cell>
          <table:table-cell office:value-type="float" office:value="34.0281545115529" calcext:value-type="float">
            <text:p>34,0281545115529</text:p>
          </table:table-cell>
          <table:table-cell office:value-type="float" office:value="97.2909721522841" calcext:value-type="float">
            <text:p>97,2909721522841</text:p>
          </table:table-cell>
          <table:table-cell office:value-type="float" office:value="163.653795858507" calcext:value-type="float">
            <text:p>163,653795858507</text:p>
          </table:table-cell>
        </table:table-row>
        <table:table-row table:style-name="ro1">
          <table:table-cell office:value-type="float" office:value="16.9633050079377" calcext:value-type="float">
            <text:p>16,9633050079377</text:p>
          </table:table-cell>
          <table:table-cell office:value-type="float" office:value="29.4897747237175" calcext:value-type="float">
            <text:p>29,4897747237175</text:p>
          </table:table-cell>
          <table:table-cell office:value-type="float" office:value="90.7862095169937" calcext:value-type="float">
            <text:p>90,7862095169937</text:p>
          </table:table-cell>
          <table:table-cell office:value-type="float" office:value="163.476685076006" calcext:value-type="float">
            <text:p>163,476685076006</text:p>
          </table:table-cell>
        </table:table-row>
        <table:table-row table:style-name="ro1">
          <table:table-cell office:value-type="float" office:value="17.0875539617029" calcext:value-type="float">
            <text:p>17,0875539617029</text:p>
          </table:table-cell>
          <table:table-cell office:value-type="float" office:value="34.8658665291251" calcext:value-type="float">
            <text:p>34,8658665291251</text:p>
          </table:table-cell>
          <table:table-cell office:value-type="float" office:value="88.3138040526658" calcext:value-type="float">
            <text:p>88,3138040526658</text:p>
          </table:table-cell>
          <table:table-cell office:value-type="float" office:value="162.297216328906" calcext:value-type="float">
            <text:p>162,297216328906</text:p>
          </table:table-cell>
        </table:table-row>
        <table:table-row table:style-name="ro1">
          <table:table-cell office:value-type="float" office:value="16.9885801402702" calcext:value-type="float">
            <text:p>16,9885801402702</text:p>
          </table:table-cell>
          <table:table-cell office:value-type="float" office:value="33.9916583473913" calcext:value-type="float">
            <text:p>33,9916583473913</text:p>
          </table:table-cell>
          <table:table-cell office:value-type="float" office:value="90.331067307543" calcext:value-type="float">
            <text:p>90,331067307543</text:p>
          </table:table-cell>
          <table:table-cell office:value-type="float" office:value="159.063154512461" calcext:value-type="float">
            <text:p>159,063154512461</text:p>
          </table:table-cell>
        </table:table-row>
        <table:table-row table:style-name="ro1">
          <table:table-cell office:value-type="float" office:value="16.7283650927877" calcext:value-type="float">
            <text:p>16,7283650927877</text:p>
          </table:table-cell>
          <table:table-cell office:value-type="float" office:value="31.486383206369" calcext:value-type="float">
            <text:p>31,486383206369</text:p>
          </table:table-cell>
          <table:table-cell office:value-type="float" office:value="86.8959221054561" calcext:value-type="float">
            <text:p>86,8959221054561</text:p>
          </table:table-cell>
          <table:table-cell office:value-type="float" office:value="160.826968669795" calcext:value-type="float">
            <text:p>160,826968669795</text:p>
          </table:table-cell>
        </table:table-row>
        <table:table-row table:style-name="ro1">
          <table:table-cell office:value-type="float" office:value="16.8550469084969" calcext:value-type="float">
            <text:p>16,8550469084969</text:p>
          </table:table-cell>
          <table:table-cell office:value-type="float" office:value="29.5503957613671" calcext:value-type="float">
            <text:p>29,5503957613671</text:p>
          </table:table-cell>
          <table:table-cell office:value-type="float" office:value="87.5124160986433" calcext:value-type="float">
            <text:p>87,5124160986433</text:p>
          </table:table-cell>
          <table:table-cell office:value-type="float" office:value="163.356456432439" calcext:value-type="float">
            <text:p>163,356456432439</text:p>
          </table:table-cell>
        </table:table-row>
        <table:table-row table:style-name="ro1">
          <table:table-cell office:value-type="float" office:value="16.9157999606379" calcext:value-type="float">
            <text:p>16,9157999606379</text:p>
          </table:table-cell>
          <table:table-cell office:value-type="float" office:value="29.6508457499008" calcext:value-type="float">
            <text:p>29,6508457499008</text:p>
          </table:table-cell>
          <table:table-cell office:value-type="float" office:value="87.7914068882312" calcext:value-type="float">
            <text:p>87,7914068882312</text:p>
          </table:table-cell>
          <table:table-cell office:value-type="float" office:value="162.391395033907" calcext:value-type="float">
            <text:p>162,391395033907</text:p>
          </table:table-cell>
        </table:table-row>
        <table:table-row table:style-name="ro1">
          <table:table-cell office:value-type="float" office:value="16.8863972173138" calcext:value-type="float">
            <text:p>16,8863972173138</text:p>
          </table:table-cell>
          <table:table-cell office:value-type="float" office:value="29.6567225537236" calcext:value-type="float">
            <text:p>29,6567225537236</text:p>
          </table:table-cell>
          <table:table-cell office:value-type="float" office:value="87.453060796639" calcext:value-type="float">
            <text:p>87,453060796639</text:p>
          </table:table-cell>
          <table:table-cell office:value-type="float" office:value="162.852603984148" calcext:value-type="float">
            <text:p>162,852603984148</text:p>
          </table:table-cell>
        </table:table-row>
        <table:table-row table:style-name="ro1">
          <table:table-cell office:value-type="float" office:value="16.9461542524535" calcext:value-type="float">
            <text:p>16,9461542524535</text:p>
          </table:table-cell>
          <table:table-cell office:value-type="float" office:value="29.7564459912093" calcext:value-type="float">
            <text:p>29,7564459912093</text:p>
          </table:table-cell>
          <table:table-cell office:value-type="float" office:value="87.5938891535102" calcext:value-type="float">
            <text:p>87,5938891535102</text:p>
          </table:table-cell>
          <table:table-cell office:value-type="float" office:value="218.011324723397" calcext:value-type="float">
            <text:p>218,011324723397</text:p>
          </table:table-cell>
        </table:table-row>
        <table:table-row table:style-name="ro1">
          <table:table-cell office:value-type="float" office:value="17.3096358990824" calcext:value-type="float">
            <text:p>17,3096358990824</text:p>
          </table:table-cell>
          <table:table-cell office:value-type="float" office:value="30.048168665008" calcext:value-type="float">
            <text:p>30,048168665008</text:p>
          </table:table-cell>
          <table:table-cell office:value-type="float" office:value="110.462790116714" calcext:value-type="float">
            <text:p>110,462790116714</text:p>
          </table:table-cell>
          <table:table-cell office:value-type="float" office:value="184.907580392772" calcext:value-type="float">
            <text:p>184,907580392772</text:p>
          </table:table-cell>
        </table:table-row>
        <table:table-row table:style-name="ro1">
          <table:table-cell office:value-type="float" office:value="17.1257467890958" calcext:value-type="float">
            <text:p>17,1257467890958</text:p>
          </table:table-cell>
          <table:table-cell office:value-type="float" office:value="29.7247623679629" calcext:value-type="float">
            <text:p>29,7247623679629</text:p>
          </table:table-cell>
          <table:table-cell office:value-type="float" office:value="97.8587744183793" calcext:value-type="float">
            <text:p>97,8587744183793</text:p>
          </table:table-cell>
          <table:table-cell office:value-type="float" office:value="164.195017028897" calcext:value-type="float">
            <text:p>164,195017028897</text:p>
          </table:table-cell>
        </table:table-row>
        <table:table-row table:style-name="ro1">
          <table:table-cell office:value-type="float" office:value="16.9803465088938" calcext:value-type="float">
            <text:p>16,9803465088938</text:p>
          </table:table-cell>
          <table:table-cell office:value-type="float" office:value="29.9526312041365" calcext:value-type="float">
            <text:p>29,9526312041365</text:p>
          </table:table-cell>
          <table:table-cell office:value-type="float" office:value="88.2729858604172" calcext:value-type="float">
            <text:p>88,2729858604172</text:p>
          </table:table-cell>
          <table:table-cell office:value-type="float" office:value="163.465822952415" calcext:value-type="float">
            <text:p>163,465822952415</text:p>
          </table:table-cell>
        </table:table-row>
        <table:table-row table:style-name="ro1">
          <table:table-cell office:value-type="float" office:value="16.8961210643635" calcext:value-type="float">
            <text:p>16,8961210643635</text:p>
          </table:table-cell>
          <table:table-cell office:value-type="float" office:value="34.0936436373908" calcext:value-type="float">
            <text:p>34,0936436373908</text:p>
          </table:table-cell>
          <table:table-cell office:value-type="float" office:value="88.9976836888822" calcext:value-type="float">
            <text:p>88,9976836888822</text:p>
          </table:table-cell>
          <table:table-cell office:value-type="float" office:value="174.88712427034" calcext:value-type="float">
            <text:p>174,88712427034</text:p>
          </table:table-cell>
        </table:table-row>
        <table:table-row table:style-name="ro1">
          <table:table-cell office:value-type="float" office:value="16.865912866463" calcext:value-type="float">
            <text:p>16,865912866463</text:p>
          </table:table-cell>
          <table:table-cell office:value-type="float" office:value="32.7911687861228" calcext:value-type="float">
            <text:p>32,7911687861228</text:p>
          </table:table-cell>
          <table:table-cell office:value-type="float" office:value="87.6672142505456" calcext:value-type="float">
            <text:p>87,6672142505456</text:p>
          </table:table-cell>
          <table:table-cell office:value-type="float" office:value="163.130297767008" calcext:value-type="float">
            <text:p>163,130297767008</text:p>
          </table:table-cell>
        </table:table-row>
        <table:table-row table:style-name="ro1">
          <table:table-cell office:value-type="float" office:value="16.7959987712569" calcext:value-type="float">
            <text:p>16,7959987712569</text:p>
          </table:table-cell>
          <table:table-cell office:value-type="float" office:value="29.4947227847493" calcext:value-type="float">
            <text:p>29,4947227847493</text:p>
          </table:table-cell>
          <table:table-cell office:value-type="float" office:value="86.7791194641488" calcext:value-type="float">
            <text:p>86,7791194641488</text:p>
          </table:table-cell>
          <table:table-cell office:value-type="float" office:value="160.929930804891" calcext:value-type="float">
            <text:p>160,929930804891</text:p>
          </table:table-cell>
        </table:table-row>
        <table:table-row table:style-name="ro1">
          <table:table-cell office:value-type="float" office:value="17.3920840183032" calcext:value-type="float">
            <text:p>17,3920840183032</text:p>
          </table:table-cell>
          <table:table-cell office:value-type="float" office:value="30.5591927095875" calcext:value-type="float">
            <text:p>30,5591927095875</text:p>
          </table:table-cell>
          <table:table-cell office:value-type="float" office:value="87.1342711280054" calcext:value-type="float">
            <text:p>87,1342711280054</text:p>
          </table:table-cell>
          <table:table-cell office:value-type="float" office:value="160.675150858963" calcext:value-type="float">
            <text:p>160,675150858963</text:p>
          </table:table-cell>
        </table:table-row>
        <table:table-row table:style-name="ro1">
          <table:table-cell office:value-type="float" office:value="18.185712924393" calcext:value-type="float">
            <text:p>18,185712924393</text:p>
          </table:table-cell>
          <table:table-cell office:value-type="float" office:value="30.3859636922728" calcext:value-type="float">
            <text:p>30,3859636922728</text:p>
          </table:table-cell>
          <table:table-cell office:value-type="float" office:value="87.5728233797763" calcext:value-type="float">
            <text:p>87,5728233797763</text:p>
          </table:table-cell>
          <table:table-cell office:value-type="float" office:value="162.097840531847" calcext:value-type="float">
            <text:p>162,097840531847</text:p>
          </table:table-cell>
        </table:table-row>
        <table:table-row table:style-name="ro1">
          <table:table-cell office:value-type="float" office:value="17.0615241993284" calcext:value-type="float">
            <text:p>17,0615241993284</text:p>
          </table:table-cell>
          <table:table-cell office:value-type="float" office:value="30.0954985835743" calcext:value-type="float">
            <text:p>30,0954985835743</text:p>
          </table:table-cell>
          <table:table-cell office:value-type="float" office:value="88.0077427034858" calcext:value-type="float">
            <text:p>88,0077427034858</text:p>
          </table:table-cell>
          <table:table-cell office:value-type="float" office:value="163.603474278395" calcext:value-type="float">
            <text:p>163,603474278395</text:p>
          </table:table-cell>
        </table:table-row>
        <table:table-row table:style-name="ro1">
          <table:table-cell office:value-type="float" office:value="16.9447821935292" calcext:value-type="float">
            <text:p>16,9447821935292</text:p>
          </table:table-cell>
          <table:table-cell office:value-type="float" office:value="29.8816652049095" calcext:value-type="float">
            <text:p>29,8816652049095</text:p>
          </table:table-cell>
          <table:table-cell office:value-type="float" office:value="87.455295467283" calcext:value-type="float">
            <text:p>87,455295467283</text:p>
          </table:table-cell>
          <table:table-cell office:value-type="float" office:value="216.853568227315" calcext:value-type="float">
            <text:p>216,853568227315</text:p>
          </table:table-cell>
        </table:table-row>
        <table:table-row table:style-name="ro1">
          <table:table-cell office:value-type="float" office:value="17.1826440911013" calcext:value-type="float">
            <text:p>17,1826440911013</text:p>
          </table:table-cell>
          <table:table-cell office:value-type="float" office:value="31.2814727840569" calcext:value-type="float">
            <text:p>31,2814727840569</text:p>
          </table:table-cell>
          <table:table-cell office:value-type="float" office:value="109.835514956149" calcext:value-type="float">
            <text:p>109,835514956149</text:p>
          </table:table-cell>
          <table:table-cell office:value-type="float" office:value="194.214871238504" calcext:value-type="float">
            <text:p>194,214871238504</text:p>
          </table:table-cell>
        </table:table-row>
        <table:table-row table:style-name="ro1">
          <table:table-cell office:value-type="float" office:value="17.0412634451934" calcext:value-type="float">
            <text:p>17,0412634451934</text:p>
          </table:table-cell>
          <table:table-cell office:value-type="float" office:value="30.1428818394417" calcext:value-type="float">
            <text:p>30,1428818394417</text:p>
          </table:table-cell>
          <table:table-cell office:value-type="float" office:value="100.537943291553" calcext:value-type="float">
            <text:p>100,537943291553</text:p>
          </table:table-cell>
          <table:table-cell office:value-type="float" office:value="168.707832992814" calcext:value-type="float">
            <text:p>168,707832992814</text:p>
          </table:table-cell>
        </table:table-row>
        <table:table-row table:style-name="ro1">
          <table:table-cell office:value-type="float" office:value="16.9854180487196" calcext:value-type="float">
            <text:p>16,9854180487196</text:p>
          </table:table-cell>
          <table:table-cell office:value-type="float" office:value="30.2429052206141" calcext:value-type="float">
            <text:p>30,2429052206141</text:p>
          </table:table-cell>
          <table:table-cell office:value-type="float" office:value="90.512981756202" calcext:value-type="float">
            <text:p>90,512981756202</text:p>
          </table:table-cell>
          <table:table-cell office:value-type="float" office:value="165.005016415202" calcext:value-type="float">
            <text:p>165,005016415202</text:p>
          </table:table-cell>
        </table:table-row>
        <table:table-row table:style-name="ro1">
          <table:table-cell office:value-type="float" office:value="16.7049295350526" calcext:value-type="float">
            <text:p>16,7049295350526</text:p>
          </table:table-cell>
          <table:table-cell office:value-type="float" office:value="33.4993023168143" calcext:value-type="float">
            <text:p>33,4993023168143</text:p>
          </table:table-cell>
          <table:table-cell office:value-type="float" office:value="88.4465759016935" calcext:value-type="float">
            <text:p>88,4465759016935</text:p>
          </table:table-cell>
          <table:table-cell office:value-type="float" office:value="161.990216320398" calcext:value-type="float">
            <text:p>161,990216320398</text:p>
          </table:table-cell>
        </table:table-row>
        <table:table-row table:style-name="ro1">
          <table:table-cell office:value-type="float" office:value="18.2186969966023" calcext:value-type="float">
            <text:p>18,2186969966023</text:p>
          </table:table-cell>
          <table:table-cell office:value-type="float" office:value="34.1413001682944" calcext:value-type="float">
            <text:p>34,1413001682944</text:p>
          </table:table-cell>
          <table:table-cell office:value-type="float" office:value="90.5418164948702" calcext:value-type="float">
            <text:p>90,5418164948702</text:p>
          </table:table-cell>
          <table:table-cell office:value-type="float" office:value="179.260041910391" calcext:value-type="float">
            <text:p>179,260041910391</text:p>
          </table:table-cell>
        </table:table-row>
        <table:table-row table:style-name="ro1">
          <table:table-cell office:value-type="float" office:value="17.2270658180166" calcext:value-type="float">
            <text:p>17,2270658180166</text:p>
          </table:table-cell>
          <table:table-cell office:value-type="float" office:value="29.2384497830278" calcext:value-type="float">
            <text:p>29,2384497830278</text:p>
          </table:table-cell>
          <table:table-cell office:value-type="float" office:value="87.596646527653" calcext:value-type="float">
            <text:p>87,596646527653</text:p>
          </table:table-cell>
          <table:table-cell office:value-type="float" office:value="166.353629596712" calcext:value-type="float">
            <text:p>166,353629596712</text:p>
          </table:table-cell>
        </table:table-row>
        <table:table-row table:style-name="ro1">
          <table:table-cell office:value-type="float" office:value="16.9362944773421" calcext:value-type="float">
            <text:p>16,9362944773421</text:p>
          </table:table-cell>
          <table:table-cell office:value-type="float" office:value="29.6994865625915" calcext:value-type="float">
            <text:p>29,6994865625915</text:p>
          </table:table-cell>
          <table:table-cell office:value-type="float" office:value="87.3086714156896" calcext:value-type="float">
            <text:p>87,3086714156896</text:p>
          </table:table-cell>
          <table:table-cell office:value-type="float" office:value="161.681702333334" calcext:value-type="float">
            <text:p>161,681702333334</text:p>
          </table:table-cell>
        </table:table-row>
        <table:table-row table:style-name="ro1">
          <table:table-cell office:value-type="float" office:value="16.9296450673871" calcext:value-type="float">
            <text:p>16,9296450673871</text:p>
          </table:table-cell>
          <table:table-cell office:value-type="float" office:value="29.5635357994825" calcext:value-type="float">
            <text:p>29,5635357994825</text:p>
          </table:table-cell>
          <table:table-cell office:value-type="float" office:value="87.4354450266491" calcext:value-type="float">
            <text:p>87,4354450266491</text:p>
          </table:table-cell>
          <table:table-cell office:value-type="float" office:value="161.803348851861" calcext:value-type="float">
            <text:p>161,803348851861</text:p>
          </table:table-cell>
        </table:table-row>
        <table:table-row table:style-name="ro1">
          <table:table-cell office:value-type="float" office:value="16.8350783516575" calcext:value-type="float">
            <text:p>16,8350783516575</text:p>
          </table:table-cell>
          <table:table-cell office:value-type="float" office:value="29.5097002945432" calcext:value-type="float">
            <text:p>29,5097002945432</text:p>
          </table:table-cell>
          <table:table-cell office:value-type="float" office:value="86.9777218682656" calcext:value-type="float">
            <text:p>86,9777218682656</text:p>
          </table:table-cell>
          <table:table-cell office:value-type="float" office:value="164.7905249592" calcext:value-type="float">
            <text:p>164,7905249592</text:p>
          </table:table-cell>
        </table:table-row>
        <table:table-row table:style-name="ro1">
          <table:table-cell office:value-type="float" office:value="18.1480981450321" calcext:value-type="float">
            <text:p>18,1480981450321</text:p>
          </table:table-cell>
          <table:table-cell office:value-type="float" office:value="29.75271328233" calcext:value-type="float">
            <text:p>29,75271328233</text:p>
          </table:table-cell>
          <table:table-cell office:value-type="float" office:value="98.3680838651503" calcext:value-type="float">
            <text:p>98,3680838651503</text:p>
          </table:table-cell>
          <table:table-cell office:value-type="float" office:value="215.06478553188" calcext:value-type="float">
            <text:p>215,06478553188</text:p>
          </table:table-cell>
        </table:table-row>
        <table:table-row table:style-name="ro1">
          <table:table-cell office:value-type="float" office:value="17.7349606206015" calcext:value-type="float">
            <text:p>17,7349606206015</text:p>
          </table:table-cell>
          <table:table-cell office:value-type="float" office:value="30.1242249249615" calcext:value-type="float">
            <text:p>30,1242249249615</text:p>
          </table:table-cell>
          <table:table-cell office:value-type="float" office:value="112.172926972043" calcext:value-type="float">
            <text:p>112,172926972043</text:p>
          </table:table-cell>
          <table:table-cell office:value-type="float" office:value="185.274658667429" calcext:value-type="float">
            <text:p>185,274658667429</text:p>
          </table:table-cell>
        </table:table-row>
        <table:table-row table:style-name="ro1">
          <table:table-cell office:value-type="float" office:value="17.0047298005591" calcext:value-type="float">
            <text:p>17,0047298005591</text:p>
          </table:table-cell>
          <table:table-cell office:value-type="float" office:value="29.6388544088657" calcext:value-type="float">
            <text:p>29,6388544088657</text:p>
          </table:table-cell>
          <table:table-cell office:value-type="float" office:value="99.7040092433691" calcext:value-type="float">
            <text:p>99,7040092433691</text:p>
          </table:table-cell>
          <table:table-cell office:value-type="float" office:value="166.844985802169" calcext:value-type="float">
            <text:p>166,844985802169</text:p>
          </table:table-cell>
        </table:table-row>
        <table:table-row table:style-name="ro1">
          <table:table-cell office:value-type="float" office:value="16.9290962438174" calcext:value-type="float">
            <text:p>16,9290962438174</text:p>
          </table:table-cell>
          <table:table-cell office:value-type="float" office:value="29.7864121268734" calcext:value-type="float">
            <text:p>29,7864121268734</text:p>
          </table:table-cell>
          <table:table-cell office:value-type="float" office:value="90.7344141131289" calcext:value-type="float">
            <text:p>90,7344141131289</text:p>
          </table:table-cell>
          <table:table-cell office:value-type="float" office:value="161.762759965456" calcext:value-type="float">
            <text:p>161,762759965456</text:p>
          </table:table-cell>
        </table:table-row>
        <table:table-row table:style-name="ro1">
          <table:table-cell office:value-type="float" office:value="16.8875406013283" calcext:value-type="float">
            <text:p>16,8875406013283</text:p>
          </table:table-cell>
          <table:table-cell office:value-type="float" office:value="33.4643770040421" calcext:value-type="float">
            <text:p>33,4643770040421</text:p>
          </table:table-cell>
          <table:table-cell office:value-type="float" office:value="88.3574384274603" calcext:value-type="float">
            <text:p>88,3574384274603</text:p>
          </table:table-cell>
          <table:table-cell office:value-type="float" office:value="159.099874367424" calcext:value-type="float">
            <text:p>159,099874367424</text:p>
          </table:table-cell>
        </table:table-row>
        <table:table-row table:style-name="ro1">
          <table:table-cell office:value-type="float" office:value="17.0147445670737" calcext:value-type="float">
            <text:p>17,0147445670737</text:p>
          </table:table-cell>
          <table:table-cell office:value-type="float" office:value="34.0317428024884" calcext:value-type="float">
            <text:p>34,0317428024884</text:p>
          </table:table-cell>
          <table:table-cell office:value-type="float" office:value="88.1613777829014" calcext:value-type="float">
            <text:p>88,1613777829014</text:p>
          </table:table-cell>
          <table:table-cell office:value-type="float" office:value="158.137949025765" calcext:value-type="float">
            <text:p>158,137949025765</text:p>
          </table:table-cell>
        </table:table-row>
        <table:table-row table:style-name="ro1">
          <table:table-cell office:value-type="float" office:value="16.7885159600938" calcext:value-type="float">
            <text:p>16,7885159600938</text:p>
          </table:table-cell>
          <table:table-cell office:value-type="float" office:value="29.106385036292" calcext:value-type="float">
            <text:p>29,106385036292</text:p>
          </table:table-cell>
          <table:table-cell office:value-type="float" office:value="86.5810332887644" calcext:value-type="float">
            <text:p>86,5810332887644</text:p>
          </table:table-cell>
          <table:table-cell office:value-type="float" office:value="166.832525592589" calcext:value-type="float">
            <text:p>166,832525592589</text:p>
          </table:table-cell>
        </table:table-row>
        <table:table-row table:style-name="ro1">
          <table:table-cell office:value-type="float" office:value="16.9092077170439" calcext:value-type="float">
            <text:p>16,9092077170439</text:p>
          </table:table-cell>
          <table:table-cell office:value-type="float" office:value="29.6227304202405" calcext:value-type="float">
            <text:p>29,6227304202405</text:p>
          </table:table-cell>
          <table:table-cell office:value-type="float" office:value="95.5724063926859" calcext:value-type="float">
            <text:p>95,5724063926859</text:p>
          </table:table-cell>
          <table:table-cell office:value-type="float" office:value="161.992643484553" calcext:value-type="float">
            <text:p>161,992643484553</text:p>
          </table:table-cell>
        </table:table-row>
        <table:table-row table:style-name="ro1">
          <table:table-cell office:value-type="float" office:value="16.8656155862406" calcext:value-type="float">
            <text:p>16,8656155862406</text:p>
          </table:table-cell>
          <table:table-cell office:value-type="float" office:value="29.4160958390451" calcext:value-type="float">
            <text:p>29,4160958390451</text:p>
          </table:table-cell>
          <table:table-cell office:value-type="float" office:value="87.694696468961" calcext:value-type="float">
            <text:p>87,694696468961</text:p>
          </table:table-cell>
          <table:table-cell office:value-type="float" office:value="163.139934312358" calcext:value-type="float">
            <text:p>163,139934312358</text:p>
          </table:table-cell>
        </table:table-row>
        <table:table-row table:style-name="ro1">
          <table:table-cell office:value-type="float" office:value="16.934819510449" calcext:value-type="float">
            <text:p>16,934819510449</text:p>
          </table:table-cell>
          <table:table-cell office:value-type="float" office:value="29.6408251906888" calcext:value-type="float">
            <text:p>29,6408251906888</text:p>
          </table:table-cell>
          <table:table-cell office:value-type="float" office:value="87.3076716971742" calcext:value-type="float">
            <text:p>87,3076716971742</text:p>
          </table:table-cell>
          <table:table-cell office:value-type="float" office:value="163.17385454018" calcext:value-type="float">
            <text:p>163,17385454018</text:p>
          </table:table-cell>
        </table:table-row>
        <table:table-row table:style-name="ro1">
          <table:table-cell office:value-type="float" office:value="17.6026177780831" calcext:value-type="float">
            <text:p>17,6026177780831</text:p>
          </table:table-cell>
          <table:table-cell office:value-type="float" office:value="31.1805117705433" calcext:value-type="float">
            <text:p>31,1805117705433</text:p>
          </table:table-cell>
          <table:table-cell office:value-type="float" office:value="88.3780468295475" calcext:value-type="float">
            <text:p>88,3780468295475</text:p>
          </table:table-cell>
          <table:table-cell office:value-type="float" office:value="212.308069699504" calcext:value-type="float">
            <text:p>212,308069699504</text:p>
          </table:table-cell>
        </table:table-row>
        <table:table-row table:style-name="ro1">
          <table:table-cell office:value-type="float" office:value="17.2817030397247" calcext:value-type="float">
            <text:p>17,2817030397247</text:p>
          </table:table-cell>
          <table:table-cell office:value-type="float" office:value="35.5801479369806" calcext:value-type="float">
            <text:p>35,5801479369806</text:p>
          </table:table-cell>
          <table:table-cell office:value-type="float" office:value="111.960413581299" calcext:value-type="float">
            <text:p>111,960413581299</text:p>
          </table:table-cell>
          <table:table-cell office:value-type="float" office:value="181.298918483072" calcext:value-type="float">
            <text:p>181,298918483072</text:p>
          </table:table-cell>
        </table:table-row>
        <table:table-row table:style-name="ro1">
          <table:table-cell office:value-type="float" office:value="16.9204205066688" calcext:value-type="float">
            <text:p>16,9204205066688</text:p>
          </table:table-cell>
          <table:table-cell office:value-type="float" office:value="32.244437338727" calcext:value-type="float">
            <text:p>32,244437338727</text:p>
          </table:table-cell>
          <table:table-cell office:value-type="float" office:value="108.774202549242" calcext:value-type="float">
            <text:p>108,774202549242</text:p>
          </table:table-cell>
          <table:table-cell office:value-type="float" office:value="165.306272946891" calcext:value-type="float">
            <text:p>165,306272946891</text:p>
          </table:table-cell>
        </table:table-row>
        <table:table-row table:style-name="ro1">
          <table:table-cell office:value-type="float" office:value="17.4751000197025" calcext:value-type="float">
            <text:p>17,4751000197025</text:p>
          </table:table-cell>
          <table:table-cell office:value-type="float" office:value="30.2411099618834" calcext:value-type="float">
            <text:p>30,2411099618834</text:p>
          </table:table-cell>
          <table:table-cell office:value-type="float" office:value="92.773821263346" calcext:value-type="float">
            <text:p>92,773821263346</text:p>
          </table:table-cell>
          <table:table-cell office:value-type="float" office:value="171.82622005276" calcext:value-type="float">
            <text:p>171,82622005276</text:p>
          </table:table-cell>
        </table:table-row>
        <table:table-row table:style-name="ro1">
          <table:table-cell office:value-type="float" office:value="17.6721012017358" calcext:value-type="float">
            <text:p>17,6721012017358</text:p>
          </table:table-cell>
          <table:table-cell office:value-type="float" office:value="33.8395591618097" calcext:value-type="float">
            <text:p>33,8395591618097</text:p>
          </table:table-cell>
          <table:table-cell office:value-type="float" office:value="88.9869351874306" calcext:value-type="float">
            <text:p>88,9869351874306</text:p>
          </table:table-cell>
          <table:table-cell office:value-type="float" office:value="164.941381555015" calcext:value-type="float">
            <text:p>164,941381555015</text:p>
          </table:table-cell>
        </table:table-row>
        <table:table-row table:style-name="ro1">
          <table:table-cell office:value-type="float" office:value="17.2146258044826" calcext:value-type="float">
            <text:p>17,2146258044826</text:p>
          </table:table-cell>
          <table:table-cell office:value-type="float" office:value="35.0574902688519" calcext:value-type="float">
            <text:p>35,0574902688519</text:p>
          </table:table-cell>
          <table:table-cell office:value-type="float" office:value="87.4240365858634" calcext:value-type="float">
            <text:p>87,4240365858634</text:p>
          </table:table-cell>
          <table:table-cell office:value-type="float" office:value="160.695204998411" calcext:value-type="float">
            <text:p>160,695204998411</text:p>
          </table:table-cell>
        </table:table-row>
        <table:table-row table:style-name="ro1">
          <table:table-cell office:value-type="float" office:value="16.9880122580916" calcext:value-type="float">
            <text:p>16,9880122580916</text:p>
          </table:table-cell>
          <table:table-cell office:value-type="float" office:value="29.643878022797" calcext:value-type="float">
            <text:p>29,643878022797</text:p>
          </table:table-cell>
          <table:table-cell office:value-type="float" office:value="87.2602671828242" calcext:value-type="float">
            <text:p>87,2602671828242</text:p>
          </table:table-cell>
          <table:table-cell office:value-type="float" office:value="160.882276715068" calcext:value-type="float">
            <text:p>160,882276715068</text:p>
          </table:table-cell>
        </table:table-row>
        <table:table-row table:style-name="ro1">
          <table:table-cell office:value-type="float" office:value="17.0037439446785" calcext:value-type="float">
            <text:p>17,0037439446785</text:p>
          </table:table-cell>
          <table:table-cell office:value-type="float" office:value="29.6328531844485" calcext:value-type="float">
            <text:p>29,6328531844485</text:p>
          </table:table-cell>
          <table:table-cell office:value-type="float" office:value="87.2526811422074" calcext:value-type="float">
            <text:p>87,2526811422074</text:p>
          </table:table-cell>
          <table:table-cell office:value-type="float" office:value="162.312524284567" calcext:value-type="float">
            <text:p>162,312524284567</text:p>
          </table:table-cell>
        </table:table-row>
        <table:table-row table:style-name="ro1">
          <table:table-cell office:value-type="float" office:value="16.920824499956" calcext:value-type="float">
            <text:p>16,920824499956</text:p>
          </table:table-cell>
          <table:table-cell office:value-type="float" office:value="29.7985412311053" calcext:value-type="float">
            <text:p>29,7985412311053</text:p>
          </table:table-cell>
          <table:table-cell office:value-type="float" office:value="87.9940211889655" calcext:value-type="float">
            <text:p>87,9940211889655</text:p>
          </table:table-cell>
          <table:table-cell office:value-type="float" office:value="162.085200066476" calcext:value-type="float">
            <text:p>162,085200066476</text:p>
          </table:table-cell>
        </table:table-row>
        <table:table-row table:style-name="ro1">
          <table:table-cell office:value-type="float" office:value="16.8229330768826" calcext:value-type="float">
            <text:p>16,8229330768826</text:p>
          </table:table-cell>
          <table:table-cell office:value-type="float" office:value="29.594757290275" calcext:value-type="float">
            <text:p>29,594757290275</text:p>
          </table:table-cell>
          <table:table-cell office:value-type="float" office:value="87.2252054959232" calcext:value-type="float">
            <text:p>87,2252054959232</text:p>
          </table:table-cell>
          <table:table-cell office:value-type="float" office:value="162.85660515244" calcext:value-type="float">
            <text:p>162,85660515244</text:p>
          </table:table-cell>
        </table:table-row>
        <table:table-row table:style-name="ro1">
          <table:table-cell office:value-type="float" office:value="17.0082298215477" calcext:value-type="float">
            <text:p>17,0082298215477</text:p>
          </table:table-cell>
          <table:table-cell office:value-type="float" office:value="30.2949921328226" calcext:value-type="float">
            <text:p>30,2949921328226</text:p>
          </table:table-cell>
          <table:table-cell office:value-type="float" office:value="88.6054839723326" calcext:value-type="float">
            <text:p>88,6054839723326</text:p>
          </table:table-cell>
          <table:table-cell office:value-type="float" office:value="208.442176642631" calcext:value-type="float">
            <text:p>208,442176642631</text:p>
          </table:table-cell>
        </table:table-row>
        <table:table-row table:style-name="ro1">
          <table:table-cell office:value-type="float" office:value="17.2421470461629" calcext:value-type="float">
            <text:p>17,2421470461629</text:p>
          </table:table-cell>
          <table:table-cell office:value-type="float" office:value="38.3802541229059" calcext:value-type="float">
            <text:p>38,3802541229059</text:p>
          </table:table-cell>
          <table:table-cell office:value-type="float" office:value="109.413337023131" calcext:value-type="float">
            <text:p>109,413337023131</text:p>
          </table:table-cell>
          <table:table-cell office:value-type="float" office:value="180.477492213473" calcext:value-type="float">
            <text:p>180,477492213473</text:p>
          </table:table-cell>
        </table:table-row>
        <table:table-row table:style-name="ro1">
          <table:table-cell office:value-type="float" office:value="17.2107484637403" calcext:value-type="float">
            <text:p>17,2107484637403</text:p>
          </table:table-cell>
          <table:table-cell office:value-type="float" office:value="34.1344368644355" calcext:value-type="float">
            <text:p>34,1344368644355</text:p>
          </table:table-cell>
          <table:table-cell office:value-type="float" office:value="98.6082428039404" calcext:value-type="float">
            <text:p>98,6082428039404</text:p>
          </table:table-cell>
          <table:table-cell office:value-type="float" office:value="167.914655495965" calcext:value-type="float">
            <text:p>167,914655495965</text:p>
          </table:table-cell>
        </table:table-row>
        <table:table-row table:style-name="ro1">
          <table:table-cell office:value-type="float" office:value="17.2321919874728" calcext:value-type="float">
            <text:p>17,2321919874728</text:p>
          </table:table-cell>
          <table:table-cell office:value-type="float" office:value="30.687007042886" calcext:value-type="float">
            <text:p>30,687007042886</text:p>
          </table:table-cell>
          <table:table-cell office:value-type="float" office:value="89.4194042259114" calcext:value-type="float">
            <text:p>89,4194042259114</text:p>
          </table:table-cell>
          <table:table-cell office:value-type="float" office:value="161.023664935638" calcext:value-type="float">
            <text:p>161,023664935638</text:p>
          </table:table-cell>
        </table:table-row>
        <table:table-row table:style-name="ro1">
          <table:table-cell office:value-type="float" office:value="17.0644779429434" calcext:value-type="float">
            <text:p>17,0644779429434</text:p>
          </table:table-cell>
          <table:table-cell office:value-type="float" office:value="33.1076006930399" calcext:value-type="float">
            <text:p>33,1076006930399</text:p>
          </table:table-cell>
          <table:table-cell office:value-type="float" office:value="89.4208286258062" calcext:value-type="float">
            <text:p>89,4208286258062</text:p>
          </table:table-cell>
          <table:table-cell office:value-type="float" office:value="160.953505505123" calcext:value-type="float">
            <text:p>160,953505505123</text:p>
          </table:table-cell>
        </table:table-row>
      </table:table>
      <table:table table:name="MONGO-LARGE-KV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3.76926052015463" calcext:value-type="float">
            <text:p>3,76926052015463</text:p>
          </table:table-cell>
          <table:table-cell office:value-type="float" office:value="2.84389185271427" calcext:value-type="float">
            <text:p>2,84389185271427</text:p>
          </table:table-cell>
          <table:table-cell office:value-type="float" office:value="2.35077066390153" calcext:value-type="float">
            <text:p>2,35077066390153</text:p>
          </table:table-cell>
          <table:table-cell office:value-type="float" office:value="2.26716838838439" calcext:value-type="float">
            <text:p>2,26716838838439</text:p>
          </table:table-cell>
        </table:table-row>
        <table:table-row table:style-name="ro1">
          <table:table-cell office:value-type="float" office:value="2.58936876958337" calcext:value-type="float">
            <text:p>2,58936876958337</text:p>
          </table:table-cell>
          <table:table-cell office:value-type="float" office:value="2.14312037693893" calcext:value-type="float">
            <text:p>2,14312037693893</text:p>
          </table:table-cell>
          <table:table-cell office:value-type="float" office:value="2.11945437869716" calcext:value-type="float">
            <text:p>2,11945437869716</text:p>
          </table:table-cell>
          <table:table-cell office:value-type="float" office:value="2.11975822224406" calcext:value-type="float">
            <text:p>2,11975822224406</text:p>
          </table:table-cell>
        </table:table-row>
        <table:table-row table:style-name="ro1">
          <table:table-cell office:value-type="float" office:value="2.41360111594301" calcext:value-type="float">
            <text:p>2,41360111594301</text:p>
          </table:table-cell>
          <table:table-cell office:value-type="float" office:value="2.07562628875191" calcext:value-type="float">
            <text:p>2,07562628875191</text:p>
          </table:table-cell>
          <table:table-cell office:value-type="float" office:value="2.09153625050794" calcext:value-type="float">
            <text:p>2,09153625050794</text:p>
          </table:table-cell>
          <table:table-cell office:value-type="float" office:value="2.17083269955312" calcext:value-type="float">
            <text:p>2,17083269955312</text:p>
          </table:table-cell>
        </table:table-row>
        <table:table-row table:style-name="ro1">
          <table:table-cell office:value-type="float" office:value="2.16329785441904" calcext:value-type="float">
            <text:p>2,16329785441904</text:p>
          </table:table-cell>
          <table:table-cell office:value-type="float" office:value="2.05730362186245" calcext:value-type="float">
            <text:p>2,05730362186245</text:p>
          </table:table-cell>
          <table:table-cell office:value-type="float" office:value="2.06967750385627" calcext:value-type="float">
            <text:p>2,06967750385627</text:p>
          </table:table-cell>
          <table:table-cell office:value-type="float" office:value="2.23620420161205" calcext:value-type="float">
            <text:p>2,23620420161205</text:p>
          </table:table-cell>
        </table:table-row>
        <table:table-row table:style-name="ro1">
          <table:table-cell office:value-type="float" office:value="2.46351048450734" calcext:value-type="float">
            <text:p>2,46351048450734</text:p>
          </table:table-cell>
          <table:table-cell office:value-type="float" office:value="2.15735131916471" calcext:value-type="float">
            <text:p>2,15735131916471</text:p>
          </table:table-cell>
          <table:table-cell office:value-type="float" office:value="2.06960422792926" calcext:value-type="float">
            <text:p>2,06960422792926</text:p>
          </table:table-cell>
          <table:table-cell office:value-type="float" office:value="2.18580786711902" calcext:value-type="float">
            <text:p>2,18580786711902</text:p>
          </table:table-cell>
        </table:table-row>
        <table:table-row table:style-name="ro1">
          <table:table-cell office:value-type="float" office:value="2.05903175684751" calcext:value-type="float">
            <text:p>2,05903175684751</text:p>
          </table:table-cell>
          <table:table-cell office:value-type="float" office:value="2.07281433312897" calcext:value-type="float">
            <text:p>2,07281433312897</text:p>
          </table:table-cell>
          <table:table-cell office:value-type="float" office:value="2.07592446864274" calcext:value-type="float">
            <text:p>2,07592446864274</text:p>
          </table:table-cell>
          <table:table-cell office:value-type="float" office:value="2.13022071550275" calcext:value-type="float">
            <text:p>2,13022071550275</text:p>
          </table:table-cell>
        </table:table-row>
        <table:table-row table:style-name="ro1">
          <table:table-cell office:value-type="float" office:value="2.38797154361468" calcext:value-type="float">
            <text:p>2,38797154361468</text:p>
          </table:table-cell>
          <table:table-cell office:value-type="float" office:value="1.98295875065592" calcext:value-type="float">
            <text:p>1,98295875065592</text:p>
          </table:table-cell>
          <table:table-cell office:value-type="float" office:value="2.04192438644173" calcext:value-type="float">
            <text:p>2,04192438644173</text:p>
          </table:table-cell>
          <table:table-cell office:value-type="float" office:value="2.08862984021326" calcext:value-type="float">
            <text:p>2,08862984021326</text:p>
          </table:table-cell>
        </table:table-row>
        <table:table-row table:style-name="ro1">
          <table:table-cell office:value-type="float" office:value="2.15795796967176" calcext:value-type="float">
            <text:p>2,15795796967176</text:p>
          </table:table-cell>
          <table:table-cell office:value-type="float" office:value="2.07045563591941" calcext:value-type="float">
            <text:p>2,07045563591941</text:p>
          </table:table-cell>
          <table:table-cell office:value-type="float" office:value="2.05749020325128" calcext:value-type="float">
            <text:p>2,05749020325128</text:p>
          </table:table-cell>
          <table:table-cell office:value-type="float" office:value="2.08808149922688" calcext:value-type="float">
            <text:p>2,08808149922688</text:p>
          </table:table-cell>
        </table:table-row>
        <table:table-row table:style-name="ro1">
          <table:table-cell office:value-type="float" office:value="2.11278940556008" calcext:value-type="float">
            <text:p>2,11278940556008</text:p>
          </table:table-cell>
          <table:table-cell office:value-type="float" office:value="2.07091817519864" calcext:value-type="float">
            <text:p>2,07091817519864</text:p>
          </table:table-cell>
          <table:table-cell office:value-type="float" office:value="2.06853200936829" calcext:value-type="float">
            <text:p>2,06853200936829</text:p>
          </table:table-cell>
          <table:table-cell office:value-type="float" office:value="2.08281224798952" calcext:value-type="float">
            <text:p>2,08281224798952</text:p>
          </table:table-cell>
        </table:table-row>
        <table:table-row table:style-name="ro1">
          <table:table-cell office:value-type="float" office:value="1.99197615123057" calcext:value-type="float">
            <text:p>1,99197615123057</text:p>
          </table:table-cell>
          <table:table-cell office:value-type="float" office:value="2.04632567814597" calcext:value-type="float">
            <text:p>2,04632567814597</text:p>
          </table:table-cell>
          <table:table-cell office:value-type="float" office:value="2.04976947980002" calcext:value-type="float">
            <text:p>2,04976947980002</text:p>
          </table:table-cell>
          <table:table-cell office:value-type="float" office:value="2.09923809776032" calcext:value-type="float">
            <text:p>2,09923809776032</text:p>
          </table:table-cell>
        </table:table-row>
        <table:table-row table:style-name="ro1">
          <table:table-cell office:value-type="float" office:value="2.00100979770039" calcext:value-type="float">
            <text:p>2,00100979770039</text:p>
          </table:table-cell>
          <table:table-cell office:value-type="float" office:value="2.03990383253561" calcext:value-type="float">
            <text:p>2,03990383253561</text:p>
          </table:table-cell>
          <table:table-cell office:value-type="float" office:value="2.05243132645663" calcext:value-type="float">
            <text:p>2,05243132645663</text:p>
          </table:table-cell>
          <table:table-cell office:value-type="float" office:value="2.10212350843403" calcext:value-type="float">
            <text:p>2,10212350843403</text:p>
          </table:table-cell>
        </table:table-row>
        <table:table-row table:style-name="ro1">
          <table:table-cell office:value-type="float" office:value="2.06067099579854" calcext:value-type="float">
            <text:p>2,06067099579854</text:p>
          </table:table-cell>
          <table:table-cell office:value-type="float" office:value="2.02184396455141" calcext:value-type="float">
            <text:p>2,02184396455141</text:p>
          </table:table-cell>
          <table:table-cell office:value-type="float" office:value="2.04936140487378" calcext:value-type="float">
            <text:p>2,04936140487378</text:p>
          </table:table-cell>
          <table:table-cell office:value-type="float" office:value="2.08352836924559" calcext:value-type="float">
            <text:p>2,08352836924559</text:p>
          </table:table-cell>
        </table:table-row>
        <table:table-row table:style-name="ro1">
          <table:table-cell office:value-type="float" office:value="2.12179526691309" calcext:value-type="float">
            <text:p>2,12179526691309</text:p>
          </table:table-cell>
          <table:table-cell office:value-type="float" office:value="2.03133623606479" calcext:value-type="float">
            <text:p>2,03133623606479</text:p>
          </table:table-cell>
          <table:table-cell office:value-type="float" office:value="2.08549819175745" calcext:value-type="float">
            <text:p>2,08549819175745</text:p>
          </table:table-cell>
          <table:table-cell office:value-type="float" office:value="2.11699177113977" calcext:value-type="float">
            <text:p>2,11699177113977</text:p>
          </table:table-cell>
        </table:table-row>
        <table:table-row table:style-name="ro1">
          <table:table-cell office:value-type="float" office:value="2.12019152655905" calcext:value-type="float">
            <text:p>2,12019152655905</text:p>
          </table:table-cell>
          <table:table-cell office:value-type="float" office:value="2.01872089816416" calcext:value-type="float">
            <text:p>2,01872089816416</text:p>
          </table:table-cell>
          <table:table-cell office:value-type="float" office:value="2.06372274456518" calcext:value-type="float">
            <text:p>2,06372274456518</text:p>
          </table:table-cell>
          <table:table-cell office:value-type="float" office:value="2.1518021864837" calcext:value-type="float">
            <text:p>2,1518021864837</text:p>
          </table:table-cell>
        </table:table-row>
        <table:table-row table:style-name="ro1">
          <table:table-cell office:value-type="float" office:value="2.20496599145678" calcext:value-type="float">
            <text:p>2,20496599145678</text:p>
          </table:table-cell>
          <table:table-cell office:value-type="float" office:value="2.07916204186224" calcext:value-type="float">
            <text:p>2,07916204186224</text:p>
          </table:table-cell>
          <table:table-cell office:value-type="float" office:value="2.07749006629581" calcext:value-type="float">
            <text:p>2,07749006629581</text:p>
          </table:table-cell>
          <table:table-cell office:value-type="float" office:value="2.09756087075875" calcext:value-type="float">
            <text:p>2,09756087075875</text:p>
          </table:table-cell>
        </table:table-row>
        <table:table-row table:style-name="ro1">
          <table:table-cell office:value-type="float" office:value="1.99410996526079" calcext:value-type="float">
            <text:p>1,99410996526079</text:p>
          </table:table-cell>
          <table:table-cell office:value-type="float" office:value="2.07707751536986" calcext:value-type="float">
            <text:p>2,07707751536986</text:p>
          </table:table-cell>
          <table:table-cell office:value-type="float" office:value="2.06021515910919" calcext:value-type="float">
            <text:p>2,06021515910919</text:p>
          </table:table-cell>
          <table:table-cell office:value-type="float" office:value="2.08670925985876" calcext:value-type="float">
            <text:p>2,08670925985876</text:p>
          </table:table-cell>
        </table:table-row>
        <table:table-row table:style-name="ro1">
          <table:table-cell office:value-type="float" office:value="2.01740459248947" calcext:value-type="float">
            <text:p>2,01740459248947</text:p>
          </table:table-cell>
          <table:table-cell office:value-type="float" office:value="2.03292718923636" calcext:value-type="float">
            <text:p>2,03292718923636</text:p>
          </table:table-cell>
          <table:table-cell office:value-type="float" office:value="2.06370954474461" calcext:value-type="float">
            <text:p>2,06370954474461</text:p>
          </table:table-cell>
          <table:table-cell office:value-type="float" office:value="2.11242012296184" calcext:value-type="float">
            <text:p>2,11242012296184</text:p>
          </table:table-cell>
        </table:table-row>
        <table:table-row table:style-name="ro1">
          <table:table-cell office:value-type="float" office:value="2.13993222999636" calcext:value-type="float">
            <text:p>2,13993222999636</text:p>
          </table:table-cell>
          <table:table-cell office:value-type="float" office:value="2.0022858053212" calcext:value-type="float">
            <text:p>2,0022858053212</text:p>
          </table:table-cell>
          <table:table-cell office:value-type="float" office:value="2.0407866374106" calcext:value-type="float">
            <text:p>2,0407866374106</text:p>
          </table:table-cell>
          <table:table-cell office:value-type="float" office:value="2.11245531887492" calcext:value-type="float">
            <text:p>2,11245531887492</text:p>
          </table:table-cell>
        </table:table-row>
        <table:table-row table:style-name="ro1">
          <table:table-cell office:value-type="float" office:value="2.12525878539903" calcext:value-type="float">
            <text:p>2,12525878539903</text:p>
          </table:table-cell>
          <table:table-cell office:value-type="float" office:value="2.02693090617484" calcext:value-type="float">
            <text:p>2,02693090617484</text:p>
          </table:table-cell>
          <table:table-cell office:value-type="float" office:value="2.0664042607769" calcext:value-type="float">
            <text:p>2,0664042607769</text:p>
          </table:table-cell>
          <table:table-cell office:value-type="float" office:value="2.1419131380126" calcext:value-type="float">
            <text:p>2,1419131380126</text:p>
          </table:table-cell>
        </table:table-row>
        <table:table-row table:style-name="ro1">
          <table:table-cell office:value-type="float" office:value="2.00985425655397" calcext:value-type="float">
            <text:p>2,00985425655397</text:p>
          </table:table-cell>
          <table:table-cell office:value-type="float" office:value="2.03237818750323" calcext:value-type="float">
            <text:p>2,03237818750323</text:p>
          </table:table-cell>
          <table:table-cell office:value-type="float" office:value="2.09012157861392" calcext:value-type="float">
            <text:p>2,09012157861392</text:p>
          </table:table-cell>
          <table:table-cell office:value-type="float" office:value="2.09845362577936" calcext:value-type="float">
            <text:p>2,09845362577936</text:p>
          </table:table-cell>
        </table:table-row>
        <table:table-row table:style-name="ro1">
          <table:table-cell office:value-type="float" office:value="2.01948772978426" calcext:value-type="float">
            <text:p>2,01948772978426</text:p>
          </table:table-cell>
          <table:table-cell office:value-type="float" office:value="2.05555302312476" calcext:value-type="float">
            <text:p>2,05555302312476</text:p>
          </table:table-cell>
          <table:table-cell office:value-type="float" office:value="2.09051862765453" calcext:value-type="float">
            <text:p>2,09051862765453</text:p>
          </table:table-cell>
          <table:table-cell office:value-type="float" office:value="2.08547910381857" calcext:value-type="float">
            <text:p>2,08547910381857</text:p>
          </table:table-cell>
        </table:table-row>
        <table:table-row table:style-name="ro1">
          <table:table-cell office:value-type="float" office:value="1.97574964301464" calcext:value-type="float">
            <text:p>1,97574964301464</text:p>
          </table:table-cell>
          <table:table-cell office:value-type="float" office:value="2.01344595481133" calcext:value-type="float">
            <text:p>2,01344595481133</text:p>
          </table:table-cell>
          <table:table-cell office:value-type="float" office:value="2.07927536155415" calcext:value-type="float">
            <text:p>2,07927536155415</text:p>
          </table:table-cell>
          <table:table-cell office:value-type="float" office:value="2.07230811277567" calcext:value-type="float">
            <text:p>2,07230811277567</text:p>
          </table:table-cell>
        </table:table-row>
        <table:table-row table:style-name="ro1">
          <table:table-cell office:value-type="float" office:value="2.09864603463892" calcext:value-type="float">
            <text:p>2,09864603463892</text:p>
          </table:table-cell>
          <table:table-cell office:value-type="float" office:value="2.09180815702159" calcext:value-type="float">
            <text:p>2,09180815702159</text:p>
          </table:table-cell>
          <table:table-cell office:value-type="float" office:value="2.06172724151339" calcext:value-type="float">
            <text:p>2,06172724151339</text:p>
          </table:table-cell>
          <table:table-cell office:value-type="float" office:value="2.0780326429928" calcext:value-type="float">
            <text:p>2,0780326429928</text:p>
          </table:table-cell>
        </table:table-row>
        <table:table-row table:style-name="ro1">
          <table:table-cell office:value-type="float" office:value="2.17714131195996" calcext:value-type="float">
            <text:p>2,17714131195996</text:p>
          </table:table-cell>
          <table:table-cell office:value-type="float" office:value="2.04401037723804" calcext:value-type="float">
            <text:p>2,04401037723804</text:p>
          </table:table-cell>
          <table:table-cell office:value-type="float" office:value="2.09285550358068" calcext:value-type="float">
            <text:p>2,09285550358068</text:p>
          </table:table-cell>
          <table:table-cell office:value-type="float" office:value="2.085642566374" calcext:value-type="float">
            <text:p>2,085642566374</text:p>
          </table:table-cell>
        </table:table-row>
        <table:table-row table:style-name="ro1">
          <table:table-cell office:value-type="float" office:value="2.09550963406549" calcext:value-type="float">
            <text:p>2,09550963406549</text:p>
          </table:table-cell>
          <table:table-cell office:value-type="float" office:value="2.12053210671314" calcext:value-type="float">
            <text:p>2,12053210671314</text:p>
          </table:table-cell>
          <table:table-cell office:value-type="float" office:value="2.05480423502907" calcext:value-type="float">
            <text:p>2,05480423502907</text:p>
          </table:table-cell>
          <table:table-cell office:value-type="float" office:value="2.10309632870525" calcext:value-type="float">
            <text:p>2,10309632870525</text:p>
          </table:table-cell>
        </table:table-row>
        <table:table-row table:style-name="ro1">
          <table:table-cell office:value-type="float" office:value="3.62324210078846" calcext:value-type="float">
            <text:p>3,62324210078846</text:p>
          </table:table-cell>
          <table:table-cell office:value-type="float" office:value="2.14065155657001" calcext:value-type="float">
            <text:p>2,14065155657001</text:p>
          </table:table-cell>
          <table:table-cell office:value-type="float" office:value="2.03589188619557" calcext:value-type="float">
            <text:p>2,03589188619557</text:p>
          </table:table-cell>
          <table:table-cell office:value-type="float" office:value="2.11872761438321" calcext:value-type="float">
            <text:p>2,11872761438321</text:p>
          </table:table-cell>
        </table:table-row>
        <table:table-row table:style-name="ro1">
          <table:table-cell office:value-type="float" office:value="2.01442818442447" calcext:value-type="float">
            <text:p>2,01442818442447</text:p>
          </table:table-cell>
          <table:table-cell office:value-type="float" office:value="2.09068278784019" calcext:value-type="float">
            <text:p>2,09068278784019</text:p>
          </table:table-cell>
          <table:table-cell office:value-type="float" office:value="2.06775854414269" calcext:value-type="float">
            <text:p>2,06775854414269</text:p>
          </table:table-cell>
          <table:table-cell office:value-type="float" office:value="2.07990925244325" calcext:value-type="float">
            <text:p>2,07990925244325</text:p>
          </table:table-cell>
        </table:table-row>
        <table:table-row table:style-name="ro1">
          <table:table-cell office:value-type="float" office:value="1.97943643772281" calcext:value-type="float">
            <text:p>1,97943643772281</text:p>
          </table:table-cell>
          <table:table-cell office:value-type="float" office:value="2.05520743009203" calcext:value-type="float">
            <text:p>2,05520743009203</text:p>
          </table:table-cell>
          <table:table-cell office:value-type="float" office:value="2.08160468728708" calcext:value-type="float">
            <text:p>2,08160468728708</text:p>
          </table:table-cell>
          <table:table-cell office:value-type="float" office:value="2.09028218148" calcext:value-type="float">
            <text:p>2,09028218148</text:p>
          </table:table-cell>
        </table:table-row>
        <table:table-row table:style-name="ro1">
          <table:table-cell office:value-type="float" office:value="1.95370741955849" calcext:value-type="float">
            <text:p>1,95370741955849</text:p>
          </table:table-cell>
          <table:table-cell office:value-type="float" office:value="2.04429716699814" calcext:value-type="float">
            <text:p>2,04429716699814</text:p>
          </table:table-cell>
          <table:table-cell office:value-type="float" office:value="2.08674873807185" calcext:value-type="float">
            <text:p>2,08674873807185</text:p>
          </table:table-cell>
          <table:table-cell office:value-type="float" office:value="2.09975563032911" calcext:value-type="float">
            <text:p>2,09975563032911</text:p>
          </table:table-cell>
        </table:table-row>
        <table:table-row table:style-name="ro1">
          <table:table-cell office:value-type="float" office:value="2.63312278095725" calcext:value-type="float">
            <text:p>2,63312278095725</text:p>
          </table:table-cell>
          <table:table-cell office:value-type="float" office:value="2.02016717254144" calcext:value-type="float">
            <text:p>2,02016717254144</text:p>
          </table:table-cell>
          <table:table-cell office:value-type="float" office:value="2.03132090809415" calcext:value-type="float">
            <text:p>2,03132090809415</text:p>
          </table:table-cell>
          <table:table-cell office:value-type="float" office:value="2.13394313470872" calcext:value-type="float">
            <text:p>2,13394313470872</text:p>
          </table:table-cell>
        </table:table-row>
        <table:table-row table:style-name="ro1">
          <table:table-cell office:value-type="float" office:value="2.11384830880273" calcext:value-type="float">
            <text:p>2,11384830880273</text:p>
          </table:table-cell>
          <table:table-cell office:value-type="float" office:value="1.99157000021122" calcext:value-type="float">
            <text:p>1,99157000021122</text:p>
          </table:table-cell>
          <table:table-cell office:value-type="float" office:value="2.07554914593401" calcext:value-type="float">
            <text:p>2,07554914593401</text:p>
          </table:table-cell>
          <table:table-cell office:value-type="float" office:value="2.2403306803674" calcext:value-type="float">
            <text:p>2,2403306803674</text:p>
          </table:table-cell>
        </table:table-row>
        <table:table-row table:style-name="ro1">
          <table:table-cell office:value-type="float" office:value="2.12200469204724" calcext:value-type="float">
            <text:p>2,12200469204724</text:p>
          </table:table-cell>
          <table:table-cell office:value-type="float" office:value="2.03729866047338" calcext:value-type="float">
            <text:p>2,03729866047338</text:p>
          </table:table-cell>
          <table:table-cell office:value-type="float" office:value="2.06701336610654" calcext:value-type="float">
            <text:p>2,06701336610654</text:p>
          </table:table-cell>
          <table:table-cell office:value-type="float" office:value="2.11970473492336" calcext:value-type="float">
            <text:p>2,11970473492336</text:p>
          </table:table-cell>
        </table:table-row>
        <table:table-row table:style-name="ro1">
          <table:table-cell office:value-type="float" office:value="2.1024727502189" calcext:value-type="float">
            <text:p>2,1024727502189</text:p>
          </table:table-cell>
          <table:table-cell office:value-type="float" office:value="2.07390580697419" calcext:value-type="float">
            <text:p>2,07390580697419</text:p>
          </table:table-cell>
          <table:table-cell office:value-type="float" office:value="2.05166245643484" calcext:value-type="float">
            <text:p>2,05166245643484</text:p>
          </table:table-cell>
          <table:table-cell office:value-type="float" office:value="2.10622504039597" calcext:value-type="float">
            <text:p>2,10622504039597</text:p>
          </table:table-cell>
        </table:table-row>
        <table:table-row table:style-name="ro1">
          <table:table-cell office:value-type="float" office:value="2.0195440464837" calcext:value-type="float">
            <text:p>2,0195440464837</text:p>
          </table:table-cell>
          <table:table-cell office:value-type="float" office:value="1.97358676356609" calcext:value-type="float">
            <text:p>1,97358676356609</text:p>
          </table:table-cell>
          <table:table-cell office:value-type="float" office:value="2.04023409344228" calcext:value-type="float">
            <text:p>2,04023409344228</text:p>
          </table:table-cell>
          <table:table-cell office:value-type="float" office:value="2.1083693830202" calcext:value-type="float">
            <text:p>2,1083693830202</text:p>
          </table:table-cell>
        </table:table-row>
        <table:table-row table:style-name="ro1">
          <table:table-cell office:value-type="float" office:value="2.24434297605659" calcext:value-type="float">
            <text:p>2,24434297605659</text:p>
          </table:table-cell>
          <table:table-cell office:value-type="float" office:value="2.1323919894693" calcext:value-type="float">
            <text:p>2,1323919894693</text:p>
          </table:table-cell>
          <table:table-cell office:value-type="float" office:value="2.15739416474053" calcext:value-type="float">
            <text:p>2,15739416474053</text:p>
          </table:table-cell>
          <table:table-cell office:value-type="float" office:value="2.10834794273411" calcext:value-type="float">
            <text:p>2,10834794273411</text:p>
          </table:table-cell>
        </table:table-row>
        <table:table-row table:style-name="ro1">
          <table:table-cell office:value-type="float" office:value="2.04094414344931" calcext:value-type="float">
            <text:p>2,04094414344931</text:p>
          </table:table-cell>
          <table:table-cell office:value-type="float" office:value="2.09759208066623" calcext:value-type="float">
            <text:p>2,09759208066623</text:p>
          </table:table-cell>
          <table:table-cell office:value-type="float" office:value="2.14284258621501" calcext:value-type="float">
            <text:p>2,14284258621501</text:p>
          </table:table-cell>
          <table:table-cell office:value-type="float" office:value="2.37188147212315" calcext:value-type="float">
            <text:p>2,37188147212315</text:p>
          </table:table-cell>
        </table:table-row>
        <table:table-row table:style-name="ro1">
          <table:table-cell office:value-type="float" office:value="2.01874184454409" calcext:value-type="float">
            <text:p>2,01874184454409</text:p>
          </table:table-cell>
          <table:table-cell office:value-type="float" office:value="2.03101562433503" calcext:value-type="float">
            <text:p>2,03101562433503</text:p>
          </table:table-cell>
          <table:table-cell office:value-type="float" office:value="2.08218989234989" calcext:value-type="float">
            <text:p>2,08218989234989</text:p>
          </table:table-cell>
          <table:table-cell office:value-type="float" office:value="2.18322457432525" calcext:value-type="float">
            <text:p>2,18322457432525</text:p>
          </table:table-cell>
        </table:table-row>
        <table:table-row table:style-name="ro1">
          <table:table-cell office:value-type="float" office:value="1.99157952905572" calcext:value-type="float">
            <text:p>1,99157952905572</text:p>
          </table:table-cell>
          <table:table-cell office:value-type="float" office:value="2.05138463043876" calcext:value-type="float">
            <text:p>2,05138463043876</text:p>
          </table:table-cell>
          <table:table-cell office:value-type="float" office:value="2.22575664729432" calcext:value-type="float">
            <text:p>2,22575664729432</text:p>
          </table:table-cell>
          <table:table-cell office:value-type="float" office:value="2.14139926023627" calcext:value-type="float">
            <text:p>2,14139926023627</text:p>
          </table:table-cell>
        </table:table-row>
        <table:table-row table:style-name="ro1">
          <table:table-cell office:value-type="float" office:value="2.05222937966835" calcext:value-type="float">
            <text:p>2,05222937966835</text:p>
          </table:table-cell>
          <table:table-cell office:value-type="float" office:value="2.07546260802672" calcext:value-type="float">
            <text:p>2,07546260802672</text:p>
          </table:table-cell>
          <table:table-cell office:value-type="float" office:value="2.10543679409627" calcext:value-type="float">
            <text:p>2,10543679409627</text:p>
          </table:table-cell>
          <table:table-cell office:value-type="float" office:value="2.10646489596424" calcext:value-type="float">
            <text:p>2,10646489596424</text:p>
          </table:table-cell>
        </table:table-row>
        <table:table-row table:style-name="ro1">
          <table:table-cell office:value-type="float" office:value="1.93699255681191" calcext:value-type="float">
            <text:p>1,93699255681191</text:p>
          </table:table-cell>
          <table:table-cell office:value-type="float" office:value="2.05323464082263" calcext:value-type="float">
            <text:p>2,05323464082263</text:p>
          </table:table-cell>
          <table:table-cell office:value-type="float" office:value="2.05217208145995" calcext:value-type="float">
            <text:p>2,05217208145995</text:p>
          </table:table-cell>
          <table:table-cell office:value-type="float" office:value="2.14138601052327" calcext:value-type="float">
            <text:p>2,14138601052327</text:p>
          </table:table-cell>
        </table:table-row>
        <table:table-row table:style-name="ro1">
          <table:table-cell office:value-type="float" office:value="1.95206892707329" calcext:value-type="float">
            <text:p>1,95206892707329</text:p>
          </table:table-cell>
          <table:table-cell office:value-type="float" office:value="2.10484630622624" calcext:value-type="float">
            <text:p>2,10484630622624</text:p>
          </table:table-cell>
          <table:table-cell office:value-type="float" office:value="2.06573682369581" calcext:value-type="float">
            <text:p>2,06573682369581</text:p>
          </table:table-cell>
          <table:table-cell office:value-type="float" office:value="2.21287781582643" calcext:value-type="float">
            <text:p>2,21287781582643</text:p>
          </table:table-cell>
        </table:table-row>
        <table:table-row table:style-name="ro1">
          <table:table-cell office:value-type="float" office:value="1.97496071157858" calcext:value-type="float">
            <text:p>1,97496071157858</text:p>
          </table:table-cell>
          <table:table-cell office:value-type="float" office:value="2.06238473084686" calcext:value-type="float">
            <text:p>2,06238473084686</text:p>
          </table:table-cell>
          <table:table-cell office:value-type="float" office:value="2.0400721417976" calcext:value-type="float">
            <text:p>2,0400721417976</text:p>
          </table:table-cell>
          <table:table-cell office:value-type="float" office:value="2.09683443060177" calcext:value-type="float">
            <text:p>2,09683443060177</text:p>
          </table:table-cell>
        </table:table-row>
        <table:table-row table:style-name="ro1">
          <table:table-cell office:value-type="float" office:value="2.00922108765334" calcext:value-type="float">
            <text:p>2,00922108765334</text:p>
          </table:table-cell>
          <table:table-cell office:value-type="float" office:value="2.08824412111451" calcext:value-type="float">
            <text:p>2,08824412111451</text:p>
          </table:table-cell>
          <table:table-cell office:value-type="float" office:value="2.04498873650269" calcext:value-type="float">
            <text:p>2,04498873650269</text:p>
          </table:table-cell>
          <table:table-cell office:value-type="float" office:value="2.10452497748351" calcext:value-type="float">
            <text:p>2,10452497748351</text:p>
          </table:table-cell>
        </table:table-row>
        <table:table-row table:style-name="ro1">
          <table:table-cell office:value-type="float" office:value="2.08750702278087" calcext:value-type="float">
            <text:p>2,08750702278087</text:p>
          </table:table-cell>
          <table:table-cell office:value-type="float" office:value="2.03352508976076" calcext:value-type="float">
            <text:p>2,03352508976076</text:p>
          </table:table-cell>
          <table:table-cell office:value-type="float" office:value="2.07306345309588" calcext:value-type="float">
            <text:p>2,07306345309588</text:p>
          </table:table-cell>
          <table:table-cell office:value-type="float" office:value="2.08136067607382" calcext:value-type="float">
            <text:p>2,08136067607382</text:p>
          </table:table-cell>
        </table:table-row>
        <table:table-row table:style-name="ro1">
          <table:table-cell office:value-type="float" office:value="2.39126113556347" calcext:value-type="float">
            <text:p>2,39126113556347</text:p>
          </table:table-cell>
          <table:table-cell office:value-type="float" office:value="2.04570283300186" calcext:value-type="float">
            <text:p>2,04570283300186</text:p>
          </table:table-cell>
          <table:table-cell office:value-type="float" office:value="2.06850917654257" calcext:value-type="float">
            <text:p>2,06850917654257</text:p>
          </table:table-cell>
          <table:table-cell office:value-type="float" office:value="2.0887317644374" calcext:value-type="float">
            <text:p>2,0887317644374</text:p>
          </table:table-cell>
        </table:table-row>
        <table:table-row table:style-name="ro1">
          <table:table-cell office:value-type="float" office:value="2.0525006785253" calcext:value-type="float">
            <text:p>2,0525006785253</text:p>
          </table:table-cell>
          <table:table-cell office:value-type="float" office:value="2.0761038681695" calcext:value-type="float">
            <text:p>2,0761038681695</text:p>
          </table:table-cell>
          <table:table-cell office:value-type="float" office:value="2.10456810531301" calcext:value-type="float">
            <text:p>2,10456810531301</text:p>
          </table:table-cell>
          <table:table-cell office:value-type="float" office:value="2.09028585371778" calcext:value-type="float">
            <text:p>2,09028585371778</text:p>
          </table:table-cell>
        </table:table-row>
        <table:table-row table:style-name="ro1">
          <table:table-cell office:value-type="float" office:value="2.10074376948761" calcext:value-type="float">
            <text:p>2,10074376948761</text:p>
          </table:table-cell>
          <table:table-cell office:value-type="float" office:value="2.04747533164832" calcext:value-type="float">
            <text:p>2,04747533164832</text:p>
          </table:table-cell>
          <table:table-cell office:value-type="float" office:value="2.08317868127572" calcext:value-type="float">
            <text:p>2,08317868127572</text:p>
          </table:table-cell>
          <table:table-cell office:value-type="float" office:value="2.05678314753999" calcext:value-type="float">
            <text:p>2,05678314753999</text:p>
          </table:table-cell>
        </table:table-row>
        <table:table-row table:style-name="ro1">
          <table:table-cell office:value-type="float" office:value="2.18282216570784" calcext:value-type="float">
            <text:p>2,18282216570784</text:p>
          </table:table-cell>
          <table:table-cell office:value-type="float" office:value="2.05315738586807" calcext:value-type="float">
            <text:p>2,05315738586807</text:p>
          </table:table-cell>
          <table:table-cell office:value-type="float" office:value="2.08351381873189" calcext:value-type="float">
            <text:p>2,08351381873189</text:p>
          </table:table-cell>
          <table:table-cell office:value-type="float" office:value="2.08684923230417" calcext:value-type="float">
            <text:p>2,08684923230417</text:p>
          </table:table-cell>
        </table:table-row>
        <table:table-row table:style-name="ro1">
          <table:table-cell office:value-type="float" office:value="2.01371016724176" calcext:value-type="float">
            <text:p>2,01371016724176</text:p>
          </table:table-cell>
          <table:table-cell office:value-type="float" office:value="2.0108868936123" calcext:value-type="float">
            <text:p>2,0108868936123</text:p>
          </table:table-cell>
          <table:table-cell office:value-type="float" office:value="2.05554296936583" calcext:value-type="float">
            <text:p>2,05554296936583</text:p>
          </table:table-cell>
          <table:table-cell office:value-type="float" office:value="2.10150412142235" calcext:value-type="float">
            <text:p>2,10150412142235</text:p>
          </table:table-cell>
        </table:table-row>
        <table:table-row table:style-name="ro1">
          <table:table-cell office:value-type="float" office:value="1.90221031818504" calcext:value-type="float">
            <text:p>1,90221031818504</text:p>
          </table:table-cell>
          <table:table-cell office:value-type="float" office:value="2.03181135770367" calcext:value-type="float">
            <text:p>2,03181135770367</text:p>
          </table:table-cell>
          <table:table-cell office:value-type="float" office:value="2.06459787704782" calcext:value-type="float">
            <text:p>2,06459787704782</text:p>
          </table:table-cell>
          <table:table-cell office:value-type="float" office:value="2.13591056444344" calcext:value-type="float">
            <text:p>2,13591056444344</text:p>
          </table:table-cell>
        </table:table-row>
        <table:table-row table:style-name="ro1">
          <table:table-cell office:value-type="float" office:value="1.8902628008982" calcext:value-type="float">
            <text:p>1,8902628008982</text:p>
          </table:table-cell>
          <table:table-cell office:value-type="float" office:value="2.02233137508382" calcext:value-type="float">
            <text:p>2,02233137508382</text:p>
          </table:table-cell>
          <table:table-cell office:value-type="float" office:value="2.08035622378461" calcext:value-type="float">
            <text:p>2,08035622378461</text:p>
          </table:table-cell>
          <table:table-cell office:value-type="float" office:value="2.12523214185925" calcext:value-type="float">
            <text:p>2,12523214185925</text:p>
          </table:table-cell>
        </table:table-row>
        <table:table-row table:style-name="ro1">
          <table:table-cell office:value-type="float" office:value="1.98281029736914" calcext:value-type="float">
            <text:p>1,98281029736914</text:p>
          </table:table-cell>
          <table:table-cell office:value-type="float" office:value="2.06243704118172" calcext:value-type="float">
            <text:p>2,06243704118172</text:p>
          </table:table-cell>
          <table:table-cell office:value-type="float" office:value="2.09810361685621" calcext:value-type="float">
            <text:p>2,09810361685621</text:p>
          </table:table-cell>
          <table:table-cell office:value-type="float" office:value="2.098131820867" calcext:value-type="float">
            <text:p>2,098131820867</text:p>
          </table:table-cell>
        </table:table-row>
        <table:table-row table:style-name="ro1">
          <table:table-cell office:value-type="float" office:value="2.00743645374778" calcext:value-type="float">
            <text:p>2,00743645374778</text:p>
          </table:table-cell>
          <table:table-cell office:value-type="float" office:value="2.0143060306255" calcext:value-type="float">
            <text:p>2,0143060306255</text:p>
          </table:table-cell>
          <table:table-cell office:value-type="float" office:value="2.09284456881808" calcext:value-type="float">
            <text:p>2,09284456881808</text:p>
          </table:table-cell>
          <table:table-cell office:value-type="float" office:value="2.09531034725473" calcext:value-type="float">
            <text:p>2,09531034725473</text:p>
          </table:table-cell>
        </table:table-row>
        <table:table-row table:style-name="ro1">
          <table:table-cell office:value-type="float" office:value="1.96258181998571" calcext:value-type="float">
            <text:p>1,96258181998571</text:p>
          </table:table-cell>
          <table:table-cell office:value-type="float" office:value="2.15238803682515" calcext:value-type="float">
            <text:p>2,15238803682515</text:p>
          </table:table-cell>
          <table:table-cell office:value-type="float" office:value="2.04343428189341" calcext:value-type="float">
            <text:p>2,04343428189341</text:p>
          </table:table-cell>
          <table:table-cell office:value-type="float" office:value="2.06133254422491" calcext:value-type="float">
            <text:p>2,06133254422491</text:p>
          </table:table-cell>
        </table:table-row>
        <table:table-row table:style-name="ro1">
          <table:table-cell office:value-type="float" office:value="1.90018142407352" calcext:value-type="float">
            <text:p>1,90018142407352</text:p>
          </table:table-cell>
          <table:table-cell office:value-type="float" office:value="2.16997615803078" calcext:value-type="float">
            <text:p>2,16997615803078</text:p>
          </table:table-cell>
          <table:table-cell office:value-type="float" office:value="2.0599878071701" calcext:value-type="float">
            <text:p>2,0599878071701</text:p>
          </table:table-cell>
          <table:table-cell office:value-type="float" office:value="2.07432259251168" calcext:value-type="float">
            <text:p>2,07432259251168</text:p>
          </table:table-cell>
        </table:table-row>
        <table:table-row table:style-name="ro1">
          <table:table-cell office:value-type="float" office:value="1.88724533721284" calcext:value-type="float">
            <text:p>1,88724533721284</text:p>
          </table:table-cell>
          <table:table-cell office:value-type="float" office:value="2.0788075347963" calcext:value-type="float">
            <text:p>2,0788075347963</text:p>
          </table:table-cell>
          <table:table-cell office:value-type="float" office:value="2.10626702896437" calcext:value-type="float">
            <text:p>2,10626702896437</text:p>
          </table:table-cell>
          <table:table-cell office:value-type="float" office:value="2.11234461093717" calcext:value-type="float">
            <text:p>2,11234461093717</text:p>
          </table:table-cell>
        </table:table-row>
        <table:table-row table:style-name="ro1">
          <table:table-cell office:value-type="float" office:value="2.13689179175173" calcext:value-type="float">
            <text:p>2,13689179175173</text:p>
          </table:table-cell>
          <table:table-cell office:value-type="float" office:value="2.03032201717414" calcext:value-type="float">
            <text:p>2,03032201717414</text:p>
          </table:table-cell>
          <table:table-cell office:value-type="float" office:value="2.0814985419844" calcext:value-type="float">
            <text:p>2,0814985419844</text:p>
          </table:table-cell>
          <table:table-cell office:value-type="float" office:value="2.10934270048275" calcext:value-type="float">
            <text:p>2,10934270048275</text:p>
          </table:table-cell>
        </table:table-row>
        <table:table-row table:style-name="ro1">
          <table:table-cell office:value-type="float" office:value="1.98258760173143" calcext:value-type="float">
            <text:p>1,98258760173143</text:p>
          </table:table-cell>
          <table:table-cell office:value-type="float" office:value="2.04282965301085" calcext:value-type="float">
            <text:p>2,04282965301085</text:p>
          </table:table-cell>
          <table:table-cell office:value-type="float" office:value="2.09970087325053" calcext:value-type="float">
            <text:p>2,09970087325053</text:p>
          </table:table-cell>
          <table:table-cell office:value-type="float" office:value="2.09011864914333" calcext:value-type="float">
            <text:p>2,09011864914333</text:p>
          </table:table-cell>
        </table:table-row>
        <table:table-row table:style-name="ro1">
          <table:table-cell office:value-type="float" office:value="1.94107804721112" calcext:value-type="float">
            <text:p>1,94107804721112</text:p>
          </table:table-cell>
          <table:table-cell office:value-type="float" office:value="2.00929326256244" calcext:value-type="float">
            <text:p>2,00929326256244</text:p>
          </table:table-cell>
          <table:table-cell office:value-type="float" office:value="2.05723084109643" calcext:value-type="float">
            <text:p>2,05723084109643</text:p>
          </table:table-cell>
          <table:table-cell office:value-type="float" office:value="2.12204913164091" calcext:value-type="float">
            <text:p>2,12204913164091</text:p>
          </table:table-cell>
        </table:table-row>
        <table:table-row table:style-name="ro1">
          <table:table-cell office:value-type="float" office:value="2.09449800699174" calcext:value-type="float">
            <text:p>2,09449800699174</text:p>
          </table:table-cell>
          <table:table-cell office:value-type="float" office:value="2.04101100681793" calcext:value-type="float">
            <text:p>2,04101100681793</text:p>
          </table:table-cell>
          <table:table-cell office:value-type="float" office:value="2.0431072413686" calcext:value-type="float">
            <text:p>2,0431072413686</text:p>
          </table:table-cell>
          <table:table-cell office:value-type="float" office:value="2.23424014754483" calcext:value-type="float">
            <text:p>2,23424014754483</text:p>
          </table:table-cell>
        </table:table-row>
        <table:table-row table:style-name="ro1">
          <table:table-cell office:value-type="float" office:value="2.07754585105355" calcext:value-type="float">
            <text:p>2,07754585105355</text:p>
          </table:table-cell>
          <table:table-cell office:value-type="float" office:value="2.0242054130058" calcext:value-type="float">
            <text:p>2,0242054130058</text:p>
          </table:table-cell>
          <table:table-cell office:value-type="float" office:value="2.05260199987624" calcext:value-type="float">
            <text:p>2,05260199987624</text:p>
          </table:table-cell>
          <table:table-cell office:value-type="float" office:value="2.11351424919669" calcext:value-type="float">
            <text:p>2,11351424919669</text:p>
          </table:table-cell>
        </table:table-row>
        <table:table-row table:style-name="ro1">
          <table:table-cell office:value-type="float" office:value="1.99113911421915" calcext:value-type="float">
            <text:p>1,99113911421915</text:p>
          </table:table-cell>
          <table:table-cell office:value-type="float" office:value="2.05971433594076" calcext:value-type="float">
            <text:p>2,05971433594076</text:p>
          </table:table-cell>
          <table:table-cell office:value-type="float" office:value="2.13160793774898" calcext:value-type="float">
            <text:p>2,13160793774898</text:p>
          </table:table-cell>
          <table:table-cell office:value-type="float" office:value="2.1147659938081" calcext:value-type="float">
            <text:p>2,1147659938081</text:p>
          </table:table-cell>
        </table:table-row>
        <table:table-row table:style-name="ro1">
          <table:table-cell office:value-type="float" office:value="2.11988464616445" calcext:value-type="float">
            <text:p>2,11988464616445</text:p>
          </table:table-cell>
          <table:table-cell office:value-type="float" office:value="2.05614509101015" calcext:value-type="float">
            <text:p>2,05614509101015</text:p>
          </table:table-cell>
          <table:table-cell office:value-type="float" office:value="2.08607488332652" calcext:value-type="float">
            <text:p>2,08607488332652</text:p>
          </table:table-cell>
          <table:table-cell office:value-type="float" office:value="2.13688124766418" calcext:value-type="float">
            <text:p>2,13688124766418</text:p>
          </table:table-cell>
        </table:table-row>
        <table:table-row table:style-name="ro1">
          <table:table-cell office:value-type="float" office:value="2.27387722817326" calcext:value-type="float">
            <text:p>2,27387722817326</text:p>
          </table:table-cell>
          <table:table-cell office:value-type="float" office:value="2.06159512358336" calcext:value-type="float">
            <text:p>2,06159512358336</text:p>
          </table:table-cell>
          <table:table-cell office:value-type="float" office:value="2.08455962463414" calcext:value-type="float">
            <text:p>2,08455962463414</text:p>
          </table:table-cell>
          <table:table-cell office:value-type="float" office:value="2.2593764842511" calcext:value-type="float">
            <text:p>2,2593764842511</text:p>
          </table:table-cell>
        </table:table-row>
        <table:table-row table:style-name="ro1">
          <table:table-cell office:value-type="float" office:value="2.66787167744395" calcext:value-type="float">
            <text:p>2,66787167744395</text:p>
          </table:table-cell>
          <table:table-cell office:value-type="float" office:value="2.06912722487025" calcext:value-type="float">
            <text:p>2,06912722487025</text:p>
          </table:table-cell>
          <table:table-cell office:value-type="float" office:value="2.05098158521684" calcext:value-type="float">
            <text:p>2,05098158521684</text:p>
          </table:table-cell>
          <table:table-cell office:value-type="float" office:value="2.19171049650674" calcext:value-type="float">
            <text:p>2,19171049650674</text:p>
          </table:table-cell>
        </table:table-row>
        <table:table-row table:style-name="ro1">
          <table:table-cell office:value-type="float" office:value="2.46357244117079" calcext:value-type="float">
            <text:p>2,46357244117079</text:p>
          </table:table-cell>
          <table:table-cell office:value-type="float" office:value="2.0371226541714" calcext:value-type="float">
            <text:p>2,0371226541714</text:p>
          </table:table-cell>
          <table:table-cell office:value-type="float" office:value="2.10212630773618" calcext:value-type="float">
            <text:p>2,10212630773618</text:p>
          </table:table-cell>
          <table:table-cell office:value-type="float" office:value="2.23524968147111" calcext:value-type="float">
            <text:p>2,23524968147111</text:p>
          </table:table-cell>
        </table:table-row>
        <table:table-row table:style-name="ro1">
          <table:table-cell office:value-type="float" office:value="2.23300216960393" calcext:value-type="float">
            <text:p>2,23300216960393</text:p>
          </table:table-cell>
          <table:table-cell office:value-type="float" office:value="2.06652175934191" calcext:value-type="float">
            <text:p>2,06652175934191</text:p>
          </table:table-cell>
          <table:table-cell office:value-type="float" office:value="2.04956265657595" calcext:value-type="float">
            <text:p>2,04956265657595</text:p>
          </table:table-cell>
          <table:table-cell office:value-type="float" office:value="2.23672034727869" calcext:value-type="float">
            <text:p>2,23672034727869</text:p>
          </table:table-cell>
        </table:table-row>
        <table:table-row table:style-name="ro1">
          <table:table-cell office:value-type="float" office:value="2.25492479264683" calcext:value-type="float">
            <text:p>2,25492479264683</text:p>
          </table:table-cell>
          <table:table-cell office:value-type="float" office:value="2.05153569212104" calcext:value-type="float">
            <text:p>2,05153569212104</text:p>
          </table:table-cell>
          <table:table-cell office:value-type="float" office:value="2.0414125744641" calcext:value-type="float">
            <text:p>2,0414125744641</text:p>
          </table:table-cell>
          <table:table-cell office:value-type="float" office:value="2.19703624438078" calcext:value-type="float">
            <text:p>2,19703624438078</text:p>
          </table:table-cell>
        </table:table-row>
        <table:table-row table:style-name="ro1">
          <table:table-cell office:value-type="float" office:value="2.06831663053766" calcext:value-type="float">
            <text:p>2,06831663053766</text:p>
          </table:table-cell>
          <table:table-cell office:value-type="float" office:value="2.04057590662037" calcext:value-type="float">
            <text:p>2,04057590662037</text:p>
          </table:table-cell>
          <table:table-cell office:value-type="float" office:value="2.04935921792126" calcext:value-type="float">
            <text:p>2,04935921792126</text:p>
          </table:table-cell>
          <table:table-cell office:value-type="float" office:value="2.11537147690765" calcext:value-type="float">
            <text:p>2,11537147690765</text:p>
          </table:table-cell>
        </table:table-row>
        <table:table-row table:style-name="ro1">
          <table:table-cell office:value-type="float" office:value="2.13259272918601" calcext:value-type="float">
            <text:p>2,13259272918601</text:p>
          </table:table-cell>
          <table:table-cell office:value-type="float" office:value="2.04339061348813" calcext:value-type="float">
            <text:p>2,04339061348813</text:p>
          </table:table-cell>
          <table:table-cell office:value-type="float" office:value="2.04253261959388" calcext:value-type="float">
            <text:p>2,04253261959388</text:p>
          </table:table-cell>
          <table:table-cell office:value-type="float" office:value="2.09425031787843" calcext:value-type="float">
            <text:p>2,09425031787843</text:p>
          </table:table-cell>
        </table:table-row>
        <table:table-row table:style-name="ro1">
          <table:table-cell office:value-type="float" office:value="2.3917835787001" calcext:value-type="float">
            <text:p>2,3917835787001</text:p>
          </table:table-cell>
          <table:table-cell office:value-type="float" office:value="2.03121283356377" calcext:value-type="float">
            <text:p>2,03121283356377</text:p>
          </table:table-cell>
          <table:table-cell office:value-type="float" office:value="2.01243597427261" calcext:value-type="float">
            <text:p>2,01243597427261</text:p>
          </table:table-cell>
          <table:table-cell office:value-type="float" office:value="2.14425739516768" calcext:value-type="float">
            <text:p>2,14425739516768</text:p>
          </table:table-cell>
        </table:table-row>
        <table:table-row table:style-name="ro1">
          <table:table-cell office:value-type="float" office:value="2.14642855618739" calcext:value-type="float">
            <text:p>2,14642855618739</text:p>
          </table:table-cell>
          <table:table-cell office:value-type="float" office:value="2.02938806126572" calcext:value-type="float">
            <text:p>2,02938806126572</text:p>
          </table:table-cell>
          <table:table-cell office:value-type="float" office:value="2.05132513202615" calcext:value-type="float">
            <text:p>2,05132513202615</text:p>
          </table:table-cell>
          <table:table-cell office:value-type="float" office:value="2.26855461016854" calcext:value-type="float">
            <text:p>2,26855461016854</text:p>
          </table:table-cell>
        </table:table-row>
        <table:table-row table:style-name="ro1">
          <table:table-cell office:value-type="float" office:value="2.24083707489994" calcext:value-type="float">
            <text:p>2,24083707489994</text:p>
          </table:table-cell>
          <table:table-cell office:value-type="float" office:value="2.0578553748404" calcext:value-type="float">
            <text:p>2,0578553748404</text:p>
          </table:table-cell>
          <table:table-cell office:value-type="float" office:value="2.06157612049072" calcext:value-type="float">
            <text:p>2,06157612049072</text:p>
          </table:table-cell>
          <table:table-cell office:value-type="float" office:value="2.16100805044417" calcext:value-type="float">
            <text:p>2,16100805044417</text:p>
          </table:table-cell>
        </table:table-row>
        <table:table-row table:style-name="ro1">
          <table:table-cell office:value-type="float" office:value="2.2575318660099" calcext:value-type="float">
            <text:p>2,2575318660099</text:p>
          </table:table-cell>
          <table:table-cell office:value-type="float" office:value="2.08668178088907" calcext:value-type="float">
            <text:p>2,08668178088907</text:p>
          </table:table-cell>
          <table:table-cell office:value-type="float" office:value="2.07138658121576" calcext:value-type="float">
            <text:p>2,07138658121576</text:p>
          </table:table-cell>
          <table:table-cell office:value-type="float" office:value="2.17148070559598" calcext:value-type="float">
            <text:p>2,17148070559598</text:p>
          </table:table-cell>
        </table:table-row>
        <table:table-row table:style-name="ro1">
          <table:table-cell office:value-type="float" office:value="2.07785961552186" calcext:value-type="float">
            <text:p>2,07785961552186</text:p>
          </table:table-cell>
          <table:table-cell office:value-type="float" office:value="2.071248031111" calcext:value-type="float">
            <text:p>2,071248031111</text:p>
          </table:table-cell>
          <table:table-cell office:value-type="float" office:value="2.06428719961419" calcext:value-type="float">
            <text:p>2,06428719961419</text:p>
          </table:table-cell>
          <table:table-cell office:value-type="float" office:value="2.21590995900321" calcext:value-type="float">
            <text:p>2,21590995900321</text:p>
          </table:table-cell>
        </table:table-row>
        <table:table-row table:style-name="ro1">
          <table:table-cell office:value-type="float" office:value="2.00422971950554" calcext:value-type="float">
            <text:p>2,00422971950554</text:p>
          </table:table-cell>
          <table:table-cell office:value-type="float" office:value="2.04148550484132" calcext:value-type="float">
            <text:p>2,04148550484132</text:p>
          </table:table-cell>
          <table:table-cell office:value-type="float" office:value="2.10414485189488" calcext:value-type="float">
            <text:p>2,10414485189488</text:p>
          </table:table-cell>
          <table:table-cell office:value-type="float" office:value="2.11364881359598" calcext:value-type="float">
            <text:p>2,11364881359598</text:p>
          </table:table-cell>
        </table:table-row>
        <table:table-row table:style-name="ro1">
          <table:table-cell office:value-type="float" office:value="2.12361465294981" calcext:value-type="float">
            <text:p>2,12361465294981</text:p>
          </table:table-cell>
          <table:table-cell office:value-type="float" office:value="2.01380350658821" calcext:value-type="float">
            <text:p>2,01380350658821</text:p>
          </table:table-cell>
          <table:table-cell office:value-type="float" office:value="2.0315015269407" calcext:value-type="float">
            <text:p>2,0315015269407</text:p>
          </table:table-cell>
          <table:table-cell office:value-type="float" office:value="2.17706452194202" calcext:value-type="float">
            <text:p>2,17706452194202</text:p>
          </table:table-cell>
        </table:table-row>
        <table:table-row table:style-name="ro1">
          <table:table-cell office:value-type="float" office:value="2.59114643647456" calcext:value-type="float">
            <text:p>2,59114643647456</text:p>
          </table:table-cell>
          <table:table-cell office:value-type="float" office:value="2.02286438291372" calcext:value-type="float">
            <text:p>2,02286438291372</text:p>
          </table:table-cell>
          <table:table-cell office:value-type="float" office:value="2.05590713601319" calcext:value-type="float">
            <text:p>2,05590713601319</text:p>
          </table:table-cell>
          <table:table-cell office:value-type="float" office:value="2.10187649156597" calcext:value-type="float">
            <text:p>2,10187649156597</text:p>
          </table:table-cell>
        </table:table-row>
        <table:table-row table:style-name="ro1">
          <table:table-cell office:value-type="float" office:value="2.3102708376937" calcext:value-type="float">
            <text:p>2,3102708376937</text:p>
          </table:table-cell>
          <table:table-cell office:value-type="float" office:value="1.98471026647521" calcext:value-type="float">
            <text:p>1,98471026647521</text:p>
          </table:table-cell>
          <table:table-cell office:value-type="float" office:value="2.05208352290045" calcext:value-type="float">
            <text:p>2,05208352290045</text:p>
          </table:table-cell>
          <table:table-cell office:value-type="float" office:value="2.08564183367098" calcext:value-type="float">
            <text:p>2,08564183367098</text:p>
          </table:table-cell>
        </table:table-row>
        <table:table-row table:style-name="ro1">
          <table:table-cell office:value-type="float" office:value="2.08514346315794" calcext:value-type="float">
            <text:p>2,08514346315794</text:p>
          </table:table-cell>
          <table:table-cell office:value-type="float" office:value="1.98180909715356" calcext:value-type="float">
            <text:p>1,98180909715356</text:p>
          </table:table-cell>
          <table:table-cell office:value-type="float" office:value="2.03986434225545" calcext:value-type="float">
            <text:p>2,03986434225545</text:p>
          </table:table-cell>
          <table:table-cell office:value-type="float" office:value="2.12569618710734" calcext:value-type="float">
            <text:p>2,12569618710734</text:p>
          </table:table-cell>
        </table:table-row>
        <table:table-row table:style-name="ro1">
          <table:table-cell office:value-type="float" office:value="2.03734709052139" calcext:value-type="float">
            <text:p>2,03734709052139</text:p>
          </table:table-cell>
          <table:table-cell office:value-type="float" office:value="1.96502844796113" calcext:value-type="float">
            <text:p>1,96502844796113</text:p>
          </table:table-cell>
          <table:table-cell office:value-type="float" office:value="2.10055525571938" calcext:value-type="float">
            <text:p>2,10055525571938</text:p>
          </table:table-cell>
          <table:table-cell office:value-type="float" office:value="2.09235380332917" calcext:value-type="float">
            <text:p>2,09235380332917</text:p>
          </table:table-cell>
        </table:table-row>
        <table:table-row table:style-name="ro1">
          <table:table-cell office:value-type="float" office:value="2.06909162794499" calcext:value-type="float">
            <text:p>2,06909162794499</text:p>
          </table:table-cell>
          <table:table-cell office:value-type="float" office:value="1.99219559660015" calcext:value-type="float">
            <text:p>1,99219559660015</text:p>
          </table:table-cell>
          <table:table-cell office:value-type="float" office:value="2.03936453248153" calcext:value-type="float">
            <text:p>2,03936453248153</text:p>
          </table:table-cell>
          <table:table-cell office:value-type="float" office:value="2.08180928222249" calcext:value-type="float">
            <text:p>2,08180928222249</text:p>
          </table:table-cell>
        </table:table-row>
        <table:table-row table:style-name="ro1">
          <table:table-cell office:value-type="float" office:value="2.01505504983592" calcext:value-type="float">
            <text:p>2,01505504983592</text:p>
          </table:table-cell>
          <table:table-cell office:value-type="float" office:value="2.12242151492285" calcext:value-type="float">
            <text:p>2,12242151492285</text:p>
          </table:table-cell>
          <table:table-cell office:value-type="float" office:value="2.07020144821336" calcext:value-type="float">
            <text:p>2,07020144821336</text:p>
          </table:table-cell>
          <table:table-cell office:value-type="float" office:value="2.13768253692405" calcext:value-type="float">
            <text:p>2,13768253692405</text:p>
          </table:table-cell>
        </table:table-row>
        <table:table-row table:style-name="ro1">
          <table:table-cell office:value-type="float" office:value="2.50860183087648" calcext:value-type="float">
            <text:p>2,50860183087648</text:p>
          </table:table-cell>
          <table:table-cell office:value-type="float" office:value="2.03946315648188" calcext:value-type="float">
            <text:p>2,03946315648188</text:p>
          </table:table-cell>
          <table:table-cell office:value-type="float" office:value="2.02805431699537" calcext:value-type="float">
            <text:p>2,02805431699537</text:p>
          </table:table-cell>
          <table:table-cell office:value-type="float" office:value="2.1086785313601" calcext:value-type="float">
            <text:p>2,1086785313601</text:p>
          </table:table-cell>
        </table:table-row>
        <table:table-row table:style-name="ro1">
          <table:table-cell office:value-type="float" office:value="2.26110801789472" calcext:value-type="float">
            <text:p>2,26110801789472</text:p>
          </table:table-cell>
          <table:table-cell office:value-type="float" office:value="2.05046608150133" calcext:value-type="float">
            <text:p>2,05046608150133</text:p>
          </table:table-cell>
          <table:table-cell office:value-type="float" office:value="2.03132429266353" calcext:value-type="float">
            <text:p>2,03132429266353</text:p>
          </table:table-cell>
          <table:table-cell office:value-type="float" office:value="2.10236036340896" calcext:value-type="float">
            <text:p>2,10236036340896</text:p>
          </table:table-cell>
        </table:table-row>
        <table:table-row table:style-name="ro1">
          <table:table-cell office:value-type="float" office:value="2.09571134571945" calcext:value-type="float">
            <text:p>2,09571134571945</text:p>
          </table:table-cell>
          <table:table-cell office:value-type="float" office:value="2.06608757622596" calcext:value-type="float">
            <text:p>2,06608757622596</text:p>
          </table:table-cell>
          <table:table-cell office:value-type="float" office:value="2.00131970762931" calcext:value-type="float">
            <text:p>2,00131970762931</text:p>
          </table:table-cell>
          <table:table-cell office:value-type="float" office:value="2.07892393260736" calcext:value-type="float">
            <text:p>2,07892393260736</text:p>
          </table:table-cell>
        </table:table-row>
        <table:table-row table:style-name="ro1">
          <table:table-cell office:value-type="float" office:value="2.02173293310365" calcext:value-type="float">
            <text:p>2,02173293310365</text:p>
          </table:table-cell>
          <table:table-cell office:value-type="float" office:value="1.99836759249755" calcext:value-type="float">
            <text:p>1,99836759249755</text:p>
          </table:table-cell>
          <table:table-cell office:value-type="float" office:value="2.04867562603019" calcext:value-type="float">
            <text:p>2,04867562603019</text:p>
          </table:table-cell>
          <table:table-cell office:value-type="float" office:value="2.07658553707648" calcext:value-type="float">
            <text:p>2,07658553707648</text:p>
          </table:table-cell>
        </table:table-row>
        <table:table-row table:style-name="ro1">
          <table:table-cell office:value-type="float" office:value="1.92097414667977" calcext:value-type="float">
            <text:p>1,92097414667977</text:p>
          </table:table-cell>
          <table:table-cell office:value-type="float" office:value="2.03238189251292" calcext:value-type="float">
            <text:p>2,03238189251292</text:p>
          </table:table-cell>
          <table:table-cell office:value-type="float" office:value="2.05651963892978" calcext:value-type="float">
            <text:p>2,05651963892978</text:p>
          </table:table-cell>
          <table:table-cell office:value-type="float" office:value="2.05157015742764" calcext:value-type="float">
            <text:p>2,05157015742764</text:p>
          </table:table-cell>
        </table:table-row>
        <table:table-row table:style-name="ro1">
          <table:table-cell office:value-type="float" office:value="1.95172173752416" calcext:value-type="float">
            <text:p>1,95172173752416</text:p>
          </table:table-cell>
          <table:table-cell office:value-type="float" office:value="2.01841595018825" calcext:value-type="float">
            <text:p>2,01841595018825</text:p>
          </table:table-cell>
          <table:table-cell office:value-type="float" office:value="2.05521022714338" calcext:value-type="float">
            <text:p>2,05521022714338</text:p>
          </table:table-cell>
          <table:table-cell office:value-type="float" office:value="2.11607230734943" calcext:value-type="float">
            <text:p>2,11607230734943</text:p>
          </table:table-cell>
        </table:table-row>
        <table:table-row table:style-name="ro1">
          <table:table-cell office:value-type="float" office:value="1.89666863884315" calcext:value-type="float">
            <text:p>1,89666863884315</text:p>
          </table:table-cell>
          <table:table-cell office:value-type="float" office:value="2.03566497129893" calcext:value-type="float">
            <text:p>2,03566497129893</text:p>
          </table:table-cell>
          <table:table-cell office:value-type="float" office:value="2.02854103108931" calcext:value-type="float">
            <text:p>2,02854103108931</text:p>
          </table:table-cell>
          <table:table-cell office:value-type="float" office:value="2.08582585552434" calcext:value-type="float">
            <text:p>2,08582585552434</text:p>
          </table:table-cell>
        </table:table-row>
        <table:table-row table:style-name="ro1">
          <table:table-cell office:value-type="float" office:value="1.96691007765924" calcext:value-type="float">
            <text:p>1,96691007765924</text:p>
          </table:table-cell>
          <table:table-cell office:value-type="float" office:value="1.99579040976596" calcext:value-type="float">
            <text:p>1,99579040976596</text:p>
          </table:table-cell>
          <table:table-cell office:value-type="float" office:value="2.04158063135123" calcext:value-type="float">
            <text:p>2,04158063135123</text:p>
          </table:table-cell>
          <table:table-cell office:value-type="float" office:value="2.10449579147974" calcext:value-type="float">
            <text:p>2,10449579147974</text:p>
          </table:table-cell>
        </table:table-row>
        <table:table-row table:style-name="ro1">
          <table:table-cell office:value-type="float" office:value="1.92673230111082" calcext:value-type="float">
            <text:p>1,92673230111082</text:p>
          </table:table-cell>
          <table:table-cell office:value-type="float" office:value="2.01754296186506" calcext:value-type="float">
            <text:p>2,01754296186506</text:p>
          </table:table-cell>
          <table:table-cell office:value-type="float" office:value="2.06731891461581" calcext:value-type="float">
            <text:p>2,06731891461581</text:p>
          </table:table-cell>
          <table:table-cell office:value-type="float" office:value="2.0667227525197" calcext:value-type="float">
            <text:p>2,0667227525197</text:p>
          </table:table-cell>
        </table:table-row>
        <table:table-row table:style-name="ro1">
          <table:table-cell office:value-type="float" office:value="1.92883061654404" calcext:value-type="float">
            <text:p>1,92883061654404</text:p>
          </table:table-cell>
          <table:table-cell office:value-type="float" office:value="2.1267567064115" calcext:value-type="float">
            <text:p>2,1267567064115</text:p>
          </table:table-cell>
          <table:table-cell office:value-type="float" office:value="2.08283525162458" calcext:value-type="float">
            <text:p>2,08283525162458</text:p>
          </table:table-cell>
          <table:table-cell office:value-type="float" office:value="2.0924160743635" calcext:value-type="float">
            <text:p>2,0924160743635</text:p>
          </table:table-cell>
        </table:table-row>
        <table:table-row table:style-name="ro1">
          <table:table-cell office:value-type="float" office:value="1.90206425970534" calcext:value-type="float">
            <text:p>1,90206425970534</text:p>
          </table:table-cell>
          <table:table-cell office:value-type="float" office:value="2.08971809135631" calcext:value-type="float">
            <text:p>2,08971809135631</text:p>
          </table:table-cell>
          <table:table-cell office:value-type="float" office:value="2.05983350985925" calcext:value-type="float">
            <text:p>2,05983350985925</text:p>
          </table:table-cell>
          <table:table-cell office:value-type="float" office:value="2.10077694856234" calcext:value-type="float">
            <text:p>2,10077694856234</text:p>
          </table:table-cell>
        </table:table-row>
        <table:table-row table:style-name="ro1">
          <table:table-cell office:value-type="float" office:value="2.17151544786117" calcext:value-type="float">
            <text:p>2,17151544786117</text:p>
          </table:table-cell>
          <table:table-cell office:value-type="float" office:value="2.09627841628931" calcext:value-type="float">
            <text:p>2,09627841628931</text:p>
          </table:table-cell>
          <table:table-cell office:value-type="float" office:value="2.05336683444993" calcext:value-type="float">
            <text:p>2,05336683444993</text:p>
          </table:table-cell>
          <table:table-cell office:value-type="float" office:value="2.08560218048117" calcext:value-type="float">
            <text:p>2,08560218048117</text:p>
          </table:table-cell>
        </table:table-row>
        <table:table-row table:style-name="ro1">
          <table:table-cell office:value-type="float" office:value="1.95979327248659" calcext:value-type="float">
            <text:p>1,95979327248659</text:p>
          </table:table-cell>
          <table:table-cell office:value-type="float" office:value="2.10875806279538" calcext:value-type="float">
            <text:p>2,10875806279538</text:p>
          </table:table-cell>
          <table:table-cell office:value-type="float" office:value="2.04988316227835" calcext:value-type="float">
            <text:p>2,04988316227835</text:p>
          </table:table-cell>
          <table:table-cell office:value-type="float" office:value="2.12347062784204" calcext:value-type="float">
            <text:p>2,12347062784204</text:p>
          </table:table-cell>
        </table:table-row>
        <table:table-row table:style-name="ro1">
          <table:table-cell office:value-type="float" office:value="1.93919529451994" calcext:value-type="float">
            <text:p>1,93919529451994</text:p>
          </table:table-cell>
          <table:table-cell office:value-type="float" office:value="2.06100954863575" calcext:value-type="float">
            <text:p>2,06100954863575</text:p>
          </table:table-cell>
          <table:table-cell office:value-type="float" office:value="2.06340443883287" calcext:value-type="float">
            <text:p>2,06340443883287</text:p>
          </table:table-cell>
          <table:table-cell office:value-type="float" office:value="2.09787389195749" calcext:value-type="float">
            <text:p>2,09787389195749</text:p>
          </table:table-cell>
        </table:table-row>
        <table:table-row table:style-name="ro1">
          <table:table-cell office:value-type="float" office:value="2.06361190526654" calcext:value-type="float">
            <text:p>2,06361190526654</text:p>
          </table:table-cell>
          <table:table-cell office:value-type="float" office:value="2.07151945058336" calcext:value-type="float">
            <text:p>2,07151945058336</text:p>
          </table:table-cell>
          <table:table-cell office:value-type="float" office:value="2.04609469661682" calcext:value-type="float">
            <text:p>2,04609469661682</text:p>
          </table:table-cell>
          <table:table-cell office:value-type="float" office:value="2.10400225493497" calcext:value-type="float">
            <text:p>2,10400225493497</text:p>
          </table:table-cell>
        </table:table-row>
        <table:table-row table:style-name="ro1">
          <table:table-cell office:value-type="float" office:value="1.9060863834501" calcext:value-type="float">
            <text:p>1,9060863834501</text:p>
          </table:table-cell>
          <table:table-cell office:value-type="float" office:value="2.08536782304603" calcext:value-type="float">
            <text:p>2,08536782304603</text:p>
          </table:table-cell>
          <table:table-cell office:value-type="float" office:value="2.05371026410107" calcext:value-type="float">
            <text:p>2,05371026410107</text:p>
          </table:table-cell>
          <table:table-cell office:value-type="float" office:value="2.07973620368993" calcext:value-type="float">
            <text:p>2,07973620368993</text:p>
          </table:table-cell>
        </table:table-row>
        <table:table-row table:style-name="ro1">
          <table:table-cell office:value-type="float" office:value="1.93803138841795" calcext:value-type="float">
            <text:p>1,93803138841795</text:p>
          </table:table-cell>
          <table:table-cell office:value-type="float" office:value="2.07654146282902" calcext:value-type="float">
            <text:p>2,07654146282902</text:p>
          </table:table-cell>
          <table:table-cell office:value-type="float" office:value="2.09962520208981" calcext:value-type="float">
            <text:p>2,09962520208981</text:p>
          </table:table-cell>
          <table:table-cell office:value-type="float" office:value="2.10182877864291" calcext:value-type="float">
            <text:p>2,10182877864291</text:p>
          </table:table-cell>
        </table:table-row>
        <table:table-row table:style-name="ro1">
          <table:table-cell office:value-type="float" office:value="1.90709593700768" calcext:value-type="float">
            <text:p>1,90709593700768</text:p>
          </table:table-cell>
          <table:table-cell office:value-type="float" office:value="2.04576130612511" calcext:value-type="float">
            <text:p>2,04576130612511</text:p>
          </table:table-cell>
          <table:table-cell office:value-type="float" office:value="2.08356415769258" calcext:value-type="float">
            <text:p>2,08356415769258</text:p>
          </table:table-cell>
          <table:table-cell office:value-type="float" office:value="2.10708933339319" calcext:value-type="float">
            <text:p>2,10708933339319</text:p>
          </table:table-cell>
        </table:table-row>
        <table:table-row table:style-name="ro1">
          <table:table-cell office:value-type="float" office:value="4.79770281484118" calcext:value-type="float">
            <text:p>4,79770281484118</text:p>
          </table:table-cell>
          <table:table-cell office:value-type="float" office:value="2.09472748455906" calcext:value-type="float">
            <text:p>2,09472748455906</text:p>
          </table:table-cell>
          <table:table-cell office:value-type="float" office:value="2.09237097643925" calcext:value-type="float">
            <text:p>2,09237097643925</text:p>
          </table:table-cell>
          <table:table-cell office:value-type="float" office:value="2.12839809928699" calcext:value-type="float">
            <text:p>2,12839809928699</text:p>
          </table:table-cell>
        </table:table-row>
        <table:table-row table:style-name="ro1">
          <table:table-cell office:value-type="float" office:value="2.0734541401058" calcext:value-type="float">
            <text:p>2,0734541401058</text:p>
          </table:table-cell>
          <table:table-cell office:value-type="float" office:value="2.03661117941762" calcext:value-type="float">
            <text:p>2,03661117941762</text:p>
          </table:table-cell>
          <table:table-cell office:value-type="float" office:value="2.11386948775107" calcext:value-type="float">
            <text:p>2,11386948775107</text:p>
          </table:table-cell>
          <table:table-cell office:value-type="float" office:value="2.11310925632322" calcext:value-type="float">
            <text:p>2,11310925632322</text:p>
          </table:table-cell>
        </table:table-row>
        <table:table-row table:style-name="ro1">
          <table:table-cell office:value-type="float" office:value="2.48283938763136" calcext:value-type="float">
            <text:p>2,48283938763136</text:p>
          </table:table-cell>
          <table:table-cell office:value-type="float" office:value="2.02589174266448" calcext:value-type="float">
            <text:p>2,02589174266448</text:p>
          </table:table-cell>
          <table:table-cell office:value-type="float" office:value="2.11977618615701" calcext:value-type="float">
            <text:p>2,11977618615701</text:p>
          </table:table-cell>
          <table:table-cell office:value-type="float" office:value="2.09119711821238" calcext:value-type="float">
            <text:p>2,09119711821238</text:p>
          </table:table-cell>
        </table:table-row>
        <table:table-row table:style-name="ro1">
          <table:table-cell office:value-type="float" office:value="1.86585146079577" calcext:value-type="float">
            <text:p>1,86585146079577</text:p>
          </table:table-cell>
          <table:table-cell office:value-type="float" office:value="2.04244745008038" calcext:value-type="float">
            <text:p>2,04244745008038</text:p>
          </table:table-cell>
          <table:table-cell office:value-type="float" office:value="2.04748404932839" calcext:value-type="float">
            <text:p>2,04748404932839</text:p>
          </table:table-cell>
          <table:table-cell office:value-type="float" office:value="2.10809060696514" calcext:value-type="float">
            <text:p>2,10809060696514</text:p>
          </table:table-cell>
        </table:table-row>
        <table:table-row table:style-name="ro1">
          <table:table-cell office:value-type="float" office:value="1.93649093177772" calcext:value-type="float">
            <text:p>1,93649093177772</text:p>
          </table:table-cell>
          <table:table-cell office:value-type="float" office:value="2.06100338584735" calcext:value-type="float">
            <text:p>2,06100338584735</text:p>
          </table:table-cell>
          <table:table-cell office:value-type="float" office:value="2.06243944603327" calcext:value-type="float">
            <text:p>2,06243944603327</text:p>
          </table:table-cell>
          <table:table-cell office:value-type="float" office:value="2.07691547150334" calcext:value-type="float">
            <text:p>2,07691547150334</text:p>
          </table:table-cell>
        </table:table-row>
        <table:table-row table:style-name="ro1">
          <table:table-cell office:value-type="float" office:value="1.90063444588846" calcext:value-type="float">
            <text:p>1,90063444588846</text:p>
          </table:table-cell>
          <table:table-cell office:value-type="float" office:value="2.0347276405302" calcext:value-type="float">
            <text:p>2,0347276405302</text:p>
          </table:table-cell>
          <table:table-cell office:value-type="float" office:value="2.05373439868424" calcext:value-type="float">
            <text:p>2,05373439868424</text:p>
          </table:table-cell>
          <table:table-cell office:value-type="float" office:value="2.14537317103233" calcext:value-type="float">
            <text:p>2,14537317103233</text:p>
          </table:table-cell>
        </table:table-row>
        <table:table-row table:style-name="ro1">
          <table:table-cell office:value-type="float" office:value="1.86352970325903" calcext:value-type="float">
            <text:p>1,86352970325903</text:p>
          </table:table-cell>
          <table:table-cell office:value-type="float" office:value="2.11074380125707" calcext:value-type="float">
            <text:p>2,11074380125707</text:p>
          </table:table-cell>
          <table:table-cell office:value-type="float" office:value="2.06279270395318" calcext:value-type="float">
            <text:p>2,06279270395318</text:p>
          </table:table-cell>
          <table:table-cell office:value-type="float" office:value="2.11747770152936" calcext:value-type="float">
            <text:p>2,11747770152936</text:p>
          </table:table-cell>
        </table:table-row>
        <table:table-row table:style-name="ro1">
          <table:table-cell office:value-type="float" office:value="1.89458409155736" calcext:value-type="float">
            <text:p>1,89458409155736</text:p>
          </table:table-cell>
          <table:table-cell office:value-type="float" office:value="2.17056206312777" calcext:value-type="float">
            <text:p>2,17056206312777</text:p>
          </table:table-cell>
          <table:table-cell office:value-type="float" office:value="2.07788043732069" calcext:value-type="float">
            <text:p>2,07788043732069</text:p>
          </table:table-cell>
          <table:table-cell office:value-type="float" office:value="2.17841782442605" calcext:value-type="float">
            <text:p>2,17841782442605</text:p>
          </table:table-cell>
        </table:table-row>
        <table:table-row table:style-name="ro1">
          <table:table-cell office:value-type="float" office:value="2.08870576395469" calcext:value-type="float">
            <text:p>2,08870576395469</text:p>
          </table:table-cell>
          <table:table-cell office:value-type="float" office:value="2.06191918353996" calcext:value-type="float">
            <text:p>2,06191918353996</text:p>
          </table:table-cell>
          <table:table-cell office:value-type="float" office:value="2.06593939017301" calcext:value-type="float">
            <text:p>2,06593939017301</text:p>
          </table:table-cell>
          <table:table-cell office:value-type="float" office:value="2.14487099905907" calcext:value-type="float">
            <text:p>2,14487099905907</text:p>
          </table:table-cell>
        </table:table-row>
        <table:table-row table:style-name="ro1">
          <table:table-cell office:value-type="float" office:value="1.98097689436304" calcext:value-type="float">
            <text:p>1,98097689436304</text:p>
          </table:table-cell>
          <table:table-cell office:value-type="float" office:value="2.05749874014513" calcext:value-type="float">
            <text:p>2,05749874014513</text:p>
          </table:table-cell>
          <table:table-cell office:value-type="float" office:value="2.05969886908593" calcext:value-type="float">
            <text:p>2,05969886908593</text:p>
          </table:table-cell>
          <table:table-cell office:value-type="float" office:value="2.10987568087361" calcext:value-type="float">
            <text:p>2,10987568087361</text:p>
          </table:table-cell>
        </table:table-row>
        <table:table-row table:style-name="ro1">
          <table:table-cell office:value-type="float" office:value="1.86903737693557" calcext:value-type="float">
            <text:p>1,86903737693557</text:p>
          </table:table-cell>
          <table:table-cell office:value-type="float" office:value="2.08610511997468" calcext:value-type="float">
            <text:p>2,08610511997468</text:p>
          </table:table-cell>
          <table:table-cell office:value-type="float" office:value="2.05084717875986" calcext:value-type="float">
            <text:p>2,05084717875986</text:p>
          </table:table-cell>
          <table:table-cell office:value-type="float" office:value="2.11048058827793" calcext:value-type="float">
            <text:p>2,11048058827793</text:p>
          </table:table-cell>
        </table:table-row>
        <table:table-row table:style-name="ro1">
          <table:table-cell office:value-type="float" office:value="1.98359085179983" calcext:value-type="float">
            <text:p>1,98359085179983</text:p>
          </table:table-cell>
          <table:table-cell office:value-type="float" office:value="2.08259955719085" calcext:value-type="float">
            <text:p>2,08259955719085</text:p>
          </table:table-cell>
          <table:table-cell office:value-type="float" office:value="2.05827459022191" calcext:value-type="float">
            <text:p>2,05827459022191</text:p>
          </table:table-cell>
          <table:table-cell office:value-type="float" office:value="2.13477142930859" calcext:value-type="float">
            <text:p>2,13477142930859</text:p>
          </table:table-cell>
        </table:table-row>
        <table:table-row table:style-name="ro1">
          <table:table-cell office:value-type="float" office:value="1.94782551768183" calcext:value-type="float">
            <text:p>1,94782551768183</text:p>
          </table:table-cell>
          <table:table-cell office:value-type="float" office:value="2.06695685953947" calcext:value-type="float">
            <text:p>2,06695685953947</text:p>
          </table:table-cell>
          <table:table-cell office:value-type="float" office:value="2.03300574672988" calcext:value-type="float">
            <text:p>2,03300574672988</text:p>
          </table:table-cell>
          <table:table-cell office:value-type="float" office:value="2.13346665095454" calcext:value-type="float">
            <text:p>2,13346665095454</text:p>
          </table:table-cell>
        </table:table-row>
        <table:table-row table:style-name="ro1">
          <table:table-cell office:value-type="float" office:value="1.94726608301655" calcext:value-type="float">
            <text:p>1,94726608301655</text:p>
          </table:table-cell>
          <table:table-cell office:value-type="float" office:value="2.03856922201478" calcext:value-type="float">
            <text:p>2,03856922201478</text:p>
          </table:table-cell>
          <table:table-cell office:value-type="float" office:value="2.05391163296141" calcext:value-type="float">
            <text:p>2,05391163296141</text:p>
          </table:table-cell>
          <table:table-cell office:value-type="float" office:value="2.09723613503429" calcext:value-type="float">
            <text:p>2,09723613503429</text:p>
          </table:table-cell>
        </table:table-row>
        <table:table-row table:style-name="ro1">
          <table:table-cell office:value-type="float" office:value="1.9640881050793" calcext:value-type="float">
            <text:p>1,9640881050793</text:p>
          </table:table-cell>
          <table:table-cell office:value-type="float" office:value="2.0053630176281" calcext:value-type="float">
            <text:p>2,0053630176281</text:p>
          </table:table-cell>
          <table:table-cell office:value-type="float" office:value="2.05003320284233" calcext:value-type="float">
            <text:p>2,05003320284233</text:p>
          </table:table-cell>
          <table:table-cell office:value-type="float" office:value="2.11434437555412" calcext:value-type="float">
            <text:p>2,11434437555412</text:p>
          </table:table-cell>
        </table:table-row>
        <table:table-row table:style-name="ro1">
          <table:table-cell office:value-type="float" office:value="1.90554851335308" calcext:value-type="float">
            <text:p>1,90554851335308</text:p>
          </table:table-cell>
          <table:table-cell office:value-type="float" office:value="1.99608028092026" calcext:value-type="float">
            <text:p>1,99608028092026</text:p>
          </table:table-cell>
          <table:table-cell office:value-type="float" office:value="2.04244089776377" calcext:value-type="float">
            <text:p>2,04244089776377</text:p>
          </table:table-cell>
          <table:table-cell office:value-type="float" office:value="2.07745342380757" calcext:value-type="float">
            <text:p>2,07745342380757</text:p>
          </table:table-cell>
        </table:table-row>
        <table:table-row table:style-name="ro1">
          <table:table-cell office:value-type="float" office:value="1.91438675165812" calcext:value-type="float">
            <text:p>1,91438675165812</text:p>
          </table:table-cell>
          <table:table-cell office:value-type="float" office:value="2.07942113575781" calcext:value-type="float">
            <text:p>2,07942113575781</text:p>
          </table:table-cell>
          <table:table-cell office:value-type="float" office:value="2.071877539039" calcext:value-type="float">
            <text:p>2,071877539039</text:p>
          </table:table-cell>
          <table:table-cell office:value-type="float" office:value="2.086001904871" calcext:value-type="float">
            <text:p>2,086001904871</text:p>
          </table:table-cell>
        </table:table-row>
        <table:table-row table:style-name="ro1">
          <table:table-cell office:value-type="float" office:value="1.84581159044405" calcext:value-type="float">
            <text:p>1,84581159044405</text:p>
          </table:table-cell>
          <table:table-cell office:value-type="float" office:value="2.14288343973498" calcext:value-type="float">
            <text:p>2,14288343973498</text:p>
          </table:table-cell>
          <table:table-cell office:value-type="float" office:value="2.12460519862068" calcext:value-type="float">
            <text:p>2,12460519862068</text:p>
          </table:table-cell>
          <table:table-cell office:value-type="float" office:value="2.08763508246462" calcext:value-type="float">
            <text:p>2,08763508246462</text:p>
          </table:table-cell>
        </table:table-row>
        <table:table-row table:style-name="ro1">
          <table:table-cell office:value-type="float" office:value="1.94916268679581" calcext:value-type="float">
            <text:p>1,94916268679581</text:p>
          </table:table-cell>
          <table:table-cell office:value-type="float" office:value="2.06394153189939" calcext:value-type="float">
            <text:p>2,06394153189939</text:p>
          </table:table-cell>
          <table:table-cell office:value-type="float" office:value="2.07389620035587" calcext:value-type="float">
            <text:p>2,07389620035587</text:p>
          </table:table-cell>
          <table:table-cell office:value-type="float" office:value="2.10501026239661" calcext:value-type="float">
            <text:p>2,10501026239661</text:p>
          </table:table-cell>
        </table:table-row>
        <table:table-row table:style-name="ro1">
          <table:table-cell office:value-type="float" office:value="1.88990789786888" calcext:value-type="float">
            <text:p>1,88990789786888</text:p>
          </table:table-cell>
          <table:table-cell office:value-type="float" office:value="2.05364145822343" calcext:value-type="float">
            <text:p>2,05364145822343</text:p>
          </table:table-cell>
          <table:table-cell office:value-type="float" office:value="2.07877544763964" calcext:value-type="float">
            <text:p>2,07877544763964</text:p>
          </table:table-cell>
          <table:table-cell office:value-type="float" office:value="2.07833103629904" calcext:value-type="float">
            <text:p>2,07833103629904</text:p>
          </table:table-cell>
        </table:table-row>
        <table:table-row table:style-name="ro1">
          <table:table-cell office:value-type="float" office:value="1.89640356053474" calcext:value-type="float">
            <text:p>1,89640356053474</text:p>
          </table:table-cell>
          <table:table-cell office:value-type="float" office:value="2.02867292102869" calcext:value-type="float">
            <text:p>2,02867292102869</text:p>
          </table:table-cell>
          <table:table-cell office:value-type="float" office:value="2.03417843493104" calcext:value-type="float">
            <text:p>2,03417843493104</text:p>
          </table:table-cell>
          <table:table-cell office:value-type="float" office:value="2.08785561735198" calcext:value-type="float">
            <text:p>2,08785561735198</text:p>
          </table:table-cell>
        </table:table-row>
        <table:table-row table:style-name="ro1">
          <table:table-cell office:value-type="float" office:value="1.94328775193351" calcext:value-type="float">
            <text:p>1,94328775193351</text:p>
          </table:table-cell>
          <table:table-cell office:value-type="float" office:value="2.04355433089659" calcext:value-type="float">
            <text:p>2,04355433089659</text:p>
          </table:table-cell>
          <table:table-cell office:value-type="float" office:value="2.03140640752364" calcext:value-type="float">
            <text:p>2,03140640752364</text:p>
          </table:table-cell>
          <table:table-cell office:value-type="float" office:value="2.06637168309968" calcext:value-type="float">
            <text:p>2,06637168309968</text:p>
          </table:table-cell>
        </table:table-row>
        <table:table-row table:style-name="ro1">
          <table:table-cell office:value-type="float" office:value="2.14780960090373" calcext:value-type="float">
            <text:p>2,14780960090373</text:p>
          </table:table-cell>
          <table:table-cell office:value-type="float" office:value="2.02313888378029" calcext:value-type="float">
            <text:p>2,02313888378029</text:p>
          </table:table-cell>
          <table:table-cell office:value-type="float" office:value="2.02379205067383" calcext:value-type="float">
            <text:p>2,02379205067383</text:p>
          </table:table-cell>
          <table:table-cell office:value-type="float" office:value="2.0793132770377" calcext:value-type="float">
            <text:p>2,0793132770377</text:p>
          </table:table-cell>
        </table:table-row>
        <table:table-row table:style-name="ro1">
          <table:table-cell office:value-type="float" office:value="2.10884375309203" calcext:value-type="float">
            <text:p>2,10884375309203</text:p>
          </table:table-cell>
          <table:table-cell office:value-type="float" office:value="2.04628228184434" calcext:value-type="float">
            <text:p>2,04628228184434</text:p>
          </table:table-cell>
          <table:table-cell office:value-type="float" office:value="2.07340381059943" calcext:value-type="float">
            <text:p>2,07340381059943</text:p>
          </table:table-cell>
          <table:table-cell office:value-type="float" office:value="2.09140229250421" calcext:value-type="float">
            <text:p>2,09140229250421</text:p>
          </table:table-cell>
        </table:table-row>
        <table:table-row table:style-name="ro1">
          <table:table-cell office:value-type="float" office:value="1.93213414252156" calcext:value-type="float">
            <text:p>1,93213414252156</text:p>
          </table:table-cell>
          <table:table-cell office:value-type="float" office:value="2.06032239772937" calcext:value-type="float">
            <text:p>2,06032239772937</text:p>
          </table:table-cell>
          <table:table-cell office:value-type="float" office:value="2.05486341292286" calcext:value-type="float">
            <text:p>2,05486341292286</text:p>
          </table:table-cell>
          <table:table-cell office:value-type="float" office:value="2.11078095290421" calcext:value-type="float">
            <text:p>2,11078095290421</text:p>
          </table:table-cell>
        </table:table-row>
        <table:table-row table:style-name="ro1">
          <table:table-cell office:value-type="float" office:value="1.8705011964178" calcext:value-type="float">
            <text:p>1,8705011964178</text:p>
          </table:table-cell>
          <table:table-cell office:value-type="float" office:value="2.01784207720195" calcext:value-type="float">
            <text:p>2,01784207720195</text:p>
          </table:table-cell>
          <table:table-cell office:value-type="float" office:value="2.0679794523824" calcext:value-type="float">
            <text:p>2,0679794523824</text:p>
          </table:table-cell>
          <table:table-cell office:value-type="float" office:value="2.09613879013974" calcext:value-type="float">
            <text:p>2,09613879013974</text:p>
          </table:table-cell>
        </table:table-row>
        <table:table-row table:style-name="ro1">
          <table:table-cell office:value-type="float" office:value="2.04042170031267" calcext:value-type="float">
            <text:p>2,04042170031267</text:p>
          </table:table-cell>
          <table:table-cell office:value-type="float" office:value="1.99934765926916" calcext:value-type="float">
            <text:p>1,99934765926916</text:p>
          </table:table-cell>
          <table:table-cell office:value-type="float" office:value="2.06723909084881" calcext:value-type="float">
            <text:p>2,06723909084881</text:p>
          </table:table-cell>
          <table:table-cell office:value-type="float" office:value="2.06226708948582" calcext:value-type="float">
            <text:p>2,06226708948582</text:p>
          </table:table-cell>
        </table:table-row>
        <table:table-row table:style-name="ro1">
          <table:table-cell office:value-type="float" office:value="1.89149007365465" calcext:value-type="float">
            <text:p>1,89149007365465</text:p>
          </table:table-cell>
          <table:table-cell office:value-type="float" office:value="2.02238676681287" calcext:value-type="float">
            <text:p>2,02238676681287</text:p>
          </table:table-cell>
          <table:table-cell office:value-type="float" office:value="2.0653101857083" calcext:value-type="float">
            <text:p>2,0653101857083</text:p>
          </table:table-cell>
          <table:table-cell office:value-type="float" office:value="2.10554111445965" calcext:value-type="float">
            <text:p>2,10554111445965</text:p>
          </table:table-cell>
        </table:table-row>
        <table:table-row table:style-name="ro1">
          <table:table-cell office:value-type="float" office:value="2.11244702656848" calcext:value-type="float">
            <text:p>2,11244702656848</text:p>
          </table:table-cell>
          <table:table-cell office:value-type="float" office:value="2.03896650176687" calcext:value-type="float">
            <text:p>2,03896650176687</text:p>
          </table:table-cell>
          <table:table-cell office:value-type="float" office:value="2.04866798471394" calcext:value-type="float">
            <text:p>2,04866798471394</text:p>
          </table:table-cell>
          <table:table-cell office:value-type="float" office:value="2.10236966175924" calcext:value-type="float">
            <text:p>2,10236966175924</text:p>
          </table:table-cell>
        </table:table-row>
        <table:table-row table:style-name="ro1">
          <table:table-cell office:value-type="float" office:value="2.01700033977508" calcext:value-type="float">
            <text:p>2,01700033977508</text:p>
          </table:table-cell>
          <table:table-cell office:value-type="float" office:value="2.06272383094181" calcext:value-type="float">
            <text:p>2,06272383094181</text:p>
          </table:table-cell>
          <table:table-cell office:value-type="float" office:value="2.10643563258963" calcext:value-type="float">
            <text:p>2,10643563258963</text:p>
          </table:table-cell>
          <table:table-cell office:value-type="float" office:value="2.09113257928775" calcext:value-type="float">
            <text:p>2,09113257928775</text:p>
          </table:table-cell>
        </table:table-row>
        <table:table-row table:style-name="ro1">
          <table:table-cell office:value-type="float" office:value="2.18526841715601" calcext:value-type="float">
            <text:p>2,18526841715601</text:p>
          </table:table-cell>
          <table:table-cell office:value-type="float" office:value="1.98618673117899" calcext:value-type="float">
            <text:p>1,98618673117899</text:p>
          </table:table-cell>
          <table:table-cell office:value-type="float" office:value="2.0681021950926" calcext:value-type="float">
            <text:p>2,0681021950926</text:p>
          </table:table-cell>
          <table:table-cell office:value-type="float" office:value="2.12491597178204" calcext:value-type="float">
            <text:p>2,12491597178204</text:p>
          </table:table-cell>
        </table:table-row>
        <table:table-row table:style-name="ro1">
          <table:table-cell office:value-type="float" office:value="1.98780713959965" calcext:value-type="float">
            <text:p>1,98780713959965</text:p>
          </table:table-cell>
          <table:table-cell office:value-type="float" office:value="2.0291997660702" calcext:value-type="float">
            <text:p>2,0291997660702</text:p>
          </table:table-cell>
          <table:table-cell office:value-type="float" office:value="2.05434907553577" calcext:value-type="float">
            <text:p>2,05434907553577</text:p>
          </table:table-cell>
          <table:table-cell office:value-type="float" office:value="2.1155665590876" calcext:value-type="float">
            <text:p>2,1155665590876</text:p>
          </table:table-cell>
        </table:table-row>
        <table:table-row table:style-name="ro1">
          <table:table-cell office:value-type="float" office:value="2.19842172557168" calcext:value-type="float">
            <text:p>2,19842172557168</text:p>
          </table:table-cell>
          <table:table-cell office:value-type="float" office:value="1.97150597876667" calcext:value-type="float">
            <text:p>1,97150597876667</text:p>
          </table:table-cell>
          <table:table-cell office:value-type="float" office:value="2.0812567795903" calcext:value-type="float">
            <text:p>2,0812567795903</text:p>
          </table:table-cell>
          <table:table-cell office:value-type="float" office:value="2.07438470653821" calcext:value-type="float">
            <text:p>2,07438470653821</text:p>
          </table:table-cell>
        </table:table-row>
        <table:table-row table:style-name="ro1">
          <table:table-cell office:value-type="float" office:value="2.08121937525817" calcext:value-type="float">
            <text:p>2,08121937525817</text:p>
          </table:table-cell>
          <table:table-cell office:value-type="float" office:value="1.98562235915813" calcext:value-type="float">
            <text:p>1,98562235915813</text:p>
          </table:table-cell>
          <table:table-cell office:value-type="float" office:value="2.0463156178741" calcext:value-type="float">
            <text:p>2,0463156178741</text:p>
          </table:table-cell>
          <table:table-cell office:value-type="float" office:value="2.09333400296655" calcext:value-type="float">
            <text:p>2,09333400296655</text:p>
          </table:table-cell>
        </table:table-row>
        <table:table-row table:style-name="ro1">
          <table:table-cell office:value-type="float" office:value="1.95763913799781" calcext:value-type="float">
            <text:p>1,95763913799781</text:p>
          </table:table-cell>
          <table:table-cell office:value-type="float" office:value="2.01637481999751" calcext:value-type="float">
            <text:p>2,01637481999751</text:p>
          </table:table-cell>
          <table:table-cell office:value-type="float" office:value="2.07260076944451" calcext:value-type="float">
            <text:p>2,07260076944451</text:p>
          </table:table-cell>
          <table:table-cell office:value-type="float" office:value="2.09268592714245" calcext:value-type="float">
            <text:p>2,09268592714245</text:p>
          </table:table-cell>
        </table:table-row>
        <table:table-row table:style-name="ro1">
          <table:table-cell office:value-type="float" office:value="1.97276560441009" calcext:value-type="float">
            <text:p>1,97276560441009</text:p>
          </table:table-cell>
          <table:table-cell office:value-type="float" office:value="2.0069320708909" calcext:value-type="float">
            <text:p>2,0069320708909</text:p>
          </table:table-cell>
          <table:table-cell office:value-type="float" office:value="2.04498873650269" calcext:value-type="float">
            <text:p>2,04498873650269</text:p>
          </table:table-cell>
          <table:table-cell office:value-type="float" office:value="2.10462106625142" calcext:value-type="float">
            <text:p>2,10462106625142</text:p>
          </table:table-cell>
        </table:table-row>
        <table:table-row table:style-name="ro1">
          <table:table-cell office:value-type="float" office:value="1.98944637855068" calcext:value-type="float">
            <text:p>1,98944637855068</text:p>
          </table:table-cell>
          <table:table-cell office:value-type="float" office:value="2.01186453928847" calcext:value-type="float">
            <text:p>2,01186453928847</text:p>
          </table:table-cell>
          <table:table-cell office:value-type="float" office:value="2.063015903286" calcext:value-type="float">
            <text:p>2,063015903286</text:p>
          </table:table-cell>
          <table:table-cell office:value-type="float" office:value="2.08433558991089" calcext:value-type="float">
            <text:p>2,08433558991089</text:p>
          </table:table-cell>
        </table:table-row>
        <table:table-row table:style-name="ro1">
          <table:table-cell office:value-type="float" office:value="1.98605178374255" calcext:value-type="float">
            <text:p>1,98605178374255</text:p>
          </table:table-cell>
          <table:table-cell office:value-type="float" office:value="1.94579394517161" calcext:value-type="float">
            <text:p>1,94579394517161</text:p>
          </table:table-cell>
          <table:table-cell office:value-type="float" office:value="2.04291875990704" calcext:value-type="float">
            <text:p>2,04291875990704</text:p>
          </table:table-cell>
          <table:table-cell office:value-type="float" office:value="2.07087345408809" calcext:value-type="float">
            <text:p>2,07087345408809</text:p>
          </table:table-cell>
        </table:table-row>
        <table:table-row table:style-name="ro1">
          <table:table-cell office:value-type="float" office:value="1.99271432299055" calcext:value-type="float">
            <text:p>1,99271432299055</text:p>
          </table:table-cell>
          <table:table-cell office:value-type="float" office:value="1.97992214672256" calcext:value-type="float">
            <text:p>1,97992214672256</text:p>
          </table:table-cell>
          <table:table-cell office:value-type="float" office:value="2.06160242900884" calcext:value-type="float">
            <text:p>2,06160242900884</text:p>
          </table:table-cell>
          <table:table-cell office:value-type="float" office:value="2.10754525784943" calcext:value-type="float">
            <text:p>2,10754525784943</text:p>
          </table:table-cell>
        </table:table-row>
        <table:table-row table:style-name="ro1">
          <table:table-cell office:value-type="float" office:value="2.00177028049446" calcext:value-type="float">
            <text:p>2,00177028049446</text:p>
          </table:table-cell>
          <table:table-cell office:value-type="float" office:value="2.16203789964185" calcext:value-type="float">
            <text:p>2,16203789964185</text:p>
          </table:table-cell>
          <table:table-cell office:value-type="float" office:value="2.0619176886287" calcext:value-type="float">
            <text:p>2,0619176886287</text:p>
          </table:table-cell>
          <table:table-cell office:value-type="float" office:value="2.10504332998187" calcext:value-type="float">
            <text:p>2,10504332998187</text:p>
          </table:table-cell>
        </table:table-row>
        <table:table-row table:style-name="ro1">
          <table:table-cell office:value-type="float" office:value="2.01190537875894" calcext:value-type="float">
            <text:p>2,01190537875894</text:p>
          </table:table-cell>
          <table:table-cell office:value-type="float" office:value="2.04576779906289" calcext:value-type="float">
            <text:p>2,04576779906289</text:p>
          </table:table-cell>
          <table:table-cell office:value-type="float" office:value="2.10740380167742" calcext:value-type="float">
            <text:p>2,10740380167742</text:p>
          </table:table-cell>
          <table:table-cell office:value-type="float" office:value="2.11552616447211" calcext:value-type="float">
            <text:p>2,11552616447211</text:p>
          </table:table-cell>
        </table:table-row>
        <table:table-row table:style-name="ro1">
          <table:table-cell office:value-type="float" office:value="2.01737614384749" calcext:value-type="float">
            <text:p>2,01737614384749</text:p>
          </table:table-cell>
          <table:table-cell office:value-type="float" office:value="1.96730093949966" calcext:value-type="float">
            <text:p>1,96730093949966</text:p>
          </table:table-cell>
          <table:table-cell office:value-type="float" office:value="2.04690639445881" calcext:value-type="float">
            <text:p>2,04690639445881</text:p>
          </table:table-cell>
          <table:table-cell office:value-type="float" office:value="2.07327784522701" calcext:value-type="float">
            <text:p>2,07327784522701</text:p>
          </table:table-cell>
        </table:table-row>
        <table:table-row table:style-name="ro1">
          <table:table-cell office:value-type="float" office:value="2.01443515143883" calcext:value-type="float">
            <text:p>2,01443515143883</text:p>
          </table:table-cell>
          <table:table-cell office:value-type="float" office:value="1.97663873778717" calcext:value-type="float">
            <text:p>1,97663873778717</text:p>
          </table:table-cell>
          <table:table-cell office:value-type="float" office:value="2.09688484644123" calcext:value-type="float">
            <text:p>2,09688484644123</text:p>
          </table:table-cell>
          <table:table-cell office:value-type="float" office:value="2.1432780677958" calcext:value-type="float">
            <text:p>2,1432780677958</text:p>
          </table:table-cell>
        </table:table-row>
        <table:table-row table:style-name="ro1">
          <table:table-cell office:value-type="float" office:value="2.19357019535504" calcext:value-type="float">
            <text:p>2,19357019535504</text:p>
          </table:table-cell>
          <table:table-cell office:value-type="float" office:value="1.96229708546981" calcext:value-type="float">
            <text:p>1,96229708546981</text:p>
          </table:table-cell>
          <table:table-cell office:value-type="float" office:value="2.0734244694902" calcext:value-type="float">
            <text:p>2,0734244694902</text:p>
          </table:table-cell>
          <table:table-cell office:value-type="float" office:value="2.15611407399457" calcext:value-type="float">
            <text:p>2,15611407399457</text:p>
          </table:table-cell>
        </table:table-row>
        <table:table-row table:style-name="ro1">
          <table:table-cell office:value-type="float" office:value="1.98300504200873" calcext:value-type="float">
            <text:p>1,98300504200873</text:p>
          </table:table-cell>
          <table:table-cell office:value-type="float" office:value="2.01308220356279" calcext:value-type="float">
            <text:p>2,01308220356279</text:p>
          </table:table-cell>
          <table:table-cell office:value-type="float" office:value="2.0984746698005" calcext:value-type="float">
            <text:p>2,0984746698005</text:p>
          </table:table-cell>
          <table:table-cell office:value-type="float" office:value="2.09702650346574" calcext:value-type="float">
            <text:p>2,09702650346574</text:p>
          </table:table-cell>
        </table:table-row>
        <table:table-row table:style-name="ro1">
          <table:table-cell office:value-type="float" office:value="1.96912683233664" calcext:value-type="float">
            <text:p>1,96912683233664</text:p>
          </table:table-cell>
          <table:table-cell office:value-type="float" office:value="2.10332615175472" calcext:value-type="float">
            <text:p>2,10332615175472</text:p>
          </table:table-cell>
          <table:table-cell office:value-type="float" office:value="2.11074486632006" calcext:value-type="float">
            <text:p>2,11074486632006</text:p>
          </table:table-cell>
          <table:table-cell office:value-type="float" office:value="2.08098984984014" calcext:value-type="float">
            <text:p>2,08098984984014</text:p>
          </table:table-cell>
        </table:table-row>
        <table:table-row table:style-name="ro1">
          <table:table-cell office:value-type="float" office:value="1.94486296070491" calcext:value-type="float">
            <text:p>1,94486296070491</text:p>
          </table:table-cell>
          <table:table-cell office:value-type="float" office:value="1.95036578039811" calcext:value-type="float">
            <text:p>1,95036578039811</text:p>
          </table:table-cell>
          <table:table-cell office:value-type="float" office:value="2.084536804826" calcext:value-type="float">
            <text:p>2,084536804826</text:p>
          </table:table-cell>
          <table:table-cell office:value-type="float" office:value="2.12806970877007" calcext:value-type="float">
            <text:p>2,12806970877007</text:p>
          </table:table-cell>
        </table:table-row>
        <table:table-row table:style-name="ro1">
          <table:table-cell office:value-type="float" office:value="1.9693640425876" calcext:value-type="float">
            <text:p>1,9693640425876</text:p>
          </table:table-cell>
          <table:table-cell office:value-type="float" office:value="2.00595783675831" calcext:value-type="float">
            <text:p>2,00595783675831</text:p>
          </table:table-cell>
          <table:table-cell office:value-type="float" office:value="2.09088193514197" calcext:value-type="float">
            <text:p>2,09088193514197</text:p>
          </table:table-cell>
          <table:table-cell office:value-type="float" office:value="2.12056968211971" calcext:value-type="float">
            <text:p>2,12056968211971</text:p>
          </table:table-cell>
        </table:table-row>
        <table:table-row table:style-name="ro1">
          <table:table-cell office:value-type="float" office:value="1.97628477607029" calcext:value-type="float">
            <text:p>1,97628477607029</text:p>
          </table:table-cell>
          <table:table-cell office:value-type="float" office:value="2.08084862830378" calcext:value-type="float">
            <text:p>2,08084862830378</text:p>
          </table:table-cell>
          <table:table-cell office:value-type="float" office:value="2.07287976210175" calcext:value-type="float">
            <text:p>2,07287976210175</text:p>
          </table:table-cell>
          <table:table-cell office:value-type="float" office:value="2.1114466659368" calcext:value-type="float">
            <text:p>2,1114466659368</text:p>
          </table:table-cell>
        </table:table-row>
        <table:table-row table:style-name="ro1">
          <table:table-cell office:value-type="float" office:value="1.97213102551845" calcext:value-type="float">
            <text:p>1,97213102551845</text:p>
          </table:table-cell>
          <table:table-cell office:value-type="float" office:value="2.00768690241987" calcext:value-type="float">
            <text:p>2,00768690241987</text:p>
          </table:table-cell>
          <table:table-cell office:value-type="float" office:value="2.0555273482764" calcext:value-type="float">
            <text:p>2,0555273482764</text:p>
          </table:table-cell>
          <table:table-cell office:value-type="float" office:value="2.07170394679703" calcext:value-type="float">
            <text:p>2,07170394679703</text:p>
          </table:table-cell>
        </table:table-row>
        <table:table-row table:style-name="ro1">
          <table:table-cell office:value-type="float" office:value="1.97831350430052" calcext:value-type="float">
            <text:p>1,97831350430052</text:p>
          </table:table-cell>
          <table:table-cell office:value-type="float" office:value="1.96049630402659" calcext:value-type="float">
            <text:p>1,96049630402659</text:p>
          </table:table-cell>
          <table:table-cell office:value-type="float" office:value="2.05347516670513" calcext:value-type="float">
            <text:p>2,05347516670513</text:p>
          </table:table-cell>
          <table:table-cell office:value-type="float" office:value="2.08051401156243" calcext:value-type="float">
            <text:p>2,08051401156243</text:p>
          </table:table-cell>
        </table:table-row>
        <table:table-row table:style-name="ro1">
          <table:table-cell office:value-type="float" office:value="2.02764411302876" calcext:value-type="float">
            <text:p>2,02764411302876</text:p>
          </table:table-cell>
          <table:table-cell office:value-type="float" office:value="2.04137134652289" calcext:value-type="float">
            <text:p>2,04137134652289</text:p>
          </table:table-cell>
          <table:table-cell office:value-type="float" office:value="2.1109791956791" calcext:value-type="float">
            <text:p>2,1109791956791</text:p>
          </table:table-cell>
          <table:table-cell office:value-type="float" office:value="2.08150372761646" calcext:value-type="float">
            <text:p>2,08150372761646</text:p>
          </table:table-cell>
        </table:table-row>
        <table:table-row table:style-name="ro1">
          <table:table-cell office:value-type="float" office:value="1.99904435318397" calcext:value-type="float">
            <text:p>1,99904435318397</text:p>
          </table:table-cell>
          <table:table-cell office:value-type="float" office:value="2.04295643037218" calcext:value-type="float">
            <text:p>2,04295643037218</text:p>
          </table:table-cell>
          <table:table-cell office:value-type="float" office:value="2.0649752695509" calcext:value-type="float">
            <text:p>2,0649752695509</text:p>
          </table:table-cell>
          <table:table-cell office:value-type="float" office:value="2.07636859592299" calcext:value-type="float">
            <text:p>2,07636859592299</text:p>
          </table:table-cell>
        </table:table-row>
        <table:table-row table:style-name="ro1">
          <table:table-cell office:value-type="float" office:value="1.8844692308108" calcext:value-type="float">
            <text:p>1,8844692308108</text:p>
          </table:table-cell>
          <table:table-cell office:value-type="float" office:value="2.0521000641419" calcext:value-type="float">
            <text:p>2,0521000641419</text:p>
          </table:table-cell>
          <table:table-cell office:value-type="float" office:value="2.06257092353598" calcext:value-type="float">
            <text:p>2,06257092353598</text:p>
          </table:table-cell>
          <table:table-cell office:value-type="float" office:value="2.08095011814643" calcext:value-type="float">
            <text:p>2,08095011814643</text:p>
          </table:table-cell>
        </table:table-row>
        <table:table-row table:style-name="ro1">
          <table:table-cell office:value-type="float" office:value="1.98239136416019" calcext:value-type="float">
            <text:p>1,98239136416019</text:p>
          </table:table-cell>
          <table:table-cell office:value-type="float" office:value="1.97554726394196" calcext:value-type="float">
            <text:p>1,97554726394196</text:p>
          </table:table-cell>
          <table:table-cell office:value-type="float" office:value="2.06335191291966" calcext:value-type="float">
            <text:p>2,06335191291966</text:p>
          </table:table-cell>
          <table:table-cell office:value-type="float" office:value="2.11598655492774" calcext:value-type="float">
            <text:p>2,11598655492774</text:p>
          </table:table-cell>
        </table:table-row>
        <table:table-row table:style-name="ro1">
          <table:table-cell office:value-type="float" office:value="2.04702161937204" calcext:value-type="float">
            <text:p>2,04702161937204</text:p>
          </table:table-cell>
          <table:table-cell office:value-type="float" office:value="2.00805402852873" calcext:value-type="float">
            <text:p>2,00805402852873</text:p>
          </table:table-cell>
          <table:table-cell office:value-type="float" office:value="2.04485725899998" calcext:value-type="float">
            <text:p>2,04485725899998</text:p>
          </table:table-cell>
          <table:table-cell office:value-type="float" office:value="2.09805140671019" calcext:value-type="float">
            <text:p>2,09805140671019</text:p>
          </table:table-cell>
        </table:table-row>
        <table:table-row table:style-name="ro1">
          <table:table-cell office:value-type="float" office:value="1.97624438397511" calcext:value-type="float">
            <text:p>1,97624438397511</text:p>
          </table:table-cell>
          <table:table-cell office:value-type="float" office:value="1.99367206130392" calcext:value-type="float">
            <text:p>1,99367206130392</text:p>
          </table:table-cell>
          <table:table-cell office:value-type="float" office:value="2.11750396852353" calcext:value-type="float">
            <text:p>2,11750396852353</text:p>
          </table:table-cell>
          <table:table-cell office:value-type="float" office:value="2.06767061727485" calcext:value-type="float">
            <text:p>2,06767061727485</text:p>
          </table:table-cell>
        </table:table-row>
        <table:table-row table:style-name="ro1">
          <table:table-cell office:value-type="float" office:value="1.96661721423401" calcext:value-type="float">
            <text:p>1,96661721423401</text:p>
          </table:table-cell>
          <table:table-cell office:value-type="float" office:value="1.97447207746608" calcext:value-type="float">
            <text:p>1,97447207746608</text:p>
          </table:table-cell>
          <table:table-cell office:value-type="float" office:value="2.07361828815732" calcext:value-type="float">
            <text:p>2,07361828815732</text:p>
          </table:table-cell>
          <table:table-cell office:value-type="float" office:value="2.09851157909944" calcext:value-type="float">
            <text:p>2,09851157909944</text:p>
          </table:table-cell>
        </table:table-row>
        <table:table-row table:style-name="ro1">
          <table:table-cell office:value-type="float" office:value="1.89313412316322" calcext:value-type="float">
            <text:p>1,89313412316322</text:p>
          </table:table-cell>
          <table:table-cell office:value-type="float" office:value="1.99597503663506" calcext:value-type="float">
            <text:p>1,99597503663506</text:p>
          </table:table-cell>
          <table:table-cell office:value-type="float" office:value="2.07306125312578" calcext:value-type="float">
            <text:p>2,07306125312578</text:p>
          </table:table-cell>
          <table:table-cell office:value-type="float" office:value="2.07583780491855" calcext:value-type="float">
            <text:p>2,07583780491855</text:p>
          </table:table-cell>
        </table:table-row>
        <table:table-row table:style-name="ro1">
          <table:table-cell office:value-type="float" office:value="1.94791592298727" calcext:value-type="float">
            <text:p>1,94791592298727</text:p>
          </table:table-cell>
          <table:table-cell office:value-type="float" office:value="2.00363916099007" calcext:value-type="float">
            <text:p>2,00363916099007</text:p>
          </table:table-cell>
          <table:table-cell office:value-type="float" office:value="2.09572831305006" calcext:value-type="float">
            <text:p>2,09572831305006</text:p>
          </table:table-cell>
          <table:table-cell office:value-type="float" office:value="2.09192436957628" calcext:value-type="float">
            <text:p>2,09192436957628</text:p>
          </table:table-cell>
        </table:table-row>
        <table:table-row table:style-name="ro1">
          <table:table-cell office:value-type="float" office:value="1.91279072478428" calcext:value-type="float">
            <text:p>1,91279072478428</text:p>
          </table:table-cell>
          <table:table-cell office:value-type="float" office:value="1.99955106796956" calcext:value-type="float">
            <text:p>1,99955106796956</text:p>
          </table:table-cell>
          <table:table-cell office:value-type="float" office:value="2.0802226504524" calcext:value-type="float">
            <text:p>2,0802226504524</text:p>
          </table:table-cell>
          <table:table-cell office:value-type="float" office:value="2.08859897073708" calcext:value-type="float">
            <text:p>2,08859897073708</text:p>
          </table:table-cell>
        </table:table-row>
        <table:table-row table:style-name="ro1">
          <table:table-cell office:value-type="float" office:value="1.90959162108157" calcext:value-type="float">
            <text:p>1,90959162108157</text:p>
          </table:table-cell>
          <table:table-cell office:value-type="float" office:value="2.01940217974826" calcext:value-type="float">
            <text:p>2,01940217974826</text:p>
          </table:table-cell>
          <table:table-cell office:value-type="float" office:value="2.07616405710189" calcext:value-type="float">
            <text:p>2,07616405710189</text:p>
          </table:table-cell>
          <table:table-cell office:value-type="float" office:value="2.06440696611067" calcext:value-type="float">
            <text:p>2,06440696611067</text:p>
          </table:table-cell>
        </table:table-row>
        <table:table-row table:style-name="ro1">
          <table:table-cell office:value-type="float" office:value="1.91143257168657" calcext:value-type="float">
            <text:p>1,91143257168657</text:p>
          </table:table-cell>
          <table:table-cell office:value-type="float" office:value="1.99413456389989" calcext:value-type="float">
            <text:p>1,99413456389989</text:p>
          </table:table-cell>
          <table:table-cell office:value-type="float" office:value="2.05216640579746" calcext:value-type="float">
            <text:p>2,05216640579746</text:p>
          </table:table-cell>
          <table:table-cell office:value-type="float" office:value="2.06330962993877" calcext:value-type="float">
            <text:p>2,06330962993877</text:p>
          </table:table-cell>
        </table:table-row>
        <table:table-row table:style-name="ro1">
          <table:table-cell office:value-type="float" office:value="1.93577921808419" calcext:value-type="float">
            <text:p>1,93577921808419</text:p>
          </table:table-cell>
          <table:table-cell office:value-type="float" office:value="1.98194786994231" calcext:value-type="float">
            <text:p>1,98194786994231</text:p>
          </table:table-cell>
          <table:table-cell office:value-type="float" office:value="2.06630259351985" calcext:value-type="float">
            <text:p>2,06630259351985</text:p>
          </table:table-cell>
          <table:table-cell office:value-type="float" office:value="2.09899619236811" calcext:value-type="float">
            <text:p>2,09899619236811</text:p>
          </table:table-cell>
        </table:table-row>
        <table:table-row table:style-name="ro1">
          <table:table-cell office:value-type="float" office:value="1.89717026387735" calcext:value-type="float">
            <text:p>1,89717026387735</text:p>
          </table:table-cell>
          <table:table-cell office:value-type="float" office:value="2.00584675983409" calcext:value-type="float">
            <text:p>2,00584675983409</text:p>
          </table:table-cell>
          <table:table-cell office:value-type="float" office:value="2.07666494733449" calcext:value-type="float">
            <text:p>2,07666494733449</text:p>
          </table:table-cell>
          <table:table-cell office:value-type="float" office:value="2.13206425736795" calcext:value-type="float">
            <text:p>2,13206425736795</text:p>
          </table:table-cell>
        </table:table-row>
        <table:table-row table:style-name="ro1">
          <table:table-cell office:value-type="float" office:value="1.86900950887812" calcext:value-type="float">
            <text:p>1,86900950887812</text:p>
          </table:table-cell>
          <table:table-cell office:value-type="float" office:value="2.0517883297621" calcext:value-type="float">
            <text:p>2,0517883297621</text:p>
          </table:table-cell>
          <table:table-cell office:value-type="float" office:value="2.06316376991504" calcext:value-type="float">
            <text:p>2,06316376991504</text:p>
          </table:table-cell>
          <table:table-cell office:value-type="float" office:value="2.06666056871192" calcext:value-type="float">
            <text:p>2,06666056871192</text:p>
          </table:table-cell>
        </table:table-row>
        <table:table-row table:style-name="ro1">
          <table:table-cell office:value-type="float" office:value="2.09390589371146" calcext:value-type="float">
            <text:p>2,09390589371146</text:p>
          </table:table-cell>
          <table:table-cell office:value-type="float" office:value="1.99741826630139" calcext:value-type="float">
            <text:p>1,99741826630139</text:p>
          </table:table-cell>
          <table:table-cell office:value-type="float" office:value="2.09155470942861" calcext:value-type="float">
            <text:p>2,09155470942861</text:p>
          </table:table-cell>
          <table:table-cell office:value-type="float" office:value="2.26604331416946" calcext:value-type="float">
            <text:p>2,26604331416946</text:p>
          </table:table-cell>
        </table:table-row>
        <table:table-row table:style-name="ro1">
          <table:table-cell office:value-type="float" office:value="4.13710842804306" calcext:value-type="float">
            <text:p>4,13710842804306</text:p>
          </table:table-cell>
          <table:table-cell office:value-type="float" office:value="2.0648818706958" calcext:value-type="float">
            <text:p>2,0648818706958</text:p>
          </table:table-cell>
          <table:table-cell office:value-type="float" office:value="2.09438614904615" calcext:value-type="float">
            <text:p>2,09438614904615</text:p>
          </table:table-cell>
          <table:table-cell office:value-type="float" office:value="2.24296307298639" calcext:value-type="float">
            <text:p>2,24296307298639</text:p>
          </table:table-cell>
        </table:table-row>
        <table:table-row table:style-name="ro1">
          <table:table-cell office:value-type="float" office:value="2.06501252397561" calcext:value-type="float">
            <text:p>2,06501252397561</text:p>
          </table:table-cell>
          <table:table-cell office:value-type="float" office:value="2.00052255085733" calcext:value-type="float">
            <text:p>2,00052255085733</text:p>
          </table:table-cell>
          <table:table-cell office:value-type="float" office:value="2.06863159381342" calcext:value-type="float">
            <text:p>2,06863159381342</text:p>
          </table:table-cell>
          <table:table-cell office:value-type="float" office:value="2.22718581367635" calcext:value-type="float">
            <text:p>2,22718581367635</text:p>
          </table:table-cell>
        </table:table-row>
        <table:table-row table:style-name="ro1">
          <table:table-cell office:value-type="float" office:value="2.08992548911224" calcext:value-type="float">
            <text:p>2,08992548911224</text:p>
          </table:table-cell>
          <table:table-cell office:value-type="float" office:value="2.12499345194764" calcext:value-type="float">
            <text:p>2,12499345194764</text:p>
          </table:table-cell>
          <table:table-cell office:value-type="float" office:value="2.06480579374815" calcext:value-type="float">
            <text:p>2,06480579374815</text:p>
          </table:table-cell>
          <table:table-cell office:value-type="float" office:value="2.17618055063503" calcext:value-type="float">
            <text:p>2,17618055063503</text:p>
          </table:table-cell>
        </table:table-row>
        <table:table-row table:style-name="ro1">
          <table:table-cell office:value-type="float" office:value="2.04083283710078" calcext:value-type="float">
            <text:p>2,04083283710078</text:p>
          </table:table-cell>
          <table:table-cell office:value-type="float" office:value="2.051107048178" calcext:value-type="float">
            <text:p>2,051107048178</text:p>
          </table:table-cell>
          <table:table-cell office:value-type="float" office:value="2.08367226864902" calcext:value-type="float">
            <text:p>2,08367226864902</text:p>
          </table:table-cell>
          <table:table-cell office:value-type="float" office:value="2.08143978183237" calcext:value-type="float">
            <text:p>2,08143978183237</text:p>
          </table:table-cell>
        </table:table-row>
        <table:table-row table:style-name="ro1">
          <table:table-cell office:value-type="float" office:value="2.01140997427329" calcext:value-type="float">
            <text:p>2,01140997427329</text:p>
          </table:table-cell>
          <table:table-cell office:value-type="float" office:value="2.13479375283112" calcext:value-type="float">
            <text:p>2,13479375283112</text:p>
          </table:table-cell>
          <table:table-cell office:value-type="float" office:value="2.15315395019024" calcext:value-type="float">
            <text:p>2,15315395019024</text:p>
          </table:table-cell>
          <table:table-cell office:value-type="float" office:value="2.09336319769297" calcext:value-type="float">
            <text:p>2,09336319769297</text:p>
          </table:table-cell>
        </table:table-row>
        <table:table-row table:style-name="ro1">
          <table:table-cell office:value-type="float" office:value="1.98000773290064" calcext:value-type="float">
            <text:p>1,98000773290064</text:p>
          </table:table-cell>
          <table:table-cell office:value-type="float" office:value="2.06892689756405" calcext:value-type="float">
            <text:p>2,06892689756405</text:p>
          </table:table-cell>
          <table:table-cell office:value-type="float" office:value="2.09922377914416" calcext:value-type="float">
            <text:p>2,09922377914416</text:p>
          </table:table-cell>
          <table:table-cell office:value-type="float" office:value="2.07704892812544" calcext:value-type="float">
            <text:p>2,07704892812544</text:p>
          </table:table-cell>
        </table:table-row>
        <table:table-row table:style-name="ro1">
          <table:table-cell office:value-type="float" office:value="2.01603822826769" calcext:value-type="float">
            <text:p>2,01603822826769</text:p>
          </table:table-cell>
          <table:table-cell office:value-type="float" office:value="2.0481258359737" calcext:value-type="float">
            <text:p>2,0481258359737</text:p>
          </table:table-cell>
          <table:table-cell office:value-type="float" office:value="2.06606060982699" calcext:value-type="float">
            <text:p>2,06606060982699</text:p>
          </table:table-cell>
          <table:table-cell office:value-type="float" office:value="2.11330432978051" calcext:value-type="float">
            <text:p>2,11330432978051</text:p>
          </table:table-cell>
        </table:table-row>
        <table:table-row table:style-name="ro1">
          <table:table-cell office:value-type="float" office:value="1.89689821855457" calcext:value-type="float">
            <text:p>1,89689821855457</text:p>
          </table:table-cell>
          <table:table-cell office:value-type="float" office:value="2.01524024331677" calcext:value-type="float">
            <text:p>2,01524024331677</text:p>
          </table:table-cell>
          <table:table-cell office:value-type="float" office:value="2.06410353465521" calcext:value-type="float">
            <text:p>2,06410353465521</text:p>
          </table:table-cell>
          <table:table-cell office:value-type="float" office:value="2.06864854029926" calcext:value-type="float">
            <text:p>2,06864854029926</text:p>
          </table:table-cell>
        </table:table-row>
        <table:table-row table:style-name="ro1">
          <table:table-cell office:value-type="float" office:value="2.1085083411148" calcext:value-type="float">
            <text:p>2,1085083411148</text:p>
          </table:table-cell>
          <table:table-cell office:value-type="float" office:value="2.06238473084686" calcext:value-type="float">
            <text:p>2,06238473084686</text:p>
          </table:table-cell>
          <table:table-cell office:value-type="float" office:value="2.07200781892486" calcext:value-type="float">
            <text:p>2,07200781892486</text:p>
          </table:table-cell>
          <table:table-cell office:value-type="float" office:value="2.10693011877075" calcext:value-type="float">
            <text:p>2,10693011877075</text:p>
          </table:table-cell>
        </table:table-row>
        <table:table-row table:style-name="ro1">
          <table:table-cell office:value-type="float" office:value="1.93278257250128" calcext:value-type="float">
            <text:p>1,93278257250128</text:p>
          </table:table-cell>
          <table:table-cell office:value-type="float" office:value="2.0496090503981" calcext:value-type="float">
            <text:p>2,0496090503981</text:p>
          </table:table-cell>
          <table:table-cell office:value-type="float" office:value="2.05346402366134" calcext:value-type="float">
            <text:p>2,05346402366134</text:p>
          </table:table-cell>
          <table:table-cell office:value-type="float" office:value="2.09959216777367" calcext:value-type="float">
            <text:p>2,09959216777367</text:p>
          </table:table-cell>
        </table:table-row>
        <table:table-row table:style-name="ro1">
          <table:table-cell office:value-type="float" office:value="2.26938823152548" calcext:value-type="float">
            <text:p>2,26938823152548</text:p>
          </table:table-cell>
          <table:table-cell office:value-type="float" office:value="1.98098254984294" calcext:value-type="float">
            <text:p>1,98098254984294</text:p>
          </table:table-cell>
          <table:table-cell office:value-type="float" office:value="2.06213859686841" calcext:value-type="float">
            <text:p>2,06213859686841</text:p>
          </table:table-cell>
          <table:table-cell office:value-type="float" office:value="2.07207133630463" calcext:value-type="float">
            <text:p>2,07207133630463</text:p>
          </table:table-cell>
        </table:table-row>
        <table:table-row table:style-name="ro1">
          <table:table-cell office:value-type="float" office:value="1.9518191927846" calcext:value-type="float">
            <text:p>1,9518191927846</text:p>
          </table:table-cell>
          <table:table-cell office:value-type="float" office:value="2.04014476821536" calcext:value-type="float">
            <text:p>2,04014476821536</text:p>
          </table:table-cell>
          <table:table-cell office:value-type="float" office:value="2.07217980711949" calcext:value-type="float">
            <text:p>2,07217980711949</text:p>
          </table:table-cell>
          <table:table-cell office:value-type="float" office:value="2.11161078269137" calcext:value-type="float">
            <text:p>2,11161078269137</text:p>
          </table:table-cell>
        </table:table-row>
        <table:table-row table:style-name="ro1">
          <table:table-cell office:value-type="float" office:value="1.86758110505224" calcext:value-type="float">
            <text:p>1,86758110505224</text:p>
          </table:table-cell>
          <table:table-cell office:value-type="float" office:value="2.07428184711626" calcext:value-type="float">
            <text:p>2,07428184711626</text:p>
          </table:table-cell>
          <table:table-cell office:value-type="float" office:value="2.04220327495837" calcext:value-type="float">
            <text:p>2,04220327495837</text:p>
          </table:table-cell>
          <table:table-cell office:value-type="float" office:value="2.15118930657268" calcext:value-type="float">
            <text:p>2,15118930657268</text:p>
          </table:table-cell>
        </table:table-row>
        <table:table-row table:style-name="ro1">
          <table:table-cell office:value-type="float" office:value="1.87674554892267" calcext:value-type="float">
            <text:p>1,87674554892267</text:p>
          </table:table-cell>
          <table:table-cell office:value-type="float" office:value="1.99826267836172" calcext:value-type="float">
            <text:p>1,99826267836172</text:p>
          </table:table-cell>
          <table:table-cell office:value-type="float" office:value="2.0762438678513" calcext:value-type="float">
            <text:p>2,0762438678513</text:p>
          </table:table-cell>
          <table:table-cell office:value-type="float" office:value="2.07443679823411" calcext:value-type="float">
            <text:p>2,07443679823411</text:p>
          </table:table-cell>
        </table:table-row>
        <table:table-row table:style-name="ro1">
          <table:table-cell office:value-type="float" office:value="1.91368333202932" calcext:value-type="float">
            <text:p>1,91368333202932</text:p>
          </table:table-cell>
          <table:table-cell office:value-type="float" office:value="2.03188215640372" calcext:value-type="float">
            <text:p>2,03188215640372</text:p>
          </table:table-cell>
          <table:table-cell office:value-type="float" office:value="2.09231506595667" calcext:value-type="float">
            <text:p>2,09231506595667</text:p>
          </table:table-cell>
          <table:table-cell office:value-type="float" office:value="2.17314783176301" calcext:value-type="float">
            <text:p>2,17314783176301</text:p>
          </table:table-cell>
        </table:table-row>
        <table:table-row table:style-name="ro1">
          <table:table-cell office:value-type="float" office:value="1.96087307677234" calcext:value-type="float">
            <text:p>1,96087307677234</text:p>
          </table:table-cell>
          <table:table-cell office:value-type="float" office:value="2.00211317387952" calcext:value-type="float">
            <text:p>2,00211317387952</text:p>
          </table:table-cell>
          <table:table-cell office:value-type="float" office:value="2.105529934842" calcext:value-type="float">
            <text:p>2,105529934842</text:p>
          </table:table-cell>
          <table:table-cell office:value-type="float" office:value="2.21711426981651" calcext:value-type="float">
            <text:p>2,21711426981651</text:p>
          </table:table-cell>
        </table:table-row>
        <table:table-row table:style-name="ro1">
          <table:table-cell office:value-type="float" office:value="1.97001943958168" calcext:value-type="float">
            <text:p>1,97001943958168</text:p>
          </table:table-cell>
          <table:table-cell office:value-type="float" office:value="2.10575256627013" calcext:value-type="float">
            <text:p>2,10575256627013</text:p>
          </table:table-cell>
          <table:table-cell office:value-type="float" office:value="2.09777438937888" calcext:value-type="float">
            <text:p>2,09777438937888</text:p>
          </table:table-cell>
          <table:table-cell office:value-type="float" office:value="2.1284231245843" calcext:value-type="float">
            <text:p>2,1284231245843</text:p>
          </table:table-cell>
        </table:table-row>
        <table:table-row table:style-name="ro1">
          <table:table-cell office:value-type="float" office:value="2.31704542975605" calcext:value-type="float">
            <text:p>2,31704542975605</text:p>
          </table:table-cell>
          <table:table-cell office:value-type="float" office:value="2.13102938961784" calcext:value-type="float">
            <text:p>2,13102938961784</text:p>
          </table:table-cell>
          <table:table-cell office:value-type="float" office:value="2.08863580472784" calcext:value-type="float">
            <text:p>2,08863580472784</text:p>
          </table:table-cell>
          <table:table-cell office:value-type="float" office:value="2.15367441716133" calcext:value-type="float">
            <text:p>2,15367441716133</text:p>
          </table:table-cell>
        </table:table-row>
        <table:table-row table:style-name="ro1">
          <table:table-cell office:value-type="float" office:value="1.95744431041757" calcext:value-type="float">
            <text:p>1,95744431041757</text:p>
          </table:table-cell>
          <table:table-cell office:value-type="float" office:value="2.19206535244612" calcext:value-type="float">
            <text:p>2,19206535244612</text:p>
          </table:table-cell>
          <table:table-cell office:value-type="float" office:value="2.12771335281992" calcext:value-type="float">
            <text:p>2,12771335281992</text:p>
          </table:table-cell>
          <table:table-cell office:value-type="float" office:value="2.05895221889125" calcext:value-type="float">
            <text:p>2,05895221889125</text:p>
          </table:table-cell>
        </table:table-row>
        <table:table-row table:style-name="ro1">
          <table:table-cell office:value-type="float" office:value="1.93327723052111" calcext:value-type="float">
            <text:p>1,93327723052111</text:p>
          </table:table-cell>
          <table:table-cell office:value-type="float" office:value="2.0591693693667" calcext:value-type="float">
            <text:p>2,0591693693667</text:p>
          </table:table-cell>
          <table:table-cell office:value-type="float" office:value="2.05094227214177" calcext:value-type="float">
            <text:p>2,05094227214177</text:p>
          </table:table-cell>
          <table:table-cell office:value-type="float" office:value="2.03822253262019" calcext:value-type="float">
            <text:p>2,03822253262019</text:p>
          </table:table-cell>
        </table:table-row>
        <table:table-row table:style-name="ro1">
          <table:table-cell office:value-type="float" office:value="1.93764165031681" calcext:value-type="float">
            <text:p>1,93764165031681</text:p>
          </table:table-cell>
          <table:table-cell office:value-type="float" office:value="1.98550174458519" calcext:value-type="float">
            <text:p>1,98550174458519</text:p>
          </table:table-cell>
          <table:table-cell office:value-type="float" office:value="2.04971586041054" calcext:value-type="float">
            <text:p>2,04971586041054</text:p>
          </table:table-cell>
          <table:table-cell office:value-type="float" office:value="2.05019197793143" calcext:value-type="float">
            <text:p>2,05019197793143</text:p>
          </table:table-cell>
        </table:table-row>
        <table:table-row table:style-name="ro1">
          <table:table-cell office:value-type="float" office:value="2.06363280630963" calcext:value-type="float">
            <text:p>2,06363280630963</text:p>
          </table:table-cell>
          <table:table-cell office:value-type="float" office:value="2.05748303970802" calcext:value-type="float">
            <text:p>2,05748303970802</text:p>
          </table:table-cell>
          <table:table-cell office:value-type="float" office:value="2.05021358737254" calcext:value-type="float">
            <text:p>2,05021358737254</text:p>
          </table:table-cell>
          <table:table-cell office:value-type="float" office:value="2.09169848770138" calcext:value-type="float">
            <text:p>2,09169848770138</text:p>
          </table:table-cell>
        </table:table-row>
        <table:table-row table:style-name="ro1">
          <table:table-cell office:value-type="float" office:value="1.93129088496159" calcext:value-type="float">
            <text:p>1,93129088496159</text:p>
          </table:table-cell>
          <table:table-cell office:value-type="float" office:value="2.06640173170121" calcext:value-type="float">
            <text:p>2,06640173170121</text:p>
          </table:table-cell>
          <table:table-cell office:value-type="float" office:value="2.04613532446692" calcext:value-type="float">
            <text:p>2,04613532446692</text:p>
          </table:table-cell>
          <table:table-cell office:value-type="float" office:value="2.05703016440804" calcext:value-type="float">
            <text:p>2,05703016440804</text:p>
          </table:table-cell>
        </table:table-row>
        <table:table-row table:style-name="ro1">
          <table:table-cell office:value-type="float" office:value="2.01435096668194" calcext:value-type="float">
            <text:p>2,01435096668194</text:p>
          </table:table-cell>
          <table:table-cell office:value-type="float" office:value="2.14715307823038" calcext:value-type="float">
            <text:p>2,14715307823038</text:p>
          </table:table-cell>
          <table:table-cell office:value-type="float" office:value="2.08240085516265" calcext:value-type="float">
            <text:p>2,08240085516265</text:p>
          </table:table-cell>
          <table:table-cell office:value-type="float" office:value="2.03889255464438" calcext:value-type="float">
            <text:p>2,03889255464438</text:p>
          </table:table-cell>
        </table:table-row>
        <table:table-row table:style-name="ro1">
          <table:table-cell office:value-type="float" office:value="1.92370015693091" calcext:value-type="float">
            <text:p>1,92370015693091</text:p>
          </table:table-cell>
          <table:table-cell office:value-type="float" office:value="2.0810889770513" calcext:value-type="float">
            <text:p>2,0810889770513</text:p>
          </table:table-cell>
          <table:table-cell office:value-type="float" office:value="2.08143269909244" calcext:value-type="float">
            <text:p>2,08143269909244</text:p>
          </table:table-cell>
          <table:table-cell office:value-type="float" office:value="2.07352487954037" calcext:value-type="float">
            <text:p>2,07352487954037</text:p>
          </table:table-cell>
        </table:table-row>
        <table:table-row table:style-name="ro1">
          <table:table-cell office:value-type="float" office:value="1.92770146257322" calcext:value-type="float">
            <text:p>1,92770146257322</text:p>
          </table:table-cell>
          <table:table-cell office:value-type="float" office:value="2.04676352958835" calcext:value-type="float">
            <text:p>2,04676352958835</text:p>
          </table:table-cell>
          <table:table-cell office:value-type="float" office:value="2.07969119495481" calcext:value-type="float">
            <text:p>2,07969119495481</text:p>
          </table:table-cell>
          <table:table-cell office:value-type="float" office:value="2.0832631220285" calcext:value-type="float">
            <text:p>2,0832631220285</text:p>
          </table:table-cell>
        </table:table-row>
        <table:table-row table:style-name="ro1">
          <table:table-cell office:value-type="float" office:value="1.9689952884702" calcext:value-type="float">
            <text:p>1,9689952884702</text:p>
          </table:table-cell>
          <table:table-cell office:value-type="float" office:value="2.13112201486013" calcext:value-type="float">
            <text:p>2,13112201486013</text:p>
          </table:table-cell>
          <table:table-cell office:value-type="float" office:value="2.06776967416891" calcext:value-type="float">
            <text:p>2,06776967416891</text:p>
          </table:table-cell>
          <table:table-cell office:value-type="float" office:value="2.0328102298402" calcext:value-type="float">
            <text:p>2,0328102298402</text:p>
          </table:table-cell>
        </table:table-row>
        <table:table-row table:style-name="ro1">
          <table:table-cell office:value-type="float" office:value="1.89012984704076" calcext:value-type="float">
            <text:p>1,89012984704076</text:p>
          </table:table-cell>
          <table:table-cell office:value-type="float" office:value="2.05267643159017" calcext:value-type="float">
            <text:p>2,05267643159017</text:p>
          </table:table-cell>
          <table:table-cell office:value-type="float" office:value="2.06907788833846" calcext:value-type="float">
            <text:p>2,06907788833846</text:p>
          </table:table-cell>
          <table:table-cell office:value-type="float" office:value="2.0596273698366" calcext:value-type="float">
            <text:p>2,0596273698366</text:p>
          </table:table-cell>
        </table:table-row>
        <table:table-row table:style-name="ro1">
          <table:table-cell office:value-type="float" office:value="1.93565389476629" calcext:value-type="float">
            <text:p>1,93565389476629</text:p>
          </table:table-cell>
          <table:table-cell office:value-type="float" office:value="2.05563915542928" calcext:value-type="float">
            <text:p>2,05563915542928</text:p>
          </table:table-cell>
          <table:table-cell office:value-type="float" office:value="2.04792073688343" calcext:value-type="float">
            <text:p>2,04792073688343</text:p>
          </table:table-cell>
          <table:table-cell office:value-type="float" office:value="2.10933114296482" calcext:value-type="float">
            <text:p>2,10933114296482</text:p>
          </table:table-cell>
        </table:table-row>
        <table:table-row table:style-name="ro1">
          <table:table-cell office:value-type="float" office:value="1.8804616216793" calcext:value-type="float">
            <text:p>1,8804616216793</text:p>
          </table:table-cell>
          <table:table-cell office:value-type="float" office:value="2.11511835388829" calcext:value-type="float">
            <text:p>2,11511835388829</text:p>
          </table:table-cell>
          <table:table-cell office:value-type="float" office:value="2.06658573878336" calcext:value-type="float">
            <text:p>2,06658573878336</text:p>
          </table:table-cell>
          <table:table-cell office:value-type="float" office:value="2.08326093264209" calcext:value-type="float">
            <text:p>2,08326093264209</text:p>
          </table:table-cell>
        </table:table-row>
        <table:table-row table:style-name="ro1">
          <table:table-cell office:value-type="float" office:value="1.94532286659357" calcext:value-type="float">
            <text:p>1,94532286659357</text:p>
          </table:table-cell>
          <table:table-cell office:value-type="float" office:value="2.1213678615231" calcext:value-type="float">
            <text:p>2,1213678615231</text:p>
          </table:table-cell>
          <table:table-cell office:value-type="float" office:value="2.05439177318022" calcext:value-type="float">
            <text:p>2,05439177318022</text:p>
          </table:table-cell>
          <table:table-cell office:value-type="float" office:value="2.06556006621624" calcext:value-type="float">
            <text:p>2,06556006621624</text:p>
          </table:table-cell>
        </table:table-row>
        <table:table-row table:style-name="ro1">
          <table:table-cell office:value-type="float" office:value="1.9520981221811" calcext:value-type="float">
            <text:p>1,9520981221811</text:p>
          </table:table-cell>
          <table:table-cell office:value-type="float" office:value="2.02124881527183" calcext:value-type="float">
            <text:p>2,02124881527183</text:p>
          </table:table-cell>
          <table:table-cell office:value-type="float" office:value="2.03586229724868" calcext:value-type="float">
            <text:p>2,03586229724868</text:p>
          </table:table-cell>
          <table:table-cell office:value-type="float" office:value="2.09139943147336" calcext:value-type="float">
            <text:p>2,09139943147336</text:p>
          </table:table-cell>
        </table:table-row>
      </table:table>
      <table:table table:name="MONGO-LARGE-COMPLEX" table:style-name="ta1">
        <table:table-column table:style-name="co1" table:number-columns-repeated="4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1.2824900761708" calcext:value-type="float">
            <text:p>21,2824900761708</text:p>
          </table:table-cell>
          <table:table-cell office:value-type="float" office:value="34.9523538239727" calcext:value-type="float">
            <text:p>34,9523538239727</text:p>
          </table:table-cell>
          <table:table-cell office:value-type="float" office:value="105.603643946657" calcext:value-type="float">
            <text:p>105,603643946657</text:p>
          </table:table-cell>
          <table:table-cell office:value-type="float" office:value="190.780117337047" calcext:value-type="float">
            <text:p>190,780117337047</text:p>
          </table:table-cell>
        </table:table-row>
        <table:table-row table:style-name="ro1">
          <table:table-cell office:value-type="float" office:value="19.862332233618" calcext:value-type="float">
            <text:p>19,862332233618</text:p>
          </table:table-cell>
          <table:table-cell office:value-type="float" office:value="34.9588078793772" calcext:value-type="float">
            <text:p>34,9588078793772</text:p>
          </table:table-cell>
          <table:table-cell office:value-type="float" office:value="105.112928550529" calcext:value-type="float">
            <text:p>105,112928550529</text:p>
          </table:table-cell>
          <table:table-cell office:value-type="float" office:value="189.58912058136" calcext:value-type="float">
            <text:p>189,58912058136</text:p>
          </table:table-cell>
        </table:table-row>
        <table:table-row table:style-name="ro1">
          <table:table-cell office:value-type="float" office:value="19.7922445734597" calcext:value-type="float">
            <text:p>19,7922445734597</text:p>
          </table:table-cell>
          <table:table-cell office:value-type="float" office:value="34.7467980488781" calcext:value-type="float">
            <text:p>34,7467980488781</text:p>
          </table:table-cell>
          <table:table-cell office:value-type="float" office:value="105.241479864736" calcext:value-type="float">
            <text:p>105,241479864736</text:p>
          </table:table-cell>
          <table:table-cell office:value-type="float" office:value="190.070029774861" calcext:value-type="float">
            <text:p>190,070029774861</text:p>
          </table:table-cell>
        </table:table-row>
        <table:table-row table:style-name="ro1">
          <table:table-cell office:value-type="float" office:value="20.0437944823601" calcext:value-type="float">
            <text:p>20,0437944823601</text:p>
          </table:table-cell>
          <table:table-cell office:value-type="float" office:value="34.8794352117909" calcext:value-type="float">
            <text:p>34,8794352117909</text:p>
          </table:table-cell>
          <table:table-cell office:value-type="float" office:value="104.790223932119" calcext:value-type="float">
            <text:p>104,790223932119</text:p>
          </table:table-cell>
          <table:table-cell office:value-type="float" office:value="190.331779862818" calcext:value-type="float">
            <text:p>190,331779862818</text:p>
          </table:table-cell>
        </table:table-row>
        <table:table-row table:style-name="ro1">
          <table:table-cell office:value-type="float" office:value="20.0008194745593" calcext:value-type="float">
            <text:p>20,0008194745593</text:p>
          </table:table-cell>
          <table:table-cell office:value-type="float" office:value="34.8317274314997" calcext:value-type="float">
            <text:p>34,8317274314997</text:p>
          </table:table-cell>
          <table:table-cell office:value-type="float" office:value="104.927864034862" calcext:value-type="float">
            <text:p>104,927864034862</text:p>
          </table:table-cell>
          <table:table-cell office:value-type="float" office:value="190.957823295072" calcext:value-type="float">
            <text:p>190,957823295072</text:p>
          </table:table-cell>
        </table:table-row>
        <table:table-row table:style-name="ro1">
          <table:table-cell office:value-type="float" office:value="20.3062236700287" calcext:value-type="float">
            <text:p>20,3062236700287</text:p>
          </table:table-cell>
          <table:table-cell office:value-type="float" office:value="34.8871602682095" calcext:value-type="float">
            <text:p>34,8871602682095</text:p>
          </table:table-cell>
          <table:table-cell office:value-type="float" office:value="104.747408803648" calcext:value-type="float">
            <text:p>104,747408803648</text:p>
          </table:table-cell>
          <table:table-cell office:value-type="float" office:value="191.281918997773" calcext:value-type="float">
            <text:p>191,281918997773</text:p>
          </table:table-cell>
        </table:table-row>
        <table:table-row table:style-name="ro1">
          <table:table-cell office:value-type="float" office:value="22.2326675870979" calcext:value-type="float">
            <text:p>22,2326675870979</text:p>
          </table:table-cell>
          <table:table-cell office:value-type="float" office:value="34.7748865929892" calcext:value-type="float">
            <text:p>34,7748865929892</text:p>
          </table:table-cell>
          <table:table-cell office:value-type="float" office:value="105.52874305284" calcext:value-type="float">
            <text:p>105,52874305284</text:p>
          </table:table-cell>
          <table:table-cell office:value-type="float" office:value="189.848709027755" calcext:value-type="float">
            <text:p>189,848709027755</text:p>
          </table:table-cell>
        </table:table-row>
        <table:table-row table:style-name="ro1">
          <table:table-cell office:value-type="float" office:value="21.7766105417244" calcext:value-type="float">
            <text:p>21,7766105417244</text:p>
          </table:table-cell>
          <table:table-cell office:value-type="float" office:value="34.9118638041187" calcext:value-type="float">
            <text:p>34,9118638041187</text:p>
          </table:table-cell>
          <table:table-cell office:value-type="float" office:value="105.047540769809" calcext:value-type="float">
            <text:p>105,047540769809</text:p>
          </table:table-cell>
          <table:table-cell office:value-type="float" office:value="190.516402610725" calcext:value-type="float">
            <text:p>190,516402610725</text:p>
          </table:table-cell>
        </table:table-row>
        <table:table-row table:style-name="ro1">
          <table:table-cell office:value-type="float" office:value="19.988285250775" calcext:value-type="float">
            <text:p>19,988285250775</text:p>
          </table:table-cell>
          <table:table-cell office:value-type="float" office:value="34.9834060775608" calcext:value-type="float">
            <text:p>34,9834060775608</text:p>
          </table:table-cell>
          <table:table-cell office:value-type="float" office:value="104.789021723538" calcext:value-type="float">
            <text:p>104,789021723538</text:p>
          </table:table-cell>
          <table:table-cell office:value-type="float" office:value="190.952931640452" calcext:value-type="float">
            <text:p>190,952931640452</text:p>
          </table:table-cell>
        </table:table-row>
        <table:table-row table:style-name="ro1">
          <table:table-cell office:value-type="float" office:value="21.0876217090317" calcext:value-type="float">
            <text:p>21,0876217090317</text:p>
          </table:table-cell>
          <table:table-cell office:value-type="float" office:value="35.1749324903274" calcext:value-type="float">
            <text:p>35,1749324903274</text:p>
          </table:table-cell>
          <table:table-cell office:value-type="float" office:value="104.960419424737" calcext:value-type="float">
            <text:p>104,960419424737</text:p>
          </table:table-cell>
          <table:table-cell office:value-type="float" office:value="189.929970225139" calcext:value-type="float">
            <text:p>189,929970225139</text:p>
          </table:table-cell>
        </table:table-row>
        <table:table-row table:style-name="ro1">
          <table:table-cell office:value-type="float" office:value="19.9851927434146" calcext:value-type="float">
            <text:p>19,9851927434146</text:p>
          </table:table-cell>
          <table:table-cell office:value-type="float" office:value="35.1738263615943" calcext:value-type="float">
            <text:p>35,1738263615943</text:p>
          </table:table-cell>
          <table:table-cell office:value-type="float" office:value="105.29171458355" calcext:value-type="float">
            <text:p>105,29171458355</text:p>
          </table:table-cell>
          <table:table-cell office:value-type="float" office:value="190.163307800176" calcext:value-type="float">
            <text:p>190,163307800176</text:p>
          </table:table-cell>
        </table:table-row>
        <table:table-row table:style-name="ro1">
          <table:table-cell office:value-type="float" office:value="21.0763588833113" calcext:value-type="float">
            <text:p>21,0763588833113</text:p>
          </table:table-cell>
          <table:table-cell office:value-type="float" office:value="35.0457865516637" calcext:value-type="float">
            <text:p>35,0457865516637</text:p>
          </table:table-cell>
          <table:table-cell office:value-type="float" office:value="104.96277152121" calcext:value-type="float">
            <text:p>104,96277152121</text:p>
          </table:table-cell>
          <table:table-cell office:value-type="float" office:value="189.862569104914" calcext:value-type="float">
            <text:p>189,862569104914</text:p>
          </table:table-cell>
        </table:table-row>
        <table:table-row table:style-name="ro1">
          <table:table-cell office:value-type="float" office:value="19.6951733706885" calcext:value-type="float">
            <text:p>19,6951733706885</text:p>
          </table:table-cell>
          <table:table-cell office:value-type="float" office:value="35.1745711000969" calcext:value-type="float">
            <text:p>35,1745711000969</text:p>
          </table:table-cell>
          <table:table-cell office:value-type="float" office:value="105.03722847879" calcext:value-type="float">
            <text:p>105,03722847879</text:p>
          </table:table-cell>
          <table:table-cell office:value-type="float" office:value="189.898146259557" calcext:value-type="float">
            <text:p>189,898146259557</text:p>
          </table:table-cell>
        </table:table-row>
        <table:table-row table:style-name="ro1">
          <table:table-cell office:value-type="float" office:value="19.9991805254407" calcext:value-type="float">
            <text:p>19,9991805254407</text:p>
          </table:table-cell>
          <table:table-cell office:value-type="float" office:value="35.296989642698" calcext:value-type="float">
            <text:p>35,296989642698</text:p>
          </table:table-cell>
          <table:table-cell office:value-type="float" office:value="104.694323697314" calcext:value-type="float">
            <text:p>104,694323697314</text:p>
          </table:table-cell>
          <table:table-cell office:value-type="float" office:value="189.467199558138" calcext:value-type="float">
            <text:p>189,467199558138</text:p>
          </table:table-cell>
        </table:table-row>
        <table:table-row table:style-name="ro1">
          <table:table-cell office:value-type="float" office:value="19.9454417757426" calcext:value-type="float">
            <text:p>19,9454417757426</text:p>
          </table:table-cell>
          <table:table-cell office:value-type="float" office:value="35.2676488553929" calcext:value-type="float">
            <text:p>35,2676488553929</text:p>
          </table:table-cell>
          <table:table-cell office:value-type="float" office:value="104.612340825786" calcext:value-type="float">
            <text:p>104,612340825786</text:p>
          </table:table-cell>
          <table:table-cell office:value-type="float" office:value="189.331230208584" calcext:value-type="float">
            <text:p>189,331230208584</text:p>
          </table:table-cell>
        </table:table-row>
        <table:table-row table:style-name="ro1">
          <table:table-cell office:value-type="float" office:value="19.6704870911157" calcext:value-type="float">
            <text:p>19,6704870911157</text:p>
          </table:table-cell>
          <table:table-cell office:value-type="float" office:value="35.0165939224392" calcext:value-type="float">
            <text:p>35,0165939224392</text:p>
          </table:table-cell>
          <table:table-cell office:value-type="float" office:value="105.660433616953" calcext:value-type="float">
            <text:p>105,660433616953</text:p>
          </table:table-cell>
          <table:table-cell office:value-type="float" office:value="189.874419154563" calcext:value-type="float">
            <text:p>189,874419154563</text:p>
          </table:table-cell>
        </table:table-row>
        <table:table-row table:style-name="ro1">
          <table:table-cell office:value-type="float" office:value="19.7067737847049" calcext:value-type="float">
            <text:p>19,7067737847049</text:p>
          </table:table-cell>
          <table:table-cell office:value-type="float" office:value="35.0422686994846" calcext:value-type="float">
            <text:p>35,0422686994846</text:p>
          </table:table-cell>
          <table:table-cell office:value-type="float" office:value="104.838666341198" calcext:value-type="float">
            <text:p>104,838666341198</text:p>
          </table:table-cell>
          <table:table-cell office:value-type="float" office:value="189.679750071932" calcext:value-type="float">
            <text:p>189,679750071932</text:p>
          </table:table-cell>
        </table:table-row>
        <table:table-row table:style-name="ro1">
          <table:table-cell office:value-type="float" office:value="20.5917662598762" calcext:value-type="float">
            <text:p>20,5917662598762</text:p>
          </table:table-cell>
          <table:table-cell office:value-type="float" office:value="34.8895523555138" calcext:value-type="float">
            <text:p>34,8895523555138</text:p>
          </table:table-cell>
          <table:table-cell office:value-type="float" office:value="104.855701274253" calcext:value-type="float">
            <text:p>104,855701274253</text:p>
          </table:table-cell>
          <table:table-cell office:value-type="float" office:value="190.203539253014" calcext:value-type="float">
            <text:p>190,203539253014</text:p>
          </table:table-cell>
        </table:table-row>
        <table:table-row table:style-name="ro1">
          <table:table-cell office:value-type="float" office:value="19.7295163460324" calcext:value-type="float">
            <text:p>19,7295163460324</text:p>
          </table:table-cell>
          <table:table-cell office:value-type="float" office:value="35.3266422168005" calcext:value-type="float">
            <text:p>35,3266422168005</text:p>
          </table:table-cell>
          <table:table-cell office:value-type="float" office:value="105.369647013256" calcext:value-type="float">
            <text:p>105,369647013256</text:p>
          </table:table-cell>
          <table:table-cell office:value-type="float" office:value="190.512053893867" calcext:value-type="float">
            <text:p>190,512053893867</text:p>
          </table:table-cell>
        </table:table-row>
        <table:table-row table:style-name="ro1">
          <table:table-cell office:value-type="float" office:value="20.7070756619625" calcext:value-type="float">
            <text:p>20,7070756619625</text:p>
          </table:table-cell>
          <table:table-cell office:value-type="float" office:value="35.1177714035643" calcext:value-type="float">
            <text:p>35,1177714035643</text:p>
          </table:table-cell>
          <table:table-cell office:value-type="float" office:value="106.271417153766" calcext:value-type="float">
            <text:p>106,271417153766</text:p>
          </table:table-cell>
          <table:table-cell office:value-type="float" office:value="189.306121680913" calcext:value-type="float">
            <text:p>189,306121680913</text:p>
          </table:table-cell>
        </table:table-row>
        <table:table-row table:style-name="ro1">
          <table:table-cell office:value-type="float" office:value="19.8575489651196" calcext:value-type="float">
            <text:p>19,8575489651196</text:p>
          </table:table-cell>
          <table:table-cell office:value-type="float" office:value="35.0828515529985" calcext:value-type="float">
            <text:p>35,0828515529985</text:p>
          </table:table-cell>
          <table:table-cell office:value-type="float" office:value="105.313610488473" calcext:value-type="float">
            <text:p>105,313610488473</text:p>
          </table:table-cell>
          <table:table-cell office:value-type="float" office:value="190.543443668468" calcext:value-type="float">
            <text:p>190,543443668468</text:p>
          </table:table-cell>
        </table:table-row>
        <table:table-row table:style-name="ro1">
          <table:table-cell office:value-type="float" office:value="19.8793272992938" calcext:value-type="float">
            <text:p>19,8793272992938</text:p>
          </table:table-cell>
          <table:table-cell office:value-type="float" office:value="34.9633881882956" calcext:value-type="float">
            <text:p>34,9633881882956</text:p>
          </table:table-cell>
          <table:table-cell office:value-type="float" office:value="104.019814861785" calcext:value-type="float">
            <text:p>104,019814861785</text:p>
          </table:table-cell>
          <table:table-cell office:value-type="float" office:value="189.432911612114" calcext:value-type="float">
            <text:p>189,432911612114</text:p>
          </table:table-cell>
        </table:table-row>
        <table:table-row table:style-name="ro1">
          <table:table-cell office:value-type="float" office:value="19.8500555476218" calcext:value-type="float">
            <text:p>19,8500555476218</text:p>
          </table:table-cell>
          <table:table-cell office:value-type="float" office:value="34.6321103808675" calcext:value-type="float">
            <text:p>34,6321103808675</text:p>
          </table:table-cell>
          <table:table-cell office:value-type="float" office:value="104.306207872689" calcext:value-type="float">
            <text:p>104,306207872689</text:p>
          </table:table-cell>
          <table:table-cell office:value-type="float" office:value="187.938960892356" calcext:value-type="float">
            <text:p>187,938960892356</text:p>
          </table:table-cell>
        </table:table-row>
        <table:table-row table:style-name="ro1">
          <table:table-cell office:value-type="float" office:value="20.0327127854827" calcext:value-type="float">
            <text:p>20,0327127854827</text:p>
          </table:table-cell>
          <table:table-cell office:value-type="float" office:value="35.2455498139768" calcext:value-type="float">
            <text:p>35,2455498139768</text:p>
          </table:table-cell>
          <table:table-cell office:value-type="float" office:value="104.989816261517" calcext:value-type="float">
            <text:p>104,989816261517</text:p>
          </table:table-cell>
          <table:table-cell office:value-type="float" office:value="189.790440034698" calcext:value-type="float">
            <text:p>189,790440034698</text:p>
          </table:table-cell>
        </table:table-row>
        <table:table-row table:style-name="ro1">
          <table:table-cell office:value-type="float" office:value="19.7138632809068" calcext:value-type="float">
            <text:p>19,7138632809068</text:p>
          </table:table-cell>
          <table:table-cell office:value-type="float" office:value="34.7367753544609" calcext:value-type="float">
            <text:p>34,7367753544609</text:p>
          </table:table-cell>
          <table:table-cell office:value-type="float" office:value="104.108277564154" calcext:value-type="float">
            <text:p>104,108277564154</text:p>
          </table:table-cell>
          <table:table-cell office:value-type="float" office:value="187.932476320786" calcext:value-type="float">
            <text:p>187,932476320786</text:p>
          </table:table-cell>
        </table:table-row>
        <table:table-row table:style-name="ro1">
          <table:table-cell office:value-type="float" office:value="19.8173496788371" calcext:value-type="float">
            <text:p>19,8173496788371</text:p>
          </table:table-cell>
          <table:table-cell office:value-type="float" office:value="39.2686067353702" calcext:value-type="float">
            <text:p>39,2686067353702</text:p>
          </table:table-cell>
          <table:table-cell office:value-type="float" office:value="103.764361568658" calcext:value-type="float">
            <text:p>103,764361568658</text:p>
          </table:table-cell>
          <table:table-cell office:value-type="float" office:value="197.703967014523" calcext:value-type="float">
            <text:p>197,703967014523</text:p>
          </table:table-cell>
        </table:table-row>
        <table:table-row table:style-name="ro1">
          <table:table-cell office:value-type="float" office:value="19.8880107074983" calcext:value-type="float">
            <text:p>19,8880107074983</text:p>
          </table:table-cell>
          <table:table-cell office:value-type="float" office:value="34.8047709339221" calcext:value-type="float">
            <text:p>34,8047709339221</text:p>
          </table:table-cell>
          <table:table-cell office:value-type="float" office:value="105.1693381799" calcext:value-type="float">
            <text:p>105,1693381799</text:p>
          </table:table-cell>
          <table:table-cell office:value-type="float" office:value="196.601084386136" calcext:value-type="float">
            <text:p>196,601084386136</text:p>
          </table:table-cell>
        </table:table-row>
        <table:table-row table:style-name="ro1">
          <table:table-cell office:value-type="float" office:value="20.0779852541669" calcext:value-type="float">
            <text:p>20,0779852541669</text:p>
          </table:table-cell>
          <table:table-cell office:value-type="float" office:value="34.925038118136" calcext:value-type="float">
            <text:p>34,925038118136</text:p>
          </table:table-cell>
          <table:table-cell office:value-type="float" office:value="108.036561999002" calcext:value-type="float">
            <text:p>108,036561999002</text:p>
          </table:table-cell>
          <table:table-cell office:value-type="float" office:value="205.120354944593" calcext:value-type="float">
            <text:p>205,120354944593</text:p>
          </table:table-cell>
        </table:table-row>
        <table:table-row table:style-name="ro1">
          <table:table-cell office:value-type="float" office:value="20.2881657436901" calcext:value-type="float">
            <text:p>20,2881657436901</text:p>
          </table:table-cell>
          <table:table-cell office:value-type="float" office:value="35.346014194624" calcext:value-type="float">
            <text:p>35,346014194624</text:p>
          </table:table-cell>
          <table:table-cell office:value-type="float" office:value="109.46413740273" calcext:value-type="float">
            <text:p>109,46413740273</text:p>
          </table:table-cell>
          <table:table-cell office:value-type="float" office:value="195.221130112826" calcext:value-type="float">
            <text:p>195,221130112826</text:p>
          </table:table-cell>
        </table:table-row>
        <table:table-row table:style-name="ro1">
          <table:table-cell office:value-type="float" office:value="20.058536586646" calcext:value-type="float">
            <text:p>20,058536586646</text:p>
          </table:table-cell>
          <table:table-cell office:value-type="float" office:value="34.775453150754" calcext:value-type="float">
            <text:p>34,775453150754</text:p>
          </table:table-cell>
          <table:table-cell office:value-type="float" office:value="113.507408061913" calcext:value-type="float">
            <text:p>113,507408061913</text:p>
          </table:table-cell>
          <table:table-cell office:value-type="float" office:value="189.975118423095" calcext:value-type="float">
            <text:p>189,975118423095</text:p>
          </table:table-cell>
        </table:table-row>
        <table:table-row table:style-name="ro1">
          <table:table-cell office:value-type="float" office:value="19.832400666675" calcext:value-type="float">
            <text:p>19,832400666675</text:p>
          </table:table-cell>
          <table:table-cell office:value-type="float" office:value="35.1054377725873" calcext:value-type="float">
            <text:p>35,1054377725873</text:p>
          </table:table-cell>
          <table:table-cell office:value-type="float" office:value="106.821075220995" calcext:value-type="float">
            <text:p>106,821075220995</text:p>
          </table:table-cell>
          <table:table-cell office:value-type="float" office:value="191.297948342661" calcext:value-type="float">
            <text:p>191,297948342661</text:p>
          </table:table-cell>
        </table:table-row>
        <table:table-row table:style-name="ro1">
          <table:table-cell office:value-type="float" office:value="19.8774982872327" calcext:value-type="float">
            <text:p>19,8774982872327</text:p>
          </table:table-cell>
          <table:table-cell office:value-type="float" office:value="34.8570691005855" calcext:value-type="float">
            <text:p>34,8570691005855</text:p>
          </table:table-cell>
          <table:table-cell office:value-type="float" office:value="104.155726354858" calcext:value-type="float">
            <text:p>104,155726354858</text:p>
          </table:table-cell>
          <table:table-cell office:value-type="float" office:value="189.178403932137" calcext:value-type="float">
            <text:p>189,178403932137</text:p>
          </table:table-cell>
        </table:table-row>
        <table:table-row table:style-name="ro1">
          <table:table-cell office:value-type="float" office:value="19.7162734502391" calcext:value-type="float">
            <text:p>19,7162734502391</text:p>
          </table:table-cell>
          <table:table-cell office:value-type="float" office:value="35.9138671114653" calcext:value-type="float">
            <text:p>35,9138671114653</text:p>
          </table:table-cell>
          <table:table-cell office:value-type="float" office:value="104.036045100675" calcext:value-type="float">
            <text:p>104,036045100675</text:p>
          </table:table-cell>
          <table:table-cell office:value-type="float" office:value="203.134332808153" calcext:value-type="float">
            <text:p>203,134332808153</text:p>
          </table:table-cell>
        </table:table-row>
        <table:table-row table:style-name="ro1">
          <table:table-cell office:value-type="float" office:value="19.9999880504202" calcext:value-type="float">
            <text:p>19,9999880504202</text:p>
          </table:table-cell>
          <table:table-cell office:value-type="float" office:value="35.9956801473745" calcext:value-type="float">
            <text:p>35,9956801473745</text:p>
          </table:table-cell>
          <table:table-cell office:value-type="float" office:value="105.43356404558" calcext:value-type="float">
            <text:p>105,43356404558</text:p>
          </table:table-cell>
          <table:table-cell office:value-type="float" office:value="190.562405029036" calcext:value-type="float">
            <text:p>190,562405029036</text:p>
          </table:table-cell>
        </table:table-row>
        <table:table-row table:style-name="ro1">
          <table:table-cell office:value-type="float" office:value="19.672623697007" calcext:value-type="float">
            <text:p>19,672623697007</text:p>
          </table:table-cell>
          <table:table-cell office:value-type="float" office:value="37.511950444905" calcext:value-type="float">
            <text:p>37,511950444905</text:p>
          </table:table-cell>
          <table:table-cell office:value-type="float" office:value="103.601508166497" calcext:value-type="float">
            <text:p>103,601508166497</text:p>
          </table:table-cell>
          <table:table-cell office:value-type="float" office:value="218.211757500102" calcext:value-type="float">
            <text:p>218,211757500102</text:p>
          </table:table-cell>
        </table:table-row>
        <table:table-row table:style-name="ro1">
          <table:table-cell office:value-type="float" office:value="19.8144388549126" calcext:value-type="float">
            <text:p>19,8144388549126</text:p>
          </table:table-cell>
          <table:table-cell office:value-type="float" office:value="35.022592855942" calcext:value-type="float">
            <text:p>35,022592855942</text:p>
          </table:table-cell>
          <table:table-cell office:value-type="float" office:value="107.667962029176" calcext:value-type="float">
            <text:p>107,667962029176</text:p>
          </table:table-cell>
          <table:table-cell office:value-type="float" office:value="190.041213052381" calcext:value-type="float">
            <text:p>190,041213052381</text:p>
          </table:table-cell>
        </table:table-row>
        <table:table-row table:style-name="ro1">
          <table:table-cell office:value-type="float" office:value="21.1696077601265" calcext:value-type="float">
            <text:p>21,1696077601265</text:p>
          </table:table-cell>
          <table:table-cell office:value-type="float" office:value="34.9103681398414" calcext:value-type="float">
            <text:p>34,9103681398414</text:p>
          </table:table-cell>
          <table:table-cell office:value-type="float" office:value="114.786401240296" calcext:value-type="float">
            <text:p>114,786401240296</text:p>
          </table:table-cell>
          <table:table-cell office:value-type="float" office:value="193.087523770956" calcext:value-type="float">
            <text:p>193,087523770956</text:p>
          </table:table-cell>
        </table:table-row>
        <table:table-row table:style-name="ro1">
          <table:table-cell office:value-type="float" office:value="21.1071521283599" calcext:value-type="float">
            <text:p>21,1071521283599</text:p>
          </table:table-cell>
          <table:table-cell office:value-type="float" office:value="35.2480099418493" calcext:value-type="float">
            <text:p>35,2480099418493</text:p>
          </table:table-cell>
          <table:table-cell office:value-type="float" office:value="107.482330550501" calcext:value-type="float">
            <text:p>107,482330550501</text:p>
          </table:table-cell>
          <table:table-cell office:value-type="float" office:value="192.3151625134" calcext:value-type="float">
            <text:p>192,3151625134</text:p>
          </table:table-cell>
        </table:table-row>
        <table:table-row table:style-name="ro1">
          <table:table-cell office:value-type="float" office:value="20.4760697608879" calcext:value-type="float">
            <text:p>20,4760697608879</text:p>
          </table:table-cell>
          <table:table-cell office:value-type="float" office:value="35.9619292555532" calcext:value-type="float">
            <text:p>35,9619292555532</text:p>
          </table:table-cell>
          <table:table-cell office:value-type="float" office:value="106.080886851377" calcext:value-type="float">
            <text:p>106,080886851377</text:p>
          </table:table-cell>
          <table:table-cell office:value-type="float" office:value="192.327291039904" calcext:value-type="float">
            <text:p>192,327291039904</text:p>
          </table:table-cell>
        </table:table-row>
        <table:table-row table:style-name="ro1">
          <table:table-cell office:value-type="float" office:value="20.089417215688" calcext:value-type="float">
            <text:p>20,089417215688</text:p>
          </table:table-cell>
          <table:table-cell office:value-type="float" office:value="35.0225330668958" calcext:value-type="float">
            <text:p>35,0225330668958</text:p>
          </table:table-cell>
          <table:table-cell office:value-type="float" office:value="104.740784636766" calcext:value-type="float">
            <text:p>104,740784636766</text:p>
          </table:table-cell>
          <table:table-cell office:value-type="float" office:value="189.030435497221" calcext:value-type="float">
            <text:p>189,030435497221</text:p>
          </table:table-cell>
        </table:table-row>
        <table:table-row table:style-name="ro1">
          <table:table-cell office:value-type="float" office:value="19.8375493235602" calcext:value-type="float">
            <text:p>19,8375493235602</text:p>
          </table:table-cell>
          <table:table-cell office:value-type="float" office:value="34.9892316817942" calcext:value-type="float">
            <text:p>34,9892316817942</text:p>
          </table:table-cell>
          <table:table-cell office:value-type="float" office:value="105.203565076629" calcext:value-type="float">
            <text:p>105,203565076629</text:p>
          </table:table-cell>
          <table:table-cell office:value-type="float" office:value="189.775561509449" calcext:value-type="float">
            <text:p>189,775561509449</text:p>
          </table:table-cell>
        </table:table-row>
        <table:table-row table:style-name="ro1">
          <table:table-cell office:value-type="float" office:value="19.7765277210371" calcext:value-type="float">
            <text:p>19,7765277210371</text:p>
          </table:table-cell>
          <table:table-cell office:value-type="float" office:value="34.7693238661261" calcext:value-type="float">
            <text:p>34,7693238661261</text:p>
          </table:table-cell>
          <table:table-cell office:value-type="float" office:value="103.570176680837" calcext:value-type="float">
            <text:p>103,570176680837</text:p>
          </table:table-cell>
          <table:table-cell office:value-type="float" office:value="188.903049576948" calcext:value-type="float">
            <text:p>188,903049576948</text:p>
          </table:table-cell>
        </table:table-row>
        <table:table-row table:style-name="ro1">
          <table:table-cell office:value-type="float" office:value="19.8905768586794" calcext:value-type="float">
            <text:p>19,8905768586794</text:p>
          </table:table-cell>
          <table:table-cell office:value-type="float" office:value="34.7420410470296" calcext:value-type="float">
            <text:p>34,7420410470296</text:p>
          </table:table-cell>
          <table:table-cell office:value-type="float" office:value="103.861915556995" calcext:value-type="float">
            <text:p>103,861915556995</text:p>
          </table:table-cell>
          <table:table-cell office:value-type="float" office:value="188.250460823425" calcext:value-type="float">
            <text:p>188,250460823425</text:p>
          </table:table-cell>
        </table:table-row>
        <table:table-row table:style-name="ro1">
          <table:table-cell office:value-type="float" office:value="20.7722956180125" calcext:value-type="float">
            <text:p>20,7722956180125</text:p>
          </table:table-cell>
          <table:table-cell office:value-type="float" office:value="35.1415115034987" calcext:value-type="float">
            <text:p>35,1415115034987</text:p>
          </table:table-cell>
          <table:table-cell office:value-type="float" office:value="104.893258391762" calcext:value-type="float">
            <text:p>104,893258391762</text:p>
          </table:table-cell>
          <table:table-cell office:value-type="float" office:value="189.044065108883" calcext:value-type="float">
            <text:p>189,044065108883</text:p>
          </table:table-cell>
        </table:table-row>
        <table:table-row table:style-name="ro1">
          <table:table-cell office:value-type="float" office:value="19.7982695785331" calcext:value-type="float">
            <text:p>19,7982695785331</text:p>
          </table:table-cell>
          <table:table-cell office:value-type="float" office:value="34.4889713457853" calcext:value-type="float">
            <text:p>34,4889713457853</text:p>
          </table:table-cell>
          <table:table-cell office:value-type="float" office:value="104.329776238737" calcext:value-type="float">
            <text:p>104,329776238737</text:p>
          </table:table-cell>
          <table:table-cell office:value-type="float" office:value="187.259269040891" calcext:value-type="float">
            <text:p>187,259269040891</text:p>
          </table:table-cell>
        </table:table-row>
        <table:table-row table:style-name="ro1">
          <table:table-cell office:value-type="float" office:value="20.1007397331161" calcext:value-type="float">
            <text:p>20,1007397331161</text:p>
          </table:table-cell>
          <table:table-cell office:value-type="float" office:value="36.5112171868622" calcext:value-type="float">
            <text:p>36,5112171868622</text:p>
          </table:table-cell>
          <table:table-cell office:value-type="float" office:value="104.379575908878" calcext:value-type="float">
            <text:p>104,379575908878</text:p>
          </table:table-cell>
          <table:table-cell office:value-type="float" office:value="188.417834972324" calcext:value-type="float">
            <text:p>188,417834972324</text:p>
          </table:table-cell>
        </table:table-row>
        <table:table-row table:style-name="ro1">
          <table:table-cell office:value-type="float" office:value="21.6175397844683" calcext:value-type="float">
            <text:p>21,6175397844683</text:p>
          </table:table-cell>
          <table:table-cell office:value-type="float" office:value="35.1116644783846" calcext:value-type="float">
            <text:p>35,1116644783846</text:p>
          </table:table-cell>
          <table:table-cell office:value-type="float" office:value="105.558272426863" calcext:value-type="float">
            <text:p>105,558272426863</text:p>
          </table:table-cell>
          <table:table-cell office:value-type="float" office:value="191.127307862879" calcext:value-type="float">
            <text:p>191,127307862879</text:p>
          </table:table-cell>
        </table:table-row>
        <table:table-row table:style-name="ro1">
          <table:table-cell office:value-type="float" office:value="20.1381514776491" calcext:value-type="float">
            <text:p>20,1381514776491</text:p>
          </table:table-cell>
          <table:table-cell office:value-type="float" office:value="35.2230233916831" calcext:value-type="float">
            <text:p>35,2230233916831</text:p>
          </table:table-cell>
          <table:table-cell office:value-type="float" office:value="105.234192636842" calcext:value-type="float">
            <text:p>105,234192636842</text:p>
          </table:table-cell>
          <table:table-cell office:value-type="float" office:value="190.829005268524" calcext:value-type="float">
            <text:p>190,829005268524</text:p>
          </table:table-cell>
        </table:table-row>
        <table:table-row table:style-name="ro1">
          <table:table-cell office:value-type="float" office:value="20.2492055069971" calcext:value-type="float">
            <text:p>20,2492055069971</text:p>
          </table:table-cell>
          <table:table-cell office:value-type="float" office:value="35.5949098730819" calcext:value-type="float">
            <text:p>35,5949098730819</text:p>
          </table:table-cell>
          <table:table-cell office:value-type="float" office:value="107.180623734752" calcext:value-type="float">
            <text:p>107,180623734752</text:p>
          </table:table-cell>
          <table:table-cell office:value-type="float" office:value="192.011648194323" calcext:value-type="float">
            <text:p>192,011648194323</text:p>
          </table:table-cell>
        </table:table-row>
        <table:table-row table:style-name="ro1">
          <table:table-cell office:value-type="float" office:value="20.0291264635257" calcext:value-type="float">
            <text:p>20,0291264635257</text:p>
          </table:table-cell>
          <table:table-cell office:value-type="float" office:value="36.4524841581114" calcext:value-type="float">
            <text:p>36,4524841581114</text:p>
          </table:table-cell>
          <table:table-cell office:value-type="float" office:value="106.173772330147" calcext:value-type="float">
            <text:p>106,173772330147</text:p>
          </table:table-cell>
          <table:table-cell office:value-type="float" office:value="188.896156663691" calcext:value-type="float">
            <text:p>188,896156663691</text:p>
          </table:table-cell>
        </table:table-row>
        <table:table-row table:style-name="ro1">
          <table:table-cell office:value-type="float" office:value="19.8971117418026" calcext:value-type="float">
            <text:p>19,8971117418026</text:p>
          </table:table-cell>
          <table:table-cell office:value-type="float" office:value="35.0401680390941" calcext:value-type="float">
            <text:p>35,0401680390941</text:p>
          </table:table-cell>
          <table:table-cell office:value-type="float" office:value="105.091215294796" calcext:value-type="float">
            <text:p>105,091215294796</text:p>
          </table:table-cell>
          <table:table-cell office:value-type="float" office:value="190.720532708092" calcext:value-type="float">
            <text:p>190,720532708092</text:p>
          </table:table-cell>
        </table:table-row>
        <table:table-row table:style-name="ro1">
          <table:table-cell office:value-type="float" office:value="20.2806433941508" calcext:value-type="float">
            <text:p>20,2806433941508</text:p>
          </table:table-cell>
          <table:table-cell office:value-type="float" office:value="34.9302573026139" calcext:value-type="float">
            <text:p>34,9302573026139</text:p>
          </table:table-cell>
          <table:table-cell office:value-type="float" office:value="104.495398857979" calcext:value-type="float">
            <text:p>104,495398857979</text:p>
          </table:table-cell>
          <table:table-cell office:value-type="float" office:value="208.672198577133" calcext:value-type="float">
            <text:p>208,672198577133</text:p>
          </table:table-cell>
        </table:table-row>
        <table:table-row table:style-name="ro1">
          <table:table-cell office:value-type="float" office:value="19.9184233863081" calcext:value-type="float">
            <text:p>19,9184233863081</text:p>
          </table:table-cell>
          <table:table-cell office:value-type="float" office:value="34.5891855000354" calcext:value-type="float">
            <text:p>34,5891855000354</text:p>
          </table:table-cell>
          <table:table-cell office:value-type="float" office:value="104.166451334675" calcext:value-type="float">
            <text:p>104,166451334675</text:p>
          </table:table-cell>
          <table:table-cell office:value-type="float" office:value="188.654125817446" calcext:value-type="float">
            <text:p>188,654125817446</text:p>
          </table:table-cell>
        </table:table-row>
        <table:table-row table:style-name="ro1">
          <table:table-cell office:value-type="float" office:value="20.0020070092533" calcext:value-type="float">
            <text:p>20,0020070092533</text:p>
          </table:table-cell>
          <table:table-cell office:value-type="float" office:value="34.8671111113901" calcext:value-type="float">
            <text:p>34,8671111113901</text:p>
          </table:table-cell>
          <table:table-cell office:value-type="float" office:value="104.815387869893" calcext:value-type="float">
            <text:p>104,815387869893</text:p>
          </table:table-cell>
          <table:table-cell office:value-type="float" office:value="191.009012331802" calcext:value-type="float">
            <text:p>191,009012331802</text:p>
          </table:table-cell>
        </table:table-row>
        <table:table-row table:style-name="ro1">
          <table:table-cell office:value-type="float" office:value="19.8568294364" calcext:value-type="float">
            <text:p>19,8568294364</text:p>
          </table:table-cell>
          <table:table-cell office:value-type="float" office:value="35.0750061627139" calcext:value-type="float">
            <text:p>35,0750061627139</text:p>
          </table:table-cell>
          <table:table-cell office:value-type="float" office:value="103.782630529422" calcext:value-type="float">
            <text:p>103,782630529422</text:p>
          </table:table-cell>
          <table:table-cell office:value-type="float" office:value="188.100210721176" calcext:value-type="float">
            <text:p>188,100210721176</text:p>
          </table:table-cell>
        </table:table-row>
        <table:table-row table:style-name="ro1">
          <table:table-cell office:value-type="float" office:value="19.9773908091972" calcext:value-type="float">
            <text:p>19,9773908091972</text:p>
          </table:table-cell>
          <table:table-cell office:value-type="float" office:value="34.9738464869335" calcext:value-type="float">
            <text:p>34,9738464869335</text:p>
          </table:table-cell>
          <table:table-cell office:value-type="float" office:value="104.407474106649" calcext:value-type="float">
            <text:p>104,407474106649</text:p>
          </table:table-cell>
          <table:table-cell office:value-type="float" office:value="188.406522994989" calcext:value-type="float">
            <text:p>188,406522994989</text:p>
          </table:table-cell>
        </table:table-row>
        <table:table-row table:style-name="ro1">
          <table:table-cell office:value-type="float" office:value="19.9713905409033" calcext:value-type="float">
            <text:p>19,9713905409033</text:p>
          </table:table-cell>
          <table:table-cell office:value-type="float" office:value="35.3096858158297" calcext:value-type="float">
            <text:p>35,3096858158297</text:p>
          </table:table-cell>
          <table:table-cell office:value-type="float" office:value="104.864935226277" calcext:value-type="float">
            <text:p>104,864935226277</text:p>
          </table:table-cell>
          <table:table-cell office:value-type="float" office:value="192.293691336659" calcext:value-type="float">
            <text:p>192,293691336659</text:p>
          </table:table-cell>
        </table:table-row>
        <table:table-row table:style-name="ro1">
          <table:table-cell office:value-type="float" office:value="19.9795179515597" calcext:value-type="float">
            <text:p>19,9795179515597</text:p>
          </table:table-cell>
          <table:table-cell office:value-type="float" office:value="34.8510549725642" calcext:value-type="float">
            <text:p>34,8510549725642</text:p>
          </table:table-cell>
          <table:table-cell office:value-type="float" office:value="104.803042555323" calcext:value-type="float">
            <text:p>104,803042555323</text:p>
          </table:table-cell>
          <table:table-cell office:value-type="float" office:value="205.71091991515" calcext:value-type="float">
            <text:p>205,71091991515</text:p>
          </table:table-cell>
        </table:table-row>
        <table:table-row table:style-name="ro1">
          <table:table-cell office:value-type="float" office:value="20.2474607746197" calcext:value-type="float">
            <text:p>20,2474607746197</text:p>
          </table:table-cell>
          <table:table-cell office:value-type="float" office:value="34.7525192753496" calcext:value-type="float">
            <text:p>34,7525192753496</text:p>
          </table:table-cell>
          <table:table-cell office:value-type="float" office:value="106.118493945955" calcext:value-type="float">
            <text:p>106,118493945955</text:p>
          </table:table-cell>
          <table:table-cell office:value-type="float" office:value="190.470576194844" calcext:value-type="float">
            <text:p>190,470576194844</text:p>
          </table:table-cell>
        </table:table-row>
        <table:table-row table:style-name="ro1">
          <table:table-cell office:value-type="float" office:value="19.7621673298773" calcext:value-type="float">
            <text:p>19,7621673298773</text:p>
          </table:table-cell>
          <table:table-cell office:value-type="float" office:value="34.807964013798" calcext:value-type="float">
            <text:p>34,807964013798</text:p>
          </table:table-cell>
          <table:table-cell office:value-type="float" office:value="104.409101096211" calcext:value-type="float">
            <text:p>104,409101096211</text:p>
          </table:table-cell>
          <table:table-cell office:value-type="float" office:value="220.814823248247" calcext:value-type="float">
            <text:p>220,814823248247</text:p>
          </table:table-cell>
        </table:table-row>
        <table:table-row table:style-name="ro1">
          <table:table-cell office:value-type="float" office:value="19.841648882314" calcext:value-type="float">
            <text:p>19,841648882314</text:p>
          </table:table-cell>
          <table:table-cell office:value-type="float" office:value="34.7081572879116" calcext:value-type="float">
            <text:p>34,7081572879116</text:p>
          </table:table-cell>
          <table:table-cell office:value-type="float" office:value="105.233668020161" calcext:value-type="float">
            <text:p>105,233668020161</text:p>
          </table:table-cell>
          <table:table-cell office:value-type="float" office:value="188.765348331888" calcext:value-type="float">
            <text:p>188,765348331888</text:p>
          </table:table-cell>
        </table:table-row>
        <table:table-row table:style-name="ro1">
          <table:table-cell office:value-type="float" office:value="19.9292540637165" calcext:value-type="float">
            <text:p>19,9292540637165</text:p>
          </table:table-cell>
          <table:table-cell office:value-type="float" office:value="34.6832327375345" calcext:value-type="float">
            <text:p>34,6832327375345</text:p>
          </table:table-cell>
          <table:table-cell office:value-type="float" office:value="109.537930431373" calcext:value-type="float">
            <text:p>109,537930431373</text:p>
          </table:table-cell>
          <table:table-cell office:value-type="float" office:value="189.242697303968" calcext:value-type="float">
            <text:p>189,242697303968</text:p>
          </table:table-cell>
        </table:table-row>
        <table:table-row table:style-name="ro1">
          <table:table-cell office:value-type="float" office:value="20.8076343072615" calcext:value-type="float">
            <text:p>20,8076343072615</text:p>
          </table:table-cell>
          <table:table-cell office:value-type="float" office:value="34.8084954582379" calcext:value-type="float">
            <text:p>34,8084954582379</text:p>
          </table:table-cell>
          <table:table-cell office:value-type="float" office:value="104.438759107601" calcext:value-type="float">
            <text:p>104,438759107601</text:p>
          </table:table-cell>
          <table:table-cell office:value-type="float" office:value="190.014133932435" calcext:value-type="float">
            <text:p>190,014133932435</text:p>
          </table:table-cell>
        </table:table-row>
        <table:table-row table:style-name="ro1">
          <table:table-cell office:value-type="float" office:value="19.9241670432327" calcext:value-type="float">
            <text:p>19,9241670432327</text:p>
          </table:table-cell>
          <table:table-cell office:value-type="float" office:value="34.8006899190683" calcext:value-type="float">
            <text:p>34,8006899190683</text:p>
          </table:table-cell>
          <table:table-cell office:value-type="float" office:value="105.221628183606" calcext:value-type="float">
            <text:p>105,221628183606</text:p>
          </table:table-cell>
          <table:table-cell office:value-type="float" office:value="191.292172285075" calcext:value-type="float">
            <text:p>191,292172285075</text:p>
          </table:table-cell>
        </table:table-row>
        <table:table-row table:style-name="ro1">
          <table:table-cell office:value-type="float" office:value="19.9375890268592" calcext:value-type="float">
            <text:p>19,9375890268592</text:p>
          </table:table-cell>
          <table:table-cell office:value-type="float" office:value="36.8110182144764" calcext:value-type="float">
            <text:p>36,8110182144764</text:p>
          </table:table-cell>
          <table:table-cell office:value-type="float" office:value="103.21904872743" calcext:value-type="float">
            <text:p>103,21904872743</text:p>
          </table:table-cell>
          <table:table-cell office:value-type="float" office:value="187.191301085959" calcext:value-type="float">
            <text:p>187,191301085959</text:p>
          </table:table-cell>
        </table:table-row>
        <table:table-row table:style-name="ro1">
          <table:table-cell office:value-type="float" office:value="19.90136979416" calcext:value-type="float">
            <text:p>19,90136979416</text:p>
          </table:table-cell>
          <table:table-cell office:value-type="float" office:value="35.0007572990466" calcext:value-type="float">
            <text:p>35,0007572990466</text:p>
          </table:table-cell>
          <table:table-cell office:value-type="float" office:value="104.109678784979" calcext:value-type="float">
            <text:p>104,109678784979</text:p>
          </table:table-cell>
          <table:table-cell office:value-type="float" office:value="188.060762847418" calcext:value-type="float">
            <text:p>188,060762847418</text:p>
          </table:table-cell>
        </table:table-row>
        <table:table-row table:style-name="ro1">
          <table:table-cell office:value-type="float" office:value="19.9035485071602" calcext:value-type="float">
            <text:p>19,9035485071602</text:p>
          </table:table-cell>
          <table:table-cell office:value-type="float" office:value="34.8835813355555" calcext:value-type="float">
            <text:p>34,8835813355555</text:p>
          </table:table-cell>
          <table:table-cell office:value-type="float" office:value="104.489740835161" calcext:value-type="float">
            <text:p>104,489740835161</text:p>
          </table:table-cell>
          <table:table-cell office:value-type="float" office:value="189.949276138268" calcext:value-type="float">
            <text:p>189,949276138268</text:p>
          </table:table-cell>
        </table:table-row>
        <table:table-row table:style-name="ro1">
          <table:table-cell office:value-type="float" office:value="19.9300930976066" calcext:value-type="float">
            <text:p>19,9300930976066</text:p>
          </table:table-cell>
          <table:table-cell office:value-type="float" office:value="34.8199457782478" calcext:value-type="float">
            <text:p>34,8199457782478</text:p>
          </table:table-cell>
          <table:table-cell office:value-type="float" office:value="109.796398724224" calcext:value-type="float">
            <text:p>109,796398724224</text:p>
          </table:table-cell>
          <table:table-cell office:value-type="float" office:value="190.512978193456" calcext:value-type="float">
            <text:p>190,512978193456</text:p>
          </table:table-cell>
        </table:table-row>
        <table:table-row table:style-name="ro1">
          <table:table-cell office:value-type="float" office:value="20.6590125515317" calcext:value-type="float">
            <text:p>20,6590125515317</text:p>
          </table:table-cell>
          <table:table-cell office:value-type="float" office:value="34.9582907844039" calcext:value-type="float">
            <text:p>34,9582907844039</text:p>
          </table:table-cell>
          <table:table-cell office:value-type="float" office:value="108.970789147504" calcext:value-type="float">
            <text:p>108,970789147504</text:p>
          </table:table-cell>
          <table:table-cell office:value-type="float" office:value="192.150130021559" calcext:value-type="float">
            <text:p>192,150130021559</text:p>
          </table:table-cell>
        </table:table-row>
        <table:table-row table:style-name="ro1">
          <table:table-cell office:value-type="float" office:value="21.7060405985944" calcext:value-type="float">
            <text:p>21,7060405985944</text:p>
          </table:table-cell>
          <table:table-cell office:value-type="float" office:value="34.8589822840709" calcext:value-type="float">
            <text:p>34,8589822840709</text:p>
          </table:table-cell>
          <table:table-cell office:value-type="float" office:value="105.50245614111" calcext:value-type="float">
            <text:p>105,50245614111</text:p>
          </table:table-cell>
          <table:table-cell office:value-type="float" office:value="189.09039381743" calcext:value-type="float">
            <text:p>189,09039381743</text:p>
          </table:table-cell>
        </table:table-row>
        <table:table-row table:style-name="ro1">
          <table:table-cell office:value-type="float" office:value="21.3561821592918" calcext:value-type="float">
            <text:p>21,3561821592918</text:p>
          </table:table-cell>
          <table:table-cell office:value-type="float" office:value="34.7679487675582" calcext:value-type="float">
            <text:p>34,7679487675582</text:p>
          </table:table-cell>
          <table:table-cell office:value-type="float" office:value="104.651598118739" calcext:value-type="float">
            <text:p>104,651598118739</text:p>
          </table:table-cell>
          <table:table-cell office:value-type="float" office:value="189.94974446968" calcext:value-type="float">
            <text:p>189,94974446968</text:p>
          </table:table-cell>
        </table:table-row>
        <table:table-row table:style-name="ro1">
          <table:table-cell office:value-type="float" office:value="22.5340563247757" calcext:value-type="float">
            <text:p>22,5340563247757</text:p>
          </table:table-cell>
          <table:table-cell office:value-type="float" office:value="36.1410578813326" calcext:value-type="float">
            <text:p>36,1410578813326</text:p>
          </table:table-cell>
          <table:table-cell office:value-type="float" office:value="109.702337793365" calcext:value-type="float">
            <text:p>109,702337793365</text:p>
          </table:table-cell>
          <table:table-cell office:value-type="float" office:value="189.172231566596" calcext:value-type="float">
            <text:p>189,172231566596</text:p>
          </table:table-cell>
        </table:table-row>
        <table:table-row table:style-name="ro1">
          <table:table-cell office:value-type="float" office:value="20.704683780038" calcext:value-type="float">
            <text:p>20,704683780038</text:p>
          </table:table-cell>
          <table:table-cell office:value-type="float" office:value="36.4580465769192" calcext:value-type="float">
            <text:p>36,4580465769192</text:p>
          </table:table-cell>
          <table:table-cell office:value-type="float" office:value="106.487578727302" calcext:value-type="float">
            <text:p>106,487578727302</text:p>
          </table:table-cell>
          <table:table-cell office:value-type="float" office:value="190.084767828922" calcext:value-type="float">
            <text:p>190,084767828922</text:p>
          </table:table-cell>
        </table:table-row>
        <table:table-row table:style-name="ro1">
          <table:table-cell office:value-type="float" office:value="20.1720523653363" calcext:value-type="float">
            <text:p>20,1720523653363</text:p>
          </table:table-cell>
          <table:table-cell office:value-type="float" office:value="37.6690862953245" calcext:value-type="float">
            <text:p>37,6690862953245</text:p>
          </table:table-cell>
          <table:table-cell office:value-type="float" office:value="105.024521290218" calcext:value-type="float">
            <text:p>105,024521290218</text:p>
          </table:table-cell>
          <table:table-cell office:value-type="float" office:value="190.341389017117" calcext:value-type="float">
            <text:p>190,341389017117</text:p>
          </table:table-cell>
        </table:table-row>
        <table:table-row table:style-name="ro1">
          <table:table-cell office:value-type="float" office:value="19.8230669107889" calcext:value-type="float">
            <text:p>19,8230669107889</text:p>
          </table:table-cell>
          <table:table-cell office:value-type="float" office:value="36.4530820320752" calcext:value-type="float">
            <text:p>36,4530820320752</text:p>
          </table:table-cell>
          <table:table-cell office:value-type="float" office:value="104.272884125124" calcext:value-type="float">
            <text:p>104,272884125124</text:p>
          </table:table-cell>
          <table:table-cell office:value-type="float" office:value="186.83096263017" calcext:value-type="float">
            <text:p>186,83096263017</text:p>
          </table:table-cell>
        </table:table-row>
        <table:table-row table:style-name="ro1">
          <table:table-cell office:value-type="float" office:value="19.8163672453029" calcext:value-type="float">
            <text:p>19,8163672453029</text:p>
          </table:table-cell>
          <table:table-cell office:value-type="float" office:value="35.0957212689243" calcext:value-type="float">
            <text:p>35,0957212689243</text:p>
          </table:table-cell>
          <table:table-cell office:value-type="float" office:value="104.528523381827" calcext:value-type="float">
            <text:p>104,528523381827</text:p>
          </table:table-cell>
          <table:table-cell office:value-type="float" office:value="190.522921188284" calcext:value-type="float">
            <text:p>190,522921188284</text:p>
          </table:table-cell>
        </table:table-row>
        <table:table-row table:style-name="ro1">
          <table:table-cell office:value-type="float" office:value="19.8681846628741" calcext:value-type="float">
            <text:p>19,8681846628741</text:p>
          </table:table-cell>
          <table:table-cell office:value-type="float" office:value="35.154981295882" calcext:value-type="float">
            <text:p>35,154981295882</text:p>
          </table:table-cell>
          <table:table-cell office:value-type="float" office:value="105.010183738483" calcext:value-type="float">
            <text:p>105,010183738483</text:p>
          </table:table-cell>
          <table:table-cell office:value-type="float" office:value="189.520009131463" calcext:value-type="float">
            <text:p>189,520009131463</text:p>
          </table:table-cell>
        </table:table-row>
        <table:table-row table:style-name="ro1">
          <table:table-cell office:value-type="float" office:value="19.9415640475606" calcext:value-type="float">
            <text:p>19,9415640475606</text:p>
          </table:table-cell>
          <table:table-cell office:value-type="float" office:value="34.7900832531864" calcext:value-type="float">
            <text:p>34,7900832531864</text:p>
          </table:table-cell>
          <table:table-cell office:value-type="float" office:value="104.890934106824" calcext:value-type="float">
            <text:p>104,890934106824</text:p>
          </table:table-cell>
          <table:table-cell office:value-type="float" office:value="190.420320731627" calcext:value-type="float">
            <text:p>190,420320731627</text:p>
          </table:table-cell>
        </table:table-row>
        <table:table-row table:style-name="ro1">
          <table:table-cell office:value-type="float" office:value="20.1191619457879" calcext:value-type="float">
            <text:p>20,1191619457879</text:p>
          </table:table-cell>
          <table:table-cell office:value-type="float" office:value="35.381377122206" calcext:value-type="float">
            <text:p>35,381377122206</text:p>
          </table:table-cell>
          <table:table-cell office:value-type="float" office:value="106.790819538455" calcext:value-type="float">
            <text:p>106,790819538455</text:p>
          </table:table-cell>
          <table:table-cell office:value-type="float" office:value="192.053797976629" calcext:value-type="float">
            <text:p>192,053797976629</text:p>
          </table:table-cell>
        </table:table-row>
        <table:table-row table:style-name="ro1">
          <table:table-cell office:value-type="float" office:value="19.8569791248034" calcext:value-type="float">
            <text:p>19,8569791248034</text:p>
          </table:table-cell>
          <table:table-cell office:value-type="float" office:value="34.8028931883151" calcext:value-type="float">
            <text:p>34,8028931883151</text:p>
          </table:table-cell>
          <table:table-cell office:value-type="float" office:value="104.431148702257" calcext:value-type="float">
            <text:p>104,431148702257</text:p>
          </table:table-cell>
          <table:table-cell office:value-type="float" office:value="189.904448514879" calcext:value-type="float">
            <text:p>189,904448514879</text:p>
          </table:table-cell>
        </table:table-row>
        <table:table-row table:style-name="ro1">
          <table:table-cell office:value-type="float" office:value="19.7471716896815" calcext:value-type="float">
            <text:p>19,7471716896815</text:p>
          </table:table-cell>
          <table:table-cell office:value-type="float" office:value="34.8345161081321" calcext:value-type="float">
            <text:p>34,8345161081321</text:p>
          </table:table-cell>
          <table:table-cell office:value-type="float" office:value="103.85827639058" calcext:value-type="float">
            <text:p>103,85827639058</text:p>
          </table:table-cell>
          <table:table-cell office:value-type="float" office:value="188.814787201201" calcext:value-type="float">
            <text:p>188,814787201201</text:p>
          </table:table-cell>
        </table:table-row>
        <table:table-row table:style-name="ro1">
          <table:table-cell office:value-type="float" office:value="19.933061780928" calcext:value-type="float">
            <text:p>19,933061780928</text:p>
          </table:table-cell>
          <table:table-cell office:value-type="float" office:value="34.6603807916012" calcext:value-type="float">
            <text:p>34,6603807916012</text:p>
          </table:table-cell>
          <table:table-cell office:value-type="float" office:value="104.492164744328" calcext:value-type="float">
            <text:p>104,492164744328</text:p>
          </table:table-cell>
          <table:table-cell office:value-type="float" office:value="188.128466731252" calcext:value-type="float">
            <text:p>188,128466731252</text:p>
          </table:table-cell>
        </table:table-row>
        <table:table-row table:style-name="ro1">
          <table:table-cell office:value-type="float" office:value="19.7812813951047" calcext:value-type="float">
            <text:p>19,7812813951047</text:p>
          </table:table-cell>
          <table:table-cell office:value-type="float" office:value="34.7715271271238" calcext:value-type="float">
            <text:p>34,7715271271238</text:p>
          </table:table-cell>
          <table:table-cell office:value-type="float" office:value="103.911987505321" calcext:value-type="float">
            <text:p>103,911987505321</text:p>
          </table:table-cell>
          <table:table-cell office:value-type="float" office:value="193.228515324895" calcext:value-type="float">
            <text:p>193,228515324895</text:p>
          </table:table-cell>
        </table:table-row>
        <table:table-row table:style-name="ro1">
          <table:table-cell office:value-type="float" office:value="20.118021009278" calcext:value-type="float">
            <text:p>20,118021009278</text:p>
          </table:table-cell>
          <table:table-cell office:value-type="float" office:value="34.7374595876305" calcext:value-type="float">
            <text:p>34,7374595876305</text:p>
          </table:table-cell>
          <table:table-cell office:value-type="float" office:value="104.770382878567" calcext:value-type="float">
            <text:p>104,770382878567</text:p>
          </table:table-cell>
          <table:table-cell office:value-type="float" office:value="192.379023610283" calcext:value-type="float">
            <text:p>192,379023610283</text:p>
          </table:table-cell>
        </table:table-row>
        <table:table-row table:style-name="ro1">
          <table:table-cell office:value-type="float" office:value="19.7252625286957" calcext:value-type="float">
            <text:p>19,7252625286957</text:p>
          </table:table-cell>
          <table:table-cell office:value-type="float" office:value="34.4479662889164" calcext:value-type="float">
            <text:p>34,4479662889164</text:p>
          </table:table-cell>
          <table:table-cell office:value-type="float" office:value="103.033397333806" calcext:value-type="float">
            <text:p>103,033397333806</text:p>
          </table:table-cell>
          <table:table-cell office:value-type="float" office:value="189.776318068894" calcext:value-type="float">
            <text:p>189,776318068894</text:p>
          </table:table-cell>
        </table:table-row>
        <table:table-row table:style-name="ro1">
          <table:table-cell office:value-type="float" office:value="19.7714067403161" calcext:value-type="float">
            <text:p>19,7714067403161</text:p>
          </table:table-cell>
          <table:table-cell office:value-type="float" office:value="35.6878875812236" calcext:value-type="float">
            <text:p>35,6878875812236</text:p>
          </table:table-cell>
          <table:table-cell office:value-type="float" office:value="104.452499012925" calcext:value-type="float">
            <text:p>104,452499012925</text:p>
          </table:table-cell>
          <table:table-cell office:value-type="float" office:value="189.431938982297" calcext:value-type="float">
            <text:p>189,431938982297</text:p>
          </table:table-cell>
        </table:table-row>
        <table:table-row table:style-name="ro1">
          <table:table-cell office:value-type="float" office:value="20.0000119495798" calcext:value-type="float">
            <text:p>20,0000119495798</text:p>
          </table:table-cell>
          <table:table-cell office:value-type="float" office:value="35.4452097573424" calcext:value-type="float">
            <text:p>35,4452097573424</text:p>
          </table:table-cell>
          <table:table-cell office:value-type="float" office:value="105.022482543605" calcext:value-type="float">
            <text:p>105,022482543605</text:p>
          </table:table-cell>
          <table:table-cell office:value-type="float" office:value="190.614557885365" calcext:value-type="float">
            <text:p>190,614557885365</text:p>
          </table:table-cell>
        </table:table-row>
        <table:table-row table:style-name="ro1">
          <table:table-cell office:value-type="float" office:value="20.1735731860182" calcext:value-type="float">
            <text:p>20,1735731860182</text:p>
          </table:table-cell>
          <table:table-cell office:value-type="float" office:value="34.9992427009534" calcext:value-type="float">
            <text:p>34,9992427009534</text:p>
          </table:table-cell>
          <table:table-cell office:value-type="float" office:value="105.686852422846" calcext:value-type="float">
            <text:p>105,686852422846</text:p>
          </table:table-cell>
          <table:table-cell office:value-type="float" office:value="192.780238867326" calcext:value-type="float">
            <text:p>192,780238867326</text:p>
          </table:table-cell>
        </table:table-row>
        <table:table-row table:style-name="ro1">
          <table:table-cell office:value-type="float" office:value="20.3772540132189" calcext:value-type="float">
            <text:p>20,3772540132189</text:p>
          </table:table-cell>
          <table:table-cell office:value-type="float" office:value="35.1010201721304" calcext:value-type="float">
            <text:p>35,1010201721304</text:p>
          </table:table-cell>
          <table:table-cell office:value-type="float" office:value="107.158423414438" calcext:value-type="float">
            <text:p>107,158423414438</text:p>
          </table:table-cell>
          <table:table-cell office:value-type="float" office:value="210.095119137184" calcext:value-type="float">
            <text:p>210,095119137184</text:p>
          </table:table-cell>
        </table:table-row>
        <table:table-row table:style-name="ro1">
          <table:table-cell office:value-type="float" office:value="19.7723866574094" calcext:value-type="float">
            <text:p>19,7723866574094</text:p>
          </table:table-cell>
          <table:table-cell office:value-type="float" office:value="34.8229993421002" calcext:value-type="float">
            <text:p>34,8229993421002</text:p>
          </table:table-cell>
          <table:table-cell office:value-type="float" office:value="104.645216280263" calcext:value-type="float">
            <text:p>104,645216280263</text:p>
          </table:table-cell>
          <table:table-cell office:value-type="float" office:value="194.330713462029" calcext:value-type="float">
            <text:p>194,330713462029</text:p>
          </table:table-cell>
        </table:table-row>
        <table:table-row table:style-name="ro1">
          <table:table-cell office:value-type="float" office:value="19.8943908646503" calcext:value-type="float">
            <text:p>19,8943908646503</text:p>
          </table:table-cell>
          <table:table-cell office:value-type="float" office:value="34.6308570711348" calcext:value-type="float">
            <text:p>34,6308570711348</text:p>
          </table:table-cell>
          <table:table-cell office:value-type="float" office:value="108.692916370657" calcext:value-type="float">
            <text:p>108,692916370657</text:p>
          </table:table-cell>
          <table:table-cell office:value-type="float" office:value="192.625593634259" calcext:value-type="float">
            <text:p>192,625593634259</text:p>
          </table:table-cell>
        </table:table-row>
        <table:table-row table:style-name="ro1">
          <table:table-cell office:value-type="float" office:value="19.7626088598229" calcext:value-type="float">
            <text:p>19,7626088598229</text:p>
          </table:table-cell>
          <table:table-cell office:value-type="float" office:value="34.7831147441653" calcext:value-type="float">
            <text:p>34,7831147441653</text:p>
          </table:table-cell>
          <table:table-cell office:value-type="float" office:value="104.815733202547" calcext:value-type="float">
            <text:p>104,815733202547</text:p>
          </table:table-cell>
          <table:table-cell office:value-type="float" office:value="193.634786136542" calcext:value-type="float">
            <text:p>193,634786136542</text:p>
          </table:table-cell>
        </table:table-row>
        <table:table-row table:style-name="ro1">
          <table:table-cell office:value-type="float" office:value="19.8397833842025" calcext:value-type="float">
            <text:p>19,8397833842025</text:p>
          </table:table-cell>
          <table:table-cell office:value-type="float" office:value="34.5222372930086" calcext:value-type="float">
            <text:p>34,5222372930086</text:p>
          </table:table-cell>
          <table:table-cell office:value-type="float" office:value="103.913621149692" calcext:value-type="float">
            <text:p>103,913621149692</text:p>
          </table:table-cell>
          <table:table-cell office:value-type="float" office:value="189.208917497346" calcext:value-type="float">
            <text:p>189,208917497346</text:p>
          </table:table-cell>
        </table:table-row>
        <table:table-row table:style-name="ro1">
          <table:table-cell office:value-type="float" office:value="20.0810319330988" calcext:value-type="float">
            <text:p>20,0810319330988</text:p>
          </table:table-cell>
          <table:table-cell office:value-type="float" office:value="34.6815055534162" calcext:value-type="float">
            <text:p>34,6815055534162</text:p>
          </table:table-cell>
          <table:table-cell office:value-type="float" office:value="104.626694956264" calcext:value-type="float">
            <text:p>104,626694956264</text:p>
          </table:table-cell>
          <table:table-cell office:value-type="float" office:value="190.727845817829" calcext:value-type="float">
            <text:p>190,727845817829</text:p>
          </table:table-cell>
        </table:table-row>
        <table:table-row table:style-name="ro1">
          <table:table-cell office:value-type="float" office:value="19.7269657515131" calcext:value-type="float">
            <text:p>19,7269657515131</text:p>
          </table:table-cell>
          <table:table-cell office:value-type="float" office:value="34.6118204302089" calcext:value-type="float">
            <text:p>34,6118204302089</text:p>
          </table:table-cell>
          <table:table-cell office:value-type="float" office:value="104.0530788645" calcext:value-type="float">
            <text:p>104,0530788645</text:p>
          </table:table-cell>
          <table:table-cell office:value-type="float" office:value="190.134182720239" calcext:value-type="float">
            <text:p>190,134182720239</text:p>
          </table:table-cell>
        </table:table-row>
        <table:table-row table:style-name="ro1">
          <table:table-cell office:value-type="float" office:value="19.759726972626" calcext:value-type="float">
            <text:p>19,759726972626</text:p>
          </table:table-cell>
          <table:table-cell office:value-type="float" office:value="34.9281204711401" calcext:value-type="float">
            <text:p>34,9281204711401</text:p>
          </table:table-cell>
          <table:table-cell office:value-type="float" office:value="104.557703236506" calcext:value-type="float">
            <text:p>104,557703236506</text:p>
          </table:table-cell>
          <table:table-cell office:value-type="float" office:value="201.543629802251" calcext:value-type="float">
            <text:p>201,543629802251</text:p>
          </table:table-cell>
        </table:table-row>
        <table:table-row table:style-name="ro1">
          <table:table-cell office:value-type="float" office:value="19.9024843103833" calcext:value-type="float">
            <text:p>19,9024843103833</text:p>
          </table:table-cell>
          <table:table-cell office:value-type="float" office:value="37.1788856725614" calcext:value-type="float">
            <text:p>37,1788856725614</text:p>
          </table:table-cell>
          <table:table-cell office:value-type="float" office:value="104.980545642043" calcext:value-type="float">
            <text:p>104,980545642043</text:p>
          </table:table-cell>
          <table:table-cell office:value-type="float" office:value="191.972752753901" calcext:value-type="float">
            <text:p>191,972752753901</text:p>
          </table:table-cell>
        </table:table-row>
        <table:table-row table:style-name="ro1">
          <table:table-cell office:value-type="float" office:value="20.0318511129964" calcext:value-type="float">
            <text:p>20,0318511129964</text:p>
          </table:table-cell>
          <table:table-cell office:value-type="float" office:value="35.0584185794481" calcext:value-type="float">
            <text:p>35,0584185794481</text:p>
          </table:table-cell>
          <table:table-cell office:value-type="float" office:value="107.798594031913" calcext:value-type="float">
            <text:p>107,798594031913</text:p>
          </table:table-cell>
          <table:table-cell office:value-type="float" office:value="216.04754159157" calcext:value-type="float">
            <text:p>216,04754159157</text:p>
          </table:table-cell>
        </table:table-row>
        <table:table-row table:style-name="ro1">
          <table:table-cell office:value-type="float" office:value="19.9981250734357" calcext:value-type="float">
            <text:p>19,9981250734357</text:p>
          </table:table-cell>
          <table:table-cell office:value-type="float" office:value="37.423414688388" calcext:value-type="float">
            <text:p>37,423414688388</text:p>
          </table:table-cell>
          <table:table-cell office:value-type="float" office:value="105.377083664279" calcext:value-type="float">
            <text:p>105,377083664279</text:p>
          </table:table-cell>
          <table:table-cell office:value-type="float" office:value="192.721613428424" calcext:value-type="float">
            <text:p>192,721613428424</text:p>
          </table:table-cell>
        </table:table-row>
        <table:table-row table:style-name="ro1">
          <table:table-cell office:value-type="float" office:value="19.8670135384452" calcext:value-type="float">
            <text:p>19,8670135384452</text:p>
          </table:table-cell>
          <table:table-cell office:value-type="float" office:value="35.1129753664205" calcext:value-type="float">
            <text:p>35,1129753664205</text:p>
          </table:table-cell>
          <table:table-cell office:value-type="float" office:value="111.682471171323" calcext:value-type="float">
            <text:p>111,682471171323</text:p>
          </table:table-cell>
          <table:table-cell office:value-type="float" office:value="188.404445498499" calcext:value-type="float">
            <text:p>188,404445498499</text:p>
          </table:table-cell>
        </table:table-row>
        <table:table-row table:style-name="ro1">
          <table:table-cell office:value-type="float" office:value="21.1833983156561" calcext:value-type="float">
            <text:p>21,1833983156561</text:p>
          </table:table-cell>
          <table:table-cell office:value-type="float" office:value="34.6119931568698" calcext:value-type="float">
            <text:p>34,6119931568698</text:p>
          </table:table-cell>
          <table:table-cell office:value-type="float" office:value="105.765639378759" calcext:value-type="float">
            <text:p>105,765639378759</text:p>
          </table:table-cell>
          <table:table-cell office:value-type="float" office:value="189.822130445303" calcext:value-type="float">
            <text:p>189,822130445303</text:p>
          </table:table-cell>
        </table:table-row>
        <table:table-row table:style-name="ro1">
          <table:table-cell office:value-type="float" office:value="19.9043359657266" calcext:value-type="float">
            <text:p>19,9043359657266</text:p>
          </table:table-cell>
          <table:table-cell office:value-type="float" office:value="34.5682157459421" calcext:value-type="float">
            <text:p>34,5682157459421</text:p>
          </table:table-cell>
          <table:table-cell office:value-type="float" office:value="105.173555127254" calcext:value-type="float">
            <text:p>105,173555127254</text:p>
          </table:table-cell>
          <table:table-cell office:value-type="float" office:value="189.394052183421" calcext:value-type="float">
            <text:p>189,394052183421</text:p>
          </table:table-cell>
        </table:table-row>
        <table:table-row table:style-name="ro1">
          <table:table-cell office:value-type="float" office:value="19.9580301936782" calcext:value-type="float">
            <text:p>19,9580301936782</text:p>
          </table:table-cell>
          <table:table-cell office:value-type="float" office:value="34.5849450477251" calcext:value-type="float">
            <text:p>34,5849450477251</text:p>
          </table:table-cell>
          <table:table-cell office:value-type="float" office:value="108.840814585505" calcext:value-type="float">
            <text:p>108,840814585505</text:p>
          </table:table-cell>
          <table:table-cell office:value-type="float" office:value="188.354202069015" calcext:value-type="float">
            <text:p>188,354202069015</text:p>
          </table:table-cell>
        </table:table-row>
        <table:table-row table:style-name="ro1">
          <table:table-cell office:value-type="float" office:value="19.9267960913787" calcext:value-type="float">
            <text:p>19,9267960913787</text:p>
          </table:table-cell>
          <table:table-cell office:value-type="float" office:value="34.9127618464391" calcext:value-type="float">
            <text:p>34,9127618464391</text:p>
          </table:table-cell>
          <table:table-cell office:value-type="float" office:value="105.679188902722" calcext:value-type="float">
            <text:p>105,679188902722</text:p>
          </table:table-cell>
          <table:table-cell office:value-type="float" office:value="188.997616331417" calcext:value-type="float">
            <text:p>188,997616331417</text:p>
          </table:table-cell>
        </table:table-row>
        <table:table-row table:style-name="ro1">
          <table:table-cell office:value-type="float" office:value="19.7912944213417" calcext:value-type="float">
            <text:p>19,7912944213417</text:p>
          </table:table-cell>
          <table:table-cell office:value-type="float" office:value="34.915700261934" calcext:value-type="float">
            <text:p>34,915700261934</text:p>
          </table:table-cell>
          <table:table-cell office:value-type="float" office:value="103.740939311547" calcext:value-type="float">
            <text:p>103,740939311547</text:p>
          </table:table-cell>
          <table:table-cell office:value-type="float" office:value="188.79711076595" calcext:value-type="float">
            <text:p>188,79711076595</text:p>
          </table:table-cell>
        </table:table-row>
        <table:table-row table:style-name="ro1">
          <table:table-cell office:value-type="float" office:value="19.7340365100292" calcext:value-type="float">
            <text:p>19,7340365100292</text:p>
          </table:table-cell>
          <table:table-cell office:value-type="float" office:value="35.0800481990452" calcext:value-type="float">
            <text:p>35,0800481990452</text:p>
          </table:table-cell>
          <table:table-cell office:value-type="float" office:value="108.609680068583" calcext:value-type="float">
            <text:p>108,609680068583</text:p>
          </table:table-cell>
          <table:table-cell office:value-type="float" office:value="188.266432092145" calcext:value-type="float">
            <text:p>188,266432092145</text:p>
          </table:table-cell>
        </table:table-row>
        <table:table-row table:style-name="ro1">
          <table:table-cell office:value-type="float" office:value="20.304514901078" calcext:value-type="float">
            <text:p>20,304514901078</text:p>
          </table:table-cell>
          <table:table-cell office:value-type="float" office:value="34.9752680853432" calcext:value-type="float">
            <text:p>34,9752680853432</text:p>
          </table:table-cell>
          <table:table-cell office:value-type="float" office:value="107.980207811688" calcext:value-type="float">
            <text:p>107,980207811688</text:p>
          </table:table-cell>
          <table:table-cell office:value-type="float" office:value="189.574923886066" calcext:value-type="float">
            <text:p>189,574923886066</text:p>
          </table:table-cell>
        </table:table-row>
        <table:table-row table:style-name="ro1">
          <table:table-cell office:value-type="float" office:value="20.9951772971929" calcext:value-type="float">
            <text:p>20,9951772971929</text:p>
          </table:table-cell>
          <table:table-cell office:value-type="float" office:value="34.8854945190409" calcext:value-type="float">
            <text:p>34,8854945190409</text:p>
          </table:table-cell>
          <table:table-cell office:value-type="float" office:value="106.454998759823" calcext:value-type="float">
            <text:p>106,454998759823</text:p>
          </table:table-cell>
          <table:table-cell office:value-type="float" office:value="191.693531633767" calcext:value-type="float">
            <text:p>191,693531633767</text:p>
          </table:table-cell>
        </table:table-row>
        <table:table-row table:style-name="ro1">
          <table:table-cell office:value-type="float" office:value="20.3419606058483" calcext:value-type="float">
            <text:p>20,3419606058483</text:p>
          </table:table-cell>
          <table:table-cell office:value-type="float" office:value="36.2663493829386" calcext:value-type="float">
            <text:p>36,2663493829386</text:p>
          </table:table-cell>
          <table:table-cell office:value-type="float" office:value="106.790972277462" calcext:value-type="float">
            <text:p>106,790972277462</text:p>
          </table:table-cell>
          <table:table-cell office:value-type="float" office:value="190.741055188276" calcext:value-type="float">
            <text:p>190,741055188276</text:p>
          </table:table-cell>
        </table:table-row>
        <table:table-row table:style-name="ro1">
          <table:table-cell office:value-type="float" office:value="20.5811851630296" calcext:value-type="float">
            <text:p>20,5811851630296</text:p>
          </table:table-cell>
          <table:table-cell office:value-type="float" office:value="34.9343095283161" calcext:value-type="float">
            <text:p>34,9343095283161</text:p>
          </table:table-cell>
          <table:table-cell office:value-type="float" office:value="108.692152675621" calcext:value-type="float">
            <text:p>108,692152675621</text:p>
          </table:table-cell>
          <table:table-cell office:value-type="float" office:value="189.574647691765" calcext:value-type="float">
            <text:p>189,574647691765</text:p>
          </table:table-cell>
        </table:table-row>
        <table:table-row table:style-name="ro1">
          <table:table-cell office:value-type="float" office:value="21.2342232339294" calcext:value-type="float">
            <text:p>21,2342232339294</text:p>
          </table:table-cell>
          <table:table-cell office:value-type="float" office:value="34.3702829866947" calcext:value-type="float">
            <text:p>34,3702829866947</text:p>
          </table:table-cell>
          <table:table-cell office:value-type="float" office:value="110.431728153436" calcext:value-type="float">
            <text:p>110,431728153436</text:p>
          </table:table-cell>
          <table:table-cell office:value-type="float" office:value="190.254627771263" calcext:value-type="float">
            <text:p>190,254627771263</text:p>
          </table:table-cell>
        </table:table-row>
        <table:table-row table:style-name="ro1">
          <table:table-cell office:value-type="float" office:value="20.0198530881635" calcext:value-type="float">
            <text:p>20,0198530881635</text:p>
          </table:table-cell>
          <table:table-cell office:value-type="float" office:value="34.8744139952714" calcext:value-type="float">
            <text:p>34,8744139952714</text:p>
          </table:table-cell>
          <table:table-cell office:value-type="float" office:value="103.99378275667" calcext:value-type="float">
            <text:p>103,99378275667</text:p>
          </table:table-cell>
          <table:table-cell office:value-type="float" office:value="189.355865256984" calcext:value-type="float">
            <text:p>189,355865256984</text:p>
          </table:table-cell>
        </table:table-row>
        <table:table-row table:style-name="ro1">
          <table:table-cell office:value-type="float" office:value="19.8523009299053" calcext:value-type="float">
            <text:p>19,8523009299053</text:p>
          </table:table-cell>
          <table:table-cell office:value-type="float" office:value="36.1800368171014" calcext:value-type="float">
            <text:p>36,1800368171014</text:p>
          </table:table-cell>
          <table:table-cell office:value-type="float" office:value="104.05139873542" calcext:value-type="float">
            <text:p>104,05139873542</text:p>
          </table:table-cell>
          <table:table-cell office:value-type="float" office:value="190.007565303675" calcext:value-type="float">
            <text:p>190,007565303675</text:p>
          </table:table-cell>
        </table:table-row>
        <table:table-row table:style-name="ro1">
          <table:table-cell office:value-type="float" office:value="20.0271603358937" calcext:value-type="float">
            <text:p>20,0271603358937</text:p>
          </table:table-cell>
          <table:table-cell office:value-type="float" office:value="34.98351206102" calcext:value-type="float">
            <text:p>34,98351206102</text:p>
          </table:table-cell>
          <table:table-cell office:value-type="float" office:value="106.282954447466" calcext:value-type="float">
            <text:p>106,282954447466</text:p>
          </table:table-cell>
          <table:table-cell office:value-type="float" office:value="191.791857073261" calcext:value-type="float">
            <text:p>191,791857073261</text:p>
          </table:table-cell>
        </table:table-row>
        <table:table-row table:style-name="ro1">
          <table:table-cell office:value-type="float" office:value="19.8408148813057" calcext:value-type="float">
            <text:p>19,8408148813057</text:p>
          </table:table-cell>
          <table:table-cell office:value-type="float" office:value="34.753482515819" calcext:value-type="float">
            <text:p>34,753482515819</text:p>
          </table:table-cell>
          <table:table-cell office:value-type="float" office:value="103.686929324122" calcext:value-type="float">
            <text:p>103,686929324122</text:p>
          </table:table-cell>
          <table:table-cell office:value-type="float" office:value="187.398087052152" calcext:value-type="float">
            <text:p>187,398087052152</text:p>
          </table:table-cell>
        </table:table-row>
        <table:table-row table:style-name="ro1">
          <table:table-cell office:value-type="float" office:value="19.8314773531012" calcext:value-type="float">
            <text:p>19,8314773531012</text:p>
          </table:table-cell>
          <table:table-cell office:value-type="float" office:value="35.1045918994674" calcext:value-type="float">
            <text:p>35,1045918994674</text:p>
          </table:table-cell>
          <table:table-cell office:value-type="float" office:value="104.205293626191" calcext:value-type="float">
            <text:p>104,205293626191</text:p>
          </table:table-cell>
          <table:table-cell office:value-type="float" office:value="188.467730228786" calcext:value-type="float">
            <text:p>188,467730228786</text:p>
          </table:table-cell>
        </table:table-row>
        <table:table-row table:style-name="ro1">
          <table:table-cell office:value-type="float" office:value="19.8145143293961" calcext:value-type="float">
            <text:p>19,8145143293961</text:p>
          </table:table-cell>
          <table:table-cell office:value-type="float" office:value="35.0303806679233" calcext:value-type="float">
            <text:p>35,0303806679233</text:p>
          </table:table-cell>
          <table:table-cell office:value-type="float" office:value="104.712800124386" calcext:value-type="float">
            <text:p>104,712800124386</text:p>
          </table:table-cell>
          <table:table-cell office:value-type="float" office:value="188.909966423466" calcext:value-type="float">
            <text:p>188,909966423466</text:p>
          </table:table-cell>
        </table:table-row>
        <table:table-row table:style-name="ro1">
          <table:table-cell office:value-type="float" office:value="20.0887429688467" calcext:value-type="float">
            <text:p>20,0887429688467</text:p>
          </table:table-cell>
          <table:table-cell office:value-type="float" office:value="34.811533513894" calcext:value-type="float">
            <text:p>34,811533513894</text:p>
          </table:table-cell>
          <table:table-cell office:value-type="float" office:value="105.206653081343" calcext:value-type="float">
            <text:p>105,206653081343</text:p>
          </table:table-cell>
          <table:table-cell office:value-type="float" office:value="190.668463908952" calcext:value-type="float">
            <text:p>190,668463908952</text:p>
          </table:table-cell>
        </table:table-row>
        <table:table-row table:style-name="ro1">
          <table:table-cell office:value-type="float" office:value="20.1898959324917" calcext:value-type="float">
            <text:p>20,1898959324917</text:p>
          </table:table-cell>
          <table:table-cell office:value-type="float" office:value="35.424640799384" calcext:value-type="float">
            <text:p>35,424640799384</text:p>
          </table:table-cell>
          <table:table-cell office:value-type="float" office:value="106.208012511756" calcext:value-type="float">
            <text:p>106,208012511756</text:p>
          </table:table-cell>
          <table:table-cell office:value-type="float" office:value="190.971065543202" calcext:value-type="float">
            <text:p>190,971065543202</text:p>
          </table:table-cell>
        </table:table-row>
        <table:table-row table:style-name="ro1">
          <table:table-cell office:value-type="float" office:value="19.9115916334469" calcext:value-type="float">
            <text:p>19,9115916334469</text:p>
          </table:table-cell>
          <table:table-cell office:value-type="float" office:value="35.0541648461825" calcext:value-type="float">
            <text:p>35,0541648461825</text:p>
          </table:table-cell>
          <table:table-cell office:value-type="float" office:value="104.360383884001" calcext:value-type="float">
            <text:p>104,360383884001</text:p>
          </table:table-cell>
          <table:table-cell office:value-type="float" office:value="189.831953371213" calcext:value-type="float">
            <text:p>189,831953371213</text:p>
          </table:table-cell>
        </table:table-row>
        <table:table-row table:style-name="ro1">
          <table:table-cell office:value-type="float" office:value="19.7921020020633" calcext:value-type="float">
            <text:p>19,7921020020633</text:p>
          </table:table-cell>
          <table:table-cell office:value-type="float" office:value="35.0558410924751" calcext:value-type="float">
            <text:p>35,0558410924751</text:p>
          </table:table-cell>
          <table:table-cell office:value-type="float" office:value="104.689271637715" calcext:value-type="float">
            <text:p>104,689271637715</text:p>
          </table:table-cell>
          <table:table-cell office:value-type="float" office:value="205.923025641251" calcext:value-type="float">
            <text:p>205,923025641251</text:p>
          </table:table-cell>
        </table:table-row>
        <table:table-row table:style-name="ro1">
          <table:table-cell office:value-type="float" office:value="19.9436094219944" calcext:value-type="float">
            <text:p>19,9436094219944</text:p>
          </table:table-cell>
          <table:table-cell office:value-type="float" office:value="34.5882754081345" calcext:value-type="float">
            <text:p>34,5882754081345</text:p>
          </table:table-cell>
          <table:table-cell office:value-type="float" office:value="104.119527135914" calcext:value-type="float">
            <text:p>104,119527135914</text:p>
          </table:table-cell>
          <table:table-cell office:value-type="float" office:value="190.223045485314" calcext:value-type="float">
            <text:p>190,223045485314</text:p>
          </table:table-cell>
        </table:table-row>
        <table:table-row table:style-name="ro1">
          <table:table-cell office:value-type="float" office:value="19.7579017328833" calcext:value-type="float">
            <text:p>19,7579017328833</text:p>
          </table:table-cell>
          <table:table-cell office:value-type="float" office:value="34.5714353959777" calcext:value-type="float">
            <text:p>34,5714353959777</text:p>
          </table:table-cell>
          <table:table-cell office:value-type="float" office:value="104.946796902025" calcext:value-type="float">
            <text:p>104,946796902025</text:p>
          </table:table-cell>
          <table:table-cell office:value-type="float" office:value="190.728170102326" calcext:value-type="float">
            <text:p>190,728170102326</text:p>
          </table:table-cell>
        </table:table-row>
        <table:table-row table:style-name="ro1">
          <table:table-cell office:value-type="float" office:value="19.9750196329839" calcext:value-type="float">
            <text:p>19,9750196329839</text:p>
          </table:table-cell>
          <table:table-cell office:value-type="float" office:value="34.9871568501094" calcext:value-type="float">
            <text:p>34,9871568501094</text:p>
          </table:table-cell>
          <table:table-cell office:value-type="float" office:value="106.484929024659" calcext:value-type="float">
            <text:p>106,484929024659</text:p>
          </table:table-cell>
          <table:table-cell office:value-type="float" office:value="217.54529899708" calcext:value-type="float">
            <text:p>217,54529899708</text:p>
          </table:table-cell>
        </table:table-row>
        <table:table-row table:style-name="ro1">
          <table:table-cell office:value-type="float" office:value="20.950381579255" calcext:value-type="float">
            <text:p>20,950381579255</text:p>
          </table:table-cell>
          <table:table-cell office:value-type="float" office:value="34.5257758014591" calcext:value-type="float">
            <text:p>34,5257758014591</text:p>
          </table:table-cell>
          <table:table-cell office:value-type="float" office:value="103.809944316184" calcext:value-type="float">
            <text:p>103,809944316184</text:p>
          </table:table-cell>
          <table:table-cell office:value-type="float" office:value="188.398165097773" calcext:value-type="float">
            <text:p>188,398165097773</text:p>
          </table:table-cell>
        </table:table-row>
        <table:table-row table:style-name="ro1">
          <table:table-cell office:value-type="float" office:value="19.9036378197257" calcext:value-type="float">
            <text:p>19,9036378197257</text:p>
          </table:table-cell>
          <table:table-cell office:value-type="float" office:value="34.7521694170402" calcext:value-type="float">
            <text:p>34,7521694170402</text:p>
          </table:table-cell>
          <table:table-cell office:value-type="float" office:value="105.091368033803" calcext:value-type="float">
            <text:p>105,091368033803</text:p>
          </table:table-cell>
          <table:table-cell office:value-type="float" office:value="189.533710811317" calcext:value-type="float">
            <text:p>189,533710811317</text:p>
          </table:table-cell>
        </table:table-row>
        <table:table-row table:style-name="ro1">
          <table:table-cell office:value-type="float" office:value="20.0621619064082" calcext:value-type="float">
            <text:p>20,0621619064082</text:p>
          </table:table-cell>
          <table:table-cell office:value-type="float" office:value="34.9456801460959" calcext:value-type="float">
            <text:p>34,9456801460959</text:p>
          </table:table-cell>
          <table:table-cell office:value-type="float" office:value="105.258796976112" calcext:value-type="float">
            <text:p>105,258796976112</text:p>
          </table:table-cell>
          <table:table-cell office:value-type="float" office:value="190.636053040101" calcext:value-type="float">
            <text:p>190,636053040101</text:p>
          </table:table-cell>
        </table:table-row>
        <table:table-row table:style-name="ro1">
          <table:table-cell office:value-type="float" office:value="20.3025890318148" calcext:value-type="float">
            <text:p>20,3025890318148</text:p>
          </table:table-cell>
          <table:table-cell office:value-type="float" office:value="34.9601552573047" calcext:value-type="float">
            <text:p>34,9601552573047</text:p>
          </table:table-cell>
          <table:table-cell office:value-type="float" office:value="104.810692815306" calcext:value-type="float">
            <text:p>104,810692815306</text:p>
          </table:table-cell>
          <table:table-cell office:value-type="float" office:value="189.993863668556" calcext:value-type="float">
            <text:p>189,993863668556</text:p>
          </table:table-cell>
        </table:table-row>
        <table:table-row table:style-name="ro1">
          <table:table-cell office:value-type="float" office:value="20.2855945596272" calcext:value-type="float">
            <text:p>20,2855945596272</text:p>
          </table:table-cell>
          <table:table-cell office:value-type="float" office:value="35.3818487775997" calcext:value-type="float">
            <text:p>35,3818487775997</text:p>
          </table:table-cell>
          <table:table-cell office:value-type="float" office:value="107.789848053859" calcext:value-type="float">
            <text:p>107,789848053859</text:p>
          </table:table-cell>
          <table:table-cell office:value-type="float" office:value="193.214057130331" calcext:value-type="float">
            <text:p>193,214057130331</text:p>
          </table:table-cell>
        </table:table-row>
        <table:table-row table:style-name="ro1">
          <table:table-cell office:value-type="float" office:value="19.843626326901" calcext:value-type="float">
            <text:p>19,843626326901</text:p>
          </table:table-cell>
          <table:table-cell office:value-type="float" office:value="34.8227358429967" calcext:value-type="float">
            <text:p>34,8227358429967</text:p>
          </table:table-cell>
          <table:table-cell office:value-type="float" office:value="104.791912498002" calcext:value-type="float">
            <text:p>104,791912498002</text:p>
          </table:table-cell>
          <table:table-cell office:value-type="float" office:value="188.18514673158" calcext:value-type="float">
            <text:p>188,18514673158</text:p>
          </table:table-cell>
        </table:table-row>
        <table:table-row table:style-name="ro1">
          <table:table-cell office:value-type="float" office:value="19.95772451874" calcext:value-type="float">
            <text:p>19,95772451874</text:p>
          </table:table-cell>
          <table:table-cell office:value-type="float" office:value="37.2641685766543" calcext:value-type="float">
            <text:p>37,2641685766543</text:p>
          </table:table-cell>
          <table:table-cell office:value-type="float" office:value="107.114182118148" calcext:value-type="float">
            <text:p>107,114182118148</text:p>
          </table:table-cell>
          <table:table-cell office:value-type="float" office:value="189.407609771626" calcext:value-type="float">
            <text:p>189,407609771626</text:p>
          </table:table-cell>
        </table:table-row>
        <table:table-row table:style-name="ro1">
          <table:table-cell office:value-type="float" office:value="20.063690276413" calcext:value-type="float">
            <text:p>20,063690276413</text:p>
          </table:table-cell>
          <table:table-cell office:value-type="float" office:value="35.0899772887332" calcext:value-type="float">
            <text:p>35,0899772887332</text:p>
          </table:table-cell>
          <table:table-cell office:value-type="float" office:value="110.335442561866" calcext:value-type="float">
            <text:p>110,335442561866</text:p>
          </table:table-cell>
          <table:table-cell office:value-type="float" office:value="187.663126172023" calcext:value-type="float">
            <text:p>187,663126172023</text:p>
          </table:table-cell>
        </table:table-row>
        <table:table-row table:style-name="ro1">
          <table:table-cell office:value-type="float" office:value="19.9804173612877" calcext:value-type="float">
            <text:p>19,9804173612877</text:p>
          </table:table-cell>
          <table:table-cell office:value-type="float" office:value="34.6060764500179" calcext:value-type="float">
            <text:p>34,6060764500179</text:p>
          </table:table-cell>
          <table:table-cell office:value-type="float" office:value="104.732789068869" calcext:value-type="float">
            <text:p>104,732789068869</text:p>
          </table:table-cell>
          <table:table-cell office:value-type="float" office:value="189.612942698123" calcext:value-type="float">
            <text:p>189,612942698123</text:p>
          </table:table-cell>
        </table:table-row>
        <table:table-row table:style-name="ro1">
          <table:table-cell office:value-type="float" office:value="20.0348097352402" calcext:value-type="float">
            <text:p>20,0348097352402</text:p>
          </table:table-cell>
          <table:table-cell office:value-type="float" office:value="36.5829527823374" calcext:value-type="float">
            <text:p>36,5829527823374</text:p>
          </table:table-cell>
          <table:table-cell office:value-type="float" office:value="105.194892153043" calcext:value-type="float">
            <text:p>105,194892153043</text:p>
          </table:table-cell>
          <table:table-cell office:value-type="float" office:value="191.926111839325" calcext:value-type="float">
            <text:p>191,926111839325</text:p>
          </table:table-cell>
        </table:table-row>
        <table:table-row table:style-name="ro1">
          <table:table-cell office:value-type="float" office:value="20.0395105734205" calcext:value-type="float">
            <text:p>20,0395105734205</text:p>
          </table:table-cell>
          <table:table-cell office:value-type="float" office:value="37.99368123326" calcext:value-type="float">
            <text:p>37,99368123326</text:p>
          </table:table-cell>
          <table:table-cell office:value-type="float" office:value="103.235743813411" calcext:value-type="float">
            <text:p>103,235743813411</text:p>
          </table:table-cell>
          <table:table-cell office:value-type="float" office:value="187.126251109947" calcext:value-type="float">
            <text:p>187,126251109947</text:p>
          </table:table-cell>
        </table:table-row>
        <table:table-row table:style-name="ro1">
          <table:table-cell office:value-type="float" office:value="20.241884425871" calcext:value-type="float">
            <text:p>20,241884425871</text:p>
          </table:table-cell>
          <table:table-cell office:value-type="float" office:value="34.8751026499268" calcext:value-type="float">
            <text:p>34,8751026499268</text:p>
          </table:table-cell>
          <table:table-cell office:value-type="float" office:value="112.59069278447" calcext:value-type="float">
            <text:p>112,59069278447</text:p>
          </table:table-cell>
          <table:table-cell office:value-type="float" office:value="188.244192411697" calcext:value-type="float">
            <text:p>188,244192411697</text:p>
          </table:table-cell>
        </table:table-row>
        <table:table-row table:style-name="ro1">
          <table:table-cell office:value-type="float" office:value="20.1711894322864" calcext:value-type="float">
            <text:p>20,1711894322864</text:p>
          </table:table-cell>
          <table:table-cell office:value-type="float" office:value="35.2322217318617" calcext:value-type="float">
            <text:p>35,2322217318617</text:p>
          </table:table-cell>
          <table:table-cell office:value-type="float" office:value="108.680272208143" calcext:value-type="float">
            <text:p>108,680272208143</text:p>
          </table:table-cell>
          <table:table-cell office:value-type="float" office:value="189.869167623099" calcext:value-type="float">
            <text:p>189,869167623099</text:p>
          </table:table-cell>
        </table:table-row>
        <table:table-row table:style-name="ro1">
          <table:table-cell office:value-type="float" office:value="20.7995421174059" calcext:value-type="float">
            <text:p>20,7995421174059</text:p>
          </table:table-cell>
          <table:table-cell office:value-type="float" office:value="35.2928369359543" calcext:value-type="float">
            <text:p>35,2928369359543</text:p>
          </table:table-cell>
          <table:table-cell office:value-type="float" office:value="106.129198986084" calcext:value-type="float">
            <text:p>106,129198986084</text:p>
          </table:table-cell>
          <table:table-cell office:value-type="float" office:value="190.292802708703" calcext:value-type="float">
            <text:p>190,292802708703</text:p>
          </table:table-cell>
        </table:table-row>
        <table:table-row table:style-name="ro1">
          <table:table-cell office:value-type="float" office:value="21.885165610949" calcext:value-type="float">
            <text:p>21,885165610949</text:p>
          </table:table-cell>
          <table:table-cell office:value-type="float" office:value="35.2557601217075" calcext:value-type="float">
            <text:p>35,2557601217075</text:p>
          </table:table-cell>
          <table:table-cell office:value-type="float" office:value="105.592366524273" calcext:value-type="float">
            <text:p>105,592366524273</text:p>
          </table:table-cell>
          <table:table-cell office:value-type="float" office:value="191.903872114142" calcext:value-type="float">
            <text:p>191,903872114142</text:p>
          </table:table-cell>
        </table:table-row>
        <table:table-row table:style-name="ro1">
          <table:table-cell office:value-type="float" office:value="20.2498885590386" calcext:value-type="float">
            <text:p>20,2498885590386</text:p>
          </table:table-cell>
          <table:table-cell office:value-type="float" office:value="34.6174514892834" calcext:value-type="float">
            <text:p>34,6174514892834</text:p>
          </table:table-cell>
          <table:table-cell office:value-type="float" office:value="104.234553190148" calcext:value-type="float">
            <text:p>104,234553190148</text:p>
          </table:table-cell>
          <table:table-cell office:value-type="float" office:value="190.168298800357" calcext:value-type="float">
            <text:p>190,168298800357</text:p>
          </table:table-cell>
        </table:table-row>
        <table:table-row table:style-name="ro1">
          <table:table-cell office:value-type="float" office:value="20.0334851500896" calcext:value-type="float">
            <text:p>20,0334851500896</text:p>
          </table:table-cell>
          <table:table-cell office:value-type="float" office:value="34.7929353177244" calcext:value-type="float">
            <text:p>34,7929353177244</text:p>
          </table:table-cell>
          <table:table-cell office:value-type="float" office:value="112.213818313751" calcext:value-type="float">
            <text:p>112,213818313751</text:p>
          </table:table-cell>
          <table:table-cell office:value-type="float" office:value="190.006136331444" calcext:value-type="float">
            <text:p>190,006136331444</text:p>
          </table:table-cell>
        </table:table-row>
        <table:table-row table:style-name="ro1">
          <table:table-cell office:value-type="float" office:value="20.0897166018669" calcext:value-type="float">
            <text:p>20,0897166018669</text:p>
          </table:table-cell>
          <table:table-cell office:value-type="float" office:value="34.5632777795068" calcext:value-type="float">
            <text:p>34,5632777795068</text:p>
          </table:table-cell>
          <table:table-cell office:value-type="float" office:value="105.252441682656" calcext:value-type="float">
            <text:p>105,252441682656</text:p>
          </table:table-cell>
          <table:table-cell office:value-type="float" office:value="189.074974937311" calcext:value-type="float">
            <text:p>189,074974937311</text:p>
          </table:table-cell>
        </table:table-row>
        <table:table-row table:style-name="ro1">
          <table:table-cell office:value-type="float" office:value="19.9161981308659" calcext:value-type="float">
            <text:p>19,9161981308659</text:p>
          </table:table-cell>
          <table:table-cell office:value-type="float" office:value="34.6981263555684" calcext:value-type="float">
            <text:p>34,6981263555684</text:p>
          </table:table-cell>
          <table:table-cell office:value-type="float" office:value="104.17737553821" calcext:value-type="float">
            <text:p>104,17737553821</text:p>
          </table:table-cell>
          <table:table-cell office:value-type="float" office:value="193.275672616344" calcext:value-type="float">
            <text:p>193,275672616344</text:p>
          </table:table-cell>
        </table:table-row>
        <table:table-row table:style-name="ro1">
          <table:table-cell office:value-type="float" office:value="20.0281993776335" calcext:value-type="float">
            <text:p>20,0281993776335</text:p>
          </table:table-cell>
          <table:table-cell office:value-type="float" office:value="34.9661273152189" calcext:value-type="float">
            <text:p>34,9661273152189</text:p>
          </table:table-cell>
          <table:table-cell office:value-type="float" office:value="105.034841167793" calcext:value-type="float">
            <text:p>105,034841167793</text:p>
          </table:table-cell>
          <table:table-cell office:value-type="float" office:value="189.004845428699" calcext:value-type="float">
            <text:p>189,004845428699</text:p>
          </table:table-cell>
        </table:table-row>
        <table:table-row table:style-name="ro1">
          <table:table-cell office:value-type="float" office:value="20.4759515162809" calcext:value-type="float">
            <text:p>20,4759515162809</text:p>
          </table:table-cell>
          <table:table-cell office:value-type="float" office:value="34.5460103928062" calcext:value-type="float">
            <text:p>34,5460103928062</text:p>
          </table:table-cell>
          <table:table-cell office:value-type="float" office:value="103.064244057424" calcext:value-type="float">
            <text:p>103,064244057424</text:p>
          </table:table-cell>
          <table:table-cell office:value-type="float" office:value="188.083542972205" calcext:value-type="float">
            <text:p>188,083542972205</text:p>
          </table:table-cell>
        </table:table-row>
        <table:table-row table:style-name="ro1">
          <table:table-cell office:value-type="float" office:value="20.505528942891" calcext:value-type="float">
            <text:p>20,505528942891</text:p>
          </table:table-cell>
          <table:table-cell office:value-type="float" office:value="34.8096225411514" calcext:value-type="float">
            <text:p>34,8096225411514</text:p>
          </table:table-cell>
          <table:table-cell office:value-type="float" office:value="105.194858928474" calcext:value-type="float">
            <text:p>105,194858928474</text:p>
          </table:table-cell>
          <table:table-cell office:value-type="float" office:value="189.558340194285" calcext:value-type="float">
            <text:p>189,558340194285</text:p>
          </table:table-cell>
        </table:table-row>
        <table:table-row table:style-name="ro1">
          <table:table-cell office:value-type="float" office:value="19.850658092298" calcext:value-type="float">
            <text:p>19,850658092298</text:p>
          </table:table-cell>
          <table:table-cell office:value-type="float" office:value="35.3545659502542" calcext:value-type="float">
            <text:p>35,3545659502542</text:p>
          </table:table-cell>
          <table:table-cell office:value-type="float" office:value="105.492614420245" calcext:value-type="float">
            <text:p>105,492614420245</text:p>
          </table:table-cell>
          <table:table-cell office:value-type="float" office:value="189.47590196632" calcext:value-type="float">
            <text:p>189,47590196632</text:p>
          </table:table-cell>
        </table:table-row>
        <table:table-row table:style-name="ro1">
          <table:table-cell office:value-type="float" office:value="20.3063640446665" calcext:value-type="float">
            <text:p>20,3063640446665</text:p>
          </table:table-cell>
          <table:table-cell office:value-type="float" office:value="35.1520517316077" calcext:value-type="float">
            <text:p>35,1520517316077</text:p>
          </table:table-cell>
          <table:table-cell office:value-type="float" office:value="104.968797998622" calcext:value-type="float">
            <text:p>104,968797998622</text:p>
          </table:table-cell>
          <table:table-cell office:value-type="float" office:value="189.291968103636" calcext:value-type="float">
            <text:p>189,291968103636</text:p>
          </table:table-cell>
        </table:table-row>
        <table:table-row table:style-name="ro1">
          <table:table-cell office:value-type="float" office:value="22.3924046933554" calcext:value-type="float">
            <text:p>22,3924046933554</text:p>
          </table:table-cell>
          <table:table-cell office:value-type="float" office:value="35.3749001900116" calcext:value-type="float">
            <text:p>35,3749001900116</text:p>
          </table:table-cell>
          <table:table-cell office:value-type="float" office:value="107.633363205295" calcext:value-type="float">
            <text:p>107,633363205295</text:p>
          </table:table-cell>
          <table:table-cell office:value-type="float" office:value="194.414688742145" calcext:value-type="float">
            <text:p>194,414688742145</text:p>
          </table:table-cell>
        </table:table-row>
        <table:table-row table:style-name="ro1">
          <table:table-cell office:value-type="float" office:value="20.0188555606698" calcext:value-type="float">
            <text:p>20,0188555606698</text:p>
          </table:table-cell>
          <table:table-cell office:value-type="float" office:value="35.0950946058089" calcext:value-type="float">
            <text:p>35,0950946058089</text:p>
          </table:table-cell>
          <table:table-cell office:value-type="float" office:value="104.959507464198" calcext:value-type="float">
            <text:p>104,959507464198</text:p>
          </table:table-cell>
          <table:table-cell office:value-type="float" office:value="188.556688995314" calcext:value-type="float">
            <text:p>188,556688995314</text:p>
          </table:table-cell>
        </table:table-row>
        <table:table-row table:style-name="ro1">
          <table:table-cell office:value-type="float" office:value="19.9009282642144" calcext:value-type="float">
            <text:p>19,9009282642144</text:p>
          </table:table-cell>
          <table:table-cell office:value-type="float" office:value="35.1224172925186" calcext:value-type="float">
            <text:p>35,1224172925186</text:p>
          </table:table-cell>
          <table:table-cell office:value-type="float" office:value="104.93647036964" calcext:value-type="float">
            <text:p>104,93647036964</text:p>
          </table:table-cell>
          <table:table-cell office:value-type="float" office:value="189.113846399737" calcext:value-type="float">
            <text:p>189,113846399737</text:p>
          </table:table-cell>
        </table:table-row>
        <table:table-row table:style-name="ro1">
          <table:table-cell office:value-type="float" office:value="20.0866384744525" calcext:value-type="float">
            <text:p>20,0866384744525</text:p>
          </table:table-cell>
          <table:table-cell office:value-type="float" office:value="34.733097338236" calcext:value-type="float">
            <text:p>34,733097338236</text:p>
          </table:table-cell>
          <table:table-cell office:value-type="float" office:value="104.798407245586" calcext:value-type="float">
            <text:p>104,798407245586</text:p>
          </table:table-cell>
          <table:table-cell office:value-type="float" office:value="189.594773908729" calcext:value-type="float">
            <text:p>189,594773908729</text:p>
          </table:table-cell>
        </table:table-row>
        <table:table-row table:style-name="ro1">
          <table:table-cell office:value-type="float" office:value="19.8252707881984" calcext:value-type="float">
            <text:p>19,8252707881984</text:p>
          </table:table-cell>
          <table:table-cell office:value-type="float" office:value="34.5641590905051" calcext:value-type="float">
            <text:p>34,5641590905051</text:p>
          </table:table-cell>
          <table:table-cell office:value-type="float" office:value="103.588193278365" calcext:value-type="float">
            <text:p>103,588193278365</text:p>
          </table:table-cell>
          <table:table-cell office:value-type="float" office:value="190.778965920413" calcext:value-type="float">
            <text:p>190,778965920413</text:p>
          </table:table-cell>
        </table:table-row>
        <table:table-row table:style-name="ro1">
          <table:table-cell office:value-type="float" office:value="19.9298654089067" calcext:value-type="float">
            <text:p>19,9298654089067</text:p>
          </table:table-cell>
          <table:table-cell office:value-type="float" office:value="34.9391899246971" calcext:value-type="float">
            <text:p>34,9391899246971</text:p>
          </table:table-cell>
          <table:table-cell office:value-type="float" office:value="105.329641478907" calcext:value-type="float">
            <text:p>105,329641478907</text:p>
          </table:table-cell>
          <table:table-cell office:value-type="float" office:value="198.77303373509" calcext:value-type="float">
            <text:p>198,77303373509</text:p>
          </table:table-cell>
        </table:table-row>
        <table:table-row table:style-name="ro1">
          <table:table-cell office:value-type="float" office:value="19.8375317131598" calcext:value-type="float">
            <text:p>19,8375317131598</text:p>
          </table:table-cell>
          <table:table-cell office:value-type="float" office:value="34.576920298551" calcext:value-type="float">
            <text:p>34,576920298551</text:p>
          </table:table-cell>
          <table:table-cell office:value-type="float" office:value="103.27774716411" calcext:value-type="float">
            <text:p>103,27774716411</text:p>
          </table:table-cell>
          <table:table-cell office:value-type="float" office:value="188.381773543103" calcext:value-type="float">
            <text:p>188,381773543103</text:p>
          </table:table-cell>
        </table:table-row>
        <table:table-row table:style-name="ro1">
          <table:table-cell office:value-type="float" office:value="19.8833199257095" calcext:value-type="float">
            <text:p>19,8833199257095</text:p>
          </table:table-cell>
          <table:table-cell office:value-type="float" office:value="34.8828151729147" calcext:value-type="float">
            <text:p>34,8828151729147</text:p>
          </table:table-cell>
          <table:table-cell office:value-type="float" office:value="104.979788577077" calcext:value-type="float">
            <text:p>104,979788577077</text:p>
          </table:table-cell>
          <table:table-cell office:value-type="float" office:value="188.485766915528" calcext:value-type="float">
            <text:p>188,485766915528</text:p>
          </table:table-cell>
        </table:table-row>
        <table:table-row table:style-name="ro1">
          <table:table-cell office:value-type="float" office:value="19.8111795906125" calcext:value-type="float">
            <text:p>19,8111795906125</text:p>
          </table:table-cell>
          <table:table-cell office:value-type="float" office:value="35.1477514985003" calcext:value-type="float">
            <text:p>35,1477514985003</text:p>
          </table:table-cell>
          <table:table-cell office:value-type="float" office:value="105.091487572981" calcext:value-type="float">
            <text:p>105,091487572981</text:p>
          </table:table-cell>
          <table:table-cell office:value-type="float" office:value="190.643882571446" calcext:value-type="float">
            <text:p>190,643882571446</text:p>
          </table:table-cell>
        </table:table-row>
        <table:table-row table:style-name="ro1">
          <table:table-cell office:value-type="float" office:value="20.1863888573364" calcext:value-type="float">
            <text:p>20,1863888573364</text:p>
          </table:table-cell>
          <table:table-cell office:value-type="float" office:value="34.9671569769632" calcext:value-type="float">
            <text:p>34,9671569769632</text:p>
          </table:table-cell>
          <table:table-cell office:value-type="float" office:value="105.301597196938" calcext:value-type="float">
            <text:p>105,301597196938</text:p>
          </table:table-cell>
          <table:table-cell office:value-type="float" office:value="192.173078171255" calcext:value-type="float">
            <text:p>192,173078171255</text:p>
          </table:table-cell>
        </table:table-row>
        <table:table-row table:style-name="ro1">
          <table:table-cell office:value-type="float" office:value="20.1243823048382" calcext:value-type="float">
            <text:p>20,1243823048382</text:p>
          </table:table-cell>
          <table:table-cell office:value-type="float" office:value="35.1605968550092" calcext:value-type="float">
            <text:p>35,1605968550092</text:p>
          </table:table-cell>
          <table:table-cell office:value-type="float" office:value="107.890795500186" calcext:value-type="float">
            <text:p>107,890795500186</text:p>
          </table:table-cell>
          <table:table-cell office:value-type="float" office:value="208.648397777068" calcext:value-type="float">
            <text:p>208,648397777068</text:p>
          </table:table-cell>
        </table:table-row>
        <table:table-row table:style-name="ro1">
          <table:table-cell office:value-type="float" office:value="19.810026076584" calcext:value-type="float">
            <text:p>19,810026076584</text:p>
          </table:table-cell>
          <table:table-cell office:value-type="float" office:value="35.2308089929216" calcext:value-type="float">
            <text:p>35,2308089929216</text:p>
          </table:table-cell>
          <table:table-cell office:value-type="float" office:value="103.744100370729" calcext:value-type="float">
            <text:p>103,744100370729</text:p>
          </table:table-cell>
          <table:table-cell office:value-type="float" office:value="188.598490559862" calcext:value-type="float">
            <text:p>188,598490559862</text:p>
          </table:table-cell>
        </table:table-row>
        <table:table-row table:style-name="ro1">
          <table:table-cell office:value-type="float" office:value="19.9101802521717" calcext:value-type="float">
            <text:p>19,9101802521717</text:p>
          </table:table-cell>
          <table:table-cell office:value-type="float" office:value="34.8315909653436" calcext:value-type="float">
            <text:p>34,8315909653436</text:p>
          </table:table-cell>
          <table:table-cell office:value-type="float" office:value="104.611075698143" calcext:value-type="float">
            <text:p>104,611075698143</text:p>
          </table:table-cell>
          <table:table-cell office:value-type="float" office:value="189.01110185143" calcext:value-type="float">
            <text:p>189,01110185143</text:p>
          </table:table-cell>
        </table:table-row>
        <table:table-row table:style-name="ro1">
          <table:table-cell office:value-type="float" office:value="20.2225313549887" calcext:value-type="float">
            <text:p>20,2225313549887</text:p>
          </table:table-cell>
          <table:table-cell office:value-type="float" office:value="34.7578447487155" calcext:value-type="float">
            <text:p>34,7578447487155</text:p>
          </table:table-cell>
          <table:table-cell office:value-type="float" office:value="104.798679523771" calcext:value-type="float">
            <text:p>104,798679523771</text:p>
          </table:table-cell>
          <table:table-cell office:value-type="float" office:value="195.573374787232" calcext:value-type="float">
            <text:p>195,573374787232</text:p>
          </table:table-cell>
        </table:table-row>
        <table:table-row table:style-name="ro1">
          <table:table-cell office:value-type="float" office:value="19.7099146758059" calcext:value-type="float">
            <text:p>19,7099146758059</text:p>
          </table:table-cell>
          <table:table-cell office:value-type="float" office:value="35.7763458380042" calcext:value-type="float">
            <text:p>35,7763458380042</text:p>
          </table:table-cell>
          <table:table-cell office:value-type="float" office:value="109.293009524417" calcext:value-type="float">
            <text:p>109,293009524417</text:p>
          </table:table-cell>
          <table:table-cell office:value-type="float" office:value="204.237335550194" calcext:value-type="float">
            <text:p>204,237335550194</text:p>
          </table:table-cell>
        </table:table-row>
        <table:table-row table:style-name="ro1">
          <table:table-cell office:value-type="float" office:value="19.788052767442" calcext:value-type="float">
            <text:p>19,788052767442</text:p>
          </table:table-cell>
          <table:table-cell office:value-type="float" office:value="36.1851098615763" calcext:value-type="float">
            <text:p>36,1851098615763</text:p>
          </table:table-cell>
          <table:table-cell office:value-type="float" office:value="107.629518160353" calcext:value-type="float">
            <text:p>107,629518160353</text:p>
          </table:table-cell>
          <table:table-cell office:value-type="float" office:value="189.841536114551" calcext:value-type="float">
            <text:p>189,841536114551</text:p>
          </table:table-cell>
        </table:table-row>
        <table:table-row table:style-name="ro1">
          <table:table-cell office:value-type="float" office:value="20.145020967752" calcext:value-type="float">
            <text:p>20,145020967752</text:p>
          </table:table-cell>
          <table:table-cell office:value-type="float" office:value="34.9304543804426" calcext:value-type="float">
            <text:p>34,9304543804426</text:p>
          </table:table-cell>
          <table:table-cell office:value-type="float" office:value="104.76913439675" calcext:value-type="float">
            <text:p>104,76913439675</text:p>
          </table:table-cell>
          <table:table-cell office:value-type="float" office:value="188.46054913223" calcext:value-type="float">
            <text:p>188,46054913223</text:p>
          </table:table-cell>
        </table:table-row>
        <table:table-row table:style-name="ro1">
          <table:table-cell office:value-type="float" office:value="19.9654883903752" calcext:value-type="float">
            <text:p>19,9654883903752</text:p>
          </table:table-cell>
          <table:table-cell office:value-type="float" office:value="35.1850741094095" calcext:value-type="float">
            <text:p>35,1850741094095</text:p>
          </table:table-cell>
          <table:table-cell office:value-type="float" office:value="109.19093976552" calcext:value-type="float">
            <text:p>109,19093976552</text:p>
          </table:table-cell>
          <table:table-cell office:value-type="float" office:value="190.491807189012" calcext:value-type="float">
            <text:p>190,491807189012</text:p>
          </table:table-cell>
        </table:table-row>
        <table:table-row table:style-name="ro1">
          <table:table-cell office:value-type="float" office:value="19.9993213529017" calcext:value-type="float">
            <text:p>19,9993213529017</text:p>
          </table:table-cell>
          <table:table-cell office:value-type="float" office:value="36.3419910641129" calcext:value-type="float">
            <text:p>36,3419910641129</text:p>
          </table:table-cell>
          <table:table-cell office:value-type="float" office:value="105.426511456746" calcext:value-type="float">
            <text:p>105,426511456746</text:p>
          </table:table-cell>
          <table:table-cell office:value-type="float" office:value="190.858125828496" calcext:value-type="float">
            <text:p>190,858125828496</text:p>
          </table:table-cell>
        </table:table-row>
        <table:table-row table:style-name="ro1">
          <table:table-cell office:value-type="float" office:value="19.9906215948603" calcext:value-type="float">
            <text:p>19,9906215948603</text:p>
          </table:table-cell>
          <table:table-cell office:value-type="float" office:value="35.2135128170693" calcext:value-type="float">
            <text:p>35,2135128170693</text:p>
          </table:table-cell>
          <table:table-cell office:value-type="float" office:value="105.6126941466" calcext:value-type="float">
            <text:p>105,6126941466</text:p>
          </table:table-cell>
          <table:table-cell office:value-type="float" office:value="189.976967770746" calcext:value-type="float">
            <text:p>189,976967770746</text:p>
          </table:table-cell>
        </table:table-row>
        <table:table-row table:style-name="ro1">
          <table:table-cell office:value-type="float" office:value="20.0807338074834" calcext:value-type="float">
            <text:p>20,0807338074834</text:p>
          </table:table-cell>
          <table:table-cell office:value-type="float" office:value="35.2457358133439" calcext:value-type="float">
            <text:p>35,2457358133439</text:p>
          </table:table-cell>
          <table:table-cell office:value-type="float" office:value="107.337108558577" calcext:value-type="float">
            <text:p>107,337108558577</text:p>
          </table:table-cell>
          <table:table-cell office:value-type="float" office:value="190.959993748439" calcext:value-type="float">
            <text:p>190,959993748439</text:p>
          </table:table-cell>
        </table:table-row>
        <table:table-row table:style-name="ro1">
          <table:table-cell office:value-type="float" office:value="19.8070976422591" calcext:value-type="float">
            <text:p>19,8070976422591</text:p>
          </table:table-cell>
          <table:table-cell office:value-type="float" office:value="35.4844964895626" calcext:value-type="float">
            <text:p>35,4844964895626</text:p>
          </table:table-cell>
          <table:table-cell office:value-type="float" office:value="110.339978247376" calcext:value-type="float">
            <text:p>110,339978247376</text:p>
          </table:table-cell>
          <table:table-cell office:value-type="float" office:value="188.433542080476" calcext:value-type="float">
            <text:p>188,433542080476</text:p>
          </table:table-cell>
        </table:table-row>
        <table:table-row table:style-name="ro1">
          <table:table-cell office:value-type="float" office:value="22.1929806626346" calcext:value-type="float">
            <text:p>22,1929806626346</text:p>
          </table:table-cell>
          <table:table-cell office:value-type="float" office:value="34.8992278270258" calcext:value-type="float">
            <text:p>34,8992278270258</text:p>
          </table:table-cell>
          <table:table-cell office:value-type="float" office:value="105.11054679854" calcext:value-type="float">
            <text:p>105,11054679854</text:p>
          </table:table-cell>
          <table:table-cell office:value-type="float" office:value="190.402536216455" calcext:value-type="float">
            <text:p>190,402536216455</text:p>
          </table:table-cell>
        </table:table-row>
        <table:table-row table:style-name="ro1">
          <table:table-cell office:value-type="float" office:value="21.5040667712155" calcext:value-type="float">
            <text:p>21,5040667712155</text:p>
          </table:table-cell>
          <table:table-cell office:value-type="float" office:value="34.6209811382643" calcext:value-type="float">
            <text:p>34,6209811382643</text:p>
          </table:table-cell>
          <table:table-cell office:value-type="float" office:value="104.411684399194" calcext:value-type="float">
            <text:p>104,411684399194</text:p>
          </table:table-cell>
          <table:table-cell office:value-type="float" office:value="189.760382811903" calcext:value-type="float">
            <text:p>189,760382811903</text:p>
          </table:table-cell>
        </table:table-row>
        <table:table-row table:style-name="ro1">
          <table:table-cell office:value-type="float" office:value="20.7735812100439" calcext:value-type="float">
            <text:p>20,7735812100439</text:p>
          </table:table-cell>
          <table:table-cell office:value-type="float" office:value="37.3584793132569" calcext:value-type="float">
            <text:p>37,3584793132569</text:p>
          </table:table-cell>
          <table:table-cell office:value-type="float" office:value="103.540943686639" calcext:value-type="float">
            <text:p>103,540943686639</text:p>
          </table:table-cell>
          <table:table-cell office:value-type="float" office:value="187.081819749777" calcext:value-type="float">
            <text:p>187,081819749777</text:p>
          </table:table-cell>
        </table:table-row>
        <table:table-row table:style-name="ro1">
          <table:table-cell office:value-type="float" office:value="20.1739769834082" calcext:value-type="float">
            <text:p>20,1739769834082</text:p>
          </table:table-cell>
          <table:table-cell office:value-type="float" office:value="38.1260940326169" calcext:value-type="float">
            <text:p>38,1260940326169</text:p>
          </table:table-cell>
          <table:table-cell office:value-type="float" office:value="112.666929686707" calcext:value-type="float">
            <text:p>112,666929686707</text:p>
          </table:table-cell>
          <table:table-cell office:value-type="float" office:value="190.246389942966" calcext:value-type="float">
            <text:p>190,246389942966</text:p>
          </table:table-cell>
        </table:table-row>
        <table:table-row table:style-name="ro1">
          <table:table-cell office:value-type="float" office:value="19.7366831732617" calcext:value-type="float">
            <text:p>19,7366831732617</text:p>
          </table:table-cell>
          <table:table-cell office:value-type="float" office:value="35.09828325595" calcext:value-type="float">
            <text:p>35,09828325595</text:p>
          </table:table-cell>
          <table:table-cell office:value-type="float" office:value="106.436670004732" calcext:value-type="float">
            <text:p>106,436670004732</text:p>
          </table:table-cell>
          <table:table-cell office:value-type="float" office:value="189.766363040333" calcext:value-type="float">
            <text:p>189,766363040333</text:p>
          </table:table-cell>
        </table:table-row>
        <table:table-row table:style-name="ro1">
          <table:table-cell office:value-type="float" office:value="19.8644109058998" calcext:value-type="float">
            <text:p>19,8644109058998</text:p>
          </table:table-cell>
          <table:table-cell office:value-type="float" office:value="35.2006984604549" calcext:value-type="float">
            <text:p>35,2006984604549</text:p>
          </table:table-cell>
          <table:table-cell office:value-type="float" office:value="105.141227473533" calcext:value-type="float">
            <text:p>105,141227473533</text:p>
          </table:table-cell>
          <table:table-cell office:value-type="float" office:value="189.453782354791" calcext:value-type="float">
            <text:p>189,453782354791</text:p>
          </table:table-cell>
        </table:table-row>
        <table:table-row table:style-name="ro1">
          <table:table-cell office:value-type="float" office:value="24.6185195398908" calcext:value-type="float">
            <text:p>24,6185195398908</text:p>
          </table:table-cell>
          <table:table-cell office:value-type="float" office:value="36.1839274028533" calcext:value-type="float">
            <text:p>36,1839274028533</text:p>
          </table:table-cell>
          <table:table-cell office:value-type="float" office:value="105.086201452576" calcext:value-type="float">
            <text:p>105,086201452576</text:p>
          </table:table-cell>
          <table:table-cell office:value-type="float" office:value="189.909432046026" calcext:value-type="float">
            <text:p>189,909432046026</text:p>
          </table:table-cell>
        </table:table-row>
        <table:table-row table:style-name="ro1">
          <table:table-cell office:value-type="float" office:value="21.7387703712249" calcext:value-type="float">
            <text:p>21,7387703712249</text:p>
          </table:table-cell>
          <table:table-cell office:value-type="float" office:value="35.147060624853" calcext:value-type="float">
            <text:p>35,147060624853</text:p>
          </table:table-cell>
          <table:table-cell office:value-type="float" office:value="105.717154590095" calcext:value-type="float">
            <text:p>105,717154590095</text:p>
          </table:table-cell>
          <table:table-cell office:value-type="float" office:value="190.177533325937" calcext:value-type="float">
            <text:p>190,177533325937</text:p>
          </table:table-cell>
        </table:table-row>
        <table:table-row table:style-name="ro1">
          <table:table-cell office:value-type="float" office:value="20.7196429388694" calcext:value-type="float">
            <text:p>20,7196429388694</text:p>
          </table:table-cell>
          <table:table-cell office:value-type="float" office:value="35.2342057828548" calcext:value-type="float">
            <text:p>35,2342057828548</text:p>
          </table:table-cell>
          <table:table-cell office:value-type="float" office:value="106.418520583146" calcext:value-type="float">
            <text:p>106,418520583146</text:p>
          </table:table-cell>
          <table:table-cell office:value-type="float" office:value="191.174537222521" calcext:value-type="float">
            <text:p>191,174537222521</text:p>
          </table:table-cell>
        </table:table-row>
        <table:table-row table:style-name="ro1">
          <table:table-cell office:value-type="float" office:value="20.6003684139812" calcext:value-type="float">
            <text:p>20,6003684139812</text:p>
          </table:table-cell>
          <table:table-cell office:value-type="float" office:value="34.6427901167509" calcext:value-type="float">
            <text:p>34,6427901167509</text:p>
          </table:table-cell>
          <table:table-cell office:value-type="float" office:value="104.085193984887" calcext:value-type="float">
            <text:p>104,085193984887</text:p>
          </table:table-cell>
          <table:table-cell office:value-type="float" office:value="188.190646594866" calcext:value-type="float">
            <text:p>188,190646594866</text:p>
          </table:table-cell>
        </table:table-row>
        <table:table-row table:style-name="ro1">
          <table:table-cell office:value-type="float" office:value="20.0422000020905" calcext:value-type="float">
            <text:p>20,0422000020905</text:p>
          </table:table-cell>
          <table:table-cell office:value-type="float" office:value="34.7516999723894" calcext:value-type="float">
            <text:p>34,7516999723894</text:p>
          </table:table-cell>
          <table:table-cell office:value-type="float" office:value="104.110488964724" calcext:value-type="float">
            <text:p>104,110488964724</text:p>
          </table:table-cell>
          <table:table-cell office:value-type="float" office:value="189.222294937438" calcext:value-type="float">
            <text:p>189,222294937438</text:p>
          </table:table-cell>
        </table:table-row>
        <table:table-row table:style-name="ro1">
          <table:table-cell office:value-type="float" office:value="19.9396444670567" calcext:value-type="float">
            <text:p>19,9396444670567</text:p>
          </table:table-cell>
          <table:table-cell office:value-type="float" office:value="34.8213540957021" calcext:value-type="float">
            <text:p>34,8213540957021</text:p>
          </table:table-cell>
          <table:table-cell office:value-type="float" office:value="104.521756356059" calcext:value-type="float">
            <text:p>104,521756356059</text:p>
          </table:table-cell>
          <table:table-cell office:value-type="float" office:value="187.592071989586" calcext:value-type="float">
            <text:p>187,592071989586</text:p>
          </table:table-cell>
        </table:table-row>
        <table:table-row table:style-name="ro1">
          <table:table-cell office:value-type="float" office:value="20.0450189970085" calcext:value-type="float">
            <text:p>20,0450189970085</text:p>
          </table:table-cell>
          <table:table-cell office:value-type="float" office:value="34.9419423408248" calcext:value-type="float">
            <text:p>34,9419423408248</text:p>
          </table:table-cell>
          <table:table-cell office:value-type="float" office:value="104.751263883419" calcext:value-type="float">
            <text:p>104,751263883419</text:p>
          </table:table-cell>
          <table:table-cell office:value-type="float" office:value="187.592696446379" calcext:value-type="float">
            <text:p>187,592696446379</text:p>
          </table:table-cell>
        </table:table-row>
        <table:table-row table:style-name="ro1">
          <table:table-cell office:value-type="float" office:value="20.0365129580576" calcext:value-type="float">
            <text:p>20,0365129580576</text:p>
          </table:table-cell>
          <table:table-cell office:value-type="float" office:value="34.8998301307243" calcext:value-type="float">
            <text:p>34,8998301307243</text:p>
          </table:table-cell>
          <table:table-cell office:value-type="float" office:value="105.250967432101" calcext:value-type="float">
            <text:p>105,250967432101</text:p>
          </table:table-cell>
          <table:table-cell office:value-type="float" office:value="190.714444399741" calcext:value-type="float">
            <text:p>190,714444399741</text:p>
          </table:table-cell>
        </table:table-row>
        <table:table-row table:style-name="ro1">
          <table:table-cell office:value-type="float" office:value="19.7416280452927" calcext:value-type="float">
            <text:p>19,7416280452927</text:p>
          </table:table-cell>
          <table:table-cell office:value-type="float" office:value="34.5055965694233" calcext:value-type="float">
            <text:p>34,5055965694233</text:p>
          </table:table-cell>
          <table:table-cell office:value-type="float" office:value="103.814008499792" calcext:value-type="float">
            <text:p>103,814008499792</text:p>
          </table:table-cell>
          <table:table-cell office:value-type="float" office:value="189.1025464114" calcext:value-type="float">
            <text:p>189,1025464114</text:p>
          </table:table-cell>
        </table:table-row>
        <table:table-row table:style-name="ro1">
          <table:table-cell office:value-type="float" office:value="19.9760159092863" calcext:value-type="float">
            <text:p>19,9760159092863</text:p>
          </table:table-cell>
          <table:table-cell office:value-type="float" office:value="36.8173401389491" calcext:value-type="float">
            <text:p>36,8173401389491</text:p>
          </table:table-cell>
          <table:table-cell office:value-type="float" office:value="104.627803959215" calcext:value-type="float">
            <text:p>104,627803959215</text:p>
          </table:table-cell>
          <table:table-cell office:value-type="float" office:value="188.594071406315" calcext:value-type="float">
            <text:p>188,594071406315</text:p>
          </table:table-cell>
        </table:table-row>
        <table:table-row table:style-name="ro1">
          <table:table-cell office:value-type="float" office:value="20.1508426062288" calcext:value-type="float">
            <text:p>20,1508426062288</text:p>
          </table:table-cell>
          <table:table-cell office:value-type="float" office:value="35.4764097323504" calcext:value-type="float">
            <text:p>35,4764097323504</text:p>
          </table:table-cell>
          <table:table-cell office:value-type="float" office:value="105.554500411651" calcext:value-type="float">
            <text:p>105,554500411651</text:p>
          </table:table-cell>
          <table:table-cell office:value-type="float" office:value="190.833556479988" calcext:value-type="float">
            <text:p>190,833556479988</text:p>
          </table:table-cell>
        </table:table-row>
        <table:table-row table:style-name="ro1">
          <table:table-cell office:value-type="float" office:value="20.7253790464713" calcext:value-type="float">
            <text:p>20,7253790464713</text:p>
          </table:table-cell>
          <table:table-cell office:value-type="float" office:value="35.4587393470209" calcext:value-type="float">
            <text:p>35,4587393470209</text:p>
          </table:table-cell>
          <table:table-cell office:value-type="float" office:value="105.73643960913" calcext:value-type="float">
            <text:p>105,73643960913</text:p>
          </table:table-cell>
          <table:table-cell office:value-type="float" office:value="192.059093713806" calcext:value-type="float">
            <text:p>192,059093713806</text:p>
          </table:table-cell>
        </table:table-row>
        <table:table-row table:style-name="ro1">
          <table:table-cell office:value-type="float" office:value="20.1615965485902" calcext:value-type="float">
            <text:p>20,1615965485902</text:p>
          </table:table-cell>
          <table:table-cell office:value-type="float" office:value="35.906457946945" calcext:value-type="float">
            <text:p>35,906457946945</text:p>
          </table:table-cell>
          <table:table-cell office:value-type="float" office:value="107.054016085723" calcext:value-type="float">
            <text:p>107,054016085723</text:p>
          </table:table-cell>
          <table:table-cell office:value-type="float" office:value="191.89922485649" calcext:value-type="float">
            <text:p>191,89922485649</text:p>
          </table:table-cell>
        </table:table-row>
        <table:table-row table:style-name="ro1">
          <table:table-cell office:value-type="float" office:value="19.8936914627719" calcext:value-type="float">
            <text:p>19,8936914627719</text:p>
          </table:table-cell>
          <table:table-cell office:value-type="float" office:value="37.7191657010429" calcext:value-type="float">
            <text:p>37,7191657010429</text:p>
          </table:table-cell>
          <table:table-cell office:value-type="float" office:value="105.292917618543" calcext:value-type="float">
            <text:p>105,292917618543</text:p>
          </table:table-cell>
          <table:table-cell office:value-type="float" office:value="188.14804051488" calcext:value-type="float">
            <text:p>188,14804051488</text:p>
          </table:table-cell>
        </table:table-row>
        <table:table-row table:style-name="ro1">
          <table:table-cell office:value-type="float" office:value="20.1804137440796" calcext:value-type="float">
            <text:p>20,1804137440796</text:p>
          </table:table-cell>
          <table:table-cell office:value-type="float" office:value="35.3126109503693" calcext:value-type="float">
            <text:p>35,3126109503693</text:p>
          </table:table-cell>
          <table:table-cell office:value-type="float" office:value="105.227226387357" calcext:value-type="float">
            <text:p>105,227226387357</text:p>
          </table:table-cell>
          <table:table-cell office:value-type="float" office:value="202.518357961923" calcext:value-type="float">
            <text:p>202,518357961923</text:p>
          </table:table-cell>
        </table:table-row>
        <table:table-row table:style-name="ro1">
          <table:table-cell office:value-type="float" office:value="19.878879480589" calcext:value-type="float">
            <text:p>19,878879480589</text:p>
          </table:table-cell>
          <table:table-cell office:value-type="float" office:value="35.0053874690304" calcext:value-type="float">
            <text:p>35,0053874690304</text:p>
          </table:table-cell>
          <table:table-cell office:value-type="float" office:value="103.76368421297" calcext:value-type="float">
            <text:p>103,76368421297</text:p>
          </table:table-cell>
          <table:table-cell office:value-type="float" office:value="187.651549989385" calcext:value-type="float">
            <text:p>187,651549989385</text:p>
          </table:table-cell>
        </table:table-row>
        <table:table-row table:style-name="ro1">
          <table:table-cell office:value-type="float" office:value="19.9764901435917" calcext:value-type="float">
            <text:p>19,9764901435917</text:p>
          </table:table-cell>
          <table:table-cell office:value-type="float" office:value="34.7507610995859" calcext:value-type="float">
            <text:p>34,7507610995859</text:p>
          </table:table-cell>
          <table:table-cell office:value-type="float" office:value="103.464288422019" calcext:value-type="float">
            <text:p>103,464288422019</text:p>
          </table:table-cell>
          <table:table-cell office:value-type="float" office:value="187.539679040154" calcext:value-type="float">
            <text:p>187,539679040154</text:p>
          </table:table-cell>
        </table:table-row>
        <table:table-row table:style-name="ro1">
          <table:table-cell office:value-type="float" office:value="20.2889833901754" calcext:value-type="float">
            <text:p>20,2889833901754</text:p>
          </table:table-cell>
          <table:table-cell office:value-type="float" office:value="35.1327560213131" calcext:value-type="float">
            <text:p>35,1327560213131</text:p>
          </table:table-cell>
          <table:table-cell office:value-type="float" office:value="105.382336560116" calcext:value-type="float">
            <text:p>105,382336560116</text:p>
          </table:table-cell>
          <table:table-cell office:value-type="float" office:value="189.417144514237" calcext:value-type="float">
            <text:p>189,417144514237</text:p>
          </table:table-cell>
        </table:table-row>
        <table:table-row table:style-name="ro1">
          <table:table-cell office:value-type="float" office:value="19.628790285762" calcext:value-type="float">
            <text:p>19,628790285762</text:p>
          </table:table-cell>
          <table:table-cell office:value-type="float" office:value="34.5242456951695" calcext:value-type="float">
            <text:p>34,5242456951695</text:p>
          </table:table-cell>
          <table:table-cell office:value-type="float" office:value="111.913446319168" calcext:value-type="float">
            <text:p>111,913446319168</text:p>
          </table:table-cell>
          <table:table-cell office:value-type="float" office:value="186.648565909107" calcext:value-type="float">
            <text:p>186,648565909107</text:p>
          </table:table-cell>
        </table:table-row>
        <table:table-row table:style-name="ro1">
          <table:table-cell office:value-type="float" office:value="19.9567584397287" calcext:value-type="float">
            <text:p>19,9567584397287</text:p>
          </table:table-cell>
          <table:table-cell office:value-type="float" office:value="34.9403878833674" calcext:value-type="float">
            <text:p>34,9403878833674</text:p>
          </table:table-cell>
          <table:table-cell office:value-type="float" office:value="105.81367926002" calcext:value-type="float">
            <text:p>105,81367926002</text:p>
          </table:table-cell>
          <table:table-cell office:value-type="float" office:value="189.442986709594" calcext:value-type="float">
            <text:p>189,442986709594</text:p>
          </table:table-cell>
        </table:table-row>
        <table:table-row table:style-name="ro1">
          <table:table-cell office:value-type="float" office:value="19.9459353116431" calcext:value-type="float">
            <text:p>19,9459353116431</text:p>
          </table:table-cell>
          <table:table-cell office:value-type="float" office:value="35.4040275523268" calcext:value-type="float">
            <text:p>35,4040275523268</text:p>
          </table:table-cell>
          <table:table-cell office:value-type="float" office:value="105.52648935425" calcext:value-type="float">
            <text:p>105,52648935425</text:p>
          </table:table-cell>
          <table:table-cell office:value-type="float" office:value="215.653027065939" calcext:value-type="float">
            <text:p>215,653027065939</text:p>
          </table:table-cell>
        </table:table-row>
        <table:table-row table:style-name="ro1">
          <table:table-cell office:value-type="float" office:value="19.9991150562927" calcext:value-type="float">
            <text:p>19,9991150562927</text:p>
          </table:table-cell>
          <table:table-cell office:value-type="float" office:value="36.861261470888" calcext:value-type="float">
            <text:p>36,861261470888</text:p>
          </table:table-cell>
          <table:table-cell office:value-type="float" office:value="105.104848945822" calcext:value-type="float">
            <text:p>105,104848945822</text:p>
          </table:table-cell>
          <table:table-cell office:value-type="float" office:value="191.710031268358" calcext:value-type="float">
            <text:p>191,710031268358</text:p>
          </table:table-cell>
        </table:table-row>
        <table:table-row table:style-name="ro1">
          <table:table-cell office:value-type="float" office:value="20.6015332496508" calcext:value-type="float">
            <text:p>20,6015332496508</text:p>
          </table:table-cell>
          <table:table-cell office:value-type="float" office:value="40.2031092384422" calcext:value-type="float">
            <text:p>40,2031092384422</text:p>
          </table:table-cell>
          <table:table-cell office:value-type="float" office:value="105.653986892303" calcext:value-type="float">
            <text:p>105,653986892303</text:p>
          </table:table-cell>
          <table:table-cell office:value-type="float" office:value="191.355853233846" calcext:value-type="float">
            <text:p>191,355853233846</text:p>
          </table:table-cell>
        </table:table-row>
        <table:table-row table:style-name="ro1">
          <table:table-cell office:value-type="float" office:value="20.8073638531241" calcext:value-type="float">
            <text:p>20,8073638531241</text:p>
          </table:table-cell>
          <table:table-cell office:value-type="float" office:value="36.3897852711135" calcext:value-type="float">
            <text:p>36,3897852711135</text:p>
          </table:table-cell>
          <table:table-cell office:value-type="float" office:value="119.108766588384" calcext:value-type="float">
            <text:p>119,108766588384</text:p>
          </table:table-cell>
          <table:table-cell office:value-type="float" office:value="188.77457086847" calcext:value-type="float">
            <text:p>188,77457086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0" loext:min-decimal-places="10" number:min-integer-digits="1"/>
    </number:number-style>
    <number:number-style style:name="N105">
      <number:number number:decimal-places="9" loext:min-decimal-places="9" number:min-integer-digits="1"/>
    </number:number-style>
    <number:number-style style:name="N106">
      <number:number number:decimal-places="8" loext:min-decimal-places="8"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21:55:59.4796549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19:48:56.761883140</meta:creation-date>
    <dc:date>2024-02-04T21:58:02.467904889</dc:date>
    <meta:editing-duration>PT13H38M24S</meta:editing-duration>
    <meta:editing-cycles>54</meta:editing-cycles>
    <meta:generator>LibreOffice/6.4.7.2$Linux_X86_64 LibreOffice_project/40$Build-2</meta:generator>
    <meta:document-statistic meta:table-count="21" meta:cell-count="11779" meta:object-count="0"/>
  </office:meta>
</office:document-meta>
</file>